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24.32mm" fo:break-before="auto" style:use-optimal-row-height="true"/>
    </style:style>
    <style:style style:name="ro5" style:family="table-row">
      <style:table-row-properties style:row-height="32.26mm" fo:break-before="auto" style:use-optimal-row-height="true"/>
    </style:style>
    <style:style style:name="ro6" style:family="table-row">
      <style:table-row-properties style:row-height="20.36mm" fo:break-before="auto" style:use-optimal-row-height="true"/>
    </style:style>
    <style:style style:name="ro7" style:family="table-row">
      <style:table-row-properties style:row-height="16.39mm" fo:break-before="auto" style:use-optimal-row-height="true"/>
    </style:style>
    <style:style style:name="ro8" style:family="table-row">
      <style:table-row-properties style:row-height="52.11mm" fo:break-before="auto" style:use-optimal-row-height="true"/>
    </style:style>
    <style:style style:name="ro9" style:family="table-row">
      <style:table-row-properties style:row-height="179.11mm" fo:break-before="auto" style:use-optimal-row-height="true"/>
    </style:style>
    <style:style style:name="ro10" style:family="table-row">
      <style:table-row-properties style:row-height="60.0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office:value-type="string" calcext:value-type="string">
            <text:p>geoChatMessagesId</text:p>
          </table:table-cell>
          <table:table-cell office:value-type="string" calcext:value-type="string">
            <text:p>geoChatId</text:p>
          </table:table-cell>
          <table:table-cell office:value-type="string" calcext:value-type="string">
            <text:p>trailId</text:p>
          </table:table-cell>
          <table:table-cell office:value-type="string" calcext:value-type="string">
            <text:p>userId</text:p>
          </table:table-cell>
          <table:table-cell office:value-type="string" calcext:value-type="string">
            <text:p>userMessage</text:p>
          </table:table-cell>
          <table:table-cell office:value-type="string" calcext:value-type="string">
            <text:p>Flag</text:p>
          </table:table-cell>
        </table:table-row>
        <table:table-row table:style-name="ro1">
          <table:table-cell office:value-type="float" office:value="138734" calcext:value-type="float">
            <text:p>138734</text:p>
          </table:table-cell>
          <table:table-cell office:value-type="float" office:value="0" calcext:value-type="float">
            <text:p>0</text:p>
          </table:table-cell>
          <table:table-cell office:value-type="float" office:value="762306" calcext:value-type="float">
            <text:p>762306</text:p>
          </table:table-cell>
          <table:table-cell office:value-type="float" office:value="160695" calcext:value-type="float">
            <text:p>160695</text:p>
          </table:table-cell>
          <table:table-cell office:value-type="string" calcext:value-type="string">
            <text:p>[[@250110]] That's a huge compliment.Thank you. :)</text:p>
          </table:table-cell>
          <table:table-cell/>
        </table:table-row>
        <table:table-row table:style-name="ro1">
          <table:table-cell office:value-type="float" office:value="173871" calcext:value-type="float">
            <text:p>173871</text:p>
          </table:table-cell>
          <table:table-cell office:value-type="float" office:value="0" calcext:value-type="float">
            <text:p>0</text:p>
          </table:table-cell>
          <table:table-cell office:value-type="float" office:value="956374" calcext:value-type="float">
            <text:p>956374</text:p>
          </table:table-cell>
          <table:table-cell office:value-type="float" office:value="84501" calcext:value-type="float">
            <text:p>8450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80251" calcext:value-type="float">
            <text:p>180251</text:p>
          </table:table-cell>
          <table:table-cell office:value-type="float" office:value="0" calcext:value-type="float">
            <text:p>0</text:p>
          </table:table-cell>
          <table:table-cell office:value-type="float" office:value="121150" calcext:value-type="float">
            <text:p>121150</text:p>
          </table:table-cell>
          <table:table-cell office:value-type="float" office:value="19574" calcext:value-type="float">
            <text:p>19574</text:p>
          </table:table-cell>
          <table:table-cell office:value-type="string" calcext:value-type="string">
            <text:p>Jhakaas ekdum</text:p>
          </table:table-cell>
          <table:table-cell/>
        </table:table-row>
        <table:table-row table:style-name="ro1">
          <table:table-cell office:value-type="float" office:value="190122" calcext:value-type="float">
            <text:p>190122</text:p>
          </table:table-cell>
          <table:table-cell office:value-type="float" office:value="0" calcext:value-type="float">
            <text:p>0</text:p>
          </table:table-cell>
          <table:table-cell office:value-type="float" office:value="987828" calcext:value-type="float">
            <text:p>987828</text:p>
          </table:table-cell>
          <table:table-cell office:value-type="float" office:value="297834" calcext:value-type="float">
            <text:p>297834</text:p>
          </table:table-cell>
          <table:table-cell office:value-type="string" calcext:value-type="string">
            <text:p>[[@82999]] <text:s/>ty</text:p>
          </table:table-cell>
          <table:table-cell/>
        </table:table-row>
        <table:table-row table:style-name="ro1">
          <table:table-cell office:value-type="float" office:value="225597" calcext:value-type="float">
            <text:p>225597</text:p>
          </table:table-cell>
          <table:table-cell office:value-type="float" office:value="0" calcext:value-type="float">
            <text:p>0</text:p>
          </table:table-cell>
          <table:table-cell office:value-type="float" office:value="1161843" calcext:value-type="float">
            <text:p>1161843</text:p>
          </table:table-cell>
          <table:table-cell office:value-type="float" office:value="350493" calcext:value-type="float">
            <text:p>350493</text:p>
          </table:table-cell>
          <table:table-cell office:value-type="string" calcext:value-type="string">
            <text:p>Sure. Do ping me whenever you need.</text:p>
          </table:table-cell>
          <table:table-cell/>
        </table:table-row>
        <table:table-row table:style-name="ro1">
          <table:table-cell office:value-type="float" office:value="312141" calcext:value-type="float">
            <text:p>312141</text:p>
          </table:table-cell>
          <table:table-cell office:value-type="float" office:value="0" calcext:value-type="float">
            <text:p>0</text:p>
          </table:table-cell>
          <table:table-cell office:value-type="float" office:value="1656168" calcext:value-type="float">
            <text:p>1656168</text:p>
          </table:table-cell>
          <table:table-cell office:value-type="float" office:value="86093" calcext:value-type="float">
            <text:p>86093</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86321" calcext:value-type="float">
            <text:p>386321</text:p>
          </table:table-cell>
          <table:table-cell office:value-type="float" office:value="0" calcext:value-type="float">
            <text:p>0</text:p>
          </table:table-cell>
          <table:table-cell office:value-type="float" office:value="1710186" calcext:value-type="float">
            <text:p>1710186</text:p>
          </table:table-cell>
          <table:table-cell office:value-type="float" office:value="889905" calcext:value-type="float">
            <text:p>889905</text:p>
          </table:table-cell>
          <table:table-cell office:value-type="string" calcext:value-type="string">
            <text:p>Wowww it's amazing</text:p>
          </table:table-cell>
          <table:table-cell/>
        </table:table-row>
        <table:table-row table:style-name="ro1">
          <table:table-cell office:value-type="float" office:value="126312" calcext:value-type="float">
            <text:p>126312</text:p>
          </table:table-cell>
          <table:table-cell office:value-type="float" office:value="0" calcext:value-type="float">
            <text:p>0</text:p>
          </table:table-cell>
          <table:table-cell office:value-type="float" office:value="830323" calcext:value-type="float">
            <text:p>830323</text:p>
          </table:table-cell>
          <table:table-cell office:value-type="float" office:value="85082" calcext:value-type="float">
            <text:p>8508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78471" calcext:value-type="float">
            <text:p>278471</text:p>
          </table:table-cell>
          <table:table-cell office:value-type="float" office:value="0" calcext:value-type="float">
            <text:p>0</text:p>
          </table:table-cell>
          <table:table-cell office:value-type="float" office:value="1456624" calcext:value-type="float">
            <text:p>1456624</text:p>
          </table:table-cell>
          <table:table-cell office:value-type="float" office:value="447754" calcext:value-type="float">
            <text:p>447754</text:p>
          </table:table-cell>
          <table:table-cell office:value-type="string" calcext:value-type="string">
            <text:p>A great place to try out at Cyber city, not to heavy on pocket but good food and environment. On my first visit to DLF Cyber City, Gurgaon, I visited The Drunken Botanist which was a place which for some reason instantly lifted my mood. The decor is inviting, the food is delicious and the overall satisfaction is guaranteed.</text:p>
          </table:table-cell>
          <table:table-cell/>
        </table:table-row>
        <table:table-row table:style-name="ro1">
          <table:table-cell office:value-type="float" office:value="288566" calcext:value-type="float">
            <text:p>288566</text:p>
          </table:table-cell>
          <table:table-cell office:value-type="float" office:value="0" calcext:value-type="float">
            <text:p>0</text:p>
          </table:table-cell>
          <table:table-cell office:value-type="float" office:value="1523578" calcext:value-type="float">
            <text:p>1523578</text:p>
          </table:table-cell>
          <table:table-cell office:value-type="float" office:value="83467" calcext:value-type="float">
            <text:p>83467</text:p>
          </table:table-cell>
          <table:table-cell office:value-type="string" calcext:value-type="string">
            <text:p>Sahi banaya he !!</text:p>
          </table:table-cell>
          <table:table-cell/>
        </table:table-row>
        <table:table-row table:style-name="ro1">
          <table:table-cell office:value-type="float" office:value="419826" calcext:value-type="float">
            <text:p>419826</text:p>
          </table:table-cell>
          <table:table-cell office:value-type="float" office:value="0" calcext:value-type="float">
            <text:p>0</text:p>
          </table:table-cell>
          <table:table-cell office:value-type="float" office:value="2340667" calcext:value-type="float">
            <text:p>2340667</text:p>
          </table:table-cell>
          <table:table-cell office:value-type="float" office:value="40234" calcext:value-type="float">
            <text:p>40234</text:p>
          </table:table-cell>
          <table:table-cell office:value-type="string" calcext:value-type="string">
            <text:p>hollywood/bollywood?</text:p>
          </table:table-cell>
          <table:table-cell/>
        </table:table-row>
        <table:table-row table:style-name="ro1">
          <table:table-cell office:value-type="float" office:value="419954" calcext:value-type="float">
            <text:p>419954</text:p>
          </table:table-cell>
          <table:table-cell office:value-type="float" office:value="0" calcext:value-type="float">
            <text:p>0</text:p>
          </table:table-cell>
          <table:table-cell office:value-type="float" office:value="2340053" calcext:value-type="float">
            <text:p>2340053</text:p>
          </table:table-cell>
          <table:table-cell office:value-type="float" office:value="5484" calcext:value-type="float">
            <text:p>5484</text:p>
          </table:table-cell>
          <table:table-cell office:value-type="string" calcext:value-type="string">
            <text:p>amazing</text:p>
          </table:table-cell>
          <table:table-cell/>
        </table:table-row>
        <table:table-row table:style-name="ro1">
          <table:table-cell office:value-type="float" office:value="423273" calcext:value-type="float">
            <text:p>423273</text:p>
          </table:table-cell>
          <table:table-cell office:value-type="float" office:value="0" calcext:value-type="float">
            <text:p>0</text:p>
          </table:table-cell>
          <table:table-cell office:value-type="float" office:value="2278968" calcext:value-type="float">
            <text:p>2278968</text:p>
          </table:table-cell>
          <table:table-cell office:value-type="float" office:value="47697" calcext:value-type="float">
            <text:p>47697</text:p>
          </table:table-cell>
          <table:table-cell office:value-type="string" calcext:value-type="string">
            <text:p>when place is this</text:p>
          </table:table-cell>
          <table:table-cell/>
        </table:table-row>
        <table:table-row table:style-name="ro1">
          <table:table-cell office:value-type="float" office:value="26911" calcext:value-type="float">
            <text:p>26911</text:p>
          </table:table-cell>
          <table:table-cell office:value-type="float" office:value="0" calcext:value-type="float">
            <text:p>0</text:p>
          </table:table-cell>
          <table:table-cell office:value-type="float" office:value="601567" calcext:value-type="float">
            <text:p>601567</text:p>
          </table:table-cell>
          <table:table-cell office:value-type="float" office:value="41026" calcext:value-type="float">
            <text:p>41026</text:p>
          </table:table-cell>
          <table:table-cell office:value-type="string" calcext:value-type="string">
            <text:p>i love the way you travel, when are posting more our your stories?</text:p>
          </table:table-cell>
          <table:table-cell/>
        </table:table-row>
        <table:table-row table:style-name="ro1">
          <table:table-cell office:value-type="float" office:value="50145" calcext:value-type="float">
            <text:p>50145</text:p>
          </table:table-cell>
          <table:table-cell office:value-type="float" office:value="0" calcext:value-type="float">
            <text:p>0</text:p>
          </table:table-cell>
          <table:table-cell office:value-type="float" office:value="656659" calcext:value-type="float">
            <text:p>656659</text:p>
          </table:table-cell>
          <table:table-cell office:value-type="float" office:value="41122" calcext:value-type="float">
            <text:p>41122</text:p>
          </table:table-cell>
          <table:table-cell office:value-type="string" calcext:value-type="string">
            <text:p>The images in your trail are so amazing and clear!</text:p>
          </table:table-cell>
          <table:table-cell/>
        </table:table-row>
        <table:table-row table:style-name="ro2">
          <table:table-cell office:value-type="float" office:value="93678" calcext:value-type="float">
            <text:p>93678</text:p>
          </table:table-cell>
          <table:table-cell office:value-type="float" office:value="0" calcext:value-type="float">
            <text:p>0</text:p>
          </table:table-cell>
          <table:table-cell office:value-type="float" office:value="761514" calcext:value-type="float">
            <text:p>761514</text:p>
          </table:table-cell>
          <table:table-cell office:value-type="float" office:value="210863" calcext:value-type="float">
            <text:p>210863</text:p>
          </table:table-cell>
          <table:table-cell office:value-type="string" calcext:value-type="string">
            <text:p>A very nice place to have snacks...</text:p>
            <text:p>Classy interior, lajawab taste and good hospitality ....go n visit your near goodies cafeteria [[@1]]</text:p>
          </table:table-cell>
          <table:table-cell/>
        </table:table-row>
        <table:table-row table:style-name="ro1">
          <table:table-cell office:value-type="float" office:value="189317" calcext:value-type="float">
            <text:p>189317</text:p>
          </table:table-cell>
          <table:table-cell office:value-type="float" office:value="0" calcext:value-type="float">
            <text:p>0</text:p>
          </table:table-cell>
          <table:table-cell office:value-type="float" office:value="981805" calcext:value-type="float">
            <text:p>981805</text:p>
          </table:table-cell>
          <table:table-cell office:value-type="float" office:value="295937" calcext:value-type="float">
            <text:p>295937</text:p>
          </table:table-cell>
          <table:table-cell office:value-type="string" calcext:value-type="string">
            <text:p>[[@83282]] Hi <text:s/>Yes I Will Keep That In Mind And Give More Description About The Places....</text:p>
          </table:table-cell>
          <table:table-cell/>
        </table:table-row>
        <table:table-row table:style-name="ro1">
          <table:table-cell office:value-type="float" office:value="249339" calcext:value-type="float">
            <text:p>249339</text:p>
          </table:table-cell>
          <table:table-cell office:value-type="float" office:value="0" calcext:value-type="float">
            <text:p>0</text:p>
          </table:table-cell>
          <table:table-cell office:value-type="float" office:value="1259736" calcext:value-type="float">
            <text:p>1259736</text:p>
          </table:table-cell>
          <table:table-cell office:value-type="float" office:value="272715" calcext:value-type="float">
            <text:p>272715</text:p>
          </table:table-cell>
          <table:table-cell office:value-type="string" calcext:value-type="string">
            <text:p>[[@76273]] thanks</text:p>
          </table:table-cell>
          <table:table-cell/>
        </table:table-row>
        <table:table-row table:style-name="ro1">
          <table:table-cell office:value-type="float" office:value="298196" calcext:value-type="float">
            <text:p>298196</text:p>
          </table:table-cell>
          <table:table-cell office:value-type="float" office:value="0" calcext:value-type="float">
            <text:p>0</text:p>
          </table:table-cell>
          <table:table-cell office:value-type="float" office:value="1575662" calcext:value-type="float">
            <text:p>1575662</text:p>
          </table:table-cell>
          <table:table-cell office:value-type="float" office:value="88360" calcext:value-type="float">
            <text:p>88360</text:p>
          </table:table-cell>
          <table:table-cell office:value-type="string" calcext:value-type="string">
            <text:p>The content and the images don't sit well with one another!</text:p>
          </table:table-cell>
          <table:table-cell/>
        </table:table-row>
        <table:table-row table:style-name="ro1">
          <table:table-cell office:value-type="float" office:value="353736" calcext:value-type="float">
            <text:p>353736</text:p>
          </table:table-cell>
          <table:table-cell office:value-type="float" office:value="0" calcext:value-type="float">
            <text:p>0</text:p>
          </table:table-cell>
          <table:table-cell office:value-type="float" office:value="1920557" calcext:value-type="float">
            <text:p>1920557</text:p>
          </table:table-cell>
          <table:table-cell office:value-type="float" office:value="49475" calcext:value-type="float">
            <text:p>49475</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0484" calcext:value-type="float">
            <text:p>30484</text:p>
          </table:table-cell>
          <table:table-cell office:value-type="float" office:value="0" calcext:value-type="float">
            <text:p>0</text:p>
          </table:table-cell>
          <table:table-cell office:value-type="float" office:value="300586" calcext:value-type="float">
            <text:p>300586</text:p>
          </table:table-cell>
          <table:table-cell office:value-type="float" office:value="81996" calcext:value-type="float">
            <text:p>8199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88338" calcext:value-type="float">
            <text:p>88338</text:p>
          </table:table-cell>
          <table:table-cell office:value-type="float" office:value="0" calcext:value-type="float">
            <text:p>0</text:p>
          </table:table-cell>
          <table:table-cell office:value-type="float" office:value="743884" calcext:value-type="float">
            <text:p>743884</text:p>
          </table:table-cell>
          <table:table-cell office:value-type="float" office:value="220943" calcext:value-type="float">
            <text:p>220943</text:p>
          </table:table-cell>
          <table:table-cell office:value-type="string" calcext:value-type="string">
            <text:p>[[@40725]] this is Mawkneng view point <text:s/>in East Khasi Hills District of Meghalaya, India. It is located 26 KM towards west from District head quarters Shillong. ?</text:p>
          </table:table-cell>
          <table:table-cell/>
        </table:table-row>
        <table:table-row table:style-name="ro1">
          <table:table-cell office:value-type="float" office:value="102063" calcext:value-type="float">
            <text:p>102063</text:p>
          </table:table-cell>
          <table:table-cell office:value-type="float" office:value="0" calcext:value-type="float">
            <text:p>0</text:p>
          </table:table-cell>
          <table:table-cell office:value-type="float" office:value="781696" calcext:value-type="float">
            <text:p>781696</text:p>
          </table:table-cell>
          <table:table-cell office:value-type="float" office:value="86749" calcext:value-type="float">
            <text:p>86749</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186552" calcext:value-type="float">
            <text:p>186552</text:p>
          </table:table-cell>
          <table:table-cell office:value-type="float" office:value="0" calcext:value-type="float">
            <text:p>0</text:p>
          </table:table-cell>
          <table:table-cell office:value-type="float" office:value="976306" calcext:value-type="float">
            <text:p>976306</text:p>
          </table:table-cell>
          <table:table-cell office:value-type="float" office:value="86861" calcext:value-type="float">
            <text:p>86861</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55203" calcext:value-type="float">
            <text:p>355203</text:p>
          </table:table-cell>
          <table:table-cell office:value-type="float" office:value="0" calcext:value-type="float">
            <text:p>0</text:p>
          </table:table-cell>
          <table:table-cell office:value-type="float" office:value="1932376" calcext:value-type="float">
            <text:p>1932376</text:p>
          </table:table-cell>
          <table:table-cell office:value-type="float" office:value="85208" calcext:value-type="float">
            <text:p>8520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86536" calcext:value-type="float">
            <text:p>386536</text:p>
          </table:table-cell>
          <table:table-cell office:value-type="float" office:value="0" calcext:value-type="float">
            <text:p>0</text:p>
          </table:table-cell>
          <table:table-cell office:value-type="float" office:value="2261346" calcext:value-type="float">
            <text:p>2261346</text:p>
          </table:table-cell>
          <table:table-cell office:value-type="float" office:value="894147" calcext:value-type="float">
            <text:p>894147</text:p>
          </table:table-cell>
          <table:table-cell office:value-type="string" calcext:value-type="string">
            <text:p>Nice</text:p>
          </table:table-cell>
          <table:table-cell/>
        </table:table-row>
        <table:table-row table:style-name="ro1">
          <table:table-cell office:value-type="float" office:value="397768" calcext:value-type="float">
            <text:p>397768</text:p>
          </table:table-cell>
          <table:table-cell office:value-type="float" office:value="0" calcext:value-type="float">
            <text:p>0</text:p>
          </table:table-cell>
          <table:table-cell office:value-type="float" office:value="2291200" calcext:value-type="float">
            <text:p>2291200</text:p>
          </table:table-cell>
          <table:table-cell office:value-type="float" office:value="7206" calcext:value-type="float">
            <text:p>7206</text:p>
          </table:table-cell>
          <table:table-cell office:value-type="string" calcext:value-type="string">
            <text:p>This is damn beautiful!</text:p>
          </table:table-cell>
          <table:table-cell/>
        </table:table-row>
        <table:table-row table:style-name="ro1">
          <table:table-cell office:value-type="float" office:value="464263" calcext:value-type="float">
            <text:p>464263</text:p>
          </table:table-cell>
          <table:table-cell office:value-type="float" office:value="0" calcext:value-type="float">
            <text:p>0</text:p>
          </table:table-cell>
          <table:table-cell office:value-type="float" office:value="2267061" calcext:value-type="float">
            <text:p>2267061</text:p>
          </table:table-cell>
          <table:table-cell office:value-type="float" office:value="2234544" calcext:value-type="float">
            <text:p>2234544</text:p>
          </table:table-cell>
          <table:table-cell office:value-type="string" calcext:value-type="string">
            <text:p>Wow yrrrrr</text:p>
          </table:table-cell>
          <table:table-cell/>
        </table:table-row>
        <table:table-row table:style-name="ro1">
          <table:table-cell office:value-type="float" office:value="11293" calcext:value-type="float">
            <text:p>11293</text:p>
          </table:table-cell>
          <table:table-cell office:value-type="float" office:value="0" calcext:value-type="float">
            <text:p>0</text:p>
          </table:table-cell>
          <table:table-cell office:value-type="float" office:value="419732" calcext:value-type="float">
            <text:p>419732</text:p>
          </table:table-cell>
          <table:table-cell office:value-type="float" office:value="7513" calcext:value-type="float">
            <text:p>7513</text:p>
          </table:table-cell>
          <table:table-cell office:value-type="string" calcext:value-type="string">
            <text:p>great work!!!</text:p>
          </table:table-cell>
          <table:table-cell/>
        </table:table-row>
        <table:table-row table:style-name="ro1">
          <table:table-cell office:value-type="float" office:value="17166" calcext:value-type="float">
            <text:p>17166</text:p>
          </table:table-cell>
          <table:table-cell office:value-type="float" office:value="46401" calcext:value-type="float">
            <text:p>46401</text:p>
          </table:table-cell>
          <table:table-cell office:value-type="float" office:value="0" calcext:value-type="float">
            <text:p>0</text:p>
          </table:table-cell>
          <table:table-cell office:value-type="float" office:value="163537" calcext:value-type="float">
            <text:p>163537</text:p>
          </table:table-cell>
          <table:table-cell office:value-type="string" calcext:value-type="string">
            <text:p>Amazing</text:p>
          </table:table-cell>
          <table:table-cell/>
        </table:table-row>
        <table:table-row table:style-name="ro1">
          <table:table-cell office:value-type="float" office:value="22105" calcext:value-type="float">
            <text:p>22105</text:p>
          </table:table-cell>
          <table:table-cell office:value-type="float" office:value="0" calcext:value-type="float">
            <text:p>0</text:p>
          </table:table-cell>
          <table:table-cell office:value-type="float" office:value="588527" calcext:value-type="float">
            <text:p>588527</text:p>
          </table:table-cell>
          <table:table-cell office:value-type="float" office:value="176272" calcext:value-type="float">
            <text:p>176272</text:p>
          </table:table-cell>
          <table:table-cell office:value-type="string" calcext:value-type="string">
            <text:p>This was our onward journey.. you can camp in dapoli</text:p>
          </table:table-cell>
          <table:table-cell/>
        </table:table-row>
        <table:table-row table:style-name="ro1">
          <table:table-cell office:value-type="float" office:value="54518" calcext:value-type="float">
            <text:p>54518</text:p>
          </table:table-cell>
          <table:table-cell office:value-type="float" office:value="265053" calcext:value-type="float">
            <text:p>265053</text:p>
          </table:table-cell>
          <table:table-cell office:value-type="float" office:value="0" calcext:value-type="float">
            <text:p>0</text:p>
          </table:table-cell>
          <table:table-cell office:value-type="float" office:value="169701" calcext:value-type="float">
            <text:p>169701</text:p>
          </table:table-cell>
          <table:table-cell office:value-type="string" calcext:value-type="string">
            <text:p>[[@177230]] is it so many full stop?:p</text:p>
          </table:table-cell>
          <table:table-cell/>
        </table:table-row>
        <table:table-row table:style-name="ro1">
          <table:table-cell office:value-type="float" office:value="121187" calcext:value-type="float">
            <text:p>121187</text:p>
          </table:table-cell>
          <table:table-cell office:value-type="float" office:value="0" calcext:value-type="float">
            <text:p>0</text:p>
          </table:table-cell>
          <table:table-cell office:value-type="float" office:value="47043" calcext:value-type="float">
            <text:p>47043</text:p>
          </table:table-cell>
          <table:table-cell office:value-type="float" office:value="79894" calcext:value-type="float">
            <text:p>79894</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41413" calcext:value-type="float">
            <text:p>141413</text:p>
          </table:table-cell>
          <table:table-cell office:value-type="float" office:value="0" calcext:value-type="float">
            <text:p>0</text:p>
          </table:table-cell>
          <table:table-cell office:value-type="float" office:value="861676" calcext:value-type="float">
            <text:p>861676</text:p>
          </table:table-cell>
          <table:table-cell office:value-type="float" office:value="80284" calcext:value-type="float">
            <text:p>80284</text:p>
          </table:table-cell>
          <table:table-cell office:value-type="string" calcext:value-type="string">
            <text:p>can't wait to read about your next adventure</text:p>
          </table:table-cell>
          <table:table-cell/>
        </table:table-row>
        <table:table-row table:style-name="ro1">
          <table:table-cell office:value-type="float" office:value="157784" calcext:value-type="float">
            <text:p>157784</text:p>
          </table:table-cell>
          <table:table-cell office:value-type="float" office:value="0" calcext:value-type="float">
            <text:p>0</text:p>
          </table:table-cell>
          <table:table-cell office:value-type="float" office:value="910957" calcext:value-type="float">
            <text:p>910957</text:p>
          </table:table-cell>
          <table:table-cell office:value-type="float" office:value="79803" calcext:value-type="float">
            <text:p>79803</text:p>
          </table:table-cell>
          <table:table-cell office:value-type="string" calcext:value-type="string">
            <text:p>loved your stories! wondering what your next trail would be?</text:p>
          </table:table-cell>
          <table:table-cell/>
        </table:table-row>
        <table:table-row table:style-name="ro1">
          <table:table-cell office:value-type="float" office:value="228414" calcext:value-type="float">
            <text:p>228414</text:p>
          </table:table-cell>
          <table:table-cell office:value-type="float" office:value="0" calcext:value-type="float">
            <text:p>0</text:p>
          </table:table-cell>
          <table:table-cell office:value-type="float" office:value="1171898" calcext:value-type="float">
            <text:p>1171898</text:p>
          </table:table-cell>
          <table:table-cell office:value-type="float" office:value="52496" calcext:value-type="float">
            <text:p>52496</text:p>
          </table:table-cell>
          <table:table-cell office:value-type="string" calcext:value-type="string">
            <text:p>Heavenly ?</text:p>
          </table:table-cell>
          <table:table-cell/>
        </table:table-row>
        <table:table-row table:style-name="ro1">
          <table:table-cell office:value-type="float" office:value="245966" calcext:value-type="float">
            <text:p>245966</text:p>
          </table:table-cell>
          <table:table-cell office:value-type="float" office:value="0" calcext:value-type="float">
            <text:p>0</text:p>
          </table:table-cell>
          <table:table-cell office:value-type="float" office:value="1194949" calcext:value-type="float">
            <text:p>1194949</text:p>
          </table:table-cell>
          <table:table-cell office:value-type="float" office:value="86275" calcext:value-type="float">
            <text:p>86275</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58283" calcext:value-type="float">
            <text:p>258283</text:p>
          </table:table-cell>
          <table:table-cell office:value-type="float" office:value="0" calcext:value-type="float">
            <text:p>0</text:p>
          </table:table-cell>
          <table:table-cell office:value-type="float" office:value="820656" calcext:value-type="float">
            <text:p>820656</text:p>
          </table:table-cell>
          <table:table-cell office:value-type="float" office:value="407085" calcext:value-type="float">
            <text:p>407085</text:p>
          </table:table-cell>
          <table:table-cell office:value-type="string" calcext:value-type="string">
            <text:p>??</text:p>
          </table:table-cell>
          <table:table-cell/>
        </table:table-row>
        <table:table-row table:style-name="ro3">
          <table:table-cell office:value-type="float" office:value="351840" calcext:value-type="float">
            <text:p>351840</text:p>
          </table:table-cell>
          <table:table-cell office:value-type="float" office:value="0" calcext:value-type="float">
            <text:p>0</text:p>
          </table:table-cell>
          <table:table-cell office:value-type="float" office:value="1889478" calcext:value-type="float">
            <text:p>1889478</text:p>
          </table:table-cell>
          <table:table-cell office:value-type="float" office:value="445798" calcext:value-type="float">
            <text:p>445798</text:p>
          </table:table-cell>
          <table:table-cell office:value-type="string" calcext:value-type="string">
            <text:p>Check out the following link to have fun for next 2 days in Pondicherry... </text:p>
            <text:p/>
            <text:p>https://trell.co/trail/enchanting-tamil-nadu-and-god-s-own-country-kerala-1-e3a1cd4c68be</text:p>
          </table:table-cell>
          <table:table-cell/>
        </table:table-row>
        <table:table-row table:style-name="ro1">
          <table:table-cell office:value-type="float" office:value="379649" calcext:value-type="float">
            <text:p>379649</text:p>
          </table:table-cell>
          <table:table-cell office:value-type="float" office:value="0" calcext:value-type="float">
            <text:p>0</text:p>
          </table:table-cell>
          <table:table-cell office:value-type="float" office:value="2221534" calcext:value-type="float">
            <text:p>2221534</text:p>
          </table:table-cell>
          <table:table-cell office:value-type="float" office:value="757017" calcext:value-type="float">
            <text:p>757017</text:p>
          </table:table-cell>
          <table:table-cell office:value-type="string" calcext:value-type="string">
            <text:p>Beautiful</text:p>
          </table:table-cell>
          <table:table-cell/>
        </table:table-row>
        <table:table-row table:style-name="ro1">
          <table:table-cell office:value-type="float" office:value="448216" calcext:value-type="float">
            <text:p>448216</text:p>
          </table:table-cell>
          <table:table-cell office:value-type="float" office:value="0" calcext:value-type="float">
            <text:p>0</text:p>
          </table:table-cell>
          <table:table-cell office:value-type="float" office:value="2395477" calcext:value-type="float">
            <text:p>2395477</text:p>
          </table:table-cell>
          <table:table-cell office:value-type="float" office:value="222080" calcext:value-type="float">
            <text:p>222080</text:p>
          </table:table-cell>
          <table:table-cell office:value-type="string" calcext:value-type="string">
            <text:p>Hi</text:p>
          </table:table-cell>
          <table:table-cell/>
        </table:table-row>
        <table:table-row table:style-name="ro1">
          <table:table-cell office:value-type="float" office:value="77241" calcext:value-type="float">
            <text:p>77241</text:p>
          </table:table-cell>
          <table:table-cell office:value-type="float" office:value="0" calcext:value-type="float">
            <text:p>0</text:p>
          </table:table-cell>
          <table:table-cell office:value-type="float" office:value="726716" calcext:value-type="float">
            <text:p>726716</text:p>
          </table:table-cell>
          <table:table-cell office:value-type="float" office:value="45096" calcext:value-type="float">
            <text:p>45096</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43708" calcext:value-type="float">
            <text:p>143708</text:p>
          </table:table-cell>
          <table:table-cell office:value-type="float" office:value="0" calcext:value-type="float">
            <text:p>0</text:p>
          </table:table-cell>
          <table:table-cell office:value-type="float" office:value="875767" calcext:value-type="float">
            <text:p>875767</text:p>
          </table:table-cell>
          <table:table-cell office:value-type="float" office:value="79014" calcext:value-type="float">
            <text:p>79014</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62054" calcext:value-type="float">
            <text:p>162054</text:p>
          </table:table-cell>
          <table:table-cell office:value-type="float" office:value="0" calcext:value-type="float">
            <text:p>0</text:p>
          </table:table-cell>
          <table:table-cell office:value-type="float" office:value="1930" calcext:value-type="float">
            <text:p>1930</text:p>
          </table:table-cell>
          <table:table-cell office:value-type="float" office:value="219308" calcext:value-type="float">
            <text:p>219308</text:p>
          </table:table-cell>
          <table:table-cell office:value-type="string" calcext:value-type="string">
            <text:p>I wish I could be on those roads again</text:p>
          </table:table-cell>
          <table:table-cell/>
        </table:table-row>
        <table:table-row table:style-name="ro1">
          <table:table-cell office:value-type="float" office:value="188146" calcext:value-type="float">
            <text:p>188146</text:p>
          </table:table-cell>
          <table:table-cell office:value-type="float" office:value="0" calcext:value-type="float">
            <text:p>0</text:p>
          </table:table-cell>
          <table:table-cell office:value-type="float" office:value="978597" calcext:value-type="float">
            <text:p>978597</text:p>
          </table:table-cell>
          <table:table-cell office:value-type="float" office:value="135955" calcext:value-type="float">
            <text:p>135955</text:p>
          </table:table-cell>
          <table:table-cell office:value-type="string" calcext:value-type="string">
            <text:p>i love your trail, do you think this time of the year is apt to visit this place?</text:p>
          </table:table-cell>
          <table:table-cell/>
        </table:table-row>
        <table:table-row table:style-name="ro4">
          <table:table-cell office:value-type="float" office:value="279736" calcext:value-type="float">
            <text:p>279736</text:p>
          </table:table-cell>
          <table:table-cell office:value-type="float" office:value="0" calcext:value-type="float">
            <text:p>0</text:p>
          </table:table-cell>
          <table:table-cell office:value-type="float" office:value="477380" calcext:value-type="float">
            <text:p>477380</text:p>
          </table:table-cell>
          <table:table-cell office:value-type="float" office:value="450652" calcext:value-type="float">
            <text:p>450652</text:p>
          </table:table-cell>
          <table:table-cell office:value-type="string" calcext:value-type="string">
            <text:p>Meri quite sister ☁??☁??☁</text:p>
            <text:p>???????</text:p>
            <text:p>???????</text:p>
            <text:p>☁?????☁</text:p>
            <text:p>☁☁???☁☁</text:p>
            <text:p>☁☁☁?☁☁☁</text:p>
          </table:table-cell>
          <table:table-cell/>
        </table:table-row>
        <table:table-row table:style-name="ro1">
          <table:table-cell office:value-type="float" office:value="340149" calcext:value-type="float">
            <text:p>340149</text:p>
          </table:table-cell>
          <table:table-cell office:value-type="float" office:value="0" calcext:value-type="float">
            <text:p>0</text:p>
          </table:table-cell>
          <table:table-cell office:value-type="float" office:value="1816499" calcext:value-type="float">
            <text:p>1816499</text:p>
          </table:table-cell>
          <table:table-cell office:value-type="float" office:value="78476" calcext:value-type="float">
            <text:p>78476</text:p>
          </table:table-cell>
          <table:table-cell office:value-type="string" calcext:value-type="string">
            <text:p>Hey, the title is so innovative!</text:p>
          </table:table-cell>
          <table:table-cell/>
        </table:table-row>
        <table:table-row table:style-name="ro1">
          <table:table-cell office:value-type="float" office:value="342119" calcext:value-type="float">
            <text:p>342119</text:p>
          </table:table-cell>
          <table:table-cell office:value-type="float" office:value="0" calcext:value-type="float">
            <text:p>0</text:p>
          </table:table-cell>
          <table:table-cell office:value-type="float" office:value="1828112" calcext:value-type="float">
            <text:p>1828112</text:p>
          </table:table-cell>
          <table:table-cell office:value-type="float" office:value="82142" calcext:value-type="float">
            <text:p>82142</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429708" calcext:value-type="float">
            <text:p>429708</text:p>
          </table:table-cell>
          <table:table-cell office:value-type="float" office:value="0" calcext:value-type="float">
            <text:p>0</text:p>
          </table:table-cell>
          <table:table-cell office:value-type="float" office:value="434490" calcext:value-type="float">
            <text:p>434490</text:p>
          </table:table-cell>
          <table:table-cell office:value-type="float" office:value="22245" calcext:value-type="float">
            <text:p>22245</text:p>
          </table:table-cell>
          <table:table-cell office:value-type="string" calcext:value-type="string">
            <text:p>amazing</text:p>
          </table:table-cell>
          <table:table-cell/>
        </table:table-row>
        <table:table-row table:style-name="ro1">
          <table:table-cell office:value-type="float" office:value="460494" calcext:value-type="float">
            <text:p>460494</text:p>
          </table:table-cell>
          <table:table-cell office:value-type="float" office:value="0" calcext:value-type="float">
            <text:p>0</text:p>
          </table:table-cell>
          <table:table-cell office:value-type="float" office:value="2479843" calcext:value-type="float">
            <text:p>2479843</text:p>
          </table:table-cell>
          <table:table-cell office:value-type="float" office:value="1799987" calcext:value-type="float">
            <text:p>1799987</text:p>
          </table:table-cell>
          <table:table-cell office:value-type="string" calcext:value-type="string">
            <text:p>Hello</text:p>
          </table:table-cell>
          <table:table-cell/>
        </table:table-row>
        <table:table-row table:style-name="ro1">
          <table:table-cell office:value-type="float" office:value="60014" calcext:value-type="float">
            <text:p>60014</text:p>
          </table:table-cell>
          <table:table-cell office:value-type="float" office:value="0" calcext:value-type="float">
            <text:p>0</text:p>
          </table:table-cell>
          <table:table-cell office:value-type="float" office:value="677581" calcext:value-type="float">
            <text:p>677581</text:p>
          </table:table-cell>
          <table:table-cell office:value-type="float" office:value="85325" calcext:value-type="float">
            <text:p>85325</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08381" calcext:value-type="float">
            <text:p>108381</text:p>
          </table:table-cell>
          <table:table-cell office:value-type="float" office:value="0" calcext:value-type="float">
            <text:p>0</text:p>
          </table:table-cell>
          <table:table-cell office:value-type="float" office:value="796345" calcext:value-type="float">
            <text:p>796345</text:p>
          </table:table-cell>
          <table:table-cell office:value-type="float" office:value="49493" calcext:value-type="float">
            <text:p>49493</text:p>
          </table:table-cell>
          <table:table-cell office:value-type="string" calcext:value-type="string">
            <text:p>Nice Stuff!</text:p>
          </table:table-cell>
          <table:table-cell/>
        </table:table-row>
        <table:table-row table:style-name="ro1">
          <table:table-cell office:value-type="float" office:value="251044" calcext:value-type="float">
            <text:p>251044</text:p>
          </table:table-cell>
          <table:table-cell office:value-type="float" office:value="0" calcext:value-type="float">
            <text:p>0</text:p>
          </table:table-cell>
          <table:table-cell office:value-type="float" office:value="1276867" calcext:value-type="float">
            <text:p>1276867</text:p>
          </table:table-cell>
          <table:table-cell office:value-type="float" office:value="42555" calcext:value-type="float">
            <text:p>42555</text:p>
          </table:table-cell>
          <table:table-cell office:value-type="string" calcext:value-type="string">
            <text:p>Dekhne mein mast lag rahi hai yeh jagah</text:p>
          </table:table-cell>
          <table:table-cell/>
        </table:table-row>
        <table:table-row table:style-name="ro1">
          <table:table-cell office:value-type="float" office:value="285096" calcext:value-type="float">
            <text:p>285096</text:p>
          </table:table-cell>
          <table:table-cell office:value-type="float" office:value="0" calcext:value-type="float">
            <text:p>0</text:p>
          </table:table-cell>
          <table:table-cell office:value-type="float" office:value="1499689" calcext:value-type="float">
            <text:p>1499689</text:p>
          </table:table-cell>
          <table:table-cell office:value-type="float" office:value="83379" calcext:value-type="float">
            <text:p>83379</text:p>
          </table:table-cell>
          <table:table-cell office:value-type="string" calcext:value-type="string">
            <text:p>Your stories are truely travel goals, how do you plan them?</text:p>
          </table:table-cell>
          <table:table-cell/>
        </table:table-row>
        <table:table-row table:style-name="ro1">
          <table:table-cell office:value-type="float" office:value="341992" calcext:value-type="float">
            <text:p>341992</text:p>
          </table:table-cell>
          <table:table-cell office:value-type="float" office:value="0" calcext:value-type="float">
            <text:p>0</text:p>
          </table:table-cell>
          <table:table-cell office:value-type="float" office:value="168009" calcext:value-type="float">
            <text:p>168009</text:p>
          </table:table-cell>
          <table:table-cell office:value-type="float" office:value="563600" calcext:value-type="float">
            <text:p>563600</text:p>
          </table:table-cell>
          <table:table-cell office:value-type="string" calcext:value-type="string">
            <text:p>Great place. Interested in such places, if you find surely tell me. I am dying to come?</text:p>
          </table:table-cell>
          <table:table-cell/>
        </table:table-row>
        <table:table-row table:style-name="ro1">
          <table:table-cell office:value-type="float" office:value="389253" calcext:value-type="float">
            <text:p>389253</text:p>
          </table:table-cell>
          <table:table-cell office:value-type="float" office:value="0" calcext:value-type="float">
            <text:p>0</text:p>
          </table:table-cell>
          <table:table-cell office:value-type="float" office:value="2258806" calcext:value-type="float">
            <text:p>2258806</text:p>
          </table:table-cell>
          <table:table-cell office:value-type="float" office:value="892821" calcext:value-type="float">
            <text:p>892821</text:p>
          </table:table-cell>
          <table:table-cell office:value-type="string" calcext:value-type="string">
            <text:p>Nice</text:p>
          </table:table-cell>
          <table:table-cell/>
        </table:table-row>
        <table:table-row table:style-name="ro1">
          <table:table-cell office:value-type="float" office:value="391908" calcext:value-type="float">
            <text:p>391908</text:p>
          </table:table-cell>
          <table:table-cell office:value-type="float" office:value="0" calcext:value-type="float">
            <text:p>0</text:p>
          </table:table-cell>
          <table:table-cell office:value-type="float" office:value="2283730" calcext:value-type="float">
            <text:p>2283730</text:p>
          </table:table-cell>
          <table:table-cell office:value-type="float" office:value="898393" calcext:value-type="float">
            <text:p>898393</text:p>
          </table:table-cell>
          <table:table-cell office:value-type="string" calcext:value-type="string">
            <text:p>Wow it's looks amazing</text:p>
          </table:table-cell>
          <table:table-cell/>
        </table:table-row>
        <table:table-row table:style-name="ro1">
          <table:table-cell office:value-type="float" office:value="396125" calcext:value-type="float">
            <text:p>396125</text:p>
          </table:table-cell>
          <table:table-cell office:value-type="float" office:value="0" calcext:value-type="float">
            <text:p>0</text:p>
          </table:table-cell>
          <table:table-cell office:value-type="float" office:value="1667344" calcext:value-type="float">
            <text:p>1667344</text:p>
          </table:table-cell>
          <table:table-cell office:value-type="float" office:value="968965" calcext:value-type="float">
            <text:p>968965</text:p>
          </table:table-cell>
          <table:table-cell office:value-type="string" calcext:value-type="string">
            <text:p>Very nice</text:p>
          </table:table-cell>
          <table:table-cell/>
        </table:table-row>
        <table:table-row table:style-name="ro1">
          <table:table-cell office:value-type="float" office:value="436288" calcext:value-type="float">
            <text:p>436288</text:p>
          </table:table-cell>
          <table:table-cell office:value-type="float" office:value="0" calcext:value-type="float">
            <text:p>0</text:p>
          </table:table-cell>
          <table:table-cell office:value-type="float" office:value="2267061" calcext:value-type="float">
            <text:p>2267061</text:p>
          </table:table-cell>
          <table:table-cell office:value-type="float" office:value="1516208" calcext:value-type="float">
            <text:p>1516208</text:p>
          </table:table-cell>
          <table:table-cell office:value-type="string" calcext:value-type="string">
            <text:p>Hi</text:p>
          </table:table-cell>
          <table:table-cell/>
        </table:table-row>
        <table:table-row table:style-name="ro1">
          <table:table-cell office:value-type="float" office:value="26181" calcext:value-type="float">
            <text:p>26181</text:p>
          </table:table-cell>
          <table:table-cell office:value-type="float" office:value="0" calcext:value-type="float">
            <text:p>0</text:p>
          </table:table-cell>
          <table:table-cell office:value-type="float" office:value="602341" calcext:value-type="float">
            <text:p>602341</text:p>
          </table:table-cell>
          <table:table-cell office:value-type="float" office:value="180097" calcext:value-type="float">
            <text:p>180097</text:p>
          </table:table-cell>
          <table:table-cell office:value-type="string" calcext:value-type="string">
            <text:p>[[@78782]] ok.. wait for a while.. will upload new photographs</text:p>
          </table:table-cell>
          <table:table-cell/>
        </table:table-row>
        <table:table-row table:style-name="ro1">
          <table:table-cell office:value-type="float" office:value="57167" calcext:value-type="float">
            <text:p>57167</text:p>
          </table:table-cell>
          <table:table-cell office:value-type="float" office:value="0" calcext:value-type="float">
            <text:p>0</text:p>
          </table:table-cell>
          <table:table-cell office:value-type="float" office:value="672693" calcext:value-type="float">
            <text:p>672693</text:p>
          </table:table-cell>
          <table:table-cell office:value-type="float" office:value="42800" calcext:value-type="float">
            <text:p>42800</text:p>
          </table:table-cell>
          <table:table-cell office:value-type="string" calcext:value-type="string">
            <text:p>Your trail is detailed perfectly!</text:p>
          </table:table-cell>
          <table:table-cell/>
        </table:table-row>
        <table:table-row table:style-name="ro1">
          <table:table-cell office:value-type="float" office:value="82320" calcext:value-type="float">
            <text:p>82320</text:p>
          </table:table-cell>
          <table:table-cell office:value-type="float" office:value="0" calcext:value-type="float">
            <text:p>0</text:p>
          </table:table-cell>
          <table:table-cell office:value-type="float" office:value="205009" calcext:value-type="float">
            <text:p>205009</text:p>
          </table:table-cell>
          <table:table-cell office:value-type="float" office:value="41071" calcext:value-type="float">
            <text:p>41071</text:p>
          </table:table-cell>
          <table:table-cell office:value-type="string" calcext:value-type="string">
            <text:p>you have travelled so much, i'm waiting to hear more stories</text:p>
          </table:table-cell>
          <table:table-cell/>
        </table:table-row>
        <table:table-row table:style-name="ro1">
          <table:table-cell office:value-type="float" office:value="112927" calcext:value-type="float">
            <text:p>112927</text:p>
          </table:table-cell>
          <table:table-cell office:value-type="float" office:value="0" calcext:value-type="float">
            <text:p>0</text:p>
          </table:table-cell>
          <table:table-cell office:value-type="float" office:value="805420" calcext:value-type="float">
            <text:p>805420</text:p>
          </table:table-cell>
          <table:table-cell office:value-type="float" office:value="83226" calcext:value-type="float">
            <text:p>8322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24619" calcext:value-type="float">
            <text:p>124619</text:p>
          </table:table-cell>
          <table:table-cell office:value-type="float" office:value="0" calcext:value-type="float">
            <text:p>0</text:p>
          </table:table-cell>
          <table:table-cell office:value-type="float" office:value="827031" calcext:value-type="float">
            <text:p>827031</text:p>
          </table:table-cell>
          <table:table-cell office:value-type="float" office:value="88357" calcext:value-type="float">
            <text:p>88357</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99587" calcext:value-type="float">
            <text:p>199587</text:p>
          </table:table-cell>
          <table:table-cell office:value-type="float" office:value="0" calcext:value-type="float">
            <text:p>0</text:p>
          </table:table-cell>
          <table:table-cell office:value-type="float" office:value="1035718" calcext:value-type="float">
            <text:p>1035718</text:p>
          </table:table-cell>
          <table:table-cell office:value-type="float" office:value="312540" calcext:value-type="float">
            <text:p>312540</text:p>
          </table:table-cell>
          <table:table-cell office:value-type="string" calcext:value-type="string">
            <text:p>[[@45914]] sure what you want to know??</text:p>
          </table:table-cell>
          <table:table-cell/>
        </table:table-row>
        <table:table-row table:style-name="ro1">
          <table:table-cell office:value-type="float" office:value="214488" calcext:value-type="float">
            <text:p>214488</text:p>
          </table:table-cell>
          <table:table-cell office:value-type="float" office:value="0" calcext:value-type="float">
            <text:p>0</text:p>
          </table:table-cell>
          <table:table-cell office:value-type="float" office:value="1102536" calcext:value-type="float">
            <text:p>1102536</text:p>
          </table:table-cell>
          <table:table-cell office:value-type="float" office:value="77413" calcext:value-type="float">
            <text:p>77413</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68584" calcext:value-type="float">
            <text:p>268584</text:p>
          </table:table-cell>
          <table:table-cell office:value-type="float" office:value="976607" calcext:value-type="float">
            <text:p>976607</text:p>
          </table:table-cell>
          <table:table-cell office:value-type="float" office:value="0" calcext:value-type="float">
            <text:p>0</text:p>
          </table:table-cell>
          <table:table-cell office:value-type="float" office:value="429658" calcext:value-type="float">
            <text:p>429658</text:p>
          </table:table-cell>
          <table:table-cell office:value-type="string" calcext:value-type="string">
            <text:p>I'm in centre ?</text:p>
          </table:table-cell>
          <table:table-cell/>
        </table:table-row>
        <table:table-row table:style-name="ro1">
          <table:table-cell office:value-type="float" office:value="296492" calcext:value-type="float">
            <text:p>296492</text:p>
          </table:table-cell>
          <table:table-cell office:value-type="float" office:value="0" calcext:value-type="float">
            <text:p>0</text:p>
          </table:table-cell>
          <table:table-cell office:value-type="float" office:value="1566167" calcext:value-type="float">
            <text:p>1566167</text:p>
          </table:table-cell>
          <table:table-cell office:value-type="float" office:value="474043" calcext:value-type="float">
            <text:p>474043</text:p>
          </table:table-cell>
          <table:table-cell office:value-type="string" calcext:value-type="string">
            <text:p>[[@49473]] For sure.. Thanku soo much! !</text:p>
          </table:table-cell>
          <table:table-cell/>
        </table:table-row>
        <table:table-row table:style-name="ro1">
          <table:table-cell office:value-type="float" office:value="362522" calcext:value-type="float">
            <text:p>362522</text:p>
          </table:table-cell>
          <table:table-cell office:value-type="float" office:value="0" calcext:value-type="float">
            <text:p>0</text:p>
          </table:table-cell>
          <table:table-cell office:value-type="float" office:value="2068017" calcext:value-type="float">
            <text:p>2068017</text:p>
          </table:table-cell>
          <table:table-cell office:value-type="float" office:value="42465" calcext:value-type="float">
            <text:p>42465</text:p>
          </table:table-cell>
          <table:table-cell office:value-type="string" calcext:value-type="string">
            <text:p>Awesome pictures, could you also share some videos of the placce?</text:p>
          </table:table-cell>
          <table:table-cell/>
        </table:table-row>
        <table:table-row table:style-name="ro1">
          <table:table-cell office:value-type="float" office:value="408493" calcext:value-type="float">
            <text:p>408493</text:p>
          </table:table-cell>
          <table:table-cell office:value-type="float" office:value="0" calcext:value-type="float">
            <text:p>0</text:p>
          </table:table-cell>
          <table:table-cell office:value-type="float" office:value="2309907" calcext:value-type="float">
            <text:p>2309907</text:p>
          </table:table-cell>
          <table:table-cell office:value-type="float" office:value="1183510" calcext:value-type="float">
            <text:p>1183510</text:p>
          </table:table-cell>
          <table:table-cell office:value-type="string" calcext:value-type="string">
            <text:p>Nice</text:p>
          </table:table-cell>
          <table:table-cell/>
        </table:table-row>
        <table:table-row table:style-name="ro1">
          <table:table-cell office:value-type="float" office:value="423317" calcext:value-type="float">
            <text:p>423317</text:p>
          </table:table-cell>
          <table:table-cell office:value-type="float" office:value="0" calcext:value-type="float">
            <text:p>0</text:p>
          </table:table-cell>
          <table:table-cell office:value-type="float" office:value="2344419" calcext:value-type="float">
            <text:p>2344419</text:p>
          </table:table-cell>
          <table:table-cell office:value-type="float" office:value="19508" calcext:value-type="float">
            <text:p>19508</text:p>
          </table:table-cell>
          <table:table-cell office:value-type="string" calcext:value-type="string">
            <text:p>Bahut samay se intezar hai </text:p>
          </table:table-cell>
          <table:table-cell/>
        </table:table-row>
        <table:table-row table:style-name="ro1">
          <table:table-cell office:value-type="float" office:value="464128" calcext:value-type="float">
            <text:p>464128</text:p>
          </table:table-cell>
          <table:table-cell office:value-type="float" office:value="0" calcext:value-type="float">
            <text:p>0</text:p>
          </table:table-cell>
          <table:table-cell office:value-type="float" office:value="1640371" calcext:value-type="float">
            <text:p>1640371</text:p>
          </table:table-cell>
          <table:table-cell office:value-type="float" office:value="2234165" calcext:value-type="float">
            <text:p>2234165</text:p>
          </table:table-cell>
          <table:table-cell office:value-type="string" calcext:value-type="string">
            <text:p>Super</text:p>
          </table:table-cell>
          <table:table-cell/>
        </table:table-row>
        <table:table-row table:style-name="ro1">
          <table:table-cell office:value-type="float" office:value="82572" calcext:value-type="float">
            <text:p>82572</text:p>
          </table:table-cell>
          <table:table-cell office:value-type="float" office:value="0" calcext:value-type="float">
            <text:p>0</text:p>
          </table:table-cell>
          <table:table-cell office:value-type="float" office:value="176650" calcext:value-type="float">
            <text:p>176650</text:p>
          </table:table-cell>
          <table:table-cell office:value-type="float" office:value="40166" calcext:value-type="float">
            <text:p>40166</text:p>
          </table:table-cell>
          <table:table-cell office:value-type="string" calcext:value-type="string">
            <text:p>Hoping for another awesome adventure soon!</text:p>
          </table:table-cell>
          <table:table-cell/>
        </table:table-row>
        <table:table-row table:style-name="ro1">
          <table:table-cell office:value-type="float" office:value="136501" calcext:value-type="float">
            <text:p>136501</text:p>
          </table:table-cell>
          <table:table-cell office:value-type="float" office:value="0" calcext:value-type="float">
            <text:p>0</text:p>
          </table:table-cell>
          <table:table-cell office:value-type="float" office:value="857034" calcext:value-type="float">
            <text:p>857034</text:p>
          </table:table-cell>
          <table:table-cell office:value-type="float" office:value="79268" calcext:value-type="float">
            <text:p>79268</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169943" calcext:value-type="float">
            <text:p>169943</text:p>
          </table:table-cell>
          <table:table-cell office:value-type="float" office:value="0" calcext:value-type="float">
            <text:p>0</text:p>
          </table:table-cell>
          <table:table-cell office:value-type="float" office:value="658285" calcext:value-type="float">
            <text:p>658285</text:p>
          </table:table-cell>
          <table:table-cell office:value-type="float" office:value="83541" calcext:value-type="float">
            <text:p>83541</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231461" calcext:value-type="float">
            <text:p>231461</text:p>
          </table:table-cell>
          <table:table-cell office:value-type="float" office:value="0" calcext:value-type="float">
            <text:p>0</text:p>
          </table:table-cell>
          <table:table-cell office:value-type="float" office:value="1180393" calcext:value-type="float">
            <text:p>1180393</text:p>
          </table:table-cell>
          <table:table-cell office:value-type="float" office:value="356212" calcext:value-type="float">
            <text:p>356212</text:p>
          </table:table-cell>
          <table:table-cell office:value-type="string" calcext:value-type="string">
            <text:p>Don't be surprised going to and staying in Manipur is an adventure</text:p>
          </table:table-cell>
          <table:table-cell/>
        </table:table-row>
        <table:table-row table:style-name="ro1">
          <table:table-cell office:value-type="float" office:value="312332" calcext:value-type="float">
            <text:p>312332</text:p>
          </table:table-cell>
          <table:table-cell office:value-type="float" office:value="0" calcext:value-type="float">
            <text:p>0</text:p>
          </table:table-cell>
          <table:table-cell office:value-type="float" office:value="1656203" calcext:value-type="float">
            <text:p>1656203</text:p>
          </table:table-cell>
          <table:table-cell office:value-type="float" office:value="81403" calcext:value-type="float">
            <text:p>81403</text:p>
          </table:table-cell>
          <table:table-cell office:value-type="string" calcext:value-type="string">
            <text:p>I would love to see your videos of this place!</text:p>
          </table:table-cell>
          <table:table-cell/>
        </table:table-row>
        <table:table-row table:style-name="ro1">
          <table:table-cell office:value-type="float" office:value="463058" calcext:value-type="float">
            <text:p>463058</text:p>
          </table:table-cell>
          <table:table-cell office:value-type="float" office:value="0" calcext:value-type="float">
            <text:p>0</text:p>
          </table:table-cell>
          <table:table-cell office:value-type="float" office:value="2278979" calcext:value-type="float">
            <text:p>2278979</text:p>
          </table:table-cell>
          <table:table-cell office:value-type="float" office:value="2229628" calcext:value-type="float">
            <text:p>2229628</text:p>
          </table:table-cell>
          <table:table-cell office:value-type="string" calcext:value-type="string">
            <text:p>Ndnn</text:p>
          </table:table-cell>
          <table:table-cell/>
        </table:table-row>
        <table:table-row table:style-name="ro1">
          <table:table-cell office:value-type="float" office:value="32292" calcext:value-type="float">
            <text:p>32292</text:p>
          </table:table-cell>
          <table:table-cell office:value-type="float" office:value="0" calcext:value-type="float">
            <text:p>0</text:p>
          </table:table-cell>
          <table:table-cell office:value-type="float" office:value="615936" calcext:value-type="float">
            <text:p>615936</text:p>
          </table:table-cell>
          <table:table-cell office:value-type="float" office:value="84172" calcext:value-type="float">
            <text:p>84172</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46739" calcext:value-type="float">
            <text:p>46739</text:p>
          </table:table-cell>
          <table:table-cell office:value-type="float" office:value="0" calcext:value-type="float">
            <text:p>0</text:p>
          </table:table-cell>
          <table:table-cell office:value-type="float" office:value="648713" calcext:value-type="float">
            <text:p>648713</text:p>
          </table:table-cell>
          <table:table-cell office:value-type="float" office:value="78328" calcext:value-type="float">
            <text:p>78328</text:p>
          </table:table-cell>
          <table:table-cell office:value-type="string" calcext:value-type="string">
            <text:p>This is so cool ?</text:p>
          </table:table-cell>
          <table:table-cell/>
        </table:table-row>
        <table:table-row table:style-name="ro1">
          <table:table-cell office:value-type="float" office:value="248348" calcext:value-type="float">
            <text:p>248348</text:p>
          </table:table-cell>
          <table:table-cell office:value-type="float" office:value="0" calcext:value-type="float">
            <text:p>0</text:p>
          </table:table-cell>
          <table:table-cell office:value-type="float" office:value="1254399" calcext:value-type="float">
            <text:p>1254399</text:p>
          </table:table-cell>
          <table:table-cell office:value-type="float" office:value="85988" calcext:value-type="float">
            <text:p>85988</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91377" calcext:value-type="float">
            <text:p>291377</text:p>
          </table:table-cell>
          <table:table-cell office:value-type="float" office:value="0" calcext:value-type="float">
            <text:p>0</text:p>
          </table:table-cell>
          <table:table-cell office:value-type="float" office:value="1539791" calcext:value-type="float">
            <text:p>1539791</text:p>
          </table:table-cell>
          <table:table-cell office:value-type="float" office:value="136357" calcext:value-type="float">
            <text:p>136357</text:p>
          </table:table-cell>
          <table:table-cell office:value-type="string" calcext:value-type="string">
            <text:p>Gorgeous trail this one!</text:p>
          </table:table-cell>
          <table:table-cell/>
        </table:table-row>
        <table:table-row table:style-name="ro1">
          <table:table-cell office:value-type="float" office:value="347148" calcext:value-type="float">
            <text:p>347148</text:p>
          </table:table-cell>
          <table:table-cell office:value-type="float" office:value="0" calcext:value-type="float">
            <text:p>0</text:p>
          </table:table-cell>
          <table:table-cell office:value-type="float" office:value="1864239" calcext:value-type="float">
            <text:p>1864239</text:p>
          </table:table-cell>
          <table:table-cell office:value-type="float" office:value="41560" calcext:value-type="float">
            <text:p>41560</text:p>
          </table:table-cell>
          <table:table-cell office:value-type="string" calcext:value-type="string">
            <text:p>The images in your trail are so amazing and clear!</text:p>
          </table:table-cell>
          <table:table-cell/>
        </table:table-row>
        <table:table-row table:style-name="ro1">
          <table:table-cell office:value-type="float" office:value="398176" calcext:value-type="float">
            <text:p>398176</text:p>
          </table:table-cell>
          <table:table-cell office:value-type="float" office:value="0" calcext:value-type="float">
            <text:p>0</text:p>
          </table:table-cell>
          <table:table-cell office:value-type="float" office:value="2281802" calcext:value-type="float">
            <text:p>2281802</text:p>
          </table:table-cell>
          <table:table-cell office:value-type="float" office:value="992485" calcext:value-type="float">
            <text:p>992485</text:p>
          </table:table-cell>
          <table:table-cell office:value-type="string" calcext:value-type="string">
            <text:p>You are a ? goat</text:p>
          </table:table-cell>
          <table:table-cell/>
        </table:table-row>
        <table:table-row table:style-name="ro1">
          <table:table-cell office:value-type="float" office:value="458" calcext:value-type="float">
            <text:p>458</text:p>
          </table:table-cell>
          <table:table-cell office:value-type="float" office:value="253" calcext:value-type="float">
            <text:p>253</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table:table-row>
        <table:table-row table:style-name="ro1">
          <table:table-cell office:value-type="float" office:value="35960" calcext:value-type="float">
            <text:p>35960</text:p>
          </table:table-cell>
          <table:table-cell office:value-type="float" office:value="0" calcext:value-type="float">
            <text:p>0</text:p>
          </table:table-cell>
          <table:table-cell office:value-type="float" office:value="625510" calcext:value-type="float">
            <text:p>625510</text:p>
          </table:table-cell>
          <table:table-cell office:value-type="float" office:value="40917" calcext:value-type="float">
            <text:p>40917</text:p>
          </table:table-cell>
          <table:table-cell office:value-type="string" calcext:value-type="string">
            <text:p>masttt!!</text:p>
          </table:table-cell>
          <table:table-cell/>
        </table:table-row>
        <table:table-row table:style-name="ro1">
          <table:table-cell office:value-type="float" office:value="38114" calcext:value-type="float">
            <text:p>38114</text:p>
          </table:table-cell>
          <table:table-cell office:value-type="float" office:value="0" calcext:value-type="float">
            <text:p>0</text:p>
          </table:table-cell>
          <table:table-cell office:value-type="float" office:value="629534" calcext:value-type="float">
            <text:p>629534</text:p>
          </table:table-cell>
          <table:table-cell office:value-type="float" office:value="78189" calcext:value-type="float">
            <text:p>78189</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49454" calcext:value-type="float">
            <text:p>149454</text:p>
          </table:table-cell>
          <table:table-cell office:value-type="float" office:value="0" calcext:value-type="float">
            <text:p>0</text:p>
          </table:table-cell>
          <table:table-cell office:value-type="float" office:value="891262" calcext:value-type="float">
            <text:p>891262</text:p>
          </table:table-cell>
          <table:table-cell office:value-type="float" office:value="41113" calcext:value-type="float">
            <text:p>41113</text:p>
          </table:table-cell>
          <table:table-cell office:value-type="string" calcext:value-type="string">
            <text:p>Nice Place ❤️</text:p>
          </table:table-cell>
          <table:table-cell/>
        </table:table-row>
        <table:table-row table:style-name="ro1">
          <table:table-cell office:value-type="float" office:value="164677" calcext:value-type="float">
            <text:p>164677</text:p>
          </table:table-cell>
          <table:table-cell office:value-type="float" office:value="0" calcext:value-type="float">
            <text:p>0</text:p>
          </table:table-cell>
          <table:table-cell office:value-type="float" office:value="929352" calcext:value-type="float">
            <text:p>929352</text:p>
          </table:table-cell>
          <table:table-cell office:value-type="float" office:value="279387" calcext:value-type="float">
            <text:p>279387</text:p>
          </table:table-cell>
          <table:table-cell office:value-type="string" calcext:value-type="string">
            <text:p>[[@82090]] and thank you ?</text:p>
          </table:table-cell>
          <table:table-cell/>
        </table:table-row>
        <table:table-row table:style-name="ro1">
          <table:table-cell office:value-type="float" office:value="276175" calcext:value-type="float">
            <text:p>276175</text:p>
          </table:table-cell>
          <table:table-cell office:value-type="float" office:value="0" calcext:value-type="float">
            <text:p>0</text:p>
          </table:table-cell>
          <table:table-cell office:value-type="float" office:value="1442341" calcext:value-type="float">
            <text:p>1442341</text:p>
          </table:table-cell>
          <table:table-cell office:value-type="float" office:value="81642" calcext:value-type="float">
            <text:p>81642</text:p>
          </table:table-cell>
          <table:table-cell office:value-type="string" calcext:value-type="string">
            <text:p>Sahi khel gaye tum toh</text:p>
          </table:table-cell>
          <table:table-cell/>
        </table:table-row>
        <table:table-row table:style-name="ro1">
          <table:table-cell office:value-type="float" office:value="304165" calcext:value-type="float">
            <text:p>304165</text:p>
          </table:table-cell>
          <table:table-cell office:value-type="float" office:value="0" calcext:value-type="float">
            <text:p>0</text:p>
          </table:table-cell>
          <table:table-cell office:value-type="float" office:value="1602363" calcext:value-type="float">
            <text:p>1602363</text:p>
          </table:table-cell>
          <table:table-cell office:value-type="float" office:value="410690" calcext:value-type="float">
            <text:p>410690</text:p>
          </table:table-cell>
          <table:table-cell office:value-type="string" calcext:value-type="string">
            <text:p>This looks amazing. <text:s/>Will definitely try this out ??</text:p>
          </table:table-cell>
          <table:table-cell/>
        </table:table-row>
        <table:table-row table:style-name="ro1">
          <table:table-cell office:value-type="float" office:value="318177" calcext:value-type="float">
            <text:p>318177</text:p>
          </table:table-cell>
          <table:table-cell office:value-type="float" office:value="0" calcext:value-type="float">
            <text:p>0</text:p>
          </table:table-cell>
          <table:table-cell office:value-type="float" office:value="1690269" calcext:value-type="float">
            <text:p>1690269</text:p>
          </table:table-cell>
          <table:table-cell office:value-type="float" office:value="52461" calcext:value-type="float">
            <text:p>52461</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436572" calcext:value-type="float">
            <text:p>436572</text:p>
          </table:table-cell>
          <table:table-cell office:value-type="float" office:value="0" calcext:value-type="float">
            <text:p>0</text:p>
          </table:table-cell>
          <table:table-cell office:value-type="float" office:value="2381338" calcext:value-type="float">
            <text:p>2381338</text:p>
          </table:table-cell>
          <table:table-cell office:value-type="float" office:value="44974" calcext:value-type="float">
            <text:p>44974</text:p>
          </table:table-cell>
          <table:table-cell office:value-type="string" calcext:value-type="string">
            <text:p>இன்னும் நிறைய வித்தியாசமா பண்ணுங்க </text:p>
          </table:table-cell>
          <table:table-cell/>
        </table:table-row>
        <table:table-row table:style-name="ro1">
          <table:table-cell office:value-type="float" office:value="27645" calcext:value-type="float">
            <text:p>27645</text:p>
          </table:table-cell>
          <table:table-cell office:value-type="float" office:value="0" calcext:value-type="float">
            <text:p>0</text:p>
          </table:table-cell>
          <table:table-cell office:value-type="float" office:value="606188" calcext:value-type="float">
            <text:p>606188</text:p>
          </table:table-cell>
          <table:table-cell office:value-type="float" office:value="77507" calcext:value-type="float">
            <text:p>77507</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45768" calcext:value-type="float">
            <text:p>45768</text:p>
          </table:table-cell>
          <table:table-cell office:value-type="float" office:value="0" calcext:value-type="float">
            <text:p>0</text:p>
          </table:table-cell>
          <table:table-cell office:value-type="float" office:value="647005" calcext:value-type="float">
            <text:p>647005</text:p>
          </table:table-cell>
          <table:table-cell office:value-type="float" office:value="80758" calcext:value-type="float">
            <text:p>8075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57455" calcext:value-type="float">
            <text:p>257455</text:p>
          </table:table-cell>
          <table:table-cell office:value-type="float" office:value="0" calcext:value-type="float">
            <text:p>0</text:p>
          </table:table-cell>
          <table:table-cell office:value-type="float" office:value="1331537" calcext:value-type="float">
            <text:p>1331537</text:p>
          </table:table-cell>
          <table:table-cell office:value-type="float" office:value="43686" calcext:value-type="float">
            <text:p>43686</text:p>
          </table:table-cell>
          <table:table-cell office:value-type="string" calcext:value-type="string">
            <text:p>Sahi khel gaye tum toh</text:p>
          </table:table-cell>
          <table:table-cell/>
        </table:table-row>
        <table:table-row table:style-name="ro1">
          <table:table-cell office:value-type="float" office:value="266765" calcext:value-type="float">
            <text:p>266765</text:p>
          </table:table-cell>
          <table:table-cell office:value-type="float" office:value="827669" calcext:value-type="float">
            <text:p>827669</text:p>
          </table:table-cell>
          <table:table-cell office:value-type="float" office:value="0" calcext:value-type="float">
            <text:p>0</text:p>
          </table:table-cell>
          <table:table-cell office:value-type="float" office:value="427520" calcext:value-type="float">
            <text:p>427520</text:p>
          </table:table-cell>
          <table:table-cell office:value-type="string" calcext:value-type="string">
            <text:p>The biggest Railway Station in Kerala</text:p>
          </table:table-cell>
          <table:table-cell/>
        </table:table-row>
        <table:table-row table:style-name="ro1">
          <table:table-cell office:value-type="float" office:value="316120" calcext:value-type="float">
            <text:p>316120</text:p>
          </table:table-cell>
          <table:table-cell office:value-type="float" office:value="0" calcext:value-type="float">
            <text:p>0</text:p>
          </table:table-cell>
          <table:table-cell office:value-type="float" office:value="1680598" calcext:value-type="float">
            <text:p>1680598</text:p>
          </table:table-cell>
          <table:table-cell office:value-type="float" office:value="87817" calcext:value-type="float">
            <text:p>87817</text:p>
          </table:table-cell>
          <table:table-cell office:value-type="string" calcext:value-type="string">
            <text:p>Kya mast hai bhai</text:p>
          </table:table-cell>
          <table:table-cell/>
        </table:table-row>
        <table:table-row table:style-name="ro1">
          <table:table-cell office:value-type="float" office:value="332439" calcext:value-type="float">
            <text:p>332439</text:p>
          </table:table-cell>
          <table:table-cell office:value-type="float" office:value="0" calcext:value-type="float">
            <text:p>0</text:p>
          </table:table-cell>
          <table:table-cell office:value-type="float" office:value="1775946" calcext:value-type="float">
            <text:p>1775946</text:p>
          </table:table-cell>
          <table:table-cell office:value-type="float" office:value="45832" calcext:value-type="float">
            <text:p>45832</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57229" calcext:value-type="float">
            <text:p>357229</text:p>
          </table:table-cell>
          <table:table-cell office:value-type="float" office:value="0" calcext:value-type="float">
            <text:p>0</text:p>
          </table:table-cell>
          <table:table-cell office:value-type="float" office:value="1963518" calcext:value-type="float">
            <text:p>1963518</text:p>
          </table:table-cell>
          <table:table-cell office:value-type="float" office:value="41159" calcext:value-type="float">
            <text:p>4115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78134" calcext:value-type="float">
            <text:p>378134</text:p>
          </table:table-cell>
          <table:table-cell office:value-type="float" office:value="0" calcext:value-type="float">
            <text:p>0</text:p>
          </table:table-cell>
          <table:table-cell office:value-type="float" office:value="2230848" calcext:value-type="float">
            <text:p>2230848</text:p>
          </table:table-cell>
          <table:table-cell office:value-type="float" office:value="48929" calcext:value-type="float">
            <text:p>48929</text:p>
          </table:table-cell>
          <table:table-cell office:value-type="string" calcext:value-type="string">
            <text:p>Nice! Waiting for the next post in series <text:s/>?</text:p>
          </table:table-cell>
          <table:table-cell/>
        </table:table-row>
        <table:table-row table:style-name="ro1">
          <table:table-cell office:value-type="float" office:value="383506" calcext:value-type="float">
            <text:p>383506</text:p>
          </table:table-cell>
          <table:table-cell office:value-type="float" office:value="0" calcext:value-type="float">
            <text:p>0</text:p>
          </table:table-cell>
          <table:table-cell office:value-type="float" office:value="2193496" calcext:value-type="float">
            <text:p>2193496</text:p>
          </table:table-cell>
          <table:table-cell office:value-type="float" office:value="859807" calcext:value-type="float">
            <text:p>859807</text:p>
          </table:table-cell>
          <table:table-cell office:value-type="string" calcext:value-type="string">
            <text:p>Hi</text:p>
          </table:table-cell>
          <table:table-cell/>
        </table:table-row>
        <table:table-row table:style-name="ro1">
          <table:table-cell office:value-type="float" office:value="403671" calcext:value-type="float">
            <text:p>403671</text:p>
          </table:table-cell>
          <table:table-cell office:value-type="float" office:value="0" calcext:value-type="float">
            <text:p>0</text:p>
          </table:table-cell>
          <table:table-cell office:value-type="float" office:value="2288996" calcext:value-type="float">
            <text:p>2288996</text:p>
          </table:table-cell>
          <table:table-cell office:value-type="float" office:value="16386" calcext:value-type="float">
            <text:p>16386</text:p>
          </table:table-cell>
          <table:table-cell office:value-type="string" calcext:value-type="string">
            <text:p>Wow</text:p>
          </table:table-cell>
          <table:table-cell/>
        </table:table-row>
        <table:table-row table:style-name="ro1">
          <table:table-cell office:value-type="float" office:value="439366" calcext:value-type="float">
            <text:p>439366</text:p>
          </table:table-cell>
          <table:table-cell office:value-type="float" office:value="0" calcext:value-type="float">
            <text:p>0</text:p>
          </table:table-cell>
          <table:table-cell office:value-type="float" office:value="2283887" calcext:value-type="float">
            <text:p>2283887</text:p>
          </table:table-cell>
          <table:table-cell office:value-type="float" office:value="1634593" calcext:value-type="float">
            <text:p>1634593</text:p>
          </table:table-cell>
          <table:table-cell office:value-type="string" calcext:value-type="string">
            <text:p>Hii</text:p>
          </table:table-cell>
          <table:table-cell/>
        </table:table-row>
        <table:table-row table:style-name="ro1">
          <table:table-cell office:value-type="float" office:value="463686" calcext:value-type="float">
            <text:p>463686</text:p>
          </table:table-cell>
          <table:table-cell office:value-type="float" office:value="0" calcext:value-type="float">
            <text:p>0</text:p>
          </table:table-cell>
          <table:table-cell office:value-type="float" office:value="2283887" calcext:value-type="float">
            <text:p>2283887</text:p>
          </table:table-cell>
          <table:table-cell office:value-type="float" office:value="2233094" calcext:value-type="float">
            <text:p>2233094</text:p>
          </table:table-cell>
          <table:table-cell office:value-type="string" calcext:value-type="string">
            <text:p>Nsjs</text:p>
          </table:table-cell>
          <table:table-cell/>
        </table:table-row>
        <table:table-row table:style-name="ro1">
          <table:table-cell office:value-type="float" office:value="24261" calcext:value-type="float">
            <text:p>24261</text:p>
          </table:table-cell>
          <table:table-cell office:value-type="float" office:value="0" calcext:value-type="float">
            <text:p>0</text:p>
          </table:table-cell>
          <table:table-cell office:value-type="float" office:value="597290" calcext:value-type="float">
            <text:p>597290</text:p>
          </table:table-cell>
          <table:table-cell office:value-type="float" office:value="83357" calcext:value-type="float">
            <text:p>8335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7985" calcext:value-type="float">
            <text:p>27985</text:p>
          </table:table-cell>
          <table:table-cell office:value-type="float" office:value="0" calcext:value-type="float">
            <text:p>0</text:p>
          </table:table-cell>
          <table:table-cell office:value-type="float" office:value="605909" calcext:value-type="float">
            <text:p>605909</text:p>
          </table:table-cell>
          <table:table-cell office:value-type="float" office:value="86959" calcext:value-type="float">
            <text:p>86959</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9773" calcext:value-type="float">
            <text:p>29773</text:p>
          </table:table-cell>
          <table:table-cell office:value-type="float" office:value="0" calcext:value-type="float">
            <text:p>0</text:p>
          </table:table-cell>
          <table:table-cell office:value-type="float" office:value="611821" calcext:value-type="float">
            <text:p>611821</text:p>
          </table:table-cell>
          <table:table-cell office:value-type="float" office:value="80973" calcext:value-type="float">
            <text:p>80973</text:p>
          </table:table-cell>
          <table:table-cell office:value-type="string" calcext:value-type="string">
            <text:p>When's your next update?!</text:p>
          </table:table-cell>
          <table:table-cell/>
        </table:table-row>
        <table:table-row table:style-name="ro1">
          <table:table-cell office:value-type="float" office:value="51106" calcext:value-type="float">
            <text:p>51106</text:p>
          </table:table-cell>
          <table:table-cell office:value-type="float" office:value="0" calcext:value-type="float">
            <text:p>0</text:p>
          </table:table-cell>
          <table:table-cell office:value-type="float" office:value="658217" calcext:value-type="float">
            <text:p>658217</text:p>
          </table:table-cell>
          <table:table-cell office:value-type="float" office:value="77687" calcext:value-type="float">
            <text:p>77687</text:p>
          </table:table-cell>
          <table:table-cell office:value-type="string" calcext:value-type="string">
            <text:p>Amazing trail</text:p>
          </table:table-cell>
          <table:table-cell/>
        </table:table-row>
        <table:table-row table:style-name="ro1">
          <table:table-cell office:value-type="float" office:value="90252" calcext:value-type="float">
            <text:p>90252</text:p>
          </table:table-cell>
          <table:table-cell office:value-type="float" office:value="0" calcext:value-type="float">
            <text:p>0</text:p>
          </table:table-cell>
          <table:table-cell office:value-type="float" office:value="755627" calcext:value-type="float">
            <text:p>755627</text:p>
          </table:table-cell>
          <table:table-cell office:value-type="float" office:value="52526" calcext:value-type="float">
            <text:p>5252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08966" calcext:value-type="float">
            <text:p>108966</text:p>
          </table:table-cell>
          <table:table-cell office:value-type="float" office:value="0" calcext:value-type="float">
            <text:p>0</text:p>
          </table:table-cell>
          <table:table-cell office:value-type="float" office:value="795163" calcext:value-type="float">
            <text:p>795163</text:p>
          </table:table-cell>
          <table:table-cell office:value-type="float" office:value="78825" calcext:value-type="float">
            <text:p>78825</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40452" calcext:value-type="float">
            <text:p>140452</text:p>
          </table:table-cell>
          <table:table-cell office:value-type="float" office:value="0" calcext:value-type="float">
            <text:p>0</text:p>
          </table:table-cell>
          <table:table-cell office:value-type="float" office:value="867700" calcext:value-type="float">
            <text:p>867700</text:p>
          </table:table-cell>
          <table:table-cell office:value-type="float" office:value="259539" calcext:value-type="float">
            <text:p>259539</text:p>
          </table:table-cell>
          <table:table-cell office:value-type="string" calcext:value-type="string">
            <text:p>[[@85477]] those weren't taken with a professional camera</text:p>
          </table:table-cell>
          <table:table-cell/>
        </table:table-row>
        <table:table-row table:style-name="ro1">
          <table:table-cell office:value-type="float" office:value="160094" calcext:value-type="float">
            <text:p>160094</text:p>
          </table:table-cell>
          <table:table-cell office:value-type="float" office:value="0" calcext:value-type="float">
            <text:p>0</text:p>
          </table:table-cell>
          <table:table-cell office:value-type="float" office:value="918184" calcext:value-type="float">
            <text:p>918184</text:p>
          </table:table-cell>
          <table:table-cell office:value-type="float" office:value="275809" calcext:value-type="float">
            <text:p>275809</text:p>
          </table:table-cell>
          <table:table-cell office:value-type="string" calcext:value-type="string">
            <text:p>[[@45917]] Thank you for the comment. Next time onwards I will concentrate more on the content.</text:p>
          </table:table-cell>
          <table:table-cell/>
        </table:table-row>
        <table:table-row table:style-name="ro1">
          <table:table-cell office:value-type="float" office:value="225310" calcext:value-type="float">
            <text:p>225310</text:p>
          </table:table-cell>
          <table:table-cell office:value-type="float" office:value="0" calcext:value-type="float">
            <text:p>0</text:p>
          </table:table-cell>
          <table:table-cell office:value-type="float" office:value="1161392" calcext:value-type="float">
            <text:p>1161392</text:p>
          </table:table-cell>
          <table:table-cell office:value-type="float" office:value="85939" calcext:value-type="float">
            <text:p>85939</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62542" calcext:value-type="float">
            <text:p>62542</text:p>
          </table:table-cell>
          <table:table-cell office:value-type="float" office:value="0" calcext:value-type="float">
            <text:p>0</text:p>
          </table:table-cell>
          <table:table-cell office:value-type="float" office:value="683944" calcext:value-type="float">
            <text:p>683944</text:p>
          </table:table-cell>
          <table:table-cell office:value-type="float" office:value="84467" calcext:value-type="float">
            <text:p>84467</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131552" calcext:value-type="float">
            <text:p>131552</text:p>
          </table:table-cell>
          <table:table-cell office:value-type="float" office:value="0" calcext:value-type="float">
            <text:p>0</text:p>
          </table:table-cell>
          <table:table-cell office:value-type="float" office:value="843285" calcext:value-type="float">
            <text:p>843285</text:p>
          </table:table-cell>
          <table:table-cell office:value-type="float" office:value="80558" calcext:value-type="float">
            <text:p>80558</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151868" calcext:value-type="float">
            <text:p>151868</text:p>
          </table:table-cell>
          <table:table-cell office:value-type="float" office:value="0" calcext:value-type="float">
            <text:p>0</text:p>
          </table:table-cell>
          <table:table-cell office:value-type="float" office:value="895822" calcext:value-type="float">
            <text:p>895822</text:p>
          </table:table-cell>
          <table:table-cell office:value-type="float" office:value="87211" calcext:value-type="float">
            <text:p>8721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76041" calcext:value-type="float">
            <text:p>176041</text:p>
          </table:table-cell>
          <table:table-cell office:value-type="float" office:value="0" calcext:value-type="float">
            <text:p>0</text:p>
          </table:table-cell>
          <table:table-cell office:value-type="float" office:value="961785" calcext:value-type="float">
            <text:p>961785</text:p>
          </table:table-cell>
          <table:table-cell office:value-type="float" office:value="87361" calcext:value-type="float">
            <text:p>87361</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385614" calcext:value-type="float">
            <text:p>385614</text:p>
          </table:table-cell>
          <table:table-cell office:value-type="float" office:value="0" calcext:value-type="float">
            <text:p>0</text:p>
          </table:table-cell>
          <table:table-cell office:value-type="float" office:value="2271045" calcext:value-type="float">
            <text:p>2271045</text:p>
          </table:table-cell>
          <table:table-cell office:value-type="float" office:value="625915" calcext:value-type="float">
            <text:p>625915</text:p>
          </table:table-cell>
          <table:table-cell office:value-type="string" calcext:value-type="string">
            <text:p>[[@1]]</text:p>
          </table:table-cell>
          <table:table-cell/>
        </table:table-row>
        <table:table-row table:style-name="ro1">
          <table:table-cell office:value-type="float" office:value="444834" calcext:value-type="float">
            <text:p>444834</text:p>
          </table:table-cell>
          <table:table-cell office:value-type="float" office:value="0" calcext:value-type="float">
            <text:p>0</text:p>
          </table:table-cell>
          <table:table-cell office:value-type="float" office:value="2002508" calcext:value-type="float">
            <text:p>2002508</text:p>
          </table:table-cell>
          <table:table-cell office:value-type="float" office:value="1758858" calcext:value-type="float">
            <text:p>1758858</text:p>
          </table:table-cell>
          <table:table-cell office:value-type="string" calcext:value-type="string">
            <text:p>Chalo tb</text:p>
          </table:table-cell>
          <table:table-cell/>
        </table:table-row>
        <table:table-row table:style-name="ro1">
          <table:table-cell office:value-type="float" office:value="108831" calcext:value-type="float">
            <text:p>108831</text:p>
          </table:table-cell>
          <table:table-cell office:value-type="float" office:value="0" calcext:value-type="float">
            <text:p>0</text:p>
          </table:table-cell>
          <table:table-cell office:value-type="float" office:value="797132" calcext:value-type="float">
            <text:p>797132</text:p>
          </table:table-cell>
          <table:table-cell office:value-type="float" office:value="237276" calcext:value-type="float">
            <text:p>237276</text:p>
          </table:table-cell>
          <table:table-cell office:value-type="string" calcext:value-type="string">
            <text:p>[[@79470]] what specific info u want !! I will add it here!!</text:p>
          </table:table-cell>
          <table:table-cell/>
        </table:table-row>
        <table:table-row table:style-name="ro1">
          <table:table-cell office:value-type="float" office:value="253744" calcext:value-type="float">
            <text:p>253744</text:p>
          </table:table-cell>
          <table:table-cell office:value-type="float" office:value="0" calcext:value-type="float">
            <text:p>0</text:p>
          </table:table-cell>
          <table:table-cell office:value-type="float" office:value="1291227" calcext:value-type="float">
            <text:p>1291227</text:p>
          </table:table-cell>
          <table:table-cell office:value-type="float" office:value="391996" calcext:value-type="float">
            <text:p>391996</text:p>
          </table:table-cell>
          <table:table-cell office:value-type="string" calcext:value-type="string">
            <text:p>Wow</text:p>
          </table:table-cell>
          <table:table-cell/>
        </table:table-row>
        <table:table-row table:style-name="ro1">
          <table:table-cell office:value-type="float" office:value="343528" calcext:value-type="float">
            <text:p>343528</text:p>
          </table:table-cell>
          <table:table-cell office:value-type="float" office:value="0" calcext:value-type="float">
            <text:p>0</text:p>
          </table:table-cell>
          <table:table-cell office:value-type="float" office:value="1805729" calcext:value-type="float">
            <text:p>1805729</text:p>
          </table:table-cell>
          <table:table-cell office:value-type="float" office:value="42522" calcext:value-type="float">
            <text:p>42522</text:p>
          </table:table-cell>
          <table:table-cell office:value-type="string" calcext:value-type="string">
            <text:p>The photos are just so cool, what camera do you use?</text:p>
          </table:table-cell>
          <table:table-cell/>
        </table:table-row>
        <table:table-row table:style-name="ro1">
          <table:table-cell office:value-type="float" office:value="52479" calcext:value-type="float">
            <text:p>52479</text:p>
          </table:table-cell>
          <table:table-cell office:value-type="float" office:value="0" calcext:value-type="float">
            <text:p>0</text:p>
          </table:table-cell>
          <table:table-cell office:value-type="float" office:value="659437" calcext:value-type="float">
            <text:p>659437</text:p>
          </table:table-cell>
          <table:table-cell office:value-type="float" office:value="196946" calcext:value-type="float">
            <text:p>196946</text:p>
          </table:table-cell>
          <table:table-cell office:value-type="string" calcext:value-type="string">
            <text:p>[[@136309]] ?</text:p>
          </table:table-cell>
          <table:table-cell/>
        </table:table-row>
        <table:table-row table:style-name="ro1">
          <table:table-cell office:value-type="float" office:value="160739" calcext:value-type="float">
            <text:p>160739</text:p>
          </table:table-cell>
          <table:table-cell office:value-type="float" office:value="0" calcext:value-type="float">
            <text:p>0</text:p>
          </table:table-cell>
          <table:table-cell office:value-type="float" office:value="405466" calcext:value-type="float">
            <text:p>405466</text:p>
          </table:table-cell>
          <table:table-cell office:value-type="float" office:value="41512" calcext:value-type="float">
            <text:p>41512</text:p>
          </table:table-cell>
          <table:table-cell office:value-type="string" calcext:value-type="string">
            <text:p>Hoping for another awesome adventure soon!</text:p>
          </table:table-cell>
          <table:table-cell/>
        </table:table-row>
        <table:table-row table:style-name="ro1">
          <table:table-cell office:value-type="float" office:value="162524" calcext:value-type="float">
            <text:p>162524</text:p>
          </table:table-cell>
          <table:table-cell office:value-type="float" office:value="0" calcext:value-type="float">
            <text:p>0</text:p>
          </table:table-cell>
          <table:table-cell office:value-type="float" office:value="925065" calcext:value-type="float">
            <text:p>925065</text:p>
          </table:table-cell>
          <table:table-cell office:value-type="float" office:value="86722" calcext:value-type="float">
            <text:p>86722</text:p>
          </table:table-cell>
          <table:table-cell office:value-type="string" calcext:value-type="string">
            <text:p>I love the wordplay in your title!</text:p>
          </table:table-cell>
          <table:table-cell/>
        </table:table-row>
        <table:table-row table:style-name="ro1">
          <table:table-cell office:value-type="float" office:value="205110" calcext:value-type="float">
            <text:p>205110</text:p>
          </table:table-cell>
          <table:table-cell office:value-type="float" office:value="0" calcext:value-type="float">
            <text:p>0</text:p>
          </table:table-cell>
          <table:table-cell office:value-type="float" office:value="1048202" calcext:value-type="float">
            <text:p>1048202</text:p>
          </table:table-cell>
          <table:table-cell office:value-type="float" office:value="316152" calcext:value-type="float">
            <text:p>316152</text:p>
          </table:table-cell>
          <table:table-cell office:value-type="string" calcext:value-type="string">
            <text:p>Thank you [[@284995]]</text:p>
          </table:table-cell>
          <table:table-cell/>
        </table:table-row>
        <table:table-row table:style-name="ro1">
          <table:table-cell office:value-type="float" office:value="281102" calcext:value-type="float">
            <text:p>281102</text:p>
          </table:table-cell>
          <table:table-cell office:value-type="float" office:value="0" calcext:value-type="float">
            <text:p>0</text:p>
          </table:table-cell>
          <table:table-cell office:value-type="float" office:value="1466285" calcext:value-type="float">
            <text:p>1466285</text:p>
          </table:table-cell>
          <table:table-cell office:value-type="float" office:value="450721" calcext:value-type="float">
            <text:p>450721</text:p>
          </table:table-cell>
          <table:table-cell office:value-type="string" calcext:value-type="string">
            <text:p>[[@41314]] <text:s/>ha ha!! yeah it is mesmerising</text:p>
          </table:table-cell>
          <table:table-cell/>
        </table:table-row>
        <table:table-row table:style-name="ro1">
          <table:table-cell office:value-type="float" office:value="329693" calcext:value-type="float">
            <text:p>329693</text:p>
          </table:table-cell>
          <table:table-cell office:value-type="float" office:value="0" calcext:value-type="float">
            <text:p>0</text:p>
          </table:table-cell>
          <table:table-cell office:value-type="float" office:value="1741179" calcext:value-type="float">
            <text:p>1741179</text:p>
          </table:table-cell>
          <table:table-cell office:value-type="float" office:value="76396" calcext:value-type="float">
            <text:p>76396</text:p>
          </table:table-cell>
          <table:table-cell office:value-type="string" calcext:value-type="string">
            <text:p>Tum ho bemissal, kya trail hai ekdum</text:p>
          </table:table-cell>
          <table:table-cell/>
        </table:table-row>
        <table:table-row table:style-name="ro1">
          <table:table-cell office:value-type="float" office:value="372778" calcext:value-type="float">
            <text:p>372778</text:p>
          </table:table-cell>
          <table:table-cell office:value-type="float" office:value="0" calcext:value-type="float">
            <text:p>0</text:p>
          </table:table-cell>
          <table:table-cell office:value-type="float" office:value="1778969" calcext:value-type="float">
            <text:p>1778969</text:p>
          </table:table-cell>
          <table:table-cell office:value-type="float" office:value="87466" calcext:value-type="float">
            <text:p>87466</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9627" calcext:value-type="float">
            <text:p>19627</text:p>
          </table:table-cell>
          <table:table-cell office:value-type="float" office:value="0" calcext:value-type="float">
            <text:p>0</text:p>
          </table:table-cell>
          <table:table-cell office:value-type="float" office:value="565546" calcext:value-type="float">
            <text:p>565546</text:p>
          </table:table-cell>
          <table:table-cell office:value-type="float" office:value="84699" calcext:value-type="float">
            <text:p>84699</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1424" calcext:value-type="float">
            <text:p>21424</text:p>
          </table:table-cell>
          <table:table-cell office:value-type="float" office:value="0" calcext:value-type="float">
            <text:p>0</text:p>
          </table:table-cell>
          <table:table-cell office:value-type="float" office:value="541616" calcext:value-type="float">
            <text:p>541616</text:p>
          </table:table-cell>
          <table:table-cell office:value-type="float" office:value="79098" calcext:value-type="float">
            <text:p>79098</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70230" calcext:value-type="float">
            <text:p>70230</text:p>
          </table:table-cell>
          <table:table-cell office:value-type="float" office:value="0" calcext:value-type="float">
            <text:p>0</text:p>
          </table:table-cell>
          <table:table-cell office:value-type="float" office:value="705270" calcext:value-type="float">
            <text:p>705270</text:p>
          </table:table-cell>
          <table:table-cell office:value-type="float" office:value="85121" calcext:value-type="float">
            <text:p>85121</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09638" calcext:value-type="float">
            <text:p>109638</text:p>
          </table:table-cell>
          <table:table-cell office:value-type="float" office:value="0" calcext:value-type="float">
            <text:p>0</text:p>
          </table:table-cell>
          <table:table-cell office:value-type="float" office:value="797106" calcext:value-type="float">
            <text:p>797106</text:p>
          </table:table-cell>
          <table:table-cell office:value-type="float" office:value="236526" calcext:value-type="float">
            <text:p>236526</text:p>
          </table:table-cell>
          <table:table-cell office:value-type="string" calcext:value-type="string">
            <text:p>[[@82390]] thanku</text:p>
          </table:table-cell>
          <table:table-cell/>
        </table:table-row>
        <table:table-row table:style-name="ro1">
          <table:table-cell office:value-type="float" office:value="118454" calcext:value-type="float">
            <text:p>118454</text:p>
          </table:table-cell>
          <table:table-cell office:value-type="float" office:value="0" calcext:value-type="float">
            <text:p>0</text:p>
          </table:table-cell>
          <table:table-cell office:value-type="float" office:value="141740" calcext:value-type="float">
            <text:p>141740</text:p>
          </table:table-cell>
          <table:table-cell office:value-type="float" office:value="81125" calcext:value-type="float">
            <text:p>81125</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49462" calcext:value-type="float">
            <text:p>249462</text:p>
          </table:table-cell>
          <table:table-cell office:value-type="float" office:value="850162" calcext:value-type="float">
            <text:p>850162</text:p>
          </table:table-cell>
          <table:table-cell office:value-type="float" office:value="0" calcext:value-type="float">
            <text:p>0</text:p>
          </table:table-cell>
          <table:table-cell office:value-type="float" office:value="307359" calcext:value-type="float">
            <text:p>307359</text:p>
          </table:table-cell>
          <table:table-cell office:value-type="string" calcext:value-type="string">
            <text:p>Sind river/ ganderbal (J/K)</text:p>
          </table:table-cell>
          <table:table-cell/>
        </table:table-row>
        <table:table-row table:style-name="ro1">
          <table:table-cell office:value-type="float" office:value="278744" calcext:value-type="float">
            <text:p>278744</text:p>
          </table:table-cell>
          <table:table-cell office:value-type="float" office:value="0" calcext:value-type="float">
            <text:p>0</text:p>
          </table:table-cell>
          <table:table-cell office:value-type="float" office:value="1460676" calcext:value-type="float">
            <text:p>1460676</text:p>
          </table:table-cell>
          <table:table-cell office:value-type="float" office:value="78282" calcext:value-type="float">
            <text:p>78282</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349510" calcext:value-type="float">
            <text:p>349510</text:p>
          </table:table-cell>
          <table:table-cell office:value-type="float" office:value="0" calcext:value-type="float">
            <text:p>0</text:p>
          </table:table-cell>
          <table:table-cell office:value-type="float" office:value="1875601" calcext:value-type="float">
            <text:p>1875601</text:p>
          </table:table-cell>
          <table:table-cell office:value-type="float" office:value="580188" calcext:value-type="float">
            <text:p>580188</text:p>
          </table:table-cell>
          <table:table-cell office:value-type="string" calcext:value-type="string">
            <text:p>[[@45181]] <text:s/>yaa it was a fabulous and creative place to shoot vlogs</text:p>
          </table:table-cell>
          <table:table-cell/>
        </table:table-row>
        <table:table-row table:style-name="ro1">
          <table:table-cell office:value-type="float" office:value="364529" calcext:value-type="float">
            <text:p>364529</text:p>
          </table:table-cell>
          <table:table-cell office:value-type="float" office:value="0" calcext:value-type="float">
            <text:p>0</text:p>
          </table:table-cell>
          <table:table-cell office:value-type="float" office:value="2111102" calcext:value-type="float">
            <text:p>2111102</text:p>
          </table:table-cell>
          <table:table-cell office:value-type="float" office:value="663248" calcext:value-type="float">
            <text:p>663248</text:p>
          </table:table-cell>
          <table:table-cell office:value-type="string" calcext:value-type="string">
            <text:p>[[@76647]] Gotta wait for the weekend to travel?</text:p>
          </table:table-cell>
          <table:table-cell/>
        </table:table-row>
        <table:table-row table:style-name="ro1">
          <table:table-cell office:value-type="float" office:value="370441" calcext:value-type="float">
            <text:p>370441</text:p>
          </table:table-cell>
          <table:table-cell office:value-type="float" office:value="0" calcext:value-type="float">
            <text:p>0</text:p>
          </table:table-cell>
          <table:table-cell office:value-type="float" office:value="2194271" calcext:value-type="float">
            <text:p>2194271</text:p>
          </table:table-cell>
          <table:table-cell office:value-type="float" office:value="42756" calcext:value-type="float">
            <text:p>42756</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72851" calcext:value-type="float">
            <text:p>372851</text:p>
          </table:table-cell>
          <table:table-cell office:value-type="float" office:value="0" calcext:value-type="float">
            <text:p>0</text:p>
          </table:table-cell>
          <table:table-cell office:value-type="float" office:value="2220986" calcext:value-type="float">
            <text:p>2220986</text:p>
          </table:table-cell>
          <table:table-cell office:value-type="float" office:value="81219" calcext:value-type="float">
            <text:p>8121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461565" calcext:value-type="float">
            <text:p>461565</text:p>
          </table:table-cell>
          <table:table-cell office:value-type="float" office:value="0" calcext:value-type="float">
            <text:p>0</text:p>
          </table:table-cell>
          <table:table-cell office:value-type="float" office:value="2308585" calcext:value-type="float">
            <text:p>2308585</text:p>
          </table:table-cell>
          <table:table-cell office:value-type="float" office:value="1935018" calcext:value-type="float">
            <text:p>1935018</text:p>
          </table:table-cell>
          <table:table-cell office:value-type="string" calcext:value-type="string">
            <text:p>How we get these hostels.</text:p>
          </table:table-cell>
          <table:table-cell/>
        </table:table-row>
        <table:table-row table:style-name="ro1">
          <table:table-cell office:value-type="float" office:value="32072" calcext:value-type="float">
            <text:p>32072</text:p>
          </table:table-cell>
          <table:table-cell office:value-type="float" office:value="0" calcext:value-type="float">
            <text:p>0</text:p>
          </table:table-cell>
          <table:table-cell office:value-type="float" office:value="615811" calcext:value-type="float">
            <text:p>615811</text:p>
          </table:table-cell>
          <table:table-cell office:value-type="float" office:value="184176" calcext:value-type="float">
            <text:p>184176</text:p>
          </table:table-cell>
          <table:table-cell office:value-type="string" calcext:value-type="string">
            <text:p>[[@84466]] soon</text:p>
          </table:table-cell>
          <table:table-cell/>
        </table:table-row>
        <table:table-row table:style-name="ro1">
          <table:table-cell office:value-type="float" office:value="50056" calcext:value-type="float">
            <text:p>50056</text:p>
          </table:table-cell>
          <table:table-cell office:value-type="float" office:value="0" calcext:value-type="float">
            <text:p>0</text:p>
          </table:table-cell>
          <table:table-cell office:value-type="float" office:value="656912" calcext:value-type="float">
            <text:p>656912</text:p>
          </table:table-cell>
          <table:table-cell office:value-type="float" office:value="39927" calcext:value-type="float">
            <text:p>39927</text:p>
          </table:table-cell>
          <table:table-cell office:value-type="string" calcext:value-type="string">
            <text:p>The trail looks nothing less than a pro's work! excellent!</text:p>
          </table:table-cell>
          <table:table-cell/>
        </table:table-row>
        <table:table-row table:style-name="ro1">
          <table:table-cell office:value-type="float" office:value="210066" calcext:value-type="float">
            <text:p>210066</text:p>
          </table:table-cell>
          <table:table-cell office:value-type="float" office:value="0" calcext:value-type="float">
            <text:p>0</text:p>
          </table:table-cell>
          <table:table-cell office:value-type="float" office:value="1079501" calcext:value-type="float">
            <text:p>1079501</text:p>
          </table:table-cell>
          <table:table-cell office:value-type="float" office:value="80735" calcext:value-type="float">
            <text:p>80735</text:p>
          </table:table-cell>
          <table:table-cell office:value-type="string" calcext:value-type="string">
            <text:p>Hey, the title is so innovative!</text:p>
          </table:table-cell>
          <table:table-cell/>
        </table:table-row>
        <table:table-row table:style-name="ro1">
          <table:table-cell office:value-type="float" office:value="216851" calcext:value-type="float">
            <text:p>216851</text:p>
          </table:table-cell>
          <table:table-cell office:value-type="float" office:value="0" calcext:value-type="float">
            <text:p>0</text:p>
          </table:table-cell>
          <table:table-cell office:value-type="float" office:value="1112572" calcext:value-type="float">
            <text:p>1112572</text:p>
          </table:table-cell>
          <table:table-cell office:value-type="float" office:value="308560" calcext:value-type="float">
            <text:p>308560</text:p>
          </table:table-cell>
          <table:table-cell office:value-type="string" calcext:value-type="string">
            <text:p>[[@227584]] it was amazing we enjoyed a lot. :)</text:p>
          </table:table-cell>
          <table:table-cell/>
        </table:table-row>
        <table:table-row table:style-name="ro1">
          <table:table-cell office:value-type="float" office:value="235671" calcext:value-type="float">
            <text:p>235671</text:p>
          </table:table-cell>
          <table:table-cell office:value-type="float" office:value="0" calcext:value-type="float">
            <text:p>0</text:p>
          </table:table-cell>
          <table:table-cell office:value-type="float" office:value="1188563" calcext:value-type="float">
            <text:p>1188563</text:p>
          </table:table-cell>
          <table:table-cell office:value-type="float" office:value="81681" calcext:value-type="float">
            <text:p>8168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42344" calcext:value-type="float">
            <text:p>242344</text:p>
          </table:table-cell>
          <table:table-cell office:value-type="float" office:value="0" calcext:value-type="float">
            <text:p>0</text:p>
          </table:table-cell>
          <table:table-cell office:value-type="float" office:value="1205169" calcext:value-type="float">
            <text:p>1205169</text:p>
          </table:table-cell>
          <table:table-cell office:value-type="float" office:value="363779" calcext:value-type="float">
            <text:p>363779</text:p>
          </table:table-cell>
          <table:table-cell office:value-type="string" calcext:value-type="string">
            <text:p>?</text:p>
          </table:table-cell>
          <table:table-cell/>
        </table:table-row>
        <table:table-row table:style-name="ro1">
          <table:table-cell office:value-type="float" office:value="335974" calcext:value-type="float">
            <text:p>335974</text:p>
          </table:table-cell>
          <table:table-cell office:value-type="float" office:value="0" calcext:value-type="float">
            <text:p>0</text:p>
          </table:table-cell>
          <table:table-cell office:value-type="float" office:value="596579" calcext:value-type="float">
            <text:p>596579</text:p>
          </table:table-cell>
          <table:table-cell office:value-type="float" office:value="20186" calcext:value-type="float">
            <text:p>20186</text:p>
          </table:table-cell>
          <table:table-cell office:value-type="string" calcext:value-type="string">
            <text:p>Your content is so good, wonder why the followers count is low!</text:p>
          </table:table-cell>
          <table:table-cell/>
        </table:table-row>
        <table:table-row table:style-name="ro1">
          <table:table-cell office:value-type="float" office:value="343180" calcext:value-type="float">
            <text:p>343180</text:p>
          </table:table-cell>
          <table:table-cell office:value-type="float" office:value="0" calcext:value-type="float">
            <text:p>0</text:p>
          </table:table-cell>
          <table:table-cell office:value-type="float" office:value="92115" calcext:value-type="float">
            <text:p>92115</text:p>
          </table:table-cell>
          <table:table-cell office:value-type="float" office:value="234879" calcext:value-type="float">
            <text:p>234879</text:p>
          </table:table-cell>
          <table:table-cell office:value-type="string" calcext:value-type="string">
            <text:p>Happy Diwali</text:p>
          </table:table-cell>
          <table:table-cell/>
        </table:table-row>
        <table:table-row table:style-name="ro1">
          <table:table-cell office:value-type="float" office:value="349578" calcext:value-type="float">
            <text:p>349578</text:p>
          </table:table-cell>
          <table:table-cell office:value-type="float" office:value="0" calcext:value-type="float">
            <text:p>0</text:p>
          </table:table-cell>
          <table:table-cell office:value-type="float" office:value="176515" calcext:value-type="float">
            <text:p>176515</text:p>
          </table:table-cell>
          <table:table-cell office:value-type="float" office:value="580650" calcext:value-type="float">
            <text:p>580650</text:p>
          </table:table-cell>
          <table:table-cell office:value-type="string" calcext:value-type="string">
            <text:p>So cute</text:p>
          </table:table-cell>
          <table:table-cell/>
        </table:table-row>
        <table:table-row table:style-name="ro1">
          <table:table-cell office:value-type="float" office:value="350751" calcext:value-type="float">
            <text:p>350751</text:p>
          </table:table-cell>
          <table:table-cell office:value-type="float" office:value="0" calcext:value-type="float">
            <text:p>0</text:p>
          </table:table-cell>
          <table:table-cell office:value-type="float" office:value="1889596" calcext:value-type="float">
            <text:p>1889596</text:p>
          </table:table-cell>
          <table:table-cell office:value-type="float" office:value="77840" calcext:value-type="float">
            <text:p>77840</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423040" calcext:value-type="float">
            <text:p>423040</text:p>
          </table:table-cell>
          <table:table-cell office:value-type="float" office:value="0" calcext:value-type="float">
            <text:p>0</text:p>
          </table:table-cell>
          <table:table-cell office:value-type="float" office:value="614586" calcext:value-type="float">
            <text:p>614586</text:p>
          </table:table-cell>
          <table:table-cell office:value-type="float" office:value="16832" calcext:value-type="float">
            <text:p>16832</text:p>
          </table:table-cell>
          <table:table-cell office:value-type="string" calcext:value-type="string">
            <text:p>long drive pe chal.......chal..</text:p>
          </table:table-cell>
          <table:table-cell/>
        </table:table-row>
        <table:table-row table:style-name="ro1">
          <table:table-cell office:value-type="float" office:value="30503" calcext:value-type="float">
            <text:p>30503</text:p>
          </table:table-cell>
          <table:table-cell office:value-type="float" office:value="0" calcext:value-type="float">
            <text:p>0</text:p>
          </table:table-cell>
          <table:table-cell office:value-type="float" office:value="614416" calcext:value-type="float">
            <text:p>614416</text:p>
          </table:table-cell>
          <table:table-cell office:value-type="float" office:value="81293" calcext:value-type="float">
            <text:p>81293</text:p>
          </table:table-cell>
          <table:table-cell office:value-type="string" calcext:value-type="string">
            <text:p>mast content h</text:p>
          </table:table-cell>
          <table:table-cell/>
        </table:table-row>
        <table:table-row table:style-name="ro1">
          <table:table-cell office:value-type="float" office:value="151915" calcext:value-type="float">
            <text:p>151915</text:p>
          </table:table-cell>
          <table:table-cell office:value-type="float" office:value="0" calcext:value-type="float">
            <text:p>0</text:p>
          </table:table-cell>
          <table:table-cell office:value-type="float" office:value="897371" calcext:value-type="float">
            <text:p>897371</text:p>
          </table:table-cell>
          <table:table-cell office:value-type="float" office:value="49838" calcext:value-type="float">
            <text:p>49838</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01805" calcext:value-type="float">
            <text:p>201805</text:p>
          </table:table-cell>
          <table:table-cell office:value-type="float" office:value="0" calcext:value-type="float">
            <text:p>0</text:p>
          </table:table-cell>
          <table:table-cell office:value-type="float" office:value="1046853" calcext:value-type="float">
            <text:p>1046853</text:p>
          </table:table-cell>
          <table:table-cell office:value-type="float" office:value="43402" calcext:value-type="float">
            <text:p>4340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56305" calcext:value-type="float">
            <text:p>256305</text:p>
          </table:table-cell>
          <table:table-cell office:value-type="float" office:value="0" calcext:value-type="float">
            <text:p>0</text:p>
          </table:table-cell>
          <table:table-cell office:value-type="float" office:value="1315586" calcext:value-type="float">
            <text:p>1315586</text:p>
          </table:table-cell>
          <table:table-cell office:value-type="float" office:value="243560" calcext:value-type="float">
            <text:p>243560</text:p>
          </table:table-cell>
          <table:table-cell office:value-type="string" calcext:value-type="string">
            <text:p>badhiya!</text:p>
          </table:table-cell>
          <table:table-cell/>
        </table:table-row>
        <table:table-row table:style-name="ro1">
          <table:table-cell office:value-type="float" office:value="287214" calcext:value-type="float">
            <text:p>287214</text:p>
          </table:table-cell>
          <table:table-cell office:value-type="float" office:value="0" calcext:value-type="float">
            <text:p>0</text:p>
          </table:table-cell>
          <table:table-cell office:value-type="float" office:value="1514110" calcext:value-type="float">
            <text:p>1514110</text:p>
          </table:table-cell>
          <table:table-cell office:value-type="float" office:value="77210" calcext:value-type="float">
            <text:p>77210</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24966" calcext:value-type="float">
            <text:p>324966</text:p>
          </table:table-cell>
          <table:table-cell office:value-type="float" office:value="0" calcext:value-type="float">
            <text:p>0</text:p>
          </table:table-cell>
          <table:table-cell office:value-type="float" office:value="1439280" calcext:value-type="float">
            <text:p>1439280</text:p>
          </table:table-cell>
          <table:table-cell office:value-type="float" office:value="442210" calcext:value-type="float">
            <text:p>442210</text:p>
          </table:table-cell>
          <table:table-cell office:value-type="string" calcext:value-type="string">
            <text:p>[[@76476]] I'll try as I m new for this app</text:p>
          </table:table-cell>
          <table:table-cell/>
        </table:table-row>
        <table:table-row table:style-name="ro1">
          <table:table-cell office:value-type="float" office:value="364804" calcext:value-type="float">
            <text:p>364804</text:p>
          </table:table-cell>
          <table:table-cell office:value-type="float" office:value="0" calcext:value-type="float">
            <text:p>0</text:p>
          </table:table-cell>
          <table:table-cell office:value-type="float" office:value="2114149" calcext:value-type="float">
            <text:p>2114149</text:p>
          </table:table-cell>
          <table:table-cell office:value-type="float" office:value="84560" calcext:value-type="float">
            <text:p>84560</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420137" calcext:value-type="float">
            <text:p>420137</text:p>
          </table:table-cell>
          <table:table-cell office:value-type="float" office:value="0" calcext:value-type="float">
            <text:p>0</text:p>
          </table:table-cell>
          <table:table-cell office:value-type="float" office:value="2330319" calcext:value-type="float">
            <text:p>2330319</text:p>
          </table:table-cell>
          <table:table-cell office:value-type="float" office:value="29678" calcext:value-type="float">
            <text:p>29678</text:p>
          </table:table-cell>
          <table:table-cell office:value-type="string" calcext:value-type="string">
            <text:p>nice vlog macha</text:p>
          </table:table-cell>
          <table:table-cell/>
        </table:table-row>
        <table:table-row table:style-name="ro1">
          <table:table-cell office:value-type="float" office:value="56545" calcext:value-type="float">
            <text:p>56545</text:p>
          </table:table-cell>
          <table:table-cell office:value-type="float" office:value="0" calcext:value-type="float">
            <text:p>0</text:p>
          </table:table-cell>
          <table:table-cell office:value-type="float" office:value="591110" calcext:value-type="float">
            <text:p>591110</text:p>
          </table:table-cell>
          <table:table-cell office:value-type="float" office:value="158747" calcext:value-type="float">
            <text:p>158747</text:p>
          </table:table-cell>
          <table:table-cell office:value-type="string" calcext:value-type="string">
            <text:p>#rakhshan shakeel bhai next will be leh ladakh</text:p>
          </table:table-cell>
          <table:table-cell/>
        </table:table-row>
        <table:table-row table:style-name="ro1">
          <table:table-cell office:value-type="float" office:value="64049" calcext:value-type="float">
            <text:p>64049</text:p>
          </table:table-cell>
          <table:table-cell office:value-type="float" office:value="0" calcext:value-type="float">
            <text:p>0</text:p>
          </table:table-cell>
          <table:table-cell office:value-type="float" office:value="687939" calcext:value-type="float">
            <text:p>687939</text:p>
          </table:table-cell>
          <table:table-cell office:value-type="float" office:value="86895" calcext:value-type="float">
            <text:p>86895</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71685" calcext:value-type="float">
            <text:p>71685</text:p>
          </table:table-cell>
          <table:table-cell office:value-type="float" office:value="0" calcext:value-type="float">
            <text:p>0</text:p>
          </table:table-cell>
          <table:table-cell office:value-type="float" office:value="705715" calcext:value-type="float">
            <text:p>705715</text:p>
          </table:table-cell>
          <table:table-cell office:value-type="float" office:value="210304" calcext:value-type="float">
            <text:p>210304</text:p>
          </table:table-cell>
          <table:table-cell office:value-type="string" calcext:value-type="string">
            <text:p>[[@136507]] sure</text:p>
          </table:table-cell>
          <table:table-cell/>
        </table:table-row>
        <table:table-row table:style-name="ro1">
          <table:table-cell office:value-type="float" office:value="218079" calcext:value-type="float">
            <text:p>218079</text:p>
          </table:table-cell>
          <table:table-cell office:value-type="float" office:value="0" calcext:value-type="float">
            <text:p>0</text:p>
          </table:table-cell>
          <table:table-cell office:value-type="float" office:value="1121765" calcext:value-type="float">
            <text:p>1121765</text:p>
          </table:table-cell>
          <table:table-cell office:value-type="float" office:value="78280" calcext:value-type="float">
            <text:p>78280</text:p>
          </table:table-cell>
          <table:table-cell office:value-type="string" calcext:value-type="string">
            <text:p>Super se bhi uper!</text:p>
          </table:table-cell>
          <table:table-cell/>
        </table:table-row>
        <table:table-row table:style-name="ro1">
          <table:table-cell office:value-type="float" office:value="235469" calcext:value-type="float">
            <text:p>235469</text:p>
          </table:table-cell>
          <table:table-cell office:value-type="float" office:value="0" calcext:value-type="float">
            <text:p>0</text:p>
          </table:table-cell>
          <table:table-cell office:value-type="float" office:value="1188392" calcext:value-type="float">
            <text:p>1188392</text:p>
          </table:table-cell>
          <table:table-cell office:value-type="float" office:value="358649" calcext:value-type="float">
            <text:p>358649</text:p>
          </table:table-cell>
          <table:table-cell office:value-type="string" calcext:value-type="string">
            <text:p>[[@39517]] you can on my insta post ?</text:p>
          </table:table-cell>
          <table:table-cell/>
        </table:table-row>
        <table:table-row table:style-name="ro1">
          <table:table-cell office:value-type="float" office:value="240441" calcext:value-type="float">
            <text:p>240441</text:p>
          </table:table-cell>
          <table:table-cell office:value-type="float" office:value="0" calcext:value-type="float">
            <text:p>0</text:p>
          </table:table-cell>
          <table:table-cell office:value-type="float" office:value="1201989" calcext:value-type="float">
            <text:p>1201989</text:p>
          </table:table-cell>
          <table:table-cell office:value-type="float" office:value="79438" calcext:value-type="float">
            <text:p>79438</text:p>
          </table:table-cell>
          <table:table-cell office:value-type="string" calcext:value-type="string">
            <text:p>Whoa! The images are crystal clear and so is the content!</text:p>
          </table:table-cell>
          <table:table-cell/>
        </table:table-row>
        <table:table-row table:style-name="ro1">
          <table:table-cell office:value-type="float" office:value="328665" calcext:value-type="float">
            <text:p>328665</text:p>
          </table:table-cell>
          <table:table-cell office:value-type="float" office:value="0" calcext:value-type="float">
            <text:p>0</text:p>
          </table:table-cell>
          <table:table-cell office:value-type="float" office:value="1731512" calcext:value-type="float">
            <text:p>1731512</text:p>
          </table:table-cell>
          <table:table-cell office:value-type="float" office:value="170824" calcext:value-type="float">
            <text:p>170824</text:p>
          </table:table-cell>
          <table:table-cell office:value-type="string" calcext:value-type="string">
            <text:p>Awesome! I too am heading there next week</text:p>
          </table:table-cell>
          <table:table-cell/>
        </table:table-row>
        <table:table-row table:style-name="ro1">
          <table:table-cell office:value-type="float" office:value="378872" calcext:value-type="float">
            <text:p>378872</text:p>
          </table:table-cell>
          <table:table-cell office:value-type="float" office:value="0" calcext:value-type="float">
            <text:p>0</text:p>
          </table:table-cell>
          <table:table-cell office:value-type="float" office:value="2232114" calcext:value-type="float">
            <text:p>2232114</text:p>
          </table:table-cell>
          <table:table-cell office:value-type="float" office:value="84002" calcext:value-type="float">
            <text:p>8400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91307" calcext:value-type="float">
            <text:p>391307</text:p>
          </table:table-cell>
          <table:table-cell office:value-type="float" office:value="0" calcext:value-type="float">
            <text:p>0</text:p>
          </table:table-cell>
          <table:table-cell office:value-type="float" office:value="2269168" calcext:value-type="float">
            <text:p>2269168</text:p>
          </table:table-cell>
          <table:table-cell office:value-type="float" office:value="936289" calcext:value-type="float">
            <text:p>936289</text:p>
          </table:table-cell>
          <table:table-cell office:value-type="string" calcext:value-type="string">
            <text:p>Nice</text:p>
          </table:table-cell>
          <table:table-cell/>
        </table:table-row>
        <table:table-row table:style-name="ro1">
          <table:table-cell office:value-type="float" office:value="448248" calcext:value-type="float">
            <text:p>448248</text:p>
          </table:table-cell>
          <table:table-cell office:value-type="float" office:value="0" calcext:value-type="float">
            <text:p>0</text:p>
          </table:table-cell>
          <table:table-cell office:value-type="float" office:value="2366963" calcext:value-type="float">
            <text:p>2366963</text:p>
          </table:table-cell>
          <table:table-cell office:value-type="float" office:value="1850053" calcext:value-type="float">
            <text:p>1850053</text:p>
          </table:table-cell>
          <table:table-cell office:value-type="string" calcext:value-type="string">
            <text:p>I love you</text:p>
          </table:table-cell>
          <table:table-cell/>
        </table:table-row>
        <table:table-row table:style-name="ro1">
          <table:table-cell office:value-type="float" office:value="57988" calcext:value-type="float">
            <text:p>57988</text:p>
          </table:table-cell>
          <table:table-cell office:value-type="float" office:value="336237" calcext:value-type="float">
            <text:p>336237</text:p>
          </table:table-cell>
          <table:table-cell office:value-type="float" office:value="0" calcext:value-type="float">
            <text:p>0</text:p>
          </table:table-cell>
          <table:table-cell office:value-type="float" office:value="111307" calcext:value-type="float">
            <text:p>111307</text:p>
          </table:table-cell>
          <table:table-cell office:value-type="string" calcext:value-type="string">
            <text:p>[[@1]]</text:p>
          </table:table-cell>
          <table:table-cell/>
        </table:table-row>
        <table:table-row table:style-name="ro1">
          <table:table-cell office:value-type="float" office:value="266935" calcext:value-type="float">
            <text:p>266935</text:p>
          </table:table-cell>
          <table:table-cell office:value-type="float" office:value="0" calcext:value-type="float">
            <text:p>0</text:p>
          </table:table-cell>
          <table:table-cell office:value-type="float" office:value="1350423" calcext:value-type="float">
            <text:p>1350423</text:p>
          </table:table-cell>
          <table:table-cell office:value-type="float" office:value="82787" calcext:value-type="float">
            <text:p>82787</text:p>
          </table:table-cell>
          <table:table-cell office:value-type="string" calcext:value-type="string">
            <text:p>masttt!!</text:p>
          </table:table-cell>
          <table:table-cell/>
        </table:table-row>
        <table:table-row table:style-name="ro1">
          <table:table-cell office:value-type="float" office:value="303108" calcext:value-type="float">
            <text:p>303108</text:p>
          </table:table-cell>
          <table:table-cell office:value-type="float" office:value="0" calcext:value-type="float">
            <text:p>0</text:p>
          </table:table-cell>
          <table:table-cell office:value-type="float" office:value="1600791" calcext:value-type="float">
            <text:p>1600791</text:p>
          </table:table-cell>
          <table:table-cell office:value-type="float" office:value="493040" calcext:value-type="float">
            <text:p>493040</text:p>
          </table:table-cell>
          <table:table-cell office:value-type="string" calcext:value-type="string">
            <text:p>?</text:p>
          </table:table-cell>
          <table:table-cell/>
        </table:table-row>
        <table:table-row table:style-name="ro1">
          <table:table-cell office:value-type="float" office:value="305860" calcext:value-type="float">
            <text:p>305860</text:p>
          </table:table-cell>
          <table:table-cell office:value-type="float" office:value="0" calcext:value-type="float">
            <text:p>0</text:p>
          </table:table-cell>
          <table:table-cell office:value-type="float" office:value="1617378" calcext:value-type="float">
            <text:p>1617378</text:p>
          </table:table-cell>
          <table:table-cell office:value-type="float" office:value="83571" calcext:value-type="float">
            <text:p>83571</text:p>
          </table:table-cell>
          <table:table-cell office:value-type="string" calcext:value-type="string">
            <text:p>Sahi khel gaye tum toh</text:p>
          </table:table-cell>
          <table:table-cell/>
        </table:table-row>
        <table:table-row table:style-name="ro1">
          <table:table-cell office:value-type="float" office:value="335510" calcext:value-type="float">
            <text:p>335510</text:p>
          </table:table-cell>
          <table:table-cell office:value-type="float" office:value="0" calcext:value-type="float">
            <text:p>0</text:p>
          </table:table-cell>
          <table:table-cell office:value-type="float" office:value="1788589" calcext:value-type="float">
            <text:p>1788589</text:p>
          </table:table-cell>
          <table:table-cell office:value-type="float" office:value="216283" calcext:value-type="float">
            <text:p>216283</text:p>
          </table:table-cell>
          <table:table-cell office:value-type="string" calcext:value-type="string">
            <text:p>[[@79120]] thanks, i am budget traveler i am complete my trip within 23k including airfare, if you want to know any thing about Malaysia then ping me</text:p>
          </table:table-cell>
          <table:table-cell/>
        </table:table-row>
        <table:table-row table:style-name="ro1">
          <table:table-cell office:value-type="float" office:value="343417" calcext:value-type="float">
            <text:p>343417</text:p>
          </table:table-cell>
          <table:table-cell office:value-type="float" office:value="0" calcext:value-type="float">
            <text:p>0</text:p>
          </table:table-cell>
          <table:table-cell office:value-type="float" office:value="1832513" calcext:value-type="float">
            <text:p>1832513</text:p>
          </table:table-cell>
          <table:table-cell office:value-type="float" office:value="565741" calcext:value-type="float">
            <text:p>565741</text:p>
          </table:table-cell>
          <table:table-cell office:value-type="string" calcext:value-type="string">
            <text:p>[[@170835]] aww</text:p>
          </table:table-cell>
          <table:table-cell/>
        </table:table-row>
        <table:table-row table:style-name="ro1">
          <table:table-cell office:value-type="float" office:value="358456" calcext:value-type="float">
            <text:p>358456</text:p>
          </table:table-cell>
          <table:table-cell office:value-type="float" office:value="0" calcext:value-type="float">
            <text:p>0</text:p>
          </table:table-cell>
          <table:table-cell office:value-type="float" office:value="1983932" calcext:value-type="float">
            <text:p>1983932</text:p>
          </table:table-cell>
          <table:table-cell office:value-type="float" office:value="136512" calcext:value-type="float">
            <text:p>136512</text:p>
          </table:table-cell>
          <table:table-cell office:value-type="string" calcext:value-type="string">
            <text:p>Hey the trail is amazing, could you give some info?</text:p>
          </table:table-cell>
          <table:table-cell/>
        </table:table-row>
        <table:table-row table:style-name="ro1">
          <table:table-cell office:value-type="float" office:value="436699" calcext:value-type="float">
            <text:p>436699</text:p>
          </table:table-cell>
          <table:table-cell office:value-type="float" office:value="0" calcext:value-type="float">
            <text:p>0</text:p>
          </table:table-cell>
          <table:table-cell office:value-type="float" office:value="2378082" calcext:value-type="float">
            <text:p>2378082</text:p>
          </table:table-cell>
          <table:table-cell office:value-type="float" office:value="6242" calcext:value-type="float">
            <text:p>6242</text:p>
          </table:table-cell>
          <table:table-cell office:value-type="string" calcext:value-type="string">
            <text:p>இது டீ போடுற நேரத்தை விட அதிகம்தான்! !பரவாயில்லை! !நன்றி</text:p>
          </table:table-cell>
          <table:table-cell/>
        </table:table-row>
        <table:table-row table:style-name="ro1">
          <table:table-cell office:value-type="float" office:value="86221" calcext:value-type="float">
            <text:p>86221</text:p>
          </table:table-cell>
          <table:table-cell office:value-type="float" office:value="0" calcext:value-type="float">
            <text:p>0</text:p>
          </table:table-cell>
          <table:table-cell office:value-type="float" office:value="743769" calcext:value-type="float">
            <text:p>743769</text:p>
          </table:table-cell>
          <table:table-cell office:value-type="float" office:value="220862" calcext:value-type="float">
            <text:p>220862</text:p>
          </table:table-cell>
          <table:table-cell office:value-type="string" calcext:value-type="string">
            <text:p>Thank you.</text:p>
          </table:table-cell>
          <table:table-cell/>
        </table:table-row>
        <table:table-row table:style-name="ro1">
          <table:table-cell office:value-type="float" office:value="125796" calcext:value-type="float">
            <text:p>125796</text:p>
          </table:table-cell>
          <table:table-cell office:value-type="float" office:value="0" calcext:value-type="float">
            <text:p>0</text:p>
          </table:table-cell>
          <table:table-cell office:value-type="float" office:value="829578" calcext:value-type="float">
            <text:p>829578</text:p>
          </table:table-cell>
          <table:table-cell office:value-type="float" office:value="49528" calcext:value-type="float">
            <text:p>49528</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127550" calcext:value-type="float">
            <text:p>127550</text:p>
          </table:table-cell>
          <table:table-cell office:value-type="float" office:value="0" calcext:value-type="float">
            <text:p>0</text:p>
          </table:table-cell>
          <table:table-cell office:value-type="float" office:value="834954" calcext:value-type="float">
            <text:p>834954</text:p>
          </table:table-cell>
          <table:table-cell office:value-type="float" office:value="247788" calcext:value-type="float">
            <text:p>247788</text:p>
          </table:table-cell>
          <table:table-cell office:value-type="string" calcext:value-type="string">
            <text:p>Nice shot</text:p>
          </table:table-cell>
          <table:table-cell/>
        </table:table-row>
        <table:table-row table:style-name="ro1">
          <table:table-cell office:value-type="float" office:value="248166" calcext:value-type="float">
            <text:p>248166</text:p>
          </table:table-cell>
          <table:table-cell office:value-type="float" office:value="0" calcext:value-type="float">
            <text:p>0</text:p>
          </table:table-cell>
          <table:table-cell office:value-type="float" office:value="1252828" calcext:value-type="float">
            <text:p>1252828</text:p>
          </table:table-cell>
          <table:table-cell office:value-type="float" office:value="19617" calcext:value-type="float">
            <text:p>19617</text:p>
          </table:table-cell>
          <table:table-cell office:value-type="string" calcext:value-type="string">
            <text:p>Dekhne mein mast lag rahi hai yeh jagah</text:p>
          </table:table-cell>
          <table:table-cell/>
        </table:table-row>
        <table:table-row table:style-name="ro4">
          <table:table-cell office:value-type="float" office:value="268930" calcext:value-type="float">
            <text:p>268930</text:p>
          </table:table-cell>
          <table:table-cell office:value-type="float" office:value="0" calcext:value-type="float">
            <text:p>0</text:p>
          </table:table-cell>
          <table:table-cell office:value-type="float" office:value="1402943" calcext:value-type="float">
            <text:p>1402943</text:p>
          </table:table-cell>
          <table:table-cell office:value-type="float" office:value="419804" calcext:value-type="float">
            <text:p>419804</text:p>
          </table:table-cell>
          <table:table-cell office:value-type="string" calcext:value-type="string">
            <text:p>Yesterday 29th July, </text:p>
            <text:p>Great enjoyment with all...</text:p>
            <text:p>Bekre waterfall rappelling... </text:p>
            <text:p>Next event again same place, </text:p>
            <text:p>For joining us contact</text:p>
            <text:p>Vinay sharma:8898303458 / 9967550306</text:p>
          </table:table-cell>
          <table:table-cell/>
        </table:table-row>
        <table:table-row table:style-name="ro1">
          <table:table-cell office:value-type="float" office:value="272964" calcext:value-type="float">
            <text:p>272964</text:p>
          </table:table-cell>
          <table:table-cell office:value-type="float" office:value="0" calcext:value-type="float">
            <text:p>0</text:p>
          </table:table-cell>
          <table:table-cell office:value-type="float" office:value="1421836" calcext:value-type="float">
            <text:p>1421836</text:p>
          </table:table-cell>
          <table:table-cell office:value-type="float" office:value="436741" calcext:value-type="float">
            <text:p>436741</text:p>
          </table:table-cell>
          <table:table-cell office:value-type="string" calcext:value-type="string">
            <text:p>[[@78599]] thank u</text:p>
          </table:table-cell>
          <table:table-cell/>
        </table:table-row>
        <table:table-row table:style-name="ro1">
          <table:table-cell office:value-type="float" office:value="279197" calcext:value-type="float">
            <text:p>279197</text:p>
          </table:table-cell>
          <table:table-cell office:value-type="float" office:value="0" calcext:value-type="float">
            <text:p>0</text:p>
          </table:table-cell>
          <table:table-cell office:value-type="float" office:value="1461449" calcext:value-type="float">
            <text:p>1461449</text:p>
          </table:table-cell>
          <table:table-cell office:value-type="float" office:value="82987" calcext:value-type="float">
            <text:p>82987</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82444" calcext:value-type="float">
            <text:p>282444</text:p>
          </table:table-cell>
          <table:table-cell office:value-type="float" office:value="0" calcext:value-type="float">
            <text:p>0</text:p>
          </table:table-cell>
          <table:table-cell office:value-type="float" office:value="1479556" calcext:value-type="float">
            <text:p>1479556</text:p>
          </table:table-cell>
          <table:table-cell office:value-type="float" office:value="42715" calcext:value-type="float">
            <text:p>42715</text:p>
          </table:table-cell>
          <table:table-cell office:value-type="string" calcext:value-type="string">
            <text:p>aapke pass shabdo ko istemal karne ki kala hai</text:p>
          </table:table-cell>
          <table:table-cell/>
        </table:table-row>
        <table:table-row table:style-name="ro1">
          <table:table-cell office:value-type="float" office:value="452178" calcext:value-type="float">
            <text:p>452178</text:p>
          </table:table-cell>
          <table:table-cell office:value-type="float" office:value="0" calcext:value-type="float">
            <text:p>0</text:p>
          </table:table-cell>
          <table:table-cell office:value-type="float" office:value="2319493" calcext:value-type="float">
            <text:p>2319493</text:p>
          </table:table-cell>
          <table:table-cell office:value-type="float" office:value="1954890" calcext:value-type="float">
            <text:p>1954890</text:p>
          </table:table-cell>
          <table:table-cell office:value-type="string" calcext:value-type="string">
            <text:p>Hi</text:p>
          </table:table-cell>
          <table:table-cell/>
        </table:table-row>
        <table:table-row table:style-name="ro1">
          <table:table-cell office:value-type="float" office:value="12564" calcext:value-type="float">
            <text:p>12564</text:p>
          </table:table-cell>
          <table:table-cell office:value-type="float" office:value="156512" calcext:value-type="float">
            <text:p>156512</text:p>
          </table:table-cell>
          <table:table-cell office:value-type="float" office:value="0" calcext:value-type="float">
            <text:p>0</text:p>
          </table:table-cell>
          <table:table-cell office:value-type="float" office:value="131590" calcext:value-type="float">
            <text:p>131590</text:p>
          </table:table-cell>
          <table:table-cell office:value-type="string" calcext:value-type="string">
            <text:p>Is this even real?</text:p>
          </table:table-cell>
          <table:table-cell/>
        </table:table-row>
        <table:table-row table:style-name="ro1">
          <table:table-cell office:value-type="float" office:value="66788" calcext:value-type="float">
            <text:p>66788</text:p>
          </table:table-cell>
          <table:table-cell office:value-type="float" office:value="0" calcext:value-type="float">
            <text:p>0</text:p>
          </table:table-cell>
          <table:table-cell office:value-type="float" office:value="690697" calcext:value-type="float">
            <text:p>690697</text:p>
          </table:table-cell>
          <table:table-cell office:value-type="float" office:value="45621" calcext:value-type="float">
            <text:p>45621</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203738" calcext:value-type="float">
            <text:p>203738</text:p>
          </table:table-cell>
          <table:table-cell office:value-type="float" office:value="0" calcext:value-type="float">
            <text:p>0</text:p>
          </table:table-cell>
          <table:table-cell office:value-type="float" office:value="1056572" calcext:value-type="float">
            <text:p>1056572</text:p>
          </table:table-cell>
          <table:table-cell office:value-type="float" office:value="85044" calcext:value-type="float">
            <text:p>8504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25994" calcext:value-type="float">
            <text:p>225994</text:p>
          </table:table-cell>
          <table:table-cell office:value-type="float" office:value="738907" calcext:value-type="float">
            <text:p>738907</text:p>
          </table:table-cell>
          <table:table-cell office:value-type="float" office:value="0" calcext:value-type="float">
            <text:p>0</text:p>
          </table:table-cell>
          <table:table-cell office:value-type="float" office:value="343705" calcext:value-type="float">
            <text:p>343705</text:p>
          </table:table-cell>
          <table:table-cell office:value-type="string" calcext:value-type="string">
            <text:p>Amazing</text:p>
          </table:table-cell>
          <table:table-cell/>
        </table:table-row>
        <table:table-row table:style-name="ro1">
          <table:table-cell office:value-type="float" office:value="229977" calcext:value-type="float">
            <text:p>229977</text:p>
          </table:table-cell>
          <table:table-cell office:value-type="float" office:value="0" calcext:value-type="float">
            <text:p>0</text:p>
          </table:table-cell>
          <table:table-cell office:value-type="float" office:value="1174584" calcext:value-type="float">
            <text:p>1174584</text:p>
          </table:table-cell>
          <table:table-cell office:value-type="float" office:value="587" calcext:value-type="float">
            <text:p>587</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45647" calcext:value-type="float">
            <text:p>245647</text:p>
          </table:table-cell>
          <table:table-cell office:value-type="float" office:value="0" calcext:value-type="float">
            <text:p>0</text:p>
          </table:table-cell>
          <table:table-cell office:value-type="float" office:value="1232267" calcext:value-type="float">
            <text:p>1232267</text:p>
          </table:table-cell>
          <table:table-cell office:value-type="float" office:value="317155" calcext:value-type="float">
            <text:p>317155</text:p>
          </table:table-cell>
          <table:table-cell office:value-type="string" calcext:value-type="string">
            <text:p>[[@343134]] <text:s/>? nice captured ?</text:p>
          </table:table-cell>
          <table:table-cell/>
        </table:table-row>
        <table:table-row table:style-name="ro1">
          <table:table-cell office:value-type="float" office:value="311963" calcext:value-type="float">
            <text:p>311963</text:p>
          </table:table-cell>
          <table:table-cell office:value-type="float" office:value="0" calcext:value-type="float">
            <text:p>0</text:p>
          </table:table-cell>
          <table:table-cell office:value-type="float" office:value="1653610" calcext:value-type="float">
            <text:p>1653610</text:p>
          </table:table-cell>
          <table:table-cell office:value-type="float" office:value="42608" calcext:value-type="float">
            <text:p>42608</text:p>
          </table:table-cell>
          <table:table-cell office:value-type="string" calcext:value-type="string">
            <text:p>can't wait to read about your next adventure</text:p>
          </table:table-cell>
          <table:table-cell/>
        </table:table-row>
        <table:table-row table:style-name="ro1">
          <table:table-cell office:value-type="float" office:value="361177" calcext:value-type="float">
            <text:p>361177</text:p>
          </table:table-cell>
          <table:table-cell office:value-type="float" office:value="0" calcext:value-type="float">
            <text:p>0</text:p>
          </table:table-cell>
          <table:table-cell office:value-type="float" office:value="2040521" calcext:value-type="float">
            <text:p>2040521</text:p>
          </table:table-cell>
          <table:table-cell office:value-type="float" office:value="88095" calcext:value-type="float">
            <text:p>88095</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413043" calcext:value-type="float">
            <text:p>413043</text:p>
          </table:table-cell>
          <table:table-cell office:value-type="float" office:value="0" calcext:value-type="float">
            <text:p>0</text:p>
          </table:table-cell>
          <table:table-cell office:value-type="float" office:value="2105606" calcext:value-type="float">
            <text:p>2105606</text:p>
          </table:table-cell>
          <table:table-cell office:value-type="float" office:value="1309862" calcext:value-type="float">
            <text:p>1309862</text:p>
          </table:table-cell>
          <table:table-cell office:value-type="string" calcext:value-type="string">
            <text:p>Fine</text:p>
          </table:table-cell>
          <table:table-cell/>
        </table:table-row>
        <table:table-row table:style-name="ro1">
          <table:table-cell office:value-type="float" office:value="417318" calcext:value-type="float">
            <text:p>417318</text:p>
          </table:table-cell>
          <table:table-cell office:value-type="float" office:value="0" calcext:value-type="float">
            <text:p>0</text:p>
          </table:table-cell>
          <table:table-cell office:value-type="float" office:value="2327659" calcext:value-type="float">
            <text:p>2327659</text:p>
          </table:table-cell>
          <table:table-cell office:value-type="float" office:value="13787" calcext:value-type="float">
            <text:p>13787</text:p>
          </table:table-cell>
          <table:table-cell office:value-type="string" calcext:value-type="string">
            <text:p>nice vlog</text:p>
          </table:table-cell>
          <table:table-cell/>
        </table:table-row>
        <table:table-row table:style-name="ro1">
          <table:table-cell office:value-type="float" office:value="9152" calcext:value-type="float">
            <text:p>9152</text:p>
          </table:table-cell>
          <table:table-cell office:value-type="float" office:value="0" calcext:value-type="float">
            <text:p>0</text:p>
          </table:table-cell>
          <table:table-cell office:value-type="float" office:value="233725" calcext:value-type="float">
            <text:p>233725</text:p>
          </table:table-cell>
          <table:table-cell office:value-type="float" office:value="12416" calcext:value-type="float">
            <text:p>12416</text:p>
          </table:table-cell>
          <table:table-cell office:value-type="string" calcext:value-type="string">
            <text:p>great trail :)</text:p>
          </table:table-cell>
          <table:table-cell/>
        </table:table-row>
        <table:table-row table:style-name="ro1">
          <table:table-cell office:value-type="float" office:value="44631" calcext:value-type="float">
            <text:p>44631</text:p>
          </table:table-cell>
          <table:table-cell office:value-type="float" office:value="0" calcext:value-type="float">
            <text:p>0</text:p>
          </table:table-cell>
          <table:table-cell office:value-type="float" office:value="644878" calcext:value-type="float">
            <text:p>644878</text:p>
          </table:table-cell>
          <table:table-cell office:value-type="float" office:value="83940" calcext:value-type="float">
            <text:p>83940</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21874" calcext:value-type="float">
            <text:p>121874</text:p>
          </table:table-cell>
          <table:table-cell office:value-type="float" office:value="0" calcext:value-type="float">
            <text:p>0</text:p>
          </table:table-cell>
          <table:table-cell office:value-type="float" office:value="1673" calcext:value-type="float">
            <text:p>1673</text:p>
          </table:table-cell>
          <table:table-cell office:value-type="float" office:value="87495" calcext:value-type="float">
            <text:p>87495</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50184" calcext:value-type="float">
            <text:p>150184</text:p>
          </table:table-cell>
          <table:table-cell office:value-type="float" office:value="0" calcext:value-type="float">
            <text:p>0</text:p>
          </table:table-cell>
          <table:table-cell office:value-type="float" office:value="891009" calcext:value-type="float">
            <text:p>891009</text:p>
          </table:table-cell>
          <table:table-cell office:value-type="float" office:value="85541" calcext:value-type="float">
            <text:p>85541</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99035" calcext:value-type="float">
            <text:p>399035</text:p>
          </table:table-cell>
          <table:table-cell office:value-type="float" office:value="0" calcext:value-type="float">
            <text:p>0</text:p>
          </table:table-cell>
          <table:table-cell office:value-type="float" office:value="2281802" calcext:value-type="float">
            <text:p>2281802</text:p>
          </table:table-cell>
          <table:table-cell office:value-type="float" office:value="1017676" calcext:value-type="float">
            <text:p>1017676</text:p>
          </table:table-cell>
          <table:table-cell office:value-type="string" calcext:value-type="string">
            <text:p>Rahim Ansari</text:p>
          </table:table-cell>
          <table:table-cell/>
        </table:table-row>
        <table:table-row table:style-name="ro1">
          <table:table-cell office:value-type="float" office:value="411909" calcext:value-type="float">
            <text:p>411909</text:p>
          </table:table-cell>
          <table:table-cell office:value-type="float" office:value="0" calcext:value-type="float">
            <text:p>0</text:p>
          </table:table-cell>
          <table:table-cell office:value-type="float" office:value="2319522" calcext:value-type="float">
            <text:p>2319522</text:p>
          </table:table-cell>
          <table:table-cell office:value-type="float" office:value="1307014" calcext:value-type="float">
            <text:p>1307014</text:p>
          </table:table-cell>
          <table:table-cell office:value-type="string" calcext:value-type="string">
            <text:p>Good morning</text:p>
          </table:table-cell>
          <table:table-cell/>
        </table:table-row>
        <table:table-row table:style-name="ro1">
          <table:table-cell office:value-type="float" office:value="431924" calcext:value-type="float">
            <text:p>431924</text:p>
          </table:table-cell>
          <table:table-cell office:value-type="float" office:value="0" calcext:value-type="float">
            <text:p>0</text:p>
          </table:table-cell>
          <table:table-cell office:value-type="float" office:value="1514423" calcext:value-type="float">
            <text:p>1514423</text:p>
          </table:table-cell>
          <table:table-cell office:value-type="float" office:value="14576" calcext:value-type="float">
            <text:p>14576</text:p>
          </table:table-cell>
          <table:table-cell office:value-type="string" calcext:value-type="string">
            <text:p>good vlog!</text:p>
          </table:table-cell>
          <table:table-cell/>
        </table:table-row>
        <table:table-row table:style-name="ro1">
          <table:table-cell office:value-type="float" office:value="438451" calcext:value-type="float">
            <text:p>438451</text:p>
          </table:table-cell>
          <table:table-cell office:value-type="float" office:value="0" calcext:value-type="float">
            <text:p>0</text:p>
          </table:table-cell>
          <table:table-cell office:value-type="float" office:value="2278915" calcext:value-type="float">
            <text:p>2278915</text:p>
          </table:table-cell>
          <table:table-cell office:value-type="float" office:value="1619418" calcext:value-type="float">
            <text:p>1619418</text:p>
          </table:table-cell>
          <table:table-cell office:value-type="string" calcext:value-type="string">
            <text:p>Mumbai ki gajab train</text:p>
          </table:table-cell>
          <table:table-cell/>
        </table:table-row>
        <table:table-row table:style-name="ro1">
          <table:table-cell office:value-type="float" office:value="52076" calcext:value-type="float">
            <text:p>52076</text:p>
          </table:table-cell>
          <table:table-cell office:value-type="float" office:value="0" calcext:value-type="float">
            <text:p>0</text:p>
          </table:table-cell>
          <table:table-cell office:value-type="float" office:value="661017" calcext:value-type="float">
            <text:p>661017</text:p>
          </table:table-cell>
          <table:table-cell office:value-type="float" office:value="87631" calcext:value-type="float">
            <text:p>87631</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13613" calcext:value-type="float">
            <text:p>213613</text:p>
          </table:table-cell>
          <table:table-cell office:value-type="float" office:value="646178" calcext:value-type="float">
            <text:p>646178</text:p>
          </table:table-cell>
          <table:table-cell office:value-type="float" office:value="0" calcext:value-type="float">
            <text:p>0</text:p>
          </table:table-cell>
          <table:table-cell office:value-type="float" office:value="331056" calcext:value-type="float">
            <text:p>331056</text:p>
          </table:table-cell>
          <table:table-cell office:value-type="string" calcext:value-type="string">
            <text:p>Nice</text:p>
          </table:table-cell>
          <table:table-cell/>
        </table:table-row>
        <table:table-row table:style-name="ro1">
          <table:table-cell office:value-type="float" office:value="221149" calcext:value-type="float">
            <text:p>221149</text:p>
          </table:table-cell>
          <table:table-cell office:value-type="float" office:value="0" calcext:value-type="float">
            <text:p>0</text:p>
          </table:table-cell>
          <table:table-cell office:value-type="float" office:value="1139882" calcext:value-type="float">
            <text:p>1139882</text:p>
          </table:table-cell>
          <table:table-cell office:value-type="float" office:value="343670" calcext:value-type="float">
            <text:p>343670</text:p>
          </table:table-cell>
          <table:table-cell office:value-type="string" calcext:value-type="string">
            <text:p>[[@80876]] it was great experience.</text:p>
          </table:table-cell>
          <table:table-cell/>
        </table:table-row>
        <table:table-row table:style-name="ro1">
          <table:table-cell office:value-type="float" office:value="251609" calcext:value-type="float">
            <text:p>251609</text:p>
          </table:table-cell>
          <table:table-cell office:value-type="float" office:value="0" calcext:value-type="float">
            <text:p>0</text:p>
          </table:table-cell>
          <table:table-cell office:value-type="float" office:value="1284067" calcext:value-type="float">
            <text:p>1284067</text:p>
          </table:table-cell>
          <table:table-cell office:value-type="float" office:value="45741" calcext:value-type="float">
            <text:p>45741</text:p>
          </table:table-cell>
          <table:table-cell office:value-type="string" calcext:value-type="string">
            <text:p>Hey the trail is amazing, could you give some info?</text:p>
          </table:table-cell>
          <table:table-cell/>
        </table:table-row>
        <table:table-row table:style-name="ro1">
          <table:table-cell office:value-type="float" office:value="265019" calcext:value-type="float">
            <text:p>265019</text:p>
          </table:table-cell>
          <table:table-cell office:value-type="float" office:value="572226" calcext:value-type="float">
            <text:p>572226</text:p>
          </table:table-cell>
          <table:table-cell office:value-type="float" office:value="0" calcext:value-type="float">
            <text:p>0</text:p>
          </table:table-cell>
          <table:table-cell office:value-type="float" office:value="323861" calcext:value-type="float">
            <text:p>323861</text:p>
          </table:table-cell>
          <table:table-cell office:value-type="string" calcext:value-type="string">
            <text:p>You nailed it bro excellent</text:p>
          </table:table-cell>
          <table:table-cell/>
        </table:table-row>
        <table:table-row table:style-name="ro1">
          <table:table-cell office:value-type="float" office:value="341489" calcext:value-type="float">
            <text:p>341489</text:p>
          </table:table-cell>
          <table:table-cell office:value-type="float" office:value="0" calcext:value-type="float">
            <text:p>0</text:p>
          </table:table-cell>
          <table:table-cell office:value-type="float" office:value="723812" calcext:value-type="float">
            <text:p>723812</text:p>
          </table:table-cell>
          <table:table-cell office:value-type="float" office:value="555798" calcext:value-type="float">
            <text:p>555798</text:p>
          </table:table-cell>
          <table:table-cell office:value-type="string" calcext:value-type="string">
            <text:p>??</text:p>
          </table:table-cell>
          <table:table-cell/>
        </table:table-row>
        <table:table-row table:style-name="ro1">
          <table:table-cell office:value-type="float" office:value="360729" calcext:value-type="float">
            <text:p>360729</text:p>
          </table:table-cell>
          <table:table-cell office:value-type="float" office:value="0" calcext:value-type="float">
            <text:p>0</text:p>
          </table:table-cell>
          <table:table-cell office:value-type="float" office:value="2032269" calcext:value-type="float">
            <text:p>2032269</text:p>
          </table:table-cell>
          <table:table-cell office:value-type="float" office:value="42442" calcext:value-type="float">
            <text:p>4244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434665" calcext:value-type="float">
            <text:p>434665</text:p>
          </table:table-cell>
          <table:table-cell office:value-type="float" office:value="0" calcext:value-type="float">
            <text:p>0</text:p>
          </table:table-cell>
          <table:table-cell office:value-type="float" office:value="2263877" calcext:value-type="float">
            <text:p>2263877</text:p>
          </table:table-cell>
          <table:table-cell office:value-type="float" office:value="1501103" calcext:value-type="float">
            <text:p>1501103</text:p>
          </table:table-cell>
          <table:table-cell office:value-type="string" calcext:value-type="string">
            <text:p>Very nice</text:p>
          </table:table-cell>
          <table:table-cell/>
        </table:table-row>
        <table:table-row table:style-name="ro1">
          <table:table-cell office:value-type="float" office:value="437978" calcext:value-type="float">
            <text:p>437978</text:p>
          </table:table-cell>
          <table:table-cell office:value-type="float" office:value="0" calcext:value-type="float">
            <text:p>0</text:p>
          </table:table-cell>
          <table:table-cell office:value-type="float" office:value="2361751" calcext:value-type="float">
            <text:p>2361751</text:p>
          </table:table-cell>
          <table:table-cell office:value-type="float" office:value="897359" calcext:value-type="float">
            <text:p>897359</text:p>
          </table:table-cell>
          <table:table-cell office:value-type="string" calcext:value-type="string">
            <text:p>A best place</text:p>
          </table:table-cell>
          <table:table-cell/>
        </table:table-row>
        <table:table-row table:style-name="ro1">
          <table:table-cell office:value-type="float" office:value="19994" calcext:value-type="float">
            <text:p>19994</text:p>
          </table:table-cell>
          <table:table-cell office:value-type="float" office:value="0" calcext:value-type="float">
            <text:p>0</text:p>
          </table:table-cell>
          <table:table-cell office:value-type="float" office:value="584199" calcext:value-type="float">
            <text:p>584199</text:p>
          </table:table-cell>
          <table:table-cell office:value-type="float" office:value="162453" calcext:value-type="float">
            <text:p>162453</text:p>
          </table:table-cell>
          <table:table-cell office:value-type="string" calcext:value-type="string">
            <text:p>Thank you Apurva.</text:p>
          </table:table-cell>
          <table:table-cell/>
        </table:table-row>
        <table:table-row table:style-name="ro1">
          <table:table-cell office:value-type="float" office:value="130661" calcext:value-type="float">
            <text:p>130661</text:p>
          </table:table-cell>
          <table:table-cell office:value-type="float" office:value="0" calcext:value-type="float">
            <text:p>0</text:p>
          </table:table-cell>
          <table:table-cell office:value-type="float" office:value="841205" calcext:value-type="float">
            <text:p>841205</text:p>
          </table:table-cell>
          <table:table-cell office:value-type="float" office:value="251091" calcext:value-type="float">
            <text:p>251091</text:p>
          </table:table-cell>
          <table:table-cell office:value-type="string" calcext:value-type="string">
            <text:p>[[@76287]] sure, ive written a small description over there to. ?</text:p>
          </table:table-cell>
          <table:table-cell/>
        </table:table-row>
        <table:table-row table:style-name="ro1">
          <table:table-cell office:value-type="float" office:value="151677" calcext:value-type="float">
            <text:p>151677</text:p>
          </table:table-cell>
          <table:table-cell office:value-type="float" office:value="0" calcext:value-type="float">
            <text:p>0</text:p>
          </table:table-cell>
          <table:table-cell office:value-type="float" office:value="894163" calcext:value-type="float">
            <text:p>894163</text:p>
          </table:table-cell>
          <table:table-cell office:value-type="float" office:value="85209" calcext:value-type="float">
            <text:p>85209</text:p>
          </table:table-cell>
          <table:table-cell office:value-type="string" calcext:value-type="string">
            <text:p>Really cool! But I hope to see better content the next time :) </text:p>
          </table:table-cell>
          <table:table-cell/>
        </table:table-row>
        <table:table-row table:style-name="ro1">
          <table:table-cell office:value-type="float" office:value="156774" calcext:value-type="float">
            <text:p>156774</text:p>
          </table:table-cell>
          <table:table-cell office:value-type="float" office:value="0" calcext:value-type="float">
            <text:p>0</text:p>
          </table:table-cell>
          <table:table-cell office:value-type="float" office:value="907072" calcext:value-type="float">
            <text:p>907072</text:p>
          </table:table-cell>
          <table:table-cell office:value-type="float" office:value="41092" calcext:value-type="float">
            <text:p>41092</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02977" calcext:value-type="float">
            <text:p>202977</text:p>
          </table:table-cell>
          <table:table-cell office:value-type="float" office:value="0" calcext:value-type="float">
            <text:p>0</text:p>
          </table:table-cell>
          <table:table-cell office:value-type="float" office:value="1050381" calcext:value-type="float">
            <text:p>1050381</text:p>
          </table:table-cell>
          <table:table-cell office:value-type="float" office:value="45022" calcext:value-type="float">
            <text:p>45022</text:p>
          </table:table-cell>
          <table:table-cell office:value-type="string" calcext:value-type="string">
            <text:p>Nice shot! ❤️</text:p>
          </table:table-cell>
          <table:table-cell/>
        </table:table-row>
        <table:table-row table:style-name="ro1">
          <table:table-cell office:value-type="float" office:value="203553" calcext:value-type="float">
            <text:p>203553</text:p>
          </table:table-cell>
          <table:table-cell office:value-type="float" office:value="0" calcext:value-type="float">
            <text:p>0</text:p>
          </table:table-cell>
          <table:table-cell office:value-type="float" office:value="551886" calcext:value-type="float">
            <text:p>551886</text:p>
          </table:table-cell>
          <table:table-cell office:value-type="float" office:value="85042" calcext:value-type="float">
            <text:p>85042</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48118" calcext:value-type="float">
            <text:p>248118</text:p>
          </table:table-cell>
          <table:table-cell office:value-type="float" office:value="0" calcext:value-type="float">
            <text:p>0</text:p>
          </table:table-cell>
          <table:table-cell office:value-type="float" office:value="49448" calcext:value-type="float">
            <text:p>49448</text:p>
          </table:table-cell>
          <table:table-cell office:value-type="float" office:value="377562" calcext:value-type="float">
            <text:p>377562</text:p>
          </table:table-cell>
          <table:table-cell office:value-type="string" calcext:value-type="string">
            <text:p>Nice</text:p>
          </table:table-cell>
          <table:table-cell/>
        </table:table-row>
        <table:table-row table:style-name="ro1">
          <table:table-cell office:value-type="float" office:value="260784" calcext:value-type="float">
            <text:p>260784</text:p>
          </table:table-cell>
          <table:table-cell office:value-type="float" office:value="879627" calcext:value-type="float">
            <text:p>879627</text:p>
          </table:table-cell>
          <table:table-cell office:value-type="float" office:value="0" calcext:value-type="float">
            <text:p>0</text:p>
          </table:table-cell>
          <table:table-cell office:value-type="float" office:value="171265" calcext:value-type="float">
            <text:p>171265</text:p>
          </table:table-cell>
          <table:table-cell office:value-type="string" calcext:value-type="string">
            <text:p>Btw which start up firm is that!? ?</text:p>
          </table:table-cell>
          <table:table-cell/>
        </table:table-row>
        <table:table-row table:style-name="ro1">
          <table:table-cell office:value-type="float" office:value="342231" calcext:value-type="float">
            <text:p>342231</text:p>
          </table:table-cell>
          <table:table-cell office:value-type="float" office:value="0" calcext:value-type="float">
            <text:p>0</text:p>
          </table:table-cell>
          <table:table-cell office:value-type="float" office:value="1829311" calcext:value-type="float">
            <text:p>1829311</text:p>
          </table:table-cell>
          <table:table-cell office:value-type="float" office:value="192021" calcext:value-type="float">
            <text:p>192021</text:p>
          </table:table-cell>
          <table:table-cell office:value-type="string" calcext:value-type="string">
            <text:p>[[@1]]</text:p>
          </table:table-cell>
          <table:table-cell/>
        </table:table-row>
        <table:table-row table:style-name="ro1">
          <table:table-cell office:value-type="float" office:value="51003" calcext:value-type="float">
            <text:p>51003</text:p>
          </table:table-cell>
          <table:table-cell office:value-type="float" office:value="0" calcext:value-type="float">
            <text:p>0</text:p>
          </table:table-cell>
          <table:table-cell office:value-type="float" office:value="658352" calcext:value-type="float">
            <text:p>658352</text:p>
          </table:table-cell>
          <table:table-cell office:value-type="float" office:value="79875" calcext:value-type="float">
            <text:p>79875</text:p>
          </table:table-cell>
          <table:table-cell office:value-type="string" calcext:value-type="string">
            <text:p>Wow! that's such a cool title! but the images were so blurry!</text:p>
          </table:table-cell>
          <table:table-cell/>
        </table:table-row>
        <table:table-row table:style-name="ro1">
          <table:table-cell office:value-type="float" office:value="67651" calcext:value-type="float">
            <text:p>67651</text:p>
          </table:table-cell>
          <table:table-cell office:value-type="float" office:value="0" calcext:value-type="float">
            <text:p>0</text:p>
          </table:table-cell>
          <table:table-cell office:value-type="float" office:value="695674" calcext:value-type="float">
            <text:p>695674</text:p>
          </table:table-cell>
          <table:table-cell office:value-type="float" office:value="18462" calcext:value-type="float">
            <text:p>1846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81833" calcext:value-type="float">
            <text:p>81833</text:p>
          </table:table-cell>
          <table:table-cell office:value-type="float" office:value="0" calcext:value-type="float">
            <text:p>0</text:p>
          </table:table-cell>
          <table:table-cell office:value-type="float" office:value="741013" calcext:value-type="float">
            <text:p>741013</text:p>
          </table:table-cell>
          <table:table-cell office:value-type="float" office:value="39796" calcext:value-type="float">
            <text:p>39796</text:p>
          </table:table-cell>
          <table:table-cell office:value-type="string" calcext:value-type="string">
            <text:p>i'm so trying this sometime, do you have more experiences?</text:p>
          </table:table-cell>
          <table:table-cell/>
        </table:table-row>
        <table:table-row table:style-name="ro1">
          <table:table-cell office:value-type="float" office:value="104401" calcext:value-type="float">
            <text:p>104401</text:p>
          </table:table-cell>
          <table:table-cell office:value-type="float" office:value="0" calcext:value-type="float">
            <text:p>0</text:p>
          </table:table-cell>
          <table:table-cell office:value-type="float" office:value="786665" calcext:value-type="float">
            <text:p>786665</text:p>
          </table:table-cell>
          <table:table-cell office:value-type="float" office:value="87486" calcext:value-type="float">
            <text:p>87486</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62764" calcext:value-type="float">
            <text:p>162764</text:p>
          </table:table-cell>
          <table:table-cell office:value-type="float" office:value="0" calcext:value-type="float">
            <text:p>0</text:p>
          </table:table-cell>
          <table:table-cell office:value-type="float" office:value="924009" calcext:value-type="float">
            <text:p>924009</text:p>
          </table:table-cell>
          <table:table-cell office:value-type="float" office:value="78757" calcext:value-type="float">
            <text:p>78757</text:p>
          </table:table-cell>
          <table:table-cell office:value-type="string" calcext:value-type="string">
            <text:p>This is lovely!</text:p>
          </table:table-cell>
          <table:table-cell/>
        </table:table-row>
        <table:table-row table:style-name="ro1">
          <table:table-cell office:value-type="float" office:value="196629" calcext:value-type="float">
            <text:p>196629</text:p>
          </table:table-cell>
          <table:table-cell office:value-type="float" office:value="0" calcext:value-type="float">
            <text:p>0</text:p>
          </table:table-cell>
          <table:table-cell office:value-type="float" office:value="1016894" calcext:value-type="float">
            <text:p>1016894</text:p>
          </table:table-cell>
          <table:table-cell office:value-type="float" office:value="306619" calcext:value-type="float">
            <text:p>306619</text:p>
          </table:table-cell>
          <table:table-cell office:value-type="string" calcext:value-type="string">
            <text:p>[[@87196]] ?</text:p>
          </table:table-cell>
          <table:table-cell/>
        </table:table-row>
        <table:table-row table:style-name="ro1">
          <table:table-cell office:value-type="float" office:value="198842" calcext:value-type="float">
            <text:p>198842</text:p>
          </table:table-cell>
          <table:table-cell office:value-type="float" office:value="404009" calcext:value-type="float">
            <text:p>404009</text:p>
          </table:table-cell>
          <table:table-cell office:value-type="float" office:value="0" calcext:value-type="float">
            <text:p>0</text:p>
          </table:table-cell>
          <table:table-cell office:value-type="float" office:value="309974" calcext:value-type="float">
            <text:p>309974</text:p>
          </table:table-cell>
          <table:table-cell office:value-type="string" calcext:value-type="string">
            <text:p>Wow</text:p>
          </table:table-cell>
          <table:table-cell/>
        </table:table-row>
        <table:table-row table:style-name="ro1">
          <table:table-cell office:value-type="float" office:value="209276" calcext:value-type="float">
            <text:p>209276</text:p>
          </table:table-cell>
          <table:table-cell office:value-type="float" office:value="0" calcext:value-type="float">
            <text:p>0</text:p>
          </table:table-cell>
          <table:table-cell office:value-type="float" office:value="1073157" calcext:value-type="float">
            <text:p>1073157</text:p>
          </table:table-cell>
          <table:table-cell office:value-type="float" office:value="322850" calcext:value-type="float">
            <text:p>322850</text:p>
          </table:table-cell>
          <table:table-cell office:value-type="string" calcext:value-type="string">
            <text:p>[[@78101]] <text:s/>thankx !</text:p>
          </table:table-cell>
          <table:table-cell/>
        </table:table-row>
        <table:table-row table:style-name="ro1">
          <table:table-cell office:value-type="float" office:value="281057" calcext:value-type="float">
            <text:p>281057</text:p>
          </table:table-cell>
          <table:table-cell office:value-type="float" office:value="0" calcext:value-type="float">
            <text:p>0</text:p>
          </table:table-cell>
          <table:table-cell office:value-type="float" office:value="1475141" calcext:value-type="float">
            <text:p>1475141</text:p>
          </table:table-cell>
          <table:table-cell office:value-type="float" office:value="453627" calcext:value-type="float">
            <text:p>453627</text:p>
          </table:table-cell>
          <table:table-cell office:value-type="string" calcext:value-type="string">
            <text:p>Ohk</text:p>
          </table:table-cell>
          <table:table-cell/>
        </table:table-row>
        <table:table-row table:style-name="ro1">
          <table:table-cell office:value-type="float" office:value="398521" calcext:value-type="float">
            <text:p>398521</text:p>
          </table:table-cell>
          <table:table-cell office:value-type="float" office:value="0" calcext:value-type="float">
            <text:p>0</text:p>
          </table:table-cell>
          <table:table-cell office:value-type="float" office:value="2268924" calcext:value-type="float">
            <text:p>2268924</text:p>
          </table:table-cell>
          <table:table-cell office:value-type="float" office:value="988100" calcext:value-type="float">
            <text:p>988100</text:p>
          </table:table-cell>
          <table:table-cell office:value-type="string" calcext:value-type="string">
            <text:p>Hi</text:p>
          </table:table-cell>
          <table:table-cell/>
        </table:table-row>
        <table:table-row table:style-name="ro1">
          <table:table-cell office:value-type="float" office:value="403181" calcext:value-type="float">
            <text:p>403181</text:p>
          </table:table-cell>
          <table:table-cell office:value-type="float" office:value="0" calcext:value-type="float">
            <text:p>0</text:p>
          </table:table-cell>
          <table:table-cell office:value-type="float" office:value="960717" calcext:value-type="float">
            <text:p>960717</text:p>
          </table:table-cell>
          <table:table-cell office:value-type="float" office:value="17340" calcext:value-type="float">
            <text:p>17340</text:p>
          </table:table-cell>
          <table:table-cell office:value-type="string" calcext:value-type="string">
            <text:p>What did you not like about the place?</text:p>
          </table:table-cell>
          <table:table-cell/>
        </table:table-row>
        <table:table-row table:style-name="ro1">
          <table:table-cell office:value-type="float" office:value="435662" calcext:value-type="float">
            <text:p>435662</text:p>
          </table:table-cell>
          <table:table-cell office:value-type="float" office:value="0" calcext:value-type="float">
            <text:p>0</text:p>
          </table:table-cell>
          <table:table-cell office:value-type="float" office:value="2235703" calcext:value-type="float">
            <text:p>2235703</text:p>
          </table:table-cell>
          <table:table-cell office:value-type="float" office:value="1533441" calcext:value-type="float">
            <text:p>1533441</text:p>
          </table:table-cell>
          <table:table-cell office:value-type="string" calcext:value-type="string">
            <text:p>Anekulislam</text:p>
          </table:table-cell>
          <table:table-cell/>
        </table:table-row>
        <table:table-row table:style-name="ro1">
          <table:table-cell office:value-type="float" office:value="38038" calcext:value-type="float">
            <text:p>38038</text:p>
          </table:table-cell>
          <table:table-cell office:value-type="float" office:value="0" calcext:value-type="float">
            <text:p>0</text:p>
          </table:table-cell>
          <table:table-cell office:value-type="float" office:value="626562" calcext:value-type="float">
            <text:p>626562</text:p>
          </table:table-cell>
          <table:table-cell office:value-type="float" office:value="187316" calcext:value-type="float">
            <text:p>187316</text:p>
          </table:table-cell>
          <table:table-cell office:value-type="string" calcext:value-type="string">
            <text:p>[[@87270]] I am glad my pictures inspires you.. Let me know what more you wish to know.. You may email me @ kesh.31.1988@gmail.com or text me on +91-(990) 028-9792</text:p>
          </table:table-cell>
          <table:table-cell/>
        </table:table-row>
        <table:table-row table:style-name="ro1">
          <table:table-cell office:value-type="float" office:value="56385" calcext:value-type="float">
            <text:p>56385</text:p>
          </table:table-cell>
          <table:table-cell office:value-type="float" office:value="0" calcext:value-type="float">
            <text:p>0</text:p>
          </table:table-cell>
          <table:table-cell office:value-type="float" office:value="671697" calcext:value-type="float">
            <text:p>671697</text:p>
          </table:table-cell>
          <table:table-cell office:value-type="float" office:value="77767" calcext:value-type="float">
            <text:p>7776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80691" calcext:value-type="float">
            <text:p>80691</text:p>
          </table:table-cell>
          <table:table-cell office:value-type="float" office:value="0" calcext:value-type="float">
            <text:p>0</text:p>
          </table:table-cell>
          <table:table-cell office:value-type="float" office:value="734208" calcext:value-type="float">
            <text:p>734208</text:p>
          </table:table-cell>
          <table:table-cell office:value-type="float" office:value="217849" calcext:value-type="float">
            <text:p>217849</text:p>
          </table:table-cell>
          <table:table-cell office:value-type="string" calcext:value-type="string">
            <text:p>[[@78549]] soon??</text:p>
          </table:table-cell>
          <table:table-cell/>
        </table:table-row>
        <table:table-row table:style-name="ro1">
          <table:table-cell office:value-type="float" office:value="105299" calcext:value-type="float">
            <text:p>105299</text:p>
          </table:table-cell>
          <table:table-cell office:value-type="float" office:value="0" calcext:value-type="float">
            <text:p>0</text:p>
          </table:table-cell>
          <table:table-cell office:value-type="float" office:value="472351" calcext:value-type="float">
            <text:p>472351</text:p>
          </table:table-cell>
          <table:table-cell office:value-type="float" office:value="210037" calcext:value-type="float">
            <text:p>210037</text:p>
          </table:table-cell>
          <table:table-cell office:value-type="string" calcext:value-type="string">
            <text:p>Yes for sure.. I love trekking</text:p>
          </table:table-cell>
          <table:table-cell/>
        </table:table-row>
        <table:table-row table:style-name="ro1">
          <table:table-cell office:value-type="float" office:value="135897" calcext:value-type="float">
            <text:p>135897</text:p>
          </table:table-cell>
          <table:table-cell office:value-type="float" office:value="0" calcext:value-type="float">
            <text:p>0</text:p>
          </table:table-cell>
          <table:table-cell office:value-type="float" office:value="855052" calcext:value-type="float">
            <text:p>855052</text:p>
          </table:table-cell>
          <table:table-cell office:value-type="float" office:value="243630" calcext:value-type="float">
            <text:p>24363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18778" calcext:value-type="float">
            <text:p>218778</text:p>
          </table:table-cell>
          <table:table-cell office:value-type="float" office:value="0" calcext:value-type="float">
            <text:p>0</text:p>
          </table:table-cell>
          <table:table-cell office:value-type="float" office:value="1126577" calcext:value-type="float">
            <text:p>1126577</text:p>
          </table:table-cell>
          <table:table-cell office:value-type="float" office:value="339548" calcext:value-type="float">
            <text:p>339548</text:p>
          </table:table-cell>
          <table:table-cell office:value-type="string" calcext:value-type="string">
            <text:p>There are many wonderful trekk in uttarkashi</text:p>
          </table:table-cell>
          <table:table-cell/>
        </table:table-row>
        <table:table-row table:style-name="ro2">
          <table:table-cell office:value-type="float" office:value="308507" calcext:value-type="float">
            <text:p>308507</text:p>
          </table:table-cell>
          <table:table-cell office:value-type="float" office:value="0" calcext:value-type="float">
            <text:p>0</text:p>
          </table:table-cell>
          <table:table-cell office:value-type="float" office:value="1633874" calcext:value-type="float">
            <text:p>1633874</text:p>
          </table:table-cell>
          <table:table-cell office:value-type="float" office:value="502280" calcext:value-type="float">
            <text:p>502280</text:p>
          </table:table-cell>
          <table:table-cell office:value-type="string" calcext:value-type="string">
            <text:p>[[@78844]] tysm  ❤ </text:p>
            <text:p>follow me up for nxt trail ?</text:p>
          </table:table-cell>
          <table:table-cell/>
        </table:table-row>
        <table:table-row table:style-name="ro1">
          <table:table-cell office:value-type="float" office:value="348444" calcext:value-type="float">
            <text:p>348444</text:p>
          </table:table-cell>
          <table:table-cell office:value-type="float" office:value="0" calcext:value-type="float">
            <text:p>0</text:p>
          </table:table-cell>
          <table:table-cell office:value-type="float" office:value="1873469" calcext:value-type="float">
            <text:p>1873469</text:p>
          </table:table-cell>
          <table:table-cell office:value-type="float" office:value="5259" calcext:value-type="float">
            <text:p>5259</text:p>
          </table:table-cell>
          <table:table-cell office:value-type="string" calcext:value-type="string">
            <text:p>Lage Raho Launde! Mast kaam kar rahe ho</text:p>
          </table:table-cell>
          <table:table-cell/>
        </table:table-row>
        <table:table-row table:style-name="ro1">
          <table:table-cell office:value-type="float" office:value="76093" calcext:value-type="float">
            <text:p>76093</text:p>
          </table:table-cell>
          <table:table-cell office:value-type="float" office:value="0" calcext:value-type="float">
            <text:p>0</text:p>
          </table:table-cell>
          <table:table-cell office:value-type="float" office:value="707821" calcext:value-type="float">
            <text:p>707821</text:p>
          </table:table-cell>
          <table:table-cell office:value-type="float" office:value="139385" calcext:value-type="float">
            <text:p>139385</text:p>
          </table:table-cell>
          <table:table-cell office:value-type="string" calcext:value-type="string">
            <text:p>Wonderful pics Macha @Anisha</text:p>
          </table:table-cell>
          <table:table-cell/>
        </table:table-row>
        <table:table-row table:style-name="ro1">
          <table:table-cell office:value-type="float" office:value="94009" calcext:value-type="float">
            <text:p>94009</text:p>
          </table:table-cell>
          <table:table-cell office:value-type="float" office:value="0" calcext:value-type="float">
            <text:p>0</text:p>
          </table:table-cell>
          <table:table-cell office:value-type="float" office:value="760047" calcext:value-type="float">
            <text:p>760047</text:p>
          </table:table-cell>
          <table:table-cell office:value-type="float" office:value="225901" calcext:value-type="float">
            <text:p>225901</text:p>
          </table:table-cell>
          <table:table-cell office:value-type="string" calcext:value-type="string">
            <text:p>[[@76450]] this is first time of using this app. I will post some more</text:p>
          </table:table-cell>
          <table:table-cell/>
        </table:table-row>
        <table:table-row table:style-name="ro1">
          <table:table-cell office:value-type="float" office:value="134725" calcext:value-type="float">
            <text:p>134725</text:p>
          </table:table-cell>
          <table:table-cell office:value-type="float" office:value="0" calcext:value-type="float">
            <text:p>0</text:p>
          </table:table-cell>
          <table:table-cell office:value-type="float" office:value="850904" calcext:value-type="float">
            <text:p>850904</text:p>
          </table:table-cell>
          <table:table-cell office:value-type="float" office:value="50518" calcext:value-type="float">
            <text:p>50518</text:p>
          </table:table-cell>
          <table:table-cell office:value-type="string" calcext:value-type="string">
            <text:p>When's your next update?!</text:p>
          </table:table-cell>
          <table:table-cell/>
        </table:table-row>
        <table:table-row table:style-name="ro1">
          <table:table-cell office:value-type="float" office:value="402776" calcext:value-type="float">
            <text:p>402776</text:p>
          </table:table-cell>
          <table:table-cell office:value-type="float" office:value="0" calcext:value-type="float">
            <text:p>0</text:p>
          </table:table-cell>
          <table:table-cell office:value-type="float" office:value="2276456" calcext:value-type="float">
            <text:p>2276456</text:p>
          </table:table-cell>
          <table:table-cell office:value-type="float" office:value="4256" calcext:value-type="float">
            <text:p>4256</text:p>
          </table:table-cell>
          <table:table-cell office:value-type="string" calcext:value-type="string">
            <text:p>good video </text:p>
          </table:table-cell>
          <table:table-cell/>
        </table:table-row>
        <table:table-row table:style-name="ro1">
          <table:table-cell office:value-type="float" office:value="416004" calcext:value-type="float">
            <text:p>416004</text:p>
          </table:table-cell>
          <table:table-cell office:value-type="float" office:value="0" calcext:value-type="float">
            <text:p>0</text:p>
          </table:table-cell>
          <table:table-cell office:value-type="float" office:value="2346733" calcext:value-type="float">
            <text:p>2346733</text:p>
          </table:table-cell>
          <table:table-cell office:value-type="float" office:value="11393" calcext:value-type="float">
            <text:p>11393</text:p>
          </table:table-cell>
          <table:table-cell office:value-type="string" calcext:value-type="string">
            <text:p>Hey...what's up?</text:p>
          </table:table-cell>
          <table:table-cell/>
        </table:table-row>
        <table:table-row table:style-name="ro1">
          <table:table-cell office:value-type="float" office:value="425830" calcext:value-type="float">
            <text:p>425830</text:p>
          </table:table-cell>
          <table:table-cell office:value-type="float" office:value="0" calcext:value-type="float">
            <text:p>0</text:p>
          </table:table-cell>
          <table:table-cell office:value-type="float" office:value="2269201" calcext:value-type="float">
            <text:p>2269201</text:p>
          </table:table-cell>
          <table:table-cell office:value-type="float" office:value="39268" calcext:value-type="float">
            <text:p>39268</text:p>
          </table:table-cell>
          <table:table-cell office:value-type="string" calcext:value-type="string">
            <text:p>How do you watch it?</text:p>
          </table:table-cell>
          <table:table-cell/>
        </table:table-row>
        <table:table-row table:style-name="ro1">
          <table:table-cell office:value-type="float" office:value="428090" calcext:value-type="float">
            <text:p>428090</text:p>
          </table:table-cell>
          <table:table-cell office:value-type="float" office:value="0" calcext:value-type="float">
            <text:p>0</text:p>
          </table:table-cell>
          <table:table-cell office:value-type="float" office:value="20519" calcext:value-type="float">
            <text:p>20519</text:p>
          </table:table-cell>
          <table:table-cell office:value-type="float" office:value="2711" calcext:value-type="float">
            <text:p>2711</text:p>
          </table:table-cell>
          <table:table-cell office:value-type="string" calcext:value-type="string">
            <text:p>wow</text:p>
          </table:table-cell>
          <table:table-cell/>
        </table:table-row>
        <table:table-row table:style-name="ro1">
          <table:table-cell office:value-type="float" office:value="442261" calcext:value-type="float">
            <text:p>442261</text:p>
          </table:table-cell>
          <table:table-cell office:value-type="float" office:value="0" calcext:value-type="float">
            <text:p>0</text:p>
          </table:table-cell>
          <table:table-cell office:value-type="float" office:value="2362359" calcext:value-type="float">
            <text:p>2362359</text:p>
          </table:table-cell>
          <table:table-cell office:value-type="float" office:value="1702059" calcext:value-type="float">
            <text:p>1702059</text:p>
          </table:table-cell>
          <table:table-cell office:value-type="string" calcext:value-type="string">
            <text:p>[[@45800]]</text:p>
          </table:table-cell>
          <table:table-cell/>
        </table:table-row>
        <table:table-row table:style-name="ro2">
          <table:table-cell office:value-type="float" office:value="34927" calcext:value-type="float">
            <text:p>34927</text:p>
          </table:table-cell>
          <table:table-cell office:value-type="float" office:value="0" calcext:value-type="float">
            <text:p>0</text:p>
          </table:table-cell>
          <table:table-cell office:value-type="float" office:value="622127" calcext:value-type="float">
            <text:p>622127</text:p>
          </table:table-cell>
          <table:table-cell office:value-type="float" office:value="186072" calcext:value-type="float">
            <text:p>186072</text:p>
          </table:table-cell>
          <table:table-cell office:value-type="string" calcext:value-type="string">
            <text:p>[[@79844]] [[@43047]]</text:p>
            <text:p>I am new to the app, still trying to figure out how it works, will try to be more relevant on the future ??</text:p>
          </table:table-cell>
          <table:table-cell/>
        </table:table-row>
        <table:table-row table:style-name="ro1">
          <table:table-cell office:value-type="float" office:value="125289" calcext:value-type="float">
            <text:p>125289</text:p>
          </table:table-cell>
          <table:table-cell office:value-type="float" office:value="0" calcext:value-type="float">
            <text:p>0</text:p>
          </table:table-cell>
          <table:table-cell office:value-type="float" office:value="826445" calcext:value-type="float">
            <text:p>826445</text:p>
          </table:table-cell>
          <table:table-cell office:value-type="float" office:value="85132" calcext:value-type="float">
            <text:p>85132</text:p>
          </table:table-cell>
          <table:table-cell office:value-type="string" calcext:value-type="string">
            <text:p>Hoping for another awesome adventure soon!</text:p>
          </table:table-cell>
          <table:table-cell/>
        </table:table-row>
        <table:table-row table:style-name="ro1">
          <table:table-cell office:value-type="float" office:value="237518" calcext:value-type="float">
            <text:p>237518</text:p>
          </table:table-cell>
          <table:table-cell office:value-type="float" office:value="0" calcext:value-type="float">
            <text:p>0</text:p>
          </table:table-cell>
          <table:table-cell office:value-type="float" office:value="1193416" calcext:value-type="float">
            <text:p>1193416</text:p>
          </table:table-cell>
          <table:table-cell office:value-type="float" office:value="76911" calcext:value-type="float">
            <text:p>7691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45313" calcext:value-type="float">
            <text:p>245313</text:p>
          </table:table-cell>
          <table:table-cell office:value-type="float" office:value="0" calcext:value-type="float">
            <text:p>0</text:p>
          </table:table-cell>
          <table:table-cell office:value-type="float" office:value="1229975" calcext:value-type="float">
            <text:p>1229975</text:p>
          </table:table-cell>
          <table:table-cell office:value-type="float" office:value="43323" calcext:value-type="float">
            <text:p>43323</text:p>
          </table:table-cell>
          <table:table-cell office:value-type="string" calcext:value-type="string">
            <text:p>Wow! that's such a cool title! but the images were so blurry!</text:p>
          </table:table-cell>
          <table:table-cell/>
        </table:table-row>
        <table:table-row table:style-name="ro1">
          <table:table-cell office:value-type="float" office:value="266379" calcext:value-type="float">
            <text:p>266379</text:p>
          </table:table-cell>
          <table:table-cell office:value-type="float" office:value="0" calcext:value-type="float">
            <text:p>0</text:p>
          </table:table-cell>
          <table:table-cell office:value-type="float" office:value="1388546" calcext:value-type="float">
            <text:p>1388546</text:p>
          </table:table-cell>
          <table:table-cell office:value-type="float" office:value="83404" calcext:value-type="float">
            <text:p>83404</text:p>
          </table:table-cell>
          <table:table-cell office:value-type="string" calcext:value-type="string">
            <text:p>Wow! Thats amazing that you covered so much in so less budget!</text:p>
          </table:table-cell>
          <table:table-cell/>
        </table:table-row>
        <table:table-row table:style-name="ro1">
          <table:table-cell office:value-type="float" office:value="337554" calcext:value-type="float">
            <text:p>337554</text:p>
          </table:table-cell>
          <table:table-cell office:value-type="float" office:value="0" calcext:value-type="float">
            <text:p>0</text:p>
          </table:table-cell>
          <table:table-cell office:value-type="float" office:value="1801723" calcext:value-type="float">
            <text:p>1801723</text:p>
          </table:table-cell>
          <table:table-cell office:value-type="float" office:value="53062" calcext:value-type="float">
            <text:p>53062</text:p>
          </table:table-cell>
          <table:table-cell office:value-type="string" calcext:value-type="string">
            <text:p>i love the way you travel, when are posting more our your stories?</text:p>
          </table:table-cell>
          <table:table-cell/>
        </table:table-row>
        <table:table-row table:style-name="ro1">
          <table:table-cell office:value-type="float" office:value="408104" calcext:value-type="float">
            <text:p>408104</text:p>
          </table:table-cell>
          <table:table-cell office:value-type="float" office:value="0" calcext:value-type="float">
            <text:p>0</text:p>
          </table:table-cell>
          <table:table-cell office:value-type="float" office:value="2312736" calcext:value-type="float">
            <text:p>2312736</text:p>
          </table:table-cell>
          <table:table-cell office:value-type="float" office:value="1167730" calcext:value-type="float">
            <text:p>1167730</text:p>
          </table:table-cell>
          <table:table-cell office:value-type="string" calcext:value-type="string">
            <text:p>Good</text:p>
          </table:table-cell>
          <table:table-cell/>
        </table:table-row>
        <table:table-row table:style-name="ro1">
          <table:table-cell office:value-type="float" office:value="425441" calcext:value-type="float">
            <text:p>425441</text:p>
          </table:table-cell>
          <table:table-cell office:value-type="float" office:value="0" calcext:value-type="float">
            <text:p>0</text:p>
          </table:table-cell>
          <table:table-cell office:value-type="float" office:value="55392" calcext:value-type="float">
            <text:p>55392</text:p>
          </table:table-cell>
          <table:table-cell office:value-type="float" office:value="37649" calcext:value-type="float">
            <text:p>37649</text:p>
          </table:table-cell>
          <table:table-cell office:value-type="string" calcext:value-type="string">
            <text:p>wow</text:p>
          </table:table-cell>
          <table:table-cell/>
        </table:table-row>
        <table:table-row table:style-name="ro1">
          <table:table-cell office:value-type="float" office:value="443756" calcext:value-type="float">
            <text:p>443756</text:p>
          </table:table-cell>
          <table:table-cell office:value-type="float" office:value="0" calcext:value-type="float">
            <text:p>0</text:p>
          </table:table-cell>
          <table:table-cell office:value-type="float" office:value="2340731" calcext:value-type="float">
            <text:p>2340731</text:p>
          </table:table-cell>
          <table:table-cell office:value-type="float" office:value="1715423" calcext:value-type="float">
            <text:p>1715423</text:p>
          </table:table-cell>
          <table:table-cell office:value-type="string" calcext:value-type="string">
            <text:p>Very nice</text:p>
          </table:table-cell>
          <table:table-cell/>
        </table:table-row>
        <table:table-row table:style-name="ro1">
          <table:table-cell office:value-type="float" office:value="73376" calcext:value-type="float">
            <text:p>73376</text:p>
          </table:table-cell>
          <table:table-cell office:value-type="float" office:value="0" calcext:value-type="float">
            <text:p>0</text:p>
          </table:table-cell>
          <table:table-cell office:value-type="float" office:value="717516" calcext:value-type="float">
            <text:p>717516</text:p>
          </table:table-cell>
          <table:table-cell office:value-type="float" office:value="43407" calcext:value-type="float">
            <text:p>43407</text:p>
          </table:table-cell>
          <table:table-cell office:value-type="string" calcext:value-type="string">
            <text:p>amazing stories! when can i read your next adventure?</text:p>
          </table:table-cell>
          <table:table-cell/>
        </table:table-row>
        <table:table-row table:style-name="ro1">
          <table:table-cell office:value-type="float" office:value="80846" calcext:value-type="float">
            <text:p>80846</text:p>
          </table:table-cell>
          <table:table-cell office:value-type="float" office:value="0" calcext:value-type="float">
            <text:p>0</text:p>
          </table:table-cell>
          <table:table-cell office:value-type="float" office:value="734762" calcext:value-type="float">
            <text:p>734762</text:p>
          </table:table-cell>
          <table:table-cell office:value-type="float" office:value="40405" calcext:value-type="float">
            <text:p>40405</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32529" calcext:value-type="float">
            <text:p>132529</text:p>
          </table:table-cell>
          <table:table-cell office:value-type="float" office:value="0" calcext:value-type="float">
            <text:p>0</text:p>
          </table:table-cell>
          <table:table-cell office:value-type="float" office:value="848106" calcext:value-type="float">
            <text:p>848106</text:p>
          </table:table-cell>
          <table:table-cell office:value-type="float" office:value="85329" calcext:value-type="float">
            <text:p>85329</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52230" calcext:value-type="float">
            <text:p>152230</text:p>
          </table:table-cell>
          <table:table-cell office:value-type="float" office:value="0" calcext:value-type="float">
            <text:p>0</text:p>
          </table:table-cell>
          <table:table-cell office:value-type="float" office:value="894244" calcext:value-type="float">
            <text:p>894244</text:p>
          </table:table-cell>
          <table:table-cell office:value-type="float" office:value="45910" calcext:value-type="float">
            <text:p>45910</text:p>
          </table:table-cell>
          <table:table-cell office:value-type="string" calcext:value-type="string">
            <text:p>wow..wonderful..</text:p>
          </table:table-cell>
          <table:table-cell/>
        </table:table-row>
        <table:table-row table:style-name="ro1">
          <table:table-cell office:value-type="float" office:value="237447" calcext:value-type="float">
            <text:p>237447</text:p>
          </table:table-cell>
          <table:table-cell office:value-type="float" office:value="0" calcext:value-type="float">
            <text:p>0</text:p>
          </table:table-cell>
          <table:table-cell office:value-type="float" office:value="1194191" calcext:value-type="float">
            <text:p>1194191</text:p>
          </table:table-cell>
          <table:table-cell office:value-type="float" office:value="83607" calcext:value-type="float">
            <text:p>83607</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65384" calcext:value-type="float">
            <text:p>365384</text:p>
          </table:table-cell>
          <table:table-cell office:value-type="float" office:value="0" calcext:value-type="float">
            <text:p>0</text:p>
          </table:table-cell>
          <table:table-cell office:value-type="float" office:value="2117696" calcext:value-type="float">
            <text:p>2117696</text:p>
          </table:table-cell>
          <table:table-cell office:value-type="float" office:value="667108" calcext:value-type="float">
            <text:p>667108</text:p>
          </table:table-cell>
          <table:table-cell office:value-type="string" calcext:value-type="string">
            <text:p>[[@87523]] thank you ji. I suggest you if you want a video trail make sure it be clarity and not shaking more</text:p>
          </table:table-cell>
          <table:table-cell/>
        </table:table-row>
        <table:table-row table:style-name="ro1">
          <table:table-cell office:value-type="float" office:value="434940" calcext:value-type="float">
            <text:p>434940</text:p>
          </table:table-cell>
          <table:table-cell office:value-type="float" office:value="0" calcext:value-type="float">
            <text:p>0</text:p>
          </table:table-cell>
          <table:table-cell office:value-type="float" office:value="2267061" calcext:value-type="float">
            <text:p>2267061</text:p>
          </table:table-cell>
          <table:table-cell office:value-type="float" office:value="1511252" calcext:value-type="float">
            <text:p>1511252</text:p>
          </table:table-cell>
          <table:table-cell office:value-type="string" calcext:value-type="string">
            <text:p>n̸͟͞y̸͟͞c̸͟͞</text:p>
          </table:table-cell>
          <table:table-cell/>
        </table:table-row>
        <table:table-row table:style-name="ro1">
          <table:table-cell office:value-type="float" office:value="460379" calcext:value-type="float">
            <text:p>460379</text:p>
          </table:table-cell>
          <table:table-cell office:value-type="float" office:value="0" calcext:value-type="float">
            <text:p>0</text:p>
          </table:table-cell>
          <table:table-cell office:value-type="float" office:value="2611357" calcext:value-type="float">
            <text:p>2611357</text:p>
          </table:table-cell>
          <table:table-cell office:value-type="float" office:value="2180344" calcext:value-type="float">
            <text:p>2180344</text:p>
          </table:table-cell>
          <table:table-cell office:value-type="string" calcext:value-type="string">
            <text:p>Thx friends</text:p>
          </table:table-cell>
          <table:table-cell/>
        </table:table-row>
        <table:table-row table:style-name="ro1">
          <table:table-cell office:value-type="float" office:value="76273" calcext:value-type="float">
            <text:p>76273</text:p>
          </table:table-cell>
          <table:table-cell office:value-type="float" office:value="0" calcext:value-type="float">
            <text:p>0</text:p>
          </table:table-cell>
          <table:table-cell office:value-type="float" office:value="723187" calcext:value-type="float">
            <text:p>723187</text:p>
          </table:table-cell>
          <table:table-cell office:value-type="float" office:value="49052" calcext:value-type="float">
            <text:p>4905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53541" calcext:value-type="float">
            <text:p>253541</text:p>
          </table:table-cell>
          <table:table-cell office:value-type="float" office:value="0" calcext:value-type="float">
            <text:p>0</text:p>
          </table:table-cell>
          <table:table-cell office:value-type="float" office:value="1298249" calcext:value-type="float">
            <text:p>1298249</text:p>
          </table:table-cell>
          <table:table-cell office:value-type="float" office:value="42590" calcext:value-type="float">
            <text:p>42590</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21207" calcext:value-type="float">
            <text:p>321207</text:p>
          </table:table-cell>
          <table:table-cell office:value-type="float" office:value="1232057" calcext:value-type="float">
            <text:p>1232057</text:p>
          </table:table-cell>
          <table:table-cell office:value-type="float" office:value="0" calcext:value-type="float">
            <text:p>0</text:p>
          </table:table-cell>
          <table:table-cell office:value-type="float" office:value="520402" calcext:value-type="float">
            <text:p>520402</text:p>
          </table:table-cell>
          <table:table-cell office:value-type="string" calcext:value-type="string">
            <text:p>We tried to get these home but it brought us bad luck so we returened them back to forest</text:p>
          </table:table-cell>
          <table:table-cell/>
        </table:table-row>
        <table:table-row table:style-name="ro1">
          <table:table-cell office:value-type="float" office:value="330776" calcext:value-type="float">
            <text:p>330776</text:p>
          </table:table-cell>
          <table:table-cell office:value-type="float" office:value="1339941" calcext:value-type="float">
            <text:p>1339941</text:p>
          </table:table-cell>
          <table:table-cell office:value-type="float" office:value="0" calcext:value-type="float">
            <text:p>0</text:p>
          </table:table-cell>
          <table:table-cell office:value-type="float" office:value="458463" calcext:value-type="float">
            <text:p>458463</text:p>
          </table:table-cell>
          <table:table-cell office:value-type="string" calcext:value-type="string">
            <text:p>[[@523099]] thnx</text:p>
          </table:table-cell>
          <table:table-cell/>
        </table:table-row>
        <table:table-row table:style-name="ro1">
          <table:table-cell office:value-type="float" office:value="342721" calcext:value-type="float">
            <text:p>342721</text:p>
          </table:table-cell>
          <table:table-cell office:value-type="float" office:value="0" calcext:value-type="float">
            <text:p>0</text:p>
          </table:table-cell>
          <table:table-cell office:value-type="float" office:value="1828452" calcext:value-type="float">
            <text:p>1828452</text:p>
          </table:table-cell>
          <table:table-cell office:value-type="float" office:value="83987" calcext:value-type="float">
            <text:p>8398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69042" calcext:value-type="float">
            <text:p>369042</text:p>
          </table:table-cell>
          <table:table-cell office:value-type="float" office:value="0" calcext:value-type="float">
            <text:p>0</text:p>
          </table:table-cell>
          <table:table-cell office:value-type="float" office:value="782736" calcext:value-type="float">
            <text:p>782736</text:p>
          </table:table-cell>
          <table:table-cell office:value-type="float" office:value="644273" calcext:value-type="float">
            <text:p>644273</text:p>
          </table:table-cell>
          <table:table-cell office:value-type="string" calcext:value-type="string">
            <text:p>Kota rajsthan shreepura</text:p>
          </table:table-cell>
          <table:table-cell/>
        </table:table-row>
        <table:table-row table:style-name="ro1">
          <table:table-cell office:value-type="float" office:value="398745" calcext:value-type="float">
            <text:p>398745</text:p>
          </table:table-cell>
          <table:table-cell office:value-type="float" office:value="0" calcext:value-type="float">
            <text:p>0</text:p>
          </table:table-cell>
          <table:table-cell office:value-type="float" office:value="2294291" calcext:value-type="float">
            <text:p>2294291</text:p>
          </table:table-cell>
          <table:table-cell office:value-type="float" office:value="724755" calcext:value-type="float">
            <text:p>724755</text:p>
          </table:table-cell>
          <table:table-cell office:value-type="string" calcext:value-type="string">
            <text:p>Salute</text:p>
          </table:table-cell>
          <table:table-cell/>
        </table:table-row>
        <table:table-row table:style-name="ro1">
          <table:table-cell office:value-type="float" office:value="442847" calcext:value-type="float">
            <text:p>442847</text:p>
          </table:table-cell>
          <table:table-cell office:value-type="float" office:value="0" calcext:value-type="float">
            <text:p>0</text:p>
          </table:table-cell>
          <table:table-cell office:value-type="float" office:value="2367538" calcext:value-type="float">
            <text:p>2367538</text:p>
          </table:table-cell>
          <table:table-cell office:value-type="float" office:value="1705925" calcext:value-type="float">
            <text:p>1705925</text:p>
          </table:table-cell>
          <table:table-cell office:value-type="string" calcext:value-type="string">
            <text:p>Hello</text:p>
          </table:table-cell>
          <table:table-cell/>
        </table:table-row>
        <table:table-row table:style-name="ro1">
          <table:table-cell office:value-type="float" office:value="36967" calcext:value-type="float">
            <text:p>36967</text:p>
          </table:table-cell>
          <table:table-cell office:value-type="float" office:value="0" calcext:value-type="float">
            <text:p>0</text:p>
          </table:table-cell>
          <table:table-cell office:value-type="float" office:value="628553" calcext:value-type="float">
            <text:p>628553</text:p>
          </table:table-cell>
          <table:table-cell office:value-type="float" office:value="135689" calcext:value-type="float">
            <text:p>135689</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50985" calcext:value-type="float">
            <text:p>50985</text:p>
          </table:table-cell>
          <table:table-cell office:value-type="float" office:value="0" calcext:value-type="float">
            <text:p>0</text:p>
          </table:table-cell>
          <table:table-cell office:value-type="float" office:value="648028" calcext:value-type="float">
            <text:p>648028</text:p>
          </table:table-cell>
          <table:table-cell office:value-type="float" office:value="193619" calcext:value-type="float">
            <text:p>193619</text:p>
          </table:table-cell>
          <table:table-cell office:value-type="string" calcext:value-type="string">
            <text:p>I don't have videos but I do have some pics.. will upload</text:p>
          </table:table-cell>
          <table:table-cell/>
        </table:table-row>
        <table:table-row table:style-name="ro1">
          <table:table-cell office:value-type="float" office:value="57066" calcext:value-type="float">
            <text:p>57066</text:p>
          </table:table-cell>
          <table:table-cell office:value-type="float" office:value="0" calcext:value-type="float">
            <text:p>0</text:p>
          </table:table-cell>
          <table:table-cell office:value-type="float" office:value="671692" calcext:value-type="float">
            <text:p>671692</text:p>
          </table:table-cell>
          <table:table-cell office:value-type="float" office:value="88147" calcext:value-type="float">
            <text:p>8814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60556" calcext:value-type="float">
            <text:p>60556</text:p>
          </table:table-cell>
          <table:table-cell office:value-type="float" office:value="0" calcext:value-type="float">
            <text:p>0</text:p>
          </table:table-cell>
          <table:table-cell office:value-type="float" office:value="679652" calcext:value-type="float">
            <text:p>679652</text:p>
          </table:table-cell>
          <table:table-cell office:value-type="float" office:value="43303" calcext:value-type="float">
            <text:p>43303</text:p>
          </table:table-cell>
          <table:table-cell office:value-type="string" calcext:value-type="string">
            <text:p>Dope!</text:p>
          </table:table-cell>
          <table:table-cell/>
        </table:table-row>
        <table:table-row table:style-name="ro1">
          <table:table-cell office:value-type="float" office:value="95023" calcext:value-type="float">
            <text:p>95023</text:p>
          </table:table-cell>
          <table:table-cell office:value-type="float" office:value="0" calcext:value-type="float">
            <text:p>0</text:p>
          </table:table-cell>
          <table:table-cell office:value-type="float" office:value="762560" calcext:value-type="float">
            <text:p>762560</text:p>
          </table:table-cell>
          <table:table-cell office:value-type="float" office:value="79184" calcext:value-type="float">
            <text:p>79184</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38721" calcext:value-type="float">
            <text:p>238721</text:p>
          </table:table-cell>
          <table:table-cell office:value-type="float" office:value="0" calcext:value-type="float">
            <text:p>0</text:p>
          </table:table-cell>
          <table:table-cell office:value-type="float" office:value="1198621" calcext:value-type="float">
            <text:p>1198621</text:p>
          </table:table-cell>
          <table:table-cell office:value-type="float" office:value="42571" calcext:value-type="float">
            <text:p>4257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54144" calcext:value-type="float">
            <text:p>254144</text:p>
          </table:table-cell>
          <table:table-cell office:value-type="float" office:value="0" calcext:value-type="float">
            <text:p>0</text:p>
          </table:table-cell>
          <table:table-cell office:value-type="float" office:value="1304273" calcext:value-type="float">
            <text:p>1304273</text:p>
          </table:table-cell>
          <table:table-cell office:value-type="float" office:value="332852" calcext:value-type="float">
            <text:p>332852</text:p>
          </table:table-cell>
          <table:table-cell office:value-type="string" calcext:value-type="string">
            <text:p>[[@41306]] <text:s/>I just loved it..! I mean it was a great experience at Shirdi to Trimbakeshwar.</text:p>
          </table:table-cell>
          <table:table-cell/>
        </table:table-row>
        <table:table-row table:style-name="ro1">
          <table:table-cell office:value-type="float" office:value="271746" calcext:value-type="float">
            <text:p>271746</text:p>
          </table:table-cell>
          <table:table-cell office:value-type="float" office:value="0" calcext:value-type="float">
            <text:p>0</text:p>
          </table:table-cell>
          <table:table-cell office:value-type="float" office:value="1417517" calcext:value-type="float">
            <text:p>1417517</text:p>
          </table:table-cell>
          <table:table-cell office:value-type="float" office:value="435403" calcext:value-type="float">
            <text:p>435403</text:p>
          </table:table-cell>
          <table:table-cell office:value-type="string" calcext:value-type="string">
            <text:p>ThNx</text:p>
          </table:table-cell>
          <table:table-cell/>
        </table:table-row>
        <table:table-row table:style-name="ro1">
          <table:table-cell office:value-type="float" office:value="350724" calcext:value-type="float">
            <text:p>350724</text:p>
          </table:table-cell>
          <table:table-cell office:value-type="float" office:value="0" calcext:value-type="float">
            <text:p>0</text:p>
          </table:table-cell>
          <table:table-cell office:value-type="float" office:value="1829388" calcext:value-type="float">
            <text:p>1829388</text:p>
          </table:table-cell>
          <table:table-cell office:value-type="float" office:value="582198" calcext:value-type="float">
            <text:p>582198</text:p>
          </table:table-cell>
          <table:table-cell office:value-type="string" calcext:value-type="string">
            <text:p>Bike Ride are always best ?</text:p>
          </table:table-cell>
          <table:table-cell/>
        </table:table-row>
        <table:table-row table:style-name="ro1">
          <table:table-cell office:value-type="float" office:value="379705" calcext:value-type="float">
            <text:p>379705</text:p>
          </table:table-cell>
          <table:table-cell office:value-type="float" office:value="0" calcext:value-type="float">
            <text:p>0</text:p>
          </table:table-cell>
          <table:table-cell office:value-type="float" office:value="1131697" calcext:value-type="float">
            <text:p>1131697</text:p>
          </table:table-cell>
          <table:table-cell office:value-type="float" office:value="341127" calcext:value-type="float">
            <text:p>341127</text:p>
          </table:table-cell>
          <table:table-cell office:value-type="string" calcext:value-type="string">
            <text:p>[[@1]]</text:p>
          </table:table-cell>
          <table:table-cell/>
        </table:table-row>
        <table:table-row table:style-name="ro1">
          <table:table-cell office:value-type="float" office:value="398434" calcext:value-type="float">
            <text:p>398434</text:p>
          </table:table-cell>
          <table:table-cell office:value-type="float" office:value="0" calcext:value-type="float">
            <text:p>0</text:p>
          </table:table-cell>
          <table:table-cell office:value-type="float" office:value="1640371" calcext:value-type="float">
            <text:p>1640371</text:p>
          </table:table-cell>
          <table:table-cell office:value-type="float" office:value="993415" calcext:value-type="float">
            <text:p>993415</text:p>
          </table:table-cell>
          <table:table-cell office:value-type="string" calcext:value-type="string">
            <text:p>Nice</text:p>
          </table:table-cell>
          <table:table-cell/>
        </table:table-row>
        <table:table-row table:style-name="ro1">
          <table:table-cell office:value-type="float" office:value="60974" calcext:value-type="float">
            <text:p>60974</text:p>
          </table:table-cell>
          <table:table-cell office:value-type="float" office:value="0" calcext:value-type="float">
            <text:p>0</text:p>
          </table:table-cell>
          <table:table-cell office:value-type="float" office:value="680767" calcext:value-type="float">
            <text:p>680767</text:p>
          </table:table-cell>
          <table:table-cell office:value-type="float" office:value="80470" calcext:value-type="float">
            <text:p>80470</text:p>
          </table:table-cell>
          <table:table-cell office:value-type="string" calcext:value-type="string">
            <text:p>The title was superb! The content was a little dreary!</text:p>
          </table:table-cell>
          <table:table-cell/>
        </table:table-row>
        <table:table-row table:style-name="ro1">
          <table:table-cell office:value-type="float" office:value="84173" calcext:value-type="float">
            <text:p>84173</text:p>
          </table:table-cell>
          <table:table-cell office:value-type="float" office:value="0" calcext:value-type="float">
            <text:p>0</text:p>
          </table:table-cell>
          <table:table-cell office:value-type="float" office:value="82623" calcext:value-type="float">
            <text:p>82623</text:p>
          </table:table-cell>
          <table:table-cell office:value-type="float" office:value="81530" calcext:value-type="float">
            <text:p>81530</text:p>
          </table:table-cell>
          <table:table-cell office:value-type="string" calcext:value-type="string">
            <text:p>can't wait to read about your next adventure</text:p>
          </table:table-cell>
          <table:table-cell/>
        </table:table-row>
        <table:table-row table:style-name="ro1">
          <table:table-cell office:value-type="float" office:value="96843" calcext:value-type="float">
            <text:p>96843</text:p>
          </table:table-cell>
          <table:table-cell office:value-type="float" office:value="0" calcext:value-type="float">
            <text:p>0</text:p>
          </table:table-cell>
          <table:table-cell office:value-type="float" office:value="769189" calcext:value-type="float">
            <text:p>769189</text:p>
          </table:table-cell>
          <table:table-cell office:value-type="float" office:value="228680" calcext:value-type="float">
            <text:p>228680</text:p>
          </table:table-cell>
          <table:table-cell office:value-type="string" calcext:value-type="string">
            <text:p>[[@39693]] thnq</text:p>
          </table:table-cell>
          <table:table-cell/>
        </table:table-row>
        <table:table-row table:style-name="ro1">
          <table:table-cell office:value-type="float" office:value="194863" calcext:value-type="float">
            <text:p>194863</text:p>
          </table:table-cell>
          <table:table-cell office:value-type="float" office:value="0" calcext:value-type="float">
            <text:p>0</text:p>
          </table:table-cell>
          <table:table-cell office:value-type="float" office:value="997575" calcext:value-type="float">
            <text:p>997575</text:p>
          </table:table-cell>
          <table:table-cell office:value-type="float" office:value="285088" calcext:value-type="float">
            <text:p>285088</text:p>
          </table:table-cell>
          <table:table-cell office:value-type="string" calcext:value-type="string">
            <text:p>This was a beautiful travel document. The places were absolutely gorgeous and your narrative was super helpful ??</text:p>
          </table:table-cell>
          <table:table-cell/>
        </table:table-row>
        <table:table-row table:style-name="ro1">
          <table:table-cell office:value-type="float" office:value="320310" calcext:value-type="float">
            <text:p>320310</text:p>
          </table:table-cell>
          <table:table-cell office:value-type="float" office:value="0" calcext:value-type="float">
            <text:p>0</text:p>
          </table:table-cell>
          <table:table-cell office:value-type="float" office:value="424708" calcext:value-type="float">
            <text:p>424708</text:p>
          </table:table-cell>
          <table:table-cell office:value-type="float" office:value="119019" calcext:value-type="float">
            <text:p>119019</text:p>
          </table:table-cell>
          <table:table-cell office:value-type="string" calcext:value-type="string">
            <text:p>[[@381552]] I've been to both the places you mentioned but haven't uploaded pictures!</text:p>
          </table:table-cell>
          <table:table-cell/>
        </table:table-row>
        <table:table-row table:style-name="ro1">
          <table:table-cell office:value-type="float" office:value="338192" calcext:value-type="float">
            <text:p>338192</text:p>
          </table:table-cell>
          <table:table-cell office:value-type="float" office:value="0" calcext:value-type="float">
            <text:p>0</text:p>
          </table:table-cell>
          <table:table-cell office:value-type="float" office:value="1804098" calcext:value-type="float">
            <text:p>1804098</text:p>
          </table:table-cell>
          <table:table-cell office:value-type="float" office:value="40569" calcext:value-type="float">
            <text:p>40569</text:p>
          </table:table-cell>
          <table:table-cell office:value-type="string" calcext:value-type="string">
            <text:p>Hey the trail is amazing, could you give some info?</text:p>
          </table:table-cell>
          <table:table-cell/>
        </table:table-row>
        <table:table-row table:style-name="ro1">
          <table:table-cell office:value-type="float" office:value="43100" calcext:value-type="float">
            <text:p>43100</text:p>
          </table:table-cell>
          <table:table-cell office:value-type="float" office:value="0" calcext:value-type="float">
            <text:p>0</text:p>
          </table:table-cell>
          <table:table-cell office:value-type="float" office:value="641372" calcext:value-type="float">
            <text:p>641372</text:p>
          </table:table-cell>
          <table:table-cell office:value-type="float" office:value="86022" calcext:value-type="float">
            <text:p>8602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84368" calcext:value-type="float">
            <text:p>84368</text:p>
          </table:table-cell>
          <table:table-cell office:value-type="float" office:value="0" calcext:value-type="float">
            <text:p>0</text:p>
          </table:table-cell>
          <table:table-cell office:value-type="float" office:value="72261" calcext:value-type="float">
            <text:p>72261</text:p>
          </table:table-cell>
          <table:table-cell office:value-type="float" office:value="78492" calcext:value-type="float">
            <text:p>78492</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14852" calcext:value-type="float">
            <text:p>114852</text:p>
          </table:table-cell>
          <table:table-cell office:value-type="float" office:value="0" calcext:value-type="float">
            <text:p>0</text:p>
          </table:table-cell>
          <table:table-cell office:value-type="float" office:value="811842" calcext:value-type="float">
            <text:p>811842</text:p>
          </table:table-cell>
          <table:table-cell office:value-type="float" office:value="41255" calcext:value-type="float">
            <text:p>41255</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42251" calcext:value-type="float">
            <text:p>142251</text:p>
          </table:table-cell>
          <table:table-cell office:value-type="float" office:value="0" calcext:value-type="float">
            <text:p>0</text:p>
          </table:table-cell>
          <table:table-cell office:value-type="float" office:value="871203" calcext:value-type="float">
            <text:p>871203</text:p>
          </table:table-cell>
          <table:table-cell office:value-type="float" office:value="49586" calcext:value-type="float">
            <text:p>49586</text:p>
          </table:table-cell>
          <table:table-cell office:value-type="string" calcext:value-type="string">
            <text:p>Your image selection is excellent! good content too!</text:p>
          </table:table-cell>
          <table:table-cell/>
        </table:table-row>
        <table:table-row table:style-name="ro1">
          <table:table-cell office:value-type="float" office:value="199432" calcext:value-type="float">
            <text:p>199432</text:p>
          </table:table-cell>
          <table:table-cell office:value-type="float" office:value="0" calcext:value-type="float">
            <text:p>0</text:p>
          </table:table-cell>
          <table:table-cell office:value-type="float" office:value="1032491" calcext:value-type="float">
            <text:p>1032491</text:p>
          </table:table-cell>
          <table:table-cell office:value-type="float" office:value="311345" calcext:value-type="float">
            <text:p>311345</text:p>
          </table:table-cell>
          <table:table-cell office:value-type="string" calcext:value-type="string">
            <text:p>[[@88037]] yes after some days...editing pending</text:p>
          </table:table-cell>
          <table:table-cell/>
        </table:table-row>
        <table:table-row table:style-name="ro1">
          <table:table-cell office:value-type="float" office:value="420508" calcext:value-type="float">
            <text:p>420508</text:p>
          </table:table-cell>
          <table:table-cell office:value-type="float" office:value="0" calcext:value-type="float">
            <text:p>0</text:p>
          </table:table-cell>
          <table:table-cell office:value-type="float" office:value="2329616" calcext:value-type="float">
            <text:p>2329616</text:p>
          </table:table-cell>
          <table:table-cell office:value-type="float" office:value="35744" calcext:value-type="float">
            <text:p>35744</text:p>
          </table:table-cell>
          <table:table-cell office:value-type="string" calcext:value-type="string">
            <text:p>badla zaroor lunga</text:p>
          </table:table-cell>
          <table:table-cell/>
        </table:table-row>
        <table:table-row table:style-name="ro1">
          <table:table-cell office:value-type="float" office:value="432673" calcext:value-type="float">
            <text:p>432673</text:p>
          </table:table-cell>
          <table:table-cell office:value-type="float" office:value="0" calcext:value-type="float">
            <text:p>0</text:p>
          </table:table-cell>
          <table:table-cell office:value-type="float" office:value="967792" calcext:value-type="float">
            <text:p>967792</text:p>
          </table:table-cell>
          <table:table-cell office:value-type="float" office:value="22992" calcext:value-type="float">
            <text:p>22992</text:p>
          </table:table-cell>
          <table:table-cell office:value-type="string" calcext:value-type="string">
            <text:p>i knew this</text:p>
          </table:table-cell>
          <table:table-cell/>
        </table:table-row>
        <table:table-row table:style-name="ro1">
          <table:table-cell office:value-type="float" office:value="453157" calcext:value-type="float">
            <text:p>453157</text:p>
          </table:table-cell>
          <table:table-cell office:value-type="float" office:value="0" calcext:value-type="float">
            <text:p>0</text:p>
          </table:table-cell>
          <table:table-cell office:value-type="float" office:value="2541084" calcext:value-type="float">
            <text:p>2541084</text:p>
          </table:table-cell>
          <table:table-cell office:value-type="float" office:value="1987003" calcext:value-type="float">
            <text:p>1987003</text:p>
          </table:table-cell>
          <table:table-cell office:value-type="string" calcext:value-type="string">
            <text:p>Bbb</text:p>
          </table:table-cell>
          <table:table-cell/>
        </table:table-row>
        <table:table-row table:style-name="ro1">
          <table:table-cell office:value-type="float" office:value="172100" calcext:value-type="float">
            <text:p>172100</text:p>
          </table:table-cell>
          <table:table-cell office:value-type="float" office:value="0" calcext:value-type="float">
            <text:p>0</text:p>
          </table:table-cell>
          <table:table-cell office:value-type="float" office:value="952047" calcext:value-type="float">
            <text:p>952047</text:p>
          </table:table-cell>
          <table:table-cell office:value-type="float" office:value="86914" calcext:value-type="float">
            <text:p>86914</text:p>
          </table:table-cell>
          <table:table-cell office:value-type="string" calcext:value-type="string">
            <text:p>The title was superb! The content was a little dreary!</text:p>
          </table:table-cell>
          <table:table-cell/>
        </table:table-row>
        <table:table-row table:style-name="ro1">
          <table:table-cell office:value-type="float" office:value="259425" calcext:value-type="float">
            <text:p>259425</text:p>
          </table:table-cell>
          <table:table-cell office:value-type="float" office:value="0" calcext:value-type="float">
            <text:p>0</text:p>
          </table:table-cell>
          <table:table-cell office:value-type="float" office:value="1343897" calcext:value-type="float">
            <text:p>1343897</text:p>
          </table:table-cell>
          <table:table-cell office:value-type="float" office:value="79496" calcext:value-type="float">
            <text:p>7949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52016" calcext:value-type="float">
            <text:p>352016</text:p>
          </table:table-cell>
          <table:table-cell office:value-type="float" office:value="0" calcext:value-type="float">
            <text:p>0</text:p>
          </table:table-cell>
          <table:table-cell office:value-type="float" office:value="1901385" calcext:value-type="float">
            <text:p>1901385</text:p>
          </table:table-cell>
          <table:table-cell office:value-type="float" office:value="87532" calcext:value-type="float">
            <text:p>87532</text:p>
          </table:table-cell>
          <table:table-cell office:value-type="string" calcext:value-type="string">
            <text:p>When's your next update?!</text:p>
          </table:table-cell>
          <table:table-cell/>
        </table:table-row>
        <table:table-row table:style-name="ro1">
          <table:table-cell office:value-type="float" office:value="237067" calcext:value-type="float">
            <text:p>237067</text:p>
          </table:table-cell>
          <table:table-cell office:value-type="float" office:value="0" calcext:value-type="float">
            <text:p>0</text:p>
          </table:table-cell>
          <table:table-cell office:value-type="float" office:value="1193366" calcext:value-type="float">
            <text:p>1193366</text:p>
          </table:table-cell>
          <table:table-cell office:value-type="float" office:value="86845" calcext:value-type="float">
            <text:p>86845</text:p>
          </table:table-cell>
          <table:table-cell office:value-type="string" calcext:value-type="string">
            <text:p>Dekhne mein mast lag rahi hai yeh jagah</text:p>
          </table:table-cell>
          <table:table-cell/>
        </table:table-row>
        <table:table-row table:style-name="ro1">
          <table:table-cell office:value-type="float" office:value="261345" calcext:value-type="float">
            <text:p>261345</text:p>
          </table:table-cell>
          <table:table-cell office:value-type="float" office:value="0" calcext:value-type="float">
            <text:p>0</text:p>
          </table:table-cell>
          <table:table-cell office:value-type="float" office:value="1154685" calcext:value-type="float">
            <text:p>1154685</text:p>
          </table:table-cell>
          <table:table-cell office:value-type="float" office:value="52671" calcext:value-type="float">
            <text:p>52671</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59909" calcext:value-type="float">
            <text:p>359909</text:p>
          </table:table-cell>
          <table:table-cell office:value-type="float" office:value="0" calcext:value-type="float">
            <text:p>0</text:p>
          </table:table-cell>
          <table:table-cell office:value-type="float" office:value="2006241" calcext:value-type="float">
            <text:p>2006241</text:p>
          </table:table-cell>
          <table:table-cell office:value-type="float" office:value="86660" calcext:value-type="float">
            <text:p>86660</text:p>
          </table:table-cell>
          <table:table-cell office:value-type="string" calcext:value-type="string">
            <text:p>Really cool! But I hope to see better content the next time :) </text:p>
          </table:table-cell>
          <table:table-cell/>
        </table:table-row>
        <table:table-row table:style-name="ro1">
          <table:table-cell office:value-type="float" office:value="419093" calcext:value-type="float">
            <text:p>419093</text:p>
          </table:table-cell>
          <table:table-cell office:value-type="float" office:value="0" calcext:value-type="float">
            <text:p>0</text:p>
          </table:table-cell>
          <table:table-cell office:value-type="float" office:value="2347435" calcext:value-type="float">
            <text:p>2347435</text:p>
          </table:table-cell>
          <table:table-cell office:value-type="float" office:value="7447" calcext:value-type="float">
            <text:p>7447</text:p>
          </table:table-cell>
          <table:table-cell office:value-type="string" calcext:value-type="string">
            <text:p>Must watchable movie </text:p>
          </table:table-cell>
          <table:table-cell/>
        </table:table-row>
        <table:table-row table:style-name="ro1">
          <table:table-cell office:value-type="float" office:value="457827" calcext:value-type="float">
            <text:p>457827</text:p>
          </table:table-cell>
          <table:table-cell office:value-type="float" office:value="0" calcext:value-type="float">
            <text:p>0</text:p>
          </table:table-cell>
          <table:table-cell office:value-type="float" office:value="2584945" calcext:value-type="float">
            <text:p>2584945</text:p>
          </table:table-cell>
          <table:table-cell office:value-type="float" office:value="2117699" calcext:value-type="float">
            <text:p>2117699</text:p>
          </table:table-cell>
          <table:table-cell office:value-type="string" calcext:value-type="string">
            <text:p>Nice</text:p>
          </table:table-cell>
          <table:table-cell/>
        </table:table-row>
        <table:table-row table:style-name="ro1">
          <table:table-cell office:value-type="float" office:value="8160" calcext:value-type="float">
            <text:p>8160</text:p>
          </table:table-cell>
          <table:table-cell office:value-type="float" office:value="0" calcext:value-type="float">
            <text:p>0</text:p>
          </table:table-cell>
          <table:table-cell office:value-type="float" office:value="50299" calcext:value-type="float">
            <text:p>50299</text:p>
          </table:table-cell>
          <table:table-cell office:value-type="float" office:value="17435" calcext:value-type="float">
            <text:p>17435</text:p>
          </table:table-cell>
          <table:table-cell office:value-type="string" calcext:value-type="string">
            <text:p>beautiful photos!!</text:p>
          </table:table-cell>
          <table:table-cell/>
        </table:table-row>
        <table:table-row table:style-name="ro1">
          <table:table-cell office:value-type="float" office:value="24984" calcext:value-type="float">
            <text:p>24984</text:p>
          </table:table-cell>
          <table:table-cell office:value-type="float" office:value="0" calcext:value-type="float">
            <text:p>0</text:p>
          </table:table-cell>
          <table:table-cell office:value-type="float" office:value="598827" calcext:value-type="float">
            <text:p>598827</text:p>
          </table:table-cell>
          <table:table-cell office:value-type="float" office:value="41358" calcext:value-type="float">
            <text:p>41358</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13084" calcext:value-type="float">
            <text:p>113084</text:p>
          </table:table-cell>
          <table:table-cell office:value-type="float" office:value="0" calcext:value-type="float">
            <text:p>0</text:p>
          </table:table-cell>
          <table:table-cell office:value-type="float" office:value="805329" calcext:value-type="float">
            <text:p>805329</text:p>
          </table:table-cell>
          <table:table-cell office:value-type="float" office:value="239806" calcext:value-type="float">
            <text:p>239806</text:p>
          </table:table-cell>
          <table:table-cell office:value-type="string" calcext:value-type="string">
            <text:p>[[@40049]] yup buddy</text:p>
          </table:table-cell>
          <table:table-cell/>
        </table:table-row>
        <table:table-row table:style-name="ro1">
          <table:table-cell office:value-type="float" office:value="123471" calcext:value-type="float">
            <text:p>123471</text:p>
          </table:table-cell>
          <table:table-cell office:value-type="float" office:value="0" calcext:value-type="float">
            <text:p>0</text:p>
          </table:table-cell>
          <table:table-cell office:value-type="float" office:value="821299" calcext:value-type="float">
            <text:p>821299</text:p>
          </table:table-cell>
          <table:table-cell office:value-type="float" office:value="237608" calcext:value-type="float">
            <text:p>237608</text:p>
          </table:table-cell>
          <table:table-cell office:value-type="string" calcext:value-type="string">
            <text:p>[[@136901]].a.nushree thankyou. I have been to Tirumala, and Vontimitta Kodandarama swami Temple(Kadapa), in Andhra Pradesh.</text:p>
          </table:table-cell>
          <table:table-cell/>
        </table:table-row>
        <table:table-row table:style-name="ro1">
          <table:table-cell office:value-type="float" office:value="151884" calcext:value-type="float">
            <text:p>151884</text:p>
          </table:table-cell>
          <table:table-cell office:value-type="float" office:value="0" calcext:value-type="float">
            <text:p>0</text:p>
          </table:table-cell>
          <table:table-cell office:value-type="float" office:value="896179" calcext:value-type="float">
            <text:p>896179</text:p>
          </table:table-cell>
          <table:table-cell office:value-type="float" office:value="268733" calcext:value-type="float">
            <text:p>268733</text:p>
          </table:table-cell>
          <table:table-cell office:value-type="string" calcext:value-type="string">
            <text:p>[[@78872]] thanks?</text:p>
          </table:table-cell>
          <table:table-cell/>
        </table:table-row>
        <table:table-row table:style-name="ro1">
          <table:table-cell office:value-type="float" office:value="169639" calcext:value-type="float">
            <text:p>169639</text:p>
          </table:table-cell>
          <table:table-cell office:value-type="float" office:value="0" calcext:value-type="float">
            <text:p>0</text:p>
          </table:table-cell>
          <table:table-cell office:value-type="float" office:value="943589" calcext:value-type="float">
            <text:p>943589</text:p>
          </table:table-cell>
          <table:table-cell office:value-type="float" office:value="76482" calcext:value-type="float">
            <text:p>76482</text:p>
          </table:table-cell>
          <table:table-cell office:value-type="string" calcext:value-type="string">
            <text:p>Really cool! But I hope to see better content the next time :) </text:p>
          </table:table-cell>
          <table:table-cell/>
        </table:table-row>
        <table:table-row table:style-name="ro1">
          <table:table-cell office:value-type="float" office:value="230158" calcext:value-type="float">
            <text:p>230158</text:p>
          </table:table-cell>
          <table:table-cell office:value-type="float" office:value="0" calcext:value-type="float">
            <text:p>0</text:p>
          </table:table-cell>
          <table:table-cell office:value-type="float" office:value="1174880" calcext:value-type="float">
            <text:p>1174880</text:p>
          </table:table-cell>
          <table:table-cell office:value-type="float" office:value="354515" calcext:value-type="float">
            <text:p>354515</text:p>
          </table:table-cell>
          <table:table-cell office:value-type="string" calcext:value-type="string">
            <text:p>[[@88031]] Thank you. The places in the pictures are located in the interiors of Uttrakhand. You can DM me if you want to know more about it.</text:p>
          </table:table-cell>
          <table:table-cell/>
        </table:table-row>
        <table:table-row table:style-name="ro1">
          <table:table-cell office:value-type="float" office:value="249209" calcext:value-type="float">
            <text:p>249209</text:p>
          </table:table-cell>
          <table:table-cell office:value-type="float" office:value="0" calcext:value-type="float">
            <text:p>0</text:p>
          </table:table-cell>
          <table:table-cell office:value-type="float" office:value="1263466" calcext:value-type="float">
            <text:p>1263466</text:p>
          </table:table-cell>
          <table:table-cell office:value-type="float" office:value="381064" calcext:value-type="float">
            <text:p>381064</text:p>
          </table:table-cell>
          <table:table-cell office:value-type="string" calcext:value-type="string">
            <text:p>[[@49598]] Thanks ?</text:p>
          </table:table-cell>
          <table:table-cell/>
        </table:table-row>
        <table:table-row table:style-name="ro1">
          <table:table-cell office:value-type="float" office:value="272428" calcext:value-type="float">
            <text:p>272428</text:p>
          </table:table-cell>
          <table:table-cell office:value-type="float" office:value="0" calcext:value-type="float">
            <text:p>0</text:p>
          </table:table-cell>
          <table:table-cell office:value-type="float" office:value="1420490" calcext:value-type="float">
            <text:p>1420490</text:p>
          </table:table-cell>
          <table:table-cell office:value-type="float" office:value="436292" calcext:value-type="float">
            <text:p>436292</text:p>
          </table:table-cell>
          <table:table-cell office:value-type="string" calcext:value-type="string">
            <text:p>[[@83814]] thanks</text:p>
          </table:table-cell>
          <table:table-cell/>
        </table:table-row>
        <table:table-row table:style-name="ro1">
          <table:table-cell office:value-type="float" office:value="336438" calcext:value-type="float">
            <text:p>336438</text:p>
          </table:table-cell>
          <table:table-cell office:value-type="float" office:value="0" calcext:value-type="float">
            <text:p>0</text:p>
          </table:table-cell>
          <table:table-cell office:value-type="float" office:value="1795086" calcext:value-type="float">
            <text:p>1795086</text:p>
          </table:table-cell>
          <table:table-cell office:value-type="float" office:value="553046" calcext:value-type="float">
            <text:p>553046</text:p>
          </table:table-cell>
          <table:table-cell office:value-type="string" calcext:value-type="string">
            <text:p>I went there this August... <text:s/>Didn't expect full view of kanchenjunga but we were really lucky! <text:s/>From there we went to kupup lake.. <text:s/>Nathang valley and rishikhola... <text:s/>?</text:p>
          </table:table-cell>
          <table:table-cell/>
        </table:table-row>
        <table:table-row table:style-name="ro1">
          <table:table-cell office:value-type="float" office:value="443072" calcext:value-type="float">
            <text:p>443072</text:p>
          </table:table-cell>
          <table:table-cell office:value-type="float" office:value="0" calcext:value-type="float">
            <text:p>0</text:p>
          </table:table-cell>
          <table:table-cell office:value-type="float" office:value="2247421" calcext:value-type="float">
            <text:p>2247421</text:p>
          </table:table-cell>
          <table:table-cell office:value-type="float" office:value="1726043" calcext:value-type="float">
            <text:p>1726043</text:p>
          </table:table-cell>
          <table:table-cell office:value-type="string" calcext:value-type="string">
            <text:p>Waste video</text:p>
          </table:table-cell>
          <table:table-cell/>
        </table:table-row>
        <table:table-row table:style-name="ro1">
          <table:table-cell office:value-type="float" office:value="9718" calcext:value-type="float">
            <text:p>9718</text:p>
          </table:table-cell>
          <table:table-cell office:value-type="float" office:value="0" calcext:value-type="float">
            <text:p>0</text:p>
          </table:table-cell>
          <table:table-cell office:value-type="float" office:value="405425" calcext:value-type="float">
            <text:p>405425</text:p>
          </table:table-cell>
          <table:table-cell office:value-type="float" office:value="10824" calcext:value-type="float">
            <text:p>10824</text:p>
          </table:table-cell>
          <table:table-cell office:value-type="string" calcext:value-type="string">
            <text:p>nice trail!!</text:p>
          </table:table-cell>
          <table:table-cell/>
        </table:table-row>
        <table:table-row table:style-name="ro1">
          <table:table-cell office:value-type="float" office:value="341022" calcext:value-type="float">
            <text:p>341022</text:p>
          </table:table-cell>
          <table:table-cell office:value-type="float" office:value="0" calcext:value-type="float">
            <text:p>0</text:p>
          </table:table-cell>
          <table:table-cell office:value-type="float" office:value="1820832" calcext:value-type="float">
            <text:p>1820832</text:p>
          </table:table-cell>
          <table:table-cell office:value-type="float" office:value="79895" calcext:value-type="float">
            <text:p>79895</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382578" calcext:value-type="float">
            <text:p>382578</text:p>
          </table:table-cell>
          <table:table-cell office:value-type="float" office:value="0" calcext:value-type="float">
            <text:p>0</text:p>
          </table:table-cell>
          <table:table-cell office:value-type="float" office:value="2204852" calcext:value-type="float">
            <text:p>2204852</text:p>
          </table:table-cell>
          <table:table-cell office:value-type="float" office:value="678916" calcext:value-type="float">
            <text:p>678916</text:p>
          </table:table-cell>
          <table:table-cell office:value-type="string" calcext:value-type="string">
            <text:p>[[@835676]] <text:s/>wow that's sooo cool ?.. hope you had a great time there ?</text:p>
          </table:table-cell>
          <table:table-cell/>
        </table:table-row>
        <table:table-row table:style-name="ro1">
          <table:table-cell office:value-type="float" office:value="393155" calcext:value-type="float">
            <text:p>393155</text:p>
          </table:table-cell>
          <table:table-cell office:value-type="float" office:value="0" calcext:value-type="float">
            <text:p>0</text:p>
          </table:table-cell>
          <table:table-cell office:value-type="float" office:value="2281802" calcext:value-type="float">
            <text:p>2281802</text:p>
          </table:table-cell>
          <table:table-cell office:value-type="float" office:value="948069" calcext:value-type="float">
            <text:p>948069</text:p>
          </table:table-cell>
          <table:table-cell office:value-type="string" calcext:value-type="string">
            <text:p>Hello</text:p>
          </table:table-cell>
          <table:table-cell/>
        </table:table-row>
        <table:table-row table:style-name="ro1">
          <table:table-cell office:value-type="float" office:value="412643" calcext:value-type="float">
            <text:p>412643</text:p>
          </table:table-cell>
          <table:table-cell office:value-type="float" office:value="0" calcext:value-type="float">
            <text:p>0</text:p>
          </table:table-cell>
          <table:table-cell office:value-type="float" office:value="2252132" calcext:value-type="float">
            <text:p>2252132</text:p>
          </table:table-cell>
          <table:table-cell office:value-type="float" office:value="1334133" calcext:value-type="float">
            <text:p>1334133</text:p>
          </table:table-cell>
          <table:table-cell office:value-type="string" calcext:value-type="string">
            <text:p>Hello</text:p>
          </table:table-cell>
          <table:table-cell/>
        </table:table-row>
        <table:table-row table:style-name="ro1">
          <table:table-cell office:value-type="float" office:value="420688" calcext:value-type="float">
            <text:p>420688</text:p>
          </table:table-cell>
          <table:table-cell office:value-type="float" office:value="0" calcext:value-type="float">
            <text:p>0</text:p>
          </table:table-cell>
          <table:table-cell office:value-type="float" office:value="2343130" calcext:value-type="float">
            <text:p>2343130</text:p>
          </table:table-cell>
          <table:table-cell office:value-type="float" office:value="3782" calcext:value-type="float">
            <text:p>3782</text:p>
          </table:table-cell>
          <table:table-cell office:value-type="string" calcext:value-type="string">
            <text:p>are you getting paid?</text:p>
          </table:table-cell>
          <table:table-cell/>
        </table:table-row>
        <table:table-row table:style-name="ro1">
          <table:table-cell office:value-type="float" office:value="431574" calcext:value-type="float">
            <text:p>431574</text:p>
          </table:table-cell>
          <table:table-cell office:value-type="float" office:value="0" calcext:value-type="float">
            <text:p>0</text:p>
          </table:table-cell>
          <table:table-cell office:value-type="float" office:value="2327587" calcext:value-type="float">
            <text:p>2327587</text:p>
          </table:table-cell>
          <table:table-cell office:value-type="float" office:value="931482" calcext:value-type="float">
            <text:p>931482</text:p>
          </table:table-cell>
          <table:table-cell office:value-type="string" calcext:value-type="string">
            <text:p>[[@7769]] sahi mei</text:p>
          </table:table-cell>
          <table:table-cell/>
        </table:table-row>
        <table:table-row table:style-name="ro1">
          <table:table-cell office:value-type="float" office:value="56052" calcext:value-type="float">
            <text:p>56052</text:p>
          </table:table-cell>
          <table:table-cell office:value-type="float" office:value="0" calcext:value-type="float">
            <text:p>0</text:p>
          </table:table-cell>
          <table:table-cell office:value-type="float" office:value="666631" calcext:value-type="float">
            <text:p>666631</text:p>
          </table:table-cell>
          <table:table-cell office:value-type="float" office:value="77100" calcext:value-type="float">
            <text:p>77100</text:p>
          </table:table-cell>
          <table:table-cell office:value-type="string" calcext:value-type="string">
            <text:p>Mast ekdum</text:p>
          </table:table-cell>
          <table:table-cell/>
        </table:table-row>
        <table:table-row table:style-name="ro1">
          <table:table-cell office:value-type="float" office:value="79797" calcext:value-type="float">
            <text:p>79797</text:p>
          </table:table-cell>
          <table:table-cell office:value-type="float" office:value="0" calcext:value-type="float">
            <text:p>0</text:p>
          </table:table-cell>
          <table:table-cell office:value-type="float" office:value="735525" calcext:value-type="float">
            <text:p>735525</text:p>
          </table:table-cell>
          <table:table-cell office:value-type="float" office:value="19925" calcext:value-type="float">
            <text:p>1992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84167" calcext:value-type="float">
            <text:p>84167</text:p>
          </table:table-cell>
          <table:table-cell office:value-type="float" office:value="0" calcext:value-type="float">
            <text:p>0</text:p>
          </table:table-cell>
          <table:table-cell office:value-type="float" office:value="82972" calcext:value-type="float">
            <text:p>82972</text:p>
          </table:table-cell>
          <table:table-cell office:value-type="float" office:value="81921" calcext:value-type="float">
            <text:p>81921</text:p>
          </table:table-cell>
          <table:table-cell office:value-type="string" calcext:value-type="string">
            <text:p>Mast ekdum</text:p>
          </table:table-cell>
          <table:table-cell/>
        </table:table-row>
        <table:table-row table:style-name="ro1">
          <table:table-cell office:value-type="float" office:value="108351" calcext:value-type="float">
            <text:p>108351</text:p>
          </table:table-cell>
          <table:table-cell office:value-type="float" office:value="0" calcext:value-type="float">
            <text:p>0</text:p>
          </table:table-cell>
          <table:table-cell office:value-type="float" office:value="697482" calcext:value-type="float">
            <text:p>697482</text:p>
          </table:table-cell>
          <table:table-cell office:value-type="float" office:value="84617" calcext:value-type="float">
            <text:p>84617</text:p>
          </table:table-cell>
          <table:table-cell office:value-type="string" calcext:value-type="string">
            <text:p>Loved your trail, keep pushing! <text:s/>??</text:p>
          </table:table-cell>
          <table:table-cell/>
        </table:table-row>
        <table:table-row table:style-name="ro1">
          <table:table-cell office:value-type="float" office:value="178729" calcext:value-type="float">
            <text:p>178729</text:p>
          </table:table-cell>
          <table:table-cell office:value-type="float" office:value="0" calcext:value-type="float">
            <text:p>0</text:p>
          </table:table-cell>
          <table:table-cell office:value-type="float" office:value="971130" calcext:value-type="float">
            <text:p>971130</text:p>
          </table:table-cell>
          <table:table-cell office:value-type="float" office:value="40426" calcext:value-type="float">
            <text:p>40426</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57832" calcext:value-type="float">
            <text:p>257832</text:p>
          </table:table-cell>
          <table:table-cell office:value-type="float" office:value="0" calcext:value-type="float">
            <text:p>0</text:p>
          </table:table-cell>
          <table:table-cell office:value-type="float" office:value="1331900" calcext:value-type="float">
            <text:p>1331900</text:p>
          </table:table-cell>
          <table:table-cell office:value-type="float" office:value="41562" calcext:value-type="float">
            <text:p>41562</text:p>
          </table:table-cell>
          <table:table-cell office:value-type="string" calcext:value-type="string">
            <text:p>Gorgeous trail ??</text:p>
          </table:table-cell>
          <table:table-cell/>
        </table:table-row>
        <table:table-row table:style-name="ro1">
          <table:table-cell office:value-type="float" office:value="313403" calcext:value-type="float">
            <text:p>313403</text:p>
          </table:table-cell>
          <table:table-cell office:value-type="float" office:value="0" calcext:value-type="float">
            <text:p>0</text:p>
          </table:table-cell>
          <table:table-cell office:value-type="float" office:value="1064595" calcext:value-type="float">
            <text:p>1064595</text:p>
          </table:table-cell>
          <table:table-cell office:value-type="float" office:value="175727" calcext:value-type="float">
            <text:p>175727</text:p>
          </table:table-cell>
          <table:table-cell office:value-type="string" calcext:value-type="string">
            <text:p>Creative enough ?</text:p>
          </table:table-cell>
          <table:table-cell/>
        </table:table-row>
        <table:table-row table:style-name="ro1">
          <table:table-cell office:value-type="float" office:value="400669" calcext:value-type="float">
            <text:p>400669</text:p>
          </table:table-cell>
          <table:table-cell office:value-type="float" office:value="0" calcext:value-type="float">
            <text:p>0</text:p>
          </table:table-cell>
          <table:table-cell office:value-type="float" office:value="2269385" calcext:value-type="float">
            <text:p>2269385</text:p>
          </table:table-cell>
          <table:table-cell office:value-type="float" office:value="1031973" calcext:value-type="float">
            <text:p>1031973</text:p>
          </table:table-cell>
          <table:table-cell office:value-type="string" calcext:value-type="string">
            <text:p>Nice place</text:p>
          </table:table-cell>
          <table:table-cell/>
        </table:table-row>
        <table:table-row table:style-name="ro1">
          <table:table-cell office:value-type="float" office:value="427137" calcext:value-type="float">
            <text:p>427137</text:p>
          </table:table-cell>
          <table:table-cell office:value-type="float" office:value="0" calcext:value-type="float">
            <text:p>0</text:p>
          </table:table-cell>
          <table:table-cell office:value-type="float" office:value="864069" calcext:value-type="float">
            <text:p>864069</text:p>
          </table:table-cell>
          <table:table-cell office:value-type="float" office:value="38596" calcext:value-type="float">
            <text:p>38596</text:p>
          </table:table-cell>
          <table:table-cell office:value-type="string" calcext:value-type="string">
            <text:p>architect's mind</text:p>
          </table:table-cell>
          <table:table-cell/>
        </table:table-row>
        <table:table-row table:style-name="ro1">
          <table:table-cell office:value-type="float" office:value="110286" calcext:value-type="float">
            <text:p>110286</text:p>
          </table:table-cell>
          <table:table-cell office:value-type="float" office:value="0" calcext:value-type="float">
            <text:p>0</text:p>
          </table:table-cell>
          <table:table-cell office:value-type="float" office:value="800034" calcext:value-type="float">
            <text:p>800034</text:p>
          </table:table-cell>
          <table:table-cell office:value-type="float" office:value="238141" calcext:value-type="float">
            <text:p>238141</text:p>
          </table:table-cell>
          <table:table-cell office:value-type="string" calcext:value-type="string">
            <text:p>?</text:p>
          </table:table-cell>
          <table:table-cell/>
        </table:table-row>
        <table:table-row table:style-name="ro1">
          <table:table-cell office:value-type="float" office:value="150770" calcext:value-type="float">
            <text:p>150770</text:p>
          </table:table-cell>
          <table:table-cell office:value-type="float" office:value="0" calcext:value-type="float">
            <text:p>0</text:p>
          </table:table-cell>
          <table:table-cell office:value-type="float" office:value="895809" calcext:value-type="float">
            <text:p>895809</text:p>
          </table:table-cell>
          <table:table-cell office:value-type="float" office:value="268627" calcext:value-type="float">
            <text:p>268627</text:p>
          </table:table-cell>
          <table:table-cell office:value-type="string" calcext:value-type="string">
            <text:p>Soon ! [[@50311]]</text:p>
          </table:table-cell>
          <table:table-cell/>
        </table:table-row>
        <table:table-row table:style-name="ro1">
          <table:table-cell office:value-type="float" office:value="160343" calcext:value-type="float">
            <text:p>160343</text:p>
          </table:table-cell>
          <table:table-cell office:value-type="float" office:value="0" calcext:value-type="float">
            <text:p>0</text:p>
          </table:table-cell>
          <table:table-cell office:value-type="float" office:value="915454" calcext:value-type="float">
            <text:p>915454</text:p>
          </table:table-cell>
          <table:table-cell office:value-type="float" office:value="274948" calcext:value-type="float">
            <text:p>274948</text:p>
          </table:table-cell>
          <table:table-cell office:value-type="string" calcext:value-type="string">
            <text:p>Thank you for the compliments</text:p>
          </table:table-cell>
          <table:table-cell/>
        </table:table-row>
        <table:table-row table:style-name="ro1">
          <table:table-cell office:value-type="float" office:value="165455" calcext:value-type="float">
            <text:p>165455</text:p>
          </table:table-cell>
          <table:table-cell office:value-type="float" office:value="0" calcext:value-type="float">
            <text:p>0</text:p>
          </table:table-cell>
          <table:table-cell office:value-type="float" office:value="932455" calcext:value-type="float">
            <text:p>932455</text:p>
          </table:table-cell>
          <table:table-cell office:value-type="float" office:value="86060" calcext:value-type="float">
            <text:p>8606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79735" calcext:value-type="float">
            <text:p>179735</text:p>
          </table:table-cell>
          <table:table-cell office:value-type="float" office:value="0" calcext:value-type="float">
            <text:p>0</text:p>
          </table:table-cell>
          <table:table-cell office:value-type="float" office:value="137886" calcext:value-type="float">
            <text:p>137886</text:p>
          </table:table-cell>
          <table:table-cell office:value-type="float" office:value="87875" calcext:value-type="float">
            <text:p>87875</text:p>
          </table:table-cell>
          <table:table-cell office:value-type="string" calcext:value-type="string">
            <text:p>Your stories are truely travel goals, how do you plan them?</text:p>
          </table:table-cell>
          <table:table-cell/>
        </table:table-row>
        <table:table-row table:style-name="ro1">
          <table:table-cell office:value-type="float" office:value="216279" calcext:value-type="float">
            <text:p>216279</text:p>
          </table:table-cell>
          <table:table-cell office:value-type="float" office:value="0" calcext:value-type="float">
            <text:p>0</text:p>
          </table:table-cell>
          <table:table-cell office:value-type="float" office:value="1109034" calcext:value-type="float">
            <text:p>1109034</text:p>
          </table:table-cell>
          <table:table-cell office:value-type="float" office:value="334084" calcext:value-type="float">
            <text:p>334084</text:p>
          </table:table-cell>
          <table:table-cell office:value-type="string" calcext:value-type="string">
            <text:p>[[@78455]]. Ooh okh</text:p>
          </table:table-cell>
          <table:table-cell/>
        </table:table-row>
        <table:table-row table:style-name="ro1">
          <table:table-cell office:value-type="float" office:value="324930" calcext:value-type="float">
            <text:p>324930</text:p>
          </table:table-cell>
          <table:table-cell office:value-type="float" office:value="0" calcext:value-type="float">
            <text:p>0</text:p>
          </table:table-cell>
          <table:table-cell office:value-type="float" office:value="1732585" calcext:value-type="float">
            <text:p>1732585</text:p>
          </table:table-cell>
          <table:table-cell office:value-type="float" office:value="40020" calcext:value-type="float">
            <text:p>4002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51535" calcext:value-type="float">
            <text:p>351535</text:p>
          </table:table-cell>
          <table:table-cell office:value-type="float" office:value="0" calcext:value-type="float">
            <text:p>0</text:p>
          </table:table-cell>
          <table:table-cell office:value-type="float" office:value="1800155" calcext:value-type="float">
            <text:p>1800155</text:p>
          </table:table-cell>
          <table:table-cell office:value-type="float" office:value="587412" calcext:value-type="float">
            <text:p>587412</text:p>
          </table:table-cell>
          <table:table-cell office:value-type="string" calcext:value-type="string">
            <text:p>Hi</text:p>
          </table:table-cell>
          <table:table-cell/>
        </table:table-row>
        <table:table-row table:style-name="ro1">
          <table:table-cell office:value-type="float" office:value="389294" calcext:value-type="float">
            <text:p>389294</text:p>
          </table:table-cell>
          <table:table-cell office:value-type="float" office:value="0" calcext:value-type="float">
            <text:p>0</text:p>
          </table:table-cell>
          <table:table-cell office:value-type="float" office:value="2267952" calcext:value-type="float">
            <text:p>2267952</text:p>
          </table:table-cell>
          <table:table-cell office:value-type="float" office:value="923883" calcext:value-type="float">
            <text:p>923883</text:p>
          </table:table-cell>
          <table:table-cell office:value-type="string" calcext:value-type="string">
            <text:p>Superrr</text:p>
          </table:table-cell>
          <table:table-cell/>
        </table:table-row>
        <table:table-row table:style-name="ro1">
          <table:table-cell office:value-type="float" office:value="396804" calcext:value-type="float">
            <text:p>396804</text:p>
          </table:table-cell>
          <table:table-cell office:value-type="float" office:value="0" calcext:value-type="float">
            <text:p>0</text:p>
          </table:table-cell>
          <table:table-cell office:value-type="float" office:value="2289000" calcext:value-type="float">
            <text:p>2289000</text:p>
          </table:table-cell>
          <table:table-cell office:value-type="float" office:value="949504" calcext:value-type="float">
            <text:p>949504</text:p>
          </table:table-cell>
          <table:table-cell office:value-type="string" calcext:value-type="string">
            <text:p>WhatsApp no 9622339571</text:p>
          </table:table-cell>
          <table:table-cell/>
        </table:table-row>
        <table:table-row table:style-name="ro1">
          <table:table-cell office:value-type="float" office:value="430275" calcext:value-type="float">
            <text:p>430275</text:p>
          </table:table-cell>
          <table:table-cell office:value-type="float" office:value="0" calcext:value-type="float">
            <text:p>0</text:p>
          </table:table-cell>
          <table:table-cell office:value-type="float" office:value="103441" calcext:value-type="float">
            <text:p>103441</text:p>
          </table:table-cell>
          <table:table-cell office:value-type="float" office:value="24444" calcext:value-type="float">
            <text:p>24444</text:p>
          </table:table-cell>
          <table:table-cell office:value-type="string" calcext:value-type="string">
            <text:p>pretty scary</text:p>
          </table:table-cell>
          <table:table-cell/>
        </table:table-row>
        <table:table-row table:style-name="ro1">
          <table:table-cell office:value-type="float" office:value="432232" calcext:value-type="float">
            <text:p>432232</text:p>
          </table:table-cell>
          <table:table-cell office:value-type="float" office:value="0" calcext:value-type="float">
            <text:p>0</text:p>
          </table:table-cell>
          <table:table-cell office:value-type="float" office:value="1413487" calcext:value-type="float">
            <text:p>1413487</text:p>
          </table:table-cell>
          <table:table-cell office:value-type="float" office:value="30115" calcext:value-type="float">
            <text:p>30115</text:p>
          </table:table-cell>
          <table:table-cell office:value-type="string" calcext:value-type="string">
            <text:p>have been to this place !</text:p>
          </table:table-cell>
          <table:table-cell/>
        </table:table-row>
        <table:table-row table:style-name="ro1">
          <table:table-cell office:value-type="float" office:value="12094" calcext:value-type="float">
            <text:p>12094</text:p>
          </table:table-cell>
          <table:table-cell office:value-type="float" office:value="0" calcext:value-type="float">
            <text:p>0</text:p>
          </table:table-cell>
          <table:table-cell office:value-type="float" office:value="406269" calcext:value-type="float">
            <text:p>406269</text:p>
          </table:table-cell>
          <table:table-cell office:value-type="float" office:value="1916" calcext:value-type="float">
            <text:p>1916</text:p>
          </table:table-cell>
          <table:table-cell office:value-type="string" calcext:value-type="string">
            <text:p>beautiful photos!!!</text:p>
          </table:table-cell>
          <table:table-cell/>
        </table:table-row>
        <table:table-row table:style-name="ro1">
          <table:table-cell office:value-type="float" office:value="20652" calcext:value-type="float">
            <text:p>20652</text:p>
          </table:table-cell>
          <table:table-cell office:value-type="float" office:value="0" calcext:value-type="float">
            <text:p>0</text:p>
          </table:table-cell>
          <table:table-cell office:value-type="float" office:value="584680" calcext:value-type="float">
            <text:p>584680</text:p>
          </table:table-cell>
          <table:table-cell office:value-type="float" office:value="40247" calcext:value-type="float">
            <text:p>40247</text:p>
          </table:table-cell>
          <table:table-cell office:value-type="string" calcext:value-type="string">
            <text:p>Your title is my new catchphrase!</text:p>
          </table:table-cell>
          <table:table-cell/>
        </table:table-row>
        <table:table-row table:style-name="ro1">
          <table:table-cell office:value-type="float" office:value="47007" calcext:value-type="float">
            <text:p>47007</text:p>
          </table:table-cell>
          <table:table-cell office:value-type="float" office:value="0" calcext:value-type="float">
            <text:p>0</text:p>
          </table:table-cell>
          <table:table-cell office:value-type="float" office:value="648998" calcext:value-type="float">
            <text:p>648998</text:p>
          </table:table-cell>
          <table:table-cell office:value-type="float" office:value="82130" calcext:value-type="float">
            <text:p>8213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99405" calcext:value-type="float">
            <text:p>99405</text:p>
          </table:table-cell>
          <table:table-cell office:value-type="float" office:value="0" calcext:value-type="float">
            <text:p>0</text:p>
          </table:table-cell>
          <table:table-cell office:value-type="float" office:value="775258" calcext:value-type="float">
            <text:p>775258</text:p>
          </table:table-cell>
          <table:table-cell office:value-type="float" office:value="217429" calcext:value-type="float">
            <text:p>217429</text:p>
          </table:table-cell>
          <table:table-cell office:value-type="string" calcext:value-type="string">
            <text:p>[[@40889]] thanks</text:p>
          </table:table-cell>
          <table:table-cell/>
        </table:table-row>
        <table:table-row table:style-name="ro1">
          <table:table-cell office:value-type="float" office:value="119345" calcext:value-type="float">
            <text:p>119345</text:p>
          </table:table-cell>
          <table:table-cell office:value-type="float" office:value="0" calcext:value-type="float">
            <text:p>0</text:p>
          </table:table-cell>
          <table:table-cell office:value-type="float" office:value="819674" calcext:value-type="float">
            <text:p>819674</text:p>
          </table:table-cell>
          <table:table-cell office:value-type="float" office:value="244447" calcext:value-type="float">
            <text:p>244447</text:p>
          </table:table-cell>
          <table:table-cell office:value-type="string" calcext:value-type="string">
            <text:p>[[@78382]] u can visit here anytime u wish its like a take away venture there is little space to sita and eat.</text:p>
          </table:table-cell>
          <table:table-cell/>
        </table:table-row>
        <table:table-row table:style-name="ro1">
          <table:table-cell office:value-type="float" office:value="150057" calcext:value-type="float">
            <text:p>150057</text:p>
          </table:table-cell>
          <table:table-cell office:value-type="float" office:value="0" calcext:value-type="float">
            <text:p>0</text:p>
          </table:table-cell>
          <table:table-cell office:value-type="float" office:value="889824" calcext:value-type="float">
            <text:p>889824</text:p>
          </table:table-cell>
          <table:table-cell office:value-type="float" office:value="77987" calcext:value-type="float">
            <text:p>77987</text:p>
          </table:table-cell>
          <table:table-cell office:value-type="string" calcext:value-type="string">
            <text:p>Great ?</text:p>
          </table:table-cell>
          <table:table-cell/>
        </table:table-row>
        <table:table-row table:style-name="ro1">
          <table:table-cell office:value-type="float" office:value="202160" calcext:value-type="float">
            <text:p>202160</text:p>
          </table:table-cell>
          <table:table-cell office:value-type="float" office:value="0" calcext:value-type="float">
            <text:p>0</text:p>
          </table:table-cell>
          <table:table-cell office:value-type="float" office:value="1048303" calcext:value-type="float">
            <text:p>1048303</text:p>
          </table:table-cell>
          <table:table-cell office:value-type="float" office:value="19757" calcext:value-type="float">
            <text:p>19757</text:p>
          </table:table-cell>
          <table:table-cell office:value-type="string" calcext:value-type="string">
            <text:p>Hey! Loved your trail !When are you posting your next one?</text:p>
          </table:table-cell>
          <table:table-cell/>
        </table:table-row>
        <table:table-row table:style-name="ro1">
          <table:table-cell office:value-type="float" office:value="283609" calcext:value-type="float">
            <text:p>283609</text:p>
          </table:table-cell>
          <table:table-cell office:value-type="float" office:value="0" calcext:value-type="float">
            <text:p>0</text:p>
          </table:table-cell>
          <table:table-cell office:value-type="float" office:value="1491958" calcext:value-type="float">
            <text:p>1491958</text:p>
          </table:table-cell>
          <table:table-cell office:value-type="float" office:value="86089" calcext:value-type="float">
            <text:p>86089</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84092" calcext:value-type="float">
            <text:p>284092</text:p>
          </table:table-cell>
          <table:table-cell office:value-type="float" office:value="0" calcext:value-type="float">
            <text:p>0</text:p>
          </table:table-cell>
          <table:table-cell office:value-type="float" office:value="1493672" calcext:value-type="float">
            <text:p>1493672</text:p>
          </table:table-cell>
          <table:table-cell office:value-type="float" office:value="361180" calcext:value-type="float">
            <text:p>361180</text:p>
          </table:table-cell>
          <table:table-cell office:value-type="string" calcext:value-type="string">
            <text:p>[[@1]]</text:p>
          </table:table-cell>
          <table:table-cell/>
        </table:table-row>
        <table:table-row table:style-name="ro1">
          <table:table-cell office:value-type="float" office:value="327377" calcext:value-type="float">
            <text:p>327377</text:p>
          </table:table-cell>
          <table:table-cell office:value-type="float" office:value="0" calcext:value-type="float">
            <text:p>0</text:p>
          </table:table-cell>
          <table:table-cell office:value-type="float" office:value="1752084" calcext:value-type="float">
            <text:p>1752084</text:p>
          </table:table-cell>
          <table:table-cell office:value-type="float" office:value="85533" calcext:value-type="float">
            <text:p>85533</text:p>
          </table:table-cell>
          <table:table-cell office:value-type="string" calcext:value-type="string">
            <text:p>Tum ho bemissal, kya trail hai ekdum</text:p>
          </table:table-cell>
          <table:table-cell/>
        </table:table-row>
        <table:table-row table:style-name="ro1">
          <table:table-cell office:value-type="float" office:value="359035" calcext:value-type="float">
            <text:p>359035</text:p>
          </table:table-cell>
          <table:table-cell office:value-type="float" office:value="0" calcext:value-type="float">
            <text:p>0</text:p>
          </table:table-cell>
          <table:table-cell office:value-type="float" office:value="1996326" calcext:value-type="float">
            <text:p>1996326</text:p>
          </table:table-cell>
          <table:table-cell office:value-type="float" office:value="79615" calcext:value-type="float">
            <text:p>79615</text:p>
          </table:table-cell>
          <table:table-cell office:value-type="string" calcext:value-type="string">
            <text:p>Wow! Thats amazing that you covered so much in so less budget!</text:p>
          </table:table-cell>
          <table:table-cell/>
        </table:table-row>
        <table:table-row table:style-name="ro1">
          <table:table-cell office:value-type="float" office:value="438175" calcext:value-type="float">
            <text:p>438175</text:p>
          </table:table-cell>
          <table:table-cell office:value-type="float" office:value="0" calcext:value-type="float">
            <text:p>0</text:p>
          </table:table-cell>
          <table:table-cell office:value-type="float" office:value="2392044" calcext:value-type="float">
            <text:p>2392044</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144720" calcext:value-type="float">
            <text:p>144720</text:p>
          </table:table-cell>
          <table:table-cell office:value-type="float" office:value="0" calcext:value-type="float">
            <text:p>0</text:p>
          </table:table-cell>
          <table:table-cell office:value-type="float" office:value="878561" calcext:value-type="float">
            <text:p>878561</text:p>
          </table:table-cell>
          <table:table-cell office:value-type="float" office:value="136325" calcext:value-type="float">
            <text:p>136325</text:p>
          </table:table-cell>
          <table:table-cell office:value-type="string" calcext:value-type="string">
            <text:p>its super wow pic ❤️</text:p>
          </table:table-cell>
          <table:table-cell/>
        </table:table-row>
        <table:table-row table:style-name="ro1">
          <table:table-cell office:value-type="float" office:value="208994" calcext:value-type="float">
            <text:p>208994</text:p>
          </table:table-cell>
          <table:table-cell office:value-type="float" office:value="0" calcext:value-type="float">
            <text:p>0</text:p>
          </table:table-cell>
          <table:table-cell office:value-type="float" office:value="1074967" calcext:value-type="float">
            <text:p>1074967</text:p>
          </table:table-cell>
          <table:table-cell office:value-type="float" office:value="87708" calcext:value-type="float">
            <text:p>87708</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11302" calcext:value-type="float">
            <text:p>211302</text:p>
          </table:table-cell>
          <table:table-cell office:value-type="float" office:value="0" calcext:value-type="float">
            <text:p>0</text:p>
          </table:table-cell>
          <table:table-cell office:value-type="float" office:value="1087056" calcext:value-type="float">
            <text:p>1087056</text:p>
          </table:table-cell>
          <table:table-cell office:value-type="float" office:value="44976" calcext:value-type="float">
            <text:p>44976</text:p>
          </table:table-cell>
          <table:table-cell office:value-type="string" calcext:value-type="string">
            <text:p>can't wait to read about your next adventure</text:p>
          </table:table-cell>
          <table:table-cell/>
        </table:table-row>
        <table:table-row table:style-name="ro1">
          <table:table-cell office:value-type="float" office:value="294457" calcext:value-type="float">
            <text:p>294457</text:p>
          </table:table-cell>
          <table:table-cell office:value-type="float" office:value="0" calcext:value-type="float">
            <text:p>0</text:p>
          </table:table-cell>
          <table:table-cell office:value-type="float" office:value="1557547" calcext:value-type="float">
            <text:p>1557547</text:p>
          </table:table-cell>
          <table:table-cell office:value-type="float" office:value="20054" calcext:value-type="float">
            <text:p>20054</text:p>
          </table:table-cell>
          <table:table-cell office:value-type="string" calcext:value-type="string">
            <text:p>Tum ho bemissal, kya trail hai ekdum</text:p>
          </table:table-cell>
          <table:table-cell/>
        </table:table-row>
        <table:table-row table:style-name="ro1">
          <table:table-cell office:value-type="float" office:value="407947" calcext:value-type="float">
            <text:p>407947</text:p>
          </table:table-cell>
          <table:table-cell office:value-type="float" office:value="0" calcext:value-type="float">
            <text:p>0</text:p>
          </table:table-cell>
          <table:table-cell office:value-type="float" office:value="2317939" calcext:value-type="float">
            <text:p>2317939</text:p>
          </table:table-cell>
          <table:table-cell office:value-type="float" office:value="565878" calcext:value-type="float">
            <text:p>565878</text:p>
          </table:table-cell>
          <table:table-cell office:value-type="string" calcext:value-type="string">
            <text:p>न</text:p>
          </table:table-cell>
          <table:table-cell/>
        </table:table-row>
        <table:table-row table:style-name="ro1">
          <table:table-cell office:value-type="float" office:value="463655" calcext:value-type="float">
            <text:p>463655</text:p>
          </table:table-cell>
          <table:table-cell office:value-type="float" office:value="0" calcext:value-type="float">
            <text:p>0</text:p>
          </table:table-cell>
          <table:table-cell office:value-type="float" office:value="2262380" calcext:value-type="float">
            <text:p>2262380</text:p>
          </table:table-cell>
          <table:table-cell office:value-type="float" office:value="2233015" calcext:value-type="float">
            <text:p>2233015</text:p>
          </table:table-cell>
          <table:table-cell office:value-type="string" calcext:value-type="string">
            <text:p>So hot</text:p>
          </table:table-cell>
          <table:table-cell/>
        </table:table-row>
        <table:table-row table:style-name="ro1">
          <table:table-cell office:value-type="float" office:value="188876" calcext:value-type="float">
            <text:p>188876</text:p>
          </table:table-cell>
          <table:table-cell office:value-type="float" office:value="0" calcext:value-type="float">
            <text:p>0</text:p>
          </table:table-cell>
          <table:table-cell office:value-type="float" office:value="979556" calcext:value-type="float">
            <text:p>979556</text:p>
          </table:table-cell>
          <table:table-cell office:value-type="float" office:value="44441" calcext:value-type="float">
            <text:p>4444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93344" calcext:value-type="float">
            <text:p>193344</text:p>
          </table:table-cell>
          <table:table-cell office:value-type="float" office:value="0" calcext:value-type="float">
            <text:p>0</text:p>
          </table:table-cell>
          <table:table-cell office:value-type="float" office:value="1003559" calcext:value-type="float">
            <text:p>1003559</text:p>
          </table:table-cell>
          <table:table-cell office:value-type="float" office:value="302570" calcext:value-type="float">
            <text:p>302570</text:p>
          </table:table-cell>
          <table:table-cell office:value-type="string" calcext:value-type="string">
            <text:p>Sure..all the best and have a great trips</text:p>
          </table:table-cell>
          <table:table-cell/>
        </table:table-row>
        <table:table-row table:style-name="ro1">
          <table:table-cell office:value-type="float" office:value="296424" calcext:value-type="float">
            <text:p>296424</text:p>
          </table:table-cell>
          <table:table-cell office:value-type="float" office:value="0" calcext:value-type="float">
            <text:p>0</text:p>
          </table:table-cell>
          <table:table-cell office:value-type="float" office:value="1568376" calcext:value-type="float">
            <text:p>1568376</text:p>
          </table:table-cell>
          <table:table-cell office:value-type="float" office:value="84484" calcext:value-type="float">
            <text:p>84484</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10030" calcext:value-type="float">
            <text:p>310030</text:p>
          </table:table-cell>
          <table:table-cell office:value-type="float" office:value="1201010" calcext:value-type="float">
            <text:p>1201010</text:p>
          </table:table-cell>
          <table:table-cell office:value-type="float" office:value="0" calcext:value-type="float">
            <text:p>0</text:p>
          </table:table-cell>
          <table:table-cell office:value-type="float" office:value="493945" calcext:value-type="float">
            <text:p>493945</text:p>
          </table:table-cell>
          <table:table-cell office:value-type="string" calcext:value-type="string">
            <text:p>[[@1]]</text:p>
          </table:table-cell>
          <table:table-cell/>
        </table:table-row>
        <table:table-row table:style-name="ro1">
          <table:table-cell office:value-type="float" office:value="312511" calcext:value-type="float">
            <text:p>312511</text:p>
          </table:table-cell>
          <table:table-cell office:value-type="float" office:value="0" calcext:value-type="float">
            <text:p>0</text:p>
          </table:table-cell>
          <table:table-cell office:value-type="float" office:value="1657147" calcext:value-type="float">
            <text:p>1657147</text:p>
          </table:table-cell>
          <table:table-cell office:value-type="float" office:value="80687" calcext:value-type="float">
            <text:p>80687</text:p>
          </table:table-cell>
          <table:table-cell office:value-type="string" calcext:value-type="string">
            <text:p>Nice one, Waiting for the next post in series <text:s/>?❤️</text:p>
          </table:table-cell>
          <table:table-cell/>
        </table:table-row>
        <table:table-row table:style-name="ro1">
          <table:table-cell office:value-type="float" office:value="363789" calcext:value-type="float">
            <text:p>363789</text:p>
          </table:table-cell>
          <table:table-cell office:value-type="float" office:value="0" calcext:value-type="float">
            <text:p>0</text:p>
          </table:table-cell>
          <table:table-cell office:value-type="float" office:value="2096734" calcext:value-type="float">
            <text:p>2096734</text:p>
          </table:table-cell>
          <table:table-cell office:value-type="float" office:value="78826" calcext:value-type="float">
            <text:p>78826</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69921" calcext:value-type="float">
            <text:p>69921</text:p>
          </table:table-cell>
          <table:table-cell office:value-type="float" office:value="0" calcext:value-type="float">
            <text:p>0</text:p>
          </table:table-cell>
          <table:table-cell office:value-type="float" office:value="704516" calcext:value-type="float">
            <text:p>704516</text:p>
          </table:table-cell>
          <table:table-cell office:value-type="float" office:value="43153" calcext:value-type="float">
            <text:p>43153</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93247" calcext:value-type="float">
            <text:p>93247</text:p>
          </table:table-cell>
          <table:table-cell office:value-type="float" office:value="0" calcext:value-type="float">
            <text:p>0</text:p>
          </table:table-cell>
          <table:table-cell office:value-type="float" office:value="760520" calcext:value-type="float">
            <text:p>760520</text:p>
          </table:table-cell>
          <table:table-cell office:value-type="float" office:value="225702" calcext:value-type="float">
            <text:p>225702</text:p>
          </table:table-cell>
          <table:table-cell office:value-type="string" calcext:value-type="string">
            <text:p>It was located in the Vijayawada</text:p>
          </table:table-cell>
          <table:table-cell/>
        </table:table-row>
        <table:table-row table:style-name="ro1">
          <table:table-cell office:value-type="float" office:value="113105" calcext:value-type="float">
            <text:p>113105</text:p>
          </table:table-cell>
          <table:table-cell office:value-type="float" office:value="0" calcext:value-type="float">
            <text:p>0</text:p>
          </table:table-cell>
          <table:table-cell office:value-type="float" office:value="806715" calcext:value-type="float">
            <text:p>806715</text:p>
          </table:table-cell>
          <table:table-cell office:value-type="float" office:value="52450" calcext:value-type="float">
            <text:p>52450</text:p>
          </table:table-cell>
          <table:table-cell office:value-type="string" calcext:value-type="string">
            <text:p>i love your work and i use it to plan my trips :)</text:p>
          </table:table-cell>
          <table:table-cell/>
        </table:table-row>
        <table:table-row table:style-name="ro1">
          <table:table-cell office:value-type="float" office:value="130930" calcext:value-type="float">
            <text:p>130930</text:p>
          </table:table-cell>
          <table:table-cell office:value-type="float" office:value="0" calcext:value-type="float">
            <text:p>0</text:p>
          </table:table-cell>
          <table:table-cell office:value-type="float" office:value="841978" calcext:value-type="float">
            <text:p>841978</text:p>
          </table:table-cell>
          <table:table-cell office:value-type="float" office:value="84055" calcext:value-type="float">
            <text:p>84055</text:p>
          </table:table-cell>
          <table:table-cell office:value-type="string" calcext:value-type="string">
            <text:p>I love the wordplay in your title!</text:p>
          </table:table-cell>
          <table:table-cell/>
        </table:table-row>
        <table:table-row table:style-name="ro1">
          <table:table-cell office:value-type="float" office:value="140586" calcext:value-type="float">
            <text:p>140586</text:p>
          </table:table-cell>
          <table:table-cell office:value-type="float" office:value="0" calcext:value-type="float">
            <text:p>0</text:p>
          </table:table-cell>
          <table:table-cell office:value-type="float" office:value="867093" calcext:value-type="float">
            <text:p>867093</text:p>
          </table:table-cell>
          <table:table-cell office:value-type="float" office:value="259399" calcext:value-type="float">
            <text:p>259399</text:p>
          </table:table-cell>
          <table:table-cell office:value-type="string" calcext:value-type="string">
            <text:p>[[@80887]] thanks a lot maam ....and yes i will be posting more pics</text:p>
          </table:table-cell>
          <table:table-cell/>
        </table:table-row>
        <table:table-row table:style-name="ro1">
          <table:table-cell office:value-type="float" office:value="163282" calcext:value-type="float">
            <text:p>163282</text:p>
          </table:table-cell>
          <table:table-cell office:value-type="float" office:value="537590" calcext:value-type="float">
            <text:p>537590</text:p>
          </table:table-cell>
          <table:table-cell office:value-type="float" office:value="0" calcext:value-type="float">
            <text:p>0</text:p>
          </table:table-cell>
          <table:table-cell office:value-type="float" office:value="278603" calcext:value-type="float">
            <text:p>278603</text:p>
          </table:table-cell>
          <table:table-cell office:value-type="string" calcext:value-type="string">
            <text:p>NEVER FALL OFF!!!</text:p>
          </table:table-cell>
          <table:table-cell/>
        </table:table-row>
        <table:table-row table:style-name="ro1">
          <table:table-cell office:value-type="float" office:value="179032" calcext:value-type="float">
            <text:p>179032</text:p>
          </table:table-cell>
          <table:table-cell office:value-type="float" office:value="0" calcext:value-type="float">
            <text:p>0</text:p>
          </table:table-cell>
          <table:table-cell office:value-type="float" office:value="223016" calcext:value-type="float">
            <text:p>223016</text:p>
          </table:table-cell>
          <table:table-cell office:value-type="float" office:value="40583" calcext:value-type="float">
            <text:p>40583</text:p>
          </table:table-cell>
          <table:table-cell office:value-type="string" calcext:value-type="string">
            <text:p>can't wait to read about your next adventure</text:p>
          </table:table-cell>
          <table:table-cell/>
        </table:table-row>
        <table:table-row table:style-name="ro1">
          <table:table-cell office:value-type="float" office:value="207824" calcext:value-type="float">
            <text:p>207824</text:p>
          </table:table-cell>
          <table:table-cell office:value-type="float" office:value="0" calcext:value-type="float">
            <text:p>0</text:p>
          </table:table-cell>
          <table:table-cell office:value-type="float" office:value="1067797" calcext:value-type="float">
            <text:p>1067797</text:p>
          </table:table-cell>
          <table:table-cell office:value-type="float" office:value="3802" calcext:value-type="float">
            <text:p>3802</text:p>
          </table:table-cell>
          <table:table-cell office:value-type="string" calcext:value-type="string">
            <text:p>[[@1]]</text:p>
          </table:table-cell>
          <table:table-cell/>
        </table:table-row>
        <table:table-row table:style-name="ro1">
          <table:table-cell office:value-type="float" office:value="233364" calcext:value-type="float">
            <text:p>233364</text:p>
          </table:table-cell>
          <table:table-cell office:value-type="float" office:value="0" calcext:value-type="float">
            <text:p>0</text:p>
          </table:table-cell>
          <table:table-cell office:value-type="float" office:value="1184575" calcext:value-type="float">
            <text:p>1184575</text:p>
          </table:table-cell>
          <table:table-cell office:value-type="float" office:value="82203" calcext:value-type="float">
            <text:p>82203</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33864" calcext:value-type="float">
            <text:p>233864</text:p>
          </table:table-cell>
          <table:table-cell office:value-type="float" office:value="0" calcext:value-type="float">
            <text:p>0</text:p>
          </table:table-cell>
          <table:table-cell office:value-type="float" office:value="1184056" calcext:value-type="float">
            <text:p>1184056</text:p>
          </table:table-cell>
          <table:table-cell office:value-type="float" office:value="40468" calcext:value-type="float">
            <text:p>40468</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49739" calcext:value-type="float">
            <text:p>249739</text:p>
          </table:table-cell>
          <table:table-cell office:value-type="float" office:value="0" calcext:value-type="float">
            <text:p>0</text:p>
          </table:table-cell>
          <table:table-cell office:value-type="float" office:value="1266976" calcext:value-type="float">
            <text:p>1266976</text:p>
          </table:table-cell>
          <table:table-cell office:value-type="float" office:value="380922" calcext:value-type="float">
            <text:p>380922</text:p>
          </table:table-cell>
          <table:table-cell office:value-type="string" calcext:value-type="string">
            <text:p>Thank you ?</text:p>
          </table:table-cell>
          <table:table-cell/>
        </table:table-row>
        <table:table-row table:style-name="ro1">
          <table:table-cell office:value-type="float" office:value="269493" calcext:value-type="float">
            <text:p>269493</text:p>
          </table:table-cell>
          <table:table-cell office:value-type="float" office:value="0" calcext:value-type="float">
            <text:p>0</text:p>
          </table:table-cell>
          <table:table-cell office:value-type="float" office:value="1403171" calcext:value-type="float">
            <text:p>1403171</text:p>
          </table:table-cell>
          <table:table-cell office:value-type="float" office:value="83062" calcext:value-type="float">
            <text:p>83062</text:p>
          </table:table-cell>
          <table:table-cell office:value-type="string" calcext:value-type="string">
            <text:p>This is one of the best trails I've gone through to be honest!</text:p>
          </table:table-cell>
          <table:table-cell/>
        </table:table-row>
        <table:table-row table:style-name="ro1">
          <table:table-cell office:value-type="float" office:value="273398" calcext:value-type="float">
            <text:p>273398</text:p>
          </table:table-cell>
          <table:table-cell office:value-type="float" office:value="0" calcext:value-type="float">
            <text:p>0</text:p>
          </table:table-cell>
          <table:table-cell office:value-type="float" office:value="1428931" calcext:value-type="float">
            <text:p>1428931</text:p>
          </table:table-cell>
          <table:table-cell office:value-type="float" office:value="86190" calcext:value-type="float">
            <text:p>8619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78795" calcext:value-type="float">
            <text:p>278795</text:p>
          </table:table-cell>
          <table:table-cell office:value-type="float" office:value="0" calcext:value-type="float">
            <text:p>0</text:p>
          </table:table-cell>
          <table:table-cell office:value-type="float" office:value="1460542" calcext:value-type="float">
            <text:p>1460542</text:p>
          </table:table-cell>
          <table:table-cell office:value-type="float" office:value="449018" calcext:value-type="float">
            <text:p>449018</text:p>
          </table:table-cell>
          <table:table-cell office:value-type="string" calcext:value-type="string">
            <text:p>Hi.. Nitin..yes I do have lot experiences.. Will be posting it soon... Iam new to it... So just exploring how it works..</text:p>
          </table:table-cell>
          <table:table-cell/>
        </table:table-row>
        <table:table-row table:style-name="ro1">
          <table:table-cell office:value-type="float" office:value="353690" calcext:value-type="float">
            <text:p>353690</text:p>
          </table:table-cell>
          <table:table-cell office:value-type="float" office:value="0" calcext:value-type="float">
            <text:p>0</text:p>
          </table:table-cell>
          <table:table-cell office:value-type="float" office:value="1917269" calcext:value-type="float">
            <text:p>1917269</text:p>
          </table:table-cell>
          <table:table-cell office:value-type="float" office:value="590019" calcext:value-type="float">
            <text:p>590019</text:p>
          </table:table-cell>
          <table:table-cell office:value-type="string" calcext:value-type="string">
            <text:p>[[@135899]] <text:s/>Thank you ?</text:p>
          </table:table-cell>
          <table:table-cell/>
        </table:table-row>
        <table:table-row table:style-name="ro1">
          <table:table-cell office:value-type="float" office:value="426037" calcext:value-type="float">
            <text:p>426037</text:p>
          </table:table-cell>
          <table:table-cell office:value-type="float" office:value="0" calcext:value-type="float">
            <text:p>0</text:p>
          </table:table-cell>
          <table:table-cell office:value-type="float" office:value="2348472" calcext:value-type="float">
            <text:p>2348472</text:p>
          </table:table-cell>
          <table:table-cell office:value-type="float" office:value="20763" calcext:value-type="float">
            <text:p>20763</text:p>
          </table:table-cell>
          <table:table-cell office:value-type="string" calcext:value-type="string">
            <text:p>nicely done man</text:p>
          </table:table-cell>
          <table:table-cell/>
        </table:table-row>
        <table:table-row table:style-name="ro1">
          <table:table-cell office:value-type="float" office:value="449521" calcext:value-type="float">
            <text:p>449521</text:p>
          </table:table-cell>
          <table:table-cell office:value-type="float" office:value="0" calcext:value-type="float">
            <text:p>0</text:p>
          </table:table-cell>
          <table:table-cell office:value-type="float" office:value="2131267" calcext:value-type="float">
            <text:p>2131267</text:p>
          </table:table-cell>
          <table:table-cell office:value-type="float" office:value="1881371" calcext:value-type="float">
            <text:p>1881371</text:p>
          </table:table-cell>
          <table:table-cell office:value-type="string" calcext:value-type="string">
            <text:p>Hi</text:p>
          </table:table-cell>
          <table:table-cell/>
        </table:table-row>
        <table:table-row table:style-name="ro1">
          <table:table-cell office:value-type="float" office:value="36266" calcext:value-type="float">
            <text:p>36266</text:p>
          </table:table-cell>
          <table:table-cell office:value-type="float" office:value="0" calcext:value-type="float">
            <text:p>0</text:p>
          </table:table-cell>
          <table:table-cell office:value-type="float" office:value="626705" calcext:value-type="float">
            <text:p>626705</text:p>
          </table:table-cell>
          <table:table-cell office:value-type="float" office:value="81185" calcext:value-type="float">
            <text:p>81185</text:p>
          </table:table-cell>
          <table:table-cell office:value-type="string" calcext:value-type="string">
            <text:p>Kya mast hai bhai</text:p>
          </table:table-cell>
          <table:table-cell/>
        </table:table-row>
        <table:table-row table:style-name="ro1">
          <table:table-cell office:value-type="float" office:value="74235" calcext:value-type="float">
            <text:p>74235</text:p>
          </table:table-cell>
          <table:table-cell office:value-type="float" office:value="0" calcext:value-type="float">
            <text:p>0</text:p>
          </table:table-cell>
          <table:table-cell office:value-type="float" office:value="702381" calcext:value-type="float">
            <text:p>702381</text:p>
          </table:table-cell>
          <table:table-cell office:value-type="float" office:value="85442" calcext:value-type="float">
            <text:p>85442</text:p>
          </table:table-cell>
          <table:table-cell office:value-type="string" calcext:value-type="string">
            <text:p>Your title is my new catchphrase!</text:p>
          </table:table-cell>
          <table:table-cell/>
        </table:table-row>
        <table:table-row table:style-name="ro1">
          <table:table-cell office:value-type="float" office:value="79069" calcext:value-type="float">
            <text:p>79069</text:p>
          </table:table-cell>
          <table:table-cell office:value-type="float" office:value="0" calcext:value-type="float">
            <text:p>0</text:p>
          </table:table-cell>
          <table:table-cell office:value-type="float" office:value="731997" calcext:value-type="float">
            <text:p>731997</text:p>
          </table:table-cell>
          <table:table-cell office:value-type="float" office:value="217184" calcext:value-type="float">
            <text:p>217184</text:p>
          </table:table-cell>
          <table:table-cell office:value-type="string" calcext:value-type="string">
            <text:p>[[@76371]] <text:s/>any suggestions?</text:p>
          </table:table-cell>
          <table:table-cell/>
        </table:table-row>
        <table:table-row table:style-name="ro1">
          <table:table-cell office:value-type="float" office:value="80375" calcext:value-type="float">
            <text:p>80375</text:p>
          </table:table-cell>
          <table:table-cell office:value-type="float" office:value="0" calcext:value-type="float">
            <text:p>0</text:p>
          </table:table-cell>
          <table:table-cell office:value-type="float" office:value="733287" calcext:value-type="float">
            <text:p>733287</text:p>
          </table:table-cell>
          <table:table-cell office:value-type="float" office:value="78626" calcext:value-type="float">
            <text:p>78626</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74734" calcext:value-type="float">
            <text:p>174734</text:p>
          </table:table-cell>
          <table:table-cell office:value-type="float" office:value="0" calcext:value-type="float">
            <text:p>0</text:p>
          </table:table-cell>
          <table:table-cell office:value-type="float" office:value="959506" calcext:value-type="float">
            <text:p>959506</text:p>
          </table:table-cell>
          <table:table-cell office:value-type="float" office:value="41386" calcext:value-type="float">
            <text:p>41386</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83232" calcext:value-type="float">
            <text:p>283232</text:p>
          </table:table-cell>
          <table:table-cell office:value-type="float" office:value="0" calcext:value-type="float">
            <text:p>0</text:p>
          </table:table-cell>
          <table:table-cell office:value-type="float" office:value="1488935" calcext:value-type="float">
            <text:p>1488935</text:p>
          </table:table-cell>
          <table:table-cell office:value-type="float" office:value="50549" calcext:value-type="float">
            <text:p>50549</text:p>
          </table:table-cell>
          <table:table-cell office:value-type="string" calcext:value-type="string">
            <text:p>Amazing content ❤️❤️</text:p>
          </table:table-cell>
          <table:table-cell/>
        </table:table-row>
        <table:table-row table:style-name="ro1">
          <table:table-cell office:value-type="float" office:value="356765" calcext:value-type="float">
            <text:p>356765</text:p>
          </table:table-cell>
          <table:table-cell office:value-type="float" office:value="0" calcext:value-type="float">
            <text:p>0</text:p>
          </table:table-cell>
          <table:table-cell office:value-type="float" office:value="1950198" calcext:value-type="float">
            <text:p>1950198</text:p>
          </table:table-cell>
          <table:table-cell office:value-type="float" office:value="87352" calcext:value-type="float">
            <text:p>87352</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437196" calcext:value-type="float">
            <text:p>437196</text:p>
          </table:table-cell>
          <table:table-cell office:value-type="float" office:value="0" calcext:value-type="float">
            <text:p>0</text:p>
          </table:table-cell>
          <table:table-cell office:value-type="float" office:value="2384363" calcext:value-type="float">
            <text:p>2384363</text:p>
          </table:table-cell>
          <table:table-cell office:value-type="float" office:value="1584261" calcext:value-type="float">
            <text:p>1584261</text:p>
          </table:table-cell>
          <table:table-cell office:value-type="string" calcext:value-type="string">
            <text:p>Gsjb</text:p>
          </table:table-cell>
          <table:table-cell/>
        </table:table-row>
        <table:table-row table:style-name="ro1">
          <table:table-cell office:value-type="float" office:value="28279" calcext:value-type="float">
            <text:p>28279</text:p>
          </table:table-cell>
          <table:table-cell office:value-type="float" office:value="0" calcext:value-type="float">
            <text:p>0</text:p>
          </table:table-cell>
          <table:table-cell office:value-type="float" office:value="606205" calcext:value-type="float">
            <text:p>606205</text:p>
          </table:table-cell>
          <table:table-cell office:value-type="float" office:value="80624" calcext:value-type="float">
            <text:p>80624</text:p>
          </table:table-cell>
          <table:table-cell office:value-type="string" calcext:value-type="string">
            <text:p>gr8 trail ?</text:p>
          </table:table-cell>
          <table:table-cell/>
        </table:table-row>
        <table:table-row table:style-name="ro1">
          <table:table-cell office:value-type="float" office:value="41262" calcext:value-type="float">
            <text:p>41262</text:p>
          </table:table-cell>
          <table:table-cell office:value-type="float" office:value="0" calcext:value-type="float">
            <text:p>0</text:p>
          </table:table-cell>
          <table:table-cell office:value-type="float" office:value="637026" calcext:value-type="float">
            <text:p>637026</text:p>
          </table:table-cell>
          <table:table-cell office:value-type="float" office:value="190350" calcext:value-type="float">
            <text:p>190350</text:p>
          </table:table-cell>
          <table:table-cell office:value-type="string" calcext:value-type="string">
            <text:p>[[@49051]] thanks kunal :)</text:p>
          </table:table-cell>
          <table:table-cell/>
        </table:table-row>
        <table:table-row table:style-name="ro1">
          <table:table-cell office:value-type="float" office:value="52590" calcext:value-type="float">
            <text:p>52590</text:p>
          </table:table-cell>
          <table:table-cell office:value-type="float" office:value="0" calcext:value-type="float">
            <text:p>0</text:p>
          </table:table-cell>
          <table:table-cell office:value-type="float" office:value="663055" calcext:value-type="float">
            <text:p>663055</text:p>
          </table:table-cell>
          <table:table-cell office:value-type="float" office:value="79085" calcext:value-type="float">
            <text:p>79085</text:p>
          </table:table-cell>
          <table:table-cell office:value-type="string" calcext:value-type="string">
            <text:p>Lajavaab</text:p>
          </table:table-cell>
          <table:table-cell/>
        </table:table-row>
        <table:table-row table:style-name="ro1">
          <table:table-cell office:value-type="float" office:value="59043" calcext:value-type="float">
            <text:p>59043</text:p>
          </table:table-cell>
          <table:table-cell office:value-type="float" office:value="281580" calcext:value-type="float">
            <text:p>281580</text:p>
          </table:table-cell>
          <table:table-cell office:value-type="float" office:value="0" calcext:value-type="float">
            <text:p>0</text:p>
          </table:table-cell>
          <table:table-cell office:value-type="float" office:value="121446" calcext:value-type="float">
            <text:p>121446</text:p>
          </table:table-cell>
          <table:table-cell office:value-type="string" calcext:value-type="string">
            <text:p>[[@1]]</text:p>
          </table:table-cell>
          <table:table-cell/>
        </table:table-row>
        <table:table-row table:style-name="ro1">
          <table:table-cell office:value-type="float" office:value="99499" calcext:value-type="float">
            <text:p>99499</text:p>
          </table:table-cell>
          <table:table-cell office:value-type="float" office:value="0" calcext:value-type="float">
            <text:p>0</text:p>
          </table:table-cell>
          <table:table-cell office:value-type="float" office:value="728334" calcext:value-type="float">
            <text:p>728334</text:p>
          </table:table-cell>
          <table:table-cell office:value-type="float" office:value="216102" calcext:value-type="float">
            <text:p>216102</text:p>
          </table:table-cell>
          <table:table-cell office:value-type="string" calcext:value-type="string">
            <text:p>[[@85841]] <text:s/>Hello Edwin. Taking about the routes. Its in vijayawada, Andhra Pradesh, <text:s/>South Indian State. Its an ice creme parlour known as creme stone. You can find the rest on google.?</text:p>
          </table:table-cell>
          <table:table-cell/>
        </table:table-row>
        <table:table-row table:style-name="ro1">
          <table:table-cell office:value-type="float" office:value="116508" calcext:value-type="float">
            <text:p>116508</text:p>
          </table:table-cell>
          <table:table-cell office:value-type="float" office:value="0" calcext:value-type="float">
            <text:p>0</text:p>
          </table:table-cell>
          <table:table-cell office:value-type="float" office:value="814483" calcext:value-type="float">
            <text:p>814483</text:p>
          </table:table-cell>
          <table:table-cell office:value-type="float" office:value="50596" calcext:value-type="float">
            <text:p>5059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24024" calcext:value-type="float">
            <text:p>124024</text:p>
          </table:table-cell>
          <table:table-cell office:value-type="float" office:value="0" calcext:value-type="float">
            <text:p>0</text:p>
          </table:table-cell>
          <table:table-cell office:value-type="float" office:value="824245" calcext:value-type="float">
            <text:p>824245</text:p>
          </table:table-cell>
          <table:table-cell office:value-type="float" office:value="245765" calcext:value-type="float">
            <text:p>245765</text:p>
          </table:table-cell>
          <table:table-cell office:value-type="string" calcext:value-type="string">
            <text:p>[[@84811]] i just started</text:p>
          </table:table-cell>
          <table:table-cell/>
        </table:table-row>
        <table:table-row table:style-name="ro1">
          <table:table-cell office:value-type="float" office:value="126285" calcext:value-type="float">
            <text:p>126285</text:p>
          </table:table-cell>
          <table:table-cell office:value-type="float" office:value="0" calcext:value-type="float">
            <text:p>0</text:p>
          </table:table-cell>
          <table:table-cell office:value-type="float" office:value="809799" calcext:value-type="float">
            <text:p>809799</text:p>
          </table:table-cell>
          <table:table-cell office:value-type="float" office:value="78816" calcext:value-type="float">
            <text:p>78816</text:p>
          </table:table-cell>
          <table:table-cell office:value-type="string" calcext:value-type="string">
            <text:p>Hoping for another awesome adventure soon!</text:p>
          </table:table-cell>
          <table:table-cell/>
        </table:table-row>
        <table:table-row table:style-name="ro1">
          <table:table-cell office:value-type="float" office:value="219240" calcext:value-type="float">
            <text:p>219240</text:p>
          </table:table-cell>
          <table:table-cell office:value-type="float" office:value="0" calcext:value-type="float">
            <text:p>0</text:p>
          </table:table-cell>
          <table:table-cell office:value-type="float" office:value="1128867" calcext:value-type="float">
            <text:p>1128867</text:p>
          </table:table-cell>
          <table:table-cell office:value-type="float" office:value="52538" calcext:value-type="float">
            <text:p>52538</text:p>
          </table:table-cell>
          <table:table-cell office:value-type="string" calcext:value-type="string">
            <text:p>The title drew my attention at once, wish the information could be a little more detailed!</text:p>
          </table:table-cell>
          <table:table-cell/>
        </table:table-row>
        <table:table-row table:style-name="ro2">
          <table:table-cell office:value-type="float" office:value="360820" calcext:value-type="float">
            <text:p>360820</text:p>
          </table:table-cell>
          <table:table-cell office:value-type="float" office:value="0" calcext:value-type="float">
            <text:p>0</text:p>
          </table:table-cell>
          <table:table-cell office:value-type="float" office:value="2026626" calcext:value-type="float">
            <text:p>2026626</text:p>
          </table:table-cell>
          <table:table-cell office:value-type="float" office:value="633605" calcext:value-type="float">
            <text:p>633605</text:p>
          </table:table-cell>
          <table:table-cell office:value-type="string" calcext:value-type="string">
            <text:p>[[@80076]] </text:p>
            <text:p>See first of all dont use your camera on auto mode use it on manual setting that will give the best shots try to learn the manual settings from youtube and second thing just be natural that what i do i just capture the moment which i can cherish for my whole life !!!! All the best</text:p>
          </table:table-cell>
          <table:table-cell/>
        </table:table-row>
        <table:table-row table:style-name="ro1">
          <table:table-cell office:value-type="float" office:value="455093" calcext:value-type="float">
            <text:p>455093</text:p>
          </table:table-cell>
          <table:table-cell office:value-type="float" office:value="0" calcext:value-type="float">
            <text:p>0</text:p>
          </table:table-cell>
          <table:table-cell office:value-type="float" office:value="2317326" calcext:value-type="float">
            <text:p>2317326</text:p>
          </table:table-cell>
          <table:table-cell office:value-type="float" office:value="2037018" calcext:value-type="float">
            <text:p>2037018</text:p>
          </table:table-cell>
          <table:table-cell office:value-type="string" calcext:value-type="string">
            <text:p>Baby</text:p>
          </table:table-cell>
          <table:table-cell/>
        </table:table-row>
        <table:table-row table:style-name="ro1">
          <table:table-cell office:value-type="float" office:value="36315" calcext:value-type="float">
            <text:p>36315</text:p>
          </table:table-cell>
          <table:table-cell office:value-type="float" office:value="0" calcext:value-type="float">
            <text:p>0</text:p>
          </table:table-cell>
          <table:table-cell office:value-type="float" office:value="626762" calcext:value-type="float">
            <text:p>626762</text:p>
          </table:table-cell>
          <table:table-cell office:value-type="float" office:value="176765" calcext:value-type="float">
            <text:p>176765</text:p>
          </table:table-cell>
          <table:table-cell office:value-type="string" calcext:value-type="string">
            <text:p>Best time to be at nirvana is before first week of april.</text:p>
          </table:table-cell>
          <table:table-cell/>
        </table:table-row>
        <table:table-row table:style-name="ro1">
          <table:table-cell office:value-type="float" office:value="72779" calcext:value-type="float">
            <text:p>72779</text:p>
          </table:table-cell>
          <table:table-cell office:value-type="float" office:value="0" calcext:value-type="float">
            <text:p>0</text:p>
          </table:table-cell>
          <table:table-cell office:value-type="float" office:value="713215" calcext:value-type="float">
            <text:p>713215</text:p>
          </table:table-cell>
          <table:table-cell office:value-type="float" office:value="212389" calcext:value-type="float">
            <text:p>212389</text:p>
          </table:table-cell>
          <table:table-cell office:value-type="string" calcext:value-type="string">
            <text:p>[[@1]]</text:p>
          </table:table-cell>
          <table:table-cell/>
        </table:table-row>
        <table:table-row table:style-name="ro1">
          <table:table-cell office:value-type="float" office:value="269027" calcext:value-type="float">
            <text:p>269027</text:p>
          </table:table-cell>
          <table:table-cell office:value-type="float" office:value="0" calcext:value-type="float">
            <text:p>0</text:p>
          </table:table-cell>
          <table:table-cell office:value-type="float" office:value="1383031" calcext:value-type="float">
            <text:p>1383031</text:p>
          </table:table-cell>
          <table:table-cell office:value-type="float" office:value="77289" calcext:value-type="float">
            <text:p>77289</text:p>
          </table:table-cell>
          <table:table-cell office:value-type="string" calcext:value-type="string">
            <text:p>Chal yaha jaate hai, chal waha jaate hai :D</text:p>
          </table:table-cell>
          <table:table-cell/>
        </table:table-row>
        <table:table-row table:style-name="ro1">
          <table:table-cell office:value-type="float" office:value="333986" calcext:value-type="float">
            <text:p>333986</text:p>
          </table:table-cell>
          <table:table-cell office:value-type="float" office:value="0" calcext:value-type="float">
            <text:p>0</text:p>
          </table:table-cell>
          <table:table-cell office:value-type="float" office:value="1632521" calcext:value-type="float">
            <text:p>1632521</text:p>
          </table:table-cell>
          <table:table-cell office:value-type="float" office:value="435197" calcext:value-type="float">
            <text:p>435197</text:p>
          </table:table-cell>
          <table:table-cell office:value-type="string" calcext:value-type="string">
            <text:p>[[@1]] thank you :')</text:p>
          </table:table-cell>
          <table:table-cell/>
        </table:table-row>
        <table:table-row table:style-name="ro1">
          <table:table-cell office:value-type="float" office:value="8953" calcext:value-type="float">
            <text:p>8953</text:p>
          </table:table-cell>
          <table:table-cell office:value-type="float" office:value="0" calcext:value-type="float">
            <text:p>0</text:p>
          </table:table-cell>
          <table:table-cell office:value-type="float" office:value="230936" calcext:value-type="float">
            <text:p>230936</text:p>
          </table:table-cell>
          <table:table-cell office:value-type="float" office:value="114388" calcext:value-type="float">
            <text:p>114388</text:p>
          </table:table-cell>
          <table:table-cell office:value-type="string" calcext:value-type="string">
            <text:p>Ooooowooooowoooooo</text:p>
          </table:table-cell>
          <table:table-cell/>
        </table:table-row>
        <table:table-row table:style-name="ro1">
          <table:table-cell office:value-type="float" office:value="41522" calcext:value-type="float">
            <text:p>41522</text:p>
          </table:table-cell>
          <table:table-cell office:value-type="float" office:value="0" calcext:value-type="float">
            <text:p>0</text:p>
          </table:table-cell>
          <table:table-cell office:value-type="float" office:value="453555" calcext:value-type="float">
            <text:p>453555</text:p>
          </table:table-cell>
          <table:table-cell office:value-type="float" office:value="137193" calcext:value-type="float">
            <text:p>137193</text:p>
          </table:table-cell>
          <table:table-cell office:value-type="string" calcext:value-type="string">
            <text:p>Superb</text:p>
          </table:table-cell>
          <table:table-cell/>
        </table:table-row>
        <table:table-row table:style-name="ro1">
          <table:table-cell office:value-type="float" office:value="56638" calcext:value-type="float">
            <text:p>56638</text:p>
          </table:table-cell>
          <table:table-cell office:value-type="float" office:value="0" calcext:value-type="float">
            <text:p>0</text:p>
          </table:table-cell>
          <table:table-cell office:value-type="float" office:value="123965" calcext:value-type="float">
            <text:p>123965</text:p>
          </table:table-cell>
          <table:table-cell office:value-type="float" office:value="198734" calcext:value-type="float">
            <text:p>198734</text:p>
          </table:table-cell>
          <table:table-cell office:value-type="string" calcext:value-type="string">
            <text:p>thank you for followin me .. catch me on insta <text:s/>)</text:p>
          </table:table-cell>
          <table:table-cell/>
        </table:table-row>
        <table:table-row table:style-name="ro1">
          <table:table-cell office:value-type="float" office:value="104949" calcext:value-type="float">
            <text:p>104949</text:p>
          </table:table-cell>
          <table:table-cell office:value-type="float" office:value="0" calcext:value-type="float">
            <text:p>0</text:p>
          </table:table-cell>
          <table:table-cell office:value-type="float" office:value="133102" calcext:value-type="float">
            <text:p>133102</text:p>
          </table:table-cell>
          <table:table-cell office:value-type="float" office:value="234750" calcext:value-type="float">
            <text:p>234750</text:p>
          </table:table-cell>
          <table:table-cell office:value-type="string" calcext:value-type="string">
            <text:p>Wow, <text:s/>it's so cheap ??</text:p>
          </table:table-cell>
          <table:table-cell/>
        </table:table-row>
        <table:table-row table:style-name="ro1">
          <table:table-cell office:value-type="float" office:value="130652" calcext:value-type="float">
            <text:p>130652</text:p>
          </table:table-cell>
          <table:table-cell office:value-type="float" office:value="0" calcext:value-type="float">
            <text:p>0</text:p>
          </table:table-cell>
          <table:table-cell office:value-type="float" office:value="841205" calcext:value-type="float">
            <text:p>841205</text:p>
          </table:table-cell>
          <table:table-cell office:value-type="float" office:value="76287" calcext:value-type="float">
            <text:p>76287</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68295" calcext:value-type="float">
            <text:p>168295</text:p>
          </table:table-cell>
          <table:table-cell office:value-type="float" office:value="0" calcext:value-type="float">
            <text:p>0</text:p>
          </table:table-cell>
          <table:table-cell office:value-type="float" office:value="940829" calcext:value-type="float">
            <text:p>940829</text:p>
          </table:table-cell>
          <table:table-cell office:value-type="float" office:value="20252" calcext:value-type="float">
            <text:p>20252</text:p>
          </table:table-cell>
          <table:table-cell office:value-type="string" calcext:value-type="string">
            <text:p>i love your work and i use it to plan my trips :)</text:p>
          </table:table-cell>
          <table:table-cell/>
        </table:table-row>
        <table:table-row table:style-name="ro1">
          <table:table-cell office:value-type="float" office:value="260434" calcext:value-type="float">
            <text:p>260434</text:p>
          </table:table-cell>
          <table:table-cell office:value-type="float" office:value="0" calcext:value-type="float">
            <text:p>0</text:p>
          </table:table-cell>
          <table:table-cell office:value-type="float" office:value="1338696" calcext:value-type="float">
            <text:p>1338696</text:p>
          </table:table-cell>
          <table:table-cell office:value-type="float" office:value="88367" calcext:value-type="float">
            <text:p>88367</text:p>
          </table:table-cell>
          <table:table-cell office:value-type="string" calcext:value-type="string">
            <text:p>Hey! Loved your trail !When are you posting your next one?</text:p>
          </table:table-cell>
          <table:table-cell/>
        </table:table-row>
        <table:table-row table:style-name="ro1">
          <table:table-cell office:value-type="float" office:value="263529" calcext:value-type="float">
            <text:p>263529</text:p>
          </table:table-cell>
          <table:table-cell office:value-type="float" office:value="0" calcext:value-type="float">
            <text:p>0</text:p>
          </table:table-cell>
          <table:table-cell office:value-type="float" office:value="1373150" calcext:value-type="float">
            <text:p>1373150</text:p>
          </table:table-cell>
          <table:table-cell office:value-type="float" office:value="88277" calcext:value-type="float">
            <text:p>88277</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83686" calcext:value-type="float">
            <text:p>383686</text:p>
          </table:table-cell>
          <table:table-cell office:value-type="float" office:value="0" calcext:value-type="float">
            <text:p>0</text:p>
          </table:table-cell>
          <table:table-cell office:value-type="float" office:value="1934179" calcext:value-type="float">
            <text:p>1934179</text:p>
          </table:table-cell>
          <table:table-cell office:value-type="float" office:value="611083" calcext:value-type="float">
            <text:p>611083</text:p>
          </table:table-cell>
          <table:table-cell office:value-type="string" calcext:value-type="string">
            <text:p>[[@626163]] नमस्कार</text:p>
          </table:table-cell>
          <table:table-cell/>
        </table:table-row>
        <table:table-row table:style-name="ro1">
          <table:table-cell office:value-type="float" office:value="403630" calcext:value-type="float">
            <text:p>403630</text:p>
          </table:table-cell>
          <table:table-cell office:value-type="float" office:value="0" calcext:value-type="float">
            <text:p>0</text:p>
          </table:table-cell>
          <table:table-cell office:value-type="float" office:value="2269841" calcext:value-type="float">
            <text:p>2269841</text:p>
          </table:table-cell>
          <table:table-cell office:value-type="float" office:value="1420" calcext:value-type="float">
            <text:p>1420</text:p>
          </table:table-cell>
          <table:table-cell office:value-type="string" calcext:value-type="string">
            <text:p>No wonder singapore is one of the most expensive country in the world</text:p>
          </table:table-cell>
          <table:table-cell/>
        </table:table-row>
        <table:table-row table:style-name="ro1">
          <table:table-cell office:value-type="float" office:value="405314" calcext:value-type="float">
            <text:p>405314</text:p>
          </table:table-cell>
          <table:table-cell office:value-type="float" office:value="0" calcext:value-type="float">
            <text:p>0</text:p>
          </table:table-cell>
          <table:table-cell office:value-type="float" office:value="2286952" calcext:value-type="float">
            <text:p>2286952</text:p>
          </table:table-cell>
          <table:table-cell office:value-type="float" office:value="1093936" calcext:value-type="float">
            <text:p>1093936</text:p>
          </table:table-cell>
          <table:table-cell office:value-type="string" calcext:value-type="string">
            <text:p>Nice.thinks</text:p>
          </table:table-cell>
          <table:table-cell/>
        </table:table-row>
        <table:table-row table:style-name="ro1">
          <table:table-cell office:value-type="float" office:value="427241" calcext:value-type="float">
            <text:p>427241</text:p>
          </table:table-cell>
          <table:table-cell office:value-type="float" office:value="0" calcext:value-type="float">
            <text:p>0</text:p>
          </table:table-cell>
          <table:table-cell office:value-type="float" office:value="1283437" calcext:value-type="float">
            <text:p>1283437</text:p>
          </table:table-cell>
          <table:table-cell office:value-type="float" office:value="24128" calcext:value-type="float">
            <text:p>24128</text:p>
          </table:table-cell>
          <table:table-cell office:value-type="string" calcext:value-type="string">
            <text:p><text:s/>good to know</text:p>
          </table:table-cell>
          <table:table-cell/>
        </table:table-row>
        <table:table-row table:style-name="ro1">
          <table:table-cell office:value-type="float" office:value="83881" calcext:value-type="float">
            <text:p>83881</text:p>
          </table:table-cell>
          <table:table-cell office:value-type="float" office:value="0" calcext:value-type="float">
            <text:p>0</text:p>
          </table:table-cell>
          <table:table-cell office:value-type="float" office:value="93666" calcext:value-type="float">
            <text:p>93666</text:p>
          </table:table-cell>
          <table:table-cell office:value-type="float" office:value="44493" calcext:value-type="float">
            <text:p>44493</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29800" calcext:value-type="float">
            <text:p>129800</text:p>
          </table:table-cell>
          <table:table-cell office:value-type="float" office:value="0" calcext:value-type="float">
            <text:p>0</text:p>
          </table:table-cell>
          <table:table-cell office:value-type="float" office:value="839059" calcext:value-type="float">
            <text:p>839059</text:p>
          </table:table-cell>
          <table:table-cell office:value-type="float" office:value="79621" calcext:value-type="float">
            <text:p>7962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32505" calcext:value-type="float">
            <text:p>132505</text:p>
          </table:table-cell>
          <table:table-cell office:value-type="float" office:value="0" calcext:value-type="float">
            <text:p>0</text:p>
          </table:table-cell>
          <table:table-cell office:value-type="float" office:value="846785" calcext:value-type="float">
            <text:p>846785</text:p>
          </table:table-cell>
          <table:table-cell office:value-type="float" office:value="18532" calcext:value-type="float">
            <text:p>18532</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54787" calcext:value-type="float">
            <text:p>154787</text:p>
          </table:table-cell>
          <table:table-cell office:value-type="float" office:value="0" calcext:value-type="float">
            <text:p>0</text:p>
          </table:table-cell>
          <table:table-cell office:value-type="float" office:value="903622" calcext:value-type="float">
            <text:p>903622</text:p>
          </table:table-cell>
          <table:table-cell office:value-type="float" office:value="88441" calcext:value-type="float">
            <text:p>88441</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37661" calcext:value-type="float">
            <text:p>237661</text:p>
          </table:table-cell>
          <table:table-cell office:value-type="float" office:value="0" calcext:value-type="float">
            <text:p>0</text:p>
          </table:table-cell>
          <table:table-cell office:value-type="float" office:value="1194055" calcext:value-type="float">
            <text:p>1194055</text:p>
          </table:table-cell>
          <table:table-cell office:value-type="float" office:value="80553" calcext:value-type="float">
            <text:p>80553</text:p>
          </table:table-cell>
          <table:table-cell office:value-type="string" calcext:value-type="string">
            <text:p>Your stories are truely travel goals, how do you plan them?</text:p>
          </table:table-cell>
          <table:table-cell/>
        </table:table-row>
        <table:table-row table:style-name="ro1">
          <table:table-cell office:value-type="float" office:value="238006" calcext:value-type="float">
            <text:p>238006</text:p>
          </table:table-cell>
          <table:table-cell office:value-type="float" office:value="0" calcext:value-type="float">
            <text:p>0</text:p>
          </table:table-cell>
          <table:table-cell office:value-type="float" office:value="1195616" calcext:value-type="float">
            <text:p>1195616</text:p>
          </table:table-cell>
          <table:table-cell office:value-type="float" office:value="360945" calcext:value-type="float">
            <text:p>360945</text:p>
          </table:table-cell>
          <table:table-cell office:value-type="string" calcext:value-type="string">
            <text:p>[[@81734]] see coming soon post</text:p>
          </table:table-cell>
          <table:table-cell/>
        </table:table-row>
        <table:table-row table:style-name="ro1">
          <table:table-cell office:value-type="float" office:value="292356" calcext:value-type="float">
            <text:p>292356</text:p>
          </table:table-cell>
          <table:table-cell office:value-type="float" office:value="0" calcext:value-type="float">
            <text:p>0</text:p>
          </table:table-cell>
          <table:table-cell office:value-type="float" office:value="1544636" calcext:value-type="float">
            <text:p>1544636</text:p>
          </table:table-cell>
          <table:table-cell office:value-type="float" office:value="84511" calcext:value-type="float">
            <text:p>8451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61015" calcext:value-type="float">
            <text:p>61015</text:p>
          </table:table-cell>
          <table:table-cell office:value-type="float" office:value="0" calcext:value-type="float">
            <text:p>0</text:p>
          </table:table-cell>
          <table:table-cell office:value-type="float" office:value="680602" calcext:value-type="float">
            <text:p>680602</text:p>
          </table:table-cell>
          <table:table-cell office:value-type="float" office:value="203187" calcext:value-type="float">
            <text:p>203187</text:p>
          </table:table-cell>
          <table:table-cell office:value-type="string" calcext:value-type="string">
            <text:p>[[@98371]].er tq</text:p>
          </table:table-cell>
          <table:table-cell/>
        </table:table-row>
        <table:table-row table:style-name="ro1">
          <table:table-cell office:value-type="float" office:value="137352" calcext:value-type="float">
            <text:p>137352</text:p>
          </table:table-cell>
          <table:table-cell office:value-type="float" office:value="0" calcext:value-type="float">
            <text:p>0</text:p>
          </table:table-cell>
          <table:table-cell office:value-type="float" office:value="859815" calcext:value-type="float">
            <text:p>859815</text:p>
          </table:table-cell>
          <table:table-cell office:value-type="float" office:value="76984" calcext:value-type="float">
            <text:p>76984</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40594" calcext:value-type="float">
            <text:p>140594</text:p>
          </table:table-cell>
          <table:table-cell office:value-type="float" office:value="0" calcext:value-type="float">
            <text:p>0</text:p>
          </table:table-cell>
          <table:table-cell office:value-type="float" office:value="868227" calcext:value-type="float">
            <text:p>868227</text:p>
          </table:table-cell>
          <table:table-cell office:value-type="float" office:value="84576" calcext:value-type="float">
            <text:p>84576</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24754" calcext:value-type="float">
            <text:p>224754</text:p>
          </table:table-cell>
          <table:table-cell office:value-type="float" office:value="0" calcext:value-type="float">
            <text:p>0</text:p>
          </table:table-cell>
          <table:table-cell office:value-type="float" office:value="1158977" calcext:value-type="float">
            <text:p>1158977</text:p>
          </table:table-cell>
          <table:table-cell office:value-type="float" office:value="52579" calcext:value-type="float">
            <text:p>52579</text:p>
          </table:table-cell>
          <table:table-cell office:value-type="string" calcext:value-type="string">
            <text:p>Awesome! I too am heading there next week</text:p>
          </table:table-cell>
          <table:table-cell/>
        </table:table-row>
        <table:table-row table:style-name="ro1">
          <table:table-cell office:value-type="float" office:value="267865" calcext:value-type="float">
            <text:p>267865</text:p>
          </table:table-cell>
          <table:table-cell office:value-type="float" office:value="0" calcext:value-type="float">
            <text:p>0</text:p>
          </table:table-cell>
          <table:table-cell office:value-type="float" office:value="1396378" calcext:value-type="float">
            <text:p>1396378</text:p>
          </table:table-cell>
          <table:table-cell office:value-type="float" office:value="419825" calcext:value-type="float">
            <text:p>419825</text:p>
          </table:table-cell>
          <table:table-cell office:value-type="string" calcext:value-type="string">
            <text:p>Dhanyawad ji....</text:p>
          </table:table-cell>
          <table:table-cell/>
        </table:table-row>
        <table:table-row table:style-name="ro1">
          <table:table-cell office:value-type="float" office:value="308607" calcext:value-type="float">
            <text:p>308607</text:p>
          </table:table-cell>
          <table:table-cell office:value-type="float" office:value="0" calcext:value-type="float">
            <text:p>0</text:p>
          </table:table-cell>
          <table:table-cell office:value-type="float" office:value="1633482" calcext:value-type="float">
            <text:p>1633482</text:p>
          </table:table-cell>
          <table:table-cell office:value-type="float" office:value="76774" calcext:value-type="float">
            <text:p>76774</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95774" calcext:value-type="float">
            <text:p>395774</text:p>
          </table:table-cell>
          <table:table-cell office:value-type="float" office:value="0" calcext:value-type="float">
            <text:p>0</text:p>
          </table:table-cell>
          <table:table-cell office:value-type="float" office:value="2285775" calcext:value-type="float">
            <text:p>2285775</text:p>
          </table:table-cell>
          <table:table-cell office:value-type="float" office:value="13455" calcext:value-type="float">
            <text:p>13455</text:p>
          </table:table-cell>
          <table:table-cell office:value-type="string" calcext:value-type="string">
            <text:p>FIRSTly,amazing movi...Secondly the way the movie was taken was beautiful</text:p>
          </table:table-cell>
          <table:table-cell/>
        </table:table-row>
        <table:table-row table:style-name="ro1">
          <table:table-cell office:value-type="float" office:value="407772" calcext:value-type="float">
            <text:p>407772</text:p>
          </table:table-cell>
          <table:table-cell office:value-type="float" office:value="0" calcext:value-type="float">
            <text:p>0</text:p>
          </table:table-cell>
          <table:table-cell office:value-type="float" office:value="2300254" calcext:value-type="float">
            <text:p>2300254</text:p>
          </table:table-cell>
          <table:table-cell office:value-type="float" office:value="444360" calcext:value-type="float">
            <text:p>444360</text:p>
          </table:table-cell>
          <table:table-cell office:value-type="string" calcext:value-type="string">
            <text:p>[[@16994]] thank you</text:p>
          </table:table-cell>
          <table:table-cell/>
        </table:table-row>
        <table:table-row table:style-name="ro1">
          <table:table-cell office:value-type="float" office:value="443275" calcext:value-type="float">
            <text:p>443275</text:p>
          </table:table-cell>
          <table:table-cell office:value-type="float" office:value="0" calcext:value-type="float">
            <text:p>0</text:p>
          </table:table-cell>
          <table:table-cell office:value-type="float" office:value="2131821" calcext:value-type="float">
            <text:p>2131821</text:p>
          </table:table-cell>
          <table:table-cell office:value-type="float" office:value="1728627" calcext:value-type="float">
            <text:p>1728627</text:p>
          </table:table-cell>
          <table:table-cell office:value-type="string" calcext:value-type="string">
            <text:p>Me vi au</text:p>
          </table:table-cell>
          <table:table-cell/>
        </table:table-row>
        <table:table-row table:style-name="ro1">
          <table:table-cell office:value-type="float" office:value="124341" calcext:value-type="float">
            <text:p>124341</text:p>
          </table:table-cell>
          <table:table-cell office:value-type="float" office:value="0" calcext:value-type="float">
            <text:p>0</text:p>
          </table:table-cell>
          <table:table-cell office:value-type="float" office:value="825552" calcext:value-type="float">
            <text:p>825552</text:p>
          </table:table-cell>
          <table:table-cell office:value-type="float" office:value="79367" calcext:value-type="float">
            <text:p>79367</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43376" calcext:value-type="float">
            <text:p>243376</text:p>
          </table:table-cell>
          <table:table-cell office:value-type="float" office:value="0" calcext:value-type="float">
            <text:p>0</text:p>
          </table:table-cell>
          <table:table-cell office:value-type="float" office:value="1219095" calcext:value-type="float">
            <text:p>1219095</text:p>
          </table:table-cell>
          <table:table-cell office:value-type="float" office:value="85746" calcext:value-type="float">
            <text:p>85746</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31723" calcext:value-type="float">
            <text:p>331723</text:p>
          </table:table-cell>
          <table:table-cell office:value-type="float" office:value="0" calcext:value-type="float">
            <text:p>0</text:p>
          </table:table-cell>
          <table:table-cell office:value-type="float" office:value="1773547" calcext:value-type="float">
            <text:p>1773547</text:p>
          </table:table-cell>
          <table:table-cell office:value-type="float" office:value="88009" calcext:value-type="float">
            <text:p>88009</text:p>
          </table:table-cell>
          <table:table-cell office:value-type="string" calcext:value-type="string">
            <text:p>The title was superb! The content was a little dreary!</text:p>
          </table:table-cell>
          <table:table-cell/>
        </table:table-row>
        <table:table-row table:style-name="ro1">
          <table:table-cell office:value-type="float" office:value="386480" calcext:value-type="float">
            <text:p>386480</text:p>
          </table:table-cell>
          <table:table-cell office:value-type="float" office:value="0" calcext:value-type="float">
            <text:p>0</text:p>
          </table:table-cell>
          <table:table-cell office:value-type="float" office:value="2132399" calcext:value-type="float">
            <text:p>2132399</text:p>
          </table:table-cell>
          <table:table-cell office:value-type="float" office:value="893751" calcext:value-type="float">
            <text:p>893751</text:p>
          </table:table-cell>
          <table:table-cell office:value-type="string" calcext:value-type="string">
            <text:p>Good</text:p>
          </table:table-cell>
          <table:table-cell/>
        </table:table-row>
        <table:table-row table:style-name="ro1">
          <table:table-cell office:value-type="float" office:value="407054" calcext:value-type="float">
            <text:p>407054</text:p>
          </table:table-cell>
          <table:table-cell office:value-type="float" office:value="0" calcext:value-type="float">
            <text:p>0</text:p>
          </table:table-cell>
          <table:table-cell office:value-type="float" office:value="2258773" calcext:value-type="float">
            <text:p>2258773</text:p>
          </table:table-cell>
          <table:table-cell office:value-type="float" office:value="1139670" calcext:value-type="float">
            <text:p>1139670</text:p>
          </table:table-cell>
          <table:table-cell office:value-type="string" calcext:value-type="string">
            <text:p>Hello</text:p>
          </table:table-cell>
          <table:table-cell/>
        </table:table-row>
        <table:table-row table:style-name="ro1">
          <table:table-cell office:value-type="float" office:value="431189" calcext:value-type="float">
            <text:p>431189</text:p>
          </table:table-cell>
          <table:table-cell office:value-type="float" office:value="0" calcext:value-type="float">
            <text:p>0</text:p>
          </table:table-cell>
          <table:table-cell office:value-type="float" office:value="2282615" calcext:value-type="float">
            <text:p>2282615</text:p>
          </table:table-cell>
          <table:table-cell office:value-type="float" office:value="1471688" calcext:value-type="float">
            <text:p>1471688</text:p>
          </table:table-cell>
          <table:table-cell office:value-type="string" calcext:value-type="string">
            <text:p>Hi</text:p>
          </table:table-cell>
          <table:table-cell/>
        </table:table-row>
        <table:table-row table:style-name="ro1">
          <table:table-cell office:value-type="float" office:value="449215" calcext:value-type="float">
            <text:p>449215</text:p>
          </table:table-cell>
          <table:table-cell office:value-type="float" office:value="0" calcext:value-type="float">
            <text:p>0</text:p>
          </table:table-cell>
          <table:table-cell office:value-type="float" office:value="2287012" calcext:value-type="float">
            <text:p>2287012</text:p>
          </table:table-cell>
          <table:table-cell office:value-type="float" office:value="1874530" calcext:value-type="float">
            <text:p>1874530</text:p>
          </table:table-cell>
          <table:table-cell office:value-type="string" calcext:value-type="string">
            <text:p>Hi</text:p>
          </table:table-cell>
          <table:table-cell/>
        </table:table-row>
        <table:table-row table:style-name="ro1">
          <table:table-cell office:value-type="float" office:value="205208" calcext:value-type="float">
            <text:p>205208</text:p>
          </table:table-cell>
          <table:table-cell office:value-type="float" office:value="0" calcext:value-type="float">
            <text:p>0</text:p>
          </table:table-cell>
          <table:table-cell office:value-type="float" office:value="1060827" calcext:value-type="float">
            <text:p>1060827</text:p>
          </table:table-cell>
          <table:table-cell office:value-type="float" office:value="319142" calcext:value-type="float">
            <text:p>319142</text:p>
          </table:table-cell>
          <table:table-cell office:value-type="string" calcext:value-type="string">
            <text:p>[[@81251]] Thanks...!! This place is beautiful... the sunrise is great here..!! Beach wont be that crowed so you can enjoy the beach like hours...</text:p>
          </table:table-cell>
          <table:table-cell/>
        </table:table-row>
        <table:table-row table:style-name="ro1">
          <table:table-cell office:value-type="float" office:value="215423" calcext:value-type="float">
            <text:p>215423</text:p>
          </table:table-cell>
          <table:table-cell office:value-type="float" office:value="0" calcext:value-type="float">
            <text:p>0</text:p>
          </table:table-cell>
          <table:table-cell office:value-type="float" office:value="1103093" calcext:value-type="float">
            <text:p>1103093</text:p>
          </table:table-cell>
          <table:table-cell office:value-type="float" office:value="332250" calcext:value-type="float">
            <text:p>332250</text:p>
          </table:table-cell>
          <table:table-cell office:value-type="string" calcext:value-type="string">
            <text:p>[[@81788]] that's a great idea hope you get a extravagant experience</text:p>
          </table:table-cell>
          <table:table-cell/>
        </table:table-row>
        <table:table-row table:style-name="ro1">
          <table:table-cell office:value-type="float" office:value="236226" calcext:value-type="float">
            <text:p>236226</text:p>
          </table:table-cell>
          <table:table-cell office:value-type="float" office:value="0" calcext:value-type="float">
            <text:p>0</text:p>
          </table:table-cell>
          <table:table-cell office:value-type="float" office:value="1190456" calcext:value-type="float">
            <text:p>1190456</text:p>
          </table:table-cell>
          <table:table-cell office:value-type="float" office:value="83496" calcext:value-type="float">
            <text:p>83496</text:p>
          </table:table-cell>
          <table:table-cell office:value-type="string" calcext:value-type="string">
            <text:p>Your stories are truely travel goals, how do you plan them?</text:p>
          </table:table-cell>
          <table:table-cell/>
        </table:table-row>
        <table:table-row table:style-name="ro1">
          <table:table-cell office:value-type="float" office:value="237813" calcext:value-type="float">
            <text:p>237813</text:p>
          </table:table-cell>
          <table:table-cell office:value-type="float" office:value="0" calcext:value-type="float">
            <text:p>0</text:p>
          </table:table-cell>
          <table:table-cell office:value-type="float" office:value="1192800" calcext:value-type="float">
            <text:p>1192800</text:p>
          </table:table-cell>
          <table:table-cell office:value-type="float" office:value="80199" calcext:value-type="float">
            <text:p>80199</text:p>
          </table:table-cell>
          <table:table-cell office:value-type="string" calcext:value-type="string">
            <text:p>This Trail looks quite superb, you totally deserve more followers than this!</text:p>
          </table:table-cell>
          <table:table-cell/>
        </table:table-row>
        <table:table-row table:style-name="ro2">
          <table:table-cell office:value-type="float" office:value="250779" calcext:value-type="float">
            <text:p>250779</text:p>
          </table:table-cell>
          <table:table-cell office:value-type="float" office:value="0" calcext:value-type="float">
            <text:p>0</text:p>
          </table:table-cell>
          <table:table-cell office:value-type="float" office:value="1272922" calcext:value-type="float">
            <text:p>1272922</text:p>
          </table:table-cell>
          <table:table-cell office:value-type="float" office:value="383883" calcext:value-type="float">
            <text:p>383883</text:p>
          </table:table-cell>
          <table:table-cell office:value-type="string" calcext:value-type="string">
            <text:p>[[@77812]] Thanks Man. Gud to hear that?</text:p>
            <text:p>Stay Connected for more?</text:p>
          </table:table-cell>
          <table:table-cell/>
        </table:table-row>
        <table:table-row table:style-name="ro1">
          <table:table-cell office:value-type="float" office:value="262125" calcext:value-type="float">
            <text:p>262125</text:p>
          </table:table-cell>
          <table:table-cell office:value-type="float" office:value="0" calcext:value-type="float">
            <text:p>0</text:p>
          </table:table-cell>
          <table:table-cell office:value-type="float" office:value="1361591" calcext:value-type="float">
            <text:p>1361591</text:p>
          </table:table-cell>
          <table:table-cell office:value-type="float" office:value="43043" calcext:value-type="float">
            <text:p>43043</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76029" calcext:value-type="float">
            <text:p>276029</text:p>
          </table:table-cell>
          <table:table-cell office:value-type="float" office:value="0" calcext:value-type="float">
            <text:p>0</text:p>
          </table:table-cell>
          <table:table-cell office:value-type="float" office:value="1443397" calcext:value-type="float">
            <text:p>1443397</text:p>
          </table:table-cell>
          <table:table-cell office:value-type="float" office:value="86939" calcext:value-type="float">
            <text:p>86939</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285807" calcext:value-type="float">
            <text:p>285807</text:p>
          </table:table-cell>
          <table:table-cell office:value-type="float" office:value="0" calcext:value-type="float">
            <text:p>0</text:p>
          </table:table-cell>
          <table:table-cell office:value-type="float" office:value="1505765" calcext:value-type="float">
            <text:p>1505765</text:p>
          </table:table-cell>
          <table:table-cell office:value-type="float" office:value="84568" calcext:value-type="float">
            <text:p>84568</text:p>
          </table:table-cell>
          <table:table-cell office:value-type="string" calcext:value-type="string">
            <text:p>Hey the trail is amazing, could you give some info?</text:p>
          </table:table-cell>
          <table:table-cell/>
        </table:table-row>
        <table:table-row table:style-name="ro1">
          <table:table-cell office:value-type="float" office:value="305108" calcext:value-type="float">
            <text:p>305108</text:p>
          </table:table-cell>
          <table:table-cell office:value-type="float" office:value="0" calcext:value-type="float">
            <text:p>0</text:p>
          </table:table-cell>
          <table:table-cell office:value-type="float" office:value="1612990" calcext:value-type="float">
            <text:p>1612990</text:p>
          </table:table-cell>
          <table:table-cell office:value-type="float" office:value="52582" calcext:value-type="float">
            <text:p>52582</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94814" calcext:value-type="float">
            <text:p>394814</text:p>
          </table:table-cell>
          <table:table-cell office:value-type="float" office:value="0" calcext:value-type="float">
            <text:p>0</text:p>
          </table:table-cell>
          <table:table-cell office:value-type="float" office:value="2008057" calcext:value-type="float">
            <text:p>2008057</text:p>
          </table:table-cell>
          <table:table-cell office:value-type="float" office:value="626762" calcext:value-type="float">
            <text:p>626762</text:p>
          </table:table-cell>
          <table:table-cell office:value-type="string" calcext:value-type="string">
            <text:p>[[@45861]] haha, ty)</text:p>
          </table:table-cell>
          <table:table-cell/>
        </table:table-row>
        <table:table-row table:style-name="ro1">
          <table:table-cell office:value-type="float" office:value="440585" calcext:value-type="float">
            <text:p>440585</text:p>
          </table:table-cell>
          <table:table-cell office:value-type="float" office:value="0" calcext:value-type="float">
            <text:p>0</text:p>
          </table:table-cell>
          <table:table-cell office:value-type="float" office:value="2416683" calcext:value-type="float">
            <text:p>2416683</text:p>
          </table:table-cell>
          <table:table-cell office:value-type="float" office:value="1658588" calcext:value-type="float">
            <text:p>1658588</text:p>
          </table:table-cell>
          <table:table-cell office:value-type="string" calcext:value-type="string">
            <text:p>Very nice??</text:p>
          </table:table-cell>
          <table:table-cell/>
        </table:table-row>
        <table:table-row table:style-name="ro1">
          <table:table-cell office:value-type="float" office:value="452890" calcext:value-type="float">
            <text:p>452890</text:p>
          </table:table-cell>
          <table:table-cell office:value-type="float" office:value="0" calcext:value-type="float">
            <text:p>0</text:p>
          </table:table-cell>
          <table:table-cell office:value-type="float" office:value="2538132" calcext:value-type="float">
            <text:p>2538132</text:p>
          </table:table-cell>
          <table:table-cell office:value-type="float" office:value="1977819" calcext:value-type="float">
            <text:p>1977819</text:p>
          </table:table-cell>
          <table:table-cell office:value-type="string" calcext:value-type="string">
            <text:p>Very nice</text:p>
          </table:table-cell>
          <table:table-cell/>
        </table:table-row>
        <table:table-row table:style-name="ro1">
          <table:table-cell office:value-type="float" office:value="34719" calcext:value-type="float">
            <text:p>34719</text:p>
          </table:table-cell>
          <table:table-cell office:value-type="float" office:value="0" calcext:value-type="float">
            <text:p>0</text:p>
          </table:table-cell>
          <table:table-cell office:value-type="float" office:value="621369" calcext:value-type="float">
            <text:p>621369</text:p>
          </table:table-cell>
          <table:table-cell office:value-type="float" office:value="86662" calcext:value-type="float">
            <text:p>86662</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81636" calcext:value-type="float">
            <text:p>81636</text:p>
          </table:table-cell>
          <table:table-cell office:value-type="float" office:value="0" calcext:value-type="float">
            <text:p>0</text:p>
          </table:table-cell>
          <table:table-cell office:value-type="float" office:value="733127" calcext:value-type="float">
            <text:p>733127</text:p>
          </table:table-cell>
          <table:table-cell office:value-type="float" office:value="217517" calcext:value-type="float">
            <text:p>217517</text:p>
          </table:table-cell>
          <table:table-cell office:value-type="string" calcext:value-type="string">
            <text:p>[[@85552]] <text:s/>Yes, indeed. I'll be updating on my next trip real soon</text:p>
          </table:table-cell>
          <table:table-cell/>
        </table:table-row>
        <table:table-row table:style-name="ro1">
          <table:table-cell office:value-type="float" office:value="316031" calcext:value-type="float">
            <text:p>316031</text:p>
          </table:table-cell>
          <table:table-cell office:value-type="float" office:value="0" calcext:value-type="float">
            <text:p>0</text:p>
          </table:table-cell>
          <table:table-cell office:value-type="float" office:value="1679650" calcext:value-type="float">
            <text:p>1679650</text:p>
          </table:table-cell>
          <table:table-cell office:value-type="float" office:value="498384" calcext:value-type="float">
            <text:p>498384</text:p>
          </table:table-cell>
          <table:table-cell office:value-type="string" calcext:value-type="string">
            <text:p>Nice❤</text:p>
          </table:table-cell>
          <table:table-cell/>
        </table:table-row>
        <table:table-row table:style-name="ro1">
          <table:table-cell office:value-type="float" office:value="322641" calcext:value-type="float">
            <text:p>322641</text:p>
          </table:table-cell>
          <table:table-cell office:value-type="float" office:value="0" calcext:value-type="float">
            <text:p>0</text:p>
          </table:table-cell>
          <table:table-cell office:value-type="float" office:value="1721185" calcext:value-type="float">
            <text:p>1721185</text:p>
          </table:table-cell>
          <table:table-cell office:value-type="float" office:value="531548" calcext:value-type="float">
            <text:p>531548</text:p>
          </table:table-cell>
          <table:table-cell office:value-type="string" calcext:value-type="string">
            <text:p>[[@40873]] <text:s/>Just Beware Of Monkeys...</text:p>
          </table:table-cell>
          <table:table-cell/>
        </table:table-row>
        <table:table-row table:style-name="ro1">
          <table:table-cell office:value-type="float" office:value="338892" calcext:value-type="float">
            <text:p>338892</text:p>
          </table:table-cell>
          <table:table-cell office:value-type="float" office:value="0" calcext:value-type="float">
            <text:p>0</text:p>
          </table:table-cell>
          <table:table-cell office:value-type="float" office:value="1809050" calcext:value-type="float">
            <text:p>1809050</text:p>
          </table:table-cell>
          <table:table-cell office:value-type="float" office:value="41179" calcext:value-type="float">
            <text:p>41179</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364490" calcext:value-type="float">
            <text:p>364490</text:p>
          </table:table-cell>
          <table:table-cell office:value-type="float" office:value="0" calcext:value-type="float">
            <text:p>0</text:p>
          </table:table-cell>
          <table:table-cell office:value-type="float" office:value="2107951" calcext:value-type="float">
            <text:p>2107951</text:p>
          </table:table-cell>
          <table:table-cell office:value-type="float" office:value="20112" calcext:value-type="float">
            <text:p>2011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87016" calcext:value-type="float">
            <text:p>387016</text:p>
          </table:table-cell>
          <table:table-cell office:value-type="float" office:value="0" calcext:value-type="float">
            <text:p>0</text:p>
          </table:table-cell>
          <table:table-cell office:value-type="float" office:value="2270" calcext:value-type="float">
            <text:p>2270</text:p>
          </table:table-cell>
          <table:table-cell office:value-type="float" office:value="141197" calcext:value-type="float">
            <text:p>141197</text:p>
          </table:table-cell>
          <table:table-cell office:value-type="string" calcext:value-type="string">
            <text:p>Yum</text:p>
          </table:table-cell>
          <table:table-cell/>
        </table:table-row>
        <table:table-row table:style-name="ro1">
          <table:table-cell office:value-type="float" office:value="390765" calcext:value-type="float">
            <text:p>390765</text:p>
          </table:table-cell>
          <table:table-cell office:value-type="float" office:value="0" calcext:value-type="float">
            <text:p>0</text:p>
          </table:table-cell>
          <table:table-cell office:value-type="float" office:value="2273782" calcext:value-type="float">
            <text:p>2273782</text:p>
          </table:table-cell>
          <table:table-cell office:value-type="float" office:value="916513" calcext:value-type="float">
            <text:p>916513</text:p>
          </table:table-cell>
          <table:table-cell office:value-type="string" calcext:value-type="string">
            <text:p>Ok</text:p>
          </table:table-cell>
          <table:table-cell/>
        </table:table-row>
        <table:table-row table:style-name="ro1">
          <table:table-cell office:value-type="float" office:value="424948" calcext:value-type="float">
            <text:p>424948</text:p>
          </table:table-cell>
          <table:table-cell office:value-type="float" office:value="0" calcext:value-type="float">
            <text:p>0</text:p>
          </table:table-cell>
          <table:table-cell office:value-type="float" office:value="64113" calcext:value-type="float">
            <text:p>64113</text:p>
          </table:table-cell>
          <table:table-cell office:value-type="float" office:value="16861" calcext:value-type="float">
            <text:p>16861</text:p>
          </table:table-cell>
          <table:table-cell office:value-type="string" calcext:value-type="string">
            <text:p>Is it safe to go there??</text:p>
          </table:table-cell>
          <table:table-cell/>
        </table:table-row>
        <table:table-row table:style-name="ro1">
          <table:table-cell office:value-type="float" office:value="461908" calcext:value-type="float">
            <text:p>461908</text:p>
          </table:table-cell>
          <table:table-cell office:value-type="float" office:value="0" calcext:value-type="float">
            <text:p>0</text:p>
          </table:table-cell>
          <table:table-cell office:value-type="float" office:value="638693" calcext:value-type="float">
            <text:p>638693</text:p>
          </table:table-cell>
          <table:table-cell office:value-type="float" office:value="2143082" calcext:value-type="float">
            <text:p>2143082</text:p>
          </table:table-cell>
          <table:table-cell office:value-type="string" calcext:value-type="string">
            <text:p>Nice very</text:p>
          </table:table-cell>
          <table:table-cell/>
        </table:table-row>
        <table:table-row table:style-name="ro1">
          <table:table-cell office:value-type="float" office:value="23258" calcext:value-type="float">
            <text:p>23258</text:p>
          </table:table-cell>
          <table:table-cell office:value-type="float" office:value="0" calcext:value-type="float">
            <text:p>0</text:p>
          </table:table-cell>
          <table:table-cell office:value-type="float" office:value="594451" calcext:value-type="float">
            <text:p>594451</text:p>
          </table:table-cell>
          <table:table-cell office:value-type="float" office:value="85998" calcext:value-type="float">
            <text:p>85998</text:p>
          </table:table-cell>
          <table:table-cell office:value-type="string" calcext:value-type="string">
            <text:p>Nice Place ❤️</text:p>
          </table:table-cell>
          <table:table-cell/>
        </table:table-row>
        <table:table-row table:style-name="ro1">
          <table:table-cell office:value-type="float" office:value="36353" calcext:value-type="float">
            <text:p>36353</text:p>
          </table:table-cell>
          <table:table-cell office:value-type="float" office:value="0" calcext:value-type="float">
            <text:p>0</text:p>
          </table:table-cell>
          <table:table-cell office:value-type="float" office:value="608074" calcext:value-type="float">
            <text:p>608074</text:p>
          </table:table-cell>
          <table:table-cell office:value-type="float" office:value="50467" calcext:value-type="float">
            <text:p>50467</text:p>
          </table:table-cell>
          <table:table-cell office:value-type="string" calcext:value-type="string">
            <text:p>liked your trail <text:s/>❤️?</text:p>
          </table:table-cell>
          <table:table-cell/>
        </table:table-row>
        <table:table-row table:style-name="ro1">
          <table:table-cell office:value-type="float" office:value="95175" calcext:value-type="float">
            <text:p>95175</text:p>
          </table:table-cell>
          <table:table-cell office:value-type="float" office:value="0" calcext:value-type="float">
            <text:p>0</text:p>
          </table:table-cell>
          <table:table-cell office:value-type="float" office:value="763714" calcext:value-type="float">
            <text:p>763714</text:p>
          </table:table-cell>
          <table:table-cell office:value-type="float" office:value="87050" calcext:value-type="float">
            <text:p>8705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37096" calcext:value-type="float">
            <text:p>137096</text:p>
          </table:table-cell>
          <table:table-cell office:value-type="float" office:value="0" calcext:value-type="float">
            <text:p>0</text:p>
          </table:table-cell>
          <table:table-cell office:value-type="float" office:value="859253" calcext:value-type="float">
            <text:p>859253</text:p>
          </table:table-cell>
          <table:table-cell office:value-type="float" office:value="39830" calcext:value-type="float">
            <text:p>39830</text:p>
          </table:table-cell>
          <table:table-cell office:value-type="string" calcext:value-type="string">
            <text:p>Amazing trail, could share some videos of the same</text:p>
          </table:table-cell>
          <table:table-cell/>
        </table:table-row>
        <table:table-row table:style-name="ro1">
          <table:table-cell office:value-type="float" office:value="165523" calcext:value-type="float">
            <text:p>165523</text:p>
          </table:table-cell>
          <table:table-cell office:value-type="float" office:value="0" calcext:value-type="float">
            <text:p>0</text:p>
          </table:table-cell>
          <table:table-cell office:value-type="float" office:value="933121" calcext:value-type="float">
            <text:p>933121</text:p>
          </table:table-cell>
          <table:table-cell office:value-type="float" office:value="280601" calcext:value-type="float">
            <text:p>280601</text:p>
          </table:table-cell>
          <table:table-cell office:value-type="string" calcext:value-type="string">
            <text:p>Oh sure</text:p>
          </table:table-cell>
          <table:table-cell/>
        </table:table-row>
        <table:table-row table:style-name="ro1">
          <table:table-cell office:value-type="float" office:value="186875" calcext:value-type="float">
            <text:p>186875</text:p>
          </table:table-cell>
          <table:table-cell office:value-type="float" office:value="0" calcext:value-type="float">
            <text:p>0</text:p>
          </table:table-cell>
          <table:table-cell office:value-type="float" office:value="976110" calcext:value-type="float">
            <text:p>976110</text:p>
          </table:table-cell>
          <table:table-cell office:value-type="float" office:value="294196" calcext:value-type="float">
            <text:p>294196</text:p>
          </table:table-cell>
          <table:table-cell office:value-type="string" calcext:value-type="string">
            <text:p>What didi you lost.... i could help you</text:p>
          </table:table-cell>
          <table:table-cell/>
        </table:table-row>
        <table:table-row table:style-name="ro1">
          <table:table-cell office:value-type="float" office:value="198684" calcext:value-type="float">
            <text:p>198684</text:p>
          </table:table-cell>
          <table:table-cell office:value-type="float" office:value="0" calcext:value-type="float">
            <text:p>0</text:p>
          </table:table-cell>
          <table:table-cell office:value-type="float" office:value="1030761" calcext:value-type="float">
            <text:p>1030761</text:p>
          </table:table-cell>
          <table:table-cell office:value-type="float" office:value="308589" calcext:value-type="float">
            <text:p>308589</text:p>
          </table:table-cell>
          <table:table-cell office:value-type="string" calcext:value-type="string">
            <text:p>Woo-hoo!! I hope my experience was helpful. Do let me know if you would like to know anything else!!</text:p>
          </table:table-cell>
          <table:table-cell/>
        </table:table-row>
        <table:table-row table:style-name="ro1">
          <table:table-cell office:value-type="float" office:value="223349" calcext:value-type="float">
            <text:p>223349</text:p>
          </table:table-cell>
          <table:table-cell office:value-type="float" office:value="0" calcext:value-type="float">
            <text:p>0</text:p>
          </table:table-cell>
          <table:table-cell office:value-type="float" office:value="1151358" calcext:value-type="float">
            <text:p>1151358</text:p>
          </table:table-cell>
          <table:table-cell office:value-type="float" office:value="87124" calcext:value-type="float">
            <text:p>87124</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32416" calcext:value-type="float">
            <text:p>232416</text:p>
          </table:table-cell>
          <table:table-cell office:value-type="float" office:value="0" calcext:value-type="float">
            <text:p>0</text:p>
          </table:table-cell>
          <table:table-cell office:value-type="float" office:value="1180721" calcext:value-type="float">
            <text:p>1180721</text:p>
          </table:table-cell>
          <table:table-cell office:value-type="float" office:value="356275" calcext:value-type="float">
            <text:p>356275</text:p>
          </table:table-cell>
          <table:table-cell office:value-type="string" calcext:value-type="string">
            <text:p>It is on these places which we had for that trip ..</text:p>
          </table:table-cell>
          <table:table-cell/>
        </table:table-row>
        <table:table-row table:style-name="ro1">
          <table:table-cell office:value-type="float" office:value="239934" calcext:value-type="float">
            <text:p>239934</text:p>
          </table:table-cell>
          <table:table-cell office:value-type="float" office:value="0" calcext:value-type="float">
            <text:p>0</text:p>
          </table:table-cell>
          <table:table-cell office:value-type="float" office:value="1200051" calcext:value-type="float">
            <text:p>1200051</text:p>
          </table:table-cell>
          <table:table-cell office:value-type="float" office:value="79156" calcext:value-type="float">
            <text:p>7915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25565" calcext:value-type="float">
            <text:p>325565</text:p>
          </table:table-cell>
          <table:table-cell office:value-type="float" office:value="0" calcext:value-type="float">
            <text:p>0</text:p>
          </table:table-cell>
          <table:table-cell office:value-type="float" office:value="1741482" calcext:value-type="float">
            <text:p>1741482</text:p>
          </table:table-cell>
          <table:table-cell office:value-type="float" office:value="538105" calcext:value-type="float">
            <text:p>538105</text:p>
          </table:table-cell>
          <table:table-cell office:value-type="string" calcext:value-type="string">
            <text:p>Yes indeed it wonderful</text:p>
          </table:table-cell>
          <table:table-cell/>
        </table:table-row>
        <table:table-row table:style-name="ro1">
          <table:table-cell office:value-type="float" office:value="391733" calcext:value-type="float">
            <text:p>391733</text:p>
          </table:table-cell>
          <table:table-cell office:value-type="float" office:value="0" calcext:value-type="float">
            <text:p>0</text:p>
          </table:table-cell>
          <table:table-cell office:value-type="float" office:value="2276044" calcext:value-type="float">
            <text:p>2276044</text:p>
          </table:table-cell>
          <table:table-cell office:value-type="float" office:value="880485" calcext:value-type="float">
            <text:p>880485</text:p>
          </table:table-cell>
          <table:table-cell office:value-type="string" calcext:value-type="string">
            <text:p>[[@904458]] thank yo</text:p>
          </table:table-cell>
          <table:table-cell/>
        </table:table-row>
        <table:table-row table:style-name="ro1">
          <table:table-cell office:value-type="float" office:value="393534" calcext:value-type="float">
            <text:p>393534</text:p>
          </table:table-cell>
          <table:table-cell office:value-type="float" office:value="0" calcext:value-type="float">
            <text:p>0</text:p>
          </table:table-cell>
          <table:table-cell office:value-type="float" office:value="2285806" calcext:value-type="float">
            <text:p>2285806</text:p>
          </table:table-cell>
          <table:table-cell office:value-type="float" office:value="943178" calcext:value-type="float">
            <text:p>943178</text:p>
          </table:table-cell>
          <table:table-cell office:value-type="string" calcext:value-type="string">
            <text:p>Thax</text:p>
          </table:table-cell>
          <table:table-cell/>
        </table:table-row>
        <table:table-row table:style-name="ro1">
          <table:table-cell office:value-type="float" office:value="404848" calcext:value-type="float">
            <text:p>404848</text:p>
          </table:table-cell>
          <table:table-cell office:value-type="float" office:value="0" calcext:value-type="float">
            <text:p>0</text:p>
          </table:table-cell>
          <table:table-cell office:value-type="float" office:value="2259575" calcext:value-type="float">
            <text:p>2259575</text:p>
          </table:table-cell>
          <table:table-cell office:value-type="float" office:value="17411" calcext:value-type="float">
            <text:p>17411</text:p>
          </table:table-cell>
          <table:table-cell office:value-type="string" calcext:value-type="string">
            <text:p>Love the review</text:p>
          </table:table-cell>
          <table:table-cell/>
        </table:table-row>
        <table:table-row table:style-name="ro1">
          <table:table-cell office:value-type="float" office:value="428756" calcext:value-type="float">
            <text:p>428756</text:p>
          </table:table-cell>
          <table:table-cell office:value-type="float" office:value="0" calcext:value-type="float">
            <text:p>0</text:p>
          </table:table-cell>
          <table:table-cell office:value-type="float" office:value="1342101" calcext:value-type="float">
            <text:p>1342101</text:p>
          </table:table-cell>
          <table:table-cell office:value-type="float" office:value="10714" calcext:value-type="float">
            <text:p>10714</text:p>
          </table:table-cell>
          <table:table-cell office:value-type="string" calcext:value-type="string">
            <text:p>wow</text:p>
          </table:table-cell>
          <table:table-cell/>
        </table:table-row>
        <table:table-row table:style-name="ro1">
          <table:table-cell office:value-type="float" office:value="24474" calcext:value-type="float">
            <text:p>24474</text:p>
          </table:table-cell>
          <table:table-cell office:value-type="float" office:value="0" calcext:value-type="float">
            <text:p>0</text:p>
          </table:table-cell>
          <table:table-cell office:value-type="float" office:value="599332" calcext:value-type="float">
            <text:p>599332</text:p>
          </table:table-cell>
          <table:table-cell office:value-type="float" office:value="83988" calcext:value-type="float">
            <text:p>83988</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59432" calcext:value-type="float">
            <text:p>59432</text:p>
          </table:table-cell>
          <table:table-cell office:value-type="float" office:value="0" calcext:value-type="float">
            <text:p>0</text:p>
          </table:table-cell>
          <table:table-cell office:value-type="float" office:value="677745" calcext:value-type="float">
            <text:p>677745</text:p>
          </table:table-cell>
          <table:table-cell office:value-type="float" office:value="42403" calcext:value-type="float">
            <text:p>42403</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61800" calcext:value-type="float">
            <text:p>61800</text:p>
          </table:table-cell>
          <table:table-cell office:value-type="float" office:value="0" calcext:value-type="float">
            <text:p>0</text:p>
          </table:table-cell>
          <table:table-cell office:value-type="float" office:value="683577" calcext:value-type="float">
            <text:p>683577</text:p>
          </table:table-cell>
          <table:table-cell office:value-type="float" office:value="81573" calcext:value-type="float">
            <text:p>81573</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82065" calcext:value-type="float">
            <text:p>182065</text:p>
          </table:table-cell>
          <table:table-cell office:value-type="float" office:value="0" calcext:value-type="float">
            <text:p>0</text:p>
          </table:table-cell>
          <table:table-cell office:value-type="float" office:value="82217" calcext:value-type="float">
            <text:p>82217</text:p>
          </table:table-cell>
          <table:table-cell office:value-type="float" office:value="40202" calcext:value-type="float">
            <text:p>40202</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23227" calcext:value-type="float">
            <text:p>223227</text:p>
          </table:table-cell>
          <table:table-cell office:value-type="float" office:value="0" calcext:value-type="float">
            <text:p>0</text:p>
          </table:table-cell>
          <table:table-cell office:value-type="float" office:value="1149783" calcext:value-type="float">
            <text:p>1149783</text:p>
          </table:table-cell>
          <table:table-cell office:value-type="float" office:value="78868" calcext:value-type="float">
            <text:p>78868</text:p>
          </table:table-cell>
          <table:table-cell office:value-type="string" calcext:value-type="string">
            <text:p>This trail got me searching for railway tickets! so inspiring!</text:p>
          </table:table-cell>
          <table:table-cell/>
        </table:table-row>
        <table:table-row table:style-name="ro1">
          <table:table-cell office:value-type="float" office:value="263060" calcext:value-type="float">
            <text:p>263060</text:p>
          </table:table-cell>
          <table:table-cell office:value-type="float" office:value="0" calcext:value-type="float">
            <text:p>0</text:p>
          </table:table-cell>
          <table:table-cell office:value-type="float" office:value="1370068" calcext:value-type="float">
            <text:p>1370068</text:p>
          </table:table-cell>
          <table:table-cell office:value-type="float" office:value="43201" calcext:value-type="float">
            <text:p>43201</text:p>
          </table:table-cell>
          <table:table-cell office:value-type="string" calcext:value-type="string">
            <text:p>Wow! that's such a cool title! but the images were so blurry!</text:p>
          </table:table-cell>
          <table:table-cell/>
        </table:table-row>
        <table:table-row table:style-name="ro1">
          <table:table-cell office:value-type="float" office:value="374344" calcext:value-type="float">
            <text:p>374344</text:p>
          </table:table-cell>
          <table:table-cell office:value-type="float" office:value="0" calcext:value-type="float">
            <text:p>0</text:p>
          </table:table-cell>
          <table:table-cell office:value-type="float" office:value="2224335" calcext:value-type="float">
            <text:p>2224335</text:p>
          </table:table-cell>
          <table:table-cell office:value-type="float" office:value="717021" calcext:value-type="float">
            <text:p>717021</text:p>
          </table:table-cell>
          <table:table-cell office:value-type="string" calcext:value-type="string">
            <text:p>[[@42917]] iphone 7</text:p>
          </table:table-cell>
          <table:table-cell/>
        </table:table-row>
        <table:table-row table:style-name="ro1">
          <table:table-cell office:value-type="float" office:value="430846" calcext:value-type="float">
            <text:p>430846</text:p>
          </table:table-cell>
          <table:table-cell office:value-type="float" office:value="0" calcext:value-type="float">
            <text:p>0</text:p>
          </table:table-cell>
          <table:table-cell office:value-type="float" office:value="52590" calcext:value-type="float">
            <text:p>52590</text:p>
          </table:table-cell>
          <table:table-cell office:value-type="float" office:value="36578" calcext:value-type="float">
            <text:p>36578</text:p>
          </table:table-cell>
          <table:table-cell office:value-type="string" calcext:value-type="string">
            <text:p>How long it open ?</text:p>
          </table:table-cell>
          <table:table-cell/>
        </table:table-row>
        <table:table-row table:style-name="ro1">
          <table:table-cell office:value-type="float" office:value="451846" calcext:value-type="float">
            <text:p>451846</text:p>
          </table:table-cell>
          <table:table-cell office:value-type="float" office:value="0" calcext:value-type="float">
            <text:p>0</text:p>
          </table:table-cell>
          <table:table-cell office:value-type="float" office:value="1099020" calcext:value-type="float">
            <text:p>1099020</text:p>
          </table:table-cell>
          <table:table-cell office:value-type="float" office:value="1938619" calcext:value-type="float">
            <text:p>1938619</text:p>
          </table:table-cell>
          <table:table-cell office:value-type="string" calcext:value-type="string">
            <text:p>Dfhd</text:p>
          </table:table-cell>
          <table:table-cell/>
        </table:table-row>
        <table:table-row table:style-name="ro1">
          <table:table-cell office:value-type="float" office:value="8133" calcext:value-type="float">
            <text:p>8133</text:p>
          </table:table-cell>
          <table:table-cell office:value-type="float" office:value="0" calcext:value-type="float">
            <text:p>0</text:p>
          </table:table-cell>
          <table:table-cell office:value-type="float" office:value="338948" calcext:value-type="float">
            <text:p>338948</text:p>
          </table:table-cell>
          <table:table-cell office:value-type="float" office:value="1133" calcext:value-type="float">
            <text:p>1133</text:p>
          </table:table-cell>
          <table:table-cell office:value-type="string" calcext:value-type="string">
            <text:p>beautiful photos</text:p>
          </table:table-cell>
          <table:table-cell/>
        </table:table-row>
        <table:table-row table:style-name="ro1">
          <table:table-cell office:value-type="float" office:value="15424" calcext:value-type="float">
            <text:p>15424</text:p>
          </table:table-cell>
          <table:table-cell office:value-type="float" office:value="0" calcext:value-type="float">
            <text:p>0</text:p>
          </table:table-cell>
          <table:table-cell office:value-type="float" office:value="472098" calcext:value-type="float">
            <text:p>472098</text:p>
          </table:table-cell>
          <table:table-cell office:value-type="float" office:value="140312" calcext:value-type="float">
            <text:p>140312</text:p>
          </table:table-cell>
          <table:table-cell office:value-type="string" calcext:value-type="string">
            <text:p>[[@14967]] thanks Girish for the response we will soon meet with next adventure.</text:p>
          </table:table-cell>
          <table:table-cell/>
        </table:table-row>
        <table:table-row table:style-name="ro1">
          <table:table-cell office:value-type="float" office:value="40399" calcext:value-type="float">
            <text:p>40399</text:p>
          </table:table-cell>
          <table:table-cell office:value-type="float" office:value="0" calcext:value-type="float">
            <text:p>0</text:p>
          </table:table-cell>
          <table:table-cell office:value-type="float" office:value="635128" calcext:value-type="float">
            <text:p>635128</text:p>
          </table:table-cell>
          <table:table-cell office:value-type="float" office:value="19926" calcext:value-type="float">
            <text:p>1992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89418" calcext:value-type="float">
            <text:p>89418</text:p>
          </table:table-cell>
          <table:table-cell office:value-type="float" office:value="0" calcext:value-type="float">
            <text:p>0</text:p>
          </table:table-cell>
          <table:table-cell office:value-type="float" office:value="748278" calcext:value-type="float">
            <text:p>748278</text:p>
          </table:table-cell>
          <table:table-cell office:value-type="float" office:value="87833" calcext:value-type="float">
            <text:p>87833</text:p>
          </table:table-cell>
          <table:table-cell office:value-type="string" calcext:value-type="string">
            <text:p>The trail looks nothing less than a pro's work! excellent!</text:p>
          </table:table-cell>
          <table:table-cell/>
        </table:table-row>
        <table:table-row table:style-name="ro1">
          <table:table-cell office:value-type="float" office:value="158813" calcext:value-type="float">
            <text:p>158813</text:p>
          </table:table-cell>
          <table:table-cell office:value-type="float" office:value="0" calcext:value-type="float">
            <text:p>0</text:p>
          </table:table-cell>
          <table:table-cell office:value-type="float" office:value="899233" calcext:value-type="float">
            <text:p>899233</text:p>
          </table:table-cell>
          <table:table-cell office:value-type="float" office:value="268405" calcext:value-type="float">
            <text:p>268405</text:p>
          </table:table-cell>
          <table:table-cell office:value-type="string" calcext:value-type="string">
            <text:p>In which month, you we t</text:p>
          </table:table-cell>
          <table:table-cell/>
        </table:table-row>
        <table:table-row table:style-name="ro1">
          <table:table-cell office:value-type="float" office:value="347559" calcext:value-type="float">
            <text:p>347559</text:p>
          </table:table-cell>
          <table:table-cell office:value-type="float" office:value="0" calcext:value-type="float">
            <text:p>0</text:p>
          </table:table-cell>
          <table:table-cell office:value-type="float" office:value="1817930" calcext:value-type="float">
            <text:p>1817930</text:p>
          </table:table-cell>
          <table:table-cell office:value-type="float" office:value="573109" calcext:value-type="float">
            <text:p>573109</text:p>
          </table:table-cell>
          <table:table-cell office:value-type="string" calcext:value-type="string">
            <text:p>[[@557984]] how</text:p>
          </table:table-cell>
          <table:table-cell/>
        </table:table-row>
        <table:table-row table:style-name="ro1">
          <table:table-cell office:value-type="float" office:value="385944" calcext:value-type="float">
            <text:p>385944</text:p>
          </table:table-cell>
          <table:table-cell office:value-type="float" office:value="0" calcext:value-type="float">
            <text:p>0</text:p>
          </table:table-cell>
          <table:table-cell office:value-type="float" office:value="2268703" calcext:value-type="float">
            <text:p>2268703</text:p>
          </table:table-cell>
          <table:table-cell office:value-type="float" office:value="885591" calcext:value-type="float">
            <text:p>885591</text:p>
          </table:table-cell>
          <table:table-cell office:value-type="string" calcext:value-type="string">
            <text:p>Yummyy?</text:p>
          </table:table-cell>
          <table:table-cell/>
        </table:table-row>
        <table:table-row table:style-name="ro1">
          <table:table-cell office:value-type="float" office:value="408525" calcext:value-type="float">
            <text:p>408525</text:p>
          </table:table-cell>
          <table:table-cell office:value-type="float" office:value="0" calcext:value-type="float">
            <text:p>0</text:p>
          </table:table-cell>
          <table:table-cell office:value-type="float" office:value="2275540" calcext:value-type="float">
            <text:p>2275540</text:p>
          </table:table-cell>
          <table:table-cell office:value-type="float" office:value="1185145" calcext:value-type="float">
            <text:p>1185145</text:p>
          </table:table-cell>
          <table:table-cell office:value-type="string" calcext:value-type="string">
            <text:p>How are you</text:p>
          </table:table-cell>
          <table:table-cell/>
        </table:table-row>
        <table:table-row table:style-name="ro1">
          <table:table-cell office:value-type="float" office:value="430533" calcext:value-type="float">
            <text:p>430533</text:p>
          </table:table-cell>
          <table:table-cell office:value-type="float" office:value="0" calcext:value-type="float">
            <text:p>0</text:p>
          </table:table-cell>
          <table:table-cell office:value-type="float" office:value="47122" calcext:value-type="float">
            <text:p>47122</text:p>
          </table:table-cell>
          <table:table-cell office:value-type="float" office:value="54523" calcext:value-type="float">
            <text:p>54523</text:p>
          </table:table-cell>
          <table:table-cell office:value-type="string" calcext:value-type="string">
            <text:p>Biriyani is heaven </text:p>
          </table:table-cell>
          <table:table-cell/>
        </table:table-row>
        <table:table-row table:style-name="ro1">
          <table:table-cell office:value-type="float" office:value="446884" calcext:value-type="float">
            <text:p>446884</text:p>
          </table:table-cell>
          <table:table-cell office:value-type="float" office:value="0" calcext:value-type="float">
            <text:p>0</text:p>
          </table:table-cell>
          <table:table-cell office:value-type="float" office:value="2131267" calcext:value-type="float">
            <text:p>2131267</text:p>
          </table:table-cell>
          <table:table-cell office:value-type="float" office:value="1818794" calcext:value-type="float">
            <text:p>1818794</text:p>
          </table:table-cell>
          <table:table-cell office:value-type="string" calcext:value-type="string">
            <text:p>Hi</text:p>
          </table:table-cell>
          <table:table-cell/>
        </table:table-row>
        <table:table-row table:style-name="ro1">
          <table:table-cell office:value-type="float" office:value="36414" calcext:value-type="float">
            <text:p>36414</text:p>
          </table:table-cell>
          <table:table-cell office:value-type="float" office:value="0" calcext:value-type="float">
            <text:p>0</text:p>
          </table:table-cell>
          <table:table-cell office:value-type="float" office:value="608710" calcext:value-type="float">
            <text:p>608710</text:p>
          </table:table-cell>
          <table:table-cell office:value-type="float" office:value="126910" calcext:value-type="float">
            <text:p>126910</text:p>
          </table:table-cell>
          <table:table-cell office:value-type="string" calcext:value-type="string">
            <text:p>[[@1]] results??</text:p>
          </table:table-cell>
          <table:table-cell/>
        </table:table-row>
        <table:table-row table:style-name="ro1">
          <table:table-cell office:value-type="float" office:value="62742" calcext:value-type="float">
            <text:p>62742</text:p>
          </table:table-cell>
          <table:table-cell office:value-type="float" office:value="0" calcext:value-type="float">
            <text:p>0</text:p>
          </table:table-cell>
          <table:table-cell office:value-type="float" office:value="680497" calcext:value-type="float">
            <text:p>680497</text:p>
          </table:table-cell>
          <table:table-cell office:value-type="float" office:value="81210" calcext:value-type="float">
            <text:p>81210</text:p>
          </table:table-cell>
          <table:table-cell office:value-type="string" calcext:value-type="string">
            <text:p>Dekhne mein mast lag rahi hai yeh jagah</text:p>
          </table:table-cell>
          <table:table-cell/>
        </table:table-row>
        <table:table-row table:style-name="ro1">
          <table:table-cell office:value-type="float" office:value="171772" calcext:value-type="float">
            <text:p>171772</text:p>
          </table:table-cell>
          <table:table-cell office:value-type="float" office:value="0" calcext:value-type="float">
            <text:p>0</text:p>
          </table:table-cell>
          <table:table-cell office:value-type="float" office:value="949539" calcext:value-type="float">
            <text:p>949539</text:p>
          </table:table-cell>
          <table:table-cell office:value-type="float" office:value="42409" calcext:value-type="float">
            <text:p>42409</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80124" calcext:value-type="float">
            <text:p>180124</text:p>
          </table:table-cell>
          <table:table-cell office:value-type="float" office:value="0" calcext:value-type="float">
            <text:p>0</text:p>
          </table:table-cell>
          <table:table-cell office:value-type="float" office:value="121178" calcext:value-type="float">
            <text:p>121178</text:p>
          </table:table-cell>
          <table:table-cell office:value-type="float" office:value="42559" calcext:value-type="float">
            <text:p>42559</text:p>
          </table:table-cell>
          <table:table-cell office:value-type="string" calcext:value-type="string">
            <text:p>I love the way you've described your stories, when will you post next trail</text:p>
          </table:table-cell>
          <table:table-cell/>
        </table:table-row>
        <table:table-row table:style-name="ro1">
          <table:table-cell office:value-type="float" office:value="189718" calcext:value-type="float">
            <text:p>189718</text:p>
          </table:table-cell>
          <table:table-cell office:value-type="float" office:value="0" calcext:value-type="float">
            <text:p>0</text:p>
          </table:table-cell>
          <table:table-cell office:value-type="float" office:value="955048" calcext:value-type="float">
            <text:p>955048</text:p>
          </table:table-cell>
          <table:table-cell office:value-type="float" office:value="287460" calcext:value-type="float">
            <text:p>287460</text:p>
          </table:table-cell>
          <table:table-cell office:value-type="string" calcext:value-type="string">
            <text:p>@_oh.shoot_ the best time to visit calcutta is during the winters</text:p>
          </table:table-cell>
          <table:table-cell/>
        </table:table-row>
        <table:table-row table:style-name="ro1">
          <table:table-cell office:value-type="float" office:value="200623" calcext:value-type="float">
            <text:p>200623</text:p>
          </table:table-cell>
          <table:table-cell office:value-type="float" office:value="0" calcext:value-type="float">
            <text:p>0</text:p>
          </table:table-cell>
          <table:table-cell office:value-type="float" office:value="1040389" calcext:value-type="float">
            <text:p>1040389</text:p>
          </table:table-cell>
          <table:table-cell office:value-type="float" office:value="84274" calcext:value-type="float">
            <text:p>84274</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29572" calcext:value-type="float">
            <text:p>229572</text:p>
          </table:table-cell>
          <table:table-cell office:value-type="float" office:value="0" calcext:value-type="float">
            <text:p>0</text:p>
          </table:table-cell>
          <table:table-cell office:value-type="float" office:value="1173181" calcext:value-type="float">
            <text:p>1173181</text:p>
          </table:table-cell>
          <table:table-cell office:value-type="float" office:value="41290" calcext:value-type="float">
            <text:p>4129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65171" calcext:value-type="float">
            <text:p>365171</text:p>
          </table:table-cell>
          <table:table-cell office:value-type="float" office:value="0" calcext:value-type="float">
            <text:p>0</text:p>
          </table:table-cell>
          <table:table-cell office:value-type="float" office:value="2118183" calcext:value-type="float">
            <text:p>2118183</text:p>
          </table:table-cell>
          <table:table-cell office:value-type="float" office:value="39855" calcext:value-type="float">
            <text:p>39855</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95145" calcext:value-type="float">
            <text:p>395145</text:p>
          </table:table-cell>
          <table:table-cell office:value-type="float" office:value="0" calcext:value-type="float">
            <text:p>0</text:p>
          </table:table-cell>
          <table:table-cell office:value-type="float" office:value="2264254" calcext:value-type="float">
            <text:p>2264254</text:p>
          </table:table-cell>
          <table:table-cell office:value-type="float" office:value="13942" calcext:value-type="float">
            <text:p>13942</text:p>
          </table:table-cell>
          <table:table-cell office:value-type="string" calcext:value-type="string">
            <text:p>any nice wine to go alone with it???</text:p>
          </table:table-cell>
          <table:table-cell/>
        </table:table-row>
        <table:table-row table:style-name="ro1">
          <table:table-cell office:value-type="float" office:value="407906" calcext:value-type="float">
            <text:p>407906</text:p>
          </table:table-cell>
          <table:table-cell office:value-type="float" office:value="0" calcext:value-type="float">
            <text:p>0</text:p>
          </table:table-cell>
          <table:table-cell office:value-type="float" office:value="637406" calcext:value-type="float">
            <text:p>637406</text:p>
          </table:table-cell>
          <table:table-cell office:value-type="float" office:value="1152255" calcext:value-type="float">
            <text:p>1152255</text:p>
          </table:table-cell>
          <table:table-cell office:value-type="string" calcext:value-type="string">
            <text:p>Nice</text:p>
          </table:table-cell>
          <table:table-cell/>
        </table:table-row>
        <table:table-row table:style-name="ro1">
          <table:table-cell office:value-type="float" office:value="439014" calcext:value-type="float">
            <text:p>439014</text:p>
          </table:table-cell>
          <table:table-cell office:value-type="float" office:value="0" calcext:value-type="float">
            <text:p>0</text:p>
          </table:table-cell>
          <table:table-cell office:value-type="float" office:value="2385622" calcext:value-type="float">
            <text:p>2385622</text:p>
          </table:table-cell>
          <table:table-cell office:value-type="float" office:value="40459" calcext:value-type="float">
            <text:p>40459</text:p>
          </table:table-cell>
          <table:table-cell office:value-type="string" calcext:value-type="string">
            <text:p>நீங்க செய்றத பாத்தலே ஆசையா இருக்கு கண்டிப்பா நான் செஞ்சி பாக்க போறே </text:p>
          </table:table-cell>
          <table:table-cell/>
        </table:table-row>
        <table:table-row table:style-name="ro1">
          <table:table-cell office:value-type="float" office:value="457044" calcext:value-type="float">
            <text:p>457044</text:p>
          </table:table-cell>
          <table:table-cell office:value-type="float" office:value="0" calcext:value-type="float">
            <text:p>0</text:p>
          </table:table-cell>
          <table:table-cell office:value-type="float" office:value="2265435" calcext:value-type="float">
            <text:p>2265435</text:p>
          </table:table-cell>
          <table:table-cell office:value-type="float" office:value="2041494" calcext:value-type="float">
            <text:p>2041494</text:p>
          </table:table-cell>
          <table:table-cell office:value-type="string" calcext:value-type="string">
            <text:p>Please. Contact. 9917619061</text:p>
          </table:table-cell>
          <table:table-cell/>
        </table:table-row>
        <table:table-row table:style-name="ro1">
          <table:table-cell office:value-type="float" office:value="910" calcext:value-type="float">
            <text:p>910</text:p>
          </table:table-cell>
          <table:table-cell office:value-type="float" office:value="2170" calcext:value-type="float">
            <text:p>2170</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haha sure! Where exactly it is in Mahaveer nagar?</text:p>
          </table:table-cell>
          <table:table-cell/>
        </table:table-row>
        <table:table-row table:style-name="ro1">
          <table:table-cell office:value-type="float" office:value="28907" calcext:value-type="float">
            <text:p>28907</text:p>
          </table:table-cell>
          <table:table-cell office:value-type="float" office:value="0" calcext:value-type="float">
            <text:p>0</text:p>
          </table:table-cell>
          <table:table-cell office:value-type="float" office:value="609520" calcext:value-type="float">
            <text:p>609520</text:p>
          </table:table-cell>
          <table:table-cell office:value-type="float" office:value="145151" calcext:value-type="float">
            <text:p>145151</text:p>
          </table:table-cell>
          <table:table-cell office:value-type="string" calcext:value-type="string">
            <text:p>If u want to visit u should visit in month of June or July</text:p>
          </table:table-cell>
          <table:table-cell/>
        </table:table-row>
        <table:table-row table:style-name="ro1">
          <table:table-cell office:value-type="float" office:value="71546" calcext:value-type="float">
            <text:p>71546</text:p>
          </table:table-cell>
          <table:table-cell office:value-type="float" office:value="0" calcext:value-type="float">
            <text:p>0</text:p>
          </table:table-cell>
          <table:table-cell office:value-type="float" office:value="710975" calcext:value-type="float">
            <text:p>710975</text:p>
          </table:table-cell>
          <table:table-cell office:value-type="float" office:value="211743" calcext:value-type="float">
            <text:p>211743</text:p>
          </table:table-cell>
          <table:table-cell office:value-type="string" calcext:value-type="string">
            <text:p>Thank You</text:p>
          </table:table-cell>
          <table:table-cell/>
        </table:table-row>
        <table:table-row table:style-name="ro1">
          <table:table-cell office:value-type="float" office:value="90849" calcext:value-type="float">
            <text:p>90849</text:p>
          </table:table-cell>
          <table:table-cell office:value-type="float" office:value="0" calcext:value-type="float">
            <text:p>0</text:p>
          </table:table-cell>
          <table:table-cell office:value-type="float" office:value="752691" calcext:value-type="float">
            <text:p>752691</text:p>
          </table:table-cell>
          <table:table-cell office:value-type="float" office:value="223671" calcext:value-type="float">
            <text:p>223671</text:p>
          </table:table-cell>
          <table:table-cell office:value-type="string" calcext:value-type="string">
            <text:p>@macro.india thank you so much ?</text:p>
          </table:table-cell>
          <table:table-cell/>
        </table:table-row>
        <table:table-row table:style-name="ro1">
          <table:table-cell office:value-type="float" office:value="168064" calcext:value-type="float">
            <text:p>168064</text:p>
          </table:table-cell>
          <table:table-cell office:value-type="float" office:value="0" calcext:value-type="float">
            <text:p>0</text:p>
          </table:table-cell>
          <table:table-cell office:value-type="float" office:value="678662" calcext:value-type="float">
            <text:p>678662</text:p>
          </table:table-cell>
          <table:table-cell office:value-type="float" office:value="82267" calcext:value-type="float">
            <text:p>82267</text:p>
          </table:table-cell>
          <table:table-cell office:value-type="string" calcext:value-type="string">
            <text:p>Kya edit he.. mastt ekdum.</text:p>
          </table:table-cell>
          <table:table-cell/>
        </table:table-row>
        <table:table-row table:style-name="ro1">
          <table:table-cell office:value-type="float" office:value="170355" calcext:value-type="float">
            <text:p>170355</text:p>
          </table:table-cell>
          <table:table-cell office:value-type="float" office:value="0" calcext:value-type="float">
            <text:p>0</text:p>
          </table:table-cell>
          <table:table-cell office:value-type="float" office:value="948506" calcext:value-type="float">
            <text:p>948506</text:p>
          </table:table-cell>
          <table:table-cell office:value-type="float" office:value="284905" calcext:value-type="float">
            <text:p>284905</text:p>
          </table:table-cell>
          <table:table-cell office:value-type="string" calcext:value-type="string">
            <text:p>@pixels.of.perception thanks. ?</text:p>
          </table:table-cell>
          <table:table-cell/>
        </table:table-row>
        <table:table-row table:style-name="ro1">
          <table:table-cell office:value-type="float" office:value="412459" calcext:value-type="float">
            <text:p>412459</text:p>
          </table:table-cell>
          <table:table-cell office:value-type="float" office:value="0" calcext:value-type="float">
            <text:p>0</text:p>
          </table:table-cell>
          <table:table-cell office:value-type="float" office:value="2343921" calcext:value-type="float">
            <text:p>2343921</text:p>
          </table:table-cell>
          <table:table-cell office:value-type="float" office:value="1324933" calcext:value-type="float">
            <text:p>1324933</text:p>
          </table:table-cell>
          <table:table-cell office:value-type="string" calcext:value-type="string">
            <text:p>Nice</text:p>
          </table:table-cell>
          <table:table-cell/>
        </table:table-row>
        <table:table-row table:style-name="ro1">
          <table:table-cell office:value-type="float" office:value="20122" calcext:value-type="float">
            <text:p>20122</text:p>
          </table:table-cell>
          <table:table-cell office:value-type="float" office:value="0" calcext:value-type="float">
            <text:p>0</text:p>
          </table:table-cell>
          <table:table-cell office:value-type="float" office:value="585760" calcext:value-type="float">
            <text:p>585760</text:p>
          </table:table-cell>
          <table:table-cell office:value-type="float" office:value="88165" calcext:value-type="float">
            <text:p>88165</text:p>
          </table:table-cell>
          <table:table-cell office:value-type="string" calcext:value-type="string">
            <text:p>Awesome post! :)</text:p>
          </table:table-cell>
          <table:table-cell/>
        </table:table-row>
        <table:table-row table:style-name="ro1">
          <table:table-cell office:value-type="float" office:value="95216" calcext:value-type="float">
            <text:p>95216</text:p>
          </table:table-cell>
          <table:table-cell office:value-type="float" office:value="0" calcext:value-type="float">
            <text:p>0</text:p>
          </table:table-cell>
          <table:table-cell office:value-type="float" office:value="763548" calcext:value-type="float">
            <text:p>763548</text:p>
          </table:table-cell>
          <table:table-cell office:value-type="float" office:value="45539" calcext:value-type="float">
            <text:p>45539</text:p>
          </table:table-cell>
          <table:table-cell office:value-type="string" calcext:value-type="string">
            <text:p>can't wait to read about your next adventure</text:p>
          </table:table-cell>
          <table:table-cell/>
        </table:table-row>
        <table:table-row table:style-name="ro1">
          <table:table-cell office:value-type="float" office:value="97309" calcext:value-type="float">
            <text:p>97309</text:p>
          </table:table-cell>
          <table:table-cell office:value-type="float" office:value="0" calcext:value-type="float">
            <text:p>0</text:p>
          </table:table-cell>
          <table:table-cell office:value-type="float" office:value="769573" calcext:value-type="float">
            <text:p>769573</text:p>
          </table:table-cell>
          <table:table-cell office:value-type="float" office:value="19777" calcext:value-type="float">
            <text:p>19777</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13004" calcext:value-type="float">
            <text:p>113004</text:p>
          </table:table-cell>
          <table:table-cell office:value-type="float" office:value="0" calcext:value-type="float">
            <text:p>0</text:p>
          </table:table-cell>
          <table:table-cell office:value-type="float" office:value="804235" calcext:value-type="float">
            <text:p>804235</text:p>
          </table:table-cell>
          <table:table-cell office:value-type="float" office:value="82959" calcext:value-type="float">
            <text:p>82959</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20282" calcext:value-type="float">
            <text:p>120282</text:p>
          </table:table-cell>
          <table:table-cell office:value-type="float" office:value="0" calcext:value-type="float">
            <text:p>0</text:p>
          </table:table-cell>
          <table:table-cell office:value-type="float" office:value="81788" calcext:value-type="float">
            <text:p>81788</text:p>
          </table:table-cell>
          <table:table-cell office:value-type="float" office:value="41021" calcext:value-type="float">
            <text:p>41021</text:p>
          </table:table-cell>
          <table:table-cell office:value-type="string" calcext:value-type="string">
            <text:p>badhiya!</text:p>
          </table:table-cell>
          <table:table-cell/>
        </table:table-row>
        <table:table-row table:style-name="ro1">
          <table:table-cell office:value-type="float" office:value="288498" calcext:value-type="float">
            <text:p>288498</text:p>
          </table:table-cell>
          <table:table-cell office:value-type="float" office:value="0" calcext:value-type="float">
            <text:p>0</text:p>
          </table:table-cell>
          <table:table-cell office:value-type="float" office:value="1522776" calcext:value-type="float">
            <text:p>1522776</text:p>
          </table:table-cell>
          <table:table-cell office:value-type="float" office:value="51032" calcext:value-type="float">
            <text:p>51032</text:p>
          </table:table-cell>
          <table:table-cell office:value-type="string" calcext:value-type="string">
            <text:p>Thanks.</text:p>
          </table:table-cell>
          <table:table-cell/>
        </table:table-row>
        <table:table-row table:style-name="ro1">
          <table:table-cell office:value-type="float" office:value="320340" calcext:value-type="float">
            <text:p>320340</text:p>
          </table:table-cell>
          <table:table-cell office:value-type="float" office:value="0" calcext:value-type="float">
            <text:p>0</text:p>
          </table:table-cell>
          <table:table-cell office:value-type="float" office:value="1517130" calcext:value-type="float">
            <text:p>1517130</text:p>
          </table:table-cell>
          <table:table-cell office:value-type="float" office:value="466631" calcext:value-type="float">
            <text:p>466631</text:p>
          </table:table-cell>
          <table:table-cell office:value-type="string" calcext:value-type="string">
            <text:p>Sure :)</text:p>
          </table:table-cell>
          <table:table-cell/>
        </table:table-row>
        <table:table-row table:style-name="ro1">
          <table:table-cell office:value-type="float" office:value="322917" calcext:value-type="float">
            <text:p>322917</text:p>
          </table:table-cell>
          <table:table-cell office:value-type="float" office:value="0" calcext:value-type="float">
            <text:p>0</text:p>
          </table:table-cell>
          <table:table-cell office:value-type="float" office:value="1724391" calcext:value-type="float">
            <text:p>1724391</text:p>
          </table:table-cell>
          <table:table-cell office:value-type="float" office:value="135806" calcext:value-type="float">
            <text:p>135806</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66338" calcext:value-type="float">
            <text:p>366338</text:p>
          </table:table-cell>
          <table:table-cell office:value-type="float" office:value="0" calcext:value-type="float">
            <text:p>0</text:p>
          </table:table-cell>
          <table:table-cell office:value-type="float" office:value="2134889" calcext:value-type="float">
            <text:p>2134889</text:p>
          </table:table-cell>
          <table:table-cell office:value-type="float" office:value="45579" calcext:value-type="float">
            <text:p>45579</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80961" calcext:value-type="float">
            <text:p>380961</text:p>
          </table:table-cell>
          <table:table-cell office:value-type="float" office:value="0" calcext:value-type="float">
            <text:p>0</text:p>
          </table:table-cell>
          <table:table-cell office:value-type="float" office:value="2220417" calcext:value-type="float">
            <text:p>2220417</text:p>
          </table:table-cell>
          <table:table-cell office:value-type="float" office:value="14381" calcext:value-type="float">
            <text:p>14381</text:p>
          </table:table-cell>
          <table:table-cell office:value-type="string" calcext:value-type="string">
            <text:p>How are you?</text:p>
          </table:table-cell>
          <table:table-cell/>
        </table:table-row>
        <table:table-row table:style-name="ro1">
          <table:table-cell office:value-type="float" office:value="403082" calcext:value-type="float">
            <text:p>403082</text:p>
          </table:table-cell>
          <table:table-cell office:value-type="float" office:value="0" calcext:value-type="float">
            <text:p>0</text:p>
          </table:table-cell>
          <table:table-cell office:value-type="float" office:value="2284788" calcext:value-type="float">
            <text:p>2284788</text:p>
          </table:table-cell>
          <table:table-cell office:value-type="float" office:value="11233" calcext:value-type="float">
            <text:p>11233</text:p>
          </table:table-cell>
          <table:table-cell office:value-type="string" calcext:value-type="string">
            <text:p>great personality </text:p>
          </table:table-cell>
          <table:table-cell/>
        </table:table-row>
        <table:table-row table:style-name="ro1">
          <table:table-cell office:value-type="float" office:value="404536" calcext:value-type="float">
            <text:p>404536</text:p>
          </table:table-cell>
          <table:table-cell office:value-type="float" office:value="0" calcext:value-type="float">
            <text:p>0</text:p>
          </table:table-cell>
          <table:table-cell office:value-type="float" office:value="2269681" calcext:value-type="float">
            <text:p>2269681</text:p>
          </table:table-cell>
          <table:table-cell office:value-type="float" office:value="14194" calcext:value-type="float">
            <text:p>14194</text:p>
          </table:table-cell>
          <table:table-cell office:value-type="string" calcext:value-type="string">
            <text:p>What is your favorite chat?</text:p>
          </table:table-cell>
          <table:table-cell/>
        </table:table-row>
        <table:table-row table:style-name="ro1">
          <table:table-cell office:value-type="float" office:value="406146" calcext:value-type="float">
            <text:p>406146</text:p>
          </table:table-cell>
          <table:table-cell office:value-type="float" office:value="0" calcext:value-type="float">
            <text:p>0</text:p>
          </table:table-cell>
          <table:table-cell office:value-type="float" office:value="2305372" calcext:value-type="float">
            <text:p>2305372</text:p>
          </table:table-cell>
          <table:table-cell office:value-type="float" office:value="1111523" calcext:value-type="float">
            <text:p>1111523</text:p>
          </table:table-cell>
          <table:table-cell office:value-type="string" calcext:value-type="string">
            <text:p>Hii</text:p>
          </table:table-cell>
          <table:table-cell/>
        </table:table-row>
        <table:table-row table:style-name="ro1">
          <table:table-cell office:value-type="float" office:value="6177" calcext:value-type="float">
            <text:p>6177</text:p>
          </table:table-cell>
          <table:table-cell office:value-type="float" office:value="61431" calcext:value-type="float">
            <text:p>61431</text:p>
          </table:table-cell>
          <table:table-cell office:value-type="float" office:value="0" calcext:value-type="float">
            <text:p>0</text:p>
          </table:table-cell>
          <table:table-cell office:value-type="float" office:value="50304" calcext:value-type="float">
            <text:p>50304</text:p>
          </table:table-cell>
          <table:table-cell office:value-type="string" calcext:value-type="string">
            <text:p>Treat to the eye?</text:p>
          </table:table-cell>
          <table:table-cell/>
        </table:table-row>
        <table:table-row table:style-name="ro1">
          <table:table-cell office:value-type="float" office:value="20187" calcext:value-type="float">
            <text:p>20187</text:p>
          </table:table-cell>
          <table:table-cell office:value-type="float" office:value="0" calcext:value-type="float">
            <text:p>0</text:p>
          </table:table-cell>
          <table:table-cell office:value-type="float" office:value="586419" calcext:value-type="float">
            <text:p>586419</text:p>
          </table:table-cell>
          <table:table-cell office:value-type="float" office:value="78286" calcext:value-type="float">
            <text:p>7828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70580" calcext:value-type="float">
            <text:p>70580</text:p>
          </table:table-cell>
          <table:table-cell office:value-type="float" office:value="294043" calcext:value-type="float">
            <text:p>294043</text:p>
          </table:table-cell>
          <table:table-cell office:value-type="float" office:value="0" calcext:value-type="float">
            <text:p>0</text:p>
          </table:table-cell>
          <table:table-cell office:value-type="float" office:value="208343" calcext:value-type="float">
            <text:p>208343</text:p>
          </table:table-cell>
          <table:table-cell office:value-type="string" calcext:value-type="string">
            <text:p>I Abhaya Kavya from Bangalore... But staying in Goa n working as HR at future group...</text:p>
          </table:table-cell>
          <table:table-cell/>
        </table:table-row>
        <table:table-row table:style-name="ro1">
          <table:table-cell office:value-type="float" office:value="100864" calcext:value-type="float">
            <text:p>100864</text:p>
          </table:table-cell>
          <table:table-cell office:value-type="float" office:value="0" calcext:value-type="float">
            <text:p>0</text:p>
          </table:table-cell>
          <table:table-cell office:value-type="float" office:value="779892" calcext:value-type="float">
            <text:p>779892</text:p>
          </table:table-cell>
          <table:table-cell office:value-type="float" office:value="232010" calcext:value-type="float">
            <text:p>232010</text:p>
          </table:table-cell>
          <table:table-cell office:value-type="string" calcext:value-type="string">
            <text:p>Yes</text:p>
          </table:table-cell>
          <table:table-cell/>
        </table:table-row>
        <table:table-row table:style-name="ro1">
          <table:table-cell office:value-type="float" office:value="163642" calcext:value-type="float">
            <text:p>163642</text:p>
          </table:table-cell>
          <table:table-cell office:value-type="float" office:value="0" calcext:value-type="float">
            <text:p>0</text:p>
          </table:table-cell>
          <table:table-cell office:value-type="float" office:value="926619" calcext:value-type="float">
            <text:p>926619</text:p>
          </table:table-cell>
          <table:table-cell office:value-type="float" office:value="41657" calcext:value-type="float">
            <text:p>41657</text:p>
          </table:table-cell>
          <table:table-cell office:value-type="string" calcext:value-type="string">
            <text:p>Awesome pictures, could you also share some videos of the placce?</text:p>
          </table:table-cell>
          <table:table-cell/>
        </table:table-row>
        <table:table-row table:style-name="ro1">
          <table:table-cell office:value-type="float" office:value="192080" calcext:value-type="float">
            <text:p>192080</text:p>
          </table:table-cell>
          <table:table-cell office:value-type="float" office:value="588102" calcext:value-type="float">
            <text:p>588102</text:p>
          </table:table-cell>
          <table:table-cell office:value-type="float" office:value="0" calcext:value-type="float">
            <text:p>0</text:p>
          </table:table-cell>
          <table:table-cell office:value-type="float" office:value="151213" calcext:value-type="float">
            <text:p>151213</text:p>
          </table:table-cell>
          <table:table-cell office:value-type="string" calcext:value-type="string">
            <text:p>Yeah....When???</text:p>
          </table:table-cell>
          <table:table-cell/>
        </table:table-row>
        <table:table-row table:style-name="ro1">
          <table:table-cell office:value-type="float" office:value="193083" calcext:value-type="float">
            <text:p>193083</text:p>
          </table:table-cell>
          <table:table-cell office:value-type="float" office:value="0" calcext:value-type="float">
            <text:p>0</text:p>
          </table:table-cell>
          <table:table-cell office:value-type="float" office:value="807451" calcext:value-type="float">
            <text:p>807451</text:p>
          </table:table-cell>
          <table:table-cell office:value-type="float" office:value="301967" calcext:value-type="float">
            <text:p>301967</text:p>
          </table:table-cell>
          <table:table-cell office:value-type="string" calcext:value-type="string">
            <text:p>Sitaram k chole bhature, pandat k chole bhature, bhola ki kachodi missing hai..</text:p>
          </table:table-cell>
          <table:table-cell/>
        </table:table-row>
        <table:table-row table:style-name="ro1">
          <table:table-cell office:value-type="float" office:value="358092" calcext:value-type="float">
            <text:p>358092</text:p>
          </table:table-cell>
          <table:table-cell office:value-type="float" office:value="0" calcext:value-type="float">
            <text:p>0</text:p>
          </table:table-cell>
          <table:table-cell office:value-type="float" office:value="1978429" calcext:value-type="float">
            <text:p>1978429</text:p>
          </table:table-cell>
          <table:table-cell office:value-type="float" office:value="49504" calcext:value-type="float">
            <text:p>49504</text:p>
          </table:table-cell>
          <table:table-cell office:value-type="string" calcext:value-type="string">
            <text:p>The trail looks nothing less than a pro's work! excellent!</text:p>
          </table:table-cell>
          <table:table-cell/>
        </table:table-row>
        <table:table-row table:style-name="ro1">
          <table:table-cell office:value-type="float" office:value="363342" calcext:value-type="float">
            <text:p>363342</text:p>
          </table:table-cell>
          <table:table-cell office:value-type="float" office:value="0" calcext:value-type="float">
            <text:p>0</text:p>
          </table:table-cell>
          <table:table-cell office:value-type="float" office:value="2070938" calcext:value-type="float">
            <text:p>2070938</text:p>
          </table:table-cell>
          <table:table-cell office:value-type="float" office:value="649998" calcext:value-type="float">
            <text:p>649998</text:p>
          </table:table-cell>
          <table:table-cell office:value-type="string" calcext:value-type="string">
            <text:p>Thanks:</text:p>
          </table:table-cell>
          <table:table-cell/>
        </table:table-row>
        <table:table-row table:style-name="ro1">
          <table:table-cell office:value-type="float" office:value="386343" calcext:value-type="float">
            <text:p>386343</text:p>
          </table:table-cell>
          <table:table-cell office:value-type="float" office:value="0" calcext:value-type="float">
            <text:p>0</text:p>
          </table:table-cell>
          <table:table-cell office:value-type="float" office:value="2265970" calcext:value-type="float">
            <text:p>2265970</text:p>
          </table:table-cell>
          <table:table-cell office:value-type="float" office:value="892373" calcext:value-type="float">
            <text:p>892373</text:p>
          </table:table-cell>
          <table:table-cell office:value-type="string" calcext:value-type="string">
            <text:p>Wow</text:p>
          </table:table-cell>
          <table:table-cell/>
        </table:table-row>
        <table:table-row table:style-name="ro1">
          <table:table-cell office:value-type="float" office:value="31103" calcext:value-type="float">
            <text:p>31103</text:p>
          </table:table-cell>
          <table:table-cell office:value-type="float" office:value="0" calcext:value-type="float">
            <text:p>0</text:p>
          </table:table-cell>
          <table:table-cell office:value-type="float" office:value="611632" calcext:value-type="float">
            <text:p>611632</text:p>
          </table:table-cell>
          <table:table-cell office:value-type="float" office:value="182849" calcext:value-type="float">
            <text:p>182849</text:p>
          </table:table-cell>
          <table:table-cell office:value-type="string" calcext:value-type="string">
            <text:p>[[@79265]] I'll keep this in mind before adding up more pictures of the same. Thanks</text:p>
          </table:table-cell>
          <table:table-cell/>
        </table:table-row>
        <table:table-row table:style-name="ro1">
          <table:table-cell office:value-type="float" office:value="37357" calcext:value-type="float">
            <text:p>37357</text:p>
          </table:table-cell>
          <table:table-cell office:value-type="float" office:value="0" calcext:value-type="float">
            <text:p>0</text:p>
          </table:table-cell>
          <table:table-cell office:value-type="float" office:value="153466" calcext:value-type="float">
            <text:p>153466</text:p>
          </table:table-cell>
          <table:table-cell office:value-type="float" office:value="83931" calcext:value-type="float">
            <text:p>83931</text:p>
          </table:table-cell>
          <table:table-cell office:value-type="string" calcext:value-type="string">
            <text:p>Hoping for another awesome adventure soon!</text:p>
          </table:table-cell>
          <table:table-cell/>
        </table:table-row>
        <table:table-row table:style-name="ro1">
          <table:table-cell office:value-type="float" office:value="80526" calcext:value-type="float">
            <text:p>80526</text:p>
          </table:table-cell>
          <table:table-cell office:value-type="float" office:value="0" calcext:value-type="float">
            <text:p>0</text:p>
          </table:table-cell>
          <table:table-cell office:value-type="float" office:value="732042" calcext:value-type="float">
            <text:p>732042</text:p>
          </table:table-cell>
          <table:table-cell office:value-type="float" office:value="78960" calcext:value-type="float">
            <text:p>7896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8004" calcext:value-type="float">
            <text:p>158004</text:p>
          </table:table-cell>
          <table:table-cell office:value-type="float" office:value="0" calcext:value-type="float">
            <text:p>0</text:p>
          </table:table-cell>
          <table:table-cell office:value-type="float" office:value="912345" calcext:value-type="float">
            <text:p>912345</text:p>
          </table:table-cell>
          <table:table-cell office:value-type="float" office:value="249688" calcext:value-type="float">
            <text:p>249688</text:p>
          </table:table-cell>
          <table:table-cell office:value-type="string" calcext:value-type="string">
            <text:p>[[@87020]] wer u wanna go?</text:p>
          </table:table-cell>
          <table:table-cell/>
        </table:table-row>
        <table:table-row table:style-name="ro1">
          <table:table-cell office:value-type="float" office:value="229849" calcext:value-type="float">
            <text:p>229849</text:p>
          </table:table-cell>
          <table:table-cell office:value-type="float" office:value="0" calcext:value-type="float">
            <text:p>0</text:p>
          </table:table-cell>
          <table:table-cell office:value-type="float" office:value="1174840" calcext:value-type="float">
            <text:p>1174840</text:p>
          </table:table-cell>
          <table:table-cell office:value-type="float" office:value="86721" calcext:value-type="float">
            <text:p>86721</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49474" calcext:value-type="float">
            <text:p>249474</text:p>
          </table:table-cell>
          <table:table-cell office:value-type="float" office:value="0" calcext:value-type="float">
            <text:p>0</text:p>
          </table:table-cell>
          <table:table-cell office:value-type="float" office:value="1262944" calcext:value-type="float">
            <text:p>1262944</text:p>
          </table:table-cell>
          <table:table-cell office:value-type="float" office:value="380921" calcext:value-type="float">
            <text:p>380921</text:p>
          </table:table-cell>
          <table:table-cell office:value-type="string" calcext:value-type="string">
            <text:p>[[@86678]] There are lots of places but u have to come Pune for that</text:p>
          </table:table-cell>
          <table:table-cell/>
        </table:table-row>
        <table:table-row table:style-name="ro1">
          <table:table-cell office:value-type="float" office:value="300570" calcext:value-type="float">
            <text:p>300570</text:p>
          </table:table-cell>
          <table:table-cell office:value-type="float" office:value="0" calcext:value-type="float">
            <text:p>0</text:p>
          </table:table-cell>
          <table:table-cell office:value-type="float" office:value="1103493" calcext:value-type="float">
            <text:p>1103493</text:p>
          </table:table-cell>
          <table:table-cell office:value-type="float" office:value="332368" calcext:value-type="float">
            <text:p>332368</text:p>
          </table:table-cell>
          <table:table-cell office:value-type="string" calcext:value-type="string">
            <text:p>@Trail</text:p>
          </table:table-cell>
          <table:table-cell/>
        </table:table-row>
        <table:table-row table:style-name="ro1">
          <table:table-cell office:value-type="float" office:value="411135" calcext:value-type="float">
            <text:p>411135</text:p>
          </table:table-cell>
          <table:table-cell office:value-type="float" office:value="0" calcext:value-type="float">
            <text:p>0</text:p>
          </table:table-cell>
          <table:table-cell office:value-type="float" office:value="2258773" calcext:value-type="float">
            <text:p>2258773</text:p>
          </table:table-cell>
          <table:table-cell office:value-type="float" office:value="1282910" calcext:value-type="float">
            <text:p>1282910</text:p>
          </table:table-cell>
          <table:table-cell office:value-type="string" calcext:value-type="string">
            <text:p>Hello kaise ho</text:p>
          </table:table-cell>
          <table:table-cell/>
        </table:table-row>
        <table:table-row table:style-name="ro1">
          <table:table-cell office:value-type="float" office:value="413556" calcext:value-type="float">
            <text:p>413556</text:p>
          </table:table-cell>
          <table:table-cell office:value-type="float" office:value="0" calcext:value-type="float">
            <text:p>0</text:p>
          </table:table-cell>
          <table:table-cell office:value-type="float" office:value="2349586" calcext:value-type="float">
            <text:p>2349586</text:p>
          </table:table-cell>
          <table:table-cell office:value-type="float" office:value="1369792" calcext:value-type="float">
            <text:p>1369792</text:p>
          </table:table-cell>
          <table:table-cell office:value-type="string" calcext:value-type="string">
            <text:p>Nice</text:p>
          </table:table-cell>
          <table:table-cell/>
        </table:table-row>
        <table:table-row table:style-name="ro1">
          <table:table-cell office:value-type="float" office:value="21524" calcext:value-type="float">
            <text:p>21524</text:p>
          </table:table-cell>
          <table:table-cell office:value-type="float" office:value="0" calcext:value-type="float">
            <text:p>0</text:p>
          </table:table-cell>
          <table:table-cell office:value-type="float" office:value="557637" calcext:value-type="float">
            <text:p>557637</text:p>
          </table:table-cell>
          <table:table-cell office:value-type="float" office:value="135794" calcext:value-type="float">
            <text:p>135794</text:p>
          </table:table-cell>
          <table:table-cell office:value-type="string" calcext:value-type="string">
            <text:p>This is cool! :)</text:p>
          </table:table-cell>
          <table:table-cell/>
        </table:table-row>
        <table:table-row table:style-name="ro1">
          <table:table-cell office:value-type="float" office:value="158526" calcext:value-type="float">
            <text:p>158526</text:p>
          </table:table-cell>
          <table:table-cell office:value-type="float" office:value="0" calcext:value-type="float">
            <text:p>0</text:p>
          </table:table-cell>
          <table:table-cell office:value-type="float" office:value="912336" calcext:value-type="float">
            <text:p>912336</text:p>
          </table:table-cell>
          <table:table-cell office:value-type="float" office:value="80095" calcext:value-type="float">
            <text:p>80095</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173726" calcext:value-type="float">
            <text:p>173726</text:p>
          </table:table-cell>
          <table:table-cell office:value-type="float" office:value="0" calcext:value-type="float">
            <text:p>0</text:p>
          </table:table-cell>
          <table:table-cell office:value-type="float" office:value="955184" calcext:value-type="float">
            <text:p>955184</text:p>
          </table:table-cell>
          <table:table-cell office:value-type="float" office:value="80431" calcext:value-type="float">
            <text:p>80431</text:p>
          </table:table-cell>
          <table:table-cell office:value-type="string" calcext:value-type="string">
            <text:p>I love the wordplay in your title!</text:p>
          </table:table-cell>
          <table:table-cell/>
        </table:table-row>
        <table:table-row table:style-name="ro1">
          <table:table-cell office:value-type="float" office:value="180165" calcext:value-type="float">
            <text:p>180165</text:p>
          </table:table-cell>
          <table:table-cell office:value-type="float" office:value="0" calcext:value-type="float">
            <text:p>0</text:p>
          </table:table-cell>
          <table:table-cell office:value-type="float" office:value="118871" calcext:value-type="float">
            <text:p>118871</text:p>
          </table:table-cell>
          <table:table-cell office:value-type="float" office:value="83903" calcext:value-type="float">
            <text:p>83903</text:p>
          </table:table-cell>
          <table:table-cell office:value-type="string" calcext:value-type="string">
            <text:p>Kya edit he.. mastt ekdum.</text:p>
          </table:table-cell>
          <table:table-cell/>
        </table:table-row>
        <table:table-row table:style-name="ro1">
          <table:table-cell office:value-type="float" office:value="306781" calcext:value-type="float">
            <text:p>306781</text:p>
          </table:table-cell>
          <table:table-cell office:value-type="float" office:value="0" calcext:value-type="float">
            <text:p>0</text:p>
          </table:table-cell>
          <table:table-cell office:value-type="float" office:value="1621152" calcext:value-type="float">
            <text:p>1621152</text:p>
          </table:table-cell>
          <table:table-cell office:value-type="float" office:value="243498" calcext:value-type="float">
            <text:p>243498</text:p>
          </table:table-cell>
          <table:table-cell office:value-type="string" calcext:value-type="string">
            <text:p>The content and the images don't sit well with one another!</text:p>
          </table:table-cell>
          <table:table-cell/>
        </table:table-row>
        <table:table-row table:style-name="ro1">
          <table:table-cell office:value-type="float" office:value="60606" calcext:value-type="float">
            <text:p>60606</text:p>
          </table:table-cell>
          <table:table-cell office:value-type="float" office:value="0" calcext:value-type="float">
            <text:p>0</text:p>
          </table:table-cell>
          <table:table-cell office:value-type="float" office:value="676048" calcext:value-type="float">
            <text:p>676048</text:p>
          </table:table-cell>
          <table:table-cell office:value-type="float" office:value="201922" calcext:value-type="float">
            <text:p>201922</text:p>
          </table:table-cell>
          <table:table-cell office:value-type="string" calcext:value-type="string">
            <text:p>Morning 6-7</text:p>
          </table:table-cell>
          <table:table-cell/>
        </table:table-row>
        <table:table-row table:style-name="ro1">
          <table:table-cell office:value-type="float" office:value="153023" calcext:value-type="float">
            <text:p>153023</text:p>
          </table:table-cell>
          <table:table-cell office:value-type="float" office:value="0" calcext:value-type="float">
            <text:p>0</text:p>
          </table:table-cell>
          <table:table-cell office:value-type="float" office:value="891210" calcext:value-type="float">
            <text:p>891210</text:p>
          </table:table-cell>
          <table:table-cell office:value-type="float" office:value="267104" calcext:value-type="float">
            <text:p>267104</text:p>
          </table:table-cell>
          <table:table-cell office:value-type="string" calcext:value-type="string">
            <text:p>[[@52681]] thank you, I used only iPhone 7 Plus</text:p>
          </table:table-cell>
          <table:table-cell/>
        </table:table-row>
        <table:table-row table:style-name="ro1">
          <table:table-cell office:value-type="float" office:value="164547" calcext:value-type="float">
            <text:p>164547</text:p>
          </table:table-cell>
          <table:table-cell office:value-type="float" office:value="0" calcext:value-type="float">
            <text:p>0</text:p>
          </table:table-cell>
          <table:table-cell office:value-type="float" office:value="928528" calcext:value-type="float">
            <text:p>928528</text:p>
          </table:table-cell>
          <table:table-cell office:value-type="float" office:value="136237" calcext:value-type="float">
            <text:p>136237</text:p>
          </table:table-cell>
          <table:table-cell office:value-type="string" calcext:value-type="string">
            <text:p>This is the best information I've got of this place!</text:p>
          </table:table-cell>
          <table:table-cell/>
        </table:table-row>
        <table:table-row table:style-name="ro1">
          <table:table-cell office:value-type="float" office:value="167075" calcext:value-type="float">
            <text:p>167075</text:p>
          </table:table-cell>
          <table:table-cell office:value-type="float" office:value="0" calcext:value-type="float">
            <text:p>0</text:p>
          </table:table-cell>
          <table:table-cell office:value-type="float" office:value="935730" calcext:value-type="float">
            <text:p>935730</text:p>
          </table:table-cell>
          <table:table-cell office:value-type="float" office:value="86355" calcext:value-type="float">
            <text:p>86355</text:p>
          </table:table-cell>
          <table:table-cell office:value-type="string" calcext:value-type="string">
            <text:p>The trail looks so amazing, just wish it would be a little more innovative!</text:p>
          </table:table-cell>
          <table:table-cell/>
        </table:table-row>
        <table:table-row table:style-name="ro2">
          <table:table-cell office:value-type="float" office:value="219204" calcext:value-type="float">
            <text:p>219204</text:p>
          </table:table-cell>
          <table:table-cell office:value-type="float" office:value="0" calcext:value-type="float">
            <text:p>0</text:p>
          </table:table-cell>
          <table:table-cell office:value-type="float" office:value="1128397" calcext:value-type="float">
            <text:p>1128397</text:p>
          </table:table-cell>
          <table:table-cell office:value-type="float" office:value="340041" calcext:value-type="float">
            <text:p>340041</text:p>
          </table:table-cell>
          <table:table-cell office:value-type="string" calcext:value-type="string">
            <text:p>[[@87850]] thank you for your comment ....yeah!</text:p>
            <text:p>Sharing &amp; contributions  with friends are the best way to spend less money on travel!</text:p>
          </table:table-cell>
          <table:table-cell/>
        </table:table-row>
        <table:table-row table:style-name="ro1">
          <table:table-cell office:value-type="float" office:value="350064" calcext:value-type="float">
            <text:p>350064</text:p>
          </table:table-cell>
          <table:table-cell office:value-type="float" office:value="0" calcext:value-type="float">
            <text:p>0</text:p>
          </table:table-cell>
          <table:table-cell office:value-type="float" office:value="467685" calcext:value-type="float">
            <text:p>467685</text:p>
          </table:table-cell>
          <table:table-cell office:value-type="float" office:value="581104" calcext:value-type="float">
            <text:p>581104</text:p>
          </table:table-cell>
          <table:table-cell office:value-type="string" calcext:value-type="string">
            <text:p>Manhh</text:p>
          </table:table-cell>
          <table:table-cell/>
        </table:table-row>
        <table:table-row table:style-name="ro1">
          <table:table-cell office:value-type="float" office:value="376087" calcext:value-type="float">
            <text:p>376087</text:p>
          </table:table-cell>
          <table:table-cell office:value-type="float" office:value="0" calcext:value-type="float">
            <text:p>0</text:p>
          </table:table-cell>
          <table:table-cell office:value-type="float" office:value="2226096" calcext:value-type="float">
            <text:p>2226096</text:p>
          </table:table-cell>
          <table:table-cell office:value-type="float" office:value="709578" calcext:value-type="float">
            <text:p>709578</text:p>
          </table:table-cell>
          <table:table-cell office:value-type="string" calcext:value-type="string">
            <text:p>[[@23]] thanks ❤️</text:p>
          </table:table-cell>
          <table:table-cell/>
        </table:table-row>
        <table:table-row table:style-name="ro1">
          <table:table-cell office:value-type="float" office:value="406507" calcext:value-type="float">
            <text:p>406507</text:p>
          </table:table-cell>
          <table:table-cell office:value-type="float" office:value="0" calcext:value-type="float">
            <text:p>0</text:p>
          </table:table-cell>
          <table:table-cell office:value-type="float" office:value="2292472" calcext:value-type="float">
            <text:p>2292472</text:p>
          </table:table-cell>
          <table:table-cell office:value-type="float" office:value="201413" calcext:value-type="float">
            <text:p>201413</text:p>
          </table:table-cell>
          <table:table-cell office:value-type="string" calcext:value-type="string">
            <text:p>[[@1017594]] ???</text:p>
          </table:table-cell>
          <table:table-cell/>
        </table:table-row>
        <table:table-row table:style-name="ro1">
          <table:table-cell office:value-type="float" office:value="60821" calcext:value-type="float">
            <text:p>60821</text:p>
          </table:table-cell>
          <table:table-cell office:value-type="float" office:value="0" calcext:value-type="float">
            <text:p>0</text:p>
          </table:table-cell>
          <table:table-cell office:value-type="float" office:value="664067" calcext:value-type="float">
            <text:p>664067</text:p>
          </table:table-cell>
          <table:table-cell office:value-type="float" office:value="39550" calcext:value-type="float">
            <text:p>3955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93833" calcext:value-type="float">
            <text:p>93833</text:p>
          </table:table-cell>
          <table:table-cell office:value-type="float" office:value="0" calcext:value-type="float">
            <text:p>0</text:p>
          </table:table-cell>
          <table:table-cell office:value-type="float" office:value="761354" calcext:value-type="float">
            <text:p>761354</text:p>
          </table:table-cell>
          <table:table-cell office:value-type="float" office:value="216540" calcext:value-type="float">
            <text:p>216540</text:p>
          </table:table-cell>
          <table:table-cell office:value-type="string" calcext:value-type="string">
            <text:p>@eros.now <text:s/>thanks a lot! That gives immense motivation! My first shot at something like this</text:p>
          </table:table-cell>
          <table:table-cell/>
        </table:table-row>
        <table:table-row table:style-name="ro1">
          <table:table-cell office:value-type="float" office:value="111558" calcext:value-type="float">
            <text:p>111558</text:p>
          </table:table-cell>
          <table:table-cell office:value-type="float" office:value="0" calcext:value-type="float">
            <text:p>0</text:p>
          </table:table-cell>
          <table:table-cell office:value-type="float" office:value="802931" calcext:value-type="float">
            <text:p>802931</text:p>
          </table:table-cell>
          <table:table-cell office:value-type="float" office:value="80241" calcext:value-type="float">
            <text:p>80241</text:p>
          </table:table-cell>
          <table:table-cell office:value-type="string" calcext:value-type="string">
            <text:p>The content and the images don't sit well with one another!</text:p>
          </table:table-cell>
          <table:table-cell/>
        </table:table-row>
        <table:table-row table:style-name="ro1">
          <table:table-cell office:value-type="float" office:value="171717" calcext:value-type="float">
            <text:p>171717</text:p>
          </table:table-cell>
          <table:table-cell office:value-type="float" office:value="0" calcext:value-type="float">
            <text:p>0</text:p>
          </table:table-cell>
          <table:table-cell office:value-type="float" office:value="950185" calcext:value-type="float">
            <text:p>950185</text:p>
          </table:table-cell>
          <table:table-cell office:value-type="float" office:value="136295" calcext:value-type="float">
            <text:p>136295</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95397" calcext:value-type="float">
            <text:p>195397</text:p>
          </table:table-cell>
          <table:table-cell office:value-type="float" office:value="0" calcext:value-type="float">
            <text:p>0</text:p>
          </table:table-cell>
          <table:table-cell office:value-type="float" office:value="548601" calcext:value-type="float">
            <text:p>548601</text:p>
          </table:table-cell>
          <table:table-cell office:value-type="float" office:value="83708" calcext:value-type="float">
            <text:p>83708</text:p>
          </table:table-cell>
          <table:table-cell office:value-type="string" calcext:value-type="string">
            <text:p>The content and the images don't sit well with one another!</text:p>
          </table:table-cell>
          <table:table-cell/>
        </table:table-row>
        <table:table-row table:style-name="ro1">
          <table:table-cell office:value-type="float" office:value="195453" calcext:value-type="float">
            <text:p>195453</text:p>
          </table:table-cell>
          <table:table-cell office:value-type="float" office:value="611494" calcext:value-type="float">
            <text:p>611494</text:p>
          </table:table-cell>
          <table:table-cell office:value-type="float" office:value="0" calcext:value-type="float">
            <text:p>0</text:p>
          </table:table-cell>
          <table:table-cell office:value-type="float" office:value="233533" calcext:value-type="float">
            <text:p>233533</text:p>
          </table:table-cell>
          <table:table-cell office:value-type="string" calcext:value-type="string">
            <text:p>Pleasee give Ur comments</text:p>
          </table:table-cell>
          <table:table-cell/>
        </table:table-row>
        <table:table-row table:style-name="ro1">
          <table:table-cell office:value-type="float" office:value="211433" calcext:value-type="float">
            <text:p>211433</text:p>
          </table:table-cell>
          <table:table-cell office:value-type="float" office:value="0" calcext:value-type="float">
            <text:p>0</text:p>
          </table:table-cell>
          <table:table-cell office:value-type="float" office:value="1087636" calcext:value-type="float">
            <text:p>1087636</text:p>
          </table:table-cell>
          <table:table-cell office:value-type="float" office:value="49474" calcext:value-type="float">
            <text:p>49474</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213529" calcext:value-type="float">
            <text:p>213529</text:p>
          </table:table-cell>
          <table:table-cell office:value-type="float" office:value="0" calcext:value-type="float">
            <text:p>0</text:p>
          </table:table-cell>
          <table:table-cell office:value-type="float" office:value="1087654" calcext:value-type="float">
            <text:p>1087654</text:p>
          </table:table-cell>
          <table:table-cell office:value-type="float" office:value="81921" calcext:value-type="float">
            <text:p>81921</text:p>
          </table:table-cell>
          <table:table-cell office:value-type="string" calcext:value-type="string">
            <text:p>The content digresses a little, the pictures are so good but!</text:p>
          </table:table-cell>
          <table:table-cell/>
        </table:table-row>
        <table:table-row table:style-name="ro1">
          <table:table-cell office:value-type="float" office:value="253319" calcext:value-type="float">
            <text:p>253319</text:p>
          </table:table-cell>
          <table:table-cell office:value-type="float" office:value="0" calcext:value-type="float">
            <text:p>0</text:p>
          </table:table-cell>
          <table:table-cell office:value-type="float" office:value="1298028" calcext:value-type="float">
            <text:p>1298028</text:p>
          </table:table-cell>
          <table:table-cell office:value-type="float" office:value="136000" calcext:value-type="float">
            <text:p>136000</text:p>
          </table:table-cell>
          <table:table-cell office:value-type="string" calcext:value-type="string">
            <text:p>I love the wordplay in your title!</text:p>
          </table:table-cell>
          <table:table-cell/>
        </table:table-row>
        <table:table-row table:style-name="ro1">
          <table:table-cell office:value-type="float" office:value="278439" calcext:value-type="float">
            <text:p>278439</text:p>
          </table:table-cell>
          <table:table-cell office:value-type="float" office:value="0" calcext:value-type="float">
            <text:p>0</text:p>
          </table:table-cell>
          <table:table-cell office:value-type="float" office:value="1458898" calcext:value-type="float">
            <text:p>1458898</text:p>
          </table:table-cell>
          <table:table-cell office:value-type="float" office:value="85404" calcext:value-type="float">
            <text:p>8540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85611" calcext:value-type="float">
            <text:p>285611</text:p>
          </table:table-cell>
          <table:table-cell office:value-type="float" office:value="0" calcext:value-type="float">
            <text:p>0</text:p>
          </table:table-cell>
          <table:table-cell office:value-type="float" office:value="1503155" calcext:value-type="float">
            <text:p>1503155</text:p>
          </table:table-cell>
          <table:table-cell office:value-type="float" office:value="462289" calcext:value-type="float">
            <text:p>462289</text:p>
          </table:table-cell>
          <table:table-cell office:value-type="string" calcext:value-type="string">
            <text:p>thnx</text:p>
          </table:table-cell>
          <table:table-cell/>
        </table:table-row>
        <table:table-row table:style-name="ro1">
          <table:table-cell office:value-type="float" office:value="1579" calcext:value-type="float">
            <text:p>1579</text:p>
          </table:table-cell>
          <table:table-cell office:value-type="float" office:value="3500" calcext:value-type="float">
            <text:p>3500</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766]] when you create new posts , at thr end of creation it will ask you to create new trails ?, you can give the name of your trail ?</text:p>
          </table:table-cell>
          <table:table-cell/>
        </table:table-row>
        <table:table-row table:style-name="ro1">
          <table:table-cell office:value-type="float" office:value="16286" calcext:value-type="float">
            <text:p>16286</text:p>
          </table:table-cell>
          <table:table-cell office:value-type="float" office:value="0" calcext:value-type="float">
            <text:p>0</text:p>
          </table:table-cell>
          <table:table-cell office:value-type="float" office:value="98916" calcext:value-type="float">
            <text:p>98916</text:p>
          </table:table-cell>
          <table:table-cell office:value-type="float" office:value="151678" calcext:value-type="float">
            <text:p>151678</text:p>
          </table:table-cell>
          <table:table-cell office:value-type="string" calcext:value-type="string">
            <text:p>Nice place</text:p>
          </table:table-cell>
          <table:table-cell/>
        </table:table-row>
        <table:table-row table:style-name="ro1">
          <table:table-cell office:value-type="float" office:value="72986" calcext:value-type="float">
            <text:p>72986</text:p>
          </table:table-cell>
          <table:table-cell office:value-type="float" office:value="0" calcext:value-type="float">
            <text:p>0</text:p>
          </table:table-cell>
          <table:table-cell office:value-type="float" office:value="713071" calcext:value-type="float">
            <text:p>713071</text:p>
          </table:table-cell>
          <table:table-cell office:value-type="float" office:value="212344" calcext:value-type="float">
            <text:p>212344</text:p>
          </table:table-cell>
          <table:table-cell office:value-type="string" calcext:value-type="string">
            <text:p>[[@85662]] thnx bhai</text:p>
          </table:table-cell>
          <table:table-cell/>
        </table:table-row>
        <table:table-row table:style-name="ro1">
          <table:table-cell office:value-type="float" office:value="77421" calcext:value-type="float">
            <text:p>77421</text:p>
          </table:table-cell>
          <table:table-cell office:value-type="float" office:value="0" calcext:value-type="float">
            <text:p>0</text:p>
          </table:table-cell>
          <table:table-cell office:value-type="float" office:value="728687" calcext:value-type="float">
            <text:p>728687</text:p>
          </table:table-cell>
          <table:table-cell office:value-type="float" office:value="81627" calcext:value-type="float">
            <text:p>81627</text:p>
          </table:table-cell>
          <table:table-cell office:value-type="string" calcext:value-type="string">
            <text:p>mast content h</text:p>
          </table:table-cell>
          <table:table-cell/>
        </table:table-row>
        <table:table-row table:style-name="ro1">
          <table:table-cell office:value-type="float" office:value="173522" calcext:value-type="float">
            <text:p>173522</text:p>
          </table:table-cell>
          <table:table-cell office:value-type="float" office:value="0" calcext:value-type="float">
            <text:p>0</text:p>
          </table:table-cell>
          <table:table-cell office:value-type="float" office:value="919856" calcext:value-type="float">
            <text:p>919856</text:p>
          </table:table-cell>
          <table:table-cell office:value-type="float" office:value="281981" calcext:value-type="float">
            <text:p>281981</text:p>
          </table:table-cell>
          <table:table-cell office:value-type="string" calcext:value-type="string">
            <text:p>Superb</text:p>
          </table:table-cell>
          <table:table-cell/>
        </table:table-row>
        <table:table-row table:style-name="ro1">
          <table:table-cell office:value-type="float" office:value="243614" calcext:value-type="float">
            <text:p>243614</text:p>
          </table:table-cell>
          <table:table-cell office:value-type="float" office:value="813631" calcext:value-type="float">
            <text:p>813631</text:p>
          </table:table-cell>
          <table:table-cell office:value-type="float" office:value="0" calcext:value-type="float">
            <text:p>0</text:p>
          </table:table-cell>
          <table:table-cell office:value-type="float" office:value="364081" calcext:value-type="float">
            <text:p>364081</text:p>
          </table:table-cell>
          <table:table-cell office:value-type="string" calcext:value-type="string">
            <text:p>[[@1]]</text:p>
          </table:table-cell>
          <table:table-cell/>
        </table:table-row>
        <table:table-row table:style-name="ro1">
          <table:table-cell office:value-type="float" office:value="301977" calcext:value-type="float">
            <text:p>301977</text:p>
          </table:table-cell>
          <table:table-cell office:value-type="float" office:value="0" calcext:value-type="float">
            <text:p>0</text:p>
          </table:table-cell>
          <table:table-cell office:value-type="float" office:value="1593187" calcext:value-type="float">
            <text:p>1593187</text:p>
          </table:table-cell>
          <table:table-cell office:value-type="float" office:value="41178" calcext:value-type="float">
            <text:p>41178</text:p>
          </table:table-cell>
          <table:table-cell office:value-type="string" calcext:value-type="string">
            <text:p>Loved your trail, waiting for the next in series! ?❤️</text:p>
          </table:table-cell>
          <table:table-cell/>
        </table:table-row>
        <table:table-row table:style-name="ro1">
          <table:table-cell office:value-type="float" office:value="413442" calcext:value-type="float">
            <text:p>413442</text:p>
          </table:table-cell>
          <table:table-cell office:value-type="float" office:value="0" calcext:value-type="float">
            <text:p>0</text:p>
          </table:table-cell>
          <table:table-cell office:value-type="float" office:value="2261513" calcext:value-type="float">
            <text:p>2261513</text:p>
          </table:table-cell>
          <table:table-cell office:value-type="float" office:value="1333749" calcext:value-type="float">
            <text:p>1333749</text:p>
          </table:table-cell>
          <table:table-cell office:value-type="string" calcext:value-type="string">
            <text:p>Hi</text:p>
          </table:table-cell>
          <table:table-cell/>
        </table:table-row>
        <table:table-row table:style-name="ro1">
          <table:table-cell office:value-type="float" office:value="423211" calcext:value-type="float">
            <text:p>423211</text:p>
          </table:table-cell>
          <table:table-cell office:value-type="float" office:value="0" calcext:value-type="float">
            <text:p>0</text:p>
          </table:table-cell>
          <table:table-cell office:value-type="float" office:value="1770" calcext:value-type="float">
            <text:p>1770</text:p>
          </table:table-cell>
          <table:table-cell office:value-type="float" office:value="14479" calcext:value-type="float">
            <text:p>14479</text:p>
          </table:table-cell>
          <table:table-cell office:value-type="string" calcext:value-type="string">
            <text:p>chor bazar is best</text:p>
          </table:table-cell>
          <table:table-cell/>
        </table:table-row>
        <table:table-row table:style-name="ro1">
          <table:table-cell office:value-type="float" office:value="433284" calcext:value-type="float">
            <text:p>433284</text:p>
          </table:table-cell>
          <table:table-cell office:value-type="float" office:value="0" calcext:value-type="float">
            <text:p>0</text:p>
          </table:table-cell>
          <table:table-cell office:value-type="float" office:value="2296063" calcext:value-type="float">
            <text:p>2296063</text:p>
          </table:table-cell>
          <table:table-cell office:value-type="float" office:value="54191" calcext:value-type="float">
            <text:p>54191</text:p>
          </table:table-cell>
          <table:table-cell office:value-type="string" calcext:value-type="string">
            <text:p>cute</text:p>
          </table:table-cell>
          <table:table-cell/>
        </table:table-row>
        <table:table-row table:style-name="ro1">
          <table:table-cell office:value-type="float" office:value="43947" calcext:value-type="float">
            <text:p>43947</text:p>
          </table:table-cell>
          <table:table-cell office:value-type="float" office:value="0" calcext:value-type="float">
            <text:p>0</text:p>
          </table:table-cell>
          <table:table-cell office:value-type="float" office:value="642407" calcext:value-type="float">
            <text:p>642407</text:p>
          </table:table-cell>
          <table:table-cell office:value-type="float" office:value="77255" calcext:value-type="float">
            <text:p>7725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94269" calcext:value-type="float">
            <text:p>94269</text:p>
          </table:table-cell>
          <table:table-cell office:value-type="float" office:value="0" calcext:value-type="float">
            <text:p>0</text:p>
          </table:table-cell>
          <table:table-cell office:value-type="float" office:value="763164" calcext:value-type="float">
            <text:p>763164</text:p>
          </table:table-cell>
          <table:table-cell office:value-type="float" office:value="86464" calcext:value-type="float">
            <text:p>86464</text:p>
          </table:table-cell>
          <table:table-cell office:value-type="string" calcext:value-type="string">
            <text:p>Awesome! I too am heading there next week</text:p>
          </table:table-cell>
          <table:table-cell/>
        </table:table-row>
        <table:table-row table:style-name="ro1">
          <table:table-cell office:value-type="float" office:value="120363" calcext:value-type="float">
            <text:p>120363</text:p>
          </table:table-cell>
          <table:table-cell office:value-type="float" office:value="0" calcext:value-type="float">
            <text:p>0</text:p>
          </table:table-cell>
          <table:table-cell office:value-type="float" office:value="73430" calcext:value-type="float">
            <text:p>73430</text:p>
          </table:table-cell>
          <table:table-cell office:value-type="float" office:value="42459" calcext:value-type="float">
            <text:p>42459</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42977" calcext:value-type="float">
            <text:p>142977</text:p>
          </table:table-cell>
          <table:table-cell office:value-type="float" office:value="0" calcext:value-type="float">
            <text:p>0</text:p>
          </table:table-cell>
          <table:table-cell office:value-type="float" office:value="873337" calcext:value-type="float">
            <text:p>873337</text:p>
          </table:table-cell>
          <table:table-cell office:value-type="float" office:value="223853" calcext:value-type="float">
            <text:p>223853</text:p>
          </table:table-cell>
          <table:table-cell office:value-type="string" calcext:value-type="string">
            <text:p>[[@136363]] now its too hot September &amp; between until December is best time to visit here</text:p>
          </table:table-cell>
          <table:table-cell/>
        </table:table-row>
        <table:table-row table:style-name="ro1">
          <table:table-cell office:value-type="float" office:value="188433" calcext:value-type="float">
            <text:p>188433</text:p>
          </table:table-cell>
          <table:table-cell office:value-type="float" office:value="0" calcext:value-type="float">
            <text:p>0</text:p>
          </table:table-cell>
          <table:table-cell office:value-type="float" office:value="978457" calcext:value-type="float">
            <text:p>978457</text:p>
          </table:table-cell>
          <table:table-cell office:value-type="float" office:value="79646" calcext:value-type="float">
            <text:p>7964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37303" calcext:value-type="float">
            <text:p>237303</text:p>
          </table:table-cell>
          <table:table-cell office:value-type="float" office:value="0" calcext:value-type="float">
            <text:p>0</text:p>
          </table:table-cell>
          <table:table-cell office:value-type="float" office:value="1193404" calcext:value-type="float">
            <text:p>1193404</text:p>
          </table:table-cell>
          <table:table-cell office:value-type="float" office:value="360244" calcext:value-type="float">
            <text:p>360244</text:p>
          </table:table-cell>
          <table:table-cell office:value-type="string" calcext:value-type="string">
            <text:p>Thanks</text:p>
          </table:table-cell>
          <table:table-cell/>
        </table:table-row>
        <table:table-row table:style-name="ro1">
          <table:table-cell office:value-type="float" office:value="255230" calcext:value-type="float">
            <text:p>255230</text:p>
          </table:table-cell>
          <table:table-cell office:value-type="float" office:value="0" calcext:value-type="float">
            <text:p>0</text:p>
          </table:table-cell>
          <table:table-cell office:value-type="float" office:value="1306576" calcext:value-type="float">
            <text:p>1306576</text:p>
          </table:table-cell>
          <table:table-cell office:value-type="float" office:value="383955" calcext:value-type="float">
            <text:p>383955</text:p>
          </table:table-cell>
          <table:table-cell office:value-type="string" calcext:value-type="string">
            <text:p>Trips</text:p>
          </table:table-cell>
          <table:table-cell/>
        </table:table-row>
        <table:table-row table:style-name="ro1">
          <table:table-cell office:value-type="float" office:value="338932" calcext:value-type="float">
            <text:p>338932</text:p>
          </table:table-cell>
          <table:table-cell office:value-type="float" office:value="0" calcext:value-type="float">
            <text:p>0</text:p>
          </table:table-cell>
          <table:table-cell office:value-type="float" office:value="1769480" calcext:value-type="float">
            <text:p>1769480</text:p>
          </table:table-cell>
          <table:table-cell office:value-type="float" office:value="463197" calcext:value-type="float">
            <text:p>463197</text:p>
          </table:table-cell>
          <table:table-cell office:value-type="string" calcext:value-type="string">
            <text:p>Wow !!!! Hopr You had a very wonderful time?.... Traveling solo is always fun. Thanks for sharing such a wonderful vedio. Keep going ?</text:p>
          </table:table-cell>
          <table:table-cell/>
        </table:table-row>
        <table:table-row table:style-name="ro1">
          <table:table-cell office:value-type="float" office:value="369656" calcext:value-type="float">
            <text:p>369656</text:p>
          </table:table-cell>
          <table:table-cell office:value-type="float" office:value="0" calcext:value-type="float">
            <text:p>0</text:p>
          </table:table-cell>
          <table:table-cell office:value-type="float" office:value="2181016" calcext:value-type="float">
            <text:p>2181016</text:p>
          </table:table-cell>
          <table:table-cell office:value-type="float" office:value="573108" calcext:value-type="float">
            <text:p>573108</text:p>
          </table:table-cell>
          <table:table-cell office:value-type="string" calcext:value-type="string">
            <text:p>Which one g shock wali...</text:p>
          </table:table-cell>
          <table:table-cell/>
        </table:table-row>
        <table:table-row table:style-name="ro1">
          <table:table-cell office:value-type="float" office:value="377050" calcext:value-type="float">
            <text:p>377050</text:p>
          </table:table-cell>
          <table:table-cell office:value-type="float" office:value="0" calcext:value-type="float">
            <text:p>0</text:p>
          </table:table-cell>
          <table:table-cell office:value-type="float" office:value="2228508" calcext:value-type="float">
            <text:p>2228508</text:p>
          </table:table-cell>
          <table:table-cell office:value-type="float" office:value="42465" calcext:value-type="float">
            <text:p>42465</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443180" calcext:value-type="float">
            <text:p>443180</text:p>
          </table:table-cell>
          <table:table-cell office:value-type="float" office:value="0" calcext:value-type="float">
            <text:p>0</text:p>
          </table:table-cell>
          <table:table-cell office:value-type="float" office:value="2448854" calcext:value-type="float">
            <text:p>2448854</text:p>
          </table:table-cell>
          <table:table-cell office:value-type="float" office:value="1729308" calcext:value-type="float">
            <text:p>1729308</text:p>
          </table:table-cell>
          <table:table-cell office:value-type="string" calcext:value-type="string">
            <text:p>Haaa</text:p>
          </table:table-cell>
          <table:table-cell/>
        </table:table-row>
        <table:table-row table:style-name="ro1">
          <table:table-cell office:value-type="float" office:value="6978" calcext:value-type="float">
            <text:p>6978</text:p>
          </table:table-cell>
          <table:table-cell office:value-type="float" office:value="0" calcext:value-type="float">
            <text:p>0</text:p>
          </table:table-cell>
          <table:table-cell office:value-type="float" office:value="195637" calcext:value-type="float">
            <text:p>195637</text:p>
          </table:table-cell>
          <table:table-cell office:value-type="float" office:value="35288" calcext:value-type="float">
            <text:p>35288</text:p>
          </table:table-cell>
          <table:table-cell office:value-type="string" calcext:value-type="string">
            <text:p>Hello</text:p>
          </table:table-cell>
          <table:table-cell/>
        </table:table-row>
        <table:table-row table:style-name="ro1">
          <table:table-cell office:value-type="float" office:value="49222" calcext:value-type="float">
            <text:p>49222</text:p>
          </table:table-cell>
          <table:table-cell office:value-type="float" office:value="0" calcext:value-type="float">
            <text:p>0</text:p>
          </table:table-cell>
          <table:table-cell office:value-type="float" office:value="654800" calcext:value-type="float">
            <text:p>654800</text:p>
          </table:table-cell>
          <table:table-cell office:value-type="float" office:value="142749" calcext:value-type="float">
            <text:p>142749</text:p>
          </table:table-cell>
          <table:table-cell office:value-type="string" calcext:value-type="string">
            <text:p>[[@1]]</text:p>
          </table:table-cell>
          <table:table-cell/>
        </table:table-row>
        <table:table-row table:style-name="ro1">
          <table:table-cell office:value-type="float" office:value="62456" calcext:value-type="float">
            <text:p>62456</text:p>
          </table:table-cell>
          <table:table-cell office:value-type="float" office:value="0" calcext:value-type="float">
            <text:p>0</text:p>
          </table:table-cell>
          <table:table-cell office:value-type="float" office:value="681564" calcext:value-type="float">
            <text:p>681564</text:p>
          </table:table-cell>
          <table:table-cell office:value-type="float" office:value="202074" calcext:value-type="float">
            <text:p>202074</text:p>
          </table:table-cell>
          <table:table-cell office:value-type="string" calcext:value-type="string">
            <text:p>[[@86740]] where ?</text:p>
          </table:table-cell>
          <table:table-cell/>
        </table:table-row>
        <table:table-row table:style-name="ro1">
          <table:table-cell office:value-type="float" office:value="90792" calcext:value-type="float">
            <text:p>90792</text:p>
          </table:table-cell>
          <table:table-cell office:value-type="float" office:value="0" calcext:value-type="float">
            <text:p>0</text:p>
          </table:table-cell>
          <table:table-cell office:value-type="float" office:value="754771" calcext:value-type="float">
            <text:p>754771</text:p>
          </table:table-cell>
          <table:table-cell office:value-type="float" office:value="86837" calcext:value-type="float">
            <text:p>86837</text:p>
          </table:table-cell>
          <table:table-cell office:value-type="string" calcext:value-type="string">
            <text:p>Awesome pictures, could you also share some videos of the placce?</text:p>
          </table:table-cell>
          <table:table-cell/>
        </table:table-row>
        <table:table-row table:style-name="ro1">
          <table:table-cell office:value-type="float" office:value="101057" calcext:value-type="float">
            <text:p>101057</text:p>
          </table:table-cell>
          <table:table-cell office:value-type="float" office:value="0" calcext:value-type="float">
            <text:p>0</text:p>
          </table:table-cell>
          <table:table-cell office:value-type="float" office:value="777664" calcext:value-type="float">
            <text:p>777664</text:p>
          </table:table-cell>
          <table:table-cell office:value-type="float" office:value="135665" calcext:value-type="float">
            <text:p>135665</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04943" calcext:value-type="float">
            <text:p>104943</text:p>
          </table:table-cell>
          <table:table-cell office:value-type="float" office:value="0" calcext:value-type="float">
            <text:p>0</text:p>
          </table:table-cell>
          <table:table-cell office:value-type="float" office:value="759465" calcext:value-type="float">
            <text:p>759465</text:p>
          </table:table-cell>
          <table:table-cell office:value-type="float" office:value="83551" calcext:value-type="float">
            <text:p>83551</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51589" calcext:value-type="float">
            <text:p>151589</text:p>
          </table:table-cell>
          <table:table-cell office:value-type="float" office:value="0" calcext:value-type="float">
            <text:p>0</text:p>
          </table:table-cell>
          <table:table-cell office:value-type="float" office:value="890158" calcext:value-type="float">
            <text:p>890158</text:p>
          </table:table-cell>
          <table:table-cell office:value-type="float" office:value="266746" calcext:value-type="float">
            <text:p>266746</text:p>
          </table:table-cell>
          <table:table-cell office:value-type="string" calcext:value-type="string">
            <text:p>[[@78061]] yes please ask whatever you want</text:p>
          </table:table-cell>
          <table:table-cell/>
        </table:table-row>
        <table:table-row table:style-name="ro1">
          <table:table-cell office:value-type="float" office:value="231061" calcext:value-type="float">
            <text:p>231061</text:p>
          </table:table-cell>
          <table:table-cell office:value-type="float" office:value="727811" calcext:value-type="float">
            <text:p>727811</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Awesome view ??</text:p>
          </table:table-cell>
          <table:table-cell/>
        </table:table-row>
        <table:table-row table:style-name="ro1">
          <table:table-cell office:value-type="float" office:value="232774" calcext:value-type="float">
            <text:p>232774</text:p>
          </table:table-cell>
          <table:table-cell office:value-type="float" office:value="0" calcext:value-type="float">
            <text:p>0</text:p>
          </table:table-cell>
          <table:table-cell office:value-type="float" office:value="1179745" calcext:value-type="float">
            <text:p>1179745</text:p>
          </table:table-cell>
          <table:table-cell office:value-type="float" office:value="40113" calcext:value-type="float">
            <text:p>40113</text:p>
          </table:table-cell>
          <table:table-cell office:value-type="string" calcext:value-type="string">
            <text:p>Wow! Thats amazing that you covered so much in so less budget!</text:p>
          </table:table-cell>
          <table:table-cell/>
        </table:table-row>
        <table:table-row table:style-name="ro1">
          <table:table-cell office:value-type="float" office:value="268773" calcext:value-type="float">
            <text:p>268773</text:p>
          </table:table-cell>
          <table:table-cell office:value-type="float" office:value="0" calcext:value-type="float">
            <text:p>0</text:p>
          </table:table-cell>
          <table:table-cell office:value-type="float" office:value="1076985" calcext:value-type="float">
            <text:p>1076985</text:p>
          </table:table-cell>
          <table:table-cell office:value-type="float" office:value="230911" calcext:value-type="float">
            <text:p>230911</text:p>
          </table:table-cell>
          <table:table-cell office:value-type="string" calcext:value-type="string">
            <text:p>[[@1]]</text:p>
          </table:table-cell>
          <table:table-cell/>
        </table:table-row>
        <table:table-row table:style-name="ro1">
          <table:table-cell office:value-type="float" office:value="408660" calcext:value-type="float">
            <text:p>408660</text:p>
          </table:table-cell>
          <table:table-cell office:value-type="float" office:value="0" calcext:value-type="float">
            <text:p>0</text:p>
          </table:table-cell>
          <table:table-cell office:value-type="float" office:value="2130634" calcext:value-type="float">
            <text:p>2130634</text:p>
          </table:table-cell>
          <table:table-cell office:value-type="float" office:value="1160831" calcext:value-type="float">
            <text:p>1160831</text:p>
          </table:table-cell>
          <table:table-cell office:value-type="string" calcext:value-type="string">
            <text:p>Nice</text:p>
          </table:table-cell>
          <table:table-cell/>
        </table:table-row>
        <table:table-row table:style-name="ro1">
          <table:table-cell office:value-type="float" office:value="411758" calcext:value-type="float">
            <text:p>411758</text:p>
          </table:table-cell>
          <table:table-cell office:value-type="float" office:value="0" calcext:value-type="float">
            <text:p>0</text:p>
          </table:table-cell>
          <table:table-cell office:value-type="float" office:value="973110" calcext:value-type="float">
            <text:p>973110</text:p>
          </table:table-cell>
          <table:table-cell office:value-type="float" office:value="1271441" calcext:value-type="float">
            <text:p>1271441</text:p>
          </table:table-cell>
          <table:table-cell office:value-type="string" calcext:value-type="string">
            <text:p>Fentastik</text:p>
          </table:table-cell>
          <table:table-cell/>
        </table:table-row>
        <table:table-row table:style-name="ro1">
          <table:table-cell office:value-type="float" office:value="414143" calcext:value-type="float">
            <text:p>414143</text:p>
          </table:table-cell>
          <table:table-cell office:value-type="float" office:value="0" calcext:value-type="float">
            <text:p>0</text:p>
          </table:table-cell>
          <table:table-cell office:value-type="float" office:value="1181954" calcext:value-type="float">
            <text:p>1181954</text:p>
          </table:table-cell>
          <table:table-cell office:value-type="float" office:value="1388251" calcext:value-type="float">
            <text:p>1388251</text:p>
          </table:table-cell>
          <table:table-cell office:value-type="string" calcext:value-type="string">
            <text:p>Nice</text:p>
          </table:table-cell>
          <table:table-cell/>
        </table:table-row>
        <table:table-row table:style-name="ro1">
          <table:table-cell office:value-type="float" office:value="437662" calcext:value-type="float">
            <text:p>437662</text:p>
          </table:table-cell>
          <table:table-cell office:value-type="float" office:value="0" calcext:value-type="float">
            <text:p>0</text:p>
          </table:table-cell>
          <table:table-cell office:value-type="float" office:value="2201304" calcext:value-type="float">
            <text:p>2201304</text:p>
          </table:table-cell>
          <table:table-cell office:value-type="float" office:value="1595200" calcext:value-type="float">
            <text:p>1595200</text:p>
          </table:table-cell>
          <table:table-cell office:value-type="string" calcext:value-type="string">
            <text:p>hi</text:p>
          </table:table-cell>
          <table:table-cell/>
        </table:table-row>
        <table:table-row table:style-name="ro1">
          <table:table-cell office:value-type="float" office:value="56645" calcext:value-type="float">
            <text:p>56645</text:p>
          </table:table-cell>
          <table:table-cell office:value-type="float" office:value="0" calcext:value-type="float">
            <text:p>0</text:p>
          </table:table-cell>
          <table:table-cell office:value-type="float" office:value="669124" calcext:value-type="float">
            <text:p>669124</text:p>
          </table:table-cell>
          <table:table-cell office:value-type="float" office:value="177320" calcext:value-type="float">
            <text:p>177320</text:p>
          </table:table-cell>
          <table:table-cell office:value-type="string" calcext:value-type="string">
            <text:p>[[@48982]] am new to this app, i thought of putting all the pictures of journey to north but only able to put 1</text:p>
          </table:table-cell>
          <table:table-cell/>
        </table:table-row>
        <table:table-row table:style-name="ro1">
          <table:table-cell office:value-type="float" office:value="70868" calcext:value-type="float">
            <text:p>70868</text:p>
          </table:table-cell>
          <table:table-cell office:value-type="float" office:value="0" calcext:value-type="float">
            <text:p>0</text:p>
          </table:table-cell>
          <table:table-cell office:value-type="float" office:value="708931" calcext:value-type="float">
            <text:p>708931</text:p>
          </table:table-cell>
          <table:table-cell office:value-type="float" office:value="86354" calcext:value-type="float">
            <text:p>86354</text:p>
          </table:table-cell>
          <table:table-cell office:value-type="string" calcext:value-type="string">
            <text:p>Your title is my new catchphrase!</text:p>
          </table:table-cell>
          <table:table-cell/>
        </table:table-row>
        <table:table-row table:style-name="ro1">
          <table:table-cell office:value-type="float" office:value="154547" calcext:value-type="float">
            <text:p>154547</text:p>
          </table:table-cell>
          <table:table-cell office:value-type="float" office:value="0" calcext:value-type="float">
            <text:p>0</text:p>
          </table:table-cell>
          <table:table-cell office:value-type="float" office:value="902671" calcext:value-type="float">
            <text:p>902671</text:p>
          </table:table-cell>
          <table:table-cell office:value-type="float" office:value="77401" calcext:value-type="float">
            <text:p>77401</text:p>
          </table:table-cell>
          <table:table-cell office:value-type="string" calcext:value-type="string">
            <text:p>❤️ Beautiful ❤️</text:p>
          </table:table-cell>
          <table:table-cell/>
        </table:table-row>
        <table:table-row table:style-name="ro1">
          <table:table-cell office:value-type="float" office:value="180386" calcext:value-type="float">
            <text:p>180386</text:p>
          </table:table-cell>
          <table:table-cell office:value-type="float" office:value="0" calcext:value-type="float">
            <text:p>0</text:p>
          </table:table-cell>
          <table:table-cell office:value-type="float" office:value="109178" calcext:value-type="float">
            <text:p>109178</text:p>
          </table:table-cell>
          <table:table-cell office:value-type="float" office:value="76705" calcext:value-type="float">
            <text:p>76705</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53984" calcext:value-type="float">
            <text:p>253984</text:p>
          </table:table-cell>
          <table:table-cell office:value-type="float" office:value="0" calcext:value-type="float">
            <text:p>0</text:p>
          </table:table-cell>
          <table:table-cell office:value-type="float" office:value="1303283" calcext:value-type="float">
            <text:p>1303283</text:p>
          </table:table-cell>
          <table:table-cell office:value-type="float" office:value="392727" calcext:value-type="float">
            <text:p>392727</text:p>
          </table:table-cell>
          <table:table-cell office:value-type="string" calcext:value-type="string">
            <text:p>Great</text:p>
          </table:table-cell>
          <table:table-cell/>
        </table:table-row>
        <table:table-row table:style-name="ro1">
          <table:table-cell office:value-type="float" office:value="267876" calcext:value-type="float">
            <text:p>267876</text:p>
          </table:table-cell>
          <table:table-cell office:value-type="float" office:value="0" calcext:value-type="float">
            <text:p>0</text:p>
          </table:table-cell>
          <table:table-cell office:value-type="float" office:value="1396100" calcext:value-type="float">
            <text:p>1396100</text:p>
          </table:table-cell>
          <table:table-cell office:value-type="float" office:value="428575" calcext:value-type="float">
            <text:p>428575</text:p>
          </table:table-cell>
          <table:table-cell office:value-type="string" calcext:value-type="string">
            <text:p>I clicked from mobile..</text:p>
          </table:table-cell>
          <table:table-cell/>
        </table:table-row>
        <table:table-row table:style-name="ro1">
          <table:table-cell office:value-type="float" office:value="271126" calcext:value-type="float">
            <text:p>271126</text:p>
          </table:table-cell>
          <table:table-cell office:value-type="float" office:value="0" calcext:value-type="float">
            <text:p>0</text:p>
          </table:table-cell>
          <table:table-cell office:value-type="float" office:value="1413111" calcext:value-type="float">
            <text:p>1413111</text:p>
          </table:table-cell>
          <table:table-cell office:value-type="float" office:value="77128" calcext:value-type="float">
            <text:p>77128</text:p>
          </table:table-cell>
          <table:table-cell office:value-type="string" calcext:value-type="string">
            <text:p>beatutiful photo ? </text:p>
          </table:table-cell>
          <table:table-cell/>
        </table:table-row>
        <table:table-row table:style-name="ro1">
          <table:table-cell office:value-type="float" office:value="275920" calcext:value-type="float">
            <text:p>275920</text:p>
          </table:table-cell>
          <table:table-cell office:value-type="float" office:value="0" calcext:value-type="float">
            <text:p>0</text:p>
          </table:table-cell>
          <table:table-cell office:value-type="float" office:value="1442709" calcext:value-type="float">
            <text:p>1442709</text:p>
          </table:table-cell>
          <table:table-cell office:value-type="float" office:value="42436" calcext:value-type="float">
            <text:p>42436</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308348" calcext:value-type="float">
            <text:p>308348</text:p>
          </table:table-cell>
          <table:table-cell office:value-type="float" office:value="0" calcext:value-type="float">
            <text:p>0</text:p>
          </table:table-cell>
          <table:table-cell office:value-type="float" office:value="1629562" calcext:value-type="float">
            <text:p>1629562</text:p>
          </table:table-cell>
          <table:table-cell office:value-type="float" office:value="502114" calcext:value-type="float">
            <text:p>502114</text:p>
          </table:table-cell>
          <table:table-cell office:value-type="string" calcext:value-type="string">
            <text:p>Thanks pari</text:p>
          </table:table-cell>
          <table:table-cell/>
        </table:table-row>
        <table:table-row table:style-name="ro1">
          <table:table-cell office:value-type="float" office:value="423291" calcext:value-type="float">
            <text:p>423291</text:p>
          </table:table-cell>
          <table:table-cell office:value-type="float" office:value="0" calcext:value-type="float">
            <text:p>0</text:p>
          </table:table-cell>
          <table:table-cell office:value-type="float" office:value="1361026" calcext:value-type="float">
            <text:p>1361026</text:p>
          </table:table-cell>
          <table:table-cell office:value-type="float" office:value="32635" calcext:value-type="float">
            <text:p>32635</text:p>
          </table:table-cell>
          <table:table-cell office:value-type="string" calcext:value-type="string">
            <text:p>nice vlog</text:p>
          </table:table-cell>
          <table:table-cell/>
        </table:table-row>
        <table:table-row table:style-name="ro1">
          <table:table-cell office:value-type="float" office:value="450094" calcext:value-type="float">
            <text:p>450094</text:p>
          </table:table-cell>
          <table:table-cell office:value-type="float" office:value="0" calcext:value-type="float">
            <text:p>0</text:p>
          </table:table-cell>
          <table:table-cell office:value-type="float" office:value="2292472" calcext:value-type="float">
            <text:p>2292472</text:p>
          </table:table-cell>
          <table:table-cell office:value-type="float" office:value="1894872" calcext:value-type="float">
            <text:p>1894872</text:p>
          </table:table-cell>
          <table:table-cell office:value-type="string" calcext:value-type="string">
            <text:p>Very quite</text:p>
          </table:table-cell>
          <table:table-cell/>
        </table:table-row>
        <table:table-row table:style-name="ro1">
          <table:table-cell office:value-type="float" office:value="42139" calcext:value-type="float">
            <text:p>42139</text:p>
          </table:table-cell>
          <table:table-cell office:value-type="float" office:value="0" calcext:value-type="float">
            <text:p>0</text:p>
          </table:table-cell>
          <table:table-cell office:value-type="float" office:value="639650" calcext:value-type="float">
            <text:p>639650</text:p>
          </table:table-cell>
          <table:table-cell office:value-type="float" office:value="191150" calcext:value-type="float">
            <text:p>191150</text:p>
          </table:table-cell>
          <table:table-cell office:value-type="string" calcext:value-type="string">
            <text:p>Thanks</text:p>
          </table:table-cell>
          <table:table-cell/>
        </table:table-row>
        <table:table-row table:style-name="ro1">
          <table:table-cell office:value-type="float" office:value="92644" calcext:value-type="float">
            <text:p>92644</text:p>
          </table:table-cell>
          <table:table-cell office:value-type="float" office:value="0" calcext:value-type="float">
            <text:p>0</text:p>
          </table:table-cell>
          <table:table-cell office:value-type="float" office:value="757938" calcext:value-type="float">
            <text:p>757938</text:p>
          </table:table-cell>
          <table:table-cell office:value-type="float" office:value="225322" calcext:value-type="float">
            <text:p>225322</text:p>
          </table:table-cell>
          <table:table-cell office:value-type="string" calcext:value-type="string">
            <text:p>[[@80439]] winter season is best... <text:s/>December or January</text:p>
          </table:table-cell>
          <table:table-cell/>
        </table:table-row>
        <table:table-row table:style-name="ro1">
          <table:table-cell office:value-type="float" office:value="124857" calcext:value-type="float">
            <text:p>124857</text:p>
          </table:table-cell>
          <table:table-cell office:value-type="float" office:value="0" calcext:value-type="float">
            <text:p>0</text:p>
          </table:table-cell>
          <table:table-cell office:value-type="float" office:value="828101" calcext:value-type="float">
            <text:p>828101</text:p>
          </table:table-cell>
          <table:table-cell office:value-type="float" office:value="247023" calcext:value-type="float">
            <text:p>247023</text:p>
          </table:table-cell>
          <table:table-cell office:value-type="string" calcext:value-type="string">
            <text:p>[[@135828]] not in my luck</text:p>
          </table:table-cell>
          <table:table-cell/>
        </table:table-row>
        <table:table-row table:style-name="ro1">
          <table:table-cell office:value-type="float" office:value="154581" calcext:value-type="float">
            <text:p>154581</text:p>
          </table:table-cell>
          <table:table-cell office:value-type="float" office:value="0" calcext:value-type="float">
            <text:p>0</text:p>
          </table:table-cell>
          <table:table-cell office:value-type="float" office:value="904722" calcext:value-type="float">
            <text:p>904722</text:p>
          </table:table-cell>
          <table:table-cell office:value-type="float" office:value="271512" calcext:value-type="float">
            <text:p>271512</text:p>
          </table:table-cell>
          <table:table-cell office:value-type="string" calcext:value-type="string">
            <text:p>You can't camp in that place. But you can find spots in nizamabad roas</text:p>
          </table:table-cell>
          <table:table-cell/>
        </table:table-row>
        <table:table-row table:style-name="ro1">
          <table:table-cell office:value-type="float" office:value="166604" calcext:value-type="float">
            <text:p>166604</text:p>
          </table:table-cell>
          <table:table-cell office:value-type="float" office:value="0" calcext:value-type="float">
            <text:p>0</text:p>
          </table:table-cell>
          <table:table-cell office:value-type="float" office:value="933202" calcext:value-type="float">
            <text:p>933202</text:p>
          </table:table-cell>
          <table:table-cell office:value-type="float" office:value="77049" calcext:value-type="float">
            <text:p>77049</text:p>
          </table:table-cell>
          <table:table-cell office:value-type="string" calcext:value-type="string">
            <text:p>❤️ Beautiful ❤️</text:p>
          </table:table-cell>
          <table:table-cell/>
        </table:table-row>
        <table:table-row table:style-name="ro1">
          <table:table-cell office:value-type="float" office:value="199723" calcext:value-type="float">
            <text:p>199723</text:p>
          </table:table-cell>
          <table:table-cell office:value-type="float" office:value="0" calcext:value-type="float">
            <text:p>0</text:p>
          </table:table-cell>
          <table:table-cell office:value-type="float" office:value="1036221" calcext:value-type="float">
            <text:p>1036221</text:p>
          </table:table-cell>
          <table:table-cell office:value-type="float" office:value="312680" calcext:value-type="float">
            <text:p>312680</text:p>
          </table:table-cell>
          <table:table-cell office:value-type="string" calcext:value-type="string">
            <text:p>[[@86685]] thank you ☺️</text:p>
          </table:table-cell>
          <table:table-cell/>
        </table:table-row>
        <table:table-row table:style-name="ro1">
          <table:table-cell office:value-type="float" office:value="225923" calcext:value-type="float">
            <text:p>225923</text:p>
          </table:table-cell>
          <table:table-cell office:value-type="float" office:value="0" calcext:value-type="float">
            <text:p>0</text:p>
          </table:table-cell>
          <table:table-cell office:value-type="float" office:value="1166020" calcext:value-type="float">
            <text:p>1166020</text:p>
          </table:table-cell>
          <table:table-cell office:value-type="float" office:value="85414" calcext:value-type="float">
            <text:p>85414</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83453" calcext:value-type="float">
            <text:p>283453</text:p>
          </table:table-cell>
          <table:table-cell office:value-type="float" office:value="0" calcext:value-type="float">
            <text:p>0</text:p>
          </table:table-cell>
          <table:table-cell office:value-type="float" office:value="1480637" calcext:value-type="float">
            <text:p>1480637</text:p>
          </table:table-cell>
          <table:table-cell office:value-type="float" office:value="48906" calcext:value-type="float">
            <text:p>48906</text:p>
          </table:table-cell>
          <table:table-cell office:value-type="string" calcext:value-type="string">
            <text:p>Amazing content ❤️❤️</text:p>
          </table:table-cell>
          <table:table-cell/>
        </table:table-row>
        <table:table-row table:style-name="ro1">
          <table:table-cell office:value-type="float" office:value="404444" calcext:value-type="float">
            <text:p>404444</text:p>
          </table:table-cell>
          <table:table-cell office:value-type="float" office:value="0" calcext:value-type="float">
            <text:p>0</text:p>
          </table:table-cell>
          <table:table-cell office:value-type="float" office:value="2274613" calcext:value-type="float">
            <text:p>2274613</text:p>
          </table:table-cell>
          <table:table-cell office:value-type="float" office:value="11748" calcext:value-type="float">
            <text:p>11748</text:p>
          </table:table-cell>
          <table:table-cell office:value-type="string" calcext:value-type="string">
            <text:p>Makeup on point! </text:p>
          </table:table-cell>
          <table:table-cell/>
        </table:table-row>
        <table:table-row table:style-name="ro1">
          <table:table-cell office:value-type="float" office:value="41027" calcext:value-type="float">
            <text:p>41027</text:p>
          </table:table-cell>
          <table:table-cell office:value-type="float" office:value="0" calcext:value-type="float">
            <text:p>0</text:p>
          </table:table-cell>
          <table:table-cell office:value-type="float" office:value="636078" calcext:value-type="float">
            <text:p>636078</text:p>
          </table:table-cell>
          <table:table-cell office:value-type="float" office:value="86879" calcext:value-type="float">
            <text:p>86879</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58272" calcext:value-type="float">
            <text:p>58272</text:p>
          </table:table-cell>
          <table:table-cell office:value-type="float" office:value="0" calcext:value-type="float">
            <text:p>0</text:p>
          </table:table-cell>
          <table:table-cell office:value-type="float" office:value="674896" calcext:value-type="float">
            <text:p>674896</text:p>
          </table:table-cell>
          <table:table-cell office:value-type="float" office:value="136364" calcext:value-type="float">
            <text:p>136364</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74944" calcext:value-type="float">
            <text:p>74944</text:p>
          </table:table-cell>
          <table:table-cell office:value-type="float" office:value="0" calcext:value-type="float">
            <text:p>0</text:p>
          </table:table-cell>
          <table:table-cell office:value-type="float" office:value="720628" calcext:value-type="float">
            <text:p>720628</text:p>
          </table:table-cell>
          <table:table-cell office:value-type="float" office:value="86371" calcext:value-type="float">
            <text:p>86371</text:p>
          </table:table-cell>
          <table:table-cell office:value-type="string" calcext:value-type="string">
            <text:p>The title was superb! The content was a little dreary!</text:p>
          </table:table-cell>
          <table:table-cell/>
        </table:table-row>
        <table:table-row table:style-name="ro1">
          <table:table-cell office:value-type="float" office:value="279769" calcext:value-type="float">
            <text:p>279769</text:p>
          </table:table-cell>
          <table:table-cell office:value-type="float" office:value="0" calcext:value-type="float">
            <text:p>0</text:p>
          </table:table-cell>
          <table:table-cell office:value-type="float" office:value="1445316" calcext:value-type="float">
            <text:p>1445316</text:p>
          </table:table-cell>
          <table:table-cell office:value-type="float" office:value="426726" calcext:value-type="float">
            <text:p>426726</text:p>
          </table:table-cell>
          <table:table-cell office:value-type="string" calcext:value-type="string">
            <text:p>Partner is bad in this trell...</text:p>
          </table:table-cell>
          <table:table-cell/>
        </table:table-row>
        <table:table-row table:style-name="ro1">
          <table:table-cell office:value-type="float" office:value="284258" calcext:value-type="float">
            <text:p>284258</text:p>
          </table:table-cell>
          <table:table-cell office:value-type="float" office:value="0" calcext:value-type="float">
            <text:p>0</text:p>
          </table:table-cell>
          <table:table-cell office:value-type="float" office:value="1494945" calcext:value-type="float">
            <text:p>1494945</text:p>
          </table:table-cell>
          <table:table-cell office:value-type="float" office:value="39484" calcext:value-type="float">
            <text:p>39484</text:p>
          </table:table-cell>
          <table:table-cell office:value-type="string" calcext:value-type="string">
            <text:p>This is nice ???</text:p>
          </table:table-cell>
          <table:table-cell/>
        </table:table-row>
        <table:table-row table:style-name="ro1">
          <table:table-cell office:value-type="float" office:value="342962" calcext:value-type="float">
            <text:p>342962</text:p>
          </table:table-cell>
          <table:table-cell office:value-type="float" office:value="0" calcext:value-type="float">
            <text:p>0</text:p>
          </table:table-cell>
          <table:table-cell office:value-type="float" office:value="1831704" calcext:value-type="float">
            <text:p>1831704</text:p>
          </table:table-cell>
          <table:table-cell office:value-type="float" office:value="136154" calcext:value-type="float">
            <text:p>136154</text:p>
          </table:table-cell>
          <table:table-cell office:value-type="string" calcext:value-type="string">
            <text:p>Sahi banaya he !!</text:p>
          </table:table-cell>
          <table:table-cell/>
        </table:table-row>
        <table:table-row table:style-name="ro1">
          <table:table-cell office:value-type="float" office:value="160873" calcext:value-type="float">
            <text:p>160873</text:p>
          </table:table-cell>
          <table:table-cell office:value-type="float" office:value="0" calcext:value-type="float">
            <text:p>0</text:p>
          </table:table-cell>
          <table:table-cell office:value-type="float" office:value="917704" calcext:value-type="float">
            <text:p>917704</text:p>
          </table:table-cell>
          <table:table-cell office:value-type="float" office:value="275636" calcext:value-type="float">
            <text:p>275636</text:p>
          </table:table-cell>
          <table:table-cell office:value-type="string" calcext:value-type="string">
            <text:p>[[@85582]] thanks</text:p>
          </table:table-cell>
          <table:table-cell/>
        </table:table-row>
        <table:table-row table:style-name="ro1">
          <table:table-cell office:value-type="float" office:value="172345" calcext:value-type="float">
            <text:p>172345</text:p>
          </table:table-cell>
          <table:table-cell office:value-type="float" office:value="0" calcext:value-type="float">
            <text:p>0</text:p>
          </table:table-cell>
          <table:table-cell office:value-type="float" office:value="951512" calcext:value-type="float">
            <text:p>951512</text:p>
          </table:table-cell>
          <table:table-cell office:value-type="float" office:value="77574" calcext:value-type="float">
            <text:p>7757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29788" calcext:value-type="float">
            <text:p>229788</text:p>
          </table:table-cell>
          <table:table-cell office:value-type="float" office:value="0" calcext:value-type="float">
            <text:p>0</text:p>
          </table:table-cell>
          <table:table-cell office:value-type="float" office:value="1172819" calcext:value-type="float">
            <text:p>1172819</text:p>
          </table:table-cell>
          <table:table-cell office:value-type="float" office:value="86898" calcext:value-type="float">
            <text:p>86898</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40864" calcext:value-type="float">
            <text:p>240864</text:p>
          </table:table-cell>
          <table:table-cell office:value-type="float" office:value="0" calcext:value-type="float">
            <text:p>0</text:p>
          </table:table-cell>
          <table:table-cell office:value-type="float" office:value="1197524" calcext:value-type="float">
            <text:p>1197524</text:p>
          </table:table-cell>
          <table:table-cell office:value-type="float" office:value="361553" calcext:value-type="float">
            <text:p>361553</text:p>
          </table:table-cell>
          <table:table-cell office:value-type="string" calcext:value-type="string">
            <text:p>[[@45057]] thanks ...ND I will add some more content in it</text:p>
          </table:table-cell>
          <table:table-cell/>
        </table:table-row>
        <table:table-row table:style-name="ro1">
          <table:table-cell office:value-type="float" office:value="370021" calcext:value-type="float">
            <text:p>370021</text:p>
          </table:table-cell>
          <table:table-cell office:value-type="float" office:value="0" calcext:value-type="float">
            <text:p>0</text:p>
          </table:table-cell>
          <table:table-cell office:value-type="float" office:value="2189355" calcext:value-type="float">
            <text:p>2189355</text:p>
          </table:table-cell>
          <table:table-cell office:value-type="float" office:value="77845" calcext:value-type="float">
            <text:p>7784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78106" calcext:value-type="float">
            <text:p>378106</text:p>
          </table:table-cell>
          <table:table-cell office:value-type="float" office:value="0" calcext:value-type="float">
            <text:p>0</text:p>
          </table:table-cell>
          <table:table-cell office:value-type="float" office:value="2192691" calcext:value-type="float">
            <text:p>2192691</text:p>
          </table:table-cell>
          <table:table-cell office:value-type="float" office:value="739702" calcext:value-type="float">
            <text:p>739702</text:p>
          </table:table-cell>
          <table:table-cell office:value-type="string" calcext:value-type="string">
            <text:p>Baba</text:p>
          </table:table-cell>
          <table:table-cell/>
        </table:table-row>
        <table:table-row table:style-name="ro1">
          <table:table-cell office:value-type="float" office:value="433619" calcext:value-type="float">
            <text:p>433619</text:p>
          </table:table-cell>
          <table:table-cell office:value-type="float" office:value="0" calcext:value-type="float">
            <text:p>0</text:p>
          </table:table-cell>
          <table:table-cell office:value-type="float" office:value="2330943" calcext:value-type="float">
            <text:p>2330943</text:p>
          </table:table-cell>
          <table:table-cell office:value-type="float" office:value="833936" calcext:value-type="float">
            <text:p>833936</text:p>
          </table:table-cell>
          <table:table-cell office:value-type="string" calcext:value-type="string">
            <text:p>[[@45384]] why tho?</text:p>
          </table:table-cell>
          <table:table-cell/>
        </table:table-row>
        <table:table-row table:style-name="ro1">
          <table:table-cell office:value-type="float" office:value="17651" calcext:value-type="float">
            <text:p>17651</text:p>
          </table:table-cell>
          <table:table-cell office:value-type="float" office:value="244603" calcext:value-type="float">
            <text:p>244603</text:p>
          </table:table-cell>
          <table:table-cell office:value-type="float" office:value="0" calcext:value-type="float">
            <text:p>0</text:p>
          </table:table-cell>
          <table:table-cell office:value-type="float" office:value="168467" calcext:value-type="float">
            <text:p>168467</text:p>
          </table:table-cell>
          <table:table-cell office:value-type="string" calcext:value-type="string">
            <text:p>Desert for the day [[@1]]</text:p>
          </table:table-cell>
          <table:table-cell/>
        </table:table-row>
        <table:table-row table:style-name="ro1">
          <table:table-cell office:value-type="float" office:value="119896" calcext:value-type="float">
            <text:p>119896</text:p>
          </table:table-cell>
          <table:table-cell office:value-type="float" office:value="0" calcext:value-type="float">
            <text:p>0</text:p>
          </table:table-cell>
          <table:table-cell office:value-type="float" office:value="94894" calcext:value-type="float">
            <text:p>94894</text:p>
          </table:table-cell>
          <table:table-cell office:value-type="float" office:value="87543" calcext:value-type="float">
            <text:p>87543</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22618" calcext:value-type="float">
            <text:p>122618</text:p>
          </table:table-cell>
          <table:table-cell office:value-type="float" office:value="0" calcext:value-type="float">
            <text:p>0</text:p>
          </table:table-cell>
          <table:table-cell office:value-type="float" office:value="820818" calcext:value-type="float">
            <text:p>820818</text:p>
          </table:table-cell>
          <table:table-cell office:value-type="float" office:value="80363" calcext:value-type="float">
            <text:p>80363</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95143" calcext:value-type="float">
            <text:p>195143</text:p>
          </table:table-cell>
          <table:table-cell office:value-type="float" office:value="0" calcext:value-type="float">
            <text:p>0</text:p>
          </table:table-cell>
          <table:table-cell office:value-type="float" office:value="1010222" calcext:value-type="float">
            <text:p>1010222</text:p>
          </table:table-cell>
          <table:table-cell office:value-type="float" office:value="304685" calcext:value-type="float">
            <text:p>304685</text:p>
          </table:table-cell>
          <table:table-cell office:value-type="string" calcext:value-type="string">
            <text:p>[[@77333]] may be shillong not decided yet..</text:p>
          </table:table-cell>
          <table:table-cell/>
        </table:table-row>
        <table:table-row table:style-name="ro1">
          <table:table-cell office:value-type="float" office:value="318150" calcext:value-type="float">
            <text:p>318150</text:p>
          </table:table-cell>
          <table:table-cell office:value-type="float" office:value="0" calcext:value-type="float">
            <text:p>0</text:p>
          </table:table-cell>
          <table:table-cell office:value-type="float" office:value="1691235" calcext:value-type="float">
            <text:p>1691235</text:p>
          </table:table-cell>
          <table:table-cell office:value-type="float" office:value="136371" calcext:value-type="float">
            <text:p>136371</text:p>
          </table:table-cell>
          <table:table-cell office:value-type="string" calcext:value-type="string">
            <text:p>Your image selection is excellent! good content too!</text:p>
          </table:table-cell>
          <table:table-cell/>
        </table:table-row>
        <table:table-row table:style-name="ro1">
          <table:table-cell office:value-type="float" office:value="327498" calcext:value-type="float">
            <text:p>327498</text:p>
          </table:table-cell>
          <table:table-cell office:value-type="float" office:value="669410" calcext:value-type="float">
            <text:p>669410</text:p>
          </table:table-cell>
          <table:table-cell office:value-type="float" office:value="0" calcext:value-type="float">
            <text:p>0</text:p>
          </table:table-cell>
          <table:table-cell office:value-type="float" office:value="371963" calcext:value-type="float">
            <text:p>371963</text:p>
          </table:table-cell>
          <table:table-cell office:value-type="string" calcext:value-type="string">
            <text:p>Plz tell me where is situated this location in Malaysia...</text:p>
          </table:table-cell>
          <table:table-cell/>
        </table:table-row>
        <table:table-row table:style-name="ro1">
          <table:table-cell office:value-type="float" office:value="387898" calcext:value-type="float">
            <text:p>387898</text:p>
          </table:table-cell>
          <table:table-cell office:value-type="float" office:value="0" calcext:value-type="float">
            <text:p>0</text:p>
          </table:table-cell>
          <table:table-cell office:value-type="float" office:value="2267849" calcext:value-type="float">
            <text:p>2267849</text:p>
          </table:table-cell>
          <table:table-cell office:value-type="float" office:value="908082" calcext:value-type="float">
            <text:p>908082</text:p>
          </table:table-cell>
          <table:table-cell office:value-type="string" calcext:value-type="string">
            <text:p>Beautiful</text:p>
          </table:table-cell>
          <table:table-cell/>
        </table:table-row>
        <table:table-row table:style-name="ro1">
          <table:table-cell office:value-type="float" office:value="402867" calcext:value-type="float">
            <text:p>402867</text:p>
          </table:table-cell>
          <table:table-cell office:value-type="float" office:value="0" calcext:value-type="float">
            <text:p>0</text:p>
          </table:table-cell>
          <table:table-cell office:value-type="float" office:value="2215248" calcext:value-type="float">
            <text:p>2215248</text:p>
          </table:table-cell>
          <table:table-cell office:value-type="float" office:value="3353" calcext:value-type="float">
            <text:p>3353</text:p>
          </table:table-cell>
          <table:table-cell office:value-type="string" calcext:value-type="string">
            <text:p>Where exactly is this place?</text:p>
          </table:table-cell>
          <table:table-cell/>
        </table:table-row>
        <table:table-row table:style-name="ro1">
          <table:table-cell office:value-type="float" office:value="413684" calcext:value-type="float">
            <text:p>413684</text:p>
          </table:table-cell>
          <table:table-cell office:value-type="float" office:value="0" calcext:value-type="float">
            <text:p>0</text:p>
          </table:table-cell>
          <table:table-cell office:value-type="float" office:value="2315402" calcext:value-type="float">
            <text:p>2315402</text:p>
          </table:table-cell>
          <table:table-cell office:value-type="float" office:value="1374110" calcext:value-type="float">
            <text:p>1374110</text:p>
          </table:table-cell>
          <table:table-cell office:value-type="string" calcext:value-type="string">
            <text:p>Fb</text:p>
          </table:table-cell>
          <table:table-cell/>
        </table:table-row>
        <table:table-row table:style-name="ro1">
          <table:table-cell office:value-type="float" office:value="459326" calcext:value-type="float">
            <text:p>459326</text:p>
          </table:table-cell>
          <table:table-cell office:value-type="float" office:value="0" calcext:value-type="float">
            <text:p>0</text:p>
          </table:table-cell>
          <table:table-cell office:value-type="float" office:value="2572784" calcext:value-type="float">
            <text:p>2572784</text:p>
          </table:table-cell>
          <table:table-cell office:value-type="float" office:value="2137069" calcext:value-type="float">
            <text:p>2137069</text:p>
          </table:table-cell>
          <table:table-cell office:value-type="string" calcext:value-type="string">
            <text:p>hy</text:p>
          </table:table-cell>
          <table:table-cell/>
        </table:table-row>
        <table:table-row table:style-name="ro1">
          <table:table-cell office:value-type="float" office:value="30158" calcext:value-type="float">
            <text:p>30158</text:p>
          </table:table-cell>
          <table:table-cell office:value-type="float" office:value="0" calcext:value-type="float">
            <text:p>0</text:p>
          </table:table-cell>
          <table:table-cell office:value-type="float" office:value="612745" calcext:value-type="float">
            <text:p>612745</text:p>
          </table:table-cell>
          <table:table-cell office:value-type="float" office:value="183234" calcext:value-type="float">
            <text:p>183234</text:p>
          </table:table-cell>
          <table:table-cell office:value-type="string" calcext:value-type="string">
            <text:p>[[@81289]] very soon</text:p>
          </table:table-cell>
          <table:table-cell/>
        </table:table-row>
        <table:table-row table:style-name="ro1">
          <table:table-cell office:value-type="float" office:value="91025" calcext:value-type="float">
            <text:p>91025</text:p>
          </table:table-cell>
          <table:table-cell office:value-type="float" office:value="0" calcext:value-type="float">
            <text:p>0</text:p>
          </table:table-cell>
          <table:table-cell office:value-type="float" office:value="753793" calcext:value-type="float">
            <text:p>753793</text:p>
          </table:table-cell>
          <table:table-cell office:value-type="float" office:value="77843" calcext:value-type="float">
            <text:p>77843</text:p>
          </table:table-cell>
          <table:table-cell office:value-type="string" calcext:value-type="string">
            <text:p>Lage Raho Launde! Mast kaam kar rahe ho</text:p>
          </table:table-cell>
          <table:table-cell/>
        </table:table-row>
        <table:table-row table:style-name="ro1">
          <table:table-cell office:value-type="float" office:value="99392" calcext:value-type="float">
            <text:p>99392</text:p>
          </table:table-cell>
          <table:table-cell office:value-type="float" office:value="0" calcext:value-type="float">
            <text:p>0</text:p>
          </table:table-cell>
          <table:table-cell office:value-type="float" office:value="768036" calcext:value-type="float">
            <text:p>768036</text:p>
          </table:table-cell>
          <table:table-cell office:value-type="float" office:value="80556" calcext:value-type="float">
            <text:p>8055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61919" calcext:value-type="float">
            <text:p>161919</text:p>
          </table:table-cell>
          <table:table-cell office:value-type="float" office:value="0" calcext:value-type="float">
            <text:p>0</text:p>
          </table:table-cell>
          <table:table-cell office:value-type="float" office:value="923590" calcext:value-type="float">
            <text:p>923590</text:p>
          </table:table-cell>
          <table:table-cell office:value-type="float" office:value="41357" calcext:value-type="float">
            <text:p>41357</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89773" calcext:value-type="float">
            <text:p>289773</text:p>
          </table:table-cell>
          <table:table-cell office:value-type="float" office:value="0" calcext:value-type="float">
            <text:p>0</text:p>
          </table:table-cell>
          <table:table-cell office:value-type="float" office:value="1530526" calcext:value-type="float">
            <text:p>1530526</text:p>
          </table:table-cell>
          <table:table-cell office:value-type="float" office:value="470950" calcext:value-type="float">
            <text:p>470950</text:p>
          </table:table-cell>
          <table:table-cell office:value-type="string" calcext:value-type="string">
            <text:p>[[@86207]] Thanks Man... Ya Kolkata is called the city of Joy, if you visit Kolkata you will feel the joy. Our city is very nice..</text:p>
          </table:table-cell>
          <table:table-cell/>
        </table:table-row>
        <table:table-row table:style-name="ro1">
          <table:table-cell office:value-type="float" office:value="378304" calcext:value-type="float">
            <text:p>378304</text:p>
          </table:table-cell>
          <table:table-cell office:value-type="float" office:value="0" calcext:value-type="float">
            <text:p>0</text:p>
          </table:table-cell>
          <table:table-cell office:value-type="float" office:value="2231296" calcext:value-type="float">
            <text:p>2231296</text:p>
          </table:table-cell>
          <table:table-cell office:value-type="float" office:value="78564" calcext:value-type="float">
            <text:p>7856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94692" calcext:value-type="float">
            <text:p>394692</text:p>
          </table:table-cell>
          <table:table-cell office:value-type="float" office:value="0" calcext:value-type="float">
            <text:p>0</text:p>
          </table:table-cell>
          <table:table-cell office:value-type="float" office:value="2260193" calcext:value-type="float">
            <text:p>2260193</text:p>
          </table:table-cell>
          <table:table-cell office:value-type="float" office:value="959633" calcext:value-type="float">
            <text:p>959633</text:p>
          </table:table-cell>
          <table:table-cell office:value-type="string" calcext:value-type="string">
            <text:p>Wow</text:p>
          </table:table-cell>
          <table:table-cell/>
        </table:table-row>
        <table:table-row table:style-name="ro1">
          <table:table-cell office:value-type="float" office:value="406234" calcext:value-type="float">
            <text:p>406234</text:p>
          </table:table-cell>
          <table:table-cell office:value-type="float" office:value="0" calcext:value-type="float">
            <text:p>0</text:p>
          </table:table-cell>
          <table:table-cell office:value-type="float" office:value="137547" calcext:value-type="float">
            <text:p>137547</text:p>
          </table:table-cell>
          <table:table-cell office:value-type="float" office:value="1065887" calcext:value-type="float">
            <text:p>1065887</text:p>
          </table:table-cell>
          <table:table-cell office:value-type="string" calcext:value-type="string">
            <text:p>Osmmm.......</text:p>
          </table:table-cell>
          <table:table-cell/>
        </table:table-row>
        <table:table-row table:style-name="ro1">
          <table:table-cell office:value-type="float" office:value="450907" calcext:value-type="float">
            <text:p>450907</text:p>
          </table:table-cell>
          <table:table-cell office:value-type="float" office:value="0" calcext:value-type="float">
            <text:p>0</text:p>
          </table:table-cell>
          <table:table-cell office:value-type="float" office:value="2281932" calcext:value-type="float">
            <text:p>2281932</text:p>
          </table:table-cell>
          <table:table-cell office:value-type="float" office:value="1918152" calcext:value-type="float">
            <text:p>1918152</text:p>
          </table:table-cell>
          <table:table-cell office:value-type="string" calcext:value-type="string">
            <text:p>Good</text:p>
          </table:table-cell>
          <table:table-cell/>
        </table:table-row>
        <table:table-row table:style-name="ro1">
          <table:table-cell office:value-type="float" office:value="27801" calcext:value-type="float">
            <text:p>27801</text:p>
          </table:table-cell>
          <table:table-cell office:value-type="float" office:value="0" calcext:value-type="float">
            <text:p>0</text:p>
          </table:table-cell>
          <table:table-cell office:value-type="float" office:value="600673" calcext:value-type="float">
            <text:p>600673</text:p>
          </table:table-cell>
          <table:table-cell office:value-type="float" office:value="169146" calcext:value-type="float">
            <text:p>169146</text:p>
          </table:table-cell>
          <table:table-cell office:value-type="string" calcext:value-type="string">
            <text:p>@_oh.shoot_ plans never work!!! If u ve enough budget n time, then set a spot on spot!!!??</text:p>
          </table:table-cell>
          <table:table-cell/>
        </table:table-row>
        <table:table-row table:style-name="ro1">
          <table:table-cell office:value-type="float" office:value="37364" calcext:value-type="float">
            <text:p>37364</text:p>
          </table:table-cell>
          <table:table-cell office:value-type="float" office:value="0" calcext:value-type="float">
            <text:p>0</text:p>
          </table:table-cell>
          <table:table-cell office:value-type="float" office:value="153902" calcext:value-type="float">
            <text:p>153902</text:p>
          </table:table-cell>
          <table:table-cell office:value-type="float" office:value="79935" calcext:value-type="float">
            <text:p>7993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49257" calcext:value-type="float">
            <text:p>49257</text:p>
          </table:table-cell>
          <table:table-cell office:value-type="float" office:value="0" calcext:value-type="float">
            <text:p>0</text:p>
          </table:table-cell>
          <table:table-cell office:value-type="float" office:value="598356" calcext:value-type="float">
            <text:p>598356</text:p>
          </table:table-cell>
          <table:table-cell office:value-type="float" office:value="175866" calcext:value-type="float">
            <text:p>175866</text:p>
          </table:table-cell>
          <table:table-cell office:value-type="string" calcext:value-type="string">
            <text:p>[[@85749]] ohh yes !</text:p>
          </table:table-cell>
          <table:table-cell/>
        </table:table-row>
        <table:table-row table:style-name="ro1">
          <table:table-cell office:value-type="float" office:value="50167" calcext:value-type="float">
            <text:p>50167</text:p>
          </table:table-cell>
          <table:table-cell office:value-type="float" office:value="0" calcext:value-type="float">
            <text:p>0</text:p>
          </table:table-cell>
          <table:table-cell office:value-type="float" office:value="655548" calcext:value-type="float">
            <text:p>655548</text:p>
          </table:table-cell>
          <table:table-cell office:value-type="float" office:value="136111" calcext:value-type="float">
            <text:p>136111</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69446" calcext:value-type="float">
            <text:p>169446</text:p>
          </table:table-cell>
          <table:table-cell office:value-type="float" office:value="0" calcext:value-type="float">
            <text:p>0</text:p>
          </table:table-cell>
          <table:table-cell office:value-type="float" office:value="941167" calcext:value-type="float">
            <text:p>941167</text:p>
          </table:table-cell>
          <table:table-cell office:value-type="float" office:value="42922" calcext:value-type="float">
            <text:p>42922</text:p>
          </table:table-cell>
          <table:table-cell office:value-type="string" calcext:value-type="string">
            <text:p>beatutiful photo ? </text:p>
          </table:table-cell>
          <table:table-cell/>
        </table:table-row>
        <table:table-row table:style-name="ro1">
          <table:table-cell office:value-type="float" office:value="219183" calcext:value-type="float">
            <text:p>219183</text:p>
          </table:table-cell>
          <table:table-cell office:value-type="float" office:value="0" calcext:value-type="float">
            <text:p>0</text:p>
          </table:table-cell>
          <table:table-cell office:value-type="float" office:value="1128610" calcext:value-type="float">
            <text:p>1128610</text:p>
          </table:table-cell>
          <table:table-cell office:value-type="float" office:value="85527" calcext:value-type="float">
            <text:p>85527</text:p>
          </table:table-cell>
          <table:table-cell office:value-type="string" calcext:value-type="string">
            <text:p>Jhakaas ekdum</text:p>
          </table:table-cell>
          <table:table-cell/>
        </table:table-row>
        <table:table-row table:style-name="ro1">
          <table:table-cell office:value-type="float" office:value="357686" calcext:value-type="float">
            <text:p>357686</text:p>
          </table:table-cell>
          <table:table-cell office:value-type="float" office:value="0" calcext:value-type="float">
            <text:p>0</text:p>
          </table:table-cell>
          <table:table-cell office:value-type="float" office:value="1960688" calcext:value-type="float">
            <text:p>1960688</text:p>
          </table:table-cell>
          <table:table-cell office:value-type="float" office:value="465368" calcext:value-type="float">
            <text:p>465368</text:p>
          </table:table-cell>
          <table:table-cell office:value-type="string" calcext:value-type="string">
            <text:p>[[@1]]</text:p>
          </table:table-cell>
          <table:table-cell/>
        </table:table-row>
        <table:table-row table:style-name="ro1">
          <table:table-cell office:value-type="float" office:value="387913" calcext:value-type="float">
            <text:p>387913</text:p>
          </table:table-cell>
          <table:table-cell office:value-type="float" office:value="0" calcext:value-type="float">
            <text:p>0</text:p>
          </table:table-cell>
          <table:table-cell office:value-type="float" office:value="1203535" calcext:value-type="float">
            <text:p>1203535</text:p>
          </table:table-cell>
          <table:table-cell office:value-type="float" office:value="730022" calcext:value-type="float">
            <text:p>730022</text:p>
          </table:table-cell>
          <table:table-cell office:value-type="string" calcext:value-type="string">
            <text:p>Nice</text:p>
          </table:table-cell>
          <table:table-cell/>
        </table:table-row>
        <table:table-row table:style-name="ro1">
          <table:table-cell office:value-type="float" office:value="405185" calcext:value-type="float">
            <text:p>405185</text:p>
          </table:table-cell>
          <table:table-cell office:value-type="float" office:value="0" calcext:value-type="float">
            <text:p>0</text:p>
          </table:table-cell>
          <table:table-cell office:value-type="float" office:value="2271640" calcext:value-type="float">
            <text:p>2271640</text:p>
          </table:table-cell>
          <table:table-cell office:value-type="float" office:value="17184" calcext:value-type="float">
            <text:p>17184</text:p>
          </table:table-cell>
          <table:table-cell office:value-type="string" calcext:value-type="string">
            <text:p>This is damn nice</text:p>
          </table:table-cell>
          <table:table-cell/>
        </table:table-row>
        <table:table-row table:style-name="ro1">
          <table:table-cell office:value-type="float" office:value="425063" calcext:value-type="float">
            <text:p>425063</text:p>
          </table:table-cell>
          <table:table-cell office:value-type="float" office:value="0" calcext:value-type="float">
            <text:p>0</text:p>
          </table:table-cell>
          <table:table-cell office:value-type="float" office:value="55443" calcext:value-type="float">
            <text:p>55443</text:p>
          </table:table-cell>
          <table:table-cell office:value-type="float" office:value="43451" calcext:value-type="float">
            <text:p>43451</text:p>
          </table:table-cell>
          <table:table-cell office:value-type="string" calcext:value-type="string">
            <text:p>bangalore hase best tourist spots</text:p>
          </table:table-cell>
          <table:table-cell/>
        </table:table-row>
        <table:table-row table:style-name="ro1">
          <table:table-cell office:value-type="float" office:value="40469" calcext:value-type="float">
            <text:p>40469</text:p>
          </table:table-cell>
          <table:table-cell office:value-type="float" office:value="0" calcext:value-type="float">
            <text:p>0</text:p>
          </table:table-cell>
          <table:table-cell office:value-type="float" office:value="634863" calcext:value-type="float">
            <text:p>634863</text:p>
          </table:table-cell>
          <table:table-cell office:value-type="float" office:value="87196" calcext:value-type="float">
            <text:p>87196</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45667" calcext:value-type="float">
            <text:p>45667</text:p>
          </table:table-cell>
          <table:table-cell office:value-type="float" office:value="0" calcext:value-type="float">
            <text:p>0</text:p>
          </table:table-cell>
          <table:table-cell office:value-type="float" office:value="645478" calcext:value-type="float">
            <text:p>645478</text:p>
          </table:table-cell>
          <table:table-cell office:value-type="float" office:value="145708" calcext:value-type="float">
            <text:p>145708</text:p>
          </table:table-cell>
          <table:table-cell office:value-type="string" calcext:value-type="string">
            <text:p>[[@86658]] feel free to ask</text:p>
          </table:table-cell>
          <table:table-cell/>
        </table:table-row>
        <table:table-row table:style-name="ro1">
          <table:table-cell office:value-type="float" office:value="70361" calcext:value-type="float">
            <text:p>70361</text:p>
          </table:table-cell>
          <table:table-cell office:value-type="float" office:value="0" calcext:value-type="float">
            <text:p>0</text:p>
          </table:table-cell>
          <table:table-cell office:value-type="float" office:value="705530" calcext:value-type="float">
            <text:p>705530</text:p>
          </table:table-cell>
          <table:table-cell office:value-type="float" office:value="81912" calcext:value-type="float">
            <text:p>81912</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85186" calcext:value-type="float">
            <text:p>85186</text:p>
          </table:table-cell>
          <table:table-cell office:value-type="float" office:value="0" calcext:value-type="float">
            <text:p>0</text:p>
          </table:table-cell>
          <table:table-cell office:value-type="float" office:value="44498" calcext:value-type="float">
            <text:p>44498</text:p>
          </table:table-cell>
          <table:table-cell office:value-type="float" office:value="81530" calcext:value-type="float">
            <text:p>81530</text:p>
          </table:table-cell>
          <table:table-cell office:value-type="string" calcext:value-type="string">
            <text:p>can't wait to read about your next adventure</text:p>
          </table:table-cell>
          <table:table-cell/>
        </table:table-row>
        <table:table-row table:style-name="ro1">
          <table:table-cell office:value-type="float" office:value="153241" calcext:value-type="float">
            <text:p>153241</text:p>
          </table:table-cell>
          <table:table-cell office:value-type="float" office:value="0" calcext:value-type="float">
            <text:p>0</text:p>
          </table:table-cell>
          <table:table-cell office:value-type="float" office:value="898252" calcext:value-type="float">
            <text:p>898252</text:p>
          </table:table-cell>
          <table:table-cell office:value-type="float" office:value="77775" calcext:value-type="float">
            <text:p>77775</text:p>
          </table:table-cell>
          <table:table-cell office:value-type="string" calcext:value-type="string">
            <text:p>i love your work and i use it to plan my trips :)</text:p>
          </table:table-cell>
          <table:table-cell/>
        </table:table-row>
        <table:table-row table:style-name="ro1">
          <table:table-cell office:value-type="float" office:value="198544" calcext:value-type="float">
            <text:p>198544</text:p>
          </table:table-cell>
          <table:table-cell office:value-type="float" office:value="0" calcext:value-type="float">
            <text:p>0</text:p>
          </table:table-cell>
          <table:table-cell office:value-type="float" office:value="1031330" calcext:value-type="float">
            <text:p>1031330</text:p>
          </table:table-cell>
          <table:table-cell office:value-type="float" office:value="309835" calcext:value-type="float">
            <text:p>309835</text:p>
          </table:table-cell>
          <table:table-cell office:value-type="string" calcext:value-type="string">
            <text:p>[[@40701]] thankyou #mere bhai</text:p>
          </table:table-cell>
          <table:table-cell/>
        </table:table-row>
        <table:table-row table:style-name="ro1">
          <table:table-cell office:value-type="float" office:value="324627" calcext:value-type="float">
            <text:p>324627</text:p>
          </table:table-cell>
          <table:table-cell office:value-type="float" office:value="0" calcext:value-type="float">
            <text:p>0</text:p>
          </table:table-cell>
          <table:table-cell office:value-type="float" office:value="1734276" calcext:value-type="float">
            <text:p>1734276</text:p>
          </table:table-cell>
          <table:table-cell office:value-type="float" office:value="79356" calcext:value-type="float">
            <text:p>79356</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28119" calcext:value-type="float">
            <text:p>328119</text:p>
          </table:table-cell>
          <table:table-cell office:value-type="float" office:value="0" calcext:value-type="float">
            <text:p>0</text:p>
          </table:table-cell>
          <table:table-cell office:value-type="float" office:value="1748269" calcext:value-type="float">
            <text:p>1748269</text:p>
          </table:table-cell>
          <table:table-cell office:value-type="float" office:value="182346" calcext:value-type="float">
            <text:p>182346</text:p>
          </table:table-cell>
          <table:table-cell office:value-type="string" calcext:value-type="string">
            <text:p>[[@1]]</text:p>
          </table:table-cell>
          <table:table-cell/>
        </table:table-row>
        <table:table-row table:style-name="ro1">
          <table:table-cell office:value-type="float" office:value="354801" calcext:value-type="float">
            <text:p>354801</text:p>
          </table:table-cell>
          <table:table-cell office:value-type="float" office:value="0" calcext:value-type="float">
            <text:p>0</text:p>
          </table:table-cell>
          <table:table-cell office:value-type="float" office:value="1931294" calcext:value-type="float">
            <text:p>1931294</text:p>
          </table:table-cell>
          <table:table-cell office:value-type="float" office:value="86408" calcext:value-type="float">
            <text:p>8640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68145" calcext:value-type="float">
            <text:p>368145</text:p>
          </table:table-cell>
          <table:table-cell office:value-type="float" office:value="0" calcext:value-type="float">
            <text:p>0</text:p>
          </table:table-cell>
          <table:table-cell office:value-type="float" office:value="1991055" calcext:value-type="float">
            <text:p>1991055</text:p>
          </table:table-cell>
          <table:table-cell office:value-type="float" office:value="41367" calcext:value-type="float">
            <text:p>41367</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69560" calcext:value-type="float">
            <text:p>369560</text:p>
          </table:table-cell>
          <table:table-cell office:value-type="float" office:value="0" calcext:value-type="float">
            <text:p>0</text:p>
          </table:table-cell>
          <table:table-cell office:value-type="float" office:value="1903342" calcext:value-type="float">
            <text:p>1903342</text:p>
          </table:table-cell>
          <table:table-cell office:value-type="float" office:value="589166" calcext:value-type="float">
            <text:p>589166</text:p>
          </table:table-cell>
          <table:table-cell office:value-type="string" calcext:value-type="string">
            <text:p>Hi [[@38135]] nice clicks...South Goa is serene or North?</text:p>
          </table:table-cell>
          <table:table-cell/>
        </table:table-row>
        <table:table-row table:style-name="ro1">
          <table:table-cell office:value-type="float" office:value="406584" calcext:value-type="float">
            <text:p>406584</text:p>
          </table:table-cell>
          <table:table-cell office:value-type="float" office:value="0" calcext:value-type="float">
            <text:p>0</text:p>
          </table:table-cell>
          <table:table-cell office:value-type="float" office:value="2313793" calcext:value-type="float">
            <text:p>2313793</text:p>
          </table:table-cell>
          <table:table-cell office:value-type="float" office:value="1124153" calcext:value-type="float">
            <text:p>1124153</text:p>
          </table:table-cell>
          <table:table-cell office:value-type="string" calcext:value-type="string">
            <text:p>Tks</text:p>
          </table:table-cell>
          <table:table-cell/>
        </table:table-row>
        <table:table-row table:style-name="ro1">
          <table:table-cell office:value-type="float" office:value="412682" calcext:value-type="float">
            <text:p>412682</text:p>
          </table:table-cell>
          <table:table-cell office:value-type="float" office:value="0" calcext:value-type="float">
            <text:p>0</text:p>
          </table:table-cell>
          <table:table-cell office:value-type="float" office:value="2309962" calcext:value-type="float">
            <text:p>2309962</text:p>
          </table:table-cell>
          <table:table-cell office:value-type="float" office:value="1256442" calcext:value-type="float">
            <text:p>1256442</text:p>
          </table:table-cell>
          <table:table-cell office:value-type="string" calcext:value-type="string">
            <text:p>Nice</text:p>
          </table:table-cell>
          <table:table-cell/>
        </table:table-row>
        <table:table-row table:style-name="ro1">
          <table:table-cell office:value-type="float" office:value="465591" calcext:value-type="float">
            <text:p>465591</text:p>
          </table:table-cell>
          <table:table-cell office:value-type="float" office:value="0" calcext:value-type="float">
            <text:p>0</text:p>
          </table:table-cell>
          <table:table-cell office:value-type="float" office:value="2288525" calcext:value-type="float">
            <text:p>2288525</text:p>
          </table:table-cell>
          <table:table-cell office:value-type="float" office:value="2240520" calcext:value-type="float">
            <text:p>2240520</text:p>
          </table:table-cell>
          <table:table-cell office:value-type="string" calcext:value-type="string">
            <text:p>Babes</text:p>
          </table:table-cell>
          <table:table-cell/>
        </table:table-row>
        <table:table-row table:style-name="ro1">
          <table:table-cell office:value-type="float" office:value="26287" calcext:value-type="float">
            <text:p>26287</text:p>
          </table:table-cell>
          <table:table-cell office:value-type="float" office:value="0" calcext:value-type="float">
            <text:p>0</text:p>
          </table:table-cell>
          <table:table-cell office:value-type="float" office:value="599221" calcext:value-type="float">
            <text:p>599221</text:p>
          </table:table-cell>
          <table:table-cell office:value-type="float" office:value="19930" calcext:value-type="float">
            <text:p>1993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87845" calcext:value-type="float">
            <text:p>87845</text:p>
          </table:table-cell>
          <table:table-cell office:value-type="float" office:value="0" calcext:value-type="float">
            <text:p>0</text:p>
          </table:table-cell>
          <table:table-cell office:value-type="float" office:value="730950" calcext:value-type="float">
            <text:p>730950</text:p>
          </table:table-cell>
          <table:table-cell office:value-type="float" office:value="216876" calcext:value-type="float">
            <text:p>216876</text:p>
          </table:table-cell>
          <table:table-cell office:value-type="string" calcext:value-type="string">
            <text:p>[[@42794]] ?</text:p>
          </table:table-cell>
          <table:table-cell/>
        </table:table-row>
        <table:table-row table:style-name="ro1">
          <table:table-cell office:value-type="float" office:value="108163" calcext:value-type="float">
            <text:p>108163</text:p>
          </table:table-cell>
          <table:table-cell office:value-type="float" office:value="0" calcext:value-type="float">
            <text:p>0</text:p>
          </table:table-cell>
          <table:table-cell office:value-type="float" office:value="790172" calcext:value-type="float">
            <text:p>790172</text:p>
          </table:table-cell>
          <table:table-cell office:value-type="float" office:value="85544" calcext:value-type="float">
            <text:p>85544</text:p>
          </table:table-cell>
          <table:table-cell office:value-type="string" calcext:value-type="string">
            <text:p>Hey, the title is so innovative!</text:p>
          </table:table-cell>
          <table:table-cell/>
        </table:table-row>
        <table:table-row table:style-name="ro1">
          <table:table-cell office:value-type="float" office:value="149631" calcext:value-type="float">
            <text:p>149631</text:p>
          </table:table-cell>
          <table:table-cell office:value-type="float" office:value="0" calcext:value-type="float">
            <text:p>0</text:p>
          </table:table-cell>
          <table:table-cell office:value-type="float" office:value="889600" calcext:value-type="float">
            <text:p>889600</text:p>
          </table:table-cell>
          <table:table-cell office:value-type="float" office:value="45152" calcext:value-type="float">
            <text:p>45152</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74395" calcext:value-type="float">
            <text:p>174395</text:p>
          </table:table-cell>
          <table:table-cell office:value-type="float" office:value="0" calcext:value-type="float">
            <text:p>0</text:p>
          </table:table-cell>
          <table:table-cell office:value-type="float" office:value="958522" calcext:value-type="float">
            <text:p>958522</text:p>
          </table:table-cell>
          <table:table-cell office:value-type="float" office:value="288611" calcext:value-type="float">
            <text:p>288611</text:p>
          </table:table-cell>
          <table:table-cell office:value-type="string" calcext:value-type="string">
            <text:p>[[@44994]] which route dear for Dharmshala or for triund trek</text:p>
          </table:table-cell>
          <table:table-cell/>
        </table:table-row>
        <table:table-row table:style-name="ro1">
          <table:table-cell office:value-type="float" office:value="285412" calcext:value-type="float">
            <text:p>285412</text:p>
          </table:table-cell>
          <table:table-cell office:value-type="float" office:value="0" calcext:value-type="float">
            <text:p>0</text:p>
          </table:table-cell>
          <table:table-cell office:value-type="float" office:value="1442725" calcext:value-type="float">
            <text:p>1442725</text:p>
          </table:table-cell>
          <table:table-cell office:value-type="float" office:value="461656" calcext:value-type="float">
            <text:p>461656</text:p>
          </table:table-cell>
          <table:table-cell office:value-type="string" calcext:value-type="string">
            <text:p>I like you photos or vedios. You introduced <text:s/>amritsar very well.✌✌✌</text:p>
          </table:table-cell>
          <table:table-cell/>
        </table:table-row>
        <table:table-row table:style-name="ro1">
          <table:table-cell office:value-type="float" office:value="310528" calcext:value-type="float">
            <text:p>310528</text:p>
          </table:table-cell>
          <table:table-cell office:value-type="float" office:value="0" calcext:value-type="float">
            <text:p>0</text:p>
          </table:table-cell>
          <table:table-cell office:value-type="float" office:value="1608742" calcext:value-type="float">
            <text:p>1608742</text:p>
          </table:table-cell>
          <table:table-cell office:value-type="float" office:value="40090" calcext:value-type="float">
            <text:p>40090</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44679" calcext:value-type="float">
            <text:p>344679</text:p>
          </table:table-cell>
          <table:table-cell office:value-type="float" office:value="0" calcext:value-type="float">
            <text:p>0</text:p>
          </table:table-cell>
          <table:table-cell office:value-type="float" office:value="1844914" calcext:value-type="float">
            <text:p>1844914</text:p>
          </table:table-cell>
          <table:table-cell office:value-type="float" office:value="84100" calcext:value-type="float">
            <text:p>8410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433592" calcext:value-type="float">
            <text:p>433592</text:p>
          </table:table-cell>
          <table:table-cell office:value-type="float" office:value="0" calcext:value-type="float">
            <text:p>0</text:p>
          </table:table-cell>
          <table:table-cell office:value-type="float" office:value="52010" calcext:value-type="float">
            <text:p>52010</text:p>
          </table:table-cell>
          <table:table-cell office:value-type="float" office:value="6396" calcext:value-type="float">
            <text:p>6396</text:p>
          </table:table-cell>
          <table:table-cell office:value-type="string" calcext:value-type="string">
            <text:p>crazy </text:p>
          </table:table-cell>
          <table:table-cell/>
        </table:table-row>
        <table:table-row table:style-name="ro1">
          <table:table-cell office:value-type="float" office:value="454175" calcext:value-type="float">
            <text:p>454175</text:p>
          </table:table-cell>
          <table:table-cell office:value-type="float" office:value="0" calcext:value-type="float">
            <text:p>0</text:p>
          </table:table-cell>
          <table:table-cell office:value-type="float" office:value="2551332" calcext:value-type="float">
            <text:p>2551332</text:p>
          </table:table-cell>
          <table:table-cell office:value-type="float" office:value="2013923" calcext:value-type="float">
            <text:p>2013923</text:p>
          </table:table-cell>
          <table:table-cell office:value-type="string" calcext:value-type="string">
            <text:p>B bkjgf</text:p>
          </table:table-cell>
          <table:table-cell/>
        </table:table-row>
        <table:table-row table:style-name="ro1">
          <table:table-cell office:value-type="float" office:value="8521" calcext:value-type="float">
            <text:p>8521</text:p>
          </table:table-cell>
          <table:table-cell office:value-type="float" office:value="0" calcext:value-type="float">
            <text:p>0</text:p>
          </table:table-cell>
          <table:table-cell office:value-type="float" office:value="376793" calcext:value-type="float">
            <text:p>376793</text:p>
          </table:table-cell>
          <table:table-cell office:value-type="float" office:value="5412" calcext:value-type="float">
            <text:p>5412</text:p>
          </table:table-cell>
          <table:table-cell office:value-type="string" calcext:value-type="string">
            <text:p>awesome trail!!</text:p>
          </table:table-cell>
          <table:table-cell/>
        </table:table-row>
        <table:table-row table:style-name="ro1">
          <table:table-cell office:value-type="float" office:value="35895" calcext:value-type="float">
            <text:p>35895</text:p>
          </table:table-cell>
          <table:table-cell office:value-type="float" office:value="0" calcext:value-type="float">
            <text:p>0</text:p>
          </table:table-cell>
          <table:table-cell office:value-type="float" office:value="625270" calcext:value-type="float">
            <text:p>625270</text:p>
          </table:table-cell>
          <table:table-cell office:value-type="float" office:value="81999" calcext:value-type="float">
            <text:p>81999</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83194" calcext:value-type="float">
            <text:p>83194</text:p>
          </table:table-cell>
          <table:table-cell office:value-type="float" office:value="0" calcext:value-type="float">
            <text:p>0</text:p>
          </table:table-cell>
          <table:table-cell office:value-type="float" office:value="116337" calcext:value-type="float">
            <text:p>116337</text:p>
          </table:table-cell>
          <table:table-cell office:value-type="float" office:value="88361" calcext:value-type="float">
            <text:p>8836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50444" calcext:value-type="float">
            <text:p>150444</text:p>
          </table:table-cell>
          <table:table-cell office:value-type="float" office:value="0" calcext:value-type="float">
            <text:p>0</text:p>
          </table:table-cell>
          <table:table-cell office:value-type="float" office:value="875264" calcext:value-type="float">
            <text:p>875264</text:p>
          </table:table-cell>
          <table:table-cell office:value-type="float" office:value="76297" calcext:value-type="float">
            <text:p>76297</text:p>
          </table:table-cell>
          <table:table-cell office:value-type="string" calcext:value-type="string">
            <text:p>Wow! Thats amazing that you covered so much in so less budget!</text:p>
          </table:table-cell>
          <table:table-cell/>
        </table:table-row>
        <table:table-row table:style-name="ro1">
          <table:table-cell office:value-type="float" office:value="163108" calcext:value-type="float">
            <text:p>163108</text:p>
          </table:table-cell>
          <table:table-cell office:value-type="float" office:value="0" calcext:value-type="float">
            <text:p>0</text:p>
          </table:table-cell>
          <table:table-cell office:value-type="float" office:value="925157" calcext:value-type="float">
            <text:p>925157</text:p>
          </table:table-cell>
          <table:table-cell office:value-type="float" office:value="274053" calcext:value-type="float">
            <text:p>274053</text:p>
          </table:table-cell>
          <table:table-cell office:value-type="string" calcext:value-type="string">
            <text:p>[[@48897]] sorry no idea.. ? I just click randoms</text:p>
          </table:table-cell>
          <table:table-cell/>
        </table:table-row>
        <table:table-row table:style-name="ro1">
          <table:table-cell office:value-type="float" office:value="287591" calcext:value-type="float">
            <text:p>287591</text:p>
          </table:table-cell>
          <table:table-cell office:value-type="float" office:value="0" calcext:value-type="float">
            <text:p>0</text:p>
          </table:table-cell>
          <table:table-cell office:value-type="float" office:value="1516541" calcext:value-type="float">
            <text:p>1516541</text:p>
          </table:table-cell>
          <table:table-cell office:value-type="float" office:value="83143" calcext:value-type="float">
            <text:p>83143</text:p>
          </table:table-cell>
          <table:table-cell office:value-type="string" calcext:value-type="string">
            <text:p>Lage Raho Launde! Mast kaam kar rahe ho</text:p>
          </table:table-cell>
          <table:table-cell/>
        </table:table-row>
        <table:table-row table:style-name="ro1">
          <table:table-cell office:value-type="float" office:value="314620" calcext:value-type="float">
            <text:p>314620</text:p>
          </table:table-cell>
          <table:table-cell office:value-type="float" office:value="0" calcext:value-type="float">
            <text:p>0</text:p>
          </table:table-cell>
          <table:table-cell office:value-type="float" office:value="1671146" calcext:value-type="float">
            <text:p>1671146</text:p>
          </table:table-cell>
          <table:table-cell office:value-type="float" office:value="76338" calcext:value-type="float">
            <text:p>76338</text:p>
          </table:table-cell>
          <table:table-cell office:value-type="string" calcext:value-type="string">
            <text:p>Sahi banaya he !!</text:p>
          </table:table-cell>
          <table:table-cell/>
        </table:table-row>
        <table:table-row table:style-name="ro1">
          <table:table-cell office:value-type="float" office:value="334855" calcext:value-type="float">
            <text:p>334855</text:p>
          </table:table-cell>
          <table:table-cell office:value-type="float" office:value="0" calcext:value-type="float">
            <text:p>0</text:p>
          </table:table-cell>
          <table:table-cell office:value-type="float" office:value="1786417" calcext:value-type="float">
            <text:p>1786417</text:p>
          </table:table-cell>
          <table:table-cell office:value-type="float" office:value="81839" calcext:value-type="float">
            <text:p>81839</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351048" calcext:value-type="float">
            <text:p>351048</text:p>
          </table:table-cell>
          <table:table-cell office:value-type="float" office:value="0" calcext:value-type="float">
            <text:p>0</text:p>
          </table:table-cell>
          <table:table-cell office:value-type="float" office:value="1795783" calcext:value-type="float">
            <text:p>1795783</text:p>
          </table:table-cell>
          <table:table-cell office:value-type="float" office:value="586558" calcext:value-type="float">
            <text:p>586558</text:p>
          </table:table-cell>
          <table:table-cell office:value-type="string" calcext:value-type="string">
            <text:p>Good</text:p>
          </table:table-cell>
          <table:table-cell/>
        </table:table-row>
        <table:table-row table:style-name="ro1">
          <table:table-cell office:value-type="float" office:value="408044" calcext:value-type="float">
            <text:p>408044</text:p>
          </table:table-cell>
          <table:table-cell office:value-type="float" office:value="0" calcext:value-type="float">
            <text:p>0</text:p>
          </table:table-cell>
          <table:table-cell office:value-type="float" office:value="2306246" calcext:value-type="float">
            <text:p>2306246</text:p>
          </table:table-cell>
          <table:table-cell office:value-type="float" office:value="1042183" calcext:value-type="float">
            <text:p>1042183</text:p>
          </table:table-cell>
          <table:table-cell office:value-type="string" calcext:value-type="string">
            <text:p>Nice baby</text:p>
          </table:table-cell>
          <table:table-cell/>
        </table:table-row>
        <table:table-row table:style-name="ro1">
          <table:table-cell office:value-type="float" office:value="461354" calcext:value-type="float">
            <text:p>461354</text:p>
          </table:table-cell>
          <table:table-cell office:value-type="float" office:value="0" calcext:value-type="float">
            <text:p>0</text:p>
          </table:table-cell>
          <table:table-cell office:value-type="float" office:value="2368293" calcext:value-type="float">
            <text:p>2368293</text:p>
          </table:table-cell>
          <table:table-cell office:value-type="float" office:value="206257" calcext:value-type="float">
            <text:p>206257</text:p>
          </table:table-cell>
          <table:table-cell office:value-type="string" calcext:value-type="string">
            <text:p>Where to DM ?</text:p>
          </table:table-cell>
          <table:table-cell/>
        </table:table-row>
        <table:table-row table:style-name="ro1">
          <table:table-cell office:value-type="float" office:value="462255" calcext:value-type="float">
            <text:p>462255</text:p>
          </table:table-cell>
          <table:table-cell office:value-type="float" office:value="0" calcext:value-type="float">
            <text:p>0</text:p>
          </table:table-cell>
          <table:table-cell office:value-type="float" office:value="2294291" calcext:value-type="float">
            <text:p>2294291</text:p>
          </table:table-cell>
          <table:table-cell office:value-type="float" office:value="2223951" calcext:value-type="float">
            <text:p>2223951</text:p>
          </table:table-cell>
          <table:table-cell office:value-type="string" calcext:value-type="string">
            <text:p>Banda</text:p>
          </table:table-cell>
          <table:table-cell/>
        </table:table-row>
        <table:table-row table:style-name="ro1">
          <table:table-cell office:value-type="float" office:value="69286" calcext:value-type="float">
            <text:p>69286</text:p>
          </table:table-cell>
          <table:table-cell office:value-type="float" office:value="0" calcext:value-type="float">
            <text:p>0</text:p>
          </table:table-cell>
          <table:table-cell office:value-type="float" office:value="696453" calcext:value-type="float">
            <text:p>696453</text:p>
          </table:table-cell>
          <table:table-cell office:value-type="float" office:value="49653" calcext:value-type="float">
            <text:p>49653</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116761" calcext:value-type="float">
            <text:p>116761</text:p>
          </table:table-cell>
          <table:table-cell office:value-type="float" office:value="0" calcext:value-type="float">
            <text:p>0</text:p>
          </table:table-cell>
          <table:table-cell office:value-type="float" office:value="816758" calcext:value-type="float">
            <text:p>816758</text:p>
          </table:table-cell>
          <table:table-cell office:value-type="float" office:value="76288" calcext:value-type="float">
            <text:p>76288</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18513" calcext:value-type="float">
            <text:p>118513</text:p>
          </table:table-cell>
          <table:table-cell office:value-type="float" office:value="0" calcext:value-type="float">
            <text:p>0</text:p>
          </table:table-cell>
          <table:table-cell office:value-type="float" office:value="136959" calcext:value-type="float">
            <text:p>136959</text:p>
          </table:table-cell>
          <table:table-cell office:value-type="float" office:value="43288" calcext:value-type="float">
            <text:p>43288</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78969" calcext:value-type="float">
            <text:p>178969</text:p>
          </table:table-cell>
          <table:table-cell office:value-type="float" office:value="0" calcext:value-type="float">
            <text:p>0</text:p>
          </table:table-cell>
          <table:table-cell office:value-type="float" office:value="234189" calcext:value-type="float">
            <text:p>234189</text:p>
          </table:table-cell>
          <table:table-cell office:value-type="float" office:value="87667" calcext:value-type="float">
            <text:p>87667</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92311" calcext:value-type="float">
            <text:p>292311</text:p>
          </table:table-cell>
          <table:table-cell office:value-type="float" office:value="0" calcext:value-type="float">
            <text:p>0</text:p>
          </table:table-cell>
          <table:table-cell office:value-type="float" office:value="1542352" calcext:value-type="float">
            <text:p>1542352</text:p>
          </table:table-cell>
          <table:table-cell office:value-type="float" office:value="474687" calcext:value-type="float">
            <text:p>474687</text:p>
          </table:table-cell>
          <table:table-cell office:value-type="string" calcext:value-type="string">
            <text:p>[[@77532]] Its kinda mood swaping.</text:p>
          </table:table-cell>
          <table:table-cell/>
        </table:table-row>
        <table:table-row table:style-name="ro1">
          <table:table-cell office:value-type="float" office:value="305226" calcext:value-type="float">
            <text:p>305226</text:p>
          </table:table-cell>
          <table:table-cell office:value-type="float" office:value="0" calcext:value-type="float">
            <text:p>0</text:p>
          </table:table-cell>
          <table:table-cell office:value-type="float" office:value="1613743" calcext:value-type="float">
            <text:p>1613743</text:p>
          </table:table-cell>
          <table:table-cell office:value-type="float" office:value="77351" calcext:value-type="float">
            <text:p>77351</text:p>
          </table:table-cell>
          <table:table-cell office:value-type="string" calcext:value-type="string">
            <text:p>The title was so rad! cool stuff really!</text:p>
          </table:table-cell>
          <table:table-cell/>
        </table:table-row>
        <table:table-row table:style-name="ro1">
          <table:table-cell office:value-type="float" office:value="368985" calcext:value-type="float">
            <text:p>368985</text:p>
          </table:table-cell>
          <table:table-cell office:value-type="float" office:value="0" calcext:value-type="float">
            <text:p>0</text:p>
          </table:table-cell>
          <table:table-cell office:value-type="float" office:value="782736" calcext:value-type="float">
            <text:p>782736</text:p>
          </table:table-cell>
          <table:table-cell office:value-type="float" office:value="684994" calcext:value-type="float">
            <text:p>684994</text:p>
          </table:table-cell>
          <table:table-cell office:value-type="string" calcext:value-type="string">
            <text:p>Mast</text:p>
          </table:table-cell>
          <table:table-cell/>
        </table:table-row>
        <table:table-row table:style-name="ro3">
          <table:table-cell office:value-type="float" office:value="18751" calcext:value-type="float">
            <text:p>18751</text:p>
          </table:table-cell>
          <table:table-cell office:value-type="float" office:value="0" calcext:value-type="float">
            <text:p>0</text:p>
          </table:table-cell>
          <table:table-cell office:value-type="float" office:value="582244" calcext:value-type="float">
            <text:p>582244</text:p>
          </table:table-cell>
          <table:table-cell office:value-type="float" office:value="19433" calcext:value-type="float">
            <text:p>19433</text:p>
          </table:table-cell>
          <table:table-cell office:value-type="string" calcext:value-type="string">
            <text:p>[[@1]]  The Sweet Tooth Project...done.. please have a look....</text:p>
            <text:p/>
            <text:p>Treell members...I am eagerly waiting for your comments and likes..... Enjoy Trelling...</text:p>
          </table:table-cell>
          <table:table-cell/>
        </table:table-row>
        <table:table-row table:style-name="ro1">
          <table:table-cell office:value-type="float" office:value="123383" calcext:value-type="float">
            <text:p>123383</text:p>
          </table:table-cell>
          <table:table-cell office:value-type="float" office:value="0" calcext:value-type="float">
            <text:p>0</text:p>
          </table:table-cell>
          <table:table-cell office:value-type="float" office:value="820953" calcext:value-type="float">
            <text:p>820953</text:p>
          </table:table-cell>
          <table:table-cell office:value-type="float" office:value="79883" calcext:value-type="float">
            <text:p>7988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34620" calcext:value-type="float">
            <text:p>134620</text:p>
          </table:table-cell>
          <table:table-cell office:value-type="float" office:value="0" calcext:value-type="float">
            <text:p>0</text:p>
          </table:table-cell>
          <table:table-cell office:value-type="float" office:value="853501" calcext:value-type="float">
            <text:p>853501</text:p>
          </table:table-cell>
          <table:table-cell office:value-type="float" office:value="79057" calcext:value-type="float">
            <text:p>79057</text:p>
          </table:table-cell>
          <table:table-cell office:value-type="string" calcext:value-type="string">
            <text:p>Amazing trail, could share some videos of the same</text:p>
          </table:table-cell>
          <table:table-cell/>
        </table:table-row>
        <table:table-row table:style-name="ro1">
          <table:table-cell office:value-type="float" office:value="168468" calcext:value-type="float">
            <text:p>168468</text:p>
          </table:table-cell>
          <table:table-cell office:value-type="float" office:value="0" calcext:value-type="float">
            <text:p>0</text:p>
          </table:table-cell>
          <table:table-cell office:value-type="float" office:value="940671" calcext:value-type="float">
            <text:p>940671</text:p>
          </table:table-cell>
          <table:table-cell office:value-type="float" office:value="81410" calcext:value-type="float">
            <text:p>81410</text:p>
          </table:table-cell>
          <table:table-cell office:value-type="string" calcext:value-type="string">
            <text:p>Chaa gaye tum toh</text:p>
          </table:table-cell>
          <table:table-cell/>
        </table:table-row>
        <table:table-row table:style-name="ro1">
          <table:table-cell office:value-type="float" office:value="228544" calcext:value-type="float">
            <text:p>228544</text:p>
          </table:table-cell>
          <table:table-cell office:value-type="float" office:value="0" calcext:value-type="float">
            <text:p>0</text:p>
          </table:table-cell>
          <table:table-cell office:value-type="float" office:value="1110417" calcext:value-type="float">
            <text:p>1110417</text:p>
          </table:table-cell>
          <table:table-cell office:value-type="float" office:value="78028" calcext:value-type="float">
            <text:p>78028</text:p>
          </table:table-cell>
          <table:table-cell office:value-type="string" calcext:value-type="string">
            <text:p>I love the wordplay in your title!</text:p>
          </table:table-cell>
          <table:table-cell/>
        </table:table-row>
        <table:table-row table:style-name="ro1">
          <table:table-cell office:value-type="float" office:value="291291" calcext:value-type="float">
            <text:p>291291</text:p>
          </table:table-cell>
          <table:table-cell office:value-type="float" office:value="0" calcext:value-type="float">
            <text:p>0</text:p>
          </table:table-cell>
          <table:table-cell office:value-type="float" office:value="1539337" calcext:value-type="float">
            <text:p>1539337</text:p>
          </table:table-cell>
          <table:table-cell office:value-type="float" office:value="86534" calcext:value-type="float">
            <text:p>86534</text:p>
          </table:table-cell>
          <table:table-cell office:value-type="string" calcext:value-type="string">
            <text:p>Awesome! I too am heading there next week</text:p>
          </table:table-cell>
          <table:table-cell/>
        </table:table-row>
        <table:table-row table:style-name="ro1">
          <table:table-cell office:value-type="float" office:value="43654" calcext:value-type="float">
            <text:p>43654</text:p>
          </table:table-cell>
          <table:table-cell office:value-type="float" office:value="0" calcext:value-type="float">
            <text:p>0</text:p>
          </table:table-cell>
          <table:table-cell office:value-type="float" office:value="642632" calcext:value-type="float">
            <text:p>642632</text:p>
          </table:table-cell>
          <table:table-cell office:value-type="float" office:value="192027" calcext:value-type="float">
            <text:p>192027</text:p>
          </table:table-cell>
          <table:table-cell office:value-type="string" calcext:value-type="string">
            <text:p>[[@85656]] <text:s/>thnkoo Man ?</text:p>
          </table:table-cell>
          <table:table-cell/>
        </table:table-row>
        <table:table-row table:style-name="ro1">
          <table:table-cell office:value-type="float" office:value="99480" calcext:value-type="float">
            <text:p>99480</text:p>
          </table:table-cell>
          <table:table-cell office:value-type="float" office:value="0" calcext:value-type="float">
            <text:p>0</text:p>
          </table:table-cell>
          <table:table-cell office:value-type="float" office:value="775239" calcext:value-type="float">
            <text:p>775239</text:p>
          </table:table-cell>
          <table:table-cell office:value-type="float" office:value="77140" calcext:value-type="float">
            <text:p>77140</text:p>
          </table:table-cell>
          <table:table-cell office:value-type="string" calcext:value-type="string">
            <text:p>i'm so trying this sometime, do you have more experiences?</text:p>
          </table:table-cell>
          <table:table-cell/>
        </table:table-row>
        <table:table-row table:style-name="ro1">
          <table:table-cell office:value-type="float" office:value="214124" calcext:value-type="float">
            <text:p>214124</text:p>
          </table:table-cell>
          <table:table-cell office:value-type="float" office:value="0" calcext:value-type="float">
            <text:p>0</text:p>
          </table:table-cell>
          <table:table-cell office:value-type="float" office:value="1101644" calcext:value-type="float">
            <text:p>1101644</text:p>
          </table:table-cell>
          <table:table-cell office:value-type="float" office:value="330968" calcext:value-type="float">
            <text:p>330968</text:p>
          </table:table-cell>
          <table:table-cell office:value-type="string" calcext:value-type="string">
            <text:p>[[@80987]] thank you for the advice ?</text:p>
          </table:table-cell>
          <table:table-cell/>
        </table:table-row>
        <table:table-row table:style-name="ro1">
          <table:table-cell office:value-type="float" office:value="278138" calcext:value-type="float">
            <text:p>278138</text:p>
          </table:table-cell>
          <table:table-cell office:value-type="float" office:value="0" calcext:value-type="float">
            <text:p>0</text:p>
          </table:table-cell>
          <table:table-cell office:value-type="float" office:value="1457227" calcext:value-type="float">
            <text:p>1457227</text:p>
          </table:table-cell>
          <table:table-cell office:value-type="float" office:value="381512" calcext:value-type="float">
            <text:p>381512</text:p>
          </table:table-cell>
          <table:table-cell office:value-type="string" calcext:value-type="string">
            <text:p>Thank you..</text:p>
          </table:table-cell>
          <table:table-cell/>
        </table:table-row>
        <table:table-row table:style-name="ro1">
          <table:table-cell office:value-type="float" office:value="439878" calcext:value-type="float">
            <text:p>439878</text:p>
          </table:table-cell>
          <table:table-cell office:value-type="float" office:value="0" calcext:value-type="float">
            <text:p>0</text:p>
          </table:table-cell>
          <table:table-cell office:value-type="float" office:value="642557" calcext:value-type="float">
            <text:p>642557</text:p>
          </table:table-cell>
          <table:table-cell office:value-type="float" office:value="1645943" calcext:value-type="float">
            <text:p>1645943</text:p>
          </table:table-cell>
          <table:table-cell office:value-type="string" calcext:value-type="string">
            <text:p>Nice</text:p>
          </table:table-cell>
          <table:table-cell/>
        </table:table-row>
        <table:table-row table:style-name="ro1">
          <table:table-cell office:value-type="float" office:value="31241" calcext:value-type="float">
            <text:p>31241</text:p>
          </table:table-cell>
          <table:table-cell office:value-type="float" office:value="0" calcext:value-type="float">
            <text:p>0</text:p>
          </table:table-cell>
          <table:table-cell office:value-type="float" office:value="606986" calcext:value-type="float">
            <text:p>606986</text:p>
          </table:table-cell>
          <table:table-cell office:value-type="float" office:value="76479" calcext:value-type="float">
            <text:p>76479</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54624" calcext:value-type="float">
            <text:p>54624</text:p>
          </table:table-cell>
          <table:table-cell office:value-type="float" office:value="0" calcext:value-type="float">
            <text:p>0</text:p>
          </table:table-cell>
          <table:table-cell office:value-type="float" office:value="667230" calcext:value-type="float">
            <text:p>667230</text:p>
          </table:table-cell>
          <table:table-cell office:value-type="float" office:value="84290" calcext:value-type="float">
            <text:p>8429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226801" calcext:value-type="float">
            <text:p>226801</text:p>
          </table:table-cell>
          <table:table-cell office:value-type="float" office:value="0" calcext:value-type="float">
            <text:p>0</text:p>
          </table:table-cell>
          <table:table-cell office:value-type="float" office:value="1165491" calcext:value-type="float">
            <text:p>1165491</text:p>
          </table:table-cell>
          <table:table-cell office:value-type="float" office:value="351608" calcext:value-type="float">
            <text:p>351608</text:p>
          </table:table-cell>
          <table:table-cell office:value-type="string" calcext:value-type="string">
            <text:p>Shukariya... ❤️</text:p>
          </table:table-cell>
          <table:table-cell/>
        </table:table-row>
        <table:table-row table:style-name="ro1">
          <table:table-cell office:value-type="float" office:value="255173" calcext:value-type="float">
            <text:p>255173</text:p>
          </table:table-cell>
          <table:table-cell office:value-type="float" office:value="790433" calcext:value-type="float">
            <text:p>790433</text:p>
          </table:table-cell>
          <table:table-cell office:value-type="float" office:value="0" calcext:value-type="float">
            <text:p>0</text:p>
          </table:table-cell>
          <table:table-cell office:value-type="float" office:value="389136" calcext:value-type="float">
            <text:p>389136</text:p>
          </table:table-cell>
          <table:table-cell office:value-type="string" calcext:value-type="string">
            <text:p>Fun 1000%</text:p>
          </table:table-cell>
          <table:table-cell/>
        </table:table-row>
        <table:table-row table:style-name="ro1">
          <table:table-cell office:value-type="float" office:value="311369" calcext:value-type="float">
            <text:p>311369</text:p>
          </table:table-cell>
          <table:table-cell office:value-type="float" office:value="0" calcext:value-type="float">
            <text:p>0</text:p>
          </table:table-cell>
          <table:table-cell office:value-type="float" office:value="1651813" calcext:value-type="float">
            <text:p>1651813</text:p>
          </table:table-cell>
          <table:table-cell office:value-type="float" office:value="40909" calcext:value-type="float">
            <text:p>40909</text:p>
          </table:table-cell>
          <table:table-cell office:value-type="string" calcext:value-type="string">
            <text:p>Wow this looks so amazing </text:p>
          </table:table-cell>
          <table:table-cell/>
        </table:table-row>
        <table:table-row table:style-name="ro1">
          <table:table-cell office:value-type="float" office:value="374749" calcext:value-type="float">
            <text:p>374749</text:p>
          </table:table-cell>
          <table:table-cell office:value-type="float" office:value="0" calcext:value-type="float">
            <text:p>0</text:p>
          </table:table-cell>
          <table:table-cell office:value-type="float" office:value="2225470" calcext:value-type="float">
            <text:p>2225470</text:p>
          </table:table-cell>
          <table:table-cell office:value-type="float" office:value="549" calcext:value-type="float">
            <text:p>549</text:p>
          </table:table-cell>
          <table:table-cell office:value-type="string" calcext:value-type="string">
            <text:p>Sahi khel gaye tum toh</text:p>
          </table:table-cell>
          <table:table-cell/>
        </table:table-row>
        <table:table-row table:style-name="ro1">
          <table:table-cell office:value-type="float" office:value="455637" calcext:value-type="float">
            <text:p>455637</text:p>
          </table:table-cell>
          <table:table-cell office:value-type="float" office:value="0" calcext:value-type="float">
            <text:p>0</text:p>
          </table:table-cell>
          <table:table-cell office:value-type="float" office:value="2521281" calcext:value-type="float">
            <text:p>2521281</text:p>
          </table:table-cell>
          <table:table-cell office:value-type="float" office:value="1572374" calcext:value-type="float">
            <text:p>1572374</text:p>
          </table:table-cell>
          <table:table-cell office:value-type="string" calcext:value-type="string">
            <text:p>Lovely</text:p>
          </table:table-cell>
          <table:table-cell/>
        </table:table-row>
        <table:table-row table:style-name="ro1">
          <table:table-cell office:value-type="float" office:value="465636" calcext:value-type="float">
            <text:p>465636</text:p>
          </table:table-cell>
          <table:table-cell office:value-type="float" office:value="0" calcext:value-type="float">
            <text:p>0</text:p>
          </table:table-cell>
          <table:table-cell office:value-type="float" office:value="2281932" calcext:value-type="float">
            <text:p>2281932</text:p>
          </table:table-cell>
          <table:table-cell office:value-type="float" office:value="2240635" calcext:value-type="float">
            <text:p>2240635</text:p>
          </table:table-cell>
          <table:table-cell office:value-type="string" calcext:value-type="string">
            <text:p>Nice to see</text:p>
          </table:table-cell>
          <table:table-cell/>
        </table:table-row>
        <table:table-row table:style-name="ro1">
          <table:table-cell office:value-type="float" office:value="122307" calcext:value-type="float">
            <text:p>122307</text:p>
          </table:table-cell>
          <table:table-cell office:value-type="float" office:value="0" calcext:value-type="float">
            <text:p>0</text:p>
          </table:table-cell>
          <table:table-cell office:value-type="float" office:value="821459" calcext:value-type="float">
            <text:p>821459</text:p>
          </table:table-cell>
          <table:table-cell office:value-type="float" office:value="39452" calcext:value-type="float">
            <text:p>39452</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133103" calcext:value-type="float">
            <text:p>133103</text:p>
          </table:table-cell>
          <table:table-cell office:value-type="float" office:value="0" calcext:value-type="float">
            <text:p>0</text:p>
          </table:table-cell>
          <table:table-cell office:value-type="float" office:value="849327" calcext:value-type="float">
            <text:p>849327</text:p>
          </table:table-cell>
          <table:table-cell office:value-type="float" office:value="253480" calcext:value-type="float">
            <text:p>253480</text:p>
          </table:table-cell>
          <table:table-cell office:value-type="string" calcext:value-type="string">
            <text:p>Good to see your pictures .</text:p>
          </table:table-cell>
          <table:table-cell/>
        </table:table-row>
        <table:table-row table:style-name="ro1">
          <table:table-cell office:value-type="float" office:value="170647" calcext:value-type="float">
            <text:p>170647</text:p>
          </table:table-cell>
          <table:table-cell office:value-type="float" office:value="0" calcext:value-type="float">
            <text:p>0</text:p>
          </table:table-cell>
          <table:table-cell office:value-type="float" office:value="949183" calcext:value-type="float">
            <text:p>949183</text:p>
          </table:table-cell>
          <table:table-cell office:value-type="float" office:value="78853" calcext:value-type="float">
            <text:p>7885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89808" calcext:value-type="float">
            <text:p>189808</text:p>
          </table:table-cell>
          <table:table-cell office:value-type="float" office:value="0" calcext:value-type="float">
            <text:p>0</text:p>
          </table:table-cell>
          <table:table-cell office:value-type="float" office:value="985976" calcext:value-type="float">
            <text:p>985976</text:p>
          </table:table-cell>
          <table:table-cell office:value-type="float" office:value="297208" calcext:value-type="float">
            <text:p>297208</text:p>
          </table:table-cell>
          <table:table-cell office:value-type="string" calcext:value-type="string">
            <text:p>[[@42484]] ??</text:p>
          </table:table-cell>
          <table:table-cell/>
        </table:table-row>
        <table:table-row table:style-name="ro1">
          <table:table-cell office:value-type="float" office:value="198856" calcext:value-type="float">
            <text:p>198856</text:p>
          </table:table-cell>
          <table:table-cell office:value-type="float" office:value="0" calcext:value-type="float">
            <text:p>0</text:p>
          </table:table-cell>
          <table:table-cell office:value-type="float" office:value="1026729" calcext:value-type="float">
            <text:p>1026729</text:p>
          </table:table-cell>
          <table:table-cell office:value-type="float" office:value="79544" calcext:value-type="float">
            <text:p>79544</text:p>
          </table:table-cell>
          <table:table-cell office:value-type="string" calcext:value-type="string">
            <text:p>Whoa! The images are crystal clear and so is the content!</text:p>
          </table:table-cell>
          <table:table-cell/>
        </table:table-row>
        <table:table-row table:style-name="ro1">
          <table:table-cell office:value-type="float" office:value="224447" calcext:value-type="float">
            <text:p>224447</text:p>
          </table:table-cell>
          <table:table-cell office:value-type="float" office:value="0" calcext:value-type="float">
            <text:p>0</text:p>
          </table:table-cell>
          <table:table-cell office:value-type="float" office:value="174466" calcext:value-type="float">
            <text:p>174466</text:p>
          </table:table-cell>
          <table:table-cell office:value-type="float" office:value="348619" calcext:value-type="float">
            <text:p>348619</text:p>
          </table:table-cell>
          <table:table-cell office:value-type="string" calcext:value-type="string">
            <text:p>Captured by u or Google pic</text:p>
          </table:table-cell>
          <table:table-cell/>
        </table:table-row>
        <table:table-row table:style-name="ro5">
          <table:table-cell office:value-type="float" office:value="229005" calcext:value-type="float">
            <text:p>229005</text:p>
          </table:table-cell>
          <table:table-cell office:value-type="float" office:value="0" calcext:value-type="float">
            <text:p>0</text:p>
          </table:table-cell>
          <table:table-cell office:value-type="float" office:value="1174150" calcext:value-type="float">
            <text:p>1174150</text:p>
          </table:table-cell>
          <table:table-cell office:value-type="float" office:value="353238" calcext:value-type="float">
            <text:p>353238</text:p>
          </table:table-cell>
          <table:table-cell office:value-type="string" calcext:value-type="string">
            <text:p>[[@45710]] Payyambalam Beach is one of the main beaches in Kannur district of Kerala. It belongs to the 'Kannur beaches' group with other 4 main beaches in Kannur.. </text:p>
            <text:p/>
            <text:p>Payyambalam Beach</text:p>
            <text:p/>
            <text:p>Payyambalam, Kannur, Kerala 670001</text:p>
            <text:p>0497 270 6336</text:p>
            <text:p/>
            <text:p>https://g.co/kgs/xfjFSz</text:p>
          </table:table-cell>
          <table:table-cell/>
        </table:table-row>
        <table:table-row table:style-name="ro1">
          <table:table-cell office:value-type="float" office:value="291883" calcext:value-type="float">
            <text:p>291883</text:p>
          </table:table-cell>
          <table:table-cell office:value-type="float" office:value="0" calcext:value-type="float">
            <text:p>0</text:p>
          </table:table-cell>
          <table:table-cell office:value-type="float" office:value="1541391" calcext:value-type="float">
            <text:p>1541391</text:p>
          </table:table-cell>
          <table:table-cell office:value-type="float" office:value="42672" calcext:value-type="float">
            <text:p>42672</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44094" calcext:value-type="float">
            <text:p>344094</text:p>
          </table:table-cell>
          <table:table-cell office:value-type="float" office:value="0" calcext:value-type="float">
            <text:p>0</text:p>
          </table:table-cell>
          <table:table-cell office:value-type="float" office:value="1832166" calcext:value-type="float">
            <text:p>1832166</text:p>
          </table:table-cell>
          <table:table-cell office:value-type="float" office:value="565600" calcext:value-type="float">
            <text:p>565600</text:p>
          </table:table-cell>
          <table:table-cell office:value-type="string" calcext:value-type="string">
            <text:p>[[@170768]] thanks</text:p>
          </table:table-cell>
          <table:table-cell/>
        </table:table-row>
        <table:table-row table:style-name="ro1">
          <table:table-cell office:value-type="float" office:value="361165" calcext:value-type="float">
            <text:p>361165</text:p>
          </table:table-cell>
          <table:table-cell office:value-type="float" office:value="0" calcext:value-type="float">
            <text:p>0</text:p>
          </table:table-cell>
          <table:table-cell office:value-type="float" office:value="2040327" calcext:value-type="float">
            <text:p>2040327</text:p>
          </table:table-cell>
          <table:table-cell office:value-type="float" office:value="52393" calcext:value-type="float">
            <text:p>52393</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96673" calcext:value-type="float">
            <text:p>396673</text:p>
          </table:table-cell>
          <table:table-cell office:value-type="float" office:value="0" calcext:value-type="float">
            <text:p>0</text:p>
          </table:table-cell>
          <table:table-cell office:value-type="float" office:value="637406" calcext:value-type="float">
            <text:p>637406</text:p>
          </table:table-cell>
          <table:table-cell office:value-type="float" office:value="6142" calcext:value-type="float">
            <text:p>6142</text:p>
          </table:table-cell>
          <table:table-cell office:value-type="string" calcext:value-type="string">
            <text:p>amazingly clicked!</text:p>
          </table:table-cell>
          <table:table-cell/>
        </table:table-row>
        <table:table-row table:style-name="ro1">
          <table:table-cell office:value-type="float" office:value="459086" calcext:value-type="float">
            <text:p>459086</text:p>
          </table:table-cell>
          <table:table-cell office:value-type="float" office:value="0" calcext:value-type="float">
            <text:p>0</text:p>
          </table:table-cell>
          <table:table-cell office:value-type="float" office:value="2547805" calcext:value-type="float">
            <text:p>2547805</text:p>
          </table:table-cell>
          <table:table-cell office:value-type="float" office:value="2145669" calcext:value-type="float">
            <text:p>2145669</text:p>
          </table:table-cell>
          <table:table-cell office:value-type="string" calcext:value-type="string">
            <text:p>Sexy girl</text:p>
          </table:table-cell>
          <table:table-cell/>
        </table:table-row>
        <table:table-row table:style-name="ro1">
          <table:table-cell office:value-type="float" office:value="461439" calcext:value-type="float">
            <text:p>461439</text:p>
          </table:table-cell>
          <table:table-cell office:value-type="float" office:value="0" calcext:value-type="float">
            <text:p>0</text:p>
          </table:table-cell>
          <table:table-cell office:value-type="float" office:value="2294291" calcext:value-type="float">
            <text:p>2294291</text:p>
          </table:table-cell>
          <table:table-cell office:value-type="float" office:value="2210647" calcext:value-type="float">
            <text:p>2210647</text:p>
          </table:table-cell>
          <table:table-cell office:value-type="string" calcext:value-type="string">
            <text:p>Best</text:p>
          </table:table-cell>
          <table:table-cell/>
        </table:table-row>
        <table:table-row table:style-name="ro1">
          <table:table-cell office:value-type="float" office:value="123223" calcext:value-type="float">
            <text:p>123223</text:p>
          </table:table-cell>
          <table:table-cell office:value-type="float" office:value="0" calcext:value-type="float">
            <text:p>0</text:p>
          </table:table-cell>
          <table:table-cell office:value-type="float" office:value="823316" calcext:value-type="float">
            <text:p>823316</text:p>
          </table:table-cell>
          <table:table-cell office:value-type="float" office:value="84046" calcext:value-type="float">
            <text:p>84046</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45377" calcext:value-type="float">
            <text:p>145377</text:p>
          </table:table-cell>
          <table:table-cell office:value-type="float" office:value="0" calcext:value-type="float">
            <text:p>0</text:p>
          </table:table-cell>
          <table:table-cell office:value-type="float" office:value="878962" calcext:value-type="float">
            <text:p>878962</text:p>
          </table:table-cell>
          <table:table-cell office:value-type="float" office:value="263161" calcext:value-type="float">
            <text:p>263161</text:p>
          </table:table-cell>
          <table:table-cell office:value-type="string" calcext:value-type="string">
            <text:p>[[@86749]] thnq... ??</text:p>
          </table:table-cell>
          <table:table-cell/>
        </table:table-row>
        <table:table-row table:style-name="ro1">
          <table:table-cell office:value-type="float" office:value="171572" calcext:value-type="float">
            <text:p>171572</text:p>
          </table:table-cell>
          <table:table-cell office:value-type="float" office:value="0" calcext:value-type="float">
            <text:p>0</text:p>
          </table:table-cell>
          <table:table-cell office:value-type="float" office:value="950157" calcext:value-type="float">
            <text:p>950157</text:p>
          </table:table-cell>
          <table:table-cell office:value-type="float" office:value="88214" calcext:value-type="float">
            <text:p>88214</text:p>
          </table:table-cell>
          <table:table-cell office:value-type="string" calcext:value-type="string">
            <text:p>Lovely Trail ?</text:p>
          </table:table-cell>
          <table:table-cell/>
        </table:table-row>
        <table:table-row table:style-name="ro2">
          <table:table-cell office:value-type="float" office:value="194616" calcext:value-type="float">
            <text:p>194616</text:p>
          </table:table-cell>
          <table:table-cell office:value-type="float" office:value="0" calcext:value-type="float">
            <text:p>0</text:p>
          </table:table-cell>
          <table:table-cell office:value-type="float" office:value="681129" calcext:value-type="float">
            <text:p>681129</text:p>
          </table:table-cell>
          <table:table-cell office:value-type="float" office:value="301234" calcext:value-type="float">
            <text:p>301234</text:p>
          </table:table-cell>
          <table:table-cell office:value-type="string" calcext:value-type="string">
            <text:p>Beautiful palace </text:p>
            <text:p>What time you went there?</text:p>
          </table:table-cell>
          <table:table-cell/>
        </table:table-row>
        <table:table-row table:style-name="ro1">
          <table:table-cell office:value-type="float" office:value="448312" calcext:value-type="float">
            <text:p>448312</text:p>
          </table:table-cell>
          <table:table-cell office:value-type="float" office:value="0" calcext:value-type="float">
            <text:p>0</text:p>
          </table:table-cell>
          <table:table-cell office:value-type="float" office:value="2185206" calcext:value-type="float">
            <text:p>2185206</text:p>
          </table:table-cell>
          <table:table-cell office:value-type="float" office:value="1852670" calcext:value-type="float">
            <text:p>1852670</text:p>
          </table:table-cell>
          <table:table-cell office:value-type="string" calcext:value-type="string">
            <text:p>আমি এক বাঙালি <text:s/>ভাই</text:p>
          </table:table-cell>
          <table:table-cell/>
        </table:table-row>
        <table:table-row table:style-name="ro1">
          <table:table-cell office:value-type="float" office:value="464862" calcext:value-type="float">
            <text:p>464862</text:p>
          </table:table-cell>
          <table:table-cell office:value-type="float" office:value="0" calcext:value-type="float">
            <text:p>0</text:p>
          </table:table-cell>
          <table:table-cell office:value-type="float" office:value="2317326" calcext:value-type="float">
            <text:p>2317326</text:p>
          </table:table-cell>
          <table:table-cell office:value-type="float" office:value="2238075" calcext:value-type="float">
            <text:p>2238075</text:p>
          </table:table-cell>
          <table:table-cell office:value-type="string" calcext:value-type="string">
            <text:p>Fff</text:p>
          </table:table-cell>
          <table:table-cell/>
        </table:table-row>
        <table:table-row table:style-name="ro1">
          <table:table-cell office:value-type="float" office:value="267204" calcext:value-type="float">
            <text:p>267204</text:p>
          </table:table-cell>
          <table:table-cell office:value-type="float" office:value="0" calcext:value-type="float">
            <text:p>0</text:p>
          </table:table-cell>
          <table:table-cell office:value-type="float" office:value="1394851" calcext:value-type="float">
            <text:p>1394851</text:p>
          </table:table-cell>
          <table:table-cell office:value-type="float" office:value="19761" calcext:value-type="float">
            <text:p>19761</text:p>
          </table:table-cell>
          <table:table-cell office:value-type="string" calcext:value-type="string">
            <text:p>Nyc..lovely ?</text:p>
          </table:table-cell>
          <table:table-cell/>
        </table:table-row>
        <table:table-row table:style-name="ro1">
          <table:table-cell office:value-type="float" office:value="289841" calcext:value-type="float">
            <text:p>289841</text:p>
          </table:table-cell>
          <table:table-cell office:value-type="float" office:value="0" calcext:value-type="float">
            <text:p>0</text:p>
          </table:table-cell>
          <table:table-cell office:value-type="float" office:value="1519523" calcext:value-type="float">
            <text:p>1519523</text:p>
          </table:table-cell>
          <table:table-cell office:value-type="float" office:value="438205" calcext:value-type="float">
            <text:p>438205</text:p>
          </table:table-cell>
          <table:table-cell office:value-type="string" calcext:value-type="string">
            <text:p>[[@1]] re</text:p>
          </table:table-cell>
          <table:table-cell/>
        </table:table-row>
        <table:table-row table:style-name="ro1">
          <table:table-cell office:value-type="float" office:value="317095" calcext:value-type="float">
            <text:p>317095</text:p>
          </table:table-cell>
          <table:table-cell office:value-type="float" office:value="0" calcext:value-type="float">
            <text:p>0</text:p>
          </table:table-cell>
          <table:table-cell office:value-type="float" office:value="1845" calcext:value-type="float">
            <text:p>1845</text:p>
          </table:table-cell>
          <table:table-cell office:value-type="float" office:value="517360" calcext:value-type="float">
            <text:p>517360</text:p>
          </table:table-cell>
          <table:table-cell office:value-type="string" calcext:value-type="string">
            <text:p>Hey nice work :)</text:p>
          </table:table-cell>
          <table:table-cell/>
        </table:table-row>
        <table:table-row table:style-name="ro1">
          <table:table-cell office:value-type="float" office:value="388887" calcext:value-type="float">
            <text:p>388887</text:p>
          </table:table-cell>
          <table:table-cell office:value-type="float" office:value="0" calcext:value-type="float">
            <text:p>0</text:p>
          </table:table-cell>
          <table:table-cell office:value-type="float" office:value="531871" calcext:value-type="float">
            <text:p>531871</text:p>
          </table:table-cell>
          <table:table-cell office:value-type="float" office:value="830607" calcext:value-type="float">
            <text:p>830607</text:p>
          </table:table-cell>
          <table:table-cell office:value-type="string" calcext:value-type="string">
            <text:p>Nic</text:p>
          </table:table-cell>
          <table:table-cell/>
        </table:table-row>
        <table:table-row table:style-name="ro1">
          <table:table-cell office:value-type="float" office:value="408605" calcext:value-type="float">
            <text:p>408605</text:p>
          </table:table-cell>
          <table:table-cell office:value-type="float" office:value="0" calcext:value-type="float">
            <text:p>0</text:p>
          </table:table-cell>
          <table:table-cell office:value-type="float" office:value="2322668" calcext:value-type="float">
            <text:p>2322668</text:p>
          </table:table-cell>
          <table:table-cell office:value-type="float" office:value="1185603" calcext:value-type="float">
            <text:p>1185603</text:p>
          </table:table-cell>
          <table:table-cell office:value-type="string" calcext:value-type="string">
            <text:p>Fast time video</text:p>
          </table:table-cell>
          <table:table-cell/>
        </table:table-row>
        <table:table-row table:style-name="ro1">
          <table:table-cell office:value-type="float" office:value="433855" calcext:value-type="float">
            <text:p>433855</text:p>
          </table:table-cell>
          <table:table-cell office:value-type="float" office:value="0" calcext:value-type="float">
            <text:p>0</text:p>
          </table:table-cell>
          <table:table-cell office:value-type="float" office:value="2311467" calcext:value-type="float">
            <text:p>2311467</text:p>
          </table:table-cell>
          <table:table-cell office:value-type="float" office:value="499939" calcext:value-type="float">
            <text:p>499939</text:p>
          </table:table-cell>
          <table:table-cell office:value-type="string" calcext:value-type="string">
            <text:p>[[@43519]] yeah manka its affordable</text:p>
          </table:table-cell>
          <table:table-cell/>
        </table:table-row>
        <table:table-row table:style-name="ro1">
          <table:table-cell office:value-type="float" office:value="440820" calcext:value-type="float">
            <text:p>440820</text:p>
          </table:table-cell>
          <table:table-cell office:value-type="float" office:value="0" calcext:value-type="float">
            <text:p>0</text:p>
          </table:table-cell>
          <table:table-cell office:value-type="float" office:value="2420261" calcext:value-type="float">
            <text:p>2420261</text:p>
          </table:table-cell>
          <table:table-cell office:value-type="float" office:value="1661445" calcext:value-type="float">
            <text:p>1661445</text:p>
          </table:table-cell>
          <table:table-cell office:value-type="string" calcext:value-type="string">
            <text:p>cool</text:p>
          </table:table-cell>
          <table:table-cell/>
        </table:table-row>
        <table:table-row table:style-name="ro1">
          <table:table-cell office:value-type="float" office:value="449927" calcext:value-type="float">
            <text:p>449927</text:p>
          </table:table-cell>
          <table:table-cell office:value-type="float" office:value="0" calcext:value-type="float">
            <text:p>0</text:p>
          </table:table-cell>
          <table:table-cell office:value-type="float" office:value="2259289" calcext:value-type="float">
            <text:p>2259289</text:p>
          </table:table-cell>
          <table:table-cell office:value-type="float" office:value="1891076" calcext:value-type="float">
            <text:p>1891076</text:p>
          </table:table-cell>
          <table:table-cell office:value-type="string" calcext:value-type="string">
            <text:p>Hilo</text:p>
          </table:table-cell>
          <table:table-cell/>
        </table:table-row>
        <table:table-row table:style-name="ro1">
          <table:table-cell office:value-type="float" office:value="5960" calcext:value-type="float">
            <text:p>5960</text:p>
          </table:table-cell>
          <table:table-cell office:value-type="float" office:value="0" calcext:value-type="float">
            <text:p>0</text:p>
          </table:table-cell>
          <table:table-cell office:value-type="float" office:value="154092" calcext:value-type="float">
            <text:p>154092</text:p>
          </table:table-cell>
          <table:table-cell office:value-type="float" office:value="476" calcext:value-type="float">
            <text:p>476</text:p>
          </table:table-cell>
          <table:table-cell office:value-type="string" calcext:value-type="string">
            <text:p>[[@1]]</text:p>
          </table:table-cell>
          <table:table-cell/>
        </table:table-row>
        <table:table-row table:style-name="ro1">
          <table:table-cell office:value-type="float" office:value="60516" calcext:value-type="float">
            <text:p>60516</text:p>
          </table:table-cell>
          <table:table-cell office:value-type="float" office:value="0" calcext:value-type="float">
            <text:p>0</text:p>
          </table:table-cell>
          <table:table-cell office:value-type="float" office:value="679440" calcext:value-type="float">
            <text:p>679440</text:p>
          </table:table-cell>
          <table:table-cell office:value-type="float" office:value="200053" calcext:value-type="float">
            <text:p>200053</text:p>
          </table:table-cell>
          <table:table-cell office:value-type="string" calcext:value-type="string">
            <text:p>Will try my best but thanks</text:p>
          </table:table-cell>
          <table:table-cell/>
        </table:table-row>
        <table:table-row table:style-name="ro1">
          <table:table-cell office:value-type="float" office:value="92536" calcext:value-type="float">
            <text:p>92536</text:p>
          </table:table-cell>
          <table:table-cell office:value-type="float" office:value="0" calcext:value-type="float">
            <text:p>0</text:p>
          </table:table-cell>
          <table:table-cell office:value-type="float" office:value="757924" calcext:value-type="float">
            <text:p>757924</text:p>
          </table:table-cell>
          <table:table-cell office:value-type="float" office:value="79739" calcext:value-type="float">
            <text:p>7973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21855" calcext:value-type="float">
            <text:p>121855</text:p>
          </table:table-cell>
          <table:table-cell office:value-type="float" office:value="0" calcext:value-type="float">
            <text:p>0</text:p>
          </table:table-cell>
          <table:table-cell office:value-type="float" office:value="2469" calcext:value-type="float">
            <text:p>2469</text:p>
          </table:table-cell>
          <table:table-cell office:value-type="float" office:value="88003" calcext:value-type="float">
            <text:p>88003</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151137" calcext:value-type="float">
            <text:p>151137</text:p>
          </table:table-cell>
          <table:table-cell office:value-type="float" office:value="0" calcext:value-type="float">
            <text:p>0</text:p>
          </table:table-cell>
          <table:table-cell office:value-type="float" office:value="896675" calcext:value-type="float">
            <text:p>896675</text:p>
          </table:table-cell>
          <table:table-cell office:value-type="float" office:value="268914" calcext:value-type="float">
            <text:p>268914</text:p>
          </table:table-cell>
          <table:table-cell office:value-type="string" calcext:value-type="string">
            <text:p>https://www.youtube.com/channel/UC7KvVmIIZqW5lkq_zU7eTJw</text:p>
          </table:table-cell>
          <table:table-cell/>
        </table:table-row>
        <table:table-row table:style-name="ro1">
          <table:table-cell office:value-type="float" office:value="159917" calcext:value-type="float">
            <text:p>159917</text:p>
          </table:table-cell>
          <table:table-cell office:value-type="float" office:value="0" calcext:value-type="float">
            <text:p>0</text:p>
          </table:table-cell>
          <table:table-cell office:value-type="float" office:value="915211" calcext:value-type="float">
            <text:p>915211</text:p>
          </table:table-cell>
          <table:table-cell office:value-type="float" office:value="274868" calcext:value-type="float">
            <text:p>274868</text:p>
          </table:table-cell>
          <table:table-cell office:value-type="string" calcext:value-type="string">
            <text:p>[[@82469]] yes it's a mini Switzerland of India..</text:p>
          </table:table-cell>
          <table:table-cell/>
        </table:table-row>
        <table:table-row table:style-name="ro1">
          <table:table-cell office:value-type="float" office:value="219818" calcext:value-type="float">
            <text:p>219818</text:p>
          </table:table-cell>
          <table:table-cell office:value-type="float" office:value="0" calcext:value-type="float">
            <text:p>0</text:p>
          </table:table-cell>
          <table:table-cell office:value-type="float" office:value="1130229" calcext:value-type="float">
            <text:p>1130229</text:p>
          </table:table-cell>
          <table:table-cell office:value-type="float" office:value="41370" calcext:value-type="float">
            <text:p>4137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81307" calcext:value-type="float">
            <text:p>281307</text:p>
          </table:table-cell>
          <table:table-cell office:value-type="float" office:value="0" calcext:value-type="float">
            <text:p>0</text:p>
          </table:table-cell>
          <table:table-cell office:value-type="float" office:value="1475780" calcext:value-type="float">
            <text:p>1475780</text:p>
          </table:table-cell>
          <table:table-cell office:value-type="float" office:value="4892" calcext:value-type="float">
            <text:p>4892</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90" calcext:value-type="float">
            <text:p>190</text:p>
          </table:table-cell>
          <table:table-cell office:value-type="float" office:value="420" calcext:value-type="float">
            <text:p>420</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Added this to my bucketlist :)</text:p>
          </table:table-cell>
          <table:table-cell/>
        </table:table-row>
        <table:table-row table:style-name="ro1">
          <table:table-cell office:value-type="float" office:value="63350" calcext:value-type="float">
            <text:p>63350</text:p>
          </table:table-cell>
          <table:table-cell office:value-type="float" office:value="0" calcext:value-type="float">
            <text:p>0</text:p>
          </table:table-cell>
          <table:table-cell office:value-type="float" office:value="685905" calcext:value-type="float">
            <text:p>685905</text:p>
          </table:table-cell>
          <table:table-cell office:value-type="float" office:value="20020" calcext:value-type="float">
            <text:p>20020</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16560" calcext:value-type="float">
            <text:p>116560</text:p>
          </table:table-cell>
          <table:table-cell office:value-type="float" office:value="0" calcext:value-type="float">
            <text:p>0</text:p>
          </table:table-cell>
          <table:table-cell office:value-type="float" office:value="816363" calcext:value-type="float">
            <text:p>816363</text:p>
          </table:table-cell>
          <table:table-cell office:value-type="float" office:value="49834" calcext:value-type="float">
            <text:p>49834</text:p>
          </table:table-cell>
          <table:table-cell office:value-type="string" calcext:value-type="string">
            <text:p>So glad you shared this today!</text:p>
          </table:table-cell>
          <table:table-cell/>
        </table:table-row>
        <table:table-row table:style-name="ro1">
          <table:table-cell office:value-type="float" office:value="243475" calcext:value-type="float">
            <text:p>243475</text:p>
          </table:table-cell>
          <table:table-cell office:value-type="float" office:value="0" calcext:value-type="float">
            <text:p>0</text:p>
          </table:table-cell>
          <table:table-cell office:value-type="float" office:value="1216270" calcext:value-type="float">
            <text:p>1216270</text:p>
          </table:table-cell>
          <table:table-cell office:value-type="float" office:value="367475" calcext:value-type="float">
            <text:p>367475</text:p>
          </table:table-cell>
          <table:table-cell office:value-type="string" calcext:value-type="string">
            <text:p>[[@45098]] thanks dear</text:p>
          </table:table-cell>
          <table:table-cell/>
        </table:table-row>
        <table:table-row table:style-name="ro1">
          <table:table-cell office:value-type="float" office:value="356589" calcext:value-type="float">
            <text:p>356589</text:p>
          </table:table-cell>
          <table:table-cell office:value-type="float" office:value="0" calcext:value-type="float">
            <text:p>0</text:p>
          </table:table-cell>
          <table:table-cell office:value-type="float" office:value="1757733" calcext:value-type="float">
            <text:p>1757733</text:p>
          </table:table-cell>
          <table:table-cell office:value-type="float" office:value="85370" calcext:value-type="float">
            <text:p>85370</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86812" calcext:value-type="float">
            <text:p>386812</text:p>
          </table:table-cell>
          <table:table-cell office:value-type="float" office:value="0" calcext:value-type="float">
            <text:p>0</text:p>
          </table:table-cell>
          <table:table-cell office:value-type="float" office:value="2249442" calcext:value-type="float">
            <text:p>2249442</text:p>
          </table:table-cell>
          <table:table-cell office:value-type="float" office:value="411466" calcext:value-type="float">
            <text:p>411466</text:p>
          </table:table-cell>
          <table:table-cell office:value-type="string" calcext:value-type="string">
            <text:p>Nice</text:p>
          </table:table-cell>
          <table:table-cell/>
        </table:table-row>
        <table:table-row table:style-name="ro1">
          <table:table-cell office:value-type="float" office:value="31853" calcext:value-type="float">
            <text:p>31853</text:p>
          </table:table-cell>
          <table:table-cell office:value-type="float" office:value="0" calcext:value-type="float">
            <text:p>0</text:p>
          </table:table-cell>
          <table:table-cell office:value-type="float" office:value="615542" calcext:value-type="float">
            <text:p>615542</text:p>
          </table:table-cell>
          <table:table-cell office:value-type="float" office:value="49651" calcext:value-type="float">
            <text:p>4965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73627" calcext:value-type="float">
            <text:p>73627</text:p>
          </table:table-cell>
          <table:table-cell office:value-type="float" office:value="0" calcext:value-type="float">
            <text:p>0</text:p>
          </table:table-cell>
          <table:table-cell office:value-type="float" office:value="713611" calcext:value-type="float">
            <text:p>713611</text:p>
          </table:table-cell>
          <table:table-cell office:value-type="float" office:value="40681" calcext:value-type="float">
            <text:p>40681</text:p>
          </table:table-cell>
          <table:table-cell office:value-type="string" calcext:value-type="string">
            <text:p>gr8 ?</text:p>
          </table:table-cell>
          <table:table-cell/>
        </table:table-row>
        <table:table-row table:style-name="ro1">
          <table:table-cell office:value-type="float" office:value="87515" calcext:value-type="float">
            <text:p>87515</text:p>
          </table:table-cell>
          <table:table-cell office:value-type="float" office:value="0" calcext:value-type="float">
            <text:p>0</text:p>
          </table:table-cell>
          <table:table-cell office:value-type="float" office:value="506260" calcext:value-type="float">
            <text:p>506260</text:p>
          </table:table-cell>
          <table:table-cell office:value-type="float" office:value="83243" calcext:value-type="float">
            <text:p>83243</text:p>
          </table:table-cell>
          <table:table-cell office:value-type="string" calcext:value-type="string">
            <text:p>Beautiful capture</text:p>
          </table:table-cell>
          <table:table-cell/>
        </table:table-row>
        <table:table-row table:style-name="ro1">
          <table:table-cell office:value-type="float" office:value="103070" calcext:value-type="float">
            <text:p>103070</text:p>
          </table:table-cell>
          <table:table-cell office:value-type="float" office:value="0" calcext:value-type="float">
            <text:p>0</text:p>
          </table:table-cell>
          <table:table-cell office:value-type="float" office:value="784857" calcext:value-type="float">
            <text:p>784857</text:p>
          </table:table-cell>
          <table:table-cell office:value-type="float" office:value="135864" calcext:value-type="float">
            <text:p>13586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40694" calcext:value-type="float">
            <text:p>140694</text:p>
          </table:table-cell>
          <table:table-cell office:value-type="float" office:value="489820" calcext:value-type="float">
            <text:p>489820</text:p>
          </table:table-cell>
          <table:table-cell office:value-type="float" office:value="0" calcext:value-type="float">
            <text:p>0</text:p>
          </table:table-cell>
          <table:table-cell office:value-type="float" office:value="26778" calcext:value-type="float">
            <text:p>26778</text:p>
          </table:table-cell>
          <table:table-cell office:value-type="string" calcext:value-type="string">
            <text:p>[[@1]]</text:p>
          </table:table-cell>
          <table:table-cell/>
        </table:table-row>
        <table:table-row table:style-name="ro1">
          <table:table-cell office:value-type="float" office:value="178261" calcext:value-type="float">
            <text:p>178261</text:p>
          </table:table-cell>
          <table:table-cell office:value-type="float" office:value="0" calcext:value-type="float">
            <text:p>0</text:p>
          </table:table-cell>
          <table:table-cell office:value-type="float" office:value="971222" calcext:value-type="float">
            <text:p>971222</text:p>
          </table:table-cell>
          <table:table-cell office:value-type="float" office:value="86927" calcext:value-type="float">
            <text:p>86927</text:p>
          </table:table-cell>
          <table:table-cell office:value-type="string" calcext:value-type="string">
            <text:p>Great one </text:p>
          </table:table-cell>
          <table:table-cell/>
        </table:table-row>
        <table:table-row table:style-name="ro1">
          <table:table-cell office:value-type="float" office:value="206220" calcext:value-type="float">
            <text:p>206220</text:p>
          </table:table-cell>
          <table:table-cell office:value-type="float" office:value="0" calcext:value-type="float">
            <text:p>0</text:p>
          </table:table-cell>
          <table:table-cell office:value-type="float" office:value="1063046" calcext:value-type="float">
            <text:p>1063046</text:p>
          </table:table-cell>
          <table:table-cell office:value-type="float" office:value="320139" calcext:value-type="float">
            <text:p>320139</text:p>
          </table:table-cell>
          <table:table-cell office:value-type="string" calcext:value-type="string">
            <text:p>Sure.. What do you like to know?? [[@83884]]</text:p>
          </table:table-cell>
          <table:table-cell/>
        </table:table-row>
        <table:table-row table:style-name="ro1">
          <table:table-cell office:value-type="float" office:value="221463" calcext:value-type="float">
            <text:p>221463</text:p>
          </table:table-cell>
          <table:table-cell office:value-type="float" office:value="0" calcext:value-type="float">
            <text:p>0</text:p>
          </table:table-cell>
          <table:table-cell office:value-type="float" office:value="1141259" calcext:value-type="float">
            <text:p>1141259</text:p>
          </table:table-cell>
          <table:table-cell office:value-type="float" office:value="49503" calcext:value-type="float">
            <text:p>49503</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35683" calcext:value-type="float">
            <text:p>235683</text:p>
          </table:table-cell>
          <table:table-cell office:value-type="float" office:value="0" calcext:value-type="float">
            <text:p>0</text:p>
          </table:table-cell>
          <table:table-cell office:value-type="float" office:value="1188220" calcext:value-type="float">
            <text:p>1188220</text:p>
          </table:table-cell>
          <table:table-cell office:value-type="float" office:value="358593" calcext:value-type="float">
            <text:p>358593</text:p>
          </table:table-cell>
          <table:table-cell office:value-type="string" calcext:value-type="string">
            <text:p>[[@80819]] yes m going to kashmir tommorow may b.. <text:s/>then i ll post more</text:p>
          </table:table-cell>
          <table:table-cell/>
        </table:table-row>
        <table:table-row table:style-name="ro1">
          <table:table-cell office:value-type="float" office:value="250883" calcext:value-type="float">
            <text:p>250883</text:p>
          </table:table-cell>
          <table:table-cell office:value-type="float" office:value="0" calcext:value-type="float">
            <text:p>0</text:p>
          </table:table-cell>
          <table:table-cell office:value-type="float" office:value="1276705" calcext:value-type="float">
            <text:p>1276705</text:p>
          </table:table-cell>
          <table:table-cell office:value-type="float" office:value="384792" calcext:value-type="float">
            <text:p>384792</text:p>
          </table:table-cell>
          <table:table-cell office:value-type="string" calcext:value-type="string">
            <text:p>[[@82936]] thanks dude :)</text:p>
          </table:table-cell>
          <table:table-cell/>
        </table:table-row>
        <table:table-row table:style-name="ro1">
          <table:table-cell office:value-type="float" office:value="260726" calcext:value-type="float">
            <text:p>260726</text:p>
          </table:table-cell>
          <table:table-cell office:value-type="float" office:value="0" calcext:value-type="float">
            <text:p>0</text:p>
          </table:table-cell>
          <table:table-cell office:value-type="float" office:value="1225429" calcext:value-type="float">
            <text:p>1225429</text:p>
          </table:table-cell>
          <table:table-cell office:value-type="float" office:value="56143" calcext:value-type="float">
            <text:p>56143</text:p>
          </table:table-cell>
          <table:table-cell office:value-type="string" calcext:value-type="string">
            <text:p>Kindly join my group to share travel experience on fb group page travelling my passion https://www.facebook.com/groups/220528741821775/</text:p>
          </table:table-cell>
          <table:table-cell/>
        </table:table-row>
        <table:table-row table:style-name="ro1">
          <table:table-cell office:value-type="float" office:value="281213" calcext:value-type="float">
            <text:p>281213</text:p>
          </table:table-cell>
          <table:table-cell office:value-type="float" office:value="0" calcext:value-type="float">
            <text:p>0</text:p>
          </table:table-cell>
          <table:table-cell office:value-type="float" office:value="1387654" calcext:value-type="float">
            <text:p>1387654</text:p>
          </table:table-cell>
          <table:table-cell office:value-type="float" office:value="452706" calcext:value-type="float">
            <text:p>452706</text:p>
          </table:table-cell>
          <table:table-cell office:value-type="string" calcext:value-type="string">
            <text:p>Where is it located</text:p>
          </table:table-cell>
          <table:table-cell/>
        </table:table-row>
        <table:table-row table:style-name="ro1">
          <table:table-cell office:value-type="float" office:value="380601" calcext:value-type="float">
            <text:p>380601</text:p>
          </table:table-cell>
          <table:table-cell office:value-type="float" office:value="0" calcext:value-type="float">
            <text:p>0</text:p>
          </table:table-cell>
          <table:table-cell office:value-type="float" office:value="2227402" calcext:value-type="float">
            <text:p>2227402</text:p>
          </table:table-cell>
          <table:table-cell office:value-type="float" office:value="73585" calcext:value-type="float">
            <text:p>73585</text:p>
          </table:table-cell>
          <table:table-cell office:value-type="string" calcext:value-type="string">
            <text:p>Thanks man much appreciated [[@86539]]</text:p>
          </table:table-cell>
          <table:table-cell/>
        </table:table-row>
        <table:table-row table:style-name="ro1">
          <table:table-cell office:value-type="float" office:value="394158" calcext:value-type="float">
            <text:p>394158</text:p>
          </table:table-cell>
          <table:table-cell office:value-type="float" office:value="0" calcext:value-type="float">
            <text:p>0</text:p>
          </table:table-cell>
          <table:table-cell office:value-type="float" office:value="2287190" calcext:value-type="float">
            <text:p>2287190</text:p>
          </table:table-cell>
          <table:table-cell office:value-type="float" office:value="882343" calcext:value-type="float">
            <text:p>882343</text:p>
          </table:table-cell>
          <table:table-cell office:value-type="string" calcext:value-type="string">
            <text:p>Beyond perfect ??</text:p>
          </table:table-cell>
          <table:table-cell/>
        </table:table-row>
        <table:table-row table:style-name="ro1">
          <table:table-cell office:value-type="float" office:value="416548" calcext:value-type="float">
            <text:p>416548</text:p>
          </table:table-cell>
          <table:table-cell office:value-type="float" office:value="0" calcext:value-type="float">
            <text:p>0</text:p>
          </table:table-cell>
          <table:table-cell office:value-type="float" office:value="2316909" calcext:value-type="float">
            <text:p>2316909</text:p>
          </table:table-cell>
          <table:table-cell office:value-type="float" office:value="15419" calcext:value-type="float">
            <text:p>15419</text:p>
          </table:table-cell>
          <table:table-cell office:value-type="string" calcext:value-type="string">
            <text:p>school trip?</text:p>
          </table:table-cell>
          <table:table-cell/>
        </table:table-row>
        <table:table-row table:style-name="ro1">
          <table:table-cell office:value-type="float" office:value="11583" calcext:value-type="float">
            <text:p>11583</text:p>
          </table:table-cell>
          <table:table-cell office:value-type="float" office:value="0" calcext:value-type="float">
            <text:p>0</text:p>
          </table:table-cell>
          <table:table-cell office:value-type="float" office:value="432489" calcext:value-type="float">
            <text:p>432489</text:p>
          </table:table-cell>
          <table:table-cell office:value-type="float" office:value="128742" calcext:value-type="float">
            <text:p>128742</text:p>
          </table:table-cell>
          <table:table-cell office:value-type="string" calcext:value-type="string">
            <text:p>Nice click</text:p>
          </table:table-cell>
          <table:table-cell/>
        </table:table-row>
        <table:table-row table:style-name="ro1">
          <table:table-cell office:value-type="float" office:value="92123" calcext:value-type="float">
            <text:p>92123</text:p>
          </table:table-cell>
          <table:table-cell office:value-type="float" office:value="0" calcext:value-type="float">
            <text:p>0</text:p>
          </table:table-cell>
          <table:table-cell office:value-type="float" office:value="758785" calcext:value-type="float">
            <text:p>758785</text:p>
          </table:table-cell>
          <table:table-cell office:value-type="float" office:value="81290" calcext:value-type="float">
            <text:p>81290</text:p>
          </table:table-cell>
          <table:table-cell office:value-type="string" calcext:value-type="string">
            <text:p>Your title is my new catchphrase!</text:p>
          </table:table-cell>
          <table:table-cell/>
        </table:table-row>
        <table:table-row table:style-name="ro1">
          <table:table-cell office:value-type="float" office:value="231477" calcext:value-type="float">
            <text:p>231477</text:p>
          </table:table-cell>
          <table:table-cell office:value-type="float" office:value="0" calcext:value-type="float">
            <text:p>0</text:p>
          </table:table-cell>
          <table:table-cell office:value-type="float" office:value="1178880" calcext:value-type="float">
            <text:p>1178880</text:p>
          </table:table-cell>
          <table:table-cell office:value-type="float" office:value="355687" calcext:value-type="float">
            <text:p>355687</text:p>
          </table:table-cell>
          <table:table-cell office:value-type="string" calcext:value-type="string">
            <text:p>[[@40978]] Munnar, thekkady, vagamond.. lot's of places around....you're looking for places in India or outside?</text:p>
          </table:table-cell>
          <table:table-cell/>
        </table:table-row>
        <table:table-row table:style-name="ro1">
          <table:table-cell office:value-type="float" office:value="332850" calcext:value-type="float">
            <text:p>332850</text:p>
          </table:table-cell>
          <table:table-cell office:value-type="float" office:value="0" calcext:value-type="float">
            <text:p>0</text:p>
          </table:table-cell>
          <table:table-cell office:value-type="float" office:value="1777769" calcext:value-type="float">
            <text:p>1777769</text:p>
          </table:table-cell>
          <table:table-cell office:value-type="float" office:value="86220" calcext:value-type="float">
            <text:p>86220</text:p>
          </table:table-cell>
          <table:table-cell office:value-type="string" calcext:value-type="string">
            <text:p>masttt!!</text:p>
          </table:table-cell>
          <table:table-cell/>
        </table:table-row>
        <table:table-row table:style-name="ro1">
          <table:table-cell office:value-type="float" office:value="378649" calcext:value-type="float">
            <text:p>378649</text:p>
          </table:table-cell>
          <table:table-cell office:value-type="float" office:value="0" calcext:value-type="float">
            <text:p>0</text:p>
          </table:table-cell>
          <table:table-cell office:value-type="float" office:value="2231627" calcext:value-type="float">
            <text:p>2231627</text:p>
          </table:table-cell>
          <table:table-cell office:value-type="float" office:value="79004" calcext:value-type="float">
            <text:p>79004</text:p>
          </table:table-cell>
          <table:table-cell office:value-type="string" calcext:value-type="string">
            <text:p>Hoping for another awesome adventure soon!</text:p>
          </table:table-cell>
          <table:table-cell/>
        </table:table-row>
        <table:table-row table:style-name="ro1">
          <table:table-cell office:value-type="float" office:value="6492" calcext:value-type="float">
            <text:p>6492</text:p>
          </table:table-cell>
          <table:table-cell office:value-type="float" office:value="0" calcext:value-type="float">
            <text:p>0</text:p>
          </table:table-cell>
          <table:table-cell office:value-type="float" office:value="178109" calcext:value-type="float">
            <text:p>178109</text:p>
          </table:table-cell>
          <table:table-cell office:value-type="float" office:value="65218" calcext:value-type="float">
            <text:p>65218</text:p>
          </table:table-cell>
          <table:table-cell office:value-type="string" calcext:value-type="string">
            <text:p>[[@1]]</text:p>
          </table:table-cell>
          <table:table-cell/>
        </table:table-row>
        <table:table-row table:style-name="ro1">
          <table:table-cell office:value-type="float" office:value="63755" calcext:value-type="float">
            <text:p>63755</text:p>
          </table:table-cell>
          <table:table-cell office:value-type="float" office:value="0" calcext:value-type="float">
            <text:p>0</text:p>
          </table:table-cell>
          <table:table-cell office:value-type="float" office:value="687412" calcext:value-type="float">
            <text:p>687412</text:p>
          </table:table-cell>
          <table:table-cell office:value-type="float" office:value="52734" calcext:value-type="float">
            <text:p>52734</text:p>
          </table:table-cell>
          <table:table-cell office:value-type="string" calcext:value-type="string">
            <text:p>The photographs and the content are beautifully amalgamated</text:p>
          </table:table-cell>
          <table:table-cell/>
        </table:table-row>
        <table:table-row table:style-name="ro1">
          <table:table-cell office:value-type="float" office:value="104914" calcext:value-type="float">
            <text:p>104914</text:p>
          </table:table-cell>
          <table:table-cell office:value-type="float" office:value="0" calcext:value-type="float">
            <text:p>0</text:p>
          </table:table-cell>
          <table:table-cell office:value-type="float" office:value="685051" calcext:value-type="float">
            <text:p>685051</text:p>
          </table:table-cell>
          <table:table-cell office:value-type="float" office:value="234505" calcext:value-type="float">
            <text:p>234505</text:p>
          </table:table-cell>
          <table:table-cell office:value-type="string" calcext:value-type="string">
            <text:p>Which place it is</text:p>
          </table:table-cell>
          <table:table-cell/>
        </table:table-row>
        <table:table-row table:style-name="ro1">
          <table:table-cell office:value-type="float" office:value="151351" calcext:value-type="float">
            <text:p>151351</text:p>
          </table:table-cell>
          <table:table-cell office:value-type="float" office:value="0" calcext:value-type="float">
            <text:p>0</text:p>
          </table:table-cell>
          <table:table-cell office:value-type="float" office:value="892822" calcext:value-type="float">
            <text:p>892822</text:p>
          </table:table-cell>
          <table:table-cell office:value-type="float" office:value="80772" calcext:value-type="float">
            <text:p>80772</text:p>
          </table:table-cell>
          <table:table-cell office:value-type="string" calcext:value-type="string">
            <text:p>Brilliant trail! what pictures!</text:p>
          </table:table-cell>
          <table:table-cell/>
        </table:table-row>
        <table:table-row table:style-name="ro1">
          <table:table-cell office:value-type="float" office:value="209563" calcext:value-type="float">
            <text:p>209563</text:p>
          </table:table-cell>
          <table:table-cell office:value-type="float" office:value="0" calcext:value-type="float">
            <text:p>0</text:p>
          </table:table-cell>
          <table:table-cell office:value-type="float" office:value="1071970" calcext:value-type="float">
            <text:p>1071970</text:p>
          </table:table-cell>
          <table:table-cell office:value-type="float" office:value="39653" calcext:value-type="float">
            <text:p>3965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15178" calcext:value-type="float">
            <text:p>215178</text:p>
          </table:table-cell>
          <table:table-cell office:value-type="float" office:value="0" calcext:value-type="float">
            <text:p>0</text:p>
          </table:table-cell>
          <table:table-cell office:value-type="float" office:value="695275" calcext:value-type="float">
            <text:p>695275</text:p>
          </table:table-cell>
          <table:table-cell office:value-type="float" office:value="207358" calcext:value-type="float">
            <text:p>207358</text:p>
          </table:table-cell>
          <table:table-cell office:value-type="string" calcext:value-type="string">
            <text:p>[[@77541]] <text:s/>thanks dear</text:p>
          </table:table-cell>
          <table:table-cell/>
        </table:table-row>
        <table:table-row table:style-name="ro1">
          <table:table-cell office:value-type="float" office:value="219398" calcext:value-type="float">
            <text:p>219398</text:p>
          </table:table-cell>
          <table:table-cell office:value-type="float" office:value="516664" calcext:value-type="float">
            <text:p>516664</text:p>
          </table:table-cell>
          <table:table-cell office:value-type="float" office:value="0" calcext:value-type="float">
            <text:p>0</text:p>
          </table:table-cell>
          <table:table-cell office:value-type="float" office:value="340423" calcext:value-type="float">
            <text:p>340423</text:p>
          </table:table-cell>
          <table:table-cell office:value-type="string" calcext:value-type="string">
            <text:p>Wow..beautiful!!!!</text:p>
          </table:table-cell>
          <table:table-cell/>
        </table:table-row>
        <table:table-row table:style-name="ro1">
          <table:table-cell office:value-type="float" office:value="242558" calcext:value-type="float">
            <text:p>242558</text:p>
          </table:table-cell>
          <table:table-cell office:value-type="float" office:value="0" calcext:value-type="float">
            <text:p>0</text:p>
          </table:table-cell>
          <table:table-cell office:value-type="float" office:value="1192884" calcext:value-type="float">
            <text:p>1192884</text:p>
          </table:table-cell>
          <table:table-cell office:value-type="float" office:value="361941" calcext:value-type="float">
            <text:p>361941</text:p>
          </table:table-cell>
          <table:table-cell office:value-type="string" calcext:value-type="string">
            <text:p>Ladakh??? Daksum is in Anantnag</text:p>
          </table:table-cell>
          <table:table-cell/>
        </table:table-row>
        <table:table-row table:style-name="ro1">
          <table:table-cell office:value-type="float" office:value="264820" calcext:value-type="float">
            <text:p>264820</text:p>
          </table:table-cell>
          <table:table-cell office:value-type="float" office:value="953132" calcext:value-type="float">
            <text:p>953132</text:p>
          </table:table-cell>
          <table:table-cell office:value-type="float" office:value="0" calcext:value-type="float">
            <text:p>0</text:p>
          </table:table-cell>
          <table:table-cell office:value-type="float" office:value="423221" calcext:value-type="float">
            <text:p>423221</text:p>
          </table:table-cell>
          <table:table-cell office:value-type="string" calcext:value-type="string">
            <text:p>Please tell me how to delit this post</text:p>
          </table:table-cell>
          <table:table-cell/>
        </table:table-row>
        <table:table-row table:style-name="ro1">
          <table:table-cell office:value-type="float" office:value="348439" calcext:value-type="float">
            <text:p>348439</text:p>
          </table:table-cell>
          <table:table-cell office:value-type="float" office:value="0" calcext:value-type="float">
            <text:p>0</text:p>
          </table:table-cell>
          <table:table-cell office:value-type="float" office:value="1871362" calcext:value-type="float">
            <text:p>1871362</text:p>
          </table:table-cell>
          <table:table-cell office:value-type="float" office:value="578745" calcext:value-type="float">
            <text:p>578745</text:p>
          </table:table-cell>
          <table:table-cell office:value-type="string" calcext:value-type="string">
            <text:p>Sure will put the video when I go there again and shoot. Maybe in a couple of months</text:p>
          </table:table-cell>
          <table:table-cell/>
        </table:table-row>
        <table:table-row table:style-name="ro1">
          <table:table-cell office:value-type="float" office:value="353288" calcext:value-type="float">
            <text:p>353288</text:p>
          </table:table-cell>
          <table:table-cell office:value-type="float" office:value="0" calcext:value-type="float">
            <text:p>0</text:p>
          </table:table-cell>
          <table:table-cell office:value-type="float" office:value="1914741" calcext:value-type="float">
            <text:p>1914741</text:p>
          </table:table-cell>
          <table:table-cell office:value-type="float" office:value="87810" calcext:value-type="float">
            <text:p>8781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85287" calcext:value-type="float">
            <text:p>385287</text:p>
          </table:table-cell>
          <table:table-cell office:value-type="float" office:value="0" calcext:value-type="float">
            <text:p>0</text:p>
          </table:table-cell>
          <table:table-cell office:value-type="float" office:value="2267952" calcext:value-type="float">
            <text:p>2267952</text:p>
          </table:table-cell>
          <table:table-cell office:value-type="float" office:value="352286" calcext:value-type="float">
            <text:p>352286</text:p>
          </table:table-cell>
          <table:table-cell office:value-type="string" calcext:value-type="string">
            <text:p>Andaman is definitely a heavenly place??</text:p>
          </table:table-cell>
          <table:table-cell/>
        </table:table-row>
        <table:table-row table:style-name="ro1">
          <table:table-cell office:value-type="float" office:value="446579" calcext:value-type="float">
            <text:p>446579</text:p>
          </table:table-cell>
          <table:table-cell office:value-type="float" office:value="0" calcext:value-type="float">
            <text:p>0</text:p>
          </table:table-cell>
          <table:table-cell office:value-type="float" office:value="2469254" calcext:value-type="float">
            <text:p>2469254</text:p>
          </table:table-cell>
          <table:table-cell office:value-type="float" office:value="1762441" calcext:value-type="float">
            <text:p>1762441</text:p>
          </table:table-cell>
          <table:table-cell office:value-type="string" calcext:value-type="string">
            <text:p>?</text:p>
          </table:table-cell>
          <table:table-cell/>
        </table:table-row>
        <table:table-row table:style-name="ro1">
          <table:table-cell office:value-type="float" office:value="44534" calcext:value-type="float">
            <text:p>44534</text:p>
          </table:table-cell>
          <table:table-cell office:value-type="float" office:value="0" calcext:value-type="float">
            <text:p>0</text:p>
          </table:table-cell>
          <table:table-cell office:value-type="float" office:value="644182" calcext:value-type="float">
            <text:p>644182</text:p>
          </table:table-cell>
          <table:table-cell office:value-type="float" office:value="82135" calcext:value-type="float">
            <text:p>82135</text:p>
          </table:table-cell>
          <table:table-cell office:value-type="string" calcext:value-type="string">
            <text:p>This looks amazing ❤️</text:p>
          </table:table-cell>
          <table:table-cell/>
        </table:table-row>
        <table:table-row table:style-name="ro1">
          <table:table-cell office:value-type="float" office:value="67682" calcext:value-type="float">
            <text:p>67682</text:p>
          </table:table-cell>
          <table:table-cell office:value-type="float" office:value="0" calcext:value-type="float">
            <text:p>0</text:p>
          </table:table-cell>
          <table:table-cell office:value-type="float" office:value="695772" calcext:value-type="float">
            <text:p>695772</text:p>
          </table:table-cell>
          <table:table-cell office:value-type="float" office:value="207516" calcext:value-type="float">
            <text:p>207516</text:p>
          </table:table-cell>
          <table:table-cell office:value-type="string" calcext:value-type="string">
            <text:p>@preeti.coo <text:s/>thanks</text:p>
          </table:table-cell>
          <table:table-cell/>
        </table:table-row>
        <table:table-row table:style-name="ro1">
          <table:table-cell office:value-type="float" office:value="75681" calcext:value-type="float">
            <text:p>75681</text:p>
          </table:table-cell>
          <table:table-cell office:value-type="float" office:value="0" calcext:value-type="float">
            <text:p>0</text:p>
          </table:table-cell>
          <table:table-cell office:value-type="float" office:value="712983" calcext:value-type="float">
            <text:p>712983</text:p>
          </table:table-cell>
          <table:table-cell office:value-type="float" office:value="212309" calcext:value-type="float">
            <text:p>212309</text:p>
          </table:table-cell>
          <table:table-cell office:value-type="string" calcext:value-type="string">
            <text:p>[[@87609]] ???</text:p>
          </table:table-cell>
          <table:table-cell/>
        </table:table-row>
        <table:table-row table:style-name="ro1">
          <table:table-cell office:value-type="float" office:value="76155" calcext:value-type="float">
            <text:p>76155</text:p>
          </table:table-cell>
          <table:table-cell office:value-type="float" office:value="0" calcext:value-type="float">
            <text:p>0</text:p>
          </table:table-cell>
          <table:table-cell office:value-type="float" office:value="724328" calcext:value-type="float">
            <text:p>724328</text:p>
          </table:table-cell>
          <table:table-cell office:value-type="float" office:value="81241" calcext:value-type="float">
            <text:p>81241</text:p>
          </table:table-cell>
          <table:table-cell office:value-type="string" calcext:value-type="string">
            <text:p>The content and the images don't sit well with one another!</text:p>
          </table:table-cell>
          <table:table-cell/>
        </table:table-row>
        <table:table-row table:style-name="ro1">
          <table:table-cell office:value-type="float" office:value="281683" calcext:value-type="float">
            <text:p>281683</text:p>
          </table:table-cell>
          <table:table-cell office:value-type="float" office:value="0" calcext:value-type="float">
            <text:p>0</text:p>
          </table:table-cell>
          <table:table-cell office:value-type="float" office:value="1478661" calcext:value-type="float">
            <text:p>1478661</text:p>
          </table:table-cell>
          <table:table-cell office:value-type="float" office:value="87083" calcext:value-type="float">
            <text:p>87083</text:p>
          </table:table-cell>
          <table:table-cell office:value-type="string" calcext:value-type="string">
            <text:p>i love your work and i use it to plan my trips :)</text:p>
          </table:table-cell>
          <table:table-cell/>
        </table:table-row>
        <table:table-row table:style-name="ro1">
          <table:table-cell office:value-type="float" office:value="303049" calcext:value-type="float">
            <text:p>303049</text:p>
          </table:table-cell>
          <table:table-cell office:value-type="float" office:value="0" calcext:value-type="float">
            <text:p>0</text:p>
          </table:table-cell>
          <table:table-cell office:value-type="float" office:value="1429335" calcext:value-type="float">
            <text:p>1429335</text:p>
          </table:table-cell>
          <table:table-cell office:value-type="float" office:value="329519" calcext:value-type="float">
            <text:p>329519</text:p>
          </table:table-cell>
          <table:table-cell office:value-type="string" calcext:value-type="string">
            <text:p>Jahapanah forest.... Where is located???</text:p>
          </table:table-cell>
          <table:table-cell/>
        </table:table-row>
        <table:table-row table:style-name="ro1">
          <table:table-cell office:value-type="float" office:value="458317" calcext:value-type="float">
            <text:p>458317</text:p>
          </table:table-cell>
          <table:table-cell office:value-type="float" office:value="0" calcext:value-type="float">
            <text:p>0</text:p>
          </table:table-cell>
          <table:table-cell office:value-type="float" office:value="2317246" calcext:value-type="float">
            <text:p>2317246</text:p>
          </table:table-cell>
          <table:table-cell office:value-type="float" office:value="2129341" calcext:value-type="float">
            <text:p>2129341</text:p>
          </table:table-cell>
          <table:table-cell office:value-type="string" calcext:value-type="string">
            <text:p>Hi</text:p>
          </table:table-cell>
          <table:table-cell/>
        </table:table-row>
        <table:table-row table:style-name="ro1">
          <table:table-cell office:value-type="float" office:value="18257" calcext:value-type="float">
            <text:p>18257</text:p>
          </table:table-cell>
          <table:table-cell office:value-type="float" office:value="0" calcext:value-type="float">
            <text:p>0</text:p>
          </table:table-cell>
          <table:table-cell office:value-type="float" office:value="581227" calcext:value-type="float">
            <text:p>581227</text:p>
          </table:table-cell>
          <table:table-cell office:value-type="float" office:value="82789" calcext:value-type="float">
            <text:p>82789</text:p>
          </table:table-cell>
          <table:table-cell office:value-type="string" calcext:value-type="string">
            <text:p>I am so trying this out soon, do you have any suggestions or tips?</text:p>
          </table:table-cell>
          <table:table-cell/>
        </table:table-row>
        <table:table-row table:style-name="ro1">
          <table:table-cell office:value-type="float" office:value="61186" calcext:value-type="float">
            <text:p>61186</text:p>
          </table:table-cell>
          <table:table-cell office:value-type="float" office:value="0" calcext:value-type="float">
            <text:p>0</text:p>
          </table:table-cell>
          <table:table-cell office:value-type="float" office:value="680482" calcext:value-type="float">
            <text:p>680482</text:p>
          </table:table-cell>
          <table:table-cell office:value-type="float" office:value="203153" calcext:value-type="float">
            <text:p>203153</text:p>
          </table:table-cell>
          <table:table-cell office:value-type="string" calcext:value-type="string">
            <text:p>[[@77173]] thanks</text:p>
          </table:table-cell>
          <table:table-cell/>
        </table:table-row>
        <table:table-row table:style-name="ro1">
          <table:table-cell office:value-type="float" office:value="110437" calcext:value-type="float">
            <text:p>110437</text:p>
          </table:table-cell>
          <table:table-cell office:value-type="float" office:value="0" calcext:value-type="float">
            <text:p>0</text:p>
          </table:table-cell>
          <table:table-cell office:value-type="float" office:value="798160" calcext:value-type="float">
            <text:p>798160</text:p>
          </table:table-cell>
          <table:table-cell office:value-type="float" office:value="80631" calcext:value-type="float">
            <text:p>80631</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16004" calcext:value-type="float">
            <text:p>116004</text:p>
          </table:table-cell>
          <table:table-cell office:value-type="float" office:value="50750" calcext:value-type="float">
            <text:p>50750</text:p>
          </table:table-cell>
          <table:table-cell office:value-type="float" office:value="0" calcext:value-type="float">
            <text:p>0</text:p>
          </table:table-cell>
          <table:table-cell office:value-type="float" office:value="232099" calcext:value-type="float">
            <text:p>232099</text:p>
          </table:table-cell>
          <table:table-cell office:value-type="string" calcext:value-type="string">
            <text:p>Very nicely written</text:p>
          </table:table-cell>
          <table:table-cell/>
        </table:table-row>
        <table:table-row table:style-name="ro1">
          <table:table-cell office:value-type="float" office:value="121753" calcext:value-type="float">
            <text:p>121753</text:p>
          </table:table-cell>
          <table:table-cell office:value-type="float" office:value="0" calcext:value-type="float">
            <text:p>0</text:p>
          </table:table-cell>
          <table:table-cell office:value-type="float" office:value="819069" calcext:value-type="float">
            <text:p>819069</text:p>
          </table:table-cell>
          <table:table-cell office:value-type="float" office:value="76617" calcext:value-type="float">
            <text:p>76617</text:p>
          </table:table-cell>
          <table:table-cell office:value-type="string" calcext:value-type="string">
            <text:p>Hey what time of the year is best to visit this place?</text:p>
          </table:table-cell>
          <table:table-cell/>
        </table:table-row>
        <table:table-row table:style-name="ro1">
          <table:table-cell office:value-type="float" office:value="145763" calcext:value-type="float">
            <text:p>145763</text:p>
          </table:table-cell>
          <table:table-cell office:value-type="float" office:value="0" calcext:value-type="float">
            <text:p>0</text:p>
          </table:table-cell>
          <table:table-cell office:value-type="float" office:value="879150" calcext:value-type="float">
            <text:p>879150</text:p>
          </table:table-cell>
          <table:table-cell office:value-type="float" office:value="263240" calcext:value-type="float">
            <text:p>263240</text:p>
          </table:table-cell>
          <table:table-cell office:value-type="string" calcext:value-type="string">
            <text:p>[[@40824]] ?</text:p>
          </table:table-cell>
          <table:table-cell/>
        </table:table-row>
        <table:table-row table:style-name="ro1">
          <table:table-cell office:value-type="float" office:value="160773" calcext:value-type="float">
            <text:p>160773</text:p>
          </table:table-cell>
          <table:table-cell office:value-type="float" office:value="0" calcext:value-type="float">
            <text:p>0</text:p>
          </table:table-cell>
          <table:table-cell office:value-type="float" office:value="901723" calcext:value-type="float">
            <text:p>901723</text:p>
          </table:table-cell>
          <table:table-cell office:value-type="float" office:value="267159" calcext:value-type="float">
            <text:p>267159</text:p>
          </table:table-cell>
          <table:table-cell office:value-type="string" calcext:value-type="string">
            <text:p>[[@268850]] I have a personal blog on Instagram. More like a narrative!</text:p>
          </table:table-cell>
          <table:table-cell/>
        </table:table-row>
        <table:table-row table:style-name="ro1">
          <table:table-cell office:value-type="float" office:value="341029" calcext:value-type="float">
            <text:p>341029</text:p>
          </table:table-cell>
          <table:table-cell office:value-type="float" office:value="0" calcext:value-type="float">
            <text:p>0</text:p>
          </table:table-cell>
          <table:table-cell office:value-type="float" office:value="39503" calcext:value-type="float">
            <text:p>39503</text:p>
          </table:table-cell>
          <table:table-cell office:value-type="float" office:value="185231" calcext:value-type="float">
            <text:p>185231</text:p>
          </table:table-cell>
          <table:table-cell office:value-type="string" calcext:value-type="string">
            <text:p>✌</text:p>
          </table:table-cell>
          <table:table-cell/>
        </table:table-row>
        <table:table-row table:style-name="ro1">
          <table:table-cell office:value-type="float" office:value="451334" calcext:value-type="float">
            <text:p>451334</text:p>
          </table:table-cell>
          <table:table-cell office:value-type="float" office:value="0" calcext:value-type="float">
            <text:p>0</text:p>
          </table:table-cell>
          <table:table-cell office:value-type="float" office:value="2264582" calcext:value-type="float">
            <text:p>2264582</text:p>
          </table:table-cell>
          <table:table-cell office:value-type="float" office:value="1928594" calcext:value-type="float">
            <text:p>1928594</text:p>
          </table:table-cell>
          <table:table-cell office:value-type="string" calcext:value-type="string">
            <text:p>Nice</text:p>
          </table:table-cell>
          <table:table-cell/>
        </table:table-row>
        <table:table-row table:style-name="ro1">
          <table:table-cell office:value-type="float" office:value="46813" calcext:value-type="float">
            <text:p>46813</text:p>
          </table:table-cell>
          <table:table-cell office:value-type="float" office:value="0" calcext:value-type="float">
            <text:p>0</text:p>
          </table:table-cell>
          <table:table-cell office:value-type="float" office:value="646381" calcext:value-type="float">
            <text:p>646381</text:p>
          </table:table-cell>
          <table:table-cell office:value-type="float" office:value="191807" calcext:value-type="float">
            <text:p>191807</text:p>
          </table:table-cell>
          <table:table-cell office:value-type="string" calcext:value-type="string">
            <text:p>[[@9132]] you can ask anything about the place I'll be happy to inform you</text:p>
          </table:table-cell>
          <table:table-cell/>
        </table:table-row>
        <table:table-row table:style-name="ro1">
          <table:table-cell office:value-type="float" office:value="61608" calcext:value-type="float">
            <text:p>61608</text:p>
          </table:table-cell>
          <table:table-cell office:value-type="float" office:value="0" calcext:value-type="float">
            <text:p>0</text:p>
          </table:table-cell>
          <table:table-cell office:value-type="float" office:value="681136" calcext:value-type="float">
            <text:p>681136</text:p>
          </table:table-cell>
          <table:table-cell office:value-type="float" office:value="41224" calcext:value-type="float">
            <text:p>41224</text:p>
          </table:table-cell>
          <table:table-cell office:value-type="string" calcext:value-type="string">
            <text:p>Amazing trail, could share some videos of the same</text:p>
          </table:table-cell>
          <table:table-cell/>
        </table:table-row>
        <table:table-row table:style-name="ro1">
          <table:table-cell office:value-type="float" office:value="63977" calcext:value-type="float">
            <text:p>63977</text:p>
          </table:table-cell>
          <table:table-cell office:value-type="float" office:value="0" calcext:value-type="float">
            <text:p>0</text:p>
          </table:table-cell>
          <table:table-cell office:value-type="float" office:value="687532" calcext:value-type="float">
            <text:p>687532</text:p>
          </table:table-cell>
          <table:table-cell office:value-type="float" office:value="52372" calcext:value-type="float">
            <text:p>52372</text:p>
          </table:table-cell>
          <table:table-cell office:value-type="string" calcext:value-type="string">
            <text:p>mast content h</text:p>
          </table:table-cell>
          <table:table-cell/>
        </table:table-row>
        <table:table-row table:style-name="ro1">
          <table:table-cell office:value-type="float" office:value="93924" calcext:value-type="float">
            <text:p>93924</text:p>
          </table:table-cell>
          <table:table-cell office:value-type="float" office:value="337300" calcext:value-type="float">
            <text:p>337300</text:p>
          </table:table-cell>
          <table:table-cell office:value-type="float" office:value="0" calcext:value-type="float">
            <text:p>0</text:p>
          </table:table-cell>
          <table:table-cell office:value-type="float" office:value="142363" calcext:value-type="float">
            <text:p>142363</text:p>
          </table:table-cell>
          <table:table-cell office:value-type="string" calcext:value-type="string">
            <text:p>[[@1]]</text:p>
          </table:table-cell>
          <table:table-cell/>
        </table:table-row>
        <table:table-row table:style-name="ro1">
          <table:table-cell office:value-type="float" office:value="118017" calcext:value-type="float">
            <text:p>118017</text:p>
          </table:table-cell>
          <table:table-cell office:value-type="float" office:value="0" calcext:value-type="float">
            <text:p>0</text:p>
          </table:table-cell>
          <table:table-cell office:value-type="float" office:value="209722" calcext:value-type="float">
            <text:p>209722</text:p>
          </table:table-cell>
          <table:table-cell office:value-type="float" office:value="43288" calcext:value-type="float">
            <text:p>43288</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23314" calcext:value-type="float">
            <text:p>123314</text:p>
          </table:table-cell>
          <table:table-cell office:value-type="float" office:value="0" calcext:value-type="float">
            <text:p>0</text:p>
          </table:table-cell>
          <table:table-cell office:value-type="float" office:value="821078" calcext:value-type="float">
            <text:p>821078</text:p>
          </table:table-cell>
          <table:table-cell office:value-type="float" office:value="244846" calcext:value-type="float">
            <text:p>244846</text:p>
          </table:table-cell>
          <table:table-cell office:value-type="string" calcext:value-type="string">
            <text:p>[[@41225]] Thank you so much sir for showing your interest , I really appreciate your suggestion &amp; assuring you that from now you'll get better quality content here. ☺️</text:p>
          </table:table-cell>
          <table:table-cell/>
        </table:table-row>
        <table:table-row table:style-name="ro1">
          <table:table-cell office:value-type="float" office:value="138182" calcext:value-type="float">
            <text:p>138182</text:p>
          </table:table-cell>
          <table:table-cell office:value-type="float" office:value="0" calcext:value-type="float">
            <text:p>0</text:p>
          </table:table-cell>
          <table:table-cell office:value-type="float" office:value="861617" calcext:value-type="float">
            <text:p>861617</text:p>
          </table:table-cell>
          <table:table-cell office:value-type="float" office:value="44519" calcext:value-type="float">
            <text:p>4451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43976" calcext:value-type="float">
            <text:p>143976</text:p>
          </table:table-cell>
          <table:table-cell office:value-type="float" office:value="452693" calcext:value-type="float">
            <text:p>452693</text:p>
          </table:table-cell>
          <table:table-cell office:value-type="float" office:value="0" calcext:value-type="float">
            <text:p>0</text:p>
          </table:table-cell>
          <table:table-cell office:value-type="float" office:value="162382" calcext:value-type="float">
            <text:p>162382</text:p>
          </table:table-cell>
          <table:table-cell office:value-type="string" calcext:value-type="string">
            <text:p>[[@255289]] true though ?☺</text:p>
          </table:table-cell>
          <table:table-cell/>
        </table:table-row>
        <table:table-row table:style-name="ro1">
          <table:table-cell office:value-type="float" office:value="202492" calcext:value-type="float">
            <text:p>202492</text:p>
          </table:table-cell>
          <table:table-cell office:value-type="float" office:value="0" calcext:value-type="float">
            <text:p>0</text:p>
          </table:table-cell>
          <table:table-cell office:value-type="float" office:value="425311" calcext:value-type="float">
            <text:p>425311</text:p>
          </table:table-cell>
          <table:table-cell office:value-type="float" office:value="271174" calcext:value-type="float">
            <text:p>271174</text:p>
          </table:table-cell>
          <table:table-cell office:value-type="string" calcext:value-type="string">
            <text:p>[[@300151]] thanks..Will definitely try out</text:p>
          </table:table-cell>
          <table:table-cell/>
        </table:table-row>
        <table:table-row table:style-name="ro1">
          <table:table-cell office:value-type="float" office:value="206276" calcext:value-type="float">
            <text:p>206276</text:p>
          </table:table-cell>
          <table:table-cell office:value-type="float" office:value="0" calcext:value-type="float">
            <text:p>0</text:p>
          </table:table-cell>
          <table:table-cell office:value-type="float" office:value="1063093" calcext:value-type="float">
            <text:p>1063093</text:p>
          </table:table-cell>
          <table:table-cell office:value-type="float" office:value="320154" calcext:value-type="float">
            <text:p>320154</text:p>
          </table:table-cell>
          <table:table-cell office:value-type="string" calcext:value-type="string">
            <text:p>Yaa sure u should ❤️??[[@39937]]</text:p>
          </table:table-cell>
          <table:table-cell/>
        </table:table-row>
        <table:table-row table:style-name="ro1">
          <table:table-cell office:value-type="float" office:value="224458" calcext:value-type="float">
            <text:p>224458</text:p>
          </table:table-cell>
          <table:table-cell office:value-type="float" office:value="0" calcext:value-type="float">
            <text:p>0</text:p>
          </table:table-cell>
          <table:table-cell office:value-type="float" office:value="541879" calcext:value-type="float">
            <text:p>541879</text:p>
          </table:table-cell>
          <table:table-cell office:value-type="float" office:value="161818" calcext:value-type="float">
            <text:p>161818</text:p>
          </table:table-cell>
          <table:table-cell office:value-type="string" calcext:value-type="string">
            <text:p>Thank you.... I love to travel</text:p>
          </table:table-cell>
          <table:table-cell/>
        </table:table-row>
        <table:table-row table:style-name="ro1">
          <table:table-cell office:value-type="float" office:value="243019" calcext:value-type="float">
            <text:p>243019</text:p>
          </table:table-cell>
          <table:table-cell office:value-type="float" office:value="0" calcext:value-type="float">
            <text:p>0</text:p>
          </table:table-cell>
          <table:table-cell office:value-type="float" office:value="1213965" calcext:value-type="float">
            <text:p>1213965</text:p>
          </table:table-cell>
          <table:table-cell office:value-type="float" office:value="80945" calcext:value-type="float">
            <text:p>80945</text:p>
          </table:table-cell>
          <table:table-cell office:value-type="string" calcext:value-type="string">
            <text:p>Dope!</text:p>
          </table:table-cell>
          <table:table-cell/>
        </table:table-row>
        <table:table-row table:style-name="ro1">
          <table:table-cell office:value-type="float" office:value="252234" calcext:value-type="float">
            <text:p>252234</text:p>
          </table:table-cell>
          <table:table-cell office:value-type="float" office:value="0" calcext:value-type="float">
            <text:p>0</text:p>
          </table:table-cell>
          <table:table-cell office:value-type="float" office:value="1288900" calcext:value-type="float">
            <text:p>1288900</text:p>
          </table:table-cell>
          <table:table-cell office:value-type="float" office:value="81442" calcext:value-type="float">
            <text:p>81442</text:p>
          </table:table-cell>
          <table:table-cell office:value-type="string" calcext:value-type="string">
            <text:p>i love your work and i use it to plan my trips :)</text:p>
          </table:table-cell>
          <table:table-cell/>
        </table:table-row>
        <table:table-row table:style-name="ro1">
          <table:table-cell office:value-type="float" office:value="322140" calcext:value-type="float">
            <text:p>322140</text:p>
          </table:table-cell>
          <table:table-cell office:value-type="float" office:value="0" calcext:value-type="float">
            <text:p>0</text:p>
          </table:table-cell>
          <table:table-cell office:value-type="float" office:value="1589488" calcext:value-type="float">
            <text:p>1589488</text:p>
          </table:table-cell>
          <table:table-cell office:value-type="float" office:value="489194" calcext:value-type="float">
            <text:p>489194</text:p>
          </table:table-cell>
          <table:table-cell office:value-type="string" calcext:value-type="string">
            <text:p>[[@1]] l</text:p>
          </table:table-cell>
          <table:table-cell/>
        </table:table-row>
        <table:table-row table:style-name="ro1">
          <table:table-cell office:value-type="float" office:value="426004" calcext:value-type="float">
            <text:p>426004</text:p>
          </table:table-cell>
          <table:table-cell office:value-type="float" office:value="0" calcext:value-type="float">
            <text:p>0</text:p>
          </table:table-cell>
          <table:table-cell office:value-type="float" office:value="2246462" calcext:value-type="float">
            <text:p>2246462</text:p>
          </table:table-cell>
          <table:table-cell office:value-type="float" office:value="53921" calcext:value-type="float">
            <text:p>53921</text:p>
          </table:table-cell>
          <table:table-cell office:value-type="string" calcext:value-type="string">
            <text:p>tiwari chat</text:p>
          </table:table-cell>
          <table:table-cell/>
        </table:table-row>
        <table:table-row table:style-name="ro1">
          <table:table-cell office:value-type="float" office:value="441721" calcext:value-type="float">
            <text:p>441721</text:p>
          </table:table-cell>
          <table:table-cell office:value-type="float" office:value="0" calcext:value-type="float">
            <text:p>0</text:p>
          </table:table-cell>
          <table:table-cell office:value-type="float" office:value="2423974" calcext:value-type="float">
            <text:p>2423974</text:p>
          </table:table-cell>
          <table:table-cell office:value-type="float" office:value="1670748" calcext:value-type="float">
            <text:p>1670748</text:p>
          </table:table-cell>
          <table:table-cell office:value-type="string" calcext:value-type="string">
            <text:p>Hello</text:p>
          </table:table-cell>
          <table:table-cell/>
        </table:table-row>
        <table:table-row table:style-name="ro1">
          <table:table-cell office:value-type="float" office:value="76389" calcext:value-type="float">
            <text:p>76389</text:p>
          </table:table-cell>
          <table:table-cell office:value-type="float" office:value="0" calcext:value-type="float">
            <text:p>0</text:p>
          </table:table-cell>
          <table:table-cell office:value-type="float" office:value="726042" calcext:value-type="float">
            <text:p>726042</text:p>
          </table:table-cell>
          <table:table-cell office:value-type="float" office:value="215508" calcext:value-type="float">
            <text:p>215508</text:p>
          </table:table-cell>
          <table:table-cell office:value-type="string" calcext:value-type="string">
            <text:p>Yes! <text:s/>Definitely!</text:p>
          </table:table-cell>
          <table:table-cell/>
        </table:table-row>
        <table:table-row table:style-name="ro1">
          <table:table-cell office:value-type="float" office:value="92273" calcext:value-type="float">
            <text:p>92273</text:p>
          </table:table-cell>
          <table:table-cell office:value-type="float" office:value="0" calcext:value-type="float">
            <text:p>0</text:p>
          </table:table-cell>
          <table:table-cell office:value-type="float" office:value="759399" calcext:value-type="float">
            <text:p>759399</text:p>
          </table:table-cell>
          <table:table-cell office:value-type="float" office:value="45128" calcext:value-type="float">
            <text:p>4512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62991" calcext:value-type="float">
            <text:p>162991</text:p>
          </table:table-cell>
          <table:table-cell office:value-type="float" office:value="0" calcext:value-type="float">
            <text:p>0</text:p>
          </table:table-cell>
          <table:table-cell office:value-type="float" office:value="924650" calcext:value-type="float">
            <text:p>924650</text:p>
          </table:table-cell>
          <table:table-cell office:value-type="float" office:value="277928" calcext:value-type="float">
            <text:p>277928</text:p>
          </table:table-cell>
          <table:table-cell office:value-type="string" calcext:value-type="string">
            <text:p>[[@76854]] hope so soon ?</text:p>
          </table:table-cell>
          <table:table-cell/>
        </table:table-row>
        <table:table-row table:style-name="ro2">
          <table:table-cell office:value-type="float" office:value="221125" calcext:value-type="float">
            <text:p>221125</text:p>
          </table:table-cell>
          <table:table-cell office:value-type="float" office:value="0" calcext:value-type="float">
            <text:p>0</text:p>
          </table:table-cell>
          <table:table-cell office:value-type="float" office:value="1139383" calcext:value-type="float">
            <text:p>1139383</text:p>
          </table:table-cell>
          <table:table-cell office:value-type="float" office:value="343524" calcext:value-type="float">
            <text:p>343524</text:p>
          </table:table-cell>
          <table:table-cell office:value-type="string" calcext:value-type="string">
            <text:p>[[@243637]] thank you, my trips planned based on situation but i try to plan it by searching the place details on web</text:p>
            <text:p>this was planned by my wife ?</text:p>
          </table:table-cell>
          <table:table-cell/>
        </table:table-row>
        <table:table-row table:style-name="ro1">
          <table:table-cell office:value-type="float" office:value="286967" calcext:value-type="float">
            <text:p>286967</text:p>
          </table:table-cell>
          <table:table-cell office:value-type="float" office:value="0" calcext:value-type="float">
            <text:p>0</text:p>
          </table:table-cell>
          <table:table-cell office:value-type="float" office:value="1512321" calcext:value-type="float">
            <text:p>1512321</text:p>
          </table:table-cell>
          <table:table-cell office:value-type="float" office:value="83960" calcext:value-type="float">
            <text:p>83960</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14260" calcext:value-type="float">
            <text:p>314260</text:p>
          </table:table-cell>
          <table:table-cell office:value-type="float" office:value="0" calcext:value-type="float">
            <text:p>0</text:p>
          </table:table-cell>
          <table:table-cell office:value-type="float" office:value="1668138" calcext:value-type="float">
            <text:p>1668138</text:p>
          </table:table-cell>
          <table:table-cell office:value-type="float" office:value="86318" calcext:value-type="float">
            <text:p>86318</text:p>
          </table:table-cell>
          <table:table-cell office:value-type="string" calcext:value-type="string">
            <text:p>This trail has the best image of all times!</text:p>
          </table:table-cell>
          <table:table-cell/>
        </table:table-row>
        <table:table-row table:style-name="ro1">
          <table:table-cell office:value-type="float" office:value="341180" calcext:value-type="float">
            <text:p>341180</text:p>
          </table:table-cell>
          <table:table-cell office:value-type="float" office:value="0" calcext:value-type="float">
            <text:p>0</text:p>
          </table:table-cell>
          <table:table-cell office:value-type="float" office:value="1822717" calcext:value-type="float">
            <text:p>1822717</text:p>
          </table:table-cell>
          <table:table-cell office:value-type="float" office:value="82102" calcext:value-type="float">
            <text:p>82102</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38257" calcext:value-type="float">
            <text:p>138257</text:p>
          </table:table-cell>
          <table:table-cell office:value-type="float" office:value="0" calcext:value-type="float">
            <text:p>0</text:p>
          </table:table-cell>
          <table:table-cell office:value-type="float" office:value="863102" calcext:value-type="float">
            <text:p>863102</text:p>
          </table:table-cell>
          <table:table-cell office:value-type="float" office:value="81224" calcext:value-type="float">
            <text:p>81224</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39923" calcext:value-type="float">
            <text:p>139923</text:p>
          </table:table-cell>
          <table:table-cell office:value-type="float" office:value="0" calcext:value-type="float">
            <text:p>0</text:p>
          </table:table-cell>
          <table:table-cell office:value-type="float" office:value="867270" calcext:value-type="float">
            <text:p>867270</text:p>
          </table:table-cell>
          <table:table-cell office:value-type="float" office:value="259446" calcext:value-type="float">
            <text:p>259446</text:p>
          </table:table-cell>
          <table:table-cell office:value-type="string" calcext:value-type="string">
            <text:p>[[@42626]] unfortunately all the videos of this trip were deleted :( I would have posted them for sure</text:p>
          </table:table-cell>
          <table:table-cell/>
        </table:table-row>
        <table:table-row table:style-name="ro1">
          <table:table-cell office:value-type="float" office:value="146618" calcext:value-type="float">
            <text:p>146618</text:p>
          </table:table-cell>
          <table:table-cell office:value-type="float" office:value="0" calcext:value-type="float">
            <text:p>0</text:p>
          </table:table-cell>
          <table:table-cell office:value-type="float" office:value="881087" calcext:value-type="float">
            <text:p>881087</text:p>
          </table:table-cell>
          <table:table-cell office:value-type="float" office:value="86139" calcext:value-type="float">
            <text:p>86139</text:p>
          </table:table-cell>
          <table:table-cell office:value-type="string" calcext:value-type="string">
            <text:p>mast content h</text:p>
          </table:table-cell>
          <table:table-cell/>
        </table:table-row>
        <table:table-row table:style-name="ro1">
          <table:table-cell office:value-type="float" office:value="180531" calcext:value-type="float">
            <text:p>180531</text:p>
          </table:table-cell>
          <table:table-cell office:value-type="float" office:value="0" calcext:value-type="float">
            <text:p>0</text:p>
          </table:table-cell>
          <table:table-cell office:value-type="float" office:value="105041" calcext:value-type="float">
            <text:p>105041</text:p>
          </table:table-cell>
          <table:table-cell office:value-type="float" office:value="45842" calcext:value-type="float">
            <text:p>4584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04612" calcext:value-type="float">
            <text:p>204612</text:p>
          </table:table-cell>
          <table:table-cell office:value-type="float" office:value="0" calcext:value-type="float">
            <text:p>0</text:p>
          </table:table-cell>
          <table:table-cell office:value-type="float" office:value="637166" calcext:value-type="float">
            <text:p>637166</text:p>
          </table:table-cell>
          <table:table-cell office:value-type="float" office:value="136557" calcext:value-type="float">
            <text:p>136557</text:p>
          </table:table-cell>
          <table:table-cell office:value-type="string" calcext:value-type="string">
            <text:p>[[@1]]</text:p>
          </table:table-cell>
          <table:table-cell/>
        </table:table-row>
        <table:table-row table:style-name="ro6">
          <table:table-cell office:value-type="float" office:value="234434" calcext:value-type="float">
            <text:p>234434</text:p>
          </table:table-cell>
          <table:table-cell office:value-type="float" office:value="0" calcext:value-type="float">
            <text:p>0</text:p>
          </table:table-cell>
          <table:table-cell office:value-type="float" office:value="1181552" calcext:value-type="float">
            <text:p>1181552</text:p>
          </table:table-cell>
          <table:table-cell office:value-type="float" office:value="356586" calcext:value-type="float">
            <text:p>356586</text:p>
          </table:table-cell>
          <table:table-cell office:value-type="string" calcext:value-type="string">
            <text:p>[[@85241]] As I wrote in the description go that mile..? I went to rohtang with my family but me and my brother thought to hike up to the mountain and I swear it was the best decision.</text:p>
            <text:p>Tips - be hydrated or keep a water bottle with you and keep taking sips of water (it's very important) </text:p>
            <text:p>- take your time enjoy the view</text:p>
            <text:p>that's it.. :) </text:p>
            <text:p>just be careful</text:p>
          </table:table-cell>
          <table:table-cell/>
        </table:table-row>
        <table:table-row table:style-name="ro1">
          <table:table-cell office:value-type="float" office:value="275164" calcext:value-type="float">
            <text:p>275164</text:p>
          </table:table-cell>
          <table:table-cell office:value-type="float" office:value="0" calcext:value-type="float">
            <text:p>0</text:p>
          </table:table-cell>
          <table:table-cell office:value-type="float" office:value="1438933" calcext:value-type="float">
            <text:p>1438933</text:p>
          </table:table-cell>
          <table:table-cell office:value-type="float" office:value="158670" calcext:value-type="float">
            <text:p>158670</text:p>
          </table:table-cell>
          <table:table-cell office:value-type="string" calcext:value-type="string">
            <text:p>[[@1]]</text:p>
          </table:table-cell>
          <table:table-cell/>
        </table:table-row>
        <table:table-row table:style-name="ro1">
          <table:table-cell office:value-type="float" office:value="315723" calcext:value-type="float">
            <text:p>315723</text:p>
          </table:table-cell>
          <table:table-cell office:value-type="float" office:value="0" calcext:value-type="float">
            <text:p>0</text:p>
          </table:table-cell>
          <table:table-cell office:value-type="float" office:value="1677859" calcext:value-type="float">
            <text:p>1677859</text:p>
          </table:table-cell>
          <table:table-cell office:value-type="float" office:value="515518" calcext:value-type="float">
            <text:p>515518</text:p>
          </table:table-cell>
          <table:table-cell office:value-type="string" calcext:value-type="string">
            <text:p>[[@19873]] thank you madam</text:p>
          </table:table-cell>
          <table:table-cell/>
        </table:table-row>
        <table:table-row table:style-name="ro1">
          <table:table-cell office:value-type="float" office:value="418366" calcext:value-type="float">
            <text:p>418366</text:p>
          </table:table-cell>
          <table:table-cell office:value-type="float" office:value="0" calcext:value-type="float">
            <text:p>0</text:p>
          </table:table-cell>
          <table:table-cell office:value-type="float" office:value="2283859" calcext:value-type="float">
            <text:p>2283859</text:p>
          </table:table-cell>
          <table:table-cell office:value-type="float" office:value="5632" calcext:value-type="float">
            <text:p>5632</text:p>
          </table:table-cell>
          <table:table-cell office:value-type="string" calcext:value-type="string">
            <text:p>Brooooo</text:p>
          </table:table-cell>
          <table:table-cell/>
        </table:table-row>
        <table:table-row table:style-name="ro1">
          <table:table-cell office:value-type="float" office:value="430231" calcext:value-type="float">
            <text:p>430231</text:p>
          </table:table-cell>
          <table:table-cell office:value-type="float" office:value="0" calcext:value-type="float">
            <text:p>0</text:p>
          </table:table-cell>
          <table:table-cell office:value-type="float" office:value="379996" calcext:value-type="float">
            <text:p>379996</text:p>
          </table:table-cell>
          <table:table-cell office:value-type="float" office:value="32872" calcext:value-type="float">
            <text:p>32872</text:p>
          </table:table-cell>
          <table:table-cell office:value-type="string" calcext:value-type="string">
            <text:p>modi jinda bad</text:p>
          </table:table-cell>
          <table:table-cell/>
        </table:table-row>
        <table:table-row table:style-name="ro1">
          <table:table-cell office:value-type="float" office:value="434292" calcext:value-type="float">
            <text:p>434292</text:p>
          </table:table-cell>
          <table:table-cell office:value-type="float" office:value="0" calcext:value-type="float">
            <text:p>0</text:p>
          </table:table-cell>
          <table:table-cell office:value-type="float" office:value="2347588" calcext:value-type="float">
            <text:p>2347588</text:p>
          </table:table-cell>
          <table:table-cell office:value-type="float" office:value="862532" calcext:value-type="float">
            <text:p>862532</text:p>
          </table:table-cell>
          <table:table-cell office:value-type="string" calcext:value-type="string">
            <text:p>Yes it's suitable for all skin types</text:p>
          </table:table-cell>
          <table:table-cell/>
        </table:table-row>
        <table:table-row table:style-name="ro1">
          <table:table-cell office:value-type="float" office:value="441093" calcext:value-type="float">
            <text:p>441093</text:p>
          </table:table-cell>
          <table:table-cell office:value-type="float" office:value="0" calcext:value-type="float">
            <text:p>0</text:p>
          </table:table-cell>
          <table:table-cell office:value-type="float" office:value="2421855" calcext:value-type="float">
            <text:p>2421855</text:p>
          </table:table-cell>
          <table:table-cell office:value-type="float" office:value="1669461" calcext:value-type="float">
            <text:p>1669461</text:p>
          </table:table-cell>
          <table:table-cell office:value-type="string" calcext:value-type="string">
            <text:p>Y nice</text:p>
          </table:table-cell>
          <table:table-cell/>
        </table:table-row>
        <table:table-row table:style-name="ro1">
          <table:table-cell office:value-type="float" office:value="177794" calcext:value-type="float">
            <text:p>177794</text:p>
          </table:table-cell>
          <table:table-cell office:value-type="float" office:value="0" calcext:value-type="float">
            <text:p>0</text:p>
          </table:table-cell>
          <table:table-cell office:value-type="float" office:value="969466" calcext:value-type="float">
            <text:p>969466</text:p>
          </table:table-cell>
          <table:table-cell office:value-type="float" office:value="86453" calcext:value-type="float">
            <text:p>86453</text:p>
          </table:table-cell>
          <table:table-cell office:value-type="string" calcext:value-type="string">
            <text:p>The photos are just so cool, what camera do you use?</text:p>
          </table:table-cell>
          <table:table-cell/>
        </table:table-row>
        <table:table-row table:style-name="ro1">
          <table:table-cell office:value-type="float" office:value="273790" calcext:value-type="float">
            <text:p>273790</text:p>
          </table:table-cell>
          <table:table-cell office:value-type="float" office:value="0" calcext:value-type="float">
            <text:p>0</text:p>
          </table:table-cell>
          <table:table-cell office:value-type="float" office:value="1431611" calcext:value-type="float">
            <text:p>1431611</text:p>
          </table:table-cell>
          <table:table-cell office:value-type="float" office:value="78974" calcext:value-type="float">
            <text:p>78974</text:p>
          </table:table-cell>
          <table:table-cell office:value-type="string" calcext:value-type="string">
            <text:p>This is cool! :)</text:p>
          </table:table-cell>
          <table:table-cell/>
        </table:table-row>
        <table:table-row table:style-name="ro1">
          <table:table-cell office:value-type="float" office:value="336299" calcext:value-type="float">
            <text:p>336299</text:p>
          </table:table-cell>
          <table:table-cell office:value-type="float" office:value="0" calcext:value-type="float">
            <text:p>0</text:p>
          </table:table-cell>
          <table:table-cell office:value-type="float" office:value="1793931" calcext:value-type="float">
            <text:p>1793931</text:p>
          </table:table-cell>
          <table:table-cell office:value-type="float" office:value="553753" calcext:value-type="float">
            <text:p>553753</text:p>
          </table:table-cell>
          <table:table-cell office:value-type="string" calcext:value-type="string">
            <text:p>I will focus next time on image quality bro</text:p>
          </table:table-cell>
          <table:table-cell/>
        </table:table-row>
        <table:table-row table:style-name="ro1">
          <table:table-cell office:value-type="float" office:value="339794" calcext:value-type="float">
            <text:p>339794</text:p>
          </table:table-cell>
          <table:table-cell office:value-type="float" office:value="0" calcext:value-type="float">
            <text:p>0</text:p>
          </table:table-cell>
          <table:table-cell office:value-type="float" office:value="1814090" calcext:value-type="float">
            <text:p>1814090</text:p>
          </table:table-cell>
          <table:table-cell office:value-type="float" office:value="39505" calcext:value-type="float">
            <text:p>39505</text:p>
          </table:table-cell>
          <table:table-cell office:value-type="string" calcext:value-type="string">
            <text:p>Sahi khel gaye tum toh :P</text:p>
          </table:table-cell>
          <table:table-cell/>
        </table:table-row>
        <table:table-row table:style-name="ro1">
          <table:table-cell office:value-type="float" office:value="439762" calcext:value-type="float">
            <text:p>439762</text:p>
          </table:table-cell>
          <table:table-cell office:value-type="float" office:value="0" calcext:value-type="float">
            <text:p>0</text:p>
          </table:table-cell>
          <table:table-cell office:value-type="float" office:value="2391196" calcext:value-type="float">
            <text:p>2391196</text:p>
          </table:table-cell>
          <table:table-cell office:value-type="float" office:value="1611035" calcext:value-type="float">
            <text:p>1611035</text:p>
          </table:table-cell>
          <table:table-cell office:value-type="string" calcext:value-type="string">
            <text:p>What the hacking is using see.....????</text:p>
          </table:table-cell>
          <table:table-cell/>
        </table:table-row>
        <table:table-row table:style-name="ro1">
          <table:table-cell office:value-type="float" office:value="21936" calcext:value-type="float">
            <text:p>21936</text:p>
          </table:table-cell>
          <table:table-cell office:value-type="float" office:value="0" calcext:value-type="float">
            <text:p>0</text:p>
          </table:table-cell>
          <table:table-cell office:value-type="float" office:value="592336" calcext:value-type="float">
            <text:p>592336</text:p>
          </table:table-cell>
          <table:table-cell office:value-type="float" office:value="41051" calcext:value-type="float">
            <text:p>41051</text:p>
          </table:table-cell>
          <table:table-cell office:value-type="string" calcext:value-type="string">
            <text:p>Tum ho bemissal, kya trail hai ekdum</text:p>
          </table:table-cell>
          <table:table-cell/>
        </table:table-row>
        <table:table-row table:style-name="ro1">
          <table:table-cell office:value-type="float" office:value="51714" calcext:value-type="float">
            <text:p>51714</text:p>
          </table:table-cell>
          <table:table-cell office:value-type="float" office:value="0" calcext:value-type="float">
            <text:p>0</text:p>
          </table:table-cell>
          <table:table-cell office:value-type="float" office:value="660627" calcext:value-type="float">
            <text:p>660627</text:p>
          </table:table-cell>
          <table:table-cell office:value-type="float" office:value="84917" calcext:value-type="float">
            <text:p>84917</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06718" calcext:value-type="float">
            <text:p>206718</text:p>
          </table:table-cell>
          <table:table-cell office:value-type="float" office:value="0" calcext:value-type="float">
            <text:p>0</text:p>
          </table:table-cell>
          <table:table-cell office:value-type="float" office:value="1064487" calcext:value-type="float">
            <text:p>1064487</text:p>
          </table:table-cell>
          <table:table-cell office:value-type="float" office:value="50536" calcext:value-type="float">
            <text:p>5053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13309" calcext:value-type="float">
            <text:p>213309</text:p>
          </table:table-cell>
          <table:table-cell office:value-type="float" office:value="0" calcext:value-type="float">
            <text:p>0</text:p>
          </table:table-cell>
          <table:table-cell office:value-type="float" office:value="1097773" calcext:value-type="float">
            <text:p>1097773</text:p>
          </table:table-cell>
          <table:table-cell office:value-type="float" office:value="78826" calcext:value-type="float">
            <text:p>78826</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53829" calcext:value-type="float">
            <text:p>353829</text:p>
          </table:table-cell>
          <table:table-cell office:value-type="float" office:value="0" calcext:value-type="float">
            <text:p>0</text:p>
          </table:table-cell>
          <table:table-cell office:value-type="float" office:value="1916582" calcext:value-type="float">
            <text:p>1916582</text:p>
          </table:table-cell>
          <table:table-cell office:value-type="float" office:value="594159" calcext:value-type="float">
            <text:p>594159</text:p>
          </table:table-cell>
          <table:table-cell office:value-type="string" calcext:value-type="string">
            <text:p>[[@86567]] thanks</text:p>
          </table:table-cell>
          <table:table-cell/>
        </table:table-row>
        <table:table-row table:style-name="ro1">
          <table:table-cell office:value-type="float" office:value="433511" calcext:value-type="float">
            <text:p>433511</text:p>
          </table:table-cell>
          <table:table-cell office:value-type="float" office:value="0" calcext:value-type="float">
            <text:p>0</text:p>
          </table:table-cell>
          <table:table-cell office:value-type="float" office:value="2300982" calcext:value-type="float">
            <text:p>2300982</text:p>
          </table:table-cell>
          <table:table-cell office:value-type="float" office:value="17417" calcext:value-type="float">
            <text:p>17417</text:p>
          </table:table-cell>
          <table:table-cell office:value-type="string" calcext:value-type="string">
            <text:p>cool place</text:p>
          </table:table-cell>
          <table:table-cell/>
        </table:table-row>
        <table:table-row table:style-name="ro1">
          <table:table-cell office:value-type="float" office:value="439621" calcext:value-type="float">
            <text:p>439621</text:p>
          </table:table-cell>
          <table:table-cell office:value-type="float" office:value="0" calcext:value-type="float">
            <text:p>0</text:p>
          </table:table-cell>
          <table:table-cell office:value-type="float" office:value="2269193" calcext:value-type="float">
            <text:p>2269193</text:p>
          </table:table-cell>
          <table:table-cell office:value-type="float" office:value="1623573" calcext:value-type="float">
            <text:p>1623573</text:p>
          </table:table-cell>
          <table:table-cell office:value-type="string" calcext:value-type="string">
            <text:p>I love u</text:p>
          </table:table-cell>
          <table:table-cell/>
        </table:table-row>
        <table:table-row table:style-name="ro1">
          <table:table-cell office:value-type="float" office:value="442816" calcext:value-type="float">
            <text:p>442816</text:p>
          </table:table-cell>
          <table:table-cell office:value-type="float" office:value="0" calcext:value-type="float">
            <text:p>0</text:p>
          </table:table-cell>
          <table:table-cell office:value-type="float" office:value="2292472" calcext:value-type="float">
            <text:p>2292472</text:p>
          </table:table-cell>
          <table:table-cell office:value-type="float" office:value="1718486" calcext:value-type="float">
            <text:p>1718486</text:p>
          </table:table-cell>
          <table:table-cell office:value-type="string" calcext:value-type="string">
            <text:p>Hot baby</text:p>
          </table:table-cell>
          <table:table-cell/>
        </table:table-row>
        <table:table-row table:style-name="ro1">
          <table:table-cell office:value-type="float" office:value="447925" calcext:value-type="float">
            <text:p>447925</text:p>
          </table:table-cell>
          <table:table-cell office:value-type="float" office:value="0" calcext:value-type="float">
            <text:p>0</text:p>
          </table:table-cell>
          <table:table-cell office:value-type="float" office:value="2495128" calcext:value-type="float">
            <text:p>2495128</text:p>
          </table:table-cell>
          <table:table-cell office:value-type="float" office:value="1841115" calcext:value-type="float">
            <text:p>1841115</text:p>
          </table:table-cell>
          <table:table-cell office:value-type="string" calcext:value-type="string">
            <text:p>Suraj</text:p>
          </table:table-cell>
          <table:table-cell/>
        </table:table-row>
        <table:table-row table:style-name="ro1">
          <table:table-cell office:value-type="float" office:value="451224" calcext:value-type="float">
            <text:p>451224</text:p>
          </table:table-cell>
          <table:table-cell office:value-type="float" office:value="0" calcext:value-type="float">
            <text:p>0</text:p>
          </table:table-cell>
          <table:table-cell office:value-type="float" office:value="2514000" calcext:value-type="float">
            <text:p>2514000</text:p>
          </table:table-cell>
          <table:table-cell office:value-type="float" office:value="1885465" calcext:value-type="float">
            <text:p>1885465</text:p>
          </table:table-cell>
          <table:table-cell office:value-type="string" calcext:value-type="string">
            <text:p>[[@1920308]] yes, it also helps in breast reduction and also since it's a natural home remedy you don't have to worry about side effects if applied in the right proportion.</text:p>
          </table:table-cell>
          <table:table-cell/>
        </table:table-row>
        <table:table-row table:style-name="ro1">
          <table:table-cell office:value-type="float" office:value="69880" calcext:value-type="float">
            <text:p>69880</text:p>
          </table:table-cell>
          <table:table-cell office:value-type="float" office:value="259911" calcext:value-type="float">
            <text:p>259911</text:p>
          </table:table-cell>
          <table:table-cell office:value-type="float" office:value="0" calcext:value-type="float">
            <text:p>0</text:p>
          </table:table-cell>
          <table:table-cell office:value-type="float" office:value="207884" calcext:value-type="float">
            <text:p>207884</text:p>
          </table:table-cell>
          <table:table-cell office:value-type="string" calcext:value-type="string">
            <text:p>Hey where it is</text:p>
          </table:table-cell>
          <table:table-cell/>
        </table:table-row>
        <table:table-row table:style-name="ro1">
          <table:table-cell office:value-type="float" office:value="98126" calcext:value-type="float">
            <text:p>98126</text:p>
          </table:table-cell>
          <table:table-cell office:value-type="float" office:value="0" calcext:value-type="float">
            <text:p>0</text:p>
          </table:table-cell>
          <table:table-cell office:value-type="float" office:value="770723" calcext:value-type="float">
            <text:p>770723</text:p>
          </table:table-cell>
          <table:table-cell office:value-type="float" office:value="84932" calcext:value-type="float">
            <text:p>84932</text:p>
          </table:table-cell>
          <table:table-cell office:value-type="string" calcext:value-type="string">
            <text:p>When's your next update?!</text:p>
          </table:table-cell>
          <table:table-cell/>
        </table:table-row>
        <table:table-row table:style-name="ro1">
          <table:table-cell office:value-type="float" office:value="127465" calcext:value-type="float">
            <text:p>127465</text:p>
          </table:table-cell>
          <table:table-cell office:value-type="float" office:value="0" calcext:value-type="float">
            <text:p>0</text:p>
          </table:table-cell>
          <table:table-cell office:value-type="float" office:value="830004" calcext:value-type="float">
            <text:p>830004</text:p>
          </table:table-cell>
          <table:table-cell office:value-type="float" office:value="247606" calcext:value-type="float">
            <text:p>247606</text:p>
          </table:table-cell>
          <table:table-cell office:value-type="string" calcext:value-type="string">
            <text:p>[[@42386]] thnku</text:p>
          </table:table-cell>
          <table:table-cell/>
        </table:table-row>
        <table:table-row table:style-name="ro1">
          <table:table-cell office:value-type="float" office:value="177894" calcext:value-type="float">
            <text:p>177894</text:p>
          </table:table-cell>
          <table:table-cell office:value-type="float" office:value="0" calcext:value-type="float">
            <text:p>0</text:p>
          </table:table-cell>
          <table:table-cell office:value-type="float" office:value="969761" calcext:value-type="float">
            <text:p>969761</text:p>
          </table:table-cell>
          <table:table-cell office:value-type="float" office:value="77053" calcext:value-type="float">
            <text:p>77053</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64146" calcext:value-type="float">
            <text:p>264146</text:p>
          </table:table-cell>
          <table:table-cell office:value-type="float" office:value="0" calcext:value-type="float">
            <text:p>0</text:p>
          </table:table-cell>
          <table:table-cell office:value-type="float" office:value="1371636" calcext:value-type="float">
            <text:p>1371636</text:p>
          </table:table-cell>
          <table:table-cell office:value-type="float" office:value="420700" calcext:value-type="float">
            <text:p>420700</text:p>
          </table:table-cell>
          <table:table-cell office:value-type="string" calcext:value-type="string">
            <text:p>[[@40193]] thanks</text:p>
          </table:table-cell>
          <table:table-cell/>
        </table:table-row>
        <table:table-row table:style-name="ro1">
          <table:table-cell office:value-type="float" office:value="298696" calcext:value-type="float">
            <text:p>298696</text:p>
          </table:table-cell>
          <table:table-cell office:value-type="float" office:value="1165494" calcext:value-type="float">
            <text:p>1165494</text:p>
          </table:table-cell>
          <table:table-cell office:value-type="float" office:value="0" calcext:value-type="float">
            <text:p>0</text:p>
          </table:table-cell>
          <table:table-cell office:value-type="float" office:value="461903" calcext:value-type="float">
            <text:p>461903</text:p>
          </table:table-cell>
          <table:table-cell office:value-type="string" calcext:value-type="string">
            <text:p>[[@475214]] thnx</text:p>
          </table:table-cell>
          <table:table-cell/>
        </table:table-row>
        <table:table-row table:style-name="ro1">
          <table:table-cell office:value-type="float" office:value="326218" calcext:value-type="float">
            <text:p>326218</text:p>
          </table:table-cell>
          <table:table-cell office:value-type="float" office:value="14349" calcext:value-type="float">
            <text:p>14349</text:p>
          </table:table-cell>
          <table:table-cell office:value-type="float" office:value="0" calcext:value-type="float">
            <text:p>0</text:p>
          </table:table-cell>
          <table:table-cell office:value-type="float" office:value="534943" calcext:value-type="float">
            <text:p>534943</text:p>
          </table:table-cell>
          <table:table-cell office:value-type="string" calcext:value-type="string">
            <text:p>Nice i wanna visit this place</text:p>
          </table:table-cell>
          <table:table-cell/>
        </table:table-row>
        <table:table-row table:style-name="ro1">
          <table:table-cell office:value-type="float" office:value="371741" calcext:value-type="float">
            <text:p>371741</text:p>
          </table:table-cell>
          <table:table-cell office:value-type="float" office:value="0" calcext:value-type="float">
            <text:p>0</text:p>
          </table:table-cell>
          <table:table-cell office:value-type="float" office:value="2213904" calcext:value-type="float">
            <text:p>2213904</text:p>
          </table:table-cell>
          <table:table-cell office:value-type="float" office:value="701773" calcext:value-type="float">
            <text:p>701773</text:p>
          </table:table-cell>
          <table:table-cell office:value-type="string" calcext:value-type="string">
            <text:p>Thanks . I will try my best next time to give much more detailed posts . ??✌?[[@77563]]</text:p>
          </table:table-cell>
          <table:table-cell/>
        </table:table-row>
        <table:table-row table:style-name="ro1">
          <table:table-cell office:value-type="float" office:value="372713" calcext:value-type="float">
            <text:p>372713</text:p>
          </table:table-cell>
          <table:table-cell office:value-type="float" office:value="0" calcext:value-type="float">
            <text:p>0</text:p>
          </table:table-cell>
          <table:table-cell office:value-type="float" office:value="2035469" calcext:value-type="float">
            <text:p>2035469</text:p>
          </table:table-cell>
          <table:table-cell office:value-type="float" office:value="77803" calcext:value-type="float">
            <text:p>77803</text:p>
          </table:table-cell>
          <table:table-cell office:value-type="string" calcext:value-type="string">
            <text:p>This Trail is excellent and it definitely is worthy of more eyes!</text:p>
          </table:table-cell>
          <table:table-cell/>
        </table:table-row>
        <table:table-row table:style-name="ro1">
          <table:table-cell office:value-type="float" office:value="447362" calcext:value-type="float">
            <text:p>447362</text:p>
          </table:table-cell>
          <table:table-cell office:value-type="float" office:value="0" calcext:value-type="float">
            <text:p>0</text:p>
          </table:table-cell>
          <table:table-cell office:value-type="float" office:value="2333010" calcext:value-type="float">
            <text:p>2333010</text:p>
          </table:table-cell>
          <table:table-cell office:value-type="float" office:value="1812152" calcext:value-type="float">
            <text:p>1812152</text:p>
          </table:table-cell>
          <table:table-cell office:value-type="string" calcext:value-type="string">
            <text:p>Nice video</text:p>
          </table:table-cell>
          <table:table-cell/>
        </table:table-row>
        <table:table-row table:style-name="ro1">
          <table:table-cell office:value-type="float" office:value="95676" calcext:value-type="float">
            <text:p>95676</text:p>
          </table:table-cell>
          <table:table-cell office:value-type="float" office:value="0" calcext:value-type="float">
            <text:p>0</text:p>
          </table:table-cell>
          <table:table-cell office:value-type="float" office:value="765275" calcext:value-type="float">
            <text:p>765275</text:p>
          </table:table-cell>
          <table:table-cell office:value-type="float" office:value="79596" calcext:value-type="float">
            <text:p>79596</text:p>
          </table:table-cell>
          <table:table-cell office:value-type="string" calcext:value-type="string">
            <text:p>Sahi khel gaye tum toh :P</text:p>
          </table:table-cell>
          <table:table-cell/>
        </table:table-row>
        <table:table-row table:style-name="ro1">
          <table:table-cell office:value-type="float" office:value="155152" calcext:value-type="float">
            <text:p>155152</text:p>
          </table:table-cell>
          <table:table-cell office:value-type="float" office:value="0" calcext:value-type="float">
            <text:p>0</text:p>
          </table:table-cell>
          <table:table-cell office:value-type="float" office:value="903031" calcext:value-type="float">
            <text:p>903031</text:p>
          </table:table-cell>
          <table:table-cell office:value-type="float" office:value="84940" calcext:value-type="float">
            <text:p>84940</text:p>
          </table:table-cell>
          <table:table-cell office:value-type="string" calcext:value-type="string">
            <text:p>Your title is my new catchphrase!</text:p>
          </table:table-cell>
          <table:table-cell/>
        </table:table-row>
        <table:table-row table:style-name="ro1">
          <table:table-cell office:value-type="float" office:value="177484" calcext:value-type="float">
            <text:p>177484</text:p>
          </table:table-cell>
          <table:table-cell office:value-type="float" office:value="0" calcext:value-type="float">
            <text:p>0</text:p>
          </table:table-cell>
          <table:table-cell office:value-type="float" office:value="969423" calcext:value-type="float">
            <text:p>969423</text:p>
          </table:table-cell>
          <table:table-cell office:value-type="float" office:value="87270" calcext:value-type="float">
            <text:p>87270</text:p>
          </table:table-cell>
          <table:table-cell office:value-type="string" calcext:value-type="string">
            <text:p>? Gorgeous Trail! ❤️</text:p>
          </table:table-cell>
          <table:table-cell/>
        </table:table-row>
        <table:table-row table:style-name="ro1">
          <table:table-cell office:value-type="float" office:value="272488" calcext:value-type="float">
            <text:p>272488</text:p>
          </table:table-cell>
          <table:table-cell office:value-type="float" office:value="0" calcext:value-type="float">
            <text:p>0</text:p>
          </table:table-cell>
          <table:table-cell office:value-type="float" office:value="310212" calcext:value-type="float">
            <text:p>310212</text:p>
          </table:table-cell>
          <table:table-cell office:value-type="float" office:value="106590" calcext:value-type="float">
            <text:p>106590</text:p>
          </table:table-cell>
          <table:table-cell office:value-type="string" calcext:value-type="string">
            <text:p>[[@82907]] it was all done in a single trip so thats why the route must have been a bit surprising!</text:p>
          </table:table-cell>
          <table:table-cell/>
        </table:table-row>
        <table:table-row table:style-name="ro1">
          <table:table-cell office:value-type="float" office:value="310489" calcext:value-type="float">
            <text:p>310489</text:p>
          </table:table-cell>
          <table:table-cell office:value-type="float" office:value="0" calcext:value-type="float">
            <text:p>0</text:p>
          </table:table-cell>
          <table:table-cell office:value-type="float" office:value="1647124" calcext:value-type="float">
            <text:p>1647124</text:p>
          </table:table-cell>
          <table:table-cell office:value-type="float" office:value="507710" calcext:value-type="float">
            <text:p>507710</text:p>
          </table:table-cell>
          <table:table-cell office:value-type="string" calcext:value-type="string">
            <text:p>[[@88081]] <text:s/>will try</text:p>
          </table:table-cell>
          <table:table-cell/>
        </table:table-row>
        <table:table-row table:style-name="ro1">
          <table:table-cell office:value-type="float" office:value="358786" calcext:value-type="float">
            <text:p>358786</text:p>
          </table:table-cell>
          <table:table-cell office:value-type="float" office:value="0" calcext:value-type="float">
            <text:p>0</text:p>
          </table:table-cell>
          <table:table-cell office:value-type="float" office:value="1992438" calcext:value-type="float">
            <text:p>1992438</text:p>
          </table:table-cell>
          <table:table-cell office:value-type="float" office:value="78268" calcext:value-type="float">
            <text:p>78268</text:p>
          </table:table-cell>
          <table:table-cell office:value-type="string" calcext:value-type="string">
            <text:p>aapke pass shabdo ko istemal karne ki kala hai</text:p>
          </table:table-cell>
          <table:table-cell/>
        </table:table-row>
        <table:table-row table:style-name="ro1">
          <table:table-cell office:value-type="float" office:value="395067" calcext:value-type="float">
            <text:p>395067</text:p>
          </table:table-cell>
          <table:table-cell office:value-type="float" office:value="0" calcext:value-type="float">
            <text:p>0</text:p>
          </table:table-cell>
          <table:table-cell office:value-type="float" office:value="2288782" calcext:value-type="float">
            <text:p>2288782</text:p>
          </table:table-cell>
          <table:table-cell office:value-type="float" office:value="14035" calcext:value-type="float">
            <text:p>14035</text:p>
          </table:table-cell>
          <table:table-cell office:value-type="string" calcext:value-type="string">
            <text:p>could you please suggest some places to travel during this time of the year</text:p>
          </table:table-cell>
          <table:table-cell/>
        </table:table-row>
        <table:table-row table:style-name="ro1">
          <table:table-cell office:value-type="float" office:value="430026" calcext:value-type="float">
            <text:p>430026</text:p>
          </table:table-cell>
          <table:table-cell office:value-type="float" office:value="0" calcext:value-type="float">
            <text:p>0</text:p>
          </table:table-cell>
          <table:table-cell office:value-type="float" office:value="392660" calcext:value-type="float">
            <text:p>392660</text:p>
          </table:table-cell>
          <table:table-cell office:value-type="float" office:value="12088" calcext:value-type="float">
            <text:p>12088</text:p>
          </table:table-cell>
          <table:table-cell office:value-type="string" calcext:value-type="string">
            <text:p>whats up</text:p>
          </table:table-cell>
          <table:table-cell/>
        </table:table-row>
        <table:table-row table:style-name="ro1">
          <table:table-cell office:value-type="float" office:value="33591" calcext:value-type="float">
            <text:p>33591</text:p>
          </table:table-cell>
          <table:table-cell office:value-type="float" office:value="0" calcext:value-type="float">
            <text:p>0</text:p>
          </table:table-cell>
          <table:table-cell office:value-type="float" office:value="620602" calcext:value-type="float">
            <text:p>620602</text:p>
          </table:table-cell>
          <table:table-cell office:value-type="float" office:value="86132" calcext:value-type="float">
            <text:p>86132</text:p>
          </table:table-cell>
          <table:table-cell office:value-type="string" calcext:value-type="string">
            <text:p>The content and the images don't sit well with one another!</text:p>
          </table:table-cell>
          <table:table-cell/>
        </table:table-row>
        <table:table-row table:style-name="ro1">
          <table:table-cell office:value-type="float" office:value="36070" calcext:value-type="float">
            <text:p>36070</text:p>
          </table:table-cell>
          <table:table-cell office:value-type="float" office:value="0" calcext:value-type="float">
            <text:p>0</text:p>
          </table:table-cell>
          <table:table-cell office:value-type="float" office:value="475007" calcext:value-type="float">
            <text:p>475007</text:p>
          </table:table-cell>
          <table:table-cell office:value-type="float" office:value="104656" calcext:value-type="float">
            <text:p>104656</text:p>
          </table:table-cell>
          <table:table-cell office:value-type="string" calcext:value-type="string">
            <text:p>[[@82896]] Thanks.! Will check on updating clear pics.</text:p>
          </table:table-cell>
          <table:table-cell/>
        </table:table-row>
        <table:table-row table:style-name="ro1">
          <table:table-cell office:value-type="float" office:value="59240" calcext:value-type="float">
            <text:p>59240</text:p>
          </table:table-cell>
          <table:table-cell office:value-type="float" office:value="0" calcext:value-type="float">
            <text:p>0</text:p>
          </table:table-cell>
          <table:table-cell office:value-type="float" office:value="677532" calcext:value-type="float">
            <text:p>677532</text:p>
          </table:table-cell>
          <table:table-cell office:value-type="float" office:value="40572" calcext:value-type="float">
            <text:p>40572</text:p>
          </table:table-cell>
          <table:table-cell office:value-type="string" calcext:value-type="string">
            <text:p>Stunning </text:p>
          </table:table-cell>
          <table:table-cell/>
        </table:table-row>
        <table:table-row table:style-name="ro1">
          <table:table-cell office:value-type="float" office:value="78924" calcext:value-type="float">
            <text:p>78924</text:p>
          </table:table-cell>
          <table:table-cell office:value-type="float" office:value="0" calcext:value-type="float">
            <text:p>0</text:p>
          </table:table-cell>
          <table:table-cell office:value-type="float" office:value="732285" calcext:value-type="float">
            <text:p>732285</text:p>
          </table:table-cell>
          <table:table-cell office:value-type="float" office:value="43666" calcext:value-type="float">
            <text:p>43666</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81736" calcext:value-type="float">
            <text:p>81736</text:p>
          </table:table-cell>
          <table:table-cell office:value-type="float" office:value="0" calcext:value-type="float">
            <text:p>0</text:p>
          </table:table-cell>
          <table:table-cell office:value-type="float" office:value="560485" calcext:value-type="float">
            <text:p>560485</text:p>
          </table:table-cell>
          <table:table-cell office:value-type="float" office:value="149183" calcext:value-type="float">
            <text:p>149183</text:p>
          </table:table-cell>
          <table:table-cell office:value-type="string" calcext:value-type="string">
            <text:p>It an amazing place!!!</text:p>
          </table:table-cell>
          <table:table-cell/>
        </table:table-row>
        <table:table-row table:style-name="ro1">
          <table:table-cell office:value-type="float" office:value="212558" calcext:value-type="float">
            <text:p>212558</text:p>
          </table:table-cell>
          <table:table-cell office:value-type="float" office:value="0" calcext:value-type="float">
            <text:p>0</text:p>
          </table:table-cell>
          <table:table-cell office:value-type="float" office:value="1093322" calcext:value-type="float">
            <text:p>1093322</text:p>
          </table:table-cell>
          <table:table-cell office:value-type="float" office:value="559" calcext:value-type="float">
            <text:p>559</text:p>
          </table:table-cell>
          <table:table-cell office:value-type="string" calcext:value-type="string">
            <text:p>The photos are just so cool, what camera do you use?</text:p>
          </table:table-cell>
          <table:table-cell/>
        </table:table-row>
        <table:table-row table:style-name="ro1">
          <table:table-cell office:value-type="float" office:value="228553" calcext:value-type="float">
            <text:p>228553</text:p>
          </table:table-cell>
          <table:table-cell office:value-type="float" office:value="0" calcext:value-type="float">
            <text:p>0</text:p>
          </table:table-cell>
          <table:table-cell office:value-type="float" office:value="1170557" calcext:value-type="float">
            <text:p>1170557</text:p>
          </table:table-cell>
          <table:table-cell office:value-type="float" office:value="243658" calcext:value-type="float">
            <text:p>243658</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96988" calcext:value-type="float">
            <text:p>296988</text:p>
          </table:table-cell>
          <table:table-cell office:value-type="float" office:value="0" calcext:value-type="float">
            <text:p>0</text:p>
          </table:table-cell>
          <table:table-cell office:value-type="float" office:value="1570220" calcext:value-type="float">
            <text:p>1570220</text:p>
          </table:table-cell>
          <table:table-cell office:value-type="float" office:value="79573" calcext:value-type="float">
            <text:p>79573</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16989" calcext:value-type="float">
            <text:p>316989</text:p>
          </table:table-cell>
          <table:table-cell office:value-type="float" office:value="0" calcext:value-type="float">
            <text:p>0</text:p>
          </table:table-cell>
          <table:table-cell office:value-type="float" office:value="1686165" calcext:value-type="float">
            <text:p>1686165</text:p>
          </table:table-cell>
          <table:table-cell office:value-type="float" office:value="43191" calcext:value-type="float">
            <text:p>4319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37526" calcext:value-type="float">
            <text:p>337526</text:p>
          </table:table-cell>
          <table:table-cell office:value-type="float" office:value="0" calcext:value-type="float">
            <text:p>0</text:p>
          </table:table-cell>
          <table:table-cell office:value-type="float" office:value="1801633" calcext:value-type="float">
            <text:p>1801633</text:p>
          </table:table-cell>
          <table:table-cell office:value-type="float" office:value="492653" calcext:value-type="float">
            <text:p>492653</text:p>
          </table:table-cell>
          <table:table-cell office:value-type="string" calcext:value-type="string">
            <text:p>Pls comment if u like the video..</text:p>
          </table:table-cell>
          <table:table-cell/>
        </table:table-row>
        <table:table-row table:style-name="ro1">
          <table:table-cell office:value-type="float" office:value="397754" calcext:value-type="float">
            <text:p>397754</text:p>
          </table:table-cell>
          <table:table-cell office:value-type="float" office:value="0" calcext:value-type="float">
            <text:p>0</text:p>
          </table:table-cell>
          <table:table-cell office:value-type="float" office:value="2288020" calcext:value-type="float">
            <text:p>2288020</text:p>
          </table:table-cell>
          <table:table-cell office:value-type="float" office:value="990532" calcext:value-type="float">
            <text:p>990532</text:p>
          </table:table-cell>
          <table:table-cell office:value-type="string" calcext:value-type="string">
            <text:p>Nic</text:p>
          </table:table-cell>
          <table:table-cell/>
        </table:table-row>
        <table:table-row table:style-name="ro1">
          <table:table-cell office:value-type="float" office:value="403971" calcext:value-type="float">
            <text:p>403971</text:p>
          </table:table-cell>
          <table:table-cell office:value-type="float" office:value="0" calcext:value-type="float">
            <text:p>0</text:p>
          </table:table-cell>
          <table:table-cell office:value-type="float" office:value="2268647" calcext:value-type="float">
            <text:p>2268647</text:p>
          </table:table-cell>
          <table:table-cell office:value-type="float" office:value="988585" calcext:value-type="float">
            <text:p>988585</text:p>
          </table:table-cell>
          <table:table-cell office:value-type="string" calcext:value-type="string">
            <text:p>Oooo</text:p>
          </table:table-cell>
          <table:table-cell/>
        </table:table-row>
        <table:table-row table:style-name="ro1">
          <table:table-cell office:value-type="float" office:value="462554" calcext:value-type="float">
            <text:p>462554</text:p>
          </table:table-cell>
          <table:table-cell office:value-type="float" office:value="0" calcext:value-type="float">
            <text:p>0</text:p>
          </table:table-cell>
          <table:table-cell office:value-type="float" office:value="2269162" calcext:value-type="float">
            <text:p>2269162</text:p>
          </table:table-cell>
          <table:table-cell office:value-type="float" office:value="2226342" calcext:value-type="float">
            <text:p>2226342</text:p>
          </table:table-cell>
          <table:table-cell office:value-type="string" calcext:value-type="string">
            <text:p>super</text:p>
          </table:table-cell>
          <table:table-cell/>
        </table:table-row>
        <table:table-row table:style-name="ro1">
          <table:table-cell office:value-type="float" office:value="136897" calcext:value-type="float">
            <text:p>136897</text:p>
          </table:table-cell>
          <table:table-cell office:value-type="float" office:value="0" calcext:value-type="float">
            <text:p>0</text:p>
          </table:table-cell>
          <table:table-cell office:value-type="float" office:value="859559" calcext:value-type="float">
            <text:p>859559</text:p>
          </table:table-cell>
          <table:table-cell office:value-type="float" office:value="87022" calcext:value-type="float">
            <text:p>87022</text:p>
          </table:table-cell>
          <table:table-cell office:value-type="string" calcext:value-type="string">
            <text:p>When's your next update?!</text:p>
          </table:table-cell>
          <table:table-cell/>
        </table:table-row>
        <table:table-row table:style-name="ro1">
          <table:table-cell office:value-type="float" office:value="192286" calcext:value-type="float">
            <text:p>192286</text:p>
          </table:table-cell>
          <table:table-cell office:value-type="float" office:value="0" calcext:value-type="float">
            <text:p>0</text:p>
          </table:table-cell>
          <table:table-cell office:value-type="float" office:value="996613" calcext:value-type="float">
            <text:p>996613</text:p>
          </table:table-cell>
          <table:table-cell office:value-type="float" office:value="84097" calcext:value-type="float">
            <text:p>84097</text:p>
          </table:table-cell>
          <table:table-cell office:value-type="string" calcext:value-type="string">
            <text:p>Mast ekdum</text:p>
          </table:table-cell>
          <table:table-cell/>
        </table:table-row>
        <table:table-row table:style-name="ro1">
          <table:table-cell office:value-type="float" office:value="198691" calcext:value-type="float">
            <text:p>198691</text:p>
          </table:table-cell>
          <table:table-cell office:value-type="float" office:value="0" calcext:value-type="float">
            <text:p>0</text:p>
          </table:table-cell>
          <table:table-cell office:value-type="float" office:value="1030891" calcext:value-type="float">
            <text:p>1030891</text:p>
          </table:table-cell>
          <table:table-cell office:value-type="float" office:value="311196" calcext:value-type="float">
            <text:p>311196</text:p>
          </table:table-cell>
          <table:table-cell office:value-type="string" calcext:value-type="string">
            <text:p>@farmpress.in thanx</text:p>
          </table:table-cell>
          <table:table-cell/>
        </table:table-row>
        <table:table-row table:style-name="ro1">
          <table:table-cell office:value-type="float" office:value="207186" calcext:value-type="float">
            <text:p>207186</text:p>
          </table:table-cell>
          <table:table-cell office:value-type="float" office:value="0" calcext:value-type="float">
            <text:p>0</text:p>
          </table:table-cell>
          <table:table-cell office:value-type="float" office:value="773184" calcext:value-type="float">
            <text:p>773184</text:p>
          </table:table-cell>
          <table:table-cell office:value-type="float" office:value="320732" calcext:value-type="float">
            <text:p>320732</text:p>
          </table:table-cell>
          <table:table-cell office:value-type="string" calcext:value-type="string">
            <text:p>Nice Shot! ??</text:p>
          </table:table-cell>
          <table:table-cell/>
        </table:table-row>
        <table:table-row table:style-name="ro1">
          <table:table-cell office:value-type="float" office:value="432914" calcext:value-type="float">
            <text:p>432914</text:p>
          </table:table-cell>
          <table:table-cell office:value-type="float" office:value="0" calcext:value-type="float">
            <text:p>0</text:p>
          </table:table-cell>
          <table:table-cell office:value-type="float" office:value="2290864" calcext:value-type="float">
            <text:p>2290864</text:p>
          </table:table-cell>
          <table:table-cell office:value-type="float" office:value="20516" calcext:value-type="float">
            <text:p>20516</text:p>
          </table:table-cell>
          <table:table-cell office:value-type="string" calcext:value-type="string">
            <text:p>great</text:p>
          </table:table-cell>
          <table:table-cell/>
        </table:table-row>
        <table:table-row table:style-name="ro1">
          <table:table-cell office:value-type="float" office:value="450582" calcext:value-type="float">
            <text:p>450582</text:p>
          </table:table-cell>
          <table:table-cell office:value-type="float" office:value="0" calcext:value-type="float">
            <text:p>0</text:p>
          </table:table-cell>
          <table:table-cell office:value-type="float" office:value="830067" calcext:value-type="float">
            <text:p>830067</text:p>
          </table:table-cell>
          <table:table-cell office:value-type="float" office:value="1659574" calcext:value-type="float">
            <text:p>1659574</text:p>
          </table:table-cell>
          <table:table-cell office:value-type="string" calcext:value-type="string">
            <text:p>Nice</text:p>
          </table:table-cell>
          <table:table-cell/>
        </table:table-row>
        <table:table-row table:style-name="ro2">
          <table:table-cell office:value-type="float" office:value="27620" calcext:value-type="float">
            <text:p>27620</text:p>
          </table:table-cell>
          <table:table-cell office:value-type="float" office:value="0" calcext:value-type="float">
            <text:p>0</text:p>
          </table:table-cell>
          <table:table-cell office:value-type="float" office:value="605543" calcext:value-type="float">
            <text:p>605543</text:p>
          </table:table-cell>
          <table:table-cell office:value-type="float" office:value="181047" calcext:value-type="float">
            <text:p>181047</text:p>
          </table:table-cell>
          <table:table-cell office:value-type="string" calcext:value-type="string">
            <text:p>I am making them....</text:p>
            <text:p>Will be done soon ❤️</text:p>
          </table:table-cell>
          <table:table-cell/>
        </table:table-row>
        <table:table-row table:style-name="ro1">
          <table:table-cell office:value-type="float" office:value="71187" calcext:value-type="float">
            <text:p>71187</text:p>
          </table:table-cell>
          <table:table-cell office:value-type="float" office:value="0" calcext:value-type="float">
            <text:p>0</text:p>
          </table:table-cell>
          <table:table-cell office:value-type="float" office:value="464112" calcext:value-type="float">
            <text:p>464112</text:p>
          </table:table-cell>
          <table:table-cell office:value-type="float" office:value="138162" calcext:value-type="float">
            <text:p>138162</text:p>
          </table:table-cell>
          <table:table-cell office:value-type="string" calcext:value-type="string">
            <text:p>[[@136301]] thank u</text:p>
          </table:table-cell>
          <table:table-cell/>
        </table:table-row>
        <table:table-row table:style-name="ro1">
          <table:table-cell office:value-type="float" office:value="76356" calcext:value-type="float">
            <text:p>76356</text:p>
          </table:table-cell>
          <table:table-cell office:value-type="float" office:value="0" calcext:value-type="float">
            <text:p>0</text:p>
          </table:table-cell>
          <table:table-cell office:value-type="float" office:value="649018" calcext:value-type="float">
            <text:p>649018</text:p>
          </table:table-cell>
          <table:table-cell office:value-type="float" office:value="82248" calcext:value-type="float">
            <text:p>82248</text:p>
          </table:table-cell>
          <table:table-cell office:value-type="string" calcext:value-type="string">
            <text:p>gr8 ?</text:p>
          </table:table-cell>
          <table:table-cell/>
        </table:table-row>
        <table:table-row table:style-name="ro1">
          <table:table-cell office:value-type="float" office:value="99018" calcext:value-type="float">
            <text:p>99018</text:p>
          </table:table-cell>
          <table:table-cell office:value-type="float" office:value="0" calcext:value-type="float">
            <text:p>0</text:p>
          </table:table-cell>
          <table:table-cell office:value-type="float" office:value="775200" calcext:value-type="float">
            <text:p>775200</text:p>
          </table:table-cell>
          <table:table-cell office:value-type="float" office:value="170802" calcext:value-type="float">
            <text:p>170802</text:p>
          </table:table-cell>
          <table:table-cell office:value-type="string" calcext:value-type="string">
            <text:p>Kya edit he.. mastt ekdum.</text:p>
          </table:table-cell>
          <table:table-cell/>
        </table:table-row>
        <table:table-row table:style-name="ro1">
          <table:table-cell office:value-type="float" office:value="171057" calcext:value-type="float">
            <text:p>171057</text:p>
          </table:table-cell>
          <table:table-cell office:value-type="float" office:value="0" calcext:value-type="float">
            <text:p>0</text:p>
          </table:table-cell>
          <table:table-cell office:value-type="float" office:value="949435" calcext:value-type="float">
            <text:p>949435</text:p>
          </table:table-cell>
          <table:table-cell office:value-type="float" office:value="84321" calcext:value-type="float">
            <text:p>84321</text:p>
          </table:table-cell>
          <table:table-cell office:value-type="string" calcext:value-type="string">
            <text:p>Your trail is detailed perfectly!</text:p>
          </table:table-cell>
          <table:table-cell/>
        </table:table-row>
        <table:table-row table:style-name="ro1">
          <table:table-cell office:value-type="float" office:value="222107" calcext:value-type="float">
            <text:p>222107</text:p>
          </table:table-cell>
          <table:table-cell office:value-type="float" office:value="0" calcext:value-type="float">
            <text:p>0</text:p>
          </table:table-cell>
          <table:table-cell office:value-type="float" office:value="1145008" calcext:value-type="float">
            <text:p>1145008</text:p>
          </table:table-cell>
          <table:table-cell office:value-type="float" office:value="136166" calcext:value-type="float">
            <text:p>136166</text:p>
          </table:table-cell>
          <table:table-cell office:value-type="string" calcext:value-type="string">
            <text:p>So glad you shared this today!</text:p>
          </table:table-cell>
          <table:table-cell/>
        </table:table-row>
        <table:table-row table:style-name="ro1">
          <table:table-cell office:value-type="float" office:value="343129" calcext:value-type="float">
            <text:p>343129</text:p>
          </table:table-cell>
          <table:table-cell office:value-type="float" office:value="0" calcext:value-type="float">
            <text:p>0</text:p>
          </table:table-cell>
          <table:table-cell office:value-type="float" office:value="92115" calcext:value-type="float">
            <text:p>92115</text:p>
          </table:table-cell>
          <table:table-cell office:value-type="float" office:value="563448" calcext:value-type="float">
            <text:p>563448</text:p>
          </table:table-cell>
          <table:table-cell office:value-type="string" calcext:value-type="string">
            <text:p>Happy Deepawali</text:p>
          </table:table-cell>
          <table:table-cell/>
        </table:table-row>
        <table:table-row table:style-name="ro1">
          <table:table-cell office:value-type="float" office:value="16994" calcext:value-type="float">
            <text:p>16994</text:p>
          </table:table-cell>
          <table:table-cell office:value-type="float" office:value="59685" calcext:value-type="float">
            <text:p>59685</text:p>
          </table:table-cell>
          <table:table-cell office:value-type="float" office:value="0" calcext:value-type="float">
            <text:p>0</text:p>
          </table:table-cell>
          <table:table-cell office:value-type="float" office:value="161556" calcext:value-type="float">
            <text:p>161556</text:p>
          </table:table-cell>
          <table:table-cell office:value-type="string" calcext:value-type="string">
            <text:p>The Golden Hour!</text:p>
          </table:table-cell>
          <table:table-cell/>
        </table:table-row>
        <table:table-row table:style-name="ro1">
          <table:table-cell office:value-type="float" office:value="17218" calcext:value-type="float">
            <text:p>17218</text:p>
          </table:table-cell>
          <table:table-cell office:value-type="float" office:value="0" calcext:value-type="float">
            <text:p>0</text:p>
          </table:table-cell>
          <table:table-cell office:value-type="float" office:value="314649" calcext:value-type="float">
            <text:p>314649</text:p>
          </table:table-cell>
          <table:table-cell office:value-type="float" office:value="157538" calcext:value-type="float">
            <text:p>157538</text:p>
          </table:table-cell>
          <table:table-cell office:value-type="string" calcext:value-type="string">
            <text:p>Wow what a journey ?</text:p>
          </table:table-cell>
          <table:table-cell/>
        </table:table-row>
        <table:table-row table:style-name="ro1">
          <table:table-cell office:value-type="float" office:value="70181" calcext:value-type="float">
            <text:p>70181</text:p>
          </table:table-cell>
          <table:table-cell office:value-type="float" office:value="0" calcext:value-type="float">
            <text:p>0</text:p>
          </table:table-cell>
          <table:table-cell office:value-type="float" office:value="705520" calcext:value-type="float">
            <text:p>705520</text:p>
          </table:table-cell>
          <table:table-cell office:value-type="float" office:value="52781" calcext:value-type="float">
            <text:p>52781</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11079" calcext:value-type="float">
            <text:p>111079</text:p>
          </table:table-cell>
          <table:table-cell office:value-type="float" office:value="0" calcext:value-type="float">
            <text:p>0</text:p>
          </table:table-cell>
          <table:table-cell office:value-type="float" office:value="801370" calcext:value-type="float">
            <text:p>801370</text:p>
          </table:table-cell>
          <table:table-cell office:value-type="float" office:value="79150" calcext:value-type="float">
            <text:p>79150</text:p>
          </table:table-cell>
          <table:table-cell office:value-type="string" calcext:value-type="string">
            <text:p>The title was so rad! cool stuff really!</text:p>
          </table:table-cell>
          <table:table-cell/>
        </table:table-row>
        <table:table-row table:style-name="ro1">
          <table:table-cell office:value-type="float" office:value="130553" calcext:value-type="float">
            <text:p>130553</text:p>
          </table:table-cell>
          <table:table-cell office:value-type="float" office:value="0" calcext:value-type="float">
            <text:p>0</text:p>
          </table:table-cell>
          <table:table-cell office:value-type="float" office:value="838656" calcext:value-type="float">
            <text:p>838656</text:p>
          </table:table-cell>
          <table:table-cell office:value-type="float" office:value="250303" calcext:value-type="float">
            <text:p>250303</text:p>
          </table:table-cell>
          <table:table-cell office:value-type="string" calcext:value-type="string">
            <text:p>[[@79741]] once or twice in three months lots of search and leave approval ??</text:p>
          </table:table-cell>
          <table:table-cell/>
        </table:table-row>
        <table:table-row table:style-name="ro1">
          <table:table-cell office:value-type="float" office:value="147131" calcext:value-type="float">
            <text:p>147131</text:p>
          </table:table-cell>
          <table:table-cell office:value-type="float" office:value="0" calcext:value-type="float">
            <text:p>0</text:p>
          </table:table-cell>
          <table:table-cell office:value-type="float" office:value="883200" calcext:value-type="float">
            <text:p>883200</text:p>
          </table:table-cell>
          <table:table-cell office:value-type="float" office:value="135665" calcext:value-type="float">
            <text:p>135665</text:p>
          </table:table-cell>
          <table:table-cell office:value-type="string" calcext:value-type="string">
            <text:p>masttt!!</text:p>
          </table:table-cell>
          <table:table-cell/>
        </table:table-row>
        <table:table-row table:style-name="ro1">
          <table:table-cell office:value-type="float" office:value="262783" calcext:value-type="float">
            <text:p>262783</text:p>
          </table:table-cell>
          <table:table-cell office:value-type="float" office:value="0" calcext:value-type="float">
            <text:p>0</text:p>
          </table:table-cell>
          <table:table-cell office:value-type="float" office:value="1366076" calcext:value-type="float">
            <text:p>1366076</text:p>
          </table:table-cell>
          <table:table-cell office:value-type="float" office:value="418601" calcext:value-type="float">
            <text:p>418601</text:p>
          </table:table-cell>
          <table:table-cell office:value-type="string" calcext:value-type="string">
            <text:p>[[@18480]] Thank you so much!</text:p>
          </table:table-cell>
          <table:table-cell/>
        </table:table-row>
        <table:table-row table:style-name="ro1">
          <table:table-cell office:value-type="float" office:value="264259" calcext:value-type="float">
            <text:p>264259</text:p>
          </table:table-cell>
          <table:table-cell office:value-type="float" office:value="0" calcext:value-type="float">
            <text:p>0</text:p>
          </table:table-cell>
          <table:table-cell office:value-type="float" office:value="1376163" calcext:value-type="float">
            <text:p>1376163</text:p>
          </table:table-cell>
          <table:table-cell office:value-type="float" office:value="86403" calcext:value-type="float">
            <text:p>86403</text:p>
          </table:table-cell>
          <table:table-cell office:value-type="string" calcext:value-type="string">
            <text:p>The trail name and the images are so vivid and interesting, I wish the content would be a little more clear!</text:p>
          </table:table-cell>
          <table:table-cell/>
        </table:table-row>
        <table:table-row table:style-name="ro2">
          <table:table-cell office:value-type="float" office:value="267340" calcext:value-type="float">
            <text:p>267340</text:p>
          </table:table-cell>
          <table:table-cell office:value-type="float" office:value="0" calcext:value-type="float">
            <text:p>0</text:p>
          </table:table-cell>
          <table:table-cell office:value-type="float" office:value="1394022" calcext:value-type="float">
            <text:p>1394022</text:p>
          </table:table-cell>
          <table:table-cell office:value-type="float" office:value="427842" calcext:value-type="float">
            <text:p>427842</text:p>
          </table:table-cell>
          <table:table-cell office:value-type="string" calcext:value-type="string">
            <text:p>I travel to make Videos for our YouTube channel, to plan them better I watch videos read blogs, articles..</text:p>
            <text:p>Reviews on hotels</text:p>
          </table:table-cell>
          <table:table-cell/>
        </table:table-row>
        <table:table-row table:style-name="ro1">
          <table:table-cell office:value-type="float" office:value="32592" calcext:value-type="float">
            <text:p>32592</text:p>
          </table:table-cell>
          <table:table-cell office:value-type="float" office:value="281507" calcext:value-type="float">
            <text:p>281507</text:p>
          </table:table-cell>
          <table:table-cell office:value-type="float" office:value="0" calcext:value-type="float">
            <text:p>0</text:p>
          </table:table-cell>
          <table:table-cell office:value-type="float" office:value="129214" calcext:value-type="float">
            <text:p>129214</text:p>
          </table:table-cell>
          <table:table-cell office:value-type="string" calcext:value-type="string">
            <text:p>[[@1]]</text:p>
          </table:table-cell>
          <table:table-cell/>
        </table:table-row>
        <table:table-row table:style-name="ro1">
          <table:table-cell office:value-type="float" office:value="35545" calcext:value-type="float">
            <text:p>35545</text:p>
          </table:table-cell>
          <table:table-cell office:value-type="float" office:value="0" calcext:value-type="float">
            <text:p>0</text:p>
          </table:table-cell>
          <table:table-cell office:value-type="float" office:value="624480" calcext:value-type="float">
            <text:p>624480</text:p>
          </table:table-cell>
          <table:table-cell office:value-type="float" office:value="45132" calcext:value-type="float">
            <text:p>4513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31666" calcext:value-type="float">
            <text:p>231666</text:p>
          </table:table-cell>
          <table:table-cell office:value-type="float" office:value="0" calcext:value-type="float">
            <text:p>0</text:p>
          </table:table-cell>
          <table:table-cell office:value-type="float" office:value="1178768" calcext:value-type="float">
            <text:p>1178768</text:p>
          </table:table-cell>
          <table:table-cell office:value-type="float" office:value="78888" calcext:value-type="float">
            <text:p>78888</text:p>
          </table:table-cell>
          <table:table-cell office:value-type="string" calcext:value-type="string">
            <text:p>The content digresses a little, the pictures are so good but!</text:p>
          </table:table-cell>
          <table:table-cell/>
        </table:table-row>
        <table:table-row table:style-name="ro1">
          <table:table-cell office:value-type="float" office:value="245849" calcext:value-type="float">
            <text:p>245849</text:p>
          </table:table-cell>
          <table:table-cell office:value-type="float" office:value="0" calcext:value-type="float">
            <text:p>0</text:p>
          </table:table-cell>
          <table:table-cell office:value-type="float" office:value="1234533" calcext:value-type="float">
            <text:p>1234533</text:p>
          </table:table-cell>
          <table:table-cell office:value-type="float" office:value="49954" calcext:value-type="float">
            <text:p>49954</text:p>
          </table:table-cell>
          <table:table-cell office:value-type="string" calcext:value-type="string">
            <text:p>Amazing content ❤️❤️</text:p>
          </table:table-cell>
          <table:table-cell/>
        </table:table-row>
        <table:table-row table:style-name="ro1">
          <table:table-cell office:value-type="float" office:value="291105" calcext:value-type="float">
            <text:p>291105</text:p>
          </table:table-cell>
          <table:table-cell office:value-type="float" office:value="0" calcext:value-type="float">
            <text:p>0</text:p>
          </table:table-cell>
          <table:table-cell office:value-type="float" office:value="1536685" calcext:value-type="float">
            <text:p>1536685</text:p>
          </table:table-cell>
          <table:table-cell office:value-type="float" office:value="461612" calcext:value-type="float">
            <text:p>461612</text:p>
          </table:table-cell>
          <table:table-cell office:value-type="string" calcext:value-type="string">
            <text:p>[[@86002]] thanks for the interest ?</text:p>
          </table:table-cell>
          <table:table-cell/>
        </table:table-row>
        <table:table-row table:style-name="ro1">
          <table:table-cell office:value-type="float" office:value="311149" calcext:value-type="float">
            <text:p>311149</text:p>
          </table:table-cell>
          <table:table-cell office:value-type="float" office:value="0" calcext:value-type="float">
            <text:p>0</text:p>
          </table:table-cell>
          <table:table-cell office:value-type="float" office:value="1650641" calcext:value-type="float">
            <text:p>1650641</text:p>
          </table:table-cell>
          <table:table-cell office:value-type="float" office:value="82996" calcext:value-type="float">
            <text:p>82996</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410137" calcext:value-type="float">
            <text:p>410137</text:p>
          </table:table-cell>
          <table:table-cell office:value-type="float" office:value="0" calcext:value-type="float">
            <text:p>0</text:p>
          </table:table-cell>
          <table:table-cell office:value-type="float" office:value="2282615" calcext:value-type="float">
            <text:p>2282615</text:p>
          </table:table-cell>
          <table:table-cell office:value-type="float" office:value="1247969" calcext:value-type="float">
            <text:p>1247969</text:p>
          </table:table-cell>
          <table:table-cell office:value-type="string" calcext:value-type="string">
            <text:p>Hi</text:p>
          </table:table-cell>
          <table:table-cell/>
        </table:table-row>
        <table:table-row table:style-name="ro1">
          <table:table-cell office:value-type="float" office:value="434332" calcext:value-type="float">
            <text:p>434332</text:p>
          </table:table-cell>
          <table:table-cell office:value-type="float" office:value="0" calcext:value-type="float">
            <text:p>0</text:p>
          </table:table-cell>
          <table:table-cell office:value-type="float" office:value="2257976" calcext:value-type="float">
            <text:p>2257976</text:p>
          </table:table-cell>
          <table:table-cell office:value-type="float" office:value="1493989" calcext:value-type="float">
            <text:p>1493989</text:p>
          </table:table-cell>
          <table:table-cell office:value-type="string" calcext:value-type="string">
            <text:p>Nice</text:p>
          </table:table-cell>
          <table:table-cell/>
        </table:table-row>
        <table:table-row table:style-name="ro1">
          <table:table-cell office:value-type="float" office:value="446991" calcext:value-type="float">
            <text:p>446991</text:p>
          </table:table-cell>
          <table:table-cell office:value-type="float" office:value="0" calcext:value-type="float">
            <text:p>0</text:p>
          </table:table-cell>
          <table:table-cell office:value-type="float" office:value="2131267" calcext:value-type="float">
            <text:p>2131267</text:p>
          </table:table-cell>
          <table:table-cell office:value-type="float" office:value="1820563" calcext:value-type="float">
            <text:p>1820563</text:p>
          </table:table-cell>
          <table:table-cell office:value-type="string" calcext:value-type="string">
            <text:p>Hii</text:p>
          </table:table-cell>
          <table:table-cell/>
        </table:table-row>
        <table:table-row table:style-name="ro1">
          <table:table-cell office:value-type="float" office:value="464410" calcext:value-type="float">
            <text:p>464410</text:p>
          </table:table-cell>
          <table:table-cell office:value-type="float" office:value="0" calcext:value-type="float">
            <text:p>0</text:p>
          </table:table-cell>
          <table:table-cell office:value-type="float" office:value="2278979" calcext:value-type="float">
            <text:p>2278979</text:p>
          </table:table-cell>
          <table:table-cell office:value-type="float" office:value="2234914" calcext:value-type="float">
            <text:p>2234914</text:p>
          </table:table-cell>
          <table:table-cell office:value-type="string" calcext:value-type="string">
            <text:p>Gg</text:p>
          </table:table-cell>
          <table:table-cell/>
        </table:table-row>
        <table:table-row table:style-name="ro1">
          <table:table-cell office:value-type="float" office:value="28022" calcext:value-type="float">
            <text:p>28022</text:p>
          </table:table-cell>
          <table:table-cell office:value-type="float" office:value="0" calcext:value-type="float">
            <text:p>0</text:p>
          </table:table-cell>
          <table:table-cell office:value-type="float" office:value="605997" calcext:value-type="float">
            <text:p>605997</text:p>
          </table:table-cell>
          <table:table-cell office:value-type="float" office:value="181221" calcext:value-type="float">
            <text:p>181221</text:p>
          </table:table-cell>
          <table:table-cell office:value-type="string" calcext:value-type="string">
            <text:p>Thanks Pratiksha Nair❤️</text:p>
          </table:table-cell>
          <table:table-cell/>
        </table:table-row>
        <table:table-row table:style-name="ro1">
          <table:table-cell office:value-type="float" office:value="41288" calcext:value-type="float">
            <text:p>41288</text:p>
          </table:table-cell>
          <table:table-cell office:value-type="float" office:value="0" calcext:value-type="float">
            <text:p>0</text:p>
          </table:table-cell>
          <table:table-cell office:value-type="float" office:value="430284" calcext:value-type="float">
            <text:p>430284</text:p>
          </table:table-cell>
          <table:table-cell office:value-type="float" office:value="45530" calcext:value-type="float">
            <text:p>45530</text:p>
          </table:table-cell>
          <table:table-cell office:value-type="string" calcext:value-type="string">
            <text:p>Awesome post! :)</text:p>
          </table:table-cell>
          <table:table-cell/>
        </table:table-row>
        <table:table-row table:style-name="ro1">
          <table:table-cell office:value-type="float" office:value="61418" calcext:value-type="float">
            <text:p>61418</text:p>
          </table:table-cell>
          <table:table-cell office:value-type="float" office:value="0" calcext:value-type="float">
            <text:p>0</text:p>
          </table:table-cell>
          <table:table-cell office:value-type="float" office:value="678515" calcext:value-type="float">
            <text:p>678515</text:p>
          </table:table-cell>
          <table:table-cell office:value-type="float" office:value="202611" calcext:value-type="float">
            <text:p>202611</text:p>
          </table:table-cell>
          <table:table-cell office:value-type="string" calcext:value-type="string">
            <text:p>[[@82419]] <text:s/>go pro is good ,go for Sony mirror less is damn compatible to carry</text:p>
          </table:table-cell>
          <table:table-cell/>
        </table:table-row>
        <table:table-row table:style-name="ro1">
          <table:table-cell office:value-type="float" office:value="121410" calcext:value-type="float">
            <text:p>121410</text:p>
          </table:table-cell>
          <table:table-cell office:value-type="float" office:value="0" calcext:value-type="float">
            <text:p>0</text:p>
          </table:table-cell>
          <table:table-cell office:value-type="float" office:value="36778" calcext:value-type="float">
            <text:p>36778</text:p>
          </table:table-cell>
          <table:table-cell office:value-type="float" office:value="81774" calcext:value-type="float">
            <text:p>81774</text:p>
          </table:table-cell>
          <table:table-cell office:value-type="string" calcext:value-type="string">
            <text:p>Super se bhi uper!</text:p>
          </table:table-cell>
          <table:table-cell/>
        </table:table-row>
        <table:table-row table:style-name="ro1">
          <table:table-cell office:value-type="float" office:value="182309" calcext:value-type="float">
            <text:p>182309</text:p>
          </table:table-cell>
          <table:table-cell office:value-type="float" office:value="0" calcext:value-type="float">
            <text:p>0</text:p>
          </table:table-cell>
          <table:table-cell office:value-type="float" office:value="68138" calcext:value-type="float">
            <text:p>68138</text:p>
          </table:table-cell>
          <table:table-cell office:value-type="float" office:value="41276" calcext:value-type="float">
            <text:p>41276</text:p>
          </table:table-cell>
          <table:table-cell office:value-type="string" calcext:value-type="string">
            <text:p>Chaa gaye tum toh</text:p>
          </table:table-cell>
          <table:table-cell/>
        </table:table-row>
        <table:table-row table:style-name="ro1">
          <table:table-cell office:value-type="float" office:value="224729" calcext:value-type="float">
            <text:p>224729</text:p>
          </table:table-cell>
          <table:table-cell office:value-type="float" office:value="0" calcext:value-type="float">
            <text:p>0</text:p>
          </table:table-cell>
          <table:table-cell office:value-type="float" office:value="1157799" calcext:value-type="float">
            <text:p>1157799</text:p>
          </table:table-cell>
          <table:table-cell office:value-type="float" office:value="347763" calcext:value-type="float">
            <text:p>347763</text:p>
          </table:table-cell>
          <table:table-cell office:value-type="string" calcext:value-type="string">
            <text:p>[[@20074]] hmmm thank you</text:p>
          </table:table-cell>
          <table:table-cell/>
        </table:table-row>
        <table:table-row table:style-name="ro2">
          <table:table-cell office:value-type="float" office:value="234368" calcext:value-type="float">
            <text:p>234368</text:p>
          </table:table-cell>
          <table:table-cell office:value-type="float" office:value="0" calcext:value-type="float">
            <text:p>0</text:p>
          </table:table-cell>
          <table:table-cell office:value-type="float" office:value="1184395" calcext:value-type="float">
            <text:p>1184395</text:p>
          </table:table-cell>
          <table:table-cell office:value-type="float" office:value="357391" calcext:value-type="float">
            <text:p>357391</text:p>
          </table:table-cell>
          <table:table-cell office:value-type="string" calcext:value-type="string">
            <text:p>[[@78827]] just started here thats why.</text:p>
            <text:p>But keep supporting like this and i will keep getting interesting content for you ?</text:p>
          </table:table-cell>
          <table:table-cell/>
        </table:table-row>
        <table:table-row table:style-name="ro1">
          <table:table-cell office:value-type="float" office:value="395389" calcext:value-type="float">
            <text:p>395389</text:p>
          </table:table-cell>
          <table:table-cell office:value-type="float" office:value="0" calcext:value-type="float">
            <text:p>0</text:p>
          </table:table-cell>
          <table:table-cell office:value-type="float" office:value="2264259" calcext:value-type="float">
            <text:p>2264259</text:p>
          </table:table-cell>
          <table:table-cell office:value-type="float" office:value="12422" calcext:value-type="float">
            <text:p>12422</text:p>
          </table:table-cell>
          <table:table-cell office:value-type="string" calcext:value-type="string">
            <text:p>What are the other benefits of Avocado? </text:p>
          </table:table-cell>
          <table:table-cell/>
        </table:table-row>
        <table:table-row table:style-name="ro1">
          <table:table-cell office:value-type="float" office:value="396472" calcext:value-type="float">
            <text:p>396472</text:p>
          </table:table-cell>
          <table:table-cell office:value-type="float" office:value="0" calcext:value-type="float">
            <text:p>0</text:p>
          </table:table-cell>
          <table:table-cell office:value-type="float" office:value="642557" calcext:value-type="float">
            <text:p>642557</text:p>
          </table:table-cell>
          <table:table-cell office:value-type="float" office:value="17277" calcext:value-type="float">
            <text:p>17277</text:p>
          </table:table-cell>
          <table:table-cell office:value-type="string" calcext:value-type="string">
            <text:p>OMG are y'all professional photographers??</text:p>
          </table:table-cell>
          <table:table-cell/>
        </table:table-row>
        <table:table-row table:style-name="ro1">
          <table:table-cell office:value-type="float" office:value="407561" calcext:value-type="float">
            <text:p>407561</text:p>
          </table:table-cell>
          <table:table-cell office:value-type="float" office:value="0" calcext:value-type="float">
            <text:p>0</text:p>
          </table:table-cell>
          <table:table-cell office:value-type="float" office:value="1121269" calcext:value-type="float">
            <text:p>1121269</text:p>
          </table:table-cell>
          <table:table-cell office:value-type="float" office:value="1157739" calcext:value-type="float">
            <text:p>1157739</text:p>
          </table:table-cell>
          <table:table-cell office:value-type="string" calcext:value-type="string">
            <text:p>Hi</text:p>
          </table:table-cell>
          <table:table-cell/>
        </table:table-row>
        <table:table-row table:style-name="ro1">
          <table:table-cell office:value-type="float" office:value="410569" calcext:value-type="float">
            <text:p>410569</text:p>
          </table:table-cell>
          <table:table-cell office:value-type="float" office:value="0" calcext:value-type="float">
            <text:p>0</text:p>
          </table:table-cell>
          <table:table-cell office:value-type="float" office:value="2316566" calcext:value-type="float">
            <text:p>2316566</text:p>
          </table:table-cell>
          <table:table-cell office:value-type="float" office:value="1265096" calcext:value-type="float">
            <text:p>1265096</text:p>
          </table:table-cell>
          <table:table-cell office:value-type="string" calcext:value-type="string">
            <text:p>Gorgeous</text:p>
          </table:table-cell>
          <table:table-cell/>
        </table:table-row>
        <table:table-row table:style-name="ro1">
          <table:table-cell office:value-type="float" office:value="425654" calcext:value-type="float">
            <text:p>425654</text:p>
          </table:table-cell>
          <table:table-cell office:value-type="float" office:value="0" calcext:value-type="float">
            <text:p>0</text:p>
          </table:table-cell>
          <table:table-cell office:value-type="float" office:value="1846259" calcext:value-type="float">
            <text:p>1846259</text:p>
          </table:table-cell>
          <table:table-cell office:value-type="float" office:value="5286" calcext:value-type="float">
            <text:p>5286</text:p>
          </table:table-cell>
          <table:table-cell office:value-type="string" calcext:value-type="string">
            <text:p>how's the taste?</text:p>
          </table:table-cell>
          <table:table-cell/>
        </table:table-row>
        <table:table-row table:style-name="ro1">
          <table:table-cell office:value-type="float" office:value="47135" calcext:value-type="float">
            <text:p>47135</text:p>
          </table:table-cell>
          <table:table-cell office:value-type="float" office:value="0" calcext:value-type="float">
            <text:p>0</text:p>
          </table:table-cell>
          <table:table-cell office:value-type="float" office:value="640719" calcext:value-type="float">
            <text:p>640719</text:p>
          </table:table-cell>
          <table:table-cell office:value-type="float" office:value="191478" calcext:value-type="float">
            <text:p>191478</text:p>
          </table:table-cell>
          <table:table-cell office:value-type="string" calcext:value-type="string">
            <text:p>@manpreet.dhindsa This place is magic.. ?</text:p>
          </table:table-cell>
          <table:table-cell/>
        </table:table-row>
        <table:table-row table:style-name="ro1">
          <table:table-cell office:value-type="float" office:value="92897" calcext:value-type="float">
            <text:p>92897</text:p>
          </table:table-cell>
          <table:table-cell office:value-type="float" office:value="0" calcext:value-type="float">
            <text:p>0</text:p>
          </table:table-cell>
          <table:table-cell office:value-type="float" office:value="759144" calcext:value-type="float">
            <text:p>759144</text:p>
          </table:table-cell>
          <table:table-cell office:value-type="float" office:value="136382" calcext:value-type="float">
            <text:p>13638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7583" calcext:value-type="float">
            <text:p>17583</text:p>
          </table:table-cell>
          <table:table-cell office:value-type="float" office:value="0" calcext:value-type="float">
            <text:p>0</text:p>
          </table:table-cell>
          <table:table-cell office:value-type="float" office:value="223526" calcext:value-type="float">
            <text:p>223526</text:p>
          </table:table-cell>
          <table:table-cell office:value-type="float" office:value="165691" calcext:value-type="float">
            <text:p>165691</text:p>
          </table:table-cell>
          <table:table-cell office:value-type="string" calcext:value-type="string">
            <text:p>Good collection</text:p>
          </table:table-cell>
          <table:table-cell/>
        </table:table-row>
        <table:table-row table:style-name="ro1">
          <table:table-cell office:value-type="float" office:value="41305" calcext:value-type="float">
            <text:p>41305</text:p>
          </table:table-cell>
          <table:table-cell office:value-type="float" office:value="0" calcext:value-type="float">
            <text:p>0</text:p>
          </table:table-cell>
          <table:table-cell office:value-type="float" office:value="637183" calcext:value-type="float">
            <text:p>637183</text:p>
          </table:table-cell>
          <table:table-cell office:value-type="float" office:value="42826" calcext:value-type="float">
            <text:p>42826</text:p>
          </table:table-cell>
          <table:table-cell office:value-type="string" calcext:value-type="string">
            <text:p>This is the best information I've got of this place!</text:p>
          </table:table-cell>
          <table:table-cell/>
        </table:table-row>
        <table:table-row table:style-name="ro1">
          <table:table-cell office:value-type="float" office:value="81314" calcext:value-type="float">
            <text:p>81314</text:p>
          </table:table-cell>
          <table:table-cell office:value-type="float" office:value="0" calcext:value-type="float">
            <text:p>0</text:p>
          </table:table-cell>
          <table:table-cell office:value-type="float" office:value="736637" calcext:value-type="float">
            <text:p>736637</text:p>
          </table:table-cell>
          <table:table-cell office:value-type="float" office:value="218649" calcext:value-type="float">
            <text:p>218649</text:p>
          </table:table-cell>
          <table:table-cell office:value-type="string" calcext:value-type="string">
            <text:p>?</text:p>
          </table:table-cell>
          <table:table-cell/>
        </table:table-row>
        <table:table-row table:style-name="ro1">
          <table:table-cell office:value-type="float" office:value="81558" calcext:value-type="float">
            <text:p>81558</text:p>
          </table:table-cell>
          <table:table-cell office:value-type="float" office:value="0" calcext:value-type="float">
            <text:p>0</text:p>
          </table:table-cell>
          <table:table-cell office:value-type="float" office:value="724789" calcext:value-type="float">
            <text:p>724789</text:p>
          </table:table-cell>
          <table:table-cell office:value-type="float" office:value="40332" calcext:value-type="float">
            <text:p>40332</text:p>
          </table:table-cell>
          <table:table-cell office:value-type="string" calcext:value-type="string">
            <text:p>This trail got me searching for railway tickets! so inspiring!</text:p>
          </table:table-cell>
          <table:table-cell/>
        </table:table-row>
        <table:table-row table:style-name="ro1">
          <table:table-cell office:value-type="float" office:value="90319" calcext:value-type="float">
            <text:p>90319</text:p>
          </table:table-cell>
          <table:table-cell office:value-type="float" office:value="0" calcext:value-type="float">
            <text:p>0</text:p>
          </table:table-cell>
          <table:table-cell office:value-type="float" office:value="751601" calcext:value-type="float">
            <text:p>751601</text:p>
          </table:table-cell>
          <table:table-cell office:value-type="float" office:value="77618" calcext:value-type="float">
            <text:p>77618</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95331" calcext:value-type="float">
            <text:p>95331</text:p>
          </table:table-cell>
          <table:table-cell office:value-type="float" office:value="0" calcext:value-type="float">
            <text:p>0</text:p>
          </table:table-cell>
          <table:table-cell office:value-type="float" office:value="421479" calcext:value-type="float">
            <text:p>421479</text:p>
          </table:table-cell>
          <table:table-cell office:value-type="float" office:value="125547" calcext:value-type="float">
            <text:p>125547</text:p>
          </table:table-cell>
          <table:table-cell office:value-type="string" calcext:value-type="string">
            <text:p>[[@130362]] ???</text:p>
          </table:table-cell>
          <table:table-cell/>
        </table:table-row>
        <table:table-row table:style-name="ro1">
          <table:table-cell office:value-type="float" office:value="95550" calcext:value-type="float">
            <text:p>95550</text:p>
          </table:table-cell>
          <table:table-cell office:value-type="float" office:value="0" calcext:value-type="float">
            <text:p>0</text:p>
          </table:table-cell>
          <table:table-cell office:value-type="float" office:value="751085" calcext:value-type="float">
            <text:p>751085</text:p>
          </table:table-cell>
          <table:table-cell office:value-type="float" office:value="48924" calcext:value-type="float">
            <text:p>48924</text:p>
          </table:table-cell>
          <table:table-cell office:value-type="string" calcext:value-type="string">
            <text:p>Wow! ?</text:p>
          </table:table-cell>
          <table:table-cell/>
        </table:table-row>
        <table:table-row table:style-name="ro1">
          <table:table-cell office:value-type="float" office:value="113779" calcext:value-type="float">
            <text:p>113779</text:p>
          </table:table-cell>
          <table:table-cell office:value-type="float" office:value="0" calcext:value-type="float">
            <text:p>0</text:p>
          </table:table-cell>
          <table:table-cell office:value-type="float" office:value="809388" calcext:value-type="float">
            <text:p>809388</text:p>
          </table:table-cell>
          <table:table-cell office:value-type="float" office:value="52406" calcext:value-type="float">
            <text:p>52406</text:p>
          </table:table-cell>
          <table:table-cell office:value-type="string" calcext:value-type="string">
            <text:p>Mast ekdum</text:p>
          </table:table-cell>
          <table:table-cell/>
        </table:table-row>
        <table:table-row table:style-name="ro1">
          <table:table-cell office:value-type="float" office:value="135877" calcext:value-type="float">
            <text:p>135877</text:p>
          </table:table-cell>
          <table:table-cell office:value-type="float" office:value="0" calcext:value-type="float">
            <text:p>0</text:p>
          </table:table-cell>
          <table:table-cell office:value-type="float" office:value="840130" calcext:value-type="float">
            <text:p>840130</text:p>
          </table:table-cell>
          <table:table-cell office:value-type="float" office:value="250764" calcext:value-type="float">
            <text:p>250764</text:p>
          </table:table-cell>
          <table:table-cell office:value-type="string" calcext:value-type="string">
            <text:p>[[@52580]] thanks will make sure from nxt time i keep that in mind</text:p>
          </table:table-cell>
          <table:table-cell/>
        </table:table-row>
        <table:table-row table:style-name="ro1">
          <table:table-cell office:value-type="float" office:value="272894" calcext:value-type="float">
            <text:p>272894</text:p>
          </table:table-cell>
          <table:table-cell office:value-type="float" office:value="1001211" calcext:value-type="float">
            <text:p>1001211</text:p>
          </table:table-cell>
          <table:table-cell office:value-type="float" office:value="0" calcext:value-type="float">
            <text:p>0</text:p>
          </table:table-cell>
          <table:table-cell office:value-type="float" office:value="417249" calcext:value-type="float">
            <text:p>417249</text:p>
          </table:table-cell>
          <table:table-cell office:value-type="string" calcext:value-type="string">
            <text:p>Very pretty</text:p>
          </table:table-cell>
          <table:table-cell/>
        </table:table-row>
        <table:table-row table:style-name="ro1">
          <table:table-cell office:value-type="float" office:value="276063" calcext:value-type="float">
            <text:p>276063</text:p>
          </table:table-cell>
          <table:table-cell office:value-type="float" office:value="0" calcext:value-type="float">
            <text:p>0</text:p>
          </table:table-cell>
          <table:table-cell office:value-type="float" office:value="1443646" calcext:value-type="float">
            <text:p>1443646</text:p>
          </table:table-cell>
          <table:table-cell office:value-type="float" office:value="82928" calcext:value-type="float">
            <text:p>82928</text:p>
          </table:table-cell>
          <table:table-cell office:value-type="string" calcext:value-type="string">
            <text:p>Whoa! The images are crystal clear and so is the content!</text:p>
          </table:table-cell>
          <table:table-cell/>
        </table:table-row>
        <table:table-row table:style-name="ro1">
          <table:table-cell office:value-type="float" office:value="369052" calcext:value-type="float">
            <text:p>369052</text:p>
          </table:table-cell>
          <table:table-cell office:value-type="float" office:value="0" calcext:value-type="float">
            <text:p>0</text:p>
          </table:table-cell>
          <table:table-cell office:value-type="float" office:value="193198" calcext:value-type="float">
            <text:p>193198</text:p>
          </table:table-cell>
          <table:table-cell office:value-type="float" office:value="417464" calcext:value-type="float">
            <text:p>417464</text:p>
          </table:table-cell>
          <table:table-cell office:value-type="string" calcext:value-type="string">
            <text:p>Loved ?</text:p>
          </table:table-cell>
          <table:table-cell/>
        </table:table-row>
        <table:table-row table:style-name="ro1">
          <table:table-cell office:value-type="float" office:value="414830" calcext:value-type="float">
            <text:p>414830</text:p>
          </table:table-cell>
          <table:table-cell office:value-type="float" office:value="0" calcext:value-type="float">
            <text:p>0</text:p>
          </table:table-cell>
          <table:table-cell office:value-type="float" office:value="2355173" calcext:value-type="float">
            <text:p>2355173</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425722" calcext:value-type="float">
            <text:p>425722</text:p>
          </table:table-cell>
          <table:table-cell office:value-type="float" office:value="0" calcext:value-type="float">
            <text:p>0</text:p>
          </table:table-cell>
          <table:table-cell office:value-type="float" office:value="1791931" calcext:value-type="float">
            <text:p>1791931</text:p>
          </table:table-cell>
          <table:table-cell office:value-type="float" office:value="11494" calcext:value-type="float">
            <text:p>11494</text:p>
          </table:table-cell>
          <table:table-cell office:value-type="string" calcext:value-type="string">
            <text:p>where?</text:p>
          </table:table-cell>
          <table:table-cell/>
        </table:table-row>
        <table:table-row table:style-name="ro1">
          <table:table-cell office:value-type="float" office:value="45917" calcext:value-type="float">
            <text:p>45917</text:p>
          </table:table-cell>
          <table:table-cell office:value-type="float" office:value="0" calcext:value-type="float">
            <text:p>0</text:p>
          </table:table-cell>
          <table:table-cell office:value-type="float" office:value="647074" calcext:value-type="float">
            <text:p>647074</text:p>
          </table:table-cell>
          <table:table-cell office:value-type="float" office:value="76891" calcext:value-type="float">
            <text:p>76891</text:p>
          </table:table-cell>
          <table:table-cell office:value-type="string" calcext:value-type="string">
            <text:p>Dum hai bhai!</text:p>
          </table:table-cell>
          <table:table-cell/>
        </table:table-row>
        <table:table-row table:style-name="ro1">
          <table:table-cell office:value-type="float" office:value="84633" calcext:value-type="float">
            <text:p>84633</text:p>
          </table:table-cell>
          <table:table-cell office:value-type="float" office:value="0" calcext:value-type="float">
            <text:p>0</text:p>
          </table:table-cell>
          <table:table-cell office:value-type="float" office:value="60232" calcext:value-type="float">
            <text:p>60232</text:p>
          </table:table-cell>
          <table:table-cell office:value-type="float" office:value="78411" calcext:value-type="float">
            <text:p>78411</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85096" calcext:value-type="float">
            <text:p>85096</text:p>
          </table:table-cell>
          <table:table-cell office:value-type="float" office:value="0" calcext:value-type="float">
            <text:p>0</text:p>
          </table:table-cell>
          <table:table-cell office:value-type="float" office:value="45832" calcext:value-type="float">
            <text:p>45832</text:p>
          </table:table-cell>
          <table:table-cell office:value-type="float" office:value="88207" calcext:value-type="float">
            <text:p>8820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99579" calcext:value-type="float">
            <text:p>99579</text:p>
          </table:table-cell>
          <table:table-cell office:value-type="float" office:value="0" calcext:value-type="float">
            <text:p>0</text:p>
          </table:table-cell>
          <table:table-cell office:value-type="float" office:value="759884" calcext:value-type="float">
            <text:p>759884</text:p>
          </table:table-cell>
          <table:table-cell office:value-type="float" office:value="225850" calcext:value-type="float">
            <text:p>225850</text:p>
          </table:table-cell>
          <table:table-cell office:value-type="string" calcext:value-type="string">
            <text:p>Thnx all of u</text:p>
          </table:table-cell>
          <table:table-cell/>
        </table:table-row>
        <table:table-row table:style-name="ro1">
          <table:table-cell office:value-type="float" office:value="108801" calcext:value-type="float">
            <text:p>108801</text:p>
          </table:table-cell>
          <table:table-cell office:value-type="float" office:value="0" calcext:value-type="float">
            <text:p>0</text:p>
          </table:table-cell>
          <table:table-cell office:value-type="float" office:value="797202" calcext:value-type="float">
            <text:p>797202</text:p>
          </table:table-cell>
          <table:table-cell office:value-type="float" office:value="236700" calcext:value-type="float">
            <text:p>236700</text:p>
          </table:table-cell>
          <table:table-cell office:value-type="string" calcext:value-type="string">
            <text:p>#tellchallenge</text:p>
          </table:table-cell>
          <table:table-cell/>
        </table:table-row>
        <table:table-row table:style-name="ro1">
          <table:table-cell office:value-type="float" office:value="114978" calcext:value-type="float">
            <text:p>114978</text:p>
          </table:table-cell>
          <table:table-cell office:value-type="float" office:value="0" calcext:value-type="float">
            <text:p>0</text:p>
          </table:table-cell>
          <table:table-cell office:value-type="float" office:value="810593" calcext:value-type="float">
            <text:p>810593</text:p>
          </table:table-cell>
          <table:table-cell office:value-type="float" office:value="83136" calcext:value-type="float">
            <text:p>83136</text:p>
          </table:table-cell>
          <table:table-cell office:value-type="string" calcext:value-type="string">
            <text:p>Sahi khel gaye tum toh</text:p>
          </table:table-cell>
          <table:table-cell/>
        </table:table-row>
        <table:table-row table:style-name="ro1">
          <table:table-cell office:value-type="float" office:value="115822" calcext:value-type="float">
            <text:p>115822</text:p>
          </table:table-cell>
          <table:table-cell office:value-type="float" office:value="0" calcext:value-type="float">
            <text:p>0</text:p>
          </table:table-cell>
          <table:table-cell office:value-type="float" office:value="813669" calcext:value-type="float">
            <text:p>813669</text:p>
          </table:table-cell>
          <table:table-cell office:value-type="float" office:value="242336" calcext:value-type="float">
            <text:p>242336</text:p>
          </table:table-cell>
          <table:table-cell office:value-type="string" calcext:value-type="string">
            <text:p>[[@82719]] - Thank You ?</text:p>
          </table:table-cell>
          <table:table-cell/>
        </table:table-row>
        <table:table-row table:style-name="ro1">
          <table:table-cell office:value-type="float" office:value="132765" calcext:value-type="float">
            <text:p>132765</text:p>
          </table:table-cell>
          <table:table-cell office:value-type="float" office:value="0" calcext:value-type="float">
            <text:p>0</text:p>
          </table:table-cell>
          <table:table-cell office:value-type="float" office:value="843159" calcext:value-type="float">
            <text:p>843159</text:p>
          </table:table-cell>
          <table:table-cell office:value-type="float" office:value="251702" calcext:value-type="float">
            <text:p>251702</text:p>
          </table:table-cell>
          <table:table-cell office:value-type="string" calcext:value-type="string">
            <text:p>[[@45838]] thank you so much ! ?</text:p>
          </table:table-cell>
          <table:table-cell/>
        </table:table-row>
        <table:table-row table:style-name="ro1">
          <table:table-cell office:value-type="float" office:value="200318" calcext:value-type="float">
            <text:p>200318</text:p>
          </table:table-cell>
          <table:table-cell office:value-type="float" office:value="0" calcext:value-type="float">
            <text:p>0</text:p>
          </table:table-cell>
          <table:table-cell office:value-type="float" office:value="1039491" calcext:value-type="float">
            <text:p>1039491</text:p>
          </table:table-cell>
          <table:table-cell office:value-type="float" office:value="39546" calcext:value-type="float">
            <text:p>39546</text:p>
          </table:table-cell>
          <table:table-cell office:value-type="string" calcext:value-type="string">
            <text:p>can't wait to read about your next adventure</text:p>
          </table:table-cell>
          <table:table-cell/>
        </table:table-row>
        <table:table-row table:style-name="ro1">
          <table:table-cell office:value-type="float" office:value="245878" calcext:value-type="float">
            <text:p>245878</text:p>
          </table:table-cell>
          <table:table-cell office:value-type="float" office:value="0" calcext:value-type="float">
            <text:p>0</text:p>
          </table:table-cell>
          <table:table-cell office:value-type="float" office:value="1188731" calcext:value-type="float">
            <text:p>1188731</text:p>
          </table:table-cell>
          <table:table-cell office:value-type="float" office:value="77442" calcext:value-type="float">
            <text:p>77442</text:p>
          </table:table-cell>
          <table:table-cell office:value-type="string" calcext:value-type="string">
            <text:p>The content and the images don't sit well with one another!</text:p>
          </table:table-cell>
          <table:table-cell/>
        </table:table-row>
        <table:table-row table:style-name="ro1">
          <table:table-cell office:value-type="float" office:value="291149" calcext:value-type="float">
            <text:p>291149</text:p>
          </table:table-cell>
          <table:table-cell office:value-type="float" office:value="963660" calcext:value-type="float">
            <text:p>963660</text:p>
          </table:table-cell>
          <table:table-cell office:value-type="float" office:value="0" calcext:value-type="float">
            <text:p>0</text:p>
          </table:table-cell>
          <table:table-cell office:value-type="float" office:value="360964" calcext:value-type="float">
            <text:p>360964</text:p>
          </table:table-cell>
          <table:table-cell office:value-type="string" calcext:value-type="string">
            <text:p>Awesome ❤</text:p>
          </table:table-cell>
          <table:table-cell/>
        </table:table-row>
        <table:table-row table:style-name="ro1">
          <table:table-cell office:value-type="float" office:value="292871" calcext:value-type="float">
            <text:p>292871</text:p>
          </table:table-cell>
          <table:table-cell office:value-type="float" office:value="662017" calcext:value-type="float">
            <text:p>662017</text:p>
          </table:table-cell>
          <table:table-cell office:value-type="float" office:value="0" calcext:value-type="float">
            <text:p>0</text:p>
          </table:table-cell>
          <table:table-cell office:value-type="float" office:value="475215" calcext:value-type="float">
            <text:p>475215</text:p>
          </table:table-cell>
          <table:table-cell office:value-type="string" calcext:value-type="string">
            <text:p>Wow ? loved it</text:p>
          </table:table-cell>
          <table:table-cell/>
        </table:table-row>
        <table:table-row table:style-name="ro1">
          <table:table-cell office:value-type="float" office:value="425028" calcext:value-type="float">
            <text:p>425028</text:p>
          </table:table-cell>
          <table:table-cell office:value-type="float" office:value="0" calcext:value-type="float">
            <text:p>0</text:p>
          </table:table-cell>
          <table:table-cell office:value-type="float" office:value="1753892" calcext:value-type="float">
            <text:p>1753892</text:p>
          </table:table-cell>
          <table:table-cell office:value-type="float" office:value="10894" calcext:value-type="float">
            <text:p>10894</text:p>
          </table:table-cell>
          <table:table-cell office:value-type="string" calcext:value-type="string">
            <text:p>wow</text:p>
          </table:table-cell>
          <table:table-cell/>
        </table:table-row>
        <table:table-row table:style-name="ro1">
          <table:table-cell office:value-type="float" office:value="453634" calcext:value-type="float">
            <text:p>453634</text:p>
          </table:table-cell>
          <table:table-cell office:value-type="float" office:value="0" calcext:value-type="float">
            <text:p>0</text:p>
          </table:table-cell>
          <table:table-cell office:value-type="float" office:value="2306404" calcext:value-type="float">
            <text:p>2306404</text:p>
          </table:table-cell>
          <table:table-cell office:value-type="float" office:value="1994732" calcext:value-type="float">
            <text:p>1994732</text:p>
          </table:table-cell>
          <table:table-cell office:value-type="string" calcext:value-type="string">
            <text:p>Super</text:p>
          </table:table-cell>
          <table:table-cell/>
        </table:table-row>
        <table:table-row table:style-name="ro1">
          <table:table-cell office:value-type="float" office:value="463004" calcext:value-type="float">
            <text:p>463004</text:p>
          </table:table-cell>
          <table:table-cell office:value-type="float" office:value="0" calcext:value-type="float">
            <text:p>0</text:p>
          </table:table-cell>
          <table:table-cell office:value-type="float" office:value="2269168" calcext:value-type="float">
            <text:p>2269168</text:p>
          </table:table-cell>
          <table:table-cell office:value-type="float" office:value="2229442" calcext:value-type="float">
            <text:p>2229442</text:p>
          </table:table-cell>
          <table:table-cell office:value-type="string" calcext:value-type="string">
            <text:p>Jsksjsjiss sjksj s</text:p>
          </table:table-cell>
          <table:table-cell/>
        </table:table-row>
        <table:table-row table:style-name="ro1">
          <table:table-cell office:value-type="float" office:value="116357" calcext:value-type="float">
            <text:p>116357</text:p>
          </table:table-cell>
          <table:table-cell office:value-type="float" office:value="0" calcext:value-type="float">
            <text:p>0</text:p>
          </table:table-cell>
          <table:table-cell office:value-type="float" office:value="811559" calcext:value-type="float">
            <text:p>811559</text:p>
          </table:table-cell>
          <table:table-cell office:value-type="float" office:value="241701" calcext:value-type="float">
            <text:p>241701</text:p>
          </table:table-cell>
          <table:table-cell office:value-type="string" calcext:value-type="string">
            <text:p>@noise._.maker Which place ??</text:p>
          </table:table-cell>
          <table:table-cell/>
        </table:table-row>
        <table:table-row table:style-name="ro1">
          <table:table-cell office:value-type="float" office:value="228024" calcext:value-type="float">
            <text:p>228024</text:p>
          </table:table-cell>
          <table:table-cell office:value-type="float" office:value="0" calcext:value-type="float">
            <text:p>0</text:p>
          </table:table-cell>
          <table:table-cell office:value-type="float" office:value="1170558" calcext:value-type="float">
            <text:p>1170558</text:p>
          </table:table-cell>
          <table:table-cell office:value-type="float" office:value="76371" calcext:value-type="float">
            <text:p>76371</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59776" calcext:value-type="float">
            <text:p>259776</text:p>
          </table:table-cell>
          <table:table-cell office:value-type="float" office:value="0" calcext:value-type="float">
            <text:p>0</text:p>
          </table:table-cell>
          <table:table-cell office:value-type="float" office:value="1347058" calcext:value-type="float">
            <text:p>1347058</text:p>
          </table:table-cell>
          <table:table-cell office:value-type="float" office:value="88093" calcext:value-type="float">
            <text:p>88093</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71963" calcext:value-type="float">
            <text:p>271963</text:p>
          </table:table-cell>
          <table:table-cell office:value-type="float" office:value="0" calcext:value-type="float">
            <text:p>0</text:p>
          </table:table-cell>
          <table:table-cell office:value-type="float" office:value="1398150" calcext:value-type="float">
            <text:p>1398150</text:p>
          </table:table-cell>
          <table:table-cell office:value-type="float" office:value="42761" calcext:value-type="float">
            <text:p>42761</text:p>
          </table:table-cell>
          <table:table-cell office:value-type="string" calcext:value-type="string">
            <text:p>It's really amazing pictures ? </text:p>
          </table:table-cell>
          <table:table-cell/>
        </table:table-row>
        <table:table-row table:style-name="ro1">
          <table:table-cell office:value-type="float" office:value="368954" calcext:value-type="float">
            <text:p>368954</text:p>
          </table:table-cell>
          <table:table-cell office:value-type="float" office:value="0" calcext:value-type="float">
            <text:p>0</text:p>
          </table:table-cell>
          <table:table-cell office:value-type="float" office:value="2175670" calcext:value-type="float">
            <text:p>2175670</text:p>
          </table:table-cell>
          <table:table-cell office:value-type="float" office:value="86316" calcext:value-type="float">
            <text:p>86316</text:p>
          </table:table-cell>
          <table:table-cell office:value-type="string" calcext:value-type="string">
            <text:p>Wow! Thats amazing that you covered so much in so less budget!</text:p>
          </table:table-cell>
          <table:table-cell/>
        </table:table-row>
        <table:table-row table:style-name="ro1">
          <table:table-cell office:value-type="float" office:value="411633" calcext:value-type="float">
            <text:p>411633</text:p>
          </table:table-cell>
          <table:table-cell office:value-type="float" office:value="0" calcext:value-type="float">
            <text:p>0</text:p>
          </table:table-cell>
          <table:table-cell office:value-type="float" office:value="2268524" calcext:value-type="float">
            <text:p>2268524</text:p>
          </table:table-cell>
          <table:table-cell office:value-type="float" office:value="1298318" calcext:value-type="float">
            <text:p>1298318</text:p>
          </table:table-cell>
          <table:table-cell office:value-type="string" calcext:value-type="string">
            <text:p>Very Nice</text:p>
          </table:table-cell>
          <table:table-cell/>
        </table:table-row>
        <table:table-row table:style-name="ro1">
          <table:table-cell office:value-type="float" office:value="31107" calcext:value-type="float">
            <text:p>31107</text:p>
          </table:table-cell>
          <table:table-cell office:value-type="float" office:value="0" calcext:value-type="float">
            <text:p>0</text:p>
          </table:table-cell>
          <table:table-cell office:value-type="float" office:value="612500" calcext:value-type="float">
            <text:p>612500</text:p>
          </table:table-cell>
          <table:table-cell office:value-type="float" office:value="76416" calcext:value-type="float">
            <text:p>76416</text:p>
          </table:table-cell>
          <table:table-cell office:value-type="string" calcext:value-type="string">
            <text:p>Hey thats so informative and amazing, could you give more details?</text:p>
          </table:table-cell>
          <table:table-cell/>
        </table:table-row>
        <table:table-row table:style-name="ro1">
          <table:table-cell office:value-type="float" office:value="87710" calcext:value-type="float">
            <text:p>87710</text:p>
          </table:table-cell>
          <table:table-cell office:value-type="float" office:value="0" calcext:value-type="float">
            <text:p>0</text:p>
          </table:table-cell>
          <table:table-cell office:value-type="float" office:value="744544" calcext:value-type="float">
            <text:p>744544</text:p>
          </table:table-cell>
          <table:table-cell office:value-type="float" office:value="83367" calcext:value-type="float">
            <text:p>8336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90160" calcext:value-type="float">
            <text:p>90160</text:p>
          </table:table-cell>
          <table:table-cell office:value-type="float" office:value="0" calcext:value-type="float">
            <text:p>0</text:p>
          </table:table-cell>
          <table:table-cell office:value-type="float" office:value="752845" calcext:value-type="float">
            <text:p>752845</text:p>
          </table:table-cell>
          <table:table-cell office:value-type="float" office:value="45620" calcext:value-type="float">
            <text:p>45620</text:p>
          </table:table-cell>
          <table:table-cell office:value-type="string" calcext:value-type="string">
            <text:p>The trail looks nothing less than a pro's work! excellent!</text:p>
          </table:table-cell>
          <table:table-cell/>
        </table:table-row>
        <table:table-row table:style-name="ro1">
          <table:table-cell office:value-type="float" office:value="124446" calcext:value-type="float">
            <text:p>124446</text:p>
          </table:table-cell>
          <table:table-cell office:value-type="float" office:value="256210" calcext:value-type="float">
            <text:p>256210</text:p>
          </table:table-cell>
          <table:table-cell office:value-type="float" office:value="0" calcext:value-type="float">
            <text:p>0</text:p>
          </table:table-cell>
          <table:table-cell office:value-type="float" office:value="134535" calcext:value-type="float">
            <text:p>134535</text:p>
          </table:table-cell>
          <table:table-cell office:value-type="string" calcext:value-type="string">
            <text:p>Great view !</text:p>
          </table:table-cell>
          <table:table-cell/>
        </table:table-row>
        <table:table-row table:style-name="ro1">
          <table:table-cell office:value-type="float" office:value="128542" calcext:value-type="float">
            <text:p>128542</text:p>
          </table:table-cell>
          <table:table-cell office:value-type="float" office:value="241029" calcext:value-type="float">
            <text:p>241029</text:p>
          </table:table-cell>
          <table:table-cell office:value-type="float" office:value="0" calcext:value-type="float">
            <text:p>0</text:p>
          </table:table-cell>
          <table:table-cell office:value-type="float" office:value="167624" calcext:value-type="float">
            <text:p>167624</text:p>
          </table:table-cell>
          <table:table-cell office:value-type="string" calcext:value-type="string">
            <text:p>[[@221918]] indeed :D</text:p>
          </table:table-cell>
          <table:table-cell/>
        </table:table-row>
        <table:table-row table:style-name="ro1">
          <table:table-cell office:value-type="float" office:value="144386" calcext:value-type="float">
            <text:p>144386</text:p>
          </table:table-cell>
          <table:table-cell office:value-type="float" office:value="0" calcext:value-type="float">
            <text:p>0</text:p>
          </table:table-cell>
          <table:table-cell office:value-type="float" office:value="879456" calcext:value-type="float">
            <text:p>879456</text:p>
          </table:table-cell>
          <table:table-cell office:value-type="float" office:value="83797" calcext:value-type="float">
            <text:p>83797</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88836" calcext:value-type="float">
            <text:p>188836</text:p>
          </table:table-cell>
          <table:table-cell office:value-type="float" office:value="0" calcext:value-type="float">
            <text:p>0</text:p>
          </table:table-cell>
          <table:table-cell office:value-type="float" office:value="980294" calcext:value-type="float">
            <text:p>980294</text:p>
          </table:table-cell>
          <table:table-cell office:value-type="float" office:value="295478" calcext:value-type="float">
            <text:p>295478</text:p>
          </table:table-cell>
          <table:table-cell office:value-type="string" calcext:value-type="string">
            <text:p>??? thanku nitesh</text:p>
          </table:table-cell>
          <table:table-cell/>
        </table:table-row>
        <table:table-row table:style-name="ro1">
          <table:table-cell office:value-type="float" office:value="204993" calcext:value-type="float">
            <text:p>204993</text:p>
          </table:table-cell>
          <table:table-cell office:value-type="float" office:value="0" calcext:value-type="float">
            <text:p>0</text:p>
          </table:table-cell>
          <table:table-cell office:value-type="float" office:value="1060327" calcext:value-type="float">
            <text:p>1060327</text:p>
          </table:table-cell>
          <table:table-cell office:value-type="float" office:value="319528" calcext:value-type="float">
            <text:p>319528</text:p>
          </table:table-cell>
          <table:table-cell office:value-type="string" calcext:value-type="string">
            <text:p>Thank you so much. Uploading a few more as I type this. I'm still figuring out the Trell app :-)</text:p>
          </table:table-cell>
          <table:table-cell/>
        </table:table-row>
        <table:table-row table:style-name="ro1">
          <table:table-cell office:value-type="float" office:value="300745" calcext:value-type="float">
            <text:p>300745</text:p>
          </table:table-cell>
          <table:table-cell office:value-type="float" office:value="0" calcext:value-type="float">
            <text:p>0</text:p>
          </table:table-cell>
          <table:table-cell office:value-type="float" office:value="1585337" calcext:value-type="float">
            <text:p>1585337</text:p>
          </table:table-cell>
          <table:table-cell office:value-type="float" office:value="83695" calcext:value-type="float">
            <text:p>83695</text:p>
          </table:table-cell>
          <table:table-cell office:value-type="string" calcext:value-type="string">
            <text:p>Keep posting your amazing trail ??</text:p>
          </table:table-cell>
          <table:table-cell/>
        </table:table-row>
        <table:table-row table:style-name="ro3">
          <table:table-cell office:value-type="float" office:value="303122" calcext:value-type="float">
            <text:p>303122</text:p>
          </table:table-cell>
          <table:table-cell office:value-type="float" office:value="0" calcext:value-type="float">
            <text:p>0</text:p>
          </table:table-cell>
          <table:table-cell office:value-type="float" office:value="1593058" calcext:value-type="float">
            <text:p>1593058</text:p>
          </table:table-cell>
          <table:table-cell office:value-type="float" office:value="490566" calcext:value-type="float">
            <text:p>490566</text:p>
          </table:table-cell>
          <table:table-cell office:value-type="string" calcext:value-type="string">
            <text:p>[[@79783]] thanks for the feedback...posted for the first time..so didnt really know how to add comments and stuff..</text:p>
            <text:p>Will keep this is mind the next time..</text:p>
            <text:p>Thanks..:)</text:p>
          </table:table-cell>
          <table:table-cell/>
        </table:table-row>
        <table:table-row table:style-name="ro1">
          <table:table-cell office:value-type="float" office:value="358914" calcext:value-type="float">
            <text:p>358914</text:p>
          </table:table-cell>
          <table:table-cell office:value-type="float" office:value="0" calcext:value-type="float">
            <text:p>0</text:p>
          </table:table-cell>
          <table:table-cell office:value-type="float" office:value="1988489" calcext:value-type="float">
            <text:p>1988489</text:p>
          </table:table-cell>
          <table:table-cell office:value-type="float" office:value="19663" calcext:value-type="float">
            <text:p>19663</text:p>
          </table:table-cell>
          <table:table-cell office:value-type="string" calcext:value-type="string">
            <text:p>Atti Sundar!</text:p>
          </table:table-cell>
          <table:table-cell/>
        </table:table-row>
        <table:table-row table:style-name="ro1">
          <table:table-cell office:value-type="float" office:value="360045" calcext:value-type="float">
            <text:p>360045</text:p>
          </table:table-cell>
          <table:table-cell office:value-type="float" office:value="0" calcext:value-type="float">
            <text:p>0</text:p>
          </table:table-cell>
          <table:table-cell office:value-type="float" office:value="2009023" calcext:value-type="float">
            <text:p>2009023</text:p>
          </table:table-cell>
          <table:table-cell office:value-type="float" office:value="82789" calcext:value-type="float">
            <text:p>82789</text:p>
          </table:table-cell>
          <table:table-cell office:value-type="string" calcext:value-type="string">
            <text:p>i love your trails,Where to next? </text:p>
          </table:table-cell>
          <table:table-cell/>
        </table:table-row>
        <table:table-row table:style-name="ro1">
          <table:table-cell office:value-type="float" office:value="374495" calcext:value-type="float">
            <text:p>374495</text:p>
          </table:table-cell>
          <table:table-cell office:value-type="float" office:value="0" calcext:value-type="float">
            <text:p>0</text:p>
          </table:table-cell>
          <table:table-cell office:value-type="float" office:value="2224962" calcext:value-type="float">
            <text:p>2224962</text:p>
          </table:table-cell>
          <table:table-cell office:value-type="float" office:value="20042" calcext:value-type="float">
            <text:p>20042</text:p>
          </table:table-cell>
          <table:table-cell office:value-type="string" calcext:value-type="string">
            <text:p>wow..wonderful..</text:p>
          </table:table-cell>
          <table:table-cell/>
        </table:table-row>
        <table:table-row table:style-name="ro1">
          <table:table-cell office:value-type="float" office:value="382888" calcext:value-type="float">
            <text:p>382888</text:p>
          </table:table-cell>
          <table:table-cell office:value-type="float" office:value="0" calcext:value-type="float">
            <text:p>0</text:p>
          </table:table-cell>
          <table:table-cell office:value-type="float" office:value="2257588" calcext:value-type="float">
            <text:p>2257588</text:p>
          </table:table-cell>
          <table:table-cell office:value-type="float" office:value="541655" calcext:value-type="float">
            <text:p>541655</text:p>
          </table:table-cell>
          <table:table-cell office:value-type="string" calcext:value-type="string">
            <text:p>Kite flying</text:p>
          </table:table-cell>
          <table:table-cell/>
        </table:table-row>
        <table:table-row table:style-name="ro1">
          <table:table-cell office:value-type="float" office:value="409158" calcext:value-type="float">
            <text:p>409158</text:p>
          </table:table-cell>
          <table:table-cell office:value-type="float" office:value="0" calcext:value-type="float">
            <text:p>0</text:p>
          </table:table-cell>
          <table:table-cell office:value-type="float" office:value="2319640" calcext:value-type="float">
            <text:p>2319640</text:p>
          </table:table-cell>
          <table:table-cell office:value-type="float" office:value="949301" calcext:value-type="float">
            <text:p>949301</text:p>
          </table:table-cell>
          <table:table-cell office:value-type="string" calcext:value-type="string">
            <text:p>Rgjk</text:p>
          </table:table-cell>
          <table:table-cell/>
        </table:table-row>
        <table:table-row table:style-name="ro1">
          <table:table-cell office:value-type="float" office:value="447645" calcext:value-type="float">
            <text:p>447645</text:p>
          </table:table-cell>
          <table:table-cell office:value-type="float" office:value="0" calcext:value-type="float">
            <text:p>0</text:p>
          </table:table-cell>
          <table:table-cell office:value-type="float" office:value="2288525" calcext:value-type="float">
            <text:p>2288525</text:p>
          </table:table-cell>
          <table:table-cell office:value-type="float" office:value="1835205" calcext:value-type="float">
            <text:p>1835205</text:p>
          </table:table-cell>
          <table:table-cell office:value-type="string" calcext:value-type="string">
            <text:p>Hi</text:p>
          </table:table-cell>
          <table:table-cell/>
        </table:table-row>
        <table:table-row table:style-name="ro1">
          <table:table-cell office:value-type="float" office:value="451625" calcext:value-type="float">
            <text:p>451625</text:p>
          </table:table-cell>
          <table:table-cell office:value-type="float" office:value="0" calcext:value-type="float">
            <text:p>0</text:p>
          </table:table-cell>
          <table:table-cell office:value-type="float" office:value="2129153" calcext:value-type="float">
            <text:p>2129153</text:p>
          </table:table-cell>
          <table:table-cell office:value-type="float" office:value="1935618" calcext:value-type="float">
            <text:p>1935618</text:p>
          </table:table-cell>
          <table:table-cell office:value-type="string" calcext:value-type="string">
            <text:p>Nice</text:p>
          </table:table-cell>
          <table:table-cell/>
        </table:table-row>
        <table:table-row table:style-name="ro1">
          <table:table-cell office:value-type="float" office:value="11916" calcext:value-type="float">
            <text:p>11916</text:p>
          </table:table-cell>
          <table:table-cell office:value-type="float" office:value="0" calcext:value-type="float">
            <text:p>0</text:p>
          </table:table-cell>
          <table:table-cell office:value-type="float" office:value="225069" calcext:value-type="float">
            <text:p>225069</text:p>
          </table:table-cell>
          <table:table-cell office:value-type="float" office:value="94187" calcext:value-type="float">
            <text:p>94187</text:p>
          </table:table-cell>
          <table:table-cell office:value-type="string" calcext:value-type="string">
            <text:p>[[@1]]</text:p>
          </table:table-cell>
          <table:table-cell/>
        </table:table-row>
        <table:table-row table:style-name="ro1">
          <table:table-cell office:value-type="float" office:value="15137" calcext:value-type="float">
            <text:p>15137</text:p>
          </table:table-cell>
          <table:table-cell office:value-type="float" office:value="0" calcext:value-type="float">
            <text:p>0</text:p>
          </table:table-cell>
          <table:table-cell office:value-type="float" office:value="36179" calcext:value-type="float">
            <text:p>36179</text:p>
          </table:table-cell>
          <table:table-cell office:value-type="float" office:value="138580" calcext:value-type="float">
            <text:p>138580</text:p>
          </table:table-cell>
          <table:table-cell office:value-type="string" calcext:value-type="string">
            <text:p>The Himalayas always take my breath away..!!</text:p>
          </table:table-cell>
          <table:table-cell/>
        </table:table-row>
        <table:table-row table:style-name="ro1">
          <table:table-cell office:value-type="float" office:value="21742" calcext:value-type="float">
            <text:p>21742</text:p>
          </table:table-cell>
          <table:table-cell office:value-type="float" office:value="0" calcext:value-type="float">
            <text:p>0</text:p>
          </table:table-cell>
          <table:table-cell office:value-type="float" office:value="591561" calcext:value-type="float">
            <text:p>591561</text:p>
          </table:table-cell>
          <table:table-cell office:value-type="float" office:value="176968" calcext:value-type="float">
            <text:p>176968</text:p>
          </table:table-cell>
          <table:table-cell office:value-type="string" calcext:value-type="string">
            <text:p>[[@20320]] Thank you very much</text:p>
          </table:table-cell>
          <table:table-cell/>
        </table:table-row>
        <table:table-row table:style-name="ro1">
          <table:table-cell office:value-type="float" office:value="76744" calcext:value-type="float">
            <text:p>76744</text:p>
          </table:table-cell>
          <table:table-cell office:value-type="float" office:value="0" calcext:value-type="float">
            <text:p>0</text:p>
          </table:table-cell>
          <table:table-cell office:value-type="float" office:value="726141" calcext:value-type="float">
            <text:p>726141</text:p>
          </table:table-cell>
          <table:table-cell office:value-type="float" office:value="85401" calcext:value-type="float">
            <text:p>85401</text:p>
          </table:table-cell>
          <table:table-cell office:value-type="string" calcext:value-type="string">
            <text:p>Chaa gaye tum toh</text:p>
          </table:table-cell>
          <table:table-cell/>
        </table:table-row>
        <table:table-row table:style-name="ro1">
          <table:table-cell office:value-type="float" office:value="122672" calcext:value-type="float">
            <text:p>122672</text:p>
          </table:table-cell>
          <table:table-cell office:value-type="float" office:value="0" calcext:value-type="float">
            <text:p>0</text:p>
          </table:table-cell>
          <table:table-cell office:value-type="float" office:value="822397" calcext:value-type="float">
            <text:p>822397</text:p>
          </table:table-cell>
          <table:table-cell office:value-type="float" office:value="83044" calcext:value-type="float">
            <text:p>83044</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73386" calcext:value-type="float">
            <text:p>173386</text:p>
          </table:table-cell>
          <table:table-cell office:value-type="float" office:value="0" calcext:value-type="float">
            <text:p>0</text:p>
          </table:table-cell>
          <table:table-cell office:value-type="float" office:value="900202" calcext:value-type="float">
            <text:p>900202</text:p>
          </table:table-cell>
          <table:table-cell office:value-type="float" office:value="270052" calcext:value-type="float">
            <text:p>270052</text:p>
          </table:table-cell>
          <table:table-cell office:value-type="string" calcext:value-type="string">
            <text:p>[[@77823]] <text:s/>if you plan bandipur rather go to masanagudi you will find better siting.</text:p>
          </table:table-cell>
          <table:table-cell/>
        </table:table-row>
        <table:table-row table:style-name="ro1">
          <table:table-cell office:value-type="float" office:value="174541" calcext:value-type="float">
            <text:p>174541</text:p>
          </table:table-cell>
          <table:table-cell office:value-type="float" office:value="0" calcext:value-type="float">
            <text:p>0</text:p>
          </table:table-cell>
          <table:table-cell office:value-type="float" office:value="958853" calcext:value-type="float">
            <text:p>958853</text:p>
          </table:table-cell>
          <table:table-cell office:value-type="float" office:value="84369" calcext:value-type="float">
            <text:p>8436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04459" calcext:value-type="float">
            <text:p>204459</text:p>
          </table:table-cell>
          <table:table-cell office:value-type="float" office:value="0" calcext:value-type="float">
            <text:p>0</text:p>
          </table:table-cell>
          <table:table-cell office:value-type="float" office:value="1058624" calcext:value-type="float">
            <text:p>1058624</text:p>
          </table:table-cell>
          <table:table-cell office:value-type="float" office:value="81681" calcext:value-type="float">
            <text:p>8168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80252" calcext:value-type="float">
            <text:p>280252</text:p>
          </table:table-cell>
          <table:table-cell office:value-type="float" office:value="1053511" calcext:value-type="float">
            <text:p>10535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369549]]</text:p>
          </table:table-cell>
          <table:table-cell/>
        </table:table-row>
        <table:table-row table:style-name="ro1">
          <table:table-cell office:value-type="float" office:value="300605" calcext:value-type="float">
            <text:p>300605</text:p>
          </table:table-cell>
          <table:table-cell office:value-type="float" office:value="0" calcext:value-type="float">
            <text:p>0</text:p>
          </table:table-cell>
          <table:table-cell office:value-type="float" office:value="1584861" calcext:value-type="float">
            <text:p>1584861</text:p>
          </table:table-cell>
          <table:table-cell office:value-type="float" office:value="466779" calcext:value-type="float">
            <text:p>466779</text:p>
          </table:table-cell>
          <table:table-cell office:value-type="string" calcext:value-type="string">
            <text:p>Simply fab????❣❣❣</text:p>
          </table:table-cell>
          <table:table-cell/>
        </table:table-row>
        <table:table-row table:style-name="ro1">
          <table:table-cell office:value-type="float" office:value="352374" calcext:value-type="float">
            <text:p>352374</text:p>
          </table:table-cell>
          <table:table-cell office:value-type="float" office:value="0" calcext:value-type="float">
            <text:p>0</text:p>
          </table:table-cell>
          <table:table-cell office:value-type="float" office:value="1906382" calcext:value-type="float">
            <text:p>1906382</text:p>
          </table:table-cell>
          <table:table-cell office:value-type="float" office:value="586859" calcext:value-type="float">
            <text:p>586859</text:p>
          </table:table-cell>
          <table:table-cell office:value-type="string" calcext:value-type="string">
            <text:p>[[@27314]]</text:p>
          </table:table-cell>
          <table:table-cell/>
        </table:table-row>
        <table:table-row table:style-name="ro1">
          <table:table-cell office:value-type="float" office:value="422886" calcext:value-type="float">
            <text:p>422886</text:p>
          </table:table-cell>
          <table:table-cell office:value-type="float" office:value="0" calcext:value-type="float">
            <text:p>0</text:p>
          </table:table-cell>
          <table:table-cell office:value-type="float" office:value="20080" calcext:value-type="float">
            <text:p>20080</text:p>
          </table:table-cell>
          <table:table-cell office:value-type="float" office:value="53525" calcext:value-type="float">
            <text:p>53525</text:p>
          </table:table-cell>
          <table:table-cell office:value-type="string" calcext:value-type="string">
            <text:p>Seriously??Parle-g?</text:p>
          </table:table-cell>
          <table:table-cell/>
        </table:table-row>
        <table:table-row table:style-name="ro1">
          <table:table-cell office:value-type="float" office:value="458169" calcext:value-type="float">
            <text:p>458169</text:p>
          </table:table-cell>
          <table:table-cell office:value-type="float" office:value="0" calcext:value-type="float">
            <text:p>0</text:p>
          </table:table-cell>
          <table:table-cell office:value-type="float" office:value="2287012" calcext:value-type="float">
            <text:p>2287012</text:p>
          </table:table-cell>
          <table:table-cell office:value-type="float" office:value="2127254" calcext:value-type="float">
            <text:p>2127254</text:p>
          </table:table-cell>
          <table:table-cell office:value-type="string" calcext:value-type="string">
            <text:p>Hi</text:p>
          </table:table-cell>
          <table:table-cell/>
        </table:table-row>
        <table:table-row table:style-name="ro1">
          <table:table-cell office:value-type="float" office:value="23924" calcext:value-type="float">
            <text:p>23924</text:p>
          </table:table-cell>
          <table:table-cell office:value-type="float" office:value="0" calcext:value-type="float">
            <text:p>0</text:p>
          </table:table-cell>
          <table:table-cell office:value-type="float" office:value="140450" calcext:value-type="float">
            <text:p>140450</text:p>
          </table:table-cell>
          <table:table-cell office:value-type="float" office:value="10477" calcext:value-type="float">
            <text:p>10477</text:p>
          </table:table-cell>
          <table:table-cell office:value-type="string" calcext:value-type="string">
            <text:p>Hello</text:p>
          </table:table-cell>
          <table:table-cell/>
        </table:table-row>
        <table:table-row table:style-name="ro1">
          <table:table-cell office:value-type="float" office:value="78133" calcext:value-type="float">
            <text:p>78133</text:p>
          </table:table-cell>
          <table:table-cell office:value-type="float" office:value="0" calcext:value-type="float">
            <text:p>0</text:p>
          </table:table-cell>
          <table:table-cell office:value-type="float" office:value="729088" calcext:value-type="float">
            <text:p>729088</text:p>
          </table:table-cell>
          <table:table-cell office:value-type="float" office:value="83998" calcext:value-type="float">
            <text:p>83998</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97468" calcext:value-type="float">
            <text:p>97468</text:p>
          </table:table-cell>
          <table:table-cell office:value-type="float" office:value="0" calcext:value-type="float">
            <text:p>0</text:p>
          </table:table-cell>
          <table:table-cell office:value-type="float" office:value="769363" calcext:value-type="float">
            <text:p>769363</text:p>
          </table:table-cell>
          <table:table-cell office:value-type="float" office:value="77879" calcext:value-type="float">
            <text:p>77879</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12579" calcext:value-type="float">
            <text:p>112579</text:p>
          </table:table-cell>
          <table:table-cell office:value-type="float" office:value="0" calcext:value-type="float">
            <text:p>0</text:p>
          </table:table-cell>
          <table:table-cell office:value-type="float" office:value="805000" calcext:value-type="float">
            <text:p>805000</text:p>
          </table:table-cell>
          <table:table-cell office:value-type="float" office:value="39660" calcext:value-type="float">
            <text:p>39660</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47233" calcext:value-type="float">
            <text:p>147233</text:p>
          </table:table-cell>
          <table:table-cell office:value-type="float" office:value="0" calcext:value-type="float">
            <text:p>0</text:p>
          </table:table-cell>
          <table:table-cell office:value-type="float" office:value="885459" calcext:value-type="float">
            <text:p>885459</text:p>
          </table:table-cell>
          <table:table-cell office:value-type="float" office:value="49347" calcext:value-type="float">
            <text:p>49347</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161905" calcext:value-type="float">
            <text:p>161905</text:p>
          </table:table-cell>
          <table:table-cell office:value-type="float" office:value="0" calcext:value-type="float">
            <text:p>0</text:p>
          </table:table-cell>
          <table:table-cell office:value-type="float" office:value="921560" calcext:value-type="float">
            <text:p>921560</text:p>
          </table:table-cell>
          <table:table-cell office:value-type="float" office:value="84118" calcext:value-type="float">
            <text:p>84118</text:p>
          </table:table-cell>
          <table:table-cell office:value-type="string" calcext:value-type="string">
            <text:p>Wow! Thats amazing that you covered so much in so less budget!</text:p>
          </table:table-cell>
          <table:table-cell/>
        </table:table-row>
        <table:table-row table:style-name="ro1">
          <table:table-cell office:value-type="float" office:value="209383" calcext:value-type="float">
            <text:p>209383</text:p>
          </table:table-cell>
          <table:table-cell office:value-type="float" office:value="0" calcext:value-type="float">
            <text:p>0</text:p>
          </table:table-cell>
          <table:table-cell office:value-type="float" office:value="1074936" calcext:value-type="float">
            <text:p>1074936</text:p>
          </table:table-cell>
          <table:table-cell office:value-type="float" office:value="41417" calcext:value-type="float">
            <text:p>41417</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69436" calcext:value-type="float">
            <text:p>269436</text:p>
          </table:table-cell>
          <table:table-cell office:value-type="float" office:value="0" calcext:value-type="float">
            <text:p>0</text:p>
          </table:table-cell>
          <table:table-cell office:value-type="float" office:value="975673" calcext:value-type="float">
            <text:p>975673</text:p>
          </table:table-cell>
          <table:table-cell office:value-type="float" office:value="431107" calcext:value-type="float">
            <text:p>431107</text:p>
          </table:table-cell>
          <table:table-cell office:value-type="string" calcext:value-type="string">
            <text:p>Nice place I've also visited the same</text:p>
          </table:table-cell>
          <table:table-cell/>
        </table:table-row>
        <table:table-row table:style-name="ro1">
          <table:table-cell office:value-type="float" office:value="375523" calcext:value-type="float">
            <text:p>375523</text:p>
          </table:table-cell>
          <table:table-cell office:value-type="float" office:value="0" calcext:value-type="float">
            <text:p>0</text:p>
          </table:table-cell>
          <table:table-cell office:value-type="float" office:value="2226794" calcext:value-type="float">
            <text:p>2226794</text:p>
          </table:table-cell>
          <table:table-cell office:value-type="float" office:value="82418" calcext:value-type="float">
            <text:p>8241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76619" calcext:value-type="float">
            <text:p>376619</text:p>
          </table:table-cell>
          <table:table-cell office:value-type="float" office:value="0" calcext:value-type="float">
            <text:p>0</text:p>
          </table:table-cell>
          <table:table-cell office:value-type="float" office:value="2228653" calcext:value-type="float">
            <text:p>2228653</text:p>
          </table:table-cell>
          <table:table-cell office:value-type="float" office:value="85978" calcext:value-type="float">
            <text:p>85978</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459212" calcext:value-type="float">
            <text:p>459212</text:p>
          </table:table-cell>
          <table:table-cell office:value-type="float" office:value="0" calcext:value-type="float">
            <text:p>0</text:p>
          </table:table-cell>
          <table:table-cell office:value-type="float" office:value="2597411" calcext:value-type="float">
            <text:p>2597411</text:p>
          </table:table-cell>
          <table:table-cell office:value-type="float" office:value="1987782" calcext:value-type="float">
            <text:p>1987782</text:p>
          </table:table-cell>
          <table:table-cell office:value-type="string" calcext:value-type="string">
            <text:p>Hi</text:p>
          </table:table-cell>
          <table:table-cell/>
        </table:table-row>
        <table:table-row table:style-name="ro1">
          <table:table-cell office:value-type="float" office:value="49593" calcext:value-type="float">
            <text:p>49593</text:p>
          </table:table-cell>
          <table:table-cell office:value-type="float" office:value="0" calcext:value-type="float">
            <text:p>0</text:p>
          </table:table-cell>
          <table:table-cell office:value-type="float" office:value="655167" calcext:value-type="float">
            <text:p>655167</text:p>
          </table:table-cell>
          <table:table-cell office:value-type="float" office:value="195649" calcext:value-type="float">
            <text:p>195649</text:p>
          </table:table-cell>
          <table:table-cell office:value-type="string" calcext:value-type="string">
            <text:p>[[@42466]] DM me</text:p>
          </table:table-cell>
          <table:table-cell/>
        </table:table-row>
        <table:table-row table:style-name="ro1">
          <table:table-cell office:value-type="float" office:value="319630" calcext:value-type="float">
            <text:p>319630</text:p>
          </table:table-cell>
          <table:table-cell office:value-type="float" office:value="0" calcext:value-type="float">
            <text:p>0</text:p>
          </table:table-cell>
          <table:table-cell office:value-type="float" office:value="1186135" calcext:value-type="float">
            <text:p>1186135</text:p>
          </table:table-cell>
          <table:table-cell office:value-type="float" office:value="357905" calcext:value-type="float">
            <text:p>357905</text:p>
          </table:table-cell>
          <table:table-cell office:value-type="string" calcext:value-type="string">
            <text:p>[[@525522]] Do take a trip and enjoy it to its brim!</text:p>
          </table:table-cell>
          <table:table-cell/>
        </table:table-row>
        <table:table-row table:style-name="ro1">
          <table:table-cell office:value-type="float" office:value="396854" calcext:value-type="float">
            <text:p>396854</text:p>
          </table:table-cell>
          <table:table-cell office:value-type="float" office:value="0" calcext:value-type="float">
            <text:p>0</text:p>
          </table:table-cell>
          <table:table-cell office:value-type="float" office:value="2281802" calcext:value-type="float">
            <text:p>2281802</text:p>
          </table:table-cell>
          <table:table-cell office:value-type="float" office:value="979922" calcext:value-type="float">
            <text:p>979922</text:p>
          </table:table-cell>
          <table:table-cell office:value-type="string" calcext:value-type="string">
            <text:p>Hi</text:p>
          </table:table-cell>
          <table:table-cell/>
        </table:table-row>
        <table:table-row table:style-name="ro1">
          <table:table-cell office:value-type="float" office:value="397557" calcext:value-type="float">
            <text:p>397557</text:p>
          </table:table-cell>
          <table:table-cell office:value-type="float" office:value="0" calcext:value-type="float">
            <text:p>0</text:p>
          </table:table-cell>
          <table:table-cell office:value-type="float" office:value="2292501" calcext:value-type="float">
            <text:p>2292501</text:p>
          </table:table-cell>
          <table:table-cell office:value-type="float" office:value="11265" calcext:value-type="float">
            <text:p>11265</text:p>
          </table:table-cell>
          <table:table-cell office:value-type="string" calcext:value-type="string">
            <text:p>Do <text:s/>you have take away?</text:p>
          </table:table-cell>
          <table:table-cell/>
        </table:table-row>
        <table:table-row table:style-name="ro1">
          <table:table-cell office:value-type="float" office:value="22194" calcext:value-type="float">
            <text:p>22194</text:p>
          </table:table-cell>
          <table:table-cell office:value-type="float" office:value="0" calcext:value-type="float">
            <text:p>0</text:p>
          </table:table-cell>
          <table:table-cell office:value-type="float" office:value="580904" calcext:value-type="float">
            <text:p>580904</text:p>
          </table:table-cell>
          <table:table-cell office:value-type="float" office:value="12094" calcext:value-type="float">
            <text:p>12094</text:p>
          </table:table-cell>
          <table:table-cell office:value-type="string" calcext:value-type="string">
            <text:p>Setting sun is a beauty</text:p>
          </table:table-cell>
          <table:table-cell/>
        </table:table-row>
        <table:table-row table:style-name="ro1">
          <table:table-cell office:value-type="float" office:value="29132" calcext:value-type="float">
            <text:p>29132</text:p>
          </table:table-cell>
          <table:table-cell office:value-type="float" office:value="0" calcext:value-type="float">
            <text:p>0</text:p>
          </table:table-cell>
          <table:table-cell office:value-type="float" office:value="608214" calcext:value-type="float">
            <text:p>608214</text:p>
          </table:table-cell>
          <table:table-cell office:value-type="float" office:value="180645" calcext:value-type="float">
            <text:p>180645</text:p>
          </table:table-cell>
          <table:table-cell office:value-type="string" calcext:value-type="string">
            <text:p>[[@40630]] your eyes, i guess! ☺</text:p>
          </table:table-cell>
          <table:table-cell/>
        </table:table-row>
        <table:table-row table:style-name="ro1">
          <table:table-cell office:value-type="float" office:value="46355" calcext:value-type="float">
            <text:p>46355</text:p>
          </table:table-cell>
          <table:table-cell office:value-type="float" office:value="0" calcext:value-type="float">
            <text:p>0</text:p>
          </table:table-cell>
          <table:table-cell office:value-type="float" office:value="649047" calcext:value-type="float">
            <text:p>649047</text:p>
          </table:table-cell>
          <table:table-cell office:value-type="float" office:value="80784" calcext:value-type="float">
            <text:p>80784</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55435" calcext:value-type="float">
            <text:p>55435</text:p>
          </table:table-cell>
          <table:table-cell office:value-type="float" office:value="0" calcext:value-type="float">
            <text:p>0</text:p>
          </table:table-cell>
          <table:table-cell office:value-type="float" office:value="669283" calcext:value-type="float">
            <text:p>669283</text:p>
          </table:table-cell>
          <table:table-cell office:value-type="float" office:value="73" calcext:value-type="float">
            <text:p>73</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42640" calcext:value-type="float">
            <text:p>142640</text:p>
          </table:table-cell>
          <table:table-cell office:value-type="float" office:value="0" calcext:value-type="float">
            <text:p>0</text:p>
          </table:table-cell>
          <table:table-cell office:value-type="float" office:value="870347" calcext:value-type="float">
            <text:p>870347</text:p>
          </table:table-cell>
          <table:table-cell office:value-type="float" office:value="135888" calcext:value-type="float">
            <text:p>135888</text:p>
          </table:table-cell>
          <table:table-cell office:value-type="string" calcext:value-type="string">
            <text:p>Amazing trail, could share some videos of the same</text:p>
          </table:table-cell>
          <table:table-cell/>
        </table:table-row>
        <table:table-row table:style-name="ro1">
          <table:table-cell office:value-type="float" office:value="225241" calcext:value-type="float">
            <text:p>225241</text:p>
          </table:table-cell>
          <table:table-cell office:value-type="float" office:value="0" calcext:value-type="float">
            <text:p>0</text:p>
          </table:table-cell>
          <table:table-cell office:value-type="float" office:value="1162108" calcext:value-type="float">
            <text:p>1162108</text:p>
          </table:table-cell>
          <table:table-cell office:value-type="float" office:value="350549" calcext:value-type="float">
            <text:p>350549</text:p>
          </table:table-cell>
          <table:table-cell office:value-type="string" calcext:value-type="string">
            <text:p>Soon</text:p>
          </table:table-cell>
          <table:table-cell/>
        </table:table-row>
        <table:table-row table:style-name="ro2">
          <table:table-cell office:value-type="float" office:value="332569" calcext:value-type="float">
            <text:p>332569</text:p>
          </table:table-cell>
          <table:table-cell office:value-type="float" office:value="0" calcext:value-type="float">
            <text:p>0</text:p>
          </table:table-cell>
          <table:table-cell office:value-type="float" office:value="1774307" calcext:value-type="float">
            <text:p>1774307</text:p>
          </table:table-cell>
          <table:table-cell office:value-type="float" office:value="524118" calcext:value-type="float">
            <text:p>524118</text:p>
          </table:table-cell>
          <table:table-cell office:value-type="string" calcext:value-type="string">
            <text:p>[[@535616]] thanks</text:p>
            <text:p>?</text:p>
          </table:table-cell>
          <table:table-cell/>
        </table:table-row>
        <table:table-row table:style-name="ro1">
          <table:table-cell office:value-type="float" office:value="384715" calcext:value-type="float">
            <text:p>384715</text:p>
          </table:table-cell>
          <table:table-cell office:value-type="float" office:value="0" calcext:value-type="float">
            <text:p>0</text:p>
          </table:table-cell>
          <table:table-cell office:value-type="float" office:value="2267543" calcext:value-type="float">
            <text:p>2267543</text:p>
          </table:table-cell>
          <table:table-cell office:value-type="float" office:value="881426" calcext:value-type="float">
            <text:p>881426</text:p>
          </table:table-cell>
          <table:table-cell office:value-type="string" calcext:value-type="string">
            <text:p>It looks good ??</text:p>
          </table:table-cell>
          <table:table-cell/>
        </table:table-row>
        <table:table-row table:style-name="ro1">
          <table:table-cell office:value-type="float" office:value="454429" calcext:value-type="float">
            <text:p>454429</text:p>
          </table:table-cell>
          <table:table-cell office:value-type="float" office:value="0" calcext:value-type="float">
            <text:p>0</text:p>
          </table:table-cell>
          <table:table-cell office:value-type="float" office:value="2225116" calcext:value-type="float">
            <text:p>2225116</text:p>
          </table:table-cell>
          <table:table-cell office:value-type="float" office:value="1207092" calcext:value-type="float">
            <text:p>1207092</text:p>
          </table:table-cell>
          <table:table-cell office:value-type="string" calcext:value-type="string">
            <text:p>Goods</text:p>
          </table:table-cell>
          <table:table-cell/>
        </table:table-row>
        <table:table-row table:style-name="ro1">
          <table:table-cell office:value-type="float" office:value="465564" calcext:value-type="float">
            <text:p>465564</text:p>
          </table:table-cell>
          <table:table-cell office:value-type="float" office:value="0" calcext:value-type="float">
            <text:p>0</text:p>
          </table:table-cell>
          <table:table-cell office:value-type="float" office:value="1229315" calcext:value-type="float">
            <text:p>1229315</text:p>
          </table:table-cell>
          <table:table-cell office:value-type="float" office:value="2240444" calcext:value-type="float">
            <text:p>2240444</text:p>
          </table:table-cell>
          <table:table-cell office:value-type="string" calcext:value-type="string">
            <text:p>chut</text:p>
          </table:table-cell>
          <table:table-cell/>
        </table:table-row>
        <table:table-row table:style-name="ro1">
          <table:table-cell office:value-type="float" office:value="102850" calcext:value-type="float">
            <text:p>102850</text:p>
          </table:table-cell>
          <table:table-cell office:value-type="float" office:value="0" calcext:value-type="float">
            <text:p>0</text:p>
          </table:table-cell>
          <table:table-cell office:value-type="float" office:value="783307" calcext:value-type="float">
            <text:p>783307</text:p>
          </table:table-cell>
          <table:table-cell office:value-type="float" office:value="86426" calcext:value-type="float">
            <text:p>86426</text:p>
          </table:table-cell>
          <table:table-cell office:value-type="string" calcext:value-type="string">
            <text:p>This is the best information I've got of this place!</text:p>
          </table:table-cell>
          <table:table-cell/>
        </table:table-row>
        <table:table-row table:style-name="ro1">
          <table:table-cell office:value-type="float" office:value="225955" calcext:value-type="float">
            <text:p>225955</text:p>
          </table:table-cell>
          <table:table-cell office:value-type="float" office:value="0" calcext:value-type="float">
            <text:p>0</text:p>
          </table:table-cell>
          <table:table-cell office:value-type="float" office:value="1165916" calcext:value-type="float">
            <text:p>1165916</text:p>
          </table:table-cell>
          <table:table-cell office:value-type="float" office:value="321058" calcext:value-type="float">
            <text:p>321058</text:p>
          </table:table-cell>
          <table:table-cell office:value-type="string" calcext:value-type="string">
            <text:p>❤️❤️</text:p>
          </table:table-cell>
          <table:table-cell/>
        </table:table-row>
        <table:table-row table:style-name="ro1">
          <table:table-cell office:value-type="float" office:value="255996" calcext:value-type="float">
            <text:p>255996</text:p>
          </table:table-cell>
          <table:table-cell office:value-type="float" office:value="0" calcext:value-type="float">
            <text:p>0</text:p>
          </table:table-cell>
          <table:table-cell office:value-type="float" office:value="1319796" calcext:value-type="float">
            <text:p>1319796</text:p>
          </table:table-cell>
          <table:table-cell office:value-type="float" office:value="392140" calcext:value-type="float">
            <text:p>392140</text:p>
          </table:table-cell>
          <table:table-cell office:value-type="string" calcext:value-type="string">
            <text:p>[[@106365]]</text:p>
          </table:table-cell>
          <table:table-cell/>
        </table:table-row>
        <table:table-row table:style-name="ro1">
          <table:table-cell office:value-type="float" office:value="39723" calcext:value-type="float">
            <text:p>39723</text:p>
          </table:table-cell>
          <table:table-cell office:value-type="float" office:value="0" calcext:value-type="float">
            <text:p>0</text:p>
          </table:table-cell>
          <table:table-cell office:value-type="float" office:value="632752" calcext:value-type="float">
            <text:p>632752</text:p>
          </table:table-cell>
          <table:table-cell office:value-type="float" office:value="45019" calcext:value-type="float">
            <text:p>45019</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76510" calcext:value-type="float">
            <text:p>76510</text:p>
          </table:table-cell>
          <table:table-cell office:value-type="float" office:value="0" calcext:value-type="float">
            <text:p>0</text:p>
          </table:table-cell>
          <table:table-cell office:value-type="float" office:value="723187" calcext:value-type="float">
            <text:p>723187</text:p>
          </table:table-cell>
          <table:table-cell office:value-type="float" office:value="81871" calcext:value-type="float">
            <text:p>81871</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0153" calcext:value-type="float">
            <text:p>100153</text:p>
          </table:table-cell>
          <table:table-cell office:value-type="float" office:value="0" calcext:value-type="float">
            <text:p>0</text:p>
          </table:table-cell>
          <table:table-cell office:value-type="float" office:value="775927" calcext:value-type="float">
            <text:p>775927</text:p>
          </table:table-cell>
          <table:table-cell office:value-type="float" office:value="77236" calcext:value-type="float">
            <text:p>77236</text:p>
          </table:table-cell>
          <table:table-cell office:value-type="string" calcext:value-type="string">
            <text:p>gr8 ?</text:p>
          </table:table-cell>
          <table:table-cell/>
        </table:table-row>
        <table:table-row table:style-name="ro1">
          <table:table-cell office:value-type="float" office:value="114791" calcext:value-type="float">
            <text:p>114791</text:p>
          </table:table-cell>
          <table:table-cell office:value-type="float" office:value="0" calcext:value-type="float">
            <text:p>0</text:p>
          </table:table-cell>
          <table:table-cell office:value-type="float" office:value="430561" calcext:value-type="float">
            <text:p>430561</text:p>
          </table:table-cell>
          <table:table-cell office:value-type="float" office:value="241968" calcext:value-type="float">
            <text:p>241968</text:p>
          </table:table-cell>
          <table:table-cell office:value-type="string" calcext:value-type="string">
            <text:p>Great..</text:p>
          </table:table-cell>
          <table:table-cell/>
        </table:table-row>
        <table:table-row table:style-name="ro2">
          <table:table-cell office:value-type="float" office:value="130853" calcext:value-type="float">
            <text:p>130853</text:p>
          </table:table-cell>
          <table:table-cell office:value-type="float" office:value="0" calcext:value-type="float">
            <text:p>0</text:p>
          </table:table-cell>
          <table:table-cell office:value-type="float" office:value="841058" calcext:value-type="float">
            <text:p>841058</text:p>
          </table:table-cell>
          <table:table-cell office:value-type="float" office:value="202425" calcext:value-type="float">
            <text:p>202425</text:p>
          </table:table-cell>
          <table:table-cell office:value-type="string" calcext:value-type="string">
            <text:p>[[@20159]] that's so cool.... being backpacker is Fun...</text:p>
            <text:p>Yes I have many things for u...u can contact me</text:p>
          </table:table-cell>
          <table:table-cell/>
        </table:table-row>
        <table:table-row table:style-name="ro1">
          <table:table-cell office:value-type="float" office:value="152750" calcext:value-type="float">
            <text:p>152750</text:p>
          </table:table-cell>
          <table:table-cell office:value-type="float" office:value="0" calcext:value-type="float">
            <text:p>0</text:p>
          </table:table-cell>
          <table:table-cell office:value-type="float" office:value="897619" calcext:value-type="float">
            <text:p>897619</text:p>
          </table:table-cell>
          <table:table-cell office:value-type="float" office:value="83013" calcext:value-type="float">
            <text:p>83013</text:p>
          </table:table-cell>
          <table:table-cell office:value-type="string" calcext:value-type="string">
            <text:p>loved your stories! wondering what your next trail would be?</text:p>
          </table:table-cell>
          <table:table-cell/>
        </table:table-row>
        <table:table-row table:style-name="ro1">
          <table:table-cell office:value-type="float" office:value="167514" calcext:value-type="float">
            <text:p>167514</text:p>
          </table:table-cell>
          <table:table-cell office:value-type="float" office:value="0" calcext:value-type="float">
            <text:p>0</text:p>
          </table:table-cell>
          <table:table-cell office:value-type="float" office:value="923504" calcext:value-type="float">
            <text:p>923504</text:p>
          </table:table-cell>
          <table:table-cell office:value-type="float" office:value="277555" calcext:value-type="float">
            <text:p>277555</text:p>
          </table:table-cell>
          <table:table-cell office:value-type="string" calcext:value-type="string">
            <text:p>[[@80191]] thanks alot❤</text:p>
          </table:table-cell>
          <table:table-cell/>
        </table:table-row>
        <table:table-row table:style-name="ro1">
          <table:table-cell office:value-type="float" office:value="300817" calcext:value-type="float">
            <text:p>300817</text:p>
          </table:table-cell>
          <table:table-cell office:value-type="float" office:value="0" calcext:value-type="float">
            <text:p>0</text:p>
          </table:table-cell>
          <table:table-cell office:value-type="float" office:value="1588829" calcext:value-type="float">
            <text:p>1588829</text:p>
          </table:table-cell>
          <table:table-cell office:value-type="float" office:value="41040" calcext:value-type="float">
            <text:p>41040</text:p>
          </table:table-cell>
          <table:table-cell office:value-type="string" calcext:value-type="string">
            <text:p>Chal yaha jaate hai, chal waha jaate hai :D</text:p>
          </table:table-cell>
          <table:table-cell/>
        </table:table-row>
        <table:table-row table:style-name="ro1">
          <table:table-cell office:value-type="float" office:value="406164" calcext:value-type="float">
            <text:p>406164</text:p>
          </table:table-cell>
          <table:table-cell office:value-type="float" office:value="0" calcext:value-type="float">
            <text:p>0</text:p>
          </table:table-cell>
          <table:table-cell office:value-type="float" office:value="2303576" calcext:value-type="float">
            <text:p>2303576</text:p>
          </table:table-cell>
          <table:table-cell office:value-type="float" office:value="1111936" calcext:value-type="float">
            <text:p>1111936</text:p>
          </table:table-cell>
          <table:table-cell office:value-type="string" calcext:value-type="string">
            <text:p>Nyc</text:p>
          </table:table-cell>
          <table:table-cell/>
        </table:table-row>
        <table:table-row table:style-name="ro1">
          <table:table-cell office:value-type="float" office:value="408864" calcext:value-type="float">
            <text:p>408864</text:p>
          </table:table-cell>
          <table:table-cell office:value-type="float" office:value="0" calcext:value-type="float">
            <text:p>0</text:p>
          </table:table-cell>
          <table:table-cell office:value-type="float" office:value="2305372" calcext:value-type="float">
            <text:p>2305372</text:p>
          </table:table-cell>
          <table:table-cell office:value-type="float" office:value="1194990" calcext:value-type="float">
            <text:p>1194990</text:p>
          </table:table-cell>
          <table:table-cell office:value-type="string" calcext:value-type="string">
            <text:p>Super</text:p>
          </table:table-cell>
          <table:table-cell/>
        </table:table-row>
        <table:table-row table:style-name="ro1">
          <table:table-cell office:value-type="float" office:value="453419" calcext:value-type="float">
            <text:p>453419</text:p>
          </table:table-cell>
          <table:table-cell office:value-type="float" office:value="0" calcext:value-type="float">
            <text:p>0</text:p>
          </table:table-cell>
          <table:table-cell office:value-type="float" office:value="2131800" calcext:value-type="float">
            <text:p>2131800</text:p>
          </table:table-cell>
          <table:table-cell office:value-type="float" office:value="1993246" calcext:value-type="float">
            <text:p>1993246</text:p>
          </table:table-cell>
          <table:table-cell office:value-type="string" calcext:value-type="string">
            <text:p>Nice</text:p>
          </table:table-cell>
          <table:table-cell/>
        </table:table-row>
        <table:table-row table:style-name="ro1">
          <table:table-cell office:value-type="float" office:value="124210" calcext:value-type="float">
            <text:p>124210</text:p>
          </table:table-cell>
          <table:table-cell office:value-type="float" office:value="0" calcext:value-type="float">
            <text:p>0</text:p>
          </table:table-cell>
          <table:table-cell office:value-type="float" office:value="825714" calcext:value-type="float">
            <text:p>825714</text:p>
          </table:table-cell>
          <table:table-cell office:value-type="float" office:value="246134" calcext:value-type="float">
            <text:p>246134</text:p>
          </table:table-cell>
          <table:table-cell office:value-type="string" calcext:value-type="string">
            <text:p>@what.you.crave.for <text:s/>yes, Chiang Mai is very beautiful place.</text:p>
          </table:table-cell>
          <table:table-cell/>
        </table:table-row>
        <table:table-row table:style-name="ro1">
          <table:table-cell office:value-type="float" office:value="187838" calcext:value-type="float">
            <text:p>187838</text:p>
          </table:table-cell>
          <table:table-cell office:value-type="float" office:value="0" calcext:value-type="float">
            <text:p>0</text:p>
          </table:table-cell>
          <table:table-cell office:value-type="float" office:value="820196" calcext:value-type="float">
            <text:p>820196</text:p>
          </table:table-cell>
          <table:table-cell office:value-type="float" office:value="244600" calcext:value-type="float">
            <text:p>244600</text:p>
          </table:table-cell>
          <table:table-cell office:value-type="string" calcext:value-type="string">
            <text:p>[[@78518]] thanks Mr. Shetty !!!</text:p>
          </table:table-cell>
          <table:table-cell/>
        </table:table-row>
        <table:table-row table:style-name="ro1">
          <table:table-cell office:value-type="float" office:value="219927" calcext:value-type="float">
            <text:p>219927</text:p>
          </table:table-cell>
          <table:table-cell office:value-type="float" office:value="0" calcext:value-type="float">
            <text:p>0</text:p>
          </table:table-cell>
          <table:table-cell office:value-type="float" office:value="1131995" calcext:value-type="float">
            <text:p>1131995</text:p>
          </table:table-cell>
          <table:table-cell office:value-type="float" office:value="341215" calcext:value-type="float">
            <text:p>341215</text:p>
          </table:table-cell>
          <table:table-cell office:value-type="string" calcext:value-type="string">
            <text:p>[[@43131]] thank you</text:p>
          </table:table-cell>
          <table:table-cell/>
        </table:table-row>
        <table:table-row table:style-name="ro1">
          <table:table-cell office:value-type="float" office:value="260012" calcext:value-type="float">
            <text:p>260012</text:p>
          </table:table-cell>
          <table:table-cell office:value-type="float" office:value="0" calcext:value-type="float">
            <text:p>0</text:p>
          </table:table-cell>
          <table:table-cell office:value-type="float" office:value="1345443" calcext:value-type="float">
            <text:p>1345443</text:p>
          </table:table-cell>
          <table:table-cell office:value-type="float" office:value="77935" calcext:value-type="float">
            <text:p>77935</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92215" calcext:value-type="float">
            <text:p>292215</text:p>
          </table:table-cell>
          <table:table-cell office:value-type="float" office:value="0" calcext:value-type="float">
            <text:p>0</text:p>
          </table:table-cell>
          <table:table-cell office:value-type="float" office:value="1544906" calcext:value-type="float">
            <text:p>1544906</text:p>
          </table:table-cell>
          <table:table-cell office:value-type="float" office:value="79534" calcext:value-type="float">
            <text:p>79534</text:p>
          </table:table-cell>
          <table:table-cell office:value-type="string" calcext:value-type="string">
            <text:p>Whoa! The images are crystal clear and so is the content!</text:p>
          </table:table-cell>
          <table:table-cell/>
        </table:table-row>
        <table:table-row table:style-name="ro1">
          <table:table-cell office:value-type="float" office:value="392595" calcext:value-type="float">
            <text:p>392595</text:p>
          </table:table-cell>
          <table:table-cell office:value-type="float" office:value="0" calcext:value-type="float">
            <text:p>0</text:p>
          </table:table-cell>
          <table:table-cell office:value-type="float" office:value="2260982" calcext:value-type="float">
            <text:p>2260982</text:p>
          </table:table-cell>
          <table:table-cell office:value-type="float" office:value="885991" calcext:value-type="float">
            <text:p>885991</text:p>
          </table:table-cell>
          <table:table-cell office:value-type="string" calcext:value-type="string">
            <text:p>Nice</text:p>
          </table:table-cell>
          <table:table-cell/>
        </table:table-row>
        <table:table-row table:style-name="ro1">
          <table:table-cell office:value-type="float" office:value="392751" calcext:value-type="float">
            <text:p>392751</text:p>
          </table:table-cell>
          <table:table-cell office:value-type="float" office:value="0" calcext:value-type="float">
            <text:p>0</text:p>
          </table:table-cell>
          <table:table-cell office:value-type="float" office:value="2282187" calcext:value-type="float">
            <text:p>2282187</text:p>
          </table:table-cell>
          <table:table-cell office:value-type="float" office:value="370975" calcext:value-type="float">
            <text:p>370975</text:p>
          </table:table-cell>
          <table:table-cell office:value-type="string" calcext:value-type="string">
            <text:p>Great reaction...</text:p>
          </table:table-cell>
          <table:table-cell/>
        </table:table-row>
        <table:table-row table:style-name="ro1">
          <table:table-cell office:value-type="float" office:value="399755" calcext:value-type="float">
            <text:p>399755</text:p>
          </table:table-cell>
          <table:table-cell office:value-type="float" office:value="0" calcext:value-type="float">
            <text:p>0</text:p>
          </table:table-cell>
          <table:table-cell office:value-type="float" office:value="2297987" calcext:value-type="float">
            <text:p>2297987</text:p>
          </table:table-cell>
          <table:table-cell office:value-type="float" office:value="18105" calcext:value-type="float">
            <text:p>18105</text:p>
          </table:table-cell>
          <table:table-cell office:value-type="string" calcext:value-type="string">
            <text:p>This is amazing</text:p>
          </table:table-cell>
          <table:table-cell/>
        </table:table-row>
        <table:table-row table:style-name="ro1">
          <table:table-cell office:value-type="float" office:value="16604" calcext:value-type="float">
            <text:p>16604</text:p>
          </table:table-cell>
          <table:table-cell office:value-type="float" office:value="0" calcext:value-type="float">
            <text:p>0</text:p>
          </table:table-cell>
          <table:table-cell office:value-type="float" office:value="513664" calcext:value-type="float">
            <text:p>513664</text:p>
          </table:table-cell>
          <table:table-cell office:value-type="float" office:value="153217" calcext:value-type="float">
            <text:p>153217</text:p>
          </table:table-cell>
          <table:table-cell office:value-type="string" calcext:value-type="string">
            <text:p>My instagram id also varunytz</text:p>
          </table:table-cell>
          <table:table-cell/>
        </table:table-row>
        <table:table-row table:style-name="ro1">
          <table:table-cell office:value-type="float" office:value="45470" calcext:value-type="float">
            <text:p>45470</text:p>
          </table:table-cell>
          <table:table-cell office:value-type="float" office:value="0" calcext:value-type="float">
            <text:p>0</text:p>
          </table:table-cell>
          <table:table-cell office:value-type="float" office:value="644279" calcext:value-type="float">
            <text:p>644279</text:p>
          </table:table-cell>
          <table:table-cell office:value-type="float" office:value="191782" calcext:value-type="float">
            <text:p>191782</text:p>
          </table:table-cell>
          <table:table-cell office:value-type="string" calcext:value-type="string">
            <text:p>@soaring.liberty so sweet of u richa.... thanks for encouraging.....</text:p>
          </table:table-cell>
          <table:table-cell/>
        </table:table-row>
        <table:table-row table:style-name="ro1">
          <table:table-cell office:value-type="float" office:value="100292" calcext:value-type="float">
            <text:p>100292</text:p>
          </table:table-cell>
          <table:table-cell office:value-type="float" office:value="0" calcext:value-type="float">
            <text:p>0</text:p>
          </table:table-cell>
          <table:table-cell office:value-type="float" office:value="777036" calcext:value-type="float">
            <text:p>777036</text:p>
          </table:table-cell>
          <table:table-cell office:value-type="float" office:value="84856" calcext:value-type="float">
            <text:p>84856</text:p>
          </table:table-cell>
          <table:table-cell office:value-type="string" calcext:value-type="string">
            <text:p>Hey what time of the year is best to visit this place?</text:p>
          </table:table-cell>
          <table:table-cell/>
        </table:table-row>
        <table:table-row table:style-name="ro1">
          <table:table-cell office:value-type="float" office:value="111741" calcext:value-type="float">
            <text:p>111741</text:p>
          </table:table-cell>
          <table:table-cell office:value-type="float" office:value="0" calcext:value-type="float">
            <text:p>0</text:p>
          </table:table-cell>
          <table:table-cell office:value-type="float" office:value="804273" calcext:value-type="float">
            <text:p>804273</text:p>
          </table:table-cell>
          <table:table-cell office:value-type="float" office:value="87507" calcext:value-type="float">
            <text:p>87507</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23848" calcext:value-type="float">
            <text:p>123848</text:p>
          </table:table-cell>
          <table:table-cell office:value-type="float" office:value="0" calcext:value-type="float">
            <text:p>0</text:p>
          </table:table-cell>
          <table:table-cell office:value-type="float" office:value="823023" calcext:value-type="float">
            <text:p>823023</text:p>
          </table:table-cell>
          <table:table-cell office:value-type="float" office:value="245409" calcext:value-type="float">
            <text:p>245409</text:p>
          </table:table-cell>
          <table:table-cell office:value-type="string" calcext:value-type="string">
            <text:p>[[@87178]] down at kasol the temperature at day is around 25 but going to chalal or rasol or kheerganga it's great time. The best time is Feb and Oct it spices ur quality time</text:p>
          </table:table-cell>
          <table:table-cell/>
        </table:table-row>
        <table:table-row table:style-name="ro1">
          <table:table-cell office:value-type="float" office:value="138564" calcext:value-type="float">
            <text:p>138564</text:p>
          </table:table-cell>
          <table:table-cell office:value-type="float" office:value="0" calcext:value-type="float">
            <text:p>0</text:p>
          </table:table-cell>
          <table:table-cell office:value-type="float" office:value="862357" calcext:value-type="float">
            <text:p>862357</text:p>
          </table:table-cell>
          <table:table-cell office:value-type="float" office:value="257911" calcext:value-type="float">
            <text:p>257911</text:p>
          </table:table-cell>
          <table:table-cell office:value-type="string" calcext:value-type="string">
            <text:p>[[@41173]] Spiti Valley</text:p>
          </table:table-cell>
          <table:table-cell/>
        </table:table-row>
        <table:table-row table:style-name="ro1">
          <table:table-cell office:value-type="float" office:value="140367" calcext:value-type="float">
            <text:p>140367</text:p>
          </table:table-cell>
          <table:table-cell office:value-type="float" office:value="0" calcext:value-type="float">
            <text:p>0</text:p>
          </table:table-cell>
          <table:table-cell office:value-type="float" office:value="868333" calcext:value-type="float">
            <text:p>868333</text:p>
          </table:table-cell>
          <table:table-cell office:value-type="float" office:value="79557" calcext:value-type="float">
            <text:p>79557</text:p>
          </table:table-cell>
          <table:table-cell office:value-type="string" calcext:value-type="string">
            <text:p>Awesome</text:p>
          </table:table-cell>
          <table:table-cell/>
        </table:table-row>
        <table:table-row table:style-name="ro1">
          <table:table-cell office:value-type="float" office:value="250031" calcext:value-type="float">
            <text:p>250031</text:p>
          </table:table-cell>
          <table:table-cell office:value-type="float" office:value="0" calcext:value-type="float">
            <text:p>0</text:p>
          </table:table-cell>
          <table:table-cell office:value-type="float" office:value="1267870" calcext:value-type="float">
            <text:p>1267870</text:p>
          </table:table-cell>
          <table:table-cell office:value-type="float" office:value="39625" calcext:value-type="float">
            <text:p>39625</text:p>
          </table:table-cell>
          <table:table-cell office:value-type="string" calcext:value-type="string">
            <text:p>gr8 ?</text:p>
          </table:table-cell>
          <table:table-cell/>
        </table:table-row>
        <table:table-row table:style-name="ro1">
          <table:table-cell office:value-type="float" office:value="290934" calcext:value-type="float">
            <text:p>290934</text:p>
          </table:table-cell>
          <table:table-cell office:value-type="float" office:value="0" calcext:value-type="float">
            <text:p>0</text:p>
          </table:table-cell>
          <table:table-cell office:value-type="float" office:value="1537772" calcext:value-type="float">
            <text:p>1537772</text:p>
          </table:table-cell>
          <table:table-cell office:value-type="float" office:value="82360" calcext:value-type="float">
            <text:p>82360</text:p>
          </table:table-cell>
          <table:table-cell office:value-type="string" calcext:value-type="string">
            <text:p>i love your work and i use it to plan my trips :)</text:p>
          </table:table-cell>
          <table:table-cell/>
        </table:table-row>
        <table:table-row table:style-name="ro1">
          <table:table-cell office:value-type="float" office:value="329987" calcext:value-type="float">
            <text:p>329987</text:p>
          </table:table-cell>
          <table:table-cell office:value-type="float" office:value="0" calcext:value-type="float">
            <text:p>0</text:p>
          </table:table-cell>
          <table:table-cell office:value-type="float" office:value="1765340" calcext:value-type="float">
            <text:p>1765340</text:p>
          </table:table-cell>
          <table:table-cell office:value-type="float" office:value="85755" calcext:value-type="float">
            <text:p>8575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3">
          <table:table-cell office:value-type="float" office:value="7744" calcext:value-type="float">
            <text:p>7744</text:p>
          </table:table-cell>
          <table:table-cell office:value-type="float" office:value="0" calcext:value-type="float">
            <text:p>0</text:p>
          </table:table-cell>
          <table:table-cell office:value-type="float" office:value="260694" calcext:value-type="float">
            <text:p>260694</text:p>
          </table:table-cell>
          <table:table-cell office:value-type="float" office:value="89126" calcext:value-type="float">
            <text:p>89126</text:p>
          </table:table-cell>
          <table:table-cell office:value-type="string" calcext:value-type="string">
            <text:p>Dhaba Style Homemade Egg Bhurji </text:p>
            <text:p>1.5 Onion,  1.5 Tomato &amp;  4 Chillies fried in Olive Oil + 4 eggs + any Masala = Yummy Egg Bhurji</text:p>
            <text:p>.</text:p>
          </table:table-cell>
          <table:table-cell/>
        </table:table-row>
        <table:table-row table:style-name="ro1">
          <table:table-cell office:value-type="float" office:value="132322" calcext:value-type="float">
            <text:p>132322</text:p>
          </table:table-cell>
          <table:table-cell office:value-type="float" office:value="0" calcext:value-type="float">
            <text:p>0</text:p>
          </table:table-cell>
          <table:table-cell office:value-type="float" office:value="844485" calcext:value-type="float">
            <text:p>844485</text:p>
          </table:table-cell>
          <table:table-cell office:value-type="float" office:value="82776" calcext:value-type="float">
            <text:p>82776</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33841" calcext:value-type="float">
            <text:p>133841</text:p>
          </table:table-cell>
          <table:table-cell office:value-type="float" office:value="0" calcext:value-type="float">
            <text:p>0</text:p>
          </table:table-cell>
          <table:table-cell office:value-type="float" office:value="845997" calcext:value-type="float">
            <text:p>845997</text:p>
          </table:table-cell>
          <table:table-cell office:value-type="float" office:value="248052" calcext:value-type="float">
            <text:p>248052</text:p>
          </table:table-cell>
          <table:table-cell office:value-type="string" calcext:value-type="string">
            <text:p>[[@82159]] thanks a lot <text:s/>...it really meanS a lot</text:p>
          </table:table-cell>
          <table:table-cell/>
        </table:table-row>
        <table:table-row table:style-name="ro1">
          <table:table-cell office:value-type="float" office:value="157036" calcext:value-type="float">
            <text:p>157036</text:p>
          </table:table-cell>
          <table:table-cell office:value-type="float" office:value="0" calcext:value-type="float">
            <text:p>0</text:p>
          </table:table-cell>
          <table:table-cell office:value-type="float" office:value="905910" calcext:value-type="float">
            <text:p>905910</text:p>
          </table:table-cell>
          <table:table-cell office:value-type="float" office:value="271841" calcext:value-type="float">
            <text:p>271841</text:p>
          </table:table-cell>
          <table:table-cell office:value-type="string" calcext:value-type="string">
            <text:p>[[@84434]] yeah.. but I lost my collection.. I didnt know about trell that time ?</text:p>
          </table:table-cell>
          <table:table-cell/>
        </table:table-row>
        <table:table-row table:style-name="ro1">
          <table:table-cell office:value-type="float" office:value="165923" calcext:value-type="float">
            <text:p>165923</text:p>
          </table:table-cell>
          <table:table-cell office:value-type="float" office:value="0" calcext:value-type="float">
            <text:p>0</text:p>
          </table:table-cell>
          <table:table-cell office:value-type="float" office:value="934633" calcext:value-type="float">
            <text:p>934633</text:p>
          </table:table-cell>
          <table:table-cell office:value-type="float" office:value="40387" calcext:value-type="float">
            <text:p>40387</text:p>
          </table:table-cell>
          <table:table-cell office:value-type="string" calcext:value-type="string">
            <text:p>Your title is my new catchphrase!</text:p>
          </table:table-cell>
          <table:table-cell/>
        </table:table-row>
        <table:table-row table:style-name="ro1">
          <table:table-cell office:value-type="float" office:value="182771" calcext:value-type="float">
            <text:p>182771</text:p>
          </table:table-cell>
          <table:table-cell office:value-type="float" office:value="0" calcext:value-type="float">
            <text:p>0</text:p>
          </table:table-cell>
          <table:table-cell office:value-type="float" office:value="52441" calcext:value-type="float">
            <text:p>52441</text:p>
          </table:table-cell>
          <table:table-cell office:value-type="float" office:value="85158" calcext:value-type="float">
            <text:p>85158</text:p>
          </table:table-cell>
          <table:table-cell office:value-type="string" calcext:value-type="string">
            <text:p>OMG! yeh mera India</text:p>
          </table:table-cell>
          <table:table-cell/>
        </table:table-row>
        <table:table-row table:style-name="ro1">
          <table:table-cell office:value-type="float" office:value="186337" calcext:value-type="float">
            <text:p>186337</text:p>
          </table:table-cell>
          <table:table-cell office:value-type="float" office:value="0" calcext:value-type="float">
            <text:p>0</text:p>
          </table:table-cell>
          <table:table-cell office:value-type="float" office:value="974196" calcext:value-type="float">
            <text:p>974196</text:p>
          </table:table-cell>
          <table:table-cell office:value-type="float" office:value="83450" calcext:value-type="float">
            <text:p>83450</text:p>
          </table:table-cell>
          <table:table-cell office:value-type="string" calcext:value-type="string">
            <text:p>Gorgeous trail ??</text:p>
          </table:table-cell>
          <table:table-cell/>
        </table:table-row>
        <table:table-row table:style-name="ro1">
          <table:table-cell office:value-type="float" office:value="225732" calcext:value-type="float">
            <text:p>225732</text:p>
          </table:table-cell>
          <table:table-cell office:value-type="float" office:value="0" calcext:value-type="float">
            <text:p>0</text:p>
          </table:table-cell>
          <table:table-cell office:value-type="float" office:value="1164460" calcext:value-type="float">
            <text:p>1164460</text:p>
          </table:table-cell>
          <table:table-cell office:value-type="float" office:value="50411" calcext:value-type="float">
            <text:p>50411</text:p>
          </table:table-cell>
          <table:table-cell office:value-type="string" calcext:value-type="string">
            <text:p>perfect ❤️❤️</text:p>
          </table:table-cell>
          <table:table-cell/>
        </table:table-row>
        <table:table-row table:style-name="ro1">
          <table:table-cell office:value-type="float" office:value="233821" calcext:value-type="float">
            <text:p>233821</text:p>
          </table:table-cell>
          <table:table-cell office:value-type="float" office:value="0" calcext:value-type="float">
            <text:p>0</text:p>
          </table:table-cell>
          <table:table-cell office:value-type="float" office:value="1184393" calcext:value-type="float">
            <text:p>1184393</text:p>
          </table:table-cell>
          <table:table-cell office:value-type="float" office:value="80990" calcext:value-type="float">
            <text:p>80990</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41092" calcext:value-type="float">
            <text:p>241092</text:p>
          </table:table-cell>
          <table:table-cell office:value-type="float" office:value="0" calcext:value-type="float">
            <text:p>0</text:p>
          </table:table-cell>
          <table:table-cell office:value-type="float" office:value="1205537" calcext:value-type="float">
            <text:p>1205537</text:p>
          </table:table-cell>
          <table:table-cell office:value-type="float" office:value="79759" calcext:value-type="float">
            <text:p>79759</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85687" calcext:value-type="float">
            <text:p>285687</text:p>
          </table:table-cell>
          <table:table-cell office:value-type="float" office:value="0" calcext:value-type="float">
            <text:p>0</text:p>
          </table:table-cell>
          <table:table-cell office:value-type="float" office:value="253" calcext:value-type="float">
            <text:p>253</text:p>
          </table:table-cell>
          <table:table-cell office:value-type="float" office:value="389773" calcext:value-type="float">
            <text:p>389773</text:p>
          </table:table-cell>
          <table:table-cell office:value-type="string" calcext:value-type="string">
            <text:p>Are you tried natraj ke dahi balls,</text:p>
          </table:table-cell>
          <table:table-cell/>
        </table:table-row>
        <table:table-row table:style-name="ro1">
          <table:table-cell office:value-type="float" office:value="343225" calcext:value-type="float">
            <text:p>343225</text:p>
          </table:table-cell>
          <table:table-cell office:value-type="float" office:value="0" calcext:value-type="float">
            <text:p>0</text:p>
          </table:table-cell>
          <table:table-cell office:value-type="float" office:value="1833871" calcext:value-type="float">
            <text:p>1833871</text:p>
          </table:table-cell>
          <table:table-cell office:value-type="float" office:value="77095" calcext:value-type="float">
            <text:p>77095</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431954" calcext:value-type="float">
            <text:p>431954</text:p>
          </table:table-cell>
          <table:table-cell office:value-type="float" office:value="0" calcext:value-type="float">
            <text:p>0</text:p>
          </table:table-cell>
          <table:table-cell office:value-type="float" office:value="264" calcext:value-type="float">
            <text:p>264</text:p>
          </table:table-cell>
          <table:table-cell office:value-type="float" office:value="4499" calcext:value-type="float">
            <text:p>4499</text:p>
          </table:table-cell>
          <table:table-cell office:value-type="string" calcext:value-type="string">
            <text:p>where did you go in Dharamshala?</text:p>
          </table:table-cell>
          <table:table-cell/>
        </table:table-row>
        <table:table-row table:style-name="ro1">
          <table:table-cell office:value-type="float" office:value="29" calcext:value-type="float">
            <text:p>29</text:p>
          </table:table-cell>
          <table:table-cell office:value-type="float" office:value="80" calcext:value-type="float">
            <text:p>80</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where is the place ?</text:p>
          </table:table-cell>
          <table:table-cell/>
        </table:table-row>
        <table:table-row table:style-name="ro1">
          <table:table-cell office:value-type="float" office:value="2285" calcext:value-type="float">
            <text:p>2285</text:p>
          </table:table-cell>
          <table:table-cell office:value-type="float" office:value="277" calcext:value-type="float">
            <text:p>277</text:p>
          </table:table-cell>
          <table:table-cell office:value-type="float" office:value="0" calcext:value-type="float">
            <text:p>0</text:p>
          </table:table-cell>
          <table:table-cell office:value-type="float" office:value="6931" calcext:value-type="float">
            <text:p>6931</text:p>
          </table:table-cell>
          <table:table-cell office:value-type="string" calcext:value-type="string">
            <text:p>[[@6930]]</text:p>
          </table:table-cell>
          <table:table-cell/>
        </table:table-row>
        <table:table-row table:style-name="ro1">
          <table:table-cell office:value-type="float" office:value="9464" calcext:value-type="float">
            <text:p>9464</text:p>
          </table:table-cell>
          <table:table-cell office:value-type="float" office:value="0" calcext:value-type="float">
            <text:p>0</text:p>
          </table:table-cell>
          <table:table-cell office:value-type="float" office:value="406461" calcext:value-type="float">
            <text:p>406461</text:p>
          </table:table-cell>
          <table:table-cell office:value-type="float" office:value="1399" calcext:value-type="float">
            <text:p>1399</text:p>
          </table:table-cell>
          <table:table-cell office:value-type="string" calcext:value-type="string">
            <text:p>awesome trail!</text:p>
          </table:table-cell>
          <table:table-cell/>
        </table:table-row>
        <table:table-row table:style-name="ro1">
          <table:table-cell office:value-type="float" office:value="80865" calcext:value-type="float">
            <text:p>80865</text:p>
          </table:table-cell>
          <table:table-cell office:value-type="float" office:value="0" calcext:value-type="float">
            <text:p>0</text:p>
          </table:table-cell>
          <table:table-cell office:value-type="float" office:value="735969" calcext:value-type="float">
            <text:p>735969</text:p>
          </table:table-cell>
          <table:table-cell office:value-type="float" office:value="87266" calcext:value-type="float">
            <text:p>8726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22024" calcext:value-type="float">
            <text:p>122024</text:p>
          </table:table-cell>
          <table:table-cell office:value-type="float" office:value="0" calcext:value-type="float">
            <text:p>0</text:p>
          </table:table-cell>
          <table:table-cell office:value-type="float" office:value="819105" calcext:value-type="float">
            <text:p>819105</text:p>
          </table:table-cell>
          <table:table-cell office:value-type="float" office:value="244260" calcext:value-type="float">
            <text:p>244260</text:p>
          </table:table-cell>
          <table:table-cell office:value-type="string" calcext:value-type="string">
            <text:p>[[@83472]] thanks man. I just uploaded it. Will put stories too for this</text:p>
          </table:table-cell>
          <table:table-cell/>
        </table:table-row>
        <table:table-row table:style-name="ro1">
          <table:table-cell office:value-type="float" office:value="122646" calcext:value-type="float">
            <text:p>122646</text:p>
          </table:table-cell>
          <table:table-cell office:value-type="float" office:value="0" calcext:value-type="float">
            <text:p>0</text:p>
          </table:table-cell>
          <table:table-cell office:value-type="float" office:value="821753" calcext:value-type="float">
            <text:p>821753</text:p>
          </table:table-cell>
          <table:table-cell office:value-type="float" office:value="49600" calcext:value-type="float">
            <text:p>49600</text:p>
          </table:table-cell>
          <table:table-cell office:value-type="string" calcext:value-type="string">
            <text:p>This Trail is excellent and it definitely is worthy of more eyes!</text:p>
          </table:table-cell>
          <table:table-cell/>
        </table:table-row>
        <table:table-row table:style-name="ro1">
          <table:table-cell office:value-type="float" office:value="175054" calcext:value-type="float">
            <text:p>175054</text:p>
          </table:table-cell>
          <table:table-cell office:value-type="float" office:value="0" calcext:value-type="float">
            <text:p>0</text:p>
          </table:table-cell>
          <table:table-cell office:value-type="float" office:value="930906" calcext:value-type="float">
            <text:p>930906</text:p>
          </table:table-cell>
          <table:table-cell office:value-type="float" office:value="279916" calcext:value-type="float">
            <text:p>279916</text:p>
          </table:table-cell>
          <table:table-cell office:value-type="string" calcext:value-type="string">
            <text:p>[[@50558]] Thank you..... This is my first trail....</text:p>
          </table:table-cell>
          <table:table-cell/>
        </table:table-row>
        <table:table-row table:style-name="ro1">
          <table:table-cell office:value-type="float" office:value="192494" calcext:value-type="float">
            <text:p>192494</text:p>
          </table:table-cell>
          <table:table-cell office:value-type="float" office:value="139533" calcext:value-type="float">
            <text:p>139533</text:p>
          </table:table-cell>
          <table:table-cell office:value-type="float" office:value="0" calcext:value-type="float">
            <text:p>0</text:p>
          </table:table-cell>
          <table:table-cell office:value-type="float" office:value="266974" calcext:value-type="float">
            <text:p>266974</text:p>
          </table:table-cell>
          <table:table-cell office:value-type="string" calcext:value-type="string">
            <text:p>Superb sunset</text:p>
          </table:table-cell>
          <table:table-cell/>
        </table:table-row>
        <table:table-row table:style-name="ro1">
          <table:table-cell office:value-type="float" office:value="208815" calcext:value-type="float">
            <text:p>208815</text:p>
          </table:table-cell>
          <table:table-cell office:value-type="float" office:value="0" calcext:value-type="float">
            <text:p>0</text:p>
          </table:table-cell>
          <table:table-cell office:value-type="float" office:value="1071427" calcext:value-type="float">
            <text:p>1071427</text:p>
          </table:table-cell>
          <table:table-cell office:value-type="float" office:value="80208" calcext:value-type="float">
            <text:p>80208</text:p>
          </table:table-cell>
          <table:table-cell office:value-type="string" calcext:value-type="string">
            <text:p>Nice ?</text:p>
          </table:table-cell>
          <table:table-cell/>
        </table:table-row>
        <table:table-row table:style-name="ro1">
          <table:table-cell office:value-type="float" office:value="213580" calcext:value-type="float">
            <text:p>213580</text:p>
          </table:table-cell>
          <table:table-cell office:value-type="float" office:value="0" calcext:value-type="float">
            <text:p>0</text:p>
          </table:table-cell>
          <table:table-cell office:value-type="float" office:value="1098641" calcext:value-type="float">
            <text:p>1098641</text:p>
          </table:table-cell>
          <table:table-cell office:value-type="float" office:value="83115" calcext:value-type="float">
            <text:p>83115</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14453" calcext:value-type="float">
            <text:p>214453</text:p>
          </table:table-cell>
          <table:table-cell office:value-type="float" office:value="708935" calcext:value-type="float">
            <text:p>708935</text:p>
          </table:table-cell>
          <table:table-cell office:value-type="float" office:value="0" calcext:value-type="float">
            <text:p>0</text:p>
          </table:table-cell>
          <table:table-cell office:value-type="float" office:value="318665" calcext:value-type="float">
            <text:p>318665</text:p>
          </table:table-cell>
          <table:table-cell office:value-type="string" calcext:value-type="string">
            <text:p>[[@1]]</text:p>
          </table:table-cell>
          <table:table-cell/>
        </table:table-row>
        <table:table-row table:style-name="ro1">
          <table:table-cell office:value-type="float" office:value="351865" calcext:value-type="float">
            <text:p>351865</text:p>
          </table:table-cell>
          <table:table-cell office:value-type="float" office:value="0" calcext:value-type="float">
            <text:p>0</text:p>
          </table:table-cell>
          <table:table-cell office:value-type="float" office:value="1899874" calcext:value-type="float">
            <text:p>1899874</text:p>
          </table:table-cell>
          <table:table-cell office:value-type="float" office:value="43248" calcext:value-type="float">
            <text:p>43248</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74533" calcext:value-type="float">
            <text:p>374533</text:p>
          </table:table-cell>
          <table:table-cell office:value-type="float" office:value="0" calcext:value-type="float">
            <text:p>0</text:p>
          </table:table-cell>
          <table:table-cell office:value-type="float" office:value="2225003" calcext:value-type="float">
            <text:p>2225003</text:p>
          </table:table-cell>
          <table:table-cell office:value-type="float" office:value="70" calcext:value-type="float">
            <text:p>70</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95558" calcext:value-type="float">
            <text:p>395558</text:p>
          </table:table-cell>
          <table:table-cell office:value-type="float" office:value="0" calcext:value-type="float">
            <text:p>0</text:p>
          </table:table-cell>
          <table:table-cell office:value-type="float" office:value="1031743" calcext:value-type="float">
            <text:p>1031743</text:p>
          </table:table-cell>
          <table:table-cell office:value-type="float" office:value="1065" calcext:value-type="float">
            <text:p>1065</text:p>
          </table:table-cell>
          <table:table-cell office:value-type="string" calcext:value-type="string">
            <text:p>Does this place have trekking too?</text:p>
          </table:table-cell>
          <table:table-cell/>
        </table:table-row>
        <table:table-row table:style-name="ro1">
          <table:table-cell office:value-type="float" office:value="419576" calcext:value-type="float">
            <text:p>419576</text:p>
          </table:table-cell>
          <table:table-cell office:value-type="float" office:value="0" calcext:value-type="float">
            <text:p>0</text:p>
          </table:table-cell>
          <table:table-cell office:value-type="float" office:value="2348768" calcext:value-type="float">
            <text:p>2348768</text:p>
          </table:table-cell>
          <table:table-cell office:value-type="float" office:value="16851" calcext:value-type="float">
            <text:p>16851</text:p>
          </table:table-cell>
          <table:table-cell office:value-type="string" calcext:value-type="string">
            <text:p>one screen of netflix please.</text:p>
          </table:table-cell>
          <table:table-cell/>
        </table:table-row>
        <table:table-row table:style-name="ro1">
          <table:table-cell office:value-type="float" office:value="439465" calcext:value-type="float">
            <text:p>439465</text:p>
          </table:table-cell>
          <table:table-cell office:value-type="float" office:value="0" calcext:value-type="float">
            <text:p>0</text:p>
          </table:table-cell>
          <table:table-cell office:value-type="float" office:value="2186708" calcext:value-type="float">
            <text:p>2186708</text:p>
          </table:table-cell>
          <table:table-cell office:value-type="float" office:value="1622588" calcext:value-type="float">
            <text:p>1622588</text:p>
          </table:table-cell>
          <table:table-cell office:value-type="string" calcext:value-type="string">
            <text:p>Helli</text:p>
          </table:table-cell>
          <table:table-cell/>
        </table:table-row>
        <table:table-row table:style-name="ro1">
          <table:table-cell office:value-type="float" office:value="446605" calcext:value-type="float">
            <text:p>446605</text:p>
          </table:table-cell>
          <table:table-cell office:value-type="float" office:value="0" calcext:value-type="float">
            <text:p>0</text:p>
          </table:table-cell>
          <table:table-cell office:value-type="float" office:value="2376965" calcext:value-type="float">
            <text:p>2376965</text:p>
          </table:table-cell>
          <table:table-cell office:value-type="float" office:value="1748586" calcext:value-type="float">
            <text:p>1748586</text:p>
          </table:table-cell>
          <table:table-cell office:value-type="string" calcext:value-type="string">
            <text:p>Hiiii</text:p>
          </table:table-cell>
          <table:table-cell/>
        </table:table-row>
        <table:table-row table:style-name="ro1">
          <table:table-cell office:value-type="float" office:value="4719" calcext:value-type="float">
            <text:p>4719</text:p>
          </table:table-cell>
          <table:table-cell office:value-type="float" office:value="4999" calcext:value-type="float">
            <text:p>4999</text:p>
          </table:table-cell>
          <table:table-cell office:value-type="float" office:value="0" calcext:value-type="float">
            <text:p>0</text:p>
          </table:table-cell>
          <table:table-cell office:value-type="float" office:value="4885" calcext:value-type="float">
            <text:p>4885</text:p>
          </table:table-cell>
          <table:table-cell office:value-type="string" calcext:value-type="string">
            <text:p>[[@32347]] ?</text:p>
          </table:table-cell>
          <table:table-cell/>
        </table:table-row>
        <table:table-row table:style-name="ro1">
          <table:table-cell office:value-type="float" office:value="42198" calcext:value-type="float">
            <text:p>42198</text:p>
          </table:table-cell>
          <table:table-cell office:value-type="float" office:value="0" calcext:value-type="float">
            <text:p>0</text:p>
          </table:table-cell>
          <table:table-cell office:value-type="float" office:value="637951" calcext:value-type="float">
            <text:p>637951</text:p>
          </table:table-cell>
          <table:table-cell office:value-type="float" office:value="39967" calcext:value-type="float">
            <text:p>39967</text:p>
          </table:table-cell>
          <table:table-cell office:value-type="string" calcext:value-type="string">
            <text:p>mast content h</text:p>
          </table:table-cell>
          <table:table-cell/>
        </table:table-row>
        <table:table-row table:style-name="ro1">
          <table:table-cell office:value-type="float" office:value="90725" calcext:value-type="float">
            <text:p>90725</text:p>
          </table:table-cell>
          <table:table-cell office:value-type="float" office:value="0" calcext:value-type="float">
            <text:p>0</text:p>
          </table:table-cell>
          <table:table-cell office:value-type="float" office:value="711020" calcext:value-type="float">
            <text:p>711020</text:p>
          </table:table-cell>
          <table:table-cell office:value-type="float" office:value="39829" calcext:value-type="float">
            <text:p>39829</text:p>
          </table:table-cell>
          <table:table-cell office:value-type="string" calcext:value-type="string">
            <text:p>masttt!!</text:p>
          </table:table-cell>
          <table:table-cell/>
        </table:table-row>
        <table:table-row table:style-name="ro1">
          <table:table-cell office:value-type="float" office:value="91728" calcext:value-type="float">
            <text:p>91728</text:p>
          </table:table-cell>
          <table:table-cell office:value-type="float" office:value="0" calcext:value-type="float">
            <text:p>0</text:p>
          </table:table-cell>
          <table:table-cell office:value-type="float" office:value="758093" calcext:value-type="float">
            <text:p>758093</text:p>
          </table:table-cell>
          <table:table-cell office:value-type="float" office:value="225362" calcext:value-type="float">
            <text:p>225362</text:p>
          </table:table-cell>
          <table:table-cell office:value-type="string" calcext:value-type="string">
            <text:p>Thnxxxx</text:p>
          </table:table-cell>
          <table:table-cell/>
        </table:table-row>
        <table:table-row table:style-name="ro1">
          <table:table-cell office:value-type="float" office:value="144271" calcext:value-type="float">
            <text:p>144271</text:p>
          </table:table-cell>
          <table:table-cell office:value-type="float" office:value="0" calcext:value-type="float">
            <text:p>0</text:p>
          </table:table-cell>
          <table:table-cell office:value-type="float" office:value="475478" calcext:value-type="float">
            <text:p>475478</text:p>
          </table:table-cell>
          <table:table-cell office:value-type="float" office:value="88310" calcext:value-type="float">
            <text:p>88310</text:p>
          </table:table-cell>
          <table:table-cell office:value-type="string" calcext:value-type="string">
            <text:p>Your title is my new catchphrase!</text:p>
          </table:table-cell>
          <table:table-cell/>
        </table:table-row>
        <table:table-row table:style-name="ro1">
          <table:table-cell office:value-type="float" office:value="175491" calcext:value-type="float">
            <text:p>175491</text:p>
          </table:table-cell>
          <table:table-cell office:value-type="float" office:value="0" calcext:value-type="float">
            <text:p>0</text:p>
          </table:table-cell>
          <table:table-cell office:value-type="float" office:value="963036" calcext:value-type="float">
            <text:p>963036</text:p>
          </table:table-cell>
          <table:table-cell office:value-type="float" office:value="43154" calcext:value-type="float">
            <text:p>43154</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75752" calcext:value-type="float">
            <text:p>175752</text:p>
          </table:table-cell>
          <table:table-cell office:value-type="float" office:value="0" calcext:value-type="float">
            <text:p>0</text:p>
          </table:table-cell>
          <table:table-cell office:value-type="float" office:value="963189" calcext:value-type="float">
            <text:p>963189</text:p>
          </table:table-cell>
          <table:table-cell office:value-type="float" office:value="76356" calcext:value-type="float">
            <text:p>7635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50602" calcext:value-type="float">
            <text:p>250602</text:p>
          </table:table-cell>
          <table:table-cell office:value-type="float" office:value="0" calcext:value-type="float">
            <text:p>0</text:p>
          </table:table-cell>
          <table:table-cell office:value-type="float" office:value="1269737" calcext:value-type="float">
            <text:p>1269737</text:p>
          </table:table-cell>
          <table:table-cell office:value-type="float" office:value="76495" calcext:value-type="float">
            <text:p>76495</text:p>
          </table:table-cell>
          <table:table-cell office:value-type="string" calcext:value-type="string">
            <text:p>Really cool! But I hope to see better content the next time :) </text:p>
          </table:table-cell>
          <table:table-cell/>
        </table:table-row>
        <table:table-row table:style-name="ro1">
          <table:table-cell office:value-type="float" office:value="263144" calcext:value-type="float">
            <text:p>263144</text:p>
          </table:table-cell>
          <table:table-cell office:value-type="float" office:value="0" calcext:value-type="float">
            <text:p>0</text:p>
          </table:table-cell>
          <table:table-cell office:value-type="float" office:value="1370525" calcext:value-type="float">
            <text:p>1370525</text:p>
          </table:table-cell>
          <table:table-cell office:value-type="float" office:value="84628" calcext:value-type="float">
            <text:p>84628</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95934" calcext:value-type="float">
            <text:p>295934</text:p>
          </table:table-cell>
          <table:table-cell office:value-type="float" office:value="0" calcext:value-type="float">
            <text:p>0</text:p>
          </table:table-cell>
          <table:table-cell office:value-type="float" office:value="1387654" calcext:value-type="float">
            <text:p>1387654</text:p>
          </table:table-cell>
          <table:table-cell office:value-type="float" office:value="471699" calcext:value-type="float">
            <text:p>471699</text:p>
          </table:table-cell>
          <table:table-cell office:value-type="string" calcext:value-type="string">
            <text:p>Wow?</text:p>
          </table:table-cell>
          <table:table-cell/>
        </table:table-row>
        <table:table-row table:style-name="ro1">
          <table:table-cell office:value-type="float" office:value="320851" calcext:value-type="float">
            <text:p>320851</text:p>
          </table:table-cell>
          <table:table-cell office:value-type="float" office:value="0" calcext:value-type="float">
            <text:p>0</text:p>
          </table:table-cell>
          <table:table-cell office:value-type="float" office:value="1685321" calcext:value-type="float">
            <text:p>1685321</text:p>
          </table:table-cell>
          <table:table-cell office:value-type="float" office:value="519899" calcext:value-type="float">
            <text:p>519899</text:p>
          </table:table-cell>
          <table:table-cell office:value-type="string" calcext:value-type="string">
            <text:p>And if you want to enjoy snow fall than you must travel in months of November and December</text:p>
          </table:table-cell>
          <table:table-cell/>
        </table:table-row>
        <table:table-row table:style-name="ro1">
          <table:table-cell office:value-type="float" office:value="332771" calcext:value-type="float">
            <text:p>332771</text:p>
          </table:table-cell>
          <table:table-cell office:value-type="float" office:value="0" calcext:value-type="float">
            <text:p>0</text:p>
          </table:table-cell>
          <table:table-cell office:value-type="float" office:value="1777365" calcext:value-type="float">
            <text:p>1777365</text:p>
          </table:table-cell>
          <table:table-cell office:value-type="float" office:value="77315" calcext:value-type="float">
            <text:p>77315</text:p>
          </table:table-cell>
          <table:table-cell office:value-type="string" calcext:value-type="string">
            <text:p>can't wait to read about your next adventure</text:p>
          </table:table-cell>
          <table:table-cell/>
        </table:table-row>
        <table:table-row table:style-name="ro1">
          <table:table-cell office:value-type="float" office:value="352562" calcext:value-type="float">
            <text:p>352562</text:p>
          </table:table-cell>
          <table:table-cell office:value-type="float" office:value="0" calcext:value-type="float">
            <text:p>0</text:p>
          </table:table-cell>
          <table:table-cell office:value-type="float" office:value="1906700" calcext:value-type="float">
            <text:p>1906700</text:p>
          </table:table-cell>
          <table:table-cell office:value-type="float" office:value="88015" calcext:value-type="float">
            <text:p>88015</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59982" calcext:value-type="float">
            <text:p>359982</text:p>
          </table:table-cell>
          <table:table-cell office:value-type="float" office:value="0" calcext:value-type="float">
            <text:p>0</text:p>
          </table:table-cell>
          <table:table-cell office:value-type="float" office:value="2011905" calcext:value-type="float">
            <text:p>2011905</text:p>
          </table:table-cell>
          <table:table-cell office:value-type="float" office:value="80229" calcext:value-type="float">
            <text:p>80229</text:p>
          </table:table-cell>
          <table:table-cell office:value-type="string" calcext:value-type="string">
            <text:p>You've had some awesome adventures! What's the next one?</text:p>
          </table:table-cell>
          <table:table-cell/>
        </table:table-row>
        <table:table-row table:style-name="ro1">
          <table:table-cell office:value-type="float" office:value="387083" calcext:value-type="float">
            <text:p>387083</text:p>
          </table:table-cell>
          <table:table-cell office:value-type="float" office:value="0" calcext:value-type="float">
            <text:p>0</text:p>
          </table:table-cell>
          <table:table-cell office:value-type="float" office:value="2264415" calcext:value-type="float">
            <text:p>2264415</text:p>
          </table:table-cell>
          <table:table-cell office:value-type="float" office:value="899452" calcext:value-type="float">
            <text:p>899452</text:p>
          </table:table-cell>
          <table:table-cell office:value-type="string" calcext:value-type="string">
            <text:p>Awesome</text:p>
          </table:table-cell>
          <table:table-cell/>
        </table:table-row>
        <table:table-row table:style-name="ro1">
          <table:table-cell office:value-type="float" office:value="399599" calcext:value-type="float">
            <text:p>399599</text:p>
          </table:table-cell>
          <table:table-cell office:value-type="float" office:value="0" calcext:value-type="float">
            <text:p>0</text:p>
          </table:table-cell>
          <table:table-cell office:value-type="float" office:value="890267" calcext:value-type="float">
            <text:p>890267</text:p>
          </table:table-cell>
          <table:table-cell office:value-type="float" office:value="8293" calcext:value-type="float">
            <text:p>8293</text:p>
          </table:table-cell>
          <table:table-cell office:value-type="string" calcext:value-type="string">
            <text:p>Wonderful</text:p>
          </table:table-cell>
          <table:table-cell/>
        </table:table-row>
        <table:table-row table:style-name="ro1">
          <table:table-cell office:value-type="float" office:value="448229" calcext:value-type="float">
            <text:p>448229</text:p>
          </table:table-cell>
          <table:table-cell office:value-type="float" office:value="0" calcext:value-type="float">
            <text:p>0</text:p>
          </table:table-cell>
          <table:table-cell office:value-type="float" office:value="2339551" calcext:value-type="float">
            <text:p>2339551</text:p>
          </table:table-cell>
          <table:table-cell office:value-type="float" office:value="1842011" calcext:value-type="float">
            <text:p>1842011</text:p>
          </table:table-cell>
          <table:table-cell office:value-type="string" calcext:value-type="string">
            <text:p>Kiss for you?</text:p>
          </table:table-cell>
          <table:table-cell/>
        </table:table-row>
        <table:table-row table:style-name="ro1">
          <table:table-cell office:value-type="float" office:value="89634" calcext:value-type="float">
            <text:p>89634</text:p>
          </table:table-cell>
          <table:table-cell office:value-type="float" office:value="0" calcext:value-type="float">
            <text:p>0</text:p>
          </table:table-cell>
          <table:table-cell office:value-type="float" office:value="749905" calcext:value-type="float">
            <text:p>749905</text:p>
          </table:table-cell>
          <table:table-cell office:value-type="float" office:value="81711" calcext:value-type="float">
            <text:p>81711</text:p>
          </table:table-cell>
          <table:table-cell office:value-type="string" calcext:value-type="string">
            <text:p>Dum hai bhai!</text:p>
          </table:table-cell>
          <table:table-cell/>
        </table:table-row>
        <table:table-row table:style-name="ro1">
          <table:table-cell office:value-type="float" office:value="102957" calcext:value-type="float">
            <text:p>102957</text:p>
          </table:table-cell>
          <table:table-cell office:value-type="float" office:value="0" calcext:value-type="float">
            <text:p>0</text:p>
          </table:table-cell>
          <table:table-cell office:value-type="float" office:value="19586" calcext:value-type="float">
            <text:p>19586</text:p>
          </table:table-cell>
          <table:table-cell office:value-type="float" office:value="231554" calcext:value-type="float">
            <text:p>231554</text:p>
          </table:table-cell>
          <table:table-cell office:value-type="string" calcext:value-type="string">
            <text:p>Love it</text:p>
          </table:table-cell>
          <table:table-cell/>
        </table:table-row>
        <table:table-row table:style-name="ro1">
          <table:table-cell office:value-type="float" office:value="218013" calcext:value-type="float">
            <text:p>218013</text:p>
          </table:table-cell>
          <table:table-cell office:value-type="float" office:value="0" calcext:value-type="float">
            <text:p>0</text:p>
          </table:table-cell>
          <table:table-cell office:value-type="float" office:value="1122485" calcext:value-type="float">
            <text:p>1122485</text:p>
          </table:table-cell>
          <table:table-cell office:value-type="float" office:value="135998" calcext:value-type="float">
            <text:p>13599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01938" calcext:value-type="float">
            <text:p>401938</text:p>
          </table:table-cell>
          <table:table-cell office:value-type="float" office:value="0" calcext:value-type="float">
            <text:p>0</text:p>
          </table:table-cell>
          <table:table-cell office:value-type="float" office:value="2291068" calcext:value-type="float">
            <text:p>2291068</text:p>
          </table:table-cell>
          <table:table-cell office:value-type="float" office:value="1859" calcext:value-type="float">
            <text:p>1859</text:p>
          </table:table-cell>
          <table:table-cell office:value-type="string" calcext:value-type="string">
            <text:p>Wow 10 years ban??</text:p>
          </table:table-cell>
          <table:table-cell/>
        </table:table-row>
        <table:table-row table:style-name="ro1">
          <table:table-cell office:value-type="float" office:value="414310" calcext:value-type="float">
            <text:p>414310</text:p>
          </table:table-cell>
          <table:table-cell office:value-type="float" office:value="0" calcext:value-type="float">
            <text:p>0</text:p>
          </table:table-cell>
          <table:table-cell office:value-type="float" office:value="2317326" calcext:value-type="float">
            <text:p>2317326</text:p>
          </table:table-cell>
          <table:table-cell office:value-type="float" office:value="1390862" calcext:value-type="float">
            <text:p>1390862</text:p>
          </table:table-cell>
          <table:table-cell office:value-type="string" calcext:value-type="string">
            <text:p>Good</text:p>
          </table:table-cell>
          <table:table-cell/>
        </table:table-row>
        <table:table-row table:style-name="ro1">
          <table:table-cell office:value-type="float" office:value="435498" calcext:value-type="float">
            <text:p>435498</text:p>
          </table:table-cell>
          <table:table-cell office:value-type="float" office:value="0" calcext:value-type="float">
            <text:p>0</text:p>
          </table:table-cell>
          <table:table-cell office:value-type="float" office:value="2271261" calcext:value-type="float">
            <text:p>2271261</text:p>
          </table:table-cell>
          <table:table-cell office:value-type="float" office:value="1256930" calcext:value-type="float">
            <text:p>1256930</text:p>
          </table:table-cell>
          <table:table-cell office:value-type="string" calcext:value-type="string">
            <text:p>Beautiful</text:p>
          </table:table-cell>
          <table:table-cell/>
        </table:table-row>
        <table:table-row table:style-name="ro1">
          <table:table-cell office:value-type="float" office:value="453280" calcext:value-type="float">
            <text:p>453280</text:p>
          </table:table-cell>
          <table:table-cell office:value-type="float" office:value="0" calcext:value-type="float">
            <text:p>0</text:p>
          </table:table-cell>
          <table:table-cell office:value-type="float" office:value="2538307" calcext:value-type="float">
            <text:p>2538307</text:p>
          </table:table-cell>
          <table:table-cell office:value-type="float" office:value="1979407" calcext:value-type="float">
            <text:p>1979407</text:p>
          </table:table-cell>
          <table:table-cell office:value-type="string" calcext:value-type="string">
            <text:p>Thanks</text:p>
          </table:table-cell>
          <table:table-cell/>
        </table:table-row>
        <table:table-row table:style-name="ro1">
          <table:table-cell office:value-type="float" office:value="17528" calcext:value-type="float">
            <text:p>17528</text:p>
          </table:table-cell>
          <table:table-cell office:value-type="float" office:value="240762" calcext:value-type="float">
            <text:p>240762</text:p>
          </table:table-cell>
          <table:table-cell office:value-type="float" office:value="0" calcext:value-type="float">
            <text:p>0</text:p>
          </table:table-cell>
          <table:table-cell office:value-type="float" office:value="136957" calcext:value-type="float">
            <text:p>136957</text:p>
          </table:table-cell>
          <table:table-cell office:value-type="string" calcext:value-type="string">
            <text:p>Where is this place..</text:p>
          </table:table-cell>
          <table:table-cell/>
        </table:table-row>
        <table:table-row table:style-name="ro1">
          <table:table-cell office:value-type="float" office:value="138145" calcext:value-type="float">
            <text:p>138145</text:p>
          </table:table-cell>
          <table:table-cell office:value-type="float" office:value="0" calcext:value-type="float">
            <text:p>0</text:p>
          </table:table-cell>
          <table:table-cell office:value-type="float" office:value="848871" calcext:value-type="float">
            <text:p>848871</text:p>
          </table:table-cell>
          <table:table-cell office:value-type="float" office:value="243380" calcext:value-type="float">
            <text:p>243380</text:p>
          </table:table-cell>
          <table:table-cell office:value-type="string" calcext:value-type="string">
            <text:p>[[@49349]] thank you..?</text:p>
          </table:table-cell>
          <table:table-cell/>
        </table:table-row>
        <table:table-row table:style-name="ro1">
          <table:table-cell office:value-type="float" office:value="232478" calcext:value-type="float">
            <text:p>232478</text:p>
          </table:table-cell>
          <table:table-cell office:value-type="float" office:value="0" calcext:value-type="float">
            <text:p>0</text:p>
          </table:table-cell>
          <table:table-cell office:value-type="float" office:value="1178353" calcext:value-type="float">
            <text:p>1178353</text:p>
          </table:table-cell>
          <table:table-cell office:value-type="float" office:value="355232" calcext:value-type="float">
            <text:p>355232</text:p>
          </table:table-cell>
          <table:table-cell office:value-type="string" calcext:value-type="string">
            <text:p>[[@19556]] Thanks...All the best...</text:p>
          </table:table-cell>
          <table:table-cell/>
        </table:table-row>
        <table:table-row table:style-name="ro1">
          <table:table-cell office:value-type="float" office:value="284405" calcext:value-type="float">
            <text:p>284405</text:p>
          </table:table-cell>
          <table:table-cell office:value-type="float" office:value="0" calcext:value-type="float">
            <text:p>0</text:p>
          </table:table-cell>
          <table:table-cell office:value-type="float" office:value="1493618" calcext:value-type="float">
            <text:p>1493618</text:p>
          </table:table-cell>
          <table:table-cell office:value-type="float" office:value="455513" calcext:value-type="float">
            <text:p>455513</text:p>
          </table:table-cell>
          <table:table-cell office:value-type="string" calcext:value-type="string">
            <text:p>[[@27314]]</text:p>
          </table:table-cell>
          <table:table-cell/>
        </table:table-row>
        <table:table-row table:style-name="ro1">
          <table:table-cell office:value-type="float" office:value="314873" calcext:value-type="float">
            <text:p>314873</text:p>
          </table:table-cell>
          <table:table-cell office:value-type="float" office:value="0" calcext:value-type="float">
            <text:p>0</text:p>
          </table:table-cell>
          <table:table-cell office:value-type="float" office:value="846709" calcext:value-type="float">
            <text:p>846709</text:p>
          </table:table-cell>
          <table:table-cell office:value-type="float" office:value="512250" calcext:value-type="float">
            <text:p>512250</text:p>
          </table:table-cell>
          <table:table-cell office:value-type="string" calcext:value-type="string">
            <text:p>✌</text:p>
          </table:table-cell>
          <table:table-cell/>
        </table:table-row>
        <table:table-row table:style-name="ro1">
          <table:table-cell office:value-type="float" office:value="341182" calcext:value-type="float">
            <text:p>341182</text:p>
          </table:table-cell>
          <table:table-cell office:value-type="float" office:value="0" calcext:value-type="float">
            <text:p>0</text:p>
          </table:table-cell>
          <table:table-cell office:value-type="float" office:value="1822654" calcext:value-type="float">
            <text:p>1822654</text:p>
          </table:table-cell>
          <table:table-cell office:value-type="float" office:value="83661" calcext:value-type="float">
            <text:p>83661</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47944" calcext:value-type="float">
            <text:p>347944</text:p>
          </table:table-cell>
          <table:table-cell office:value-type="float" office:value="0" calcext:value-type="float">
            <text:p>0</text:p>
          </table:table-cell>
          <table:table-cell office:value-type="float" office:value="1813000" calcext:value-type="float">
            <text:p>1813000</text:p>
          </table:table-cell>
          <table:table-cell office:value-type="float" office:value="575836" calcext:value-type="float">
            <text:p>575836</text:p>
          </table:table-cell>
          <table:table-cell office:value-type="string" calcext:value-type="string">
            <text:p>Nice</text:p>
          </table:table-cell>
          <table:table-cell/>
        </table:table-row>
        <table:table-row table:style-name="ro1">
          <table:table-cell office:value-type="float" office:value="46889" calcext:value-type="float">
            <text:p>46889</text:p>
          </table:table-cell>
          <table:table-cell office:value-type="float" office:value="0" calcext:value-type="float">
            <text:p>0</text:p>
          </table:table-cell>
          <table:table-cell office:value-type="float" office:value="649208" calcext:value-type="float">
            <text:p>649208</text:p>
          </table:table-cell>
          <table:table-cell office:value-type="float" office:value="185397" calcext:value-type="float">
            <text:p>185397</text:p>
          </table:table-cell>
          <table:table-cell office:value-type="string" calcext:value-type="string">
            <text:p>Dhanyawaad</text:p>
          </table:table-cell>
          <table:table-cell/>
        </table:table-row>
        <table:table-row table:style-name="ro1">
          <table:table-cell office:value-type="float" office:value="72753" calcext:value-type="float">
            <text:p>72753</text:p>
          </table:table-cell>
          <table:table-cell office:value-type="float" office:value="0" calcext:value-type="float">
            <text:p>0</text:p>
          </table:table-cell>
          <table:table-cell office:value-type="float" office:value="713366" calcext:value-type="float">
            <text:p>713366</text:p>
          </table:table-cell>
          <table:table-cell office:value-type="float" office:value="49451" calcext:value-type="float">
            <text:p>49451</text:p>
          </table:table-cell>
          <table:table-cell office:value-type="string" calcext:value-type="string">
            <text:p>This trail has the best image of all times!</text:p>
          </table:table-cell>
          <table:table-cell/>
        </table:table-row>
        <table:table-row table:style-name="ro1">
          <table:table-cell office:value-type="float" office:value="190791" calcext:value-type="float">
            <text:p>190791</text:p>
          </table:table-cell>
          <table:table-cell office:value-type="float" office:value="0" calcext:value-type="float">
            <text:p>0</text:p>
          </table:table-cell>
          <table:table-cell office:value-type="float" office:value="989667" calcext:value-type="float">
            <text:p>989667</text:p>
          </table:table-cell>
          <table:table-cell office:value-type="float" office:value="298379" calcext:value-type="float">
            <text:p>298379</text:p>
          </table:table-cell>
          <table:table-cell office:value-type="string" calcext:value-type="string">
            <text:p>I've just started..</text:p>
          </table:table-cell>
          <table:table-cell/>
        </table:table-row>
        <table:table-row table:style-name="ro1">
          <table:table-cell office:value-type="float" office:value="225942" calcext:value-type="float">
            <text:p>225942</text:p>
          </table:table-cell>
          <table:table-cell office:value-type="float" office:value="0" calcext:value-type="float">
            <text:p>0</text:p>
          </table:table-cell>
          <table:table-cell office:value-type="float" office:value="1166084" calcext:value-type="float">
            <text:p>1166084</text:p>
          </table:table-cell>
          <table:table-cell office:value-type="float" office:value="86653" calcext:value-type="float">
            <text:p>86653</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50586" calcext:value-type="float">
            <text:p>250586</text:p>
          </table:table-cell>
          <table:table-cell office:value-type="float" office:value="0" calcext:value-type="float">
            <text:p>0</text:p>
          </table:table-cell>
          <table:table-cell office:value-type="float" office:value="1269966" calcext:value-type="float">
            <text:p>1269966</text:p>
          </table:table-cell>
          <table:table-cell office:value-type="float" office:value="86846" calcext:value-type="float">
            <text:p>86846</text:p>
          </table:table-cell>
          <table:table-cell office:value-type="string" calcext:value-type="string">
            <text:p>Really cool pictures!!! Any more on the way?</text:p>
          </table:table-cell>
          <table:table-cell/>
        </table:table-row>
        <table:table-row table:style-name="ro1">
          <table:table-cell office:value-type="float" office:value="280595" calcext:value-type="float">
            <text:p>280595</text:p>
          </table:table-cell>
          <table:table-cell office:value-type="float" office:value="0" calcext:value-type="float">
            <text:p>0</text:p>
          </table:table-cell>
          <table:table-cell office:value-type="float" office:value="1471192" calcext:value-type="float">
            <text:p>1471192</text:p>
          </table:table-cell>
          <table:table-cell office:value-type="float" office:value="86587" calcext:value-type="float">
            <text:p>86587</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88432" calcext:value-type="float">
            <text:p>288432</text:p>
          </table:table-cell>
          <table:table-cell office:value-type="float" office:value="0" calcext:value-type="float">
            <text:p>0</text:p>
          </table:table-cell>
          <table:table-cell office:value-type="float" office:value="1521926" calcext:value-type="float">
            <text:p>1521926</text:p>
          </table:table-cell>
          <table:table-cell office:value-type="float" office:value="131371" calcext:value-type="float">
            <text:p>131371</text:p>
          </table:table-cell>
          <table:table-cell office:value-type="string" calcext:value-type="string">
            <text:p>Looks good?</text:p>
          </table:table-cell>
          <table:table-cell/>
        </table:table-row>
        <table:table-row table:style-name="ro1">
          <table:table-cell office:value-type="float" office:value="307252" calcext:value-type="float">
            <text:p>307252</text:p>
          </table:table-cell>
          <table:table-cell office:value-type="float" office:value="0" calcext:value-type="float">
            <text:p>0</text:p>
          </table:table-cell>
          <table:table-cell office:value-type="float" office:value="1626992" calcext:value-type="float">
            <text:p>1626992</text:p>
          </table:table-cell>
          <table:table-cell office:value-type="float" office:value="39498" calcext:value-type="float">
            <text:p>39498</text:p>
          </table:table-cell>
          <table:table-cell office:value-type="string" calcext:value-type="string">
            <text:p>Dum hai bhai!</text:p>
          </table:table-cell>
          <table:table-cell/>
        </table:table-row>
        <table:table-row table:style-name="ro1">
          <table:table-cell office:value-type="float" office:value="381569" calcext:value-type="float">
            <text:p>381569</text:p>
          </table:table-cell>
          <table:table-cell office:value-type="float" office:value="0" calcext:value-type="float">
            <text:p>0</text:p>
          </table:table-cell>
          <table:table-cell office:value-type="float" office:value="2223176" calcext:value-type="float">
            <text:p>2223176</text:p>
          </table:table-cell>
          <table:table-cell office:value-type="float" office:value="713778" calcext:value-type="float">
            <text:p>713778</text:p>
          </table:table-cell>
          <table:table-cell office:value-type="string" calcext:value-type="string">
            <text:p>[[@41422]] thank you</text:p>
          </table:table-cell>
          <table:table-cell/>
        </table:table-row>
        <table:table-row table:style-name="ro1">
          <table:table-cell office:value-type="float" office:value="448330" calcext:value-type="float">
            <text:p>448330</text:p>
          </table:table-cell>
          <table:table-cell office:value-type="float" office:value="0" calcext:value-type="float">
            <text:p>0</text:p>
          </table:table-cell>
          <table:table-cell office:value-type="float" office:value="2258773" calcext:value-type="float">
            <text:p>2258773</text:p>
          </table:table-cell>
          <table:table-cell office:value-type="float" office:value="1696136" calcext:value-type="float">
            <text:p>1696136</text:p>
          </table:table-cell>
          <table:table-cell office:value-type="string" calcext:value-type="string">
            <text:p>Nice</text:p>
          </table:table-cell>
          <table:table-cell/>
        </table:table-row>
        <table:table-row table:style-name="ro1">
          <table:table-cell office:value-type="float" office:value="460504" calcext:value-type="float">
            <text:p>460504</text:p>
          </table:table-cell>
          <table:table-cell office:value-type="float" office:value="0" calcext:value-type="float">
            <text:p>0</text:p>
          </table:table-cell>
          <table:table-cell office:value-type="float" office:value="782736" calcext:value-type="float">
            <text:p>782736</text:p>
          </table:table-cell>
          <table:table-cell office:value-type="float" office:value="1574417" calcext:value-type="float">
            <text:p>1574417</text:p>
          </table:table-cell>
          <table:table-cell office:value-type="string" calcext:value-type="string">
            <text:p>SHEESH</text:p>
          </table:table-cell>
          <table:table-cell/>
        </table:table-row>
        <table:table-row table:style-name="ro1">
          <table:table-cell office:value-type="float" office:value="5609" calcext:value-type="float">
            <text:p>5609</text:p>
          </table:table-cell>
          <table:table-cell office:value-type="float" office:value="67388" calcext:value-type="float">
            <text:p>67388</text:p>
          </table:table-cell>
          <table:table-cell office:value-type="float" office:value="0" calcext:value-type="float">
            <text:p>0</text:p>
          </table:table-cell>
          <table:table-cell office:value-type="float" office:value="50204" calcext:value-type="float">
            <text:p>50204</text:p>
          </table:table-cell>
          <table:table-cell office:value-type="string" calcext:value-type="string">
            <text:p>Interested ppl can ping on 09986087399 to join this weekends Full Moon Camping batch to Kutch</text:p>
          </table:table-cell>
          <table:table-cell/>
        </table:table-row>
        <table:table-row table:style-name="ro1">
          <table:table-cell office:value-type="float" office:value="156996" calcext:value-type="float">
            <text:p>156996</text:p>
          </table:table-cell>
          <table:table-cell office:value-type="float" office:value="0" calcext:value-type="float">
            <text:p>0</text:p>
          </table:table-cell>
          <table:table-cell office:value-type="float" office:value="910158" calcext:value-type="float">
            <text:p>910158</text:p>
          </table:table-cell>
          <table:table-cell office:value-type="float" office:value="43547" calcext:value-type="float">
            <text:p>43547</text:p>
          </table:table-cell>
          <table:table-cell office:value-type="string" calcext:value-type="string">
            <text:p>Mast ekdum</text:p>
          </table:table-cell>
          <table:table-cell/>
        </table:table-row>
        <table:table-row table:style-name="ro1">
          <table:table-cell office:value-type="float" office:value="208355" calcext:value-type="float">
            <text:p>208355</text:p>
          </table:table-cell>
          <table:table-cell office:value-type="float" office:value="0" calcext:value-type="float">
            <text:p>0</text:p>
          </table:table-cell>
          <table:table-cell office:value-type="float" office:value="1069226" calcext:value-type="float">
            <text:p>1069226</text:p>
          </table:table-cell>
          <table:table-cell office:value-type="float" office:value="45065" calcext:value-type="float">
            <text:p>45065</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95050" calcext:value-type="float">
            <text:p>295050</text:p>
          </table:table-cell>
          <table:table-cell office:value-type="float" office:value="0" calcext:value-type="float">
            <text:p>0</text:p>
          </table:table-cell>
          <table:table-cell office:value-type="float" office:value="1559226" calcext:value-type="float">
            <text:p>1559226</text:p>
          </table:table-cell>
          <table:table-cell office:value-type="float" office:value="86075" calcext:value-type="float">
            <text:p>8607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00278" calcext:value-type="float">
            <text:p>300278</text:p>
          </table:table-cell>
          <table:table-cell office:value-type="float" office:value="0" calcext:value-type="float">
            <text:p>0</text:p>
          </table:table-cell>
          <table:table-cell office:value-type="float" office:value="1581901" calcext:value-type="float">
            <text:p>1581901</text:p>
          </table:table-cell>
          <table:table-cell office:value-type="float" office:value="183992" calcext:value-type="float">
            <text:p>183992</text:p>
          </table:table-cell>
          <table:table-cell office:value-type="string" calcext:value-type="string">
            <text:p>Very Soon Bro.</text:p>
          </table:table-cell>
          <table:table-cell/>
        </table:table-row>
        <table:table-row table:style-name="ro1">
          <table:table-cell office:value-type="float" office:value="312154" calcext:value-type="float">
            <text:p>312154</text:p>
          </table:table-cell>
          <table:table-cell office:value-type="float" office:value="0" calcext:value-type="float">
            <text:p>0</text:p>
          </table:table-cell>
          <table:table-cell office:value-type="float" office:value="1655378" calcext:value-type="float">
            <text:p>1655378</text:p>
          </table:table-cell>
          <table:table-cell office:value-type="float" office:value="83587" calcext:value-type="float">
            <text:p>83587</text:p>
          </table:table-cell>
          <table:table-cell office:value-type="string" calcext:value-type="string">
            <text:p>Dope!</text:p>
          </table:table-cell>
          <table:table-cell/>
        </table:table-row>
        <table:table-row table:style-name="ro1">
          <table:table-cell office:value-type="float" office:value="376219" calcext:value-type="float">
            <text:p>376219</text:p>
          </table:table-cell>
          <table:table-cell office:value-type="float" office:value="0" calcext:value-type="float">
            <text:p>0</text:p>
          </table:table-cell>
          <table:table-cell office:value-type="float" office:value="2227674" calcext:value-type="float">
            <text:p>2227674</text:p>
          </table:table-cell>
          <table:table-cell office:value-type="float" office:value="45157" calcext:value-type="float">
            <text:p>45157</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91790" calcext:value-type="float">
            <text:p>391790</text:p>
          </table:table-cell>
          <table:table-cell office:value-type="float" office:value="0" calcext:value-type="float">
            <text:p>0</text:p>
          </table:table-cell>
          <table:table-cell office:value-type="float" office:value="2280724" calcext:value-type="float">
            <text:p>2280724</text:p>
          </table:table-cell>
          <table:table-cell office:value-type="float" office:value="162750" calcext:value-type="float">
            <text:p>162750</text:p>
          </table:table-cell>
          <table:table-cell office:value-type="string" calcext:value-type="string">
            <text:p>??</text:p>
          </table:table-cell>
          <table:table-cell/>
        </table:table-row>
        <table:table-row table:style-name="ro1">
          <table:table-cell office:value-type="float" office:value="401958" calcext:value-type="float">
            <text:p>401958</text:p>
          </table:table-cell>
          <table:table-cell office:value-type="float" office:value="0" calcext:value-type="float">
            <text:p>0</text:p>
          </table:table-cell>
          <table:table-cell office:value-type="float" office:value="1062064" calcext:value-type="float">
            <text:p>1062064</text:p>
          </table:table-cell>
          <table:table-cell office:value-type="float" office:value="13504" calcext:value-type="float">
            <text:p>13504</text:p>
          </table:table-cell>
          <table:table-cell office:value-type="string" calcext:value-type="string">
            <text:p>Love this so much</text:p>
          </table:table-cell>
          <table:table-cell/>
        </table:table-row>
        <table:table-row table:style-name="ro1">
          <table:table-cell office:value-type="float" office:value="11422" calcext:value-type="float">
            <text:p>11422</text:p>
          </table:table-cell>
          <table:table-cell office:value-type="float" office:value="0" calcext:value-type="float">
            <text:p>0</text:p>
          </table:table-cell>
          <table:table-cell office:value-type="float" office:value="323606" calcext:value-type="float">
            <text:p>323606</text:p>
          </table:table-cell>
          <table:table-cell office:value-type="float" office:value="524" calcext:value-type="float">
            <text:p>524</text:p>
          </table:table-cell>
          <table:table-cell office:value-type="string" calcext:value-type="string">
            <text:p>maza aa gya!!</text:p>
          </table:table-cell>
          <table:table-cell/>
        </table:table-row>
        <table:table-row table:style-name="ro1">
          <table:table-cell office:value-type="float" office:value="29881" calcext:value-type="float">
            <text:p>29881</text:p>
          </table:table-cell>
          <table:table-cell office:value-type="float" office:value="0" calcext:value-type="float">
            <text:p>0</text:p>
          </table:table-cell>
          <table:table-cell office:value-type="float" office:value="612153" calcext:value-type="float">
            <text:p>612153</text:p>
          </table:table-cell>
          <table:table-cell office:value-type="float" office:value="49607" calcext:value-type="float">
            <text:p>49607</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5074" calcext:value-type="float">
            <text:p>35074</text:p>
          </table:table-cell>
          <table:table-cell office:value-type="float" office:value="0" calcext:value-type="float">
            <text:p>0</text:p>
          </table:table-cell>
          <table:table-cell office:value-type="float" office:value="623874" calcext:value-type="float">
            <text:p>623874</text:p>
          </table:table-cell>
          <table:table-cell office:value-type="float" office:value="78338" calcext:value-type="float">
            <text:p>78338</text:p>
          </table:table-cell>
          <table:table-cell office:value-type="string" calcext:value-type="string">
            <text:p>you have travelled so much, i'm waiting to hear more stories</text:p>
          </table:table-cell>
          <table:table-cell/>
        </table:table-row>
        <table:table-row table:style-name="ro1">
          <table:table-cell office:value-type="float" office:value="79621" calcext:value-type="float">
            <text:p>79621</text:p>
          </table:table-cell>
          <table:table-cell office:value-type="float" office:value="0" calcext:value-type="float">
            <text:p>0</text:p>
          </table:table-cell>
          <table:table-cell office:value-type="float" office:value="709406" calcext:value-type="float">
            <text:p>709406</text:p>
          </table:table-cell>
          <table:table-cell office:value-type="float" office:value="19981" calcext:value-type="float">
            <text:p>19981</text:p>
          </table:table-cell>
          <table:table-cell office:value-type="string" calcext:value-type="string">
            <text:p>Subahnaalah!</text:p>
          </table:table-cell>
          <table:table-cell/>
        </table:table-row>
        <table:table-row table:style-name="ro1">
          <table:table-cell office:value-type="float" office:value="154587" calcext:value-type="float">
            <text:p>154587</text:p>
          </table:table-cell>
          <table:table-cell office:value-type="float" office:value="0" calcext:value-type="float">
            <text:p>0</text:p>
          </table:table-cell>
          <table:table-cell office:value-type="float" office:value="901134" calcext:value-type="float">
            <text:p>901134</text:p>
          </table:table-cell>
          <table:table-cell office:value-type="float" office:value="84324" calcext:value-type="float">
            <text:p>84324</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86091" calcext:value-type="float">
            <text:p>286091</text:p>
          </table:table-cell>
          <table:table-cell office:value-type="float" office:value="0" calcext:value-type="float">
            <text:p>0</text:p>
          </table:table-cell>
          <table:table-cell office:value-type="float" office:value="1507505" calcext:value-type="float">
            <text:p>1507505</text:p>
          </table:table-cell>
          <table:table-cell office:value-type="float" office:value="82375" calcext:value-type="float">
            <text:p>82375</text:p>
          </table:table-cell>
          <table:table-cell office:value-type="string" calcext:value-type="string">
            <text:p>Whoa! The images are crystal clear and so is the content!</text:p>
          </table:table-cell>
          <table:table-cell/>
        </table:table-row>
        <table:table-row table:style-name="ro1">
          <table:table-cell office:value-type="float" office:value="400211" calcext:value-type="float">
            <text:p>400211</text:p>
          </table:table-cell>
          <table:table-cell office:value-type="float" office:value="0" calcext:value-type="float">
            <text:p>0</text:p>
          </table:table-cell>
          <table:table-cell office:value-type="float" office:value="2297952" calcext:value-type="float">
            <text:p>2297952</text:p>
          </table:table-cell>
          <table:table-cell office:value-type="float" office:value="16065" calcext:value-type="float">
            <text:p>16065</text:p>
          </table:table-cell>
          <table:table-cell office:value-type="string" calcext:value-type="string">
            <text:p>Lovely</text:p>
          </table:table-cell>
          <table:table-cell/>
        </table:table-row>
        <table:table-row table:style-name="ro1">
          <table:table-cell office:value-type="float" office:value="462180" calcext:value-type="float">
            <text:p>462180</text:p>
          </table:table-cell>
          <table:table-cell office:value-type="float" office:value="0" calcext:value-type="float">
            <text:p>0</text:p>
          </table:table-cell>
          <table:table-cell office:value-type="float" office:value="2340232" calcext:value-type="float">
            <text:p>2340232</text:p>
          </table:table-cell>
          <table:table-cell office:value-type="float" office:value="1927893" calcext:value-type="float">
            <text:p>1927893</text:p>
          </table:table-cell>
          <table:table-cell office:value-type="string" calcext:value-type="string">
            <text:p>I love .. it's</text:p>
          </table:table-cell>
          <table:table-cell/>
        </table:table-row>
        <table:table-row table:style-name="ro1">
          <table:table-cell office:value-type="float" office:value="47287" calcext:value-type="float">
            <text:p>47287</text:p>
          </table:table-cell>
          <table:table-cell office:value-type="float" office:value="0" calcext:value-type="float">
            <text:p>0</text:p>
          </table:table-cell>
          <table:table-cell office:value-type="float" office:value="649935" calcext:value-type="float">
            <text:p>649935</text:p>
          </table:table-cell>
          <table:table-cell office:value-type="float" office:value="135656" calcext:value-type="float">
            <text:p>13565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18076" calcext:value-type="float">
            <text:p>118076</text:p>
          </table:table-cell>
          <table:table-cell office:value-type="float" office:value="0" calcext:value-type="float">
            <text:p>0</text:p>
          </table:table-cell>
          <table:table-cell office:value-type="float" office:value="206132" calcext:value-type="float">
            <text:p>206132</text:p>
          </table:table-cell>
          <table:table-cell office:value-type="float" office:value="87543" calcext:value-type="float">
            <text:p>87543</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69050" calcext:value-type="float">
            <text:p>169050</text:p>
          </table:table-cell>
          <table:table-cell office:value-type="float" office:value="0" calcext:value-type="float">
            <text:p>0</text:p>
          </table:table-cell>
          <table:table-cell office:value-type="float" office:value="944162" calcext:value-type="float">
            <text:p>944162</text:p>
          </table:table-cell>
          <table:table-cell office:value-type="float" office:value="78215" calcext:value-type="float">
            <text:p>7821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79360" calcext:value-type="float">
            <text:p>179360</text:p>
          </table:table-cell>
          <table:table-cell office:value-type="float" office:value="0" calcext:value-type="float">
            <text:p>0</text:p>
          </table:table-cell>
          <table:table-cell office:value-type="float" office:value="200124" calcext:value-type="float">
            <text:p>200124</text:p>
          </table:table-cell>
          <table:table-cell office:value-type="float" office:value="41276" calcext:value-type="float">
            <text:p>41276</text:p>
          </table:table-cell>
          <table:table-cell office:value-type="string" calcext:value-type="string">
            <text:p>Chaa gaye tum toh</text:p>
          </table:table-cell>
          <table:table-cell/>
        </table:table-row>
        <table:table-row table:style-name="ro1">
          <table:table-cell office:value-type="float" office:value="201926" calcext:value-type="float">
            <text:p>201926</text:p>
          </table:table-cell>
          <table:table-cell office:value-type="float" office:value="0" calcext:value-type="float">
            <text:p>0</text:p>
          </table:table-cell>
          <table:table-cell office:value-type="float" office:value="1047244" calcext:value-type="float">
            <text:p>1047244</text:p>
          </table:table-cell>
          <table:table-cell office:value-type="float" office:value="136536" calcext:value-type="float">
            <text:p>136536</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55894" calcext:value-type="float">
            <text:p>255894</text:p>
          </table:table-cell>
          <table:table-cell office:value-type="float" office:value="7699" calcext:value-type="float">
            <text:p>7699</text:p>
          </table:table-cell>
          <table:table-cell office:value-type="float" office:value="0" calcext:value-type="float">
            <text:p>0</text:p>
          </table:table-cell>
          <table:table-cell office:value-type="float" office:value="375263" calcext:value-type="float">
            <text:p>375263</text:p>
          </table:table-cell>
          <table:table-cell office:value-type="string" calcext:value-type="string">
            <text:p>Awesome</text:p>
          </table:table-cell>
          <table:table-cell/>
        </table:table-row>
        <table:table-row table:style-name="ro1">
          <table:table-cell office:value-type="float" office:value="296437" calcext:value-type="float">
            <text:p>296437</text:p>
          </table:table-cell>
          <table:table-cell office:value-type="float" office:value="0" calcext:value-type="float">
            <text:p>0</text:p>
          </table:table-cell>
          <table:table-cell office:value-type="float" office:value="1567610" calcext:value-type="float">
            <text:p>1567610</text:p>
          </table:table-cell>
          <table:table-cell office:value-type="float" office:value="76778" calcext:value-type="float">
            <text:p>76778</text:p>
          </table:table-cell>
          <table:table-cell office:value-type="string" calcext:value-type="string">
            <text:p>Your stories are truely travel goals, how do you plan them?</text:p>
          </table:table-cell>
          <table:table-cell/>
        </table:table-row>
        <table:table-row table:style-name="ro1">
          <table:table-cell office:value-type="float" office:value="390376" calcext:value-type="float">
            <text:p>390376</text:p>
          </table:table-cell>
          <table:table-cell office:value-type="float" office:value="0" calcext:value-type="float">
            <text:p>0</text:p>
          </table:table-cell>
          <table:table-cell office:value-type="float" office:value="2268653" calcext:value-type="float">
            <text:p>2268653</text:p>
          </table:table-cell>
          <table:table-cell office:value-type="float" office:value="930003" calcext:value-type="float">
            <text:p>930003</text:p>
          </table:table-cell>
          <table:table-cell office:value-type="string" calcext:value-type="string">
            <text:p>Super video</text:p>
          </table:table-cell>
          <table:table-cell/>
        </table:table-row>
        <table:table-row table:style-name="ro1">
          <table:table-cell office:value-type="float" office:value="44498" calcext:value-type="float">
            <text:p>44498</text:p>
          </table:table-cell>
          <table:table-cell office:value-type="float" office:value="0" calcext:value-type="float">
            <text:p>0</text:p>
          </table:table-cell>
          <table:table-cell office:value-type="float" office:value="643814" calcext:value-type="float">
            <text:p>643814</text:p>
          </table:table-cell>
          <table:table-cell office:value-type="float" office:value="77520" calcext:value-type="float">
            <text:p>77520</text:p>
          </table:table-cell>
          <table:table-cell office:value-type="string" calcext:value-type="string">
            <text:p>Awesome! I too am heading there next week</text:p>
          </table:table-cell>
          <table:table-cell/>
        </table:table-row>
        <table:table-row table:style-name="ro1">
          <table:table-cell office:value-type="float" office:value="108751" calcext:value-type="float">
            <text:p>108751</text:p>
          </table:table-cell>
          <table:table-cell office:value-type="float" office:value="0" calcext:value-type="float">
            <text:p>0</text:p>
          </table:table-cell>
          <table:table-cell office:value-type="float" office:value="795922" calcext:value-type="float">
            <text:p>795922</text:p>
          </table:table-cell>
          <table:table-cell office:value-type="float" office:value="236905" calcext:value-type="float">
            <text:p>236905</text:p>
          </table:table-cell>
          <table:table-cell office:value-type="string" calcext:value-type="string">
            <text:p>@Moonbeaz this is due to limitations of characters while adding description. However if you want some more info, I am always there for any query....!!!!</text:p>
          </table:table-cell>
          <table:table-cell/>
        </table:table-row>
        <table:table-row table:style-name="ro1">
          <table:table-cell office:value-type="float" office:value="109596" calcext:value-type="float">
            <text:p>109596</text:p>
          </table:table-cell>
          <table:table-cell office:value-type="float" office:value="0" calcext:value-type="float">
            <text:p>0</text:p>
          </table:table-cell>
          <table:table-cell office:value-type="float" office:value="799368" calcext:value-type="float">
            <text:p>799368</text:p>
          </table:table-cell>
          <table:table-cell office:value-type="float" office:value="220279" calcext:value-type="float">
            <text:p>220279</text:p>
          </table:table-cell>
          <table:table-cell office:value-type="string" calcext:value-type="string">
            <text:p>#Trell</text:p>
          </table:table-cell>
          <table:table-cell/>
        </table:table-row>
        <table:table-row table:style-name="ro1">
          <table:table-cell office:value-type="float" office:value="129621" calcext:value-type="float">
            <text:p>129621</text:p>
          </table:table-cell>
          <table:table-cell office:value-type="float" office:value="0" calcext:value-type="float">
            <text:p>0</text:p>
          </table:table-cell>
          <table:table-cell office:value-type="float" office:value="840033" calcext:value-type="float">
            <text:p>840033</text:p>
          </table:table-cell>
          <table:table-cell office:value-type="float" office:value="224937" calcext:value-type="float">
            <text:p>224937</text:p>
          </table:table-cell>
          <table:table-cell office:value-type="string" calcext:value-type="string">
            <text:p>Thanks for following me</text:p>
          </table:table-cell>
          <table:table-cell/>
        </table:table-row>
        <table:table-row table:style-name="ro1">
          <table:table-cell office:value-type="float" office:value="169393" calcext:value-type="float">
            <text:p>169393</text:p>
          </table:table-cell>
          <table:table-cell office:value-type="float" office:value="0" calcext:value-type="float">
            <text:p>0</text:p>
          </table:table-cell>
          <table:table-cell office:value-type="float" office:value="944987" calcext:value-type="float">
            <text:p>944987</text:p>
          </table:table-cell>
          <table:table-cell office:value-type="float" office:value="86421" calcext:value-type="float">
            <text:p>86421</text:p>
          </table:table-cell>
          <table:table-cell office:value-type="string" calcext:value-type="string">
            <text:p>Sahi khel gaye tum toh :P</text:p>
          </table:table-cell>
          <table:table-cell/>
        </table:table-row>
        <table:table-row table:style-name="ro1">
          <table:table-cell office:value-type="float" office:value="233658" calcext:value-type="float">
            <text:p>233658</text:p>
          </table:table-cell>
          <table:table-cell office:value-type="float" office:value="0" calcext:value-type="float">
            <text:p>0</text:p>
          </table:table-cell>
          <table:table-cell office:value-type="float" office:value="1182932" calcext:value-type="float">
            <text:p>1182932</text:p>
          </table:table-cell>
          <table:table-cell office:value-type="float" office:value="84916" calcext:value-type="float">
            <text:p>84916</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33734" calcext:value-type="float">
            <text:p>233734</text:p>
          </table:table-cell>
          <table:table-cell office:value-type="float" office:value="0" calcext:value-type="float">
            <text:p>0</text:p>
          </table:table-cell>
          <table:table-cell office:value-type="float" office:value="1185254" calcext:value-type="float">
            <text:p>1185254</text:p>
          </table:table-cell>
          <table:table-cell office:value-type="float" office:value="76869" calcext:value-type="float">
            <text:p>76869</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46855" calcext:value-type="float">
            <text:p>246855</text:p>
          </table:table-cell>
          <table:table-cell office:value-type="float" office:value="0" calcext:value-type="float">
            <text:p>0</text:p>
          </table:table-cell>
          <table:table-cell office:value-type="float" office:value="1240575" calcext:value-type="float">
            <text:p>1240575</text:p>
          </table:table-cell>
          <table:table-cell office:value-type="float" office:value="83973" calcext:value-type="float">
            <text:p>8397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68437" calcext:value-type="float">
            <text:p>268437</text:p>
          </table:table-cell>
          <table:table-cell office:value-type="float" office:value="0" calcext:value-type="float">
            <text:p>0</text:p>
          </table:table-cell>
          <table:table-cell office:value-type="float" office:value="1395674" calcext:value-type="float">
            <text:p>1395674</text:p>
          </table:table-cell>
          <table:table-cell office:value-type="float" office:value="182406" calcext:value-type="float">
            <text:p>182406</text:p>
          </table:table-cell>
          <table:table-cell office:value-type="string" calcext:value-type="string">
            <text:p>[[@82790]] <text:s/>which place ?</text:p>
          </table:table-cell>
          <table:table-cell/>
        </table:table-row>
        <table:table-row table:style-name="ro1">
          <table:table-cell office:value-type="float" office:value="277310" calcext:value-type="float">
            <text:p>277310</text:p>
          </table:table-cell>
          <table:table-cell office:value-type="float" office:value="0" calcext:value-type="float">
            <text:p>0</text:p>
          </table:table-cell>
          <table:table-cell office:value-type="float" office:value="1449237" calcext:value-type="float">
            <text:p>1449237</text:p>
          </table:table-cell>
          <table:table-cell office:value-type="float" office:value="79739" calcext:value-type="float">
            <text:p>79739</text:p>
          </table:table-cell>
          <table:table-cell office:value-type="string" calcext:value-type="string">
            <text:p>i love your work and i use it to plan my trips :)</text:p>
          </table:table-cell>
          <table:table-cell/>
        </table:table-row>
        <table:table-row table:style-name="ro1">
          <table:table-cell office:value-type="float" office:value="354356" calcext:value-type="float">
            <text:p>354356</text:p>
          </table:table-cell>
          <table:table-cell office:value-type="float" office:value="0" calcext:value-type="float">
            <text:p>0</text:p>
          </table:table-cell>
          <table:table-cell office:value-type="float" office:value="1926100" calcext:value-type="float">
            <text:p>1926100</text:p>
          </table:table-cell>
          <table:table-cell office:value-type="float" office:value="21127" calcext:value-type="float">
            <text:p>21127</text:p>
          </table:table-cell>
          <table:table-cell office:value-type="string" calcext:value-type="string">
            <text:p>[[@1]]</text:p>
          </table:table-cell>
          <table:table-cell/>
        </table:table-row>
        <table:table-row table:style-name="ro1">
          <table:table-cell office:value-type="float" office:value="382018" calcext:value-type="float">
            <text:p>382018</text:p>
          </table:table-cell>
          <table:table-cell office:value-type="float" office:value="0" calcext:value-type="float">
            <text:p>0</text:p>
          </table:table-cell>
          <table:table-cell office:value-type="float" office:value="2131267" calcext:value-type="float">
            <text:p>2131267</text:p>
          </table:table-cell>
          <table:table-cell office:value-type="float" office:value="824533" calcext:value-type="float">
            <text:p>824533</text:p>
          </table:table-cell>
          <table:table-cell office:value-type="string" calcext:value-type="string">
            <text:p>Nice pic</text:p>
          </table:table-cell>
          <table:table-cell/>
        </table:table-row>
        <table:table-row table:style-name="ro1">
          <table:table-cell office:value-type="float" office:value="399102" calcext:value-type="float">
            <text:p>399102</text:p>
          </table:table-cell>
          <table:table-cell office:value-type="float" office:value="0" calcext:value-type="float">
            <text:p>0</text:p>
          </table:table-cell>
          <table:table-cell office:value-type="float" office:value="2278346" calcext:value-type="float">
            <text:p>2278346</text:p>
          </table:table-cell>
          <table:table-cell office:value-type="float" office:value="860709" calcext:value-type="float">
            <text:p>860709</text:p>
          </table:table-cell>
          <table:table-cell office:value-type="string" calcext:value-type="string">
            <text:p>⛺</text:p>
          </table:table-cell>
          <table:table-cell/>
        </table:table-row>
        <table:table-row table:style-name="ro1">
          <table:table-cell office:value-type="float" office:value="448658" calcext:value-type="float">
            <text:p>448658</text:p>
          </table:table-cell>
          <table:table-cell office:value-type="float" office:value="0" calcext:value-type="float">
            <text:p>0</text:p>
          </table:table-cell>
          <table:table-cell office:value-type="float" office:value="2266671" calcext:value-type="float">
            <text:p>2266671</text:p>
          </table:table-cell>
          <table:table-cell office:value-type="float" office:value="1859165" calcext:value-type="float">
            <text:p>1859165</text:p>
          </table:table-cell>
          <table:table-cell office:value-type="string" calcext:value-type="string">
            <text:p>Hi</text:p>
          </table:table-cell>
          <table:table-cell/>
        </table:table-row>
        <table:table-row table:style-name="ro1">
          <table:table-cell office:value-type="float" office:value="96750" calcext:value-type="float">
            <text:p>96750</text:p>
          </table:table-cell>
          <table:table-cell office:value-type="float" office:value="0" calcext:value-type="float">
            <text:p>0</text:p>
          </table:table-cell>
          <table:table-cell office:value-type="float" office:value="759884" calcext:value-type="float">
            <text:p>759884</text:p>
          </table:table-cell>
          <table:table-cell office:value-type="float" office:value="20215" calcext:value-type="float">
            <text:p>20215</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230635" calcext:value-type="float">
            <text:p>230635</text:p>
          </table:table-cell>
          <table:table-cell office:value-type="float" office:value="0" calcext:value-type="float">
            <text:p>0</text:p>
          </table:table-cell>
          <table:table-cell office:value-type="float" office:value="1176939" calcext:value-type="float">
            <text:p>1176939</text:p>
          </table:table-cell>
          <table:table-cell office:value-type="float" office:value="351490" calcext:value-type="float">
            <text:p>351490</text:p>
          </table:table-cell>
          <table:table-cell office:value-type="string" calcext:value-type="string">
            <text:p>Thanks abhishek..</text:p>
          </table:table-cell>
          <table:table-cell/>
        </table:table-row>
        <table:table-row table:style-name="ro1">
          <table:table-cell office:value-type="float" office:value="295316" calcext:value-type="float">
            <text:p>295316</text:p>
          </table:table-cell>
          <table:table-cell office:value-type="float" office:value="0" calcext:value-type="float">
            <text:p>0</text:p>
          </table:table-cell>
          <table:table-cell office:value-type="float" office:value="1561635" calcext:value-type="float">
            <text:p>1561635</text:p>
          </table:table-cell>
          <table:table-cell office:value-type="float" office:value="80632" calcext:value-type="float">
            <text:p>80632</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40536" calcext:value-type="float">
            <text:p>340536</text:p>
          </table:table-cell>
          <table:table-cell office:value-type="float" office:value="0" calcext:value-type="float">
            <text:p>0</text:p>
          </table:table-cell>
          <table:table-cell office:value-type="float" office:value="1818165" calcext:value-type="float">
            <text:p>1818165</text:p>
          </table:table-cell>
          <table:table-cell office:value-type="float" office:value="79454" calcext:value-type="float">
            <text:p>79454</text:p>
          </table:table-cell>
          <table:table-cell office:value-type="string" calcext:value-type="string">
            <text:p>I would love to see your videos of this place!</text:p>
          </table:table-cell>
          <table:table-cell/>
        </table:table-row>
        <table:table-row table:style-name="ro1">
          <table:table-cell office:value-type="float" office:value="361247" calcext:value-type="float">
            <text:p>361247</text:p>
          </table:table-cell>
          <table:table-cell office:value-type="float" office:value="0" calcext:value-type="float">
            <text:p>0</text:p>
          </table:table-cell>
          <table:table-cell office:value-type="float" office:value="1851714" calcext:value-type="float">
            <text:p>1851714</text:p>
          </table:table-cell>
          <table:table-cell office:value-type="float" office:value="85250" calcext:value-type="float">
            <text:p>8525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98935" calcext:value-type="float">
            <text:p>398935</text:p>
          </table:table-cell>
          <table:table-cell office:value-type="float" office:value="0" calcext:value-type="float">
            <text:p>0</text:p>
          </table:table-cell>
          <table:table-cell office:value-type="float" office:value="2268998" calcext:value-type="float">
            <text:p>2268998</text:p>
          </table:table-cell>
          <table:table-cell office:value-type="float" office:value="1014583" calcext:value-type="float">
            <text:p>1014583</text:p>
          </table:table-cell>
          <table:table-cell office:value-type="string" calcext:value-type="string">
            <text:p>Nice looking</text:p>
          </table:table-cell>
          <table:table-cell/>
        </table:table-row>
        <table:table-row table:style-name="ro1">
          <table:table-cell office:value-type="float" office:value="427848" calcext:value-type="float">
            <text:p>427848</text:p>
          </table:table-cell>
          <table:table-cell office:value-type="float" office:value="0" calcext:value-type="float">
            <text:p>0</text:p>
          </table:table-cell>
          <table:table-cell office:value-type="float" office:value="2344339" calcext:value-type="float">
            <text:p>2344339</text:p>
          </table:table-cell>
          <table:table-cell office:value-type="float" office:value="48247" calcext:value-type="float">
            <text:p>48247</text:p>
          </table:table-cell>
          <table:table-cell office:value-type="string" calcext:value-type="string">
            <text:p>Really its good</text:p>
          </table:table-cell>
          <table:table-cell/>
        </table:table-row>
        <table:table-row table:style-name="ro1">
          <table:table-cell office:value-type="float" office:value="435749" calcext:value-type="float">
            <text:p>435749</text:p>
          </table:table-cell>
          <table:table-cell office:value-type="float" office:value="0" calcext:value-type="float">
            <text:p>0</text:p>
          </table:table-cell>
          <table:table-cell office:value-type="float" office:value="2263689" calcext:value-type="float">
            <text:p>2263689</text:p>
          </table:table-cell>
          <table:table-cell office:value-type="float" office:value="1538674" calcext:value-type="float">
            <text:p>1538674</text:p>
          </table:table-cell>
          <table:table-cell office:value-type="string" calcext:value-type="string">
            <text:p>Wow so beautiful</text:p>
          </table:table-cell>
          <table:table-cell/>
        </table:table-row>
        <table:table-row table:style-name="ro1">
          <table:table-cell office:value-type="float" office:value="16243" calcext:value-type="float">
            <text:p>16243</text:p>
          </table:table-cell>
          <table:table-cell office:value-type="float" office:value="0" calcext:value-type="float">
            <text:p>0</text:p>
          </table:table-cell>
          <table:table-cell office:value-type="float" office:value="503721" calcext:value-type="float">
            <text:p>503721</text:p>
          </table:table-cell>
          <table:table-cell office:value-type="float" office:value="33" calcext:value-type="float">
            <text:p>33</text:p>
          </table:table-cell>
          <table:table-cell office:value-type="string" calcext:value-type="string">
            <text:p>Wonderful!</text:p>
          </table:table-cell>
          <table:table-cell/>
        </table:table-row>
        <table:table-row table:style-name="ro1">
          <table:table-cell office:value-type="float" office:value="20366" calcext:value-type="float">
            <text:p>20366</text:p>
          </table:table-cell>
          <table:table-cell office:value-type="float" office:value="0" calcext:value-type="float">
            <text:p>0</text:p>
          </table:table-cell>
          <table:table-cell office:value-type="float" office:value="586915" calcext:value-type="float">
            <text:p>586915</text:p>
          </table:table-cell>
          <table:table-cell office:value-type="float" office:value="40863" calcext:value-type="float">
            <text:p>40863</text:p>
          </table:table-cell>
          <table:table-cell office:value-type="string" calcext:value-type="string">
            <text:p>The title was so rad! cool stuff really!</text:p>
          </table:table-cell>
          <table:table-cell/>
        </table:table-row>
        <table:table-row table:style-name="ro1">
          <table:table-cell office:value-type="float" office:value="33101" calcext:value-type="float">
            <text:p>33101</text:p>
          </table:table-cell>
          <table:table-cell office:value-type="float" office:value="0" calcext:value-type="float">
            <text:p>0</text:p>
          </table:table-cell>
          <table:table-cell office:value-type="float" office:value="619381" calcext:value-type="float">
            <text:p>619381</text:p>
          </table:table-cell>
          <table:table-cell office:value-type="float" office:value="49661" calcext:value-type="float">
            <text:p>4966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55184" calcext:value-type="float">
            <text:p>55184</text:p>
          </table:table-cell>
          <table:table-cell office:value-type="float" office:value="0" calcext:value-type="float">
            <text:p>0</text:p>
          </table:table-cell>
          <table:table-cell office:value-type="float" office:value="667565" calcext:value-type="float">
            <text:p>667565</text:p>
          </table:table-cell>
          <table:table-cell office:value-type="float" office:value="52406" calcext:value-type="float">
            <text:p>52406</text:p>
          </table:table-cell>
          <table:table-cell office:value-type="string" calcext:value-type="string">
            <text:p>This is lovely!</text:p>
          </table:table-cell>
          <table:table-cell/>
        </table:table-row>
        <table:table-row table:style-name="ro1">
          <table:table-cell office:value-type="float" office:value="100264" calcext:value-type="float">
            <text:p>100264</text:p>
          </table:table-cell>
          <table:table-cell office:value-type="float" office:value="0" calcext:value-type="float">
            <text:p>0</text:p>
          </table:table-cell>
          <table:table-cell office:value-type="float" office:value="770048" calcext:value-type="float">
            <text:p>770048</text:p>
          </table:table-cell>
          <table:table-cell office:value-type="float" office:value="76920" calcext:value-type="float">
            <text:p>76920</text:p>
          </table:table-cell>
          <table:table-cell office:value-type="string" calcext:value-type="string">
            <text:p>Beautiful trail ? ?</text:p>
          </table:table-cell>
          <table:table-cell/>
        </table:table-row>
        <table:table-row table:style-name="ro1">
          <table:table-cell office:value-type="float" office:value="190654" calcext:value-type="float">
            <text:p>190654</text:p>
          </table:table-cell>
          <table:table-cell office:value-type="float" office:value="579813" calcext:value-type="float">
            <text:p>579813</text:p>
          </table:table-cell>
          <table:table-cell office:value-type="float" office:value="0" calcext:value-type="float">
            <text:p>0</text:p>
          </table:table-cell>
          <table:table-cell office:value-type="float" office:value="250913" calcext:value-type="float">
            <text:p>250913</text:p>
          </table:table-cell>
          <table:table-cell office:value-type="string" calcext:value-type="string">
            <text:p>[[@137046]] Thank you.</text:p>
          </table:table-cell>
          <table:table-cell/>
        </table:table-row>
        <table:table-row table:style-name="ro1">
          <table:table-cell office:value-type="float" office:value="268339" calcext:value-type="float">
            <text:p>268339</text:p>
          </table:table-cell>
          <table:table-cell office:value-type="float" office:value="0" calcext:value-type="float">
            <text:p>0</text:p>
          </table:table-cell>
          <table:table-cell office:value-type="float" office:value="1397961" calcext:value-type="float">
            <text:p>1397961</text:p>
          </table:table-cell>
          <table:table-cell office:value-type="float" office:value="79903" calcext:value-type="float">
            <text:p>79903</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76644" calcext:value-type="float">
            <text:p>276644</text:p>
          </table:table-cell>
          <table:table-cell office:value-type="float" office:value="0" calcext:value-type="float">
            <text:p>0</text:p>
          </table:table-cell>
          <table:table-cell office:value-type="float" office:value="1446190" calcext:value-type="float">
            <text:p>1446190</text:p>
          </table:table-cell>
          <table:table-cell office:value-type="float" office:value="39913" calcext:value-type="float">
            <text:p>39913</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411610" calcext:value-type="float">
            <text:p>411610</text:p>
          </table:table-cell>
          <table:table-cell office:value-type="float" office:value="0" calcext:value-type="float">
            <text:p>0</text:p>
          </table:table-cell>
          <table:table-cell office:value-type="float" office:value="2269168" calcext:value-type="float">
            <text:p>2269168</text:p>
          </table:table-cell>
          <table:table-cell office:value-type="float" office:value="1272467" calcext:value-type="float">
            <text:p>1272467</text:p>
          </table:table-cell>
          <table:table-cell office:value-type="string" calcext:value-type="string">
            <text:p>Hey, I shared my trail - [[@1272467]] <text:s/>☕ Coffee <text:s/>Pene Chale ☕ Tik Tok? on Trell. Check it out here: https://trell.co/trail/shrutisharma-coffee-pene-chale-tik-tok-5c323a3bab1c/share/?utm_source=facebook</text:p>
          </table:table-cell>
          <table:table-cell/>
        </table:table-row>
        <table:table-row table:style-name="ro1">
          <table:table-cell office:value-type="float" office:value="420619" calcext:value-type="float">
            <text:p>420619</text:p>
          </table:table-cell>
          <table:table-cell office:value-type="float" office:value="0" calcext:value-type="float">
            <text:p>0</text:p>
          </table:table-cell>
          <table:table-cell office:value-type="float" office:value="2314719" calcext:value-type="float">
            <text:p>2314719</text:p>
          </table:table-cell>
          <table:table-cell office:value-type="float" office:value="5498" calcext:value-type="float">
            <text:p>5498</text:p>
          </table:table-cell>
          <table:table-cell office:value-type="string" calcext:value-type="string">
            <text:p>why do you even cook</text:p>
          </table:table-cell>
          <table:table-cell/>
        </table:table-row>
        <table:table-row table:style-name="ro1">
          <table:table-cell office:value-type="float" office:value="57499" calcext:value-type="float">
            <text:p>57499</text:p>
          </table:table-cell>
          <table:table-cell office:value-type="float" office:value="0" calcext:value-type="float">
            <text:p>0</text:p>
          </table:table-cell>
          <table:table-cell office:value-type="float" office:value="672076" calcext:value-type="float">
            <text:p>672076</text:p>
          </table:table-cell>
          <table:table-cell office:value-type="float" office:value="86080" calcext:value-type="float">
            <text:p>86080</text:p>
          </table:table-cell>
          <table:table-cell office:value-type="string" calcext:value-type="string">
            <text:p>Jhakaas ekdum</text:p>
          </table:table-cell>
          <table:table-cell/>
        </table:table-row>
        <table:table-row table:style-name="ro1">
          <table:table-cell office:value-type="float" office:value="214341" calcext:value-type="float">
            <text:p>214341</text:p>
          </table:table-cell>
          <table:table-cell office:value-type="float" office:value="0" calcext:value-type="float">
            <text:p>0</text:p>
          </table:table-cell>
          <table:table-cell office:value-type="float" office:value="1102747" calcext:value-type="float">
            <text:p>1102747</text:p>
          </table:table-cell>
          <table:table-cell office:value-type="float" office:value="81704" calcext:value-type="float">
            <text:p>81704</text:p>
          </table:table-cell>
          <table:table-cell office:value-type="string" calcext:value-type="string">
            <text:p>Dekhne mein mast lag rahi hai yeh jagah</text:p>
          </table:table-cell>
          <table:table-cell/>
        </table:table-row>
        <table:table-row table:style-name="ro1">
          <table:table-cell office:value-type="float" office:value="233221" calcext:value-type="float">
            <text:p>233221</text:p>
          </table:table-cell>
          <table:table-cell office:value-type="float" office:value="0" calcext:value-type="float">
            <text:p>0</text:p>
          </table:table-cell>
          <table:table-cell office:value-type="float" office:value="1182177" calcext:value-type="float">
            <text:p>1182177</text:p>
          </table:table-cell>
          <table:table-cell office:value-type="float" office:value="80362" calcext:value-type="float">
            <text:p>80362</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83852" calcext:value-type="float">
            <text:p>283852</text:p>
          </table:table-cell>
          <table:table-cell office:value-type="float" office:value="0" calcext:value-type="float">
            <text:p>0</text:p>
          </table:table-cell>
          <table:table-cell office:value-type="float" office:value="1485065" calcext:value-type="float">
            <text:p>1485065</text:p>
          </table:table-cell>
          <table:table-cell office:value-type="float" office:value="43225" calcext:value-type="float">
            <text:p>4322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84198" calcext:value-type="float">
            <text:p>284198</text:p>
          </table:table-cell>
          <table:table-cell office:value-type="float" office:value="0" calcext:value-type="float">
            <text:p>0</text:p>
          </table:table-cell>
          <table:table-cell office:value-type="float" office:value="1493525" calcext:value-type="float">
            <text:p>1493525</text:p>
          </table:table-cell>
          <table:table-cell office:value-type="float" office:value="49900" calcext:value-type="float">
            <text:p>49900</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88396" calcext:value-type="float">
            <text:p>288396</text:p>
          </table:table-cell>
          <table:table-cell office:value-type="float" office:value="0" calcext:value-type="float">
            <text:p>0</text:p>
          </table:table-cell>
          <table:table-cell office:value-type="float" office:value="1519009" calcext:value-type="float">
            <text:p>1519009</text:p>
          </table:table-cell>
          <table:table-cell office:value-type="float" office:value="458991" calcext:value-type="float">
            <text:p>458991</text:p>
          </table:table-cell>
          <table:table-cell office:value-type="string" calcext:value-type="string">
            <text:p>On mussoorie? Not as yet. I stayed at a friend's place. so cant give the right input on this</text:p>
          </table:table-cell>
          <table:table-cell/>
        </table:table-row>
        <table:table-row table:style-name="ro1">
          <table:table-cell office:value-type="float" office:value="312300" calcext:value-type="float">
            <text:p>312300</text:p>
          </table:table-cell>
          <table:table-cell office:value-type="float" office:value="0" calcext:value-type="float">
            <text:p>0</text:p>
          </table:table-cell>
          <table:table-cell office:value-type="float" office:value="1656959" calcext:value-type="float">
            <text:p>1656959</text:p>
          </table:table-cell>
          <table:table-cell office:value-type="float" office:value="510796" calcext:value-type="float">
            <text:p>510796</text:p>
          </table:table-cell>
          <table:table-cell office:value-type="string" calcext:value-type="string">
            <text:p>[[@86398]] it's a wonderful place... you can visit</text:p>
          </table:table-cell>
          <table:table-cell/>
        </table:table-row>
        <table:table-row table:style-name="ro1">
          <table:table-cell office:value-type="float" office:value="342843" calcext:value-type="float">
            <text:p>342843</text:p>
          </table:table-cell>
          <table:table-cell office:value-type="float" office:value="0" calcext:value-type="float">
            <text:p>0</text:p>
          </table:table-cell>
          <table:table-cell office:value-type="float" office:value="1778602" calcext:value-type="float">
            <text:p>1778602</text:p>
          </table:table-cell>
          <table:table-cell office:value-type="float" office:value="544280" calcext:value-type="float">
            <text:p>544280</text:p>
          </table:table-cell>
          <table:table-cell office:value-type="string" calcext:value-type="string">
            <text:p>Tu kr</text:p>
          </table:table-cell>
          <table:table-cell/>
        </table:table-row>
        <table:table-row table:style-name="ro1">
          <table:table-cell office:value-type="float" office:value="395212" calcext:value-type="float">
            <text:p>395212</text:p>
          </table:table-cell>
          <table:table-cell office:value-type="float" office:value="0" calcext:value-type="float">
            <text:p>0</text:p>
          </table:table-cell>
          <table:table-cell office:value-type="float" office:value="648245" calcext:value-type="float">
            <text:p>648245</text:p>
          </table:table-cell>
          <table:table-cell office:value-type="float" office:value="3171" calcext:value-type="float">
            <text:p>3171</text:p>
          </table:table-cell>
          <table:table-cell office:value-type="string" calcext:value-type="string">
            <text:p>The place looks magical! :)</text:p>
          </table:table-cell>
          <table:table-cell/>
        </table:table-row>
        <table:table-row table:style-name="ro1">
          <table:table-cell office:value-type="float" office:value="399788" calcext:value-type="float">
            <text:p>399788</text:p>
          </table:table-cell>
          <table:table-cell office:value-type="float" office:value="0" calcext:value-type="float">
            <text:p>0</text:p>
          </table:table-cell>
          <table:table-cell office:value-type="float" office:value="2278357" calcext:value-type="float">
            <text:p>2278357</text:p>
          </table:table-cell>
          <table:table-cell office:value-type="float" office:value="17815" calcext:value-type="float">
            <text:p>17815</text:p>
          </table:table-cell>
          <table:table-cell table:number-columns-repeated="2"/>
        </table:table-row>
        <table:table-row table:style-name="ro1">
          <table:table-cell office:value-type="float" office:value="411933" calcext:value-type="float">
            <text:p>411933</text:p>
          </table:table-cell>
          <table:table-cell office:value-type="float" office:value="0" calcext:value-type="float">
            <text:p>0</text:p>
          </table:table-cell>
          <table:table-cell office:value-type="float" office:value="2278979" calcext:value-type="float">
            <text:p>2278979</text:p>
          </table:table-cell>
          <table:table-cell office:value-type="float" office:value="1182892" calcext:value-type="float">
            <text:p>1182892</text:p>
          </table:table-cell>
          <table:table-cell office:value-type="string" calcext:value-type="string">
            <text:p>hi</text:p>
          </table:table-cell>
          <table:table-cell/>
        </table:table-row>
        <table:table-row table:style-name="ro1">
          <table:table-cell office:value-type="float" office:value="449510" calcext:value-type="float">
            <text:p>449510</text:p>
          </table:table-cell>
          <table:table-cell office:value-type="float" office:value="0" calcext:value-type="float">
            <text:p>0</text:p>
          </table:table-cell>
          <table:table-cell office:value-type="float" office:value="2269168" calcext:value-type="float">
            <text:p>2269168</text:p>
          </table:table-cell>
          <table:table-cell office:value-type="float" office:value="1880755" calcext:value-type="float">
            <text:p>1880755</text:p>
          </table:table-cell>
          <table:table-cell office:value-type="string" calcext:value-type="string">
            <text:p>hii</text:p>
          </table:table-cell>
          <table:table-cell/>
        </table:table-row>
        <table:table-row table:style-name="ro1">
          <table:table-cell office:value-type="float" office:value="183" calcext:value-type="float">
            <text:p>183</text:p>
          </table:table-cell>
          <table:table-cell office:value-type="float" office:value="285" calcext:value-type="float">
            <text:p>285</text:p>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I love shivaji park. Eating garam wada pav adds to the fun</text:p>
          </table:table-cell>
          <table:table-cell/>
        </table:table-row>
        <table:table-row table:style-name="ro1">
          <table:table-cell office:value-type="float" office:value="6794" calcext:value-type="float">
            <text:p>6794</text:p>
          </table:table-cell>
          <table:table-cell office:value-type="float" office:value="0" calcext:value-type="float">
            <text:p>0</text:p>
          </table:table-cell>
          <table:table-cell office:value-type="float" office:value="101020" calcext:value-type="float">
            <text:p>101020</text:p>
          </table:table-cell>
          <table:table-cell office:value-type="float" office:value="55524" calcext:value-type="float">
            <text:p>55524</text:p>
          </table:table-cell>
          <table:table-cell office:value-type="string" calcext:value-type="string">
            <text:p>Iternary and booking details please...</text:p>
          </table:table-cell>
          <table:table-cell/>
        </table:table-row>
        <table:table-row table:style-name="ro1">
          <table:table-cell office:value-type="float" office:value="27132" calcext:value-type="float">
            <text:p>27132</text:p>
          </table:table-cell>
          <table:table-cell office:value-type="float" office:value="0" calcext:value-type="float">
            <text:p>0</text:p>
          </table:table-cell>
          <table:table-cell office:value-type="float" office:value="600257" calcext:value-type="float">
            <text:p>600257</text:p>
          </table:table-cell>
          <table:table-cell office:value-type="float" office:value="179503" calcext:value-type="float">
            <text:p>179503</text:p>
          </table:table-cell>
          <table:table-cell office:value-type="string" calcext:value-type="string">
            <text:p>[[@83706]] or are you suggesting something else?</text:p>
          </table:table-cell>
          <table:table-cell/>
        </table:table-row>
        <table:table-row table:style-name="ro1">
          <table:table-cell office:value-type="float" office:value="181409" calcext:value-type="float">
            <text:p>181409</text:p>
          </table:table-cell>
          <table:table-cell office:value-type="float" office:value="0" calcext:value-type="float">
            <text:p>0</text:p>
          </table:table-cell>
          <table:table-cell office:value-type="float" office:value="969674" calcext:value-type="float">
            <text:p>969674</text:p>
          </table:table-cell>
          <table:table-cell office:value-type="float" office:value="292169" calcext:value-type="float">
            <text:p>292169</text:p>
          </table:table-cell>
          <table:table-cell office:value-type="string" calcext:value-type="string">
            <text:p>[[@293753]] welcome sultaan bhai</text:p>
          </table:table-cell>
          <table:table-cell/>
        </table:table-row>
        <table:table-row table:style-name="ro1">
          <table:table-cell office:value-type="float" office:value="187719" calcext:value-type="float">
            <text:p>187719</text:p>
          </table:table-cell>
          <table:table-cell office:value-type="float" office:value="0" calcext:value-type="float">
            <text:p>0</text:p>
          </table:table-cell>
          <table:table-cell office:value-type="float" office:value="977495" calcext:value-type="float">
            <text:p>977495</text:p>
          </table:table-cell>
          <table:table-cell office:value-type="float" office:value="294626" calcext:value-type="float">
            <text:p>294626</text:p>
          </table:table-cell>
          <table:table-cell office:value-type="string" calcext:value-type="string">
            <text:p>[[@79184]] sry buddy I use first time this app so ?</text:p>
          </table:table-cell>
          <table:table-cell/>
        </table:table-row>
        <table:table-row table:style-name="ro1">
          <table:table-cell office:value-type="float" office:value="195122" calcext:value-type="float">
            <text:p>195122</text:p>
          </table:table-cell>
          <table:table-cell office:value-type="float" office:value="0" calcext:value-type="float">
            <text:p>0</text:p>
          </table:table-cell>
          <table:table-cell office:value-type="float" office:value="1013558" calcext:value-type="float">
            <text:p>1013558</text:p>
          </table:table-cell>
          <table:table-cell office:value-type="float" office:value="84984" calcext:value-type="float">
            <text:p>8498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23475" calcext:value-type="float">
            <text:p>223475</text:p>
          </table:table-cell>
          <table:table-cell office:value-type="float" office:value="0" calcext:value-type="float">
            <text:p>0</text:p>
          </table:table-cell>
          <table:table-cell office:value-type="float" office:value="1151959" calcext:value-type="float">
            <text:p>1151959</text:p>
          </table:table-cell>
          <table:table-cell office:value-type="float" office:value="347424" calcext:value-type="float">
            <text:p>347424</text:p>
          </table:table-cell>
          <table:table-cell office:value-type="string" calcext:value-type="string">
            <text:p>Welcome....but the thing is.....it's my hometown....?</text:p>
          </table:table-cell>
          <table:table-cell/>
        </table:table-row>
        <table:table-row table:style-name="ro1">
          <table:table-cell office:value-type="float" office:value="240299" calcext:value-type="float">
            <text:p>240299</text:p>
          </table:table-cell>
          <table:table-cell office:value-type="float" office:value="0" calcext:value-type="float">
            <text:p>0</text:p>
          </table:table-cell>
          <table:table-cell office:value-type="float" office:value="1200477" calcext:value-type="float">
            <text:p>1200477</text:p>
          </table:table-cell>
          <table:table-cell office:value-type="float" office:value="20040" calcext:value-type="float">
            <text:p>20040</text:p>
          </table:table-cell>
          <table:table-cell office:value-type="string" calcext:value-type="string">
            <text:p>badhiya!</text:p>
          </table:table-cell>
          <table:table-cell/>
        </table:table-row>
        <table:table-row table:style-name="ro1">
          <table:table-cell office:value-type="float" office:value="245144" calcext:value-type="float">
            <text:p>245144</text:p>
          </table:table-cell>
          <table:table-cell office:value-type="float" office:value="0" calcext:value-type="float">
            <text:p>0</text:p>
          </table:table-cell>
          <table:table-cell office:value-type="float" office:value="1228579" calcext:value-type="float">
            <text:p>1228579</text:p>
          </table:table-cell>
          <table:table-cell office:value-type="float" office:value="41207" calcext:value-type="float">
            <text:p>4120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405088" calcext:value-type="float">
            <text:p>405088</text:p>
          </table:table-cell>
          <table:table-cell office:value-type="float" office:value="0" calcext:value-type="float">
            <text:p>0</text:p>
          </table:table-cell>
          <table:table-cell office:value-type="float" office:value="2280433" calcext:value-type="float">
            <text:p>2280433</text:p>
          </table:table-cell>
          <table:table-cell office:value-type="float" office:value="16797" calcext:value-type="float">
            <text:p>16797</text:p>
          </table:table-cell>
          <table:table-cell office:value-type="string" calcext:value-type="string">
            <text:p>IS it time consuming?</text:p>
          </table:table-cell>
          <table:table-cell/>
        </table:table-row>
        <table:table-row table:style-name="ro1">
          <table:table-cell office:value-type="float" office:value="433800" calcext:value-type="float">
            <text:p>433800</text:p>
          </table:table-cell>
          <table:table-cell office:value-type="float" office:value="0" calcext:value-type="float">
            <text:p>0</text:p>
          </table:table-cell>
          <table:table-cell office:value-type="float" office:value="2360987" calcext:value-type="float">
            <text:p>2360987</text:p>
          </table:table-cell>
          <table:table-cell office:value-type="float" office:value="1386692" calcext:value-type="float">
            <text:p>1386692</text:p>
          </table:table-cell>
          <table:table-cell office:value-type="string" calcext:value-type="string">
            <text:p>Fantastic</text:p>
          </table:table-cell>
          <table:table-cell/>
        </table:table-row>
        <table:table-row table:style-name="ro1">
          <table:table-cell office:value-type="float" office:value="437665" calcext:value-type="float">
            <text:p>437665</text:p>
          </table:table-cell>
          <table:table-cell office:value-type="float" office:value="0" calcext:value-type="float">
            <text:p>0</text:p>
          </table:table-cell>
          <table:table-cell office:value-type="float" office:value="2187662" calcext:value-type="float">
            <text:p>2187662</text:p>
          </table:table-cell>
          <table:table-cell office:value-type="float" office:value="1571472" calcext:value-type="float">
            <text:p>1571472</text:p>
          </table:table-cell>
          <table:table-cell office:value-type="string" calcext:value-type="string">
            <text:p>Hi</text:p>
          </table:table-cell>
          <table:table-cell/>
        </table:table-row>
        <table:table-row table:style-name="ro1">
          <table:table-cell office:value-type="float" office:value="22807" calcext:value-type="float">
            <text:p>22807</text:p>
          </table:table-cell>
          <table:table-cell office:value-type="float" office:value="0" calcext:value-type="float">
            <text:p>0</text:p>
          </table:table-cell>
          <table:table-cell office:value-type="float" office:value="584612" calcext:value-type="float">
            <text:p>584612</text:p>
          </table:table-cell>
          <table:table-cell office:value-type="float" office:value="17178" calcext:value-type="float">
            <text:p>17178</text:p>
          </table:table-cell>
          <table:table-cell office:value-type="string" calcext:value-type="string">
            <text:p>What was the timeframe for your holiday?</text:p>
          </table:table-cell>
          <table:table-cell/>
        </table:table-row>
        <table:table-row table:style-name="ro1">
          <table:table-cell office:value-type="float" office:value="103141" calcext:value-type="float">
            <text:p>103141</text:p>
          </table:table-cell>
          <table:table-cell office:value-type="float" office:value="0" calcext:value-type="float">
            <text:p>0</text:p>
          </table:table-cell>
          <table:table-cell office:value-type="float" office:value="784247" calcext:value-type="float">
            <text:p>784247</text:p>
          </table:table-cell>
          <table:table-cell office:value-type="float" office:value="77447" calcext:value-type="float">
            <text:p>77447</text:p>
          </table:table-cell>
          <table:table-cell office:value-type="string" calcext:value-type="string">
            <text:p>luvd it..❤️❤️❤️❤️</text:p>
          </table:table-cell>
          <table:table-cell/>
        </table:table-row>
        <table:table-row table:style-name="ro7">
          <table:table-cell office:value-type="float" office:value="252175" calcext:value-type="float">
            <text:p>252175</text:p>
          </table:table-cell>
          <table:table-cell office:value-type="float" office:value="0" calcext:value-type="float">
            <text:p>0</text:p>
          </table:table-cell>
          <table:table-cell office:value-type="float" office:value="1286143" calcext:value-type="float">
            <text:p>1286143</text:p>
          </table:table-cell>
          <table:table-cell office:value-type="float" office:value="387724" calcext:value-type="float">
            <text:p>387724</text:p>
          </table:table-cell>
          <table:table-cell office:value-type="string" calcext:value-type="string">
            <text:p>if you are from mumbai...</text:p>
            <text:p>you cab book this camping from eventshigh site. </text:p>
            <text:p/>
            <text:p>for Pawana lake</text:p>
          </table:table-cell>
          <table:table-cell/>
        </table:table-row>
        <table:table-row table:style-name="ro1">
          <table:table-cell office:value-type="float" office:value="256775" calcext:value-type="float">
            <text:p>256775</text:p>
          </table:table-cell>
          <table:table-cell office:value-type="float" office:value="0" calcext:value-type="float">
            <text:p>0</text:p>
          </table:table-cell>
          <table:table-cell office:value-type="float" office:value="923722" calcext:value-type="float">
            <text:p>923722</text:p>
          </table:table-cell>
          <table:table-cell office:value-type="float" office:value="277630" calcext:value-type="float">
            <text:p>277630</text:p>
          </table:table-cell>
          <table:table-cell office:value-type="string" calcext:value-type="string">
            <text:p>Shukriya!!!</text:p>
          </table:table-cell>
          <table:table-cell/>
        </table:table-row>
        <table:table-row table:style-name="ro1">
          <table:table-cell office:value-type="float" office:value="265352" calcext:value-type="float">
            <text:p>265352</text:p>
          </table:table-cell>
          <table:table-cell office:value-type="float" office:value="0" calcext:value-type="float">
            <text:p>0</text:p>
          </table:table-cell>
          <table:table-cell office:value-type="float" office:value="1384548" calcext:value-type="float">
            <text:p>1384548</text:p>
          </table:table-cell>
          <table:table-cell office:value-type="float" office:value="40588" calcext:value-type="float">
            <text:p>40588</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07900" calcext:value-type="float">
            <text:p>307900</text:p>
          </table:table-cell>
          <table:table-cell office:value-type="float" office:value="0" calcext:value-type="float">
            <text:p>0</text:p>
          </table:table-cell>
          <table:table-cell office:value-type="float" office:value="1138661" calcext:value-type="float">
            <text:p>1138661</text:p>
          </table:table-cell>
          <table:table-cell office:value-type="float" office:value="343285" calcext:value-type="float">
            <text:p>343285</text:p>
          </table:table-cell>
          <table:table-cell office:value-type="string" calcext:value-type="string">
            <text:p>[[@85647]] <text:s/>next time surely ??</text:p>
          </table:table-cell>
          <table:table-cell/>
        </table:table-row>
        <table:table-row table:style-name="ro1">
          <table:table-cell office:value-type="float" office:value="312544" calcext:value-type="float">
            <text:p>312544</text:p>
          </table:table-cell>
          <table:table-cell office:value-type="float" office:value="0" calcext:value-type="float">
            <text:p>0</text:p>
          </table:table-cell>
          <table:table-cell office:value-type="float" office:value="1657357" calcext:value-type="float">
            <text:p>1657357</text:p>
          </table:table-cell>
          <table:table-cell office:value-type="float" office:value="77430" calcext:value-type="float">
            <text:p>77430</text:p>
          </table:table-cell>
          <table:table-cell office:value-type="string" calcext:value-type="string">
            <text:p>?nice!</text:p>
          </table:table-cell>
          <table:table-cell/>
        </table:table-row>
        <table:table-row table:style-name="ro1">
          <table:table-cell office:value-type="float" office:value="434905" calcext:value-type="float">
            <text:p>434905</text:p>
          </table:table-cell>
          <table:table-cell office:value-type="float" office:value="0" calcext:value-type="float">
            <text:p>0</text:p>
          </table:table-cell>
          <table:table-cell office:value-type="float" office:value="2355627" calcext:value-type="float">
            <text:p>2355627</text:p>
          </table:table-cell>
          <table:table-cell office:value-type="float" office:value="1509977" calcext:value-type="float">
            <text:p>1509977</text:p>
          </table:table-cell>
          <table:table-cell office:value-type="string" calcext:value-type="string">
            <text:p>Good</text:p>
          </table:table-cell>
          <table:table-cell/>
        </table:table-row>
        <table:table-row table:style-name="ro1">
          <table:table-cell office:value-type="float" office:value="443061" calcext:value-type="float">
            <text:p>443061</text:p>
          </table:table-cell>
          <table:table-cell office:value-type="float" office:value="0" calcext:value-type="float">
            <text:p>0</text:p>
          </table:table-cell>
          <table:table-cell office:value-type="float" office:value="2297967" calcext:value-type="float">
            <text:p>2297967</text:p>
          </table:table-cell>
          <table:table-cell office:value-type="float" office:value="1125495" calcext:value-type="float">
            <text:p>1125495</text:p>
          </table:table-cell>
          <table:table-cell office:value-type="string" calcext:value-type="string">
            <text:p>Nice</text:p>
          </table:table-cell>
          <table:table-cell/>
        </table:table-row>
        <table:table-row table:style-name="ro1">
          <table:table-cell office:value-type="float" office:value="21786" calcext:value-type="float">
            <text:p>21786</text:p>
          </table:table-cell>
          <table:table-cell office:value-type="float" office:value="0" calcext:value-type="float">
            <text:p>0</text:p>
          </table:table-cell>
          <table:table-cell office:value-type="float" office:value="591382" calcext:value-type="float">
            <text:p>591382</text:p>
          </table:table-cell>
          <table:table-cell office:value-type="float" office:value="78569" calcext:value-type="float">
            <text:p>78569</text:p>
          </table:table-cell>
          <table:table-cell office:value-type="string" calcext:value-type="string">
            <text:p>Lage Raho Launde! Mast kaam kar rahe ho</text:p>
          </table:table-cell>
          <table:table-cell/>
        </table:table-row>
        <table:table-row table:style-name="ro1">
          <table:table-cell office:value-type="float" office:value="100013" calcext:value-type="float">
            <text:p>100013</text:p>
          </table:table-cell>
          <table:table-cell office:value-type="float" office:value="0" calcext:value-type="float">
            <text:p>0</text:p>
          </table:table-cell>
          <table:table-cell office:value-type="float" office:value="777100" calcext:value-type="float">
            <text:p>777100</text:p>
          </table:table-cell>
          <table:table-cell office:value-type="float" office:value="231135" calcext:value-type="float">
            <text:p>231135</text:p>
          </table:table-cell>
          <table:table-cell office:value-type="string" calcext:value-type="string">
            <text:p>[[@78687]] thank you</text:p>
          </table:table-cell>
          <table:table-cell/>
        </table:table-row>
        <table:table-row table:style-name="ro1">
          <table:table-cell office:value-type="float" office:value="206227" calcext:value-type="float">
            <text:p>206227</text:p>
          </table:table-cell>
          <table:table-cell office:value-type="float" office:value="0" calcext:value-type="float">
            <text:p>0</text:p>
          </table:table-cell>
          <table:table-cell office:value-type="float" office:value="1063321" calcext:value-type="float">
            <text:p>1063321</text:p>
          </table:table-cell>
          <table:table-cell office:value-type="float" office:value="76325" calcext:value-type="float">
            <text:p>76325</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31075" calcext:value-type="float">
            <text:p>231075</text:p>
          </table:table-cell>
          <table:table-cell office:value-type="float" office:value="0" calcext:value-type="float">
            <text:p>0</text:p>
          </table:table-cell>
          <table:table-cell office:value-type="float" office:value="1173098" calcext:value-type="float">
            <text:p>1173098</text:p>
          </table:table-cell>
          <table:table-cell office:value-type="float" office:value="353952" calcext:value-type="float">
            <text:p>353952</text:p>
          </table:table-cell>
          <table:table-cell office:value-type="string" calcext:value-type="string">
            <text:p>[[@45828]] thanx</text:p>
          </table:table-cell>
          <table:table-cell/>
        </table:table-row>
        <table:table-row table:style-name="ro1">
          <table:table-cell office:value-type="float" office:value="251012" calcext:value-type="float">
            <text:p>251012</text:p>
          </table:table-cell>
          <table:table-cell office:value-type="float" office:value="0" calcext:value-type="float">
            <text:p>0</text:p>
          </table:table-cell>
          <table:table-cell office:value-type="float" office:value="1276623" calcext:value-type="float">
            <text:p>1276623</text:p>
          </table:table-cell>
          <table:table-cell office:value-type="float" office:value="135933" calcext:value-type="float">
            <text:p>13593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06211" calcext:value-type="float">
            <text:p>306211</text:p>
          </table:table-cell>
          <table:table-cell office:value-type="float" office:value="0" calcext:value-type="float">
            <text:p>0</text:p>
          </table:table-cell>
          <table:table-cell office:value-type="float" office:value="1611050" calcext:value-type="float">
            <text:p>1611050</text:p>
          </table:table-cell>
          <table:table-cell office:value-type="float" office:value="496327" calcext:value-type="float">
            <text:p>496327</text:p>
          </table:table-cell>
          <table:table-cell office:value-type="string" calcext:value-type="string">
            <text:p>Very soon.</text:p>
          </table:table-cell>
          <table:table-cell/>
        </table:table-row>
        <table:table-row table:style-name="ro1">
          <table:table-cell office:value-type="float" office:value="311940" calcext:value-type="float">
            <text:p>311940</text:p>
          </table:table-cell>
          <table:table-cell office:value-type="float" office:value="0" calcext:value-type="float">
            <text:p>0</text:p>
          </table:table-cell>
          <table:table-cell office:value-type="float" office:value="1654895" calcext:value-type="float">
            <text:p>1654895</text:p>
          </table:table-cell>
          <table:table-cell office:value-type="float" office:value="80667" calcext:value-type="float">
            <text:p>80667</text:p>
          </table:table-cell>
          <table:table-cell office:value-type="string" calcext:value-type="string">
            <text:p>Wow! that's such a cool title! but the images were so blurry!</text:p>
          </table:table-cell>
          <table:table-cell/>
        </table:table-row>
        <table:table-row table:style-name="ro1">
          <table:table-cell office:value-type="float" office:value="381832" calcext:value-type="float">
            <text:p>381832</text:p>
          </table:table-cell>
          <table:table-cell office:value-type="float" office:value="0" calcext:value-type="float">
            <text:p>0</text:p>
          </table:table-cell>
          <table:table-cell office:value-type="float" office:value="2250762" calcext:value-type="float">
            <text:p>2250762</text:p>
          </table:table-cell>
          <table:table-cell office:value-type="float" office:value="360317" calcext:value-type="float">
            <text:p>360317</text:p>
          </table:table-cell>
          <table:table-cell office:value-type="string" calcext:value-type="string">
            <text:p>[[@1]]</text:p>
          </table:table-cell>
          <table:table-cell/>
        </table:table-row>
        <table:table-row table:style-name="ro1">
          <table:table-cell office:value-type="float" office:value="449203" calcext:value-type="float">
            <text:p>449203</text:p>
          </table:table-cell>
          <table:table-cell office:value-type="float" office:value="0" calcext:value-type="float">
            <text:p>0</text:p>
          </table:table-cell>
          <table:table-cell office:value-type="float" office:value="2185206" calcext:value-type="float">
            <text:p>2185206</text:p>
          </table:table-cell>
          <table:table-cell office:value-type="float" office:value="1844108" calcext:value-type="float">
            <text:p>1844108</text:p>
          </table:table-cell>
          <table:table-cell office:value-type="string" calcext:value-type="string">
            <text:p>Nice gggg</text:p>
          </table:table-cell>
          <table:table-cell/>
        </table:table-row>
        <table:table-row table:style-name="ro1">
          <table:table-cell office:value-type="float" office:value="5152" calcext:value-type="float">
            <text:p>5152</text:p>
          </table:table-cell>
          <table:table-cell office:value-type="float" office:value="0" calcext:value-type="float">
            <text:p>0</text:p>
          </table:table-cell>
          <table:table-cell office:value-type="float" office:value="119811" calcext:value-type="float">
            <text:p>119811</text:p>
          </table:table-cell>
          <table:table-cell office:value-type="float" office:value="46522" calcext:value-type="float">
            <text:p>46522</text:p>
          </table:table-cell>
          <table:table-cell office:value-type="string" calcext:value-type="string">
            <text:p>Wat a title</text:p>
          </table:table-cell>
          <table:table-cell/>
        </table:table-row>
        <table:table-row table:style-name="ro1">
          <table:table-cell office:value-type="float" office:value="73612" calcext:value-type="float">
            <text:p>73612</text:p>
          </table:table-cell>
          <table:table-cell office:value-type="float" office:value="0" calcext:value-type="float">
            <text:p>0</text:p>
          </table:table-cell>
          <table:table-cell office:value-type="float" office:value="714819" calcext:value-type="float">
            <text:p>714819</text:p>
          </table:table-cell>
          <table:table-cell office:value-type="float" office:value="77567" calcext:value-type="float">
            <text:p>77567</text:p>
          </table:table-cell>
          <table:table-cell office:value-type="string" calcext:value-type="string">
            <text:p>Fantastic Work <text:s/>?</text:p>
          </table:table-cell>
          <table:table-cell/>
        </table:table-row>
        <table:table-row table:style-name="ro1">
          <table:table-cell office:value-type="float" office:value="73928" calcext:value-type="float">
            <text:p>73928</text:p>
          </table:table-cell>
          <table:table-cell office:value-type="float" office:value="0" calcext:value-type="float">
            <text:p>0</text:p>
          </table:table-cell>
          <table:table-cell office:value-type="float" office:value="715238" calcext:value-type="float">
            <text:p>715238</text:p>
          </table:table-cell>
          <table:table-cell office:value-type="float" office:value="212802" calcext:value-type="float">
            <text:p>212802</text:p>
          </table:table-cell>
          <table:table-cell office:value-type="string" calcext:value-type="string">
            <text:p>[[@84434]] in the month of march and april at this particular place</text:p>
          </table:table-cell>
          <table:table-cell/>
        </table:table-row>
        <table:table-row table:style-name="ro1">
          <table:table-cell office:value-type="float" office:value="155873" calcext:value-type="float">
            <text:p>155873</text:p>
          </table:table-cell>
          <table:table-cell office:value-type="float" office:value="0" calcext:value-type="float">
            <text:p>0</text:p>
          </table:table-cell>
          <table:table-cell office:value-type="float" office:value="905298" calcext:value-type="float">
            <text:p>905298</text:p>
          </table:table-cell>
          <table:table-cell office:value-type="float" office:value="78623" calcext:value-type="float">
            <text:p>78623</text:p>
          </table:table-cell>
          <table:table-cell office:value-type="string" calcext:value-type="string">
            <text:p>Sahi banaya he !!</text:p>
          </table:table-cell>
          <table:table-cell/>
        </table:table-row>
        <table:table-row table:style-name="ro1">
          <table:table-cell office:value-type="float" office:value="156002" calcext:value-type="float">
            <text:p>156002</text:p>
          </table:table-cell>
          <table:table-cell office:value-type="float" office:value="0" calcext:value-type="float">
            <text:p>0</text:p>
          </table:table-cell>
          <table:table-cell office:value-type="float" office:value="906814" calcext:value-type="float">
            <text:p>906814</text:p>
          </table:table-cell>
          <table:table-cell office:value-type="float" office:value="40695" calcext:value-type="float">
            <text:p>40695</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12861" calcext:value-type="float">
            <text:p>212861</text:p>
          </table:table-cell>
          <table:table-cell office:value-type="float" office:value="0" calcext:value-type="float">
            <text:p>0</text:p>
          </table:table-cell>
          <table:table-cell office:value-type="float" office:value="1094233" calcext:value-type="float">
            <text:p>1094233</text:p>
          </table:table-cell>
          <table:table-cell office:value-type="float" office:value="84923" calcext:value-type="float">
            <text:p>84923</text:p>
          </table:table-cell>
          <table:table-cell office:value-type="string" calcext:value-type="string">
            <text:p>wow..wonderful..</text:p>
          </table:table-cell>
          <table:table-cell/>
        </table:table-row>
        <table:table-row table:style-name="ro1">
          <table:table-cell office:value-type="float" office:value="263057" calcext:value-type="float">
            <text:p>263057</text:p>
          </table:table-cell>
          <table:table-cell office:value-type="float" office:value="0" calcext:value-type="float">
            <text:p>0</text:p>
          </table:table-cell>
          <table:table-cell office:value-type="float" office:value="1370052" calcext:value-type="float">
            <text:p>1370052</text:p>
          </table:table-cell>
          <table:table-cell office:value-type="float" office:value="18483" calcext:value-type="float">
            <text:p>18483</text:p>
          </table:table-cell>
          <table:table-cell office:value-type="string" calcext:value-type="string">
            <text:p>Sahi khel gaye tum toh</text:p>
          </table:table-cell>
          <table:table-cell/>
        </table:table-row>
        <table:table-row table:style-name="ro1">
          <table:table-cell office:value-type="float" office:value="300651" calcext:value-type="float">
            <text:p>300651</text:p>
          </table:table-cell>
          <table:table-cell office:value-type="float" office:value="0" calcext:value-type="float">
            <text:p>0</text:p>
          </table:table-cell>
          <table:table-cell office:value-type="float" office:value="1583558" calcext:value-type="float">
            <text:p>1583558</text:p>
          </table:table-cell>
          <table:table-cell office:value-type="float" office:value="452340" calcext:value-type="float">
            <text:p>452340</text:p>
          </table:table-cell>
          <table:table-cell office:value-type="string" calcext:value-type="string">
            <text:p>[[@460338]] thanks</text:p>
          </table:table-cell>
          <table:table-cell/>
        </table:table-row>
        <table:table-row table:style-name="ro1">
          <table:table-cell office:value-type="float" office:value="353722" calcext:value-type="float">
            <text:p>353722</text:p>
          </table:table-cell>
          <table:table-cell office:value-type="float" office:value="0" calcext:value-type="float">
            <text:p>0</text:p>
          </table:table-cell>
          <table:table-cell office:value-type="float" office:value="1920469" calcext:value-type="float">
            <text:p>1920469</text:p>
          </table:table-cell>
          <table:table-cell office:value-type="float" office:value="82590" calcext:value-type="float">
            <text:p>82590</text:p>
          </table:table-cell>
          <table:table-cell office:value-type="string" calcext:value-type="string">
            <text:p>Your stories are truely travel goals, how do you plan them?</text:p>
          </table:table-cell>
          <table:table-cell/>
        </table:table-row>
        <table:table-row table:style-name="ro1">
          <table:table-cell office:value-type="float" office:value="396274" calcext:value-type="float">
            <text:p>396274</text:p>
          </table:table-cell>
          <table:table-cell office:value-type="float" office:value="0" calcext:value-type="float">
            <text:p>0</text:p>
          </table:table-cell>
          <table:table-cell office:value-type="float" office:value="2276664" calcext:value-type="float">
            <text:p>2276664</text:p>
          </table:table-cell>
          <table:table-cell office:value-type="float" office:value="387483" calcext:value-type="float">
            <text:p>387483</text:p>
          </table:table-cell>
          <table:table-cell office:value-type="string" calcext:value-type="string">
            <text:p>[[@941312]] hi</text:p>
          </table:table-cell>
          <table:table-cell/>
        </table:table-row>
        <table:table-row table:style-name="ro1">
          <table:table-cell office:value-type="float" office:value="411421" calcext:value-type="float">
            <text:p>411421</text:p>
          </table:table-cell>
          <table:table-cell office:value-type="float" office:value="0" calcext:value-type="float">
            <text:p>0</text:p>
          </table:table-cell>
          <table:table-cell office:value-type="float" office:value="2266756" calcext:value-type="float">
            <text:p>2266756</text:p>
          </table:table-cell>
          <table:table-cell office:value-type="float" office:value="1291601" calcext:value-type="float">
            <text:p>1291601</text:p>
          </table:table-cell>
          <table:table-cell office:value-type="string" calcext:value-type="string">
            <text:p>Hi</text:p>
          </table:table-cell>
          <table:table-cell/>
        </table:table-row>
        <table:table-row table:style-name="ro1">
          <table:table-cell office:value-type="float" office:value="428396" calcext:value-type="float">
            <text:p>428396</text:p>
          </table:table-cell>
          <table:table-cell office:value-type="float" office:value="0" calcext:value-type="float">
            <text:p>0</text:p>
          </table:table-cell>
          <table:table-cell office:value-type="float" office:value="1411170" calcext:value-type="float">
            <text:p>1411170</text:p>
          </table:table-cell>
          <table:table-cell office:value-type="float" office:value="43632" calcext:value-type="float">
            <text:p>43632</text:p>
          </table:table-cell>
          <table:table-cell office:value-type="string" calcext:value-type="string">
            <text:p>Heaven on Earth!</text:p>
          </table:table-cell>
          <table:table-cell/>
        </table:table-row>
        <table:table-row table:style-name="ro1">
          <table:table-cell office:value-type="float" office:value="434377" calcext:value-type="float">
            <text:p>434377</text:p>
          </table:table-cell>
          <table:table-cell office:value-type="float" office:value="0" calcext:value-type="float">
            <text:p>0</text:p>
          </table:table-cell>
          <table:table-cell office:value-type="float" office:value="2259248" calcext:value-type="float">
            <text:p>2259248</text:p>
          </table:table-cell>
          <table:table-cell office:value-type="float" office:value="1495586" calcext:value-type="float">
            <text:p>1495586</text:p>
          </table:table-cell>
          <table:table-cell office:value-type="string" calcext:value-type="string">
            <text:p>Nice</text:p>
          </table:table-cell>
          <table:table-cell/>
        </table:table-row>
        <table:table-row table:style-name="ro1">
          <table:table-cell office:value-type="float" office:value="443854" calcext:value-type="float">
            <text:p>443854</text:p>
          </table:table-cell>
          <table:table-cell office:value-type="float" office:value="0" calcext:value-type="float">
            <text:p>0</text:p>
          </table:table-cell>
          <table:table-cell office:value-type="float" office:value="2441382" calcext:value-type="float">
            <text:p>2441382</text:p>
          </table:table-cell>
          <table:table-cell office:value-type="float" office:value="36093" calcext:value-type="float">
            <text:p>36093</text:p>
          </table:table-cell>
          <table:table-cell office:value-type="string" calcext:value-type="string">
            <text:p>இரண்டு நிமிடத்தில் பன்றது என்பது வாய்ப்புகள் இல்லை.நம்ம பன்ற நேரத்துக்கு எதுவுமே கைல <text:s/>கிடைக்காது.</text:p>
          </table:table-cell>
          <table:table-cell/>
        </table:table-row>
        <table:table-row table:style-name="ro1">
          <table:table-cell office:value-type="float" office:value="27460" calcext:value-type="float">
            <text:p>27460</text:p>
          </table:table-cell>
          <table:table-cell office:value-type="float" office:value="0" calcext:value-type="float">
            <text:p>0</text:p>
          </table:table-cell>
          <table:table-cell office:value-type="float" office:value="606195" calcext:value-type="float">
            <text:p>606195</text:p>
          </table:table-cell>
          <table:table-cell office:value-type="float" office:value="45993" calcext:value-type="float">
            <text:p>45993</text:p>
          </table:table-cell>
          <table:table-cell office:value-type="string" calcext:value-type="string">
            <text:p>Awesome! I too am heading there next week</text:p>
          </table:table-cell>
          <table:table-cell/>
        </table:table-row>
        <table:table-row table:style-name="ro1">
          <table:table-cell office:value-type="float" office:value="30127" calcext:value-type="float">
            <text:p>30127</text:p>
          </table:table-cell>
          <table:table-cell office:value-type="float" office:value="0" calcext:value-type="float">
            <text:p>0</text:p>
          </table:table-cell>
          <table:table-cell office:value-type="float" office:value="558368" calcext:value-type="float">
            <text:p>558368</text:p>
          </table:table-cell>
          <table:table-cell office:value-type="float" office:value="80008" calcext:value-type="float">
            <text:p>80008</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7837" calcext:value-type="float">
            <text:p>37837</text:p>
          </table:table-cell>
          <table:table-cell office:value-type="float" office:value="0" calcext:value-type="float">
            <text:p>0</text:p>
          </table:table-cell>
          <table:table-cell office:value-type="float" office:value="629619" calcext:value-type="float">
            <text:p>629619</text:p>
          </table:table-cell>
          <table:table-cell office:value-type="float" office:value="188169" calcext:value-type="float">
            <text:p>188169</text:p>
          </table:table-cell>
          <table:table-cell office:value-type="string" calcext:value-type="string">
            <text:p>Thank you. I can ride to these kind of places everyday.</text:p>
          </table:table-cell>
          <table:table-cell/>
        </table:table-row>
        <table:table-row table:style-name="ro1">
          <table:table-cell office:value-type="float" office:value="77481" calcext:value-type="float">
            <text:p>77481</text:p>
          </table:table-cell>
          <table:table-cell office:value-type="float" office:value="376134" calcext:value-type="float">
            <text:p>376134</text:p>
          </table:table-cell>
          <table:table-cell office:value-type="float" office:value="0" calcext:value-type="float">
            <text:p>0</text:p>
          </table:table-cell>
          <table:table-cell office:value-type="float" office:value="151127" calcext:value-type="float">
            <text:p>151127</text:p>
          </table:table-cell>
          <table:table-cell office:value-type="string" calcext:value-type="string">
            <text:p>8146705335 watsapp DM for queries</text:p>
          </table:table-cell>
          <table:table-cell/>
        </table:table-row>
        <table:table-row table:style-name="ro1">
          <table:table-cell office:value-type="float" office:value="92700" calcext:value-type="float">
            <text:p>92700</text:p>
          </table:table-cell>
          <table:table-cell office:value-type="float" office:value="0" calcext:value-type="float">
            <text:p>0</text:p>
          </table:table-cell>
          <table:table-cell office:value-type="float" office:value="758501" calcext:value-type="float">
            <text:p>758501</text:p>
          </table:table-cell>
          <table:table-cell office:value-type="float" office:value="84270" calcext:value-type="float">
            <text:p>84270</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18408" calcext:value-type="float">
            <text:p>118408</text:p>
          </table:table-cell>
          <table:table-cell office:value-type="float" office:value="0" calcext:value-type="float">
            <text:p>0</text:p>
          </table:table-cell>
          <table:table-cell office:value-type="float" office:value="154283" calcext:value-type="float">
            <text:p>154283</text:p>
          </table:table-cell>
          <table:table-cell office:value-type="float" office:value="87309" calcext:value-type="float">
            <text:p>87309</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50308" calcext:value-type="float">
            <text:p>150308</text:p>
          </table:table-cell>
          <table:table-cell office:value-type="float" office:value="0" calcext:value-type="float">
            <text:p>0</text:p>
          </table:table-cell>
          <table:table-cell office:value-type="float" office:value="892599" calcext:value-type="float">
            <text:p>892599</text:p>
          </table:table-cell>
          <table:table-cell office:value-type="float" office:value="243665" calcext:value-type="float">
            <text:p>243665</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52942" calcext:value-type="float">
            <text:p>152942</text:p>
          </table:table-cell>
          <table:table-cell office:value-type="float" office:value="0" calcext:value-type="float">
            <text:p>0</text:p>
          </table:table-cell>
          <table:table-cell office:value-type="float" office:value="898162" calcext:value-type="float">
            <text:p>898162</text:p>
          </table:table-cell>
          <table:table-cell office:value-type="float" office:value="86600" calcext:value-type="float">
            <text:p>8660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38899" calcext:value-type="float">
            <text:p>238899</text:p>
          </table:table-cell>
          <table:table-cell office:value-type="float" office:value="0" calcext:value-type="float">
            <text:p>0</text:p>
          </table:table-cell>
          <table:table-cell office:value-type="float" office:value="1198330" calcext:value-type="float">
            <text:p>1198330</text:p>
          </table:table-cell>
          <table:table-cell office:value-type="float" office:value="82837" calcext:value-type="float">
            <text:p>82837</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62741" calcext:value-type="float">
            <text:p>262741</text:p>
          </table:table-cell>
          <table:table-cell office:value-type="float" office:value="0" calcext:value-type="float">
            <text:p>0</text:p>
          </table:table-cell>
          <table:table-cell office:value-type="float" office:value="1367337" calcext:value-type="float">
            <text:p>1367337</text:p>
          </table:table-cell>
          <table:table-cell office:value-type="float" office:value="87998" calcext:value-type="float">
            <text:p>87998</text:p>
          </table:table-cell>
          <table:table-cell office:value-type="string" calcext:value-type="string">
            <text:p>When's your next update?!</text:p>
          </table:table-cell>
          <table:table-cell/>
        </table:table-row>
        <table:table-row table:style-name="ro1">
          <table:table-cell office:value-type="float" office:value="458476" calcext:value-type="float">
            <text:p>458476</text:p>
          </table:table-cell>
          <table:table-cell office:value-type="float" office:value="0" calcext:value-type="float">
            <text:p>0</text:p>
          </table:table-cell>
          <table:table-cell office:value-type="float" office:value="2590898" calcext:value-type="float">
            <text:p>2590898</text:p>
          </table:table-cell>
          <table:table-cell office:value-type="float" office:value="2135317" calcext:value-type="float">
            <text:p>2135317</text:p>
          </table:table-cell>
          <table:table-cell office:value-type="string" calcext:value-type="string">
            <text:p>V</text:p>
          </table:table-cell>
          <table:table-cell/>
        </table:table-row>
        <table:table-row table:style-name="ro1">
          <table:table-cell office:value-type="float" office:value="62698" calcext:value-type="float">
            <text:p>62698</text:p>
          </table:table-cell>
          <table:table-cell office:value-type="float" office:value="0" calcext:value-type="float">
            <text:p>0</text:p>
          </table:table-cell>
          <table:table-cell office:value-type="float" office:value="684724" calcext:value-type="float">
            <text:p>684724</text:p>
          </table:table-cell>
          <table:table-cell office:value-type="float" office:value="84627" calcext:value-type="float">
            <text:p>84627</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06380" calcext:value-type="float">
            <text:p>106380</text:p>
          </table:table-cell>
          <table:table-cell office:value-type="float" office:value="0" calcext:value-type="float">
            <text:p>0</text:p>
          </table:table-cell>
          <table:table-cell office:value-type="float" office:value="791912" calcext:value-type="float">
            <text:p>791912</text:p>
          </table:table-cell>
          <table:table-cell office:value-type="float" office:value="87378" calcext:value-type="float">
            <text:p>87378</text:p>
          </table:table-cell>
          <table:table-cell office:value-type="string" calcext:value-type="string">
            <text:p>Lajavaab</text:p>
          </table:table-cell>
          <table:table-cell/>
        </table:table-row>
        <table:table-row table:style-name="ro1">
          <table:table-cell office:value-type="float" office:value="199660" calcext:value-type="float">
            <text:p>199660</text:p>
          </table:table-cell>
          <table:table-cell office:value-type="float" office:value="0" calcext:value-type="float">
            <text:p>0</text:p>
          </table:table-cell>
          <table:table-cell office:value-type="float" office:value="1035811" calcext:value-type="float">
            <text:p>1035811</text:p>
          </table:table-cell>
          <table:table-cell office:value-type="float" office:value="42751" calcext:value-type="float">
            <text:p>4275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32471" calcext:value-type="float">
            <text:p>232471</text:p>
          </table:table-cell>
          <table:table-cell office:value-type="float" office:value="0" calcext:value-type="float">
            <text:p>0</text:p>
          </table:table-cell>
          <table:table-cell office:value-type="float" office:value="1182309" calcext:value-type="float">
            <text:p>1182309</text:p>
          </table:table-cell>
          <table:table-cell office:value-type="float" office:value="42705" calcext:value-type="float">
            <text:p>42705</text:p>
          </table:table-cell>
          <table:table-cell office:value-type="string" calcext:value-type="string">
            <text:p>Sahi hai yeh toh bc</text:p>
          </table:table-cell>
          <table:table-cell/>
        </table:table-row>
        <table:table-row table:style-name="ro1">
          <table:table-cell office:value-type="float" office:value="270198" calcext:value-type="float">
            <text:p>270198</text:p>
          </table:table-cell>
          <table:table-cell office:value-type="float" office:value="0" calcext:value-type="float">
            <text:p>0</text:p>
          </table:table-cell>
          <table:table-cell office:value-type="float" office:value="1398651" calcext:value-type="float">
            <text:p>1398651</text:p>
          </table:table-cell>
          <table:table-cell office:value-type="float" office:value="432713" calcext:value-type="float">
            <text:p>432713</text:p>
          </table:table-cell>
          <table:table-cell office:value-type="string" calcext:value-type="string">
            <text:p>Beautiful</text:p>
          </table:table-cell>
          <table:table-cell/>
        </table:table-row>
        <table:table-row table:style-name="ro1">
          <table:table-cell office:value-type="float" office:value="272339" calcext:value-type="float">
            <text:p>272339</text:p>
          </table:table-cell>
          <table:table-cell office:value-type="float" office:value="0" calcext:value-type="float">
            <text:p>0</text:p>
          </table:table-cell>
          <table:table-cell office:value-type="float" office:value="1422060" calcext:value-type="float">
            <text:p>1422060</text:p>
          </table:table-cell>
          <table:table-cell office:value-type="float" office:value="41634" calcext:value-type="float">
            <text:p>41634</text:p>
          </table:table-cell>
          <table:table-cell office:value-type="string" calcext:value-type="string">
            <text:p>Wow! that's such a cool title! but the images were so blurry!</text:p>
          </table:table-cell>
          <table:table-cell/>
        </table:table-row>
        <table:table-row table:style-name="ro1">
          <table:table-cell office:value-type="float" office:value="291165" calcext:value-type="float">
            <text:p>291165</text:p>
          </table:table-cell>
          <table:table-cell office:value-type="float" office:value="1096881" calcext:value-type="float">
            <text:p>1096881</text:p>
          </table:table-cell>
          <table:table-cell office:value-type="float" office:value="0" calcext:value-type="float">
            <text:p>0</text:p>
          </table:table-cell>
          <table:table-cell office:value-type="float" office:value="469435" calcext:value-type="float">
            <text:p>469435</text:p>
          </table:table-cell>
          <table:table-cell office:value-type="string" calcext:value-type="string">
            <text:p>Marvellous</text:p>
          </table:table-cell>
          <table:table-cell/>
        </table:table-row>
        <table:table-row table:style-name="ro1">
          <table:table-cell office:value-type="float" office:value="317249" calcext:value-type="float">
            <text:p>317249</text:p>
          </table:table-cell>
          <table:table-cell office:value-type="float" office:value="0" calcext:value-type="float">
            <text:p>0</text:p>
          </table:table-cell>
          <table:table-cell office:value-type="float" office:value="1664736" calcext:value-type="float">
            <text:p>1664736</text:p>
          </table:table-cell>
          <table:table-cell office:value-type="float" office:value="513290" calcext:value-type="float">
            <text:p>513290</text:p>
          </table:table-cell>
          <table:table-cell office:value-type="string" calcext:value-type="string">
            <text:p>Thanx sir ...</text:p>
          </table:table-cell>
          <table:table-cell/>
        </table:table-row>
        <table:table-row table:style-name="ro1">
          <table:table-cell office:value-type="float" office:value="361045" calcext:value-type="float">
            <text:p>361045</text:p>
          </table:table-cell>
          <table:table-cell office:value-type="float" office:value="0" calcext:value-type="float">
            <text:p>0</text:p>
          </table:table-cell>
          <table:table-cell office:value-type="float" office:value="2034431" calcext:value-type="float">
            <text:p>2034431</text:p>
          </table:table-cell>
          <table:table-cell office:value-type="float" office:value="49554" calcext:value-type="float">
            <text:p>49554</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99265" calcext:value-type="float">
            <text:p>399265</text:p>
          </table:table-cell>
          <table:table-cell office:value-type="float" office:value="0" calcext:value-type="float">
            <text:p>0</text:p>
          </table:table-cell>
          <table:table-cell office:value-type="float" office:value="2278412" calcext:value-type="float">
            <text:p>2278412</text:p>
          </table:table-cell>
          <table:table-cell office:value-type="float" office:value="15561" calcext:value-type="float">
            <text:p>15561</text:p>
          </table:table-cell>
          <table:table-cell office:value-type="string" calcext:value-type="string">
            <text:p>amazing video </text:p>
          </table:table-cell>
          <table:table-cell/>
        </table:table-row>
        <table:table-row table:style-name="ro1">
          <table:table-cell office:value-type="float" office:value="406328" calcext:value-type="float">
            <text:p>406328</text:p>
          </table:table-cell>
          <table:table-cell office:value-type="float" office:value="0" calcext:value-type="float">
            <text:p>0</text:p>
          </table:table-cell>
          <table:table-cell office:value-type="float" office:value="2275539" calcext:value-type="float">
            <text:p>2275539</text:p>
          </table:table-cell>
          <table:table-cell office:value-type="float" office:value="1116844" calcext:value-type="float">
            <text:p>1116844</text:p>
          </table:table-cell>
          <table:table-cell office:value-type="string" calcext:value-type="string">
            <text:p>Hiii</text:p>
          </table:table-cell>
          <table:table-cell/>
        </table:table-row>
        <table:table-row table:style-name="ro1">
          <table:table-cell office:value-type="float" office:value="408526" calcext:value-type="float">
            <text:p>408526</text:p>
          </table:table-cell>
          <table:table-cell office:value-type="float" office:value="0" calcext:value-type="float">
            <text:p>0</text:p>
          </table:table-cell>
          <table:table-cell office:value-type="float" office:value="2285839" calcext:value-type="float">
            <text:p>2285839</text:p>
          </table:table-cell>
          <table:table-cell office:value-type="float" office:value="1185111" calcext:value-type="float">
            <text:p>1185111</text:p>
          </table:table-cell>
          <table:table-cell office:value-type="string" calcext:value-type="string">
            <text:p>Nise</text:p>
          </table:table-cell>
          <table:table-cell/>
        </table:table-row>
        <table:table-row table:style-name="ro1">
          <table:table-cell office:value-type="float" office:value="16642" calcext:value-type="float">
            <text:p>16642</text:p>
          </table:table-cell>
          <table:table-cell office:value-type="float" office:value="206830" calcext:value-type="float">
            <text:p>206830</text:p>
          </table:table-cell>
          <table:table-cell office:value-type="float" office:value="0" calcext:value-type="float">
            <text:p>0</text:p>
          </table:table-cell>
          <table:table-cell office:value-type="float" office:value="156797" calcext:value-type="float">
            <text:p>156797</text:p>
          </table:table-cell>
          <table:table-cell office:value-type="string" calcext:value-type="string">
            <text:p>Whats ur instagram page name i have seen all the videos of uhh and the places . It was perfectly Awesome??</text:p>
          </table:table-cell>
          <table:table-cell/>
        </table:table-row>
        <table:table-row table:style-name="ro1">
          <table:table-cell office:value-type="float" office:value="45699" calcext:value-type="float">
            <text:p>45699</text:p>
          </table:table-cell>
          <table:table-cell office:value-type="float" office:value="0" calcext:value-type="float">
            <text:p>0</text:p>
          </table:table-cell>
          <table:table-cell office:value-type="float" office:value="645249" calcext:value-type="float">
            <text:p>645249</text:p>
          </table:table-cell>
          <table:table-cell office:value-type="float" office:value="192801" calcext:value-type="float">
            <text:p>192801</text:p>
          </table:table-cell>
          <table:table-cell office:value-type="string" calcext:value-type="string">
            <text:p>I use DSLR and my k8note phone for photography..</text:p>
          </table:table-cell>
          <table:table-cell/>
        </table:table-row>
        <table:table-row table:style-name="ro1">
          <table:table-cell office:value-type="float" office:value="86455" calcext:value-type="float">
            <text:p>86455</text:p>
          </table:table-cell>
          <table:table-cell office:value-type="float" office:value="0" calcext:value-type="float">
            <text:p>0</text:p>
          </table:table-cell>
          <table:table-cell office:value-type="float" office:value="671789" calcext:value-type="float">
            <text:p>671789</text:p>
          </table:table-cell>
          <table:table-cell office:value-type="float" office:value="200663" calcext:value-type="float">
            <text:p>200663</text:p>
          </table:table-cell>
          <table:table-cell office:value-type="string" calcext:value-type="string">
            <text:p>Ya ofcourse.... what would you like to know ?</text:p>
          </table:table-cell>
          <table:table-cell/>
        </table:table-row>
        <table:table-row table:style-name="ro1">
          <table:table-cell office:value-type="float" office:value="277319" calcext:value-type="float">
            <text:p>277319</text:p>
          </table:table-cell>
          <table:table-cell office:value-type="float" office:value="0" calcext:value-type="float">
            <text:p>0</text:p>
          </table:table-cell>
          <table:table-cell office:value-type="float" office:value="1451632" calcext:value-type="float">
            <text:p>1451632</text:p>
          </table:table-cell>
          <table:table-cell office:value-type="float" office:value="446081" calcext:value-type="float">
            <text:p>446081</text:p>
          </table:table-cell>
          <table:table-cell office:value-type="string" calcext:value-type="string">
            <text:p>Means</text:p>
          </table:table-cell>
          <table:table-cell/>
        </table:table-row>
        <table:table-row table:style-name="ro1">
          <table:table-cell office:value-type="float" office:value="297953" calcext:value-type="float">
            <text:p>297953</text:p>
          </table:table-cell>
          <table:table-cell office:value-type="float" office:value="0" calcext:value-type="float">
            <text:p>0</text:p>
          </table:table-cell>
          <table:table-cell office:value-type="float" office:value="1574996" calcext:value-type="float">
            <text:p>1574996</text:p>
          </table:table-cell>
          <table:table-cell office:value-type="float" office:value="87305" calcext:value-type="float">
            <text:p>87305</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17760" calcext:value-type="float">
            <text:p>317760</text:p>
          </table:table-cell>
          <table:table-cell office:value-type="float" office:value="0" calcext:value-type="float">
            <text:p>0</text:p>
          </table:table-cell>
          <table:table-cell office:value-type="float" office:value="1686548" calcext:value-type="float">
            <text:p>1686548</text:p>
          </table:table-cell>
          <table:table-cell office:value-type="float" office:value="520298" calcext:value-type="float">
            <text:p>520298</text:p>
          </table:table-cell>
          <table:table-cell office:value-type="string" calcext:value-type="string">
            <text:p>??</text:p>
          </table:table-cell>
          <table:table-cell/>
        </table:table-row>
        <table:table-row table:style-name="ro1">
          <table:table-cell office:value-type="float" office:value="454656" calcext:value-type="float">
            <text:p>454656</text:p>
          </table:table-cell>
          <table:table-cell office:value-type="float" office:value="0" calcext:value-type="float">
            <text:p>0</text:p>
          </table:table-cell>
          <table:table-cell office:value-type="float" office:value="2367109" calcext:value-type="float">
            <text:p>2367109</text:p>
          </table:table-cell>
          <table:table-cell office:value-type="float" office:value="2024006" calcext:value-type="float">
            <text:p>2024006</text:p>
          </table:table-cell>
          <table:table-cell office:value-type="string" calcext:value-type="string">
            <text:p>Hi</text:p>
          </table:table-cell>
          <table:table-cell/>
        </table:table-row>
        <table:table-row table:style-name="ro1">
          <table:table-cell office:value-type="float" office:value="3659" calcext:value-type="float">
            <text:p>3659</text:p>
          </table:table-cell>
          <table:table-cell office:value-type="float" office:value="27142" calcext:value-type="float">
            <text:p>27142</text:p>
          </table:table-cell>
          <table:table-cell office:value-type="float" office:value="0" calcext:value-type="float">
            <text:p>0</text:p>
          </table:table-cell>
          <table:table-cell office:value-type="float" office:value="10477" calcext:value-type="float">
            <text:p>10477</text:p>
          </table:table-cell>
          <table:table-cell office:value-type="string" calcext:value-type="string">
            <text:p>[[@27]] </text:p>
          </table:table-cell>
          <table:table-cell/>
        </table:table-row>
        <table:table-row table:style-name="ro1">
          <table:table-cell office:value-type="float" office:value="58769" calcext:value-type="float">
            <text:p>58769</text:p>
          </table:table-cell>
          <table:table-cell office:value-type="float" office:value="0" calcext:value-type="float">
            <text:p>0</text:p>
          </table:table-cell>
          <table:table-cell office:value-type="float" office:value="675556" calcext:value-type="float">
            <text:p>675556</text:p>
          </table:table-cell>
          <table:table-cell office:value-type="float" office:value="82072" calcext:value-type="float">
            <text:p>8207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76311" calcext:value-type="float">
            <text:p>76311</text:p>
          </table:table-cell>
          <table:table-cell office:value-type="float" office:value="0" calcext:value-type="float">
            <text:p>0</text:p>
          </table:table-cell>
          <table:table-cell office:value-type="float" office:value="724803" calcext:value-type="float">
            <text:p>724803</text:p>
          </table:table-cell>
          <table:table-cell office:value-type="float" office:value="81445" calcext:value-type="float">
            <text:p>81445</text:p>
          </table:table-cell>
          <table:table-cell office:value-type="string" calcext:value-type="string">
            <text:p>Dum hai bhai!</text:p>
          </table:table-cell>
          <table:table-cell/>
        </table:table-row>
        <table:table-row table:style-name="ro1">
          <table:table-cell office:value-type="float" office:value="102308" calcext:value-type="float">
            <text:p>102308</text:p>
          </table:table-cell>
          <table:table-cell office:value-type="float" office:value="0" calcext:value-type="float">
            <text:p>0</text:p>
          </table:table-cell>
          <table:table-cell office:value-type="float" office:value="781556" calcext:value-type="float">
            <text:p>781556</text:p>
          </table:table-cell>
          <table:table-cell office:value-type="float" office:value="81307" calcext:value-type="float">
            <text:p>81307</text:p>
          </table:table-cell>
          <table:table-cell office:value-type="string" calcext:value-type="string">
            <text:p>i love your work and i use it to plan my trips :)</text:p>
          </table:table-cell>
          <table:table-cell/>
        </table:table-row>
        <table:table-row table:style-name="ro1">
          <table:table-cell office:value-type="float" office:value="182648" calcext:value-type="float">
            <text:p>182648</text:p>
          </table:table-cell>
          <table:table-cell office:value-type="float" office:value="0" calcext:value-type="float">
            <text:p>0</text:p>
          </table:table-cell>
          <table:table-cell office:value-type="float" office:value="54941" calcext:value-type="float">
            <text:p>54941</text:p>
          </table:table-cell>
          <table:table-cell office:value-type="float" office:value="40087" calcext:value-type="float">
            <text:p>40087</text:p>
          </table:table-cell>
          <table:table-cell office:value-type="string" calcext:value-type="string">
            <text:p>masttt!!</text:p>
          </table:table-cell>
          <table:table-cell/>
        </table:table-row>
        <table:table-row table:style-name="ro1">
          <table:table-cell office:value-type="float" office:value="226789" calcext:value-type="float">
            <text:p>226789</text:p>
          </table:table-cell>
          <table:table-cell office:value-type="float" office:value="0" calcext:value-type="float">
            <text:p>0</text:p>
          </table:table-cell>
          <table:table-cell office:value-type="float" office:value="1168221" calcext:value-type="float">
            <text:p>1168221</text:p>
          </table:table-cell>
          <table:table-cell office:value-type="float" office:value="352435" calcext:value-type="float">
            <text:p>352435</text:p>
          </table:table-cell>
          <table:table-cell office:value-type="string" calcext:value-type="string">
            <text:p>[[@83475]] thank u bro</text:p>
          </table:table-cell>
          <table:table-cell/>
        </table:table-row>
        <table:table-row table:style-name="ro1">
          <table:table-cell office:value-type="float" office:value="240808" calcext:value-type="float">
            <text:p>240808</text:p>
          </table:table-cell>
          <table:table-cell office:value-type="float" office:value="0" calcext:value-type="float">
            <text:p>0</text:p>
          </table:table-cell>
          <table:table-cell office:value-type="float" office:value="1201605" calcext:value-type="float">
            <text:p>1201605</text:p>
          </table:table-cell>
          <table:table-cell office:value-type="float" office:value="42577" calcext:value-type="float">
            <text:p>4257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49907" calcext:value-type="float">
            <text:p>249907</text:p>
          </table:table-cell>
          <table:table-cell office:value-type="float" office:value="0" calcext:value-type="float">
            <text:p>0</text:p>
          </table:table-cell>
          <table:table-cell office:value-type="float" office:value="1267892" calcext:value-type="float">
            <text:p>1267892</text:p>
          </table:table-cell>
          <table:table-cell office:value-type="float" office:value="382351" calcext:value-type="float">
            <text:p>382351</text:p>
          </table:table-cell>
          <table:table-cell office:value-type="string" calcext:value-type="string">
            <text:p>I have this video only.</text:p>
          </table:table-cell>
          <table:table-cell/>
        </table:table-row>
        <table:table-row table:style-name="ro1">
          <table:table-cell office:value-type="float" office:value="267362" calcext:value-type="float">
            <text:p>267362</text:p>
          </table:table-cell>
          <table:table-cell office:value-type="float" office:value="0" calcext:value-type="float">
            <text:p>0</text:p>
          </table:table-cell>
          <table:table-cell office:value-type="float" office:value="1382588" calcext:value-type="float">
            <text:p>1382588</text:p>
          </table:table-cell>
          <table:table-cell office:value-type="float" office:value="322054" calcext:value-type="float">
            <text:p>322054</text:p>
          </table:table-cell>
          <table:table-cell office:value-type="string" calcext:value-type="string">
            <text:p>Very well covered the whole of bundi..!✌️</text:p>
          </table:table-cell>
          <table:table-cell/>
        </table:table-row>
        <table:table-row table:style-name="ro1">
          <table:table-cell office:value-type="float" office:value="317569" calcext:value-type="float">
            <text:p>317569</text:p>
          </table:table-cell>
          <table:table-cell office:value-type="float" office:value="0" calcext:value-type="float">
            <text:p>0</text:p>
          </table:table-cell>
          <table:table-cell office:value-type="float" office:value="1688697" calcext:value-type="float">
            <text:p>1688697</text:p>
          </table:table-cell>
          <table:table-cell office:value-type="float" office:value="135759" calcext:value-type="float">
            <text:p>135759</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27501" calcext:value-type="float">
            <text:p>327501</text:p>
          </table:table-cell>
          <table:table-cell office:value-type="float" office:value="0" calcext:value-type="float">
            <text:p>0</text:p>
          </table:table-cell>
          <table:table-cell office:value-type="float" office:value="1752555" calcext:value-type="float">
            <text:p>1752555</text:p>
          </table:table-cell>
          <table:table-cell office:value-type="float" office:value="79652" calcext:value-type="float">
            <text:p>79652</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47042" calcext:value-type="float">
            <text:p>347042</text:p>
          </table:table-cell>
          <table:table-cell office:value-type="float" office:value="0" calcext:value-type="float">
            <text:p>0</text:p>
          </table:table-cell>
          <table:table-cell office:value-type="float" office:value="1862705" calcext:value-type="float">
            <text:p>1862705</text:p>
          </table:table-cell>
          <table:table-cell office:value-type="float" office:value="84118" calcext:value-type="float">
            <text:p>84118</text:p>
          </table:table-cell>
          <table:table-cell office:value-type="string" calcext:value-type="string">
            <text:p>Maa kaasam! maza aa gaya</text:p>
          </table:table-cell>
          <table:table-cell/>
        </table:table-row>
        <table:table-row table:style-name="ro1">
          <table:table-cell office:value-type="float" office:value="378502" calcext:value-type="float">
            <text:p>378502</text:p>
          </table:table-cell>
          <table:table-cell office:value-type="float" office:value="0" calcext:value-type="float">
            <text:p>0</text:p>
          </table:table-cell>
          <table:table-cell office:value-type="float" office:value="2231536" calcext:value-type="float">
            <text:p>2231536</text:p>
          </table:table-cell>
          <table:table-cell office:value-type="float" office:value="135913" calcext:value-type="float">
            <text:p>135913</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39931" calcext:value-type="float">
            <text:p>439931</text:p>
          </table:table-cell>
          <table:table-cell office:value-type="float" office:value="0" calcext:value-type="float">
            <text:p>0</text:p>
          </table:table-cell>
          <table:table-cell office:value-type="float" office:value="2329758" calcext:value-type="float">
            <text:p>2329758</text:p>
          </table:table-cell>
          <table:table-cell office:value-type="float" office:value="1647788" calcext:value-type="float">
            <text:p>1647788</text:p>
          </table:table-cell>
          <table:table-cell office:value-type="string" calcext:value-type="string">
            <text:p>Hlo</text:p>
          </table:table-cell>
          <table:table-cell/>
        </table:table-row>
        <table:table-row table:style-name="ro1">
          <table:table-cell office:value-type="float" office:value="15589" calcext:value-type="float">
            <text:p>15589</text:p>
          </table:table-cell>
          <table:table-cell office:value-type="float" office:value="0" calcext:value-type="float">
            <text:p>0</text:p>
          </table:table-cell>
          <table:table-cell office:value-type="float" office:value="473680" calcext:value-type="float">
            <text:p>473680</text:p>
          </table:table-cell>
          <table:table-cell office:value-type="float" office:value="4739" calcext:value-type="float">
            <text:p>4739</text:p>
          </table:table-cell>
          <table:table-cell office:value-type="string" calcext:value-type="string">
            <text:p>Nice ??</text:p>
          </table:table-cell>
          <table:table-cell/>
        </table:table-row>
        <table:table-row table:style-name="ro1">
          <table:table-cell office:value-type="float" office:value="58052" calcext:value-type="float">
            <text:p>58052</text:p>
          </table:table-cell>
          <table:table-cell office:value-type="float" office:value="91953" calcext:value-type="float">
            <text:p>91953</text:p>
          </table:table-cell>
          <table:table-cell office:value-type="float" office:value="0" calcext:value-type="float">
            <text:p>0</text:p>
          </table:table-cell>
          <table:table-cell office:value-type="float" office:value="192150" calcext:value-type="float">
            <text:p>192150</text:p>
          </table:table-cell>
          <table:table-cell office:value-type="string" calcext:value-type="string">
            <text:p>Dats a cool pic. Love d colours</text:p>
          </table:table-cell>
          <table:table-cell/>
        </table:table-row>
        <table:table-row table:style-name="ro1">
          <table:table-cell office:value-type="float" office:value="66541" calcext:value-type="float">
            <text:p>66541</text:p>
          </table:table-cell>
          <table:table-cell office:value-type="float" office:value="0" calcext:value-type="float">
            <text:p>0</text:p>
          </table:table-cell>
          <table:table-cell office:value-type="float" office:value="694290" calcext:value-type="float">
            <text:p>694290</text:p>
          </table:table-cell>
          <table:table-cell office:value-type="float" office:value="83267" calcext:value-type="float">
            <text:p>83267</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34432" calcext:value-type="float">
            <text:p>134432</text:p>
          </table:table-cell>
          <table:table-cell office:value-type="float" office:value="0" calcext:value-type="float">
            <text:p>0</text:p>
          </table:table-cell>
          <table:table-cell office:value-type="float" office:value="851907" calcext:value-type="float">
            <text:p>851907</text:p>
          </table:table-cell>
          <table:table-cell office:value-type="float" office:value="254624" calcext:value-type="float">
            <text:p>254624</text:p>
          </table:table-cell>
          <table:table-cell office:value-type="string" calcext:value-type="string">
            <text:p>[[@86864]] ya bro</text:p>
          </table:table-cell>
          <table:table-cell/>
        </table:table-row>
        <table:table-row table:style-name="ro1">
          <table:table-cell office:value-type="float" office:value="177619" calcext:value-type="float">
            <text:p>177619</text:p>
          </table:table-cell>
          <table:table-cell office:value-type="float" office:value="0" calcext:value-type="float">
            <text:p>0</text:p>
          </table:table-cell>
          <table:table-cell office:value-type="float" office:value="969134" calcext:value-type="float">
            <text:p>969134</text:p>
          </table:table-cell>
          <table:table-cell office:value-type="float" office:value="43101" calcext:value-type="float">
            <text:p>4310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90886" calcext:value-type="float">
            <text:p>190886</text:p>
          </table:table-cell>
          <table:table-cell office:value-type="float" office:value="0" calcext:value-type="float">
            <text:p>0</text:p>
          </table:table-cell>
          <table:table-cell office:value-type="float" office:value="992022" calcext:value-type="float">
            <text:p>992022</text:p>
          </table:table-cell>
          <table:table-cell office:value-type="float" office:value="41560" calcext:value-type="float">
            <text:p>41560</text:p>
          </table:table-cell>
          <table:table-cell office:value-type="string" calcext:value-type="string">
            <text:p>Super se bhi uper!</text:p>
          </table:table-cell>
          <table:table-cell/>
        </table:table-row>
        <table:table-row table:style-name="ro1">
          <table:table-cell office:value-type="float" office:value="207711" calcext:value-type="float">
            <text:p>207711</text:p>
          </table:table-cell>
          <table:table-cell office:value-type="float" office:value="3731" calcext:value-type="float">
            <text:p>3731</text:p>
          </table:table-cell>
          <table:table-cell office:value-type="float" office:value="0" calcext:value-type="float">
            <text:p>0</text:p>
          </table:table-cell>
          <table:table-cell office:value-type="float" office:value="314684" calcext:value-type="float">
            <text:p>314684</text:p>
          </table:table-cell>
          <table:table-cell office:value-type="string" calcext:value-type="string">
            <text:p>Try Breadcraft at Lokhandwala.. the best Frankies served</text:p>
          </table:table-cell>
          <table:table-cell/>
        </table:table-row>
        <table:table-row table:style-name="ro1">
          <table:table-cell office:value-type="float" office:value="415736" calcext:value-type="float">
            <text:p>415736</text:p>
          </table:table-cell>
          <table:table-cell office:value-type="float" office:value="0" calcext:value-type="float">
            <text:p>0</text:p>
          </table:table-cell>
          <table:table-cell office:value-type="float" office:value="2358607" calcext:value-type="float">
            <text:p>2358607</text:p>
          </table:table-cell>
          <table:table-cell office:value-type="float" office:value="1415810" calcext:value-type="float">
            <text:p>1415810</text:p>
          </table:table-cell>
          <table:table-cell office:value-type="string" calcext:value-type="string">
            <text:p>Very nice</text:p>
          </table:table-cell>
          <table:table-cell/>
        </table:table-row>
        <table:table-row table:style-name="ro1">
          <table:table-cell office:value-type="float" office:value="453494" calcext:value-type="float">
            <text:p>453494</text:p>
          </table:table-cell>
          <table:table-cell office:value-type="float" office:value="0" calcext:value-type="float">
            <text:p>0</text:p>
          </table:table-cell>
          <table:table-cell office:value-type="float" office:value="2260711" calcext:value-type="float">
            <text:p>2260711</text:p>
          </table:table-cell>
          <table:table-cell office:value-type="float" office:value="1996016" calcext:value-type="float">
            <text:p>1996016</text:p>
          </table:table-cell>
          <table:table-cell office:value-type="string" calcext:value-type="string">
            <text:p>So cute</text:p>
          </table:table-cell>
          <table:table-cell/>
        </table:table-row>
        <table:table-row table:style-name="ro1">
          <table:table-cell office:value-type="float" office:value="455672" calcext:value-type="float">
            <text:p>455672</text:p>
          </table:table-cell>
          <table:table-cell office:value-type="float" office:value="0" calcext:value-type="float">
            <text:p>0</text:p>
          </table:table-cell>
          <table:table-cell office:value-type="float" office:value="1229315" calcext:value-type="float">
            <text:p>1229315</text:p>
          </table:table-cell>
          <table:table-cell office:value-type="float" office:value="2053205" calcext:value-type="float">
            <text:p>2053205</text:p>
          </table:table-cell>
          <table:table-cell office:value-type="string" calcext:value-type="string">
            <text:p>Hay</text:p>
          </table:table-cell>
          <table:table-cell/>
        </table:table-row>
        <table:table-row table:style-name="ro1">
          <table:table-cell office:value-type="float" office:value="46212" calcext:value-type="float">
            <text:p>46212</text:p>
          </table:table-cell>
          <table:table-cell office:value-type="float" office:value="0" calcext:value-type="float">
            <text:p>0</text:p>
          </table:table-cell>
          <table:table-cell office:value-type="float" office:value="474871" calcext:value-type="float">
            <text:p>474871</text:p>
          </table:table-cell>
          <table:table-cell office:value-type="float" office:value="141154" calcext:value-type="float">
            <text:p>141154</text:p>
          </table:table-cell>
          <table:table-cell office:value-type="string" calcext:value-type="string">
            <text:p>[[@83511]] Sure. The place is called Majuli and is in Assam. It is the largest river island. You got to reach Jorhat and from there it's an hour long boat ride to Majuli.</text:p>
          </table:table-cell>
          <table:table-cell/>
        </table:table-row>
        <table:table-row table:style-name="ro1">
          <table:table-cell office:value-type="float" office:value="67072" calcext:value-type="float">
            <text:p>67072</text:p>
          </table:table-cell>
          <table:table-cell office:value-type="float" office:value="0" calcext:value-type="float">
            <text:p>0</text:p>
          </table:table-cell>
          <table:table-cell office:value-type="float" office:value="698014" calcext:value-type="float">
            <text:p>698014</text:p>
          </table:table-cell>
          <table:table-cell office:value-type="float" office:value="208172" calcext:value-type="float">
            <text:p>208172</text:p>
          </table:table-cell>
          <table:table-cell office:value-type="string" calcext:value-type="string">
            <text:p>[[@84456]] just did :)</text:p>
          </table:table-cell>
          <table:table-cell/>
        </table:table-row>
        <table:table-row table:style-name="ro1">
          <table:table-cell office:value-type="float" office:value="132282" calcext:value-type="float">
            <text:p>132282</text:p>
          </table:table-cell>
          <table:table-cell office:value-type="float" office:value="0" calcext:value-type="float">
            <text:p>0</text:p>
          </table:table-cell>
          <table:table-cell office:value-type="float" office:value="846776" calcext:value-type="float">
            <text:p>846776</text:p>
          </table:table-cell>
          <table:table-cell office:value-type="float" office:value="40820" calcext:value-type="float">
            <text:p>40820</text:p>
          </table:table-cell>
          <table:table-cell office:value-type="string" calcext:value-type="string">
            <text:p>Mast ekdum</text:p>
          </table:table-cell>
          <table:table-cell/>
        </table:table-row>
        <table:table-row table:style-name="ro1">
          <table:table-cell office:value-type="float" office:value="310026" calcext:value-type="float">
            <text:p>310026</text:p>
          </table:table-cell>
          <table:table-cell office:value-type="float" office:value="1217674" calcext:value-type="float">
            <text:p>1217674</text:p>
          </table:table-cell>
          <table:table-cell office:value-type="float" office:value="0" calcext:value-type="float">
            <text:p>0</text:p>
          </table:table-cell>
          <table:table-cell office:value-type="float" office:value="493945" calcext:value-type="float">
            <text:p>493945</text:p>
          </table:table-cell>
          <table:table-cell office:value-type="string" calcext:value-type="string">
            <text:p>[[@1]]</text:p>
          </table:table-cell>
          <table:table-cell/>
        </table:table-row>
        <table:table-row table:style-name="ro3">
          <table:table-cell office:value-type="float" office:value="332983" calcext:value-type="float">
            <text:p>332983</text:p>
          </table:table-cell>
          <table:table-cell office:value-type="float" office:value="0" calcext:value-type="float">
            <text:p>0</text:p>
          </table:table-cell>
          <table:table-cell office:value-type="float" office:value="1706737" calcext:value-type="float">
            <text:p>1706737</text:p>
          </table:table-cell>
          <table:table-cell office:value-type="float" office:value="1" calcext:value-type="float">
            <text:p>1</text:p>
          </table:table-cell>
          <table:table-cell office:value-type="string" calcext:value-type="string">
            <text:p>[[@532111]] Wondering how to apply?</text:p>
            <text:p/>
            <text:p>Go to your profile, find the banner on top and tap on it to find out how you can participate.</text:p>
          </table:table-cell>
          <table:table-cell/>
        </table:table-row>
        <table:table-row table:style-name="ro1">
          <table:table-cell office:value-type="float" office:value="415454" calcext:value-type="float">
            <text:p>415454</text:p>
          </table:table-cell>
          <table:table-cell office:value-type="float" office:value="0" calcext:value-type="float">
            <text:p>0</text:p>
          </table:table-cell>
          <table:table-cell office:value-type="float" office:value="2325345" calcext:value-type="float">
            <text:p>2325345</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439181" calcext:value-type="float">
            <text:p>439181</text:p>
          </table:table-cell>
          <table:table-cell office:value-type="float" office:value="0" calcext:value-type="float">
            <text:p>0</text:p>
          </table:table-cell>
          <table:table-cell office:value-type="float" office:value="2379938" calcext:value-type="float">
            <text:p>2379938</text:p>
          </table:table-cell>
          <table:table-cell office:value-type="float" office:value="24334" calcext:value-type="float">
            <text:p>24334</text:p>
          </table:table-cell>
          <table:table-cell office:value-type="string" calcext:value-type="string">
            <text:p>ரொம்ப சூப்பரா இருக்கு சகோ உங்க எல்லா சமையல் வீடியோவும் சூபபர் சூப்பர் கண்டிப்பா நான் ட்ரை பண்றேன் சகோ</text:p>
          </table:table-cell>
          <table:table-cell/>
        </table:table-row>
        <table:table-row table:style-name="ro1">
          <table:table-cell office:value-type="float" office:value="1765" calcext:value-type="float">
            <text:p>1765</text:p>
          </table:table-cell>
          <table:table-cell office:value-type="float" office:value="3951" calcext:value-type="float">
            <text:p>3951</text:p>
          </table:table-cell>
          <table:table-cell office:value-type="float" office:value="0" calcext:value-type="float">
            <text:p>0</text:p>
          </table:table-cell>
          <table:table-cell office:value-type="float" office:value="614" calcext:value-type="float">
            <text:p>614</text:p>
          </table:table-cell>
          <table:table-cell office:value-type="string" calcext:value-type="string">
            <text:p>someone special?</text:p>
          </table:table-cell>
          <table:table-cell/>
        </table:table-row>
        <table:table-row table:style-name="ro1">
          <table:table-cell office:value-type="float" office:value="20539" calcext:value-type="float">
            <text:p>20539</text:p>
          </table:table-cell>
          <table:table-cell office:value-type="float" office:value="0" calcext:value-type="float">
            <text:p>0</text:p>
          </table:table-cell>
          <table:table-cell office:value-type="float" office:value="584463" calcext:value-type="float">
            <text:p>584463</text:p>
          </table:table-cell>
          <table:table-cell office:value-type="float" office:value="80089" calcext:value-type="float">
            <text:p>80089</text:p>
          </table:table-cell>
          <table:table-cell office:value-type="string" calcext:value-type="string">
            <text:p>Yeh picture toh blockbuster hai ekdum :D</text:p>
          </table:table-cell>
          <table:table-cell/>
        </table:table-row>
        <table:table-row table:style-name="ro1">
          <table:table-cell office:value-type="float" office:value="39837" calcext:value-type="float">
            <text:p>39837</text:p>
          </table:table-cell>
          <table:table-cell office:value-type="float" office:value="0" calcext:value-type="float">
            <text:p>0</text:p>
          </table:table-cell>
          <table:table-cell office:value-type="float" office:value="632413" calcext:value-type="float">
            <text:p>632413</text:p>
          </table:table-cell>
          <table:table-cell office:value-type="float" office:value="189079" calcext:value-type="float">
            <text:p>189079</text:p>
          </table:table-cell>
          <table:table-cell office:value-type="string" calcext:value-type="string">
            <text:p>Thank you so much for your support guys</text:p>
          </table:table-cell>
          <table:table-cell/>
        </table:table-row>
        <table:table-row table:style-name="ro1">
          <table:table-cell office:value-type="float" office:value="78685" calcext:value-type="float">
            <text:p>78685</text:p>
          </table:table-cell>
          <table:table-cell office:value-type="float" office:value="0" calcext:value-type="float">
            <text:p>0</text:p>
          </table:table-cell>
          <table:table-cell office:value-type="float" office:value="730819" calcext:value-type="float">
            <text:p>730819</text:p>
          </table:table-cell>
          <table:table-cell office:value-type="float" office:value="119385" calcext:value-type="float">
            <text:p>119385</text:p>
          </table:table-cell>
          <table:table-cell office:value-type="string" calcext:value-type="string">
            <text:p>[[@85940]] ??</text:p>
          </table:table-cell>
          <table:table-cell/>
        </table:table-row>
        <table:table-row table:style-name="ro1">
          <table:table-cell office:value-type="float" office:value="292139" calcext:value-type="float">
            <text:p>292139</text:p>
          </table:table-cell>
          <table:table-cell office:value-type="float" office:value="0" calcext:value-type="float">
            <text:p>0</text:p>
          </table:table-cell>
          <table:table-cell office:value-type="float" office:value="1542792" calcext:value-type="float">
            <text:p>1542792</text:p>
          </table:table-cell>
          <table:table-cell office:value-type="float" office:value="474429" calcext:value-type="float">
            <text:p>474429</text:p>
          </table:table-cell>
          <table:table-cell office:value-type="string" calcext:value-type="string">
            <text:p>[[@86415]] <text:s/>thanks a lot. This app is giving me a lot of trouble to upload. I would come up with more interesting content. <text:s/>Keep watching</text:p>
          </table:table-cell>
          <table:table-cell/>
        </table:table-row>
        <table:table-row table:style-name="ro1">
          <table:table-cell office:value-type="float" office:value="296109" calcext:value-type="float">
            <text:p>296109</text:p>
          </table:table-cell>
          <table:table-cell office:value-type="float" office:value="0" calcext:value-type="float">
            <text:p>0</text:p>
          </table:table-cell>
          <table:table-cell office:value-type="float" office:value="1566167" calcext:value-type="float">
            <text:p>1566167</text:p>
          </table:table-cell>
          <table:table-cell office:value-type="float" office:value="42869" calcext:value-type="float">
            <text:p>42869</text:p>
          </table:table-cell>
          <table:table-cell office:value-type="string" calcext:value-type="string">
            <text:p>The photographs and the content are beautifully amalgamated</text:p>
          </table:table-cell>
          <table:table-cell/>
        </table:table-row>
        <table:table-row table:style-name="ro1">
          <table:table-cell office:value-type="float" office:value="302424" calcext:value-type="float">
            <text:p>302424</text:p>
          </table:table-cell>
          <table:table-cell office:value-type="float" office:value="0" calcext:value-type="float">
            <text:p>0</text:p>
          </table:table-cell>
          <table:table-cell office:value-type="float" office:value="1597104" calcext:value-type="float">
            <text:p>1597104</text:p>
          </table:table-cell>
          <table:table-cell office:value-type="float" office:value="42681" calcext:value-type="float">
            <text:p>42681</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429443" calcext:value-type="float">
            <text:p>429443</text:p>
          </table:table-cell>
          <table:table-cell office:value-type="float" office:value="0" calcext:value-type="float">
            <text:p>0</text:p>
          </table:table-cell>
          <table:table-cell office:value-type="float" office:value="51648" calcext:value-type="float">
            <text:p>51648</text:p>
          </table:table-cell>
          <table:table-cell office:value-type="float" office:value="11796" calcext:value-type="float">
            <text:p>11796</text:p>
          </table:table-cell>
          <table:table-cell office:value-type="string" calcext:value-type="string">
            <text:p>beautiful</text:p>
          </table:table-cell>
          <table:table-cell/>
        </table:table-row>
        <table:table-row table:style-name="ro1">
          <table:table-cell office:value-type="float" office:value="440113" calcext:value-type="float">
            <text:p>440113</text:p>
          </table:table-cell>
          <table:table-cell office:value-type="float" office:value="0" calcext:value-type="float">
            <text:p>0</text:p>
          </table:table-cell>
          <table:table-cell office:value-type="float" office:value="2257976" calcext:value-type="float">
            <text:p>2257976</text:p>
          </table:table-cell>
          <table:table-cell office:value-type="float" office:value="1649457" calcext:value-type="float">
            <text:p>1649457</text:p>
          </table:table-cell>
          <table:table-cell office:value-type="string" calcext:value-type="string">
            <text:p>https://m.youtube.com/channel/UCvEcKgTrC4iqaT6Ec9_Z8mg</text:p>
          </table:table-cell>
          <table:table-cell/>
        </table:table-row>
        <table:table-row table:style-name="ro1">
          <table:table-cell office:value-type="float" office:value="210350" calcext:value-type="float">
            <text:p>210350</text:p>
          </table:table-cell>
          <table:table-cell office:value-type="float" office:value="0" calcext:value-type="float">
            <text:p>0</text:p>
          </table:table-cell>
          <table:table-cell office:value-type="float" office:value="1079538" calcext:value-type="float">
            <text:p>1079538</text:p>
          </table:table-cell>
          <table:table-cell office:value-type="float" office:value="324843" calcext:value-type="float">
            <text:p>324843</text:p>
          </table:table-cell>
          <table:table-cell office:value-type="string" calcext:value-type="string">
            <text:p>[[@87737]] ?</text:p>
          </table:table-cell>
          <table:table-cell/>
        </table:table-row>
        <table:table-row table:style-name="ro1">
          <table:table-cell office:value-type="float" office:value="315086" calcext:value-type="float">
            <text:p>315086</text:p>
          </table:table-cell>
          <table:table-cell office:value-type="float" office:value="0" calcext:value-type="float">
            <text:p>0</text:p>
          </table:table-cell>
          <table:table-cell office:value-type="float" office:value="1674755" calcext:value-type="float">
            <text:p>1674755</text:p>
          </table:table-cell>
          <table:table-cell office:value-type="float" office:value="79473" calcext:value-type="float">
            <text:p>79473</text:p>
          </table:table-cell>
          <table:table-cell office:value-type="string" calcext:value-type="string">
            <text:p>Love dis</text:p>
          </table:table-cell>
          <table:table-cell/>
        </table:table-row>
        <table:table-row table:style-name="ro1">
          <table:table-cell office:value-type="float" office:value="320106" calcext:value-type="float">
            <text:p>320106</text:p>
          </table:table-cell>
          <table:table-cell office:value-type="float" office:value="0" calcext:value-type="float">
            <text:p>0</text:p>
          </table:table-cell>
          <table:table-cell office:value-type="float" office:value="1707029" calcext:value-type="float">
            <text:p>1707029</text:p>
          </table:table-cell>
          <table:table-cell office:value-type="float" office:value="526847" calcext:value-type="float">
            <text:p>526847</text:p>
          </table:table-cell>
          <table:table-cell office:value-type="string" calcext:value-type="string">
            <text:p>Sure</text:p>
          </table:table-cell>
          <table:table-cell/>
        </table:table-row>
        <table:table-row table:style-name="ro1">
          <table:table-cell office:value-type="float" office:value="348636" calcext:value-type="float">
            <text:p>348636</text:p>
          </table:table-cell>
          <table:table-cell office:value-type="float" office:value="0" calcext:value-type="float">
            <text:p>0</text:p>
          </table:table-cell>
          <table:table-cell office:value-type="float" office:value="1873387" calcext:value-type="float">
            <text:p>1873387</text:p>
          </table:table-cell>
          <table:table-cell office:value-type="float" office:value="43514" calcext:value-type="float">
            <text:p>43514</text:p>
          </table:table-cell>
          <table:table-cell office:value-type="string" calcext:value-type="string">
            <text:p>Amazing trail, could share some videos of the same</text:p>
          </table:table-cell>
          <table:table-cell/>
        </table:table-row>
        <table:table-row table:style-name="ro1">
          <table:table-cell office:value-type="float" office:value="385826" calcext:value-type="float">
            <text:p>385826</text:p>
          </table:table-cell>
          <table:table-cell office:value-type="float" office:value="0" calcext:value-type="float">
            <text:p>0</text:p>
          </table:table-cell>
          <table:table-cell office:value-type="float" office:value="1710186" calcext:value-type="float">
            <text:p>1710186</text:p>
          </table:table-cell>
          <table:table-cell office:value-type="float" office:value="889344" calcext:value-type="float">
            <text:p>889344</text:p>
          </table:table-cell>
          <table:table-cell office:value-type="string" calcext:value-type="string">
            <text:p>Wow</text:p>
          </table:table-cell>
          <table:table-cell/>
        </table:table-row>
        <table:table-row table:style-name="ro1">
          <table:table-cell office:value-type="float" office:value="438992" calcext:value-type="float">
            <text:p>438992</text:p>
          </table:table-cell>
          <table:table-cell office:value-type="float" office:value="0" calcext:value-type="float">
            <text:p>0</text:p>
          </table:table-cell>
          <table:table-cell office:value-type="float" office:value="2385707" calcext:value-type="float">
            <text:p>2385707</text:p>
          </table:table-cell>
          <table:table-cell office:value-type="float" office:value="24156" calcext:value-type="float">
            <text:p>24156</text:p>
          </table:table-cell>
          <table:table-cell office:value-type="string" calcext:value-type="string">
            <text:p>பாக்கும்போதே சாப்பிடணும் போல இருக்கே </text:p>
          </table:table-cell>
          <table:table-cell/>
        </table:table-row>
        <table:table-row table:style-name="ro1">
          <table:table-cell office:value-type="float" office:value="18862" calcext:value-type="float">
            <text:p>18862</text:p>
          </table:table-cell>
          <table:table-cell office:value-type="float" office:value="0" calcext:value-type="float">
            <text:p>0</text:p>
          </table:table-cell>
          <table:table-cell office:value-type="float" office:value="580640" calcext:value-type="float">
            <text:p>580640</text:p>
          </table:table-cell>
          <table:table-cell office:value-type="float" office:value="80880" calcext:value-type="float">
            <text:p>80880</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2987" calcext:value-type="float">
            <text:p>32987</text:p>
          </table:table-cell>
          <table:table-cell office:value-type="float" office:value="0" calcext:value-type="float">
            <text:p>0</text:p>
          </table:table-cell>
          <table:table-cell office:value-type="float" office:value="615935" calcext:value-type="float">
            <text:p>615935</text:p>
          </table:table-cell>
          <table:table-cell office:value-type="float" office:value="184215" calcext:value-type="float">
            <text:p>184215</text:p>
          </table:table-cell>
          <table:table-cell office:value-type="string" calcext:value-type="string">
            <text:p>[[@78736]] <text:s/>your words of appreciation made my day. Thank you.</text:p>
          </table:table-cell>
          <table:table-cell/>
        </table:table-row>
        <table:table-row table:style-name="ro1">
          <table:table-cell office:value-type="float" office:value="55211" calcext:value-type="float">
            <text:p>55211</text:p>
          </table:table-cell>
          <table:table-cell office:value-type="float" office:value="0" calcext:value-type="float">
            <text:p>0</text:p>
          </table:table-cell>
          <table:table-cell office:value-type="float" office:value="664938" calcext:value-type="float">
            <text:p>664938</text:p>
          </table:table-cell>
          <table:table-cell office:value-type="float" office:value="79506" calcext:value-type="float">
            <text:p>79506</text:p>
          </table:table-cell>
          <table:table-cell office:value-type="string" calcext:value-type="string">
            <text:p>Awesome pictures, could you also share some videos of the placce?</text:p>
          </table:table-cell>
          <table:table-cell/>
        </table:table-row>
        <table:table-row table:style-name="ro1">
          <table:table-cell office:value-type="float" office:value="78201" calcext:value-type="float">
            <text:p>78201</text:p>
          </table:table-cell>
          <table:table-cell office:value-type="float" office:value="0" calcext:value-type="float">
            <text:p>0</text:p>
          </table:table-cell>
          <table:table-cell office:value-type="float" office:value="730043" calcext:value-type="float">
            <text:p>730043</text:p>
          </table:table-cell>
          <table:table-cell office:value-type="float" office:value="86621" calcext:value-type="float">
            <text:p>8662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0481" calcext:value-type="float">
            <text:p>110481</text:p>
          </table:table-cell>
          <table:table-cell office:value-type="float" office:value="0" calcext:value-type="float">
            <text:p>0</text:p>
          </table:table-cell>
          <table:table-cell office:value-type="float" office:value="798754" calcext:value-type="float">
            <text:p>798754</text:p>
          </table:table-cell>
          <table:table-cell office:value-type="float" office:value="237753" calcext:value-type="float">
            <text:p>237753</text:p>
          </table:table-cell>
          <table:table-cell office:value-type="string" calcext:value-type="string">
            <text:p>[[@81632]] it's really beautiful bro. This place is heaven</text:p>
          </table:table-cell>
          <table:table-cell/>
        </table:table-row>
        <table:table-row table:style-name="ro1">
          <table:table-cell office:value-type="float" office:value="129231" calcext:value-type="float">
            <text:p>129231</text:p>
          </table:table-cell>
          <table:table-cell office:value-type="float" office:value="0" calcext:value-type="float">
            <text:p>0</text:p>
          </table:table-cell>
          <table:table-cell office:value-type="float" office:value="837185" calcext:value-type="float">
            <text:p>837185</text:p>
          </table:table-cell>
          <table:table-cell office:value-type="float" office:value="20264" calcext:value-type="float">
            <text:p>20264</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55713" calcext:value-type="float">
            <text:p>155713</text:p>
          </table:table-cell>
          <table:table-cell office:value-type="float" office:value="0" calcext:value-type="float">
            <text:p>0</text:p>
          </table:table-cell>
          <table:table-cell office:value-type="float" office:value="905548" calcext:value-type="float">
            <text:p>905548</text:p>
          </table:table-cell>
          <table:table-cell office:value-type="float" office:value="85176" calcext:value-type="float">
            <text:p>85176</text:p>
          </table:table-cell>
          <table:table-cell office:value-type="string" calcext:value-type="string">
            <text:p>Dekhne mein mast lag rahi hai yeh jagah</text:p>
          </table:table-cell>
          <table:table-cell/>
        </table:table-row>
        <table:table-row table:style-name="ro1">
          <table:table-cell office:value-type="float" office:value="296207" calcext:value-type="float">
            <text:p>296207</text:p>
          </table:table-cell>
          <table:table-cell office:value-type="float" office:value="0" calcext:value-type="float">
            <text:p>0</text:p>
          </table:table-cell>
          <table:table-cell office:value-type="float" office:value="1567342" calcext:value-type="float">
            <text:p>1567342</text:p>
          </table:table-cell>
          <table:table-cell office:value-type="float" office:value="87042" calcext:value-type="float">
            <text:p>87042</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97418" calcext:value-type="float">
            <text:p>297418</text:p>
          </table:table-cell>
          <table:table-cell office:value-type="float" office:value="0" calcext:value-type="float">
            <text:p>0</text:p>
          </table:table-cell>
          <table:table-cell office:value-type="float" office:value="1574004" calcext:value-type="float">
            <text:p>1574004</text:p>
          </table:table-cell>
          <table:table-cell office:value-type="float" office:value="50372" calcext:value-type="float">
            <text:p>50372</text:p>
          </table:table-cell>
          <table:table-cell office:value-type="string" calcext:value-type="string">
            <text:p>Hey the trail is amazing, could you give some info?</text:p>
          </table:table-cell>
          <table:table-cell/>
        </table:table-row>
        <table:table-row table:style-name="ro1">
          <table:table-cell office:value-type="float" office:value="418932" calcext:value-type="float">
            <text:p>418932</text:p>
          </table:table-cell>
          <table:table-cell office:value-type="float" office:value="0" calcext:value-type="float">
            <text:p>0</text:p>
          </table:table-cell>
          <table:table-cell office:value-type="float" office:value="1227" calcext:value-type="float">
            <text:p>1227</text:p>
          </table:table-cell>
          <table:table-cell office:value-type="float" office:value="1463741" calcext:value-type="float">
            <text:p>1463741</text:p>
          </table:table-cell>
          <table:table-cell office:value-type="string" calcext:value-type="string">
            <text:p>Nice place</text:p>
          </table:table-cell>
          <table:table-cell/>
        </table:table-row>
        <table:table-row table:style-name="ro1">
          <table:table-cell office:value-type="float" office:value="443906" calcext:value-type="float">
            <text:p>443906</text:p>
          </table:table-cell>
          <table:table-cell office:value-type="float" office:value="0" calcext:value-type="float">
            <text:p>0</text:p>
          </table:table-cell>
          <table:table-cell office:value-type="float" office:value="2336294" calcext:value-type="float">
            <text:p>2336294</text:p>
          </table:table-cell>
          <table:table-cell office:value-type="float" office:value="1557016" calcext:value-type="float">
            <text:p>1557016</text:p>
          </table:table-cell>
          <table:table-cell office:value-type="string" calcext:value-type="string">
            <text:p>Good afternoon very tasty dish thanks</text:p>
          </table:table-cell>
          <table:table-cell/>
        </table:table-row>
        <table:table-row table:style-name="ro1">
          <table:table-cell office:value-type="float" office:value="456393" calcext:value-type="float">
            <text:p>456393</text:p>
          </table:table-cell>
          <table:table-cell office:value-type="float" office:value="0" calcext:value-type="float">
            <text:p>0</text:p>
          </table:table-cell>
          <table:table-cell office:value-type="float" office:value="2263767" calcext:value-type="float">
            <text:p>2263767</text:p>
          </table:table-cell>
          <table:table-cell office:value-type="float" office:value="2081939" calcext:value-type="float">
            <text:p>2081939</text:p>
          </table:table-cell>
          <table:table-cell office:value-type="string" calcext:value-type="string">
            <text:p>Hii mam aap na kuch kuch malaika Arora me milti ho unka face be aap k jase he lgta h kuch kuch ???</text:p>
          </table:table-cell>
          <table:table-cell/>
        </table:table-row>
        <table:table-row table:style-name="ro1">
          <table:table-cell office:value-type="float" office:value="463727" calcext:value-type="float">
            <text:p>463727</text:p>
          </table:table-cell>
          <table:table-cell office:value-type="float" office:value="0" calcext:value-type="float">
            <text:p>0</text:p>
          </table:table-cell>
          <table:table-cell office:value-type="float" office:value="2317246" calcext:value-type="float">
            <text:p>2317246</text:p>
          </table:table-cell>
          <table:table-cell office:value-type="float" office:value="2233186" calcext:value-type="float">
            <text:p>2233186</text:p>
          </table:table-cell>
          <table:table-cell office:value-type="string" calcext:value-type="string">
            <text:p>I lave you</text:p>
          </table:table-cell>
          <table:table-cell/>
        </table:table-row>
        <table:table-row table:style-name="ro1">
          <table:table-cell office:value-type="float" office:value="112069" calcext:value-type="float">
            <text:p>112069</text:p>
          </table:table-cell>
          <table:table-cell office:value-type="float" office:value="0" calcext:value-type="float">
            <text:p>0</text:p>
          </table:table-cell>
          <table:table-cell office:value-type="float" office:value="803795" calcext:value-type="float">
            <text:p>803795</text:p>
          </table:table-cell>
          <table:table-cell office:value-type="float" office:value="88110" calcext:value-type="float">
            <text:p>88110</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99036" calcext:value-type="float">
            <text:p>199036</text:p>
          </table:table-cell>
          <table:table-cell office:value-type="float" office:value="0" calcext:value-type="float">
            <text:p>0</text:p>
          </table:table-cell>
          <table:table-cell office:value-type="float" office:value="1033706" calcext:value-type="float">
            <text:p>1033706</text:p>
          </table:table-cell>
          <table:table-cell office:value-type="float" office:value="40628" calcext:value-type="float">
            <text:p>40628</text:p>
          </table:table-cell>
          <table:table-cell office:value-type="string" calcext:value-type="string">
            <text:p>Waiting for the next post in series! <text:s/>??</text:p>
          </table:table-cell>
          <table:table-cell/>
        </table:table-row>
        <table:table-row table:style-name="ro1">
          <table:table-cell office:value-type="float" office:value="225373" calcext:value-type="float">
            <text:p>225373</text:p>
          </table:table-cell>
          <table:table-cell office:value-type="float" office:value="0" calcext:value-type="float">
            <text:p>0</text:p>
          </table:table-cell>
          <table:table-cell office:value-type="float" office:value="1162765" calcext:value-type="float">
            <text:p>1162765</text:p>
          </table:table-cell>
          <table:table-cell office:value-type="float" office:value="337539" calcext:value-type="float">
            <text:p>337539</text:p>
          </table:table-cell>
          <table:table-cell office:value-type="string" calcext:value-type="string">
            <text:p>[[@82458]] hi Mr Gharat thanks for the appreciation. I am just new to this app and my first post today. Kindly do let me know what in particular is missing , would like to correct it.</text:p>
          </table:table-cell>
          <table:table-cell/>
        </table:table-row>
        <table:table-row table:style-name="ro1">
          <table:table-cell office:value-type="float" office:value="297010" calcext:value-type="float">
            <text:p>297010</text:p>
          </table:table-cell>
          <table:table-cell office:value-type="float" office:value="0" calcext:value-type="float">
            <text:p>0</text:p>
          </table:table-cell>
          <table:table-cell office:value-type="float" office:value="181171" calcext:value-type="float">
            <text:p>181171</text:p>
          </table:table-cell>
          <table:table-cell office:value-type="float" office:value="473336" calcext:value-type="float">
            <text:p>473336</text:p>
          </table:table-cell>
          <table:table-cell office:value-type="string" calcext:value-type="string">
            <text:p>Mera sahr</text:p>
          </table:table-cell>
          <table:table-cell/>
        </table:table-row>
        <table:table-row table:style-name="ro1">
          <table:table-cell office:value-type="float" office:value="334081" calcext:value-type="float">
            <text:p>334081</text:p>
          </table:table-cell>
          <table:table-cell office:value-type="float" office:value="0" calcext:value-type="float">
            <text:p>0</text:p>
          </table:table-cell>
          <table:table-cell office:value-type="float" office:value="1782822" calcext:value-type="float">
            <text:p>1782822</text:p>
          </table:table-cell>
          <table:table-cell office:value-type="float" office:value="40166" calcext:value-type="float">
            <text:p>40166</text:p>
          </table:table-cell>
          <table:table-cell office:value-type="string" calcext:value-type="string">
            <text:p>love this </text:p>
          </table:table-cell>
          <table:table-cell/>
        </table:table-row>
        <table:table-row table:style-name="ro1">
          <table:table-cell office:value-type="float" office:value="374550" calcext:value-type="float">
            <text:p>374550</text:p>
          </table:table-cell>
          <table:table-cell office:value-type="float" office:value="0" calcext:value-type="float">
            <text:p>0</text:p>
          </table:table-cell>
          <table:table-cell office:value-type="float" office:value="2224686" calcext:value-type="float">
            <text:p>2224686</text:p>
          </table:table-cell>
          <table:table-cell office:value-type="float" office:value="83996" calcext:value-type="float">
            <text:p>83996</text:p>
          </table:table-cell>
          <table:table-cell office:value-type="string" calcext:value-type="string">
            <text:p>Wow! that's such a cool title! but the images were so blurry!</text:p>
          </table:table-cell>
          <table:table-cell/>
        </table:table-row>
        <table:table-row table:style-name="ro1">
          <table:table-cell office:value-type="float" office:value="398629" calcext:value-type="float">
            <text:p>398629</text:p>
          </table:table-cell>
          <table:table-cell office:value-type="float" office:value="0" calcext:value-type="float">
            <text:p>0</text:p>
          </table:table-cell>
          <table:table-cell office:value-type="float" office:value="68709" calcext:value-type="float">
            <text:p>68709</text:p>
          </table:table-cell>
          <table:table-cell office:value-type="float" office:value="953213" calcext:value-type="float">
            <text:p>953213</text:p>
          </table:table-cell>
          <table:table-cell office:value-type="string" calcext:value-type="string">
            <text:p>It’s amazing</text:p>
          </table:table-cell>
          <table:table-cell/>
        </table:table-row>
        <table:table-row table:style-name="ro1">
          <table:table-cell office:value-type="float" office:value="410873" calcext:value-type="float">
            <text:p>410873</text:p>
          </table:table-cell>
          <table:table-cell office:value-type="float" office:value="0" calcext:value-type="float">
            <text:p>0</text:p>
          </table:table-cell>
          <table:table-cell office:value-type="float" office:value="2292472" calcext:value-type="float">
            <text:p>2292472</text:p>
          </table:table-cell>
          <table:table-cell office:value-type="float" office:value="1275854" calcext:value-type="float">
            <text:p>1275854</text:p>
          </table:table-cell>
          <table:table-cell office:value-type="string" calcext:value-type="string">
            <text:p>Hi lovely</text:p>
          </table:table-cell>
          <table:table-cell/>
        </table:table-row>
        <table:table-row table:style-name="ro1">
          <table:table-cell office:value-type="float" office:value="66279" calcext:value-type="float">
            <text:p>66279</text:p>
          </table:table-cell>
          <table:table-cell office:value-type="float" office:value="93669" calcext:value-type="float">
            <text:p>93669</text:p>
          </table:table-cell>
          <table:table-cell office:value-type="float" office:value="0" calcext:value-type="float">
            <text:p>0</text:p>
          </table:table-cell>
          <table:table-cell office:value-type="float" office:value="197555" calcext:value-type="float">
            <text:p>197555</text:p>
          </table:table-cell>
          <table:table-cell office:value-type="string" calcext:value-type="string">
            <text:p>Looks yummy</text:p>
          </table:table-cell>
          <table:table-cell/>
        </table:table-row>
        <table:table-row table:style-name="ro1">
          <table:table-cell office:value-type="float" office:value="75609" calcext:value-type="float">
            <text:p>75609</text:p>
          </table:table-cell>
          <table:table-cell office:value-type="float" office:value="0" calcext:value-type="float">
            <text:p>0</text:p>
          </table:table-cell>
          <table:table-cell office:value-type="float" office:value="722061" calcext:value-type="float">
            <text:p>722061</text:p>
          </table:table-cell>
          <table:table-cell office:value-type="float" office:value="85086" calcext:value-type="float">
            <text:p>85086</text:p>
          </table:table-cell>
          <table:table-cell office:value-type="string" calcext:value-type="string">
            <text:p>When's your next update?!</text:p>
          </table:table-cell>
          <table:table-cell/>
        </table:table-row>
        <table:table-row table:style-name="ro1">
          <table:table-cell office:value-type="float" office:value="109031" calcext:value-type="float">
            <text:p>109031</text:p>
          </table:table-cell>
          <table:table-cell office:value-type="float" office:value="0" calcext:value-type="float">
            <text:p>0</text:p>
          </table:table-cell>
          <table:table-cell office:value-type="float" office:value="795316" calcext:value-type="float">
            <text:p>795316</text:p>
          </table:table-cell>
          <table:table-cell office:value-type="float" office:value="87452" calcext:value-type="float">
            <text:p>87452</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70645" calcext:value-type="float">
            <text:p>170645</text:p>
          </table:table-cell>
          <table:table-cell office:value-type="float" office:value="0" calcext:value-type="float">
            <text:p>0</text:p>
          </table:table-cell>
          <table:table-cell office:value-type="float" office:value="947208" calcext:value-type="float">
            <text:p>947208</text:p>
          </table:table-cell>
          <table:table-cell office:value-type="float" office:value="42606" calcext:value-type="float">
            <text:p>42606</text:p>
          </table:table-cell>
          <table:table-cell office:value-type="string" calcext:value-type="string">
            <text:p>The content and the images don't sit well with one another!</text:p>
          </table:table-cell>
          <table:table-cell/>
        </table:table-row>
        <table:table-row table:style-name="ro1">
          <table:table-cell office:value-type="float" office:value="180830" calcext:value-type="float">
            <text:p>180830</text:p>
          </table:table-cell>
          <table:table-cell office:value-type="float" office:value="0" calcext:value-type="float">
            <text:p>0</text:p>
          </table:table-cell>
          <table:table-cell office:value-type="float" office:value="970491" calcext:value-type="float">
            <text:p>970491</text:p>
          </table:table-cell>
          <table:table-cell office:value-type="float" office:value="292424" calcext:value-type="float">
            <text:p>292424</text:p>
          </table:table-cell>
          <table:table-cell office:value-type="string" calcext:value-type="string">
            <text:p>Most probably to Hyderabad</text:p>
          </table:table-cell>
          <table:table-cell/>
        </table:table-row>
        <table:table-row table:style-name="ro1">
          <table:table-cell office:value-type="float" office:value="191706" calcext:value-type="float">
            <text:p>191706</text:p>
          </table:table-cell>
          <table:table-cell office:value-type="float" office:value="587891" calcext:value-type="float">
            <text:p>587891</text:p>
          </table:table-cell>
          <table:table-cell office:value-type="float" office:value="0" calcext:value-type="float">
            <text:p>0</text:p>
          </table:table-cell>
          <table:table-cell office:value-type="float" office:value="277249" calcext:value-type="float">
            <text:p>277249</text:p>
          </table:table-cell>
          <table:table-cell office:value-type="string" calcext:value-type="string">
            <text:p>What!?!? How??</text:p>
          </table:table-cell>
          <table:table-cell/>
        </table:table-row>
        <table:table-row table:style-name="ro1">
          <table:table-cell office:value-type="float" office:value="244363" calcext:value-type="float">
            <text:p>244363</text:p>
          </table:table-cell>
          <table:table-cell office:value-type="float" office:value="0" calcext:value-type="float">
            <text:p>0</text:p>
          </table:table-cell>
          <table:table-cell office:value-type="float" office:value="1222829" calcext:value-type="float">
            <text:p>1222829</text:p>
          </table:table-cell>
          <table:table-cell office:value-type="float" office:value="76948" calcext:value-type="float">
            <text:p>76948</text:p>
          </table:table-cell>
          <table:table-cell office:value-type="string" calcext:value-type="string">
            <text:p>Your title is my new catchphrase!</text:p>
          </table:table-cell>
          <table:table-cell/>
        </table:table-row>
        <table:table-row table:style-name="ro1">
          <table:table-cell office:value-type="float" office:value="288554" calcext:value-type="float">
            <text:p>288554</text:p>
          </table:table-cell>
          <table:table-cell office:value-type="float" office:value="0" calcext:value-type="float">
            <text:p>0</text:p>
          </table:table-cell>
          <table:table-cell office:value-type="float" office:value="1522926" calcext:value-type="float">
            <text:p>1522926</text:p>
          </table:table-cell>
          <table:table-cell office:value-type="float" office:value="85525" calcext:value-type="float">
            <text:p>85525</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33718" calcext:value-type="float">
            <text:p>333718</text:p>
          </table:table-cell>
          <table:table-cell office:value-type="float" office:value="0" calcext:value-type="float">
            <text:p>0</text:p>
          </table:table-cell>
          <table:table-cell office:value-type="float" office:value="1781613" calcext:value-type="float">
            <text:p>1781613</text:p>
          </table:table-cell>
          <table:table-cell office:value-type="float" office:value="515486" calcext:value-type="float">
            <text:p>515486</text:p>
          </table:table-cell>
          <table:table-cell office:value-type="string" calcext:value-type="string">
            <text:p>Apply your natural photographer skills</text:p>
          </table:table-cell>
          <table:table-cell/>
        </table:table-row>
        <table:table-row table:style-name="ro1">
          <table:table-cell office:value-type="float" office:value="379098" calcext:value-type="float">
            <text:p>379098</text:p>
          </table:table-cell>
          <table:table-cell office:value-type="float" office:value="0" calcext:value-type="float">
            <text:p>0</text:p>
          </table:table-cell>
          <table:table-cell office:value-type="float" office:value="2231493" calcext:value-type="float">
            <text:p>2231493</text:p>
          </table:table-cell>
          <table:table-cell office:value-type="float" office:value="703330" calcext:value-type="float">
            <text:p>703330</text:p>
          </table:table-cell>
          <table:table-cell office:value-type="string" calcext:value-type="string">
            <text:p>?‍♂️?‍♂️?‍♂️?‍♂️????</text:p>
          </table:table-cell>
          <table:table-cell/>
        </table:table-row>
        <table:table-row table:style-name="ro1">
          <table:table-cell office:value-type="float" office:value="387087" calcext:value-type="float">
            <text:p>387087</text:p>
          </table:table-cell>
          <table:table-cell office:value-type="float" office:value="0" calcext:value-type="float">
            <text:p>0</text:p>
          </table:table-cell>
          <table:table-cell office:value-type="float" office:value="898618" calcext:value-type="float">
            <text:p>898618</text:p>
          </table:table-cell>
          <table:table-cell office:value-type="float" office:value="827745" calcext:value-type="float">
            <text:p>827745</text:p>
          </table:table-cell>
          <table:table-cell office:value-type="string" calcext:value-type="string">
            <text:p>Nice</text:p>
          </table:table-cell>
          <table:table-cell/>
        </table:table-row>
        <table:table-row table:style-name="ro1">
          <table:table-cell office:value-type="float" office:value="443033" calcext:value-type="float">
            <text:p>443033</text:p>
          </table:table-cell>
          <table:table-cell office:value-type="float" office:value="0" calcext:value-type="float">
            <text:p>0</text:p>
          </table:table-cell>
          <table:table-cell office:value-type="float" office:value="2319493" calcext:value-type="float">
            <text:p>2319493</text:p>
          </table:table-cell>
          <table:table-cell office:value-type="float" office:value="1723982" calcext:value-type="float">
            <text:p>1723982</text:p>
          </table:table-cell>
          <table:table-cell office:value-type="float" office:value="9660570214886" calcext:value-type="float">
            <text:p>9660570214886</text:p>
          </table:table-cell>
          <table:table-cell/>
        </table:table-row>
        <table:table-row table:style-name="ro1">
          <table:table-cell office:value-type="float" office:value="456525" calcext:value-type="float">
            <text:p>456525</text:p>
          </table:table-cell>
          <table:table-cell office:value-type="float" office:value="0" calcext:value-type="float">
            <text:p>0</text:p>
          </table:table-cell>
          <table:table-cell office:value-type="float" office:value="2575596" calcext:value-type="float">
            <text:p>2575596</text:p>
          </table:table-cell>
          <table:table-cell office:value-type="float" office:value="2087203" calcext:value-type="float">
            <text:p>2087203</text:p>
          </table:table-cell>
          <table:table-cell office:value-type="string" calcext:value-type="string">
            <text:p>Bebyi</text:p>
          </table:table-cell>
          <table:table-cell/>
        </table:table-row>
        <table:table-row table:style-name="ro1">
          <table:table-cell office:value-type="float" office:value="11211" calcext:value-type="float">
            <text:p>11211</text:p>
          </table:table-cell>
          <table:table-cell office:value-type="float" office:value="0" calcext:value-type="float">
            <text:p>0</text:p>
          </table:table-cell>
          <table:table-cell office:value-type="float" office:value="158700" calcext:value-type="float">
            <text:p>158700</text:p>
          </table:table-cell>
          <table:table-cell office:value-type="float" office:value="27314" calcext:value-type="float">
            <text:p>27314</text:p>
          </table:table-cell>
          <table:table-cell office:value-type="string" calcext:value-type="string">
            <text:p>Beauty</text:p>
          </table:table-cell>
          <table:table-cell/>
        </table:table-row>
        <table:table-row table:style-name="ro1">
          <table:table-cell office:value-type="float" office:value="44022" calcext:value-type="float">
            <text:p>44022</text:p>
          </table:table-cell>
          <table:table-cell office:value-type="float" office:value="0" calcext:value-type="float">
            <text:p>0</text:p>
          </table:table-cell>
          <table:table-cell office:value-type="float" office:value="643891" calcext:value-type="float">
            <text:p>643891</text:p>
          </table:table-cell>
          <table:table-cell office:value-type="float" office:value="39440" calcext:value-type="float">
            <text:p>3944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51190" calcext:value-type="float">
            <text:p>151190</text:p>
          </table:table-cell>
          <table:table-cell office:value-type="float" office:value="0" calcext:value-type="float">
            <text:p>0</text:p>
          </table:table-cell>
          <table:table-cell office:value-type="float" office:value="896154" calcext:value-type="float">
            <text:p>896154</text:p>
          </table:table-cell>
          <table:table-cell office:value-type="float" office:value="86053" calcext:value-type="float">
            <text:p>86053</text:p>
          </table:table-cell>
          <table:table-cell office:value-type="string" calcext:value-type="string">
            <text:p>Hey, the title is so innovative!</text:p>
          </table:table-cell>
          <table:table-cell/>
        </table:table-row>
        <table:table-row table:style-name="ro1">
          <table:table-cell office:value-type="float" office:value="152527" calcext:value-type="float">
            <text:p>152527</text:p>
          </table:table-cell>
          <table:table-cell office:value-type="float" office:value="0" calcext:value-type="float">
            <text:p>0</text:p>
          </table:table-cell>
          <table:table-cell office:value-type="float" office:value="899187" calcext:value-type="float">
            <text:p>899187</text:p>
          </table:table-cell>
          <table:table-cell office:value-type="float" office:value="76725" calcext:value-type="float">
            <text:p>76725</text:p>
          </table:table-cell>
          <table:table-cell office:value-type="string" calcext:value-type="string">
            <text:p>Kya mast hai bhai</text:p>
          </table:table-cell>
          <table:table-cell/>
        </table:table-row>
        <table:table-row table:style-name="ro1">
          <table:table-cell office:value-type="float" office:value="167213" calcext:value-type="float">
            <text:p>167213</text:p>
          </table:table-cell>
          <table:table-cell office:value-type="float" office:value="0" calcext:value-type="float">
            <text:p>0</text:p>
          </table:table-cell>
          <table:table-cell office:value-type="float" office:value="937330" calcext:value-type="float">
            <text:p>937330</text:p>
          </table:table-cell>
          <table:table-cell office:value-type="float" office:value="80284" calcext:value-type="float">
            <text:p>80284</text:p>
          </table:table-cell>
          <table:table-cell office:value-type="string" calcext:value-type="string">
            <text:p>Sahi khel gaye tum toh</text:p>
          </table:table-cell>
          <table:table-cell/>
        </table:table-row>
        <table:table-row table:style-name="ro1">
          <table:table-cell office:value-type="float" office:value="173758" calcext:value-type="float">
            <text:p>173758</text:p>
          </table:table-cell>
          <table:table-cell office:value-type="float" office:value="0" calcext:value-type="float">
            <text:p>0</text:p>
          </table:table-cell>
          <table:table-cell office:value-type="float" office:value="954474" calcext:value-type="float">
            <text:p>954474</text:p>
          </table:table-cell>
          <table:table-cell office:value-type="float" office:value="210807" calcext:value-type="float">
            <text:p>210807</text:p>
          </table:table-cell>
          <table:table-cell office:value-type="string" calcext:value-type="string">
            <text:p>[[@135875]] I will share the video soon thanks for like the pic.</text:p>
          </table:table-cell>
          <table:table-cell/>
        </table:table-row>
        <table:table-row table:style-name="ro1">
          <table:table-cell office:value-type="float" office:value="183721" calcext:value-type="float">
            <text:p>183721</text:p>
          </table:table-cell>
          <table:table-cell office:value-type="float" office:value="0" calcext:value-type="float">
            <text:p>0</text:p>
          </table:table-cell>
          <table:table-cell office:value-type="float" office:value="1516" calcext:value-type="float">
            <text:p>1516</text:p>
          </table:table-cell>
          <table:table-cell office:value-type="float" office:value="79739" calcext:value-type="float">
            <text:p>7973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96057" calcext:value-type="float">
            <text:p>196057</text:p>
          </table:table-cell>
          <table:table-cell office:value-type="float" office:value="0" calcext:value-type="float">
            <text:p>0</text:p>
          </table:table-cell>
          <table:table-cell office:value-type="float" office:value="1000745" calcext:value-type="float">
            <text:p>1000745</text:p>
          </table:table-cell>
          <table:table-cell office:value-type="float" office:value="135881" calcext:value-type="float">
            <text:p>135881</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11627" calcext:value-type="float">
            <text:p>211627</text:p>
          </table:table-cell>
          <table:table-cell office:value-type="float" office:value="0" calcext:value-type="float">
            <text:p>0</text:p>
          </table:table-cell>
          <table:table-cell office:value-type="float" office:value="1085936" calcext:value-type="float">
            <text:p>1085936</text:p>
          </table:table-cell>
          <table:table-cell office:value-type="float" office:value="80263" calcext:value-type="float">
            <text:p>80263</text:p>
          </table:table-cell>
          <table:table-cell office:value-type="string" calcext:value-type="string">
            <text:p>Keep those trails coming </text:p>
          </table:table-cell>
          <table:table-cell/>
        </table:table-row>
        <table:table-row table:style-name="ro1">
          <table:table-cell office:value-type="float" office:value="286158" calcext:value-type="float">
            <text:p>286158</text:p>
          </table:table-cell>
          <table:table-cell office:value-type="float" office:value="0" calcext:value-type="float">
            <text:p>0</text:p>
          </table:table-cell>
          <table:table-cell office:value-type="float" office:value="1505306" calcext:value-type="float">
            <text:p>1505306</text:p>
          </table:table-cell>
          <table:table-cell office:value-type="float" office:value="462248" calcext:value-type="float">
            <text:p>462248</text:p>
          </table:table-cell>
          <table:table-cell office:value-type="string" calcext:value-type="string">
            <text:p>[[@82829]] i was like awe when i see tge climate der and beyond that i got no words to say</text:p>
          </table:table-cell>
          <table:table-cell/>
        </table:table-row>
        <table:table-row table:style-name="ro1">
          <table:table-cell office:value-type="float" office:value="388500" calcext:value-type="float">
            <text:p>388500</text:p>
          </table:table-cell>
          <table:table-cell office:value-type="float" office:value="0" calcext:value-type="float">
            <text:p>0</text:p>
          </table:table-cell>
          <table:table-cell office:value-type="float" office:value="2265980" calcext:value-type="float">
            <text:p>2265980</text:p>
          </table:table-cell>
          <table:table-cell office:value-type="float" office:value="916659" calcext:value-type="float">
            <text:p>916659</text:p>
          </table:table-cell>
          <table:table-cell office:value-type="string" calcext:value-type="string">
            <text:p>Hii</text:p>
          </table:table-cell>
          <table:table-cell/>
        </table:table-row>
        <table:table-row table:style-name="ro1">
          <table:table-cell office:value-type="float" office:value="389559" calcext:value-type="float">
            <text:p>389559</text:p>
          </table:table-cell>
          <table:table-cell office:value-type="float" office:value="0" calcext:value-type="float">
            <text:p>0</text:p>
          </table:table-cell>
          <table:table-cell office:value-type="float" office:value="2267036" calcext:value-type="float">
            <text:p>2267036</text:p>
          </table:table-cell>
          <table:table-cell office:value-type="float" office:value="926091" calcext:value-type="float">
            <text:p>926091</text:p>
          </table:table-cell>
          <table:table-cell table:style-name="ce1" office:value-type="string" calcext:value-type="string">
            <text:p>True</text:p>
          </table:table-cell>
          <table:table-cell/>
        </table:table-row>
        <table:table-row table:style-name="ro1">
          <table:table-cell office:value-type="float" office:value="18763" calcext:value-type="float">
            <text:p>18763</text:p>
          </table:table-cell>
          <table:table-cell office:value-type="float" office:value="0" calcext:value-type="float">
            <text:p>0</text:p>
          </table:table-cell>
          <table:table-cell office:value-type="float" office:value="579832" calcext:value-type="float">
            <text:p>579832</text:p>
          </table:table-cell>
          <table:table-cell office:value-type="float" office:value="87977" calcext:value-type="float">
            <text:p>87977</text:p>
          </table:table-cell>
          <table:table-cell office:value-type="string" calcext:value-type="string">
            <text:p>Brilliant trail! what pictures!</text:p>
          </table:table-cell>
          <table:table-cell/>
        </table:table-row>
        <table:table-row table:style-name="ro1">
          <table:table-cell office:value-type="float" office:value="45382" calcext:value-type="float">
            <text:p>45382</text:p>
          </table:table-cell>
          <table:table-cell office:value-type="float" office:value="0" calcext:value-type="float">
            <text:p>0</text:p>
          </table:table-cell>
          <table:table-cell office:value-type="float" office:value="644998" calcext:value-type="float">
            <text:p>644998</text:p>
          </table:table-cell>
          <table:table-cell office:value-type="float" office:value="78521" calcext:value-type="float">
            <text:p>78521</text:p>
          </table:table-cell>
          <table:table-cell office:value-type="string" calcext:value-type="string">
            <text:p>i love your work and i use it to plan my trips :)</text:p>
          </table:table-cell>
          <table:table-cell/>
        </table:table-row>
        <table:table-row table:style-name="ro1">
          <table:table-cell office:value-type="float" office:value="121391" calcext:value-type="float">
            <text:p>121391</text:p>
          </table:table-cell>
          <table:table-cell office:value-type="float" office:value="0" calcext:value-type="float">
            <text:p>0</text:p>
          </table:table-cell>
          <table:table-cell office:value-type="float" office:value="37524" calcext:value-type="float">
            <text:p>37524</text:p>
          </table:table-cell>
          <table:table-cell office:value-type="float" office:value="81221" calcext:value-type="float">
            <text:p>81221</text:p>
          </table:table-cell>
          <table:table-cell office:value-type="string" calcext:value-type="string">
            <text:p>Kya edit he.. mastt ekdum.</text:p>
          </table:table-cell>
          <table:table-cell/>
        </table:table-row>
        <table:table-row table:style-name="ro1">
          <table:table-cell office:value-type="float" office:value="142328" calcext:value-type="float">
            <text:p>142328</text:p>
          </table:table-cell>
          <table:table-cell office:value-type="float" office:value="0" calcext:value-type="float">
            <text:p>0</text:p>
          </table:table-cell>
          <table:table-cell office:value-type="float" office:value="871360" calcext:value-type="float">
            <text:p>871360</text:p>
          </table:table-cell>
          <table:table-cell office:value-type="float" office:value="260733" calcext:value-type="float">
            <text:p>260733</text:p>
          </table:table-cell>
          <table:table-cell office:value-type="string" calcext:value-type="string">
            <text:p>[[@88027]] it was a sudden plan to goa and then we also planned that we will stay in Mumbai for some days.and great to hear that you also visited here ?</text:p>
          </table:table-cell>
          <table:table-cell/>
        </table:table-row>
        <table:table-row table:style-name="ro1">
          <table:table-cell office:value-type="float" office:value="149607" calcext:value-type="float">
            <text:p>149607</text:p>
          </table:table-cell>
          <table:table-cell office:value-type="float" office:value="0" calcext:value-type="float">
            <text:p>0</text:p>
          </table:table-cell>
          <table:table-cell office:value-type="float" office:value="891445" calcext:value-type="float">
            <text:p>891445</text:p>
          </table:table-cell>
          <table:table-cell office:value-type="float" office:value="87755" calcext:value-type="float">
            <text:p>87755</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09528" calcext:value-type="float">
            <text:p>209528</text:p>
          </table:table-cell>
          <table:table-cell office:value-type="float" office:value="0" calcext:value-type="float">
            <text:p>0</text:p>
          </table:table-cell>
          <table:table-cell office:value-type="float" office:value="1071297" calcext:value-type="float">
            <text:p>1071297</text:p>
          </table:table-cell>
          <table:table-cell office:value-type="float" office:value="19665" calcext:value-type="float">
            <text:p>1966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47560" calcext:value-type="float">
            <text:p>247560</text:p>
          </table:table-cell>
          <table:table-cell office:value-type="float" office:value="0" calcext:value-type="float">
            <text:p>0</text:p>
          </table:table-cell>
          <table:table-cell office:value-type="float" office:value="1244832" calcext:value-type="float">
            <text:p>1244832</text:p>
          </table:table-cell>
          <table:table-cell office:value-type="float" office:value="49982" calcext:value-type="float">
            <text:p>49982</text:p>
          </table:table-cell>
          <table:table-cell office:value-type="string" calcext:value-type="string">
            <text:p>Woah! </text:p>
          </table:table-cell>
          <table:table-cell/>
        </table:table-row>
        <table:table-row table:style-name="ro1">
          <table:table-cell office:value-type="float" office:value="284737" calcext:value-type="float">
            <text:p>284737</text:p>
          </table:table-cell>
          <table:table-cell office:value-type="float" office:value="0" calcext:value-type="float">
            <text:p>0</text:p>
          </table:table-cell>
          <table:table-cell office:value-type="float" office:value="1498657" calcext:value-type="float">
            <text:p>1498657</text:p>
          </table:table-cell>
          <table:table-cell office:value-type="float" office:value="41062" calcext:value-type="float">
            <text:p>41062</text:p>
          </table:table-cell>
          <table:table-cell office:value-type="string" calcext:value-type="string">
            <text:p>The photos are just so cool, what camera do you use?</text:p>
          </table:table-cell>
          <table:table-cell/>
        </table:table-row>
        <table:table-row table:style-name="ro1">
          <table:table-cell office:value-type="float" office:value="329343" calcext:value-type="float">
            <text:p>329343</text:p>
          </table:table-cell>
          <table:table-cell office:value-type="float" office:value="0" calcext:value-type="float">
            <text:p>0</text:p>
          </table:table-cell>
          <table:table-cell office:value-type="float" office:value="1750221" calcext:value-type="float">
            <text:p>1750221</text:p>
          </table:table-cell>
          <table:table-cell office:value-type="float" office:value="86590" calcext:value-type="float">
            <text:p>86590</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38989" calcext:value-type="float">
            <text:p>338989</text:p>
          </table:table-cell>
          <table:table-cell office:value-type="float" office:value="0" calcext:value-type="float">
            <text:p>0</text:p>
          </table:table-cell>
          <table:table-cell office:value-type="float" office:value="1809070" calcext:value-type="float">
            <text:p>1809070</text:p>
          </table:table-cell>
          <table:table-cell office:value-type="float" office:value="553408" calcext:value-type="float">
            <text:p>553408</text:p>
          </table:table-cell>
          <table:table-cell office:value-type="string" calcext:value-type="string">
            <text:p>Sure man. Just opened up my book. I got fables of trips to share. And stories from places too.</text:p>
          </table:table-cell>
          <table:table-cell/>
        </table:table-row>
        <table:table-row table:style-name="ro1">
          <table:table-cell office:value-type="float" office:value="399821" calcext:value-type="float">
            <text:p>399821</text:p>
          </table:table-cell>
          <table:table-cell office:value-type="float" office:value="0" calcext:value-type="float">
            <text:p>0</text:p>
          </table:table-cell>
          <table:table-cell office:value-type="float" office:value="2275098" calcext:value-type="float">
            <text:p>2275098</text:p>
          </table:table-cell>
          <table:table-cell office:value-type="float" office:value="13192" calcext:value-type="float">
            <text:p>13192</text:p>
          </table:table-cell>
          <table:table-cell office:value-type="string" calcext:value-type="string">
            <text:p>So sad</text:p>
          </table:table-cell>
          <table:table-cell/>
        </table:table-row>
        <table:table-row table:style-name="ro1">
          <table:table-cell office:value-type="float" office:value="54194" calcext:value-type="float">
            <text:p>54194</text:p>
          </table:table-cell>
          <table:table-cell office:value-type="float" office:value="0" calcext:value-type="float">
            <text:p>0</text:p>
          </table:table-cell>
          <table:table-cell office:value-type="float" office:value="432160" calcext:value-type="float">
            <text:p>432160</text:p>
          </table:table-cell>
          <table:table-cell office:value-type="float" office:value="128706" calcext:value-type="float">
            <text:p>128706</text:p>
          </table:table-cell>
          <table:table-cell office:value-type="string" calcext:value-type="string">
            <text:p>Vada pav junction Green park market</text:p>
          </table:table-cell>
          <table:table-cell/>
        </table:table-row>
        <table:table-row table:style-name="ro1">
          <table:table-cell office:value-type="float" office:value="85681" calcext:value-type="float">
            <text:p>85681</text:p>
          </table:table-cell>
          <table:table-cell office:value-type="float" office:value="0" calcext:value-type="float">
            <text:p>0</text:p>
          </table:table-cell>
          <table:table-cell office:value-type="float" office:value="7019" calcext:value-type="float">
            <text:p>7019</text:p>
          </table:table-cell>
          <table:table-cell office:value-type="float" office:value="85410" calcext:value-type="float">
            <text:p>85410</text:p>
          </table:table-cell>
          <table:table-cell office:value-type="string" calcext:value-type="string">
            <text:p>Tum ho bemissal, kya trail hai ekdum</text:p>
          </table:table-cell>
          <table:table-cell/>
        </table:table-row>
        <table:table-row table:style-name="ro1">
          <table:table-cell office:value-type="float" office:value="114298" calcext:value-type="float">
            <text:p>114298</text:p>
          </table:table-cell>
          <table:table-cell office:value-type="float" office:value="0" calcext:value-type="float">
            <text:p>0</text:p>
          </table:table-cell>
          <table:table-cell office:value-type="float" office:value="808818" calcext:value-type="float">
            <text:p>808818</text:p>
          </table:table-cell>
          <table:table-cell office:value-type="float" office:value="240876" calcext:value-type="float">
            <text:p>240876</text:p>
          </table:table-cell>
          <table:table-cell office:value-type="string" calcext:value-type="string">
            <text:p>[[@84670]] it will?</text:p>
          </table:table-cell>
          <table:table-cell/>
        </table:table-row>
        <table:table-row table:style-name="ro1">
          <table:table-cell office:value-type="float" office:value="126254" calcext:value-type="float">
            <text:p>126254</text:p>
          </table:table-cell>
          <table:table-cell office:value-type="float" office:value="0" calcext:value-type="float">
            <text:p>0</text:p>
          </table:table-cell>
          <table:table-cell office:value-type="float" office:value="825835" calcext:value-type="float">
            <text:p>825835</text:p>
          </table:table-cell>
          <table:table-cell office:value-type="float" office:value="246137" calcext:value-type="float">
            <text:p>246137</text:p>
          </table:table-cell>
          <table:table-cell office:value-type="string" calcext:value-type="string">
            <text:p>@_the.direwolf <text:s/>bro bike is not allowed to the forest. Four wheeler vehicles allowed to 6AM to 6 PM</text:p>
          </table:table-cell>
          <table:table-cell/>
        </table:table-row>
        <table:table-row table:style-name="ro1">
          <table:table-cell office:value-type="float" office:value="154056" calcext:value-type="float">
            <text:p>154056</text:p>
          </table:table-cell>
          <table:table-cell office:value-type="float" office:value="0" calcext:value-type="float">
            <text:p>0</text:p>
          </table:table-cell>
          <table:table-cell office:value-type="float" office:value="897851" calcext:value-type="float">
            <text:p>897851</text:p>
          </table:table-cell>
          <table:table-cell office:value-type="float" office:value="269284" calcext:value-type="float">
            <text:p>269284</text:p>
          </table:table-cell>
          <table:table-cell office:value-type="string" calcext:value-type="string">
            <text:p>@siddha.arth LG K10</text:p>
          </table:table-cell>
          <table:table-cell/>
        </table:table-row>
        <table:table-row table:style-name="ro1">
          <table:table-cell office:value-type="float" office:value="222682" calcext:value-type="float">
            <text:p>222682</text:p>
          </table:table-cell>
          <table:table-cell office:value-type="float" office:value="0" calcext:value-type="float">
            <text:p>0</text:p>
          </table:table-cell>
          <table:table-cell office:value-type="float" office:value="1106358" calcext:value-type="float">
            <text:p>1106358</text:p>
          </table:table-cell>
          <table:table-cell office:value-type="float" office:value="346109" calcext:value-type="float">
            <text:p>346109</text:p>
          </table:table-cell>
          <table:table-cell office:value-type="string" calcext:value-type="string">
            <text:p>Kuch likha toh hai ni??</text:p>
          </table:table-cell>
          <table:table-cell/>
        </table:table-row>
        <table:table-row table:style-name="ro1">
          <table:table-cell office:value-type="float" office:value="225705" calcext:value-type="float">
            <text:p>225705</text:p>
          </table:table-cell>
          <table:table-cell office:value-type="float" office:value="592594" calcext:value-type="float">
            <text:p>592594</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text:p>
          </table:table-cell>
          <table:table-cell/>
        </table:table-row>
        <table:table-row table:style-name="ro1">
          <table:table-cell office:value-type="float" office:value="434763" calcext:value-type="float">
            <text:p>434763</text:p>
          </table:table-cell>
          <table:table-cell office:value-type="float" office:value="0" calcext:value-type="float">
            <text:p>0</text:p>
          </table:table-cell>
          <table:table-cell office:value-type="float" office:value="2335786" calcext:value-type="float">
            <text:p>2335786</text:p>
          </table:table-cell>
          <table:table-cell office:value-type="float" office:value="1504946" calcext:value-type="float">
            <text:p>1504946</text:p>
          </table:table-cell>
          <table:table-cell office:value-type="string" calcext:value-type="string">
            <text:p>Hiii</text:p>
          </table:table-cell>
          <table:table-cell/>
        </table:table-row>
        <table:table-row table:style-name="ro1">
          <table:table-cell office:value-type="float" office:value="453411" calcext:value-type="float">
            <text:p>453411</text:p>
          </table:table-cell>
          <table:table-cell office:value-type="float" office:value="0" calcext:value-type="float">
            <text:p>0</text:p>
          </table:table-cell>
          <table:table-cell office:value-type="float" office:value="2286419" calcext:value-type="float">
            <text:p>2286419</text:p>
          </table:table-cell>
          <table:table-cell office:value-type="float" office:value="1992884" calcext:value-type="float">
            <text:p>1992884</text:p>
          </table:table-cell>
          <table:table-cell office:value-type="string" calcext:value-type="string">
            <text:p>Nice</text:p>
          </table:table-cell>
          <table:table-cell/>
        </table:table-row>
        <table:table-row table:style-name="ro1">
          <table:table-cell office:value-type="float" office:value="15979" calcext:value-type="float">
            <text:p>15979</text:p>
          </table:table-cell>
          <table:table-cell office:value-type="float" office:value="0" calcext:value-type="float">
            <text:p>0</text:p>
          </table:table-cell>
          <table:table-cell office:value-type="float" office:value="437873" calcext:value-type="float">
            <text:p>437873</text:p>
          </table:table-cell>
          <table:table-cell office:value-type="float" office:value="143811" calcext:value-type="float">
            <text:p>143811</text:p>
          </table:table-cell>
          <table:table-cell office:value-type="string" calcext:value-type="string">
            <text:p>I love this place</text:p>
          </table:table-cell>
          <table:table-cell/>
        </table:table-row>
        <table:table-row table:style-name="ro1">
          <table:table-cell office:value-type="float" office:value="28404" calcext:value-type="float">
            <text:p>28404</text:p>
          </table:table-cell>
          <table:table-cell office:value-type="float" office:value="0" calcext:value-type="float">
            <text:p>0</text:p>
          </table:table-cell>
          <table:table-cell office:value-type="float" office:value="608361" calcext:value-type="float">
            <text:p>608361</text:p>
          </table:table-cell>
          <table:table-cell office:value-type="float" office:value="84216" calcext:value-type="float">
            <text:p>84216</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129076" calcext:value-type="float">
            <text:p>129076</text:p>
          </table:table-cell>
          <table:table-cell office:value-type="float" office:value="0" calcext:value-type="float">
            <text:p>0</text:p>
          </table:table-cell>
          <table:table-cell office:value-type="float" office:value="837048" calcext:value-type="float">
            <text:p>837048</text:p>
          </table:table-cell>
          <table:table-cell office:value-type="float" office:value="81322" calcext:value-type="float">
            <text:p>81322</text:p>
          </table:table-cell>
          <table:table-cell office:value-type="string" calcext:value-type="string">
            <text:p>The photographs and the content are beautifully amalgamated</text:p>
          </table:table-cell>
          <table:table-cell/>
        </table:table-row>
        <table:table-row table:style-name="ro1">
          <table:table-cell office:value-type="float" office:value="143076" calcext:value-type="float">
            <text:p>143076</text:p>
          </table:table-cell>
          <table:table-cell office:value-type="float" office:value="0" calcext:value-type="float">
            <text:p>0</text:p>
          </table:table-cell>
          <table:table-cell office:value-type="float" office:value="874480" calcext:value-type="float">
            <text:p>874480</text:p>
          </table:table-cell>
          <table:table-cell office:value-type="float" office:value="40169" calcext:value-type="float">
            <text:p>40169</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90818" calcext:value-type="float">
            <text:p>190818</text:p>
          </table:table-cell>
          <table:table-cell office:value-type="float" office:value="0" calcext:value-type="float">
            <text:p>0</text:p>
          </table:table-cell>
          <table:table-cell office:value-type="float" office:value="992587" calcext:value-type="float">
            <text:p>992587</text:p>
          </table:table-cell>
          <table:table-cell office:value-type="float" office:value="85227" calcext:value-type="float">
            <text:p>85227</text:p>
          </table:table-cell>
          <table:table-cell office:value-type="string" calcext:value-type="string">
            <text:p>Nice..lovely!</text:p>
          </table:table-cell>
          <table:table-cell/>
        </table:table-row>
        <table:table-row table:style-name="ro1">
          <table:table-cell office:value-type="float" office:value="240994" calcext:value-type="float">
            <text:p>240994</text:p>
          </table:table-cell>
          <table:table-cell office:value-type="float" office:value="0" calcext:value-type="float">
            <text:p>0</text:p>
          </table:table-cell>
          <table:table-cell office:value-type="float" office:value="1204966" calcext:value-type="float">
            <text:p>1204966</text:p>
          </table:table-cell>
          <table:table-cell office:value-type="float" office:value="363496" calcext:value-type="float">
            <text:p>363496</text:p>
          </table:table-cell>
          <table:table-cell office:value-type="string" calcext:value-type="string">
            <text:p>Yaar I don't have a good camera</text:p>
          </table:table-cell>
          <table:table-cell/>
        </table:table-row>
        <table:table-row table:style-name="ro1">
          <table:table-cell office:value-type="float" office:value="319756" calcext:value-type="float">
            <text:p>319756</text:p>
          </table:table-cell>
          <table:table-cell office:value-type="float" office:value="0" calcext:value-type="float">
            <text:p>0</text:p>
          </table:table-cell>
          <table:table-cell office:value-type="float" office:value="1225457" calcext:value-type="float">
            <text:p>1225457</text:p>
          </table:table-cell>
          <table:table-cell office:value-type="float" office:value="501744" calcext:value-type="float">
            <text:p>501744</text:p>
          </table:table-cell>
          <table:table-cell office:value-type="string" calcext:value-type="string">
            <text:p>You went there recently? No after effects of the Kodagu floods??</text:p>
          </table:table-cell>
          <table:table-cell/>
        </table:table-row>
        <table:table-row table:style-name="ro1">
          <table:table-cell office:value-type="float" office:value="344640" calcext:value-type="float">
            <text:p>344640</text:p>
          </table:table-cell>
          <table:table-cell office:value-type="float" office:value="0" calcext:value-type="float">
            <text:p>0</text:p>
          </table:table-cell>
          <table:table-cell office:value-type="float" office:value="1844491" calcext:value-type="float">
            <text:p>1844491</text:p>
          </table:table-cell>
          <table:table-cell office:value-type="float" office:value="86419" calcext:value-type="float">
            <text:p>86419</text:p>
          </table:table-cell>
          <table:table-cell office:value-type="string" calcext:value-type="string">
            <text:p>badhiya!</text:p>
          </table:table-cell>
          <table:table-cell/>
        </table:table-row>
        <table:table-row table:style-name="ro1">
          <table:table-cell office:value-type="float" office:value="349101" calcext:value-type="float">
            <text:p>349101</text:p>
          </table:table-cell>
          <table:table-cell office:value-type="float" office:value="0" calcext:value-type="float">
            <text:p>0</text:p>
          </table:table-cell>
          <table:table-cell office:value-type="float" office:value="1877694" calcext:value-type="float">
            <text:p>1877694</text:p>
          </table:table-cell>
          <table:table-cell office:value-type="float" office:value="45169" calcext:value-type="float">
            <text:p>45169</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440362" calcext:value-type="float">
            <text:p>440362</text:p>
          </table:table-cell>
          <table:table-cell office:value-type="float" office:value="0" calcext:value-type="float">
            <text:p>0</text:p>
          </table:table-cell>
          <table:table-cell office:value-type="float" office:value="1573949" calcext:value-type="float">
            <text:p>1573949</text:p>
          </table:table-cell>
          <table:table-cell office:value-type="float" office:value="1650615" calcext:value-type="float">
            <text:p>1650615</text:p>
          </table:table-cell>
          <table:table-cell office:value-type="float" office:value="50000" calcext:value-type="float">
            <text:p>50000</text:p>
          </table:table-cell>
          <table:table-cell/>
        </table:table-row>
        <table:table-row table:style-name="ro1">
          <table:table-cell office:value-type="float" office:value="442112" calcext:value-type="float">
            <text:p>442112</text:p>
          </table:table-cell>
          <table:table-cell office:value-type="float" office:value="0" calcext:value-type="float">
            <text:p>0</text:p>
          </table:table-cell>
          <table:table-cell office:value-type="float" office:value="1138928" calcext:value-type="float">
            <text:p>1138928</text:p>
          </table:table-cell>
          <table:table-cell office:value-type="float" office:value="1660594" calcext:value-type="float">
            <text:p>1660594</text:p>
          </table:table-cell>
          <table:table-cell office:value-type="string" calcext:value-type="string">
            <text:p>Jkhg</text:p>
          </table:table-cell>
          <table:table-cell/>
        </table:table-row>
        <table:table-row table:style-name="ro1">
          <table:table-cell office:value-type="float" office:value="463770" calcext:value-type="float">
            <text:p>463770</text:p>
          </table:table-cell>
          <table:table-cell office:value-type="float" office:value="0" calcext:value-type="float">
            <text:p>0</text:p>
          </table:table-cell>
          <table:table-cell office:value-type="float" office:value="2283887" calcext:value-type="float">
            <text:p>2283887</text:p>
          </table:table-cell>
          <table:table-cell office:value-type="float" office:value="2233278" calcext:value-type="float">
            <text:p>2233278</text:p>
          </table:table-cell>
          <table:table-cell office:value-type="string" calcext:value-type="string">
            <text:p>N</text:p>
          </table:table-cell>
          <table:table-cell/>
        </table:table-row>
        <table:table-row table:style-name="ro1">
          <table:table-cell office:value-type="float" office:value="76683" calcext:value-type="float">
            <text:p>76683</text:p>
          </table:table-cell>
          <table:table-cell office:value-type="float" office:value="0" calcext:value-type="float">
            <text:p>0</text:p>
          </table:table-cell>
          <table:table-cell office:value-type="float" office:value="726898" calcext:value-type="float">
            <text:p>726898</text:p>
          </table:table-cell>
          <table:table-cell office:value-type="float" office:value="76549" calcext:value-type="float">
            <text:p>76549</text:p>
          </table:table-cell>
          <table:table-cell office:value-type="string" calcext:value-type="string">
            <text:p>Hey, the title is so innovative!</text:p>
          </table:table-cell>
          <table:table-cell/>
        </table:table-row>
        <table:table-row table:style-name="ro1">
          <table:table-cell office:value-type="float" office:value="92451" calcext:value-type="float">
            <text:p>92451</text:p>
          </table:table-cell>
          <table:table-cell office:value-type="float" office:value="0" calcext:value-type="float">
            <text:p>0</text:p>
          </table:table-cell>
          <table:table-cell office:value-type="float" office:value="758516" calcext:value-type="float">
            <text:p>758516</text:p>
          </table:table-cell>
          <table:table-cell office:value-type="float" office:value="52470" calcext:value-type="float">
            <text:p>52470</text:p>
          </table:table-cell>
          <table:table-cell office:value-type="string" calcext:value-type="string">
            <text:p>Chal yaha jaate hai, chal waha jaate hai :D</text:p>
          </table:table-cell>
          <table:table-cell/>
        </table:table-row>
        <table:table-row table:style-name="ro1">
          <table:table-cell office:value-type="float" office:value="94134" calcext:value-type="float">
            <text:p>94134</text:p>
          </table:table-cell>
          <table:table-cell office:value-type="float" office:value="0" calcext:value-type="float">
            <text:p>0</text:p>
          </table:table-cell>
          <table:table-cell office:value-type="float" office:value="728835" calcext:value-type="float">
            <text:p>728835</text:p>
          </table:table-cell>
          <table:table-cell office:value-type="float" office:value="43074" calcext:value-type="float">
            <text:p>43074</text:p>
          </table:table-cell>
          <table:table-cell office:value-type="string" calcext:value-type="string">
            <text:p>Wow this looks so amazing </text:p>
          </table:table-cell>
          <table:table-cell/>
        </table:table-row>
        <table:table-row table:style-name="ro1">
          <table:table-cell office:value-type="float" office:value="169071" calcext:value-type="float">
            <text:p>169071</text:p>
          </table:table-cell>
          <table:table-cell office:value-type="float" office:value="0" calcext:value-type="float">
            <text:p>0</text:p>
          </table:table-cell>
          <table:table-cell office:value-type="float" office:value="773543" calcext:value-type="float">
            <text:p>773543</text:p>
          </table:table-cell>
          <table:table-cell office:value-type="float" office:value="284008" calcext:value-type="float">
            <text:p>284008</text:p>
          </table:table-cell>
          <table:table-cell office:value-type="string" calcext:value-type="string">
            <text:p>Wow..♥️</text:p>
          </table:table-cell>
          <table:table-cell/>
        </table:table-row>
        <table:table-row table:style-name="ro1">
          <table:table-cell office:value-type="float" office:value="214637" calcext:value-type="float">
            <text:p>214637</text:p>
          </table:table-cell>
          <table:table-cell office:value-type="float" office:value="0" calcext:value-type="float">
            <text:p>0</text:p>
          </table:table-cell>
          <table:table-cell office:value-type="float" office:value="1104090" calcext:value-type="float">
            <text:p>1104090</text:p>
          </table:table-cell>
          <table:table-cell office:value-type="float" office:value="332548" calcext:value-type="float">
            <text:p>332548</text:p>
          </table:table-cell>
          <table:table-cell office:value-type="string" calcext:value-type="string">
            <text:p>Thanks .... Definitely I will do my best</text:p>
          </table:table-cell>
          <table:table-cell/>
        </table:table-row>
        <table:table-row table:style-name="ro1">
          <table:table-cell office:value-type="float" office:value="266417" calcext:value-type="float">
            <text:p>266417</text:p>
          </table:table-cell>
          <table:table-cell office:value-type="float" office:value="0" calcext:value-type="float">
            <text:p>0</text:p>
          </table:table-cell>
          <table:table-cell office:value-type="float" office:value="1389930" calcext:value-type="float">
            <text:p>1389930</text:p>
          </table:table-cell>
          <table:table-cell office:value-type="float" office:value="76484" calcext:value-type="float">
            <text:p>76484</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85818" calcext:value-type="float">
            <text:p>285818</text:p>
          </table:table-cell>
          <table:table-cell office:value-type="float" office:value="0" calcext:value-type="float">
            <text:p>0</text:p>
          </table:table-cell>
          <table:table-cell office:value-type="float" office:value="1505765" calcext:value-type="float">
            <text:p>1505765</text:p>
          </table:table-cell>
          <table:table-cell office:value-type="float" office:value="448634" calcext:value-type="float">
            <text:p>448634</text:p>
          </table:table-cell>
          <table:table-cell office:value-type="string" calcext:value-type="string">
            <text:p>Yeah its better if you go there after monsoon ! Since u could enjoy rope way ...boating etc.</text:p>
          </table:table-cell>
          <table:table-cell/>
        </table:table-row>
        <table:table-row table:style-name="ro1">
          <table:table-cell office:value-type="float" office:value="379002" calcext:value-type="float">
            <text:p>379002</text:p>
          </table:table-cell>
          <table:table-cell office:value-type="float" office:value="0" calcext:value-type="float">
            <text:p>0</text:p>
          </table:table-cell>
          <table:table-cell office:value-type="float" office:value="2232392" calcext:value-type="float">
            <text:p>2232392</text:p>
          </table:table-cell>
          <table:table-cell office:value-type="float" office:value="744991" calcext:value-type="float">
            <text:p>744991</text:p>
          </table:table-cell>
          <table:table-cell office:value-type="string" calcext:value-type="string">
            <text:p>[[@86317]] <text:s/>yas you are right</text:p>
          </table:table-cell>
          <table:table-cell/>
        </table:table-row>
        <table:table-row table:style-name="ro1">
          <table:table-cell office:value-type="float" office:value="404760" calcext:value-type="float">
            <text:p>404760</text:p>
          </table:table-cell>
          <table:table-cell office:value-type="float" office:value="0" calcext:value-type="float">
            <text:p>0</text:p>
          </table:table-cell>
          <table:table-cell office:value-type="float" office:value="2281121" calcext:value-type="float">
            <text:p>2281121</text:p>
          </table:table-cell>
          <table:table-cell office:value-type="float" office:value="7311" calcext:value-type="float">
            <text:p>7311</text:p>
          </table:table-cell>
          <table:table-cell office:value-type="string" calcext:value-type="string">
            <text:p>keep up the good work! </text:p>
          </table:table-cell>
          <table:table-cell/>
        </table:table-row>
        <table:table-row table:style-name="ro1">
          <table:table-cell office:value-type="float" office:value="411712" calcext:value-type="float">
            <text:p>411712</text:p>
          </table:table-cell>
          <table:table-cell office:value-type="float" office:value="0" calcext:value-type="float">
            <text:p>0</text:p>
          </table:table-cell>
          <table:table-cell office:value-type="float" office:value="1323607" calcext:value-type="float">
            <text:p>1323607</text:p>
          </table:table-cell>
          <table:table-cell office:value-type="float" office:value="461555" calcext:value-type="float">
            <text:p>461555</text:p>
          </table:table-cell>
          <table:table-cell office:value-type="string" calcext:value-type="string">
            <text:p>Nice</text:p>
          </table:table-cell>
          <table:table-cell/>
        </table:table-row>
        <table:table-row table:style-name="ro1">
          <table:table-cell office:value-type="float" office:value="51143" calcext:value-type="float">
            <text:p>51143</text:p>
          </table:table-cell>
          <table:table-cell office:value-type="float" office:value="0" calcext:value-type="float">
            <text:p>0</text:p>
          </table:table-cell>
          <table:table-cell office:value-type="float" office:value="642609" calcext:value-type="float">
            <text:p>642609</text:p>
          </table:table-cell>
          <table:table-cell office:value-type="float" office:value="186950" calcext:value-type="float">
            <text:p>186950</text:p>
          </table:table-cell>
          <table:table-cell office:value-type="string" calcext:value-type="string">
            <text:p>Oh that's nice !! That was unexpected "the birds" good one though ❤️</text:p>
          </table:table-cell>
          <table:table-cell/>
        </table:table-row>
        <table:table-row table:style-name="ro1">
          <table:table-cell office:value-type="float" office:value="134350" calcext:value-type="float">
            <text:p>134350</text:p>
          </table:table-cell>
          <table:table-cell office:value-type="float" office:value="293390" calcext:value-type="float">
            <text:p>293390</text:p>
          </table:table-cell>
          <table:table-cell office:value-type="float" office:value="0" calcext:value-type="float">
            <text:p>0</text:p>
          </table:table-cell>
          <table:table-cell office:value-type="float" office:value="252795" calcext:value-type="float">
            <text:p>252795</text:p>
          </table:table-cell>
          <table:table-cell office:value-type="string" calcext:value-type="string">
            <text:p>Huge respect for what you have accomplished... Really rocking, brother !!!</text:p>
          </table:table-cell>
          <table:table-cell/>
        </table:table-row>
        <table:table-row table:style-name="ro1">
          <table:table-cell office:value-type="float" office:value="168941" calcext:value-type="float">
            <text:p>168941</text:p>
          </table:table-cell>
          <table:table-cell office:value-type="float" office:value="0" calcext:value-type="float">
            <text:p>0</text:p>
          </table:table-cell>
          <table:table-cell office:value-type="float" office:value="940483" calcext:value-type="float">
            <text:p>940483</text:p>
          </table:table-cell>
          <table:table-cell office:value-type="float" office:value="40603" calcext:value-type="float">
            <text:p>40603</text:p>
          </table:table-cell>
          <table:table-cell office:value-type="string" calcext:value-type="string">
            <text:p>Dum hai bhai!</text:p>
          </table:table-cell>
          <table:table-cell/>
        </table:table-row>
        <table:table-row table:style-name="ro1">
          <table:table-cell office:value-type="float" office:value="169208" calcext:value-type="float">
            <text:p>169208</text:p>
          </table:table-cell>
          <table:table-cell office:value-type="float" office:value="0" calcext:value-type="float">
            <text:p>0</text:p>
          </table:table-cell>
          <table:table-cell office:value-type="float" office:value="944460" calcext:value-type="float">
            <text:p>944460</text:p>
          </table:table-cell>
          <table:table-cell office:value-type="float" office:value="40045" calcext:value-type="float">
            <text:p>40045</text:p>
          </table:table-cell>
          <table:table-cell office:value-type="string" calcext:value-type="string">
            <text:p>gr8 ?</text:p>
          </table:table-cell>
          <table:table-cell/>
        </table:table-row>
        <table:table-row table:style-name="ro1">
          <table:table-cell office:value-type="float" office:value="203903" calcext:value-type="float">
            <text:p>203903</text:p>
          </table:table-cell>
          <table:table-cell office:value-type="float" office:value="0" calcext:value-type="float">
            <text:p>0</text:p>
          </table:table-cell>
          <table:table-cell office:value-type="float" office:value="1057053" calcext:value-type="float">
            <text:p>1057053</text:p>
          </table:table-cell>
          <table:table-cell office:value-type="float" office:value="50347" calcext:value-type="float">
            <text:p>50347</text:p>
          </table:table-cell>
          <table:table-cell office:value-type="string" calcext:value-type="string">
            <text:p>This trail got me searching for railway tickets! so inspiring!</text:p>
          </table:table-cell>
          <table:table-cell/>
        </table:table-row>
        <table:table-row table:style-name="ro1">
          <table:table-cell office:value-type="float" office:value="237766" calcext:value-type="float">
            <text:p>237766</text:p>
          </table:table-cell>
          <table:table-cell office:value-type="float" office:value="0" calcext:value-type="float">
            <text:p>0</text:p>
          </table:table-cell>
          <table:table-cell office:value-type="float" office:value="1192964" calcext:value-type="float">
            <text:p>1192964</text:p>
          </table:table-cell>
          <table:table-cell office:value-type="float" office:value="360106" calcext:value-type="float">
            <text:p>360106</text:p>
          </table:table-cell>
          <table:table-cell office:value-type="string" calcext:value-type="string">
            <text:p>[[@82118]] would keep in mind for the next post. Thanks ;)</text:p>
          </table:table-cell>
          <table:table-cell/>
        </table:table-row>
        <table:table-row table:style-name="ro1">
          <table:table-cell office:value-type="float" office:value="267078" calcext:value-type="float">
            <text:p>267078</text:p>
          </table:table-cell>
          <table:table-cell office:value-type="float" office:value="0" calcext:value-type="float">
            <text:p>0</text:p>
          </table:table-cell>
          <table:table-cell office:value-type="float" office:value="1394182" calcext:value-type="float">
            <text:p>1394182</text:p>
          </table:table-cell>
          <table:table-cell office:value-type="float" office:value="39793" calcext:value-type="float">
            <text:p>39793</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83119" calcext:value-type="float">
            <text:p>283119</text:p>
          </table:table-cell>
          <table:table-cell office:value-type="float" office:value="0" calcext:value-type="float">
            <text:p>0</text:p>
          </table:table-cell>
          <table:table-cell office:value-type="float" office:value="1489091" calcext:value-type="float">
            <text:p>1489091</text:p>
          </table:table-cell>
          <table:table-cell office:value-type="float" office:value="20300" calcext:value-type="float">
            <text:p>20300</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29732" calcext:value-type="float">
            <text:p>329732</text:p>
          </table:table-cell>
          <table:table-cell office:value-type="float" office:value="0" calcext:value-type="float">
            <text:p>0</text:p>
          </table:table-cell>
          <table:table-cell office:value-type="float" office:value="1763862" calcext:value-type="float">
            <text:p>1763862</text:p>
          </table:table-cell>
          <table:table-cell office:value-type="float" office:value="41270" calcext:value-type="float">
            <text:p>4127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57560" calcext:value-type="float">
            <text:p>357560</text:p>
          </table:table-cell>
          <table:table-cell office:value-type="float" office:value="0" calcext:value-type="float">
            <text:p>0</text:p>
          </table:table-cell>
          <table:table-cell office:value-type="float" office:value="1966601" calcext:value-type="float">
            <text:p>1966601</text:p>
          </table:table-cell>
          <table:table-cell office:value-type="float" office:value="86177" calcext:value-type="float">
            <text:p>86177</text:p>
          </table:table-cell>
          <table:table-cell office:value-type="string" calcext:value-type="string">
            <text:p>Your title is my new catchphrase!</text:p>
          </table:table-cell>
          <table:table-cell/>
        </table:table-row>
        <table:table-row table:style-name="ro1">
          <table:table-cell office:value-type="float" office:value="363146" calcext:value-type="float">
            <text:p>363146</text:p>
          </table:table-cell>
          <table:table-cell office:value-type="float" office:value="0" calcext:value-type="float">
            <text:p>0</text:p>
          </table:table-cell>
          <table:table-cell office:value-type="float" office:value="2085282" calcext:value-type="float">
            <text:p>2085282</text:p>
          </table:table-cell>
          <table:table-cell office:value-type="float" office:value="85263" calcext:value-type="float">
            <text:p>85263</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68053" calcext:value-type="float">
            <text:p>368053</text:p>
          </table:table-cell>
          <table:table-cell office:value-type="float" office:value="0" calcext:value-type="float">
            <text:p>0</text:p>
          </table:table-cell>
          <table:table-cell office:value-type="float" office:value="2160054" calcext:value-type="float">
            <text:p>2160054</text:p>
          </table:table-cell>
          <table:table-cell office:value-type="float" office:value="40992" calcext:value-type="float">
            <text:p>40992</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93469" calcext:value-type="float">
            <text:p>393469</text:p>
          </table:table-cell>
          <table:table-cell office:value-type="float" office:value="0" calcext:value-type="float">
            <text:p>0</text:p>
          </table:table-cell>
          <table:table-cell office:value-type="float" office:value="2236614" calcext:value-type="float">
            <text:p>2236614</text:p>
          </table:table-cell>
          <table:table-cell office:value-type="float" office:value="949615" calcext:value-type="float">
            <text:p>949615</text:p>
          </table:table-cell>
          <table:table-cell office:value-type="string" calcext:value-type="string">
            <text:p>Nice</text:p>
          </table:table-cell>
          <table:table-cell/>
        </table:table-row>
        <table:table-row table:style-name="ro1">
          <table:table-cell office:value-type="float" office:value="180647" calcext:value-type="float">
            <text:p>180647</text:p>
          </table:table-cell>
          <table:table-cell office:value-type="float" office:value="0" calcext:value-type="float">
            <text:p>0</text:p>
          </table:table-cell>
          <table:table-cell office:value-type="float" office:value="967569" calcext:value-type="float">
            <text:p>967569</text:p>
          </table:table-cell>
          <table:table-cell office:value-type="float" office:value="291466" calcext:value-type="float">
            <text:p>291466</text:p>
          </table:table-cell>
          <table:table-cell office:value-type="string" calcext:value-type="string">
            <text:p>[[@40449]] Thank you for giving your valuable feedback! ?Definitely i will work on the image quality and showcase such beautiful places! ?</text:p>
          </table:table-cell>
          <table:table-cell/>
        </table:table-row>
        <table:table-row table:style-name="ro1">
          <table:table-cell office:value-type="float" office:value="211354" calcext:value-type="float">
            <text:p>211354</text:p>
          </table:table-cell>
          <table:table-cell office:value-type="float" office:value="0" calcext:value-type="float">
            <text:p>0</text:p>
          </table:table-cell>
          <table:table-cell office:value-type="float" office:value="1086225" calcext:value-type="float">
            <text:p>1086225</text:p>
          </table:table-cell>
          <table:table-cell office:value-type="float" office:value="87417" calcext:value-type="float">
            <text:p>87417</text:p>
          </table:table-cell>
          <table:table-cell office:value-type="string" calcext:value-type="string">
            <text:p>The photos are just so cool, what camera do you use?</text:p>
          </table:table-cell>
          <table:table-cell/>
        </table:table-row>
        <table:table-row table:style-name="ro1">
          <table:table-cell office:value-type="float" office:value="227998" calcext:value-type="float">
            <text:p>227998</text:p>
          </table:table-cell>
          <table:table-cell office:value-type="float" office:value="0" calcext:value-type="float">
            <text:p>0</text:p>
          </table:table-cell>
          <table:table-cell office:value-type="float" office:value="1170717" calcext:value-type="float">
            <text:p>1170717</text:p>
          </table:table-cell>
          <table:table-cell office:value-type="float" office:value="86887" calcext:value-type="float">
            <text:p>86887</text:p>
          </table:table-cell>
          <table:table-cell office:value-type="string" calcext:value-type="string">
            <text:p>Your title is my new catchphrase!</text:p>
          </table:table-cell>
          <table:table-cell/>
        </table:table-row>
        <table:table-row table:style-name="ro1">
          <table:table-cell office:value-type="float" office:value="299091" calcext:value-type="float">
            <text:p>299091</text:p>
          </table:table-cell>
          <table:table-cell office:value-type="float" office:value="0" calcext:value-type="float">
            <text:p>0</text:p>
          </table:table-cell>
          <table:table-cell office:value-type="float" office:value="1558965" calcext:value-type="float">
            <text:p>1558965</text:p>
          </table:table-cell>
          <table:table-cell office:value-type="float" office:value="479916" calcext:value-type="float">
            <text:p>479916</text:p>
          </table:table-cell>
          <table:table-cell office:value-type="string" calcext:value-type="string">
            <text:p>Go in off season</text:p>
          </table:table-cell>
          <table:table-cell/>
        </table:table-row>
        <table:table-row table:style-name="ro1">
          <table:table-cell office:value-type="float" office:value="330801" calcext:value-type="float">
            <text:p>330801</text:p>
          </table:table-cell>
          <table:table-cell office:value-type="float" office:value="0" calcext:value-type="float">
            <text:p>0</text:p>
          </table:table-cell>
          <table:table-cell office:value-type="float" office:value="1769569" calcext:value-type="float">
            <text:p>1769569</text:p>
          </table:table-cell>
          <table:table-cell office:value-type="float" office:value="86420" calcext:value-type="float">
            <text:p>86420</text:p>
          </table:table-cell>
          <table:table-cell office:value-type="string" calcext:value-type="string">
            <text:p>i love your work and i use it to plan my trips :)</text:p>
          </table:table-cell>
          <table:table-cell/>
        </table:table-row>
        <table:table-row table:style-name="ro1">
          <table:table-cell office:value-type="float" office:value="333204" calcext:value-type="float">
            <text:p>333204</text:p>
          </table:table-cell>
          <table:table-cell office:value-type="float" office:value="0" calcext:value-type="float">
            <text:p>0</text:p>
          </table:table-cell>
          <table:table-cell office:value-type="float" office:value="1778506" calcext:value-type="float">
            <text:p>1778506</text:p>
          </table:table-cell>
          <table:table-cell office:value-type="float" office:value="78127" calcext:value-type="float">
            <text:p>78127</text:p>
          </table:table-cell>
          <table:table-cell office:value-type="string" calcext:value-type="string">
            <text:p>Tum ho bemissal, kya trail hai ekdum</text:p>
          </table:table-cell>
          <table:table-cell/>
        </table:table-row>
        <table:table-row table:style-name="ro1">
          <table:table-cell office:value-type="float" office:value="367932" calcext:value-type="float">
            <text:p>367932</text:p>
          </table:table-cell>
          <table:table-cell office:value-type="float" office:value="0" calcext:value-type="float">
            <text:p>0</text:p>
          </table:table-cell>
          <table:table-cell office:value-type="float" office:value="2160282" calcext:value-type="float">
            <text:p>2160282</text:p>
          </table:table-cell>
          <table:table-cell office:value-type="float" office:value="53072" calcext:value-type="float">
            <text:p>53072</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407756" calcext:value-type="float">
            <text:p>407756</text:p>
          </table:table-cell>
          <table:table-cell office:value-type="float" office:value="0" calcext:value-type="float">
            <text:p>0</text:p>
          </table:table-cell>
          <table:table-cell office:value-type="float" office:value="2319268" calcext:value-type="float">
            <text:p>2319268</text:p>
          </table:table-cell>
          <table:table-cell office:value-type="float" office:value="1162349" calcext:value-type="float">
            <text:p>1162349</text:p>
          </table:table-cell>
          <table:table-cell office:value-type="string" calcext:value-type="string">
            <text:p>How is it</text:p>
          </table:table-cell>
          <table:table-cell/>
        </table:table-row>
        <table:table-row table:style-name="ro1">
          <table:table-cell office:value-type="float" office:value="425750" calcext:value-type="float">
            <text:p>425750</text:p>
          </table:table-cell>
          <table:table-cell office:value-type="float" office:value="0" calcext:value-type="float">
            <text:p>0</text:p>
          </table:table-cell>
          <table:table-cell office:value-type="float" office:value="1791931" calcext:value-type="float">
            <text:p>1791931</text:p>
          </table:table-cell>
          <table:table-cell office:value-type="float" office:value="20845" calcext:value-type="float">
            <text:p>20845</text:p>
          </table:table-cell>
          <table:table-cell office:value-type="string" calcext:value-type="string">
            <text:p>price?</text:p>
          </table:table-cell>
          <table:table-cell/>
        </table:table-row>
        <table:table-row table:style-name="ro1">
          <table:table-cell office:value-type="float" office:value="429383" calcext:value-type="float">
            <text:p>429383</text:p>
          </table:table-cell>
          <table:table-cell office:value-type="float" office:value="0" calcext:value-type="float">
            <text:p>0</text:p>
          </table:table-cell>
          <table:table-cell office:value-type="float" office:value="443454" calcext:value-type="float">
            <text:p>443454</text:p>
          </table:table-cell>
          <table:table-cell office:value-type="float" office:value="1461" calcext:value-type="float">
            <text:p>1461</text:p>
          </table:table-cell>
          <table:table-cell office:value-type="string" calcext:value-type="string">
            <text:p>lavasssaaa is a beautiful place</text:p>
          </table:table-cell>
          <table:table-cell/>
        </table:table-row>
        <table:table-row table:style-name="ro1">
          <table:table-cell office:value-type="float" office:value="464888" calcext:value-type="float">
            <text:p>464888</text:p>
          </table:table-cell>
          <table:table-cell office:value-type="float" office:value="0" calcext:value-type="float">
            <text:p>0</text:p>
          </table:table-cell>
          <table:table-cell office:value-type="float" office:value="2305372" calcext:value-type="float">
            <text:p>2305372</text:p>
          </table:table-cell>
          <table:table-cell office:value-type="float" office:value="2238168" calcext:value-type="float">
            <text:p>2238168</text:p>
          </table:table-cell>
          <table:table-cell office:value-type="string" calcext:value-type="string">
            <text:p>Ed</text:p>
          </table:table-cell>
          <table:table-cell/>
        </table:table-row>
        <table:table-row table:style-name="ro1">
          <table:table-cell office:value-type="float" office:value="16016" calcext:value-type="float">
            <text:p>16016</text:p>
          </table:table-cell>
          <table:table-cell office:value-type="float" office:value="0" calcext:value-type="float">
            <text:p>0</text:p>
          </table:table-cell>
          <table:table-cell office:value-type="float" office:value="228183" calcext:value-type="float">
            <text:p>228183</text:p>
          </table:table-cell>
          <table:table-cell office:value-type="float" office:value="146316" calcext:value-type="float">
            <text:p>146316</text:p>
          </table:table-cell>
          <table:table-cell office:value-type="string" calcext:value-type="string">
            <text:p>Can you please pass me on your number .i want to know how do we get paid here</text:p>
          </table:table-cell>
          <table:table-cell/>
        </table:table-row>
        <table:table-row table:style-name="ro1">
          <table:table-cell office:value-type="float" office:value="31908" calcext:value-type="float">
            <text:p>31908</text:p>
          </table:table-cell>
          <table:table-cell office:value-type="float" office:value="0" calcext:value-type="float">
            <text:p>0</text:p>
          </table:table-cell>
          <table:table-cell office:value-type="float" office:value="615529" calcext:value-type="float">
            <text:p>615529</text:p>
          </table:table-cell>
          <table:table-cell office:value-type="float" office:value="85505" calcext:value-type="float">
            <text:p>85505</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7689" calcext:value-type="float">
            <text:p>47689</text:p>
          </table:table-cell>
          <table:table-cell office:value-type="float" office:value="0" calcext:value-type="float">
            <text:p>0</text:p>
          </table:table-cell>
          <table:table-cell office:value-type="float" office:value="652209" calcext:value-type="float">
            <text:p>652209</text:p>
          </table:table-cell>
          <table:table-cell office:value-type="float" office:value="42507" calcext:value-type="float">
            <text:p>42507</text:p>
          </table:table-cell>
          <table:table-cell office:value-type="string" calcext:value-type="string">
            <text:p>The photos are just so cool, what camera do you use?</text:p>
          </table:table-cell>
          <table:table-cell/>
        </table:table-row>
        <table:table-row table:style-name="ro1">
          <table:table-cell office:value-type="float" office:value="75897" calcext:value-type="float">
            <text:p>75897</text:p>
          </table:table-cell>
          <table:table-cell office:value-type="float" office:value="0" calcext:value-type="float">
            <text:p>0</text:p>
          </table:table-cell>
          <table:table-cell office:value-type="float" office:value="722159" calcext:value-type="float">
            <text:p>722159</text:p>
          </table:table-cell>
          <table:table-cell office:value-type="float" office:value="48947" calcext:value-type="float">
            <text:p>48947</text:p>
          </table:table-cell>
          <table:table-cell office:value-type="string" calcext:value-type="string">
            <text:p>Wow! Thats amazing that you covered so much in so less budget!</text:p>
          </table:table-cell>
          <table:table-cell/>
        </table:table-row>
        <table:table-row table:style-name="ro1">
          <table:table-cell office:value-type="float" office:value="123042" calcext:value-type="float">
            <text:p>123042</text:p>
          </table:table-cell>
          <table:table-cell office:value-type="float" office:value="0" calcext:value-type="float">
            <text:p>0</text:p>
          </table:table-cell>
          <table:table-cell office:value-type="float" office:value="216861" calcext:value-type="float">
            <text:p>216861</text:p>
          </table:table-cell>
          <table:table-cell office:value-type="float" office:value="91353" calcext:value-type="float">
            <text:p>91353</text:p>
          </table:table-cell>
          <table:table-cell office:value-type="string" calcext:value-type="string">
            <text:p>[[@83239]] danyawad!</text:p>
          </table:table-cell>
          <table:table-cell/>
        </table:table-row>
        <table:table-row table:style-name="ro1">
          <table:table-cell office:value-type="float" office:value="124958" calcext:value-type="float">
            <text:p>124958</text:p>
          </table:table-cell>
          <table:table-cell office:value-type="float" office:value="0" calcext:value-type="float">
            <text:p>0</text:p>
          </table:table-cell>
          <table:table-cell office:value-type="float" office:value="828283" calcext:value-type="float">
            <text:p>828283</text:p>
          </table:table-cell>
          <table:table-cell office:value-type="float" office:value="166915" calcext:value-type="float">
            <text:p>166915</text:p>
          </table:table-cell>
          <table:table-cell office:value-type="string" calcext:value-type="string">
            <text:p>[[@19609]] Sure thing. I will be sharing all the info in the coming few days.</text:p>
          </table:table-cell>
          <table:table-cell/>
        </table:table-row>
        <table:table-row table:style-name="ro1">
          <table:table-cell office:value-type="float" office:value="131237" calcext:value-type="float">
            <text:p>131237</text:p>
          </table:table-cell>
          <table:table-cell office:value-type="float" office:value="0" calcext:value-type="float">
            <text:p>0</text:p>
          </table:table-cell>
          <table:table-cell office:value-type="float" office:value="841877" calcext:value-type="float">
            <text:p>841877</text:p>
          </table:table-cell>
          <table:table-cell office:value-type="float" office:value="251318" calcext:value-type="float">
            <text:p>251318</text:p>
          </table:table-cell>
          <table:table-cell office:value-type="string" calcext:value-type="string">
            <text:p>[[@41437]] thqnks alot</text:p>
          </table:table-cell>
          <table:table-cell/>
        </table:table-row>
        <table:table-row table:style-name="ro1">
          <table:table-cell office:value-type="float" office:value="278066" calcext:value-type="float">
            <text:p>278066</text:p>
          </table:table-cell>
          <table:table-cell office:value-type="float" office:value="0" calcext:value-type="float">
            <text:p>0</text:p>
          </table:table-cell>
          <table:table-cell office:value-type="float" office:value="1043860" calcext:value-type="float">
            <text:p>1043860</text:p>
          </table:table-cell>
          <table:table-cell office:value-type="float" office:value="352723" calcext:value-type="float">
            <text:p>352723</text:p>
          </table:table-cell>
          <table:table-cell office:value-type="string" calcext:value-type="string">
            <text:p>Hvy</text:p>
          </table:table-cell>
          <table:table-cell/>
        </table:table-row>
        <table:table-row table:style-name="ro1">
          <table:table-cell office:value-type="float" office:value="285673" calcext:value-type="float">
            <text:p>285673</text:p>
          </table:table-cell>
          <table:table-cell office:value-type="float" office:value="0" calcext:value-type="float">
            <text:p>0</text:p>
          </table:table-cell>
          <table:table-cell office:value-type="float" office:value="1504429" calcext:value-type="float">
            <text:p>1504429</text:p>
          </table:table-cell>
          <table:table-cell office:value-type="float" office:value="40718" calcext:value-type="float">
            <text:p>40718</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92270" calcext:value-type="float">
            <text:p>292270</text:p>
          </table:table-cell>
          <table:table-cell office:value-type="float" office:value="0" calcext:value-type="float">
            <text:p>0</text:p>
          </table:table-cell>
          <table:table-cell office:value-type="float" office:value="1544066" calcext:value-type="float">
            <text:p>1544066</text:p>
          </table:table-cell>
          <table:table-cell office:value-type="float" office:value="49512" calcext:value-type="float">
            <text:p>49512</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36752" calcext:value-type="float">
            <text:p>336752</text:p>
          </table:table-cell>
          <table:table-cell office:value-type="float" office:value="0" calcext:value-type="float">
            <text:p>0</text:p>
          </table:table-cell>
          <table:table-cell office:value-type="float" office:value="123965" calcext:value-type="float">
            <text:p>123965</text:p>
          </table:table-cell>
          <table:table-cell office:value-type="float" office:value="554762" calcext:value-type="float">
            <text:p>554762</text:p>
          </table:table-cell>
          <table:table-cell office:value-type="string" calcext:value-type="string">
            <text:p>awesome caputre .....???</text:p>
          </table:table-cell>
          <table:table-cell/>
        </table:table-row>
        <table:table-row table:style-name="ro1">
          <table:table-cell office:value-type="float" office:value="16472" calcext:value-type="float">
            <text:p>16472</text:p>
          </table:table-cell>
          <table:table-cell office:value-type="float" office:value="217701" calcext:value-type="float">
            <text:p>217701</text:p>
          </table:table-cell>
          <table:table-cell office:value-type="float" office:value="0" calcext:value-type="float">
            <text:p>0</text:p>
          </table:table-cell>
          <table:table-cell office:value-type="float" office:value="147042" calcext:value-type="float">
            <text:p>147042</text:p>
          </table:table-cell>
          <table:table-cell office:value-type="string" calcext:value-type="string">
            <text:p>[[@1]]</text:p>
          </table:table-cell>
          <table:table-cell/>
        </table:table-row>
        <table:table-row table:style-name="ro1">
          <table:table-cell office:value-type="float" office:value="51859" calcext:value-type="float">
            <text:p>51859</text:p>
          </table:table-cell>
          <table:table-cell office:value-type="float" office:value="0" calcext:value-type="float">
            <text:p>0</text:p>
          </table:table-cell>
          <table:table-cell office:value-type="float" office:value="659521" calcext:value-type="float">
            <text:p>659521</text:p>
          </table:table-cell>
          <table:table-cell office:value-type="float" office:value="20107" calcext:value-type="float">
            <text:p>20107</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120365" calcext:value-type="float">
            <text:p>120365</text:p>
          </table:table-cell>
          <table:table-cell office:value-type="float" office:value="0" calcext:value-type="float">
            <text:p>0</text:p>
          </table:table-cell>
          <table:table-cell office:value-type="float" office:value="73888" calcext:value-type="float">
            <text:p>73888</text:p>
          </table:table-cell>
          <table:table-cell office:value-type="float" office:value="81221" calcext:value-type="float">
            <text:p>81221</text:p>
          </table:table-cell>
          <table:table-cell office:value-type="string" calcext:value-type="string">
            <text:p>Kya edit he.. mastt ekdum.</text:p>
          </table:table-cell>
          <table:table-cell/>
        </table:table-row>
        <table:table-row table:style-name="ro1">
          <table:table-cell office:value-type="float" office:value="174866" calcext:value-type="float">
            <text:p>174866</text:p>
          </table:table-cell>
          <table:table-cell office:value-type="float" office:value="0" calcext:value-type="float">
            <text:p>0</text:p>
          </table:table-cell>
          <table:table-cell office:value-type="float" office:value="960456" calcext:value-type="float">
            <text:p>960456</text:p>
          </table:table-cell>
          <table:table-cell office:value-type="float" office:value="289225" calcext:value-type="float">
            <text:p>289225</text:p>
          </table:table-cell>
          <table:table-cell office:value-type="string" calcext:value-type="string">
            <text:p>[[@77510]] Trust me, the pictures don't do justice to the beauty of the place! :D</text:p>
          </table:table-cell>
          <table:table-cell/>
        </table:table-row>
        <table:table-row table:style-name="ro1">
          <table:table-cell office:value-type="float" office:value="177683" calcext:value-type="float">
            <text:p>177683</text:p>
          </table:table-cell>
          <table:table-cell office:value-type="float" office:value="0" calcext:value-type="float">
            <text:p>0</text:p>
          </table:table-cell>
          <table:table-cell office:value-type="float" office:value="891414" calcext:value-type="float">
            <text:p>891414</text:p>
          </table:table-cell>
          <table:table-cell office:value-type="float" office:value="267165" calcext:value-type="float">
            <text:p>267165</text:p>
          </table:table-cell>
          <table:table-cell office:value-type="string" calcext:value-type="string">
            <text:p>[[@41225]] ??</text:p>
          </table:table-cell>
          <table:table-cell/>
        </table:table-row>
        <table:table-row table:style-name="ro1">
          <table:table-cell office:value-type="float" office:value="191987" calcext:value-type="float">
            <text:p>191987</text:p>
          </table:table-cell>
          <table:table-cell office:value-type="float" office:value="0" calcext:value-type="float">
            <text:p>0</text:p>
          </table:table-cell>
          <table:table-cell office:value-type="float" office:value="995156" calcext:value-type="float">
            <text:p>995156</text:p>
          </table:table-cell>
          <table:table-cell office:value-type="float" office:value="41336" calcext:value-type="float">
            <text:p>41336</text:p>
          </table:table-cell>
          <table:table-cell office:value-type="string" calcext:value-type="string">
            <text:p>loved it ❤️</text:p>
          </table:table-cell>
          <table:table-cell/>
        </table:table-row>
        <table:table-row table:style-name="ro1">
          <table:table-cell office:value-type="float" office:value="201840" calcext:value-type="float">
            <text:p>201840</text:p>
          </table:table-cell>
          <table:table-cell office:value-type="float" office:value="472337" calcext:value-type="float">
            <text:p>472337</text:p>
          </table:table-cell>
          <table:table-cell office:value-type="float" office:value="0" calcext:value-type="float">
            <text:p>0</text:p>
          </table:table-cell>
          <table:table-cell office:value-type="float" office:value="311233" calcext:value-type="float">
            <text:p>311233</text:p>
          </table:table-cell>
          <table:table-cell office:value-type="string" calcext:value-type="string">
            <text:p>Yes the sunset is indeed a pleasure to watch, and this one is quite beautiful. I would surely visit this place. Thanks for the Trell that made me curious to visit this place. Classy shot!?</text:p>
          </table:table-cell>
          <table:table-cell/>
        </table:table-row>
        <table:table-row table:style-name="ro1">
          <table:table-cell office:value-type="float" office:value="372628" calcext:value-type="float">
            <text:p>372628</text:p>
          </table:table-cell>
          <table:table-cell office:value-type="float" office:value="0" calcext:value-type="float">
            <text:p>0</text:p>
          </table:table-cell>
          <table:table-cell office:value-type="float" office:value="2219893" calcext:value-type="float">
            <text:p>2219893</text:p>
          </table:table-cell>
          <table:table-cell office:value-type="float" office:value="86498" calcext:value-type="float">
            <text:p>86498</text:p>
          </table:table-cell>
          <table:table-cell office:value-type="string" calcext:value-type="string">
            <text:p>Hey! Loved your trail !When are you posting your next one?</text:p>
          </table:table-cell>
          <table:table-cell/>
        </table:table-row>
        <table:table-row table:style-name="ro1">
          <table:table-cell office:value-type="float" office:value="374164" calcext:value-type="float">
            <text:p>374164</text:p>
          </table:table-cell>
          <table:table-cell office:value-type="float" office:value="0" calcext:value-type="float">
            <text:p>0</text:p>
          </table:table-cell>
          <table:table-cell office:value-type="float" office:value="2224403" calcext:value-type="float">
            <text:p>2224403</text:p>
          </table:table-cell>
          <table:table-cell office:value-type="float" office:value="83817" calcext:value-type="float">
            <text:p>8381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446462" calcext:value-type="float">
            <text:p>446462</text:p>
          </table:table-cell>
          <table:table-cell office:value-type="float" office:value="0" calcext:value-type="float">
            <text:p>0</text:p>
          </table:table-cell>
          <table:table-cell office:value-type="float" office:value="2265605" calcext:value-type="float">
            <text:p>2265605</text:p>
          </table:table-cell>
          <table:table-cell office:value-type="float" office:value="1809420" calcext:value-type="float">
            <text:p>1809420</text:p>
          </table:table-cell>
          <table:table-cell office:value-type="string" calcext:value-type="string">
            <text:p>Hi</text:p>
          </table:table-cell>
          <table:table-cell/>
        </table:table-row>
        <table:table-row table:style-name="ro1">
          <table:table-cell office:value-type="float" office:value="15337" calcext:value-type="float">
            <text:p>15337</text:p>
          </table:table-cell>
          <table:table-cell office:value-type="float" office:value="0" calcext:value-type="float">
            <text:p>0</text:p>
          </table:table-cell>
          <table:table-cell office:value-type="float" office:value="472237" calcext:value-type="float">
            <text:p>472237</text:p>
          </table:table-cell>
          <table:table-cell office:value-type="float" office:value="140347" calcext:value-type="float">
            <text:p>140347</text:p>
          </table:table-cell>
          <table:table-cell office:value-type="string" calcext:value-type="string">
            <text:p>[[@18481]] ? ❤️thanks ya</text:p>
          </table:table-cell>
          <table:table-cell/>
        </table:table-row>
        <table:table-row table:style-name="ro1">
          <table:table-cell office:value-type="float" office:value="85941" calcext:value-type="float">
            <text:p>85941</text:p>
          </table:table-cell>
          <table:table-cell office:value-type="float" office:value="0" calcext:value-type="float">
            <text:p>0</text:p>
          </table:table-cell>
          <table:table-cell office:value-type="float" office:value="306" calcext:value-type="float">
            <text:p>306</text:p>
          </table:table-cell>
          <table:table-cell office:value-type="float" office:value="82191" calcext:value-type="float">
            <text:p>82191</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41608" calcext:value-type="float">
            <text:p>141608</text:p>
          </table:table-cell>
          <table:table-cell office:value-type="float" office:value="0" calcext:value-type="float">
            <text:p>0</text:p>
          </table:table-cell>
          <table:table-cell office:value-type="float" office:value="871688" calcext:value-type="float">
            <text:p>871688</text:p>
          </table:table-cell>
          <table:table-cell office:value-type="float" office:value="80646" calcext:value-type="float">
            <text:p>80646</text:p>
          </table:table-cell>
          <table:table-cell office:value-type="string" calcext:value-type="string">
            <text:p>Mast ekdum</text:p>
          </table:table-cell>
          <table:table-cell/>
        </table:table-row>
        <table:table-row table:style-name="ro1">
          <table:table-cell office:value-type="float" office:value="210232" calcext:value-type="float">
            <text:p>210232</text:p>
          </table:table-cell>
          <table:table-cell office:value-type="float" office:value="0" calcext:value-type="float">
            <text:p>0</text:p>
          </table:table-cell>
          <table:table-cell office:value-type="float" office:value="1080721" calcext:value-type="float">
            <text:p>1080721</text:p>
          </table:table-cell>
          <table:table-cell office:value-type="float" office:value="87215" calcext:value-type="float">
            <text:p>87215</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87592" calcext:value-type="float">
            <text:p>287592</text:p>
          </table:table-cell>
          <table:table-cell office:value-type="float" office:value="0" calcext:value-type="float">
            <text:p>0</text:p>
          </table:table-cell>
          <table:table-cell office:value-type="float" office:value="1511571" calcext:value-type="float">
            <text:p>1511571</text:p>
          </table:table-cell>
          <table:table-cell office:value-type="float" office:value="86132" calcext:value-type="float">
            <text:p>86132</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353224" calcext:value-type="float">
            <text:p>353224</text:p>
          </table:table-cell>
          <table:table-cell office:value-type="float" office:value="0" calcext:value-type="float">
            <text:p>0</text:p>
          </table:table-cell>
          <table:table-cell office:value-type="float" office:value="1914166" calcext:value-type="float">
            <text:p>1914166</text:p>
          </table:table-cell>
          <table:table-cell office:value-type="float" office:value="593328" calcext:value-type="float">
            <text:p>593328</text:p>
          </table:table-cell>
          <table:table-cell office:value-type="string" calcext:value-type="string">
            <text:p>Soon sandeep</text:p>
          </table:table-cell>
          <table:table-cell/>
        </table:table-row>
        <table:table-row table:style-name="ro1">
          <table:table-cell office:value-type="float" office:value="421771" calcext:value-type="float">
            <text:p>421771</text:p>
          </table:table-cell>
          <table:table-cell office:value-type="float" office:value="0" calcext:value-type="float">
            <text:p>0</text:p>
          </table:table-cell>
          <table:table-cell office:value-type="float" office:value="2312388" calcext:value-type="float">
            <text:p>2312388</text:p>
          </table:table-cell>
          <table:table-cell office:value-type="float" office:value="39171" calcext:value-type="float">
            <text:p>39171</text:p>
          </table:table-cell>
          <table:table-cell office:value-type="string" calcext:value-type="string">
            <text:p>lets go</text:p>
          </table:table-cell>
          <table:table-cell/>
        </table:table-row>
        <table:table-row table:style-name="ro1">
          <table:table-cell office:value-type="float" office:value="435336" calcext:value-type="float">
            <text:p>435336</text:p>
          </table:table-cell>
          <table:table-cell office:value-type="float" office:value="0" calcext:value-type="float">
            <text:p>0</text:p>
          </table:table-cell>
          <table:table-cell office:value-type="float" office:value="978441" calcext:value-type="float">
            <text:p>978441</text:p>
          </table:table-cell>
          <table:table-cell office:value-type="float" office:value="957444" calcext:value-type="float">
            <text:p>957444</text:p>
          </table:table-cell>
          <table:table-cell office:value-type="string" calcext:value-type="string">
            <text:p>Wow</text:p>
          </table:table-cell>
          <table:table-cell/>
        </table:table-row>
        <table:table-row table:style-name="ro1">
          <table:table-cell office:value-type="float" office:value="32038" calcext:value-type="float">
            <text:p>32038</text:p>
          </table:table-cell>
          <table:table-cell office:value-type="float" office:value="0" calcext:value-type="float">
            <text:p>0</text:p>
          </table:table-cell>
          <table:table-cell office:value-type="float" office:value="609116" calcext:value-type="float">
            <text:p>609116</text:p>
          </table:table-cell>
          <table:table-cell office:value-type="float" office:value="180010" calcext:value-type="float">
            <text:p>180010</text:p>
          </table:table-cell>
          <table:table-cell office:value-type="string" calcext:value-type="string">
            <text:p>[[@42444]] thanl you mamta ji okk i will add more content it was like i was giving app a try i have more pics videos on insta</text:p>
          </table:table-cell>
          <table:table-cell/>
        </table:table-row>
        <table:table-row table:style-name="ro1">
          <table:table-cell office:value-type="float" office:value="43734" calcext:value-type="float">
            <text:p>43734</text:p>
          </table:table-cell>
          <table:table-cell office:value-type="float" office:value="0" calcext:value-type="float">
            <text:p>0</text:p>
          </table:table-cell>
          <table:table-cell office:value-type="float" office:value="638720" calcext:value-type="float">
            <text:p>638720</text:p>
          </table:table-cell>
          <table:table-cell office:value-type="float" office:value="190855" calcext:value-type="float">
            <text:p>190855</text:p>
          </table:table-cell>
          <table:table-cell office:value-type="string" calcext:value-type="string">
            <text:p>[[@135737]] <text:s/>thankyou! Will be sharing more</text:p>
          </table:table-cell>
          <table:table-cell/>
        </table:table-row>
        <table:table-row table:style-name="ro1">
          <table:table-cell office:value-type="float" office:value="91503" calcext:value-type="float">
            <text:p>91503</text:p>
          </table:table-cell>
          <table:table-cell office:value-type="float" office:value="0" calcext:value-type="float">
            <text:p>0</text:p>
          </table:table-cell>
          <table:table-cell office:value-type="float" office:value="757884" calcext:value-type="float">
            <text:p>757884</text:p>
          </table:table-cell>
          <table:table-cell office:value-type="float" office:value="84336" calcext:value-type="float">
            <text:p>84336</text:p>
          </table:table-cell>
          <table:table-cell office:value-type="string" calcext:value-type="string">
            <text:p>wow..wonderful..</text:p>
          </table:table-cell>
          <table:table-cell/>
        </table:table-row>
        <table:table-row table:style-name="ro1">
          <table:table-cell office:value-type="float" office:value="107765" calcext:value-type="float">
            <text:p>107765</text:p>
          </table:table-cell>
          <table:table-cell office:value-type="float" office:value="0" calcext:value-type="float">
            <text:p>0</text:p>
          </table:table-cell>
          <table:table-cell office:value-type="float" office:value="791449" calcext:value-type="float">
            <text:p>791449</text:p>
          </table:table-cell>
          <table:table-cell office:value-type="float" office:value="235566" calcext:value-type="float">
            <text:p>235566</text:p>
          </table:table-cell>
          <table:table-cell office:value-type="string" calcext:value-type="string">
            <text:p>[[@39882]] i do have some videos, will post it soon ?</text:p>
          </table:table-cell>
          <table:table-cell/>
        </table:table-row>
        <table:table-row table:style-name="ro1">
          <table:table-cell office:value-type="float" office:value="162562" calcext:value-type="float">
            <text:p>162562</text:p>
          </table:table-cell>
          <table:table-cell office:value-type="float" office:value="0" calcext:value-type="float">
            <text:p>0</text:p>
          </table:table-cell>
          <table:table-cell office:value-type="float" office:value="924359" calcext:value-type="float">
            <text:p>924359</text:p>
          </table:table-cell>
          <table:table-cell office:value-type="float" office:value="40381" calcext:value-type="float">
            <text:p>40381</text:p>
          </table:table-cell>
          <table:table-cell office:value-type="string" calcext:value-type="string">
            <text:p>you have travelled so much, i'm waiting to hear more stories</text:p>
          </table:table-cell>
          <table:table-cell/>
        </table:table-row>
        <table:table-row table:style-name="ro1">
          <table:table-cell office:value-type="float" office:value="235886" calcext:value-type="float">
            <text:p>235886</text:p>
          </table:table-cell>
          <table:table-cell office:value-type="float" office:value="0" calcext:value-type="float">
            <text:p>0</text:p>
          </table:table-cell>
          <table:table-cell office:value-type="float" office:value="1181333" calcext:value-type="float">
            <text:p>1181333</text:p>
          </table:table-cell>
          <table:table-cell office:value-type="float" office:value="356514" calcext:value-type="float">
            <text:p>356514</text:p>
          </table:table-cell>
          <table:table-cell office:value-type="string" calcext:value-type="string">
            <text:p>[[@41602]] how can i help uh?</text:p>
          </table:table-cell>
          <table:table-cell/>
        </table:table-row>
        <table:table-row table:style-name="ro1">
          <table:table-cell office:value-type="float" office:value="242104" calcext:value-type="float">
            <text:p>242104</text:p>
          </table:table-cell>
          <table:table-cell office:value-type="float" office:value="0" calcext:value-type="float">
            <text:p>0</text:p>
          </table:table-cell>
          <table:table-cell office:value-type="float" office:value="1195955" calcext:value-type="float">
            <text:p>1195955</text:p>
          </table:table-cell>
          <table:table-cell office:value-type="float" office:value="85049" calcext:value-type="float">
            <text:p>85049</text:p>
          </table:table-cell>
          <table:table-cell office:value-type="string" calcext:value-type="string">
            <text:p>Jhakaas ekdum</text:p>
          </table:table-cell>
          <table:table-cell/>
        </table:table-row>
        <table:table-row table:style-name="ro1">
          <table:table-cell office:value-type="float" office:value="268289" calcext:value-type="float">
            <text:p>268289</text:p>
          </table:table-cell>
          <table:table-cell office:value-type="float" office:value="0" calcext:value-type="float">
            <text:p>0</text:p>
          </table:table-cell>
          <table:table-cell office:value-type="float" office:value="1398372" calcext:value-type="float">
            <text:p>1398372</text:p>
          </table:table-cell>
          <table:table-cell office:value-type="float" office:value="411205" calcext:value-type="float">
            <text:p>411205</text:p>
          </table:table-cell>
          <table:table-cell office:value-type="string" calcext:value-type="string">
            <text:p>[[@1]]</text:p>
          </table:table-cell>
          <table:table-cell/>
        </table:table-row>
        <table:table-row table:style-name="ro1">
          <table:table-cell office:value-type="float" office:value="280768" calcext:value-type="float">
            <text:p>280768</text:p>
          </table:table-cell>
          <table:table-cell office:value-type="float" office:value="0" calcext:value-type="float">
            <text:p>0</text:p>
          </table:table-cell>
          <table:table-cell office:value-type="float" office:value="1473549" calcext:value-type="float">
            <text:p>1473549</text:p>
          </table:table-cell>
          <table:table-cell office:value-type="float" office:value="451493" calcext:value-type="float">
            <text:p>451493</text:p>
          </table:table-cell>
          <table:table-cell office:value-type="string" calcext:value-type="string">
            <text:p>[[@80458]] off course.. which types of details u wannaa know..?</text:p>
          </table:table-cell>
          <table:table-cell/>
        </table:table-row>
        <table:table-row table:style-name="ro1">
          <table:table-cell office:value-type="float" office:value="2750" calcext:value-type="float">
            <text:p>2750</text:p>
          </table:table-cell>
          <table:table-cell office:value-type="float" office:value="92" calcext:value-type="float">
            <text:p>92</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Nice</text:p>
          </table:table-cell>
          <table:table-cell/>
        </table:table-row>
        <table:table-row table:style-name="ro1">
          <table:table-cell office:value-type="float" office:value="52299" calcext:value-type="float">
            <text:p>52299</text:p>
          </table:table-cell>
          <table:table-cell office:value-type="float" office:value="0" calcext:value-type="float">
            <text:p>0</text:p>
          </table:table-cell>
          <table:table-cell office:value-type="float" office:value="661065" calcext:value-type="float">
            <text:p>661065</text:p>
          </table:table-cell>
          <table:table-cell office:value-type="float" office:value="50390" calcext:value-type="float">
            <text:p>50390</text:p>
          </table:table-cell>
          <table:table-cell office:value-type="string" calcext:value-type="string">
            <text:p>liked your trail <text:s/>❤️?</text:p>
          </table:table-cell>
          <table:table-cell/>
        </table:table-row>
        <table:table-row table:style-name="ro1">
          <table:table-cell office:value-type="float" office:value="67453" calcext:value-type="float">
            <text:p>67453</text:p>
          </table:table-cell>
          <table:table-cell office:value-type="float" office:value="0" calcext:value-type="float">
            <text:p>0</text:p>
          </table:table-cell>
          <table:table-cell office:value-type="float" office:value="695353" calcext:value-type="float">
            <text:p>695353</text:p>
          </table:table-cell>
          <table:table-cell office:value-type="float" office:value="78006" calcext:value-type="float">
            <text:p>78006</text:p>
          </table:table-cell>
          <table:table-cell office:value-type="string" calcext:value-type="string">
            <text:p>Hey thats so informative and amazing, could you give more details?</text:p>
          </table:table-cell>
          <table:table-cell/>
        </table:table-row>
        <table:table-row table:style-name="ro1">
          <table:table-cell office:value-type="float" office:value="94111" calcext:value-type="float">
            <text:p>94111</text:p>
          </table:table-cell>
          <table:table-cell office:value-type="float" office:value="0" calcext:value-type="float">
            <text:p>0</text:p>
          </table:table-cell>
          <table:table-cell office:value-type="float" office:value="761056" calcext:value-type="float">
            <text:p>761056</text:p>
          </table:table-cell>
          <table:table-cell office:value-type="float" office:value="84545" calcext:value-type="float">
            <text:p>8454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20612" calcext:value-type="float">
            <text:p>120612</text:p>
          </table:table-cell>
          <table:table-cell office:value-type="float" office:value="0" calcext:value-type="float">
            <text:p>0</text:p>
          </table:table-cell>
          <table:table-cell office:value-type="float" office:value="62119" calcext:value-type="float">
            <text:p>62119</text:p>
          </table:table-cell>
          <table:table-cell office:value-type="float" office:value="52488" calcext:value-type="float">
            <text:p>52488</text:p>
          </table:table-cell>
          <table:table-cell office:value-type="string" calcext:value-type="string">
            <text:p>Kya mast hai bhai</text:p>
          </table:table-cell>
          <table:table-cell/>
        </table:table-row>
        <table:table-row table:style-name="ro1">
          <table:table-cell office:value-type="float" office:value="177759" calcext:value-type="float">
            <text:p>177759</text:p>
          </table:table-cell>
          <table:table-cell office:value-type="float" office:value="0" calcext:value-type="float">
            <text:p>0</text:p>
          </table:table-cell>
          <table:table-cell office:value-type="float" office:value="968404" calcext:value-type="float">
            <text:p>968404</text:p>
          </table:table-cell>
          <table:table-cell office:value-type="float" office:value="78057" calcext:value-type="float">
            <text:p>78057</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02549" calcext:value-type="float">
            <text:p>302549</text:p>
          </table:table-cell>
          <table:table-cell office:value-type="float" office:value="0" calcext:value-type="float">
            <text:p>0</text:p>
          </table:table-cell>
          <table:table-cell office:value-type="float" office:value="1598826" calcext:value-type="float">
            <text:p>1598826</text:p>
          </table:table-cell>
          <table:table-cell office:value-type="float" office:value="76327" calcext:value-type="float">
            <text:p>76327</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53949" calcext:value-type="float">
            <text:p>353949</text:p>
          </table:table-cell>
          <table:table-cell office:value-type="float" office:value="0" calcext:value-type="float">
            <text:p>0</text:p>
          </table:table-cell>
          <table:table-cell office:value-type="float" office:value="1921199" calcext:value-type="float">
            <text:p>1921199</text:p>
          </table:table-cell>
          <table:table-cell office:value-type="float" office:value="580142" calcext:value-type="float">
            <text:p>580142</text:p>
          </table:table-cell>
          <table:table-cell office:value-type="string" calcext:value-type="string">
            <text:p>Very soon</text:p>
          </table:table-cell>
          <table:table-cell/>
        </table:table-row>
        <table:table-row table:style-name="ro1">
          <table:table-cell office:value-type="float" office:value="376445" calcext:value-type="float">
            <text:p>376445</text:p>
          </table:table-cell>
          <table:table-cell office:value-type="float" office:value="0" calcext:value-type="float">
            <text:p>0</text:p>
          </table:table-cell>
          <table:table-cell office:value-type="float" office:value="2228308" calcext:value-type="float">
            <text:p>2228308</text:p>
          </table:table-cell>
          <table:table-cell office:value-type="float" office:value="170845" calcext:value-type="float">
            <text:p>17084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434404" calcext:value-type="float">
            <text:p>434404</text:p>
          </table:table-cell>
          <table:table-cell office:value-type="float" office:value="0" calcext:value-type="float">
            <text:p>0</text:p>
          </table:table-cell>
          <table:table-cell office:value-type="float" office:value="2002508" calcext:value-type="float">
            <text:p>2002508</text:p>
          </table:table-cell>
          <table:table-cell office:value-type="float" office:value="1496555" calcext:value-type="float">
            <text:p>1496555</text:p>
          </table:table-cell>
          <table:table-cell office:value-type="string" calcext:value-type="string">
            <text:p>Hi</text:p>
          </table:table-cell>
          <table:table-cell/>
        </table:table-row>
        <table:table-row table:style-name="ro1">
          <table:table-cell office:value-type="float" office:value="68204" calcext:value-type="float">
            <text:p>68204</text:p>
          </table:table-cell>
          <table:table-cell office:value-type="float" office:value="0" calcext:value-type="float">
            <text:p>0</text:p>
          </table:table-cell>
          <table:table-cell office:value-type="float" office:value="699017" calcext:value-type="float">
            <text:p>699017</text:p>
          </table:table-cell>
          <table:table-cell office:value-type="float" office:value="80104" calcext:value-type="float">
            <text:p>80104</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94829" calcext:value-type="float">
            <text:p>94829</text:p>
          </table:table-cell>
          <table:table-cell office:value-type="float" office:value="0" calcext:value-type="float">
            <text:p>0</text:p>
          </table:table-cell>
          <table:table-cell office:value-type="float" office:value="762862" calcext:value-type="float">
            <text:p>762862</text:p>
          </table:table-cell>
          <table:table-cell office:value-type="float" office:value="78948" calcext:value-type="float">
            <text:p>7894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17644" calcext:value-type="float">
            <text:p>117644</text:p>
          </table:table-cell>
          <table:table-cell office:value-type="float" office:value="0" calcext:value-type="float">
            <text:p>0</text:p>
          </table:table-cell>
          <table:table-cell office:value-type="float" office:value="818635" calcext:value-type="float">
            <text:p>818635</text:p>
          </table:table-cell>
          <table:table-cell office:value-type="float" office:value="135765" calcext:value-type="float">
            <text:p>135765</text:p>
          </table:table-cell>
          <table:table-cell office:value-type="string" calcext:value-type="string">
            <text:p>love this </text:p>
          </table:table-cell>
          <table:table-cell/>
        </table:table-row>
        <table:table-row table:style-name="ro1">
          <table:table-cell office:value-type="float" office:value="167371" calcext:value-type="float">
            <text:p>167371</text:p>
          </table:table-cell>
          <table:table-cell office:value-type="float" office:value="0" calcext:value-type="float">
            <text:p>0</text:p>
          </table:table-cell>
          <table:table-cell office:value-type="float" office:value="938197" calcext:value-type="float">
            <text:p>938197</text:p>
          </table:table-cell>
          <table:table-cell office:value-type="float" office:value="81423" calcext:value-type="float">
            <text:p>81423</text:p>
          </table:table-cell>
          <table:table-cell office:value-type="string" calcext:value-type="string">
            <text:p>Jhakaas ekdum</text:p>
          </table:table-cell>
          <table:table-cell/>
        </table:table-row>
        <table:table-row table:style-name="ro1">
          <table:table-cell office:value-type="float" office:value="178150" calcext:value-type="float">
            <text:p>178150</text:p>
          </table:table-cell>
          <table:table-cell office:value-type="float" office:value="0" calcext:value-type="float">
            <text:p>0</text:p>
          </table:table-cell>
          <table:table-cell office:value-type="float" office:value="970369" calcext:value-type="float">
            <text:p>970369</text:p>
          </table:table-cell>
          <table:table-cell office:value-type="float" office:value="39463" calcext:value-type="float">
            <text:p>39463</text:p>
          </table:table-cell>
          <table:table-cell office:value-type="string" calcext:value-type="string">
            <text:p>This trail has the best image of all times!</text:p>
          </table:table-cell>
          <table:table-cell/>
        </table:table-row>
        <table:table-row table:style-name="ro1">
          <table:table-cell office:value-type="float" office:value="190022" calcext:value-type="float">
            <text:p>190022</text:p>
          </table:table-cell>
          <table:table-cell office:value-type="float" office:value="0" calcext:value-type="float">
            <text:p>0</text:p>
          </table:table-cell>
          <table:table-cell office:value-type="float" office:value="983101" calcext:value-type="float">
            <text:p>983101</text:p>
          </table:table-cell>
          <table:table-cell office:value-type="float" office:value="82865" calcext:value-type="float">
            <text:p>82865</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12296" calcext:value-type="float">
            <text:p>212296</text:p>
          </table:table-cell>
          <table:table-cell office:value-type="float" office:value="0" calcext:value-type="float">
            <text:p>0</text:p>
          </table:table-cell>
          <table:table-cell office:value-type="float" office:value="1092126" calcext:value-type="float">
            <text:p>1092126</text:p>
          </table:table-cell>
          <table:table-cell office:value-type="float" office:value="40890" calcext:value-type="float">
            <text:p>4089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12394" calcext:value-type="float">
            <text:p>212394</text:p>
          </table:table-cell>
          <table:table-cell office:value-type="float" office:value="0" calcext:value-type="float">
            <text:p>0</text:p>
          </table:table-cell>
          <table:table-cell office:value-type="float" office:value="1091579" calcext:value-type="float">
            <text:p>1091579</text:p>
          </table:table-cell>
          <table:table-cell office:value-type="float" office:value="39532" calcext:value-type="float">
            <text:p>39532</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62832" calcext:value-type="float">
            <text:p>262832</text:p>
          </table:table-cell>
          <table:table-cell office:value-type="float" office:value="0" calcext:value-type="float">
            <text:p>0</text:p>
          </table:table-cell>
          <table:table-cell office:value-type="float" office:value="1363842" calcext:value-type="float">
            <text:p>1363842</text:p>
          </table:table-cell>
          <table:table-cell office:value-type="float" office:value="84506" calcext:value-type="float">
            <text:p>8450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82052" calcext:value-type="float">
            <text:p>282052</text:p>
          </table:table-cell>
          <table:table-cell office:value-type="float" office:value="0" calcext:value-type="float">
            <text:p>0</text:p>
          </table:table-cell>
          <table:table-cell office:value-type="float" office:value="1482519" calcext:value-type="float">
            <text:p>1482519</text:p>
          </table:table-cell>
          <table:table-cell office:value-type="float" office:value="455484" calcext:value-type="float">
            <text:p>455484</text:p>
          </table:table-cell>
          <table:table-cell office:value-type="string" calcext:value-type="string">
            <text:p>[[@83815]] thank you :-) let me know if you need any help ..</text:p>
          </table:table-cell>
          <table:table-cell/>
        </table:table-row>
        <table:table-row table:style-name="ro3">
          <table:table-cell office:value-type="float" office:value="287764" calcext:value-type="float">
            <text:p>287764</text:p>
          </table:table-cell>
          <table:table-cell office:value-type="float" office:value="0" calcext:value-type="float">
            <text:p>0</text:p>
          </table:table-cell>
          <table:table-cell office:value-type="float" office:value="1517226" calcext:value-type="float">
            <text:p>1517226</text:p>
          </table:table-cell>
          <table:table-cell office:value-type="float" office:value="466634" calcext:value-type="float">
            <text:p>466634</text:p>
          </table:table-cell>
          <table:table-cell office:value-type="string" calcext:value-type="string">
            <text:p>[[@50578]] </text:p>
            <text:p>??</text:p>
            <text:p>well it is simply a unedited click...!</text:p>
          </table:table-cell>
          <table:table-cell/>
        </table:table-row>
        <table:table-row table:style-name="ro1">
          <table:table-cell office:value-type="float" office:value="301152" calcext:value-type="float">
            <text:p>301152</text:p>
          </table:table-cell>
          <table:table-cell office:value-type="float" office:value="0" calcext:value-type="float">
            <text:p>0</text:p>
          </table:table-cell>
          <table:table-cell office:value-type="float" office:value="1590702" calcext:value-type="float">
            <text:p>1590702</text:p>
          </table:table-cell>
          <table:table-cell office:value-type="float" office:value="77118" calcext:value-type="float">
            <text:p>77118</text:p>
          </table:table-cell>
          <table:table-cell office:value-type="string" calcext:value-type="string">
            <text:p>This looks amazing ❤️</text:p>
          </table:table-cell>
          <table:table-cell/>
        </table:table-row>
        <table:table-row table:style-name="ro1">
          <table:table-cell office:value-type="float" office:value="305971" calcext:value-type="float">
            <text:p>305971</text:p>
          </table:table-cell>
          <table:table-cell office:value-type="float" office:value="0" calcext:value-type="float">
            <text:p>0</text:p>
          </table:table-cell>
          <table:table-cell office:value-type="float" office:value="1616155" calcext:value-type="float">
            <text:p>1616155</text:p>
          </table:table-cell>
          <table:table-cell office:value-type="float" office:value="79872" calcext:value-type="float">
            <text:p>7987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28742" calcext:value-type="float">
            <text:p>328742</text:p>
          </table:table-cell>
          <table:table-cell office:value-type="float" office:value="0" calcext:value-type="float">
            <text:p>0</text:p>
          </table:table-cell>
          <table:table-cell office:value-type="float" office:value="1758674" calcext:value-type="float">
            <text:p>1758674</text:p>
          </table:table-cell>
          <table:table-cell office:value-type="float" office:value="543380" calcext:value-type="float">
            <text:p>543380</text:p>
          </table:table-cell>
          <table:table-cell office:value-type="string" calcext:value-type="string">
            <text:p>[[@19752]] thankyou</text:p>
          </table:table-cell>
          <table:table-cell/>
        </table:table-row>
        <table:table-row table:style-name="ro1">
          <table:table-cell office:value-type="float" office:value="362196" calcext:value-type="float">
            <text:p>362196</text:p>
          </table:table-cell>
          <table:table-cell office:value-type="float" office:value="0" calcext:value-type="float">
            <text:p>0</text:p>
          </table:table-cell>
          <table:table-cell office:value-type="float" office:value="2035990" calcext:value-type="float">
            <text:p>2035990</text:p>
          </table:table-cell>
          <table:table-cell office:value-type="float" office:value="243672" calcext:value-type="float">
            <text:p>243672</text:p>
          </table:table-cell>
          <table:table-cell office:value-type="string" calcext:value-type="string">
            <text:p>Hey! Loved your trail !When are you posting your next one?</text:p>
          </table:table-cell>
          <table:table-cell/>
        </table:table-row>
        <table:table-row table:style-name="ro1">
          <table:table-cell office:value-type="float" office:value="13039" calcext:value-type="float">
            <text:p>13039</text:p>
          </table:table-cell>
          <table:table-cell office:value-type="float" office:value="0" calcext:value-type="float">
            <text:p>0</text:p>
          </table:table-cell>
          <table:table-cell office:value-type="float" office:value="433798" calcext:value-type="float">
            <text:p>433798</text:p>
          </table:table-cell>
          <table:table-cell office:value-type="float" office:value="12631" calcext:value-type="float">
            <text:p>12631</text:p>
          </table:table-cell>
          <table:table-cell office:value-type="string" calcext:value-type="string">
            <text:p>can't wait to read about your next adventure</text:p>
          </table:table-cell>
          <table:table-cell/>
        </table:table-row>
        <table:table-row table:style-name="ro1">
          <table:table-cell office:value-type="float" office:value="118575" calcext:value-type="float">
            <text:p>118575</text:p>
          </table:table-cell>
          <table:table-cell office:value-type="float" office:value="0" calcext:value-type="float">
            <text:p>0</text:p>
          </table:table-cell>
          <table:table-cell office:value-type="float" office:value="134091" calcext:value-type="float">
            <text:p>134091</text:p>
          </table:table-cell>
          <table:table-cell office:value-type="float" office:value="77632" calcext:value-type="float">
            <text:p>7763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29408" calcext:value-type="float">
            <text:p>129408</text:p>
          </table:table-cell>
          <table:table-cell office:value-type="float" office:value="0" calcext:value-type="float">
            <text:p>0</text:p>
          </table:table-cell>
          <table:table-cell office:value-type="float" office:value="837289" calcext:value-type="float">
            <text:p>837289</text:p>
          </table:table-cell>
          <table:table-cell office:value-type="float" office:value="46049" calcext:value-type="float">
            <text:p>46049</text:p>
          </table:table-cell>
          <table:table-cell office:value-type="string" calcext:value-type="string">
            <text:p>[[@18470]] Definitely! It's a place to visit!</text:p>
          </table:table-cell>
          <table:table-cell/>
        </table:table-row>
        <table:table-row table:style-name="ro1">
          <table:table-cell office:value-type="float" office:value="147997" calcext:value-type="float">
            <text:p>147997</text:p>
          </table:table-cell>
          <table:table-cell office:value-type="float" office:value="0" calcext:value-type="float">
            <text:p>0</text:p>
          </table:table-cell>
          <table:table-cell office:value-type="float" office:value="883726" calcext:value-type="float">
            <text:p>883726</text:p>
          </table:table-cell>
          <table:table-cell office:value-type="float" office:value="85059" calcext:value-type="float">
            <text:p>85059</text:p>
          </table:table-cell>
          <table:table-cell office:value-type="string" calcext:value-type="string">
            <text:p>This is nice ???</text:p>
          </table:table-cell>
          <table:table-cell/>
        </table:table-row>
        <table:table-row table:style-name="ro1">
          <table:table-cell office:value-type="float" office:value="154123" calcext:value-type="float">
            <text:p>154123</text:p>
          </table:table-cell>
          <table:table-cell office:value-type="float" office:value="511837" calcext:value-type="float">
            <text:p>511837</text:p>
          </table:table-cell>
          <table:table-cell office:value-type="float" office:value="0" calcext:value-type="float">
            <text:p>0</text:p>
          </table:table-cell>
          <table:table-cell office:value-type="float" office:value="265923" calcext:value-type="float">
            <text:p>265923</text:p>
          </table:table-cell>
          <table:table-cell office:value-type="string" calcext:value-type="string">
            <text:p>Lots of crabs around this place</text:p>
          </table:table-cell>
          <table:table-cell/>
        </table:table-row>
        <table:table-row table:style-name="ro1">
          <table:table-cell office:value-type="float" office:value="214531" calcext:value-type="float">
            <text:p>214531</text:p>
          </table:table-cell>
          <table:table-cell office:value-type="float" office:value="0" calcext:value-type="float">
            <text:p>0</text:p>
          </table:table-cell>
          <table:table-cell office:value-type="float" office:value="1102848" calcext:value-type="float">
            <text:p>1102848</text:p>
          </table:table-cell>
          <table:table-cell office:value-type="float" office:value="243553" calcext:value-type="float">
            <text:p>243553</text:p>
          </table:table-cell>
          <table:table-cell office:value-type="string" calcext:value-type="string">
            <text:p>Atti Sundar!</text:p>
          </table:table-cell>
          <table:table-cell/>
        </table:table-row>
        <table:table-row table:style-name="ro1">
          <table:table-cell office:value-type="float" office:value="221686" calcext:value-type="float">
            <text:p>221686</text:p>
          </table:table-cell>
          <table:table-cell office:value-type="float" office:value="0" calcext:value-type="float">
            <text:p>0</text:p>
          </table:table-cell>
          <table:table-cell office:value-type="float" office:value="1142161" calcext:value-type="float">
            <text:p>1142161</text:p>
          </table:table-cell>
          <table:table-cell office:value-type="float" office:value="19921" calcext:value-type="float">
            <text:p>19921</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22734" calcext:value-type="float">
            <text:p>222734</text:p>
          </table:table-cell>
          <table:table-cell office:value-type="float" office:value="0" calcext:value-type="float">
            <text:p>0</text:p>
          </table:table-cell>
          <table:table-cell office:value-type="float" office:value="1147969" calcext:value-type="float">
            <text:p>1147969</text:p>
          </table:table-cell>
          <table:table-cell office:value-type="float" office:value="39731" calcext:value-type="float">
            <text:p>39731</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26616" calcext:value-type="float">
            <text:p>226616</text:p>
          </table:table-cell>
          <table:table-cell office:value-type="float" office:value="0" calcext:value-type="float">
            <text:p>0</text:p>
          </table:table-cell>
          <table:table-cell office:value-type="float" office:value="861764" calcext:value-type="float">
            <text:p>861764</text:p>
          </table:table-cell>
          <table:table-cell office:value-type="float" office:value="257713" calcext:value-type="float">
            <text:p>257713</text:p>
          </table:table-cell>
          <table:table-cell office:value-type="string" calcext:value-type="string">
            <text:p>[[@85640]] check new one hope you like that</text:p>
          </table:table-cell>
          <table:table-cell/>
        </table:table-row>
        <table:table-row table:style-name="ro1">
          <table:table-cell office:value-type="float" office:value="308671" calcext:value-type="float">
            <text:p>308671</text:p>
          </table:table-cell>
          <table:table-cell office:value-type="float" office:value="0" calcext:value-type="float">
            <text:p>0</text:p>
          </table:table-cell>
          <table:table-cell office:value-type="float" office:value="1635959" calcext:value-type="float">
            <text:p>1635959</text:p>
          </table:table-cell>
          <table:table-cell office:value-type="float" office:value="79610" calcext:value-type="float">
            <text:p>79610</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21957" calcext:value-type="float">
            <text:p>321957</text:p>
          </table:table-cell>
          <table:table-cell office:value-type="float" office:value="0" calcext:value-type="float">
            <text:p>0</text:p>
          </table:table-cell>
          <table:table-cell office:value-type="float" office:value="1719501" calcext:value-type="float">
            <text:p>1719501</text:p>
          </table:table-cell>
          <table:table-cell office:value-type="float" office:value="45628" calcext:value-type="float">
            <text:p>45628</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410984" calcext:value-type="float">
            <text:p>410984</text:p>
          </table:table-cell>
          <table:table-cell office:value-type="float" office:value="0" calcext:value-type="float">
            <text:p>0</text:p>
          </table:table-cell>
          <table:table-cell office:value-type="float" office:value="2314389" calcext:value-type="float">
            <text:p>2314389</text:p>
          </table:table-cell>
          <table:table-cell office:value-type="float" office:value="1169658" calcext:value-type="float">
            <text:p>1169658</text:p>
          </table:table-cell>
          <table:table-cell office:value-type="string" calcext:value-type="string">
            <text:p>nic</text:p>
          </table:table-cell>
          <table:table-cell/>
        </table:table-row>
        <table:table-row table:style-name="ro1">
          <table:table-cell office:value-type="float" office:value="415475" calcext:value-type="float">
            <text:p>415475</text:p>
          </table:table-cell>
          <table:table-cell office:value-type="float" office:value="0" calcext:value-type="float">
            <text:p>0</text:p>
          </table:table-cell>
          <table:table-cell office:value-type="float" office:value="2324958" calcext:value-type="float">
            <text:p>2324958</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441571" calcext:value-type="float">
            <text:p>441571</text:p>
          </table:table-cell>
          <table:table-cell office:value-type="float" office:value="0" calcext:value-type="float">
            <text:p>0</text:p>
          </table:table-cell>
          <table:table-cell office:value-type="float" office:value="2319074" calcext:value-type="float">
            <text:p>2319074</text:p>
          </table:table-cell>
          <table:table-cell office:value-type="float" office:value="1685838" calcext:value-type="float">
            <text:p>1685838</text:p>
          </table:table-cell>
          <table:table-cell office:value-type="string" calcext:value-type="string">
            <text:p>Super</text:p>
          </table:table-cell>
          <table:table-cell/>
        </table:table-row>
        <table:table-row table:style-name="ro1">
          <table:table-cell office:value-type="float" office:value="46369" calcext:value-type="float">
            <text:p>46369</text:p>
          </table:table-cell>
          <table:table-cell office:value-type="float" office:value="0" calcext:value-type="float">
            <text:p>0</text:p>
          </table:table-cell>
          <table:table-cell office:value-type="float" office:value="648373" calcext:value-type="float">
            <text:p>648373</text:p>
          </table:table-cell>
          <table:table-cell office:value-type="float" office:value="83512" calcext:value-type="float">
            <text:p>83512</text:p>
          </table:table-cell>
          <table:table-cell office:value-type="string" calcext:value-type="string">
            <text:p>Hey the trail is amazing, could you give some info?</text:p>
          </table:table-cell>
          <table:table-cell/>
        </table:table-row>
        <table:table-row table:style-name="ro1">
          <table:table-cell office:value-type="float" office:value="55853" calcext:value-type="float">
            <text:p>55853</text:p>
          </table:table-cell>
          <table:table-cell office:value-type="float" office:value="0" calcext:value-type="float">
            <text:p>0</text:p>
          </table:table-cell>
          <table:table-cell office:value-type="float" office:value="667882" calcext:value-type="float">
            <text:p>667882</text:p>
          </table:table-cell>
          <table:table-cell office:value-type="float" office:value="199197" calcext:value-type="float">
            <text:p>199197</text:p>
          </table:table-cell>
          <table:table-cell office:value-type="string" calcext:value-type="string">
            <text:p>Thank sunny</text:p>
          </table:table-cell>
          <table:table-cell/>
        </table:table-row>
        <table:table-row table:style-name="ro1">
          <table:table-cell office:value-type="float" office:value="140143" calcext:value-type="float">
            <text:p>140143</text:p>
          </table:table-cell>
          <table:table-cell office:value-type="float" office:value="437675" calcext:value-type="float">
            <text:p>437675</text:p>
          </table:table-cell>
          <table:table-cell office:value-type="float" office:value="0" calcext:value-type="float">
            <text:p>0</text:p>
          </table:table-cell>
          <table:table-cell office:value-type="float" office:value="258703" calcext:value-type="float">
            <text:p>258703</text:p>
          </table:table-cell>
          <table:table-cell office:value-type="string" calcext:value-type="string">
            <text:p>Wow just wow ,perfect color ,perfect lights</text:p>
          </table:table-cell>
          <table:table-cell/>
        </table:table-row>
        <table:table-row table:style-name="ro1">
          <table:table-cell office:value-type="float" office:value="288820" calcext:value-type="float">
            <text:p>288820</text:p>
          </table:table-cell>
          <table:table-cell office:value-type="float" office:value="0" calcext:value-type="float">
            <text:p>0</text:p>
          </table:table-cell>
          <table:table-cell office:value-type="float" office:value="1522977" calcext:value-type="float">
            <text:p>1522977</text:p>
          </table:table-cell>
          <table:table-cell office:value-type="float" office:value="84499" calcext:value-type="float">
            <text:p>84499</text:p>
          </table:table-cell>
          <table:table-cell office:value-type="string" calcext:value-type="string">
            <text:p>Dekhne mein mast lag rahi hai yeh jagah</text:p>
          </table:table-cell>
          <table:table-cell/>
        </table:table-row>
        <table:table-row table:style-name="ro1">
          <table:table-cell office:value-type="float" office:value="294289" calcext:value-type="float">
            <text:p>294289</text:p>
          </table:table-cell>
          <table:table-cell office:value-type="float" office:value="0" calcext:value-type="float">
            <text:p>0</text:p>
          </table:table-cell>
          <table:table-cell office:value-type="float" office:value="1556423" calcext:value-type="float">
            <text:p>1556423</text:p>
          </table:table-cell>
          <table:table-cell office:value-type="float" office:value="243932" calcext:value-type="float">
            <text:p>243932</text:p>
          </table:table-cell>
          <table:table-cell office:value-type="string" calcext:value-type="string">
            <text:p>Hey the trail is amazing, could you give some info?</text:p>
          </table:table-cell>
          <table:table-cell/>
        </table:table-row>
        <table:table-row table:style-name="ro1">
          <table:table-cell office:value-type="float" office:value="318733" calcext:value-type="float">
            <text:p>318733</text:p>
          </table:table-cell>
          <table:table-cell office:value-type="float" office:value="0" calcext:value-type="float">
            <text:p>0</text:p>
          </table:table-cell>
          <table:table-cell office:value-type="float" office:value="1695434" calcext:value-type="float">
            <text:p>1695434</text:p>
          </table:table-cell>
          <table:table-cell office:value-type="float" office:value="77920" calcext:value-type="float">
            <text:p>77920</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42902" calcext:value-type="float">
            <text:p>342902</text:p>
          </table:table-cell>
          <table:table-cell office:value-type="float" office:value="0" calcext:value-type="float">
            <text:p>0</text:p>
          </table:table-cell>
          <table:table-cell office:value-type="float" office:value="1267514" calcext:value-type="float">
            <text:p>1267514</text:p>
          </table:table-cell>
          <table:table-cell office:value-type="float" office:value="104094" calcext:value-type="float">
            <text:p>104094</text:p>
          </table:table-cell>
          <table:table-cell office:value-type="string" calcext:value-type="string">
            <text:p>Can't we go from our end... Or do we have to book it as a package?</text:p>
          </table:table-cell>
          <table:table-cell/>
        </table:table-row>
        <table:table-row table:style-name="ro1">
          <table:table-cell office:value-type="float" office:value="354482" calcext:value-type="float">
            <text:p>354482</text:p>
          </table:table-cell>
          <table:table-cell office:value-type="float" office:value="0" calcext:value-type="float">
            <text:p>0</text:p>
          </table:table-cell>
          <table:table-cell office:value-type="float" office:value="1927542" calcext:value-type="float">
            <text:p>1927542</text:p>
          </table:table-cell>
          <table:table-cell office:value-type="float" office:value="77851" calcext:value-type="float">
            <text:p>77851</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75745" calcext:value-type="float">
            <text:p>375745</text:p>
          </table:table-cell>
          <table:table-cell office:value-type="float" office:value="0" calcext:value-type="float">
            <text:p>0</text:p>
          </table:table-cell>
          <table:table-cell office:value-type="float" office:value="2227066" calcext:value-type="float">
            <text:p>2227066</text:p>
          </table:table-cell>
          <table:table-cell office:value-type="float" office:value="725844" calcext:value-type="float">
            <text:p>725844</text:p>
          </table:table-cell>
          <table:table-cell office:value-type="string" calcext:value-type="string">
            <text:p>THIS <text:s/>trail looks quite superb you totally deserve more followers than tis</text:p>
          </table:table-cell>
          <table:table-cell/>
        </table:table-row>
        <table:table-row table:style-name="ro1">
          <table:table-cell office:value-type="float" office:value="460943" calcext:value-type="float">
            <text:p>460943</text:p>
          </table:table-cell>
          <table:table-cell office:value-type="float" office:value="0" calcext:value-type="float">
            <text:p>0</text:p>
          </table:table-cell>
          <table:table-cell office:value-type="float" office:value="2620266" calcext:value-type="float">
            <text:p>2620266</text:p>
          </table:table-cell>
          <table:table-cell office:value-type="float" office:value="1967516" calcext:value-type="float">
            <text:p>1967516</text:p>
          </table:table-cell>
          <table:table-cell office:value-type="string" calcext:value-type="string">
            <text:p>Tip</text:p>
          </table:table-cell>
          <table:table-cell/>
        </table:table-row>
        <table:table-row table:style-name="ro1">
          <table:table-cell office:value-type="float" office:value="29238" calcext:value-type="float">
            <text:p>29238</text:p>
          </table:table-cell>
          <table:table-cell office:value-type="float" office:value="0" calcext:value-type="float">
            <text:p>0</text:p>
          </table:table-cell>
          <table:table-cell office:value-type="float" office:value="608056" calcext:value-type="float">
            <text:p>608056</text:p>
          </table:table-cell>
          <table:table-cell office:value-type="float" office:value="181371" calcext:value-type="float">
            <text:p>181371</text:p>
          </table:table-cell>
          <table:table-cell office:value-type="string" calcext:value-type="string">
            <text:p>[[@19780]] great :) life is all about living :)</text:p>
          </table:table-cell>
          <table:table-cell/>
        </table:table-row>
        <table:table-row table:style-name="ro1">
          <table:table-cell office:value-type="float" office:value="44626" calcext:value-type="float">
            <text:p>44626</text:p>
          </table:table-cell>
          <table:table-cell office:value-type="float" office:value="0" calcext:value-type="float">
            <text:p>0</text:p>
          </table:table-cell>
          <table:table-cell office:value-type="float" office:value="643511" calcext:value-type="float">
            <text:p>643511</text:p>
          </table:table-cell>
          <table:table-cell office:value-type="float" office:value="76559" calcext:value-type="float">
            <text:p>76559</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20019" calcext:value-type="float">
            <text:p>120019</text:p>
          </table:table-cell>
          <table:table-cell office:value-type="float" office:value="0" calcext:value-type="float">
            <text:p>0</text:p>
          </table:table-cell>
          <table:table-cell office:value-type="float" office:value="91859" calcext:value-type="float">
            <text:p>91859</text:p>
          </table:table-cell>
          <table:table-cell office:value-type="float" office:value="79354" calcext:value-type="float">
            <text:p>79354</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20914" calcext:value-type="float">
            <text:p>120914</text:p>
          </table:table-cell>
          <table:table-cell office:value-type="float" office:value="0" calcext:value-type="float">
            <text:p>0</text:p>
          </table:table-cell>
          <table:table-cell office:value-type="float" office:value="52830" calcext:value-type="float">
            <text:p>52830</text:p>
          </table:table-cell>
          <table:table-cell office:value-type="float" office:value="50486" calcext:value-type="float">
            <text:p>5048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71886" calcext:value-type="float">
            <text:p>171886</text:p>
          </table:table-cell>
          <table:table-cell office:value-type="float" office:value="0" calcext:value-type="float">
            <text:p>0</text:p>
          </table:table-cell>
          <table:table-cell office:value-type="float" office:value="946151" calcext:value-type="float">
            <text:p>946151</text:p>
          </table:table-cell>
          <table:table-cell office:value-type="float" office:value="282090" calcext:value-type="float">
            <text:p>282090</text:p>
          </table:table-cell>
          <table:table-cell office:value-type="string" calcext:value-type="string">
            <text:p>[[@84549]] thank you</text:p>
          </table:table-cell>
          <table:table-cell/>
        </table:table-row>
        <table:table-row table:style-name="ro1">
          <table:table-cell office:value-type="float" office:value="258471" calcext:value-type="float">
            <text:p>258471</text:p>
          </table:table-cell>
          <table:table-cell office:value-type="float" office:value="0" calcext:value-type="float">
            <text:p>0</text:p>
          </table:table-cell>
          <table:table-cell office:value-type="float" office:value="1337561" calcext:value-type="float">
            <text:p>1337561</text:p>
          </table:table-cell>
          <table:table-cell office:value-type="float" office:value="87534" calcext:value-type="float">
            <text:p>87534</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18991" calcext:value-type="float">
            <text:p>318991</text:p>
          </table:table-cell>
          <table:table-cell office:value-type="float" office:value="0" calcext:value-type="float">
            <text:p>0</text:p>
          </table:table-cell>
          <table:table-cell office:value-type="float" office:value="1697820" calcext:value-type="float">
            <text:p>1697820</text:p>
          </table:table-cell>
          <table:table-cell office:value-type="float" office:value="83995" calcext:value-type="float">
            <text:p>83995</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333267" calcext:value-type="float">
            <text:p>333267</text:p>
          </table:table-cell>
          <table:table-cell office:value-type="float" office:value="0" calcext:value-type="float">
            <text:p>0</text:p>
          </table:table-cell>
          <table:table-cell office:value-type="float" office:value="1692295" calcext:value-type="float">
            <text:p>1692295</text:p>
          </table:table-cell>
          <table:table-cell office:value-type="float" office:value="513170" calcext:value-type="float">
            <text:p>513170</text:p>
          </table:table-cell>
          <table:table-cell office:value-type="string" calcext:value-type="string">
            <text:p>No problemo. I am also back home now.</text:p>
          </table:table-cell>
          <table:table-cell/>
        </table:table-row>
        <table:table-row table:style-name="ro1">
          <table:table-cell office:value-type="float" office:value="343018" calcext:value-type="float">
            <text:p>343018</text:p>
          </table:table-cell>
          <table:table-cell office:value-type="float" office:value="0" calcext:value-type="float">
            <text:p>0</text:p>
          </table:table-cell>
          <table:table-cell office:value-type="float" office:value="1337799" calcext:value-type="float">
            <text:p>1337799</text:p>
          </table:table-cell>
          <table:table-cell office:value-type="float" office:value="407951" calcext:value-type="float">
            <text:p>407951</text:p>
          </table:table-cell>
          <table:table-cell office:value-type="string" calcext:value-type="string">
            <text:p>[[@79479]] thank you so much. :)</text:p>
          </table:table-cell>
          <table:table-cell/>
        </table:table-row>
        <table:table-row table:style-name="ro1">
          <table:table-cell office:value-type="float" office:value="410962" calcext:value-type="float">
            <text:p>410962</text:p>
          </table:table-cell>
          <table:table-cell office:value-type="float" office:value="0" calcext:value-type="float">
            <text:p>0</text:p>
          </table:table-cell>
          <table:table-cell office:value-type="float" office:value="2335381" calcext:value-type="float">
            <text:p>2335381</text:p>
          </table:table-cell>
          <table:table-cell office:value-type="float" office:value="541655" calcext:value-type="float">
            <text:p>541655</text:p>
          </table:table-cell>
          <table:table-cell office:value-type="string" calcext:value-type="string">
            <text:p>Nice one</text:p>
          </table:table-cell>
          <table:table-cell/>
        </table:table-row>
        <table:table-row table:style-name="ro1">
          <table:table-cell office:value-type="float" office:value="445011" calcext:value-type="float">
            <text:p>445011</text:p>
          </table:table-cell>
          <table:table-cell office:value-type="float" office:value="0" calcext:value-type="float">
            <text:p>0</text:p>
          </table:table-cell>
          <table:table-cell office:value-type="float" office:value="2268998" calcext:value-type="float">
            <text:p>2268998</text:p>
          </table:table-cell>
          <table:table-cell office:value-type="float" office:value="1772816" calcext:value-type="float">
            <text:p>1772816</text:p>
          </table:table-cell>
          <table:table-cell office:value-type="string" calcext:value-type="string">
            <text:p>I like it</text:p>
          </table:table-cell>
          <table:table-cell/>
        </table:table-row>
        <table:table-row table:style-name="ro1">
          <table:table-cell office:value-type="float" office:value="75451" calcext:value-type="float">
            <text:p>75451</text:p>
          </table:table-cell>
          <table:table-cell office:value-type="float" office:value="0" calcext:value-type="float">
            <text:p>0</text:p>
          </table:table-cell>
          <table:table-cell office:value-type="float" office:value="607239" calcext:value-type="float">
            <text:p>607239</text:p>
          </table:table-cell>
          <table:table-cell office:value-type="float" office:value="209742" calcext:value-type="float">
            <text:p>209742</text:p>
          </table:table-cell>
          <table:table-cell office:value-type="string" calcext:value-type="string">
            <text:p>Incredible ladak. Added to my travelling list.</text:p>
          </table:table-cell>
          <table:table-cell/>
        </table:table-row>
        <table:table-row table:style-name="ro1">
          <table:table-cell office:value-type="float" office:value="76491" calcext:value-type="float">
            <text:p>76491</text:p>
          </table:table-cell>
          <table:table-cell office:value-type="float" office:value="0" calcext:value-type="float">
            <text:p>0</text:p>
          </table:table-cell>
          <table:table-cell office:value-type="float" office:value="723093" calcext:value-type="float">
            <text:p>723093</text:p>
          </table:table-cell>
          <table:table-cell office:value-type="float" office:value="78411" calcext:value-type="float">
            <text:p>78411</text:p>
          </table:table-cell>
          <table:table-cell office:value-type="string" calcext:value-type="string">
            <text:p>amazing stories! when can i read your next adventure?</text:p>
          </table:table-cell>
          <table:table-cell/>
        </table:table-row>
        <table:table-row table:style-name="ro1">
          <table:table-cell office:value-type="float" office:value="111095" calcext:value-type="float">
            <text:p>111095</text:p>
          </table:table-cell>
          <table:table-cell office:value-type="float" office:value="0" calcext:value-type="float">
            <text:p>0</text:p>
          </table:table-cell>
          <table:table-cell office:value-type="float" office:value="801320" calcext:value-type="float">
            <text:p>801320</text:p>
          </table:table-cell>
          <table:table-cell office:value-type="float" office:value="79321" calcext:value-type="float">
            <text:p>79321</text:p>
          </table:table-cell>
          <table:table-cell office:value-type="string" calcext:value-type="string">
            <text:p>When's your next update?!</text:p>
          </table:table-cell>
          <table:table-cell/>
        </table:table-row>
        <table:table-row table:style-name="ro1">
          <table:table-cell office:value-type="float" office:value="136049" calcext:value-type="float">
            <text:p>136049</text:p>
          </table:table-cell>
          <table:table-cell office:value-type="float" office:value="0" calcext:value-type="float">
            <text:p>0</text:p>
          </table:table-cell>
          <table:table-cell office:value-type="float" office:value="857257" calcext:value-type="float">
            <text:p>857257</text:p>
          </table:table-cell>
          <table:table-cell office:value-type="float" office:value="256308" calcext:value-type="float">
            <text:p>256308</text:p>
          </table:table-cell>
          <table:table-cell office:value-type="string" calcext:value-type="string">
            <text:p>It was just a mornibg ride</text:p>
          </table:table-cell>
          <table:table-cell/>
        </table:table-row>
        <table:table-row table:style-name="ro1">
          <table:table-cell office:value-type="float" office:value="148297" calcext:value-type="float">
            <text:p>148297</text:p>
          </table:table-cell>
          <table:table-cell office:value-type="float" office:value="0" calcext:value-type="float">
            <text:p>0</text:p>
          </table:table-cell>
          <table:table-cell office:value-type="float" office:value="885693" calcext:value-type="float">
            <text:p>885693</text:p>
          </table:table-cell>
          <table:table-cell office:value-type="float" office:value="42502" calcext:value-type="float">
            <text:p>42502</text:p>
          </table:table-cell>
          <table:table-cell office:value-type="string" calcext:value-type="string">
            <text:p>Awesome! I too am heading there next week</text:p>
          </table:table-cell>
          <table:table-cell/>
        </table:table-row>
        <table:table-row table:style-name="ro1">
          <table:table-cell office:value-type="float" office:value="161088" calcext:value-type="float">
            <text:p>161088</text:p>
          </table:table-cell>
          <table:table-cell office:value-type="float" office:value="0" calcext:value-type="float">
            <text:p>0</text:p>
          </table:table-cell>
          <table:table-cell office:value-type="float" office:value="919153" calcext:value-type="float">
            <text:p>919153</text:p>
          </table:table-cell>
          <table:table-cell office:value-type="float" office:value="77153" calcext:value-type="float">
            <text:p>7715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96846" calcext:value-type="float">
            <text:p>196846</text:p>
          </table:table-cell>
          <table:table-cell office:value-type="float" office:value="0" calcext:value-type="float">
            <text:p>0</text:p>
          </table:table-cell>
          <table:table-cell office:value-type="float" office:value="1021940" calcext:value-type="float">
            <text:p>1021940</text:p>
          </table:table-cell>
          <table:table-cell office:value-type="float" office:value="43042" calcext:value-type="float">
            <text:p>43042</text:p>
          </table:table-cell>
          <table:table-cell office:value-type="string" calcext:value-type="string">
            <text:p>Maa kaasam! maza aa gaya</text:p>
          </table:table-cell>
          <table:table-cell/>
        </table:table-row>
        <table:table-row table:style-name="ro1">
          <table:table-cell office:value-type="float" office:value="210246" calcext:value-type="float">
            <text:p>210246</text:p>
          </table:table-cell>
          <table:table-cell office:value-type="float" office:value="0" calcext:value-type="float">
            <text:p>0</text:p>
          </table:table-cell>
          <table:table-cell office:value-type="float" office:value="1079174" calcext:value-type="float">
            <text:p>1079174</text:p>
          </table:table-cell>
          <table:table-cell office:value-type="float" office:value="79829" calcext:value-type="float">
            <text:p>79829</text:p>
          </table:table-cell>
          <table:table-cell office:value-type="string" calcext:value-type="string">
            <text:p>i love your trails,Where to next? </text:p>
          </table:table-cell>
          <table:table-cell/>
        </table:table-row>
        <table:table-row table:style-name="ro1">
          <table:table-cell office:value-type="float" office:value="225767" calcext:value-type="float">
            <text:p>225767</text:p>
          </table:table-cell>
          <table:table-cell office:value-type="float" office:value="0" calcext:value-type="float">
            <text:p>0</text:p>
          </table:table-cell>
          <table:table-cell office:value-type="float" office:value="1164739" calcext:value-type="float">
            <text:p>1164739</text:p>
          </table:table-cell>
          <table:table-cell office:value-type="float" office:value="81752" calcext:value-type="float">
            <text:p>81752</text:p>
          </table:table-cell>
          <table:table-cell office:value-type="string" calcext:value-type="string">
            <text:p>This is so cool ?</text:p>
          </table:table-cell>
          <table:table-cell/>
        </table:table-row>
        <table:table-row table:style-name="ro1">
          <table:table-cell office:value-type="float" office:value="251988" calcext:value-type="float">
            <text:p>251988</text:p>
          </table:table-cell>
          <table:table-cell office:value-type="float" office:value="0" calcext:value-type="float">
            <text:p>0</text:p>
          </table:table-cell>
          <table:table-cell office:value-type="float" office:value="1285858" calcext:value-type="float">
            <text:p>1285858</text:p>
          </table:table-cell>
          <table:table-cell office:value-type="float" office:value="77033" calcext:value-type="float">
            <text:p>7703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82133" calcext:value-type="float">
            <text:p>282133</text:p>
          </table:table-cell>
          <table:table-cell office:value-type="float" office:value="0" calcext:value-type="float">
            <text:p>0</text:p>
          </table:table-cell>
          <table:table-cell office:value-type="float" office:value="1481088" calcext:value-type="float">
            <text:p>1481088</text:p>
          </table:table-cell>
          <table:table-cell office:value-type="float" office:value="455519" calcext:value-type="float">
            <text:p>455519</text:p>
          </table:table-cell>
          <table:table-cell office:value-type="string" calcext:value-type="string">
            <text:p>Sept starting will be good for these places..</text:p>
          </table:table-cell>
          <table:table-cell/>
        </table:table-row>
        <table:table-row table:style-name="ro1">
          <table:table-cell office:value-type="float" office:value="360077" calcext:value-type="float">
            <text:p>360077</text:p>
          </table:table-cell>
          <table:table-cell office:value-type="float" office:value="0" calcext:value-type="float">
            <text:p>0</text:p>
          </table:table-cell>
          <table:table-cell office:value-type="float" office:value="1773442" calcext:value-type="float">
            <text:p>1773442</text:p>
          </table:table-cell>
          <table:table-cell office:value-type="float" office:value="101960" calcext:value-type="float">
            <text:p>101960</text:p>
          </table:table-cell>
          <table:table-cell office:value-type="string" calcext:value-type="string">
            <text:p>[[@337921]] yes we did :)</text:p>
          </table:table-cell>
          <table:table-cell/>
        </table:table-row>
        <table:table-row table:style-name="ro1">
          <table:table-cell office:value-type="float" office:value="393019" calcext:value-type="float">
            <text:p>393019</text:p>
          </table:table-cell>
          <table:table-cell office:value-type="float" office:value="0" calcext:value-type="float">
            <text:p>0</text:p>
          </table:table-cell>
          <table:table-cell office:value-type="float" office:value="2285449" calcext:value-type="float">
            <text:p>2285449</text:p>
          </table:table-cell>
          <table:table-cell office:value-type="float" office:value="922674" calcext:value-type="float">
            <text:p>922674</text:p>
          </table:table-cell>
          <table:table-cell office:value-type="string" calcext:value-type="string">
            <text:p>Good</text:p>
          </table:table-cell>
          <table:table-cell/>
        </table:table-row>
        <table:table-row table:style-name="ro1">
          <table:table-cell office:value-type="float" office:value="421005" calcext:value-type="float">
            <text:p>421005</text:p>
          </table:table-cell>
          <table:table-cell office:value-type="float" office:value="0" calcext:value-type="float">
            <text:p>0</text:p>
          </table:table-cell>
          <table:table-cell office:value-type="float" office:value="2303376" calcext:value-type="float">
            <text:p>2303376</text:p>
          </table:table-cell>
          <table:table-cell office:value-type="float" office:value="19991" calcext:value-type="float">
            <text:p>19991</text:p>
          </table:table-cell>
          <table:table-cell office:value-type="string" calcext:value-type="string">
            <text:p>you play football?</text:p>
          </table:table-cell>
          <table:table-cell/>
        </table:table-row>
        <table:table-row table:style-name="ro1">
          <table:table-cell office:value-type="float" office:value="32478" calcext:value-type="float">
            <text:p>32478</text:p>
          </table:table-cell>
          <table:table-cell office:value-type="float" office:value="0" calcext:value-type="float">
            <text:p>0</text:p>
          </table:table-cell>
          <table:table-cell office:value-type="float" office:value="606331" calcext:value-type="float">
            <text:p>606331</text:p>
          </table:table-cell>
          <table:table-cell office:value-type="float" office:value="183275" calcext:value-type="float">
            <text:p>183275</text:p>
          </table:table-cell>
          <table:table-cell office:value-type="string" calcext:value-type="string">
            <text:p>[[@181344]] thanks</text:p>
          </table:table-cell>
          <table:table-cell/>
        </table:table-row>
        <table:table-row table:style-name="ro1">
          <table:table-cell office:value-type="float" office:value="39654" calcext:value-type="float">
            <text:p>39654</text:p>
          </table:table-cell>
          <table:table-cell office:value-type="float" office:value="0" calcext:value-type="float">
            <text:p>0</text:p>
          </table:table-cell>
          <table:table-cell office:value-type="float" office:value="632850" calcext:value-type="float">
            <text:p>632850</text:p>
          </table:table-cell>
          <table:table-cell office:value-type="float" office:value="76937" calcext:value-type="float">
            <text:p>76937</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53744" calcext:value-type="float">
            <text:p>53744</text:p>
          </table:table-cell>
          <table:table-cell office:value-type="float" office:value="0" calcext:value-type="float">
            <text:p>0</text:p>
          </table:table-cell>
          <table:table-cell office:value-type="float" office:value="662541" calcext:value-type="float">
            <text:p>662541</text:p>
          </table:table-cell>
          <table:table-cell office:value-type="float" office:value="86537" calcext:value-type="float">
            <text:p>86537</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53902" calcext:value-type="float">
            <text:p>53902</text:p>
          </table:table-cell>
          <table:table-cell office:value-type="float" office:value="0" calcext:value-type="float">
            <text:p>0</text:p>
          </table:table-cell>
          <table:table-cell office:value-type="float" office:value="661214" calcext:value-type="float">
            <text:p>661214</text:p>
          </table:table-cell>
          <table:table-cell office:value-type="float" office:value="178865" calcext:value-type="float">
            <text:p>178865</text:p>
          </table:table-cell>
          <table:table-cell office:value-type="string" calcext:value-type="string">
            <text:p>[[@84480]] thanks ?</text:p>
          </table:table-cell>
          <table:table-cell/>
        </table:table-row>
        <table:table-row table:style-name="ro1">
          <table:table-cell office:value-type="float" office:value="82148" calcext:value-type="float">
            <text:p>82148</text:p>
          </table:table-cell>
          <table:table-cell office:value-type="float" office:value="0" calcext:value-type="float">
            <text:p>0</text:p>
          </table:table-cell>
          <table:table-cell office:value-type="float" office:value="212697" calcext:value-type="float">
            <text:p>212697</text:p>
          </table:table-cell>
          <table:table-cell office:value-type="float" office:value="83109" calcext:value-type="float">
            <text:p>83109</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86411" calcext:value-type="float">
            <text:p>86411</text:p>
          </table:table-cell>
          <table:table-cell office:value-type="float" office:value="0" calcext:value-type="float">
            <text:p>0</text:p>
          </table:table-cell>
          <table:table-cell office:value-type="float" office:value="731689" calcext:value-type="float">
            <text:p>731689</text:p>
          </table:table-cell>
          <table:table-cell office:value-type="float" office:value="217107" calcext:value-type="float">
            <text:p>217107</text:p>
          </table:table-cell>
          <table:table-cell office:value-type="string" calcext:value-type="string">
            <text:p>[[@135751]] <text:s/>yes for sure you will get more better images.</text:p>
          </table:table-cell>
          <table:table-cell/>
        </table:table-row>
        <table:table-row table:style-name="ro1">
          <table:table-cell office:value-type="float" office:value="194937" calcext:value-type="float">
            <text:p>194937</text:p>
          </table:table-cell>
          <table:table-cell office:value-type="float" office:value="0" calcext:value-type="float">
            <text:p>0</text:p>
          </table:table-cell>
          <table:table-cell office:value-type="float" office:value="999417" calcext:value-type="float">
            <text:p>999417</text:p>
          </table:table-cell>
          <table:table-cell office:value-type="float" office:value="84292" calcext:value-type="float">
            <text:p>84292</text:p>
          </table:table-cell>
          <table:table-cell office:value-type="string" calcext:value-type="string">
            <text:p>This looks amazing ❤️</text:p>
          </table:table-cell>
          <table:table-cell/>
        </table:table-row>
        <table:table-row table:style-name="ro1">
          <table:table-cell office:value-type="float" office:value="238957" calcext:value-type="float">
            <text:p>238957</text:p>
          </table:table-cell>
          <table:table-cell office:value-type="float" office:value="0" calcext:value-type="float">
            <text:p>0</text:p>
          </table:table-cell>
          <table:table-cell office:value-type="float" office:value="1195513" calcext:value-type="float">
            <text:p>1195513</text:p>
          </table:table-cell>
          <table:table-cell office:value-type="float" office:value="40163" calcext:value-type="float">
            <text:p>40163</text:p>
          </table:table-cell>
          <table:table-cell office:value-type="string" calcext:value-type="string">
            <text:p>The title was so rad! cool stuff really!</text:p>
          </table:table-cell>
          <table:table-cell/>
        </table:table-row>
        <table:table-row table:style-name="ro1">
          <table:table-cell office:value-type="float" office:value="276752" calcext:value-type="float">
            <text:p>276752</text:p>
          </table:table-cell>
          <table:table-cell office:value-type="float" office:value="976846" calcext:value-type="float">
            <text:p>976846</text:p>
          </table:table-cell>
          <table:table-cell office:value-type="float" office:value="0" calcext:value-type="float">
            <text:p>0</text:p>
          </table:table-cell>
          <table:table-cell office:value-type="float" office:value="345267" calcext:value-type="float">
            <text:p>345267</text:p>
          </table:table-cell>
          <table:table-cell office:value-type="string" calcext:value-type="string">
            <text:p>Thank you!</text:p>
          </table:table-cell>
          <table:table-cell/>
        </table:table-row>
        <table:table-row table:style-name="ro1">
          <table:table-cell office:value-type="float" office:value="322329" calcext:value-type="float">
            <text:p>322329</text:p>
          </table:table-cell>
          <table:table-cell office:value-type="float" office:value="0" calcext:value-type="float">
            <text:p>0</text:p>
          </table:table-cell>
          <table:table-cell office:value-type="float" office:value="1721060" calcext:value-type="float">
            <text:p>1721060</text:p>
          </table:table-cell>
          <table:table-cell office:value-type="float" office:value="531495" calcext:value-type="float">
            <text:p>531495</text:p>
          </table:table-cell>
          <table:table-cell office:value-type="string" calcext:value-type="string">
            <text:p>[[@84563]] I wish could help you to relive those days <text:s/>,but I also don't have too much to share ,I have my own memories and experiences which might vary with yours ....!But still if you want to listen then I will definitely assist you ?</text:p>
          </table:table-cell>
          <table:table-cell/>
        </table:table-row>
        <table:table-row table:style-name="ro1">
          <table:table-cell office:value-type="float" office:value="386358" calcext:value-type="float">
            <text:p>386358</text:p>
          </table:table-cell>
          <table:table-cell office:value-type="float" office:value="0" calcext:value-type="float">
            <text:p>0</text:p>
          </table:table-cell>
          <table:table-cell office:value-type="float" office:value="2225116" calcext:value-type="float">
            <text:p>2225116</text:p>
          </table:table-cell>
          <table:table-cell office:value-type="float" office:value="891004" calcext:value-type="float">
            <text:p>891004</text:p>
          </table:table-cell>
          <table:table-cell office:value-type="string" calcext:value-type="string">
            <text:p>Good job</text:p>
          </table:table-cell>
          <table:table-cell/>
        </table:table-row>
        <table:table-row table:style-name="ro1">
          <table:table-cell office:value-type="float" office:value="88445" calcext:value-type="float">
            <text:p>88445</text:p>
          </table:table-cell>
          <table:table-cell office:value-type="float" office:value="0" calcext:value-type="float">
            <text:p>0</text:p>
          </table:table-cell>
          <table:table-cell office:value-type="float" office:value="722159" calcext:value-type="float">
            <text:p>722159</text:p>
          </table:table-cell>
          <table:table-cell office:value-type="float" office:value="214469" calcext:value-type="float">
            <text:p>214469</text:p>
          </table:table-cell>
          <table:table-cell office:value-type="string" calcext:value-type="string">
            <text:p>[[@48947]] yeshhh?✌️</text:p>
          </table:table-cell>
          <table:table-cell/>
        </table:table-row>
        <table:table-row table:style-name="ro1">
          <table:table-cell office:value-type="float" office:value="109937" calcext:value-type="float">
            <text:p>109937</text:p>
          </table:table-cell>
          <table:table-cell office:value-type="float" office:value="0" calcext:value-type="float">
            <text:p>0</text:p>
          </table:table-cell>
          <table:table-cell office:value-type="float" office:value="797838" calcext:value-type="float">
            <text:p>797838</text:p>
          </table:table-cell>
          <table:table-cell office:value-type="float" office:value="86344" calcext:value-type="float">
            <text:p>86344</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51506" calcext:value-type="float">
            <text:p>151506</text:p>
          </table:table-cell>
          <table:table-cell office:value-type="float" office:value="0" calcext:value-type="float">
            <text:p>0</text:p>
          </table:table-cell>
          <table:table-cell office:value-type="float" office:value="885732" calcext:value-type="float">
            <text:p>885732</text:p>
          </table:table-cell>
          <table:table-cell office:value-type="float" office:value="265315" calcext:value-type="float">
            <text:p>265315</text:p>
          </table:table-cell>
          <table:table-cell office:value-type="string" calcext:value-type="string">
            <text:p>[[@79909]] ?</text:p>
          </table:table-cell>
          <table:table-cell/>
        </table:table-row>
        <table:table-row table:style-name="ro1">
          <table:table-cell office:value-type="float" office:value="161869" calcext:value-type="float">
            <text:p>161869</text:p>
          </table:table-cell>
          <table:table-cell office:value-type="float" office:value="0" calcext:value-type="float">
            <text:p>0</text:p>
          </table:table-cell>
          <table:table-cell office:value-type="float" office:value="923415" calcext:value-type="float">
            <text:p>923415</text:p>
          </table:table-cell>
          <table:table-cell office:value-type="float" office:value="135954" calcext:value-type="float">
            <text:p>135954</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22796" calcext:value-type="float">
            <text:p>222796</text:p>
          </table:table-cell>
          <table:table-cell office:value-type="float" office:value="0" calcext:value-type="float">
            <text:p>0</text:p>
          </table:table-cell>
          <table:table-cell office:value-type="float" office:value="1147170" calcext:value-type="float">
            <text:p>1147170</text:p>
          </table:table-cell>
          <table:table-cell office:value-type="float" office:value="345916" calcext:value-type="float">
            <text:p>345916</text:p>
          </table:table-cell>
          <table:table-cell office:value-type="string" calcext:value-type="string">
            <text:p>[[@87424]] Aww thank youu!</text:p>
          </table:table-cell>
          <table:table-cell/>
        </table:table-row>
        <table:table-row table:style-name="ro1">
          <table:table-cell office:value-type="float" office:value="253046" calcext:value-type="float">
            <text:p>253046</text:p>
          </table:table-cell>
          <table:table-cell office:value-type="float" office:value="0" calcext:value-type="float">
            <text:p>0</text:p>
          </table:table-cell>
          <table:table-cell office:value-type="float" office:value="1294196" calcext:value-type="float">
            <text:p>1294196</text:p>
          </table:table-cell>
          <table:table-cell office:value-type="float" office:value="81576" calcext:value-type="float">
            <text:p>81576</text:p>
          </table:table-cell>
          <table:table-cell office:value-type="string" calcext:value-type="string">
            <text:p>Sahi khel gaye tum toh :P</text:p>
          </table:table-cell>
          <table:table-cell/>
        </table:table-row>
        <table:table-row table:style-name="ro1">
          <table:table-cell office:value-type="float" office:value="276982" calcext:value-type="float">
            <text:p>276982</text:p>
          </table:table-cell>
          <table:table-cell office:value-type="float" office:value="0" calcext:value-type="float">
            <text:p>0</text:p>
          </table:table-cell>
          <table:table-cell office:value-type="float" office:value="1448140" calcext:value-type="float">
            <text:p>1448140</text:p>
          </table:table-cell>
          <table:table-cell office:value-type="float" office:value="83336" calcext:value-type="float">
            <text:p>8333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04041" calcext:value-type="float">
            <text:p>304041</text:p>
          </table:table-cell>
          <table:table-cell office:value-type="float" office:value="0" calcext:value-type="float">
            <text:p>0</text:p>
          </table:table-cell>
          <table:table-cell office:value-type="float" office:value="1600917" calcext:value-type="float">
            <text:p>1600917</text:p>
          </table:table-cell>
          <table:table-cell office:value-type="float" office:value="484760" calcext:value-type="float">
            <text:p>484760</text:p>
          </table:table-cell>
          <table:table-cell office:value-type="string" calcext:value-type="string">
            <text:p>[[@331450]] ty ?</text:p>
          </table:table-cell>
          <table:table-cell/>
        </table:table-row>
        <table:table-row table:style-name="ro1">
          <table:table-cell office:value-type="float" office:value="321116" calcext:value-type="float">
            <text:p>321116</text:p>
          </table:table-cell>
          <table:table-cell office:value-type="float" office:value="0" calcext:value-type="float">
            <text:p>0</text:p>
          </table:table-cell>
          <table:table-cell office:value-type="float" office:value="843629" calcext:value-type="float">
            <text:p>843629</text:p>
          </table:table-cell>
          <table:table-cell office:value-type="float" office:value="526793" calcext:value-type="float">
            <text:p>526793</text:p>
          </table:table-cell>
          <table:table-cell office:value-type="string" calcext:value-type="string">
            <text:p>Visiting to museum..Is costable..</text:p>
          </table:table-cell>
          <table:table-cell/>
        </table:table-row>
        <table:table-row table:style-name="ro1">
          <table:table-cell office:value-type="float" office:value="331389" calcext:value-type="float">
            <text:p>331389</text:p>
          </table:table-cell>
          <table:table-cell office:value-type="float" office:value="0" calcext:value-type="float">
            <text:p>0</text:p>
          </table:table-cell>
          <table:table-cell office:value-type="float" office:value="1761029" calcext:value-type="float">
            <text:p>1761029</text:p>
          </table:table-cell>
          <table:table-cell office:value-type="float" office:value="542694" calcext:value-type="float">
            <text:p>542694</text:p>
          </table:table-cell>
          <table:table-cell office:value-type="string" calcext:value-type="string">
            <text:p>[[@88222]] hope you had a look at the edited trail... Thanks</text:p>
          </table:table-cell>
          <table:table-cell/>
        </table:table-row>
        <table:table-row table:style-name="ro1">
          <table:table-cell office:value-type="float" office:value="348205" calcext:value-type="float">
            <text:p>348205</text:p>
          </table:table-cell>
          <table:table-cell office:value-type="float" office:value="0" calcext:value-type="float">
            <text:p>0</text:p>
          </table:table-cell>
          <table:table-cell office:value-type="float" office:value="1872086" calcext:value-type="float">
            <text:p>1872086</text:p>
          </table:table-cell>
          <table:table-cell office:value-type="float" office:value="84605" calcext:value-type="float">
            <text:p>8460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48902" calcext:value-type="float">
            <text:p>348902</text:p>
          </table:table-cell>
          <table:table-cell office:value-type="float" office:value="0" calcext:value-type="float">
            <text:p>0</text:p>
          </table:table-cell>
          <table:table-cell office:value-type="float" office:value="1876536" calcext:value-type="float">
            <text:p>1876536</text:p>
          </table:table-cell>
          <table:table-cell office:value-type="float" office:value="84524" calcext:value-type="float">
            <text:p>84524</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70999" calcext:value-type="float">
            <text:p>370999</text:p>
          </table:table-cell>
          <table:table-cell office:value-type="float" office:value="0" calcext:value-type="float">
            <text:p>0</text:p>
          </table:table-cell>
          <table:table-cell office:value-type="float" office:value="1695733" calcext:value-type="float">
            <text:p>1695733</text:p>
          </table:table-cell>
          <table:table-cell office:value-type="float" office:value="88943" calcext:value-type="float">
            <text:p>88943</text:p>
          </table:table-cell>
          <table:table-cell office:value-type="string" calcext:value-type="string">
            <text:p>[[@1]] <text:s/>best one, about to reach 10k ?</text:p>
          </table:table-cell>
          <table:table-cell/>
        </table:table-row>
        <table:table-row table:style-name="ro1">
          <table:table-cell office:value-type="float" office:value="375214" calcext:value-type="float">
            <text:p>375214</text:p>
          </table:table-cell>
          <table:table-cell office:value-type="float" office:value="0" calcext:value-type="float">
            <text:p>0</text:p>
          </table:table-cell>
          <table:table-cell office:value-type="float" office:value="2225750" calcext:value-type="float">
            <text:p>2225750</text:p>
          </table:table-cell>
          <table:table-cell office:value-type="float" office:value="52496" calcext:value-type="float">
            <text:p>52496</text:p>
          </table:table-cell>
          <table:table-cell office:value-type="string" calcext:value-type="string">
            <text:p>Lage Raho Launde! Mast kaam kar rahe ho</text:p>
          </table:table-cell>
          <table:table-cell/>
        </table:table-row>
        <table:table-row table:style-name="ro1">
          <table:table-cell office:value-type="float" office:value="424996" calcext:value-type="float">
            <text:p>424996</text:p>
          </table:table-cell>
          <table:table-cell office:value-type="float" office:value="0" calcext:value-type="float">
            <text:p>0</text:p>
          </table:table-cell>
          <table:table-cell office:value-type="float" office:value="1445383" calcext:value-type="float">
            <text:p>1445383</text:p>
          </table:table-cell>
          <table:table-cell office:value-type="float" office:value="30454" calcext:value-type="float">
            <text:p>30454</text:p>
          </table:table-cell>
          <table:table-cell office:value-type="string" calcext:value-type="string">
            <text:p>great sharing</text:p>
          </table:table-cell>
          <table:table-cell/>
        </table:table-row>
        <table:table-row table:style-name="ro1">
          <table:table-cell office:value-type="float" office:value="457031" calcext:value-type="float">
            <text:p>457031</text:p>
          </table:table-cell>
          <table:table-cell office:value-type="float" office:value="0" calcext:value-type="float">
            <text:p>0</text:p>
          </table:table-cell>
          <table:table-cell office:value-type="float" office:value="2252402" calcext:value-type="float">
            <text:p>2252402</text:p>
          </table:table-cell>
          <table:table-cell office:value-type="float" office:value="2100884" calcext:value-type="float">
            <text:p>2100884</text:p>
          </table:table-cell>
          <table:table-cell office:value-type="string" calcext:value-type="string">
            <text:p>Hii</text:p>
          </table:table-cell>
          <table:table-cell/>
        </table:table-row>
        <table:table-row table:style-name="ro1">
          <table:table-cell office:value-type="float" office:value="914" calcext:value-type="float">
            <text:p>914</text:p>
          </table:table-cell>
          <table:table-cell office:value-type="float" office:value="2198" calcext:value-type="float">
            <text:p>2198</text:p>
          </table:table-cell>
          <table:table-cell office:value-type="float" office:value="0" calcext:value-type="float">
            <text:p>0</text:p>
          </table:table-cell>
          <table:table-cell office:value-type="float" office:value="405" calcext:value-type="float">
            <text:p>405</text:p>
          </table:table-cell>
          <table:table-cell office:value-type="string" calcext:value-type="string">
            <text:p>Monsoons are the worst time to visit Juhu Beach. Early summer is the best time. Less people. Less dirt.</text:p>
          </table:table-cell>
          <table:table-cell/>
        </table:table-row>
        <table:table-row table:style-name="ro1">
          <table:table-cell office:value-type="float" office:value="37127" calcext:value-type="float">
            <text:p>37127</text:p>
          </table:table-cell>
          <table:table-cell office:value-type="float" office:value="0" calcext:value-type="float">
            <text:p>0</text:p>
          </table:table-cell>
          <table:table-cell office:value-type="float" office:value="140154" calcext:value-type="float">
            <text:p>140154</text:p>
          </table:table-cell>
          <table:table-cell office:value-type="float" office:value="49413" calcext:value-type="float">
            <text:p>49413</text:p>
          </table:table-cell>
          <table:table-cell office:value-type="string" calcext:value-type="string">
            <text:p>Yeh picture toh blockbuster hai ekdum :D</text:p>
          </table:table-cell>
          <table:table-cell/>
        </table:table-row>
        <table:table-row table:style-name="ro1">
          <table:table-cell office:value-type="float" office:value="46231" calcext:value-type="float">
            <text:p>46231</text:p>
          </table:table-cell>
          <table:table-cell office:value-type="float" office:value="0" calcext:value-type="float">
            <text:p>0</text:p>
          </table:table-cell>
          <table:table-cell office:value-type="float" office:value="647427" calcext:value-type="float">
            <text:p>647427</text:p>
          </table:table-cell>
          <table:table-cell office:value-type="float" office:value="193432" calcext:value-type="float">
            <text:p>193432</text:p>
          </table:table-cell>
          <table:table-cell office:value-type="string" calcext:value-type="string">
            <text:p>Thanks [[@41400]]</text:p>
          </table:table-cell>
          <table:table-cell/>
        </table:table-row>
        <table:table-row table:style-name="ro1">
          <table:table-cell office:value-type="float" office:value="53206" calcext:value-type="float">
            <text:p>53206</text:p>
          </table:table-cell>
          <table:table-cell office:value-type="float" office:value="0" calcext:value-type="float">
            <text:p>0</text:p>
          </table:table-cell>
          <table:table-cell office:value-type="float" office:value="663850" calcext:value-type="float">
            <text:p>663850</text:p>
          </table:table-cell>
          <table:table-cell office:value-type="float" office:value="81215" calcext:value-type="float">
            <text:p>81215</text:p>
          </table:table-cell>
          <table:table-cell office:value-type="string" calcext:value-type="string">
            <text:p>Awesome! I too am heading there next week</text:p>
          </table:table-cell>
          <table:table-cell/>
        </table:table-row>
        <table:table-row table:style-name="ro1">
          <table:table-cell office:value-type="float" office:value="59660" calcext:value-type="float">
            <text:p>59660</text:p>
          </table:table-cell>
          <table:table-cell office:value-type="float" office:value="0" calcext:value-type="float">
            <text:p>0</text:p>
          </table:table-cell>
          <table:table-cell office:value-type="float" office:value="677719" calcext:value-type="float">
            <text:p>677719</text:p>
          </table:table-cell>
          <table:table-cell office:value-type="float" office:value="20163" calcext:value-type="float">
            <text:p>2016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63336" calcext:value-type="float">
            <text:p>163336</text:p>
          </table:table-cell>
          <table:table-cell office:value-type="float" office:value="0" calcext:value-type="float">
            <text:p>0</text:p>
          </table:table-cell>
          <table:table-cell office:value-type="float" office:value="916892" calcext:value-type="float">
            <text:p>916892</text:p>
          </table:table-cell>
          <table:table-cell office:value-type="float" office:value="275406" calcext:value-type="float">
            <text:p>275406</text:p>
          </table:table-cell>
          <table:table-cell office:value-type="string" calcext:value-type="string">
            <text:p>[[@87307]] i will</text:p>
          </table:table-cell>
          <table:table-cell/>
        </table:table-row>
        <table:table-row table:style-name="ro1">
          <table:table-cell office:value-type="float" office:value="169391" calcext:value-type="float">
            <text:p>169391</text:p>
          </table:table-cell>
          <table:table-cell office:value-type="float" office:value="0" calcext:value-type="float">
            <text:p>0</text:p>
          </table:table-cell>
          <table:table-cell office:value-type="float" office:value="944967" calcext:value-type="float">
            <text:p>944967</text:p>
          </table:table-cell>
          <table:table-cell office:value-type="float" office:value="283849" calcext:value-type="float">
            <text:p>283849</text:p>
          </table:table-cell>
          <table:table-cell office:value-type="string" calcext:value-type="string">
            <text:p>[[@40991]] next to be a hill station of uttrakhand</text:p>
          </table:table-cell>
          <table:table-cell/>
        </table:table-row>
        <table:table-row table:style-name="ro1">
          <table:table-cell office:value-type="float" office:value="198299" calcext:value-type="float">
            <text:p>198299</text:p>
          </table:table-cell>
          <table:table-cell office:value-type="float" office:value="0" calcext:value-type="float">
            <text:p>0</text:p>
          </table:table-cell>
          <table:table-cell office:value-type="float" office:value="907148" calcext:value-type="float">
            <text:p>907148</text:p>
          </table:table-cell>
          <table:table-cell office:value-type="float" office:value="80977" calcext:value-type="float">
            <text:p>8097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12617" calcext:value-type="float">
            <text:p>212617</text:p>
          </table:table-cell>
          <table:table-cell office:value-type="float" office:value="0" calcext:value-type="float">
            <text:p>0</text:p>
          </table:table-cell>
          <table:table-cell office:value-type="float" office:value="1093646" calcext:value-type="float">
            <text:p>1093646</text:p>
          </table:table-cell>
          <table:table-cell office:value-type="float" office:value="20104" calcext:value-type="float">
            <text:p>20104</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41284" calcext:value-type="float">
            <text:p>341284</text:p>
          </table:table-cell>
          <table:table-cell office:value-type="float" office:value="0" calcext:value-type="float">
            <text:p>0</text:p>
          </table:table-cell>
          <table:table-cell office:value-type="float" office:value="1823394" calcext:value-type="float">
            <text:p>1823394</text:p>
          </table:table-cell>
          <table:table-cell office:value-type="float" office:value="76514" calcext:value-type="float">
            <text:p>76514</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400031" calcext:value-type="float">
            <text:p>400031</text:p>
          </table:table-cell>
          <table:table-cell office:value-type="float" office:value="0" calcext:value-type="float">
            <text:p>0</text:p>
          </table:table-cell>
          <table:table-cell office:value-type="float" office:value="970352" calcext:value-type="float">
            <text:p>970352</text:p>
          </table:table-cell>
          <table:table-cell office:value-type="float" office:value="11339" calcext:value-type="float">
            <text:p>11339</text:p>
          </table:table-cell>
          <table:table-cell office:value-type="string" calcext:value-type="string">
            <text:p>Mecca is amazing!!</text:p>
          </table:table-cell>
          <table:table-cell/>
        </table:table-row>
        <table:table-row table:style-name="ro1">
          <table:table-cell office:value-type="float" office:value="7518" calcext:value-type="float">
            <text:p>7518</text:p>
          </table:table-cell>
          <table:table-cell office:value-type="float" office:value="0" calcext:value-type="float">
            <text:p>0</text:p>
          </table:table-cell>
          <table:table-cell office:value-type="float" office:value="1741" calcext:value-type="float">
            <text:p>1741</text:p>
          </table:table-cell>
          <table:table-cell office:value-type="float" office:value="95210" calcext:value-type="float">
            <text:p>95210</text:p>
          </table:table-cell>
          <table:table-cell office:value-type="string" calcext:value-type="string">
            <text:p>Mohanchaudhary976@gmail.com i love ❤️</text:p>
          </table:table-cell>
          <table:table-cell/>
        </table:table-row>
        <table:table-row table:style-name="ro1">
          <table:table-cell office:value-type="float" office:value="34133" calcext:value-type="float">
            <text:p>34133</text:p>
          </table:table-cell>
          <table:table-cell office:value-type="float" office:value="0" calcext:value-type="float">
            <text:p>0</text:p>
          </table:table-cell>
          <table:table-cell office:value-type="float" office:value="619560" calcext:value-type="float">
            <text:p>619560</text:p>
          </table:table-cell>
          <table:table-cell office:value-type="float" office:value="77409" calcext:value-type="float">
            <text:p>77409</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88286" calcext:value-type="float">
            <text:p>88286</text:p>
          </table:table-cell>
          <table:table-cell office:value-type="float" office:value="0" calcext:value-type="float">
            <text:p>0</text:p>
          </table:table-cell>
          <table:table-cell office:value-type="float" office:value="746855" calcext:value-type="float">
            <text:p>746855</text:p>
          </table:table-cell>
          <table:table-cell office:value-type="float" office:value="84098" calcext:value-type="float">
            <text:p>84098</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93437" calcext:value-type="float">
            <text:p>93437</text:p>
          </table:table-cell>
          <table:table-cell office:value-type="float" office:value="0" calcext:value-type="float">
            <text:p>0</text:p>
          </table:table-cell>
          <table:table-cell office:value-type="float" office:value="761286" calcext:value-type="float">
            <text:p>761286</text:p>
          </table:table-cell>
          <table:table-cell office:value-type="float" office:value="87475" calcext:value-type="float">
            <text:p>87475</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95620" calcext:value-type="float">
            <text:p>95620</text:p>
          </table:table-cell>
          <table:table-cell office:value-type="float" office:value="0" calcext:value-type="float">
            <text:p>0</text:p>
          </table:table-cell>
          <table:table-cell office:value-type="float" office:value="764465" calcext:value-type="float">
            <text:p>764465</text:p>
          </table:table-cell>
          <table:table-cell office:value-type="float" office:value="135925" calcext:value-type="float">
            <text:p>13592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20725" calcext:value-type="float">
            <text:p>120725</text:p>
          </table:table-cell>
          <table:table-cell office:value-type="float" office:value="0" calcext:value-type="float">
            <text:p>0</text:p>
          </table:table-cell>
          <table:table-cell office:value-type="float" office:value="57454" calcext:value-type="float">
            <text:p>57454</text:p>
          </table:table-cell>
          <table:table-cell office:value-type="float" office:value="82497" calcext:value-type="float">
            <text:p>82497</text:p>
          </table:table-cell>
          <table:table-cell office:value-type="string" calcext:value-type="string">
            <text:p>i love your trails,Where to next?</text:p>
          </table:table-cell>
          <table:table-cell/>
        </table:table-row>
        <table:table-row table:style-name="ro1">
          <table:table-cell office:value-type="float" office:value="132177" calcext:value-type="float">
            <text:p>132177</text:p>
          </table:table-cell>
          <table:table-cell office:value-type="float" office:value="0" calcext:value-type="float">
            <text:p>0</text:p>
          </table:table-cell>
          <table:table-cell office:value-type="float" office:value="844073" calcext:value-type="float">
            <text:p>844073</text:p>
          </table:table-cell>
          <table:table-cell office:value-type="float" office:value="5220" calcext:value-type="float">
            <text:p>5220</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78956" calcext:value-type="float">
            <text:p>178956</text:p>
          </table:table-cell>
          <table:table-cell office:value-type="float" office:value="0" calcext:value-type="float">
            <text:p>0</text:p>
          </table:table-cell>
          <table:table-cell office:value-type="float" office:value="236617" calcext:value-type="float">
            <text:p>236617</text:p>
          </table:table-cell>
          <table:table-cell office:value-type="float" office:value="81317" calcext:value-type="float">
            <text:p>81317</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80692" calcext:value-type="float">
            <text:p>180692</text:p>
          </table:table-cell>
          <table:table-cell office:value-type="float" office:value="0" calcext:value-type="float">
            <text:p>0</text:p>
          </table:table-cell>
          <table:table-cell office:value-type="float" office:value="972987" calcext:value-type="float">
            <text:p>972987</text:p>
          </table:table-cell>
          <table:table-cell office:value-type="float" office:value="49596" calcext:value-type="float">
            <text:p>49596</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80963" calcext:value-type="float">
            <text:p>280963</text:p>
          </table:table-cell>
          <table:table-cell office:value-type="float" office:value="0" calcext:value-type="float">
            <text:p>0</text:p>
          </table:table-cell>
          <table:table-cell office:value-type="float" office:value="1461939" calcext:value-type="float">
            <text:p>1461939</text:p>
          </table:table-cell>
          <table:table-cell office:value-type="float" office:value="449429" calcext:value-type="float">
            <text:p>449429</text:p>
          </table:table-cell>
          <table:table-cell office:value-type="string" calcext:value-type="string">
            <text:p>[[@82042]] sure</text:p>
          </table:table-cell>
          <table:table-cell/>
        </table:table-row>
        <table:table-row table:style-name="ro1">
          <table:table-cell office:value-type="float" office:value="336052" calcext:value-type="float">
            <text:p>336052</text:p>
          </table:table-cell>
          <table:table-cell office:value-type="float" office:value="0" calcext:value-type="float">
            <text:p>0</text:p>
          </table:table-cell>
          <table:table-cell office:value-type="float" office:value="1791546" calcext:value-type="float">
            <text:p>1791546</text:p>
          </table:table-cell>
          <table:table-cell office:value-type="float" office:value="45826" calcext:value-type="float">
            <text:p>45826</text:p>
          </table:table-cell>
          <table:table-cell office:value-type="string" calcext:value-type="string">
            <text:p>The title was superb! The content was a little dreary!</text:p>
          </table:table-cell>
          <table:table-cell/>
        </table:table-row>
        <table:table-row table:style-name="ro1">
          <table:table-cell office:value-type="float" office:value="337148" calcext:value-type="float">
            <text:p>337148</text:p>
          </table:table-cell>
          <table:table-cell office:value-type="float" office:value="0" calcext:value-type="float">
            <text:p>0</text:p>
          </table:table-cell>
          <table:table-cell office:value-type="float" office:value="1799559" calcext:value-type="float">
            <text:p>1799559</text:p>
          </table:table-cell>
          <table:table-cell office:value-type="float" office:value="49000" calcext:value-type="float">
            <text:p>49000</text:p>
          </table:table-cell>
          <table:table-cell office:value-type="string" calcext:value-type="string">
            <text:p>The content and the images don't sit well with one another!</text:p>
          </table:table-cell>
          <table:table-cell/>
        </table:table-row>
        <table:table-row table:style-name="ro1">
          <table:table-cell office:value-type="float" office:value="445053" calcext:value-type="float">
            <text:p>445053</text:p>
          </table:table-cell>
          <table:table-cell office:value-type="float" office:value="0" calcext:value-type="float">
            <text:p>0</text:p>
          </table:table-cell>
          <table:table-cell office:value-type="float" office:value="2249242" calcext:value-type="float">
            <text:p>2249242</text:p>
          </table:table-cell>
          <table:table-cell office:value-type="float" office:value="1745348" calcext:value-type="float">
            <text:p>1745348</text:p>
          </table:table-cell>
          <table:table-cell office:value-type="string" calcext:value-type="string">
            <text:p>Hi</text:p>
          </table:table-cell>
          <table:table-cell/>
        </table:table-row>
        <table:table-row table:style-name="ro1">
          <table:table-cell office:value-type="float" office:value="64448" calcext:value-type="float">
            <text:p>64448</text:p>
          </table:table-cell>
          <table:table-cell office:value-type="float" office:value="0" calcext:value-type="float">
            <text:p>0</text:p>
          </table:table-cell>
          <table:table-cell office:value-type="float" office:value="688309" calcext:value-type="float">
            <text:p>688309</text:p>
          </table:table-cell>
          <table:table-cell office:value-type="float" office:value="83650" calcext:value-type="float">
            <text:p>8365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98754" calcext:value-type="float">
            <text:p>98754</text:p>
          </table:table-cell>
          <table:table-cell office:value-type="float" office:value="0" calcext:value-type="float">
            <text:p>0</text:p>
          </table:table-cell>
          <table:table-cell office:value-type="float" office:value="774698" calcext:value-type="float">
            <text:p>774698</text:p>
          </table:table-cell>
          <table:table-cell office:value-type="float" office:value="79692" calcext:value-type="float">
            <text:p>79692</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09244" calcext:value-type="float">
            <text:p>109244</text:p>
          </table:table-cell>
          <table:table-cell office:value-type="float" office:value="45304" calcext:value-type="float">
            <text:p>45304</text:p>
          </table:table-cell>
          <table:table-cell office:value-type="float" office:value="0" calcext:value-type="float">
            <text:p>0</text:p>
          </table:table-cell>
          <table:table-cell office:value-type="float" office:value="237098" calcext:value-type="float">
            <text:p>237098</text:p>
          </table:table-cell>
          <table:table-cell office:value-type="string" calcext:value-type="string">
            <text:p>Hi.. .</text:p>
          </table:table-cell>
          <table:table-cell/>
        </table:table-row>
        <table:table-row table:style-name="ro1">
          <table:table-cell office:value-type="float" office:value="120913" calcext:value-type="float">
            <text:p>120913</text:p>
          </table:table-cell>
          <table:table-cell office:value-type="float" office:value="0" calcext:value-type="float">
            <text:p>0</text:p>
          </table:table-cell>
          <table:table-cell office:value-type="float" office:value="52956" calcext:value-type="float">
            <text:p>52956</text:p>
          </table:table-cell>
          <table:table-cell office:value-type="float" office:value="76825" calcext:value-type="float">
            <text:p>76825</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58508" calcext:value-type="float">
            <text:p>158508</text:p>
          </table:table-cell>
          <table:table-cell office:value-type="float" office:value="0" calcext:value-type="float">
            <text:p>0</text:p>
          </table:table-cell>
          <table:table-cell office:value-type="float" office:value="913793" calcext:value-type="float">
            <text:p>913793</text:p>
          </table:table-cell>
          <table:table-cell office:value-type="float" office:value="80084" calcext:value-type="float">
            <text:p>80084</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11189" calcext:value-type="float">
            <text:p>211189</text:p>
          </table:table-cell>
          <table:table-cell office:value-type="float" office:value="0" calcext:value-type="float">
            <text:p>0</text:p>
          </table:table-cell>
          <table:table-cell office:value-type="float" office:value="1085181" calcext:value-type="float">
            <text:p>1085181</text:p>
          </table:table-cell>
          <table:table-cell office:value-type="float" office:value="79228" calcext:value-type="float">
            <text:p>7922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92358" calcext:value-type="float">
            <text:p>292358</text:p>
          </table:table-cell>
          <table:table-cell office:value-type="float" office:value="0" calcext:value-type="float">
            <text:p>0</text:p>
          </table:table-cell>
          <table:table-cell office:value-type="float" office:value="390942" calcext:value-type="float">
            <text:p>390942</text:p>
          </table:table-cell>
          <table:table-cell office:value-type="float" office:value="116812" calcext:value-type="float">
            <text:p>116812</text:p>
          </table:table-cell>
          <table:table-cell office:value-type="string" calcext:value-type="string">
            <text:p>As I explored this place I felt so amazing that I couldn't decribe it's beauty</text:p>
          </table:table-cell>
          <table:table-cell/>
        </table:table-row>
        <table:table-row table:style-name="ro1">
          <table:table-cell office:value-type="float" office:value="308985" calcext:value-type="float">
            <text:p>308985</text:p>
          </table:table-cell>
          <table:table-cell office:value-type="float" office:value="0" calcext:value-type="float">
            <text:p>0</text:p>
          </table:table-cell>
          <table:table-cell office:value-type="float" office:value="1637107" calcext:value-type="float">
            <text:p>1637107</text:p>
          </table:table-cell>
          <table:table-cell office:value-type="float" office:value="136080" calcext:value-type="float">
            <text:p>136080</text:p>
          </table:table-cell>
          <table:table-cell office:value-type="string" calcext:value-type="string">
            <text:p>Your content is so good, wonder why the followers count is low!</text:p>
          </table:table-cell>
          <table:table-cell/>
        </table:table-row>
        <table:table-row table:style-name="ro1">
          <table:table-cell office:value-type="float" office:value="339652" calcext:value-type="float">
            <text:p>339652</text:p>
          </table:table-cell>
          <table:table-cell office:value-type="float" office:value="0" calcext:value-type="float">
            <text:p>0</text:p>
          </table:table-cell>
          <table:table-cell office:value-type="float" office:value="1384331" calcext:value-type="float">
            <text:p>1384331</text:p>
          </table:table-cell>
          <table:table-cell office:value-type="float" office:value="424882" calcext:value-type="float">
            <text:p>424882</text:p>
          </table:table-cell>
          <table:table-cell office:value-type="string" calcext:value-type="string">
            <text:p>Thanks</text:p>
          </table:table-cell>
          <table:table-cell/>
        </table:table-row>
        <table:table-row table:style-name="ro1">
          <table:table-cell office:value-type="float" office:value="360063" calcext:value-type="float">
            <text:p>360063</text:p>
          </table:table-cell>
          <table:table-cell office:value-type="float" office:value="0" calcext:value-type="float">
            <text:p>0</text:p>
          </table:table-cell>
          <table:table-cell office:value-type="float" office:value="1996551" calcext:value-type="float">
            <text:p>1996551</text:p>
          </table:table-cell>
          <table:table-cell office:value-type="float" office:value="87182" calcext:value-type="float">
            <text:p>87182</text:p>
          </table:table-cell>
          <table:table-cell office:value-type="string" calcext:value-type="string">
            <text:p>? Gorgeous Trail! ❤️</text:p>
          </table:table-cell>
          <table:table-cell/>
        </table:table-row>
        <table:table-row table:style-name="ro1">
          <table:table-cell office:value-type="float" office:value="401510" calcext:value-type="float">
            <text:p>401510</text:p>
          </table:table-cell>
          <table:table-cell office:value-type="float" office:value="0" calcext:value-type="float">
            <text:p>0</text:p>
          </table:table-cell>
          <table:table-cell office:value-type="float" office:value="927722" calcext:value-type="float">
            <text:p>927722</text:p>
          </table:table-cell>
          <table:table-cell office:value-type="float" office:value="949301" calcext:value-type="float">
            <text:p>949301</text:p>
          </table:table-cell>
          <table:table-cell office:value-type="string" calcext:value-type="string">
            <text:p>Fjk</text:p>
          </table:table-cell>
          <table:table-cell/>
        </table:table-row>
        <table:table-row table:style-name="ro1">
          <table:table-cell office:value-type="float" office:value="461236" calcext:value-type="float">
            <text:p>461236</text:p>
          </table:table-cell>
          <table:table-cell office:value-type="float" office:value="0" calcext:value-type="float">
            <text:p>0</text:p>
          </table:table-cell>
          <table:table-cell office:value-type="float" office:value="2324884" calcext:value-type="float">
            <text:p>2324884</text:p>
          </table:table-cell>
          <table:table-cell office:value-type="float" office:value="1557635" calcext:value-type="float">
            <text:p>1557635</text:p>
          </table:table-cell>
          <table:table-cell office:value-type="string" calcext:value-type="string">
            <text:p>Hello hi I am Sarvesh good evening madam beautiful I like it your</text:p>
          </table:table-cell>
          <table:table-cell/>
        </table:table-row>
        <table:table-row table:style-name="ro1">
          <table:table-cell office:value-type="float" office:value="127647" calcext:value-type="float">
            <text:p>127647</text:p>
          </table:table-cell>
          <table:table-cell office:value-type="float" office:value="0" calcext:value-type="float">
            <text:p>0</text:p>
          </table:table-cell>
          <table:table-cell office:value-type="float" office:value="833574" calcext:value-type="float">
            <text:p>833574</text:p>
          </table:table-cell>
          <table:table-cell office:value-type="float" office:value="243174" calcext:value-type="float">
            <text:p>243174</text:p>
          </table:table-cell>
          <table:table-cell office:value-type="string" calcext:value-type="string">
            <text:p>[[@52448]] <text:s/>thank u ?</text:p>
          </table:table-cell>
          <table:table-cell/>
        </table:table-row>
        <table:table-row table:style-name="ro1">
          <table:table-cell office:value-type="float" office:value="237685" calcext:value-type="float">
            <text:p>237685</text:p>
          </table:table-cell>
          <table:table-cell office:value-type="float" office:value="0" calcext:value-type="float">
            <text:p>0</text:p>
          </table:table-cell>
          <table:table-cell office:value-type="float" office:value="1178582" calcext:value-type="float">
            <text:p>1178582</text:p>
          </table:table-cell>
          <table:table-cell office:value-type="float" office:value="355551" calcext:value-type="float">
            <text:p>355551</text:p>
          </table:table-cell>
          <table:table-cell office:value-type="string" calcext:value-type="string">
            <text:p>[[@84891]] <text:s/>thanks a lot!</text:p>
          </table:table-cell>
          <table:table-cell/>
        </table:table-row>
        <table:table-row table:style-name="ro1">
          <table:table-cell office:value-type="float" office:value="262471" calcext:value-type="float">
            <text:p>262471</text:p>
          </table:table-cell>
          <table:table-cell office:value-type="float" office:value="580501" calcext:value-type="float">
            <text:p>580501</text:p>
          </table:table-cell>
          <table:table-cell office:value-type="float" office:value="0" calcext:value-type="float">
            <text:p>0</text:p>
          </table:table-cell>
          <table:table-cell office:value-type="float" office:value="341301" calcext:value-type="float">
            <text:p>341301</text:p>
          </table:table-cell>
          <table:table-cell office:value-type="string" calcext:value-type="string">
            <text:p>Nice click</text:p>
          </table:table-cell>
          <table:table-cell/>
        </table:table-row>
        <table:table-row table:style-name="ro1">
          <table:table-cell office:value-type="float" office:value="295615" calcext:value-type="float">
            <text:p>295615</text:p>
          </table:table-cell>
          <table:table-cell office:value-type="float" office:value="0" calcext:value-type="float">
            <text:p>0</text:p>
          </table:table-cell>
          <table:table-cell office:value-type="float" office:value="1562888" calcext:value-type="float">
            <text:p>1562888</text:p>
          </table:table-cell>
          <table:table-cell office:value-type="float" office:value="80544" calcext:value-type="float">
            <text:p>80544</text:p>
          </table:table-cell>
          <table:table-cell office:value-type="string" calcext:value-type="string">
            <text:p>This trail is ingenious! brilliant work!</text:p>
          </table:table-cell>
          <table:table-cell/>
        </table:table-row>
        <table:table-row table:style-name="ro1">
          <table:table-cell office:value-type="float" office:value="328309" calcext:value-type="float">
            <text:p>328309</text:p>
          </table:table-cell>
          <table:table-cell office:value-type="float" office:value="0" calcext:value-type="float">
            <text:p>0</text:p>
          </table:table-cell>
          <table:table-cell office:value-type="float" office:value="1752813" calcext:value-type="float">
            <text:p>1752813</text:p>
          </table:table-cell>
          <table:table-cell office:value-type="float" office:value="52616" calcext:value-type="float">
            <text:p>5261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53656" calcext:value-type="float">
            <text:p>353656</text:p>
          </table:table-cell>
          <table:table-cell office:value-type="float" office:value="0" calcext:value-type="float">
            <text:p>0</text:p>
          </table:table-cell>
          <table:table-cell office:value-type="float" office:value="1920008" calcext:value-type="float">
            <text:p>1920008</text:p>
          </table:table-cell>
          <table:table-cell office:value-type="float" office:value="80375" calcext:value-type="float">
            <text:p>80375</text:p>
          </table:table-cell>
          <table:table-cell office:value-type="string" calcext:value-type="string">
            <text:p>beatutiful photo ? </text:p>
          </table:table-cell>
          <table:table-cell/>
        </table:table-row>
        <table:table-row table:style-name="ro1">
          <table:table-cell office:value-type="float" office:value="377300" calcext:value-type="float">
            <text:p>377300</text:p>
          </table:table-cell>
          <table:table-cell office:value-type="float" office:value="0" calcext:value-type="float">
            <text:p>0</text:p>
          </table:table-cell>
          <table:table-cell office:value-type="float" office:value="2229559" calcext:value-type="float">
            <text:p>2229559</text:p>
          </table:table-cell>
          <table:table-cell office:value-type="float" office:value="86274" calcext:value-type="float">
            <text:p>86274</text:p>
          </table:table-cell>
          <table:table-cell office:value-type="string" calcext:value-type="string">
            <text:p>It's really amazing pictures ? </text:p>
          </table:table-cell>
          <table:table-cell/>
        </table:table-row>
        <table:table-row table:style-name="ro1">
          <table:table-cell office:value-type="float" office:value="385505" calcext:value-type="float">
            <text:p>385505</text:p>
          </table:table-cell>
          <table:table-cell office:value-type="float" office:value="0" calcext:value-type="float">
            <text:p>0</text:p>
          </table:table-cell>
          <table:table-cell office:value-type="float" office:value="1756902" calcext:value-type="float">
            <text:p>1756902</text:p>
          </table:table-cell>
          <table:table-cell office:value-type="float" office:value="345343" calcext:value-type="float">
            <text:p>345343</text:p>
          </table:table-cell>
          <table:table-cell office:value-type="string" calcext:value-type="string">
            <text:p>I love your content!</text:p>
          </table:table-cell>
          <table:table-cell/>
        </table:table-row>
        <table:table-row table:style-name="ro1">
          <table:table-cell office:value-type="float" office:value="401344" calcext:value-type="float">
            <text:p>401344</text:p>
          </table:table-cell>
          <table:table-cell office:value-type="float" office:value="0" calcext:value-type="float">
            <text:p>0</text:p>
          </table:table-cell>
          <table:table-cell office:value-type="float" office:value="846495" calcext:value-type="float">
            <text:p>846495</text:p>
          </table:table-cell>
          <table:table-cell office:value-type="float" office:value="1045617" calcext:value-type="float">
            <text:p>1045617</text:p>
          </table:table-cell>
          <table:table-cell office:value-type="string" calcext:value-type="string">
            <text:p>Tajmahal</text:p>
          </table:table-cell>
          <table:table-cell/>
        </table:table-row>
        <table:table-row table:style-name="ro1">
          <table:table-cell office:value-type="float" office:value="411967" calcext:value-type="float">
            <text:p>411967</text:p>
          </table:table-cell>
          <table:table-cell office:value-type="float" office:value="0" calcext:value-type="float">
            <text:p>0</text:p>
          </table:table-cell>
          <table:table-cell office:value-type="float" office:value="2278850" calcext:value-type="float">
            <text:p>2278850</text:p>
          </table:table-cell>
          <table:table-cell office:value-type="float" office:value="550739" calcext:value-type="float">
            <text:p>550739</text:p>
          </table:table-cell>
          <table:table-cell office:value-type="string" calcext:value-type="string">
            <text:p>Nice one ! I’m a law student too ??</text:p>
          </table:table-cell>
          <table:table-cell/>
        </table:table-row>
        <table:table-row table:style-name="ro1">
          <table:table-cell office:value-type="float" office:value="22110" calcext:value-type="float">
            <text:p>22110</text:p>
          </table:table-cell>
          <table:table-cell office:value-type="float" office:value="0" calcext:value-type="float">
            <text:p>0</text:p>
          </table:table-cell>
          <table:table-cell office:value-type="float" office:value="508131" calcext:value-type="float">
            <text:p>508131</text:p>
          </table:table-cell>
          <table:table-cell office:value-type="float" office:value="11998" calcext:value-type="float">
            <text:p>11998</text:p>
          </table:table-cell>
          <table:table-cell office:value-type="string" calcext:value-type="string">
            <text:p>Are the fishes available at cheap prices? ;)</text:p>
          </table:table-cell>
          <table:table-cell/>
        </table:table-row>
        <table:table-row table:style-name="ro1">
          <table:table-cell office:value-type="float" office:value="24185" calcext:value-type="float">
            <text:p>24185</text:p>
          </table:table-cell>
          <table:table-cell office:value-type="float" office:value="0" calcext:value-type="float">
            <text:p>0</text:p>
          </table:table-cell>
          <table:table-cell office:value-type="float" office:value="595636" calcext:value-type="float">
            <text:p>595636</text:p>
          </table:table-cell>
          <table:table-cell office:value-type="float" office:value="43184" calcext:value-type="float">
            <text:p>4318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1868" calcext:value-type="float">
            <text:p>31868</text:p>
          </table:table-cell>
          <table:table-cell office:value-type="float" office:value="0" calcext:value-type="float">
            <text:p>0</text:p>
          </table:table-cell>
          <table:table-cell office:value-type="float" office:value="615508" calcext:value-type="float">
            <text:p>615508</text:p>
          </table:table-cell>
          <table:table-cell office:value-type="float" office:value="84954" calcext:value-type="float">
            <text:p>84954</text:p>
          </table:table-cell>
          <table:table-cell office:value-type="string" calcext:value-type="string">
            <text:p>loved your stories! wondering what your next trail would be?</text:p>
          </table:table-cell>
          <table:table-cell/>
        </table:table-row>
        <table:table-row table:style-name="ro1">
          <table:table-cell office:value-type="float" office:value="122894" calcext:value-type="float">
            <text:p>122894</text:p>
          </table:table-cell>
          <table:table-cell office:value-type="float" office:value="0" calcext:value-type="float">
            <text:p>0</text:p>
          </table:table-cell>
          <table:table-cell office:value-type="float" office:value="820983" calcext:value-type="float">
            <text:p>820983</text:p>
          </table:table-cell>
          <table:table-cell office:value-type="float" office:value="236447" calcext:value-type="float">
            <text:p>236447</text:p>
          </table:table-cell>
          <table:table-cell office:value-type="string" calcext:value-type="string">
            <text:p>[[@40566]] thanks for the input. I am new to Trell. Is there a way to have more than 280 characters to use?</text:p>
          </table:table-cell>
          <table:table-cell/>
        </table:table-row>
        <table:table-row table:style-name="ro1">
          <table:table-cell office:value-type="float" office:value="150330" calcext:value-type="float">
            <text:p>150330</text:p>
          </table:table-cell>
          <table:table-cell office:value-type="float" office:value="0" calcext:value-type="float">
            <text:p>0</text:p>
          </table:table-cell>
          <table:table-cell office:value-type="float" office:value="893363" calcext:value-type="float">
            <text:p>893363</text:p>
          </table:table-cell>
          <table:table-cell office:value-type="float" office:value="40131" calcext:value-type="float">
            <text:p>4013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59352" calcext:value-type="float">
            <text:p>159352</text:p>
          </table:table-cell>
          <table:table-cell office:value-type="float" office:value="0" calcext:value-type="float">
            <text:p>0</text:p>
          </table:table-cell>
          <table:table-cell office:value-type="float" office:value="916424" calcext:value-type="float">
            <text:p>916424</text:p>
          </table:table-cell>
          <table:table-cell office:value-type="float" office:value="42712" calcext:value-type="float">
            <text:p>42712</text:p>
          </table:table-cell>
          <table:table-cell office:value-type="string" calcext:value-type="string">
            <text:p>Hey what time of the year is best to visit this place?</text:p>
          </table:table-cell>
          <table:table-cell/>
        </table:table-row>
        <table:table-row table:style-name="ro1">
          <table:table-cell office:value-type="float" office:value="182367" calcext:value-type="float">
            <text:p>182367</text:p>
          </table:table-cell>
          <table:table-cell office:value-type="float" office:value="0" calcext:value-type="float">
            <text:p>0</text:p>
          </table:table-cell>
          <table:table-cell office:value-type="float" office:value="65266" calcext:value-type="float">
            <text:p>65266</text:p>
          </table:table-cell>
          <table:table-cell office:value-type="float" office:value="39920" calcext:value-type="float">
            <text:p>39920</text:p>
          </table:table-cell>
          <table:table-cell office:value-type="string" calcext:value-type="string">
            <text:p>badhiya!</text:p>
          </table:table-cell>
          <table:table-cell/>
        </table:table-row>
        <table:table-row table:style-name="ro1">
          <table:table-cell office:value-type="float" office:value="320213" calcext:value-type="float">
            <text:p>320213</text:p>
          </table:table-cell>
          <table:table-cell office:value-type="float" office:value="0" calcext:value-type="float">
            <text:p>0</text:p>
          </table:table-cell>
          <table:table-cell office:value-type="float" office:value="1707620" calcext:value-type="float">
            <text:p>1707620</text:p>
          </table:table-cell>
          <table:table-cell office:value-type="float" office:value="527130" calcext:value-type="float">
            <text:p>527130</text:p>
          </table:table-cell>
          <table:table-cell office:value-type="string" calcext:value-type="string">
            <text:p>And many more.</text:p>
          </table:table-cell>
          <table:table-cell/>
        </table:table-row>
        <table:table-row table:style-name="ro1">
          <table:table-cell office:value-type="float" office:value="343005" calcext:value-type="float">
            <text:p>343005</text:p>
          </table:table-cell>
          <table:table-cell office:value-type="float" office:value="0" calcext:value-type="float">
            <text:p>0</text:p>
          </table:table-cell>
          <table:table-cell office:value-type="float" office:value="1832958" calcext:value-type="float">
            <text:p>1832958</text:p>
          </table:table-cell>
          <table:table-cell office:value-type="float" office:value="564724" calcext:value-type="float">
            <text:p>564724</text:p>
          </table:table-cell>
          <table:table-cell office:value-type="string" calcext:value-type="string">
            <text:p>Ijjat afjai ka shukria !</text:p>
          </table:table-cell>
          <table:table-cell/>
        </table:table-row>
        <table:table-row table:style-name="ro1">
          <table:table-cell office:value-type="float" office:value="368743" calcext:value-type="float">
            <text:p>368743</text:p>
          </table:table-cell>
          <table:table-cell office:value-type="float" office:value="0" calcext:value-type="float">
            <text:p>0</text:p>
          </table:table-cell>
          <table:table-cell office:value-type="float" office:value="2172261" calcext:value-type="float">
            <text:p>2172261</text:p>
          </table:table-cell>
          <table:table-cell office:value-type="float" office:value="87094" calcext:value-type="float">
            <text:p>87094</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426917" calcext:value-type="float">
            <text:p>426917</text:p>
          </table:table-cell>
          <table:table-cell office:value-type="float" office:value="0" calcext:value-type="float">
            <text:p>0</text:p>
          </table:table-cell>
          <table:table-cell office:value-type="float" office:value="2360795" calcext:value-type="float">
            <text:p>2360795</text:p>
          </table:table-cell>
          <table:table-cell office:value-type="float" office:value="1196506" calcext:value-type="float">
            <text:p>1196506</text:p>
          </table:table-cell>
          <table:table-cell office:value-type="string" calcext:value-type="string">
            <text:p>Good</text:p>
          </table:table-cell>
          <table:table-cell/>
        </table:table-row>
        <table:table-row table:style-name="ro1">
          <table:table-cell office:value-type="float" office:value="394968" calcext:value-type="float">
            <text:p>394968</text:p>
          </table:table-cell>
          <table:table-cell office:value-type="float" office:value="0" calcext:value-type="float">
            <text:p>0</text:p>
          </table:table-cell>
          <table:table-cell office:value-type="float" office:value="2268599" calcext:value-type="float">
            <text:p>2268599</text:p>
          </table:table-cell>
          <table:table-cell office:value-type="float" office:value="419451" calcext:value-type="float">
            <text:p>419451</text:p>
          </table:table-cell>
          <table:table-cell office:value-type="string" calcext:value-type="string">
            <text:p>Omgggg, I'm getting mouth water??, shld call ur followers sometime to taste ?</text:p>
          </table:table-cell>
          <table:table-cell/>
        </table:table-row>
        <table:table-row table:style-name="ro1">
          <table:table-cell office:value-type="float" office:value="408283" calcext:value-type="float">
            <text:p>408283</text:p>
          </table:table-cell>
          <table:table-cell office:value-type="float" office:value="0" calcext:value-type="float">
            <text:p>0</text:p>
          </table:table-cell>
          <table:table-cell office:value-type="float" office:value="2312736" calcext:value-type="float">
            <text:p>2312736</text:p>
          </table:table-cell>
          <table:table-cell office:value-type="float" office:value="1174777" calcext:value-type="float">
            <text:p>1174777</text:p>
          </table:table-cell>
          <table:table-cell office:value-type="string" calcext:value-type="string">
            <text:p>Good</text:p>
          </table:table-cell>
          <table:table-cell/>
        </table:table-row>
        <table:table-row table:style-name="ro1">
          <table:table-cell office:value-type="float" office:value="444978" calcext:value-type="float">
            <text:p>444978</text:p>
          </table:table-cell>
          <table:table-cell office:value-type="float" office:value="0" calcext:value-type="float">
            <text:p>0</text:p>
          </table:table-cell>
          <table:table-cell office:value-type="float" office:value="2262233" calcext:value-type="float">
            <text:p>2262233</text:p>
          </table:table-cell>
          <table:table-cell office:value-type="float" office:value="1771562" calcext:value-type="float">
            <text:p>1771562</text:p>
          </table:table-cell>
          <table:table-cell office:value-type="string" calcext:value-type="string">
            <text:p>beautifull..</text:p>
          </table:table-cell>
          <table:table-cell/>
        </table:table-row>
        <table:table-row table:style-name="ro1">
          <table:table-cell office:value-type="float" office:value="463931" calcext:value-type="float">
            <text:p>463931</text:p>
          </table:table-cell>
          <table:table-cell office:value-type="float" office:value="0" calcext:value-type="float">
            <text:p>0</text:p>
          </table:table-cell>
          <table:table-cell office:value-type="float" office:value="2317246" calcext:value-type="float">
            <text:p>2317246</text:p>
          </table:table-cell>
          <table:table-cell office:value-type="float" office:value="2233667" calcext:value-type="float">
            <text:p>2233667</text:p>
          </table:table-cell>
          <table:table-cell office:value-type="string" calcext:value-type="string">
            <text:p>ISO</text:p>
          </table:table-cell>
          <table:table-cell/>
        </table:table-row>
        <table:table-row table:style-name="ro1">
          <table:table-cell office:value-type="float" office:value="54599" calcext:value-type="float">
            <text:p>54599</text:p>
          </table:table-cell>
          <table:table-cell office:value-type="float" office:value="0" calcext:value-type="float">
            <text:p>0</text:p>
          </table:table-cell>
          <table:table-cell office:value-type="float" office:value="666772" calcext:value-type="float">
            <text:p>666772</text:p>
          </table:table-cell>
          <table:table-cell office:value-type="float" office:value="84541" calcext:value-type="float">
            <text:p>8454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00387" calcext:value-type="float">
            <text:p>100387</text:p>
          </table:table-cell>
          <table:table-cell office:value-type="float" office:value="0" calcext:value-type="float">
            <text:p>0</text:p>
          </table:table-cell>
          <table:table-cell office:value-type="float" office:value="775501" calcext:value-type="float">
            <text:p>775501</text:p>
          </table:table-cell>
          <table:table-cell office:value-type="float" office:value="204345" calcext:value-type="float">
            <text:p>204345</text:p>
          </table:table-cell>
          <table:table-cell office:value-type="string" calcext:value-type="string">
            <text:p>[[@188618]] the currency at Hungary is lesser valued than ours. All my posts are in a bag packers budget. You can google it :)</text:p>
          </table:table-cell>
          <table:table-cell/>
        </table:table-row>
        <table:table-row table:style-name="ro1">
          <table:table-cell office:value-type="float" office:value="128455" calcext:value-type="float">
            <text:p>128455</text:p>
          </table:table-cell>
          <table:table-cell office:value-type="float" office:value="0" calcext:value-type="float">
            <text:p>0</text:p>
          </table:table-cell>
          <table:table-cell office:value-type="float" office:value="833520" calcext:value-type="float">
            <text:p>833520</text:p>
          </table:table-cell>
          <table:table-cell office:value-type="float" office:value="53063" calcext:value-type="float">
            <text:p>53063</text:p>
          </table:table-cell>
          <table:table-cell office:value-type="string" calcext:value-type="string">
            <text:p>Awesome pictures, could you also share some videos of the placce?</text:p>
          </table:table-cell>
          <table:table-cell/>
        </table:table-row>
        <table:table-row table:style-name="ro1">
          <table:table-cell office:value-type="float" office:value="201907" calcext:value-type="float">
            <text:p>201907</text:p>
          </table:table-cell>
          <table:table-cell office:value-type="float" office:value="570862" calcext:value-type="float">
            <text:p>570862</text:p>
          </table:table-cell>
          <table:table-cell office:value-type="float" office:value="0" calcext:value-type="float">
            <text:p>0</text:p>
          </table:table-cell>
          <table:table-cell office:value-type="float" office:value="284543" calcext:value-type="float">
            <text:p>284543</text:p>
          </table:table-cell>
          <table:table-cell office:value-type="string" calcext:value-type="string">
            <text:p>Nycooo</text:p>
          </table:table-cell>
          <table:table-cell/>
        </table:table-row>
        <table:table-row table:style-name="ro1">
          <table:table-cell office:value-type="float" office:value="213771" calcext:value-type="float">
            <text:p>213771</text:p>
          </table:table-cell>
          <table:table-cell office:value-type="float" office:value="0" calcext:value-type="float">
            <text:p>0</text:p>
          </table:table-cell>
          <table:table-cell office:value-type="float" office:value="1100379" calcext:value-type="float">
            <text:p>1100379</text:p>
          </table:table-cell>
          <table:table-cell office:value-type="float" office:value="81978" calcext:value-type="float">
            <text:p>81978</text:p>
          </table:table-cell>
          <table:table-cell office:value-type="string" calcext:value-type="string">
            <text:p>Woww awesome! ❤️❤️</text:p>
          </table:table-cell>
          <table:table-cell/>
        </table:table-row>
        <table:table-row table:style-name="ro1">
          <table:table-cell office:value-type="float" office:value="230495" calcext:value-type="float">
            <text:p>230495</text:p>
          </table:table-cell>
          <table:table-cell office:value-type="float" office:value="0" calcext:value-type="float">
            <text:p>0</text:p>
          </table:table-cell>
          <table:table-cell office:value-type="float" office:value="1176326" calcext:value-type="float">
            <text:p>1176326</text:p>
          </table:table-cell>
          <table:table-cell office:value-type="float" office:value="354966" calcext:value-type="float">
            <text:p>354966</text:p>
          </table:table-cell>
          <table:table-cell office:value-type="string" calcext:value-type="string">
            <text:p>[[@79602]] there are less stories.</text:p>
          </table:table-cell>
          <table:table-cell/>
        </table:table-row>
        <table:table-row table:style-name="ro1">
          <table:table-cell office:value-type="float" office:value="256660" calcext:value-type="float">
            <text:p>256660</text:p>
          </table:table-cell>
          <table:table-cell office:value-type="float" office:value="0" calcext:value-type="float">
            <text:p>0</text:p>
          </table:table-cell>
          <table:table-cell office:value-type="float" office:value="1325860" calcext:value-type="float">
            <text:p>1325860</text:p>
          </table:table-cell>
          <table:table-cell office:value-type="float" office:value="50308" calcext:value-type="float">
            <text:p>50308</text:p>
          </table:table-cell>
          <table:table-cell office:value-type="string" calcext:value-type="string">
            <text:p>Whoa! ❤️</text:p>
          </table:table-cell>
          <table:table-cell/>
        </table:table-row>
        <table:table-row table:style-name="ro1">
          <table:table-cell office:value-type="float" office:value="301624" calcext:value-type="float">
            <text:p>301624</text:p>
          </table:table-cell>
          <table:table-cell office:value-type="float" office:value="0" calcext:value-type="float">
            <text:p>0</text:p>
          </table:table-cell>
          <table:table-cell office:value-type="float" office:value="1593011" calcext:value-type="float">
            <text:p>1593011</text:p>
          </table:table-cell>
          <table:table-cell office:value-type="float" office:value="80246" calcext:value-type="float">
            <text:p>80246</text:p>
          </table:table-cell>
          <table:table-cell office:value-type="string" calcext:value-type="string">
            <text:p>i love your trails,Where to next? </text:p>
          </table:table-cell>
          <table:table-cell/>
        </table:table-row>
        <table:table-row table:style-name="ro1">
          <table:table-cell office:value-type="float" office:value="330560" calcext:value-type="float">
            <text:p>330560</text:p>
          </table:table-cell>
          <table:table-cell office:value-type="float" office:value="0" calcext:value-type="float">
            <text:p>0</text:p>
          </table:table-cell>
          <table:table-cell office:value-type="float" office:value="1768298" calcext:value-type="float">
            <text:p>1768298</text:p>
          </table:table-cell>
          <table:table-cell office:value-type="float" office:value="544458" calcext:value-type="float">
            <text:p>544458</text:p>
          </table:table-cell>
          <table:table-cell office:value-type="string" calcext:value-type="string">
            <text:p>[[@243896]] <text:s/>no</text:p>
          </table:table-cell>
          <table:table-cell/>
        </table:table-row>
        <table:table-row table:style-name="ro1">
          <table:table-cell office:value-type="float" office:value="357322" calcext:value-type="float">
            <text:p>357322</text:p>
          </table:table-cell>
          <table:table-cell office:value-type="float" office:value="0" calcext:value-type="float">
            <text:p>0</text:p>
          </table:table-cell>
          <table:table-cell office:value-type="float" office:value="1955973" calcext:value-type="float">
            <text:p>1955973</text:p>
          </table:table-cell>
          <table:table-cell office:value-type="float" office:value="81878" calcext:value-type="float">
            <text:p>81878</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427606" calcext:value-type="float">
            <text:p>427606</text:p>
          </table:table-cell>
          <table:table-cell office:value-type="float" office:value="0" calcext:value-type="float">
            <text:p>0</text:p>
          </table:table-cell>
          <table:table-cell office:value-type="float" office:value="88276" calcext:value-type="float">
            <text:p>88276</text:p>
          </table:table-cell>
          <table:table-cell office:value-type="float" office:value="16766" calcext:value-type="float">
            <text:p>16766</text:p>
          </table:table-cell>
          <table:table-cell office:value-type="string" calcext:value-type="string">
            <text:p>Architecture and culture is appreciable i loved it</text:p>
          </table:table-cell>
          <table:table-cell/>
        </table:table-row>
        <table:table-row table:style-name="ro1">
          <table:table-cell office:value-type="float" office:value="432376" calcext:value-type="float">
            <text:p>432376</text:p>
          </table:table-cell>
          <table:table-cell office:value-type="float" office:value="0" calcext:value-type="float">
            <text:p>0</text:p>
          </table:table-cell>
          <table:table-cell office:value-type="float" office:value="1392855" calcext:value-type="float">
            <text:p>1392855</text:p>
          </table:table-cell>
          <table:table-cell office:value-type="float" office:value="47618" calcext:value-type="float">
            <text:p>47618</text:p>
          </table:table-cell>
          <table:table-cell office:value-type="string" calcext:value-type="string">
            <text:p>love this place</text:p>
          </table:table-cell>
          <table:table-cell/>
        </table:table-row>
        <table:table-row table:style-name="ro1">
          <table:table-cell office:value-type="float" office:value="439223" calcext:value-type="float">
            <text:p>439223</text:p>
          </table:table-cell>
          <table:table-cell office:value-type="float" office:value="0" calcext:value-type="float">
            <text:p>0</text:p>
          </table:table-cell>
          <table:table-cell office:value-type="float" office:value="2379900" calcext:value-type="float">
            <text:p>2379900</text:p>
          </table:table-cell>
          <table:table-cell office:value-type="float" office:value="28501" calcext:value-type="float">
            <text:p>28501</text:p>
          </table:table-cell>
          <table:table-cell office:value-type="string" calcext:value-type="string">
            <text:p>இது கூட தொட்டுக்க என்ன செத்துக்கலாம் </text:p>
          </table:table-cell>
          <table:table-cell/>
        </table:table-row>
        <table:table-row table:style-name="ro1">
          <table:table-cell office:value-type="float" office:value="60971" calcext:value-type="float">
            <text:p>60971</text:p>
          </table:table-cell>
          <table:table-cell office:value-type="float" office:value="0" calcext:value-type="float">
            <text:p>0</text:p>
          </table:table-cell>
          <table:table-cell office:value-type="float" office:value="679555" calcext:value-type="float">
            <text:p>679555</text:p>
          </table:table-cell>
          <table:table-cell office:value-type="float" office:value="82227" calcext:value-type="float">
            <text:p>82227</text:p>
          </table:table-cell>
          <table:table-cell office:value-type="string" calcext:value-type="string">
            <text:p>Hoping for another awesome adventure soon!</text:p>
          </table:table-cell>
          <table:table-cell/>
        </table:table-row>
        <table:table-row table:style-name="ro1">
          <table:table-cell office:value-type="float" office:value="101323" calcext:value-type="float">
            <text:p>101323</text:p>
          </table:table-cell>
          <table:table-cell office:value-type="float" office:value="0" calcext:value-type="float">
            <text:p>0</text:p>
          </table:table-cell>
          <table:table-cell office:value-type="float" office:value="779178" calcext:value-type="float">
            <text:p>779178</text:p>
          </table:table-cell>
          <table:table-cell office:value-type="float" office:value="231796" calcext:value-type="float">
            <text:p>231796</text:p>
          </table:table-cell>
          <table:table-cell office:value-type="string" calcext:value-type="string">
            <text:p>[[@136355]] thank you</text:p>
          </table:table-cell>
          <table:table-cell/>
        </table:table-row>
        <table:table-row table:style-name="ro1">
          <table:table-cell office:value-type="float" office:value="214002" calcext:value-type="float">
            <text:p>214002</text:p>
          </table:table-cell>
          <table:table-cell office:value-type="float" office:value="0" calcext:value-type="float">
            <text:p>0</text:p>
          </table:table-cell>
          <table:table-cell office:value-type="float" office:value="1099417" calcext:value-type="float">
            <text:p>1099417</text:p>
          </table:table-cell>
          <table:table-cell office:value-type="float" office:value="79585" calcext:value-type="float">
            <text:p>79585</text:p>
          </table:table-cell>
          <table:table-cell office:value-type="string" calcext:value-type="string">
            <text:p>Wow! Thats amazing that you covered so much in so less budget!</text:p>
          </table:table-cell>
          <table:table-cell/>
        </table:table-row>
        <table:table-row table:style-name="ro1">
          <table:table-cell office:value-type="float" office:value="223617" calcext:value-type="float">
            <text:p>223617</text:p>
          </table:table-cell>
          <table:table-cell office:value-type="float" office:value="0" calcext:value-type="float">
            <text:p>0</text:p>
          </table:table-cell>
          <table:table-cell office:value-type="float" office:value="1152614" calcext:value-type="float">
            <text:p>1152614</text:p>
          </table:table-cell>
          <table:table-cell office:value-type="float" office:value="82371" calcext:value-type="float">
            <text:p>82371</text:p>
          </table:table-cell>
          <table:table-cell office:value-type="string" calcext:value-type="string">
            <text:p>you have travelled so much, i'm waiting to hear more stories</text:p>
          </table:table-cell>
          <table:table-cell/>
        </table:table-row>
        <table:table-row table:style-name="ro1">
          <table:table-cell office:value-type="float" office:value="329107" calcext:value-type="float">
            <text:p>329107</text:p>
          </table:table-cell>
          <table:table-cell office:value-type="float" office:value="0" calcext:value-type="float">
            <text:p>0</text:p>
          </table:table-cell>
          <table:table-cell office:value-type="float" office:value="1678986" calcext:value-type="float">
            <text:p>1678986</text:p>
          </table:table-cell>
          <table:table-cell office:value-type="float" office:value="517840" calcext:value-type="float">
            <text:p>517840</text:p>
          </table:table-cell>
          <table:table-cell office:value-type="string" calcext:value-type="string">
            <text:p>[[@76673]] aaja ?</text:p>
          </table:table-cell>
          <table:table-cell/>
        </table:table-row>
        <table:table-row table:style-name="ro1">
          <table:table-cell office:value-type="float" office:value="330696" calcext:value-type="float">
            <text:p>330696</text:p>
          </table:table-cell>
          <table:table-cell office:value-type="float" office:value="0" calcext:value-type="float">
            <text:p>0</text:p>
          </table:table-cell>
          <table:table-cell office:value-type="float" office:value="1769086" calcext:value-type="float">
            <text:p>1769086</text:p>
          </table:table-cell>
          <table:table-cell office:value-type="float" office:value="81499" calcext:value-type="float">
            <text:p>81499</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32145" calcext:value-type="float">
            <text:p>332145</text:p>
          </table:table-cell>
          <table:table-cell office:value-type="float" office:value="0" calcext:value-type="float">
            <text:p>0</text:p>
          </table:table-cell>
          <table:table-cell office:value-type="float" office:value="1713363" calcext:value-type="float">
            <text:p>1713363</text:p>
          </table:table-cell>
          <table:table-cell office:value-type="float" office:value="160177" calcext:value-type="float">
            <text:p>160177</text:p>
          </table:table-cell>
          <table:table-cell office:value-type="string" calcext:value-type="string">
            <text:p>Best way to finish the day??</text:p>
          </table:table-cell>
          <table:table-cell/>
        </table:table-row>
        <table:table-row table:style-name="ro1">
          <table:table-cell office:value-type="float" office:value="347502" calcext:value-type="float">
            <text:p>347502</text:p>
          </table:table-cell>
          <table:table-cell office:value-type="float" office:value="0" calcext:value-type="float">
            <text:p>0</text:p>
          </table:table-cell>
          <table:table-cell office:value-type="float" office:value="1862942" calcext:value-type="float">
            <text:p>1862942</text:p>
          </table:table-cell>
          <table:table-cell office:value-type="float" office:value="79378" calcext:value-type="float">
            <text:p>79378</text:p>
          </table:table-cell>
          <table:table-cell office:value-type="string" calcext:value-type="string">
            <text:p>The title was superb! The content was a little dreary!</text:p>
          </table:table-cell>
          <table:table-cell/>
        </table:table-row>
        <table:table-row table:style-name="ro1">
          <table:table-cell office:value-type="float" office:value="348918" calcext:value-type="float">
            <text:p>348918</text:p>
          </table:table-cell>
          <table:table-cell office:value-type="float" office:value="0" calcext:value-type="float">
            <text:p>0</text:p>
          </table:table-cell>
          <table:table-cell office:value-type="float" office:value="1876673" calcext:value-type="float">
            <text:p>1876673</text:p>
          </table:table-cell>
          <table:table-cell office:value-type="float" office:value="87755" calcext:value-type="float">
            <text:p>87755</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89247" calcext:value-type="float">
            <text:p>389247</text:p>
          </table:table-cell>
          <table:table-cell office:value-type="float" office:value="0" calcext:value-type="float">
            <text:p>0</text:p>
          </table:table-cell>
          <table:table-cell office:value-type="float" office:value="1617615" calcext:value-type="float">
            <text:p>1617615</text:p>
          </table:table-cell>
          <table:table-cell office:value-type="float" office:value="924431" calcext:value-type="float">
            <text:p>924431</text:p>
          </table:table-cell>
          <table:table-cell office:value-type="string" calcext:value-type="string">
            <text:p>Good</text:p>
          </table:table-cell>
          <table:table-cell/>
        </table:table-row>
        <table:table-row table:style-name="ro1">
          <table:table-cell office:value-type="float" office:value="439695" calcext:value-type="float">
            <text:p>439695</text:p>
          </table:table-cell>
          <table:table-cell office:value-type="float" office:value="0" calcext:value-type="float">
            <text:p>0</text:p>
          </table:table-cell>
          <table:table-cell office:value-type="float" office:value="2317092" calcext:value-type="float">
            <text:p>2317092</text:p>
          </table:table-cell>
          <table:table-cell office:value-type="float" office:value="1619816" calcext:value-type="float">
            <text:p>1619816</text:p>
          </table:table-cell>
          <table:table-cell office:value-type="string" calcext:value-type="string">
            <text:p>Please like my video I like your video</text:p>
          </table:table-cell>
          <table:table-cell/>
        </table:table-row>
        <table:table-row table:style-name="ro1">
          <table:table-cell office:value-type="float" office:value="442008" calcext:value-type="float">
            <text:p>442008</text:p>
          </table:table-cell>
          <table:table-cell office:value-type="float" office:value="0" calcext:value-type="float">
            <text:p>0</text:p>
          </table:table-cell>
          <table:table-cell office:value-type="float" office:value="2268708" calcext:value-type="float">
            <text:p>2268708</text:p>
          </table:table-cell>
          <table:table-cell office:value-type="float" office:value="1695824" calcext:value-type="float">
            <text:p>1695824</text:p>
          </table:table-cell>
          <table:table-cell office:value-type="string" calcext:value-type="string">
            <text:p>nice</text:p>
          </table:table-cell>
          <table:table-cell/>
        </table:table-row>
        <table:table-row table:style-name="ro1">
          <table:table-cell office:value-type="float" office:value="19023" calcext:value-type="float">
            <text:p>19023</text:p>
          </table:table-cell>
          <table:table-cell office:value-type="float" office:value="0" calcext:value-type="float">
            <text:p>0</text:p>
          </table:table-cell>
          <table:table-cell office:value-type="float" office:value="537532" calcext:value-type="float">
            <text:p>537532</text:p>
          </table:table-cell>
          <table:table-cell office:value-type="float" office:value="160427" calcext:value-type="float">
            <text:p>160427</text:p>
          </table:table-cell>
          <table:table-cell office:value-type="string" calcext:value-type="string">
            <text:p>Thank u.. actually i only visited after 3 long years as i stay in other place..</text:p>
          </table:table-cell>
          <table:table-cell/>
        </table:table-row>
        <table:table-row table:style-name="ro1">
          <table:table-cell office:value-type="float" office:value="186697" calcext:value-type="float">
            <text:p>186697</text:p>
          </table:table-cell>
          <table:table-cell office:value-type="float" office:value="0" calcext:value-type="float">
            <text:p>0</text:p>
          </table:table-cell>
          <table:table-cell office:value-type="float" office:value="975020" calcext:value-type="float">
            <text:p>975020</text:p>
          </table:table-cell>
          <table:table-cell office:value-type="float" office:value="79185" calcext:value-type="float">
            <text:p>79185</text:p>
          </table:table-cell>
          <table:table-cell office:value-type="string" calcext:value-type="string">
            <text:p>Wow! that's such a cool title! but the images were so blurry!</text:p>
          </table:table-cell>
          <table:table-cell/>
        </table:table-row>
        <table:table-row table:style-name="ro1">
          <table:table-cell office:value-type="float" office:value="198189" calcext:value-type="float">
            <text:p>198189</text:p>
          </table:table-cell>
          <table:table-cell office:value-type="float" office:value="0" calcext:value-type="float">
            <text:p>0</text:p>
          </table:table-cell>
          <table:table-cell office:value-type="float" office:value="1025713" calcext:value-type="float">
            <text:p>1025713</text:p>
          </table:table-cell>
          <table:table-cell office:value-type="float" office:value="77371" calcext:value-type="float">
            <text:p>77371</text:p>
          </table:table-cell>
          <table:table-cell office:value-type="string" calcext:value-type="string">
            <text:p>The content digresses a little, the pictures are so good but!</text:p>
          </table:table-cell>
          <table:table-cell/>
        </table:table-row>
        <table:table-row table:style-name="ro1">
          <table:table-cell office:value-type="float" office:value="277939" calcext:value-type="float">
            <text:p>277939</text:p>
          </table:table-cell>
          <table:table-cell office:value-type="float" office:value="0" calcext:value-type="float">
            <text:p>0</text:p>
          </table:table-cell>
          <table:table-cell office:value-type="float" office:value="1454480" calcext:value-type="float">
            <text:p>1454480</text:p>
          </table:table-cell>
          <table:table-cell office:value-type="float" office:value="43707" calcext:value-type="float">
            <text:p>43707</text:p>
          </table:table-cell>
          <table:table-cell office:value-type="string" calcext:value-type="string">
            <text:p>The photos are just so cool, what camera do you use?</text:p>
          </table:table-cell>
          <table:table-cell/>
        </table:table-row>
        <table:table-row table:style-name="ro1">
          <table:table-cell office:value-type="float" office:value="296133" calcext:value-type="float">
            <text:p>296133</text:p>
          </table:table-cell>
          <table:table-cell office:value-type="float" office:value="0" calcext:value-type="float">
            <text:p>0</text:p>
          </table:table-cell>
          <table:table-cell office:value-type="float" office:value="1566890" calcext:value-type="float">
            <text:p>1566890</text:p>
          </table:table-cell>
          <table:table-cell office:value-type="float" office:value="482415" calcext:value-type="float">
            <text:p>482415</text:p>
          </table:table-cell>
          <table:table-cell office:value-type="string" calcext:value-type="string">
            <text:p>Thank you so much <text:s/>and yes i will try to more info about leh trips</text:p>
          </table:table-cell>
          <table:table-cell/>
        </table:table-row>
        <table:table-row table:style-name="ro1">
          <table:table-cell office:value-type="float" office:value="334572" calcext:value-type="float">
            <text:p>334572</text:p>
          </table:table-cell>
          <table:table-cell office:value-type="float" office:value="0" calcext:value-type="float">
            <text:p>0</text:p>
          </table:table-cell>
          <table:table-cell office:value-type="float" office:value="1784624" calcext:value-type="float">
            <text:p>1784624</text:p>
          </table:table-cell>
          <table:table-cell office:value-type="float" office:value="86862" calcext:value-type="float">
            <text:p>86862</text:p>
          </table:table-cell>
          <table:table-cell office:value-type="string" calcext:value-type="string">
            <text:p>badhiya!</text:p>
          </table:table-cell>
          <table:table-cell/>
        </table:table-row>
        <table:table-row table:style-name="ro1">
          <table:table-cell office:value-type="float" office:value="348074" calcext:value-type="float">
            <text:p>348074</text:p>
          </table:table-cell>
          <table:table-cell office:value-type="float" office:value="0" calcext:value-type="float">
            <text:p>0</text:p>
          </table:table-cell>
          <table:table-cell office:value-type="float" office:value="847447" calcext:value-type="float">
            <text:p>847447</text:p>
          </table:table-cell>
          <table:table-cell office:value-type="float" office:value="5257" calcext:value-type="float">
            <text:p>525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89052" calcext:value-type="float">
            <text:p>389052</text:p>
          </table:table-cell>
          <table:table-cell office:value-type="float" office:value="0" calcext:value-type="float">
            <text:p>0</text:p>
          </table:table-cell>
          <table:table-cell office:value-type="float" office:value="138974" calcext:value-type="float">
            <text:p>138974</text:p>
          </table:table-cell>
          <table:table-cell office:value-type="float" office:value="922006" calcext:value-type="float">
            <text:p>922006</text:p>
          </table:table-cell>
          <table:table-cell office:value-type="string" calcext:value-type="string">
            <text:p>Nice</text:p>
          </table:table-cell>
          <table:table-cell/>
        </table:table-row>
        <table:table-row table:style-name="ro1">
          <table:table-cell office:value-type="float" office:value="446289" calcext:value-type="float">
            <text:p>446289</text:p>
          </table:table-cell>
          <table:table-cell office:value-type="float" office:value="0" calcext:value-type="float">
            <text:p>0</text:p>
          </table:table-cell>
          <table:table-cell office:value-type="float" office:value="1706737" calcext:value-type="float">
            <text:p>1706737</text:p>
          </table:table-cell>
          <table:table-cell office:value-type="float" office:value="1806170" calcext:value-type="float">
            <text:p>1806170</text:p>
          </table:table-cell>
          <table:table-cell office:value-type="string" calcext:value-type="string">
            <text:p>Hihi</text:p>
          </table:table-cell>
          <table:table-cell/>
        </table:table-row>
        <table:table-row table:style-name="ro1">
          <table:table-cell office:value-type="float" office:value="460687" calcext:value-type="float">
            <text:p>460687</text:p>
          </table:table-cell>
          <table:table-cell office:value-type="float" office:value="0" calcext:value-type="float">
            <text:p>0</text:p>
          </table:table-cell>
          <table:table-cell office:value-type="float" office:value="2266849" calcext:value-type="float">
            <text:p>2266849</text:p>
          </table:table-cell>
          <table:table-cell office:value-type="float" office:value="1183118" calcext:value-type="float">
            <text:p>1183118</text:p>
          </table:table-cell>
          <table:table-cell office:value-type="string" calcext:value-type="string">
            <text:p>Hi</text:p>
          </table:table-cell>
          <table:table-cell/>
        </table:table-row>
        <table:table-row table:style-name="ro1">
          <table:table-cell office:value-type="float" office:value="116444" calcext:value-type="float">
            <text:p>116444</text:p>
          </table:table-cell>
          <table:table-cell office:value-type="float" office:value="359277" calcext:value-type="float">
            <text:p>359277</text:p>
          </table:table-cell>
          <table:table-cell office:value-type="float" office:value="0" calcext:value-type="float">
            <text:p>0</text:p>
          </table:table-cell>
          <table:table-cell office:value-type="float" office:value="231130" calcext:value-type="float">
            <text:p>231130</text:p>
          </table:table-cell>
          <table:table-cell office:value-type="string" calcext:value-type="string">
            <text:p>best sunset ever seen?</text:p>
          </table:table-cell>
          <table:table-cell/>
        </table:table-row>
        <table:table-row table:style-name="ro1">
          <table:table-cell office:value-type="float" office:value="261337" calcext:value-type="float">
            <text:p>261337</text:p>
          </table:table-cell>
          <table:table-cell office:value-type="float" office:value="0" calcext:value-type="float">
            <text:p>0</text:p>
          </table:table-cell>
          <table:table-cell office:value-type="float" office:value="1354533" calcext:value-type="float">
            <text:p>1354533</text:p>
          </table:table-cell>
          <table:table-cell office:value-type="float" office:value="86316" calcext:value-type="float">
            <text:p>86316</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400555" calcext:value-type="float">
            <text:p>400555</text:p>
          </table:table-cell>
          <table:table-cell office:value-type="float" office:value="0" calcext:value-type="float">
            <text:p>0</text:p>
          </table:table-cell>
          <table:table-cell office:value-type="float" office:value="2299382" calcext:value-type="float">
            <text:p>2299382</text:p>
          </table:table-cell>
          <table:table-cell office:value-type="float" office:value="1021816" calcext:value-type="float">
            <text:p>1021816</text:p>
          </table:table-cell>
          <table:table-cell office:value-type="string" calcext:value-type="string">
            <text:p>Wow</text:p>
          </table:table-cell>
          <table:table-cell/>
        </table:table-row>
        <table:table-row table:style-name="ro1">
          <table:table-cell office:value-type="float" office:value="402246" calcext:value-type="float">
            <text:p>402246</text:p>
          </table:table-cell>
          <table:table-cell office:value-type="float" office:value="0" calcext:value-type="float">
            <text:p>0</text:p>
          </table:table-cell>
          <table:table-cell office:value-type="float" office:value="2269591" calcext:value-type="float">
            <text:p>2269591</text:p>
          </table:table-cell>
          <table:table-cell office:value-type="float" office:value="1065887" calcext:value-type="float">
            <text:p>1065887</text:p>
          </table:table-cell>
          <table:table-cell office:value-type="string" calcext:value-type="string">
            <text:p>Wowww nice</text:p>
          </table:table-cell>
          <table:table-cell/>
        </table:table-row>
        <table:table-row table:style-name="ro1">
          <table:table-cell office:value-type="float" office:value="404856" calcext:value-type="float">
            <text:p>404856</text:p>
          </table:table-cell>
          <table:table-cell office:value-type="float" office:value="0" calcext:value-type="float">
            <text:p>0</text:p>
          </table:table-cell>
          <table:table-cell office:value-type="float" office:value="2285217" calcext:value-type="float">
            <text:p>2285217</text:p>
          </table:table-cell>
          <table:table-cell office:value-type="float" office:value="14322" calcext:value-type="float">
            <text:p>14322</text:p>
          </table:table-cell>
          <table:table-cell office:value-type="string" calcext:value-type="string">
            <text:p>Great job! </text:p>
          </table:table-cell>
          <table:table-cell/>
        </table:table-row>
        <table:table-row table:style-name="ro1">
          <table:table-cell office:value-type="float" office:value="417267" calcext:value-type="float">
            <text:p>417267</text:p>
          </table:table-cell>
          <table:table-cell office:value-type="float" office:value="0" calcext:value-type="float">
            <text:p>0</text:p>
          </table:table-cell>
          <table:table-cell office:value-type="float" office:value="2327202" calcext:value-type="float">
            <text:p>2327202</text:p>
          </table:table-cell>
          <table:table-cell office:value-type="float" office:value="6328" calcext:value-type="float">
            <text:p>6328</text:p>
          </table:table-cell>
          <table:table-cell office:value-type="string" calcext:value-type="string">
            <text:p>good yar</text:p>
          </table:table-cell>
          <table:table-cell/>
        </table:table-row>
        <table:table-row table:style-name="ro1">
          <table:table-cell office:value-type="float" office:value="422529" calcext:value-type="float">
            <text:p>422529</text:p>
          </table:table-cell>
          <table:table-cell office:value-type="float" office:value="0" calcext:value-type="float">
            <text:p>0</text:p>
          </table:table-cell>
          <table:table-cell office:value-type="float" office:value="2353013" calcext:value-type="float">
            <text:p>2353013</text:p>
          </table:table-cell>
          <table:table-cell office:value-type="float" office:value="36295" calcext:value-type="float">
            <text:p>36295</text:p>
          </table:table-cell>
          <table:table-cell office:value-type="string" calcext:value-type="string">
            <text:p>ky bol rhe ho bhai </text:p>
          </table:table-cell>
          <table:table-cell/>
        </table:table-row>
        <table:table-row table:style-name="ro1">
          <table:table-cell office:value-type="float" office:value="427267" calcext:value-type="float">
            <text:p>427267</text:p>
          </table:table-cell>
          <table:table-cell office:value-type="float" office:value="0" calcext:value-type="float">
            <text:p>0</text:p>
          </table:table-cell>
          <table:table-cell office:value-type="float" office:value="1085940" calcext:value-type="float">
            <text:p>1085940</text:p>
          </table:table-cell>
          <table:table-cell office:value-type="float" office:value="23275" calcext:value-type="float">
            <text:p>23275</text:p>
          </table:table-cell>
          <table:table-cell office:value-type="string" calcext:value-type="string">
            <text:p>nice</text:p>
          </table:table-cell>
          <table:table-cell/>
        </table:table-row>
        <table:table-row table:style-name="ro1">
          <table:table-cell office:value-type="float" office:value="84285" calcext:value-type="float">
            <text:p>84285</text:p>
          </table:table-cell>
          <table:table-cell office:value-type="float" office:value="0" calcext:value-type="float">
            <text:p>0</text:p>
          </table:table-cell>
          <table:table-cell office:value-type="float" office:value="77295" calcext:value-type="float">
            <text:p>77295</text:p>
          </table:table-cell>
          <table:table-cell office:value-type="float" office:value="78584" calcext:value-type="float">
            <text:p>78584</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63906" calcext:value-type="float">
            <text:p>263906</text:p>
          </table:table-cell>
          <table:table-cell office:value-type="float" office:value="941471" calcext:value-type="float">
            <text:p>941471</text:p>
          </table:table-cell>
          <table:table-cell office:value-type="float" office:value="0" calcext:value-type="float">
            <text:p>0</text:p>
          </table:table-cell>
          <table:table-cell office:value-type="float" office:value="238870" calcext:value-type="float">
            <text:p>238870</text:p>
          </table:table-cell>
          <table:table-cell office:value-type="string" calcext:value-type="string">
            <text:p>U r true spirit for bikers</text:p>
          </table:table-cell>
          <table:table-cell/>
        </table:table-row>
        <table:table-row table:style-name="ro1">
          <table:table-cell office:value-type="float" office:value="274234" calcext:value-type="float">
            <text:p>274234</text:p>
          </table:table-cell>
          <table:table-cell office:value-type="float" office:value="0" calcext:value-type="float">
            <text:p>0</text:p>
          </table:table-cell>
          <table:table-cell office:value-type="float" office:value="1433286" calcext:value-type="float">
            <text:p>1433286</text:p>
          </table:table-cell>
          <table:table-cell office:value-type="float" office:value="82826" calcext:value-type="float">
            <text:p>82826</text:p>
          </table:table-cell>
          <table:table-cell office:value-type="string" calcext:value-type="string">
            <text:p>badhiya!</text:p>
          </table:table-cell>
          <table:table-cell/>
        </table:table-row>
        <table:table-row table:style-name="ro1">
          <table:table-cell office:value-type="float" office:value="293002" calcext:value-type="float">
            <text:p>293002</text:p>
          </table:table-cell>
          <table:table-cell office:value-type="float" office:value="746450" calcext:value-type="float">
            <text:p>746450</text:p>
          </table:table-cell>
          <table:table-cell office:value-type="float" office:value="0" calcext:value-type="float">
            <text:p>0</text:p>
          </table:table-cell>
          <table:table-cell office:value-type="float" office:value="152006" calcext:value-type="float">
            <text:p>152006</text:p>
          </table:table-cell>
          <table:table-cell office:value-type="string" calcext:value-type="string">
            <text:p>U r dude</text:p>
          </table:table-cell>
          <table:table-cell/>
        </table:table-row>
        <table:table-row table:style-name="ro1">
          <table:table-cell office:value-type="float" office:value="317047" calcext:value-type="float">
            <text:p>317047</text:p>
          </table:table-cell>
          <table:table-cell office:value-type="float" office:value="0" calcext:value-type="float">
            <text:p>0</text:p>
          </table:table-cell>
          <table:table-cell office:value-type="float" office:value="1686349" calcext:value-type="float">
            <text:p>1686349</text:p>
          </table:table-cell>
          <table:table-cell office:value-type="float" office:value="79139" calcext:value-type="float">
            <text:p>79139</text:p>
          </table:table-cell>
          <table:table-cell office:value-type="string" calcext:value-type="string">
            <text:p>Maa kaasam! maza aa gaya</text:p>
          </table:table-cell>
          <table:table-cell/>
        </table:table-row>
        <table:table-row table:style-name="ro1">
          <table:table-cell office:value-type="float" office:value="396191" calcext:value-type="float">
            <text:p>396191</text:p>
          </table:table-cell>
          <table:table-cell office:value-type="float" office:value="0" calcext:value-type="float">
            <text:p>0</text:p>
          </table:table-cell>
          <table:table-cell office:value-type="float" office:value="2283887" calcext:value-type="float">
            <text:p>2283887</text:p>
          </table:table-cell>
          <table:table-cell office:value-type="float" office:value="970628" calcext:value-type="float">
            <text:p>970628</text:p>
          </table:table-cell>
          <table:table-cell office:value-type="string" calcext:value-type="string">
            <text:p>Very nice</text:p>
          </table:table-cell>
          <table:table-cell/>
        </table:table-row>
        <table:table-row table:style-name="ro1">
          <table:table-cell office:value-type="float" office:value="431439" calcext:value-type="float">
            <text:p>431439</text:p>
          </table:table-cell>
          <table:table-cell office:value-type="float" office:value="0" calcext:value-type="float">
            <text:p>0</text:p>
          </table:table-cell>
          <table:table-cell office:value-type="float" office:value="2317325" calcext:value-type="float">
            <text:p>2317325</text:p>
          </table:table-cell>
          <table:table-cell office:value-type="float" office:value="1476225" calcext:value-type="float">
            <text:p>1476225</text:p>
          </table:table-cell>
          <table:table-cell office:value-type="string" calcext:value-type="string">
            <text:p>Very nice app</text:p>
          </table:table-cell>
          <table:table-cell/>
        </table:table-row>
        <table:table-row table:style-name="ro1">
          <table:table-cell office:value-type="float" office:value="28073" calcext:value-type="float">
            <text:p>28073</text:p>
          </table:table-cell>
          <table:table-cell office:value-type="float" office:value="0" calcext:value-type="float">
            <text:p>0</text:p>
          </table:table-cell>
          <table:table-cell office:value-type="float" office:value="604754" calcext:value-type="float">
            <text:p>604754</text:p>
          </table:table-cell>
          <table:table-cell office:value-type="float" office:value="180864" calcext:value-type="float">
            <text:p>180864</text:p>
          </table:table-cell>
          <table:table-cell office:value-type="string" calcext:value-type="string">
            <text:p>[[@40861]] hey ssup? You can visit any time but in my personal opinion rainy season is the best time visit !</text:p>
          </table:table-cell>
          <table:table-cell/>
        </table:table-row>
        <table:table-row table:style-name="ro1">
          <table:table-cell office:value-type="float" office:value="44849" calcext:value-type="float">
            <text:p>44849</text:p>
          </table:table-cell>
          <table:table-cell office:value-type="float" office:value="145038" calcext:value-type="float">
            <text:p>145038</text:p>
          </table:table-cell>
          <table:table-cell office:value-type="float" office:value="0" calcext:value-type="float">
            <text:p>0</text:p>
          </table:table-cell>
          <table:table-cell office:value-type="float" office:value="190671" calcext:value-type="float">
            <text:p>190671</text:p>
          </table:table-cell>
          <table:table-cell office:value-type="string" calcext:value-type="string">
            <text:p>Very beautifull...❤?</text:p>
          </table:table-cell>
          <table:table-cell/>
        </table:table-row>
        <table:table-row table:style-name="ro1">
          <table:table-cell office:value-type="float" office:value="85203" calcext:value-type="float">
            <text:p>85203</text:p>
          </table:table-cell>
          <table:table-cell office:value-type="float" office:value="0" calcext:value-type="float">
            <text:p>0</text:p>
          </table:table-cell>
          <table:table-cell office:value-type="float" office:value="741817" calcext:value-type="float">
            <text:p>741817</text:p>
          </table:table-cell>
          <table:table-cell office:value-type="float" office:value="83229" calcext:value-type="float">
            <text:p>83229</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58086" calcext:value-type="float">
            <text:p>158086</text:p>
          </table:table-cell>
          <table:table-cell office:value-type="float" office:value="0" calcext:value-type="float">
            <text:p>0</text:p>
          </table:table-cell>
          <table:table-cell office:value-type="float" office:value="909319" calcext:value-type="float">
            <text:p>909319</text:p>
          </table:table-cell>
          <table:table-cell office:value-type="float" office:value="45111" calcext:value-type="float">
            <text:p>45111</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02617" calcext:value-type="float">
            <text:p>202617</text:p>
          </table:table-cell>
          <table:table-cell office:value-type="float" office:value="0" calcext:value-type="float">
            <text:p>0</text:p>
          </table:table-cell>
          <table:table-cell office:value-type="float" office:value="1051012" calcext:value-type="float">
            <text:p>1051012</text:p>
          </table:table-cell>
          <table:table-cell office:value-type="float" office:value="79479" calcext:value-type="float">
            <text:p>79479</text:p>
          </table:table-cell>
          <table:table-cell office:value-type="string" calcext:value-type="string">
            <text:p>badhiya!</text:p>
          </table:table-cell>
          <table:table-cell/>
        </table:table-row>
        <table:table-row table:style-name="ro1">
          <table:table-cell office:value-type="float" office:value="308192" calcext:value-type="float">
            <text:p>308192</text:p>
          </table:table-cell>
          <table:table-cell office:value-type="float" office:value="0" calcext:value-type="float">
            <text:p>0</text:p>
          </table:table-cell>
          <table:table-cell office:value-type="float" office:value="1632257" calcext:value-type="float">
            <text:p>1632257</text:p>
          </table:table-cell>
          <table:table-cell office:value-type="float" office:value="502722" calcext:value-type="float">
            <text:p>502722</text:p>
          </table:table-cell>
          <table:table-cell office:value-type="string" calcext:value-type="string">
            <text:p>[[@85013]] ?</text:p>
          </table:table-cell>
          <table:table-cell/>
        </table:table-row>
        <table:table-row table:style-name="ro1">
          <table:table-cell office:value-type="float" office:value="380612" calcext:value-type="float">
            <text:p>380612</text:p>
          </table:table-cell>
          <table:table-cell office:value-type="float" office:value="0" calcext:value-type="float">
            <text:p>0</text:p>
          </table:table-cell>
          <table:table-cell office:value-type="float" office:value="2228569" calcext:value-type="float">
            <text:p>2228569</text:p>
          </table:table-cell>
          <table:table-cell office:value-type="float" office:value="551394" calcext:value-type="float">
            <text:p>551394</text:p>
          </table:table-cell>
          <table:table-cell office:value-type="string" calcext:value-type="string">
            <text:p>Which place is this</text:p>
          </table:table-cell>
          <table:table-cell/>
        </table:table-row>
        <table:table-row table:style-name="ro1">
          <table:table-cell office:value-type="float" office:value="412242" calcext:value-type="float">
            <text:p>412242</text:p>
          </table:table-cell>
          <table:table-cell office:value-type="float" office:value="0" calcext:value-type="float">
            <text:p>0</text:p>
          </table:table-cell>
          <table:table-cell office:value-type="float" office:value="1625804" calcext:value-type="float">
            <text:p>1625804</text:p>
          </table:table-cell>
          <table:table-cell office:value-type="float" office:value="541655" calcext:value-type="float">
            <text:p>541655</text:p>
          </table:table-cell>
          <table:table-cell office:value-type="string" calcext:value-type="string">
            <text:p>How to reach there ?</text:p>
          </table:table-cell>
          <table:table-cell/>
        </table:table-row>
        <table:table-row table:style-name="ro1">
          <table:table-cell office:value-type="float" office:value="21584" calcext:value-type="float">
            <text:p>21584</text:p>
          </table:table-cell>
          <table:table-cell office:value-type="float" office:value="0" calcext:value-type="float">
            <text:p>0</text:p>
          </table:table-cell>
          <table:table-cell office:value-type="float" office:value="591852" calcext:value-type="float">
            <text:p>591852</text:p>
          </table:table-cell>
          <table:table-cell office:value-type="float" office:value="79986" calcext:value-type="float">
            <text:p>79986</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29280" calcext:value-type="float">
            <text:p>29280</text:p>
          </table:table-cell>
          <table:table-cell office:value-type="float" office:value="0" calcext:value-type="float">
            <text:p>0</text:p>
          </table:table-cell>
          <table:table-cell office:value-type="float" office:value="609334" calcext:value-type="float">
            <text:p>609334</text:p>
          </table:table-cell>
          <table:table-cell office:value-type="float" office:value="86527" calcext:value-type="float">
            <text:p>8652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55904" calcext:value-type="float">
            <text:p>155904</text:p>
          </table:table-cell>
          <table:table-cell office:value-type="float" office:value="0" calcext:value-type="float">
            <text:p>0</text:p>
          </table:table-cell>
          <table:table-cell office:value-type="float" office:value="905329" calcext:value-type="float">
            <text:p>905329</text:p>
          </table:table-cell>
          <table:table-cell office:value-type="float" office:value="79334" calcext:value-type="float">
            <text:p>79334</text:p>
          </table:table-cell>
          <table:table-cell office:value-type="string" calcext:value-type="string">
            <text:p>Dum hai bhai!</text:p>
          </table:table-cell>
          <table:table-cell/>
        </table:table-row>
        <table:table-row table:style-name="ro1">
          <table:table-cell office:value-type="float" office:value="226483" calcext:value-type="float">
            <text:p>226483</text:p>
          </table:table-cell>
          <table:table-cell office:value-type="float" office:value="0" calcext:value-type="float">
            <text:p>0</text:p>
          </table:table-cell>
          <table:table-cell office:value-type="float" office:value="1168181" calcext:value-type="float">
            <text:p>1168181</text:p>
          </table:table-cell>
          <table:table-cell office:value-type="float" office:value="86563" calcext:value-type="float">
            <text:p>86563</text:p>
          </table:table-cell>
          <table:table-cell office:value-type="string" calcext:value-type="string">
            <text:p>Amazing ❤️❤️</text:p>
          </table:table-cell>
          <table:table-cell/>
        </table:table-row>
        <table:table-row table:style-name="ro1">
          <table:table-cell office:value-type="float" office:value="243977" calcext:value-type="float">
            <text:p>243977</text:p>
          </table:table-cell>
          <table:table-cell office:value-type="float" office:value="0" calcext:value-type="float">
            <text:p>0</text:p>
          </table:table-cell>
          <table:table-cell office:value-type="float" office:value="1220806" calcext:value-type="float">
            <text:p>1220806</text:p>
          </table:table-cell>
          <table:table-cell office:value-type="float" office:value="78418" calcext:value-type="float">
            <text:p>7841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44600" calcext:value-type="float">
            <text:p>244600</text:p>
          </table:table-cell>
          <table:table-cell office:value-type="float" office:value="0" calcext:value-type="float">
            <text:p>0</text:p>
          </table:table-cell>
          <table:table-cell office:value-type="float" office:value="1225703" calcext:value-type="float">
            <text:p>1225703</text:p>
          </table:table-cell>
          <table:table-cell office:value-type="float" office:value="82776" calcext:value-type="float">
            <text:p>8277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6422" calcext:value-type="float">
            <text:p>26422</text:p>
          </table:table-cell>
          <table:table-cell office:value-type="float" office:value="0" calcext:value-type="float">
            <text:p>0</text:p>
          </table:table-cell>
          <table:table-cell office:value-type="float" office:value="603469" calcext:value-type="float">
            <text:p>603469</text:p>
          </table:table-cell>
          <table:table-cell office:value-type="float" office:value="84887" calcext:value-type="float">
            <text:p>84887</text:p>
          </table:table-cell>
          <table:table-cell office:value-type="string" calcext:value-type="string">
            <text:p>The title was so rad! cool stuff really!</text:p>
          </table:table-cell>
          <table:table-cell/>
        </table:table-row>
        <table:table-row table:style-name="ro1">
          <table:table-cell office:value-type="float" office:value="105919" calcext:value-type="float">
            <text:p>105919</text:p>
          </table:table-cell>
          <table:table-cell office:value-type="float" office:value="0" calcext:value-type="float">
            <text:p>0</text:p>
          </table:table-cell>
          <table:table-cell office:value-type="float" office:value="778838" calcext:value-type="float">
            <text:p>778838</text:p>
          </table:table-cell>
          <table:table-cell office:value-type="float" office:value="79527" calcext:value-type="float">
            <text:p>79527</text:p>
          </table:table-cell>
          <table:table-cell office:value-type="string" calcext:value-type="string">
            <text:p>This Trail is excellent and it definitely is worthy of more eyes!</text:p>
          </table:table-cell>
          <table:table-cell/>
        </table:table-row>
        <table:table-row table:style-name="ro1">
          <table:table-cell office:value-type="float" office:value="211104" calcext:value-type="float">
            <text:p>211104</text:p>
          </table:table-cell>
          <table:table-cell office:value-type="float" office:value="0" calcext:value-type="float">
            <text:p>0</text:p>
          </table:table-cell>
          <table:table-cell office:value-type="float" office:value="1084424" calcext:value-type="float">
            <text:p>1084424</text:p>
          </table:table-cell>
          <table:table-cell office:value-type="float" office:value="83991" calcext:value-type="float">
            <text:p>83991</text:p>
          </table:table-cell>
          <table:table-cell office:value-type="string" calcext:value-type="string">
            <text:p>looks awsm ❤️❤️</text:p>
          </table:table-cell>
          <table:table-cell/>
        </table:table-row>
        <table:table-row table:style-name="ro1">
          <table:table-cell office:value-type="float" office:value="224859" calcext:value-type="float">
            <text:p>224859</text:p>
          </table:table-cell>
          <table:table-cell office:value-type="float" office:value="0" calcext:value-type="float">
            <text:p>0</text:p>
          </table:table-cell>
          <table:table-cell office:value-type="float" office:value="1160037" calcext:value-type="float">
            <text:p>1160037</text:p>
          </table:table-cell>
          <table:table-cell office:value-type="float" office:value="135981" calcext:value-type="float">
            <text:p>135981</text:p>
          </table:table-cell>
          <table:table-cell office:value-type="string" calcext:value-type="string">
            <text:p>I love the wordplay in your title!</text:p>
          </table:table-cell>
          <table:table-cell/>
        </table:table-row>
        <table:table-row table:style-name="ro1">
          <table:table-cell office:value-type="float" office:value="249804" calcext:value-type="float">
            <text:p>249804</text:p>
          </table:table-cell>
          <table:table-cell office:value-type="float" office:value="0" calcext:value-type="float">
            <text:p>0</text:p>
          </table:table-cell>
          <table:table-cell office:value-type="float" office:value="1266028" calcext:value-type="float">
            <text:p>1266028</text:p>
          </table:table-cell>
          <table:table-cell office:value-type="float" office:value="81830" calcext:value-type="float">
            <text:p>81830</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50910" calcext:value-type="float">
            <text:p>250910</text:p>
          </table:table-cell>
          <table:table-cell office:value-type="float" office:value="0" calcext:value-type="float">
            <text:p>0</text:p>
          </table:table-cell>
          <table:table-cell office:value-type="float" office:value="973844" calcext:value-type="float">
            <text:p>973844</text:p>
          </table:table-cell>
          <table:table-cell office:value-type="float" office:value="382284" calcext:value-type="float">
            <text:p>382284</text:p>
          </table:table-cell>
          <table:table-cell office:value-type="string" calcext:value-type="string">
            <text:p>رائعة وجميلة</text:p>
          </table:table-cell>
          <table:table-cell/>
        </table:table-row>
        <table:table-row table:style-name="ro1">
          <table:table-cell office:value-type="float" office:value="280366" calcext:value-type="float">
            <text:p>280366</text:p>
          </table:table-cell>
          <table:table-cell office:value-type="float" office:value="0" calcext:value-type="float">
            <text:p>0</text:p>
          </table:table-cell>
          <table:table-cell office:value-type="float" office:value="1467553" calcext:value-type="float">
            <text:p>1467553</text:p>
          </table:table-cell>
          <table:table-cell office:value-type="float" office:value="88126" calcext:value-type="float">
            <text:p>88126</text:p>
          </table:table-cell>
          <table:table-cell office:value-type="string" calcext:value-type="string">
            <text:p>I wish to visit here so much! :D</text:p>
          </table:table-cell>
          <table:table-cell/>
        </table:table-row>
        <table:table-row table:style-name="ro1">
          <table:table-cell office:value-type="float" office:value="50033" calcext:value-type="float">
            <text:p>50033</text:p>
          </table:table-cell>
          <table:table-cell office:value-type="float" office:value="0" calcext:value-type="float">
            <text:p>0</text:p>
          </table:table-cell>
          <table:table-cell office:value-type="float" office:value="655512" calcext:value-type="float">
            <text:p>655512</text:p>
          </table:table-cell>
          <table:table-cell office:value-type="float" office:value="175470" calcext:value-type="float">
            <text:p>175470</text:p>
          </table:table-cell>
          <table:table-cell office:value-type="string" calcext:value-type="string">
            <text:p>Its hill palace art and history museum, just 15 km away from kochi city. And they have some pet deers too...</text:p>
          </table:table-cell>
          <table:table-cell/>
        </table:table-row>
        <table:table-row table:style-name="ro1">
          <table:table-cell office:value-type="float" office:value="110735" calcext:value-type="float">
            <text:p>110735</text:p>
          </table:table-cell>
          <table:table-cell office:value-type="float" office:value="0" calcext:value-type="float">
            <text:p>0</text:p>
          </table:table-cell>
          <table:table-cell office:value-type="float" office:value="795712" calcext:value-type="float">
            <text:p>795712</text:p>
          </table:table-cell>
          <table:table-cell office:value-type="float" office:value="236504" calcext:value-type="float">
            <text:p>236504</text:p>
          </table:table-cell>
          <table:table-cell office:value-type="string" calcext:value-type="string">
            <text:p>[[@151470]] thanks ❤️</text:p>
          </table:table-cell>
          <table:table-cell/>
        </table:table-row>
        <table:table-row table:style-name="ro1">
          <table:table-cell office:value-type="float" office:value="160354" calcext:value-type="float">
            <text:p>160354</text:p>
          </table:table-cell>
          <table:table-cell office:value-type="float" office:value="0" calcext:value-type="float">
            <text:p>0</text:p>
          </table:table-cell>
          <table:table-cell office:value-type="float" office:value="547863" calcext:value-type="float">
            <text:p>547863</text:p>
          </table:table-cell>
          <table:table-cell office:value-type="float" office:value="163756" calcext:value-type="float">
            <text:p>163756</text:p>
          </table:table-cell>
          <table:table-cell office:value-type="string" calcext:value-type="string">
            <text:p>[[@42758]] thanks</text:p>
          </table:table-cell>
          <table:table-cell/>
        </table:table-row>
        <table:table-row table:style-name="ro1">
          <table:table-cell office:value-type="float" office:value="173106" calcext:value-type="float">
            <text:p>173106</text:p>
          </table:table-cell>
          <table:table-cell office:value-type="float" office:value="0" calcext:value-type="float">
            <text:p>0</text:p>
          </table:table-cell>
          <table:table-cell office:value-type="float" office:value="221695" calcext:value-type="float">
            <text:p>221695</text:p>
          </table:table-cell>
          <table:table-cell office:value-type="float" office:value="136285" calcext:value-type="float">
            <text:p>136285</text:p>
          </table:table-cell>
          <table:table-cell office:value-type="string" calcext:value-type="string">
            <text:p>So glad you shared this today!</text:p>
          </table:table-cell>
          <table:table-cell/>
        </table:table-row>
        <table:table-row table:style-name="ro1">
          <table:table-cell office:value-type="float" office:value="213511" calcext:value-type="float">
            <text:p>213511</text:p>
          </table:table-cell>
          <table:table-cell office:value-type="float" office:value="0" calcext:value-type="float">
            <text:p>0</text:p>
          </table:table-cell>
          <table:table-cell office:value-type="float" office:value="1090458" calcext:value-type="float">
            <text:p>1090458</text:p>
          </table:table-cell>
          <table:table-cell office:value-type="float" office:value="328294" calcext:value-type="float">
            <text:p>328294</text:p>
          </table:table-cell>
          <table:table-cell office:value-type="string" calcext:value-type="string">
            <text:p>Indeed [[@77791]] it will</text:p>
          </table:table-cell>
          <table:table-cell/>
        </table:table-row>
        <table:table-row table:style-name="ro1">
          <table:table-cell office:value-type="float" office:value="214268" calcext:value-type="float">
            <text:p>214268</text:p>
          </table:table-cell>
          <table:table-cell office:value-type="float" office:value="0" calcext:value-type="float">
            <text:p>0</text:p>
          </table:table-cell>
          <table:table-cell office:value-type="float" office:value="1102488" calcext:value-type="float">
            <text:p>1102488</text:p>
          </table:table-cell>
          <table:table-cell office:value-type="float" office:value="50599" calcext:value-type="float">
            <text:p>50599</text:p>
          </table:table-cell>
          <table:table-cell office:value-type="string" calcext:value-type="string">
            <text:p>Kya edit he.. mastt ekdum.</text:p>
          </table:table-cell>
          <table:table-cell/>
        </table:table-row>
        <table:table-row table:style-name="ro1">
          <table:table-cell office:value-type="float" office:value="231986" calcext:value-type="float">
            <text:p>231986</text:p>
          </table:table-cell>
          <table:table-cell office:value-type="float" office:value="0" calcext:value-type="float">
            <text:p>0</text:p>
          </table:table-cell>
          <table:table-cell office:value-type="float" office:value="1181387" calcext:value-type="float">
            <text:p>1181387</text:p>
          </table:table-cell>
          <table:table-cell office:value-type="float" office:value="82183" calcext:value-type="float">
            <text:p>82183</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46623" calcext:value-type="float">
            <text:p>246623</text:p>
          </table:table-cell>
          <table:table-cell office:value-type="float" office:value="0" calcext:value-type="float">
            <text:p>0</text:p>
          </table:table-cell>
          <table:table-cell office:value-type="float" office:value="1237623" calcext:value-type="float">
            <text:p>1237623</text:p>
          </table:table-cell>
          <table:table-cell office:value-type="float" office:value="374151" calcext:value-type="float">
            <text:p>374151</text:p>
          </table:table-cell>
          <table:table-cell office:value-type="string" calcext:value-type="string">
            <text:p>[[@81740]] ya sure today a new post i will upload ?</text:p>
          </table:table-cell>
          <table:table-cell/>
        </table:table-row>
        <table:table-row table:style-name="ro1">
          <table:table-cell office:value-type="float" office:value="291140" calcext:value-type="float">
            <text:p>291140</text:p>
          </table:table-cell>
          <table:table-cell office:value-type="float" office:value="0" calcext:value-type="float">
            <text:p>0</text:p>
          </table:table-cell>
          <table:table-cell office:value-type="float" office:value="1093066" calcext:value-type="float">
            <text:p>1093066</text:p>
          </table:table-cell>
          <table:table-cell office:value-type="float" office:value="82416" calcext:value-type="float">
            <text:p>82416</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60652" calcext:value-type="float">
            <text:p>360652</text:p>
          </table:table-cell>
          <table:table-cell office:value-type="float" office:value="0" calcext:value-type="float">
            <text:p>0</text:p>
          </table:table-cell>
          <table:table-cell office:value-type="float" office:value="2028401" calcext:value-type="float">
            <text:p>2028401</text:p>
          </table:table-cell>
          <table:table-cell office:value-type="float" office:value="79176" calcext:value-type="float">
            <text:p>79176</text:p>
          </table:table-cell>
          <table:table-cell office:value-type="string" calcext:value-type="string">
            <text:p>The content digresses a little, the pictures are so good but!</text:p>
          </table:table-cell>
          <table:table-cell/>
        </table:table-row>
        <table:table-row table:style-name="ro1">
          <table:table-cell office:value-type="float" office:value="436866" calcext:value-type="float">
            <text:p>436866</text:p>
          </table:table-cell>
          <table:table-cell office:value-type="float" office:value="0" calcext:value-type="float">
            <text:p>0</text:p>
          </table:table-cell>
          <table:table-cell office:value-type="float" office:value="2344374" calcext:value-type="float">
            <text:p>2344374</text:p>
          </table:table-cell>
          <table:table-cell office:value-type="float" office:value="1575003" calcext:value-type="float">
            <text:p>1575003</text:p>
          </table:table-cell>
          <table:table-cell office:value-type="string" calcext:value-type="string">
            <text:p>Supereyyyyyyyyyy</text:p>
          </table:table-cell>
          <table:table-cell/>
        </table:table-row>
        <table:table-row table:style-name="ro1">
          <table:table-cell office:value-type="float" office:value="284949" calcext:value-type="float">
            <text:p>284949</text:p>
          </table:table-cell>
          <table:table-cell office:value-type="float" office:value="0" calcext:value-type="float">
            <text:p>0</text:p>
          </table:table-cell>
          <table:table-cell office:value-type="float" office:value="1500108" calcext:value-type="float">
            <text:p>1500108</text:p>
          </table:table-cell>
          <table:table-cell office:value-type="float" office:value="80364" calcext:value-type="float">
            <text:p>80364</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03614" calcext:value-type="float">
            <text:p>303614</text:p>
          </table:table-cell>
          <table:table-cell office:value-type="float" office:value="1198314" calcext:value-type="float">
            <text:p>1198314</text:p>
          </table:table-cell>
          <table:table-cell office:value-type="float" office:value="0" calcext:value-type="float">
            <text:p>0</text:p>
          </table:table-cell>
          <table:table-cell office:value-type="float" office:value="493565" calcext:value-type="float">
            <text:p>493565</text:p>
          </table:table-cell>
          <table:table-cell office:value-type="string" calcext:value-type="string">
            <text:p>Nice lab</text:p>
          </table:table-cell>
          <table:table-cell/>
        </table:table-row>
        <table:table-row table:style-name="ro1">
          <table:table-cell office:value-type="float" office:value="314964" calcext:value-type="float">
            <text:p>314964</text:p>
          </table:table-cell>
          <table:table-cell office:value-type="float" office:value="0" calcext:value-type="float">
            <text:p>0</text:p>
          </table:table-cell>
          <table:table-cell office:value-type="float" office:value="1673509" calcext:value-type="float">
            <text:p>1673509</text:p>
          </table:table-cell>
          <table:table-cell office:value-type="float" office:value="81852" calcext:value-type="float">
            <text:p>81852</text:p>
          </table:table-cell>
          <table:table-cell office:value-type="string" calcext:value-type="string">
            <text:p>liked your trail <text:s/>❤️?</text:p>
          </table:table-cell>
          <table:table-cell/>
        </table:table-row>
        <table:table-row table:style-name="ro1">
          <table:table-cell office:value-type="float" office:value="357254" calcext:value-type="float">
            <text:p>357254</text:p>
          </table:table-cell>
          <table:table-cell office:value-type="float" office:value="0" calcext:value-type="float">
            <text:p>0</text:p>
          </table:table-cell>
          <table:table-cell office:value-type="float" office:value="1953041" calcext:value-type="float">
            <text:p>1953041</text:p>
          </table:table-cell>
          <table:table-cell office:value-type="float" office:value="599366" calcext:value-type="float">
            <text:p>599366</text:p>
          </table:table-cell>
          <table:table-cell office:value-type="string" calcext:value-type="string">
            <text:p>5200 <text:s/>वर्ष पुराना देव वृक्ष महाभारत कालीन</text:p>
          </table:table-cell>
          <table:table-cell/>
        </table:table-row>
        <table:table-row table:style-name="ro1">
          <table:table-cell office:value-type="float" office:value="432857" calcext:value-type="float">
            <text:p>432857</text:p>
          </table:table-cell>
          <table:table-cell office:value-type="float" office:value="0" calcext:value-type="float">
            <text:p>0</text:p>
          </table:table-cell>
          <table:table-cell office:value-type="float" office:value="2283995" calcext:value-type="float">
            <text:p>2283995</text:p>
          </table:table-cell>
          <table:table-cell office:value-type="float" office:value="25255" calcext:value-type="float">
            <text:p>25255</text:p>
          </table:table-cell>
          <table:table-cell office:value-type="string" calcext:value-type="string">
            <text:p>how much do you spend everyday?</text:p>
          </table:table-cell>
          <table:table-cell/>
        </table:table-row>
        <table:table-row table:style-name="ro1">
          <table:table-cell office:value-type="float" office:value="54285" calcext:value-type="float">
            <text:p>54285</text:p>
          </table:table-cell>
          <table:table-cell office:value-type="float" office:value="8599" calcext:value-type="float">
            <text:p>8599</text:p>
          </table:table-cell>
          <table:table-cell office:value-type="float" office:value="0" calcext:value-type="float">
            <text:p>0</text:p>
          </table:table-cell>
          <table:table-cell office:value-type="float" office:value="198949" calcext:value-type="float">
            <text:p>198949</text:p>
          </table:table-cell>
          <table:table-cell office:value-type="string" calcext:value-type="string">
            <text:p>Nice</text:p>
          </table:table-cell>
          <table:table-cell/>
        </table:table-row>
        <table:table-row table:style-name="ro1">
          <table:table-cell office:value-type="float" office:value="65958" calcext:value-type="float">
            <text:p>65958</text:p>
          </table:table-cell>
          <table:table-cell office:value-type="float" office:value="0" calcext:value-type="float">
            <text:p>0</text:p>
          </table:table-cell>
          <table:table-cell office:value-type="float" office:value="693206" calcext:value-type="float">
            <text:p>693206</text:p>
          </table:table-cell>
          <table:table-cell office:value-type="float" office:value="39737" calcext:value-type="float">
            <text:p>39737</text:p>
          </table:table-cell>
          <table:table-cell office:value-type="string" calcext:value-type="string">
            <text:p>Sahi banaya he !!</text:p>
          </table:table-cell>
          <table:table-cell/>
        </table:table-row>
        <table:table-row table:style-name="ro1">
          <table:table-cell office:value-type="float" office:value="121712" calcext:value-type="float">
            <text:p>121712</text:p>
          </table:table-cell>
          <table:table-cell office:value-type="float" office:value="0" calcext:value-type="float">
            <text:p>0</text:p>
          </table:table-cell>
          <table:table-cell office:value-type="float" office:value="7274" calcext:value-type="float">
            <text:p>7274</text:p>
          </table:table-cell>
          <table:table-cell office:value-type="float" office:value="41093" calcext:value-type="float">
            <text:p>41093</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48438" calcext:value-type="float">
            <text:p>148438</text:p>
          </table:table-cell>
          <table:table-cell office:value-type="float" office:value="0" calcext:value-type="float">
            <text:p>0</text:p>
          </table:table-cell>
          <table:table-cell office:value-type="float" office:value="885868" calcext:value-type="float">
            <text:p>885868</text:p>
          </table:table-cell>
          <table:table-cell office:value-type="float" office:value="178219" calcext:value-type="float">
            <text:p>178219</text:p>
          </table:table-cell>
          <table:table-cell office:value-type="string" calcext:value-type="string">
            <text:p>[[@82675]] Thanks</text:p>
          </table:table-cell>
          <table:table-cell/>
        </table:table-row>
        <table:table-row table:style-name="ro1">
          <table:table-cell office:value-type="float" office:value="203292" calcext:value-type="float">
            <text:p>203292</text:p>
          </table:table-cell>
          <table:table-cell office:value-type="float" office:value="0" calcext:value-type="float">
            <text:p>0</text:p>
          </table:table-cell>
          <table:table-cell office:value-type="float" office:value="1053846" calcext:value-type="float">
            <text:p>1053846</text:p>
          </table:table-cell>
          <table:table-cell office:value-type="float" office:value="82181" calcext:value-type="float">
            <text:p>82181</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23122" calcext:value-type="float">
            <text:p>223122</text:p>
          </table:table-cell>
          <table:table-cell office:value-type="float" office:value="0" calcext:value-type="float">
            <text:p>0</text:p>
          </table:table-cell>
          <table:table-cell office:value-type="float" office:value="1148220" calcext:value-type="float">
            <text:p>1148220</text:p>
          </table:table-cell>
          <table:table-cell office:value-type="float" office:value="78575" calcext:value-type="float">
            <text:p>78575</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252267" calcext:value-type="float">
            <text:p>252267</text:p>
          </table:table-cell>
          <table:table-cell office:value-type="float" office:value="0" calcext:value-type="float">
            <text:p>0</text:p>
          </table:table-cell>
          <table:table-cell office:value-type="float" office:value="1288716" calcext:value-type="float">
            <text:p>1288716</text:p>
          </table:table-cell>
          <table:table-cell office:value-type="float" office:value="388561" calcext:value-type="float">
            <text:p>388561</text:p>
          </table:table-cell>
          <table:table-cell office:value-type="string" calcext:value-type="string">
            <text:p>Amarnath yatra bro</text:p>
          </table:table-cell>
          <table:table-cell/>
        </table:table-row>
        <table:table-row table:style-name="ro1">
          <table:table-cell office:value-type="float" office:value="274978" calcext:value-type="float">
            <text:p>274978</text:p>
          </table:table-cell>
          <table:table-cell office:value-type="float" office:value="0" calcext:value-type="float">
            <text:p>0</text:p>
          </table:table-cell>
          <table:table-cell office:value-type="float" office:value="1161676" calcext:value-type="float">
            <text:p>1161676</text:p>
          </table:table-cell>
          <table:table-cell office:value-type="float" office:value="77293" calcext:value-type="float">
            <text:p>77293</text:p>
          </table:table-cell>
          <table:table-cell office:value-type="string" calcext:value-type="string">
            <text:p>Chaa gaye tum toh</text:p>
          </table:table-cell>
          <table:table-cell/>
        </table:table-row>
        <table:table-row table:style-name="ro1">
          <table:table-cell office:value-type="float" office:value="16405" calcext:value-type="float">
            <text:p>16405</text:p>
          </table:table-cell>
          <table:table-cell office:value-type="float" office:value="0" calcext:value-type="float">
            <text:p>0</text:p>
          </table:table-cell>
          <table:table-cell office:value-type="float" office:value="488724" calcext:value-type="float">
            <text:p>488724</text:p>
          </table:table-cell>
          <table:table-cell office:value-type="float" office:value="140627" calcext:value-type="float">
            <text:p>140627</text:p>
          </table:table-cell>
          <table:table-cell office:value-type="string" calcext:value-type="string">
            <text:p>Following everyone who have liked mah first trail thanks to all ...</text:p>
          </table:table-cell>
          <table:table-cell/>
        </table:table-row>
        <table:table-row table:style-name="ro1">
          <table:table-cell office:value-type="float" office:value="52109" calcext:value-type="float">
            <text:p>52109</text:p>
          </table:table-cell>
          <table:table-cell office:value-type="float" office:value="0" calcext:value-type="float">
            <text:p>0</text:p>
          </table:table-cell>
          <table:table-cell office:value-type="float" office:value="660845" calcext:value-type="float">
            <text:p>660845</text:p>
          </table:table-cell>
          <table:table-cell office:value-type="float" office:value="39749" calcext:value-type="float">
            <text:p>39749</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61211" calcext:value-type="float">
            <text:p>61211</text:p>
          </table:table-cell>
          <table:table-cell office:value-type="float" office:value="0" calcext:value-type="float">
            <text:p>0</text:p>
          </table:table-cell>
          <table:table-cell office:value-type="float" office:value="679372" calcext:value-type="float">
            <text:p>679372</text:p>
          </table:table-cell>
          <table:table-cell office:value-type="float" office:value="202700" calcext:value-type="float">
            <text:p>202700</text:p>
          </table:table-cell>
          <table:table-cell office:value-type="string" calcext:value-type="string">
            <text:p>[[@135801]] yea,I guess so</text:p>
          </table:table-cell>
          <table:table-cell/>
        </table:table-row>
        <table:table-row table:style-name="ro1">
          <table:table-cell office:value-type="float" office:value="83525" calcext:value-type="float">
            <text:p>83525</text:p>
          </table:table-cell>
          <table:table-cell office:value-type="float" office:value="0" calcext:value-type="float">
            <text:p>0</text:p>
          </table:table-cell>
          <table:table-cell office:value-type="float" office:value="104491" calcext:value-type="float">
            <text:p>104491</text:p>
          </table:table-cell>
          <table:table-cell office:value-type="float" office:value="78762" calcext:value-type="float">
            <text:p>78762</text:p>
          </table:table-cell>
          <table:table-cell office:value-type="string" calcext:value-type="string">
            <text:p>Chal yaha jaate hai, chal waha jaate hai :D</text:p>
          </table:table-cell>
          <table:table-cell/>
        </table:table-row>
        <table:table-row table:style-name="ro1">
          <table:table-cell office:value-type="float" office:value="112735" calcext:value-type="float">
            <text:p>112735</text:p>
          </table:table-cell>
          <table:table-cell office:value-type="float" office:value="0" calcext:value-type="float">
            <text:p>0</text:p>
          </table:table-cell>
          <table:table-cell office:value-type="float" office:value="800463" calcext:value-type="float">
            <text:p>800463</text:p>
          </table:table-cell>
          <table:table-cell office:value-type="float" office:value="173643" calcext:value-type="float">
            <text:p>173643</text:p>
          </table:table-cell>
          <table:table-cell office:value-type="string" calcext:value-type="string">
            <text:p>@dhwani.patel <text:s/>Yes sure</text:p>
          </table:table-cell>
          <table:table-cell/>
        </table:table-row>
        <table:table-row table:style-name="ro1">
          <table:table-cell office:value-type="float" office:value="119267" calcext:value-type="float">
            <text:p>119267</text:p>
          </table:table-cell>
          <table:table-cell office:value-type="float" office:value="0" calcext:value-type="float">
            <text:p>0</text:p>
          </table:table-cell>
          <table:table-cell office:value-type="float" office:value="818471" calcext:value-type="float">
            <text:p>818471</text:p>
          </table:table-cell>
          <table:table-cell office:value-type="float" office:value="85281" calcext:value-type="float">
            <text:p>85281</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43663" calcext:value-type="float">
            <text:p>143663</text:p>
          </table:table-cell>
          <table:table-cell office:value-type="float" office:value="496408" calcext:value-type="float">
            <text:p>496408</text:p>
          </table:table-cell>
          <table:table-cell office:value-type="float" office:value="0" calcext:value-type="float">
            <text:p>0</text:p>
          </table:table-cell>
          <table:table-cell office:value-type="float" office:value="192494" calcext:value-type="float">
            <text:p>192494</text:p>
          </table:table-cell>
          <table:table-cell office:value-type="string" calcext:value-type="string">
            <text:p>[[@1]]</text:p>
          </table:table-cell>
          <table:table-cell/>
        </table:table-row>
        <table:table-row table:style-name="ro1">
          <table:table-cell office:value-type="float" office:value="369476" calcext:value-type="float">
            <text:p>369476</text:p>
          </table:table-cell>
          <table:table-cell office:value-type="float" office:value="0" calcext:value-type="float">
            <text:p>0</text:p>
          </table:table-cell>
          <table:table-cell office:value-type="float" office:value="2181088" calcext:value-type="float">
            <text:p>2181088</text:p>
          </table:table-cell>
          <table:table-cell office:value-type="float" office:value="690097" calcext:value-type="float">
            <text:p>690097</text:p>
          </table:table-cell>
          <table:table-cell office:value-type="string" calcext:value-type="string">
            <text:p>MURSHID</text:p>
          </table:table-cell>
          <table:table-cell/>
        </table:table-row>
        <table:table-row table:style-name="ro1">
          <table:table-cell office:value-type="float" office:value="412407" calcext:value-type="float">
            <text:p>412407</text:p>
          </table:table-cell>
          <table:table-cell office:value-type="float" office:value="0" calcext:value-type="float">
            <text:p>0</text:p>
          </table:table-cell>
          <table:table-cell office:value-type="float" office:value="2284132" calcext:value-type="float">
            <text:p>2284132</text:p>
          </table:table-cell>
          <table:table-cell office:value-type="float" office:value="1316771" calcext:value-type="float">
            <text:p>1316771</text:p>
          </table:table-cell>
          <table:table-cell office:value-type="string" calcext:value-type="string">
            <text:p>[[@15390]] you cllll rdj</text:p>
          </table:table-cell>
          <table:table-cell/>
        </table:table-row>
        <table:table-row table:style-name="ro1">
          <table:table-cell office:value-type="float" office:value="112996" calcext:value-type="float">
            <text:p>112996</text:p>
          </table:table-cell>
          <table:table-cell office:value-type="float" office:value="0" calcext:value-type="float">
            <text:p>0</text:p>
          </table:table-cell>
          <table:table-cell office:value-type="float" office:value="806357" calcext:value-type="float">
            <text:p>806357</text:p>
          </table:table-cell>
          <table:table-cell office:value-type="float" office:value="80840" calcext:value-type="float">
            <text:p>8084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26732" calcext:value-type="float">
            <text:p>126732</text:p>
          </table:table-cell>
          <table:table-cell office:value-type="float" office:value="0" calcext:value-type="float">
            <text:p>0</text:p>
          </table:table-cell>
          <table:table-cell office:value-type="float" office:value="830883" calcext:value-type="float">
            <text:p>830883</text:p>
          </table:table-cell>
          <table:table-cell office:value-type="float" office:value="43125" calcext:value-type="float">
            <text:p>43125</text:p>
          </table:table-cell>
          <table:table-cell office:value-type="string" calcext:value-type="string">
            <text:p>Hey! Loved your trail !When are you posting your next one?</text:p>
          </table:table-cell>
          <table:table-cell/>
        </table:table-row>
        <table:table-row table:style-name="ro1">
          <table:table-cell office:value-type="float" office:value="322883" calcext:value-type="float">
            <text:p>322883</text:p>
          </table:table-cell>
          <table:table-cell office:value-type="float" office:value="1307720" calcext:value-type="float">
            <text:p>1307720</text:p>
          </table:table-cell>
          <table:table-cell office:value-type="float" office:value="0" calcext:value-type="float">
            <text:p>0</text:p>
          </table:table-cell>
          <table:table-cell office:value-type="float" office:value="511399" calcext:value-type="float">
            <text:p>511399</text:p>
          </table:table-cell>
          <table:table-cell office:value-type="string" calcext:value-type="string">
            <text:p>[[@1]]</text:p>
          </table:table-cell>
          <table:table-cell/>
        </table:table-row>
        <table:table-row table:style-name="ro1">
          <table:table-cell office:value-type="float" office:value="327900" calcext:value-type="float">
            <text:p>327900</text:p>
          </table:table-cell>
          <table:table-cell office:value-type="float" office:value="0" calcext:value-type="float">
            <text:p>0</text:p>
          </table:table-cell>
          <table:table-cell office:value-type="float" office:value="1755104" calcext:value-type="float">
            <text:p>1755104</text:p>
          </table:table-cell>
          <table:table-cell office:value-type="float" office:value="79161" calcext:value-type="float">
            <text:p>79161</text:p>
          </table:table-cell>
          <table:table-cell office:value-type="string" calcext:value-type="string">
            <text:p>The content and the images don't sit well with one another!</text:p>
          </table:table-cell>
          <table:table-cell/>
        </table:table-row>
        <table:table-row table:style-name="ro1">
          <table:table-cell office:value-type="float" office:value="358027" calcext:value-type="float">
            <text:p>358027</text:p>
          </table:table-cell>
          <table:table-cell office:value-type="float" office:value="0" calcext:value-type="float">
            <text:p>0</text:p>
          </table:table-cell>
          <table:table-cell office:value-type="float" office:value="1977433" calcext:value-type="float">
            <text:p>1977433</text:p>
          </table:table-cell>
          <table:table-cell office:value-type="float" office:value="41384" calcext:value-type="float">
            <text:p>41384</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458316" calcext:value-type="float">
            <text:p>458316</text:p>
          </table:table-cell>
          <table:table-cell office:value-type="float" office:value="0" calcext:value-type="float">
            <text:p>0</text:p>
          </table:table-cell>
          <table:table-cell office:value-type="float" office:value="2278979" calcext:value-type="float">
            <text:p>2278979</text:p>
          </table:table-cell>
          <table:table-cell office:value-type="float" office:value="2129341" calcext:value-type="float">
            <text:p>2129341</text:p>
          </table:table-cell>
          <table:table-cell office:value-type="string" calcext:value-type="string">
            <text:p>Hi</text:p>
          </table:table-cell>
          <table:table-cell/>
        </table:table-row>
        <table:table-row table:style-name="ro1">
          <table:table-cell office:value-type="float" office:value="33033" calcext:value-type="float">
            <text:p>33033</text:p>
          </table:table-cell>
          <table:table-cell office:value-type="float" office:value="0" calcext:value-type="float">
            <text:p>0</text:p>
          </table:table-cell>
          <table:table-cell office:value-type="float" office:value="618911" calcext:value-type="float">
            <text:p>618911</text:p>
          </table:table-cell>
          <table:table-cell office:value-type="float" office:value="49577" calcext:value-type="float">
            <text:p>49577</text:p>
          </table:table-cell>
          <table:table-cell office:value-type="string" calcext:value-type="string">
            <text:p>Nice one </text:p>
          </table:table-cell>
          <table:table-cell/>
        </table:table-row>
        <table:table-row table:style-name="ro1">
          <table:table-cell office:value-type="float" office:value="95744" calcext:value-type="float">
            <text:p>95744</text:p>
          </table:table-cell>
          <table:table-cell office:value-type="float" office:value="0" calcext:value-type="float">
            <text:p>0</text:p>
          </table:table-cell>
          <table:table-cell office:value-type="float" office:value="766425" calcext:value-type="float">
            <text:p>766425</text:p>
          </table:table-cell>
          <table:table-cell office:value-type="float" office:value="227372" calcext:value-type="float">
            <text:p>227372</text:p>
          </table:table-cell>
          <table:table-cell office:value-type="string" calcext:value-type="string">
            <text:p>[[@1]]</text:p>
          </table:table-cell>
          <table:table-cell/>
        </table:table-row>
        <table:table-row table:style-name="ro1">
          <table:table-cell office:value-type="float" office:value="128667" calcext:value-type="float">
            <text:p>128667</text:p>
          </table:table-cell>
          <table:table-cell office:value-type="float" office:value="0" calcext:value-type="float">
            <text:p>0</text:p>
          </table:table-cell>
          <table:table-cell office:value-type="float" office:value="831309" calcext:value-type="float">
            <text:p>831309</text:p>
          </table:table-cell>
          <table:table-cell office:value-type="float" office:value="248001" calcext:value-type="float">
            <text:p>248001</text:p>
          </table:table-cell>
          <table:table-cell office:value-type="string" calcext:value-type="string">
            <text:p>[[@39852]] <text:s/>tysm...Wn i travel i don't think about pics..But all these are candid ones... Anyway I'll make sure i cm up wit gud ones ?</text:p>
          </table:table-cell>
          <table:table-cell/>
        </table:table-row>
        <table:table-row table:style-name="ro1">
          <table:table-cell office:value-type="float" office:value="159807" calcext:value-type="float">
            <text:p>159807</text:p>
          </table:table-cell>
          <table:table-cell office:value-type="float" office:value="0" calcext:value-type="float">
            <text:p>0</text:p>
          </table:table-cell>
          <table:table-cell office:value-type="float" office:value="916432" calcext:value-type="float">
            <text:p>916432</text:p>
          </table:table-cell>
          <table:table-cell office:value-type="float" office:value="52637" calcext:value-type="float">
            <text:p>52637</text:p>
          </table:table-cell>
          <table:table-cell office:value-type="string" calcext:value-type="string">
            <text:p>Woah! </text:p>
          </table:table-cell>
          <table:table-cell/>
        </table:table-row>
        <table:table-row table:style-name="ro1">
          <table:table-cell office:value-type="float" office:value="331261" calcext:value-type="float">
            <text:p>331261</text:p>
          </table:table-cell>
          <table:table-cell office:value-type="float" office:value="0" calcext:value-type="float">
            <text:p>0</text:p>
          </table:table-cell>
          <table:table-cell office:value-type="float" office:value="1549085" calcext:value-type="float">
            <text:p>1549085</text:p>
          </table:table-cell>
          <table:table-cell office:value-type="float" office:value="86491" calcext:value-type="float">
            <text:p>86491</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38927" calcext:value-type="float">
            <text:p>338927</text:p>
          </table:table-cell>
          <table:table-cell office:value-type="float" office:value="0" calcext:value-type="float">
            <text:p>0</text:p>
          </table:table-cell>
          <table:table-cell office:value-type="float" office:value="1809166" calcext:value-type="float">
            <text:p>1809166</text:p>
          </table:table-cell>
          <table:table-cell office:value-type="float" office:value="42869" calcext:value-type="float">
            <text:p>42869</text:p>
          </table:table-cell>
          <table:table-cell office:value-type="string" calcext:value-type="string">
            <text:p>Dekhne mein mast lag rahi hai yeh jagah</text:p>
          </table:table-cell>
          <table:table-cell/>
        </table:table-row>
        <table:table-row table:style-name="ro1">
          <table:table-cell office:value-type="float" office:value="94312" calcext:value-type="float">
            <text:p>94312</text:p>
          </table:table-cell>
          <table:table-cell office:value-type="float" office:value="0" calcext:value-type="float">
            <text:p>0</text:p>
          </table:table-cell>
          <table:table-cell office:value-type="float" office:value="762896" calcext:value-type="float">
            <text:p>762896</text:p>
          </table:table-cell>
          <table:table-cell office:value-type="float" office:value="78234" calcext:value-type="float">
            <text:p>7823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95860" calcext:value-type="float">
            <text:p>195860</text:p>
          </table:table-cell>
          <table:table-cell office:value-type="float" office:value="582876" calcext:value-type="float">
            <text:p>582876</text:p>
          </table:table-cell>
          <table:table-cell office:value-type="float" office:value="0" calcext:value-type="float">
            <text:p>0</text:p>
          </table:table-cell>
          <table:table-cell office:value-type="float" office:value="305951" calcext:value-type="float">
            <text:p>305951</text:p>
          </table:table-cell>
          <table:table-cell office:value-type="string" calcext:value-type="string">
            <text:p>Mere hath ka bnaya hua ghota iss se 1000 time zada trip dega <text:s/>??</text:p>
          </table:table-cell>
          <table:table-cell/>
        </table:table-row>
        <table:table-row table:style-name="ro1">
          <table:table-cell office:value-type="float" office:value="228022" calcext:value-type="float">
            <text:p>228022</text:p>
          </table:table-cell>
          <table:table-cell office:value-type="float" office:value="0" calcext:value-type="float">
            <text:p>0</text:p>
          </table:table-cell>
          <table:table-cell office:value-type="float" office:value="1171532" calcext:value-type="float">
            <text:p>1171532</text:p>
          </table:table-cell>
          <table:table-cell office:value-type="float" office:value="81175" calcext:value-type="float">
            <text:p>81175</text:p>
          </table:table-cell>
          <table:table-cell office:value-type="string" calcext:value-type="string">
            <text:p>The images in your trail are so amazing and clear!</text:p>
          </table:table-cell>
          <table:table-cell/>
        </table:table-row>
        <table:table-row table:style-name="ro1">
          <table:table-cell office:value-type="float" office:value="248205" calcext:value-type="float">
            <text:p>248205</text:p>
          </table:table-cell>
          <table:table-cell office:value-type="float" office:value="0" calcext:value-type="float">
            <text:p>0</text:p>
          </table:table-cell>
          <table:table-cell office:value-type="float" office:value="1253150" calcext:value-type="float">
            <text:p>1253150</text:p>
          </table:table-cell>
          <table:table-cell office:value-type="float" office:value="80815" calcext:value-type="float">
            <text:p>80815</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07196" calcext:value-type="float">
            <text:p>307196</text:p>
          </table:table-cell>
          <table:table-cell office:value-type="float" office:value="0" calcext:value-type="float">
            <text:p>0</text:p>
          </table:table-cell>
          <table:table-cell office:value-type="float" office:value="1626772" calcext:value-type="float">
            <text:p>1626772</text:p>
          </table:table-cell>
          <table:table-cell office:value-type="float" office:value="88125" calcext:value-type="float">
            <text:p>88125</text:p>
          </table:table-cell>
          <table:table-cell office:value-type="string" calcext:value-type="string">
            <text:p>amazing stories! when can i read your next adventure?</text:p>
          </table:table-cell>
          <table:table-cell/>
        </table:table-row>
        <table:table-row table:style-name="ro1">
          <table:table-cell office:value-type="float" office:value="318387" calcext:value-type="float">
            <text:p>318387</text:p>
          </table:table-cell>
          <table:table-cell office:value-type="float" office:value="0" calcext:value-type="float">
            <text:p>0</text:p>
          </table:table-cell>
          <table:table-cell office:value-type="float" office:value="1682847" calcext:value-type="float">
            <text:p>1682847</text:p>
          </table:table-cell>
          <table:table-cell office:value-type="float" office:value="477289" calcext:value-type="float">
            <text:p>477289</text:p>
          </table:table-cell>
          <table:table-cell office:value-type="string" calcext:value-type="string">
            <text:p>Mantri square mall??</text:p>
          </table:table-cell>
          <table:table-cell/>
        </table:table-row>
        <table:table-row table:style-name="ro1">
          <table:table-cell office:value-type="float" office:value="389748" calcext:value-type="float">
            <text:p>389748</text:p>
          </table:table-cell>
          <table:table-cell office:value-type="float" office:value="0" calcext:value-type="float">
            <text:p>0</text:p>
          </table:table-cell>
          <table:table-cell office:value-type="float" office:value="2267833" calcext:value-type="float">
            <text:p>2267833</text:p>
          </table:table-cell>
          <table:table-cell office:value-type="float" office:value="926118" calcext:value-type="float">
            <text:p>926118</text:p>
          </table:table-cell>
          <table:table-cell office:value-type="string" calcext:value-type="string">
            <text:p>Nice</text:p>
          </table:table-cell>
          <table:table-cell/>
        </table:table-row>
        <table:table-row table:style-name="ro1">
          <table:table-cell office:value-type="float" office:value="450843" calcext:value-type="float">
            <text:p>450843</text:p>
          </table:table-cell>
          <table:table-cell office:value-type="float" office:value="0" calcext:value-type="float">
            <text:p>0</text:p>
          </table:table-cell>
          <table:table-cell office:value-type="float" office:value="2129153" calcext:value-type="float">
            <text:p>2129153</text:p>
          </table:table-cell>
          <table:table-cell office:value-type="float" office:value="1915428" calcext:value-type="float">
            <text:p>1915428</text:p>
          </table:table-cell>
          <table:table-cell office:value-type="string" calcext:value-type="string">
            <text:p>Pls call me</text:p>
          </table:table-cell>
          <table:table-cell/>
        </table:table-row>
        <table:table-row table:style-name="ro4">
          <table:table-cell office:value-type="float" office:value="456916" calcext:value-type="float">
            <text:p>456916</text:p>
          </table:table-cell>
          <table:table-cell office:value-type="float" office:value="0" calcext:value-type="float">
            <text:p>0</text:p>
          </table:table-cell>
          <table:table-cell office:value-type="float" office:value="2297967" calcext:value-type="float">
            <text:p>2297967</text:p>
          </table:table-cell>
          <table:table-cell office:value-type="float" office:value="2096882" calcext:value-type="float">
            <text:p>2096882</text:p>
          </table:table-cell>
          <table:table-cell office:value-type="string" calcext:value-type="string">
            <text:p>JOB ?JOB ?JOB</text:p>
            <text:p>?If you have android mobile than convert it into ATM?</text:p>
            <text:p>Earn up to 5000 / - to 50000 / - per month, without investing any money</text:p>
            <text:p>working online at home through Android mobile.</text:p>
            <text:p>?For more details Type "JOB" and send my Whatsapp number 7318911651</text:p>
            <text:p>I will give you all details with payment proff.....</text:p>
          </table:table-cell>
          <table:table-cell/>
        </table:table-row>
        <table:table-row table:style-name="ro1">
          <table:table-cell office:value-type="float" office:value="53578" calcext:value-type="float">
            <text:p>53578</text:p>
          </table:table-cell>
          <table:table-cell office:value-type="float" office:value="0" calcext:value-type="float">
            <text:p>0</text:p>
          </table:table-cell>
          <table:table-cell office:value-type="float" office:value="663746" calcext:value-type="float">
            <text:p>663746</text:p>
          </table:table-cell>
          <table:table-cell office:value-type="float" office:value="87953" calcext:value-type="float">
            <text:p>8795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55102" calcext:value-type="float">
            <text:p>55102</text:p>
          </table:table-cell>
          <table:table-cell office:value-type="float" office:value="0" calcext:value-type="float">
            <text:p>0</text:p>
          </table:table-cell>
          <table:table-cell office:value-type="float" office:value="669120" calcext:value-type="float">
            <text:p>669120</text:p>
          </table:table-cell>
          <table:table-cell office:value-type="float" office:value="39661" calcext:value-type="float">
            <text:p>39661</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20714" calcext:value-type="float">
            <text:p>120714</text:p>
          </table:table-cell>
          <table:table-cell office:value-type="float" office:value="0" calcext:value-type="float">
            <text:p>0</text:p>
          </table:table-cell>
          <table:table-cell office:value-type="float" office:value="57914" calcext:value-type="float">
            <text:p>57914</text:p>
          </table:table-cell>
          <table:table-cell office:value-type="float" office:value="86804" calcext:value-type="float">
            <text:p>86804</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76254" calcext:value-type="float">
            <text:p>176254</text:p>
          </table:table-cell>
          <table:table-cell office:value-type="float" office:value="0" calcext:value-type="float">
            <text:p>0</text:p>
          </table:table-cell>
          <table:table-cell office:value-type="float" office:value="965101" calcext:value-type="float">
            <text:p>965101</text:p>
          </table:table-cell>
          <table:table-cell office:value-type="float" office:value="170792" calcext:value-type="float">
            <text:p>170792</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14405" calcext:value-type="float">
            <text:p>214405</text:p>
          </table:table-cell>
          <table:table-cell office:value-type="float" office:value="0" calcext:value-type="float">
            <text:p>0</text:p>
          </table:table-cell>
          <table:table-cell office:value-type="float" office:value="1103070" calcext:value-type="float">
            <text:p>1103070</text:p>
          </table:table-cell>
          <table:table-cell office:value-type="float" office:value="41683" calcext:value-type="float">
            <text:p>41683</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04458" calcext:value-type="float">
            <text:p>304458</text:p>
          </table:table-cell>
          <table:table-cell office:value-type="float" office:value="0" calcext:value-type="float">
            <text:p>0</text:p>
          </table:table-cell>
          <table:table-cell office:value-type="float" office:value="1606087" calcext:value-type="float">
            <text:p>1606087</text:p>
          </table:table-cell>
          <table:table-cell office:value-type="float" office:value="84766" calcext:value-type="float">
            <text:p>84766</text:p>
          </table:table-cell>
          <table:table-cell office:value-type="string" calcext:value-type="string">
            <text:p>mast content h</text:p>
          </table:table-cell>
          <table:table-cell/>
        </table:table-row>
        <table:table-row table:style-name="ro1">
          <table:table-cell office:value-type="float" office:value="403635" calcext:value-type="float">
            <text:p>403635</text:p>
          </table:table-cell>
          <table:table-cell office:value-type="float" office:value="0" calcext:value-type="float">
            <text:p>0</text:p>
          </table:table-cell>
          <table:table-cell office:value-type="float" office:value="2269841" calcext:value-type="float">
            <text:p>2269841</text:p>
          </table:table-cell>
          <table:table-cell office:value-type="float" office:value="3586" calcext:value-type="float">
            <text:p>3586</text:p>
          </table:table-cell>
          <table:table-cell office:value-type="string" calcext:value-type="string">
            <text:p>No wonder singapore is one of the most expensive country in the world</text:p>
          </table:table-cell>
          <table:table-cell/>
        </table:table-row>
        <table:table-row table:style-name="ro1">
          <table:table-cell office:value-type="float" office:value="23151" calcext:value-type="float">
            <text:p>23151</text:p>
          </table:table-cell>
          <table:table-cell office:value-type="float" office:value="0" calcext:value-type="float">
            <text:p>0</text:p>
          </table:table-cell>
          <table:table-cell office:value-type="float" office:value="558273" calcext:value-type="float">
            <text:p>558273</text:p>
          </table:table-cell>
          <table:table-cell office:value-type="float" office:value="23" calcext:value-type="float">
            <text:p>23</text:p>
          </table:table-cell>
          <table:table-cell office:value-type="string" calcext:value-type="string">
            <text:p>??</text:p>
          </table:table-cell>
          <table:table-cell/>
        </table:table-row>
        <table:table-row table:style-name="ro1">
          <table:table-cell office:value-type="float" office:value="63565" calcext:value-type="float">
            <text:p>63565</text:p>
          </table:table-cell>
          <table:table-cell office:value-type="float" office:value="0" calcext:value-type="float">
            <text:p>0</text:p>
          </table:table-cell>
          <table:table-cell office:value-type="float" office:value="685513" calcext:value-type="float">
            <text:p>685513</text:p>
          </table:table-cell>
          <table:table-cell office:value-type="float" office:value="83917" calcext:value-type="float">
            <text:p>83917</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63502" calcext:value-type="float">
            <text:p>163502</text:p>
          </table:table-cell>
          <table:table-cell office:value-type="float" office:value="0" calcext:value-type="float">
            <text:p>0</text:p>
          </table:table-cell>
          <table:table-cell office:value-type="float" office:value="918850" calcext:value-type="float">
            <text:p>918850</text:p>
          </table:table-cell>
          <table:table-cell office:value-type="float" office:value="43096" calcext:value-type="float">
            <text:p>43096</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10587" calcext:value-type="float">
            <text:p>210587</text:p>
          </table:table-cell>
          <table:table-cell office:value-type="float" office:value="0" calcext:value-type="float">
            <text:p>0</text:p>
          </table:table-cell>
          <table:table-cell office:value-type="float" office:value="1082442" calcext:value-type="float">
            <text:p>1082442</text:p>
          </table:table-cell>
          <table:table-cell office:value-type="float" office:value="48423" calcext:value-type="float">
            <text:p>48423</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92502" calcext:value-type="float">
            <text:p>292502</text:p>
          </table:table-cell>
          <table:table-cell office:value-type="float" office:value="0" calcext:value-type="float">
            <text:p>0</text:p>
          </table:table-cell>
          <table:table-cell office:value-type="float" office:value="1545821" calcext:value-type="float">
            <text:p>1545821</text:p>
          </table:table-cell>
          <table:table-cell office:value-type="float" office:value="475785" calcext:value-type="float">
            <text:p>475785</text:p>
          </table:table-cell>
          <table:table-cell office:value-type="string" calcext:value-type="string">
            <text:p>Thanks :)</text:p>
          </table:table-cell>
          <table:table-cell/>
        </table:table-row>
        <table:table-row table:style-name="ro1">
          <table:table-cell office:value-type="float" office:value="313814" calcext:value-type="float">
            <text:p>313814</text:p>
          </table:table-cell>
          <table:table-cell office:value-type="float" office:value="0" calcext:value-type="float">
            <text:p>0</text:p>
          </table:table-cell>
          <table:table-cell office:value-type="float" office:value="1664502" calcext:value-type="float">
            <text:p>1664502</text:p>
          </table:table-cell>
          <table:table-cell office:value-type="float" office:value="86485" calcext:value-type="float">
            <text:p>86485</text:p>
          </table:table-cell>
          <table:table-cell office:value-type="string" calcext:value-type="string">
            <text:p>Kya edit he.. mastt ekdum.</text:p>
          </table:table-cell>
          <table:table-cell/>
        </table:table-row>
        <table:table-row table:style-name="ro1">
          <table:table-cell office:value-type="float" office:value="389920" calcext:value-type="float">
            <text:p>389920</text:p>
          </table:table-cell>
          <table:table-cell office:value-type="float" office:value="0" calcext:value-type="float">
            <text:p>0</text:p>
          </table:table-cell>
          <table:table-cell office:value-type="float" office:value="2280005" calcext:value-type="float">
            <text:p>2280005</text:p>
          </table:table-cell>
          <table:table-cell office:value-type="float" office:value="927412" calcext:value-type="float">
            <text:p>927412</text:p>
          </table:table-cell>
          <table:table-cell office:value-type="string" calcext:value-type="string">
            <text:p>Thanks</text:p>
          </table:table-cell>
          <table:table-cell/>
        </table:table-row>
        <table:table-row table:style-name="ro1">
          <table:table-cell office:value-type="float" office:value="427528" calcext:value-type="float">
            <text:p>427528</text:p>
          </table:table-cell>
          <table:table-cell office:value-type="float" office:value="0" calcext:value-type="float">
            <text:p>0</text:p>
          </table:table-cell>
          <table:table-cell office:value-type="float" office:value="1179067" calcext:value-type="float">
            <text:p>1179067</text:p>
          </table:table-cell>
          <table:table-cell office:value-type="float" office:value="35397" calcext:value-type="float">
            <text:p>35397</text:p>
          </table:table-cell>
          <table:table-cell office:value-type="string" calcext:value-type="string">
            <text:p>paeceful</text:p>
          </table:table-cell>
          <table:table-cell/>
        </table:table-row>
        <table:table-row table:style-name="ro1">
          <table:table-cell office:value-type="float" office:value="454748" calcext:value-type="float">
            <text:p>454748</text:p>
          </table:table-cell>
          <table:table-cell office:value-type="float" office:value="0" calcext:value-type="float">
            <text:p>0</text:p>
          </table:table-cell>
          <table:table-cell office:value-type="float" office:value="2286945" calcext:value-type="float">
            <text:p>2286945</text:p>
          </table:table-cell>
          <table:table-cell office:value-type="float" office:value="1981819" calcext:value-type="float">
            <text:p>1981819</text:p>
          </table:table-cell>
          <table:table-cell office:value-type="string" calcext:value-type="string">
            <text:p>Nike</text:p>
          </table:table-cell>
          <table:table-cell/>
        </table:table-row>
        <table:table-row table:style-name="ro1">
          <table:table-cell office:value-type="float" office:value="136334" calcext:value-type="float">
            <text:p>136334</text:p>
          </table:table-cell>
          <table:table-cell office:value-type="float" office:value="0" calcext:value-type="float">
            <text:p>0</text:p>
          </table:table-cell>
          <table:table-cell office:value-type="float" office:value="859219" calcext:value-type="float">
            <text:p>859219</text:p>
          </table:table-cell>
          <table:table-cell office:value-type="float" office:value="19937" calcext:value-type="float">
            <text:p>1993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56599" calcext:value-type="float">
            <text:p>156599</text:p>
          </table:table-cell>
          <table:table-cell office:value-type="float" office:value="0" calcext:value-type="float">
            <text:p>0</text:p>
          </table:table-cell>
          <table:table-cell office:value-type="float" office:value="908774" calcext:value-type="float">
            <text:p>908774</text:p>
          </table:table-cell>
          <table:table-cell office:value-type="float" office:value="87499" calcext:value-type="float">
            <text:p>8749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14201" calcext:value-type="float">
            <text:p>314201</text:p>
          </table:table-cell>
          <table:table-cell office:value-type="float" office:value="0" calcext:value-type="float">
            <text:p>0</text:p>
          </table:table-cell>
          <table:table-cell office:value-type="float" office:value="1667668" calcext:value-type="float">
            <text:p>1667668</text:p>
          </table:table-cell>
          <table:table-cell office:value-type="float" office:value="514187" calcext:value-type="float">
            <text:p>514187</text:p>
          </table:table-cell>
          <table:table-cell office:value-type="string" calcext:value-type="string">
            <text:p>[[@19550]] this place is Cochin <text:s/>city on Kerala where you can see beauty even after the flood..</text:p>
          </table:table-cell>
          <table:table-cell/>
        </table:table-row>
        <table:table-row table:style-name="ro1">
          <table:table-cell office:value-type="float" office:value="399894" calcext:value-type="float">
            <text:p>399894</text:p>
          </table:table-cell>
          <table:table-cell office:value-type="float" office:value="0" calcext:value-type="float">
            <text:p>0</text:p>
          </table:table-cell>
          <table:table-cell office:value-type="float" office:value="1208936" calcext:value-type="float">
            <text:p>1208936</text:p>
          </table:table-cell>
          <table:table-cell office:value-type="float" office:value="8260" calcext:value-type="float">
            <text:p>8260</text:p>
          </table:table-cell>
          <table:table-cell office:value-type="string" calcext:value-type="string">
            <text:p>Nice</text:p>
          </table:table-cell>
          <table:table-cell/>
        </table:table-row>
        <table:table-row table:style-name="ro1">
          <table:table-cell office:value-type="float" office:value="400424" calcext:value-type="float">
            <text:p>400424</text:p>
          </table:table-cell>
          <table:table-cell office:value-type="float" office:value="0" calcext:value-type="float">
            <text:p>0</text:p>
          </table:table-cell>
          <table:table-cell office:value-type="float" office:value="2298828" calcext:value-type="float">
            <text:p>2298828</text:p>
          </table:table-cell>
          <table:table-cell office:value-type="float" office:value="1024421" calcext:value-type="float">
            <text:p>1024421</text:p>
          </table:table-cell>
          <table:table-cell office:value-type="string" calcext:value-type="string">
            <text:p>Hello</text:p>
          </table:table-cell>
          <table:table-cell/>
        </table:table-row>
        <table:table-row table:style-name="ro1">
          <table:table-cell office:value-type="float" office:value="22515" calcext:value-type="float">
            <text:p>22515</text:p>
          </table:table-cell>
          <table:table-cell office:value-type="float" office:value="0" calcext:value-type="float">
            <text:p>0</text:p>
          </table:table-cell>
          <table:table-cell office:value-type="float" office:value="582669" calcext:value-type="float">
            <text:p>582669</text:p>
          </table:table-cell>
          <table:table-cell office:value-type="float" office:value="14264" calcext:value-type="float">
            <text:p>14264</text:p>
          </table:table-cell>
          <table:table-cell office:value-type="string" calcext:value-type="string">
            <text:p>Definitely going on my bucketlist</text:p>
          </table:table-cell>
          <table:table-cell/>
        </table:table-row>
        <table:table-row table:style-name="ro1">
          <table:table-cell office:value-type="float" office:value="47860" calcext:value-type="float">
            <text:p>47860</text:p>
          </table:table-cell>
          <table:table-cell office:value-type="float" office:value="0" calcext:value-type="float">
            <text:p>0</text:p>
          </table:table-cell>
          <table:table-cell office:value-type="float" office:value="650358" calcext:value-type="float">
            <text:p>650358</text:p>
          </table:table-cell>
          <table:table-cell office:value-type="float" office:value="83595" calcext:value-type="float">
            <text:p>83595</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48479" calcext:value-type="float">
            <text:p>48479</text:p>
          </table:table-cell>
          <table:table-cell office:value-type="float" office:value="0" calcext:value-type="float">
            <text:p>0</text:p>
          </table:table-cell>
          <table:table-cell office:value-type="float" office:value="641117" calcext:value-type="float">
            <text:p>641117</text:p>
          </table:table-cell>
          <table:table-cell office:value-type="float" office:value="191584" calcext:value-type="float">
            <text:p>191584</text:p>
          </table:table-cell>
          <table:table-cell office:value-type="string" calcext:value-type="string">
            <text:p>[[@42569]] the place is amazing its worth visiting.</text:p>
          </table:table-cell>
          <table:table-cell/>
        </table:table-row>
        <table:table-row table:style-name="ro1">
          <table:table-cell office:value-type="float" office:value="81313" calcext:value-type="float">
            <text:p>81313</text:p>
          </table:table-cell>
          <table:table-cell office:value-type="float" office:value="0" calcext:value-type="float">
            <text:p>0</text:p>
          </table:table-cell>
          <table:table-cell office:value-type="float" office:value="738113" calcext:value-type="float">
            <text:p>738113</text:p>
          </table:table-cell>
          <table:table-cell office:value-type="float" office:value="45713" calcext:value-type="float">
            <text:p>45713</text:p>
          </table:table-cell>
          <table:table-cell office:value-type="string" calcext:value-type="string">
            <text:p>This trail is ingenious! brilliant work!</text:p>
          </table:table-cell>
          <table:table-cell/>
        </table:table-row>
        <table:table-row table:style-name="ro1">
          <table:table-cell office:value-type="float" office:value="206599" calcext:value-type="float">
            <text:p>206599</text:p>
          </table:table-cell>
          <table:table-cell office:value-type="float" office:value="0" calcext:value-type="float">
            <text:p>0</text:p>
          </table:table-cell>
          <table:table-cell office:value-type="float" office:value="1060497" calcext:value-type="float">
            <text:p>1060497</text:p>
          </table:table-cell>
          <table:table-cell office:value-type="float" office:value="230911" calcext:value-type="float">
            <text:p>230911</text:p>
          </table:table-cell>
          <table:table-cell office:value-type="string" calcext:value-type="string">
            <text:p>It would be quite an experience, thanks for sharing ?</text:p>
          </table:table-cell>
          <table:table-cell/>
        </table:table-row>
        <table:table-row table:style-name="ro1">
          <table:table-cell office:value-type="float" office:value="254283" calcext:value-type="float">
            <text:p>254283</text:p>
          </table:table-cell>
          <table:table-cell office:value-type="float" office:value="0" calcext:value-type="float">
            <text:p>0</text:p>
          </table:table-cell>
          <table:table-cell office:value-type="float" office:value="1305631" calcext:value-type="float">
            <text:p>1305631</text:p>
          </table:table-cell>
          <table:table-cell office:value-type="float" office:value="49478" calcext:value-type="float">
            <text:p>49478</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90120" calcext:value-type="float">
            <text:p>290120</text:p>
          </table:table-cell>
          <table:table-cell office:value-type="float" office:value="0" calcext:value-type="float">
            <text:p>0</text:p>
          </table:table-cell>
          <table:table-cell office:value-type="float" office:value="1532476" calcext:value-type="float">
            <text:p>1532476</text:p>
          </table:table-cell>
          <table:table-cell office:value-type="float" office:value="81479" calcext:value-type="float">
            <text:p>81479</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33071" calcext:value-type="float">
            <text:p>333071</text:p>
          </table:table-cell>
          <table:table-cell office:value-type="float" office:value="0" calcext:value-type="float">
            <text:p>0</text:p>
          </table:table-cell>
          <table:table-cell office:value-type="float" office:value="1776928" calcext:value-type="float">
            <text:p>1776928</text:p>
          </table:table-cell>
          <table:table-cell office:value-type="float" office:value="85520" calcext:value-type="float">
            <text:p>85520</text:p>
          </table:table-cell>
          <table:table-cell office:value-type="string" calcext:value-type="string">
            <text:p>This looks so amazing ?</text:p>
          </table:table-cell>
          <table:table-cell/>
        </table:table-row>
        <table:table-row table:style-name="ro1">
          <table:table-cell office:value-type="float" office:value="337272" calcext:value-type="float">
            <text:p>337272</text:p>
          </table:table-cell>
          <table:table-cell office:value-type="float" office:value="0" calcext:value-type="float">
            <text:p>0</text:p>
          </table:table-cell>
          <table:table-cell office:value-type="float" office:value="1799731" calcext:value-type="float">
            <text:p>1799731</text:p>
          </table:table-cell>
          <table:table-cell office:value-type="float" office:value="555510" calcext:value-type="float">
            <text:p>555510</text:p>
          </table:table-cell>
          <table:table-cell office:value-type="string" calcext:value-type="string">
            <text:p>Wow sounds great</text:p>
          </table:table-cell>
          <table:table-cell/>
        </table:table-row>
        <table:table-row table:style-name="ro1">
          <table:table-cell office:value-type="float" office:value="355772" calcext:value-type="float">
            <text:p>355772</text:p>
          </table:table-cell>
          <table:table-cell office:value-type="float" office:value="0" calcext:value-type="float">
            <text:p>0</text:p>
          </table:table-cell>
          <table:table-cell office:value-type="float" office:value="1936873" calcext:value-type="float">
            <text:p>1936873</text:p>
          </table:table-cell>
          <table:table-cell office:value-type="float" office:value="231322" calcext:value-type="float">
            <text:p>231322</text:p>
          </table:table-cell>
          <table:table-cell office:value-type="string" calcext:value-type="string">
            <text:p>[[@1]]</text:p>
          </table:table-cell>
          <table:table-cell/>
        </table:table-row>
        <table:table-row table:style-name="ro1">
          <table:table-cell office:value-type="float" office:value="408363" calcext:value-type="float">
            <text:p>408363</text:p>
          </table:table-cell>
          <table:table-cell office:value-type="float" office:value="0" calcext:value-type="float">
            <text:p>0</text:p>
          </table:table-cell>
          <table:table-cell office:value-type="float" office:value="2311473" calcext:value-type="float">
            <text:p>2311473</text:p>
          </table:table-cell>
          <table:table-cell office:value-type="float" office:value="1178613" calcext:value-type="float">
            <text:p>1178613</text:p>
          </table:table-cell>
          <table:table-cell office:value-type="string" calcext:value-type="string">
            <text:p>Very nice</text:p>
          </table:table-cell>
          <table:table-cell/>
        </table:table-row>
        <table:table-row table:style-name="ro1">
          <table:table-cell office:value-type="float" office:value="460751" calcext:value-type="float">
            <text:p>460751</text:p>
          </table:table-cell>
          <table:table-cell office:value-type="float" office:value="0" calcext:value-type="float">
            <text:p>0</text:p>
          </table:table-cell>
          <table:table-cell office:value-type="float" office:value="2617791" calcext:value-type="float">
            <text:p>2617791</text:p>
          </table:table-cell>
          <table:table-cell office:value-type="float" office:value="121105" calcext:value-type="float">
            <text:p>121105</text:p>
          </table:table-cell>
          <table:table-cell office:value-type="string" calcext:value-type="string">
            <text:p>Support the video</text:p>
          </table:table-cell>
          <table:table-cell/>
        </table:table-row>
        <table:table-row table:style-name="ro1">
          <table:table-cell office:value-type="float" office:value="71526" calcext:value-type="float">
            <text:p>71526</text:p>
          </table:table-cell>
          <table:table-cell office:value-type="float" office:value="0" calcext:value-type="float">
            <text:p>0</text:p>
          </table:table-cell>
          <table:table-cell office:value-type="float" office:value="707107" calcext:value-type="float">
            <text:p>707107</text:p>
          </table:table-cell>
          <table:table-cell office:value-type="float" office:value="45689" calcext:value-type="float">
            <text:p>45689</text:p>
          </table:table-cell>
          <table:table-cell office:value-type="string" calcext:value-type="string">
            <text:p>I love the wordplay in your title!</text:p>
          </table:table-cell>
          <table:table-cell/>
        </table:table-row>
        <table:table-row table:style-name="ro1">
          <table:table-cell office:value-type="float" office:value="75173" calcext:value-type="float">
            <text:p>75173</text:p>
          </table:table-cell>
          <table:table-cell office:value-type="float" office:value="0" calcext:value-type="float">
            <text:p>0</text:p>
          </table:table-cell>
          <table:table-cell office:value-type="float" office:value="712201" calcext:value-type="float">
            <text:p>712201</text:p>
          </table:table-cell>
          <table:table-cell office:value-type="float" office:value="84548" calcext:value-type="float">
            <text:p>84548</text:p>
          </table:table-cell>
          <table:table-cell office:value-type="string" calcext:value-type="string">
            <text:p>Hey what time of the year is best to visit this place?</text:p>
          </table:table-cell>
          <table:table-cell/>
        </table:table-row>
        <table:table-row table:style-name="ro1">
          <table:table-cell office:value-type="float" office:value="159818" calcext:value-type="float">
            <text:p>159818</text:p>
          </table:table-cell>
          <table:table-cell office:value-type="float" office:value="0" calcext:value-type="float">
            <text:p>0</text:p>
          </table:table-cell>
          <table:table-cell office:value-type="float" office:value="598943" calcext:value-type="float">
            <text:p>598943</text:p>
          </table:table-cell>
          <table:table-cell office:value-type="float" office:value="273828" calcext:value-type="float">
            <text:p>273828</text:p>
          </table:table-cell>
          <table:table-cell office:value-type="string" calcext:value-type="string">
            <text:p>Nice...your narration is awesome..loved it???</text:p>
          </table:table-cell>
          <table:table-cell/>
        </table:table-row>
        <table:table-row table:style-name="ro1">
          <table:table-cell office:value-type="float" office:value="340828" calcext:value-type="float">
            <text:p>340828</text:p>
          </table:table-cell>
          <table:table-cell office:value-type="float" office:value="0" calcext:value-type="float">
            <text:p>0</text:p>
          </table:table-cell>
          <table:table-cell office:value-type="float" office:value="1820569" calcext:value-type="float">
            <text:p>1820569</text:p>
          </table:table-cell>
          <table:table-cell office:value-type="float" office:value="81137" calcext:value-type="float">
            <text:p>81137</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82086" calcext:value-type="float">
            <text:p>382086</text:p>
          </table:table-cell>
          <table:table-cell office:value-type="float" office:value="0" calcext:value-type="float">
            <text:p>0</text:p>
          </table:table-cell>
          <table:table-cell office:value-type="float" office:value="1794093" calcext:value-type="float">
            <text:p>1794093</text:p>
          </table:table-cell>
          <table:table-cell office:value-type="float" office:value="681272" calcext:value-type="float">
            <text:p>681272</text:p>
          </table:table-cell>
          <table:table-cell office:value-type="string" calcext:value-type="string">
            <text:p>Exact location...?</text:p>
          </table:table-cell>
          <table:table-cell/>
        </table:table-row>
        <table:table-row table:style-name="ro1">
          <table:table-cell office:value-type="float" office:value="400537" calcext:value-type="float">
            <text:p>400537</text:p>
          </table:table-cell>
          <table:table-cell office:value-type="float" office:value="0" calcext:value-type="float">
            <text:p>0</text:p>
          </table:table-cell>
          <table:table-cell office:value-type="float" office:value="2269193" calcext:value-type="float">
            <text:p>2269193</text:p>
          </table:table-cell>
          <table:table-cell office:value-type="float" office:value="1022793" calcext:value-type="float">
            <text:p>1022793</text:p>
          </table:table-cell>
          <table:table-cell office:value-type="string" calcext:value-type="string">
            <text:p>Your looking disha pattani</text:p>
          </table:table-cell>
          <table:table-cell/>
        </table:table-row>
        <table:table-row table:style-name="ro1">
          <table:table-cell office:value-type="float" office:value="12006" calcext:value-type="float">
            <text:p>12006</text:p>
          </table:table-cell>
          <table:table-cell office:value-type="float" office:value="0" calcext:value-type="float">
            <text:p>0</text:p>
          </table:table-cell>
          <table:table-cell office:value-type="float" office:value="436818" calcext:value-type="float">
            <text:p>436818</text:p>
          </table:table-cell>
          <table:table-cell office:value-type="float" office:value="119682" calcext:value-type="float">
            <text:p>119682</text:p>
          </table:table-cell>
          <table:table-cell office:value-type="string" calcext:value-type="string">
            <text:p>[[@1]]</text:p>
          </table:table-cell>
          <table:table-cell/>
        </table:table-row>
        <table:table-row table:style-name="ro1">
          <table:table-cell office:value-type="float" office:value="195330" calcext:value-type="float">
            <text:p>195330</text:p>
          </table:table-cell>
          <table:table-cell office:value-type="float" office:value="0" calcext:value-type="float">
            <text:p>0</text:p>
          </table:table-cell>
          <table:table-cell office:value-type="float" office:value="1011171" calcext:value-type="float">
            <text:p>1011171</text:p>
          </table:table-cell>
          <table:table-cell office:value-type="float" office:value="304999" calcext:value-type="float">
            <text:p>304999</text:p>
          </table:table-cell>
          <table:table-cell office:value-type="string" calcext:value-type="string">
            <text:p>Okay ..no problem .try another way!</text:p>
          </table:table-cell>
          <table:table-cell/>
        </table:table-row>
        <table:table-row table:style-name="ro1">
          <table:table-cell office:value-type="float" office:value="205567" calcext:value-type="float">
            <text:p>205567</text:p>
          </table:table-cell>
          <table:table-cell office:value-type="float" office:value="0" calcext:value-type="float">
            <text:p>0</text:p>
          </table:table-cell>
          <table:table-cell office:value-type="float" office:value="47026" calcext:value-type="float">
            <text:p>47026</text:p>
          </table:table-cell>
          <table:table-cell office:value-type="float" office:value="319832" calcext:value-type="float">
            <text:p>319832</text:p>
          </table:table-cell>
          <table:table-cell office:value-type="string" calcext:value-type="string">
            <text:p>Awesome ?</text:p>
          </table:table-cell>
          <table:table-cell/>
        </table:table-row>
        <table:table-row table:style-name="ro1">
          <table:table-cell office:value-type="float" office:value="292806" calcext:value-type="float">
            <text:p>292806</text:p>
          </table:table-cell>
          <table:table-cell office:value-type="float" office:value="0" calcext:value-type="float">
            <text:p>0</text:p>
          </table:table-cell>
          <table:table-cell office:value-type="float" office:value="1546360" calcext:value-type="float">
            <text:p>1546360</text:p>
          </table:table-cell>
          <table:table-cell office:value-type="float" office:value="81000" calcext:value-type="float">
            <text:p>81000</text:p>
          </table:table-cell>
          <table:table-cell office:value-type="string" calcext:value-type="string">
            <text:p>You've had some awesome adventures! What's the next one?</text:p>
          </table:table-cell>
          <table:table-cell/>
        </table:table-row>
        <table:table-row table:style-name="ro1">
          <table:table-cell office:value-type="float" office:value="299940" calcext:value-type="float">
            <text:p>299940</text:p>
          </table:table-cell>
          <table:table-cell office:value-type="float" office:value="0" calcext:value-type="float">
            <text:p>0</text:p>
          </table:table-cell>
          <table:table-cell office:value-type="float" office:value="1585050" calcext:value-type="float">
            <text:p>1585050</text:p>
          </table:table-cell>
          <table:table-cell office:value-type="float" office:value="83145" calcext:value-type="float">
            <text:p>83145</text:p>
          </table:table-cell>
          <table:table-cell office:value-type="string" calcext:value-type="string">
            <text:p>This is one of the best trails I've gone through to be honest!</text:p>
          </table:table-cell>
          <table:table-cell/>
        </table:table-row>
        <table:table-row table:style-name="ro1">
          <table:table-cell office:value-type="float" office:value="386618" calcext:value-type="float">
            <text:p>386618</text:p>
          </table:table-cell>
          <table:table-cell office:value-type="float" office:value="0" calcext:value-type="float">
            <text:p>0</text:p>
          </table:table-cell>
          <table:table-cell office:value-type="float" office:value="2264415" calcext:value-type="float">
            <text:p>2264415</text:p>
          </table:table-cell>
          <table:table-cell office:value-type="float" office:value="895228" calcext:value-type="float">
            <text:p>895228</text:p>
          </table:table-cell>
          <table:table-cell office:value-type="string" calcext:value-type="string">
            <text:p>I wanna see the snowfall</text:p>
          </table:table-cell>
          <table:table-cell/>
        </table:table-row>
        <table:table-row table:style-name="ro1">
          <table:table-cell office:value-type="float" office:value="55195" calcext:value-type="float">
            <text:p>55195</text:p>
          </table:table-cell>
          <table:table-cell office:value-type="float" office:value="0" calcext:value-type="float">
            <text:p>0</text:p>
          </table:table-cell>
          <table:table-cell office:value-type="float" office:value="667699" calcext:value-type="float">
            <text:p>667699</text:p>
          </table:table-cell>
          <table:table-cell office:value-type="float" office:value="42807" calcext:value-type="float">
            <text:p>42807</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61558" calcext:value-type="float">
            <text:p>61558</text:p>
          </table:table-cell>
          <table:table-cell office:value-type="float" office:value="0" calcext:value-type="float">
            <text:p>0</text:p>
          </table:table-cell>
          <table:table-cell office:value-type="float" office:value="673771" calcext:value-type="float">
            <text:p>673771</text:p>
          </table:table-cell>
          <table:table-cell office:value-type="float" office:value="201254" calcext:value-type="float">
            <text:p>201254</text:p>
          </table:table-cell>
          <table:table-cell office:value-type="string" calcext:value-type="string">
            <text:p>[[@50345]] for more follow on Instagram..?</text:p>
          </table:table-cell>
          <table:table-cell/>
        </table:table-row>
        <table:table-row table:style-name="ro1">
          <table:table-cell office:value-type="float" office:value="96785" calcext:value-type="float">
            <text:p>96785</text:p>
          </table:table-cell>
          <table:table-cell office:value-type="float" office:value="275837" calcext:value-type="float">
            <text:p>275837</text:p>
          </table:table-cell>
          <table:table-cell office:value-type="float" office:value="0" calcext:value-type="float">
            <text:p>0</text:p>
          </table:table-cell>
          <table:table-cell office:value-type="float" office:value="169311" calcext:value-type="float">
            <text:p>169311</text:p>
          </table:table-cell>
          <table:table-cell office:value-type="string" calcext:value-type="string">
            <text:p>[[@1]]</text:p>
          </table:table-cell>
          <table:table-cell/>
        </table:table-row>
        <table:table-row table:style-name="ro1">
          <table:table-cell office:value-type="float" office:value="102375" calcext:value-type="float">
            <text:p>102375</text:p>
          </table:table-cell>
          <table:table-cell office:value-type="float" office:value="0" calcext:value-type="float">
            <text:p>0</text:p>
          </table:table-cell>
          <table:table-cell office:value-type="float" office:value="783372" calcext:value-type="float">
            <text:p>783372</text:p>
          </table:table-cell>
          <table:table-cell office:value-type="float" office:value="79668" calcext:value-type="float">
            <text:p>79668</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21002" calcext:value-type="float">
            <text:p>321002</text:p>
          </table:table-cell>
          <table:table-cell office:value-type="float" office:value="0" calcext:value-type="float">
            <text:p>0</text:p>
          </table:table-cell>
          <table:table-cell office:value-type="float" office:value="1712032" calcext:value-type="float">
            <text:p>1712032</text:p>
          </table:table-cell>
          <table:table-cell office:value-type="float" office:value="80123" calcext:value-type="float">
            <text:p>8012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29981" calcext:value-type="float">
            <text:p>329981</text:p>
          </table:table-cell>
          <table:table-cell office:value-type="float" office:value="0" calcext:value-type="float">
            <text:p>0</text:p>
          </table:table-cell>
          <table:table-cell office:value-type="float" office:value="1765286" calcext:value-type="float">
            <text:p>1765286</text:p>
          </table:table-cell>
          <table:table-cell office:value-type="float" office:value="82075" calcext:value-type="float">
            <text:p>82075</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381224" calcext:value-type="float">
            <text:p>381224</text:p>
          </table:table-cell>
          <table:table-cell office:value-type="float" office:value="0" calcext:value-type="float">
            <text:p>0</text:p>
          </table:table-cell>
          <table:table-cell office:value-type="float" office:value="2246396" calcext:value-type="float">
            <text:p>2246396</text:p>
          </table:table-cell>
          <table:table-cell office:value-type="float" office:value="101960" calcext:value-type="float">
            <text:p>101960</text:p>
          </table:table-cell>
          <table:table-cell office:value-type="string" calcext:value-type="string">
            <text:p>Uploaded [[@1]] <text:s/>and tagged. I challenge [[@148302]]</text:p>
          </table:table-cell>
          <table:table-cell/>
        </table:table-row>
        <table:table-row table:style-name="ro1">
          <table:table-cell office:value-type="float" office:value="417176" calcext:value-type="float">
            <text:p>417176</text:p>
          </table:table-cell>
          <table:table-cell office:value-type="float" office:value="0" calcext:value-type="float">
            <text:p>0</text:p>
          </table:table-cell>
          <table:table-cell office:value-type="float" office:value="2315525" calcext:value-type="float">
            <text:p>2315525</text:p>
          </table:table-cell>
          <table:table-cell office:value-type="float" office:value="6138" calcext:value-type="float">
            <text:p>6138</text:p>
          </table:table-cell>
          <table:table-cell office:value-type="string" calcext:value-type="string">
            <text:p>please make more vlogs</text:p>
          </table:table-cell>
          <table:table-cell/>
        </table:table-row>
        <table:table-row table:style-name="ro1">
          <table:table-cell office:value-type="float" office:value="427845" calcext:value-type="float">
            <text:p>427845</text:p>
          </table:table-cell>
          <table:table-cell office:value-type="float" office:value="0" calcext:value-type="float">
            <text:p>0</text:p>
          </table:table-cell>
          <table:table-cell office:value-type="float" office:value="2316421" calcext:value-type="float">
            <text:p>2316421</text:p>
          </table:table-cell>
          <table:table-cell office:value-type="float" office:value="38724" calcext:value-type="float">
            <text:p>38724</text:p>
          </table:table-cell>
          <table:table-cell office:value-type="string" calcext:value-type="string">
            <text:p>i heard its amazing</text:p>
          </table:table-cell>
          <table:table-cell/>
        </table:table-row>
        <table:table-row table:style-name="ro1">
          <table:table-cell office:value-type="float" office:value="39794" calcext:value-type="float">
            <text:p>39794</text:p>
          </table:table-cell>
          <table:table-cell office:value-type="float" office:value="0" calcext:value-type="float">
            <text:p>0</text:p>
          </table:table-cell>
          <table:table-cell office:value-type="float" office:value="633553" calcext:value-type="float">
            <text:p>633553</text:p>
          </table:table-cell>
          <table:table-cell office:value-type="float" office:value="188313" calcext:value-type="float">
            <text:p>188313</text:p>
          </table:table-cell>
          <table:table-cell office:value-type="string" calcext:value-type="string">
            <text:p>[[@40657]] a little blurry but will soon upload more clear pics. Thanks for the feedback</text:p>
          </table:table-cell>
          <table:table-cell/>
        </table:table-row>
        <table:table-row table:style-name="ro1">
          <table:table-cell office:value-type="float" office:value="84676" calcext:value-type="float">
            <text:p>84676</text:p>
          </table:table-cell>
          <table:table-cell office:value-type="float" office:value="0" calcext:value-type="float">
            <text:p>0</text:p>
          </table:table-cell>
          <table:table-cell office:value-type="float" office:value="58281" calcext:value-type="float">
            <text:p>58281</text:p>
          </table:table-cell>
          <table:table-cell office:value-type="float" office:value="81921" calcext:value-type="float">
            <text:p>81921</text:p>
          </table:table-cell>
          <table:table-cell office:value-type="string" calcext:value-type="string">
            <text:p>Mast ekdum</text:p>
          </table:table-cell>
          <table:table-cell/>
        </table:table-row>
        <table:table-row table:style-name="ro1">
          <table:table-cell office:value-type="float" office:value="216271" calcext:value-type="float">
            <text:p>216271</text:p>
          </table:table-cell>
          <table:table-cell office:value-type="float" office:value="0" calcext:value-type="float">
            <text:p>0</text:p>
          </table:table-cell>
          <table:table-cell office:value-type="float" office:value="1112728" calcext:value-type="float">
            <text:p>1112728</text:p>
          </table:table-cell>
          <table:table-cell office:value-type="float" office:value="243649" calcext:value-type="float">
            <text:p>243649</text:p>
          </table:table-cell>
          <table:table-cell office:value-type="string" calcext:value-type="string">
            <text:p>Lage Raho Launde! Mast kaam kar rahe ho</text:p>
          </table:table-cell>
          <table:table-cell/>
        </table:table-row>
        <table:table-row table:style-name="ro1">
          <table:table-cell office:value-type="float" office:value="271579" calcext:value-type="float">
            <text:p>271579</text:p>
          </table:table-cell>
          <table:table-cell office:value-type="float" office:value="0" calcext:value-type="float">
            <text:p>0</text:p>
          </table:table-cell>
          <table:table-cell office:value-type="float" office:value="1418168" calcext:value-type="float">
            <text:p>1418168</text:p>
          </table:table-cell>
          <table:table-cell office:value-type="float" office:value="83246" calcext:value-type="float">
            <text:p>83246</text:p>
          </table:table-cell>
          <table:table-cell office:value-type="string" calcext:value-type="string">
            <text:p>Hoping for another awesome adventure soon!</text:p>
          </table:table-cell>
          <table:table-cell/>
        </table:table-row>
        <table:table-row table:style-name="ro1">
          <table:table-cell office:value-type="float" office:value="25732" calcext:value-type="float">
            <text:p>25732</text:p>
          </table:table-cell>
          <table:table-cell office:value-type="float" office:value="0" calcext:value-type="float">
            <text:p>0</text:p>
          </table:table-cell>
          <table:table-cell office:value-type="float" office:value="600347" calcext:value-type="float">
            <text:p>600347</text:p>
          </table:table-cell>
          <table:table-cell office:value-type="float" office:value="87002" calcext:value-type="float">
            <text:p>8700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5236" calcext:value-type="float">
            <text:p>35236</text:p>
          </table:table-cell>
          <table:table-cell office:value-type="float" office:value="0" calcext:value-type="float">
            <text:p>0</text:p>
          </table:table-cell>
          <table:table-cell office:value-type="float" office:value="288928" calcext:value-type="float">
            <text:p>288928</text:p>
          </table:table-cell>
          <table:table-cell office:value-type="float" office:value="105263" calcext:value-type="float">
            <text:p>105263</text:p>
          </table:table-cell>
          <table:table-cell office:value-type="string" calcext:value-type="string">
            <text:p>It's Parashar Dhar, a mysterious lake situated in mandi district of Himachal Pradesh.</text:p>
          </table:table-cell>
          <table:table-cell/>
        </table:table-row>
        <table:table-row table:style-name="ro1">
          <table:table-cell office:value-type="float" office:value="53375" calcext:value-type="float">
            <text:p>53375</text:p>
          </table:table-cell>
          <table:table-cell office:value-type="float" office:value="0" calcext:value-type="float">
            <text:p>0</text:p>
          </table:table-cell>
          <table:table-cell office:value-type="float" office:value="663316" calcext:value-type="float">
            <text:p>663316</text:p>
          </table:table-cell>
          <table:table-cell office:value-type="float" office:value="52712" calcext:value-type="float">
            <text:p>52712</text:p>
          </table:table-cell>
          <table:table-cell office:value-type="string" calcext:value-type="string">
            <text:p>wowww ?</text:p>
          </table:table-cell>
          <table:table-cell/>
        </table:table-row>
        <table:table-row table:style-name="ro1">
          <table:table-cell office:value-type="float" office:value="208978" calcext:value-type="float">
            <text:p>208978</text:p>
          </table:table-cell>
          <table:table-cell office:value-type="float" office:value="0" calcext:value-type="float">
            <text:p>0</text:p>
          </table:table-cell>
          <table:table-cell office:value-type="float" office:value="1070013" calcext:value-type="float">
            <text:p>1070013</text:p>
          </table:table-cell>
          <table:table-cell office:value-type="float" office:value="49898" calcext:value-type="float">
            <text:p>49898</text:p>
          </table:table-cell>
          <table:table-cell office:value-type="string" calcext:value-type="string">
            <text:p>Yeh picture toh blockbuster hai ekdum :D</text:p>
          </table:table-cell>
          <table:table-cell/>
        </table:table-row>
        <table:table-row table:style-name="ro1">
          <table:table-cell office:value-type="float" office:value="221267" calcext:value-type="float">
            <text:p>221267</text:p>
          </table:table-cell>
          <table:table-cell office:value-type="float" office:value="0" calcext:value-type="float">
            <text:p>0</text:p>
          </table:table-cell>
          <table:table-cell office:value-type="float" office:value="1140128" calcext:value-type="float">
            <text:p>1140128</text:p>
          </table:table-cell>
          <table:table-cell office:value-type="float" office:value="343737" calcext:value-type="float">
            <text:p>343737</text:p>
          </table:table-cell>
          <table:table-cell office:value-type="string" calcext:value-type="string">
            <text:p>[[@136477]] Thnx??</text:p>
          </table:table-cell>
          <table:table-cell/>
        </table:table-row>
        <table:table-row table:style-name="ro1">
          <table:table-cell office:value-type="float" office:value="240537" calcext:value-type="float">
            <text:p>240537</text:p>
          </table:table-cell>
          <table:table-cell office:value-type="float" office:value="0" calcext:value-type="float">
            <text:p>0</text:p>
          </table:table-cell>
          <table:table-cell office:value-type="float" office:value="1201736" calcext:value-type="float">
            <text:p>1201736</text:p>
          </table:table-cell>
          <table:table-cell office:value-type="float" office:value="82351" calcext:value-type="float">
            <text:p>82351</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362669" calcext:value-type="float">
            <text:p>362669</text:p>
          </table:table-cell>
          <table:table-cell office:value-type="float" office:value="0" calcext:value-type="float">
            <text:p>0</text:p>
          </table:table-cell>
          <table:table-cell office:value-type="float" office:value="2073871" calcext:value-type="float">
            <text:p>2073871</text:p>
          </table:table-cell>
          <table:table-cell office:value-type="float" office:value="243553" calcext:value-type="float">
            <text:p>243553</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89817" calcext:value-type="float">
            <text:p>389817</text:p>
          </table:table-cell>
          <table:table-cell office:value-type="float" office:value="0" calcext:value-type="float">
            <text:p>0</text:p>
          </table:table-cell>
          <table:table-cell office:value-type="float" office:value="2279890" calcext:value-type="float">
            <text:p>2279890</text:p>
          </table:table-cell>
          <table:table-cell office:value-type="float" office:value="927007" calcext:value-type="float">
            <text:p>927007</text:p>
          </table:table-cell>
          <table:table-cell office:value-type="string" calcext:value-type="string">
            <text:p>Good job</text:p>
          </table:table-cell>
          <table:table-cell/>
        </table:table-row>
        <table:table-row table:style-name="ro1">
          <table:table-cell office:value-type="float" office:value="423366" calcext:value-type="float">
            <text:p>423366</text:p>
          </table:table-cell>
          <table:table-cell office:value-type="float" office:value="0" calcext:value-type="float">
            <text:p>0</text:p>
          </table:table-cell>
          <table:table-cell office:value-type="float" office:value="2255042" calcext:value-type="float">
            <text:p>2255042</text:p>
          </table:table-cell>
          <table:table-cell office:value-type="float" office:value="23995" calcext:value-type="float">
            <text:p>23995</text:p>
          </table:table-cell>
          <table:table-cell office:value-type="string" calcext:value-type="string">
            <text:p>wow</text:p>
          </table:table-cell>
          <table:table-cell/>
        </table:table-row>
        <table:table-row table:style-name="ro1">
          <table:table-cell office:value-type="float" office:value="456179" calcext:value-type="float">
            <text:p>456179</text:p>
          </table:table-cell>
          <table:table-cell office:value-type="float" office:value="0" calcext:value-type="float">
            <text:p>0</text:p>
          </table:table-cell>
          <table:table-cell office:value-type="float" office:value="2309938" calcext:value-type="float">
            <text:p>2309938</text:p>
          </table:table-cell>
          <table:table-cell office:value-type="float" office:value="2074180" calcext:value-type="float">
            <text:p>2074180</text:p>
          </table:table-cell>
          <table:table-cell office:value-type="string" calcext:value-type="string">
            <text:p>Good</text:p>
          </table:table-cell>
          <table:table-cell/>
        </table:table-row>
        <table:table-row table:style-name="ro1">
          <table:table-cell office:value-type="float" office:value="64319" calcext:value-type="float">
            <text:p>64319</text:p>
          </table:table-cell>
          <table:table-cell office:value-type="float" office:value="0" calcext:value-type="float">
            <text:p>0</text:p>
          </table:table-cell>
          <table:table-cell office:value-type="float" office:value="688428" calcext:value-type="float">
            <text:p>688428</text:p>
          </table:table-cell>
          <table:table-cell office:value-type="float" office:value="41433" calcext:value-type="float">
            <text:p>41433</text:p>
          </table:table-cell>
          <table:table-cell office:value-type="string" calcext:value-type="string">
            <text:p>When's your next update?!</text:p>
          </table:table-cell>
          <table:table-cell/>
        </table:table-row>
        <table:table-row table:style-name="ro1">
          <table:table-cell office:value-type="float" office:value="181813" calcext:value-type="float">
            <text:p>181813</text:p>
          </table:table-cell>
          <table:table-cell office:value-type="float" office:value="0" calcext:value-type="float">
            <text:p>0</text:p>
          </table:table-cell>
          <table:table-cell office:value-type="float" office:value="92580" calcext:value-type="float">
            <text:p>92580</text:p>
          </table:table-cell>
          <table:table-cell office:value-type="float" office:value="80139" calcext:value-type="float">
            <text:p>80139</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96877" calcext:value-type="float">
            <text:p>396877</text:p>
          </table:table-cell>
          <table:table-cell office:value-type="float" office:value="0" calcext:value-type="float">
            <text:p>0</text:p>
          </table:table-cell>
          <table:table-cell office:value-type="float" office:value="2287012" calcext:value-type="float">
            <text:p>2287012</text:p>
          </table:table-cell>
          <table:table-cell office:value-type="float" office:value="980688" calcext:value-type="float">
            <text:p>980688</text:p>
          </table:table-cell>
          <table:table-cell office:value-type="string" calcext:value-type="string">
            <text:p>Hello</text:p>
          </table:table-cell>
          <table:table-cell/>
        </table:table-row>
        <table:table-row table:style-name="ro1">
          <table:table-cell office:value-type="float" office:value="40371" calcext:value-type="float">
            <text:p>40371</text:p>
          </table:table-cell>
          <table:table-cell office:value-type="float" office:value="0" calcext:value-type="float">
            <text:p>0</text:p>
          </table:table-cell>
          <table:table-cell office:value-type="float" office:value="635271" calcext:value-type="float">
            <text:p>635271</text:p>
          </table:table-cell>
          <table:table-cell office:value-type="float" office:value="76537" calcext:value-type="float">
            <text:p>76537</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44868" calcext:value-type="float">
            <text:p>44868</text:p>
          </table:table-cell>
          <table:table-cell office:value-type="float" office:value="0" calcext:value-type="float">
            <text:p>0</text:p>
          </table:table-cell>
          <table:table-cell office:value-type="float" office:value="644872" calcext:value-type="float">
            <text:p>644872</text:p>
          </table:table-cell>
          <table:table-cell office:value-type="float" office:value="20008" calcext:value-type="float">
            <text:p>20008</text:p>
          </table:table-cell>
          <table:table-cell office:value-type="string" calcext:value-type="string">
            <text:p>Hey the trail is amazing, could you give some info?</text:p>
          </table:table-cell>
          <table:table-cell/>
        </table:table-row>
        <table:table-row table:style-name="ro1">
          <table:table-cell office:value-type="float" office:value="148456" calcext:value-type="float">
            <text:p>148456</text:p>
          </table:table-cell>
          <table:table-cell office:value-type="float" office:value="0" calcext:value-type="float">
            <text:p>0</text:p>
          </table:table-cell>
          <table:table-cell office:value-type="float" office:value="886714" calcext:value-type="float">
            <text:p>886714</text:p>
          </table:table-cell>
          <table:table-cell office:value-type="float" office:value="78651" calcext:value-type="float">
            <text:p>78651</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168444" calcext:value-type="float">
            <text:p>168444</text:p>
          </table:table-cell>
          <table:table-cell office:value-type="float" office:value="0" calcext:value-type="float">
            <text:p>0</text:p>
          </table:table-cell>
          <table:table-cell office:value-type="float" office:value="940224" calcext:value-type="float">
            <text:p>940224</text:p>
          </table:table-cell>
          <table:table-cell office:value-type="float" office:value="83687" calcext:value-type="float">
            <text:p>83687</text:p>
          </table:table-cell>
          <table:table-cell office:value-type="string" calcext:value-type="string">
            <text:p>i love your trails,Where to next? </text:p>
          </table:table-cell>
          <table:table-cell/>
        </table:table-row>
        <table:table-row table:style-name="ro1">
          <table:table-cell office:value-type="float" office:value="219648" calcext:value-type="float">
            <text:p>219648</text:p>
          </table:table-cell>
          <table:table-cell office:value-type="float" office:value="0" calcext:value-type="float">
            <text:p>0</text:p>
          </table:table-cell>
          <table:table-cell office:value-type="float" office:value="1130562" calcext:value-type="float">
            <text:p>1130562</text:p>
          </table:table-cell>
          <table:table-cell office:value-type="float" office:value="80207" calcext:value-type="float">
            <text:p>80207</text:p>
          </table:table-cell>
          <table:table-cell office:value-type="string" calcext:value-type="string">
            <text:p>Awsm ❤️</text:p>
          </table:table-cell>
          <table:table-cell/>
        </table:table-row>
        <table:table-row table:style-name="ro1">
          <table:table-cell office:value-type="float" office:value="377309" calcext:value-type="float">
            <text:p>377309</text:p>
          </table:table-cell>
          <table:table-cell office:value-type="float" office:value="0" calcext:value-type="float">
            <text:p>0</text:p>
          </table:table-cell>
          <table:table-cell office:value-type="float" office:value="969266" calcext:value-type="float">
            <text:p>969266</text:p>
          </table:table-cell>
          <table:table-cell office:value-type="float" office:value="292013" calcext:value-type="float">
            <text:p>292013</text:p>
          </table:table-cell>
          <table:table-cell office:value-type="string" calcext:value-type="string">
            <text:p>[[@39617]] yes , use Pocket camera &amp; DSLR for better clarity ?</text:p>
          </table:table-cell>
          <table:table-cell/>
        </table:table-row>
        <table:table-row table:style-name="ro1">
          <table:table-cell office:value-type="float" office:value="383543" calcext:value-type="float">
            <text:p>383543</text:p>
          </table:table-cell>
          <table:table-cell office:value-type="float" office:value="0" calcext:value-type="float">
            <text:p>0</text:p>
          </table:table-cell>
          <table:table-cell office:value-type="float" office:value="225624" calcext:value-type="float">
            <text:p>225624</text:p>
          </table:table-cell>
          <table:table-cell office:value-type="float" office:value="541655" calcext:value-type="float">
            <text:p>541655</text:p>
          </table:table-cell>
          <table:table-cell office:value-type="string" calcext:value-type="string">
            <text:p>[[@94157]] nice one</text:p>
          </table:table-cell>
          <table:table-cell/>
        </table:table-row>
        <table:table-row table:style-name="ro1">
          <table:table-cell office:value-type="float" office:value="437976" calcext:value-type="float">
            <text:p>437976</text:p>
          </table:table-cell>
          <table:table-cell office:value-type="float" office:value="0" calcext:value-type="float">
            <text:p>0</text:p>
          </table:table-cell>
          <table:table-cell office:value-type="float" office:value="2267543" calcext:value-type="float">
            <text:p>2267543</text:p>
          </table:table-cell>
          <table:table-cell office:value-type="float" office:value="1610006" calcext:value-type="float">
            <text:p>1610006</text:p>
          </table:table-cell>
          <table:table-cell office:value-type="string" calcext:value-type="string">
            <text:p>Ok</text:p>
          </table:table-cell>
          <table:table-cell/>
        </table:table-row>
        <table:table-row table:style-name="ro1">
          <table:table-cell office:value-type="float" office:value="3279" calcext:value-type="float">
            <text:p>3279</text:p>
          </table:table-cell>
          <table:table-cell office:value-type="float" office:value="13164" calcext:value-type="float">
            <text:p>13164</text:p>
          </table:table-cell>
          <table:table-cell office:value-type="float" office:value="0" calcext:value-type="float">
            <text:p>0</text:p>
          </table:table-cell>
          <table:table-cell office:value-type="float" office:value="22936" calcext:value-type="float">
            <text:p>22936</text:p>
          </table:table-cell>
          <table:table-cell office:value-type="string" calcext:value-type="string">
            <text:p>not haji ali</text:p>
          </table:table-cell>
          <table:table-cell/>
        </table:table-row>
        <table:table-row table:style-name="ro1">
          <table:table-cell office:value-type="float" office:value="139222" calcext:value-type="float">
            <text:p>139222</text:p>
          </table:table-cell>
          <table:table-cell office:value-type="float" office:value="0" calcext:value-type="float">
            <text:p>0</text:p>
          </table:table-cell>
          <table:table-cell office:value-type="float" office:value="863278" calcext:value-type="float">
            <text:p>863278</text:p>
          </table:table-cell>
          <table:table-cell office:value-type="float" office:value="80321" calcext:value-type="float">
            <text:p>80321</text:p>
          </table:table-cell>
          <table:table-cell office:value-type="string" calcext:value-type="string">
            <text:p>Really cool pictures!!! Any more on the way?</text:p>
          </table:table-cell>
          <table:table-cell/>
        </table:table-row>
        <table:table-row table:style-name="ro1">
          <table:table-cell office:value-type="float" office:value="154342" calcext:value-type="float">
            <text:p>154342</text:p>
          </table:table-cell>
          <table:table-cell office:value-type="float" office:value="0" calcext:value-type="float">
            <text:p>0</text:p>
          </table:table-cell>
          <table:table-cell office:value-type="float" office:value="903681" calcext:value-type="float">
            <text:p>903681</text:p>
          </table:table-cell>
          <table:table-cell office:value-type="float" office:value="42451" calcext:value-type="float">
            <text:p>42451</text:p>
          </table:table-cell>
          <table:table-cell office:value-type="string" calcext:value-type="string">
            <text:p>can't wait to read about your next adventure</text:p>
          </table:table-cell>
          <table:table-cell/>
        </table:table-row>
        <table:table-row table:style-name="ro1">
          <table:table-cell office:value-type="float" office:value="168368" calcext:value-type="float">
            <text:p>168368</text:p>
          </table:table-cell>
          <table:table-cell office:value-type="float" office:value="0" calcext:value-type="float">
            <text:p>0</text:p>
          </table:table-cell>
          <table:table-cell office:value-type="float" office:value="940201" calcext:value-type="float">
            <text:p>940201</text:p>
          </table:table-cell>
          <table:table-cell office:value-type="float" office:value="40378" calcext:value-type="float">
            <text:p>40378</text:p>
          </table:table-cell>
          <table:table-cell office:value-type="string" calcext:value-type="string">
            <text:p>Hey, the title is so innovative!</text:p>
          </table:table-cell>
          <table:table-cell/>
        </table:table-row>
        <table:table-row table:style-name="ro1">
          <table:table-cell office:value-type="float" office:value="222179" calcext:value-type="float">
            <text:p>222179</text:p>
          </table:table-cell>
          <table:table-cell office:value-type="float" office:value="0" calcext:value-type="float">
            <text:p>0</text:p>
          </table:table-cell>
          <table:table-cell office:value-type="float" office:value="1142674" calcext:value-type="float">
            <text:p>1142674</text:p>
          </table:table-cell>
          <table:table-cell office:value-type="float" office:value="43469" calcext:value-type="float">
            <text:p>43469</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38979" calcext:value-type="float">
            <text:p>238979</text:p>
          </table:table-cell>
          <table:table-cell office:value-type="float" office:value="0" calcext:value-type="float">
            <text:p>0</text:p>
          </table:table-cell>
          <table:table-cell office:value-type="float" office:value="1197321" calcext:value-type="float">
            <text:p>1197321</text:p>
          </table:table-cell>
          <table:table-cell office:value-type="float" office:value="87792" calcext:value-type="float">
            <text:p>87792</text:p>
          </table:table-cell>
          <table:table-cell office:value-type="string" calcext:value-type="string">
            <text:p>Your title is my new catchphrase!</text:p>
          </table:table-cell>
          <table:table-cell/>
        </table:table-row>
        <table:table-row table:style-name="ro1">
          <table:table-cell office:value-type="float" office:value="400363" calcext:value-type="float">
            <text:p>400363</text:p>
          </table:table-cell>
          <table:table-cell office:value-type="float" office:value="0" calcext:value-type="float">
            <text:p>0</text:p>
          </table:table-cell>
          <table:table-cell office:value-type="float" office:value="989281" calcext:value-type="float">
            <text:p>989281</text:p>
          </table:table-cell>
          <table:table-cell office:value-type="float" office:value="17298" calcext:value-type="float">
            <text:p>17298</text:p>
          </table:table-cell>
          <table:table-cell office:value-type="string" calcext:value-type="string">
            <text:p>travel aroud the world</text:p>
          </table:table-cell>
          <table:table-cell/>
        </table:table-row>
        <table:table-row table:style-name="ro1">
          <table:table-cell office:value-type="float" office:value="434547" calcext:value-type="float">
            <text:p>434547</text:p>
          </table:table-cell>
          <table:table-cell office:value-type="float" office:value="0" calcext:value-type="float">
            <text:p>0</text:p>
          </table:table-cell>
          <table:table-cell office:value-type="float" office:value="2320968" calcext:value-type="float">
            <text:p>2320968</text:p>
          </table:table-cell>
          <table:table-cell office:value-type="float" office:value="318581" calcext:value-type="float">
            <text:p>318581</text:p>
          </table:table-cell>
          <table:table-cell office:value-type="string" calcext:value-type="string">
            <text:p>[[@11993]] thanks</text:p>
          </table:table-cell>
          <table:table-cell/>
        </table:table-row>
        <table:table-row table:style-name="ro1">
          <table:table-cell office:value-type="float" office:value="437284" calcext:value-type="float">
            <text:p>437284</text:p>
          </table:table-cell>
          <table:table-cell office:value-type="float" office:value="0" calcext:value-type="float">
            <text:p>0</text:p>
          </table:table-cell>
          <table:table-cell office:value-type="float" office:value="2362276" calcext:value-type="float">
            <text:p>2362276</text:p>
          </table:table-cell>
          <table:table-cell office:value-type="float" office:value="48055" calcext:value-type="float">
            <text:p>48055</text:p>
          </table:table-cell>
          <table:table-cell office:value-type="string" calcext:value-type="string">
            <text:p>daark skin aakarshak hotee hai</text:p>
          </table:table-cell>
          <table:table-cell/>
        </table:table-row>
        <table:table-row table:style-name="ro1">
          <table:table-cell office:value-type="float" office:value="60737" calcext:value-type="float">
            <text:p>60737</text:p>
          </table:table-cell>
          <table:table-cell office:value-type="float" office:value="0" calcext:value-type="float">
            <text:p>0</text:p>
          </table:table-cell>
          <table:table-cell office:value-type="float" office:value="680375" calcext:value-type="float">
            <text:p>680375</text:p>
          </table:table-cell>
          <table:table-cell office:value-type="float" office:value="45896" calcext:value-type="float">
            <text:p>45896</text:p>
          </table:table-cell>
          <table:table-cell office:value-type="string" calcext:value-type="string">
            <text:p>i love your trails,Where to next? </text:p>
          </table:table-cell>
          <table:table-cell/>
        </table:table-row>
        <table:table-row table:style-name="ro1">
          <table:table-cell office:value-type="float" office:value="234124" calcext:value-type="float">
            <text:p>234124</text:p>
          </table:table-cell>
          <table:table-cell office:value-type="float" office:value="0" calcext:value-type="float">
            <text:p>0</text:p>
          </table:table-cell>
          <table:table-cell office:value-type="float" office:value="1186977" calcext:value-type="float">
            <text:p>1186977</text:p>
          </table:table-cell>
          <table:table-cell office:value-type="float" office:value="87450" calcext:value-type="float">
            <text:p>8745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81189" calcext:value-type="float">
            <text:p>281189</text:p>
          </table:table-cell>
          <table:table-cell office:value-type="float" office:value="0" calcext:value-type="float">
            <text:p>0</text:p>
          </table:table-cell>
          <table:table-cell office:value-type="float" office:value="1475913" calcext:value-type="float">
            <text:p>1475913</text:p>
          </table:table-cell>
          <table:table-cell office:value-type="float" office:value="153267" calcext:value-type="float">
            <text:p>153267</text:p>
          </table:table-cell>
          <table:table-cell office:value-type="string" calcext:value-type="string">
            <text:p>[[@1]] l</text:p>
          </table:table-cell>
          <table:table-cell/>
        </table:table-row>
        <table:table-row table:style-name="ro1">
          <table:table-cell office:value-type="float" office:value="419432" calcext:value-type="float">
            <text:p>419432</text:p>
          </table:table-cell>
          <table:table-cell office:value-type="float" office:value="0" calcext:value-type="float">
            <text:p>0</text:p>
          </table:table-cell>
          <table:table-cell office:value-type="float" office:value="2345909" calcext:value-type="float">
            <text:p>2345909</text:p>
          </table:table-cell>
          <table:table-cell office:value-type="float" office:value="40635" calcext:value-type="float">
            <text:p>40635</text:p>
          </table:table-cell>
          <table:table-cell office:value-type="string" calcext:value-type="string">
            <text:p>bad video </text:p>
          </table:table-cell>
          <table:table-cell/>
        </table:table-row>
        <table:table-row table:style-name="ro1">
          <table:table-cell office:value-type="float" office:value="32784" calcext:value-type="float">
            <text:p>32784</text:p>
          </table:table-cell>
          <table:table-cell office:value-type="float" office:value="0" calcext:value-type="float">
            <text:p>0</text:p>
          </table:table-cell>
          <table:table-cell office:value-type="float" office:value="619385" calcext:value-type="float">
            <text:p>619385</text:p>
          </table:table-cell>
          <table:table-cell office:value-type="float" office:value="557" calcext:value-type="float">
            <text:p>557</text:p>
          </table:table-cell>
          <table:table-cell office:value-type="string" calcext:value-type="string">
            <text:p>This trail has the best image of all times!</text:p>
          </table:table-cell>
          <table:table-cell/>
        </table:table-row>
        <table:table-row table:style-name="ro1">
          <table:table-cell office:value-type="float" office:value="121122" calcext:value-type="float">
            <text:p>121122</text:p>
          </table:table-cell>
          <table:table-cell office:value-type="float" office:value="0" calcext:value-type="float">
            <text:p>0</text:p>
          </table:table-cell>
          <table:table-cell office:value-type="float" office:value="46379" calcext:value-type="float">
            <text:p>46379</text:p>
          </table:table-cell>
          <table:table-cell office:value-type="float" office:value="77334" calcext:value-type="float">
            <text:p>77334</text:p>
          </table:table-cell>
          <table:table-cell office:value-type="string" calcext:value-type="string">
            <text:p>Tum ho bemissal, kya trail hai ekdum</text:p>
          </table:table-cell>
          <table:table-cell/>
        </table:table-row>
        <table:table-row table:style-name="ro1">
          <table:table-cell office:value-type="float" office:value="206574" calcext:value-type="float">
            <text:p>206574</text:p>
          </table:table-cell>
          <table:table-cell office:value-type="float" office:value="0" calcext:value-type="float">
            <text:p>0</text:p>
          </table:table-cell>
          <table:table-cell office:value-type="float" office:value="919404" calcext:value-type="float">
            <text:p>919404</text:p>
          </table:table-cell>
          <table:table-cell office:value-type="float" office:value="42848" calcext:value-type="float">
            <text:p>42848</text:p>
          </table:table-cell>
          <table:table-cell office:value-type="string" calcext:value-type="string">
            <text:p>Eagerly waiting for the next post in the series! ??</text:p>
          </table:table-cell>
          <table:table-cell/>
        </table:table-row>
        <table:table-row table:style-name="ro1">
          <table:table-cell office:value-type="float" office:value="234919" calcext:value-type="float">
            <text:p>234919</text:p>
          </table:table-cell>
          <table:table-cell office:value-type="float" office:value="0" calcext:value-type="float">
            <text:p>0</text:p>
          </table:table-cell>
          <table:table-cell office:value-type="float" office:value="1186054" calcext:value-type="float">
            <text:p>1186054</text:p>
          </table:table-cell>
          <table:table-cell office:value-type="float" office:value="41662" calcext:value-type="float">
            <text:p>41662</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50078" calcext:value-type="float">
            <text:p>250078</text:p>
          </table:table-cell>
          <table:table-cell office:value-type="float" office:value="825858" calcext:value-type="float">
            <text:p>825858</text:p>
          </table:table-cell>
          <table:table-cell office:value-type="float" office:value="0" calcext:value-type="float">
            <text:p>0</text:p>
          </table:table-cell>
          <table:table-cell office:value-type="float" office:value="353678" calcext:value-type="float">
            <text:p>353678</text:p>
          </table:table-cell>
          <table:table-cell office:value-type="string" calcext:value-type="string">
            <text:p>Good just follow your dreams and make your own path ?</text:p>
          </table:table-cell>
          <table:table-cell/>
        </table:table-row>
        <table:table-row table:style-name="ro1">
          <table:table-cell office:value-type="float" office:value="291379" calcext:value-type="float">
            <text:p>291379</text:p>
          </table:table-cell>
          <table:table-cell office:value-type="float" office:value="0" calcext:value-type="float">
            <text:p>0</text:p>
          </table:table-cell>
          <table:table-cell office:value-type="float" office:value="1539074" calcext:value-type="float">
            <text:p>1539074</text:p>
          </table:table-cell>
          <table:table-cell office:value-type="float" office:value="82342" calcext:value-type="float">
            <text:p>82342</text:p>
          </table:table-cell>
          <table:table-cell office:value-type="string" calcext:value-type="string">
            <text:p>Loved your trail, waiting for the next in series! ?❤️</text:p>
          </table:table-cell>
          <table:table-cell/>
        </table:table-row>
        <table:table-row table:style-name="ro1">
          <table:table-cell office:value-type="float" office:value="337718" calcext:value-type="float">
            <text:p>337718</text:p>
          </table:table-cell>
          <table:table-cell office:value-type="float" office:value="0" calcext:value-type="float">
            <text:p>0</text:p>
          </table:table-cell>
          <table:table-cell office:value-type="float" office:value="1683101" calcext:value-type="float">
            <text:p>1683101</text:p>
          </table:table-cell>
          <table:table-cell office:value-type="float" office:value="83665" calcext:value-type="float">
            <text:p>83665</text:p>
          </table:table-cell>
          <table:table-cell office:value-type="string" calcext:value-type="string">
            <text:p>Love dis</text:p>
          </table:table-cell>
          <table:table-cell/>
        </table:table-row>
        <table:table-row table:style-name="ro1">
          <table:table-cell office:value-type="float" office:value="367011" calcext:value-type="float">
            <text:p>367011</text:p>
          </table:table-cell>
          <table:table-cell office:value-type="float" office:value="0" calcext:value-type="float">
            <text:p>0</text:p>
          </table:table-cell>
          <table:table-cell office:value-type="float" office:value="2144582" calcext:value-type="float">
            <text:p>2144582</text:p>
          </table:table-cell>
          <table:table-cell office:value-type="float" office:value="86046" calcext:value-type="float">
            <text:p>86046</text:p>
          </table:table-cell>
          <table:table-cell office:value-type="string" calcext:value-type="string">
            <text:p>When's your next update?!</text:p>
          </table:table-cell>
          <table:table-cell/>
        </table:table-row>
        <table:table-row table:style-name="ro1">
          <table:table-cell office:value-type="float" office:value="416879" calcext:value-type="float">
            <text:p>416879</text:p>
          </table:table-cell>
          <table:table-cell office:value-type="float" office:value="0" calcext:value-type="float">
            <text:p>0</text:p>
          </table:table-cell>
          <table:table-cell office:value-type="float" office:value="2348660" calcext:value-type="float">
            <text:p>2348660</text:p>
          </table:table-cell>
          <table:table-cell office:value-type="float" office:value="19899" calcext:value-type="float">
            <text:p>19899</text:p>
          </table:table-cell>
          <table:table-cell office:value-type="string" calcext:value-type="string">
            <text:p>goa is fun</text:p>
          </table:table-cell>
          <table:table-cell/>
        </table:table-row>
        <table:table-row table:style-name="ro1">
          <table:table-cell office:value-type="float" office:value="448631" calcext:value-type="float">
            <text:p>448631</text:p>
          </table:table-cell>
          <table:table-cell office:value-type="float" office:value="0" calcext:value-type="float">
            <text:p>0</text:p>
          </table:table-cell>
          <table:table-cell office:value-type="float" office:value="2264806" calcext:value-type="float">
            <text:p>2264806</text:p>
          </table:table-cell>
          <table:table-cell office:value-type="float" office:value="1856601" calcext:value-type="float">
            <text:p>1856601</text:p>
          </table:table-cell>
          <table:table-cell office:value-type="string" calcext:value-type="string">
            <text:p>Gud and very guuddddd work</text:p>
          </table:table-cell>
          <table:table-cell/>
        </table:table-row>
        <table:table-row table:style-name="ro1">
          <table:table-cell office:value-type="float" office:value="24408" calcext:value-type="float">
            <text:p>24408</text:p>
          </table:table-cell>
          <table:table-cell office:value-type="float" office:value="263161" calcext:value-type="float">
            <text:p>263161</text:p>
          </table:table-cell>
          <table:table-cell office:value-type="float" office:value="0" calcext:value-type="float">
            <text:p>0</text:p>
          </table:table-cell>
          <table:table-cell office:value-type="float" office:value="175235" calcext:value-type="float">
            <text:p>175235</text:p>
          </table:table-cell>
          <table:table-cell office:value-type="string" calcext:value-type="string">
            <text:p>This is deoria tal</text:p>
          </table:table-cell>
          <table:table-cell/>
        </table:table-row>
        <table:table-row table:style-name="ro1">
          <table:table-cell office:value-type="float" office:value="164178" calcext:value-type="float">
            <text:p>164178</text:p>
          </table:table-cell>
          <table:table-cell office:value-type="float" office:value="0" calcext:value-type="float">
            <text:p>0</text:p>
          </table:table-cell>
          <table:table-cell office:value-type="float" office:value="927423" calcext:value-type="float">
            <text:p>927423</text:p>
          </table:table-cell>
          <table:table-cell office:value-type="float" office:value="265760" calcext:value-type="float">
            <text:p>265760</text:p>
          </table:table-cell>
          <table:table-cell office:value-type="string" calcext:value-type="string">
            <text:p>[[@50475]] <text:s/>Thank you soo much.</text:p>
          </table:table-cell>
          <table:table-cell/>
        </table:table-row>
        <table:table-row table:style-name="ro1">
          <table:table-cell office:value-type="float" office:value="168702" calcext:value-type="float">
            <text:p>168702</text:p>
          </table:table-cell>
          <table:table-cell office:value-type="float" office:value="0" calcext:value-type="float">
            <text:p>0</text:p>
          </table:table-cell>
          <table:table-cell office:value-type="float" office:value="940621" calcext:value-type="float">
            <text:p>940621</text:p>
          </table:table-cell>
          <table:table-cell office:value-type="float" office:value="39714" calcext:value-type="float">
            <text:p>39714</text:p>
          </table:table-cell>
          <table:table-cell office:value-type="string" calcext:value-type="string">
            <text:p>Awsm ❤️</text:p>
          </table:table-cell>
          <table:table-cell/>
        </table:table-row>
        <table:table-row table:style-name="ro1">
          <table:table-cell office:value-type="float" office:value="230155" calcext:value-type="float">
            <text:p>230155</text:p>
          </table:table-cell>
          <table:table-cell office:value-type="float" office:value="0" calcext:value-type="float">
            <text:p>0</text:p>
          </table:table-cell>
          <table:table-cell office:value-type="float" office:value="1175380" calcext:value-type="float">
            <text:p>1175380</text:p>
          </table:table-cell>
          <table:table-cell office:value-type="float" office:value="79588" calcext:value-type="float">
            <text:p>7958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37603" calcext:value-type="float">
            <text:p>237603</text:p>
          </table:table-cell>
          <table:table-cell office:value-type="float" office:value="0" calcext:value-type="float">
            <text:p>0</text:p>
          </table:table-cell>
          <table:table-cell office:value-type="float" office:value="1193379" calcext:value-type="float">
            <text:p>1193379</text:p>
          </table:table-cell>
          <table:table-cell office:value-type="float" office:value="39830" calcext:value-type="float">
            <text:p>39830</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67325" calcext:value-type="float">
            <text:p>267325</text:p>
          </table:table-cell>
          <table:table-cell office:value-type="float" office:value="0" calcext:value-type="float">
            <text:p>0</text:p>
          </table:table-cell>
          <table:table-cell office:value-type="float" office:value="1341940" calcext:value-type="float">
            <text:p>1341940</text:p>
          </table:table-cell>
          <table:table-cell office:value-type="float" office:value="5234" calcext:value-type="float">
            <text:p>5234</text:p>
          </table:table-cell>
          <table:table-cell office:value-type="string" calcext:value-type="string">
            <text:p>Wow! Thats amazing that you covered so much in so less budget!</text:p>
          </table:table-cell>
          <table:table-cell/>
        </table:table-row>
        <table:table-row table:style-name="ro1">
          <table:table-cell office:value-type="float" office:value="316084" calcext:value-type="float">
            <text:p>316084</text:p>
          </table:table-cell>
          <table:table-cell office:value-type="float" office:value="0" calcext:value-type="float">
            <text:p>0</text:p>
          </table:table-cell>
          <table:table-cell office:value-type="float" office:value="1599446" calcext:value-type="float">
            <text:p>1599446</text:p>
          </table:table-cell>
          <table:table-cell office:value-type="float" office:value="78695" calcext:value-type="float">
            <text:p>78695</text:p>
          </table:table-cell>
          <table:table-cell office:value-type="string" calcext:value-type="string">
            <text:p>This is the best information I've got of this place!</text:p>
          </table:table-cell>
          <table:table-cell/>
        </table:table-row>
        <table:table-row table:style-name="ro1">
          <table:table-cell office:value-type="float" office:value="362849" calcext:value-type="float">
            <text:p>362849</text:p>
          </table:table-cell>
          <table:table-cell office:value-type="float" office:value="0" calcext:value-type="float">
            <text:p>0</text:p>
          </table:table-cell>
          <table:table-cell office:value-type="float" office:value="2002508" calcext:value-type="float">
            <text:p>2002508</text:p>
          </table:table-cell>
          <table:table-cell office:value-type="float" office:value="652555" calcext:value-type="float">
            <text:p>652555</text:p>
          </table:table-cell>
          <table:table-cell office:value-type="string" calcext:value-type="string">
            <text:p>Ok</text:p>
          </table:table-cell>
          <table:table-cell/>
        </table:table-row>
        <table:table-row table:style-name="ro1">
          <table:table-cell office:value-type="float" office:value="453872" calcext:value-type="float">
            <text:p>453872</text:p>
          </table:table-cell>
          <table:table-cell office:value-type="float" office:value="0" calcext:value-type="float">
            <text:p>0</text:p>
          </table:table-cell>
          <table:table-cell office:value-type="float" office:value="2268652" calcext:value-type="float">
            <text:p>2268652</text:p>
          </table:table-cell>
          <table:table-cell office:value-type="float" office:value="2007625" calcext:value-type="float">
            <text:p>2007625</text:p>
          </table:table-cell>
          <table:table-cell office:value-type="string" calcext:value-type="string">
            <text:p>Hiiiii</text:p>
          </table:table-cell>
          <table:table-cell/>
        </table:table-row>
        <table:table-row table:style-name="ro1">
          <table:table-cell office:value-type="float" office:value="38435" calcext:value-type="float">
            <text:p>38435</text:p>
          </table:table-cell>
          <table:table-cell office:value-type="float" office:value="0" calcext:value-type="float">
            <text:p>0</text:p>
          </table:table-cell>
          <table:table-cell office:value-type="float" office:value="629785" calcext:value-type="float">
            <text:p>629785</text:p>
          </table:table-cell>
          <table:table-cell office:value-type="float" office:value="188240" calcext:value-type="float">
            <text:p>188240</text:p>
          </table:table-cell>
          <table:table-cell office:value-type="string" calcext:value-type="string">
            <text:p>[[@41086]] <text:s/>very soon :)</text:p>
          </table:table-cell>
          <table:table-cell/>
        </table:table-row>
        <table:table-row table:style-name="ro1">
          <table:table-cell office:value-type="float" office:value="40662" calcext:value-type="float">
            <text:p>40662</text:p>
          </table:table-cell>
          <table:table-cell office:value-type="float" office:value="0" calcext:value-type="float">
            <text:p>0</text:p>
          </table:table-cell>
          <table:table-cell office:value-type="float" office:value="629312" calcext:value-type="float">
            <text:p>629312</text:p>
          </table:table-cell>
          <table:table-cell office:value-type="float" office:value="188122" calcext:value-type="float">
            <text:p>188122</text:p>
          </table:table-cell>
          <table:table-cell office:value-type="string" calcext:value-type="string">
            <text:p>[[@86768]] the only loop of the place was its too vast you need to travel long distances to reach such places....?</text:p>
          </table:table-cell>
          <table:table-cell/>
        </table:table-row>
        <table:table-row table:style-name="ro1">
          <table:table-cell office:value-type="float" office:value="106775" calcext:value-type="float">
            <text:p>106775</text:p>
          </table:table-cell>
          <table:table-cell office:value-type="float" office:value="0" calcext:value-type="float">
            <text:p>0</text:p>
          </table:table-cell>
          <table:table-cell office:value-type="float" office:value="792657" calcext:value-type="float">
            <text:p>792657</text:p>
          </table:table-cell>
          <table:table-cell office:value-type="float" office:value="235928" calcext:value-type="float">
            <text:p>235928</text:p>
          </table:table-cell>
          <table:table-cell office:value-type="string" calcext:value-type="string">
            <text:p>[[@44429]] <text:s/>Hey thanks!</text:p>
          </table:table-cell>
          <table:table-cell/>
        </table:table-row>
        <table:table-row table:style-name="ro1">
          <table:table-cell office:value-type="float" office:value="113010" calcext:value-type="float">
            <text:p>113010</text:p>
          </table:table-cell>
          <table:table-cell office:value-type="float" office:value="0" calcext:value-type="float">
            <text:p>0</text:p>
          </table:table-cell>
          <table:table-cell office:value-type="float" office:value="798160" calcext:value-type="float">
            <text:p>798160</text:p>
          </table:table-cell>
          <table:table-cell office:value-type="float" office:value="31939" calcext:value-type="float">
            <text:p>31939</text:p>
          </table:table-cell>
          <table:table-cell office:value-type="string" calcext:value-type="string">
            <text:p>[[@80631]] Hi, I'm new to Trell, can't figure out which post you're referring to. ?</text:p>
          </table:table-cell>
          <table:table-cell/>
        </table:table-row>
        <table:table-row table:style-name="ro1">
          <table:table-cell office:value-type="float" office:value="194975" calcext:value-type="float">
            <text:p>194975</text:p>
          </table:table-cell>
          <table:table-cell office:value-type="float" office:value="0" calcext:value-type="float">
            <text:p>0</text:p>
          </table:table-cell>
          <table:table-cell office:value-type="float" office:value="1011582" calcext:value-type="float">
            <text:p>1011582</text:p>
          </table:table-cell>
          <table:table-cell office:value-type="float" office:value="80829" calcext:value-type="float">
            <text:p>80829</text:p>
          </table:table-cell>
          <table:table-cell office:value-type="string" calcext:value-type="string">
            <text:p>Dope!</text:p>
          </table:table-cell>
          <table:table-cell/>
        </table:table-row>
        <table:table-row table:style-name="ro1">
          <table:table-cell office:value-type="float" office:value="300777" calcext:value-type="float">
            <text:p>300777</text:p>
          </table:table-cell>
          <table:table-cell office:value-type="float" office:value="0" calcext:value-type="float">
            <text:p>0</text:p>
          </table:table-cell>
          <table:table-cell office:value-type="float" office:value="1588584" calcext:value-type="float">
            <text:p>1588584</text:p>
          </table:table-cell>
          <table:table-cell office:value-type="float" office:value="88148" calcext:value-type="float">
            <text:p>88148</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379062" calcext:value-type="float">
            <text:p>379062</text:p>
          </table:table-cell>
          <table:table-cell office:value-type="float" office:value="0" calcext:value-type="float">
            <text:p>0</text:p>
          </table:table-cell>
          <table:table-cell office:value-type="float" office:value="2232277" calcext:value-type="float">
            <text:p>2232277</text:p>
          </table:table-cell>
          <table:table-cell office:value-type="float" office:value="88134" calcext:value-type="float">
            <text:p>88134</text:p>
          </table:table-cell>
          <table:table-cell office:value-type="string" calcext:value-type="string">
            <text:p>Your stories are truely travel goals, how do you plan them?</text:p>
          </table:table-cell>
          <table:table-cell/>
        </table:table-row>
        <table:table-row table:style-name="ro1">
          <table:table-cell office:value-type="float" office:value="415869" calcext:value-type="float">
            <text:p>415869</text:p>
          </table:table-cell>
          <table:table-cell office:value-type="float" office:value="0" calcext:value-type="float">
            <text:p>0</text:p>
          </table:table-cell>
          <table:table-cell office:value-type="float" office:value="2361227" calcext:value-type="float">
            <text:p>2361227</text:p>
          </table:table-cell>
          <table:table-cell office:value-type="float" office:value="1415753" calcext:value-type="float">
            <text:p>1415753</text:p>
          </table:table-cell>
          <table:table-cell office:value-type="string" calcext:value-type="string">
            <text:p>cc</text:p>
          </table:table-cell>
          <table:table-cell/>
        </table:table-row>
        <table:table-row table:style-name="ro1">
          <table:table-cell office:value-type="float" office:value="440244" calcext:value-type="float">
            <text:p>440244</text:p>
          </table:table-cell>
          <table:table-cell office:value-type="float" office:value="0" calcext:value-type="float">
            <text:p>0</text:p>
          </table:table-cell>
          <table:table-cell office:value-type="float" office:value="1573949" calcext:value-type="float">
            <text:p>1573949</text:p>
          </table:table-cell>
          <table:table-cell office:value-type="float" office:value="1519080" calcext:value-type="float">
            <text:p>1519080</text:p>
          </table:table-cell>
          <table:table-cell office:value-type="string" calcext:value-type="string">
            <text:p>Nice</text:p>
          </table:table-cell>
          <table:table-cell/>
        </table:table-row>
        <table:table-row table:style-name="ro1">
          <table:table-cell office:value-type="float" office:value="109007" calcext:value-type="float">
            <text:p>109007</text:p>
          </table:table-cell>
          <table:table-cell office:value-type="float" office:value="0" calcext:value-type="float">
            <text:p>0</text:p>
          </table:table-cell>
          <table:table-cell office:value-type="float" office:value="796630" calcext:value-type="float">
            <text:p>796630</text:p>
          </table:table-cell>
          <table:table-cell office:value-type="float" office:value="79105" calcext:value-type="float">
            <text:p>79105</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87527" calcext:value-type="float">
            <text:p>187527</text:p>
          </table:table-cell>
          <table:table-cell office:value-type="float" office:value="0" calcext:value-type="float">
            <text:p>0</text:p>
          </table:table-cell>
          <table:table-cell office:value-type="float" office:value="976468" calcext:value-type="float">
            <text:p>976468</text:p>
          </table:table-cell>
          <table:table-cell office:value-type="float" office:value="294304" calcext:value-type="float">
            <text:p>294304</text:p>
          </table:table-cell>
          <table:table-cell office:value-type="string" calcext:value-type="string">
            <text:p>[[@39706]] thanks for giving your precious time but it was not 'catchy' or' tricky' to attract or something... it was just my pure respect and tribute to my guru... BTW thanks again. ☺</text:p>
          </table:table-cell>
          <table:table-cell/>
        </table:table-row>
        <table:table-row table:style-name="ro1">
          <table:table-cell office:value-type="float" office:value="189516" calcext:value-type="float">
            <text:p>189516</text:p>
          </table:table-cell>
          <table:table-cell office:value-type="float" office:value="0" calcext:value-type="float">
            <text:p>0</text:p>
          </table:table-cell>
          <table:table-cell office:value-type="float" office:value="96875" calcext:value-type="float">
            <text:p>96875</text:p>
          </table:table-cell>
          <table:table-cell office:value-type="float" office:value="296541" calcext:value-type="float">
            <text:p>296541</text:p>
          </table:table-cell>
          <table:table-cell office:value-type="string" calcext:value-type="string">
            <text:p>Hey Samiksha ... I find Ur place great ..the food looks really awesome ...</text:p>
          </table:table-cell>
          <table:table-cell/>
        </table:table-row>
        <table:table-row table:style-name="ro1">
          <table:table-cell office:value-type="float" office:value="205086" calcext:value-type="float">
            <text:p>205086</text:p>
          </table:table-cell>
          <table:table-cell office:value-type="float" office:value="0" calcext:value-type="float">
            <text:p>0</text:p>
          </table:table-cell>
          <table:table-cell office:value-type="float" office:value="1055023" calcext:value-type="float">
            <text:p>1055023</text:p>
          </table:table-cell>
          <table:table-cell office:value-type="float" office:value="111564" calcext:value-type="float">
            <text:p>111564</text:p>
          </table:table-cell>
          <table:table-cell office:value-type="string" calcext:value-type="string">
            <text:p>Nice... Beautiful.composition. nice places and exploration of culture too..!</text:p>
          </table:table-cell>
          <table:table-cell/>
        </table:table-row>
        <table:table-row table:style-name="ro1">
          <table:table-cell office:value-type="float" office:value="221122" calcext:value-type="float">
            <text:p>221122</text:p>
          </table:table-cell>
          <table:table-cell office:value-type="float" office:value="0" calcext:value-type="float">
            <text:p>0</text:p>
          </table:table-cell>
          <table:table-cell office:value-type="float" office:value="1138533" calcext:value-type="float">
            <text:p>1138533</text:p>
          </table:table-cell>
          <table:table-cell office:value-type="float" office:value="82089" calcext:value-type="float">
            <text:p>82089</text:p>
          </table:table-cell>
          <table:table-cell office:value-type="string" calcext:value-type="string">
            <text:p>loved your stories! wondering what your next trail would be?</text:p>
          </table:table-cell>
          <table:table-cell/>
        </table:table-row>
        <table:table-row table:style-name="ro1">
          <table:table-cell office:value-type="float" office:value="277809" calcext:value-type="float">
            <text:p>277809</text:p>
          </table:table-cell>
          <table:table-cell office:value-type="float" office:value="1022334" calcext:value-type="float">
            <text:p>1022334</text:p>
          </table:table-cell>
          <table:table-cell office:value-type="float" office:value="0" calcext:value-type="float">
            <text:p>0</text:p>
          </table:table-cell>
          <table:table-cell office:value-type="float" office:value="434218" calcext:value-type="float">
            <text:p>434218</text:p>
          </table:table-cell>
          <table:table-cell office:value-type="string" calcext:value-type="string">
            <text:p>Your smile is amazing yaa . How are you doing</text:p>
          </table:table-cell>
          <table:table-cell/>
        </table:table-row>
        <table:table-row table:style-name="ro1">
          <table:table-cell office:value-type="float" office:value="392547" calcext:value-type="float">
            <text:p>392547</text:p>
          </table:table-cell>
          <table:table-cell office:value-type="float" office:value="0" calcext:value-type="float">
            <text:p>0</text:p>
          </table:table-cell>
          <table:table-cell office:value-type="float" office:value="52587" calcext:value-type="float">
            <text:p>52587</text:p>
          </table:table-cell>
          <table:table-cell office:value-type="float" office:value="944542" calcext:value-type="float">
            <text:p>944542</text:p>
          </table:table-cell>
          <table:table-cell office:value-type="string" calcext:value-type="string">
            <text:p>This is one of the posts from my trail - "C P Fountain: Very Beautiful Moment" on Trell. Checkout all the posts here: <text:s/>https://trell.co/tale/c-p-new-delhi-akhilesh-shukla-6101be9ca16a</text:p>
          </table:table-cell>
          <table:table-cell/>
        </table:table-row>
        <table:table-row table:style-name="ro1">
          <table:table-cell office:value-type="float" office:value="403445" calcext:value-type="float">
            <text:p>403445</text:p>
          </table:table-cell>
          <table:table-cell office:value-type="float" office:value="0" calcext:value-type="float">
            <text:p>0</text:p>
          </table:table-cell>
          <table:table-cell office:value-type="float" office:value="1663357" calcext:value-type="float">
            <text:p>1663357</text:p>
          </table:table-cell>
          <table:table-cell office:value-type="float" office:value="14603" calcext:value-type="float">
            <text:p>14603</text:p>
          </table:table-cell>
          <table:table-cell office:value-type="string" calcext:value-type="string">
            <text:p>What did you not like about the place?</text:p>
          </table:table-cell>
          <table:table-cell/>
        </table:table-row>
        <table:table-row table:style-name="ro1">
          <table:table-cell office:value-type="float" office:value="409904" calcext:value-type="float">
            <text:p>409904</text:p>
          </table:table-cell>
          <table:table-cell office:value-type="float" office:value="0" calcext:value-type="float">
            <text:p>0</text:p>
          </table:table-cell>
          <table:table-cell office:value-type="float" office:value="2258773" calcext:value-type="float">
            <text:p>2258773</text:p>
          </table:table-cell>
          <table:table-cell office:value-type="float" office:value="1238432" calcext:value-type="float">
            <text:p>1238432</text:p>
          </table:table-cell>
          <table:table-cell office:value-type="string" calcext:value-type="string">
            <text:p>Hello</text:p>
          </table:table-cell>
          <table:table-cell/>
        </table:table-row>
        <table:table-row table:style-name="ro1">
          <table:table-cell office:value-type="float" office:value="411606" calcext:value-type="float">
            <text:p>411606</text:p>
          </table:table-cell>
          <table:table-cell office:value-type="float" office:value="0" calcext:value-type="float">
            <text:p>0</text:p>
          </table:table-cell>
          <table:table-cell office:value-type="float" office:value="2337829" calcext:value-type="float">
            <text:p>2337829</text:p>
          </table:table-cell>
          <table:table-cell office:value-type="float" office:value="1298739" calcext:value-type="float">
            <text:p>1298739</text:p>
          </table:table-cell>
          <table:table-cell office:value-type="string" calcext:value-type="string">
            <text:p>ravindra</text:p>
          </table:table-cell>
          <table:table-cell/>
        </table:table-row>
        <table:table-row table:style-name="ro1">
          <table:table-cell office:value-type="float" office:value="457551" calcext:value-type="float">
            <text:p>457551</text:p>
          </table:table-cell>
          <table:table-cell office:value-type="float" office:value="0" calcext:value-type="float">
            <text:p>0</text:p>
          </table:table-cell>
          <table:table-cell office:value-type="float" office:value="2340697" calcext:value-type="float">
            <text:p>2340697</text:p>
          </table:table-cell>
          <table:table-cell office:value-type="float" office:value="2111076" calcext:value-type="float">
            <text:p>2111076</text:p>
          </table:table-cell>
          <table:table-cell office:value-type="string" calcext:value-type="string">
            <text:p>So happy</text:p>
          </table:table-cell>
          <table:table-cell/>
        </table:table-row>
        <table:table-row table:style-name="ro1">
          <table:table-cell office:value-type="float" office:value="21972" calcext:value-type="float">
            <text:p>21972</text:p>
          </table:table-cell>
          <table:table-cell office:value-type="float" office:value="0" calcext:value-type="float">
            <text:p>0</text:p>
          </table:table-cell>
          <table:table-cell office:value-type="float" office:value="593250" calcext:value-type="float">
            <text:p>593250</text:p>
          </table:table-cell>
          <table:table-cell office:value-type="float" office:value="88425" calcext:value-type="float">
            <text:p>88425</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32906" calcext:value-type="float">
            <text:p>232906</text:p>
          </table:table-cell>
          <table:table-cell office:value-type="float" office:value="0" calcext:value-type="float">
            <text:p>0</text:p>
          </table:table-cell>
          <table:table-cell office:value-type="float" office:value="1181758" calcext:value-type="float">
            <text:p>1181758</text:p>
          </table:table-cell>
          <table:table-cell office:value-type="float" office:value="44453" calcext:value-type="float">
            <text:p>4445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80737" calcext:value-type="float">
            <text:p>380737</text:p>
          </table:table-cell>
          <table:table-cell office:value-type="float" office:value="0" calcext:value-type="float">
            <text:p>0</text:p>
          </table:table-cell>
          <table:table-cell office:value-type="float" office:value="2215482" calcext:value-type="float">
            <text:p>2215482</text:p>
          </table:table-cell>
          <table:table-cell office:value-type="float" office:value="789175" calcext:value-type="float">
            <text:p>789175</text:p>
          </table:table-cell>
          <table:table-cell office:value-type="string" calcext:value-type="string">
            <text:p>Tempting <text:s text:c="2"/>bishan bhaloo</text:p>
          </table:table-cell>
          <table:table-cell/>
        </table:table-row>
        <table:table-row table:style-name="ro1">
          <table:table-cell office:value-type="float" office:value="11824" calcext:value-type="float">
            <text:p>11824</text:p>
          </table:table-cell>
          <table:table-cell office:value-type="float" office:value="0" calcext:value-type="float">
            <text:p>0</text:p>
          </table:table-cell>
          <table:table-cell office:value-type="float" office:value="437755" calcext:value-type="float">
            <text:p>437755</text:p>
          </table:table-cell>
          <table:table-cell office:value-type="float" office:value="120359" calcext:value-type="float">
            <text:p>120359</text:p>
          </table:table-cell>
          <table:table-cell office:value-type="string" calcext:value-type="string">
            <text:p>[[@1]]</text:p>
          </table:table-cell>
          <table:table-cell/>
        </table:table-row>
        <table:table-row table:style-name="ro1">
          <table:table-cell office:value-type="float" office:value="58043" calcext:value-type="float">
            <text:p>58043</text:p>
          </table:table-cell>
          <table:table-cell office:value-type="float" office:value="0" calcext:value-type="float">
            <text:p>0</text:p>
          </table:table-cell>
          <table:table-cell office:value-type="float" office:value="672355" calcext:value-type="float">
            <text:p>672355</text:p>
          </table:table-cell>
          <table:table-cell office:value-type="float" office:value="189198" calcext:value-type="float">
            <text:p>189198</text:p>
          </table:table-cell>
          <table:table-cell office:value-type="string" calcext:value-type="string">
            <text:p>N congrats once again</text:p>
          </table:table-cell>
          <table:table-cell/>
        </table:table-row>
        <table:table-row table:style-name="ro1">
          <table:table-cell office:value-type="float" office:value="76492" calcext:value-type="float">
            <text:p>76492</text:p>
          </table:table-cell>
          <table:table-cell office:value-type="float" office:value="0" calcext:value-type="float">
            <text:p>0</text:p>
          </table:table-cell>
          <table:table-cell office:value-type="float" office:value="724902" calcext:value-type="float">
            <text:p>724902</text:p>
          </table:table-cell>
          <table:table-cell office:value-type="float" office:value="79564" calcext:value-type="float">
            <text:p>79564</text:p>
          </table:table-cell>
          <table:table-cell office:value-type="string" calcext:value-type="string">
            <text:p>Awesome! I too am heading there next week</text:p>
          </table:table-cell>
          <table:table-cell/>
        </table:table-row>
        <table:table-row table:style-name="ro1">
          <table:table-cell office:value-type="float" office:value="78254" calcext:value-type="float">
            <text:p>78254</text:p>
          </table:table-cell>
          <table:table-cell office:value-type="float" office:value="0" calcext:value-type="float">
            <text:p>0</text:p>
          </table:table-cell>
          <table:table-cell office:value-type="float" office:value="730714" calcext:value-type="float">
            <text:p>730714</text:p>
          </table:table-cell>
          <table:table-cell office:value-type="float" office:value="52453" calcext:value-type="float">
            <text:p>52453</text:p>
          </table:table-cell>
          <table:table-cell office:value-type="string" calcext:value-type="string">
            <text:p>Awesome! I too am heading there next week</text:p>
          </table:table-cell>
          <table:table-cell/>
        </table:table-row>
        <table:table-row table:style-name="ro1">
          <table:table-cell office:value-type="float" office:value="202338" calcext:value-type="float">
            <text:p>202338</text:p>
          </table:table-cell>
          <table:table-cell office:value-type="float" office:value="0" calcext:value-type="float">
            <text:p>0</text:p>
          </table:table-cell>
          <table:table-cell office:value-type="float" office:value="1048440" calcext:value-type="float">
            <text:p>1048440</text:p>
          </table:table-cell>
          <table:table-cell office:value-type="float" office:value="78793" calcext:value-type="float">
            <text:p>78793</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98769" calcext:value-type="float">
            <text:p>398769</text:p>
          </table:table-cell>
          <table:table-cell office:value-type="float" office:value="0" calcext:value-type="float">
            <text:p>0</text:p>
          </table:table-cell>
          <table:table-cell office:value-type="float" office:value="704912" calcext:value-type="float">
            <text:p>704912</text:p>
          </table:table-cell>
          <table:table-cell office:value-type="float" office:value="859931" calcext:value-type="float">
            <text:p>859931</text:p>
          </table:table-cell>
          <table:table-cell office:value-type="string" calcext:value-type="string">
            <text:p>✅✅✅</text:p>
          </table:table-cell>
          <table:table-cell/>
        </table:table-row>
        <table:table-row table:style-name="ro1">
          <table:table-cell office:value-type="float" office:value="414309" calcext:value-type="float">
            <text:p>414309</text:p>
          </table:table-cell>
          <table:table-cell office:value-type="float" office:value="0" calcext:value-type="float">
            <text:p>0</text:p>
          </table:table-cell>
          <table:table-cell office:value-type="float" office:value="2317246" calcext:value-type="float">
            <text:p>2317246</text:p>
          </table:table-cell>
          <table:table-cell office:value-type="float" office:value="1390862" calcext:value-type="float">
            <text:p>1390862</text:p>
          </table:table-cell>
          <table:table-cell office:value-type="string" calcext:value-type="string">
            <text:p>Hi</text:p>
          </table:table-cell>
          <table:table-cell/>
        </table:table-row>
        <table:table-row table:style-name="ro1">
          <table:table-cell office:value-type="float" office:value="70703" calcext:value-type="float">
            <text:p>70703</text:p>
          </table:table-cell>
          <table:table-cell office:value-type="float" office:value="0" calcext:value-type="float">
            <text:p>0</text:p>
          </table:table-cell>
          <table:table-cell office:value-type="float" office:value="708385" calcext:value-type="float">
            <text:p>708385</text:p>
          </table:table-cell>
          <table:table-cell office:value-type="float" office:value="50565" calcext:value-type="float">
            <text:p>5056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74302" calcext:value-type="float">
            <text:p>74302</text:p>
          </table:table-cell>
          <table:table-cell office:value-type="float" office:value="0" calcext:value-type="float">
            <text:p>0</text:p>
          </table:table-cell>
          <table:table-cell office:value-type="float" office:value="718845" calcext:value-type="float">
            <text:p>718845</text:p>
          </table:table-cell>
          <table:table-cell office:value-type="float" office:value="135723" calcext:value-type="float">
            <text:p>135723</text:p>
          </table:table-cell>
          <table:table-cell office:value-type="string" calcext:value-type="string">
            <text:p>wowww ?</text:p>
          </table:table-cell>
          <table:table-cell/>
        </table:table-row>
        <table:table-row table:style-name="ro1">
          <table:table-cell office:value-type="float" office:value="163547" calcext:value-type="float">
            <text:p>163547</text:p>
          </table:table-cell>
          <table:table-cell office:value-type="float" office:value="0" calcext:value-type="float">
            <text:p>0</text:p>
          </table:table-cell>
          <table:table-cell office:value-type="float" office:value="925218" calcext:value-type="float">
            <text:p>925218</text:p>
          </table:table-cell>
          <table:table-cell office:value-type="float" office:value="19847" calcext:value-type="float">
            <text:p>19847</text:p>
          </table:table-cell>
          <table:table-cell office:value-type="string" calcext:value-type="string">
            <text:p>Your content is so good, wonder why the followers count is low!</text:p>
          </table:table-cell>
          <table:table-cell/>
        </table:table-row>
        <table:table-row table:style-name="ro1">
          <table:table-cell office:value-type="float" office:value="190632" calcext:value-type="float">
            <text:p>190632</text:p>
          </table:table-cell>
          <table:table-cell office:value-type="float" office:value="0" calcext:value-type="float">
            <text:p>0</text:p>
          </table:table-cell>
          <table:table-cell office:value-type="float" office:value="956274" calcext:value-type="float">
            <text:p>956274</text:p>
          </table:table-cell>
          <table:table-cell office:value-type="float" office:value="287851" calcext:value-type="float">
            <text:p>287851</text:p>
          </table:table-cell>
          <table:table-cell office:value-type="string" calcext:value-type="string">
            <text:p>[[@87233]] I tryed to convey what I felt at that point of situation where our mind and soul was just taken away by that beautiful scene</text:p>
          </table:table-cell>
          <table:table-cell/>
        </table:table-row>
        <table:table-row table:style-name="ro1">
          <table:table-cell office:value-type="float" office:value="241264" calcext:value-type="float">
            <text:p>241264</text:p>
          </table:table-cell>
          <table:table-cell office:value-type="float" office:value="0" calcext:value-type="float">
            <text:p>0</text:p>
          </table:table-cell>
          <table:table-cell office:value-type="float" office:value="1170941" calcext:value-type="float">
            <text:p>1170941</text:p>
          </table:table-cell>
          <table:table-cell office:value-type="float" office:value="353265" calcext:value-type="float">
            <text:p>353265</text:p>
          </table:table-cell>
          <table:table-cell office:value-type="string" calcext:value-type="string">
            <text:p>[[@52723]] <text:s/>thnku. <text:s/>I would have done that too but they provide a word limit to describe <text:s/>your experience. That's why I wasn't able to describe it well in just a few words.</text:p>
          </table:table-cell>
          <table:table-cell/>
        </table:table-row>
        <table:table-row table:style-name="ro1">
          <table:table-cell office:value-type="float" office:value="279171" calcext:value-type="float">
            <text:p>279171</text:p>
          </table:table-cell>
          <table:table-cell office:value-type="float" office:value="0" calcext:value-type="float">
            <text:p>0</text:p>
          </table:table-cell>
          <table:table-cell office:value-type="float" office:value="1463041" calcext:value-type="float">
            <text:p>1463041</text:p>
          </table:table-cell>
          <table:table-cell office:value-type="float" office:value="86741" calcext:value-type="float">
            <text:p>8674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37256" calcext:value-type="float">
            <text:p>337256</text:p>
          </table:table-cell>
          <table:table-cell office:value-type="float" office:value="0" calcext:value-type="float">
            <text:p>0</text:p>
          </table:table-cell>
          <table:table-cell office:value-type="float" office:value="1798558" calcext:value-type="float">
            <text:p>1798558</text:p>
          </table:table-cell>
          <table:table-cell office:value-type="float" office:value="555156" calcext:value-type="float">
            <text:p>555156</text:p>
          </table:table-cell>
          <table:table-cell office:value-type="string" calcext:value-type="string">
            <text:p>Its a wow place for ? watching and also the surroundings ....I loved it</text:p>
          </table:table-cell>
          <table:table-cell/>
        </table:table-row>
        <table:table-row table:style-name="ro1">
          <table:table-cell office:value-type="float" office:value="445416" calcext:value-type="float">
            <text:p>445416</text:p>
          </table:table-cell>
          <table:table-cell office:value-type="float" office:value="0" calcext:value-type="float">
            <text:p>0</text:p>
          </table:table-cell>
          <table:table-cell office:value-type="float" office:value="2474425" calcext:value-type="float">
            <text:p>2474425</text:p>
          </table:table-cell>
          <table:table-cell office:value-type="float" office:value="1784018" calcext:value-type="float">
            <text:p>1784018</text:p>
          </table:table-cell>
          <table:table-cell office:value-type="string" calcext:value-type="string">
            <text:p>Cool</text:p>
          </table:table-cell>
          <table:table-cell/>
        </table:table-row>
        <table:table-row table:style-name="ro1">
          <table:table-cell office:value-type="float" office:value="55231" calcext:value-type="float">
            <text:p>55231</text:p>
          </table:table-cell>
          <table:table-cell office:value-type="float" office:value="0" calcext:value-type="float">
            <text:p>0</text:p>
          </table:table-cell>
          <table:table-cell office:value-type="float" office:value="579927" calcext:value-type="float">
            <text:p>579927</text:p>
          </table:table-cell>
          <table:table-cell office:value-type="float" office:value="173743" calcext:value-type="float">
            <text:p>173743</text:p>
          </table:table-cell>
          <table:table-cell office:value-type="string" calcext:value-type="string">
            <text:p>Sure</text:p>
          </table:table-cell>
          <table:table-cell/>
        </table:table-row>
        <table:table-row table:style-name="ro1">
          <table:table-cell office:value-type="float" office:value="61399" calcext:value-type="float">
            <text:p>61399</text:p>
          </table:table-cell>
          <table:table-cell office:value-type="float" office:value="0" calcext:value-type="float">
            <text:p>0</text:p>
          </table:table-cell>
          <table:table-cell office:value-type="float" office:value="680997" calcext:value-type="float">
            <text:p>680997</text:p>
          </table:table-cell>
          <table:table-cell office:value-type="float" office:value="80389" calcext:value-type="float">
            <text:p>80389</text:p>
          </table:table-cell>
          <table:table-cell office:value-type="string" calcext:value-type="string">
            <text:p>i love your work and i use it to plan my trips :)</text:p>
          </table:table-cell>
          <table:table-cell/>
        </table:table-row>
        <table:table-row table:style-name="ro1">
          <table:table-cell office:value-type="float" office:value="63345" calcext:value-type="float">
            <text:p>63345</text:p>
          </table:table-cell>
          <table:table-cell office:value-type="float" office:value="0" calcext:value-type="float">
            <text:p>0</text:p>
          </table:table-cell>
          <table:table-cell office:value-type="float" office:value="685324" calcext:value-type="float">
            <text:p>685324</text:p>
          </table:table-cell>
          <table:table-cell office:value-type="float" office:value="81678" calcext:value-type="float">
            <text:p>81678</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65303" calcext:value-type="float">
            <text:p>65303</text:p>
          </table:table-cell>
          <table:table-cell office:value-type="float" office:value="0" calcext:value-type="float">
            <text:p>0</text:p>
          </table:table-cell>
          <table:table-cell office:value-type="float" office:value="691235" calcext:value-type="float">
            <text:p>691235</text:p>
          </table:table-cell>
          <table:table-cell office:value-type="float" office:value="82987" calcext:value-type="float">
            <text:p>82987</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75511" calcext:value-type="float">
            <text:p>75511</text:p>
          </table:table-cell>
          <table:table-cell office:value-type="float" office:value="0" calcext:value-type="float">
            <text:p>0</text:p>
          </table:table-cell>
          <table:table-cell office:value-type="float" office:value="719863" calcext:value-type="float">
            <text:p>719863</text:p>
          </table:table-cell>
          <table:table-cell office:value-type="float" office:value="20277" calcext:value-type="float">
            <text:p>20277</text:p>
          </table:table-cell>
          <table:table-cell office:value-type="string" calcext:value-type="string">
            <text:p>This trail has the best image of all times!</text:p>
          </table:table-cell>
          <table:table-cell/>
        </table:table-row>
        <table:table-row table:style-name="ro1">
          <table:table-cell office:value-type="float" office:value="84807" calcext:value-type="float">
            <text:p>84807</text:p>
          </table:table-cell>
          <table:table-cell office:value-type="float" office:value="0" calcext:value-type="float">
            <text:p>0</text:p>
          </table:table-cell>
          <table:table-cell office:value-type="float" office:value="54446" calcext:value-type="float">
            <text:p>54446</text:p>
          </table:table-cell>
          <table:table-cell office:value-type="float" office:value="80286" calcext:value-type="float">
            <text:p>80286</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33919" calcext:value-type="float">
            <text:p>133919</text:p>
          </table:table-cell>
          <table:table-cell office:value-type="float" office:value="0" calcext:value-type="float">
            <text:p>0</text:p>
          </table:table-cell>
          <table:table-cell office:value-type="float" office:value="850595" calcext:value-type="float">
            <text:p>850595</text:p>
          </table:table-cell>
          <table:table-cell office:value-type="float" office:value="19775" calcext:value-type="float">
            <text:p>19775</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42420" calcext:value-type="float">
            <text:p>142420</text:p>
          </table:table-cell>
          <table:table-cell office:value-type="float" office:value="0" calcext:value-type="float">
            <text:p>0</text:p>
          </table:table-cell>
          <table:table-cell office:value-type="float" office:value="871302" calcext:value-type="float">
            <text:p>871302</text:p>
          </table:table-cell>
          <table:table-cell office:value-type="float" office:value="82483" calcext:value-type="float">
            <text:p>82483</text:p>
          </table:table-cell>
          <table:table-cell office:value-type="string" calcext:value-type="string">
            <text:p>Beautiful Place!</text:p>
          </table:table-cell>
          <table:table-cell/>
        </table:table-row>
        <table:table-row table:style-name="ro1">
          <table:table-cell office:value-type="float" office:value="164815" calcext:value-type="float">
            <text:p>164815</text:p>
          </table:table-cell>
          <table:table-cell office:value-type="float" office:value="0" calcext:value-type="float">
            <text:p>0</text:p>
          </table:table-cell>
          <table:table-cell office:value-type="float" office:value="925306" calcext:value-type="float">
            <text:p>925306</text:p>
          </table:table-cell>
          <table:table-cell office:value-type="float" office:value="278099" calcext:value-type="float">
            <text:p>278099</text:p>
          </table:table-cell>
          <table:table-cell office:value-type="string" calcext:value-type="string">
            <text:p>[[@83825]] I hope you have an amazing time. This place definitely give ypu goosebumps</text:p>
          </table:table-cell>
          <table:table-cell/>
        </table:table-row>
        <table:table-row table:style-name="ro1">
          <table:table-cell office:value-type="float" office:value="248455" calcext:value-type="float">
            <text:p>248455</text:p>
          </table:table-cell>
          <table:table-cell office:value-type="float" office:value="0" calcext:value-type="float">
            <text:p>0</text:p>
          </table:table-cell>
          <table:table-cell office:value-type="float" office:value="1253028" calcext:value-type="float">
            <text:p>1253028</text:p>
          </table:table-cell>
          <table:table-cell office:value-type="float" office:value="378579" calcext:value-type="float">
            <text:p>378579</text:p>
          </table:table-cell>
          <table:table-cell office:value-type="string" calcext:value-type="string">
            <text:p>[[@82819]] thank you soo much...</text:p>
          </table:table-cell>
          <table:table-cell/>
        </table:table-row>
        <table:table-row table:style-name="ro8">
          <table:table-cell office:value-type="float" office:value="267869" calcext:value-type="float">
            <text:p>267869</text:p>
          </table:table-cell>
          <table:table-cell office:value-type="float" office:value="480820" calcext:value-type="float">
            <text:p>480820</text:p>
          </table:table-cell>
          <table:table-cell office:value-type="float" office:value="0" calcext:value-type="float">
            <text:p>0</text:p>
          </table:table-cell>
          <table:table-cell office:value-type="float" office:value="427036" calcext:value-type="float">
            <text:p>427036</text:p>
          </table:table-cell>
          <table:table-cell office:value-type="string" calcext:value-type="string">
            <text:p>Book Your Flight Ticket Without Convenience Fees.</text:p>
            <text:p/>
            <text:p>Discounted Price.</text:p>
            <text:p/>
            <text:p>No Issuing Charge.</text:p>
            <text:p/>
            <text:p>No Processing Charge.</text:p>
            <text:p/>
            <text:p>No Extra Charge.</text:p>
            <text:p/>
            <text:p>Discounted Price.</text:p>
            <text:p/>
            <text:p>Call/WhatsApp at +91-8866361239</text:p>
          </table:table-cell>
          <table:table-cell/>
        </table:table-row>
        <table:table-row table:style-name="ro1">
          <table:table-cell office:value-type="float" office:value="283223" calcext:value-type="float">
            <text:p>283223</text:p>
          </table:table-cell>
          <table:table-cell office:value-type="float" office:value="0" calcext:value-type="float">
            <text:p>0</text:p>
          </table:table-cell>
          <table:table-cell office:value-type="float" office:value="1965" calcext:value-type="float">
            <text:p>1965</text:p>
          </table:table-cell>
          <table:table-cell office:value-type="float" office:value="456620" calcext:value-type="float">
            <text:p>456620</text:p>
          </table:table-cell>
          <table:table-cell office:value-type="string" calcext:value-type="string">
            <text:p>Very nice described everything ❤️</text:p>
          </table:table-cell>
          <table:table-cell/>
        </table:table-row>
        <table:table-row table:style-name="ro1">
          <table:table-cell office:value-type="float" office:value="330511" calcext:value-type="float">
            <text:p>330511</text:p>
          </table:table-cell>
          <table:table-cell office:value-type="float" office:value="1357624" calcext:value-type="float">
            <text:p>1357624</text:p>
          </table:table-cell>
          <table:table-cell office:value-type="float" office:value="0" calcext:value-type="float">
            <text:p>0</text:p>
          </table:table-cell>
          <table:table-cell office:value-type="float" office:value="461316" calcext:value-type="float">
            <text:p>461316</text:p>
          </table:table-cell>
          <table:table-cell office:value-type="string" calcext:value-type="string">
            <text:p>[[@1]]</text:p>
          </table:table-cell>
          <table:table-cell/>
        </table:table-row>
        <table:table-row table:style-name="ro1">
          <table:table-cell office:value-type="float" office:value="339287" calcext:value-type="float">
            <text:p>339287</text:p>
          </table:table-cell>
          <table:table-cell office:value-type="float" office:value="0" calcext:value-type="float">
            <text:p>0</text:p>
          </table:table-cell>
          <table:table-cell office:value-type="float" office:value="81406" calcext:value-type="float">
            <text:p>81406</text:p>
          </table:table-cell>
          <table:table-cell office:value-type="float" office:value="558020" calcext:value-type="float">
            <text:p>558020</text:p>
          </table:table-cell>
          <table:table-cell office:value-type="string" calcext:value-type="string">
            <text:p>Beautiful dear... Have plans to visit soon</text:p>
          </table:table-cell>
          <table:table-cell/>
        </table:table-row>
        <table:table-row table:style-name="ro1">
          <table:table-cell office:value-type="float" office:value="395323" calcext:value-type="float">
            <text:p>395323</text:p>
          </table:table-cell>
          <table:table-cell office:value-type="float" office:value="0" calcext:value-type="float">
            <text:p>0</text:p>
          </table:table-cell>
          <table:table-cell office:value-type="float" office:value="2123941" calcext:value-type="float">
            <text:p>2123941</text:p>
          </table:table-cell>
          <table:table-cell office:value-type="float" office:value="17091" calcext:value-type="float">
            <text:p>17091</text:p>
          </table:table-cell>
          <table:table-cell office:value-type="string" calcext:value-type="string">
            <text:p>OMG 575kms!!!this is damn cool!!</text:p>
          </table:table-cell>
          <table:table-cell/>
        </table:table-row>
        <table:table-row table:style-name="ro1">
          <table:table-cell office:value-type="float" office:value="440236" calcext:value-type="float">
            <text:p>440236</text:p>
          </table:table-cell>
          <table:table-cell office:value-type="float" office:value="0" calcext:value-type="float">
            <text:p>0</text:p>
          </table:table-cell>
          <table:table-cell office:value-type="float" office:value="2131267" calcext:value-type="float">
            <text:p>2131267</text:p>
          </table:table-cell>
          <table:table-cell office:value-type="float" office:value="1652013" calcext:value-type="float">
            <text:p>1652013</text:p>
          </table:table-cell>
          <table:table-cell office:value-type="string" calcext:value-type="string">
            <text:p>बारी का नाम 9758025613</text:p>
          </table:table-cell>
          <table:table-cell/>
        </table:table-row>
        <table:table-row table:style-name="ro1">
          <table:table-cell office:value-type="float" office:value="1021" calcext:value-type="float">
            <text:p>1021</text:p>
          </table:table-cell>
          <table:table-cell office:value-type="float" office:value="741" calcext:value-type="float">
            <text:p>741</text:p>
          </table:table-cell>
          <table:table-cell office:value-type="float" office:value="0" calcext:value-type="float">
            <text:p>0</text:p>
          </table:table-cell>
          <table:table-cell office:value-type="float" office:value="183" calcext:value-type="float">
            <text:p>183</text:p>
          </table:table-cell>
          <table:table-cell office:value-type="string" calcext:value-type="string">
            <text:p>Veg steak in barbeque sauce</text:p>
          </table:table-cell>
          <table:table-cell/>
        </table:table-row>
        <table:table-row table:style-name="ro1">
          <table:table-cell office:value-type="float" office:value="9671" calcext:value-type="float">
            <text:p>9671</text:p>
          </table:table-cell>
          <table:table-cell office:value-type="float" office:value="0" calcext:value-type="float">
            <text:p>0</text:p>
          </table:table-cell>
          <table:table-cell office:value-type="float" office:value="405522" calcext:value-type="float">
            <text:p>405522</text:p>
          </table:table-cell>
          <table:table-cell office:value-type="float" office:value="2514" calcext:value-type="float">
            <text:p>2514</text:p>
          </table:table-cell>
          <table:table-cell office:value-type="string" calcext:value-type="string">
            <text:p>ek number</text:p>
          </table:table-cell>
          <table:table-cell/>
        </table:table-row>
        <table:table-row table:style-name="ro1">
          <table:table-cell office:value-type="float" office:value="56446" calcext:value-type="float">
            <text:p>56446</text:p>
          </table:table-cell>
          <table:table-cell office:value-type="float" office:value="0" calcext:value-type="float">
            <text:p>0</text:p>
          </table:table-cell>
          <table:table-cell office:value-type="float" office:value="671748" calcext:value-type="float">
            <text:p>671748</text:p>
          </table:table-cell>
          <table:table-cell office:value-type="float" office:value="200643" calcext:value-type="float">
            <text:p>200643</text:p>
          </table:table-cell>
          <table:table-cell office:value-type="string" calcext:value-type="string">
            <text:p>I can share whatever information you wamt</text:p>
          </table:table-cell>
          <table:table-cell/>
        </table:table-row>
        <table:table-row table:style-name="ro1">
          <table:table-cell office:value-type="float" office:value="148424" calcext:value-type="float">
            <text:p>148424</text:p>
          </table:table-cell>
          <table:table-cell office:value-type="float" office:value="0" calcext:value-type="float">
            <text:p>0</text:p>
          </table:table-cell>
          <table:table-cell office:value-type="float" office:value="886467" calcext:value-type="float">
            <text:p>886467</text:p>
          </table:table-cell>
          <table:table-cell office:value-type="float" office:value="78521" calcext:value-type="float">
            <text:p>78521</text:p>
          </table:table-cell>
          <table:table-cell office:value-type="string" calcext:value-type="string">
            <text:p>loved your stories! wondering what your next trail would be?</text:p>
          </table:table-cell>
          <table:table-cell/>
        </table:table-row>
        <table:table-row table:style-name="ro1">
          <table:table-cell office:value-type="float" office:value="248356" calcext:value-type="float">
            <text:p>248356</text:p>
          </table:table-cell>
          <table:table-cell office:value-type="float" office:value="0" calcext:value-type="float">
            <text:p>0</text:p>
          </table:table-cell>
          <table:table-cell office:value-type="float" office:value="863978" calcext:value-type="float">
            <text:p>863978</text:p>
          </table:table-cell>
          <table:table-cell office:value-type="float" office:value="77632" calcext:value-type="float">
            <text:p>77632</text:p>
          </table:table-cell>
          <table:table-cell office:value-type="string" calcext:value-type="string">
            <text:p>Sahi khel gaye tum toh</text:p>
          </table:table-cell>
          <table:table-cell/>
        </table:table-row>
        <table:table-row table:style-name="ro1">
          <table:table-cell office:value-type="float" office:value="250519" calcext:value-type="float">
            <text:p>250519</text:p>
          </table:table-cell>
          <table:table-cell office:value-type="float" office:value="0" calcext:value-type="float">
            <text:p>0</text:p>
          </table:table-cell>
          <table:table-cell office:value-type="float" office:value="1266572" calcext:value-type="float">
            <text:p>1266572</text:p>
          </table:table-cell>
          <table:table-cell office:value-type="float" office:value="84437" calcext:value-type="float">
            <text:p>84437</text:p>
          </table:table-cell>
          <table:table-cell office:value-type="string" calcext:value-type="string">
            <text:p>The title was so rad! cool stuff really!</text:p>
          </table:table-cell>
          <table:table-cell/>
        </table:table-row>
        <table:table-row table:style-name="ro2">
          <table:table-cell office:value-type="float" office:value="340680" calcext:value-type="float">
            <text:p>340680</text:p>
          </table:table-cell>
          <table:table-cell office:value-type="float" office:value="0" calcext:value-type="float">
            <text:p>0</text:p>
          </table:table-cell>
          <table:table-cell office:value-type="float" office:value="1810128" calcext:value-type="float">
            <text:p>1810128</text:p>
          </table:table-cell>
          <table:table-cell office:value-type="float" office:value="560613" calcext:value-type="float">
            <text:p>560613</text:p>
          </table:table-cell>
          <table:table-cell office:value-type="string" calcext:value-type="string">
            <text:p>Mind blowing love </text:p>
            <text:p>You</text:p>
          </table:table-cell>
          <table:table-cell/>
        </table:table-row>
        <table:table-row table:style-name="ro1">
          <table:table-cell office:value-type="float" office:value="359952" calcext:value-type="float">
            <text:p>359952</text:p>
          </table:table-cell>
          <table:table-cell office:value-type="float" office:value="0" calcext:value-type="float">
            <text:p>0</text:p>
          </table:table-cell>
          <table:table-cell office:value-type="float" office:value="2002508" calcext:value-type="float">
            <text:p>2002508</text:p>
          </table:table-cell>
          <table:table-cell office:value-type="float" office:value="345343" calcext:value-type="float">
            <text:p>345343</text:p>
          </table:table-cell>
          <table:table-cell office:value-type="string" calcext:value-type="string">
            <text:p>[[@573550]] ??</text:p>
          </table:table-cell>
          <table:table-cell/>
        </table:table-row>
        <table:table-row table:style-name="ro1">
          <table:table-cell office:value-type="float" office:value="363464" calcext:value-type="float">
            <text:p>363464</text:p>
          </table:table-cell>
          <table:table-cell office:value-type="float" office:value="0" calcext:value-type="float">
            <text:p>0</text:p>
          </table:table-cell>
          <table:table-cell office:value-type="float" office:value="2091068" calcext:value-type="float">
            <text:p>2091068</text:p>
          </table:table-cell>
          <table:table-cell office:value-type="float" office:value="170821" calcext:value-type="float">
            <text:p>170821</text:p>
          </table:table-cell>
          <table:table-cell office:value-type="string" calcext:value-type="string">
            <text:p>This is one of the best trails I've gone through to be honest!</text:p>
          </table:table-cell>
          <table:table-cell/>
        </table:table-row>
        <table:table-row table:style-name="ro1">
          <table:table-cell office:value-type="float" office:value="407571" calcext:value-type="float">
            <text:p>407571</text:p>
          </table:table-cell>
          <table:table-cell office:value-type="float" office:value="0" calcext:value-type="float">
            <text:p>0</text:p>
          </table:table-cell>
          <table:table-cell office:value-type="float" office:value="2317950" calcext:value-type="float">
            <text:p>2317950</text:p>
          </table:table-cell>
          <table:table-cell office:value-type="float" office:value="982769" calcext:value-type="float">
            <text:p>982769</text:p>
          </table:table-cell>
          <table:table-cell office:value-type="string" calcext:value-type="string">
            <text:p>hii</text:p>
          </table:table-cell>
          <table:table-cell/>
        </table:table-row>
        <table:table-row table:style-name="ro1">
          <table:table-cell office:value-type="float" office:value="461321" calcext:value-type="float">
            <text:p>461321</text:p>
          </table:table-cell>
          <table:table-cell office:value-type="float" office:value="0" calcext:value-type="float">
            <text:p>0</text:p>
          </table:table-cell>
          <table:table-cell office:value-type="float" office:value="2267213" calcext:value-type="float">
            <text:p>2267213</text:p>
          </table:table-cell>
          <table:table-cell office:value-type="float" office:value="2088633" calcext:value-type="float">
            <text:p>2088633</text:p>
          </table:table-cell>
          <table:table-cell office:value-type="string" calcext:value-type="string">
            <text:p>Hii</text:p>
          </table:table-cell>
          <table:table-cell/>
        </table:table-row>
        <table:table-row table:style-name="ro1">
          <table:table-cell office:value-type="float" office:value="22453" calcext:value-type="float">
            <text:p>22453</text:p>
          </table:table-cell>
          <table:table-cell office:value-type="float" office:value="0" calcext:value-type="float">
            <text:p>0</text:p>
          </table:table-cell>
          <table:table-cell office:value-type="float" office:value="569166" calcext:value-type="float">
            <text:p>569166</text:p>
          </table:table-cell>
          <table:table-cell office:value-type="float" office:value="170169" calcext:value-type="float">
            <text:p>170169</text:p>
          </table:table-cell>
          <table:table-cell office:value-type="string" calcext:value-type="string">
            <text:p>[[@6708]] <text:s/>it was a solo trip...i really enjoyed it....especially the desert night....i stayed in zostel.....jaisalmer zostel is good.....they also arranged the camel safari.....met some others from zostel...and we did the desert night thing together....</text:p>
          </table:table-cell>
          <table:table-cell/>
        </table:table-row>
        <table:table-row table:style-name="ro1">
          <table:table-cell office:value-type="float" office:value="29022" calcext:value-type="float">
            <text:p>29022</text:p>
          </table:table-cell>
          <table:table-cell office:value-type="float" office:value="0" calcext:value-type="float">
            <text:p>0</text:p>
          </table:table-cell>
          <table:table-cell office:value-type="float" office:value="608308" calcext:value-type="float">
            <text:p>608308</text:p>
          </table:table-cell>
          <table:table-cell office:value-type="float" office:value="19718" calcext:value-type="float">
            <text:p>19718</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4876" calcext:value-type="float">
            <text:p>34876</text:p>
          </table:table-cell>
          <table:table-cell office:value-type="float" office:value="0" calcext:value-type="float">
            <text:p>0</text:p>
          </table:table-cell>
          <table:table-cell office:value-type="float" office:value="525260" calcext:value-type="float">
            <text:p>525260</text:p>
          </table:table-cell>
          <table:table-cell office:value-type="float" office:value="82621" calcext:value-type="float">
            <text:p>82621</text:p>
          </table:table-cell>
          <table:table-cell office:value-type="string" calcext:value-type="string">
            <text:p>Hey what time of the year is best to visit this place?</text:p>
          </table:table-cell>
          <table:table-cell/>
        </table:table-row>
        <table:table-row table:style-name="ro1">
          <table:table-cell office:value-type="float" office:value="117166" calcext:value-type="float">
            <text:p>117166</text:p>
          </table:table-cell>
          <table:table-cell office:value-type="float" office:value="0" calcext:value-type="float">
            <text:p>0</text:p>
          </table:table-cell>
          <table:table-cell office:value-type="float" office:value="815764" calcext:value-type="float">
            <text:p>815764</text:p>
          </table:table-cell>
          <table:table-cell office:value-type="float" office:value="81650" calcext:value-type="float">
            <text:p>81650</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20614" calcext:value-type="float">
            <text:p>120614</text:p>
          </table:table-cell>
          <table:table-cell office:value-type="float" office:value="0" calcext:value-type="float">
            <text:p>0</text:p>
          </table:table-cell>
          <table:table-cell office:value-type="float" office:value="62044" calcext:value-type="float">
            <text:p>62044</text:p>
          </table:table-cell>
          <table:table-cell office:value-type="float" office:value="40583" calcext:value-type="float">
            <text:p>40583</text:p>
          </table:table-cell>
          <table:table-cell office:value-type="string" calcext:value-type="string">
            <text:p>can't wait to read about your next adventure</text:p>
          </table:table-cell>
          <table:table-cell/>
        </table:table-row>
        <table:table-row table:style-name="ro1">
          <table:table-cell office:value-type="float" office:value="133942" calcext:value-type="float">
            <text:p>133942</text:p>
          </table:table-cell>
          <table:table-cell office:value-type="float" office:value="0" calcext:value-type="float">
            <text:p>0</text:p>
          </table:table-cell>
          <table:table-cell office:value-type="float" office:value="848193" calcext:value-type="float">
            <text:p>848193</text:p>
          </table:table-cell>
          <table:table-cell office:value-type="float" office:value="250941" calcext:value-type="float">
            <text:p>250941</text:p>
          </table:table-cell>
          <table:table-cell office:value-type="string" calcext:value-type="string">
            <text:p>[[@19739]] thnx</text:p>
          </table:table-cell>
          <table:table-cell/>
        </table:table-row>
        <table:table-row table:style-name="ro1">
          <table:table-cell office:value-type="float" office:value="142677" calcext:value-type="float">
            <text:p>142677</text:p>
          </table:table-cell>
          <table:table-cell office:value-type="float" office:value="0" calcext:value-type="float">
            <text:p>0</text:p>
          </table:table-cell>
          <table:table-cell office:value-type="float" office:value="872037" calcext:value-type="float">
            <text:p>872037</text:p>
          </table:table-cell>
          <table:table-cell office:value-type="float" office:value="79909" calcext:value-type="float">
            <text:p>79909</text:p>
          </table:table-cell>
          <table:table-cell office:value-type="string" calcext:value-type="string">
            <text:p>This is cool! :)</text:p>
          </table:table-cell>
          <table:table-cell/>
        </table:table-row>
        <table:table-row table:style-name="ro1">
          <table:table-cell office:value-type="float" office:value="160448" calcext:value-type="float">
            <text:p>160448</text:p>
          </table:table-cell>
          <table:table-cell office:value-type="float" office:value="0" calcext:value-type="float">
            <text:p>0</text:p>
          </table:table-cell>
          <table:table-cell office:value-type="float" office:value="905821" calcext:value-type="float">
            <text:p>905821</text:p>
          </table:table-cell>
          <table:table-cell office:value-type="float" office:value="271858" calcext:value-type="float">
            <text:p>271858</text:p>
          </table:table-cell>
          <table:table-cell office:value-type="string" calcext:value-type="string">
            <text:p>[[@80951]] thanks and I'll take care of that in next future</text:p>
          </table:table-cell>
          <table:table-cell/>
        </table:table-row>
        <table:table-row table:style-name="ro1">
          <table:table-cell office:value-type="float" office:value="196001" calcext:value-type="float">
            <text:p>196001</text:p>
          </table:table-cell>
          <table:table-cell office:value-type="float" office:value="614614" calcext:value-type="float">
            <text:p>614614</text:p>
          </table:table-cell>
          <table:table-cell office:value-type="float" office:value="0" calcext:value-type="float">
            <text:p>0</text:p>
          </table:table-cell>
          <table:table-cell office:value-type="float" office:value="275575" calcext:value-type="float">
            <text:p>275575</text:p>
          </table:table-cell>
          <table:table-cell office:value-type="string" calcext:value-type="string">
            <text:p>[[@281981]] thankyou so much</text:p>
          </table:table-cell>
          <table:table-cell/>
        </table:table-row>
        <table:table-row table:style-name="ro1">
          <table:table-cell office:value-type="float" office:value="269030" calcext:value-type="float">
            <text:p>269030</text:p>
          </table:table-cell>
          <table:table-cell office:value-type="float" office:value="0" calcext:value-type="float">
            <text:p>0</text:p>
          </table:table-cell>
          <table:table-cell office:value-type="float" office:value="1403372" calcext:value-type="float">
            <text:p>1403372</text:p>
          </table:table-cell>
          <table:table-cell office:value-type="float" office:value="40701" calcext:value-type="float">
            <text:p>40701</text:p>
          </table:table-cell>
          <table:table-cell office:value-type="string" calcext:value-type="string">
            <text:p>Yeh picture toh blockbuster hai ekdum :D</text:p>
          </table:table-cell>
          <table:table-cell/>
        </table:table-row>
        <table:table-row table:style-name="ro1">
          <table:table-cell office:value-type="float" office:value="304507" calcext:value-type="float">
            <text:p>304507</text:p>
          </table:table-cell>
          <table:table-cell office:value-type="float" office:value="0" calcext:value-type="float">
            <text:p>0</text:p>
          </table:table-cell>
          <table:table-cell office:value-type="float" office:value="1607117" calcext:value-type="float">
            <text:p>1607117</text:p>
          </table:table-cell>
          <table:table-cell office:value-type="float" office:value="44479" calcext:value-type="float">
            <text:p>44479</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19251" calcext:value-type="float">
            <text:p>319251</text:p>
          </table:table-cell>
          <table:table-cell office:value-type="float" office:value="0" calcext:value-type="float">
            <text:p>0</text:p>
          </table:table-cell>
          <table:table-cell office:value-type="float" office:value="1696174" calcext:value-type="float">
            <text:p>1696174</text:p>
          </table:table-cell>
          <table:table-cell office:value-type="float" office:value="49366" calcext:value-type="float">
            <text:p>49366</text:p>
          </table:table-cell>
          <table:table-cell office:value-type="string" calcext:value-type="string">
            <text:p>Brilliant trail! what pictures!</text:p>
          </table:table-cell>
          <table:table-cell/>
        </table:table-row>
        <table:table-row table:style-name="ro1">
          <table:table-cell office:value-type="float" office:value="403323" calcext:value-type="float">
            <text:p>403323</text:p>
          </table:table-cell>
          <table:table-cell office:value-type="float" office:value="0" calcext:value-type="float">
            <text:p>0</text:p>
          </table:table-cell>
          <table:table-cell office:value-type="float" office:value="1278940" calcext:value-type="float">
            <text:p>1278940</text:p>
          </table:table-cell>
          <table:table-cell office:value-type="float" office:value="19124" calcext:value-type="float">
            <text:p>19124</text:p>
          </table:table-cell>
          <table:table-cell office:value-type="string" calcext:value-type="string">
            <text:p>What did you like the most about the place?</text:p>
          </table:table-cell>
          <table:table-cell/>
        </table:table-row>
        <table:table-row table:style-name="ro1">
          <table:table-cell office:value-type="float" office:value="33688" calcext:value-type="float">
            <text:p>33688</text:p>
          </table:table-cell>
          <table:table-cell office:value-type="float" office:value="0" calcext:value-type="float">
            <text:p>0</text:p>
          </table:table-cell>
          <table:table-cell office:value-type="float" office:value="622106" calcext:value-type="float">
            <text:p>622106</text:p>
          </table:table-cell>
          <table:table-cell office:value-type="float" office:value="186055" calcext:value-type="float">
            <text:p>186055</text:p>
          </table:table-cell>
          <table:table-cell office:value-type="string" calcext:value-type="string">
            <text:p>Thanks bro</text:p>
          </table:table-cell>
          <table:table-cell/>
        </table:table-row>
        <table:table-row table:style-name="ro1">
          <table:table-cell office:value-type="float" office:value="53814" calcext:value-type="float">
            <text:p>53814</text:p>
          </table:table-cell>
          <table:table-cell office:value-type="float" office:value="0" calcext:value-type="float">
            <text:p>0</text:p>
          </table:table-cell>
          <table:table-cell office:value-type="float" office:value="666133" calcext:value-type="float">
            <text:p>666133</text:p>
          </table:table-cell>
          <table:table-cell office:value-type="float" office:value="49860" calcext:value-type="float">
            <text:p>4986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95752" calcext:value-type="float">
            <text:p>95752</text:p>
          </table:table-cell>
          <table:table-cell office:value-type="float" office:value="0" calcext:value-type="float">
            <text:p>0</text:p>
          </table:table-cell>
          <table:table-cell office:value-type="float" office:value="760939" calcext:value-type="float">
            <text:p>760939</text:p>
          </table:table-cell>
          <table:table-cell office:value-type="float" office:value="222996" calcext:value-type="float">
            <text:p>222996</text:p>
          </table:table-cell>
          <table:table-cell office:value-type="string" calcext:value-type="string">
            <text:p>[[@226650]] <text:s/>thanks a lot</text:p>
          </table:table-cell>
          <table:table-cell/>
        </table:table-row>
        <table:table-row table:style-name="ro1">
          <table:table-cell office:value-type="float" office:value="109425" calcext:value-type="float">
            <text:p>109425</text:p>
          </table:table-cell>
          <table:table-cell office:value-type="float" office:value="0" calcext:value-type="float">
            <text:p>0</text:p>
          </table:table-cell>
          <table:table-cell office:value-type="float" office:value="796758" calcext:value-type="float">
            <text:p>796758</text:p>
          </table:table-cell>
          <table:table-cell office:value-type="float" office:value="43297" calcext:value-type="float">
            <text:p>43297</text:p>
          </table:table-cell>
          <table:table-cell office:value-type="string" calcext:value-type="string">
            <text:p>Nice..lovely!</text:p>
          </table:table-cell>
          <table:table-cell/>
        </table:table-row>
        <table:table-row table:style-name="ro1">
          <table:table-cell office:value-type="float" office:value="139585" calcext:value-type="float">
            <text:p>139585</text:p>
          </table:table-cell>
          <table:table-cell office:value-type="float" office:value="0" calcext:value-type="float">
            <text:p>0</text:p>
          </table:table-cell>
          <table:table-cell office:value-type="float" office:value="864698" calcext:value-type="float">
            <text:p>864698</text:p>
          </table:table-cell>
          <table:table-cell office:value-type="float" office:value="88439" calcext:value-type="float">
            <text:p>88439</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159851" calcext:value-type="float">
            <text:p>159851</text:p>
          </table:table-cell>
          <table:table-cell office:value-type="float" office:value="0" calcext:value-type="float">
            <text:p>0</text:p>
          </table:table-cell>
          <table:table-cell office:value-type="float" office:value="917065" calcext:value-type="float">
            <text:p>917065</text:p>
          </table:table-cell>
          <table:table-cell office:value-type="float" office:value="43241" calcext:value-type="float">
            <text:p>43241</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05963" calcext:value-type="float">
            <text:p>205963</text:p>
          </table:table-cell>
          <table:table-cell office:value-type="float" office:value="34187" calcext:value-type="float">
            <text:p>34187</text:p>
          </table:table-cell>
          <table:table-cell office:value-type="float" office:value="0" calcext:value-type="float">
            <text:p>0</text:p>
          </table:table-cell>
          <table:table-cell office:value-type="float" office:value="263617" calcext:value-type="float">
            <text:p>263617</text:p>
          </table:table-cell>
          <table:table-cell office:value-type="string" calcext:value-type="string">
            <text:p>Hey it's beautiful! How to get there?</text:p>
          </table:table-cell>
          <table:table-cell/>
        </table:table-row>
        <table:table-row table:style-name="ro1">
          <table:table-cell office:value-type="float" office:value="218388" calcext:value-type="float">
            <text:p>218388</text:p>
          </table:table-cell>
          <table:table-cell office:value-type="float" office:value="729934" calcext:value-type="float">
            <text:p>729934</text:p>
          </table:table-cell>
          <table:table-cell office:value-type="float" office:value="0" calcext:value-type="float">
            <text:p>0</text:p>
          </table:table-cell>
          <table:table-cell office:value-type="float" office:value="338060" calcext:value-type="float">
            <text:p>338060</text:p>
          </table:table-cell>
          <table:table-cell office:value-type="string" calcext:value-type="string">
            <text:p>Credit goes to Vineet</text:p>
          </table:table-cell>
          <table:table-cell/>
        </table:table-row>
        <table:table-row table:style-name="ro1">
          <table:table-cell office:value-type="float" office:value="265184" calcext:value-type="float">
            <text:p>265184</text:p>
          </table:table-cell>
          <table:table-cell office:value-type="float" office:value="0" calcext:value-type="float">
            <text:p>0</text:p>
          </table:table-cell>
          <table:table-cell office:value-type="float" office:value="1383053" calcext:value-type="float">
            <text:p>1383053</text:p>
          </table:table-cell>
          <table:table-cell office:value-type="float" office:value="19740" calcext:value-type="float">
            <text:p>1974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74302" calcext:value-type="float">
            <text:p>274302</text:p>
          </table:table-cell>
          <table:table-cell office:value-type="float" office:value="0" calcext:value-type="float">
            <text:p>0</text:p>
          </table:table-cell>
          <table:table-cell office:value-type="float" office:value="1433689" calcext:value-type="float">
            <text:p>1433689</text:p>
          </table:table-cell>
          <table:table-cell office:value-type="float" office:value="88030" calcext:value-type="float">
            <text:p>88030</text:p>
          </table:table-cell>
          <table:table-cell office:value-type="string" calcext:value-type="string">
            <text:p>Hoping for another awesome adventure soon!</text:p>
          </table:table-cell>
          <table:table-cell/>
        </table:table-row>
        <table:table-row table:style-name="ro1">
          <table:table-cell office:value-type="float" office:value="304479" calcext:value-type="float">
            <text:p>304479</text:p>
          </table:table-cell>
          <table:table-cell office:value-type="float" office:value="1201201" calcext:value-type="float">
            <text:p>1201201</text:p>
          </table:table-cell>
          <table:table-cell office:value-type="float" office:value="0" calcext:value-type="float">
            <text:p>0</text:p>
          </table:table-cell>
          <table:table-cell office:value-type="float" office:value="494040" calcext:value-type="float">
            <text:p>494040</text:p>
          </table:table-cell>
          <table:table-cell office:value-type="string" calcext:value-type="string">
            <text:p>Sizzler <text:s text:c="3"/>Here in Dimapur <text:s/>#Weke's restro cum Bar... <text:s/>try it out <text:s/>if You are Nearby ? U wont regret</text:p>
          </table:table-cell>
          <table:table-cell/>
        </table:table-row>
        <table:table-row table:style-name="ro1">
          <table:table-cell office:value-type="float" office:value="403972" calcext:value-type="float">
            <text:p>403972</text:p>
          </table:table-cell>
          <table:table-cell office:value-type="float" office:value="0" calcext:value-type="float">
            <text:p>0</text:p>
          </table:table-cell>
          <table:table-cell office:value-type="float" office:value="2307621" calcext:value-type="float">
            <text:p>2307621</text:p>
          </table:table-cell>
          <table:table-cell office:value-type="float" office:value="891811" calcext:value-type="float">
            <text:p>891811</text:p>
          </table:table-cell>
          <table:table-cell office:value-type="float" office:value="5" calcext:value-type="float">
            <text:p>5</text:p>
          </table:table-cell>
          <table:table-cell/>
        </table:table-row>
        <table:table-row table:style-name="ro1">
          <table:table-cell office:value-type="float" office:value="414405" calcext:value-type="float">
            <text:p>414405</text:p>
          </table:table-cell>
          <table:table-cell office:value-type="float" office:value="0" calcext:value-type="float">
            <text:p>0</text:p>
          </table:table-cell>
          <table:table-cell office:value-type="float" office:value="2339809" calcext:value-type="float">
            <text:p>2339809</text:p>
          </table:table-cell>
          <table:table-cell office:value-type="float" office:value="1390862" calcext:value-type="float">
            <text:p>1390862</text:p>
          </table:table-cell>
          <table:table-cell office:value-type="string" calcext:value-type="string">
            <text:p>Nice</text:p>
          </table:table-cell>
          <table:table-cell/>
        </table:table-row>
        <table:table-row table:style-name="ro1">
          <table:table-cell office:value-type="float" office:value="445086" calcext:value-type="float">
            <text:p>445086</text:p>
          </table:table-cell>
          <table:table-cell office:value-type="float" office:value="0" calcext:value-type="float">
            <text:p>0</text:p>
          </table:table-cell>
          <table:table-cell office:value-type="float" office:value="2421776" calcext:value-type="float">
            <text:p>2421776</text:p>
          </table:table-cell>
          <table:table-cell office:value-type="float" office:value="1630397" calcext:value-type="float">
            <text:p>1630397</text:p>
          </table:table-cell>
          <table:table-cell office:value-type="string" calcext:value-type="string">
            <text:p>Mani karan sahib <text:s/>wonderful place ...????</text:p>
          </table:table-cell>
          <table:table-cell/>
        </table:table-row>
        <table:table-row table:style-name="ro1">
          <table:table-cell office:value-type="float" office:value="51992" calcext:value-type="float">
            <text:p>51992</text:p>
          </table:table-cell>
          <table:table-cell office:value-type="float" office:value="0" calcext:value-type="float">
            <text:p>0</text:p>
          </table:table-cell>
          <table:table-cell office:value-type="float" office:value="227972" calcext:value-type="float">
            <text:p>227972</text:p>
          </table:table-cell>
          <table:table-cell office:value-type="float" office:value="39721" calcext:value-type="float">
            <text:p>39721</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47235" calcext:value-type="float">
            <text:p>147235</text:p>
          </table:table-cell>
          <table:table-cell office:value-type="float" office:value="0" calcext:value-type="float">
            <text:p>0</text:p>
          </table:table-cell>
          <table:table-cell office:value-type="float" office:value="813669" calcext:value-type="float">
            <text:p>813669</text:p>
          </table:table-cell>
          <table:table-cell office:value-type="float" office:value="242336" calcext:value-type="float">
            <text:p>242336</text:p>
          </table:table-cell>
          <table:table-cell office:value-type="string" calcext:value-type="string">
            <text:p>[[@86760]] - Thanks and Hope to keep getting better ? ! Cheers</text:p>
          </table:table-cell>
          <table:table-cell/>
        </table:table-row>
        <table:table-row table:style-name="ro1">
          <table:table-cell office:value-type="float" office:value="154935" calcext:value-type="float">
            <text:p>154935</text:p>
          </table:table-cell>
          <table:table-cell office:value-type="float" office:value="0" calcext:value-type="float">
            <text:p>0</text:p>
          </table:table-cell>
          <table:table-cell office:value-type="float" office:value="888838" calcext:value-type="float">
            <text:p>888838</text:p>
          </table:table-cell>
          <table:table-cell office:value-type="float" office:value="266336" calcext:value-type="float">
            <text:p>266336</text:p>
          </table:table-cell>
          <table:table-cell office:value-type="string" calcext:value-type="string">
            <text:p>[[@77278]] thank you</text:p>
          </table:table-cell>
          <table:table-cell/>
        </table:table-row>
        <table:table-row table:style-name="ro1">
          <table:table-cell office:value-type="float" office:value="276267" calcext:value-type="float">
            <text:p>276267</text:p>
          </table:table-cell>
          <table:table-cell office:value-type="float" office:value="0" calcext:value-type="float">
            <text:p>0</text:p>
          </table:table-cell>
          <table:table-cell office:value-type="float" office:value="1205039" calcext:value-type="float">
            <text:p>1205039</text:p>
          </table:table-cell>
          <table:table-cell office:value-type="float" office:value="80675" calcext:value-type="float">
            <text:p>80675</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95405" calcext:value-type="float">
            <text:p>295405</text:p>
          </table:table-cell>
          <table:table-cell office:value-type="float" office:value="0" calcext:value-type="float">
            <text:p>0</text:p>
          </table:table-cell>
          <table:table-cell office:value-type="float" office:value="1560075" calcext:value-type="float">
            <text:p>1560075</text:p>
          </table:table-cell>
          <table:table-cell office:value-type="float" office:value="136251" calcext:value-type="float">
            <text:p>136251</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11012" calcext:value-type="float">
            <text:p>311012</text:p>
          </table:table-cell>
          <table:table-cell office:value-type="float" office:value="0" calcext:value-type="float">
            <text:p>0</text:p>
          </table:table-cell>
          <table:table-cell office:value-type="float" office:value="1650069" calcext:value-type="float">
            <text:p>1650069</text:p>
          </table:table-cell>
          <table:table-cell office:value-type="float" office:value="39691" calcext:value-type="float">
            <text:p>39691</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60700" calcext:value-type="float">
            <text:p>360700</text:p>
          </table:table-cell>
          <table:table-cell office:value-type="float" office:value="0" calcext:value-type="float">
            <text:p>0</text:p>
          </table:table-cell>
          <table:table-cell office:value-type="float" office:value="1803030" calcext:value-type="float">
            <text:p>1803030</text:p>
          </table:table-cell>
          <table:table-cell office:value-type="float" office:value="627800" calcext:value-type="float">
            <text:p>627800</text:p>
          </table:table-cell>
          <table:table-cell office:value-type="string" calcext:value-type="string">
            <text:p>?</text:p>
          </table:table-cell>
          <table:table-cell/>
        </table:table-row>
        <table:table-row table:style-name="ro1">
          <table:table-cell office:value-type="float" office:value="365054" calcext:value-type="float">
            <text:p>365054</text:p>
          </table:table-cell>
          <table:table-cell office:value-type="float" office:value="0" calcext:value-type="float">
            <text:p>0</text:p>
          </table:table-cell>
          <table:table-cell office:value-type="float" office:value="2117147" calcext:value-type="float">
            <text:p>2117147</text:p>
          </table:table-cell>
          <table:table-cell office:value-type="float" office:value="666968" calcext:value-type="float">
            <text:p>666968</text:p>
          </table:table-cell>
          <table:table-cell office:value-type="string" calcext:value-type="string">
            <text:p>[[@49953]] thankii no the Images will be clear wait for it</text:p>
          </table:table-cell>
          <table:table-cell/>
        </table:table-row>
        <table:table-row table:style-name="ro1">
          <table:table-cell office:value-type="float" office:value="412046" calcext:value-type="float">
            <text:p>412046</text:p>
          </table:table-cell>
          <table:table-cell office:value-type="float" office:value="0" calcext:value-type="float">
            <text:p>0</text:p>
          </table:table-cell>
          <table:table-cell office:value-type="float" office:value="2335636" calcext:value-type="float">
            <text:p>2335636</text:p>
          </table:table-cell>
          <table:table-cell office:value-type="float" office:value="1214536" calcext:value-type="float">
            <text:p>1214536</text:p>
          </table:table-cell>
          <table:table-cell office:value-type="string" calcext:value-type="string">
            <text:p>Hi</text:p>
          </table:table-cell>
          <table:table-cell/>
        </table:table-row>
        <table:table-row table:style-name="ro1">
          <table:table-cell office:value-type="float" office:value="448168" calcext:value-type="float">
            <text:p>448168</text:p>
          </table:table-cell>
          <table:table-cell office:value-type="float" office:value="0" calcext:value-type="float">
            <text:p>0</text:p>
          </table:table-cell>
          <table:table-cell office:value-type="float" office:value="2268922" calcext:value-type="float">
            <text:p>2268922</text:p>
          </table:table-cell>
          <table:table-cell office:value-type="float" office:value="1846766" calcext:value-type="float">
            <text:p>1846766</text:p>
          </table:table-cell>
          <table:table-cell office:value-type="string" calcext:value-type="string">
            <text:p>Nice polli</text:p>
          </table:table-cell>
          <table:table-cell/>
        </table:table-row>
        <table:table-row table:style-name="ro1">
          <table:table-cell office:value-type="float" office:value="463526" calcext:value-type="float">
            <text:p>463526</text:p>
          </table:table-cell>
          <table:table-cell office:value-type="float" office:value="0" calcext:value-type="float">
            <text:p>0</text:p>
          </table:table-cell>
          <table:table-cell office:value-type="float" office:value="2283887" calcext:value-type="float">
            <text:p>2283887</text:p>
          </table:table-cell>
          <table:table-cell office:value-type="float" office:value="2232665" calcext:value-type="float">
            <text:p>2232665</text:p>
          </table:table-cell>
          <table:table-cell office:value-type="string" calcext:value-type="string">
            <text:p>Nyc</text:p>
          </table:table-cell>
          <table:table-cell/>
        </table:table-row>
        <table:table-row table:style-name="ro1">
          <table:table-cell office:value-type="float" office:value="84608" calcext:value-type="float">
            <text:p>84608</text:p>
          </table:table-cell>
          <table:table-cell office:value-type="float" office:value="0" calcext:value-type="float">
            <text:p>0</text:p>
          </table:table-cell>
          <table:table-cell office:value-type="float" office:value="61468" calcext:value-type="float">
            <text:p>61468</text:p>
          </table:table-cell>
          <table:table-cell office:value-type="float" office:value="49396" calcext:value-type="float">
            <text:p>49396</text:p>
          </table:table-cell>
          <table:table-cell office:value-type="string" calcext:value-type="string">
            <text:p>Chaa gaye tum toh</text:p>
          </table:table-cell>
          <table:table-cell/>
        </table:table-row>
        <table:table-row table:style-name="ro1">
          <table:table-cell office:value-type="float" office:value="187325" calcext:value-type="float">
            <text:p>187325</text:p>
          </table:table-cell>
          <table:table-cell office:value-type="float" office:value="0" calcext:value-type="float">
            <text:p>0</text:p>
          </table:table-cell>
          <table:table-cell office:value-type="float" office:value="978241" calcext:value-type="float">
            <text:p>978241</text:p>
          </table:table-cell>
          <table:table-cell office:value-type="float" office:value="294850" calcext:value-type="float">
            <text:p>294850</text:p>
          </table:table-cell>
          <table:table-cell office:value-type="string" calcext:value-type="string">
            <text:p>[[@83867]] do go there....explore explore explore....its a lovely place to hangout alone or as a group ?</text:p>
          </table:table-cell>
          <table:table-cell/>
        </table:table-row>
        <table:table-row table:style-name="ro1">
          <table:table-cell office:value-type="float" office:value="192411" calcext:value-type="float">
            <text:p>192411</text:p>
          </table:table-cell>
          <table:table-cell office:value-type="float" office:value="0" calcext:value-type="float">
            <text:p>0</text:p>
          </table:table-cell>
          <table:table-cell office:value-type="float" office:value="996360" calcext:value-type="float">
            <text:p>996360</text:p>
          </table:table-cell>
          <table:table-cell office:value-type="float" office:value="300318" calcext:value-type="float">
            <text:p>300318</text:p>
          </table:table-cell>
          <table:table-cell office:value-type="string" calcext:value-type="string">
            <text:p>Thanks</text:p>
          </table:table-cell>
          <table:table-cell/>
        </table:table-row>
        <table:table-row table:style-name="ro1">
          <table:table-cell office:value-type="float" office:value="232533" calcext:value-type="float">
            <text:p>232533</text:p>
          </table:table-cell>
          <table:table-cell office:value-type="float" office:value="0" calcext:value-type="float">
            <text:p>0</text:p>
          </table:table-cell>
          <table:table-cell office:value-type="float" office:value="1181270" calcext:value-type="float">
            <text:p>1181270</text:p>
          </table:table-cell>
          <table:table-cell office:value-type="float" office:value="356400" calcext:value-type="float">
            <text:p>356400</text:p>
          </table:table-cell>
          <table:table-cell office:value-type="string" calcext:value-type="string">
            <text:p>[[@50334]] you can read the above comment</text:p>
          </table:table-cell>
          <table:table-cell/>
        </table:table-row>
        <table:table-row table:style-name="ro1">
          <table:table-cell office:value-type="float" office:value="314632" calcext:value-type="float">
            <text:p>314632</text:p>
          </table:table-cell>
          <table:table-cell office:value-type="float" office:value="0" calcext:value-type="float">
            <text:p>0</text:p>
          </table:table-cell>
          <table:table-cell office:value-type="float" office:value="1671145" calcext:value-type="float">
            <text:p>1671145</text:p>
          </table:table-cell>
          <table:table-cell office:value-type="float" office:value="79406" calcext:value-type="float">
            <text:p>79406</text:p>
          </table:table-cell>
          <table:table-cell office:value-type="string" calcext:value-type="string">
            <text:p>Wanna tryout ?❤️</text:p>
          </table:table-cell>
          <table:table-cell/>
        </table:table-row>
        <table:table-row table:style-name="ro1">
          <table:table-cell office:value-type="float" office:value="43081" calcext:value-type="float">
            <text:p>43081</text:p>
          </table:table-cell>
          <table:table-cell office:value-type="float" office:value="0" calcext:value-type="float">
            <text:p>0</text:p>
          </table:table-cell>
          <table:table-cell office:value-type="float" office:value="640844" calcext:value-type="float">
            <text:p>640844</text:p>
          </table:table-cell>
          <table:table-cell office:value-type="float" office:value="82641" calcext:value-type="float">
            <text:p>82641</text:p>
          </table:table-cell>
          <table:table-cell office:value-type="string" calcext:value-type="string">
            <text:p>aapke pass shabdo ko istemal karne ki kala hai</text:p>
          </table:table-cell>
          <table:table-cell/>
        </table:table-row>
        <table:table-row table:style-name="ro1">
          <table:table-cell office:value-type="float" office:value="46992" calcext:value-type="float">
            <text:p>46992</text:p>
          </table:table-cell>
          <table:table-cell office:value-type="float" office:value="0" calcext:value-type="float">
            <text:p>0</text:p>
          </table:table-cell>
          <table:table-cell office:value-type="float" office:value="649841" calcext:value-type="float">
            <text:p>649841</text:p>
          </table:table-cell>
          <table:table-cell office:value-type="float" office:value="80148" calcext:value-type="float">
            <text:p>80148</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147446" calcext:value-type="float">
            <text:p>147446</text:p>
          </table:table-cell>
          <table:table-cell office:value-type="float" office:value="0" calcext:value-type="float">
            <text:p>0</text:p>
          </table:table-cell>
          <table:table-cell office:value-type="float" office:value="870835" calcext:value-type="float">
            <text:p>870835</text:p>
          </table:table-cell>
          <table:table-cell office:value-type="float" office:value="260577" calcext:value-type="float">
            <text:p>260577</text:p>
          </table:table-cell>
          <table:table-cell office:value-type="string" calcext:value-type="string">
            <text:p>Oh.. <text:s/>nice to hear ☺️</text:p>
          </table:table-cell>
          <table:table-cell/>
        </table:table-row>
        <table:table-row table:style-name="ro1">
          <table:table-cell office:value-type="float" office:value="305781" calcext:value-type="float">
            <text:p>305781</text:p>
          </table:table-cell>
          <table:table-cell office:value-type="float" office:value="1206879" calcext:value-type="float">
            <text:p>1206879</text:p>
          </table:table-cell>
          <table:table-cell office:value-type="float" office:value="0" calcext:value-type="float">
            <text:p>0</text:p>
          </table:table-cell>
          <table:table-cell office:value-type="float" office:value="497717" calcext:value-type="float">
            <text:p>497717</text:p>
          </table:table-cell>
          <table:table-cell office:value-type="string" calcext:value-type="string">
            <text:p>Location plz..</text:p>
          </table:table-cell>
          <table:table-cell/>
        </table:table-row>
        <table:table-row table:style-name="ro1">
          <table:table-cell office:value-type="float" office:value="323432" calcext:value-type="float">
            <text:p>323432</text:p>
          </table:table-cell>
          <table:table-cell office:value-type="float" office:value="1206900" calcext:value-type="float">
            <text:p>1206900</text:p>
          </table:table-cell>
          <table:table-cell office:value-type="float" office:value="0" calcext:value-type="float">
            <text:p>0</text:p>
          </table:table-cell>
          <table:table-cell office:value-type="float" office:value="202325" calcext:value-type="float">
            <text:p>202325</text:p>
          </table:table-cell>
          <table:table-cell office:value-type="string" calcext:value-type="string">
            <text:p>[[@1]]</text:p>
          </table:table-cell>
          <table:table-cell/>
        </table:table-row>
        <table:table-row table:style-name="ro1">
          <table:table-cell office:value-type="float" office:value="458340" calcext:value-type="float">
            <text:p>458340</text:p>
          </table:table-cell>
          <table:table-cell office:value-type="float" office:value="0" calcext:value-type="float">
            <text:p>0</text:p>
          </table:table-cell>
          <table:table-cell office:value-type="float" office:value="2262380" calcext:value-type="float">
            <text:p>2262380</text:p>
          </table:table-cell>
          <table:table-cell office:value-type="float" office:value="2130391" calcext:value-type="float">
            <text:p>2130391</text:p>
          </table:table-cell>
          <table:table-cell office:value-type="string" calcext:value-type="string">
            <text:p>Hiiiiiii</text:p>
          </table:table-cell>
          <table:table-cell/>
        </table:table-row>
        <table:table-row table:style-name="ro1">
          <table:table-cell office:value-type="float" office:value="2828" calcext:value-type="float">
            <text:p>2828</text:p>
          </table:table-cell>
          <table:table-cell office:value-type="float" office:value="8244" calcext:value-type="float">
            <text:p>8244</text:p>
          </table:table-cell>
          <table:table-cell office:value-type="float" office:value="0" calcext:value-type="float">
            <text:p>0</text:p>
          </table:table-cell>
          <table:table-cell office:value-type="float" office:value="796" calcext:value-type="float">
            <text:p>796</text:p>
          </table:table-cell>
          <table:table-cell office:value-type="string" calcext:value-type="string">
            <text:p>nice</text:p>
          </table:table-cell>
          <table:table-cell/>
        </table:table-row>
        <table:table-row table:style-name="ro1">
          <table:table-cell office:value-type="float" office:value="53358" calcext:value-type="float">
            <text:p>53358</text:p>
          </table:table-cell>
          <table:table-cell office:value-type="float" office:value="0" calcext:value-type="float">
            <text:p>0</text:p>
          </table:table-cell>
          <table:table-cell office:value-type="float" office:value="665133" calcext:value-type="float">
            <text:p>665133</text:p>
          </table:table-cell>
          <table:table-cell office:value-type="float" office:value="198651" calcext:value-type="float">
            <text:p>198651</text:p>
          </table:table-cell>
          <table:table-cell office:value-type="string" calcext:value-type="string">
            <text:p>It's located in North sikkim,you need to book a SUV from Gangtok,best time to visit is late November to early December</text:p>
          </table:table-cell>
          <table:table-cell/>
        </table:table-row>
        <table:table-row table:style-name="ro1">
          <table:table-cell office:value-type="float" office:value="101315" calcext:value-type="float">
            <text:p>101315</text:p>
          </table:table-cell>
          <table:table-cell office:value-type="float" office:value="0" calcext:value-type="float">
            <text:p>0</text:p>
          </table:table-cell>
          <table:table-cell office:value-type="float" office:value="778202" calcext:value-type="float">
            <text:p>778202</text:p>
          </table:table-cell>
          <table:table-cell office:value-type="float" office:value="231503" calcext:value-type="float">
            <text:p>231503</text:p>
          </table:table-cell>
          <table:table-cell office:value-type="string" calcext:value-type="string">
            <text:p>[[@82093]] thank you!</text:p>
          </table:table-cell>
          <table:table-cell/>
        </table:table-row>
        <table:table-row table:style-name="ro1">
          <table:table-cell office:value-type="float" office:value="154119" calcext:value-type="float">
            <text:p>154119</text:p>
          </table:table-cell>
          <table:table-cell office:value-type="float" office:value="0" calcext:value-type="float">
            <text:p>0</text:p>
          </table:table-cell>
          <table:table-cell office:value-type="float" office:value="416743" calcext:value-type="float">
            <text:p>416743</text:p>
          </table:table-cell>
          <table:table-cell office:value-type="float" office:value="258501" calcext:value-type="float">
            <text:p>258501</text:p>
          </table:table-cell>
          <table:table-cell office:value-type="string" calcext:value-type="string">
            <text:p>Beautiful pics am on the way to create mine</text:p>
          </table:table-cell>
          <table:table-cell/>
        </table:table-row>
        <table:table-row table:style-name="ro1">
          <table:table-cell office:value-type="float" office:value="161213" calcext:value-type="float">
            <text:p>161213</text:p>
          </table:table-cell>
          <table:table-cell office:value-type="float" office:value="0" calcext:value-type="float">
            <text:p>0</text:p>
          </table:table-cell>
          <table:table-cell office:value-type="float" office:value="920698" calcext:value-type="float">
            <text:p>920698</text:p>
          </table:table-cell>
          <table:table-cell office:value-type="float" office:value="76718" calcext:value-type="float">
            <text:p>76718</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61836" calcext:value-type="float">
            <text:p>161836</text:p>
          </table:table-cell>
          <table:table-cell office:value-type="float" office:value="0" calcext:value-type="float">
            <text:p>0</text:p>
          </table:table-cell>
          <table:table-cell office:value-type="float" office:value="920924" calcext:value-type="float">
            <text:p>920924</text:p>
          </table:table-cell>
          <table:table-cell office:value-type="float" office:value="20020" calcext:value-type="float">
            <text:p>20020</text:p>
          </table:table-cell>
          <table:table-cell office:value-type="string" calcext:value-type="string">
            <text:p>Nice Place ❤️</text:p>
          </table:table-cell>
          <table:table-cell/>
        </table:table-row>
        <table:table-row table:style-name="ro1">
          <table:table-cell office:value-type="float" office:value="174476" calcext:value-type="float">
            <text:p>174476</text:p>
          </table:table-cell>
          <table:table-cell office:value-type="float" office:value="0" calcext:value-type="float">
            <text:p>0</text:p>
          </table:table-cell>
          <table:table-cell office:value-type="float" office:value="790913" calcext:value-type="float">
            <text:p>790913</text:p>
          </table:table-cell>
          <table:table-cell office:value-type="float" office:value="20255" calcext:value-type="float">
            <text:p>2025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90196" calcext:value-type="float">
            <text:p>190196</text:p>
          </table:table-cell>
          <table:table-cell office:value-type="float" office:value="0" calcext:value-type="float">
            <text:p>0</text:p>
          </table:table-cell>
          <table:table-cell office:value-type="float" office:value="988755" calcext:value-type="float">
            <text:p>988755</text:p>
          </table:table-cell>
          <table:table-cell office:value-type="float" office:value="76531" calcext:value-type="float">
            <text:p>76531</text:p>
          </table:table-cell>
          <table:table-cell office:value-type="string" calcext:value-type="string">
            <text:p>amazing stories! when can i read your next adventure?</text:p>
          </table:table-cell>
          <table:table-cell/>
        </table:table-row>
        <table:table-row table:style-name="ro2">
          <table:table-cell office:value-type="float" office:value="190240" calcext:value-type="float">
            <text:p>190240</text:p>
          </table:table-cell>
          <table:table-cell office:value-type="float" office:value="0" calcext:value-type="float">
            <text:p>0</text:p>
          </table:table-cell>
          <table:table-cell office:value-type="float" office:value="878267" calcext:value-type="float">
            <text:p>878267</text:p>
          </table:table-cell>
          <table:table-cell office:value-type="float" office:value="262965" calcext:value-type="float">
            <text:p>262965</text:p>
          </table:table-cell>
          <table:table-cell office:value-type="string" calcext:value-type="string">
            <text:p>Thanks 2 all i am youtuber make travel vlogs so keep support visit my channel for more info</text:p>
            <text:p>Youtube/YsFILMSJPR</text:p>
          </table:table-cell>
          <table:table-cell/>
        </table:table-row>
        <table:table-row table:style-name="ro1">
          <table:table-cell office:value-type="float" office:value="246248" calcext:value-type="float">
            <text:p>246248</text:p>
          </table:table-cell>
          <table:table-cell office:value-type="float" office:value="0" calcext:value-type="float">
            <text:p>0</text:p>
          </table:table-cell>
          <table:table-cell office:value-type="float" office:value="1232908" calcext:value-type="float">
            <text:p>1232908</text:p>
          </table:table-cell>
          <table:table-cell office:value-type="float" office:value="83579" calcext:value-type="float">
            <text:p>83579</text:p>
          </table:table-cell>
          <table:table-cell office:value-type="string" calcext:value-type="string">
            <text:p>The title was so rad! cool stuff really!</text:p>
          </table:table-cell>
          <table:table-cell/>
        </table:table-row>
        <table:table-row table:style-name="ro1">
          <table:table-cell office:value-type="float" office:value="254567" calcext:value-type="float">
            <text:p>254567</text:p>
          </table:table-cell>
          <table:table-cell office:value-type="float" office:value="0" calcext:value-type="float">
            <text:p>0</text:p>
          </table:table-cell>
          <table:table-cell office:value-type="float" office:value="1307691" calcext:value-type="float">
            <text:p>1307691</text:p>
          </table:table-cell>
          <table:table-cell office:value-type="float" office:value="394152" calcext:value-type="float">
            <text:p>394152</text:p>
          </table:table-cell>
          <table:table-cell office:value-type="string" calcext:value-type="string">
            <text:p>Ty</text:p>
          </table:table-cell>
          <table:table-cell/>
        </table:table-row>
        <table:table-row table:style-name="ro1">
          <table:table-cell office:value-type="float" office:value="293236" calcext:value-type="float">
            <text:p>293236</text:p>
          </table:table-cell>
          <table:table-cell office:value-type="float" office:value="0" calcext:value-type="float">
            <text:p>0</text:p>
          </table:table-cell>
          <table:table-cell office:value-type="float" office:value="1549101" calcext:value-type="float">
            <text:p>1549101</text:p>
          </table:table-cell>
          <table:table-cell office:value-type="float" office:value="79408" calcext:value-type="float">
            <text:p>79408</text:p>
          </table:table-cell>
          <table:table-cell office:value-type="string" calcext:value-type="string">
            <text:p>Lage Raho Launde! Mast kaam kar rahe ho</text:p>
          </table:table-cell>
          <table:table-cell/>
        </table:table-row>
        <table:table-row table:style-name="ro1">
          <table:table-cell office:value-type="float" office:value="297875" calcext:value-type="float">
            <text:p>297875</text:p>
          </table:table-cell>
          <table:table-cell office:value-type="float" office:value="0" calcext:value-type="float">
            <text:p>0</text:p>
          </table:table-cell>
          <table:table-cell office:value-type="float" office:value="1569516" calcext:value-type="float">
            <text:p>1569516</text:p>
          </table:table-cell>
          <table:table-cell office:value-type="float" office:value="462610" calcext:value-type="float">
            <text:p>462610</text:p>
          </table:table-cell>
          <table:table-cell office:value-type="string" calcext:value-type="string">
            <text:p>[[@461903]] thanks bro</text:p>
          </table:table-cell>
          <table:table-cell/>
        </table:table-row>
        <table:table-row table:style-name="ro1">
          <table:table-cell office:value-type="float" office:value="310986" calcext:value-type="float">
            <text:p>310986</text:p>
          </table:table-cell>
          <table:table-cell office:value-type="float" office:value="0" calcext:value-type="float">
            <text:p>0</text:p>
          </table:table-cell>
          <table:table-cell office:value-type="float" office:value="1649984" calcext:value-type="float">
            <text:p>1649984</text:p>
          </table:table-cell>
          <table:table-cell office:value-type="float" office:value="82457" calcext:value-type="float">
            <text:p>82457</text:p>
          </table:table-cell>
          <table:table-cell office:value-type="string" calcext:value-type="string">
            <text:p>The photos are just so cool, what camera do you use?</text:p>
          </table:table-cell>
          <table:table-cell/>
        </table:table-row>
        <table:table-row table:style-name="ro1">
          <table:table-cell office:value-type="float" office:value="352689" calcext:value-type="float">
            <text:p>352689</text:p>
          </table:table-cell>
          <table:table-cell office:value-type="float" office:value="0" calcext:value-type="float">
            <text:p>0</text:p>
          </table:table-cell>
          <table:table-cell office:value-type="float" office:value="1909159" calcext:value-type="float">
            <text:p>1909159</text:p>
          </table:table-cell>
          <table:table-cell office:value-type="float" office:value="84016" calcext:value-type="float">
            <text:p>84016</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412932" calcext:value-type="float">
            <text:p>412932</text:p>
          </table:table-cell>
          <table:table-cell office:value-type="float" office:value="0" calcext:value-type="float">
            <text:p>0</text:p>
          </table:table-cell>
          <table:table-cell office:value-type="float" office:value="2276536" calcext:value-type="float">
            <text:p>2276536</text:p>
          </table:table-cell>
          <table:table-cell office:value-type="float" office:value="1348343" calcext:value-type="float">
            <text:p>1348343</text:p>
          </table:table-cell>
          <table:table-cell office:value-type="string" calcext:value-type="string">
            <text:p>SUPAR</text:p>
          </table:table-cell>
          <table:table-cell/>
        </table:table-row>
        <table:table-row table:style-name="ro1">
          <table:table-cell office:value-type="float" office:value="432812" calcext:value-type="float">
            <text:p>432812</text:p>
          </table:table-cell>
          <table:table-cell office:value-type="float" office:value="0" calcext:value-type="float">
            <text:p>0</text:p>
          </table:table-cell>
          <table:table-cell office:value-type="float" office:value="741011" calcext:value-type="float">
            <text:p>741011</text:p>
          </table:table-cell>
          <table:table-cell office:value-type="float" office:value="22866" calcext:value-type="float">
            <text:p>22866</text:p>
          </table:table-cell>
          <table:table-cell office:value-type="string" calcext:value-type="string">
            <text:p>gyi hu yha</text:p>
          </table:table-cell>
          <table:table-cell/>
        </table:table-row>
        <table:table-row table:style-name="ro1">
          <table:table-cell office:value-type="float" office:value="39584" calcext:value-type="float">
            <text:p>39584</text:p>
          </table:table-cell>
          <table:table-cell office:value-type="float" office:value="0" calcext:value-type="float">
            <text:p>0</text:p>
          </table:table-cell>
          <table:table-cell office:value-type="float" office:value="599769" calcext:value-type="float">
            <text:p>599769</text:p>
          </table:table-cell>
          <table:table-cell office:value-type="float" office:value="45927" calcext:value-type="float">
            <text:p>45927</text:p>
          </table:table-cell>
          <table:table-cell office:value-type="string" calcext:value-type="string">
            <text:p>Sahi banaya he !!</text:p>
          </table:table-cell>
          <table:table-cell/>
        </table:table-row>
        <table:table-row table:style-name="ro1">
          <table:table-cell office:value-type="float" office:value="93702" calcext:value-type="float">
            <text:p>93702</text:p>
          </table:table-cell>
          <table:table-cell office:value-type="float" office:value="0" calcext:value-type="float">
            <text:p>0</text:p>
          </table:table-cell>
          <table:table-cell office:value-type="float" office:value="760047" calcext:value-type="float">
            <text:p>760047</text:p>
          </table:table-cell>
          <table:table-cell office:value-type="float" office:value="50348" calcext:value-type="float">
            <text:p>5034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16598" calcext:value-type="float">
            <text:p>116598</text:p>
          </table:table-cell>
          <table:table-cell office:value-type="float" office:value="0" calcext:value-type="float">
            <text:p>0</text:p>
          </table:table-cell>
          <table:table-cell office:value-type="float" office:value="815928" calcext:value-type="float">
            <text:p>815928</text:p>
          </table:table-cell>
          <table:table-cell office:value-type="float" office:value="243007" calcext:value-type="float">
            <text:p>243007</text:p>
          </table:table-cell>
          <table:table-cell office:value-type="string" calcext:value-type="string">
            <text:p>Just a beginner buddy, will try to spend more time with this app so that I can level thing up. Though, I am ahead of you. ??</text:p>
          </table:table-cell>
          <table:table-cell/>
        </table:table-row>
        <table:table-row table:style-name="ro1">
          <table:table-cell office:value-type="float" office:value="121726" calcext:value-type="float">
            <text:p>121726</text:p>
          </table:table-cell>
          <table:table-cell office:value-type="float" office:value="0" calcext:value-type="float">
            <text:p>0</text:p>
          </table:table-cell>
          <table:table-cell office:value-type="float" office:value="7081" calcext:value-type="float">
            <text:p>7081</text:p>
          </table:table-cell>
          <table:table-cell office:value-type="float" office:value="80852" calcext:value-type="float">
            <text:p>80852</text:p>
          </table:table-cell>
          <table:table-cell office:value-type="string" calcext:value-type="string">
            <text:p>mast content h</text:p>
          </table:table-cell>
          <table:table-cell/>
        </table:table-row>
        <table:table-row table:style-name="ro1">
          <table:table-cell office:value-type="float" office:value="156450" calcext:value-type="float">
            <text:p>156450</text:p>
          </table:table-cell>
          <table:table-cell office:value-type="float" office:value="0" calcext:value-type="float">
            <text:p>0</text:p>
          </table:table-cell>
          <table:table-cell office:value-type="float" office:value="885046" calcext:value-type="float">
            <text:p>885046</text:p>
          </table:table-cell>
          <table:table-cell office:value-type="float" office:value="265058" calcext:value-type="float">
            <text:p>265058</text:p>
          </table:table-cell>
          <table:table-cell office:value-type="string" calcext:value-type="string">
            <text:p>[[@83684]] thnks n will try improve ?</text:p>
          </table:table-cell>
          <table:table-cell/>
        </table:table-row>
        <table:table-row table:style-name="ro1">
          <table:table-cell office:value-type="float" office:value="160469" calcext:value-type="float">
            <text:p>160469</text:p>
          </table:table-cell>
          <table:table-cell office:value-type="float" office:value="0" calcext:value-type="float">
            <text:p>0</text:p>
          </table:table-cell>
          <table:table-cell office:value-type="float" office:value="916127" calcext:value-type="float">
            <text:p>916127</text:p>
          </table:table-cell>
          <table:table-cell office:value-type="float" office:value="274587" calcext:value-type="float">
            <text:p>274587</text:p>
          </table:table-cell>
          <table:table-cell office:value-type="string" calcext:value-type="string">
            <text:p>[[@43220]] added the info in the next image..</text:p>
          </table:table-cell>
          <table:table-cell/>
        </table:table-row>
        <table:table-row table:style-name="ro1">
          <table:table-cell office:value-type="float" office:value="163043" calcext:value-type="float">
            <text:p>163043</text:p>
          </table:table-cell>
          <table:table-cell office:value-type="float" office:value="0" calcext:value-type="float">
            <text:p>0</text:p>
          </table:table-cell>
          <table:table-cell office:value-type="float" office:value="926329" calcext:value-type="float">
            <text:p>926329</text:p>
          </table:table-cell>
          <table:table-cell office:value-type="float" office:value="136117" calcext:value-type="float">
            <text:p>136117</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77821" calcext:value-type="float">
            <text:p>177821</text:p>
          </table:table-cell>
          <table:table-cell office:value-type="float" office:value="0" calcext:value-type="float">
            <text:p>0</text:p>
          </table:table-cell>
          <table:table-cell office:value-type="float" office:value="967851" calcext:value-type="float">
            <text:p>967851</text:p>
          </table:table-cell>
          <table:table-cell office:value-type="float" office:value="291576" calcext:value-type="float">
            <text:p>291576</text:p>
          </table:table-cell>
          <table:table-cell office:value-type="string" calcext:value-type="string">
            <text:p>[[@84363]] Thanks</text:p>
          </table:table-cell>
          <table:table-cell/>
        </table:table-row>
        <table:table-row table:style-name="ro1">
          <table:table-cell office:value-type="float" office:value="180793" calcext:value-type="float">
            <text:p>180793</text:p>
          </table:table-cell>
          <table:table-cell office:value-type="float" office:value="0" calcext:value-type="float">
            <text:p>0</text:p>
          </table:table-cell>
          <table:table-cell office:value-type="float" office:value="969851" calcext:value-type="float">
            <text:p>969851</text:p>
          </table:table-cell>
          <table:table-cell office:value-type="float" office:value="78286" calcext:value-type="float">
            <text:p>78286</text:p>
          </table:table-cell>
          <table:table-cell office:value-type="string" calcext:value-type="string">
            <text:p>This trail got me searching for railway tickets! so inspiring!</text:p>
          </table:table-cell>
          <table:table-cell/>
        </table:table-row>
        <table:table-row table:style-name="ro1">
          <table:table-cell office:value-type="float" office:value="218538" calcext:value-type="float">
            <text:p>218538</text:p>
          </table:table-cell>
          <table:table-cell office:value-type="float" office:value="0" calcext:value-type="float">
            <text:p>0</text:p>
          </table:table-cell>
          <table:table-cell office:value-type="float" office:value="1125142" calcext:value-type="float">
            <text:p>1125142</text:p>
          </table:table-cell>
          <table:table-cell office:value-type="float" office:value="78580" calcext:value-type="float">
            <text:p>7858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31332" calcext:value-type="float">
            <text:p>331332</text:p>
          </table:table-cell>
          <table:table-cell office:value-type="float" office:value="0" calcext:value-type="float">
            <text:p>0</text:p>
          </table:table-cell>
          <table:table-cell office:value-type="float" office:value="1772043" calcext:value-type="float">
            <text:p>1772043</text:p>
          </table:table-cell>
          <table:table-cell office:value-type="float" office:value="78772" calcext:value-type="float">
            <text:p>78772</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341453" calcext:value-type="float">
            <text:p>341453</text:p>
          </table:table-cell>
          <table:table-cell office:value-type="float" office:value="0" calcext:value-type="float">
            <text:p>0</text:p>
          </table:table-cell>
          <table:table-cell office:value-type="float" office:value="1824425" calcext:value-type="float">
            <text:p>1824425</text:p>
          </table:table-cell>
          <table:table-cell office:value-type="float" office:value="563275" calcext:value-type="float">
            <text:p>563275</text:p>
          </table:table-cell>
          <table:table-cell office:value-type="string" calcext:value-type="string">
            <text:p>Hi</text:p>
          </table:table-cell>
          <table:table-cell/>
        </table:table-row>
        <table:table-row table:style-name="ro1">
          <table:table-cell office:value-type="float" office:value="458772" calcext:value-type="float">
            <text:p>458772</text:p>
          </table:table-cell>
          <table:table-cell office:value-type="float" office:value="0" calcext:value-type="float">
            <text:p>0</text:p>
          </table:table-cell>
          <table:table-cell office:value-type="float" office:value="2339744" calcext:value-type="float">
            <text:p>2339744</text:p>
          </table:table-cell>
          <table:table-cell office:value-type="float" office:value="2142932" calcext:value-type="float">
            <text:p>2142932</text:p>
          </table:table-cell>
          <table:table-cell office:value-type="string" calcext:value-type="string">
            <text:p>मेरे बाल बहुत जोरों से झड़ रहे हैं</text:p>
          </table:table-cell>
          <table:table-cell/>
        </table:table-row>
        <table:table-row table:style-name="ro1">
          <table:table-cell office:value-type="float" office:value="2645" calcext:value-type="float">
            <text:p>2645</text:p>
          </table:table-cell>
          <table:table-cell office:value-type="float" office:value="8621" calcext:value-type="float">
            <text:p>8621</text:p>
          </table:table-cell>
          <table:table-cell office:value-type="float" office:value="0" calcext:value-type="float">
            <text:p>0</text:p>
          </table:table-cell>
          <table:table-cell office:value-type="float" office:value="16437" calcext:value-type="float">
            <text:p>16437</text:p>
          </table:table-cell>
          <table:table-cell office:value-type="string" calcext:value-type="string">
            <text:p>Nyc Shot. ??</text:p>
          </table:table-cell>
          <table:table-cell/>
        </table:table-row>
        <table:table-row table:style-name="ro1">
          <table:table-cell office:value-type="float" office:value="197576" calcext:value-type="float">
            <text:p>197576</text:p>
          </table:table-cell>
          <table:table-cell office:value-type="float" office:value="0" calcext:value-type="float">
            <text:p>0</text:p>
          </table:table-cell>
          <table:table-cell office:value-type="float" office:value="1027484" calcext:value-type="float">
            <text:p>1027484</text:p>
          </table:table-cell>
          <table:table-cell office:value-type="float" office:value="39677" calcext:value-type="float">
            <text:p>39677</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05373" calcext:value-type="float">
            <text:p>205373</text:p>
          </table:table-cell>
          <table:table-cell office:value-type="float" office:value="0" calcext:value-type="float">
            <text:p>0</text:p>
          </table:table-cell>
          <table:table-cell office:value-type="float" office:value="1059783" calcext:value-type="float">
            <text:p>1059783</text:p>
          </table:table-cell>
          <table:table-cell office:value-type="float" office:value="300284" calcext:value-type="float">
            <text:p>300284</text:p>
          </table:table-cell>
          <table:table-cell office:value-type="string" calcext:value-type="string">
            <text:p>[[@270645]] Thanks :)</text:p>
          </table:table-cell>
          <table:table-cell/>
        </table:table-row>
        <table:table-row table:style-name="ro1">
          <table:table-cell office:value-type="float" office:value="234284" calcext:value-type="float">
            <text:p>234284</text:p>
          </table:table-cell>
          <table:table-cell office:value-type="float" office:value="0" calcext:value-type="float">
            <text:p>0</text:p>
          </table:table-cell>
          <table:table-cell office:value-type="float" office:value="1185176" calcext:value-type="float">
            <text:p>1185176</text:p>
          </table:table-cell>
          <table:table-cell office:value-type="float" office:value="243618" calcext:value-type="float">
            <text:p>243618</text:p>
          </table:table-cell>
          <table:table-cell office:value-type="string" calcext:value-type="string">
            <text:p>Wanna tryout ?❤️</text:p>
          </table:table-cell>
          <table:table-cell/>
        </table:table-row>
        <table:table-row table:style-name="ro1">
          <table:table-cell office:value-type="float" office:value="276955" calcext:value-type="float">
            <text:p>276955</text:p>
          </table:table-cell>
          <table:table-cell office:value-type="float" office:value="0" calcext:value-type="float">
            <text:p>0</text:p>
          </table:table-cell>
          <table:table-cell office:value-type="float" office:value="1447740" calcext:value-type="float">
            <text:p>1447740</text:p>
          </table:table-cell>
          <table:table-cell office:value-type="float" office:value="18450" calcext:value-type="float">
            <text:p>18450</text:p>
          </table:table-cell>
          <table:table-cell office:value-type="string" calcext:value-type="string">
            <text:p>Whoa! The images are crystal clear and so is the content!</text:p>
          </table:table-cell>
          <table:table-cell/>
        </table:table-row>
        <table:table-row table:style-name="ro1">
          <table:table-cell office:value-type="float" office:value="281352" calcext:value-type="float">
            <text:p>281352</text:p>
          </table:table-cell>
          <table:table-cell office:value-type="float" office:value="0" calcext:value-type="float">
            <text:p>0</text:p>
          </table:table-cell>
          <table:table-cell office:value-type="float" office:value="1477161" calcext:value-type="float">
            <text:p>1477161</text:p>
          </table:table-cell>
          <table:table-cell office:value-type="float" office:value="19760" calcext:value-type="float">
            <text:p>1976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37160" calcext:value-type="float">
            <text:p>337160</text:p>
          </table:table-cell>
          <table:table-cell office:value-type="float" office:value="0" calcext:value-type="float">
            <text:p>0</text:p>
          </table:table-cell>
          <table:table-cell office:value-type="float" office:value="1799520" calcext:value-type="float">
            <text:p>1799520</text:p>
          </table:table-cell>
          <table:table-cell office:value-type="float" office:value="81169" calcext:value-type="float">
            <text:p>81169</text:p>
          </table:table-cell>
          <table:table-cell office:value-type="string" calcext:value-type="string">
            <text:p>OMG! yeh mera India</text:p>
          </table:table-cell>
          <table:table-cell/>
        </table:table-row>
        <table:table-row table:style-name="ro1">
          <table:table-cell office:value-type="float" office:value="436688" calcext:value-type="float">
            <text:p>436688</text:p>
          </table:table-cell>
          <table:table-cell office:value-type="float" office:value="0" calcext:value-type="float">
            <text:p>0</text:p>
          </table:table-cell>
          <table:table-cell office:value-type="float" office:value="2378160" calcext:value-type="float">
            <text:p>2378160</text:p>
          </table:table-cell>
          <table:table-cell office:value-type="float" office:value="18796" calcext:value-type="float">
            <text:p>18796</text:p>
          </table:table-cell>
          <table:table-cell office:value-type="string" calcext:value-type="string">
            <text:p>பாக்கவே ரொம்ப அழகா இருக்கு கண்டிப்பா இத நான் செஞ்சு பாக்க போறே </text:p>
          </table:table-cell>
          <table:table-cell/>
        </table:table-row>
        <table:table-row table:style-name="ro1">
          <table:table-cell office:value-type="float" office:value="463636" calcext:value-type="float">
            <text:p>463636</text:p>
          </table:table-cell>
          <table:table-cell office:value-type="float" office:value="0" calcext:value-type="float">
            <text:p>0</text:p>
          </table:table-cell>
          <table:table-cell office:value-type="float" office:value="1229315" calcext:value-type="float">
            <text:p>1229315</text:p>
          </table:table-cell>
          <table:table-cell office:value-type="float" office:value="2232961" calcext:value-type="float">
            <text:p>2232961</text:p>
          </table:table-cell>
          <table:table-cell office:value-type="string" calcext:value-type="string">
            <text:p>high CT</text:p>
          </table:table-cell>
          <table:table-cell/>
        </table:table-row>
        <table:table-row table:style-name="ro1">
          <table:table-cell office:value-type="float" office:value="64560" calcext:value-type="float">
            <text:p>64560</text:p>
          </table:table-cell>
          <table:table-cell office:value-type="float" office:value="334035" calcext:value-type="float">
            <text:p>334035</text:p>
          </table:table-cell>
          <table:table-cell office:value-type="float" office:value="0" calcext:value-type="float">
            <text:p>0</text:p>
          </table:table-cell>
          <table:table-cell office:value-type="float" office:value="99403" calcext:value-type="float">
            <text:p>99403</text:p>
          </table:table-cell>
          <table:table-cell office:value-type="string" calcext:value-type="string">
            <text:p>I want to participate but how to participate</text:p>
          </table:table-cell>
          <table:table-cell/>
        </table:table-row>
        <table:table-row table:style-name="ro1">
          <table:table-cell office:value-type="float" office:value="182010" calcext:value-type="float">
            <text:p>182010</text:p>
          </table:table-cell>
          <table:table-cell office:value-type="float" office:value="0" calcext:value-type="float">
            <text:p>0</text:p>
          </table:table-cell>
          <table:table-cell office:value-type="float" office:value="84629" calcext:value-type="float">
            <text:p>84629</text:p>
          </table:table-cell>
          <table:table-cell office:value-type="float" office:value="88207" calcext:value-type="float">
            <text:p>8820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83627" calcext:value-type="float">
            <text:p>183627</text:p>
          </table:table-cell>
          <table:table-cell office:value-type="float" office:value="0" calcext:value-type="float">
            <text:p>0</text:p>
          </table:table-cell>
          <table:table-cell office:value-type="float" office:value="3387" calcext:value-type="float">
            <text:p>3387</text:p>
          </table:table-cell>
          <table:table-cell office:value-type="float" office:value="79010" calcext:value-type="float">
            <text:p>79010</text:p>
          </table:table-cell>
          <table:table-cell office:value-type="string" calcext:value-type="string">
            <text:p>Dum hai bhai!</text:p>
          </table:table-cell>
          <table:table-cell/>
        </table:table-row>
        <table:table-row table:style-name="ro1">
          <table:table-cell office:value-type="float" office:value="238285" calcext:value-type="float">
            <text:p>238285</text:p>
          </table:table-cell>
          <table:table-cell office:value-type="float" office:value="0" calcext:value-type="float">
            <text:p>0</text:p>
          </table:table-cell>
          <table:table-cell office:value-type="float" office:value="1195020" calcext:value-type="float">
            <text:p>1195020</text:p>
          </table:table-cell>
          <table:table-cell office:value-type="float" office:value="45705" calcext:value-type="float">
            <text:p>45705</text:p>
          </table:table-cell>
          <table:table-cell office:value-type="string" calcext:value-type="string">
            <text:p>Amazing ❤️❤️</text:p>
          </table:table-cell>
          <table:table-cell/>
        </table:table-row>
        <table:table-row table:style-name="ro1">
          <table:table-cell office:value-type="float" office:value="325153" calcext:value-type="float">
            <text:p>325153</text:p>
          </table:table-cell>
          <table:table-cell office:value-type="float" office:value="0" calcext:value-type="float">
            <text:p>0</text:p>
          </table:table-cell>
          <table:table-cell office:value-type="float" office:value="1737633" calcext:value-type="float">
            <text:p>1737633</text:p>
          </table:table-cell>
          <table:table-cell office:value-type="float" office:value="136478" calcext:value-type="float">
            <text:p>136478</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50695" calcext:value-type="float">
            <text:p>350695</text:p>
          </table:table-cell>
          <table:table-cell office:value-type="float" office:value="0" calcext:value-type="float">
            <text:p>0</text:p>
          </table:table-cell>
          <table:table-cell office:value-type="float" office:value="1780637" calcext:value-type="float">
            <text:p>1780637</text:p>
          </table:table-cell>
          <table:table-cell office:value-type="float" office:value="32591" calcext:value-type="float">
            <text:p>32591</text:p>
          </table:table-cell>
          <table:table-cell office:value-type="string" calcext:value-type="string">
            <text:p>[[@510793]] thank you so much shristi, I don't live there, I just visited Old delhi couple of times.</text:p>
          </table:table-cell>
          <table:table-cell/>
        </table:table-row>
        <table:table-row table:style-name="ro1">
          <table:table-cell office:value-type="float" office:value="362765" calcext:value-type="float">
            <text:p>362765</text:p>
          </table:table-cell>
          <table:table-cell office:value-type="float" office:value="0" calcext:value-type="float">
            <text:p>0</text:p>
          </table:table-cell>
          <table:table-cell office:value-type="float" office:value="2072778" calcext:value-type="float">
            <text:p>2072778</text:p>
          </table:table-cell>
          <table:table-cell office:value-type="float" office:value="86452" calcext:value-type="float">
            <text:p>86452</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68883" calcext:value-type="float">
            <text:p>368883</text:p>
          </table:table-cell>
          <table:table-cell office:value-type="float" office:value="0" calcext:value-type="float">
            <text:p>0</text:p>
          </table:table-cell>
          <table:table-cell office:value-type="float" office:value="2173910" calcext:value-type="float">
            <text:p>2173910</text:p>
          </table:table-cell>
          <table:table-cell office:value-type="float" office:value="44496" calcext:value-type="float">
            <text:p>44496</text:p>
          </table:table-cell>
          <table:table-cell office:value-type="string" calcext:value-type="string">
            <text:p>Awesome pictures, could you also share some videos of the placce?</text:p>
          </table:table-cell>
          <table:table-cell/>
        </table:table-row>
        <table:table-row table:style-name="ro1">
          <table:table-cell office:value-type="float" office:value="56678" calcext:value-type="float">
            <text:p>56678</text:p>
          </table:table-cell>
          <table:table-cell office:value-type="float" office:value="0" calcext:value-type="float">
            <text:p>0</text:p>
          </table:table-cell>
          <table:table-cell office:value-type="float" office:value="672302" calcext:value-type="float">
            <text:p>672302</text:p>
          </table:table-cell>
          <table:table-cell office:value-type="float" office:value="78169" calcext:value-type="float">
            <text:p>78169</text:p>
          </table:table-cell>
          <table:table-cell office:value-type="string" calcext:value-type="string">
            <text:p>Your trail is detailed perfectly!</text:p>
          </table:table-cell>
          <table:table-cell/>
        </table:table-row>
        <table:table-row table:style-name="ro1">
          <table:table-cell office:value-type="float" office:value="77343" calcext:value-type="float">
            <text:p>77343</text:p>
          </table:table-cell>
          <table:table-cell office:value-type="float" office:value="0" calcext:value-type="float">
            <text:p>0</text:p>
          </table:table-cell>
          <table:table-cell office:value-type="float" office:value="726141" calcext:value-type="float">
            <text:p>726141</text:p>
          </table:table-cell>
          <table:table-cell office:value-type="float" office:value="215539" calcext:value-type="float">
            <text:p>215539</text:p>
          </table:table-cell>
          <table:table-cell office:value-type="string" calcext:value-type="string">
            <text:p>[[@79088]] thanks a lot ?</text:p>
          </table:table-cell>
          <table:table-cell/>
        </table:table-row>
        <table:table-row table:style-name="ro1">
          <table:table-cell office:value-type="float" office:value="125894" calcext:value-type="float">
            <text:p>125894</text:p>
          </table:table-cell>
          <table:table-cell office:value-type="float" office:value="0" calcext:value-type="float">
            <text:p>0</text:p>
          </table:table-cell>
          <table:table-cell office:value-type="float" office:value="742355" calcext:value-type="float">
            <text:p>742355</text:p>
          </table:table-cell>
          <table:table-cell office:value-type="float" office:value="220448" calcext:value-type="float">
            <text:p>220448</text:p>
          </table:table-cell>
          <table:table-cell office:value-type="string" calcext:value-type="string">
            <text:p>[[@83297]] can you suggest a <text:s/>title</text:p>
          </table:table-cell>
          <table:table-cell/>
        </table:table-row>
        <table:table-row table:style-name="ro1">
          <table:table-cell office:value-type="float" office:value="232383" calcext:value-type="float">
            <text:p>232383</text:p>
          </table:table-cell>
          <table:table-cell office:value-type="float" office:value="0" calcext:value-type="float">
            <text:p>0</text:p>
          </table:table-cell>
          <table:table-cell office:value-type="float" office:value="1180510" calcext:value-type="float">
            <text:p>1180510</text:p>
          </table:table-cell>
          <table:table-cell office:value-type="float" office:value="85092" calcext:value-type="float">
            <text:p>85092</text:p>
          </table:table-cell>
          <table:table-cell office:value-type="string" calcext:value-type="string">
            <text:p>Jhakaas ekdum</text:p>
          </table:table-cell>
          <table:table-cell/>
        </table:table-row>
        <table:table-row table:style-name="ro1">
          <table:table-cell office:value-type="float" office:value="259695" calcext:value-type="float">
            <text:p>259695</text:p>
          </table:table-cell>
          <table:table-cell office:value-type="float" office:value="906804" calcext:value-type="float">
            <text:p>906804</text:p>
          </table:table-cell>
          <table:table-cell office:value-type="float" office:value="0" calcext:value-type="float">
            <text:p>0</text:p>
          </table:table-cell>
          <table:table-cell office:value-type="float" office:value="385217" calcext:value-type="float">
            <text:p>385217</text:p>
          </table:table-cell>
          <table:table-cell office:value-type="string" calcext:value-type="string">
            <text:p>where do I have sea in Delhi kindly update me as m from Delhi only lol</text:p>
          </table:table-cell>
          <table:table-cell/>
        </table:table-row>
        <table:table-row table:style-name="ro1">
          <table:table-cell office:value-type="float" office:value="279975" calcext:value-type="float">
            <text:p>279975</text:p>
          </table:table-cell>
          <table:table-cell office:value-type="float" office:value="985166" calcext:value-type="float">
            <text:p>985166</text:p>
          </table:table-cell>
          <table:table-cell office:value-type="float" office:value="0" calcext:value-type="float">
            <text:p>0</text:p>
          </table:table-cell>
          <table:table-cell office:value-type="float" office:value="449429" calcext:value-type="float">
            <text:p>449429</text:p>
          </table:table-cell>
          <table:table-cell office:value-type="string" calcext:value-type="string">
            <text:p>The pictures are taken by phone or dslr</text:p>
          </table:table-cell>
          <table:table-cell/>
        </table:table-row>
        <table:table-row table:style-name="ro1">
          <table:table-cell office:value-type="float" office:value="311269" calcext:value-type="float">
            <text:p>311269</text:p>
          </table:table-cell>
          <table:table-cell office:value-type="float" office:value="0" calcext:value-type="float">
            <text:p>0</text:p>
          </table:table-cell>
          <table:table-cell office:value-type="float" office:value="1651113" calcext:value-type="float">
            <text:p>1651113</text:p>
          </table:table-cell>
          <table:table-cell office:value-type="float" office:value="508963" calcext:value-type="float">
            <text:p>508963</text:p>
          </table:table-cell>
          <table:table-cell office:value-type="string" calcext:value-type="string">
            <text:p>Sure bro I'll add up more ...am just starting</text:p>
          </table:table-cell>
          <table:table-cell/>
        </table:table-row>
        <table:table-row table:style-name="ro1">
          <table:table-cell office:value-type="float" office:value="339100" calcext:value-type="float">
            <text:p>339100</text:p>
          </table:table-cell>
          <table:table-cell office:value-type="float" office:value="0" calcext:value-type="float">
            <text:p>0</text:p>
          </table:table-cell>
          <table:table-cell office:value-type="float" office:value="1735363" calcext:value-type="float">
            <text:p>1735363</text:p>
          </table:table-cell>
          <table:table-cell office:value-type="float" office:value="541571" calcext:value-type="float">
            <text:p>541571</text:p>
          </table:table-cell>
          <table:table-cell office:value-type="string" calcext:value-type="string">
            <text:p>Where is this place.. very beautiful</text:p>
          </table:table-cell>
          <table:table-cell/>
        </table:table-row>
        <table:table-row table:style-name="ro1">
          <table:table-cell office:value-type="float" office:value="393072" calcext:value-type="float">
            <text:p>393072</text:p>
          </table:table-cell>
          <table:table-cell office:value-type="float" office:value="0" calcext:value-type="float">
            <text:p>0</text:p>
          </table:table-cell>
          <table:table-cell office:value-type="float" office:value="1593631" calcext:value-type="float">
            <text:p>1593631</text:p>
          </table:table-cell>
          <table:table-cell office:value-type="float" office:value="947392" calcext:value-type="float">
            <text:p>947392</text:p>
          </table:table-cell>
          <table:table-cell office:value-type="string" calcext:value-type="string">
            <text:p>Wow</text:p>
          </table:table-cell>
          <table:table-cell/>
        </table:table-row>
        <table:table-row table:style-name="ro1">
          <table:table-cell office:value-type="float" office:value="12278" calcext:value-type="float">
            <text:p>12278</text:p>
          </table:table-cell>
          <table:table-cell office:value-type="float" office:value="0" calcext:value-type="float">
            <text:p>0</text:p>
          </table:table-cell>
          <table:table-cell office:value-type="float" office:value="434129" calcext:value-type="float">
            <text:p>434129</text:p>
          </table:table-cell>
          <table:table-cell office:value-type="float" office:value="12655" calcext:value-type="float">
            <text:p>12655</text:p>
          </table:table-cell>
          <table:table-cell office:value-type="string" calcext:value-type="string">
            <text:p>wonderful photos!!!</text:p>
          </table:table-cell>
          <table:table-cell/>
        </table:table-row>
        <table:table-row table:style-name="ro1">
          <table:table-cell office:value-type="float" office:value="21161" calcext:value-type="float">
            <text:p>21161</text:p>
          </table:table-cell>
          <table:table-cell office:value-type="float" office:value="0" calcext:value-type="float">
            <text:p>0</text:p>
          </table:table-cell>
          <table:table-cell office:value-type="float" office:value="96830" calcext:value-type="float">
            <text:p>96830</text:p>
          </table:table-cell>
          <table:table-cell office:value-type="float" office:value="158450" calcext:value-type="float">
            <text:p>158450</text:p>
          </table:table-cell>
          <table:table-cell office:value-type="string" calcext:value-type="string">
            <text:p>Yummy</text:p>
          </table:table-cell>
          <table:table-cell/>
        </table:table-row>
        <table:table-row table:style-name="ro1">
          <table:table-cell office:value-type="float" office:value="36508" calcext:value-type="float">
            <text:p>36508</text:p>
          </table:table-cell>
          <table:table-cell office:value-type="float" office:value="0" calcext:value-type="float">
            <text:p>0</text:p>
          </table:table-cell>
          <table:table-cell office:value-type="float" office:value="627090" calcext:value-type="float">
            <text:p>627090</text:p>
          </table:table-cell>
          <table:table-cell office:value-type="float" office:value="187465" calcext:value-type="float">
            <text:p>187465</text:p>
          </table:table-cell>
          <table:table-cell office:value-type="string" calcext:value-type="string">
            <text:p>If you want to enjoy rainy season then june onwards you will get heavy rain. October is the best time to visit as you get to see waterfalls. Dec to March is best time for exploring caves and trekking.</text:p>
          </table:table-cell>
          <table:table-cell/>
        </table:table-row>
        <table:table-row table:style-name="ro1">
          <table:table-cell office:value-type="float" office:value="53845" calcext:value-type="float">
            <text:p>53845</text:p>
          </table:table-cell>
          <table:table-cell office:value-type="float" office:value="0" calcext:value-type="float">
            <text:p>0</text:p>
          </table:table-cell>
          <table:table-cell office:value-type="float" office:value="664917" calcext:value-type="float">
            <text:p>664917</text:p>
          </table:table-cell>
          <table:table-cell office:value-type="float" office:value="44983" calcext:value-type="float">
            <text:p>44983</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89182" calcext:value-type="float">
            <text:p>189182</text:p>
          </table:table-cell>
          <table:table-cell office:value-type="float" office:value="0" calcext:value-type="float">
            <text:p>0</text:p>
          </table:table-cell>
          <table:table-cell office:value-type="float" office:value="978684" calcext:value-type="float">
            <text:p>978684</text:p>
          </table:table-cell>
          <table:table-cell office:value-type="float" office:value="40872" calcext:value-type="float">
            <text:p>40872</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14760" calcext:value-type="float">
            <text:p>214760</text:p>
          </table:table-cell>
          <table:table-cell office:value-type="float" office:value="0" calcext:value-type="float">
            <text:p>0</text:p>
          </table:table-cell>
          <table:table-cell office:value-type="float" office:value="1105361" calcext:value-type="float">
            <text:p>1105361</text:p>
          </table:table-cell>
          <table:table-cell office:value-type="float" office:value="332831" calcext:value-type="float">
            <text:p>332831</text:p>
          </table:table-cell>
          <table:table-cell office:value-type="string" calcext:value-type="string">
            <text:p>[[@84104]] Soon as possible ?</text:p>
          </table:table-cell>
          <table:table-cell/>
        </table:table-row>
        <table:table-row table:style-name="ro1">
          <table:table-cell office:value-type="float" office:value="242531" calcext:value-type="float">
            <text:p>242531</text:p>
          </table:table-cell>
          <table:table-cell office:value-type="float" office:value="0" calcext:value-type="float">
            <text:p>0</text:p>
          </table:table-cell>
          <table:table-cell office:value-type="float" office:value="1211611" calcext:value-type="float">
            <text:p>1211611</text:p>
          </table:table-cell>
          <table:table-cell office:value-type="float" office:value="366003" calcext:value-type="float">
            <text:p>366003</text:p>
          </table:table-cell>
          <table:table-cell office:value-type="string" calcext:value-type="string">
            <text:p>[[@41348]] yep bro it's in every one budget</text:p>
          </table:table-cell>
          <table:table-cell/>
        </table:table-row>
        <table:table-row table:style-name="ro1">
          <table:table-cell office:value-type="float" office:value="278866" calcext:value-type="float">
            <text:p>278866</text:p>
          </table:table-cell>
          <table:table-cell office:value-type="float" office:value="0" calcext:value-type="float">
            <text:p>0</text:p>
          </table:table-cell>
          <table:table-cell office:value-type="float" office:value="1461179" calcext:value-type="float">
            <text:p>1461179</text:p>
          </table:table-cell>
          <table:table-cell office:value-type="float" office:value="81477" calcext:value-type="float">
            <text:p>81477</text:p>
          </table:table-cell>
          <table:table-cell office:value-type="string" calcext:value-type="string">
            <text:p>Stunning </text:p>
          </table:table-cell>
          <table:table-cell/>
        </table:table-row>
        <table:table-row table:style-name="ro1">
          <table:table-cell office:value-type="float" office:value="317677" calcext:value-type="float">
            <text:p>317677</text:p>
          </table:table-cell>
          <table:table-cell office:value-type="float" office:value="0" calcext:value-type="float">
            <text:p>0</text:p>
          </table:table-cell>
          <table:table-cell office:value-type="float" office:value="1689302" calcext:value-type="float">
            <text:p>1689302</text:p>
          </table:table-cell>
          <table:table-cell office:value-type="float" office:value="84935" calcext:value-type="float">
            <text:p>84935</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20115" calcext:value-type="float">
            <text:p>320115</text:p>
          </table:table-cell>
          <table:table-cell office:value-type="float" office:value="0" calcext:value-type="float">
            <text:p>0</text:p>
          </table:table-cell>
          <table:table-cell office:value-type="float" office:value="318778" calcext:value-type="float">
            <text:p>318778</text:p>
          </table:table-cell>
          <table:table-cell office:value-type="float" office:value="80659" calcext:value-type="float">
            <text:p>80659</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43965" calcext:value-type="float">
            <text:p>343965</text:p>
          </table:table-cell>
          <table:table-cell office:value-type="float" office:value="0" calcext:value-type="float">
            <text:p>0</text:p>
          </table:table-cell>
          <table:table-cell office:value-type="float" office:value="1836999" calcext:value-type="float">
            <text:p>1836999</text:p>
          </table:table-cell>
          <table:table-cell office:value-type="float" office:value="518778" calcext:value-type="float">
            <text:p>518778</text:p>
          </table:table-cell>
          <table:table-cell office:value-type="string" calcext:value-type="string">
            <text:p>[[@76652]] <text:s/>during the festival of Ganesh Chaturthi , Navratri , Dusshera and Diwali . All the festivals are celebrated grandly and spiritually . ?</text:p>
          </table:table-cell>
          <table:table-cell/>
        </table:table-row>
        <table:table-row table:style-name="ro1">
          <table:table-cell office:value-type="float" office:value="393704" calcext:value-type="float">
            <text:p>393704</text:p>
          </table:table-cell>
          <table:table-cell office:value-type="float" office:value="0" calcext:value-type="float">
            <text:p>0</text:p>
          </table:table-cell>
          <table:table-cell office:value-type="float" office:value="2264245" calcext:value-type="float">
            <text:p>2264245</text:p>
          </table:table-cell>
          <table:table-cell office:value-type="float" office:value="951659" calcext:value-type="float">
            <text:p>951659</text:p>
          </table:table-cell>
          <table:table-cell office:value-type="string" calcext:value-type="string">
            <text:p>Must try</text:p>
          </table:table-cell>
          <table:table-cell/>
        </table:table-row>
        <table:table-row table:style-name="ro1">
          <table:table-cell office:value-type="float" office:value="402419" calcext:value-type="float">
            <text:p>402419</text:p>
          </table:table-cell>
          <table:table-cell office:value-type="float" office:value="0" calcext:value-type="float">
            <text:p>0</text:p>
          </table:table-cell>
          <table:table-cell office:value-type="float" office:value="1148488" calcext:value-type="float">
            <text:p>1148488</text:p>
          </table:table-cell>
          <table:table-cell office:value-type="float" office:value="1071873" calcext:value-type="float">
            <text:p>1071873</text:p>
          </table:table-cell>
          <table:table-cell office:value-type="string" calcext:value-type="string">
            <text:p>Good morning selina Parveen</text:p>
          </table:table-cell>
          <table:table-cell/>
        </table:table-row>
        <table:table-row table:style-name="ro1">
          <table:table-cell office:value-type="float" office:value="436523" calcext:value-type="float">
            <text:p>436523</text:p>
          </table:table-cell>
          <table:table-cell office:value-type="float" office:value="0" calcext:value-type="float">
            <text:p>0</text:p>
          </table:table-cell>
          <table:table-cell office:value-type="float" office:value="2381289" calcext:value-type="float">
            <text:p>2381289</text:p>
          </table:table-cell>
          <table:table-cell office:value-type="float" office:value="35335" calcext:value-type="float">
            <text:p>35335</text:p>
          </table:table-cell>
          <table:table-cell office:value-type="string" calcext:value-type="string">
            <text:p>இத செய்ய எவ்ளோ நேரம் எடுக்கும்</text:p>
          </table:table-cell>
          <table:table-cell/>
        </table:table-row>
        <table:table-row table:style-name="ro1">
          <table:table-cell office:value-type="float" office:value="8568" calcext:value-type="float">
            <text:p>8568</text:p>
          </table:table-cell>
          <table:table-cell office:value-type="float" office:value="0" calcext:value-type="float">
            <text:p>0</text:p>
          </table:table-cell>
          <table:table-cell office:value-type="float" office:value="305524" calcext:value-type="float">
            <text:p>305524</text:p>
          </table:table-cell>
          <table:table-cell office:value-type="float" office:value="91990" calcext:value-type="float">
            <text:p>91990</text:p>
          </table:table-cell>
          <table:table-cell office:value-type="string" calcext:value-type="string">
            <text:p>Thankyou so much :)</text:p>
          </table:table-cell>
          <table:table-cell/>
        </table:table-row>
        <table:table-row table:style-name="ro1">
          <table:table-cell office:value-type="float" office:value="125639" calcext:value-type="float">
            <text:p>125639</text:p>
          </table:table-cell>
          <table:table-cell office:value-type="float" office:value="0" calcext:value-type="float">
            <text:p>0</text:p>
          </table:table-cell>
          <table:table-cell office:value-type="float" office:value="829125" calcext:value-type="float">
            <text:p>829125</text:p>
          </table:table-cell>
          <table:table-cell office:value-type="float" office:value="78505" calcext:value-type="float">
            <text:p>78505</text:p>
          </table:table-cell>
          <table:table-cell office:value-type="string" calcext:value-type="string">
            <text:p>Your title is my new catchphrase!</text:p>
          </table:table-cell>
          <table:table-cell/>
        </table:table-row>
        <table:table-row table:style-name="ro1">
          <table:table-cell office:value-type="float" office:value="132558" calcext:value-type="float">
            <text:p>132558</text:p>
          </table:table-cell>
          <table:table-cell office:value-type="float" office:value="0" calcext:value-type="float">
            <text:p>0</text:p>
          </table:table-cell>
          <table:table-cell office:value-type="float" office:value="846232" calcext:value-type="float">
            <text:p>846232</text:p>
          </table:table-cell>
          <table:table-cell office:value-type="float" office:value="252719" calcext:value-type="float">
            <text:p>252719</text:p>
          </table:table-cell>
          <table:table-cell office:value-type="string" calcext:value-type="string">
            <text:p>[[@40080]] thanks....</text:p>
          </table:table-cell>
          <table:table-cell/>
        </table:table-row>
        <table:table-row table:style-name="ro1">
          <table:table-cell office:value-type="float" office:value="159223" calcext:value-type="float">
            <text:p>159223</text:p>
          </table:table-cell>
          <table:table-cell office:value-type="float" office:value="0" calcext:value-type="float">
            <text:p>0</text:p>
          </table:table-cell>
          <table:table-cell office:value-type="float" office:value="915031" calcext:value-type="float">
            <text:p>915031</text:p>
          </table:table-cell>
          <table:table-cell office:value-type="float" office:value="274797" calcext:value-type="float">
            <text:p>274797</text:p>
          </table:table-cell>
          <table:table-cell office:value-type="string" calcext:value-type="string">
            <text:p>[[@78416]] like travel videos? or something else?</text:p>
          </table:table-cell>
          <table:table-cell/>
        </table:table-row>
        <table:table-row table:style-name="ro1">
          <table:table-cell office:value-type="float" office:value="169389" calcext:value-type="float">
            <text:p>169389</text:p>
          </table:table-cell>
          <table:table-cell office:value-type="float" office:value="0" calcext:value-type="float">
            <text:p>0</text:p>
          </table:table-cell>
          <table:table-cell office:value-type="float" office:value="944265" calcext:value-type="float">
            <text:p>944265</text:p>
          </table:table-cell>
          <table:table-cell office:value-type="float" office:value="49815" calcext:value-type="float">
            <text:p>49815</text:p>
          </table:table-cell>
          <table:table-cell office:value-type="string" calcext:value-type="string">
            <text:p>Kya mast hai bhai</text:p>
          </table:table-cell>
          <table:table-cell/>
        </table:table-row>
        <table:table-row table:style-name="ro1">
          <table:table-cell office:value-type="float" office:value="417138" calcext:value-type="float">
            <text:p>417138</text:p>
          </table:table-cell>
          <table:table-cell office:value-type="float" office:value="0" calcext:value-type="float">
            <text:p>0</text:p>
          </table:table-cell>
          <table:table-cell office:value-type="float" office:value="2322433" calcext:value-type="float">
            <text:p>2322433</text:p>
          </table:table-cell>
          <table:table-cell office:value-type="float" office:value="13466" calcext:value-type="float">
            <text:p>13466</text:p>
          </table:table-cell>
          <table:table-cell office:value-type="string" calcext:value-type="string">
            <text:p>yaay! Garmin is in bangalore!</text:p>
          </table:table-cell>
          <table:table-cell/>
        </table:table-row>
        <table:table-row table:style-name="ro1">
          <table:table-cell office:value-type="float" office:value="4858" calcext:value-type="float">
            <text:p>4858</text:p>
          </table:table-cell>
          <table:table-cell office:value-type="float" office:value="0" calcext:value-type="float">
            <text:p>0</text:p>
          </table:table-cell>
          <table:table-cell office:value-type="float" office:value="113401" calcext:value-type="float">
            <text:p>113401</text:p>
          </table:table-cell>
          <table:table-cell office:value-type="float" office:value="33880" calcext:value-type="float">
            <text:p>33880</text:p>
          </table:table-cell>
          <table:table-cell office:value-type="string" calcext:value-type="string">
            <text:p>[[@1]]</text:p>
          </table:table-cell>
          <table:table-cell/>
        </table:table-row>
        <table:table-row table:style-name="ro1">
          <table:table-cell office:value-type="float" office:value="36962" calcext:value-type="float">
            <text:p>36962</text:p>
          </table:table-cell>
          <table:table-cell office:value-type="float" office:value="0" calcext:value-type="float">
            <text:p>0</text:p>
          </table:table-cell>
          <table:table-cell office:value-type="float" office:value="627668" calcext:value-type="float">
            <text:p>627668</text:p>
          </table:table-cell>
          <table:table-cell office:value-type="float" office:value="79016" calcext:value-type="float">
            <text:p>79016</text:p>
          </table:table-cell>
          <table:table-cell office:value-type="string" calcext:value-type="string">
            <text:p>masttt!!</text:p>
          </table:table-cell>
          <table:table-cell/>
        </table:table-row>
        <table:table-row table:style-name="ro1">
          <table:table-cell office:value-type="float" office:value="133972" calcext:value-type="float">
            <text:p>133972</text:p>
          </table:table-cell>
          <table:table-cell office:value-type="float" office:value="0" calcext:value-type="float">
            <text:p>0</text:p>
          </table:table-cell>
          <table:table-cell office:value-type="float" office:value="851654" calcext:value-type="float">
            <text:p>851654</text:p>
          </table:table-cell>
          <table:table-cell office:value-type="float" office:value="82569" calcext:value-type="float">
            <text:p>82569</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24903" calcext:value-type="float">
            <text:p>224903</text:p>
          </table:table-cell>
          <table:table-cell office:value-type="float" office:value="0" calcext:value-type="float">
            <text:p>0</text:p>
          </table:table-cell>
          <table:table-cell office:value-type="float" office:value="1158486" calcext:value-type="float">
            <text:p>1158486</text:p>
          </table:table-cell>
          <table:table-cell office:value-type="float" office:value="78352" calcext:value-type="float">
            <text:p>78352</text:p>
          </table:table-cell>
          <table:table-cell office:value-type="string" calcext:value-type="string">
            <text:p>Dum hai bhai!</text:p>
          </table:table-cell>
          <table:table-cell/>
        </table:table-row>
        <table:table-row table:style-name="ro1">
          <table:table-cell office:value-type="float" office:value="240156" calcext:value-type="float">
            <text:p>240156</text:p>
          </table:table-cell>
          <table:table-cell office:value-type="float" office:value="0" calcext:value-type="float">
            <text:p>0</text:p>
          </table:table-cell>
          <table:table-cell office:value-type="float" office:value="1199444" calcext:value-type="float">
            <text:p>1199444</text:p>
          </table:table-cell>
          <table:table-cell office:value-type="float" office:value="362188" calcext:value-type="float">
            <text:p>362188</text:p>
          </table:table-cell>
          <table:table-cell office:value-type="string" calcext:value-type="string">
            <text:p>lovely</text:p>
          </table:table-cell>
          <table:table-cell/>
        </table:table-row>
        <table:table-row table:style-name="ro1">
          <table:table-cell office:value-type="float" office:value="358537" calcext:value-type="float">
            <text:p>358537</text:p>
          </table:table-cell>
          <table:table-cell office:value-type="float" office:value="0" calcext:value-type="float">
            <text:p>0</text:p>
          </table:table-cell>
          <table:table-cell office:value-type="float" office:value="1985479" calcext:value-type="float">
            <text:p>1985479</text:p>
          </table:table-cell>
          <table:table-cell office:value-type="float" office:value="83020" calcext:value-type="float">
            <text:p>83020</text:p>
          </table:table-cell>
          <table:table-cell office:value-type="string" calcext:value-type="string">
            <text:p>Lage Raho Launde! Mast kaam kar rahe ho</text:p>
          </table:table-cell>
          <table:table-cell/>
        </table:table-row>
        <table:table-row table:style-name="ro1">
          <table:table-cell office:value-type="float" office:value="402612" calcext:value-type="float">
            <text:p>402612</text:p>
          </table:table-cell>
          <table:table-cell office:value-type="float" office:value="0" calcext:value-type="float">
            <text:p>0</text:p>
          </table:table-cell>
          <table:table-cell office:value-type="float" office:value="2271275" calcext:value-type="float">
            <text:p>2271275</text:p>
          </table:table-cell>
          <table:table-cell office:value-type="float" office:value="2457" calcext:value-type="float">
            <text:p>2457</text:p>
          </table:table-cell>
          <table:table-cell office:value-type="string" calcext:value-type="string">
            <text:p>What's up?</text:p>
          </table:table-cell>
          <table:table-cell/>
        </table:table-row>
        <table:table-row table:style-name="ro1">
          <table:table-cell office:value-type="float" office:value="451595" calcext:value-type="float">
            <text:p>451595</text:p>
          </table:table-cell>
          <table:table-cell office:value-type="float" office:value="0" calcext:value-type="float">
            <text:p>0</text:p>
          </table:table-cell>
          <table:table-cell office:value-type="float" office:value="2269162" calcext:value-type="float">
            <text:p>2269162</text:p>
          </table:table-cell>
          <table:table-cell office:value-type="float" office:value="1932681" calcext:value-type="float">
            <text:p>1932681</text:p>
          </table:table-cell>
          <table:table-cell office:value-type="string" calcext:value-type="string">
            <text:p>Aur randi</text:p>
          </table:table-cell>
          <table:table-cell/>
        </table:table-row>
        <table:table-row table:style-name="ro1">
          <table:table-cell office:value-type="float" office:value="118144" calcext:value-type="float">
            <text:p>118144</text:p>
          </table:table-cell>
          <table:table-cell office:value-type="float" office:value="0" calcext:value-type="float">
            <text:p>0</text:p>
          </table:table-cell>
          <table:table-cell office:value-type="float" office:value="200030" calcext:value-type="float">
            <text:p>200030</text:p>
          </table:table-cell>
          <table:table-cell office:value-type="float" office:value="84862" calcext:value-type="float">
            <text:p>8486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2">
          <table:table-cell office:value-type="float" office:value="199015" calcext:value-type="float">
            <text:p>199015</text:p>
          </table:table-cell>
          <table:table-cell office:value-type="float" office:value="0" calcext:value-type="float">
            <text:p>0</text:p>
          </table:table-cell>
          <table:table-cell office:value-type="float" office:value="1032595" calcext:value-type="float">
            <text:p>1032595</text:p>
          </table:table-cell>
          <table:table-cell office:value-type="float" office:value="300284" calcext:value-type="float">
            <text:p>300284</text:p>
          </table:table-cell>
          <table:table-cell office:value-type="string" calcext:value-type="string">
            <text:p>[[@52471]]  Well my trip to Leh was with my family so it didn’t turn out to be cheap :P  </text:p>
            <text:p>For cheap travel to Leh I’d say you should have a lot of holidays in your hand so you can go by road via Rohtang or via Srinagar in local buses which are cheap and easy to catch. For stay- there are plenty of hostels where you can crash. I hope it helps !</text:p>
          </table:table-cell>
          <table:table-cell/>
        </table:table-row>
        <table:table-row table:style-name="ro1">
          <table:table-cell office:value-type="float" office:value="227511" calcext:value-type="float">
            <text:p>227511</text:p>
          </table:table-cell>
          <table:table-cell office:value-type="float" office:value="0" calcext:value-type="float">
            <text:p>0</text:p>
          </table:table-cell>
          <table:table-cell office:value-type="float" office:value="571954" calcext:value-type="float">
            <text:p>571954</text:p>
          </table:table-cell>
          <table:table-cell office:value-type="float" office:value="39654" calcext:value-type="float">
            <text:p>39654</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50961" calcext:value-type="float">
            <text:p>350961</text:p>
          </table:table-cell>
          <table:table-cell office:value-type="float" office:value="0" calcext:value-type="float">
            <text:p>0</text:p>
          </table:table-cell>
          <table:table-cell office:value-type="float" office:value="1893379" calcext:value-type="float">
            <text:p>1893379</text:p>
          </table:table-cell>
          <table:table-cell office:value-type="float" office:value="84715" calcext:value-type="float">
            <text:p>84715</text:p>
          </table:table-cell>
          <table:table-cell office:value-type="string" calcext:value-type="string">
            <text:p>Awesome pictures, could you also share some videos of the placce?</text:p>
          </table:table-cell>
          <table:table-cell/>
        </table:table-row>
        <table:table-row table:style-name="ro1">
          <table:table-cell office:value-type="float" office:value="398698" calcext:value-type="float">
            <text:p>398698</text:p>
          </table:table-cell>
          <table:table-cell office:value-type="float" office:value="0" calcext:value-type="float">
            <text:p>0</text:p>
          </table:table-cell>
          <table:table-cell office:value-type="float" office:value="2295397" calcext:value-type="float">
            <text:p>2295397</text:p>
          </table:table-cell>
          <table:table-cell office:value-type="float" office:value="866094" calcext:value-type="float">
            <text:p>866094</text:p>
          </table:table-cell>
          <table:table-cell office:value-type="string" calcext:value-type="string">
            <text:p>Undoubtedly ?</text:p>
          </table:table-cell>
          <table:table-cell/>
        </table:table-row>
        <table:table-row table:style-name="ro1">
          <table:table-cell office:value-type="float" office:value="409126" calcext:value-type="float">
            <text:p>409126</text:p>
          </table:table-cell>
          <table:table-cell office:value-type="float" office:value="0" calcext:value-type="float">
            <text:p>0</text:p>
          </table:table-cell>
          <table:table-cell office:value-type="float" office:value="2305372" calcext:value-type="float">
            <text:p>2305372</text:p>
          </table:table-cell>
          <table:table-cell office:value-type="float" office:value="1207806" calcext:value-type="float">
            <text:p>1207806</text:p>
          </table:table-cell>
          <table:table-cell office:value-type="float" office:value="8239260600" calcext:value-type="float">
            <text:p>8239260600</text:p>
          </table:table-cell>
          <table:table-cell/>
        </table:table-row>
        <table:table-row table:style-name="ro1">
          <table:table-cell office:value-type="float" office:value="417192" calcext:value-type="float">
            <text:p>417192</text:p>
          </table:table-cell>
          <table:table-cell office:value-type="float" office:value="0" calcext:value-type="float">
            <text:p>0</text:p>
          </table:table-cell>
          <table:table-cell office:value-type="float" office:value="2327212" calcext:value-type="float">
            <text:p>2327212</text:p>
          </table:table-cell>
          <table:table-cell office:value-type="float" office:value="15837" calcext:value-type="float">
            <text:p>15837</text:p>
          </table:table-cell>
          <table:table-cell office:value-type="string" calcext:value-type="string">
            <text:p>i m going to be a chef.......hahaa</text:p>
          </table:table-cell>
          <table:table-cell/>
        </table:table-row>
        <table:table-row table:style-name="ro1">
          <table:table-cell office:value-type="float" office:value="450596" calcext:value-type="float">
            <text:p>450596</text:p>
          </table:table-cell>
          <table:table-cell office:value-type="float" office:value="0" calcext:value-type="float">
            <text:p>0</text:p>
          </table:table-cell>
          <table:table-cell office:value-type="float" office:value="2370480" calcext:value-type="float">
            <text:p>2370480</text:p>
          </table:table-cell>
          <table:table-cell office:value-type="float" office:value="1817170" calcext:value-type="float">
            <text:p>1817170</text:p>
          </table:table-cell>
          <table:table-cell office:value-type="string" calcext:value-type="string">
            <text:p>Nice</text:p>
          </table:table-cell>
          <table:table-cell/>
        </table:table-row>
        <table:table-row table:style-name="ro1">
          <table:table-cell office:value-type="float" office:value="80440" calcext:value-type="float">
            <text:p>80440</text:p>
          </table:table-cell>
          <table:table-cell office:value-type="float" office:value="0" calcext:value-type="float">
            <text:p>0</text:p>
          </table:table-cell>
          <table:table-cell office:value-type="float" office:value="739631" calcext:value-type="float">
            <text:p>739631</text:p>
          </table:table-cell>
          <table:table-cell office:value-type="float" office:value="84363" calcext:value-type="float">
            <text:p>84363</text:p>
          </table:table-cell>
          <table:table-cell office:value-type="string" calcext:value-type="string">
            <text:p>I would love to see your videos of this place!</text:p>
          </table:table-cell>
          <table:table-cell/>
        </table:table-row>
        <table:table-row table:style-name="ro1">
          <table:table-cell office:value-type="float" office:value="295695" calcext:value-type="float">
            <text:p>295695</text:p>
          </table:table-cell>
          <table:table-cell office:value-type="float" office:value="9010" calcext:value-type="float">
            <text:p>9010</text:p>
          </table:table-cell>
          <table:table-cell office:value-type="float" office:value="0" calcext:value-type="float">
            <text:p>0</text:p>
          </table:table-cell>
          <table:table-cell office:value-type="float" office:value="481327" calcext:value-type="float">
            <text:p>481327</text:p>
          </table:table-cell>
          <table:table-cell office:value-type="string" calcext:value-type="string">
            <text:p>Great clicks</text:p>
          </table:table-cell>
          <table:table-cell/>
        </table:table-row>
        <table:table-row table:style-name="ro1">
          <table:table-cell office:value-type="float" office:value="298850" calcext:value-type="float">
            <text:p>298850</text:p>
          </table:table-cell>
          <table:table-cell office:value-type="float" office:value="1170723" calcext:value-type="float">
            <text:p>1170723</text:p>
          </table:table-cell>
          <table:table-cell office:value-type="float" office:value="0" calcext:value-type="float">
            <text:p>0</text:p>
          </table:table-cell>
          <table:table-cell office:value-type="float" office:value="469136" calcext:value-type="float">
            <text:p>469136</text:p>
          </table:table-cell>
          <table:table-cell office:value-type="string" calcext:value-type="string">
            <text:p>Thuppa...Favorite dish of my palace</text:p>
          </table:table-cell>
          <table:table-cell/>
        </table:table-row>
        <table:table-row table:style-name="ro1">
          <table:table-cell office:value-type="float" office:value="337707" calcext:value-type="float">
            <text:p>337707</text:p>
          </table:table-cell>
          <table:table-cell office:value-type="float" office:value="0" calcext:value-type="float">
            <text:p>0</text:p>
          </table:table-cell>
          <table:table-cell office:value-type="float" office:value="1802281" calcext:value-type="float">
            <text:p>1802281</text:p>
          </table:table-cell>
          <table:table-cell office:value-type="float" office:value="20188" calcext:value-type="float">
            <text:p>20188</text:p>
          </table:table-cell>
          <table:table-cell office:value-type="string" calcext:value-type="string">
            <text:p>i'm so trying this sometime, do you have more experiences?</text:p>
          </table:table-cell>
          <table:table-cell/>
        </table:table-row>
        <table:table-row table:style-name="ro1">
          <table:table-cell office:value-type="float" office:value="450703" calcext:value-type="float">
            <text:p>450703</text:p>
          </table:table-cell>
          <table:table-cell office:value-type="float" office:value="0" calcext:value-type="float">
            <text:p>0</text:p>
          </table:table-cell>
          <table:table-cell office:value-type="float" office:value="2319615" calcext:value-type="float">
            <text:p>2319615</text:p>
          </table:table-cell>
          <table:table-cell office:value-type="float" office:value="1905181" calcext:value-type="float">
            <text:p>1905181</text:p>
          </table:table-cell>
          <table:table-cell office:value-type="string" calcext:value-type="string">
            <text:p>Www</text:p>
          </table:table-cell>
          <table:table-cell/>
        </table:table-row>
        <table:table-row table:style-name="ro1">
          <table:table-cell office:value-type="float" office:value="45056" calcext:value-type="float">
            <text:p>45056</text:p>
          </table:table-cell>
          <table:table-cell office:value-type="float" office:value="0" calcext:value-type="float">
            <text:p>0</text:p>
          </table:table-cell>
          <table:table-cell office:value-type="float" office:value="644706" calcext:value-type="float">
            <text:p>644706</text:p>
          </table:table-cell>
          <table:table-cell office:value-type="float" office:value="192630" calcext:value-type="float">
            <text:p>192630</text:p>
          </table:table-cell>
          <table:table-cell office:value-type="string" calcext:value-type="string">
            <text:p>Sure</text:p>
          </table:table-cell>
          <table:table-cell/>
        </table:table-row>
        <table:table-row table:style-name="ro1">
          <table:table-cell office:value-type="float" office:value="75905" calcext:value-type="float">
            <text:p>75905</text:p>
          </table:table-cell>
          <table:table-cell office:value-type="float" office:value="0" calcext:value-type="float">
            <text:p>0</text:p>
          </table:table-cell>
          <table:table-cell office:value-type="float" office:value="722236" calcext:value-type="float">
            <text:p>722236</text:p>
          </table:table-cell>
          <table:table-cell office:value-type="float" office:value="214480" calcext:value-type="float">
            <text:p>214480</text:p>
          </table:table-cell>
          <table:table-cell office:value-type="string" calcext:value-type="string">
            <text:p>Go early morning and you can visit many places near that beach and end the day with this beautiful view at beach</text:p>
          </table:table-cell>
          <table:table-cell/>
        </table:table-row>
        <table:table-row table:style-name="ro1">
          <table:table-cell office:value-type="float" office:value="92487" calcext:value-type="float">
            <text:p>92487</text:p>
          </table:table-cell>
          <table:table-cell office:value-type="float" office:value="0" calcext:value-type="float">
            <text:p>0</text:p>
          </table:table-cell>
          <table:table-cell office:value-type="float" office:value="756392" calcext:value-type="float">
            <text:p>756392</text:p>
          </table:table-cell>
          <table:table-cell office:value-type="float" office:value="224830" calcext:value-type="float">
            <text:p>224830</text:p>
          </table:table-cell>
          <table:table-cell office:value-type="string" calcext:value-type="string">
            <text:p>[[@84042]] thanks a ton</text:p>
          </table:table-cell>
          <table:table-cell/>
        </table:table-row>
        <table:table-row table:style-name="ro1">
          <table:table-cell office:value-type="float" office:value="152655" calcext:value-type="float">
            <text:p>152655</text:p>
          </table:table-cell>
          <table:table-cell office:value-type="float" office:value="0" calcext:value-type="float">
            <text:p>0</text:p>
          </table:table-cell>
          <table:table-cell office:value-type="float" office:value="707821" calcext:value-type="float">
            <text:p>707821</text:p>
          </table:table-cell>
          <table:table-cell office:value-type="float" office:value="160695" calcext:value-type="float">
            <text:p>160695</text:p>
          </table:table-cell>
          <table:table-cell office:value-type="string" calcext:value-type="string">
            <text:p>[[@267442]] :D</text:p>
          </table:table-cell>
          <table:table-cell/>
        </table:table-row>
        <table:table-row table:style-name="ro1">
          <table:table-cell office:value-type="float" office:value="229546" calcext:value-type="float">
            <text:p>229546</text:p>
          </table:table-cell>
          <table:table-cell office:value-type="float" office:value="0" calcext:value-type="float">
            <text:p>0</text:p>
          </table:table-cell>
          <table:table-cell office:value-type="float" office:value="1175213" calcext:value-type="float">
            <text:p>1175213</text:p>
          </table:table-cell>
          <table:table-cell office:value-type="float" office:value="45690" calcext:value-type="float">
            <text:p>45690</text:p>
          </table:table-cell>
          <table:table-cell office:value-type="string" calcext:value-type="string">
            <text:p>Wow! that's such a cool title! but the images were so blurry!</text:p>
          </table:table-cell>
          <table:table-cell/>
        </table:table-row>
        <table:table-row table:style-name="ro1">
          <table:table-cell office:value-type="float" office:value="266032" calcext:value-type="float">
            <text:p>266032</text:p>
          </table:table-cell>
          <table:table-cell office:value-type="float" office:value="0" calcext:value-type="float">
            <text:p>0</text:p>
          </table:table-cell>
          <table:table-cell office:value-type="float" office:value="1386622" calcext:value-type="float">
            <text:p>1386622</text:p>
          </table:table-cell>
          <table:table-cell office:value-type="float" office:value="86820" calcext:value-type="float">
            <text:p>8682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89619" calcext:value-type="float">
            <text:p>289619</text:p>
          </table:table-cell>
          <table:table-cell office:value-type="float" office:value="0" calcext:value-type="float">
            <text:p>0</text:p>
          </table:table-cell>
          <table:table-cell office:value-type="float" office:value="1529486" calcext:value-type="float">
            <text:p>1529486</text:p>
          </table:table-cell>
          <table:table-cell office:value-type="float" office:value="19735" calcext:value-type="float">
            <text:p>19735</text:p>
          </table:table-cell>
          <table:table-cell office:value-type="string" calcext:value-type="string">
            <text:p>Nice! Waiting for the next post in series <text:s/>?</text:p>
          </table:table-cell>
          <table:table-cell/>
        </table:table-row>
        <table:table-row table:style-name="ro1">
          <table:table-cell office:value-type="float" office:value="344991" calcext:value-type="float">
            <text:p>344991</text:p>
          </table:table-cell>
          <table:table-cell office:value-type="float" office:value="0" calcext:value-type="float">
            <text:p>0</text:p>
          </table:table-cell>
          <table:table-cell office:value-type="float" office:value="1846999" calcext:value-type="float">
            <text:p>1846999</text:p>
          </table:table-cell>
          <table:table-cell office:value-type="float" office:value="45659" calcext:value-type="float">
            <text:p>45659</text:p>
          </table:table-cell>
          <table:table-cell office:value-type="string" calcext:value-type="string">
            <text:p>Kya edit he.. mastt ekdum.</text:p>
          </table:table-cell>
          <table:table-cell/>
        </table:table-row>
        <table:table-row table:style-name="ro1">
          <table:table-cell office:value-type="float" office:value="356742" calcext:value-type="float">
            <text:p>356742</text:p>
          </table:table-cell>
          <table:table-cell office:value-type="float" office:value="0" calcext:value-type="float">
            <text:p>0</text:p>
          </table:table-cell>
          <table:table-cell office:value-type="float" office:value="1953666" calcext:value-type="float">
            <text:p>1953666</text:p>
          </table:table-cell>
          <table:table-cell office:value-type="float" office:value="79616" calcext:value-type="float">
            <text:p>79616</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421200" calcext:value-type="float">
            <text:p>421200</text:p>
          </table:table-cell>
          <table:table-cell office:value-type="float" office:value="0" calcext:value-type="float">
            <text:p>0</text:p>
          </table:table-cell>
          <table:table-cell office:value-type="float" office:value="2333595" calcext:value-type="float">
            <text:p>2333595</text:p>
          </table:table-cell>
          <table:table-cell office:value-type="float" office:value="16182" calcext:value-type="float">
            <text:p>16182</text:p>
          </table:table-cell>
          <table:table-cell office:value-type="string" calcext:value-type="string">
            <text:p>BACHHAN IS BACHHAN .IF U AGREE LIKE PLEASE,,﻿</text:p>
          </table:table-cell>
          <table:table-cell/>
        </table:table-row>
        <table:table-row table:style-name="ro1">
          <table:table-cell office:value-type="float" office:value="460088" calcext:value-type="float">
            <text:p>460088</text:p>
          </table:table-cell>
          <table:table-cell office:value-type="float" office:value="0" calcext:value-type="float">
            <text:p>0</text:p>
          </table:table-cell>
          <table:table-cell office:value-type="float" office:value="430558" calcext:value-type="float">
            <text:p>430558</text:p>
          </table:table-cell>
          <table:table-cell office:value-type="float" office:value="2159110" calcext:value-type="float">
            <text:p>2159110</text:p>
          </table:table-cell>
          <table:table-cell office:value-type="string" calcext:value-type="string">
            <text:p>Sa</text:p>
          </table:table-cell>
          <table:table-cell/>
        </table:table-row>
        <table:table-row table:style-name="ro1">
          <table:table-cell office:value-type="float" office:value="348" calcext:value-type="float">
            <text:p>348</text:p>
          </table:table-cell>
          <table:table-cell office:value-type="float" office:value="812" calcext:value-type="float">
            <text:p>812</text:p>
          </table:table-cell>
          <table:table-cell office:value-type="float" office:value="0" calcext:value-type="float">
            <text:p>0</text:p>
          </table:table-cell>
          <table:table-cell office:value-type="float" office:value="258" calcext:value-type="float">
            <text:p>258</text:p>
          </table:table-cell>
          <table:table-cell office:value-type="string" calcext:value-type="string">
            <text:p>[[@203]] i and it's raining again ðŸ˜•ðŸ˜ž</text:p>
          </table:table-cell>
          <table:table-cell/>
        </table:table-row>
        <table:table-row table:style-name="ro1">
          <table:table-cell office:value-type="float" office:value="49693" calcext:value-type="float">
            <text:p>49693</text:p>
          </table:table-cell>
          <table:table-cell office:value-type="float" office:value="0" calcext:value-type="float">
            <text:p>0</text:p>
          </table:table-cell>
          <table:table-cell office:value-type="float" office:value="655182" calcext:value-type="float">
            <text:p>655182</text:p>
          </table:table-cell>
          <table:table-cell office:value-type="float" office:value="42520" calcext:value-type="float">
            <text:p>4252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88535" calcext:value-type="float">
            <text:p>88535</text:p>
          </table:table-cell>
          <table:table-cell office:value-type="float" office:value="0" calcext:value-type="float">
            <text:p>0</text:p>
          </table:table-cell>
          <table:table-cell office:value-type="float" office:value="747172" calcext:value-type="float">
            <text:p>747172</text:p>
          </table:table-cell>
          <table:table-cell office:value-type="float" office:value="80580" calcext:value-type="float">
            <text:p>8058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04158" calcext:value-type="float">
            <text:p>104158</text:p>
          </table:table-cell>
          <table:table-cell office:value-type="float" office:value="0" calcext:value-type="float">
            <text:p>0</text:p>
          </table:table-cell>
          <table:table-cell office:value-type="float" office:value="785226" calcext:value-type="float">
            <text:p>785226</text:p>
          </table:table-cell>
          <table:table-cell office:value-type="float" office:value="83491" calcext:value-type="float">
            <text:p>83491</text:p>
          </table:table-cell>
          <table:table-cell office:value-type="string" calcext:value-type="string">
            <text:p>Keep going ??</text:p>
          </table:table-cell>
          <table:table-cell/>
        </table:table-row>
        <table:table-row table:style-name="ro1">
          <table:table-cell office:value-type="float" office:value="109499" calcext:value-type="float">
            <text:p>109499</text:p>
          </table:table-cell>
          <table:table-cell office:value-type="float" office:value="0" calcext:value-type="float">
            <text:p>0</text:p>
          </table:table-cell>
          <table:table-cell office:value-type="float" office:value="797571" calcext:value-type="float">
            <text:p>797571</text:p>
          </table:table-cell>
          <table:table-cell office:value-type="float" office:value="86200" calcext:value-type="float">
            <text:p>86200</text:p>
          </table:table-cell>
          <table:table-cell office:value-type="string" calcext:value-type="string">
            <text:p>Awesome! I too am heading there next week</text:p>
          </table:table-cell>
          <table:table-cell/>
        </table:table-row>
        <table:table-row table:style-name="ro1">
          <table:table-cell office:value-type="float" office:value="145567" calcext:value-type="float">
            <text:p>145567</text:p>
          </table:table-cell>
          <table:table-cell office:value-type="float" office:value="0" calcext:value-type="float">
            <text:p>0</text:p>
          </table:table-cell>
          <table:table-cell office:value-type="float" office:value="852678" calcext:value-type="float">
            <text:p>852678</text:p>
          </table:table-cell>
          <table:table-cell office:value-type="float" office:value="263838" calcext:value-type="float">
            <text:p>263838</text:p>
          </table:table-cell>
          <table:table-cell office:value-type="string" calcext:value-type="string">
            <text:p>Cool place...gotta pay a visit soon</text:p>
          </table:table-cell>
          <table:table-cell/>
        </table:table-row>
        <table:table-row table:style-name="ro1">
          <table:table-cell office:value-type="float" office:value="426012" calcext:value-type="float">
            <text:p>426012</text:p>
          </table:table-cell>
          <table:table-cell office:value-type="float" office:value="0" calcext:value-type="float">
            <text:p>0</text:p>
          </table:table-cell>
          <table:table-cell office:value-type="float" office:value="109459" calcext:value-type="float">
            <text:p>109459</text:p>
          </table:table-cell>
          <table:table-cell office:value-type="float" office:value="24673" calcext:value-type="float">
            <text:p>24673</text:p>
          </table:table-cell>
          <table:table-cell office:value-type="string" calcext:value-type="string">
            <text:p>lovely place</text:p>
          </table:table-cell>
          <table:table-cell/>
        </table:table-row>
        <table:table-row table:style-name="ro1">
          <table:table-cell office:value-type="float" office:value="2579" calcext:value-type="float">
            <text:p>2579</text:p>
          </table:table-cell>
          <table:table-cell office:value-type="float" office:value="2933" calcext:value-type="float">
            <text:p>2933</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hey</text:p>
          </table:table-cell>
          <table:table-cell/>
        </table:table-row>
        <table:table-row table:style-name="ro1">
          <table:table-cell office:value-type="float" office:value="7950" calcext:value-type="float">
            <text:p>7950</text:p>
          </table:table-cell>
          <table:table-cell office:value-type="float" office:value="0" calcext:value-type="float">
            <text:p>0</text:p>
          </table:table-cell>
          <table:table-cell office:value-type="float" office:value="46509" calcext:value-type="float">
            <text:p>46509</text:p>
          </table:table-cell>
          <table:table-cell office:value-type="float" office:value="6576" calcext:value-type="float">
            <text:p>6576</text:p>
          </table:table-cell>
          <table:table-cell office:value-type="string" calcext:value-type="string">
            <text:p>nice photos!!</text:p>
          </table:table-cell>
          <table:table-cell/>
        </table:table-row>
        <table:table-row table:style-name="ro1">
          <table:table-cell office:value-type="float" office:value="14192" calcext:value-type="float">
            <text:p>14192</text:p>
          </table:table-cell>
          <table:table-cell office:value-type="float" office:value="0" calcext:value-type="float">
            <text:p>0</text:p>
          </table:table-cell>
          <table:table-cell office:value-type="float" office:value="462037" calcext:value-type="float">
            <text:p>462037</text:p>
          </table:table-cell>
          <table:table-cell office:value-type="float" office:value="20784" calcext:value-type="float">
            <text:p>20784</text:p>
          </table:table-cell>
          <table:table-cell office:value-type="string" calcext:value-type="string">
            <text:p>[[@15790]] thanx?</text:p>
          </table:table-cell>
          <table:table-cell/>
        </table:table-row>
        <table:table-row table:style-name="ro1">
          <table:table-cell office:value-type="float" office:value="71553" calcext:value-type="float">
            <text:p>71553</text:p>
          </table:table-cell>
          <table:table-cell office:value-type="float" office:value="0" calcext:value-type="float">
            <text:p>0</text:p>
          </table:table-cell>
          <table:table-cell office:value-type="float" office:value="709089" calcext:value-type="float">
            <text:p>709089</text:p>
          </table:table-cell>
          <table:table-cell office:value-type="float" office:value="209636" calcext:value-type="float">
            <text:p>209636</text:p>
          </table:table-cell>
          <table:table-cell office:value-type="string" calcext:value-type="string">
            <text:p>Yup thank you</text:p>
          </table:table-cell>
          <table:table-cell/>
        </table:table-row>
        <table:table-row table:style-name="ro1">
          <table:table-cell office:value-type="float" office:value="86250" calcext:value-type="float">
            <text:p>86250</text:p>
          </table:table-cell>
          <table:table-cell office:value-type="float" office:value="0" calcext:value-type="float">
            <text:p>0</text:p>
          </table:table-cell>
          <table:table-cell office:value-type="float" office:value="716678" calcext:value-type="float">
            <text:p>716678</text:p>
          </table:table-cell>
          <table:table-cell office:value-type="float" office:value="203547" calcext:value-type="float">
            <text:p>203547</text:p>
          </table:table-cell>
          <table:table-cell office:value-type="string" calcext:value-type="string">
            <text:p>Wht the hell u talking</text:p>
          </table:table-cell>
          <table:table-cell/>
        </table:table-row>
        <table:table-row table:style-name="ro1">
          <table:table-cell office:value-type="float" office:value="89172" calcext:value-type="float">
            <text:p>89172</text:p>
          </table:table-cell>
          <table:table-cell office:value-type="float" office:value="0" calcext:value-type="float">
            <text:p>0</text:p>
          </table:table-cell>
          <table:table-cell office:value-type="float" office:value="752691" calcext:value-type="float">
            <text:p>752691</text:p>
          </table:table-cell>
          <table:table-cell office:value-type="float" office:value="85081" calcext:value-type="float">
            <text:p>85081</text:p>
          </table:table-cell>
          <table:table-cell office:value-type="string" calcext:value-type="string">
            <text:p>Kya edit he.. mastt ekdum.</text:p>
          </table:table-cell>
          <table:table-cell/>
        </table:table-row>
        <table:table-row table:style-name="ro1">
          <table:table-cell office:value-type="float" office:value="116226" calcext:value-type="float">
            <text:p>116226</text:p>
          </table:table-cell>
          <table:table-cell office:value-type="float" office:value="0" calcext:value-type="float">
            <text:p>0</text:p>
          </table:table-cell>
          <table:table-cell office:value-type="float" office:value="815488" calcext:value-type="float">
            <text:p>815488</text:p>
          </table:table-cell>
          <table:table-cell office:value-type="float" office:value="77839" calcext:value-type="float">
            <text:p>77839</text:p>
          </table:table-cell>
          <table:table-cell office:value-type="string" calcext:value-type="string">
            <text:p>Kya edit he.. mastt ekdum.</text:p>
          </table:table-cell>
          <table:table-cell/>
        </table:table-row>
        <table:table-row table:style-name="ro1">
          <table:table-cell office:value-type="float" office:value="119716" calcext:value-type="float">
            <text:p>119716</text:p>
          </table:table-cell>
          <table:table-cell office:value-type="float" office:value="0" calcext:value-type="float">
            <text:p>0</text:p>
          </table:table-cell>
          <table:table-cell office:value-type="float" office:value="100415" calcext:value-type="float">
            <text:p>100415</text:p>
          </table:table-cell>
          <table:table-cell office:value-type="float" office:value="49852" calcext:value-type="float">
            <text:p>49852</text:p>
          </table:table-cell>
          <table:table-cell office:value-type="string" calcext:value-type="string">
            <text:p>Mast ekdum</text:p>
          </table:table-cell>
          <table:table-cell/>
        </table:table-row>
        <table:table-row table:style-name="ro1">
          <table:table-cell office:value-type="float" office:value="301995" calcext:value-type="float">
            <text:p>301995</text:p>
          </table:table-cell>
          <table:table-cell office:value-type="float" office:value="0" calcext:value-type="float">
            <text:p>0</text:p>
          </table:table-cell>
          <table:table-cell office:value-type="float" office:value="1595054" calcext:value-type="float">
            <text:p>1595054</text:p>
          </table:table-cell>
          <table:table-cell office:value-type="float" office:value="41211" calcext:value-type="float">
            <text:p>41211</text:p>
          </table:table-cell>
          <table:table-cell office:value-type="string" calcext:value-type="string">
            <text:p>i'm so trying this sometime, do you have more experiences?</text:p>
          </table:table-cell>
          <table:table-cell/>
        </table:table-row>
        <table:table-row table:style-name="ro1">
          <table:table-cell office:value-type="float" office:value="317431" calcext:value-type="float">
            <text:p>317431</text:p>
          </table:table-cell>
          <table:table-cell office:value-type="float" office:value="1276842" calcext:value-type="float">
            <text:p>1276842</text:p>
          </table:table-cell>
          <table:table-cell office:value-type="float" office:value="0" calcext:value-type="float">
            <text:p>0</text:p>
          </table:table-cell>
          <table:table-cell office:value-type="float" office:value="380757" calcext:value-type="float">
            <text:p>380757</text:p>
          </table:table-cell>
          <table:table-cell office:value-type="string" calcext:value-type="string">
            <text:p>Check my YouTube channel for full video including Itenary, places visited and shopping</text:p>
          </table:table-cell>
          <table:table-cell/>
        </table:table-row>
        <table:table-row table:style-name="ro1">
          <table:table-cell office:value-type="float" office:value="327264" calcext:value-type="float">
            <text:p>327264</text:p>
          </table:table-cell>
          <table:table-cell office:value-type="float" office:value="0" calcext:value-type="float">
            <text:p>0</text:p>
          </table:table-cell>
          <table:table-cell office:value-type="float" office:value="1751634" calcext:value-type="float">
            <text:p>1751634</text:p>
          </table:table-cell>
          <table:table-cell office:value-type="float" office:value="41453" calcext:value-type="float">
            <text:p>41453</text:p>
          </table:table-cell>
          <table:table-cell office:value-type="string" calcext:value-type="string">
            <text:p>amazing stories! when can i read your next adventure?</text:p>
          </table:table-cell>
          <table:table-cell/>
        </table:table-row>
        <table:table-row table:style-name="ro1">
          <table:table-cell office:value-type="float" office:value="79259" calcext:value-type="float">
            <text:p>79259</text:p>
          </table:table-cell>
          <table:table-cell office:value-type="float" office:value="0" calcext:value-type="float">
            <text:p>0</text:p>
          </table:table-cell>
          <table:table-cell office:value-type="float" office:value="731471" calcext:value-type="float">
            <text:p>731471</text:p>
          </table:table-cell>
          <table:table-cell office:value-type="float" office:value="40552" calcext:value-type="float">
            <text:p>40552</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04988" calcext:value-type="float">
            <text:p>104988</text:p>
          </table:table-cell>
          <table:table-cell office:value-type="float" office:value="0" calcext:value-type="float">
            <text:p>0</text:p>
          </table:table-cell>
          <table:table-cell office:value-type="float" office:value="787674" calcext:value-type="float">
            <text:p>787674</text:p>
          </table:table-cell>
          <table:table-cell office:value-type="float" office:value="39964" calcext:value-type="float">
            <text:p>39964</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19148" calcext:value-type="float">
            <text:p>119148</text:p>
          </table:table-cell>
          <table:table-cell office:value-type="float" office:value="0" calcext:value-type="float">
            <text:p>0</text:p>
          </table:table-cell>
          <table:table-cell office:value-type="float" office:value="757490" calcext:value-type="float">
            <text:p>757490</text:p>
          </table:table-cell>
          <table:table-cell office:value-type="float" office:value="25106" calcext:value-type="float">
            <text:p>25106</text:p>
          </table:table-cell>
          <table:table-cell office:value-type="string" calcext:value-type="string">
            <text:p>[[@221410]] It was a normal tour which became a little adventurous ??</text:p>
          </table:table-cell>
          <table:table-cell/>
        </table:table-row>
        <table:table-row table:style-name="ro1">
          <table:table-cell office:value-type="float" office:value="157744" calcext:value-type="float">
            <text:p>157744</text:p>
          </table:table-cell>
          <table:table-cell office:value-type="float" office:value="0" calcext:value-type="float">
            <text:p>0</text:p>
          </table:table-cell>
          <table:table-cell office:value-type="float" office:value="911686" calcext:value-type="float">
            <text:p>911686</text:p>
          </table:table-cell>
          <table:table-cell office:value-type="float" office:value="76323" calcext:value-type="float">
            <text:p>7632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14196" calcext:value-type="float">
            <text:p>214196</text:p>
          </table:table-cell>
          <table:table-cell office:value-type="float" office:value="0" calcext:value-type="float">
            <text:p>0</text:p>
          </table:table-cell>
          <table:table-cell office:value-type="float" office:value="1101172" calcext:value-type="float">
            <text:p>1101172</text:p>
          </table:table-cell>
          <table:table-cell office:value-type="float" office:value="85005" calcext:value-type="float">
            <text:p>85005</text:p>
          </table:table-cell>
          <table:table-cell office:value-type="string" calcext:value-type="string">
            <text:p>i'm so trying this sometime, do you have more experiences?</text:p>
          </table:table-cell>
          <table:table-cell/>
        </table:table-row>
        <table:table-row table:style-name="ro1">
          <table:table-cell office:value-type="float" office:value="218201" calcext:value-type="float">
            <text:p>218201</text:p>
          </table:table-cell>
          <table:table-cell office:value-type="float" office:value="0" calcext:value-type="float">
            <text:p>0</text:p>
          </table:table-cell>
          <table:table-cell office:value-type="float" office:value="1123545" calcext:value-type="float">
            <text:p>1123545</text:p>
          </table:table-cell>
          <table:table-cell office:value-type="float" office:value="77652" calcext:value-type="float">
            <text:p>77652</text:p>
          </table:table-cell>
          <table:table-cell office:value-type="string" calcext:value-type="string">
            <text:p>Chal yaha jaate hai, chal waha jaate hai :D</text:p>
          </table:table-cell>
          <table:table-cell/>
        </table:table-row>
        <table:table-row table:style-name="ro1">
          <table:table-cell office:value-type="float" office:value="261166" calcext:value-type="float">
            <text:p>261166</text:p>
          </table:table-cell>
          <table:table-cell office:value-type="float" office:value="0" calcext:value-type="float">
            <text:p>0</text:p>
          </table:table-cell>
          <table:table-cell office:value-type="float" office:value="1228504" calcext:value-type="float">
            <text:p>1228504</text:p>
          </table:table-cell>
          <table:table-cell office:value-type="float" office:value="86245" calcext:value-type="float">
            <text:p>86245</text:p>
          </table:table-cell>
          <table:table-cell office:value-type="string" calcext:value-type="string">
            <text:p>I would love to see your videos of this place!</text:p>
          </table:table-cell>
          <table:table-cell/>
        </table:table-row>
        <table:table-row table:style-name="ro1">
          <table:table-cell office:value-type="float" office:value="264166" calcext:value-type="float">
            <text:p>264166</text:p>
          </table:table-cell>
          <table:table-cell office:value-type="float" office:value="0" calcext:value-type="float">
            <text:p>0</text:p>
          </table:table-cell>
          <table:table-cell office:value-type="float" office:value="1377538" calcext:value-type="float">
            <text:p>1377538</text:p>
          </table:table-cell>
          <table:table-cell office:value-type="float" office:value="40447" calcext:value-type="float">
            <text:p>40447</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98623" calcext:value-type="float">
            <text:p>298623</text:p>
          </table:table-cell>
          <table:table-cell office:value-type="float" office:value="0" calcext:value-type="float">
            <text:p>0</text:p>
          </table:table-cell>
          <table:table-cell office:value-type="float" office:value="1559142" calcext:value-type="float">
            <text:p>1559142</text:p>
          </table:table-cell>
          <table:table-cell office:value-type="float" office:value="419424" calcext:value-type="float">
            <text:p>419424</text:p>
          </table:table-cell>
          <table:table-cell office:value-type="string" calcext:value-type="string">
            <text:p>[[@1]]</text:p>
          </table:table-cell>
          <table:table-cell/>
        </table:table-row>
        <table:table-row table:style-name="ro1">
          <table:table-cell office:value-type="float" office:value="322106" calcext:value-type="float">
            <text:p>322106</text:p>
          </table:table-cell>
          <table:table-cell office:value-type="float" office:value="1302845" calcext:value-type="float">
            <text:p>1302845</text:p>
          </table:table-cell>
          <table:table-cell office:value-type="float" office:value="0" calcext:value-type="float">
            <text:p>0</text:p>
          </table:table-cell>
          <table:table-cell office:value-type="float" office:value="530282" calcext:value-type="float">
            <text:p>530282</text:p>
          </table:table-cell>
          <table:table-cell office:value-type="string" calcext:value-type="string">
            <text:p>[[@1]] l</text:p>
          </table:table-cell>
          <table:table-cell/>
        </table:table-row>
        <table:table-row table:style-name="ro1">
          <table:table-cell office:value-type="float" office:value="382035" calcext:value-type="float">
            <text:p>382035</text:p>
          </table:table-cell>
          <table:table-cell office:value-type="float" office:value="0" calcext:value-type="float">
            <text:p>0</text:p>
          </table:table-cell>
          <table:table-cell office:value-type="float" office:value="2132410" calcext:value-type="float">
            <text:p>2132410</text:p>
          </table:table-cell>
          <table:table-cell office:value-type="float" office:value="825000" calcext:value-type="float">
            <text:p>825000</text:p>
          </table:table-cell>
          <table:table-cell office:value-type="string" calcext:value-type="string">
            <text:p>Hi</text:p>
          </table:table-cell>
          <table:table-cell/>
        </table:table-row>
        <table:table-row table:style-name="ro1">
          <table:table-cell office:value-type="float" office:value="447298" calcext:value-type="float">
            <text:p>447298</text:p>
          </table:table-cell>
          <table:table-cell office:value-type="float" office:value="0" calcext:value-type="float">
            <text:p>0</text:p>
          </table:table-cell>
          <table:table-cell office:value-type="float" office:value="2186708" calcext:value-type="float">
            <text:p>2186708</text:p>
          </table:table-cell>
          <table:table-cell office:value-type="float" office:value="1825638" calcext:value-type="float">
            <text:p>1825638</text:p>
          </table:table-cell>
          <table:table-cell office:value-type="string" calcext:value-type="string">
            <text:p>Goid</text:p>
          </table:table-cell>
          <table:table-cell/>
        </table:table-row>
        <table:table-row table:style-name="ro1">
          <table:table-cell office:value-type="float" office:value="461051" calcext:value-type="float">
            <text:p>461051</text:p>
          </table:table-cell>
          <table:table-cell office:value-type="float" office:value="0" calcext:value-type="float">
            <text:p>0</text:p>
          </table:table-cell>
          <table:table-cell office:value-type="float" office:value="2373724" calcext:value-type="float">
            <text:p>2373724</text:p>
          </table:table-cell>
          <table:table-cell office:value-type="float" office:value="111949" calcext:value-type="float">
            <text:p>111949</text:p>
          </table:table-cell>
          <table:table-cell office:value-type="string" calcext:value-type="string">
            <text:p>Why to waste energy when I can sleep and sleep and sleep.. ???</text:p>
          </table:table-cell>
          <table:table-cell/>
        </table:table-row>
        <table:table-row table:style-name="ro1">
          <table:table-cell office:value-type="float" office:value="22192" calcext:value-type="float">
            <text:p>22192</text:p>
          </table:table-cell>
          <table:table-cell office:value-type="float" office:value="261332" calcext:value-type="float">
            <text:p>261332</text:p>
          </table:table-cell>
          <table:table-cell office:value-type="float" office:value="0" calcext:value-type="float">
            <text:p>0</text:p>
          </table:table-cell>
          <table:table-cell office:value-type="float" office:value="89627" calcext:value-type="float">
            <text:p>89627</text:p>
          </table:table-cell>
          <table:table-cell office:value-type="string" calcext:value-type="string">
            <text:p>[[@1]]</text:p>
          </table:table-cell>
          <table:table-cell/>
        </table:table-row>
        <table:table-row table:style-name="ro2">
          <table:table-cell office:value-type="float" office:value="44112" calcext:value-type="float">
            <text:p>44112</text:p>
          </table:table-cell>
          <table:table-cell office:value-type="float" office:value="0" calcext:value-type="float">
            <text:p>0</text:p>
          </table:table-cell>
          <table:table-cell office:value-type="float" office:value="641828" calcext:value-type="float">
            <text:p>641828</text:p>
          </table:table-cell>
          <table:table-cell office:value-type="float" office:value="191737" calcext:value-type="float">
            <text:p>191737</text:p>
          </table:table-cell>
          <table:table-cell office:value-type="string" calcext:value-type="string">
            <text:p>[[@40902]] Thankyou </text:p>
            <text:p>Android devices mostly.</text:p>
          </table:table-cell>
          <table:table-cell/>
        </table:table-row>
        <table:table-row table:style-name="ro1">
          <table:table-cell office:value-type="float" office:value="61217" calcext:value-type="float">
            <text:p>61217</text:p>
          </table:table-cell>
          <table:table-cell office:value-type="float" office:value="0" calcext:value-type="float">
            <text:p>0</text:p>
          </table:table-cell>
          <table:table-cell office:value-type="float" office:value="681191" calcext:value-type="float">
            <text:p>681191</text:p>
          </table:table-cell>
          <table:table-cell office:value-type="float" office:value="203339" calcext:value-type="float">
            <text:p>203339</text:p>
          </table:table-cell>
          <table:table-cell office:value-type="string" calcext:value-type="string">
            <text:p>Thanks @Rameshwari</text:p>
          </table:table-cell>
          <table:table-cell/>
        </table:table-row>
        <table:table-row table:style-name="ro1">
          <table:table-cell office:value-type="float" office:value="115022" calcext:value-type="float">
            <text:p>115022</text:p>
          </table:table-cell>
          <table:table-cell office:value-type="float" office:value="0" calcext:value-type="float">
            <text:p>0</text:p>
          </table:table-cell>
          <table:table-cell office:value-type="float" office:value="812721" calcext:value-type="float">
            <text:p>812721</text:p>
          </table:table-cell>
          <table:table-cell office:value-type="float" office:value="242056" calcext:value-type="float">
            <text:p>242056</text:p>
          </table:table-cell>
          <table:table-cell office:value-type="string" calcext:value-type="string">
            <text:p>Thank you very much :-)</text:p>
          </table:table-cell>
          <table:table-cell/>
        </table:table-row>
        <table:table-row table:style-name="ro1">
          <table:table-cell office:value-type="float" office:value="115659" calcext:value-type="float">
            <text:p>115659</text:p>
          </table:table-cell>
          <table:table-cell office:value-type="float" office:value="0" calcext:value-type="float">
            <text:p>0</text:p>
          </table:table-cell>
          <table:table-cell office:value-type="float" office:value="813229" calcext:value-type="float">
            <text:p>813229</text:p>
          </table:table-cell>
          <table:table-cell office:value-type="float" office:value="83217" calcext:value-type="float">
            <text:p>83217</text:p>
          </table:table-cell>
          <table:table-cell office:value-type="string" calcext:value-type="string">
            <text:p>The images in your trail are so amazing and clear!</text:p>
          </table:table-cell>
          <table:table-cell/>
        </table:table-row>
        <table:table-row table:style-name="ro1">
          <table:table-cell office:value-type="float" office:value="175255" calcext:value-type="float">
            <text:p>175255</text:p>
          </table:table-cell>
          <table:table-cell office:value-type="float" office:value="0" calcext:value-type="float">
            <text:p>0</text:p>
          </table:table-cell>
          <table:table-cell office:value-type="float" office:value="960877" calcext:value-type="float">
            <text:p>960877</text:p>
          </table:table-cell>
          <table:table-cell office:value-type="float" office:value="86386" calcext:value-type="float">
            <text:p>86386</text:p>
          </table:table-cell>
          <table:table-cell office:value-type="string" calcext:value-type="string">
            <text:p>The content and the images don't sit well with one another!</text:p>
          </table:table-cell>
          <table:table-cell/>
        </table:table-row>
        <table:table-row table:style-name="ro1">
          <table:table-cell office:value-type="float" office:value="231875" calcext:value-type="float">
            <text:p>231875</text:p>
          </table:table-cell>
          <table:table-cell office:value-type="float" office:value="0" calcext:value-type="float">
            <text:p>0</text:p>
          </table:table-cell>
          <table:table-cell office:value-type="float" office:value="1180355" calcext:value-type="float">
            <text:p>1180355</text:p>
          </table:table-cell>
          <table:table-cell office:value-type="float" office:value="136355" calcext:value-type="float">
            <text:p>136355</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19068" calcext:value-type="float">
            <text:p>319068</text:p>
          </table:table-cell>
          <table:table-cell office:value-type="float" office:value="0" calcext:value-type="float">
            <text:p>0</text:p>
          </table:table-cell>
          <table:table-cell office:value-type="float" office:value="1697079" calcext:value-type="float">
            <text:p>1697079</text:p>
          </table:table-cell>
          <table:table-cell office:value-type="float" office:value="135702" calcext:value-type="float">
            <text:p>13570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58674" calcext:value-type="float">
            <text:p>358674</text:p>
          </table:table-cell>
          <table:table-cell office:value-type="float" office:value="0" calcext:value-type="float">
            <text:p>0</text:p>
          </table:table-cell>
          <table:table-cell office:value-type="float" office:value="1985071" calcext:value-type="float">
            <text:p>1985071</text:p>
          </table:table-cell>
          <table:table-cell office:value-type="float" office:value="40169" calcext:value-type="float">
            <text:p>40169</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410284" calcext:value-type="float">
            <text:p>410284</text:p>
          </table:table-cell>
          <table:table-cell office:value-type="float" office:value="0" calcext:value-type="float">
            <text:p>0</text:p>
          </table:table-cell>
          <table:table-cell office:value-type="float" office:value="2312746" calcext:value-type="float">
            <text:p>2312746</text:p>
          </table:table-cell>
          <table:table-cell office:value-type="float" office:value="1247640" calcext:value-type="float">
            <text:p>1247640</text:p>
          </table:table-cell>
          <table:table-cell office:value-type="string" calcext:value-type="string">
            <text:p>Boss</text:p>
          </table:table-cell>
          <table:table-cell/>
        </table:table-row>
        <table:table-row table:style-name="ro1">
          <table:table-cell office:value-type="float" office:value="416425" calcext:value-type="float">
            <text:p>416425</text:p>
          </table:table-cell>
          <table:table-cell office:value-type="float" office:value="0" calcext:value-type="float">
            <text:p>0</text:p>
          </table:table-cell>
          <table:table-cell office:value-type="float" office:value="2332348" calcext:value-type="float">
            <text:p>2332348</text:p>
          </table:table-cell>
          <table:table-cell office:value-type="float" office:value="2039" calcext:value-type="float">
            <text:p>2039</text:p>
          </table:table-cell>
          <table:table-cell office:value-type="string" calcext:value-type="string">
            <text:p>great work son</text:p>
          </table:table-cell>
          <table:table-cell/>
        </table:table-row>
        <table:table-row table:style-name="ro1">
          <table:table-cell office:value-type="float" office:value="461847" calcext:value-type="float">
            <text:p>461847</text:p>
          </table:table-cell>
          <table:table-cell office:value-type="float" office:value="0" calcext:value-type="float">
            <text:p>0</text:p>
          </table:table-cell>
          <table:table-cell office:value-type="float" office:value="2327884" calcext:value-type="float">
            <text:p>2327884</text:p>
          </table:table-cell>
          <table:table-cell office:value-type="float" office:value="2143082" calcext:value-type="float">
            <text:p>2143082</text:p>
          </table:table-cell>
          <table:table-cell office:value-type="string" calcext:value-type="string">
            <text:p>Good</text:p>
          </table:table-cell>
          <table:table-cell/>
        </table:table-row>
        <table:table-row table:style-name="ro1">
          <table:table-cell office:value-type="float" office:value="44746" calcext:value-type="float">
            <text:p>44746</text:p>
          </table:table-cell>
          <table:table-cell office:value-type="float" office:value="0" calcext:value-type="float">
            <text:p>0</text:p>
          </table:table-cell>
          <table:table-cell office:value-type="float" office:value="643643" calcext:value-type="float">
            <text:p>643643</text:p>
          </table:table-cell>
          <table:table-cell office:value-type="float" office:value="192333" calcext:value-type="float">
            <text:p>192333</text:p>
          </table:table-cell>
          <table:table-cell office:value-type="string" calcext:value-type="string">
            <text:p>[[@85449]] thanks</text:p>
          </table:table-cell>
          <table:table-cell/>
        </table:table-row>
        <table:table-row table:style-name="ro1">
          <table:table-cell office:value-type="float" office:value="69793" calcext:value-type="float">
            <text:p>69793</text:p>
          </table:table-cell>
          <table:table-cell office:value-type="float" office:value="0" calcext:value-type="float">
            <text:p>0</text:p>
          </table:table-cell>
          <table:table-cell office:value-type="float" office:value="686464" calcext:value-type="float">
            <text:p>686464</text:p>
          </table:table-cell>
          <table:table-cell office:value-type="float" office:value="204748" calcext:value-type="float">
            <text:p>204748</text:p>
          </table:table-cell>
          <table:table-cell office:value-type="string" calcext:value-type="string">
            <text:p>Thanks [[@11239]]</text:p>
          </table:table-cell>
          <table:table-cell/>
        </table:table-row>
        <table:table-row table:style-name="ro1">
          <table:table-cell office:value-type="float" office:value="72306" calcext:value-type="float">
            <text:p>72306</text:p>
          </table:table-cell>
          <table:table-cell office:value-type="float" office:value="0" calcext:value-type="float">
            <text:p>0</text:p>
          </table:table-cell>
          <table:table-cell office:value-type="float" office:value="712376" calcext:value-type="float">
            <text:p>712376</text:p>
          </table:table-cell>
          <table:table-cell office:value-type="float" office:value="83683" calcext:value-type="float">
            <text:p>83683</text:p>
          </table:table-cell>
          <table:table-cell office:value-type="string" calcext:value-type="string">
            <text:p>The content and the images don't sit well with one another!</text:p>
          </table:table-cell>
          <table:table-cell/>
        </table:table-row>
        <table:table-row table:style-name="ro1">
          <table:table-cell office:value-type="float" office:value="77692" calcext:value-type="float">
            <text:p>77692</text:p>
          </table:table-cell>
          <table:table-cell office:value-type="float" office:value="0" calcext:value-type="float">
            <text:p>0</text:p>
          </table:table-cell>
          <table:table-cell office:value-type="float" office:value="728550" calcext:value-type="float">
            <text:p>728550</text:p>
          </table:table-cell>
          <table:table-cell office:value-type="float" office:value="77781" calcext:value-type="float">
            <text:p>77781</text:p>
          </table:table-cell>
          <table:table-cell office:value-type="string" calcext:value-type="string">
            <text:p>Lajavaab</text:p>
          </table:table-cell>
          <table:table-cell/>
        </table:table-row>
        <table:table-row table:style-name="ro1">
          <table:table-cell office:value-type="float" office:value="115284" calcext:value-type="float">
            <text:p>115284</text:p>
          </table:table-cell>
          <table:table-cell office:value-type="float" office:value="0" calcext:value-type="float">
            <text:p>0</text:p>
          </table:table-cell>
          <table:table-cell office:value-type="float" office:value="811589" calcext:value-type="float">
            <text:p>811589</text:p>
          </table:table-cell>
          <table:table-cell office:value-type="float" office:value="20256" calcext:value-type="float">
            <text:p>2025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18346" calcext:value-type="float">
            <text:p>118346</text:p>
          </table:table-cell>
          <table:table-cell office:value-type="float" office:value="0" calcext:value-type="float">
            <text:p>0</text:p>
          </table:table-cell>
          <table:table-cell office:value-type="float" office:value="174802" calcext:value-type="float">
            <text:p>174802</text:p>
          </table:table-cell>
          <table:table-cell office:value-type="float" office:value="77319" calcext:value-type="float">
            <text:p>7731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31092" calcext:value-type="float">
            <text:p>131092</text:p>
          </table:table-cell>
          <table:table-cell office:value-type="float" office:value="0" calcext:value-type="float">
            <text:p>0</text:p>
          </table:table-cell>
          <table:table-cell office:value-type="float" office:value="842721" calcext:value-type="float">
            <text:p>842721</text:p>
          </table:table-cell>
          <table:table-cell office:value-type="float" office:value="251572" calcext:value-type="float">
            <text:p>251572</text:p>
          </table:table-cell>
          <table:table-cell office:value-type="string" calcext:value-type="string">
            <text:p>Thanks</text:p>
          </table:table-cell>
          <table:table-cell/>
        </table:table-row>
        <table:table-row table:style-name="ro1">
          <table:table-cell office:value-type="float" office:value="182361" calcext:value-type="float">
            <text:p>182361</text:p>
          </table:table-cell>
          <table:table-cell office:value-type="float" office:value="0" calcext:value-type="float">
            <text:p>0</text:p>
          </table:table-cell>
          <table:table-cell office:value-type="float" office:value="65638" calcext:value-type="float">
            <text:p>65638</text:p>
          </table:table-cell>
          <table:table-cell office:value-type="float" office:value="49837" calcext:value-type="float">
            <text:p>49837</text:p>
          </table:table-cell>
          <table:table-cell office:value-type="string" calcext:value-type="string">
            <text:p>Sahi hai yeh toh bc</text:p>
          </table:table-cell>
          <table:table-cell/>
        </table:table-row>
        <table:table-row table:style-name="ro1">
          <table:table-cell office:value-type="float" office:value="222666" calcext:value-type="float">
            <text:p>222666</text:p>
          </table:table-cell>
          <table:table-cell office:value-type="float" office:value="0" calcext:value-type="float">
            <text:p>0</text:p>
          </table:table-cell>
          <table:table-cell office:value-type="float" office:value="2094" calcext:value-type="float">
            <text:p>2094</text:p>
          </table:table-cell>
          <table:table-cell office:value-type="float" office:value="342776" calcext:value-type="float">
            <text:p>342776</text:p>
          </table:table-cell>
          <table:table-cell office:value-type="string" calcext:value-type="string">
            <text:p>7008566388 whtsaap@ priyanka</text:p>
          </table:table-cell>
          <table:table-cell/>
        </table:table-row>
        <table:table-row table:style-name="ro1">
          <table:table-cell office:value-type="float" office:value="274477" calcext:value-type="float">
            <text:p>274477</text:p>
          </table:table-cell>
          <table:table-cell office:value-type="float" office:value="1012782" calcext:value-type="float">
            <text:p>1012782</text:p>
          </table:table-cell>
          <table:table-cell office:value-type="float" office:value="0" calcext:value-type="float">
            <text:p>0</text:p>
          </table:table-cell>
          <table:table-cell office:value-type="float" office:value="405308" calcext:value-type="float">
            <text:p>405308</text:p>
          </table:table-cell>
          <table:table-cell office:value-type="string" calcext:value-type="string">
            <text:p>[[@1]]</text:p>
          </table:table-cell>
          <table:table-cell/>
        </table:table-row>
        <table:table-row table:style-name="ro1">
          <table:table-cell office:value-type="float" office:value="296559" calcext:value-type="float">
            <text:p>296559</text:p>
          </table:table-cell>
          <table:table-cell office:value-type="float" office:value="0" calcext:value-type="float">
            <text:p>0</text:p>
          </table:table-cell>
          <table:table-cell office:value-type="float" office:value="1569095" calcext:value-type="float">
            <text:p>1569095</text:p>
          </table:table-cell>
          <table:table-cell office:value-type="float" office:value="39865" calcext:value-type="float">
            <text:p>3986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00677" calcext:value-type="float">
            <text:p>300677</text:p>
          </table:table-cell>
          <table:table-cell office:value-type="float" office:value="0" calcext:value-type="float">
            <text:p>0</text:p>
          </table:table-cell>
          <table:table-cell office:value-type="float" office:value="1588228" calcext:value-type="float">
            <text:p>1588228</text:p>
          </table:table-cell>
          <table:table-cell office:value-type="float" office:value="43331" calcext:value-type="float">
            <text:p>4333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435721" calcext:value-type="float">
            <text:p>435721</text:p>
          </table:table-cell>
          <table:table-cell office:value-type="float" office:value="0" calcext:value-type="float">
            <text:p>0</text:p>
          </table:table-cell>
          <table:table-cell office:value-type="float" office:value="2342378" calcext:value-type="float">
            <text:p>2342378</text:p>
          </table:table-cell>
          <table:table-cell office:value-type="float" office:value="1536612" calcext:value-type="float">
            <text:p>1536612</text:p>
          </table:table-cell>
          <table:table-cell office:value-type="string" calcext:value-type="string">
            <text:p>சூப்பர் ம்மா</text:p>
          </table:table-cell>
          <table:table-cell/>
        </table:table-row>
        <table:table-row table:style-name="ro1">
          <table:table-cell office:value-type="float" office:value="8598" calcext:value-type="float">
            <text:p>8598</text:p>
          </table:table-cell>
          <table:table-cell office:value-type="float" office:value="0" calcext:value-type="float">
            <text:p>0</text:p>
          </table:table-cell>
          <table:table-cell office:value-type="float" office:value="142867" calcext:value-type="float">
            <text:p>142867</text:p>
          </table:table-cell>
          <table:table-cell office:value-type="float" office:value="3310" calcext:value-type="float">
            <text:p>3310</text:p>
          </table:table-cell>
          <table:table-cell office:value-type="string" calcext:value-type="string">
            <text:p>This trail has the best image of all times!</text:p>
          </table:table-cell>
          <table:table-cell/>
        </table:table-row>
        <table:table-row table:style-name="ro1">
          <table:table-cell office:value-type="float" office:value="189204" calcext:value-type="float">
            <text:p>189204</text:p>
          </table:table-cell>
          <table:table-cell office:value-type="float" office:value="0" calcext:value-type="float">
            <text:p>0</text:p>
          </table:table-cell>
          <table:table-cell office:value-type="float" office:value="983220" calcext:value-type="float">
            <text:p>983220</text:p>
          </table:table-cell>
          <table:table-cell office:value-type="float" office:value="39598" calcext:value-type="float">
            <text:p>39598</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14810" calcext:value-type="float">
            <text:p>214810</text:p>
          </table:table-cell>
          <table:table-cell office:value-type="float" office:value="0" calcext:value-type="float">
            <text:p>0</text:p>
          </table:table-cell>
          <table:table-cell office:value-type="float" office:value="1105710" calcext:value-type="float">
            <text:p>1105710</text:p>
          </table:table-cell>
          <table:table-cell office:value-type="float" office:value="135713" calcext:value-type="float">
            <text:p>135713</text:p>
          </table:table-cell>
          <table:table-cell office:value-type="string" calcext:value-type="string">
            <text:p>Sahi banaya he !!</text:p>
          </table:table-cell>
          <table:table-cell/>
        </table:table-row>
        <table:table-row table:style-name="ro1">
          <table:table-cell office:value-type="float" office:value="266961" calcext:value-type="float">
            <text:p>266961</text:p>
          </table:table-cell>
          <table:table-cell office:value-type="float" office:value="0" calcext:value-type="float">
            <text:p>0</text:p>
          </table:table-cell>
          <table:table-cell office:value-type="float" office:value="1390047" calcext:value-type="float">
            <text:p>1390047</text:p>
          </table:table-cell>
          <table:table-cell office:value-type="float" office:value="426688" calcext:value-type="float">
            <text:p>426688</text:p>
          </table:table-cell>
          <table:table-cell office:value-type="string" calcext:value-type="string">
            <text:p>[[@87131]] thanks , visit at once my YouTube channe (Vlogon with Prashant ) I hope u will like the content as well .</text:p>
          </table:table-cell>
          <table:table-cell/>
        </table:table-row>
        <table:table-row table:style-name="ro1">
          <table:table-cell office:value-type="float" office:value="304085" calcext:value-type="float">
            <text:p>304085</text:p>
          </table:table-cell>
          <table:table-cell office:value-type="float" office:value="0" calcext:value-type="float">
            <text:p>0</text:p>
          </table:table-cell>
          <table:table-cell office:value-type="float" office:value="1604917" calcext:value-type="float">
            <text:p>1604917</text:p>
          </table:table-cell>
          <table:table-cell office:value-type="float" office:value="483247" calcext:value-type="float">
            <text:p>483247</text:p>
          </table:table-cell>
          <table:table-cell office:value-type="string" calcext:value-type="string">
            <text:p>[[@331450]] ??</text:p>
          </table:table-cell>
          <table:table-cell/>
        </table:table-row>
        <table:table-row table:style-name="ro1">
          <table:table-cell office:value-type="float" office:value="452892" calcext:value-type="float">
            <text:p>452892</text:p>
          </table:table-cell>
          <table:table-cell office:value-type="float" office:value="0" calcext:value-type="float">
            <text:p>0</text:p>
          </table:table-cell>
          <table:table-cell office:value-type="float" office:value="1395165" calcext:value-type="float">
            <text:p>1395165</text:p>
          </table:table-cell>
          <table:table-cell office:value-type="float" office:value="1978450" calcext:value-type="float">
            <text:p>1978450</text:p>
          </table:table-cell>
          <table:table-cell office:value-type="string" calcext:value-type="string">
            <text:p>Sikilmelik</text:p>
          </table:table-cell>
          <table:table-cell/>
        </table:table-row>
        <table:table-row table:style-name="ro1">
          <table:table-cell office:value-type="float" office:value="467" calcext:value-type="float">
            <text:p>467</text:p>
          </table:table-cell>
          <table:table-cell office:value-type="float" office:value="1093" calcext:value-type="float">
            <text:p>1093</text:p>
          </table:table-cell>
          <table:table-cell office:value-type="float" office:value="0" calcext:value-type="float">
            <text:p>0</text:p>
          </table:table-cell>
          <table:table-cell office:value-type="float" office:value="375" calcext:value-type="float">
            <text:p>375</text:p>
          </table:table-cell>
          <table:table-cell office:value-type="string" calcext:value-type="string">
            <text:p>1 no.</text:p>
          </table:table-cell>
          <table:table-cell/>
        </table:table-row>
        <table:table-row table:style-name="ro1">
          <table:table-cell office:value-type="float" office:value="66355" calcext:value-type="float">
            <text:p>66355</text:p>
          </table:table-cell>
          <table:table-cell office:value-type="float" office:value="0" calcext:value-type="float">
            <text:p>0</text:p>
          </table:table-cell>
          <table:table-cell office:value-type="float" office:value="691490" calcext:value-type="float">
            <text:p>691490</text:p>
          </table:table-cell>
          <table:table-cell office:value-type="float" office:value="43106" calcext:value-type="float">
            <text:p>43106</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90466" calcext:value-type="float">
            <text:p>190466</text:p>
          </table:table-cell>
          <table:table-cell office:value-type="float" office:value="0" calcext:value-type="float">
            <text:p>0</text:p>
          </table:table-cell>
          <table:table-cell office:value-type="float" office:value="990068" calcext:value-type="float">
            <text:p>990068</text:p>
          </table:table-cell>
          <table:table-cell office:value-type="float" office:value="49361" calcext:value-type="float">
            <text:p>49361</text:p>
          </table:table-cell>
          <table:table-cell office:value-type="string" calcext:value-type="string">
            <text:p>Nice ?</text:p>
          </table:table-cell>
          <table:table-cell/>
        </table:table-row>
        <table:table-row table:style-name="ro1">
          <table:table-cell office:value-type="float" office:value="212244" calcext:value-type="float">
            <text:p>212244</text:p>
          </table:table-cell>
          <table:table-cell office:value-type="float" office:value="0" calcext:value-type="float">
            <text:p>0</text:p>
          </table:table-cell>
          <table:table-cell office:value-type="float" office:value="1090905" calcext:value-type="float">
            <text:p>1090905</text:p>
          </table:table-cell>
          <table:table-cell office:value-type="float" office:value="328444" calcext:value-type="float">
            <text:p>328444</text:p>
          </table:table-cell>
          <table:table-cell office:value-type="string" calcext:value-type="string">
            <text:p>Thanks Brotha' usually i keep traveling, sure I'll update it</text:p>
          </table:table-cell>
          <table:table-cell/>
        </table:table-row>
        <table:table-row table:style-name="ro1">
          <table:table-cell office:value-type="float" office:value="215039" calcext:value-type="float">
            <text:p>215039</text:p>
          </table:table-cell>
          <table:table-cell office:value-type="float" office:value="0" calcext:value-type="float">
            <text:p>0</text:p>
          </table:table-cell>
          <table:table-cell office:value-type="float" office:value="448014" calcext:value-type="float">
            <text:p>448014</text:p>
          </table:table-cell>
          <table:table-cell office:value-type="float" office:value="333212" calcext:value-type="float">
            <text:p>333212</text:p>
          </table:table-cell>
          <table:table-cell office:value-type="string" calcext:value-type="string">
            <text:p>Where is that place i want to visit there can u please tell me</text:p>
          </table:table-cell>
          <table:table-cell/>
        </table:table-row>
        <table:table-row table:style-name="ro1">
          <table:table-cell office:value-type="float" office:value="252224" calcext:value-type="float">
            <text:p>252224</text:p>
          </table:table-cell>
          <table:table-cell office:value-type="float" office:value="0" calcext:value-type="float">
            <text:p>0</text:p>
          </table:table-cell>
          <table:table-cell office:value-type="float" office:value="1285242" calcext:value-type="float">
            <text:p>1285242</text:p>
          </table:table-cell>
          <table:table-cell office:value-type="float" office:value="83789" calcext:value-type="float">
            <text:p>83789</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00359" calcext:value-type="float">
            <text:p>300359</text:p>
          </table:table-cell>
          <table:table-cell office:value-type="float" office:value="0" calcext:value-type="float">
            <text:p>0</text:p>
          </table:table-cell>
          <table:table-cell office:value-type="float" office:value="1586901" calcext:value-type="float">
            <text:p>1586901</text:p>
          </table:table-cell>
          <table:table-cell office:value-type="float" office:value="81750" calcext:value-type="float">
            <text:p>8175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56288" calcext:value-type="float">
            <text:p>356288</text:p>
          </table:table-cell>
          <table:table-cell office:value-type="float" office:value="0" calcext:value-type="float">
            <text:p>0</text:p>
          </table:table-cell>
          <table:table-cell office:value-type="float" office:value="1337230" calcext:value-type="float">
            <text:p>1337230</text:p>
          </table:table-cell>
          <table:table-cell office:value-type="float" office:value="506785" calcext:value-type="float">
            <text:p>506785</text:p>
          </table:table-cell>
          <table:table-cell office:value-type="string" calcext:value-type="string">
            <text:p>Who would want to go to such place anyway! ?</text:p>
          </table:table-cell>
          <table:table-cell/>
        </table:table-row>
        <table:table-row table:style-name="ro1">
          <table:table-cell office:value-type="float" office:value="358154" calcext:value-type="float">
            <text:p>358154</text:p>
          </table:table-cell>
          <table:table-cell office:value-type="float" office:value="0" calcext:value-type="float">
            <text:p>0</text:p>
          </table:table-cell>
          <table:table-cell office:value-type="float" office:value="446820" calcext:value-type="float">
            <text:p>446820</text:p>
          </table:table-cell>
          <table:table-cell office:value-type="float" office:value="132970" calcext:value-type="float">
            <text:p>132970</text:p>
          </table:table-cell>
          <table:table-cell office:value-type="string" calcext:value-type="string">
            <text:p>Sure.. thank u</text:p>
          </table:table-cell>
          <table:table-cell/>
        </table:table-row>
        <table:table-row table:style-name="ro1">
          <table:table-cell office:value-type="float" office:value="378954" calcext:value-type="float">
            <text:p>378954</text:p>
          </table:table-cell>
          <table:table-cell office:value-type="float" office:value="0" calcext:value-type="float">
            <text:p>0</text:p>
          </table:table-cell>
          <table:table-cell office:value-type="float" office:value="2231452" calcext:value-type="float">
            <text:p>2231452</text:p>
          </table:table-cell>
          <table:table-cell office:value-type="float" office:value="741625" calcext:value-type="float">
            <text:p>741625</text:p>
          </table:table-cell>
          <table:table-cell office:value-type="string" calcext:value-type="string">
            <text:p>[[@19692]] contact me on WhatsApp. We can sure do something</text:p>
          </table:table-cell>
          <table:table-cell/>
        </table:table-row>
        <table:table-row table:style-name="ro1">
          <table:table-cell office:value-type="float" office:value="14833" calcext:value-type="float">
            <text:p>14833</text:p>
          </table:table-cell>
          <table:table-cell office:value-type="float" office:value="191461" calcext:value-type="float">
            <text:p>191461</text:p>
          </table:table-cell>
          <table:table-cell office:value-type="float" office:value="0" calcext:value-type="float">
            <text:p>0</text:p>
          </table:table-cell>
          <table:table-cell office:value-type="float" office:value="29307" calcext:value-type="float">
            <text:p>29307</text:p>
          </table:table-cell>
          <table:table-cell office:value-type="string" calcext:value-type="string">
            <text:p>[[@1]]</text:p>
          </table:table-cell>
          <table:table-cell/>
        </table:table-row>
        <table:table-row table:style-name="ro1">
          <table:table-cell office:value-type="float" office:value="19038" calcext:value-type="float">
            <text:p>19038</text:p>
          </table:table-cell>
          <table:table-cell office:value-type="float" office:value="84210" calcext:value-type="float">
            <text:p>84210</text:p>
          </table:table-cell>
          <table:table-cell office:value-type="float" office:value="0" calcext:value-type="float">
            <text:p>0</text:p>
          </table:table-cell>
          <table:table-cell office:value-type="float" office:value="174262" calcext:value-type="float">
            <text:p>174262</text:p>
          </table:table-cell>
          <table:table-cell office:value-type="string" calcext:value-type="string">
            <text:p>Wow!!!</text:p>
          </table:table-cell>
          <table:table-cell/>
        </table:table-row>
        <table:table-row table:style-name="ro1">
          <table:table-cell office:value-type="float" office:value="108266" calcext:value-type="float">
            <text:p>108266</text:p>
          </table:table-cell>
          <table:table-cell office:value-type="float" office:value="0" calcext:value-type="float">
            <text:p>0</text:p>
          </table:table-cell>
          <table:table-cell office:value-type="float" office:value="794424" calcext:value-type="float">
            <text:p>794424</text:p>
          </table:table-cell>
          <table:table-cell office:value-type="float" office:value="236440" calcext:value-type="float">
            <text:p>236440</text:p>
          </table:table-cell>
          <table:table-cell office:value-type="string" calcext:value-type="string">
            <text:p>[[@86938]] thanks ✌?</text:p>
          </table:table-cell>
          <table:table-cell/>
        </table:table-row>
        <table:table-row table:style-name="ro1">
          <table:table-cell office:value-type="float" office:value="150127" calcext:value-type="float">
            <text:p>150127</text:p>
          </table:table-cell>
          <table:table-cell office:value-type="float" office:value="0" calcext:value-type="float">
            <text:p>0</text:p>
          </table:table-cell>
          <table:table-cell office:value-type="float" office:value="891238" calcext:value-type="float">
            <text:p>891238</text:p>
          </table:table-cell>
          <table:table-cell office:value-type="float" office:value="77056" calcext:value-type="float">
            <text:p>77056</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59963" calcext:value-type="float">
            <text:p>159963</text:p>
          </table:table-cell>
          <table:table-cell office:value-type="float" office:value="0" calcext:value-type="float">
            <text:p>0</text:p>
          </table:table-cell>
          <table:table-cell office:value-type="float" office:value="918003" calcext:value-type="float">
            <text:p>918003</text:p>
          </table:table-cell>
          <table:table-cell office:value-type="float" office:value="40181" calcext:value-type="float">
            <text:p>40181</text:p>
          </table:table-cell>
          <table:table-cell office:value-type="string" calcext:value-type="string">
            <text:p>Amazed ?❤️</text:p>
          </table:table-cell>
          <table:table-cell/>
        </table:table-row>
        <table:table-row table:style-name="ro1">
          <table:table-cell office:value-type="float" office:value="178080" calcext:value-type="float">
            <text:p>178080</text:p>
          </table:table-cell>
          <table:table-cell office:value-type="float" office:value="0" calcext:value-type="float">
            <text:p>0</text:p>
          </table:table-cell>
          <table:table-cell office:value-type="float" office:value="970080" calcext:value-type="float">
            <text:p>970080</text:p>
          </table:table-cell>
          <table:table-cell office:value-type="float" office:value="83550" calcext:value-type="float">
            <text:p>83550</text:p>
          </table:table-cell>
          <table:table-cell office:value-type="string" calcext:value-type="string">
            <text:p>beauty...❤️</text:p>
          </table:table-cell>
          <table:table-cell/>
        </table:table-row>
        <table:table-row table:style-name="ro1">
          <table:table-cell office:value-type="float" office:value="401031" calcext:value-type="float">
            <text:p>401031</text:p>
          </table:table-cell>
          <table:table-cell office:value-type="float" office:value="0" calcext:value-type="float">
            <text:p>0</text:p>
          </table:table-cell>
          <table:table-cell office:value-type="float" office:value="2260711" calcext:value-type="float">
            <text:p>2260711</text:p>
          </table:table-cell>
          <table:table-cell office:value-type="float" office:value="1044166" calcext:value-type="float">
            <text:p>1044166</text:p>
          </table:table-cell>
          <table:table-cell office:value-type="string" calcext:value-type="string">
            <text:p>Nice dress</text:p>
          </table:table-cell>
          <table:table-cell/>
        </table:table-row>
        <table:table-row table:style-name="ro1">
          <table:table-cell office:value-type="float" office:value="18856" calcext:value-type="float">
            <text:p>18856</text:p>
          </table:table-cell>
          <table:table-cell office:value-type="float" office:value="0" calcext:value-type="float">
            <text:p>0</text:p>
          </table:table-cell>
          <table:table-cell office:value-type="float" office:value="579697" calcext:value-type="float">
            <text:p>579697</text:p>
          </table:table-cell>
          <table:table-cell office:value-type="float" office:value="50566" calcext:value-type="float">
            <text:p>50566</text:p>
          </table:table-cell>
          <table:table-cell office:value-type="string" calcext:value-type="string">
            <text:p>loved your stories! wondering what your next trail would be?</text:p>
          </table:table-cell>
          <table:table-cell/>
        </table:table-row>
        <table:table-row table:style-name="ro1">
          <table:table-cell office:value-type="float" office:value="54098" calcext:value-type="float">
            <text:p>54098</text:p>
          </table:table-cell>
          <table:table-cell office:value-type="float" office:value="0" calcext:value-type="float">
            <text:p>0</text:p>
          </table:table-cell>
          <table:table-cell office:value-type="float" office:value="662639" calcext:value-type="float">
            <text:p>662639</text:p>
          </table:table-cell>
          <table:table-cell office:value-type="float" office:value="82680" calcext:value-type="float">
            <text:p>8268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25043" calcext:value-type="float">
            <text:p>125043</text:p>
          </table:table-cell>
          <table:table-cell office:value-type="float" office:value="0" calcext:value-type="float">
            <text:p>0</text:p>
          </table:table-cell>
          <table:table-cell office:value-type="float" office:value="828504" calcext:value-type="float">
            <text:p>828504</text:p>
          </table:table-cell>
          <table:table-cell office:value-type="float" office:value="80467" calcext:value-type="float">
            <text:p>80467</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35697" calcext:value-type="float">
            <text:p>135697</text:p>
          </table:table-cell>
          <table:table-cell office:value-type="float" office:value="0" calcext:value-type="float">
            <text:p>0</text:p>
          </table:table-cell>
          <table:table-cell office:value-type="float" office:value="856273" calcext:value-type="float">
            <text:p>856273</text:p>
          </table:table-cell>
          <table:table-cell office:value-type="float" office:value="255992" calcext:value-type="float">
            <text:p>255992</text:p>
          </table:table-cell>
          <table:table-cell office:value-type="string" calcext:value-type="string">
            <text:p>Thank you apoorva :)</text:p>
          </table:table-cell>
          <table:table-cell/>
        </table:table-row>
        <table:table-row table:style-name="ro1">
          <table:table-cell office:value-type="float" office:value="199644" calcext:value-type="float">
            <text:p>199644</text:p>
          </table:table-cell>
          <table:table-cell office:value-type="float" office:value="0" calcext:value-type="float">
            <text:p>0</text:p>
          </table:table-cell>
          <table:table-cell office:value-type="float" office:value="1033339" calcext:value-type="float">
            <text:p>1033339</text:p>
          </table:table-cell>
          <table:table-cell office:value-type="float" office:value="311837" calcext:value-type="float">
            <text:p>311837</text:p>
          </table:table-cell>
          <table:table-cell office:value-type="string" calcext:value-type="string">
            <text:p>I dnt use camera....It's Mobile photography.... Moto g4+ ?? [[@45847]] e</text:p>
          </table:table-cell>
          <table:table-cell/>
        </table:table-row>
        <table:table-row table:style-name="ro1">
          <table:table-cell office:value-type="float" office:value="289481" calcext:value-type="float">
            <text:p>289481</text:p>
          </table:table-cell>
          <table:table-cell office:value-type="float" office:value="0" calcext:value-type="float">
            <text:p>0</text:p>
          </table:table-cell>
          <table:table-cell office:value-type="float" office:value="1527985" calcext:value-type="float">
            <text:p>1527985</text:p>
          </table:table-cell>
          <table:table-cell office:value-type="float" office:value="20000" calcext:value-type="float">
            <text:p>20000</text:p>
          </table:table-cell>
          <table:table-cell office:value-type="string" calcext:value-type="string">
            <text:p>Wow! that's such a cool title! but the images were so blurry!</text:p>
          </table:table-cell>
          <table:table-cell/>
        </table:table-row>
        <table:table-row table:style-name="ro1">
          <table:table-cell office:value-type="float" office:value="314432" calcext:value-type="float">
            <text:p>314432</text:p>
          </table:table-cell>
          <table:table-cell office:value-type="float" office:value="0" calcext:value-type="float">
            <text:p>0</text:p>
          </table:table-cell>
          <table:table-cell office:value-type="float" office:value="1547945" calcext:value-type="float">
            <text:p>1547945</text:p>
          </table:table-cell>
          <table:table-cell office:value-type="float" office:value="512795" calcext:value-type="float">
            <text:p>512795</text:p>
          </table:table-cell>
          <table:table-cell office:value-type="string" calcext:value-type="string">
            <text:p>Well taken</text:p>
          </table:table-cell>
          <table:table-cell/>
        </table:table-row>
        <table:table-row table:style-name="ro1">
          <table:table-cell office:value-type="float" office:value="442999" calcext:value-type="float">
            <text:p>442999</text:p>
          </table:table-cell>
          <table:table-cell office:value-type="float" office:value="0" calcext:value-type="float">
            <text:p>0</text:p>
          </table:table-cell>
          <table:table-cell office:value-type="float" office:value="2262233" calcext:value-type="float">
            <text:p>2262233</text:p>
          </table:table-cell>
          <table:table-cell office:value-type="float" office:value="1724743" calcext:value-type="float">
            <text:p>1724743</text:p>
          </table:table-cell>
          <table:table-cell office:value-type="string" calcext:value-type="string">
            <text:p>Tamam o da</text:p>
          </table:table-cell>
          <table:table-cell/>
        </table:table-row>
        <table:table-row table:style-name="ro1">
          <table:table-cell office:value-type="float" office:value="455166" calcext:value-type="float">
            <text:p>455166</text:p>
          </table:table-cell>
          <table:table-cell office:value-type="float" office:value="0" calcext:value-type="float">
            <text:p>0</text:p>
          </table:table-cell>
          <table:table-cell office:value-type="float" office:value="2262371" calcext:value-type="float">
            <text:p>2262371</text:p>
          </table:table-cell>
          <table:table-cell office:value-type="float" office:value="2038494" calcext:value-type="float">
            <text:p>2038494</text:p>
          </table:table-cell>
          <table:table-cell office:value-type="string" calcext:value-type="string">
            <text:p>Hii</text:p>
          </table:table-cell>
          <table:table-cell/>
        </table:table-row>
        <table:table-row table:style-name="ro1">
          <table:table-cell office:value-type="float" office:value="9038" calcext:value-type="float">
            <text:p>9038</text:p>
          </table:table-cell>
          <table:table-cell office:value-type="float" office:value="0" calcext:value-type="float">
            <text:p>0</text:p>
          </table:table-cell>
          <table:table-cell office:value-type="float" office:value="63267" calcext:value-type="float">
            <text:p>63267</text:p>
          </table:table-cell>
          <table:table-cell office:value-type="float" office:value="10477" calcext:value-type="float">
            <text:p>10477</text:p>
          </table:table-cell>
          <table:table-cell office:value-type="string" calcext:value-type="string">
            <text:p>Hello</text:p>
          </table:table-cell>
          <table:table-cell/>
        </table:table-row>
        <table:table-row table:style-name="ro1">
          <table:table-cell office:value-type="float" office:value="164122" calcext:value-type="float">
            <text:p>164122</text:p>
          </table:table-cell>
          <table:table-cell office:value-type="float" office:value="0" calcext:value-type="float">
            <text:p>0</text:p>
          </table:table-cell>
          <table:table-cell office:value-type="float" office:value="929750" calcext:value-type="float">
            <text:p>929750</text:p>
          </table:table-cell>
          <table:table-cell office:value-type="float" office:value="82490" calcext:value-type="float">
            <text:p>82490</text:p>
          </table:table-cell>
          <table:table-cell office:value-type="string" calcext:value-type="string">
            <text:p>Tum ho bemissal, kya trail hai ekdum</text:p>
          </table:table-cell>
          <table:table-cell/>
        </table:table-row>
        <table:table-row table:style-name="ro1">
          <table:table-cell office:value-type="float" office:value="187278" calcext:value-type="float">
            <text:p>187278</text:p>
          </table:table-cell>
          <table:table-cell office:value-type="float" office:value="0" calcext:value-type="float">
            <text:p>0</text:p>
          </table:table-cell>
          <table:table-cell office:value-type="float" office:value="976947" calcext:value-type="float">
            <text:p>976947</text:p>
          </table:table-cell>
          <table:table-cell office:value-type="float" office:value="80630" calcext:value-type="float">
            <text:p>80630</text:p>
          </table:table-cell>
          <table:table-cell office:value-type="string" calcext:value-type="string">
            <text:p>When's your next update?!</text:p>
          </table:table-cell>
          <table:table-cell/>
        </table:table-row>
        <table:table-row table:style-name="ro2">
          <table:table-cell office:value-type="float" office:value="193350" calcext:value-type="float">
            <text:p>193350</text:p>
          </table:table-cell>
          <table:table-cell office:value-type="float" office:value="0" calcext:value-type="float">
            <text:p>0</text:p>
          </table:table-cell>
          <table:table-cell office:value-type="float" office:value="1003736" calcext:value-type="float">
            <text:p>1003736</text:p>
          </table:table-cell>
          <table:table-cell office:value-type="float" office:value="302599" calcext:value-type="float">
            <text:p>302599</text:p>
          </table:table-cell>
          <table:table-cell office:value-type="string" calcext:value-type="string">
            <text:p>Umm!!.</text:p>
            <text:p>Iam not also perfect. Im still learning brother.?</text:p>
          </table:table-cell>
          <table:table-cell/>
        </table:table-row>
        <table:table-row table:style-name="ro1">
          <table:table-cell office:value-type="float" office:value="200680" calcext:value-type="float">
            <text:p>200680</text:p>
          </table:table-cell>
          <table:table-cell office:value-type="float" office:value="0" calcext:value-type="float">
            <text:p>0</text:p>
          </table:table-cell>
          <table:table-cell office:value-type="float" office:value="1040069" calcext:value-type="float">
            <text:p>1040069</text:p>
          </table:table-cell>
          <table:table-cell office:value-type="float" office:value="87888" calcext:value-type="float">
            <text:p>8788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60450" calcext:value-type="float">
            <text:p>260450</text:p>
          </table:table-cell>
          <table:table-cell office:value-type="float" office:value="0" calcext:value-type="float">
            <text:p>0</text:p>
          </table:table-cell>
          <table:table-cell office:value-type="float" office:value="1351677" calcext:value-type="float">
            <text:p>1351677</text:p>
          </table:table-cell>
          <table:table-cell office:value-type="float" office:value="86430" calcext:value-type="float">
            <text:p>86430</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69286" calcext:value-type="float">
            <text:p>269286</text:p>
          </table:table-cell>
          <table:table-cell office:value-type="float" office:value="0" calcext:value-type="float">
            <text:p>0</text:p>
          </table:table-cell>
          <table:table-cell office:value-type="float" office:value="1405003" calcext:value-type="float">
            <text:p>1405003</text:p>
          </table:table-cell>
          <table:table-cell office:value-type="float" office:value="49379" calcext:value-type="float">
            <text:p>49379</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75330" calcext:value-type="float">
            <text:p>275330</text:p>
          </table:table-cell>
          <table:table-cell office:value-type="float" office:value="0" calcext:value-type="float">
            <text:p>0</text:p>
          </table:table-cell>
          <table:table-cell office:value-type="float" office:value="1439203" calcext:value-type="float">
            <text:p>1439203</text:p>
          </table:table-cell>
          <table:table-cell office:value-type="float" office:value="85184" calcext:value-type="float">
            <text:p>85184</text:p>
          </table:table-cell>
          <table:table-cell office:value-type="string" calcext:value-type="string">
            <text:p>Really cool pictures!!! Any more on the way?</text:p>
          </table:table-cell>
          <table:table-cell/>
        </table:table-row>
        <table:table-row table:style-name="ro1">
          <table:table-cell office:value-type="float" office:value="317558" calcext:value-type="float">
            <text:p>317558</text:p>
          </table:table-cell>
          <table:table-cell office:value-type="float" office:value="0" calcext:value-type="float">
            <text:p>0</text:p>
          </table:table-cell>
          <table:table-cell office:value-type="float" office:value="1687848" calcext:value-type="float">
            <text:p>1687848</text:p>
          </table:table-cell>
          <table:table-cell office:value-type="float" office:value="87800" calcext:value-type="float">
            <text:p>87800</text:p>
          </table:table-cell>
          <table:table-cell office:value-type="string" calcext:value-type="string">
            <text:p>Beautiful Place!</text:p>
          </table:table-cell>
          <table:table-cell/>
        </table:table-row>
        <table:table-row table:style-name="ro1">
          <table:table-cell office:value-type="float" office:value="327207" calcext:value-type="float">
            <text:p>327207</text:p>
          </table:table-cell>
          <table:table-cell office:value-type="float" office:value="0" calcext:value-type="float">
            <text:p>0</text:p>
          </table:table-cell>
          <table:table-cell office:value-type="float" office:value="829372" calcext:value-type="float">
            <text:p>829372</text:p>
          </table:table-cell>
          <table:table-cell office:value-type="float" office:value="539969" calcext:value-type="float">
            <text:p>539969</text:p>
          </table:table-cell>
          <table:table-cell office:value-type="string" calcext:value-type="string">
            <text:p>Nice one adalaj well</text:p>
          </table:table-cell>
          <table:table-cell/>
        </table:table-row>
        <table:table-row table:style-name="ro1">
          <table:table-cell office:value-type="float" office:value="374958" calcext:value-type="float">
            <text:p>374958</text:p>
          </table:table-cell>
          <table:table-cell office:value-type="float" office:value="0" calcext:value-type="float">
            <text:p>0</text:p>
          </table:table-cell>
          <table:table-cell office:value-type="float" office:value="2226004" calcext:value-type="float">
            <text:p>2226004</text:p>
          </table:table-cell>
          <table:table-cell office:value-type="float" office:value="45761" calcext:value-type="float">
            <text:p>4576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089" calcext:value-type="float">
            <text:p>3089</text:p>
          </table:table-cell>
          <table:table-cell office:value-type="float" office:value="13951" calcext:value-type="float">
            <text:p>13951</text:p>
          </table:table-cell>
          <table:table-cell office:value-type="float" office:value="0" calcext:value-type="float">
            <text:p>0</text:p>
          </table:table-cell>
          <table:table-cell office:value-type="float" office:value="776" calcext:value-type="float">
            <text:p>776</text:p>
          </table:table-cell>
          <table:table-cell office:value-type="string" calcext:value-type="string">
            <text:p>Lady take this picture down it's not yours at all. I anyways will get it removed. Try me! :)</text:p>
          </table:table-cell>
          <table:table-cell/>
        </table:table-row>
        <table:table-row table:style-name="ro1">
          <table:table-cell office:value-type="float" office:value="194784" calcext:value-type="float">
            <text:p>194784</text:p>
          </table:table-cell>
          <table:table-cell office:value-type="float" office:value="0" calcext:value-type="float">
            <text:p>0</text:p>
          </table:table-cell>
          <table:table-cell office:value-type="float" office:value="1012168" calcext:value-type="float">
            <text:p>1012168</text:p>
          </table:table-cell>
          <table:table-cell office:value-type="float" office:value="87208" calcext:value-type="float">
            <text:p>87208</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81284" calcext:value-type="float">
            <text:p>381284</text:p>
          </table:table-cell>
          <table:table-cell office:value-type="float" office:value="0" calcext:value-type="float">
            <text:p>0</text:p>
          </table:table-cell>
          <table:table-cell office:value-type="float" office:value="2187667" calcext:value-type="float">
            <text:p>2187667</text:p>
          </table:table-cell>
          <table:table-cell office:value-type="float" office:value="804403" calcext:value-type="float">
            <text:p>804403</text:p>
          </table:table-cell>
          <table:table-cell office:value-type="string" calcext:value-type="string">
            <text:p>Hot achha lag raha hai Molana Hum Bhi Jaana Chahte Hain</text:p>
          </table:table-cell>
          <table:table-cell/>
        </table:table-row>
        <table:table-row table:style-name="ro1">
          <table:table-cell office:value-type="float" office:value="386967" calcext:value-type="float">
            <text:p>386967</text:p>
          </table:table-cell>
          <table:table-cell office:value-type="float" office:value="0" calcext:value-type="float">
            <text:p>0</text:p>
          </table:table-cell>
          <table:table-cell office:value-type="float" office:value="2259666" calcext:value-type="float">
            <text:p>2259666</text:p>
          </table:table-cell>
          <table:table-cell office:value-type="float" office:value="897138" calcext:value-type="float">
            <text:p>897138</text:p>
          </table:table-cell>
          <table:table-cell office:value-type="string" calcext:value-type="string">
            <text:p>Hi</text:p>
          </table:table-cell>
          <table:table-cell/>
        </table:table-row>
        <table:table-row table:style-name="ro1">
          <table:table-cell office:value-type="float" office:value="395675" calcext:value-type="float">
            <text:p>395675</text:p>
          </table:table-cell>
          <table:table-cell office:value-type="float" office:value="0" calcext:value-type="float">
            <text:p>0</text:p>
          </table:table-cell>
          <table:table-cell office:value-type="float" office:value="2264255" calcext:value-type="float">
            <text:p>2264255</text:p>
          </table:table-cell>
          <table:table-cell office:value-type="float" office:value="7835" calcext:value-type="float">
            <text:p>7835</text:p>
          </table:table-cell>
          <table:table-cell office:value-type="string" calcext:value-type="string">
            <text:p>i love chocolate</text:p>
          </table:table-cell>
          <table:table-cell/>
        </table:table-row>
        <table:table-row table:style-name="ro1">
          <table:table-cell office:value-type="float" office:value="414482" calcext:value-type="float">
            <text:p>414482</text:p>
          </table:table-cell>
          <table:table-cell office:value-type="float" office:value="0" calcext:value-type="float">
            <text:p>0</text:p>
          </table:table-cell>
          <table:table-cell office:value-type="float" office:value="2267036" calcext:value-type="float">
            <text:p>2267036</text:p>
          </table:table-cell>
          <table:table-cell office:value-type="float" office:value="1394901" calcext:value-type="float">
            <text:p>1394901</text:p>
          </table:table-cell>
          <table:table-cell office:value-type="string" calcext:value-type="string">
            <text:p>Hii</text:p>
          </table:table-cell>
          <table:table-cell/>
        </table:table-row>
        <table:table-row table:style-name="ro1">
          <table:table-cell office:value-type="float" office:value="414781" calcext:value-type="float">
            <text:p>414781</text:p>
          </table:table-cell>
          <table:table-cell office:value-type="float" office:value="0" calcext:value-type="float">
            <text:p>0</text:p>
          </table:table-cell>
          <table:table-cell office:value-type="float" office:value="2356074" calcext:value-type="float">
            <text:p>2356074</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198374" calcext:value-type="float">
            <text:p>198374</text:p>
          </table:table-cell>
          <table:table-cell office:value-type="float" office:value="0" calcext:value-type="float">
            <text:p>0</text:p>
          </table:table-cell>
          <table:table-cell office:value-type="float" office:value="1029784" calcext:value-type="float">
            <text:p>1029784</text:p>
          </table:table-cell>
          <table:table-cell office:value-type="float" office:value="81958" calcext:value-type="float">
            <text:p>81958</text:p>
          </table:table-cell>
          <table:table-cell office:value-type="string" calcext:value-type="string">
            <text:p>The photographs and the content are beautifully amalgamated</text:p>
          </table:table-cell>
          <table:table-cell/>
        </table:table-row>
        <table:table-row table:style-name="ro1">
          <table:table-cell office:value-type="float" office:value="277662" calcext:value-type="float">
            <text:p>277662</text:p>
          </table:table-cell>
          <table:table-cell office:value-type="float" office:value="0" calcext:value-type="float">
            <text:p>0</text:p>
          </table:table-cell>
          <table:table-cell office:value-type="float" office:value="1453353" calcext:value-type="float">
            <text:p>1453353</text:p>
          </table:table-cell>
          <table:table-cell office:value-type="float" office:value="87158" calcext:value-type="float">
            <text:p>87158</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83729" calcext:value-type="float">
            <text:p>283729</text:p>
          </table:table-cell>
          <table:table-cell office:value-type="float" office:value="0" calcext:value-type="float">
            <text:p>0</text:p>
          </table:table-cell>
          <table:table-cell office:value-type="float" office:value="1492441" calcext:value-type="float">
            <text:p>1492441</text:p>
          </table:table-cell>
          <table:table-cell office:value-type="float" office:value="44993" calcext:value-type="float">
            <text:p>44993</text:p>
          </table:table-cell>
          <table:table-cell office:value-type="string" calcext:value-type="string">
            <text:p>you have travelled so much, i'm waiting to hear more stories</text:p>
          </table:table-cell>
          <table:table-cell/>
        </table:table-row>
        <table:table-row table:style-name="ro1">
          <table:table-cell office:value-type="float" office:value="305948" calcext:value-type="float">
            <text:p>305948</text:p>
          </table:table-cell>
          <table:table-cell office:value-type="float" office:value="0" calcext:value-type="float">
            <text:p>0</text:p>
          </table:table-cell>
          <table:table-cell office:value-type="float" office:value="1611507" calcext:value-type="float">
            <text:p>1611507</text:p>
          </table:table-cell>
          <table:table-cell office:value-type="float" office:value="496479" calcext:value-type="float">
            <text:p>496479</text:p>
          </table:table-cell>
          <table:table-cell office:value-type="string" calcext:value-type="string">
            <text:p>Yeah sure</text:p>
          </table:table-cell>
          <table:table-cell/>
        </table:table-row>
        <table:table-row table:style-name="ro1">
          <table:table-cell office:value-type="float" office:value="311128" calcext:value-type="float">
            <text:p>311128</text:p>
          </table:table-cell>
          <table:table-cell office:value-type="float" office:value="1242603" calcext:value-type="float">
            <text:p>1242603</text:p>
          </table:table-cell>
          <table:table-cell office:value-type="float" office:value="0" calcext:value-type="float">
            <text:p>0</text:p>
          </table:table-cell>
          <table:table-cell office:value-type="float" office:value="95992" calcext:value-type="float">
            <text:p>95992</text:p>
          </table:table-cell>
          <table:table-cell office:value-type="string" calcext:value-type="string">
            <text:p>[[@1]]</text:p>
          </table:table-cell>
          <table:table-cell/>
        </table:table-row>
        <table:table-row table:style-name="ro1">
          <table:table-cell office:value-type="float" office:value="347492" calcext:value-type="float">
            <text:p>347492</text:p>
          </table:table-cell>
          <table:table-cell office:value-type="float" office:value="0" calcext:value-type="float">
            <text:p>0</text:p>
          </table:table-cell>
          <table:table-cell office:value-type="float" office:value="1827004" calcext:value-type="float">
            <text:p>1827004</text:p>
          </table:table-cell>
          <table:table-cell office:value-type="float" office:value="464970" calcext:value-type="float">
            <text:p>464970</text:p>
          </table:table-cell>
          <table:table-cell office:value-type="string" calcext:value-type="string">
            <text:p>[[@1]]</text:p>
          </table:table-cell>
          <table:table-cell/>
        </table:table-row>
        <table:table-row table:style-name="ro1">
          <table:table-cell office:value-type="float" office:value="420152" calcext:value-type="float">
            <text:p>420152</text:p>
          </table:table-cell>
          <table:table-cell office:value-type="float" office:value="0" calcext:value-type="float">
            <text:p>0</text:p>
          </table:table-cell>
          <table:table-cell office:value-type="float" office:value="2329630" calcext:value-type="float">
            <text:p>2329630</text:p>
          </table:table-cell>
          <table:table-cell office:value-type="float" office:value="4867" calcext:value-type="float">
            <text:p>4867</text:p>
          </table:table-cell>
          <table:table-cell office:value-type="string" calcext:value-type="string">
            <text:p>can i earn by vvlogging?</text:p>
          </table:table-cell>
          <table:table-cell/>
        </table:table-row>
        <table:table-row table:style-name="ro1">
          <table:table-cell office:value-type="float" office:value="452696" calcext:value-type="float">
            <text:p>452696</text:p>
          </table:table-cell>
          <table:table-cell office:value-type="float" office:value="0" calcext:value-type="float">
            <text:p>0</text:p>
          </table:table-cell>
          <table:table-cell office:value-type="float" office:value="2339553" calcext:value-type="float">
            <text:p>2339553</text:p>
          </table:table-cell>
          <table:table-cell office:value-type="float" office:value="1969927" calcext:value-type="float">
            <text:p>1969927</text:p>
          </table:table-cell>
          <table:table-cell office:value-type="string" calcext:value-type="string">
            <text:p>Niec</text:p>
          </table:table-cell>
          <table:table-cell/>
        </table:table-row>
        <table:table-row table:style-name="ro1">
          <table:table-cell office:value-type="float" office:value="94544" calcext:value-type="float">
            <text:p>94544</text:p>
          </table:table-cell>
          <table:table-cell office:value-type="float" office:value="0" calcext:value-type="float">
            <text:p>0</text:p>
          </table:table-cell>
          <table:table-cell office:value-type="float" office:value="762020" calcext:value-type="float">
            <text:p>762020</text:p>
          </table:table-cell>
          <table:table-cell office:value-type="float" office:value="226412" calcext:value-type="float">
            <text:p>226412</text:p>
          </table:table-cell>
          <table:table-cell office:value-type="string" calcext:value-type="string">
            <text:p>[[@86822]] could you please suggest further for the content</text:p>
          </table:table-cell>
          <table:table-cell/>
        </table:table-row>
        <table:table-row table:style-name="ro1">
          <table:table-cell office:value-type="float" office:value="106232" calcext:value-type="float">
            <text:p>106232</text:p>
          </table:table-cell>
          <table:table-cell office:value-type="float" office:value="0" calcext:value-type="float">
            <text:p>0</text:p>
          </table:table-cell>
          <table:table-cell office:value-type="float" office:value="454818" calcext:value-type="float">
            <text:p>454818</text:p>
          </table:table-cell>
          <table:table-cell office:value-type="float" office:value="134705" calcext:value-type="float">
            <text:p>134705</text:p>
          </table:table-cell>
          <table:table-cell office:value-type="string" calcext:value-type="string">
            <text:p>@chandnani.sarab s</text:p>
          </table:table-cell>
          <table:table-cell/>
        </table:table-row>
        <table:table-row table:style-name="ro1">
          <table:table-cell office:value-type="float" office:value="119552" calcext:value-type="float">
            <text:p>119552</text:p>
          </table:table-cell>
          <table:table-cell office:value-type="float" office:value="0" calcext:value-type="float">
            <text:p>0</text:p>
          </table:table-cell>
          <table:table-cell office:value-type="float" office:value="106080" calcext:value-type="float">
            <text:p>106080</text:p>
          </table:table-cell>
          <table:table-cell office:value-type="float" office:value="19944" calcext:value-type="float">
            <text:p>19944</text:p>
          </table:table-cell>
          <table:table-cell office:value-type="string" calcext:value-type="string">
            <text:p>Dekhne mein mast lag rahi hai yeh jagah</text:p>
          </table:table-cell>
          <table:table-cell/>
        </table:table-row>
        <table:table-row table:style-name="ro1">
          <table:table-cell office:value-type="float" office:value="123722" calcext:value-type="float">
            <text:p>123722</text:p>
          </table:table-cell>
          <table:table-cell office:value-type="float" office:value="0" calcext:value-type="float">
            <text:p>0</text:p>
          </table:table-cell>
          <table:table-cell office:value-type="float" office:value="823106" calcext:value-type="float">
            <text:p>823106</text:p>
          </table:table-cell>
          <table:table-cell office:value-type="float" office:value="76556" calcext:value-type="float">
            <text:p>7655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48233" calcext:value-type="float">
            <text:p>148233</text:p>
          </table:table-cell>
          <table:table-cell office:value-type="float" office:value="0" calcext:value-type="float">
            <text:p>0</text:p>
          </table:table-cell>
          <table:table-cell office:value-type="float" office:value="887596" calcext:value-type="float">
            <text:p>887596</text:p>
          </table:table-cell>
          <table:table-cell office:value-type="float" office:value="265938" calcext:value-type="float">
            <text:p>265938</text:p>
          </table:table-cell>
          <table:table-cell office:value-type="string" calcext:value-type="string">
            <text:p>[[@42393]] Happy to hear that my photos inspires someone to travel. I'll be really happy if I can be of any help here</text:p>
          </table:table-cell>
          <table:table-cell/>
        </table:table-row>
        <table:table-row table:style-name="ro1">
          <table:table-cell office:value-type="float" office:value="200817" calcext:value-type="float">
            <text:p>200817</text:p>
          </table:table-cell>
          <table:table-cell office:value-type="float" office:value="0" calcext:value-type="float">
            <text:p>0</text:p>
          </table:table-cell>
          <table:table-cell office:value-type="float" office:value="1034928" calcext:value-type="float">
            <text:p>1034928</text:p>
          </table:table-cell>
          <table:table-cell office:value-type="float" office:value="312310" calcext:value-type="float">
            <text:p>312310</text:p>
          </table:table-cell>
          <table:table-cell office:value-type="string" calcext:value-type="string">
            <text:p>[[@42586]] <text:s/>here u may win dear</text:p>
          </table:table-cell>
          <table:table-cell/>
        </table:table-row>
        <table:table-row table:style-name="ro1">
          <table:table-cell office:value-type="float" office:value="223139" calcext:value-type="float">
            <text:p>223139</text:p>
          </table:table-cell>
          <table:table-cell office:value-type="float" office:value="0" calcext:value-type="float">
            <text:p>0</text:p>
          </table:table-cell>
          <table:table-cell office:value-type="float" office:value="1149630" calcext:value-type="float">
            <text:p>1149630</text:p>
          </table:table-cell>
          <table:table-cell office:value-type="float" office:value="40775" calcext:value-type="float">
            <text:p>40775</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33654" calcext:value-type="float">
            <text:p>333654</text:p>
          </table:table-cell>
          <table:table-cell office:value-type="float" office:value="0" calcext:value-type="float">
            <text:p>0</text:p>
          </table:table-cell>
          <table:table-cell office:value-type="float" office:value="1781520" calcext:value-type="float">
            <text:p>1781520</text:p>
          </table:table-cell>
          <table:table-cell office:value-type="float" office:value="82142" calcext:value-type="float">
            <text:p>82142</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37547" calcext:value-type="float">
            <text:p>337547</text:p>
          </table:table-cell>
          <table:table-cell office:value-type="float" office:value="0" calcext:value-type="float">
            <text:p>0</text:p>
          </table:table-cell>
          <table:table-cell office:value-type="float" office:value="1801579" calcext:value-type="float">
            <text:p>1801579</text:p>
          </table:table-cell>
          <table:table-cell office:value-type="float" office:value="545905" calcext:value-type="float">
            <text:p>545905</text:p>
          </table:table-cell>
          <table:table-cell office:value-type="string" calcext:value-type="string">
            <text:p>Thnks for the compliment . <text:s/>ill try it asap</text:p>
          </table:table-cell>
          <table:table-cell/>
        </table:table-row>
        <table:table-row table:style-name="ro1">
          <table:table-cell office:value-type="float" office:value="362387" calcext:value-type="float">
            <text:p>362387</text:p>
          </table:table-cell>
          <table:table-cell office:value-type="float" office:value="0" calcext:value-type="float">
            <text:p>0</text:p>
          </table:table-cell>
          <table:table-cell office:value-type="float" office:value="1082323" calcext:value-type="float">
            <text:p>1082323</text:p>
          </table:table-cell>
          <table:table-cell office:value-type="float" office:value="572677" calcext:value-type="float">
            <text:p>572677</text:p>
          </table:table-cell>
          <table:table-cell office:value-type="string" calcext:value-type="string">
            <text:p>Hi</text:p>
          </table:table-cell>
          <table:table-cell/>
        </table:table-row>
        <table:table-row table:style-name="ro1">
          <table:table-cell office:value-type="float" office:value="385514" calcext:value-type="float">
            <text:p>385514</text:p>
          </table:table-cell>
          <table:table-cell office:value-type="float" office:value="0" calcext:value-type="float">
            <text:p>0</text:p>
          </table:table-cell>
          <table:table-cell office:value-type="float" office:value="2268908" calcext:value-type="float">
            <text:p>2268908</text:p>
          </table:table-cell>
          <table:table-cell office:value-type="float" office:value="526007" calcext:value-type="float">
            <text:p>526007</text:p>
          </table:table-cell>
          <table:table-cell office:value-type="string" calcext:value-type="string">
            <text:p>Good one</text:p>
          </table:table-cell>
          <table:table-cell/>
        </table:table-row>
        <table:table-row table:style-name="ro1">
          <table:table-cell office:value-type="float" office:value="405164" calcext:value-type="float">
            <text:p>405164</text:p>
          </table:table-cell>
          <table:table-cell office:value-type="float" office:value="0" calcext:value-type="float">
            <text:p>0</text:p>
          </table:table-cell>
          <table:table-cell office:value-type="float" office:value="2271640" calcext:value-type="float">
            <text:p>2271640</text:p>
          </table:table-cell>
          <table:table-cell office:value-type="float" office:value="14417" calcext:value-type="float">
            <text:p>14417</text:p>
          </table:table-cell>
          <table:table-cell office:value-type="string" calcext:value-type="string">
            <text:p>kuch scene 8 mile se bhi copy kiye <text:s/>gaye hai</text:p>
          </table:table-cell>
          <table:table-cell/>
        </table:table-row>
        <table:table-row table:style-name="ro1">
          <table:table-cell office:value-type="float" office:value="421913" calcext:value-type="float">
            <text:p>421913</text:p>
          </table:table-cell>
          <table:table-cell office:value-type="float" office:value="0" calcext:value-type="float">
            <text:p>0</text:p>
          </table:table-cell>
          <table:table-cell office:value-type="float" office:value="61784" calcext:value-type="float">
            <text:p>61784</text:p>
          </table:table-cell>
          <table:table-cell office:value-type="float" office:value="44294" calcext:value-type="float">
            <text:p>44294</text:p>
          </table:table-cell>
          <table:table-cell office:value-type="string" calcext:value-type="string">
            <text:p>just <text:s/>my kind of place!</text:p>
          </table:table-cell>
          <table:table-cell/>
        </table:table-row>
        <table:table-row table:style-name="ro1">
          <table:table-cell office:value-type="float" office:value="452860" calcext:value-type="float">
            <text:p>452860</text:p>
          </table:table-cell>
          <table:table-cell office:value-type="float" office:value="0" calcext:value-type="float">
            <text:p>0</text:p>
          </table:table-cell>
          <table:table-cell office:value-type="float" office:value="2536921" calcext:value-type="float">
            <text:p>2536921</text:p>
          </table:table-cell>
          <table:table-cell office:value-type="float" office:value="1958810" calcext:value-type="float">
            <text:p>1958810</text:p>
          </table:table-cell>
          <table:table-cell office:value-type="float" office:value="1" calcext:value-type="float">
            <text:p>1</text:p>
          </table:table-cell>
          <table:table-cell/>
        </table:table-row>
        <table:table-row table:style-name="ro1">
          <table:table-cell office:value-type="float" office:value="66889" calcext:value-type="float">
            <text:p>66889</text:p>
          </table:table-cell>
          <table:table-cell office:value-type="float" office:value="0" calcext:value-type="float">
            <text:p>0</text:p>
          </table:table-cell>
          <table:table-cell office:value-type="float" office:value="697137" calcext:value-type="float">
            <text:p>697137</text:p>
          </table:table-cell>
          <table:table-cell office:value-type="float" office:value="76919" calcext:value-type="float">
            <text:p>7691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69774" calcext:value-type="float">
            <text:p>69774</text:p>
          </table:table-cell>
          <table:table-cell office:value-type="float" office:value="0" calcext:value-type="float">
            <text:p>0</text:p>
          </table:table-cell>
          <table:table-cell office:value-type="float" office:value="704244" calcext:value-type="float">
            <text:p>704244</text:p>
          </table:table-cell>
          <table:table-cell office:value-type="float" office:value="77060" calcext:value-type="float">
            <text:p>77060</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55436" calcext:value-type="float">
            <text:p>155436</text:p>
          </table:table-cell>
          <table:table-cell office:value-type="float" office:value="0" calcext:value-type="float">
            <text:p>0</text:p>
          </table:table-cell>
          <table:table-cell office:value-type="float" office:value="903035" calcext:value-type="float">
            <text:p>903035</text:p>
          </table:table-cell>
          <table:table-cell office:value-type="float" office:value="270951" calcext:value-type="float">
            <text:p>270951</text:p>
          </table:table-cell>
          <table:table-cell office:value-type="string" calcext:value-type="string">
            <text:p>[[@84011]] amazing siddharth.. to be honest i explored this place just to smoke peace.. little away from city life, but really close to it.. i go there on daily basis</text:p>
          </table:table-cell>
          <table:table-cell/>
        </table:table-row>
        <table:table-row table:style-name="ro1">
          <table:table-cell office:value-type="float" office:value="222548" calcext:value-type="float">
            <text:p>222548</text:p>
          </table:table-cell>
          <table:table-cell office:value-type="float" office:value="0" calcext:value-type="float">
            <text:p>0</text:p>
          </table:table-cell>
          <table:table-cell office:value-type="float" office:value="1145989" calcext:value-type="float">
            <text:p>1145989</text:p>
          </table:table-cell>
          <table:table-cell office:value-type="float" office:value="81009" calcext:value-type="float">
            <text:p>81009</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383653" calcext:value-type="float">
            <text:p>383653</text:p>
          </table:table-cell>
          <table:table-cell office:value-type="float" office:value="0" calcext:value-type="float">
            <text:p>0</text:p>
          </table:table-cell>
          <table:table-cell office:value-type="float" office:value="962183" calcext:value-type="float">
            <text:p>962183</text:p>
          </table:table-cell>
          <table:table-cell office:value-type="float" office:value="716723" calcext:value-type="float">
            <text:p>716723</text:p>
          </table:table-cell>
          <table:table-cell office:value-type="string" calcext:value-type="string">
            <text:p>Its in Okhrey West sikkim, iam native to this area not exactly to the sanctuary but few km from the place. So if u even plan on visiting you need to get local taxi from Jorthang syndicate than to Okhrey. The site is led by a trekking trail for about an hour or so. If you plan on staying there than no worries there are plenty of Home stays to check in affordable and organic. This place leds to many other treaking trails like Helley and others best season to visit is from feb last days to april mid week as the Rhododendrons will be at full blossom.</text:p>
          </table:table-cell>
          <table:table-cell/>
        </table:table-row>
        <table:table-row table:style-name="ro1">
          <table:table-cell office:value-type="float" office:value="391221" calcext:value-type="float">
            <text:p>391221</text:p>
          </table:table-cell>
          <table:table-cell office:value-type="float" office:value="0" calcext:value-type="float">
            <text:p>0</text:p>
          </table:table-cell>
          <table:table-cell office:value-type="float" office:value="2278915" calcext:value-type="float">
            <text:p>2278915</text:p>
          </table:table-cell>
          <table:table-cell office:value-type="float" office:value="935686" calcext:value-type="float">
            <text:p>935686</text:p>
          </table:table-cell>
          <table:table-cell office:value-type="string" calcext:value-type="string">
            <text:p>Hii</text:p>
          </table:table-cell>
          <table:table-cell/>
        </table:table-row>
        <table:table-row table:style-name="ro1">
          <table:table-cell office:value-type="float" office:value="398593" calcext:value-type="float">
            <text:p>398593</text:p>
          </table:table-cell>
          <table:table-cell office:value-type="float" office:value="0" calcext:value-type="float">
            <text:p>0</text:p>
          </table:table-cell>
          <table:table-cell office:value-type="float" office:value="2294291" calcext:value-type="float">
            <text:p>2294291</text:p>
          </table:table-cell>
          <table:table-cell office:value-type="float" office:value="999889" calcext:value-type="float">
            <text:p>999889</text:p>
          </table:table-cell>
          <table:table-cell office:value-type="string" calcext:value-type="string">
            <text:p>helo</text:p>
          </table:table-cell>
          <table:table-cell/>
        </table:table-row>
        <table:table-row table:style-name="ro1">
          <table:table-cell office:value-type="float" office:value="417899" calcext:value-type="float">
            <text:p>417899</text:p>
          </table:table-cell>
          <table:table-cell office:value-type="float" office:value="0" calcext:value-type="float">
            <text:p>0</text:p>
          </table:table-cell>
          <table:table-cell office:value-type="float" office:value="2341295" calcext:value-type="float">
            <text:p>2341295</text:p>
          </table:table-cell>
          <table:table-cell office:value-type="float" office:value="43388" calcext:value-type="float">
            <text:p>43388</text:p>
          </table:table-cell>
          <table:table-cell office:value-type="string" calcext:value-type="string">
            <text:p>nice place'</text:p>
          </table:table-cell>
          <table:table-cell/>
        </table:table-row>
        <table:table-row table:style-name="ro1">
          <table:table-cell office:value-type="float" office:value="433751" calcext:value-type="float">
            <text:p>433751</text:p>
          </table:table-cell>
          <table:table-cell office:value-type="float" office:value="0" calcext:value-type="float">
            <text:p>0</text:p>
          </table:table-cell>
          <table:table-cell office:value-type="float" office:value="2342750" calcext:value-type="float">
            <text:p>2342750</text:p>
          </table:table-cell>
          <table:table-cell office:value-type="float" office:value="728919" calcext:value-type="float">
            <text:p>728919</text:p>
          </table:table-cell>
          <table:table-cell office:value-type="string" calcext:value-type="string">
            <text:p>@DeepaliSharma110?</text:p>
          </table:table-cell>
          <table:table-cell/>
        </table:table-row>
        <table:table-row table:style-name="ro1">
          <table:table-cell office:value-type="float" office:value="445767" calcext:value-type="float">
            <text:p>445767</text:p>
          </table:table-cell>
          <table:table-cell office:value-type="float" office:value="0" calcext:value-type="float">
            <text:p>0</text:p>
          </table:table-cell>
          <table:table-cell office:value-type="float" office:value="2476260" calcext:value-type="float">
            <text:p>2476260</text:p>
          </table:table-cell>
          <table:table-cell office:value-type="float" office:value="1740374" calcext:value-type="float">
            <text:p>1740374</text:p>
          </table:table-cell>
          <table:table-cell office:value-type="string" calcext:value-type="string">
            <text:p>Wowww?</text:p>
          </table:table-cell>
          <table:table-cell/>
        </table:table-row>
        <table:table-row table:style-name="ro1">
          <table:table-cell office:value-type="float" office:value="14254" calcext:value-type="float">
            <text:p>14254</text:p>
          </table:table-cell>
          <table:table-cell office:value-type="float" office:value="179360" calcext:value-type="float">
            <text:p>179360</text:p>
          </table:table-cell>
          <table:table-cell office:value-type="float" office:value="0" calcext:value-type="float">
            <text:p>0</text:p>
          </table:table-cell>
          <table:table-cell office:value-type="float" office:value="134167" calcext:value-type="float">
            <text:p>134167</text:p>
          </table:table-cell>
          <table:table-cell office:value-type="string" calcext:value-type="string">
            <text:p>Natural beauty, amazing</text:p>
          </table:table-cell>
          <table:table-cell/>
        </table:table-row>
        <table:table-row table:style-name="ro1">
          <table:table-cell office:value-type="float" office:value="55047" calcext:value-type="float">
            <text:p>55047</text:p>
          </table:table-cell>
          <table:table-cell office:value-type="float" office:value="0" calcext:value-type="float">
            <text:p>0</text:p>
          </table:table-cell>
          <table:table-cell office:value-type="float" office:value="667593" calcext:value-type="float">
            <text:p>667593</text:p>
          </table:table-cell>
          <table:table-cell office:value-type="float" office:value="77301" calcext:value-type="float">
            <text:p>77301</text:p>
          </table:table-cell>
          <table:table-cell office:value-type="string" calcext:value-type="string">
            <text:p>Lovely Trail ?</text:p>
          </table:table-cell>
          <table:table-cell/>
        </table:table-row>
        <table:table-row table:style-name="ro1">
          <table:table-cell office:value-type="float" office:value="104414" calcext:value-type="float">
            <text:p>104414</text:p>
          </table:table-cell>
          <table:table-cell office:value-type="float" office:value="10564" calcext:value-type="float">
            <text:p>10564</text:p>
          </table:table-cell>
          <table:table-cell office:value-type="float" office:value="0" calcext:value-type="float">
            <text:p>0</text:p>
          </table:table-cell>
          <table:table-cell office:value-type="float" office:value="234164" calcext:value-type="float">
            <text:p>234164</text:p>
          </table:table-cell>
          <table:table-cell office:value-type="string" calcext:value-type="string">
            <text:p>?</text:p>
          </table:table-cell>
          <table:table-cell/>
        </table:table-row>
        <table:table-row table:style-name="ro1">
          <table:table-cell office:value-type="float" office:value="115363" calcext:value-type="float">
            <text:p>115363</text:p>
          </table:table-cell>
          <table:table-cell office:value-type="float" office:value="0" calcext:value-type="float">
            <text:p>0</text:p>
          </table:table-cell>
          <table:table-cell office:value-type="float" office:value="811521" calcext:value-type="float">
            <text:p>811521</text:p>
          </table:table-cell>
          <table:table-cell office:value-type="float" office:value="87739" calcext:value-type="float">
            <text:p>87739</text:p>
          </table:table-cell>
          <table:table-cell office:value-type="string" calcext:value-type="string">
            <text:p>Wow! that's such a cool title! but the images were so blurry!</text:p>
          </table:table-cell>
          <table:table-cell/>
        </table:table-row>
        <table:table-row table:style-name="ro1">
          <table:table-cell office:value-type="float" office:value="173874" calcext:value-type="float">
            <text:p>173874</text:p>
          </table:table-cell>
          <table:table-cell office:value-type="float" office:value="0" calcext:value-type="float">
            <text:p>0</text:p>
          </table:table-cell>
          <table:table-cell office:value-type="float" office:value="957940" calcext:value-type="float">
            <text:p>957940</text:p>
          </table:table-cell>
          <table:table-cell office:value-type="float" office:value="80692" calcext:value-type="float">
            <text:p>8069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92873" calcext:value-type="float">
            <text:p>192873</text:p>
          </table:table-cell>
          <table:table-cell office:value-type="float" office:value="0" calcext:value-type="float">
            <text:p>0</text:p>
          </table:table-cell>
          <table:table-cell office:value-type="float" office:value="998310" calcext:value-type="float">
            <text:p>998310</text:p>
          </table:table-cell>
          <table:table-cell office:value-type="float" office:value="76641" calcext:value-type="float">
            <text:p>76641</text:p>
          </table:table-cell>
          <table:table-cell office:value-type="string" calcext:value-type="string">
            <text:p>Dum hai bhai!</text:p>
          </table:table-cell>
          <table:table-cell/>
        </table:table-row>
        <table:table-row table:style-name="ro1">
          <table:table-cell office:value-type="float" office:value="255825" calcext:value-type="float">
            <text:p>255825</text:p>
          </table:table-cell>
          <table:table-cell office:value-type="float" office:value="874407" calcext:value-type="float">
            <text:p>874407</text:p>
          </table:table-cell>
          <table:table-cell office:value-type="float" office:value="0" calcext:value-type="float">
            <text:p>0</text:p>
          </table:table-cell>
          <table:table-cell office:value-type="float" office:value="373046" calcext:value-type="float">
            <text:p>373046</text:p>
          </table:table-cell>
          <table:table-cell office:value-type="string" calcext:value-type="string">
            <text:p>Great view of Sarfa dam. Never got this ?</text:p>
          </table:table-cell>
          <table:table-cell/>
        </table:table-row>
        <table:table-row table:style-name="ro1">
          <table:table-cell office:value-type="float" office:value="310689" calcext:value-type="float">
            <text:p>310689</text:p>
          </table:table-cell>
          <table:table-cell office:value-type="float" office:value="0" calcext:value-type="float">
            <text:p>0</text:p>
          </table:table-cell>
          <table:table-cell office:value-type="float" office:value="1648183" calcext:value-type="float">
            <text:p>1648183</text:p>
          </table:table-cell>
          <table:table-cell office:value-type="float" office:value="45876" calcext:value-type="float">
            <text:p>4587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27349" calcext:value-type="float">
            <text:p>327349</text:p>
          </table:table-cell>
          <table:table-cell office:value-type="float" office:value="0" calcext:value-type="float">
            <text:p>0</text:p>
          </table:table-cell>
          <table:table-cell office:value-type="float" office:value="1750831" calcext:value-type="float">
            <text:p>1750831</text:p>
          </table:table-cell>
          <table:table-cell office:value-type="float" office:value="87742" calcext:value-type="float">
            <text:p>8774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28847" calcext:value-type="float">
            <text:p>328847</text:p>
          </table:table-cell>
          <table:table-cell office:value-type="float" office:value="0" calcext:value-type="float">
            <text:p>0</text:p>
          </table:table-cell>
          <table:table-cell office:value-type="float" office:value="1759757" calcext:value-type="float">
            <text:p>1759757</text:p>
          </table:table-cell>
          <table:table-cell office:value-type="float" office:value="136015" calcext:value-type="float">
            <text:p>13601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426526" calcext:value-type="float">
            <text:p>426526</text:p>
          </table:table-cell>
          <table:table-cell office:value-type="float" office:value="0" calcext:value-type="float">
            <text:p>0</text:p>
          </table:table-cell>
          <table:table-cell office:value-type="float" office:value="2310870" calcext:value-type="float">
            <text:p>2310870</text:p>
          </table:table-cell>
          <table:table-cell office:value-type="float" office:value="5187" calcext:value-type="float">
            <text:p>5187</text:p>
          </table:table-cell>
          <table:table-cell office:value-type="string" calcext:value-type="string">
            <text:p>where can i get this??</text:p>
          </table:table-cell>
          <table:table-cell/>
        </table:table-row>
        <table:table-row table:style-name="ro1">
          <table:table-cell office:value-type="float" office:value="64128" calcext:value-type="float">
            <text:p>64128</text:p>
          </table:table-cell>
          <table:table-cell office:value-type="float" office:value="0" calcext:value-type="float">
            <text:p>0</text:p>
          </table:table-cell>
          <table:table-cell office:value-type="float" office:value="687729" calcext:value-type="float">
            <text:p>687729</text:p>
          </table:table-cell>
          <table:table-cell office:value-type="float" office:value="82417" calcext:value-type="float">
            <text:p>82417</text:p>
          </table:table-cell>
          <table:table-cell office:value-type="string" calcext:value-type="string">
            <text:p>Wow! that's such a cool title! but the images were so blurry!</text:p>
          </table:table-cell>
          <table:table-cell/>
        </table:table-row>
        <table:table-row table:style-name="ro1">
          <table:table-cell office:value-type="float" office:value="70901" calcext:value-type="float">
            <text:p>70901</text:p>
          </table:table-cell>
          <table:table-cell office:value-type="float" office:value="0" calcext:value-type="float">
            <text:p>0</text:p>
          </table:table-cell>
          <table:table-cell office:value-type="float" office:value="707440" calcext:value-type="float">
            <text:p>707440</text:p>
          </table:table-cell>
          <table:table-cell office:value-type="float" office:value="81945" calcext:value-type="float">
            <text:p>81945</text:p>
          </table:table-cell>
          <table:table-cell office:value-type="string" calcext:value-type="string">
            <text:p>i love your work and i use it to plan my trips :)</text:p>
          </table:table-cell>
          <table:table-cell/>
        </table:table-row>
        <table:table-row table:style-name="ro1">
          <table:table-cell office:value-type="float" office:value="107953" calcext:value-type="float">
            <text:p>107953</text:p>
          </table:table-cell>
          <table:table-cell office:value-type="float" office:value="427024" calcext:value-type="float">
            <text:p>427024</text:p>
          </table:table-cell>
          <table:table-cell office:value-type="float" office:value="0" calcext:value-type="float">
            <text:p>0</text:p>
          </table:table-cell>
          <table:table-cell office:value-type="float" office:value="93005" calcext:value-type="float">
            <text:p>93005</text:p>
          </table:table-cell>
          <table:table-cell office:value-type="string" calcext:value-type="string">
            <text:p>[[@1]]</text:p>
          </table:table-cell>
          <table:table-cell/>
        </table:table-row>
        <table:table-row table:style-name="ro1">
          <table:table-cell office:value-type="float" office:value="182236" calcext:value-type="float">
            <text:p>182236</text:p>
          </table:table-cell>
          <table:table-cell office:value-type="float" office:value="0" calcext:value-type="float">
            <text:p>0</text:p>
          </table:table-cell>
          <table:table-cell office:value-type="float" office:value="72505" calcext:value-type="float">
            <text:p>72505</text:p>
          </table:table-cell>
          <table:table-cell office:value-type="float" office:value="84957" calcext:value-type="float">
            <text:p>84957</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00632" calcext:value-type="float">
            <text:p>300632</text:p>
          </table:table-cell>
          <table:table-cell office:value-type="float" office:value="0" calcext:value-type="float">
            <text:p>0</text:p>
          </table:table-cell>
          <table:table-cell office:value-type="float" office:value="1587901" calcext:value-type="float">
            <text:p>1587901</text:p>
          </table:table-cell>
          <table:table-cell office:value-type="float" office:value="467021" calcext:value-type="float">
            <text:p>467021</text:p>
          </table:table-cell>
          <table:table-cell office:value-type="string" calcext:value-type="string">
            <text:p>?? bro</text:p>
          </table:table-cell>
          <table:table-cell/>
        </table:table-row>
        <table:table-row table:style-name="ro1">
          <table:table-cell office:value-type="float" office:value="316967" calcext:value-type="float">
            <text:p>316967</text:p>
          </table:table-cell>
          <table:table-cell office:value-type="float" office:value="0" calcext:value-type="float">
            <text:p>0</text:p>
          </table:table-cell>
          <table:table-cell office:value-type="float" office:value="1686013" calcext:value-type="float">
            <text:p>1686013</text:p>
          </table:table-cell>
          <table:table-cell office:value-type="float" office:value="498376" calcext:value-type="float">
            <text:p>498376</text:p>
          </table:table-cell>
          <table:table-cell office:value-type="string" calcext:value-type="string">
            <text:p>Great</text:p>
          </table:table-cell>
          <table:table-cell/>
        </table:table-row>
        <table:table-row table:style-name="ro1">
          <table:table-cell office:value-type="float" office:value="417577" calcext:value-type="float">
            <text:p>417577</text:p>
          </table:table-cell>
          <table:table-cell office:value-type="float" office:value="0" calcext:value-type="float">
            <text:p>0</text:p>
          </table:table-cell>
          <table:table-cell office:value-type="float" office:value="2307421" calcext:value-type="float">
            <text:p>2307421</text:p>
          </table:table-cell>
          <table:table-cell office:value-type="float" office:value="20485" calcext:value-type="float">
            <text:p>20485</text:p>
          </table:table-cell>
          <table:table-cell office:value-type="string" calcext:value-type="string">
            <text:p>amazing</text:p>
          </table:table-cell>
          <table:table-cell/>
        </table:table-row>
        <table:table-row table:style-name="ro1">
          <table:table-cell office:value-type="float" office:value="31962" calcext:value-type="float">
            <text:p>31962</text:p>
          </table:table-cell>
          <table:table-cell office:value-type="float" office:value="0" calcext:value-type="float">
            <text:p>0</text:p>
          </table:table-cell>
          <table:table-cell office:value-type="float" office:value="581695" calcext:value-type="float">
            <text:p>581695</text:p>
          </table:table-cell>
          <table:table-cell office:value-type="float" office:value="183826" calcext:value-type="float">
            <text:p>183826</text:p>
          </table:table-cell>
          <table:table-cell office:value-type="string" calcext:value-type="string">
            <text:p>Fully eye-catching view..</text:p>
          </table:table-cell>
          <table:table-cell/>
        </table:table-row>
        <table:table-row table:style-name="ro1">
          <table:table-cell office:value-type="float" office:value="33575" calcext:value-type="float">
            <text:p>33575</text:p>
          </table:table-cell>
          <table:table-cell office:value-type="float" office:value="0" calcext:value-type="float">
            <text:p>0</text:p>
          </table:table-cell>
          <table:table-cell office:value-type="float" office:value="620480" calcext:value-type="float">
            <text:p>620480</text:p>
          </table:table-cell>
          <table:table-cell office:value-type="float" office:value="80236" calcext:value-type="float">
            <text:p>80236</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61944" calcext:value-type="float">
            <text:p>61944</text:p>
          </table:table-cell>
          <table:table-cell office:value-type="float" office:value="0" calcext:value-type="float">
            <text:p>0</text:p>
          </table:table-cell>
          <table:table-cell office:value-type="float" office:value="683322" calcext:value-type="float">
            <text:p>683322</text:p>
          </table:table-cell>
          <table:table-cell office:value-type="float" office:value="79556" calcext:value-type="float">
            <text:p>7955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82447" calcext:value-type="float">
            <text:p>82447</text:p>
          </table:table-cell>
          <table:table-cell office:value-type="float" office:value="0" calcext:value-type="float">
            <text:p>0</text:p>
          </table:table-cell>
          <table:table-cell office:value-type="float" office:value="196081" calcext:value-type="float">
            <text:p>196081</text:p>
          </table:table-cell>
          <table:table-cell office:value-type="float" office:value="45842" calcext:value-type="float">
            <text:p>45842</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204637" calcext:value-type="float">
            <text:p>204637</text:p>
          </table:table-cell>
          <table:table-cell office:value-type="float" office:value="0" calcext:value-type="float">
            <text:p>0</text:p>
          </table:table-cell>
          <table:table-cell office:value-type="float" office:value="969807" calcext:value-type="float">
            <text:p>969807</text:p>
          </table:table-cell>
          <table:table-cell office:value-type="float" office:value="79173" calcext:value-type="float">
            <text:p>7917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13209" calcext:value-type="float">
            <text:p>213209</text:p>
          </table:table-cell>
          <table:table-cell office:value-type="float" office:value="0" calcext:value-type="float">
            <text:p>0</text:p>
          </table:table-cell>
          <table:table-cell office:value-type="float" office:value="1097295" calcext:value-type="float">
            <text:p>1097295</text:p>
          </table:table-cell>
          <table:table-cell office:value-type="float" office:value="86378" calcext:value-type="float">
            <text:p>86378</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18485" calcext:value-type="float">
            <text:p>218485</text:p>
          </table:table-cell>
          <table:table-cell office:value-type="float" office:value="0" calcext:value-type="float">
            <text:p>0</text:p>
          </table:table-cell>
          <table:table-cell office:value-type="float" office:value="1124761" calcext:value-type="float">
            <text:p>1124761</text:p>
          </table:table-cell>
          <table:table-cell office:value-type="float" office:value="40162" calcext:value-type="float">
            <text:p>40162</text:p>
          </table:table-cell>
          <table:table-cell office:value-type="string" calcext:value-type="string">
            <text:p>Awesome post! :)</text:p>
          </table:table-cell>
          <table:table-cell/>
        </table:table-row>
        <table:table-row table:style-name="ro1">
          <table:table-cell office:value-type="float" office:value="317256" calcext:value-type="float">
            <text:p>317256</text:p>
          </table:table-cell>
          <table:table-cell office:value-type="float" office:value="0" calcext:value-type="float">
            <text:p>0</text:p>
          </table:table-cell>
          <table:table-cell office:value-type="float" office:value="1676522" calcext:value-type="float">
            <text:p>1676522</text:p>
          </table:table-cell>
          <table:table-cell office:value-type="float" office:value="515860" calcext:value-type="float">
            <text:p>515860</text:p>
          </table:table-cell>
          <table:table-cell office:value-type="string" calcext:value-type="string">
            <text:p>[[@243560]] thanx for appreciation</text:p>
          </table:table-cell>
          <table:table-cell/>
        </table:table-row>
        <table:table-row table:style-name="ro1">
          <table:table-cell office:value-type="float" office:value="321222" calcext:value-type="float">
            <text:p>321222</text:p>
          </table:table-cell>
          <table:table-cell office:value-type="float" office:value="0" calcext:value-type="float">
            <text:p>0</text:p>
          </table:table-cell>
          <table:table-cell office:value-type="float" office:value="1714325" calcext:value-type="float">
            <text:p>1714325</text:p>
          </table:table-cell>
          <table:table-cell office:value-type="float" office:value="19955" calcext:value-type="float">
            <text:p>19955</text:p>
          </table:table-cell>
          <table:table-cell office:value-type="string" calcext:value-type="string">
            <text:p>Will Tryout ❤️</text:p>
          </table:table-cell>
          <table:table-cell/>
        </table:table-row>
        <table:table-row table:style-name="ro1">
          <table:table-cell office:value-type="float" office:value="390911" calcext:value-type="float">
            <text:p>390911</text:p>
          </table:table-cell>
          <table:table-cell office:value-type="float" office:value="0" calcext:value-type="float">
            <text:p>0</text:p>
          </table:table-cell>
          <table:table-cell office:value-type="float" office:value="1176567" calcext:value-type="float">
            <text:p>1176567</text:p>
          </table:table-cell>
          <table:table-cell office:value-type="float" office:value="933521" calcext:value-type="float">
            <text:p>933521</text:p>
          </table:table-cell>
          <table:table-cell office:value-type="string" calcext:value-type="string">
            <text:p>Beautiful</text:p>
          </table:table-cell>
          <table:table-cell/>
        </table:table-row>
        <table:table-row table:style-name="ro1">
          <table:table-cell office:value-type="float" office:value="410011" calcext:value-type="float">
            <text:p>410011</text:p>
          </table:table-cell>
          <table:table-cell office:value-type="float" office:value="0" calcext:value-type="float">
            <text:p>0</text:p>
          </table:table-cell>
          <table:table-cell office:value-type="float" office:value="2267036" calcext:value-type="float">
            <text:p>2267036</text:p>
          </table:table-cell>
          <table:table-cell office:value-type="float" office:value="1242637" calcext:value-type="float">
            <text:p>1242637</text:p>
          </table:table-cell>
          <table:table-cell office:value-type="string" calcext:value-type="string">
            <text:p>Nice</text:p>
          </table:table-cell>
          <table:table-cell/>
        </table:table-row>
        <table:table-row table:style-name="ro1">
          <table:table-cell office:value-type="float" office:value="42756" calcext:value-type="float">
            <text:p>42756</text:p>
          </table:table-cell>
          <table:table-cell office:value-type="float" office:value="0" calcext:value-type="float">
            <text:p>0</text:p>
          </table:table-cell>
          <table:table-cell office:value-type="float" office:value="639079" calcext:value-type="float">
            <text:p>639079</text:p>
          </table:table-cell>
          <table:table-cell office:value-type="float" office:value="87421" calcext:value-type="float">
            <text:p>87421</text:p>
          </table:table-cell>
          <table:table-cell office:value-type="string" calcext:value-type="string">
            <text:p>Nice one </text:p>
          </table:table-cell>
          <table:table-cell/>
        </table:table-row>
        <table:table-row table:style-name="ro1">
          <table:table-cell office:value-type="float" office:value="62176" calcext:value-type="float">
            <text:p>62176</text:p>
          </table:table-cell>
          <table:table-cell office:value-type="float" office:value="0" calcext:value-type="float">
            <text:p>0</text:p>
          </table:table-cell>
          <table:table-cell office:value-type="float" office:value="682807" calcext:value-type="float">
            <text:p>682807</text:p>
          </table:table-cell>
          <table:table-cell office:value-type="float" office:value="160695" calcext:value-type="float">
            <text:p>160695</text:p>
          </table:table-cell>
          <table:table-cell office:value-type="string" calcext:value-type="string">
            <text:p>[[@21351]] Hey. I visited the place a few years ago, in the month of November.</text:p>
          </table:table-cell>
          <table:table-cell/>
        </table:table-row>
        <table:table-row table:style-name="ro1">
          <table:table-cell office:value-type="float" office:value="92204" calcext:value-type="float">
            <text:p>92204</text:p>
          </table:table-cell>
          <table:table-cell office:value-type="float" office:value="0" calcext:value-type="float">
            <text:p>0</text:p>
          </table:table-cell>
          <table:table-cell office:value-type="float" office:value="759227" calcext:value-type="float">
            <text:p>759227</text:p>
          </table:table-cell>
          <table:table-cell office:value-type="float" office:value="77461" calcext:value-type="float">
            <text:p>77461</text:p>
          </table:table-cell>
          <table:table-cell office:value-type="string" calcext:value-type="string">
            <text:p>Wow this looks so amazing </text:p>
          </table:table-cell>
          <table:table-cell/>
        </table:table-row>
        <table:table-row table:style-name="ro1">
          <table:table-cell office:value-type="float" office:value="175292" calcext:value-type="float">
            <text:p>175292</text:p>
          </table:table-cell>
          <table:table-cell office:value-type="float" office:value="0" calcext:value-type="float">
            <text:p>0</text:p>
          </table:table-cell>
          <table:table-cell office:value-type="float" office:value="962971" calcext:value-type="float">
            <text:p>962971</text:p>
          </table:table-cell>
          <table:table-cell office:value-type="float" office:value="84932" calcext:value-type="float">
            <text:p>84932</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235369" calcext:value-type="float">
            <text:p>235369</text:p>
          </table:table-cell>
          <table:table-cell office:value-type="float" office:value="0" calcext:value-type="float">
            <text:p>0</text:p>
          </table:table-cell>
          <table:table-cell office:value-type="float" office:value="1188588" calcext:value-type="float">
            <text:p>1188588</text:p>
          </table:table-cell>
          <table:table-cell office:value-type="float" office:value="82167" calcext:value-type="float">
            <text:p>82167</text:p>
          </table:table-cell>
          <table:table-cell office:value-type="string" calcext:value-type="string">
            <text:p>Hey, the title is so innovative!</text:p>
          </table:table-cell>
          <table:table-cell/>
        </table:table-row>
        <table:table-row table:style-name="ro1">
          <table:table-cell office:value-type="float" office:value="363329" calcext:value-type="float">
            <text:p>363329</text:p>
          </table:table-cell>
          <table:table-cell office:value-type="float" office:value="0" calcext:value-type="float">
            <text:p>0</text:p>
          </table:table-cell>
          <table:table-cell office:value-type="float" office:value="1907358" calcext:value-type="float">
            <text:p>1907358</text:p>
          </table:table-cell>
          <table:table-cell office:value-type="float" office:value="561914" calcext:value-type="float">
            <text:p>561914</text:p>
          </table:table-cell>
          <table:table-cell office:value-type="string" calcext:value-type="string">
            <text:p>???</text:p>
          </table:table-cell>
          <table:table-cell/>
        </table:table-row>
        <table:table-row table:style-name="ro1">
          <table:table-cell office:value-type="float" office:value="383136" calcext:value-type="float">
            <text:p>383136</text:p>
          </table:table-cell>
          <table:table-cell office:value-type="float" office:value="0" calcext:value-type="float">
            <text:p>0</text:p>
          </table:table-cell>
          <table:table-cell office:value-type="float" office:value="1547696" calcext:value-type="float">
            <text:p>1547696</text:p>
          </table:table-cell>
          <table:table-cell office:value-type="float" office:value="604705" calcext:value-type="float">
            <text:p>604705</text:p>
          </table:table-cell>
          <table:table-cell office:value-type="string" calcext:value-type="string">
            <text:p>Woah</text:p>
          </table:table-cell>
          <table:table-cell/>
        </table:table-row>
        <table:table-row table:style-name="ro1">
          <table:table-cell office:value-type="float" office:value="393045" calcext:value-type="float">
            <text:p>393045</text:p>
          </table:table-cell>
          <table:table-cell office:value-type="float" office:value="0" calcext:value-type="float">
            <text:p>0</text:p>
          </table:table-cell>
          <table:table-cell office:value-type="float" office:value="2259223" calcext:value-type="float">
            <text:p>2259223</text:p>
          </table:table-cell>
          <table:table-cell office:value-type="float" office:value="947364" calcext:value-type="float">
            <text:p>947364</text:p>
          </table:table-cell>
          <table:table-cell office:value-type="string" calcext:value-type="string">
            <text:p>Nice</text:p>
          </table:table-cell>
          <table:table-cell/>
        </table:table-row>
        <table:table-row table:style-name="ro1">
          <table:table-cell office:value-type="float" office:value="406260" calcext:value-type="float">
            <text:p>406260</text:p>
          </table:table-cell>
          <table:table-cell office:value-type="float" office:value="0" calcext:value-type="float">
            <text:p>0</text:p>
          </table:table-cell>
          <table:table-cell office:value-type="float" office:value="2307415" calcext:value-type="float">
            <text:p>2307415</text:p>
          </table:table-cell>
          <table:table-cell office:value-type="float" office:value="822926" calcext:value-type="float">
            <text:p>822926</text:p>
          </table:table-cell>
          <table:table-cell office:value-type="string" calcext:value-type="string">
            <text:p>[[@16160]] thankyou please follow me for more and new content</text:p>
          </table:table-cell>
          <table:table-cell/>
        </table:table-row>
        <table:table-row table:style-name="ro1">
          <table:table-cell office:value-type="float" office:value="413877" calcext:value-type="float">
            <text:p>413877</text:p>
          </table:table-cell>
          <table:table-cell office:value-type="float" office:value="0" calcext:value-type="float">
            <text:p>0</text:p>
          </table:table-cell>
          <table:table-cell office:value-type="float" office:value="1181954" calcext:value-type="float">
            <text:p>1181954</text:p>
          </table:table-cell>
          <table:table-cell office:value-type="float" office:value="896966" calcext:value-type="float">
            <text:p>896966</text:p>
          </table:table-cell>
          <table:table-cell office:value-type="string" calcext:value-type="string">
            <text:p>Nyc</text:p>
          </table:table-cell>
          <table:table-cell/>
        </table:table-row>
        <table:table-row table:style-name="ro1">
          <table:table-cell office:value-type="float" office:value="465627" calcext:value-type="float">
            <text:p>465627</text:p>
          </table:table-cell>
          <table:table-cell office:value-type="float" office:value="0" calcext:value-type="float">
            <text:p>0</text:p>
          </table:table-cell>
          <table:table-cell office:value-type="float" office:value="2287012" calcext:value-type="float">
            <text:p>2287012</text:p>
          </table:table-cell>
          <table:table-cell office:value-type="float" office:value="2240618" calcext:value-type="float">
            <text:p>2240618</text:p>
          </table:table-cell>
          <table:table-cell office:value-type="string" calcext:value-type="string">
            <text:p>Ggh</text:p>
          </table:table-cell>
          <table:table-cell/>
        </table:table-row>
        <table:table-row table:style-name="ro1">
          <table:table-cell office:value-type="float" office:value="41185" calcext:value-type="float">
            <text:p>41185</text:p>
          </table:table-cell>
          <table:table-cell office:value-type="float" office:value="0" calcext:value-type="float">
            <text:p>0</text:p>
          </table:table-cell>
          <table:table-cell office:value-type="float" office:value="636949" calcext:value-type="float">
            <text:p>636949</text:p>
          </table:table-cell>
          <table:table-cell office:value-type="float" office:value="185269" calcext:value-type="float">
            <text:p>185269</text:p>
          </table:table-cell>
          <table:table-cell office:value-type="string" calcext:value-type="string">
            <text:p>Lol!! ?</text:p>
          </table:table-cell>
          <table:table-cell/>
        </table:table-row>
        <table:table-row table:style-name="ro1">
          <table:table-cell office:value-type="float" office:value="170385" calcext:value-type="float">
            <text:p>170385</text:p>
          </table:table-cell>
          <table:table-cell office:value-type="float" office:value="0" calcext:value-type="float">
            <text:p>0</text:p>
          </table:table-cell>
          <table:table-cell office:value-type="float" office:value="948496" calcext:value-type="float">
            <text:p>948496</text:p>
          </table:table-cell>
          <table:table-cell office:value-type="float" office:value="81151" calcext:value-type="float">
            <text:p>8115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9">
          <table:table-cell office:value-type="float" office:value="271322" calcext:value-type="float">
            <text:p>271322</text:p>
          </table:table-cell>
          <table:table-cell office:value-type="float" office:value="0" calcext:value-type="float">
            <text:p>0</text:p>
          </table:table-cell>
          <table:table-cell office:value-type="float" office:value="1417046" calcext:value-type="float">
            <text:p>1417046</text:p>
          </table:table-cell>
          <table:table-cell office:value-type="float" office:value="435023" calcext:value-type="float">
            <text:p>435023</text:p>
          </table:table-cell>
          <table:table-cell office:value-type="string" calcext:value-type="string">
            <text:p>When i went to Shimla.</text:p>
            <text:p/>
            <text:p>Shimla . When i think of this place first thing strikes me its beauty at night .</text:p>
            <text:p/>
            <text:p>The Mall Road in Shimla is place must to visit</text:p>
            <text:p/>
            <text:p>But for a guy who loves to be at a calm place in nature . Tatta paani ( natural hotspring) was the main attraction .</text:p>
            <text:p/>
            <text:p>Many places to visit in shimla but that 3 hours spend near the river bank . Was the best time spend in our whole trip.</text:p>
            <text:p/>
            <text:p>At the age of 13 where . All kids like to make new friends . I was just happy having old ones and loved to spend time with myself .</text:p>
            <text:p/>
            <text:p>Third place was a heaven to kids .</text:p>
            <text:p/>
            <text:p>Its related to ammuzment park but it is much more than it .</text:p>
            <text:p/>
            <text:p>Fun world in Shimla is also a main attraction point</text:p>
            <text:p/>
            <text:p>But it is not for the person who have a heart problem as most of rides are fast .</text:p>
            <text:p/>
            <text:p>Which make it a youth attracting spot</text:p>
            <text:p/>
            <text:p>But it doesnt mean old people cant visit it .</text:p>
            <text:p/>
            <text:p>I have said it is much more than an ammusement park.</text:p>
            <text:p/>
            <text:p>At hill top when you sit at thier cafe and enjoy the view with your snacks.</text:p>
            <text:p/>
            <text:p>Gives you the awesome feeling.</text:p>
            <text:p/>
            <text:p>Now as exploring India, How we can forget to talk about bollywood .</text:p>
            <text:p/>
            <text:p>Kufri side seeing spot is also a main attraction in Shimla .</text:p>
            <text:p/>
            <text:p>Where shooting of one of iconic movies which is 3 idiots and many 19s songs were shoot at this place .</text:p>
            <text:p/>
            <text:p>If i will tell everything about shimla then there will nothing to enjoy ..</text:p>
            <text:p/>
            <text:p>So what are you waiting for .</text:p>
            <text:p/>
            <text:p>Just plan a trip and go to one of the best place for trip ..</text:p>
            <text:p/>
            <text:p>Enjoy your vacations</text:p>
            <text:p/>
            <text:p>#thetravelingfever #traveldiaries #travelfever #adventure #vacations #indian #northernplaces #shimla #shimlavacation #shimlaspots #shimlatrip #namaste #greetings</text:p>
          </table:table-cell>
          <table:table-cell/>
        </table:table-row>
        <table:table-row table:style-name="ro1">
          <table:table-cell office:value-type="float" office:value="277027" calcext:value-type="float">
            <text:p>277027</text:p>
          </table:table-cell>
          <table:table-cell office:value-type="float" office:value="0" calcext:value-type="float">
            <text:p>0</text:p>
          </table:table-cell>
          <table:table-cell office:value-type="float" office:value="1448541" calcext:value-type="float">
            <text:p>1448541</text:p>
          </table:table-cell>
          <table:table-cell office:value-type="float" office:value="135750" calcext:value-type="float">
            <text:p>135750</text:p>
          </table:table-cell>
          <table:table-cell office:value-type="string" calcext:value-type="string">
            <text:p>Whoa! ❤️</text:p>
          </table:table-cell>
          <table:table-cell/>
        </table:table-row>
        <table:table-row table:style-name="ro1">
          <table:table-cell office:value-type="float" office:value="357498" calcext:value-type="float">
            <text:p>357498</text:p>
          </table:table-cell>
          <table:table-cell office:value-type="float" office:value="0" calcext:value-type="float">
            <text:p>0</text:p>
          </table:table-cell>
          <table:table-cell office:value-type="float" office:value="1946828" calcext:value-type="float">
            <text:p>1946828</text:p>
          </table:table-cell>
          <table:table-cell office:value-type="float" office:value="49398" calcext:value-type="float">
            <text:p>4939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415722" calcext:value-type="float">
            <text:p>415722</text:p>
          </table:table-cell>
          <table:table-cell office:value-type="float" office:value="0" calcext:value-type="float">
            <text:p>0</text:p>
          </table:table-cell>
          <table:table-cell office:value-type="float" office:value="2360305" calcext:value-type="float">
            <text:p>2360305</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386" calcext:value-type="float">
            <text:p>386</text:p>
          </table:table-cell>
          <table:table-cell office:value-type="float" office:value="873" calcext:value-type="float">
            <text:p>873</text:p>
          </table:table-cell>
          <table:table-cell office:value-type="float" office:value="0" calcext:value-type="float">
            <text:p>0</text:p>
          </table:table-cell>
          <table:table-cell office:value-type="float" office:value="310" calcext:value-type="float">
            <text:p>310</text:p>
          </table:table-cell>
          <table:table-cell office:value-type="string" calcext:value-type="string">
            <text:p>@sunny.bala thanks!</text:p>
          </table:table-cell>
          <table:table-cell/>
        </table:table-row>
        <table:table-row table:style-name="ro1">
          <table:table-cell office:value-type="float" office:value="52882" calcext:value-type="float">
            <text:p>52882</text:p>
          </table:table-cell>
          <table:table-cell office:value-type="float" office:value="0" calcext:value-type="float">
            <text:p>0</text:p>
          </table:table-cell>
          <table:table-cell office:value-type="float" office:value="663082" calcext:value-type="float">
            <text:p>663082</text:p>
          </table:table-cell>
          <table:table-cell office:value-type="float" office:value="79684" calcext:value-type="float">
            <text:p>79684</text:p>
          </table:table-cell>
          <table:table-cell office:value-type="string" calcext:value-type="string">
            <text:p>i love the way you travel, when are posting more our your stories?</text:p>
          </table:table-cell>
          <table:table-cell/>
        </table:table-row>
        <table:table-row table:style-name="ro1">
          <table:table-cell office:value-type="float" office:value="97028" calcext:value-type="float">
            <text:p>97028</text:p>
          </table:table-cell>
          <table:table-cell office:value-type="float" office:value="0" calcext:value-type="float">
            <text:p>0</text:p>
          </table:table-cell>
          <table:table-cell office:value-type="float" office:value="766883" calcext:value-type="float">
            <text:p>766883</text:p>
          </table:table-cell>
          <table:table-cell office:value-type="float" office:value="86474" calcext:value-type="float">
            <text:p>86474</text:p>
          </table:table-cell>
          <table:table-cell office:value-type="string" calcext:value-type="string">
            <text:p>Hey the trail is amazing, could you give some info?</text:p>
          </table:table-cell>
          <table:table-cell/>
        </table:table-row>
        <table:table-row table:style-name="ro1">
          <table:table-cell office:value-type="float" office:value="99902" calcext:value-type="float">
            <text:p>99902</text:p>
          </table:table-cell>
          <table:table-cell office:value-type="float" office:value="0" calcext:value-type="float">
            <text:p>0</text:p>
          </table:table-cell>
          <table:table-cell office:value-type="float" office:value="775278" calcext:value-type="float">
            <text:p>775278</text:p>
          </table:table-cell>
          <table:table-cell office:value-type="float" office:value="220614" calcext:value-type="float">
            <text:p>220614</text:p>
          </table:table-cell>
          <table:table-cell office:value-type="string" calcext:value-type="string">
            <text:p>Awesome</text:p>
          </table:table-cell>
          <table:table-cell/>
        </table:table-row>
        <table:table-row table:style-name="ro1">
          <table:table-cell office:value-type="float" office:value="109743" calcext:value-type="float">
            <text:p>109743</text:p>
          </table:table-cell>
          <table:table-cell office:value-type="float" office:value="0" calcext:value-type="float">
            <text:p>0</text:p>
          </table:table-cell>
          <table:table-cell office:value-type="float" office:value="798342" calcext:value-type="float">
            <text:p>798342</text:p>
          </table:table-cell>
          <table:table-cell office:value-type="float" office:value="87122" calcext:value-type="float">
            <text:p>87122</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37918" calcext:value-type="float">
            <text:p>137918</text:p>
          </table:table-cell>
          <table:table-cell office:value-type="float" office:value="0" calcext:value-type="float">
            <text:p>0</text:p>
          </table:table-cell>
          <table:table-cell office:value-type="float" office:value="860401" calcext:value-type="float">
            <text:p>860401</text:p>
          </table:table-cell>
          <table:table-cell office:value-type="float" office:value="76657" calcext:value-type="float">
            <text:p>76657</text:p>
          </table:table-cell>
          <table:table-cell office:value-type="string" calcext:value-type="string">
            <text:p>Lage Raho Launde! Mast kaam kar rahe ho</text:p>
          </table:table-cell>
          <table:table-cell/>
        </table:table-row>
        <table:table-row table:style-name="ro1">
          <table:table-cell office:value-type="float" office:value="156008" calcext:value-type="float">
            <text:p>156008</text:p>
          </table:table-cell>
          <table:table-cell office:value-type="float" office:value="0" calcext:value-type="float">
            <text:p>0</text:p>
          </table:table-cell>
          <table:table-cell office:value-type="float" office:value="905050" calcext:value-type="float">
            <text:p>905050</text:p>
          </table:table-cell>
          <table:table-cell office:value-type="float" office:value="41498" calcext:value-type="float">
            <text:p>41498</text:p>
          </table:table-cell>
          <table:table-cell office:value-type="string" calcext:value-type="string">
            <text:p>I love the wordplay in your title!</text:p>
          </table:table-cell>
          <table:table-cell/>
        </table:table-row>
        <table:table-row table:style-name="ro1">
          <table:table-cell office:value-type="float" office:value="233858" calcext:value-type="float">
            <text:p>233858</text:p>
          </table:table-cell>
          <table:table-cell office:value-type="float" office:value="0" calcext:value-type="float">
            <text:p>0</text:p>
          </table:table-cell>
          <table:table-cell office:value-type="float" office:value="1185775" calcext:value-type="float">
            <text:p>1185775</text:p>
          </table:table-cell>
          <table:table-cell office:value-type="float" office:value="39646" calcext:value-type="float">
            <text:p>39646</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05224" calcext:value-type="float">
            <text:p>305224</text:p>
          </table:table-cell>
          <table:table-cell office:value-type="float" office:value="0" calcext:value-type="float">
            <text:p>0</text:p>
          </table:table-cell>
          <table:table-cell office:value-type="float" office:value="1608146" calcext:value-type="float">
            <text:p>1608146</text:p>
          </table:table-cell>
          <table:table-cell office:value-type="float" office:value="78996" calcext:value-type="float">
            <text:p>78996</text:p>
          </table:table-cell>
          <table:table-cell office:value-type="string" calcext:value-type="string">
            <text:p>Awesome! I too am heading there next week</text:p>
          </table:table-cell>
          <table:table-cell/>
        </table:table-row>
        <table:table-row table:style-name="ro1">
          <table:table-cell office:value-type="float" office:value="366504" calcext:value-type="float">
            <text:p>366504</text:p>
          </table:table-cell>
          <table:table-cell office:value-type="float" office:value="0" calcext:value-type="float">
            <text:p>0</text:p>
          </table:table-cell>
          <table:table-cell office:value-type="float" office:value="699820" calcext:value-type="float">
            <text:p>699820</text:p>
          </table:table-cell>
          <table:table-cell office:value-type="float" office:value="674434" calcext:value-type="float">
            <text:p>674434</text:p>
          </table:table-cell>
          <table:table-cell office:value-type="string" calcext:value-type="string">
            <text:p>Hi</text:p>
          </table:table-cell>
          <table:table-cell/>
        </table:table-row>
        <table:table-row table:style-name="ro1">
          <table:table-cell office:value-type="float" office:value="425693" calcext:value-type="float">
            <text:p>425693</text:p>
          </table:table-cell>
          <table:table-cell office:value-type="float" office:value="0" calcext:value-type="float">
            <text:p>0</text:p>
          </table:table-cell>
          <table:table-cell office:value-type="float" office:value="206452" calcext:value-type="float">
            <text:p>206452</text:p>
          </table:table-cell>
          <table:table-cell office:value-type="float" office:value="46499" calcext:value-type="float">
            <text:p>46499</text:p>
          </table:table-cell>
          <table:table-cell office:value-type="string" calcext:value-type="string">
            <text:p>beauty</text:p>
          </table:table-cell>
          <table:table-cell/>
        </table:table-row>
        <table:table-row table:style-name="ro1">
          <table:table-cell office:value-type="float" office:value="444026" calcext:value-type="float">
            <text:p>444026</text:p>
          </table:table-cell>
          <table:table-cell office:value-type="float" office:value="0" calcext:value-type="float">
            <text:p>0</text:p>
          </table:table-cell>
          <table:table-cell office:value-type="float" office:value="2367548" calcext:value-type="float">
            <text:p>2367548</text:p>
          </table:table-cell>
          <table:table-cell office:value-type="float" office:value="1724742" calcext:value-type="float">
            <text:p>1724742</text:p>
          </table:table-cell>
          <table:table-cell office:value-type="string" calcext:value-type="string">
            <text:p>Hello</text:p>
          </table:table-cell>
          <table:table-cell/>
        </table:table-row>
        <table:table-row table:style-name="ro1">
          <table:table-cell office:value-type="float" office:value="444160" calcext:value-type="float">
            <text:p>444160</text:p>
          </table:table-cell>
          <table:table-cell office:value-type="float" office:value="0" calcext:value-type="float">
            <text:p>0</text:p>
          </table:table-cell>
          <table:table-cell office:value-type="float" office:value="2460459" calcext:value-type="float">
            <text:p>2460459</text:p>
          </table:table-cell>
          <table:table-cell office:value-type="float" office:value="1719806" calcext:value-type="float">
            <text:p>1719806</text:p>
          </table:table-cell>
          <table:table-cell office:value-type="string" calcext:value-type="string">
            <text:p>Wow</text:p>
          </table:table-cell>
          <table:table-cell/>
        </table:table-row>
        <table:table-row table:style-name="ro1">
          <table:table-cell office:value-type="float" office:value="454667" calcext:value-type="float">
            <text:p>454667</text:p>
          </table:table-cell>
          <table:table-cell office:value-type="float" office:value="0" calcext:value-type="float">
            <text:p>0</text:p>
          </table:table-cell>
          <table:table-cell office:value-type="float" office:value="2277328" calcext:value-type="float">
            <text:p>2277328</text:p>
          </table:table-cell>
          <table:table-cell office:value-type="float" office:value="1042944" calcext:value-type="float">
            <text:p>1042944</text:p>
          </table:table-cell>
          <table:table-cell office:value-type="string" calcext:value-type="string">
            <text:p>Bhai Jan <text:s/>plz call me 6396035564</text:p>
          </table:table-cell>
          <table:table-cell/>
        </table:table-row>
        <table:table-row table:style-name="ro1">
          <table:table-cell office:value-type="float" office:value="64993" calcext:value-type="float">
            <text:p>64993</text:p>
          </table:table-cell>
          <table:table-cell office:value-type="float" office:value="0" calcext:value-type="float">
            <text:p>0</text:p>
          </table:table-cell>
          <table:table-cell office:value-type="float" office:value="690196" calcext:value-type="float">
            <text:p>690196</text:p>
          </table:table-cell>
          <table:table-cell office:value-type="float" office:value="76609" calcext:value-type="float">
            <text:p>76609</text:p>
          </table:table-cell>
          <table:table-cell office:value-type="string" calcext:value-type="string">
            <text:p>Awesome! I too am heading there next week</text:p>
          </table:table-cell>
          <table:table-cell/>
        </table:table-row>
        <table:table-row table:style-name="ro1">
          <table:table-cell office:value-type="float" office:value="178619" calcext:value-type="float">
            <text:p>178619</text:p>
          </table:table-cell>
          <table:table-cell office:value-type="float" office:value="0" calcext:value-type="float">
            <text:p>0</text:p>
          </table:table-cell>
          <table:table-cell office:value-type="float" office:value="971963" calcext:value-type="float">
            <text:p>971963</text:p>
          </table:table-cell>
          <table:table-cell office:value-type="float" office:value="84306" calcext:value-type="float">
            <text:p>84306</text:p>
          </table:table-cell>
          <table:table-cell office:value-type="string" calcext:value-type="string">
            <text:p>aapke pass shabdo ko istemal karne ki kala hai</text:p>
          </table:table-cell>
          <table:table-cell/>
        </table:table-row>
        <table:table-row table:style-name="ro1">
          <table:table-cell office:value-type="float" office:value="265191" calcext:value-type="float">
            <text:p>265191</text:p>
          </table:table-cell>
          <table:table-cell office:value-type="float" office:value="0" calcext:value-type="float">
            <text:p>0</text:p>
          </table:table-cell>
          <table:table-cell office:value-type="float" office:value="1383024" calcext:value-type="float">
            <text:p>1383024</text:p>
          </table:table-cell>
          <table:table-cell office:value-type="float" office:value="41316" calcext:value-type="float">
            <text:p>41316</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15796" calcext:value-type="float">
            <text:p>315796</text:p>
          </table:table-cell>
          <table:table-cell office:value-type="float" office:value="0" calcext:value-type="float">
            <text:p>0</text:p>
          </table:table-cell>
          <table:table-cell office:value-type="float" office:value="1414757" calcext:value-type="float">
            <text:p>1414757</text:p>
          </table:table-cell>
          <table:table-cell office:value-type="float" office:value="83363" calcext:value-type="float">
            <text:p>8336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16948" calcext:value-type="float">
            <text:p>316948</text:p>
          </table:table-cell>
          <table:table-cell office:value-type="float" office:value="0" calcext:value-type="float">
            <text:p>0</text:p>
          </table:table-cell>
          <table:table-cell office:value-type="float" office:value="1682646" calcext:value-type="float">
            <text:p>1682646</text:p>
          </table:table-cell>
          <table:table-cell office:value-type="float" office:value="517545" calcext:value-type="float">
            <text:p>517545</text:p>
          </table:table-cell>
          <table:table-cell office:value-type="string" calcext:value-type="string">
            <text:p>[[@78747]] <text:s/>I was so excited to eat it that I couldn't resist myself so I didn't click much pictures ?</text:p>
          </table:table-cell>
          <table:table-cell/>
        </table:table-row>
        <table:table-row table:style-name="ro1">
          <table:table-cell office:value-type="float" office:value="348925" calcext:value-type="float">
            <text:p>348925</text:p>
          </table:table-cell>
          <table:table-cell office:value-type="float" office:value="0" calcext:value-type="float">
            <text:p>0</text:p>
          </table:table-cell>
          <table:table-cell office:value-type="float" office:value="1876460" calcext:value-type="float">
            <text:p>1876460</text:p>
          </table:table-cell>
          <table:table-cell office:value-type="float" office:value="43283" calcext:value-type="float">
            <text:p>43283</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63745" calcext:value-type="float">
            <text:p>363745</text:p>
          </table:table-cell>
          <table:table-cell office:value-type="float" office:value="0" calcext:value-type="float">
            <text:p>0</text:p>
          </table:table-cell>
          <table:table-cell office:value-type="float" office:value="2096241" calcext:value-type="float">
            <text:p>2096241</text:p>
          </table:table-cell>
          <table:table-cell office:value-type="float" office:value="82827" calcext:value-type="float">
            <text:p>82827</text:p>
          </table:table-cell>
          <table:table-cell office:value-type="string" calcext:value-type="string">
            <text:p>Atti Sundar!</text:p>
          </table:table-cell>
          <table:table-cell/>
        </table:table-row>
        <table:table-row table:style-name="ro1">
          <table:table-cell office:value-type="float" office:value="389323" calcext:value-type="float">
            <text:p>389323</text:p>
          </table:table-cell>
          <table:table-cell office:value-type="float" office:value="0" calcext:value-type="float">
            <text:p>0</text:p>
          </table:table-cell>
          <table:table-cell office:value-type="float" office:value="1785934" calcext:value-type="float">
            <text:p>1785934</text:p>
          </table:table-cell>
          <table:table-cell office:value-type="float" office:value="551338" calcext:value-type="float">
            <text:p>551338</text:p>
          </table:table-cell>
          <table:table-cell office:value-type="string" calcext:value-type="string">
            <text:p>[[@39898]] yes, <text:s/>I have already shared :)</text:p>
          </table:table-cell>
          <table:table-cell/>
        </table:table-row>
        <table:table-row table:style-name="ro1">
          <table:table-cell office:value-type="float" office:value="452817" calcext:value-type="float">
            <text:p>452817</text:p>
          </table:table-cell>
          <table:table-cell office:value-type="float" office:value="0" calcext:value-type="float">
            <text:p>0</text:p>
          </table:table-cell>
          <table:table-cell office:value-type="float" office:value="2340713" calcext:value-type="float">
            <text:p>2340713</text:p>
          </table:table-cell>
          <table:table-cell office:value-type="float" office:value="1974533" calcext:value-type="float">
            <text:p>1974533</text:p>
          </table:table-cell>
          <table:table-cell office:value-type="string" calcext:value-type="string">
            <text:p>Nice</text:p>
          </table:table-cell>
          <table:table-cell/>
        </table:table-row>
        <table:table-row table:style-name="ro1">
          <table:table-cell office:value-type="float" office:value="10378" calcext:value-type="float">
            <text:p>10378</text:p>
          </table:table-cell>
          <table:table-cell office:value-type="float" office:value="132759" calcext:value-type="float">
            <text:p>132759</text:p>
          </table:table-cell>
          <table:table-cell office:value-type="float" office:value="0" calcext:value-type="float">
            <text:p>0</text:p>
          </table:table-cell>
          <table:table-cell office:value-type="float" office:value="23518" calcext:value-type="float">
            <text:p>23518</text:p>
          </table:table-cell>
          <table:table-cell office:value-type="string" calcext:value-type="string">
            <text:p>[[@1]]</text:p>
          </table:table-cell>
          <table:table-cell/>
        </table:table-row>
        <table:table-row table:style-name="ro1">
          <table:table-cell office:value-type="float" office:value="17787" calcext:value-type="float">
            <text:p>17787</text:p>
          </table:table-cell>
          <table:table-cell office:value-type="float" office:value="0" calcext:value-type="float">
            <text:p>0</text:p>
          </table:table-cell>
          <table:table-cell office:value-type="float" office:value="560658" calcext:value-type="float">
            <text:p>560658</text:p>
          </table:table-cell>
          <table:table-cell office:value-type="float" office:value="189" calcext:value-type="float">
            <text:p>189</text:p>
          </table:table-cell>
          <table:table-cell office:value-type="string" calcext:value-type="string">
            <text:p>Where exactly is Madhugiri? Looks interesting</text:p>
          </table:table-cell>
          <table:table-cell/>
        </table:table-row>
        <table:table-row table:style-name="ro1">
          <table:table-cell office:value-type="float" office:value="177682" calcext:value-type="float">
            <text:p>177682</text:p>
          </table:table-cell>
          <table:table-cell office:value-type="float" office:value="0" calcext:value-type="float">
            <text:p>0</text:p>
          </table:table-cell>
          <table:table-cell office:value-type="float" office:value="966794" calcext:value-type="float">
            <text:p>966794</text:p>
          </table:table-cell>
          <table:table-cell office:value-type="float" office:value="78623" calcext:value-type="float">
            <text:p>7862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84389" calcext:value-type="float">
            <text:p>284389</text:p>
          </table:table-cell>
          <table:table-cell office:value-type="float" office:value="0" calcext:value-type="float">
            <text:p>0</text:p>
          </table:table-cell>
          <table:table-cell office:value-type="float" office:value="1496148" calcext:value-type="float">
            <text:p>1496148</text:p>
          </table:table-cell>
          <table:table-cell office:value-type="float" office:value="78838" calcext:value-type="float">
            <text:p>78838</text:p>
          </table:table-cell>
          <table:table-cell office:value-type="string" calcext:value-type="string">
            <text:p>can't wait to read about your next adventure</text:p>
          </table:table-cell>
          <table:table-cell/>
        </table:table-row>
        <table:table-row table:style-name="ro1">
          <table:table-cell office:value-type="float" office:value="300321" calcext:value-type="float">
            <text:p>300321</text:p>
          </table:table-cell>
          <table:table-cell office:value-type="float" office:value="0" calcext:value-type="float">
            <text:p>0</text:p>
          </table:table-cell>
          <table:table-cell office:value-type="float" office:value="1586646" calcext:value-type="float">
            <text:p>1586646</text:p>
          </table:table-cell>
          <table:table-cell office:value-type="float" office:value="82546" calcext:value-type="float">
            <text:p>82546</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424608" calcext:value-type="float">
            <text:p>424608</text:p>
          </table:table-cell>
          <table:table-cell office:value-type="float" office:value="0" calcext:value-type="float">
            <text:p>0</text:p>
          </table:table-cell>
          <table:table-cell office:value-type="float" office:value="2329688" calcext:value-type="float">
            <text:p>2329688</text:p>
          </table:table-cell>
          <table:table-cell office:value-type="float" office:value="46647" calcext:value-type="float">
            <text:p>46647</text:p>
          </table:table-cell>
          <table:table-cell office:value-type="string" calcext:value-type="string">
            <text:p>you stay there?</text:p>
          </table:table-cell>
          <table:table-cell/>
        </table:table-row>
        <table:table-row table:style-name="ro1">
          <table:table-cell office:value-type="float" office:value="49702" calcext:value-type="float">
            <text:p>49702</text:p>
          </table:table-cell>
          <table:table-cell office:value-type="float" office:value="0" calcext:value-type="float">
            <text:p>0</text:p>
          </table:table-cell>
          <table:table-cell office:value-type="float" office:value="656118" calcext:value-type="float">
            <text:p>656118</text:p>
          </table:table-cell>
          <table:table-cell office:value-type="float" office:value="88408" calcext:value-type="float">
            <text:p>8840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59654" calcext:value-type="float">
            <text:p>59654</text:p>
          </table:table-cell>
          <table:table-cell office:value-type="float" office:value="0" calcext:value-type="float">
            <text:p>0</text:p>
          </table:table-cell>
          <table:table-cell office:value-type="float" office:value="677477" calcext:value-type="float">
            <text:p>677477</text:p>
          </table:table-cell>
          <table:table-cell office:value-type="float" office:value="81683" calcext:value-type="float">
            <text:p>81683</text:p>
          </table:table-cell>
          <table:table-cell office:value-type="string" calcext:value-type="string">
            <text:p>The photos are just so cool, what camera do you use?</text:p>
          </table:table-cell>
          <table:table-cell/>
        </table:table-row>
        <table:table-row table:style-name="ro1">
          <table:table-cell office:value-type="float" office:value="68611" calcext:value-type="float">
            <text:p>68611</text:p>
          </table:table-cell>
          <table:table-cell office:value-type="float" office:value="0" calcext:value-type="float">
            <text:p>0</text:p>
          </table:table-cell>
          <table:table-cell office:value-type="float" office:value="698442" calcext:value-type="float">
            <text:p>698442</text:p>
          </table:table-cell>
          <table:table-cell office:value-type="float" office:value="80555" calcext:value-type="float">
            <text:p>80555</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81352" calcext:value-type="float">
            <text:p>81352</text:p>
          </table:table-cell>
          <table:table-cell office:value-type="float" office:value="0" calcext:value-type="float">
            <text:p>0</text:p>
          </table:table-cell>
          <table:table-cell office:value-type="float" office:value="737675" calcext:value-type="float">
            <text:p>737675</text:p>
          </table:table-cell>
          <table:table-cell office:value-type="float" office:value="78811" calcext:value-type="float">
            <text:p>78811</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14938" calcext:value-type="float">
            <text:p>114938</text:p>
          </table:table-cell>
          <table:table-cell office:value-type="float" office:value="0" calcext:value-type="float">
            <text:p>0</text:p>
          </table:table-cell>
          <table:table-cell office:value-type="float" office:value="810566" calcext:value-type="float">
            <text:p>810566</text:p>
          </table:table-cell>
          <table:table-cell office:value-type="float" office:value="49663" calcext:value-type="float">
            <text:p>49663</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34367" calcext:value-type="float">
            <text:p>134367</text:p>
          </table:table-cell>
          <table:table-cell office:value-type="float" office:value="0" calcext:value-type="float">
            <text:p>0</text:p>
          </table:table-cell>
          <table:table-cell office:value-type="float" office:value="851531" calcext:value-type="float">
            <text:p>851531</text:p>
          </table:table-cell>
          <table:table-cell office:value-type="float" office:value="254368" calcext:value-type="float">
            <text:p>254368</text:p>
          </table:table-cell>
          <table:table-cell office:value-type="string" calcext:value-type="string">
            <text:p>[[@80191]] coz the weather is pleasant and places are not too crowded...</text:p>
          </table:table-cell>
          <table:table-cell/>
        </table:table-row>
        <table:table-row table:style-name="ro1">
          <table:table-cell office:value-type="float" office:value="157581" calcext:value-type="float">
            <text:p>157581</text:p>
          </table:table-cell>
          <table:table-cell office:value-type="float" office:value="0" calcext:value-type="float">
            <text:p>0</text:p>
          </table:table-cell>
          <table:table-cell office:value-type="float" office:value="911133" calcext:value-type="float">
            <text:p>911133</text:p>
          </table:table-cell>
          <table:table-cell office:value-type="float" office:value="41694" calcext:value-type="float">
            <text:p>41694</text:p>
          </table:table-cell>
          <table:table-cell office:value-type="string" calcext:value-type="string">
            <text:p>Hey the trail is amazing, could you give some info?</text:p>
          </table:table-cell>
          <table:table-cell/>
        </table:table-row>
        <table:table-row table:style-name="ro1">
          <table:table-cell office:value-type="float" office:value="179119" calcext:value-type="float">
            <text:p>179119</text:p>
          </table:table-cell>
          <table:table-cell office:value-type="float" office:value="0" calcext:value-type="float">
            <text:p>0</text:p>
          </table:table-cell>
          <table:table-cell office:value-type="float" office:value="212741" calcext:value-type="float">
            <text:p>212741</text:p>
          </table:table-cell>
          <table:table-cell office:value-type="float" office:value="43668" calcext:value-type="float">
            <text:p>43668</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86252" calcext:value-type="float">
            <text:p>186252</text:p>
          </table:table-cell>
          <table:table-cell office:value-type="float" office:value="0" calcext:value-type="float">
            <text:p>0</text:p>
          </table:table-cell>
          <table:table-cell office:value-type="float" office:value="975681" calcext:value-type="float">
            <text:p>975681</text:p>
          </table:table-cell>
          <table:table-cell office:value-type="float" office:value="50596" calcext:value-type="float">
            <text:p>50596</text:p>
          </table:table-cell>
          <table:table-cell office:value-type="string" calcext:value-type="string">
            <text:p>Hey what time of the year is best to visit this place?</text:p>
          </table:table-cell>
          <table:table-cell/>
        </table:table-row>
        <table:table-row table:style-name="ro1">
          <table:table-cell office:value-type="float" office:value="395035" calcext:value-type="float">
            <text:p>395035</text:p>
          </table:table-cell>
          <table:table-cell office:value-type="float" office:value="0" calcext:value-type="float">
            <text:p>0</text:p>
          </table:table-cell>
          <table:table-cell office:value-type="float" office:value="1915861" calcext:value-type="float">
            <text:p>1915861</text:p>
          </table:table-cell>
          <table:table-cell office:value-type="float" office:value="934781" calcext:value-type="float">
            <text:p>934781</text:p>
          </table:table-cell>
          <table:table-cell office:value-type="string" calcext:value-type="string">
            <text:p>Nice</text:p>
          </table:table-cell>
          <table:table-cell/>
        </table:table-row>
        <table:table-row table:style-name="ro1">
          <table:table-cell office:value-type="float" office:value="443113" calcext:value-type="float">
            <text:p>443113</text:p>
          </table:table-cell>
          <table:table-cell office:value-type="float" office:value="0" calcext:value-type="float">
            <text:p>0</text:p>
          </table:table-cell>
          <table:table-cell office:value-type="float" office:value="2263720" calcext:value-type="float">
            <text:p>2263720</text:p>
          </table:table-cell>
          <table:table-cell office:value-type="float" office:value="1726804" calcext:value-type="float">
            <text:p>1726804</text:p>
          </table:table-cell>
          <table:table-cell office:value-type="string" calcext:value-type="string">
            <text:p>Nicc</text:p>
          </table:table-cell>
          <table:table-cell/>
        </table:table-row>
        <table:table-row table:style-name="ro1">
          <table:table-cell office:value-type="float" office:value="292" calcext:value-type="float">
            <text:p>292</text:p>
          </table:table-cell>
          <table:table-cell office:value-type="float" office:value="727" calcext:value-type="float">
            <text:p>72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ext time [[@23]] :P</text:p>
          </table:table-cell>
          <table:table-cell/>
        </table:table-row>
        <table:table-row table:style-name="ro1">
          <table:table-cell office:value-type="float" office:value="34112" calcext:value-type="float">
            <text:p>34112</text:p>
          </table:table-cell>
          <table:table-cell office:value-type="float" office:value="0" calcext:value-type="float">
            <text:p>0</text:p>
          </table:table-cell>
          <table:table-cell office:value-type="float" office:value="620973" calcext:value-type="float">
            <text:p>620973</text:p>
          </table:table-cell>
          <table:table-cell office:value-type="float" office:value="82194" calcext:value-type="float">
            <text:p>82194</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6912" calcext:value-type="float">
            <text:p>36912</text:p>
          </table:table-cell>
          <table:table-cell office:value-type="float" office:value="0" calcext:value-type="float">
            <text:p>0</text:p>
          </table:table-cell>
          <table:table-cell office:value-type="float" office:value="627428" calcext:value-type="float">
            <text:p>627428</text:p>
          </table:table-cell>
          <table:table-cell office:value-type="float" office:value="82727" calcext:value-type="float">
            <text:p>82727</text:p>
          </table:table-cell>
          <table:table-cell office:value-type="string" calcext:value-type="string">
            <text:p>masttt!!</text:p>
          </table:table-cell>
          <table:table-cell/>
        </table:table-row>
        <table:table-row table:style-name="ro1">
          <table:table-cell office:value-type="float" office:value="163225" calcext:value-type="float">
            <text:p>163225</text:p>
          </table:table-cell>
          <table:table-cell office:value-type="float" office:value="0" calcext:value-type="float">
            <text:p>0</text:p>
          </table:table-cell>
          <table:table-cell office:value-type="float" office:value="925590" calcext:value-type="float">
            <text:p>925590</text:p>
          </table:table-cell>
          <table:table-cell office:value-type="float" office:value="88450" calcext:value-type="float">
            <text:p>88450</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81995" calcext:value-type="float">
            <text:p>181995</text:p>
          </table:table-cell>
          <table:table-cell office:value-type="float" office:value="0" calcext:value-type="float">
            <text:p>0</text:p>
          </table:table-cell>
          <table:table-cell office:value-type="float" office:value="85254" calcext:value-type="float">
            <text:p>85254</text:p>
          </table:table-cell>
          <table:table-cell office:value-type="float" office:value="85950" calcext:value-type="float">
            <text:p>85950</text:p>
          </table:table-cell>
          <table:table-cell office:value-type="string" calcext:value-type="string">
            <text:p>Hey the trail is amazing, could you give some info?</text:p>
          </table:table-cell>
          <table:table-cell/>
        </table:table-row>
        <table:table-row table:style-name="ro1">
          <table:table-cell office:value-type="float" office:value="300903" calcext:value-type="float">
            <text:p>300903</text:p>
          </table:table-cell>
          <table:table-cell office:value-type="float" office:value="0" calcext:value-type="float">
            <text:p>0</text:p>
          </table:table-cell>
          <table:table-cell office:value-type="float" office:value="1589297" calcext:value-type="float">
            <text:p>1589297</text:p>
          </table:table-cell>
          <table:table-cell office:value-type="float" office:value="84482" calcext:value-type="float">
            <text:p>84482</text:p>
          </table:table-cell>
          <table:table-cell office:value-type="string" calcext:value-type="string">
            <text:p>i love your trails,Where to next? </text:p>
          </table:table-cell>
          <table:table-cell/>
        </table:table-row>
        <table:table-row table:style-name="ro1">
          <table:table-cell office:value-type="float" office:value="323925" calcext:value-type="float">
            <text:p>323925</text:p>
          </table:table-cell>
          <table:table-cell office:value-type="float" office:value="0" calcext:value-type="float">
            <text:p>0</text:p>
          </table:table-cell>
          <table:table-cell office:value-type="float" office:value="1728589" calcext:value-type="float">
            <text:p>1728589</text:p>
          </table:table-cell>
          <table:table-cell office:value-type="float" office:value="83980" calcext:value-type="float">
            <text:p>83980</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79248" calcext:value-type="float">
            <text:p>379248</text:p>
          </table:table-cell>
          <table:table-cell office:value-type="float" office:value="0" calcext:value-type="float">
            <text:p>0</text:p>
          </table:table-cell>
          <table:table-cell office:value-type="float" office:value="2231751" calcext:value-type="float">
            <text:p>2231751</text:p>
          </table:table-cell>
          <table:table-cell office:value-type="float" office:value="742818" calcext:value-type="float">
            <text:p>742818</text:p>
          </table:table-cell>
          <table:table-cell office:value-type="string" calcext:value-type="string">
            <text:p>You can come here and camp anytime except the rainy season</text:p>
          </table:table-cell>
          <table:table-cell/>
        </table:table-row>
        <table:table-row table:style-name="ro1">
          <table:table-cell office:value-type="float" office:value="433484" calcext:value-type="float">
            <text:p>433484</text:p>
          </table:table-cell>
          <table:table-cell office:value-type="float" office:value="0" calcext:value-type="float">
            <text:p>0</text:p>
          </table:table-cell>
          <table:table-cell office:value-type="float" office:value="2287545" calcext:value-type="float">
            <text:p>2287545</text:p>
          </table:table-cell>
          <table:table-cell office:value-type="float" office:value="46948" calcext:value-type="float">
            <text:p>46948</text:p>
          </table:table-cell>
          <table:table-cell office:value-type="string" calcext:value-type="string">
            <text:p>i love adventure</text:p>
          </table:table-cell>
          <table:table-cell/>
        </table:table-row>
        <table:table-row table:style-name="ro1">
          <table:table-cell office:value-type="float" office:value="464967" calcext:value-type="float">
            <text:p>464967</text:p>
          </table:table-cell>
          <table:table-cell office:value-type="float" office:value="0" calcext:value-type="float">
            <text:p>0</text:p>
          </table:table-cell>
          <table:table-cell office:value-type="float" office:value="2269162" calcext:value-type="float">
            <text:p>2269162</text:p>
          </table:table-cell>
          <table:table-cell office:value-type="float" office:value="2238347" calcext:value-type="float">
            <text:p>2238347</text:p>
          </table:table-cell>
          <table:table-cell office:value-type="string" calcext:value-type="string">
            <text:p>Good looking</text:p>
          </table:table-cell>
          <table:table-cell/>
        </table:table-row>
        <table:table-row table:style-name="ro1">
          <table:table-cell office:value-type="float" office:value="24189" calcext:value-type="float">
            <text:p>24189</text:p>
          </table:table-cell>
          <table:table-cell office:value-type="float" office:value="0" calcext:value-type="float">
            <text:p>0</text:p>
          </table:table-cell>
          <table:table-cell office:value-type="float" office:value="584860" calcext:value-type="float">
            <text:p>584860</text:p>
          </table:table-cell>
          <table:table-cell office:value-type="float" office:value="17902" calcext:value-type="float">
            <text:p>17902</text:p>
          </table:table-cell>
          <table:table-cell office:value-type="string" calcext:value-type="string">
            <text:p>I think I have fallen in love with the interiors! ?</text:p>
          </table:table-cell>
          <table:table-cell/>
        </table:table-row>
        <table:table-row table:style-name="ro1">
          <table:table-cell office:value-type="float" office:value="43690" calcext:value-type="float">
            <text:p>43690</text:p>
          </table:table-cell>
          <table:table-cell office:value-type="float" office:value="0" calcext:value-type="float">
            <text:p>0</text:p>
          </table:table-cell>
          <table:table-cell office:value-type="float" office:value="628998" calcext:value-type="float">
            <text:p>628998</text:p>
          </table:table-cell>
          <table:table-cell office:value-type="float" office:value="182618" calcext:value-type="float">
            <text:p>182618</text:p>
          </table:table-cell>
          <table:table-cell office:value-type="string" calcext:value-type="string">
            <text:p>[[@85792]] thanks:)</text:p>
          </table:table-cell>
          <table:table-cell/>
        </table:table-row>
        <table:table-row table:style-name="ro1">
          <table:table-cell office:value-type="float" office:value="78099" calcext:value-type="float">
            <text:p>78099</text:p>
          </table:table-cell>
          <table:table-cell office:value-type="float" office:value="0" calcext:value-type="float">
            <text:p>0</text:p>
          </table:table-cell>
          <table:table-cell office:value-type="float" office:value="730401" calcext:value-type="float">
            <text:p>730401</text:p>
          </table:table-cell>
          <table:table-cell office:value-type="float" office:value="20332" calcext:value-type="float">
            <text:p>20332</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87026" calcext:value-type="float">
            <text:p>87026</text:p>
          </table:table-cell>
          <table:table-cell office:value-type="float" office:value="0" calcext:value-type="float">
            <text:p>0</text:p>
          </table:table-cell>
          <table:table-cell office:value-type="float" office:value="744815" calcext:value-type="float">
            <text:p>744815</text:p>
          </table:table-cell>
          <table:table-cell office:value-type="float" office:value="99276" calcext:value-type="float">
            <text:p>99276</text:p>
          </table:table-cell>
          <table:table-cell office:value-type="string" calcext:value-type="string">
            <text:p>[[@85808]] thnkuu</text:p>
          </table:table-cell>
          <table:table-cell/>
        </table:table-row>
        <table:table-row table:style-name="ro1">
          <table:table-cell office:value-type="float" office:value="92046" calcext:value-type="float">
            <text:p>92046</text:p>
          </table:table-cell>
          <table:table-cell office:value-type="float" office:value="0" calcext:value-type="float">
            <text:p>0</text:p>
          </table:table-cell>
          <table:table-cell office:value-type="float" office:value="758330" calcext:value-type="float">
            <text:p>758330</text:p>
          </table:table-cell>
          <table:table-cell office:value-type="float" office:value="81559" calcext:value-type="float">
            <text:p>81559</text:p>
          </table:table-cell>
          <table:table-cell office:value-type="string" calcext:value-type="string">
            <text:p>Amazing ❤️❤️</text:p>
          </table:table-cell>
          <table:table-cell/>
        </table:table-row>
        <table:table-row table:style-name="ro1">
          <table:table-cell office:value-type="float" office:value="122116" calcext:value-type="float">
            <text:p>122116</text:p>
          </table:table-cell>
          <table:table-cell office:value-type="float" office:value="0" calcext:value-type="float">
            <text:p>0</text:p>
          </table:table-cell>
          <table:table-cell office:value-type="float" office:value="451915" calcext:value-type="float">
            <text:p>451915</text:p>
          </table:table-cell>
          <table:table-cell office:value-type="float" office:value="233210" calcext:value-type="float">
            <text:p>233210</text:p>
          </table:table-cell>
          <table:table-cell office:value-type="string" calcext:value-type="string">
            <text:p>Nice trail. Love it. I m from cochin too. You should have try some more places near to kochi, you will love highranges.</text:p>
          </table:table-cell>
          <table:table-cell/>
        </table:table-row>
        <table:table-row table:style-name="ro1">
          <table:table-cell office:value-type="float" office:value="153536" calcext:value-type="float">
            <text:p>153536</text:p>
          </table:table-cell>
          <table:table-cell office:value-type="float" office:value="0" calcext:value-type="float">
            <text:p>0</text:p>
          </table:table-cell>
          <table:table-cell office:value-type="float" office:value="901197" calcext:value-type="float">
            <text:p>901197</text:p>
          </table:table-cell>
          <table:table-cell office:value-type="float" office:value="270347" calcext:value-type="float">
            <text:p>270347</text:p>
          </table:table-cell>
          <table:table-cell office:value-type="string" calcext:value-type="string">
            <text:p>[[@84241]] Thank you :)</text:p>
          </table:table-cell>
          <table:table-cell/>
        </table:table-row>
        <table:table-row table:style-name="ro1">
          <table:table-cell office:value-type="float" office:value="261462" calcext:value-type="float">
            <text:p>261462</text:p>
          </table:table-cell>
          <table:table-cell office:value-type="float" office:value="0" calcext:value-type="float">
            <text:p>0</text:p>
          </table:table-cell>
          <table:table-cell office:value-type="float" office:value="1357244" calcext:value-type="float">
            <text:p>1357244</text:p>
          </table:table-cell>
          <table:table-cell office:value-type="float" office:value="88197" calcext:value-type="float">
            <text:p>88197</text:p>
          </table:table-cell>
          <table:table-cell office:value-type="string" calcext:value-type="string">
            <text:p>Kya mast hai bhai</text:p>
          </table:table-cell>
          <table:table-cell/>
        </table:table-row>
        <table:table-row table:style-name="ro1">
          <table:table-cell office:value-type="float" office:value="306263" calcext:value-type="float">
            <text:p>306263</text:p>
          </table:table-cell>
          <table:table-cell office:value-type="float" office:value="0" calcext:value-type="float">
            <text:p>0</text:p>
          </table:table-cell>
          <table:table-cell office:value-type="float" office:value="1601507" calcext:value-type="float">
            <text:p>1601507</text:p>
          </table:table-cell>
          <table:table-cell office:value-type="float" office:value="493160" calcext:value-type="float">
            <text:p>493160</text:p>
          </table:table-cell>
          <table:table-cell office:value-type="string" calcext:value-type="string">
            <text:p>Amazing n scintillating</text:p>
          </table:table-cell>
          <table:table-cell/>
        </table:table-row>
        <table:table-row table:style-name="ro1">
          <table:table-cell office:value-type="float" office:value="314939" calcext:value-type="float">
            <text:p>314939</text:p>
          </table:table-cell>
          <table:table-cell office:value-type="float" office:value="0" calcext:value-type="float">
            <text:p>0</text:p>
          </table:table-cell>
          <table:table-cell office:value-type="float" office:value="1673416" calcext:value-type="float">
            <text:p>1673416</text:p>
          </table:table-cell>
          <table:table-cell office:value-type="float" office:value="516053" calcext:value-type="float">
            <text:p>516053</text:p>
          </table:table-cell>
          <table:table-cell office:value-type="string" calcext:value-type="string">
            <text:p>Like picture quality or anything else?</text:p>
          </table:table-cell>
          <table:table-cell/>
        </table:table-row>
        <table:table-row table:style-name="ro1">
          <table:table-cell office:value-type="float" office:value="325843" calcext:value-type="float">
            <text:p>325843</text:p>
          </table:table-cell>
          <table:table-cell office:value-type="float" office:value="0" calcext:value-type="float">
            <text:p>0</text:p>
          </table:table-cell>
          <table:table-cell office:value-type="float" office:value="1739933" calcext:value-type="float">
            <text:p>1739933</text:p>
          </table:table-cell>
          <table:table-cell office:value-type="float" office:value="86695" calcext:value-type="float">
            <text:p>86695</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369054" calcext:value-type="float">
            <text:p>369054</text:p>
          </table:table-cell>
          <table:table-cell office:value-type="float" office:value="0" calcext:value-type="float">
            <text:p>0</text:p>
          </table:table-cell>
          <table:table-cell office:value-type="float" office:value="552118" calcext:value-type="float">
            <text:p>552118</text:p>
          </table:table-cell>
          <table:table-cell office:value-type="float" office:value="687829" calcext:value-type="float">
            <text:p>687829</text:p>
          </table:table-cell>
          <table:table-cell office:value-type="string" calcext:value-type="string">
            <text:p>Very nice</text:p>
          </table:table-cell>
          <table:table-cell/>
        </table:table-row>
        <table:table-row table:style-name="ro1">
          <table:table-cell office:value-type="float" office:value="456058" calcext:value-type="float">
            <text:p>456058</text:p>
          </table:table-cell>
          <table:table-cell office:value-type="float" office:value="0" calcext:value-type="float">
            <text:p>0</text:p>
          </table:table-cell>
          <table:table-cell office:value-type="float" office:value="1689958" calcext:value-type="float">
            <text:p>1689958</text:p>
          </table:table-cell>
          <table:table-cell office:value-type="float" office:value="2044649" calcext:value-type="float">
            <text:p>2044649</text:p>
          </table:table-cell>
          <table:table-cell office:value-type="string" calcext:value-type="string">
            <text:p>Hi</text:p>
          </table:table-cell>
          <table:table-cell/>
        </table:table-row>
        <table:table-row table:style-name="ro1">
          <table:table-cell office:value-type="float" office:value="52648" calcext:value-type="float">
            <text:p>52648</text:p>
          </table:table-cell>
          <table:table-cell office:value-type="float" office:value="0" calcext:value-type="float">
            <text:p>0</text:p>
          </table:table-cell>
          <table:table-cell office:value-type="float" office:value="662024" calcext:value-type="float">
            <text:p>662024</text:p>
          </table:table-cell>
          <table:table-cell office:value-type="float" office:value="81639" calcext:value-type="float">
            <text:p>81639</text:p>
          </table:table-cell>
          <table:table-cell office:value-type="string" calcext:value-type="string">
            <text:p>This trail is ingenious! brilliant work!</text:p>
          </table:table-cell>
          <table:table-cell/>
        </table:table-row>
        <table:table-row table:style-name="ro1">
          <table:table-cell office:value-type="float" office:value="126541" calcext:value-type="float">
            <text:p>126541</text:p>
          </table:table-cell>
          <table:table-cell office:value-type="float" office:value="0" calcext:value-type="float">
            <text:p>0</text:p>
          </table:table-cell>
          <table:table-cell office:value-type="float" office:value="830791" calcext:value-type="float">
            <text:p>830791</text:p>
          </table:table-cell>
          <table:table-cell office:value-type="float" office:value="41535" calcext:value-type="float">
            <text:p>41535</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32463" calcext:value-type="float">
            <text:p>132463</text:p>
          </table:table-cell>
          <table:table-cell office:value-type="float" office:value="0" calcext:value-type="float">
            <text:p>0</text:p>
          </table:table-cell>
          <table:table-cell office:value-type="float" office:value="847080" calcext:value-type="float">
            <text:p>847080</text:p>
          </table:table-cell>
          <table:table-cell office:value-type="float" office:value="252970" calcext:value-type="float">
            <text:p>252970</text:p>
          </table:table-cell>
          <table:table-cell office:value-type="string" calcext:value-type="string">
            <text:p>[[@84528]] this is a trek conducted by youth hostel bhavnagar</text:p>
          </table:table-cell>
          <table:table-cell/>
        </table:table-row>
        <table:table-row table:style-name="ro1">
          <table:table-cell office:value-type="float" office:value="216917" calcext:value-type="float">
            <text:p>216917</text:p>
          </table:table-cell>
          <table:table-cell office:value-type="float" office:value="0" calcext:value-type="float">
            <text:p>0</text:p>
          </table:table-cell>
          <table:table-cell office:value-type="float" office:value="1109718" calcext:value-type="float">
            <text:p>1109718</text:p>
          </table:table-cell>
          <table:table-cell office:value-type="float" office:value="42711" calcext:value-type="float">
            <text:p>42711</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32913" calcext:value-type="float">
            <text:p>232913</text:p>
          </table:table-cell>
          <table:table-cell office:value-type="float" office:value="0" calcext:value-type="float">
            <text:p>0</text:p>
          </table:table-cell>
          <table:table-cell office:value-type="float" office:value="1182216" calcext:value-type="float">
            <text:p>1182216</text:p>
          </table:table-cell>
          <table:table-cell office:value-type="float" office:value="49601" calcext:value-type="float">
            <text:p>49601</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254513" calcext:value-type="float">
            <text:p>254513</text:p>
          </table:table-cell>
          <table:table-cell office:value-type="float" office:value="0" calcext:value-type="float">
            <text:p>0</text:p>
          </table:table-cell>
          <table:table-cell office:value-type="float" office:value="1307307" calcext:value-type="float">
            <text:p>1307307</text:p>
          </table:table-cell>
          <table:table-cell office:value-type="float" office:value="81333" calcext:value-type="float">
            <text:p>81333</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67384" calcext:value-type="float">
            <text:p>267384</text:p>
          </table:table-cell>
          <table:table-cell office:value-type="float" office:value="0" calcext:value-type="float">
            <text:p>0</text:p>
          </table:table-cell>
          <table:table-cell office:value-type="float" office:value="1395447" calcext:value-type="float">
            <text:p>1395447</text:p>
          </table:table-cell>
          <table:table-cell office:value-type="float" office:value="427582" calcext:value-type="float">
            <text:p>427582</text:p>
          </table:table-cell>
          <table:table-cell office:value-type="string" calcext:value-type="string">
            <text:p>[[@84525]] <text:s/>Thanks dear ?</text:p>
          </table:table-cell>
          <table:table-cell/>
        </table:table-row>
        <table:table-row table:style-name="ro1">
          <table:table-cell office:value-type="float" office:value="296345" calcext:value-type="float">
            <text:p>296345</text:p>
          </table:table-cell>
          <table:table-cell office:value-type="float" office:value="0" calcext:value-type="float">
            <text:p>0</text:p>
          </table:table-cell>
          <table:table-cell office:value-type="float" office:value="1567889" calcext:value-type="float">
            <text:p>1567889</text:p>
          </table:table-cell>
          <table:table-cell office:value-type="float" office:value="87731" calcext:value-type="float">
            <text:p>87731</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55230" calcext:value-type="float">
            <text:p>355230</text:p>
          </table:table-cell>
          <table:table-cell office:value-type="float" office:value="0" calcext:value-type="float">
            <text:p>0</text:p>
          </table:table-cell>
          <table:table-cell office:value-type="float" office:value="1936381" calcext:value-type="float">
            <text:p>1936381</text:p>
          </table:table-cell>
          <table:table-cell office:value-type="float" office:value="76566" calcext:value-type="float">
            <text:p>7656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451471" calcext:value-type="float">
            <text:p>451471</text:p>
          </table:table-cell>
          <table:table-cell office:value-type="float" office:value="0" calcext:value-type="float">
            <text:p>0</text:p>
          </table:table-cell>
          <table:table-cell office:value-type="float" office:value="1039347" calcext:value-type="float">
            <text:p>1039347</text:p>
          </table:table-cell>
          <table:table-cell office:value-type="float" office:value="1887965" calcext:value-type="float">
            <text:p>1887965</text:p>
          </table:table-cell>
          <table:table-cell office:value-type="string" calcext:value-type="string">
            <text:p>Hello</text:p>
          </table:table-cell>
          <table:table-cell/>
        </table:table-row>
        <table:table-row table:style-name="ro1">
          <table:table-cell office:value-type="float" office:value="131152" calcext:value-type="float">
            <text:p>131152</text:p>
          </table:table-cell>
          <table:table-cell office:value-type="float" office:value="0" calcext:value-type="float">
            <text:p>0</text:p>
          </table:table-cell>
          <table:table-cell office:value-type="float" office:value="842211" calcext:value-type="float">
            <text:p>842211</text:p>
          </table:table-cell>
          <table:table-cell office:value-type="float" office:value="251380" calcext:value-type="float">
            <text:p>251380</text:p>
          </table:table-cell>
          <table:table-cell office:value-type="string" calcext:value-type="string">
            <text:p>[[@85021]] sorry but m no professional photographer..cant guide you?</text:p>
          </table:table-cell>
          <table:table-cell/>
        </table:table-row>
        <table:table-row table:style-name="ro1">
          <table:table-cell office:value-type="float" office:value="169766" calcext:value-type="float">
            <text:p>169766</text:p>
          </table:table-cell>
          <table:table-cell office:value-type="float" office:value="0" calcext:value-type="float">
            <text:p>0</text:p>
          </table:table-cell>
          <table:table-cell office:value-type="float" office:value="944072" calcext:value-type="float">
            <text:p>944072</text:p>
          </table:table-cell>
          <table:table-cell office:value-type="float" office:value="284079" calcext:value-type="float">
            <text:p>284079</text:p>
          </table:table-cell>
          <table:table-cell office:value-type="string" calcext:value-type="string">
            <text:p>[[@40246]] Surely you can visit every time there is great fun as now</text:p>
          </table:table-cell>
          <table:table-cell/>
        </table:table-row>
        <table:table-row table:style-name="ro1">
          <table:table-cell office:value-type="float" office:value="197800" calcext:value-type="float">
            <text:p>197800</text:p>
          </table:table-cell>
          <table:table-cell office:value-type="float" office:value="0" calcext:value-type="float">
            <text:p>0</text:p>
          </table:table-cell>
          <table:table-cell office:value-type="float" office:value="412988" calcext:value-type="float">
            <text:p>412988</text:p>
          </table:table-cell>
          <table:table-cell office:value-type="float" office:value="122870" calcext:value-type="float">
            <text:p>122870</text:p>
          </table:table-cell>
          <table:table-cell office:value-type="string" calcext:value-type="string">
            <text:p>Ok Thank you ?</text:p>
          </table:table-cell>
          <table:table-cell/>
        </table:table-row>
        <table:table-row table:style-name="ro1">
          <table:table-cell office:value-type="float" office:value="204231" calcext:value-type="float">
            <text:p>204231</text:p>
          </table:table-cell>
          <table:table-cell office:value-type="float" office:value="0" calcext:value-type="float">
            <text:p>0</text:p>
          </table:table-cell>
          <table:table-cell office:value-type="float" office:value="782164" calcext:value-type="float">
            <text:p>782164</text:p>
          </table:table-cell>
          <table:table-cell office:value-type="float" office:value="232723" calcext:value-type="float">
            <text:p>232723</text:p>
          </table:table-cell>
          <table:table-cell office:value-type="string" calcext:value-type="string">
            <text:p>[[@78091]] yeah the trip is so neat.. N I really don't care abt ma followers section</text:p>
          </table:table-cell>
          <table:table-cell/>
        </table:table-row>
        <table:table-row table:style-name="ro1">
          <table:table-cell office:value-type="float" office:value="320810" calcext:value-type="float">
            <text:p>320810</text:p>
          </table:table-cell>
          <table:table-cell office:value-type="float" office:value="0" calcext:value-type="float">
            <text:p>0</text:p>
          </table:table-cell>
          <table:table-cell office:value-type="float" office:value="1709228" calcext:value-type="float">
            <text:p>1709228</text:p>
          </table:table-cell>
          <table:table-cell office:value-type="float" office:value="476297" calcext:value-type="float">
            <text:p>476297</text:p>
          </table:table-cell>
          <table:table-cell office:value-type="string" calcext:value-type="string">
            <text:p>[[@43402]] <text:s/>will give better efforts for content Thank you.</text:p>
          </table:table-cell>
          <table:table-cell/>
        </table:table-row>
        <table:table-row table:style-name="ro1">
          <table:table-cell office:value-type="float" office:value="383156" calcext:value-type="float">
            <text:p>383156</text:p>
          </table:table-cell>
          <table:table-cell office:value-type="float" office:value="0" calcext:value-type="float">
            <text:p>0</text:p>
          </table:table-cell>
          <table:table-cell office:value-type="float" office:value="2223581" calcext:value-type="float">
            <text:p>2223581</text:p>
          </table:table-cell>
          <table:table-cell office:value-type="float" office:value="851876" calcext:value-type="float">
            <text:p>851876</text:p>
          </table:table-cell>
          <table:table-cell office:value-type="string" calcext:value-type="string">
            <text:p>Arun Kumar Bharti</text:p>
          </table:table-cell>
          <table:table-cell/>
        </table:table-row>
        <table:table-row table:style-name="ro1">
          <table:table-cell office:value-type="float" office:value="422474" calcext:value-type="float">
            <text:p>422474</text:p>
          </table:table-cell>
          <table:table-cell office:value-type="float" office:value="0" calcext:value-type="float">
            <text:p>0</text:p>
          </table:table-cell>
          <table:table-cell office:value-type="float" office:value="2310536" calcext:value-type="float">
            <text:p>2310536</text:p>
          </table:table-cell>
          <table:table-cell office:value-type="float" office:value="41668" calcext:value-type="float">
            <text:p>41668</text:p>
          </table:table-cell>
          <table:table-cell office:value-type="string" calcext:value-type="string">
            <text:p>good vlogger</text:p>
          </table:table-cell>
          <table:table-cell/>
        </table:table-row>
        <table:table-row table:style-name="ro1">
          <table:table-cell office:value-type="float" office:value="425627" calcext:value-type="float">
            <text:p>425627</text:p>
          </table:table-cell>
          <table:table-cell office:value-type="float" office:value="0" calcext:value-type="float">
            <text:p>0</text:p>
          </table:table-cell>
          <table:table-cell office:value-type="float" office:value="1671332" calcext:value-type="float">
            <text:p>1671332</text:p>
          </table:table-cell>
          <table:table-cell office:value-type="float" office:value="4965" calcext:value-type="float">
            <text:p>4965</text:p>
          </table:table-cell>
          <table:table-cell office:value-type="string" calcext:value-type="string">
            <text:p>india </text:p>
          </table:table-cell>
          <table:table-cell/>
        </table:table-row>
        <table:table-row table:style-name="ro1">
          <table:table-cell office:value-type="float" office:value="455776" calcext:value-type="float">
            <text:p>455776</text:p>
          </table:table-cell>
          <table:table-cell office:value-type="float" office:value="0" calcext:value-type="float">
            <text:p>0</text:p>
          </table:table-cell>
          <table:table-cell office:value-type="float" office:value="2567251" calcext:value-type="float">
            <text:p>2567251</text:p>
          </table:table-cell>
          <table:table-cell office:value-type="float" office:value="2056678" calcext:value-type="float">
            <text:p>2056678</text:p>
          </table:table-cell>
          <table:table-cell office:value-type="string" calcext:value-type="string">
            <text:p>??$&amp;:~34qnzp:×})@$%:^57848614wsjnv</text:p>
          </table:table-cell>
          <table:table-cell/>
        </table:table-row>
        <table:table-row table:style-name="ro1">
          <table:table-cell office:value-type="float" office:value="14506" calcext:value-type="float">
            <text:p>14506</text:p>
          </table:table-cell>
          <table:table-cell office:value-type="float" office:value="179438" calcext:value-type="float">
            <text:p>179438</text:p>
          </table:table-cell>
          <table:table-cell office:value-type="float" office:value="0" calcext:value-type="float">
            <text:p>0</text:p>
          </table:table-cell>
          <table:table-cell office:value-type="float" office:value="108702" calcext:value-type="float">
            <text:p>108702</text:p>
          </table:table-cell>
          <table:table-cell office:value-type="string" calcext:value-type="string">
            <text:p>This is my video from my account ?</text:p>
          </table:table-cell>
          <table:table-cell/>
        </table:table-row>
        <table:table-row table:style-name="ro1">
          <table:table-cell office:value-type="float" office:value="88738" calcext:value-type="float">
            <text:p>88738</text:p>
          </table:table-cell>
          <table:table-cell office:value-type="float" office:value="190177" calcext:value-type="float">
            <text:p>190177</text:p>
          </table:table-cell>
          <table:table-cell office:value-type="float" office:value="0" calcext:value-type="float">
            <text:p>0</text:p>
          </table:table-cell>
          <table:table-cell office:value-type="float" office:value="220663" calcext:value-type="float">
            <text:p>220663</text:p>
          </table:table-cell>
          <table:table-cell office:value-type="string" calcext:value-type="string">
            <text:p>????that accounts to . I need to be aware of them now thanks</text:p>
          </table:table-cell>
          <table:table-cell/>
        </table:table-row>
        <table:table-row table:style-name="ro1">
          <table:table-cell office:value-type="float" office:value="91219" calcext:value-type="float">
            <text:p>91219</text:p>
          </table:table-cell>
          <table:table-cell office:value-type="float" office:value="0" calcext:value-type="float">
            <text:p>0</text:p>
          </table:table-cell>
          <table:table-cell office:value-type="float" office:value="752420" calcext:value-type="float">
            <text:p>752420</text:p>
          </table:table-cell>
          <table:table-cell office:value-type="float" office:value="223581" calcext:value-type="float">
            <text:p>223581</text:p>
          </table:table-cell>
          <table:table-cell office:value-type="string" calcext:value-type="string">
            <text:p>Ya should visit once</text:p>
          </table:table-cell>
          <table:table-cell/>
        </table:table-row>
        <table:table-row table:style-name="ro1">
          <table:table-cell office:value-type="float" office:value="245389" calcext:value-type="float">
            <text:p>245389</text:p>
          </table:table-cell>
          <table:table-cell office:value-type="float" office:value="0" calcext:value-type="float">
            <text:p>0</text:p>
          </table:table-cell>
          <table:table-cell office:value-type="float" office:value="1228935" calcext:value-type="float">
            <text:p>1228935</text:p>
          </table:table-cell>
          <table:table-cell office:value-type="float" office:value="83330" calcext:value-type="float">
            <text:p>83330</text:p>
          </table:table-cell>
          <table:table-cell office:value-type="string" calcext:value-type="string">
            <text:p>OMG! yeh mera India</text:p>
          </table:table-cell>
          <table:table-cell/>
        </table:table-row>
        <table:table-row table:style-name="ro1">
          <table:table-cell office:value-type="float" office:value="261305" calcext:value-type="float">
            <text:p>261305</text:p>
          </table:table-cell>
          <table:table-cell office:value-type="float" office:value="0" calcext:value-type="float">
            <text:p>0</text:p>
          </table:table-cell>
          <table:table-cell office:value-type="float" office:value="1355807" calcext:value-type="float">
            <text:p>1355807</text:p>
          </table:table-cell>
          <table:table-cell office:value-type="float" office:value="415578" calcext:value-type="float">
            <text:p>415578</text:p>
          </table:table-cell>
          <table:table-cell office:value-type="string" calcext:value-type="string">
            <text:p>[[@42815]] My pleasure brother</text:p>
          </table:table-cell>
          <table:table-cell/>
        </table:table-row>
        <table:table-row table:style-name="ro1">
          <table:table-cell office:value-type="float" office:value="307772" calcext:value-type="float">
            <text:p>307772</text:p>
          </table:table-cell>
          <table:table-cell office:value-type="float" office:value="0" calcext:value-type="float">
            <text:p>0</text:p>
          </table:table-cell>
          <table:table-cell office:value-type="float" office:value="1629441" calcext:value-type="float">
            <text:p>1629441</text:p>
          </table:table-cell>
          <table:table-cell office:value-type="float" office:value="42690" calcext:value-type="float">
            <text:p>42690</text:p>
          </table:table-cell>
          <table:table-cell office:value-type="string" calcext:value-type="string">
            <text:p>I would love to see your videos of this place!</text:p>
          </table:table-cell>
          <table:table-cell/>
        </table:table-row>
        <table:table-row table:style-name="ro1">
          <table:table-cell office:value-type="float" office:value="348093" calcext:value-type="float">
            <text:p>348093</text:p>
          </table:table-cell>
          <table:table-cell office:value-type="float" office:value="0" calcext:value-type="float">
            <text:p>0</text:p>
          </table:table-cell>
          <table:table-cell office:value-type="float" office:value="1065876" calcext:value-type="float">
            <text:p>1065876</text:p>
          </table:table-cell>
          <table:table-cell office:value-type="float" office:value="560082" calcext:value-type="float">
            <text:p>560082</text:p>
          </table:table-cell>
          <table:table-cell office:value-type="string" calcext:value-type="string">
            <text:p>Where is this exactly?</text:p>
          </table:table-cell>
          <table:table-cell/>
        </table:table-row>
        <table:table-row table:style-name="ro1">
          <table:table-cell office:value-type="float" office:value="394415" calcext:value-type="float">
            <text:p>394415</text:p>
          </table:table-cell>
          <table:table-cell office:value-type="float" office:value="0" calcext:value-type="float">
            <text:p>0</text:p>
          </table:table-cell>
          <table:table-cell office:value-type="float" office:value="2275580" calcext:value-type="float">
            <text:p>2275580</text:p>
          </table:table-cell>
          <table:table-cell office:value-type="float" office:value="957392" calcext:value-type="float">
            <text:p>957392</text:p>
          </table:table-cell>
          <table:table-cell office:value-type="string" calcext:value-type="string">
            <text:p>hello</text:p>
          </table:table-cell>
          <table:table-cell/>
        </table:table-row>
        <table:table-row table:style-name="ro1">
          <table:table-cell office:value-type="float" office:value="397372" calcext:value-type="float">
            <text:p>397372</text:p>
          </table:table-cell>
          <table:table-cell office:value-type="float" office:value="0" calcext:value-type="float">
            <text:p>0</text:p>
          </table:table-cell>
          <table:table-cell office:value-type="float" office:value="632083" calcext:value-type="float">
            <text:p>632083</text:p>
          </table:table-cell>
          <table:table-cell office:value-type="float" office:value="13705" calcext:value-type="float">
            <text:p>13705</text:p>
          </table:table-cell>
          <table:table-cell office:value-type="string" calcext:value-type="string">
            <text:p>looks damn beautiful</text:p>
          </table:table-cell>
          <table:table-cell/>
        </table:table-row>
        <table:table-row table:style-name="ro1">
          <table:table-cell office:value-type="float" office:value="33279" calcext:value-type="float">
            <text:p>33279</text:p>
          </table:table-cell>
          <table:table-cell office:value-type="float" office:value="0" calcext:value-type="float">
            <text:p>0</text:p>
          </table:table-cell>
          <table:table-cell office:value-type="float" office:value="619581" calcext:value-type="float">
            <text:p>619581</text:p>
          </table:table-cell>
          <table:table-cell office:value-type="float" office:value="80038" calcext:value-type="float">
            <text:p>8003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64130" calcext:value-type="float">
            <text:p>64130</text:p>
          </table:table-cell>
          <table:table-cell office:value-type="float" office:value="0" calcext:value-type="float">
            <text:p>0</text:p>
          </table:table-cell>
          <table:table-cell office:value-type="float" office:value="687622" calcext:value-type="float">
            <text:p>687622</text:p>
          </table:table-cell>
          <table:table-cell office:value-type="float" office:value="77419" calcext:value-type="float">
            <text:p>77419</text:p>
          </table:table-cell>
          <table:table-cell office:value-type="string" calcext:value-type="string">
            <text:p>Hey, the title is so innovative!</text:p>
          </table:table-cell>
          <table:table-cell/>
        </table:table-row>
        <table:table-row table:style-name="ro1">
          <table:table-cell office:value-type="float" office:value="97502" calcext:value-type="float">
            <text:p>97502</text:p>
          </table:table-cell>
          <table:table-cell office:value-type="float" office:value="0" calcext:value-type="float">
            <text:p>0</text:p>
          </table:table-cell>
          <table:table-cell office:value-type="float" office:value="741811" calcext:value-type="float">
            <text:p>741811</text:p>
          </table:table-cell>
          <table:table-cell office:value-type="float" office:value="220243" calcext:value-type="float">
            <text:p>220243</text:p>
          </table:table-cell>
          <table:table-cell office:value-type="string" calcext:value-type="string">
            <text:p>[[@81215]] Thank You bro.</text:p>
          </table:table-cell>
          <table:table-cell/>
        </table:table-row>
        <table:table-row table:style-name="ro1">
          <table:table-cell office:value-type="float" office:value="332724" calcext:value-type="float">
            <text:p>332724</text:p>
          </table:table-cell>
          <table:table-cell office:value-type="float" office:value="0" calcext:value-type="float">
            <text:p>0</text:p>
          </table:table-cell>
          <table:table-cell office:value-type="float" office:value="1777151" calcext:value-type="float">
            <text:p>1777151</text:p>
          </table:table-cell>
          <table:table-cell office:value-type="float" office:value="387483" calcext:value-type="float">
            <text:p>387483</text:p>
          </table:table-cell>
          <table:table-cell office:value-type="string" calcext:value-type="string">
            <text:p>[[@1]]</text:p>
          </table:table-cell>
          <table:table-cell/>
        </table:table-row>
        <table:table-row table:style-name="ro1">
          <table:table-cell office:value-type="float" office:value="432399" calcext:value-type="float">
            <text:p>432399</text:p>
          </table:table-cell>
          <table:table-cell office:value-type="float" office:value="0" calcext:value-type="float">
            <text:p>0</text:p>
          </table:table-cell>
          <table:table-cell office:value-type="float" office:value="2340643" calcext:value-type="float">
            <text:p>2340643</text:p>
          </table:table-cell>
          <table:table-cell office:value-type="float" office:value="39748" calcext:value-type="float">
            <text:p>39748</text:p>
          </table:table-cell>
          <table:table-cell office:value-type="string" calcext:value-type="string">
            <text:p>woow</text:p>
          </table:table-cell>
          <table:table-cell/>
        </table:table-row>
        <table:table-row table:style-name="ro1">
          <table:table-cell office:value-type="float" office:value="17029" calcext:value-type="float">
            <text:p>17029</text:p>
          </table:table-cell>
          <table:table-cell office:value-type="float" office:value="226097" calcext:value-type="float">
            <text:p>226097</text:p>
          </table:table-cell>
          <table:table-cell office:value-type="float" office:value="0" calcext:value-type="float">
            <text:p>0</text:p>
          </table:table-cell>
          <table:table-cell office:value-type="float" office:value="147042" calcext:value-type="float">
            <text:p>147042</text:p>
          </table:table-cell>
          <table:table-cell office:value-type="string" calcext:value-type="string">
            <text:p>Thank you so much [[@1]] ??</text:p>
          </table:table-cell>
          <table:table-cell/>
        </table:table-row>
        <table:table-row table:style-name="ro1">
          <table:table-cell office:value-type="float" office:value="19123" calcext:value-type="float">
            <text:p>19123</text:p>
          </table:table-cell>
          <table:table-cell office:value-type="float" office:value="0" calcext:value-type="float">
            <text:p>0</text:p>
          </table:table-cell>
          <table:table-cell office:value-type="float" office:value="582241" calcext:value-type="float">
            <text:p>582241</text:p>
          </table:table-cell>
          <table:table-cell office:value-type="float" office:value="80565" calcext:value-type="float">
            <text:p>8056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08505" calcext:value-type="float">
            <text:p>108505</text:p>
          </table:table-cell>
          <table:table-cell office:value-type="float" office:value="0" calcext:value-type="float">
            <text:p>0</text:p>
          </table:table-cell>
          <table:table-cell office:value-type="float" office:value="795498" calcext:value-type="float">
            <text:p>795498</text:p>
          </table:table-cell>
          <table:table-cell office:value-type="float" office:value="78682" calcext:value-type="float">
            <text:p>78682</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23803" calcext:value-type="float">
            <text:p>123803</text:p>
          </table:table-cell>
          <table:table-cell office:value-type="float" office:value="0" calcext:value-type="float">
            <text:p>0</text:p>
          </table:table-cell>
          <table:table-cell office:value-type="float" office:value="824045" calcext:value-type="float">
            <text:p>824045</text:p>
          </table:table-cell>
          <table:table-cell office:value-type="float" office:value="83634" calcext:value-type="float">
            <text:p>83634</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91401" calcext:value-type="float">
            <text:p>191401</text:p>
          </table:table-cell>
          <table:table-cell office:value-type="float" office:value="0" calcext:value-type="float">
            <text:p>0</text:p>
          </table:table-cell>
          <table:table-cell office:value-type="float" office:value="992491" calcext:value-type="float">
            <text:p>992491</text:p>
          </table:table-cell>
          <table:table-cell office:value-type="float" office:value="77045" calcext:value-type="float">
            <text:p>7704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38111" calcext:value-type="float">
            <text:p>238111</text:p>
          </table:table-cell>
          <table:table-cell office:value-type="float" office:value="0" calcext:value-type="float">
            <text:p>0</text:p>
          </table:table-cell>
          <table:table-cell office:value-type="float" office:value="1194129" calcext:value-type="float">
            <text:p>1194129</text:p>
          </table:table-cell>
          <table:table-cell office:value-type="float" office:value="79805" calcext:value-type="float">
            <text:p>79805</text:p>
          </table:table-cell>
          <table:table-cell office:value-type="string" calcext:value-type="string">
            <text:p>Wow this looks so amazing </text:p>
          </table:table-cell>
          <table:table-cell/>
        </table:table-row>
        <table:table-row table:style-name="ro1">
          <table:table-cell office:value-type="float" office:value="265036" calcext:value-type="float">
            <text:p>265036</text:p>
          </table:table-cell>
          <table:table-cell office:value-type="float" office:value="0" calcext:value-type="float">
            <text:p>0</text:p>
          </table:table-cell>
          <table:table-cell office:value-type="float" office:value="1382217" calcext:value-type="float">
            <text:p>1382217</text:p>
          </table:table-cell>
          <table:table-cell office:value-type="float" office:value="85141" calcext:value-type="float">
            <text:p>85141</text:p>
          </table:table-cell>
          <table:table-cell office:value-type="string" calcext:value-type="string">
            <text:p>When's your next update?!</text:p>
          </table:table-cell>
          <table:table-cell/>
        </table:table-row>
        <table:table-row table:style-name="ro1">
          <table:table-cell office:value-type="float" office:value="323467" calcext:value-type="float">
            <text:p>323467</text:p>
          </table:table-cell>
          <table:table-cell office:value-type="float" office:value="0" calcext:value-type="float">
            <text:p>0</text:p>
          </table:table-cell>
          <table:table-cell office:value-type="float" office:value="1726738" calcext:value-type="float">
            <text:p>1726738</text:p>
          </table:table-cell>
          <table:table-cell office:value-type="float" office:value="164755" calcext:value-type="float">
            <text:p>164755</text:p>
          </table:table-cell>
          <table:table-cell office:value-type="string" calcext:value-type="string">
            <text:p>Cause m not tat active on social media ? thanks though</text:p>
          </table:table-cell>
          <table:table-cell/>
        </table:table-row>
        <table:table-row table:style-name="ro1">
          <table:table-cell office:value-type="float" office:value="21984" calcext:value-type="float">
            <text:p>21984</text:p>
          </table:table-cell>
          <table:table-cell office:value-type="float" office:value="0" calcext:value-type="float">
            <text:p>0</text:p>
          </table:table-cell>
          <table:table-cell office:value-type="float" office:value="585429" calcext:value-type="float">
            <text:p>585429</text:p>
          </table:table-cell>
          <table:table-cell office:value-type="float" office:value="76433" calcext:value-type="float">
            <text:p>76433</text:p>
          </table:table-cell>
          <table:table-cell office:value-type="string" calcext:value-type="string">
            <text:p>Your stories are truely travel goals, how do you plan them?</text:p>
          </table:table-cell>
          <table:table-cell/>
        </table:table-row>
        <table:table-row table:style-name="ro1">
          <table:table-cell office:value-type="float" office:value="25911" calcext:value-type="float">
            <text:p>25911</text:p>
          </table:table-cell>
          <table:table-cell office:value-type="float" office:value="0" calcext:value-type="float">
            <text:p>0</text:p>
          </table:table-cell>
          <table:table-cell office:value-type="float" office:value="602745" calcext:value-type="float">
            <text:p>602745</text:p>
          </table:table-cell>
          <table:table-cell office:value-type="float" office:value="180226" calcext:value-type="float">
            <text:p>180226</text:p>
          </table:table-cell>
          <table:table-cell office:value-type="string" calcext:value-type="string">
            <text:p>I have only time lapse videos only bro</text:p>
          </table:table-cell>
          <table:table-cell/>
        </table:table-row>
        <table:table-row table:style-name="ro1">
          <table:table-cell office:value-type="float" office:value="92270" calcext:value-type="float">
            <text:p>92270</text:p>
          </table:table-cell>
          <table:table-cell office:value-type="float" office:value="0" calcext:value-type="float">
            <text:p>0</text:p>
          </table:table-cell>
          <table:table-cell office:value-type="float" office:value="755026" calcext:value-type="float">
            <text:p>755026</text:p>
          </table:table-cell>
          <table:table-cell office:value-type="float" office:value="224408" calcext:value-type="float">
            <text:p>224408</text:p>
          </table:table-cell>
          <table:table-cell office:value-type="string" calcext:value-type="string">
            <text:p>[[@39470]] <text:s/>yes its the perfect time to visit this place .</text:p>
          </table:table-cell>
          <table:table-cell/>
        </table:table-row>
        <table:table-row table:style-name="ro1">
          <table:table-cell office:value-type="float" office:value="100805" calcext:value-type="float">
            <text:p>100805</text:p>
          </table:table-cell>
          <table:table-cell office:value-type="float" office:value="0" calcext:value-type="float">
            <text:p>0</text:p>
          </table:table-cell>
          <table:table-cell office:value-type="float" office:value="776234" calcext:value-type="float">
            <text:p>776234</text:p>
          </table:table-cell>
          <table:table-cell office:value-type="float" office:value="230895" calcext:value-type="float">
            <text:p>230895</text:p>
          </table:table-cell>
          <table:table-cell office:value-type="string" calcext:value-type="string">
            <text:p>[[@84091]] pyaar karne chalo hum waha jate hai...</text:p>
          </table:table-cell>
          <table:table-cell/>
        </table:table-row>
        <table:table-row table:style-name="ro1">
          <table:table-cell office:value-type="float" office:value="116182" calcext:value-type="float">
            <text:p>116182</text:p>
          </table:table-cell>
          <table:table-cell office:value-type="float" office:value="0" calcext:value-type="float">
            <text:p>0</text:p>
          </table:table-cell>
          <table:table-cell office:value-type="float" office:value="815412" calcext:value-type="float">
            <text:p>815412</text:p>
          </table:table-cell>
          <table:table-cell office:value-type="float" office:value="77712" calcext:value-type="float">
            <text:p>77712</text:p>
          </table:table-cell>
          <table:table-cell office:value-type="string" calcext:value-type="string">
            <text:p>Really cool pictures!!! Any more on the way?</text:p>
          </table:table-cell>
          <table:table-cell/>
        </table:table-row>
        <table:table-row table:style-name="ro1">
          <table:table-cell office:value-type="float" office:value="125058" calcext:value-type="float">
            <text:p>125058</text:p>
          </table:table-cell>
          <table:table-cell office:value-type="float" office:value="0" calcext:value-type="float">
            <text:p>0</text:p>
          </table:table-cell>
          <table:table-cell office:value-type="float" office:value="826077" calcext:value-type="float">
            <text:p>826077</text:p>
          </table:table-cell>
          <table:table-cell office:value-type="float" office:value="246248" calcext:value-type="float">
            <text:p>246248</text:p>
          </table:table-cell>
          <table:table-cell office:value-type="string" calcext:value-type="string">
            <text:p>[[@45570]] okay</text:p>
          </table:table-cell>
          <table:table-cell/>
        </table:table-row>
        <table:table-row table:style-name="ro1">
          <table:table-cell office:value-type="float" office:value="145134" calcext:value-type="float">
            <text:p>145134</text:p>
          </table:table-cell>
          <table:table-cell office:value-type="float" office:value="0" calcext:value-type="float">
            <text:p>0</text:p>
          </table:table-cell>
          <table:table-cell office:value-type="float" office:value="878658" calcext:value-type="float">
            <text:p>878658</text:p>
          </table:table-cell>
          <table:table-cell office:value-type="float" office:value="77804" calcext:value-type="float">
            <text:p>77804</text:p>
          </table:table-cell>
          <table:table-cell office:value-type="string" calcext:value-type="string">
            <text:p>Hey, the title is so innovative!</text:p>
          </table:table-cell>
          <table:table-cell/>
        </table:table-row>
        <table:table-row table:style-name="ro6">
          <table:table-cell office:value-type="float" office:value="162285" calcext:value-type="float">
            <text:p>162285</text:p>
          </table:table-cell>
          <table:table-cell office:value-type="float" office:value="0" calcext:value-type="float">
            <text:p>0</text:p>
          </table:table-cell>
          <table:table-cell office:value-type="float" office:value="920506" calcext:value-type="float">
            <text:p>920506</text:p>
          </table:table-cell>
          <table:table-cell office:value-type="float" office:value="276578" calcext:value-type="float">
            <text:p>276578</text:p>
          </table:table-cell>
          <table:table-cell office:value-type="string" calcext:value-type="string">
            <text:p>[[@41182]] The Spiti Valley Road is one of the toughest adventure roads left on this planet. It’s located in a desert mountain valley, high in the Himalaya mountains in the north-eastern part of the Indian state of Himachal Pradesh. The road carved into the mountains is simply terrible. It's arguably one of the India's most dangerous roads. </text:p>
            <text:p/>
            <text:p>The road includes gravel and asphalt sections. It’s terrible narrow, pretty steep and very dangerous, and probably more challenging than the famous Leh-Manali Highway. There are no houses, no people, no vehicles to give way to, or anything to remind of the world we have left behind. A narrow road barely good enough to drive reminds that they are still connected with the world, and also gives them access to the terrain that almost feels uncharted. Due its unique location and the climb in elevation over thousands of feet, and passing through remote areas, it is important when driving in these conditions to be prepared. Condition of the road deteriorates quickly on entering Lahaul. Soil is loose and keeps shifting, ensuring that freshly laid tarmac doesn’t even last for a year. Driving involves wading through streams originating from melting snow, which run across the road in a bid to meet Chandra River far below in the valley. Sections of the road are narrow enough to barely let a jeep pass, and any error in judgment would only mean tumbling down the valley and into the fast flowing river. Yet, there are hardly any accidents, thanks to little traffic and the drivers who are used to these roads. </text:p>
            <text:p>The road is 137km long and links Kaza and Gramphoo (Lahual and Spiti). It’s also known as Gramphu-Batal-Kaza road and 80% of the route has no pavement. Along the road you will have to forge streams, perhaps even small rivers, negotiate melting glaciers and drive over piles of sand, rocks and snow. Most of the road is above 11000 feet and only accessible between May and October.</text:p>
            <text:p>The highest point of the road is the dramatic Kunzum Pass, at an elevation of 4.590m (15,059ft) above the sea level. It is one of India’s highest motorable mountain passes. The road switchbacks precipitously up to this pass and runs up the dramatic, glacier-carved Chandra Valley. This painfully slow driving runs along some of the most treacherous terrains in the world, and sign boards along the way exhort drivers to be careful.</text:p>
          </table:table-cell>
          <table:table-cell/>
        </table:table-row>
        <table:table-row table:style-name="ro1">
          <table:table-cell office:value-type="float" office:value="173226" calcext:value-type="float">
            <text:p>173226</text:p>
          </table:table-cell>
          <table:table-cell office:value-type="float" office:value="0" calcext:value-type="float">
            <text:p>0</text:p>
          </table:table-cell>
          <table:table-cell office:value-type="float" office:value="919911" calcext:value-type="float">
            <text:p>919911</text:p>
          </table:table-cell>
          <table:table-cell office:value-type="float" office:value="76877" calcext:value-type="float">
            <text:p>76877</text:p>
          </table:table-cell>
          <table:table-cell office:value-type="string" calcext:value-type="string">
            <text:p>i love your trails,Where to next? </text:p>
          </table:table-cell>
          <table:table-cell/>
        </table:table-row>
        <table:table-row table:style-name="ro1">
          <table:table-cell office:value-type="float" office:value="218072" calcext:value-type="float">
            <text:p>218072</text:p>
          </table:table-cell>
          <table:table-cell office:value-type="float" office:value="0" calcext:value-type="float">
            <text:p>0</text:p>
          </table:table-cell>
          <table:table-cell office:value-type="float" office:value="1122840" calcext:value-type="float">
            <text:p>1122840</text:p>
          </table:table-cell>
          <table:table-cell office:value-type="float" office:value="77049" calcext:value-type="float">
            <text:p>77049</text:p>
          </table:table-cell>
          <table:table-cell office:value-type="string" calcext:value-type="string">
            <text:p>The title was so rad! cool stuff really!</text:p>
          </table:table-cell>
          <table:table-cell/>
        </table:table-row>
        <table:table-row table:style-name="ro1">
          <table:table-cell office:value-type="float" office:value="235214" calcext:value-type="float">
            <text:p>235214</text:p>
          </table:table-cell>
          <table:table-cell office:value-type="float" office:value="0" calcext:value-type="float">
            <text:p>0</text:p>
          </table:table-cell>
          <table:table-cell office:value-type="float" office:value="1187642" calcext:value-type="float">
            <text:p>1187642</text:p>
          </table:table-cell>
          <table:table-cell office:value-type="float" office:value="83156" calcext:value-type="float">
            <text:p>8315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58771" calcext:value-type="float">
            <text:p>258771</text:p>
          </table:table-cell>
          <table:table-cell office:value-type="float" office:value="0" calcext:value-type="float">
            <text:p>0</text:p>
          </table:table-cell>
          <table:table-cell office:value-type="float" office:value="1322469" calcext:value-type="float">
            <text:p>1322469</text:p>
          </table:table-cell>
          <table:table-cell office:value-type="float" office:value="77559" calcext:value-type="float">
            <text:p>77559</text:p>
          </table:table-cell>
          <table:table-cell office:value-type="string" calcext:value-type="string">
            <text:p>Keep going ??</text:p>
          </table:table-cell>
          <table:table-cell/>
        </table:table-row>
        <table:table-row table:style-name="ro1">
          <table:table-cell office:value-type="float" office:value="284326" calcext:value-type="float">
            <text:p>284326</text:p>
          </table:table-cell>
          <table:table-cell office:value-type="float" office:value="943529" calcext:value-type="float">
            <text:p>943529</text:p>
          </table:table-cell>
          <table:table-cell office:value-type="float" office:value="0" calcext:value-type="float">
            <text:p>0</text:p>
          </table:table-cell>
          <table:table-cell office:value-type="float" office:value="174053" calcext:value-type="float">
            <text:p>174053</text:p>
          </table:table-cell>
          <table:table-cell office:value-type="string" calcext:value-type="string">
            <text:p>[[@273498]] <text:s/>she fake this pic taken by group</text:p>
          </table:table-cell>
          <table:table-cell/>
        </table:table-row>
        <table:table-row table:style-name="ro1">
          <table:table-cell office:value-type="float" office:value="387769" calcext:value-type="float">
            <text:p>387769</text:p>
          </table:table-cell>
          <table:table-cell office:value-type="float" office:value="0" calcext:value-type="float">
            <text:p>0</text:p>
          </table:table-cell>
          <table:table-cell office:value-type="float" office:value="2258806" calcext:value-type="float">
            <text:p>2258806</text:p>
          </table:table-cell>
          <table:table-cell office:value-type="float" office:value="162750" calcext:value-type="float">
            <text:p>162750</text:p>
          </table:table-cell>
          <table:table-cell office:value-type="string" calcext:value-type="string">
            <text:p>Been there</text:p>
          </table:table-cell>
          <table:table-cell/>
        </table:table-row>
        <table:table-row table:style-name="ro1">
          <table:table-cell office:value-type="float" office:value="391449" calcext:value-type="float">
            <text:p>391449</text:p>
          </table:table-cell>
          <table:table-cell office:value-type="float" office:value="0" calcext:value-type="float">
            <text:p>0</text:p>
          </table:table-cell>
          <table:table-cell office:value-type="float" office:value="2256610" calcext:value-type="float">
            <text:p>2256610</text:p>
          </table:table-cell>
          <table:table-cell office:value-type="float" office:value="917345" calcext:value-type="float">
            <text:p>917345</text:p>
          </table:table-cell>
          <table:table-cell office:value-type="string" calcext:value-type="string">
            <text:p>WOW TASTE</text:p>
          </table:table-cell>
          <table:table-cell/>
        </table:table-row>
        <table:table-row table:style-name="ro1">
          <table:table-cell office:value-type="float" office:value="404468" calcext:value-type="float">
            <text:p>404468</text:p>
          </table:table-cell>
          <table:table-cell office:value-type="float" office:value="0" calcext:value-type="float">
            <text:p>0</text:p>
          </table:table-cell>
          <table:table-cell office:value-type="float" office:value="2289175" calcext:value-type="float">
            <text:p>2289175</text:p>
          </table:table-cell>
          <table:table-cell office:value-type="float" office:value="8250" calcext:value-type="float">
            <text:p>8250</text:p>
          </table:table-cell>
          <table:table-cell office:value-type="string" calcext:value-type="string">
            <text:p>What do you plan on making next?</text:p>
          </table:table-cell>
          <table:table-cell/>
        </table:table-row>
        <table:table-row table:style-name="ro1">
          <table:table-cell office:value-type="float" office:value="416151" calcext:value-type="float">
            <text:p>416151</text:p>
          </table:table-cell>
          <table:table-cell office:value-type="float" office:value="0" calcext:value-type="float">
            <text:p>0</text:p>
          </table:table-cell>
          <table:table-cell office:value-type="float" office:value="2342043" calcext:value-type="float">
            <text:p>2342043</text:p>
          </table:table-cell>
          <table:table-cell office:value-type="float" office:value="12579" calcext:value-type="float">
            <text:p>12579</text:p>
          </table:table-cell>
          <table:table-cell office:value-type="string" calcext:value-type="string">
            <text:p>wonderful vlog mate</text:p>
          </table:table-cell>
          <table:table-cell/>
        </table:table-row>
        <table:table-row table:style-name="ro1">
          <table:table-cell office:value-type="float" office:value="13454" calcext:value-type="float">
            <text:p>13454</text:p>
          </table:table-cell>
          <table:table-cell office:value-type="float" office:value="0" calcext:value-type="float">
            <text:p>0</text:p>
          </table:table-cell>
          <table:table-cell office:value-type="float" office:value="456802" calcext:value-type="float">
            <text:p>456802</text:p>
          </table:table-cell>
          <table:table-cell office:value-type="float" office:value="112656" calcext:value-type="float">
            <text:p>112656</text:p>
          </table:table-cell>
          <table:table-cell office:value-type="string" calcext:value-type="string">
            <text:p>[[@1]].</text:p>
          </table:table-cell>
          <table:table-cell/>
        </table:table-row>
        <table:table-row table:style-name="ro1">
          <table:table-cell office:value-type="float" office:value="181074" calcext:value-type="float">
            <text:p>181074</text:p>
          </table:table-cell>
          <table:table-cell office:value-type="float" office:value="0" calcext:value-type="float">
            <text:p>0</text:p>
          </table:table-cell>
          <table:table-cell office:value-type="float" office:value="970491" calcext:value-type="float">
            <text:p>970491</text:p>
          </table:table-cell>
          <table:table-cell office:value-type="float" office:value="292424" calcext:value-type="float">
            <text:p>292424</text:p>
          </table:table-cell>
          <table:table-cell office:value-type="string" calcext:value-type="string">
            <text:p>Thank you</text:p>
          </table:table-cell>
          <table:table-cell/>
        </table:table-row>
        <table:table-row table:style-name="ro1">
          <table:table-cell office:value-type="float" office:value="208999" calcext:value-type="float">
            <text:p>208999</text:p>
          </table:table-cell>
          <table:table-cell office:value-type="float" office:value="0" calcext:value-type="float">
            <text:p>0</text:p>
          </table:table-cell>
          <table:table-cell office:value-type="float" office:value="1074936" calcext:value-type="float">
            <text:p>1074936</text:p>
          </table:table-cell>
          <table:table-cell office:value-type="float" office:value="84950" calcext:value-type="float">
            <text:p>8495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16186" calcext:value-type="float">
            <text:p>216186</text:p>
          </table:table-cell>
          <table:table-cell office:value-type="float" office:value="0" calcext:value-type="float">
            <text:p>0</text:p>
          </table:table-cell>
          <table:table-cell office:value-type="float" office:value="1112388" calcext:value-type="float">
            <text:p>1112388</text:p>
          </table:table-cell>
          <table:table-cell office:value-type="float" office:value="77632" calcext:value-type="float">
            <text:p>77632</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17610" calcext:value-type="float">
            <text:p>317610</text:p>
          </table:table-cell>
          <table:table-cell office:value-type="float" office:value="0" calcext:value-type="float">
            <text:p>0</text:p>
          </table:table-cell>
          <table:table-cell office:value-type="float" office:value="1688958" calcext:value-type="float">
            <text:p>1688958</text:p>
          </table:table-cell>
          <table:table-cell office:value-type="float" office:value="39963" calcext:value-type="float">
            <text:p>39963</text:p>
          </table:table-cell>
          <table:table-cell office:value-type="string" calcext:value-type="string">
            <text:p>Brilliant trail! what pictures!</text:p>
          </table:table-cell>
          <table:table-cell/>
        </table:table-row>
        <table:table-row table:style-name="ro1">
          <table:table-cell office:value-type="float" office:value="347275" calcext:value-type="float">
            <text:p>347275</text:p>
          </table:table-cell>
          <table:table-cell office:value-type="float" office:value="0" calcext:value-type="float">
            <text:p>0</text:p>
          </table:table-cell>
          <table:table-cell office:value-type="float" office:value="1863770" calcext:value-type="float">
            <text:p>1863770</text:p>
          </table:table-cell>
          <table:table-cell office:value-type="float" office:value="78815" calcext:value-type="float">
            <text:p>78815</text:p>
          </table:table-cell>
          <table:table-cell office:value-type="string" calcext:value-type="string">
            <text:p>Awesome post! :)</text:p>
          </table:table-cell>
          <table:table-cell/>
        </table:table-row>
        <table:table-row table:style-name="ro1">
          <table:table-cell office:value-type="float" office:value="427580" calcext:value-type="float">
            <text:p>427580</text:p>
          </table:table-cell>
          <table:table-cell office:value-type="float" office:value="0" calcext:value-type="float">
            <text:p>0</text:p>
          </table:table-cell>
          <table:table-cell office:value-type="float" office:value="1429748" calcext:value-type="float">
            <text:p>1429748</text:p>
          </table:table-cell>
          <table:table-cell office:value-type="float" office:value="18972" calcext:value-type="float">
            <text:p>18972</text:p>
          </table:table-cell>
          <table:table-cell office:value-type="string" calcext:value-type="string">
            <text:p>maldices is fun</text:p>
          </table:table-cell>
          <table:table-cell/>
        </table:table-row>
        <table:table-row table:style-name="ro1">
          <table:table-cell office:value-type="float" office:value="16622" calcext:value-type="float">
            <text:p>16622</text:p>
          </table:table-cell>
          <table:table-cell office:value-type="float" office:value="0" calcext:value-type="float">
            <text:p>0</text:p>
          </table:table-cell>
          <table:table-cell office:value-type="float" office:value="127645" calcext:value-type="float">
            <text:p>127645</text:p>
          </table:table-cell>
          <table:table-cell office:value-type="float" office:value="146588" calcext:value-type="float">
            <text:p>146588</text:p>
          </table:table-cell>
          <table:table-cell office:value-type="string" calcext:value-type="string">
            <text:p>Grate pics bro</text:p>
          </table:table-cell>
          <table:table-cell/>
        </table:table-row>
        <table:table-row table:style-name="ro1">
          <table:table-cell office:value-type="float" office:value="72221" calcext:value-type="float">
            <text:p>72221</text:p>
          </table:table-cell>
          <table:table-cell office:value-type="float" office:value="10663" calcext:value-type="float">
            <text:p>10663</text:p>
          </table:table-cell>
          <table:table-cell office:value-type="float" office:value="0" calcext:value-type="float">
            <text:p>0</text:p>
          </table:table-cell>
          <table:table-cell office:value-type="float" office:value="211941" calcext:value-type="float">
            <text:p>211941</text:p>
          </table:table-cell>
          <table:table-cell office:value-type="string" calcext:value-type="string">
            <text:p>Wow..its nice..can we meet?</text:p>
          </table:table-cell>
          <table:table-cell/>
        </table:table-row>
        <table:table-row table:style-name="ro1">
          <table:table-cell office:value-type="float" office:value="120945" calcext:value-type="float">
            <text:p>120945</text:p>
          </table:table-cell>
          <table:table-cell office:value-type="float" office:value="0" calcext:value-type="float">
            <text:p>0</text:p>
          </table:table-cell>
          <table:table-cell office:value-type="float" office:value="52662" calcext:value-type="float">
            <text:p>52662</text:p>
          </table:table-cell>
          <table:table-cell office:value-type="float" office:value="84702" calcext:value-type="float">
            <text:p>84702</text:p>
          </table:table-cell>
          <table:table-cell office:value-type="string" calcext:value-type="string">
            <text:p>When's your next update?!</text:p>
          </table:table-cell>
          <table:table-cell/>
        </table:table-row>
        <table:table-row table:style-name="ro1">
          <table:table-cell office:value-type="float" office:value="197224" calcext:value-type="float">
            <text:p>197224</text:p>
          </table:table-cell>
          <table:table-cell office:value-type="float" office:value="0" calcext:value-type="float">
            <text:p>0</text:p>
          </table:table-cell>
          <table:table-cell office:value-type="float" office:value="1020130" calcext:value-type="float">
            <text:p>1020130</text:p>
          </table:table-cell>
          <table:table-cell office:value-type="float" office:value="307760" calcext:value-type="float">
            <text:p>307760</text:p>
          </table:table-cell>
          <table:table-cell office:value-type="string" calcext:value-type="string">
            <text:p>[[@79405]] good place to visit too ! :)</text:p>
          </table:table-cell>
          <table:table-cell/>
        </table:table-row>
        <table:table-row table:style-name="ro1">
          <table:table-cell office:value-type="float" office:value="252311" calcext:value-type="float">
            <text:p>252311</text:p>
          </table:table-cell>
          <table:table-cell office:value-type="float" office:value="0" calcext:value-type="float">
            <text:p>0</text:p>
          </table:table-cell>
          <table:table-cell office:value-type="float" office:value="1289749" calcext:value-type="float">
            <text:p>1289749</text:p>
          </table:table-cell>
          <table:table-cell office:value-type="float" office:value="79370" calcext:value-type="float">
            <text:p>79370</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73857" calcext:value-type="float">
            <text:p>273857</text:p>
          </table:table-cell>
          <table:table-cell office:value-type="float" office:value="0" calcext:value-type="float">
            <text:p>0</text:p>
          </table:table-cell>
          <table:table-cell office:value-type="float" office:value="1412138" calcext:value-type="float">
            <text:p>1412138</text:p>
          </table:table-cell>
          <table:table-cell office:value-type="float" office:value="354821" calcext:value-type="float">
            <text:p>354821</text:p>
          </table:table-cell>
          <table:table-cell office:value-type="string" calcext:value-type="string">
            <text:p>[[@76804]] on the next trip sir? and thank you.</text:p>
          </table:table-cell>
          <table:table-cell/>
        </table:table-row>
        <table:table-row table:style-name="ro1">
          <table:table-cell office:value-type="float" office:value="361791" calcext:value-type="float">
            <text:p>361791</text:p>
          </table:table-cell>
          <table:table-cell office:value-type="float" office:value="0" calcext:value-type="float">
            <text:p>0</text:p>
          </table:table-cell>
          <table:table-cell office:value-type="float" office:value="1998226" calcext:value-type="float">
            <text:p>1998226</text:p>
          </table:table-cell>
          <table:table-cell office:value-type="float" office:value="207749" calcext:value-type="float">
            <text:p>207749</text:p>
          </table:table-cell>
          <table:table-cell office:value-type="string" calcext:value-type="string">
            <text:p>[[@625616]] ❤️</text:p>
          </table:table-cell>
          <table:table-cell/>
        </table:table-row>
        <table:table-row table:style-name="ro1">
          <table:table-cell office:value-type="float" office:value="362885" calcext:value-type="float">
            <text:p>362885</text:p>
          </table:table-cell>
          <table:table-cell office:value-type="float" office:value="0" calcext:value-type="float">
            <text:p>0</text:p>
          </table:table-cell>
          <table:table-cell office:value-type="float" office:value="646336" calcext:value-type="float">
            <text:p>646336</text:p>
          </table:table-cell>
          <table:table-cell office:value-type="float" office:value="45101" calcext:value-type="float">
            <text:p>45101</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463548" calcext:value-type="float">
            <text:p>463548</text:p>
          </table:table-cell>
          <table:table-cell office:value-type="float" office:value="0" calcext:value-type="float">
            <text:p>0</text:p>
          </table:table-cell>
          <table:table-cell office:value-type="float" office:value="1148488" calcext:value-type="float">
            <text:p>1148488</text:p>
          </table:table-cell>
          <table:table-cell office:value-type="float" office:value="2231871" calcext:value-type="float">
            <text:p>2231871</text:p>
          </table:table-cell>
          <table:table-cell office:value-type="string" calcext:value-type="string">
            <text:p>Hiii</text:p>
          </table:table-cell>
          <table:table-cell/>
        </table:table-row>
        <table:table-row table:style-name="ro1">
          <table:table-cell office:value-type="float" office:value="87207" calcext:value-type="float">
            <text:p>87207</text:p>
          </table:table-cell>
          <table:table-cell office:value-type="float" office:value="0" calcext:value-type="float">
            <text:p>0</text:p>
          </table:table-cell>
          <table:table-cell office:value-type="float" office:value="741952" calcext:value-type="float">
            <text:p>741952</text:p>
          </table:table-cell>
          <table:table-cell office:value-type="float" office:value="85380" calcext:value-type="float">
            <text:p>85380</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90771" calcext:value-type="float">
            <text:p>90771</text:p>
          </table:table-cell>
          <table:table-cell office:value-type="float" office:value="0" calcext:value-type="float">
            <text:p>0</text:p>
          </table:table-cell>
          <table:table-cell office:value-type="float" office:value="646820" calcext:value-type="float">
            <text:p>646820</text:p>
          </table:table-cell>
          <table:table-cell office:value-type="float" office:value="193250" calcext:value-type="float">
            <text:p>193250</text:p>
          </table:table-cell>
          <table:table-cell office:value-type="string" calcext:value-type="string">
            <text:p>[[@84069]] shukriya</text:p>
          </table:table-cell>
          <table:table-cell/>
        </table:table-row>
        <table:table-row table:style-name="ro1">
          <table:table-cell office:value-type="float" office:value="124468" calcext:value-type="float">
            <text:p>124468</text:p>
          </table:table-cell>
          <table:table-cell office:value-type="float" office:value="0" calcext:value-type="float">
            <text:p>0</text:p>
          </table:table-cell>
          <table:table-cell office:value-type="float" office:value="812829" calcext:value-type="float">
            <text:p>812829</text:p>
          </table:table-cell>
          <table:table-cell office:value-type="float" office:value="224467" calcext:value-type="float">
            <text:p>224467</text:p>
          </table:table-cell>
          <table:table-cell office:value-type="string" calcext:value-type="string">
            <text:p>[[@76621]] what kind of information do you need friend?</text:p>
          </table:table-cell>
          <table:table-cell/>
        </table:table-row>
        <table:table-row table:style-name="ro1">
          <table:table-cell office:value-type="float" office:value="296780" calcext:value-type="float">
            <text:p>296780</text:p>
          </table:table-cell>
          <table:table-cell office:value-type="float" office:value="0" calcext:value-type="float">
            <text:p>0</text:p>
          </table:table-cell>
          <table:table-cell office:value-type="float" office:value="1569125" calcext:value-type="float">
            <text:p>1569125</text:p>
          </table:table-cell>
          <table:table-cell office:value-type="float" office:value="41084" calcext:value-type="float">
            <text:p>4108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64043" calcext:value-type="float">
            <text:p>364043</text:p>
          </table:table-cell>
          <table:table-cell office:value-type="float" office:value="0" calcext:value-type="float">
            <text:p>0</text:p>
          </table:table-cell>
          <table:table-cell office:value-type="float" office:value="87399" calcext:value-type="float">
            <text:p>87399</text:p>
          </table:table-cell>
          <table:table-cell office:value-type="float" office:value="659698" calcext:value-type="float">
            <text:p>659698</text:p>
          </table:table-cell>
          <table:table-cell office:value-type="string" calcext:value-type="string">
            <text:p>Mukesh 9012636452 Hi</text:p>
          </table:table-cell>
          <table:table-cell/>
        </table:table-row>
        <table:table-row table:style-name="ro1">
          <table:table-cell office:value-type="float" office:value="435211" calcext:value-type="float">
            <text:p>435211</text:p>
          </table:table-cell>
          <table:table-cell office:value-type="float" office:value="0" calcext:value-type="float">
            <text:p>0</text:p>
          </table:table-cell>
          <table:table-cell office:value-type="float" office:value="1503602" calcext:value-type="float">
            <text:p>1503602</text:p>
          </table:table-cell>
          <table:table-cell office:value-type="float" office:value="137882" calcext:value-type="float">
            <text:p>137882</text:p>
          </table:table-cell>
          <table:table-cell office:value-type="string" calcext:value-type="string">
            <text:p>Real great ?</text:p>
          </table:table-cell>
          <table:table-cell/>
        </table:table-row>
        <table:table-row table:style-name="ro1">
          <table:table-cell office:value-type="float" office:value="30574" calcext:value-type="float">
            <text:p>30574</text:p>
          </table:table-cell>
          <table:table-cell office:value-type="float" office:value="0" calcext:value-type="float">
            <text:p>0</text:p>
          </table:table-cell>
          <table:table-cell office:value-type="float" office:value="611734" calcext:value-type="float">
            <text:p>611734</text:p>
          </table:table-cell>
          <table:table-cell office:value-type="float" office:value="44516" calcext:value-type="float">
            <text:p>44516</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93821" calcext:value-type="float">
            <text:p>93821</text:p>
          </table:table-cell>
          <table:table-cell office:value-type="float" office:value="0" calcext:value-type="float">
            <text:p>0</text:p>
          </table:table-cell>
          <table:table-cell office:value-type="float" office:value="728510" calcext:value-type="float">
            <text:p>728510</text:p>
          </table:table-cell>
          <table:table-cell office:value-type="float" office:value="216153" calcext:value-type="float">
            <text:p>216153</text:p>
          </table:table-cell>
          <table:table-cell office:value-type="string" calcext:value-type="string">
            <text:p>[[@83069]] thank you?</text:p>
          </table:table-cell>
          <table:table-cell/>
        </table:table-row>
        <table:table-row table:style-name="ro1">
          <table:table-cell office:value-type="float" office:value="146785" calcext:value-type="float">
            <text:p>146785</text:p>
          </table:table-cell>
          <table:table-cell office:value-type="float" office:value="0" calcext:value-type="float">
            <text:p>0</text:p>
          </table:table-cell>
          <table:table-cell office:value-type="float" office:value="881616" calcext:value-type="float">
            <text:p>881616</text:p>
          </table:table-cell>
          <table:table-cell office:value-type="float" office:value="264010" calcext:value-type="float">
            <text:p>264010</text:p>
          </table:table-cell>
          <table:table-cell office:value-type="string" calcext:value-type="string">
            <text:p>[[@84303]] thnx</text:p>
          </table:table-cell>
          <table:table-cell/>
        </table:table-row>
        <table:table-row table:style-name="ro1">
          <table:table-cell office:value-type="float" office:value="150360" calcext:value-type="float">
            <text:p>150360</text:p>
          </table:table-cell>
          <table:table-cell office:value-type="float" office:value="0" calcext:value-type="float">
            <text:p>0</text:p>
          </table:table-cell>
          <table:table-cell office:value-type="float" office:value="893547" calcext:value-type="float">
            <text:p>893547</text:p>
          </table:table-cell>
          <table:table-cell office:value-type="float" office:value="267886" calcext:value-type="float">
            <text:p>267886</text:p>
          </table:table-cell>
          <table:table-cell office:value-type="string" calcext:value-type="string">
            <text:p>[[@77514]] I use my mobile for Photography.</text:p>
          </table:table-cell>
          <table:table-cell/>
        </table:table-row>
        <table:table-row table:style-name="ro1">
          <table:table-cell office:value-type="float" office:value="152520" calcext:value-type="float">
            <text:p>152520</text:p>
          </table:table-cell>
          <table:table-cell office:value-type="float" office:value="0" calcext:value-type="float">
            <text:p>0</text:p>
          </table:table-cell>
          <table:table-cell office:value-type="float" office:value="897176" calcext:value-type="float">
            <text:p>897176</text:p>
          </table:table-cell>
          <table:table-cell office:value-type="float" office:value="53072" calcext:value-type="float">
            <text:p>53072</text:p>
          </table:table-cell>
          <table:table-cell office:value-type="string" calcext:value-type="string">
            <text:p>Tum ho bemissal, kya trail hai ekdum</text:p>
          </table:table-cell>
          <table:table-cell/>
        </table:table-row>
        <table:table-row table:style-name="ro1">
          <table:table-cell office:value-type="float" office:value="158947" calcext:value-type="float">
            <text:p>158947</text:p>
          </table:table-cell>
          <table:table-cell office:value-type="float" office:value="0" calcext:value-type="float">
            <text:p>0</text:p>
          </table:table-cell>
          <table:table-cell office:value-type="float" office:value="913400" calcext:value-type="float">
            <text:p>913400</text:p>
          </table:table-cell>
          <table:table-cell office:value-type="float" office:value="81698" calcext:value-type="float">
            <text:p>81698</text:p>
          </table:table-cell>
          <table:table-cell office:value-type="string" calcext:value-type="string">
            <text:p>aapke pass shabdo ko istemal karne ki kala hai</text:p>
          </table:table-cell>
          <table:table-cell/>
        </table:table-row>
        <table:table-row table:style-name="ro1">
          <table:table-cell office:value-type="float" office:value="199101" calcext:value-type="float">
            <text:p>199101</text:p>
          </table:table-cell>
          <table:table-cell office:value-type="float" office:value="0" calcext:value-type="float">
            <text:p>0</text:p>
          </table:table-cell>
          <table:table-cell office:value-type="float" office:value="952070" calcext:value-type="float">
            <text:p>952070</text:p>
          </table:table-cell>
          <table:table-cell office:value-type="float" office:value="286507" calcext:value-type="float">
            <text:p>286507</text:p>
          </table:table-cell>
          <table:table-cell office:value-type="string" calcext:value-type="string">
            <text:p>[[@76859]] thank you ?</text:p>
          </table:table-cell>
          <table:table-cell/>
        </table:table-row>
        <table:table-row table:style-name="ro1">
          <table:table-cell office:value-type="float" office:value="353682" calcext:value-type="float">
            <text:p>353682</text:p>
          </table:table-cell>
          <table:table-cell office:value-type="float" office:value="0" calcext:value-type="float">
            <text:p>0</text:p>
          </table:table-cell>
          <table:table-cell office:value-type="float" office:value="1918355" calcext:value-type="float">
            <text:p>1918355</text:p>
          </table:table-cell>
          <table:table-cell office:value-type="float" office:value="594751" calcext:value-type="float">
            <text:p>594751</text:p>
          </table:table-cell>
          <table:table-cell office:value-type="string" calcext:value-type="string">
            <text:p>[[@19840]] bro its spiti valley in himachal.pardesh</text:p>
          </table:table-cell>
          <table:table-cell/>
        </table:table-row>
        <table:table-row table:style-name="ro1">
          <table:table-cell office:value-type="float" office:value="410686" calcext:value-type="float">
            <text:p>410686</text:p>
          </table:table-cell>
          <table:table-cell office:value-type="float" office:value="0" calcext:value-type="float">
            <text:p>0</text:p>
          </table:table-cell>
          <table:table-cell office:value-type="float" office:value="2316704" calcext:value-type="float">
            <text:p>2316704</text:p>
          </table:table-cell>
          <table:table-cell office:value-type="float" office:value="1262972" calcext:value-type="float">
            <text:p>1262972</text:p>
          </table:table-cell>
          <table:table-cell office:value-type="string" calcext:value-type="string">
            <text:p>Jara Hindi me bol</text:p>
          </table:table-cell>
          <table:table-cell/>
        </table:table-row>
        <table:table-row table:style-name="ro1">
          <table:table-cell office:value-type="float" office:value="415628" calcext:value-type="float">
            <text:p>415628</text:p>
          </table:table-cell>
          <table:table-cell office:value-type="float" office:value="0" calcext:value-type="float">
            <text:p>0</text:p>
          </table:table-cell>
          <table:table-cell office:value-type="float" office:value="2360583" calcext:value-type="float">
            <text:p>2360583</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449674" calcext:value-type="float">
            <text:p>449674</text:p>
          </table:table-cell>
          <table:table-cell office:value-type="float" office:value="0" calcext:value-type="float">
            <text:p>0</text:p>
          </table:table-cell>
          <table:table-cell office:value-type="float" office:value="2370540" calcext:value-type="float">
            <text:p>2370540</text:p>
          </table:table-cell>
          <table:table-cell office:value-type="float" office:value="1884590" calcext:value-type="float">
            <text:p>1884590</text:p>
          </table:table-cell>
          <table:table-cell office:value-type="string" calcext:value-type="string">
            <text:p>9823352708 ANKUSH</text:p>
          </table:table-cell>
          <table:table-cell/>
        </table:table-row>
        <table:table-row table:style-name="ro1">
          <table:table-cell office:value-type="float" office:value="167173" calcext:value-type="float">
            <text:p>167173</text:p>
          </table:table-cell>
          <table:table-cell office:value-type="float" office:value="0" calcext:value-type="float">
            <text:p>0</text:p>
          </table:table-cell>
          <table:table-cell office:value-type="float" office:value="934076" calcext:value-type="float">
            <text:p>934076</text:p>
          </table:table-cell>
          <table:table-cell office:value-type="float" office:value="20199" calcext:value-type="float">
            <text:p>2019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81966" calcext:value-type="float">
            <text:p>181966</text:p>
          </table:table-cell>
          <table:table-cell office:value-type="float" office:value="0" calcext:value-type="float">
            <text:p>0</text:p>
          </table:table-cell>
          <table:table-cell office:value-type="float" office:value="86417" calcext:value-type="float">
            <text:p>86417</text:p>
          </table:table-cell>
          <table:table-cell office:value-type="float" office:value="86262" calcext:value-type="float">
            <text:p>8626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30923" calcext:value-type="float">
            <text:p>230923</text:p>
          </table:table-cell>
          <table:table-cell office:value-type="float" office:value="0" calcext:value-type="float">
            <text:p>0</text:p>
          </table:table-cell>
          <table:table-cell office:value-type="float" office:value="1177263" calcext:value-type="float">
            <text:p>1177263</text:p>
          </table:table-cell>
          <table:table-cell office:value-type="float" office:value="87314" calcext:value-type="float">
            <text:p>8731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97058" calcext:value-type="float">
            <text:p>297058</text:p>
          </table:table-cell>
          <table:table-cell office:value-type="float" office:value="0" calcext:value-type="float">
            <text:p>0</text:p>
          </table:table-cell>
          <table:table-cell office:value-type="float" office:value="1372762" calcext:value-type="float">
            <text:p>1372762</text:p>
          </table:table-cell>
          <table:table-cell office:value-type="float" office:value="478276" calcext:value-type="float">
            <text:p>478276</text:p>
          </table:table-cell>
          <table:table-cell office:value-type="string" calcext:value-type="string">
            <text:p>I also want to visit new places..</text:p>
          </table:table-cell>
          <table:table-cell/>
        </table:table-row>
        <table:table-row table:style-name="ro1">
          <table:table-cell office:value-type="float" office:value="313302" calcext:value-type="float">
            <text:p>313302</text:p>
          </table:table-cell>
          <table:table-cell office:value-type="float" office:value="0" calcext:value-type="float">
            <text:p>0</text:p>
          </table:table-cell>
          <table:table-cell office:value-type="float" office:value="1663546" calcext:value-type="float">
            <text:p>1663546</text:p>
          </table:table-cell>
          <table:table-cell office:value-type="float" office:value="81562" calcext:value-type="float">
            <text:p>81562</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39429" calcext:value-type="float">
            <text:p>339429</text:p>
          </table:table-cell>
          <table:table-cell office:value-type="float" office:value="0" calcext:value-type="float">
            <text:p>0</text:p>
          </table:table-cell>
          <table:table-cell office:value-type="float" office:value="1015960" calcext:value-type="float">
            <text:p>1015960</text:p>
          </table:table-cell>
          <table:table-cell office:value-type="float" office:value="306383" calcext:value-type="float">
            <text:p>306383</text:p>
          </table:table-cell>
          <table:table-cell office:value-type="string" calcext:value-type="string">
            <text:p>[[@18487]] <text:s/>ohkk</text:p>
          </table:table-cell>
          <table:table-cell/>
        </table:table-row>
        <table:table-row table:style-name="ro1">
          <table:table-cell office:value-type="float" office:value="376678" calcext:value-type="float">
            <text:p>376678</text:p>
          </table:table-cell>
          <table:table-cell office:value-type="float" office:value="0" calcext:value-type="float">
            <text:p>0</text:p>
          </table:table-cell>
          <table:table-cell office:value-type="float" office:value="2228323" calcext:value-type="float">
            <text:p>2228323</text:p>
          </table:table-cell>
          <table:table-cell office:value-type="float" office:value="40999" calcext:value-type="float">
            <text:p>40999</text:p>
          </table:table-cell>
          <table:table-cell office:value-type="string" calcext:value-type="string">
            <text:p>Your image selection is excellent! good content too!</text:p>
          </table:table-cell>
          <table:table-cell/>
        </table:table-row>
        <table:table-row table:style-name="ro1">
          <table:table-cell office:value-type="float" office:value="454322" calcext:value-type="float">
            <text:p>454322</text:p>
          </table:table-cell>
          <table:table-cell office:value-type="float" office:value="0" calcext:value-type="float">
            <text:p>0</text:p>
          </table:table-cell>
          <table:table-cell office:value-type="float" office:value="1004191" calcext:value-type="float">
            <text:p>1004191</text:p>
          </table:table-cell>
          <table:table-cell office:value-type="float" office:value="1883600" calcext:value-type="float">
            <text:p>1883600</text:p>
          </table:table-cell>
          <table:table-cell office:value-type="string" calcext:value-type="string">
            <text:p>Duhfjli</text:p>
          </table:table-cell>
          <table:table-cell/>
        </table:table-row>
        <table:table-row table:style-name="ro1">
          <table:table-cell office:value-type="float" office:value="75694" calcext:value-type="float">
            <text:p>75694</text:p>
          </table:table-cell>
          <table:table-cell office:value-type="float" office:value="0" calcext:value-type="float">
            <text:p>0</text:p>
          </table:table-cell>
          <table:table-cell office:value-type="float" office:value="714410" calcext:value-type="float">
            <text:p>714410</text:p>
          </table:table-cell>
          <table:table-cell office:value-type="float" office:value="212688" calcext:value-type="float">
            <text:p>212688</text:p>
          </table:table-cell>
          <table:table-cell office:value-type="string" calcext:value-type="string">
            <text:p>[[@85792]] ty?</text:p>
          </table:table-cell>
          <table:table-cell/>
        </table:table-row>
        <table:table-row table:style-name="ro1">
          <table:table-cell office:value-type="float" office:value="79553" calcext:value-type="float">
            <text:p>79553</text:p>
          </table:table-cell>
          <table:table-cell office:value-type="float" office:value="0" calcext:value-type="float">
            <text:p>0</text:p>
          </table:table-cell>
          <table:table-cell office:value-type="float" office:value="731502" calcext:value-type="float">
            <text:p>731502</text:p>
          </table:table-cell>
          <table:table-cell office:value-type="float" office:value="217010" calcext:value-type="float">
            <text:p>217010</text:p>
          </table:table-cell>
          <table:table-cell office:value-type="string" calcext:value-type="string">
            <text:p>@india.amazeology ...Thanks you so much for feedback next time <text:s/>i wiil make sure about qaulity of picture.</text:p>
          </table:table-cell>
          <table:table-cell/>
        </table:table-row>
        <table:table-row table:style-name="ro1">
          <table:table-cell office:value-type="float" office:value="87813" calcext:value-type="float">
            <text:p>87813</text:p>
          </table:table-cell>
          <table:table-cell office:value-type="float" office:value="0" calcext:value-type="float">
            <text:p>0</text:p>
          </table:table-cell>
          <table:table-cell office:value-type="float" office:value="706791" calcext:value-type="float">
            <text:p>706791</text:p>
          </table:table-cell>
          <table:table-cell office:value-type="float" office:value="210566" calcext:value-type="float">
            <text:p>210566</text:p>
          </table:table-cell>
          <table:table-cell office:value-type="string" calcext:value-type="string">
            <text:p>[[@86599]] lets see where to next</text:p>
          </table:table-cell>
          <table:table-cell/>
        </table:table-row>
        <table:table-row table:style-name="ro1">
          <table:table-cell office:value-type="float" office:value="186065" calcext:value-type="float">
            <text:p>186065</text:p>
          </table:table-cell>
          <table:table-cell office:value-type="float" office:value="0" calcext:value-type="float">
            <text:p>0</text:p>
          </table:table-cell>
          <table:table-cell office:value-type="float" office:value="975578" calcext:value-type="float">
            <text:p>975578</text:p>
          </table:table-cell>
          <table:table-cell office:value-type="float" office:value="293983" calcext:value-type="float">
            <text:p>293983</text:p>
          </table:table-cell>
          <table:table-cell office:value-type="string" calcext:value-type="string">
            <text:p>Next tym I will take care of that</text:p>
          </table:table-cell>
          <table:table-cell/>
        </table:table-row>
        <table:table-row table:style-name="ro1">
          <table:table-cell office:value-type="float" office:value="230636" calcext:value-type="float">
            <text:p>230636</text:p>
          </table:table-cell>
          <table:table-cell office:value-type="float" office:value="0" calcext:value-type="float">
            <text:p>0</text:p>
          </table:table-cell>
          <table:table-cell office:value-type="float" office:value="1177653" calcext:value-type="float">
            <text:p>1177653</text:p>
          </table:table-cell>
          <table:table-cell office:value-type="float" office:value="355210" calcext:value-type="float">
            <text:p>355210</text:p>
          </table:table-cell>
          <table:table-cell office:value-type="string" calcext:value-type="string">
            <text:p>Thank you... i do hv quite a few will share them soon?</text:p>
          </table:table-cell>
          <table:table-cell/>
        </table:table-row>
        <table:table-row table:style-name="ro1">
          <table:table-cell office:value-type="float" office:value="253252" calcext:value-type="float">
            <text:p>253252</text:p>
          </table:table-cell>
          <table:table-cell office:value-type="float" office:value="0" calcext:value-type="float">
            <text:p>0</text:p>
          </table:table-cell>
          <table:table-cell office:value-type="float" office:value="1283454" calcext:value-type="float">
            <text:p>1283454</text:p>
          </table:table-cell>
          <table:table-cell office:value-type="float" office:value="64" calcext:value-type="float">
            <text:p>64</text:p>
          </table:table-cell>
          <table:table-cell office:value-type="string" calcext:value-type="string">
            <text:p>Hey what time of the year is best to visit this place?</text:p>
          </table:table-cell>
          <table:table-cell/>
        </table:table-row>
        <table:table-row table:style-name="ro1">
          <table:table-cell office:value-type="float" office:value="364809" calcext:value-type="float">
            <text:p>364809</text:p>
          </table:table-cell>
          <table:table-cell office:value-type="float" office:value="0" calcext:value-type="float">
            <text:p>0</text:p>
          </table:table-cell>
          <table:table-cell office:value-type="float" office:value="2114067" calcext:value-type="float">
            <text:p>2114067</text:p>
          </table:table-cell>
          <table:table-cell office:value-type="float" office:value="121790" calcext:value-type="float">
            <text:p>121790</text:p>
          </table:table-cell>
          <table:table-cell office:value-type="string" calcext:value-type="string">
            <text:p>[[@83904]] thanks ?</text:p>
          </table:table-cell>
          <table:table-cell/>
        </table:table-row>
        <table:table-row table:style-name="ro1">
          <table:table-cell office:value-type="float" office:value="380328" calcext:value-type="float">
            <text:p>380328</text:p>
          </table:table-cell>
          <table:table-cell office:value-type="float" office:value="0" calcext:value-type="float">
            <text:p>0</text:p>
          </table:table-cell>
          <table:table-cell office:value-type="float" office:value="1210614" calcext:value-type="float">
            <text:p>1210614</text:p>
          </table:table-cell>
          <table:table-cell office:value-type="float" office:value="365683" calcext:value-type="float">
            <text:p>365683</text:p>
          </table:table-cell>
          <table:table-cell office:value-type="string" calcext:value-type="string">
            <text:p>[[@78710]] thank you ?</text:p>
          </table:table-cell>
          <table:table-cell/>
        </table:table-row>
        <table:table-row table:style-name="ro1">
          <table:table-cell office:value-type="float" office:value="432751" calcext:value-type="float">
            <text:p>432751</text:p>
          </table:table-cell>
          <table:table-cell office:value-type="float" office:value="0" calcext:value-type="float">
            <text:p>0</text:p>
          </table:table-cell>
          <table:table-cell office:value-type="float" office:value="802344" calcext:value-type="float">
            <text:p>802344</text:p>
          </table:table-cell>
          <table:table-cell office:value-type="float" office:value="21308" calcext:value-type="float">
            <text:p>21308</text:p>
          </table:table-cell>
          <table:table-cell office:value-type="string" calcext:value-type="string">
            <text:p>manali ....prime place for couples</text:p>
          </table:table-cell>
          <table:table-cell/>
        </table:table-row>
        <table:table-row table:style-name="ro1">
          <table:table-cell office:value-type="float" office:value="452790" calcext:value-type="float">
            <text:p>452790</text:p>
          </table:table-cell>
          <table:table-cell office:value-type="float" office:value="0" calcext:value-type="float">
            <text:p>0</text:p>
          </table:table-cell>
          <table:table-cell office:value-type="float" office:value="2266492" calcext:value-type="float">
            <text:p>2266492</text:p>
          </table:table-cell>
          <table:table-cell office:value-type="float" office:value="1927893" calcext:value-type="float">
            <text:p>1927893</text:p>
          </table:table-cell>
          <table:table-cell office:value-type="string" calcext:value-type="string">
            <text:p>Cute face</text:p>
          </table:table-cell>
          <table:table-cell/>
        </table:table-row>
        <table:table-row table:style-name="ro1">
          <table:table-cell office:value-type="float" office:value="180803" calcext:value-type="float">
            <text:p>180803</text:p>
          </table:table-cell>
          <table:table-cell office:value-type="float" office:value="0" calcext:value-type="float">
            <text:p>0</text:p>
          </table:table-cell>
          <table:table-cell office:value-type="float" office:value="963109" calcext:value-type="float">
            <text:p>963109</text:p>
          </table:table-cell>
          <table:table-cell office:value-type="float" office:value="77403" calcext:value-type="float">
            <text:p>77403</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218558" calcext:value-type="float">
            <text:p>218558</text:p>
          </table:table-cell>
          <table:table-cell office:value-type="float" office:value="0" calcext:value-type="float">
            <text:p>0</text:p>
          </table:table-cell>
          <table:table-cell office:value-type="float" office:value="1125292" calcext:value-type="float">
            <text:p>1125292</text:p>
          </table:table-cell>
          <table:table-cell office:value-type="float" office:value="339128" calcext:value-type="float">
            <text:p>339128</text:p>
          </table:table-cell>
          <table:table-cell office:value-type="string" calcext:value-type="string">
            <text:p>You can always follow me on Instagram _wabi_sabi___</text:p>
          </table:table-cell>
          <table:table-cell/>
        </table:table-row>
        <table:table-row table:style-name="ro1">
          <table:table-cell office:value-type="float" office:value="284032" calcext:value-type="float">
            <text:p>284032</text:p>
          </table:table-cell>
          <table:table-cell office:value-type="float" office:value="0" calcext:value-type="float">
            <text:p>0</text:p>
          </table:table-cell>
          <table:table-cell office:value-type="float" office:value="1464844" calcext:value-type="float">
            <text:p>1464844</text:p>
          </table:table-cell>
          <table:table-cell office:value-type="float" office:value="77234" calcext:value-type="float">
            <text:p>7723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97945" calcext:value-type="float">
            <text:p>297945</text:p>
          </table:table-cell>
          <table:table-cell office:value-type="float" office:value="0" calcext:value-type="float">
            <text:p>0</text:p>
          </table:table-cell>
          <table:table-cell office:value-type="float" office:value="1446466" calcext:value-type="float">
            <text:p>1446466</text:p>
          </table:table-cell>
          <table:table-cell office:value-type="float" office:value="482725" calcext:value-type="float">
            <text:p>482725</text:p>
          </table:table-cell>
          <table:table-cell office:value-type="string" calcext:value-type="string">
            <text:p>Please tel the total cost including food !</text:p>
          </table:table-cell>
          <table:table-cell/>
        </table:table-row>
        <table:table-row table:style-name="ro1">
          <table:table-cell office:value-type="float" office:value="322625" calcext:value-type="float">
            <text:p>322625</text:p>
          </table:table-cell>
          <table:table-cell office:value-type="float" office:value="0" calcext:value-type="float">
            <text:p>0</text:p>
          </table:table-cell>
          <table:table-cell office:value-type="float" office:value="1722963" calcext:value-type="float">
            <text:p>1722963</text:p>
          </table:table-cell>
          <table:table-cell office:value-type="float" office:value="82669" calcext:value-type="float">
            <text:p>82669</text:p>
          </table:table-cell>
          <table:table-cell office:value-type="string" calcext:value-type="string">
            <text:p>The content and the images don't sit well with one another!</text:p>
          </table:table-cell>
          <table:table-cell/>
        </table:table-row>
        <table:table-row table:style-name="ro1">
          <table:table-cell office:value-type="float" office:value="326851" calcext:value-type="float">
            <text:p>326851</text:p>
          </table:table-cell>
          <table:table-cell office:value-type="float" office:value="0" calcext:value-type="float">
            <text:p>0</text:p>
          </table:table-cell>
          <table:table-cell office:value-type="float" office:value="1748776" calcext:value-type="float">
            <text:p>1748776</text:p>
          </table:table-cell>
          <table:table-cell office:value-type="float" office:value="39972" calcext:value-type="float">
            <text:p>39972</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97959" calcext:value-type="float">
            <text:p>397959</text:p>
          </table:table-cell>
          <table:table-cell office:value-type="float" office:value="0" calcext:value-type="float">
            <text:p>0</text:p>
          </table:table-cell>
          <table:table-cell office:value-type="float" office:value="639738" calcext:value-type="float">
            <text:p>639738</text:p>
          </table:table-cell>
          <table:table-cell office:value-type="float" office:value="16535" calcext:value-type="float">
            <text:p>16535</text:p>
          </table:table-cell>
          <table:table-cell office:value-type="string" calcext:value-type="string">
            <text:p>Nice</text:p>
          </table:table-cell>
          <table:table-cell/>
        </table:table-row>
        <table:table-row table:style-name="ro1">
          <table:table-cell office:value-type="float" office:value="94749" calcext:value-type="float">
            <text:p>94749</text:p>
          </table:table-cell>
          <table:table-cell office:value-type="float" office:value="0" calcext:value-type="float">
            <text:p>0</text:p>
          </table:table-cell>
          <table:table-cell office:value-type="float" office:value="763628" calcext:value-type="float">
            <text:p>763628</text:p>
          </table:table-cell>
          <table:table-cell office:value-type="float" office:value="19614" calcext:value-type="float">
            <text:p>19614</text:p>
          </table:table-cell>
          <table:table-cell office:value-type="string" calcext:value-type="string">
            <text:p>Maa kaasam! maza aa gaya</text:p>
          </table:table-cell>
          <table:table-cell/>
        </table:table-row>
        <table:table-row table:style-name="ro1">
          <table:table-cell office:value-type="float" office:value="189550" calcext:value-type="float">
            <text:p>189550</text:p>
          </table:table-cell>
          <table:table-cell office:value-type="float" office:value="0" calcext:value-type="float">
            <text:p>0</text:p>
          </table:table-cell>
          <table:table-cell office:value-type="float" office:value="985724" calcext:value-type="float">
            <text:p>985724</text:p>
          </table:table-cell>
          <table:table-cell office:value-type="float" office:value="297143" calcext:value-type="float">
            <text:p>297143</text:p>
          </table:table-cell>
          <table:table-cell office:value-type="string" calcext:value-type="string">
            <text:p>Tnq [[@160219]]</text:p>
          </table:table-cell>
          <table:table-cell/>
        </table:table-row>
        <table:table-row table:style-name="ro1">
          <table:table-cell office:value-type="float" office:value="249905" calcext:value-type="float">
            <text:p>249905</text:p>
          </table:table-cell>
          <table:table-cell office:value-type="float" office:value="0" calcext:value-type="float">
            <text:p>0</text:p>
          </table:table-cell>
          <table:table-cell office:value-type="float" office:value="1222207" calcext:value-type="float">
            <text:p>1222207</text:p>
          </table:table-cell>
          <table:table-cell office:value-type="float" office:value="320569" calcext:value-type="float">
            <text:p>320569</text:p>
          </table:table-cell>
          <table:table-cell office:value-type="string" calcext:value-type="string">
            <text:p>[[@1]]</text:p>
          </table:table-cell>
          <table:table-cell/>
        </table:table-row>
        <table:table-row table:style-name="ro1">
          <table:table-cell office:value-type="float" office:value="250181" calcext:value-type="float">
            <text:p>250181</text:p>
          </table:table-cell>
          <table:table-cell office:value-type="float" office:value="0" calcext:value-type="float">
            <text:p>0</text:p>
          </table:table-cell>
          <table:table-cell office:value-type="float" office:value="1269988" calcext:value-type="float">
            <text:p>1269988</text:p>
          </table:table-cell>
          <table:table-cell office:value-type="float" office:value="354890" calcext:value-type="float">
            <text:p>354890</text:p>
          </table:table-cell>
          <table:table-cell office:value-type="string" calcext:value-type="string">
            <text:p>[[@78090]] thank you ? and this place is in Khajjiar,Dalhousie. And I would suggest <text:s/>that if you go to that place, do not miss paragliding ?</text:p>
          </table:table-cell>
          <table:table-cell/>
        </table:table-row>
        <table:table-row table:style-name="ro1">
          <table:table-cell office:value-type="float" office:value="271520" calcext:value-type="float">
            <text:p>271520</text:p>
          </table:table-cell>
          <table:table-cell office:value-type="float" office:value="0" calcext:value-type="float">
            <text:p>0</text:p>
          </table:table-cell>
          <table:table-cell office:value-type="float" office:value="1418086" calcext:value-type="float">
            <text:p>1418086</text:p>
          </table:table-cell>
          <table:table-cell office:value-type="float" office:value="83581" calcext:value-type="float">
            <text:p>8358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03448" calcext:value-type="float">
            <text:p>303448</text:p>
          </table:table-cell>
          <table:table-cell office:value-type="float" office:value="1196952" calcext:value-type="float">
            <text:p>1196952</text:p>
          </table:table-cell>
          <table:table-cell office:value-type="float" office:value="0" calcext:value-type="float">
            <text:p>0</text:p>
          </table:table-cell>
          <table:table-cell office:value-type="float" office:value="493463" calcext:value-type="float">
            <text:p>493463</text:p>
          </table:table-cell>
          <table:table-cell office:value-type="string" calcext:value-type="string">
            <text:p>I want Ur bycycle for 1 day</text:p>
          </table:table-cell>
          <table:table-cell/>
        </table:table-row>
        <table:table-row table:style-name="ro1">
          <table:table-cell office:value-type="float" office:value="322292" calcext:value-type="float">
            <text:p>322292</text:p>
          </table:table-cell>
          <table:table-cell office:value-type="float" office:value="0" calcext:value-type="float">
            <text:p>0</text:p>
          </table:table-cell>
          <table:table-cell office:value-type="float" office:value="1720375" calcext:value-type="float">
            <text:p>1720375</text:p>
          </table:table-cell>
          <table:table-cell office:value-type="float" office:value="521973" calcext:value-type="float">
            <text:p>521973</text:p>
          </table:table-cell>
          <table:table-cell office:value-type="string" calcext:value-type="string">
            <text:p>Nice videos! Great place to go on a ride</text:p>
          </table:table-cell>
          <table:table-cell/>
        </table:table-row>
        <table:table-row table:style-name="ro1">
          <table:table-cell office:value-type="float" office:value="407392" calcext:value-type="float">
            <text:p>407392</text:p>
          </table:table-cell>
          <table:table-cell office:value-type="float" office:value="0" calcext:value-type="float">
            <text:p>0</text:p>
          </table:table-cell>
          <table:table-cell office:value-type="float" office:value="884296" calcext:value-type="float">
            <text:p>884296</text:p>
          </table:table-cell>
          <table:table-cell office:value-type="float" office:value="949301" calcext:value-type="float">
            <text:p>949301</text:p>
          </table:table-cell>
          <table:table-cell office:value-type="string" calcext:value-type="string">
            <text:p>Ghoutrh</text:p>
          </table:table-cell>
          <table:table-cell/>
        </table:table-row>
        <table:table-row table:style-name="ro1">
          <table:table-cell office:value-type="float" office:value="407689" calcext:value-type="float">
            <text:p>407689</text:p>
          </table:table-cell>
          <table:table-cell office:value-type="float" office:value="0" calcext:value-type="float">
            <text:p>0</text:p>
          </table:table-cell>
          <table:table-cell office:value-type="float" office:value="1148488" calcext:value-type="float">
            <text:p>1148488</text:p>
          </table:table-cell>
          <table:table-cell office:value-type="float" office:value="1160641" calcext:value-type="float">
            <text:p>1160641</text:p>
          </table:table-cell>
          <table:table-cell office:value-type="string" calcext:value-type="string">
            <text:p>Hii</text:p>
          </table:table-cell>
          <table:table-cell/>
        </table:table-row>
        <table:table-row table:style-name="ro1">
          <table:table-cell office:value-type="float" office:value="74844" calcext:value-type="float">
            <text:p>74844</text:p>
          </table:table-cell>
          <table:table-cell office:value-type="float" office:value="0" calcext:value-type="float">
            <text:p>0</text:p>
          </table:table-cell>
          <table:table-cell office:value-type="float" office:value="720408" calcext:value-type="float">
            <text:p>720408</text:p>
          </table:table-cell>
          <table:table-cell office:value-type="float" office:value="76362" calcext:value-type="float">
            <text:p>76362</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81900" calcext:value-type="float">
            <text:p>81900</text:p>
          </table:table-cell>
          <table:table-cell office:value-type="float" office:value="0" calcext:value-type="float">
            <text:p>0</text:p>
          </table:table-cell>
          <table:table-cell office:value-type="float" office:value="740582" calcext:value-type="float">
            <text:p>740582</text:p>
          </table:table-cell>
          <table:table-cell office:value-type="float" office:value="76925" calcext:value-type="float">
            <text:p>7692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87398" calcext:value-type="float">
            <text:p>87398</text:p>
          </table:table-cell>
          <table:table-cell office:value-type="float" office:value="0" calcext:value-type="float">
            <text:p>0</text:p>
          </table:table-cell>
          <table:table-cell office:value-type="float" office:value="745625" calcext:value-type="float">
            <text:p>745625</text:p>
          </table:table-cell>
          <table:table-cell office:value-type="float" office:value="82290" calcext:value-type="float">
            <text:p>82290</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90272" calcext:value-type="float">
            <text:p>90272</text:p>
          </table:table-cell>
          <table:table-cell office:value-type="float" office:value="0" calcext:value-type="float">
            <text:p>0</text:p>
          </table:table-cell>
          <table:table-cell office:value-type="float" office:value="749531" calcext:value-type="float">
            <text:p>749531</text:p>
          </table:table-cell>
          <table:table-cell office:value-type="float" office:value="42878" calcext:value-type="float">
            <text:p>42878</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00301" calcext:value-type="float">
            <text:p>100301</text:p>
          </table:table-cell>
          <table:table-cell office:value-type="float" office:value="0" calcext:value-type="float">
            <text:p>0</text:p>
          </table:table-cell>
          <table:table-cell office:value-type="float" office:value="775501" calcext:value-type="float">
            <text:p>775501</text:p>
          </table:table-cell>
          <table:table-cell office:value-type="float" office:value="226564" calcext:value-type="float">
            <text:p>226564</text:p>
          </table:table-cell>
          <table:table-cell office:value-type="string" calcext:value-type="string">
            <text:p>[[@188128]] can u tell more about it?</text:p>
          </table:table-cell>
          <table:table-cell/>
        </table:table-row>
        <table:table-row table:style-name="ro1">
          <table:table-cell office:value-type="float" office:value="204461" calcext:value-type="float">
            <text:p>204461</text:p>
          </table:table-cell>
          <table:table-cell office:value-type="float" office:value="0" calcext:value-type="float">
            <text:p>0</text:p>
          </table:table-cell>
          <table:table-cell office:value-type="float" office:value="1058661" calcext:value-type="float">
            <text:p>1058661</text:p>
          </table:table-cell>
          <table:table-cell office:value-type="float" office:value="82917" calcext:value-type="float">
            <text:p>82917</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21382" calcext:value-type="float">
            <text:p>321382</text:p>
          </table:table-cell>
          <table:table-cell office:value-type="float" office:value="0" calcext:value-type="float">
            <text:p>0</text:p>
          </table:table-cell>
          <table:table-cell office:value-type="float" office:value="1714507" calcext:value-type="float">
            <text:p>1714507</text:p>
          </table:table-cell>
          <table:table-cell office:value-type="float" office:value="523998" calcext:value-type="float">
            <text:p>523998</text:p>
          </table:table-cell>
          <table:table-cell office:value-type="string" calcext:value-type="string">
            <text:p>Amazing!!!</text:p>
          </table:table-cell>
          <table:table-cell/>
        </table:table-row>
        <table:table-row table:style-name="ro1">
          <table:table-cell office:value-type="float" office:value="455994" calcext:value-type="float">
            <text:p>455994</text:p>
          </table:table-cell>
          <table:table-cell office:value-type="float" office:value="0" calcext:value-type="float">
            <text:p>0</text:p>
          </table:table-cell>
          <table:table-cell office:value-type="float" office:value="2309907" calcext:value-type="float">
            <text:p>2309907</text:p>
          </table:table-cell>
          <table:table-cell office:value-type="float" office:value="1991794" calcext:value-type="float">
            <text:p>1991794</text:p>
          </table:table-cell>
          <table:table-cell office:value-type="string" calcext:value-type="string">
            <text:p>Every nice</text:p>
          </table:table-cell>
          <table:table-cell/>
        </table:table-row>
        <table:table-row table:style-name="ro1">
          <table:table-cell office:value-type="float" office:value="156347" calcext:value-type="float">
            <text:p>156347</text:p>
          </table:table-cell>
          <table:table-cell office:value-type="float" office:value="0" calcext:value-type="float">
            <text:p>0</text:p>
          </table:table-cell>
          <table:table-cell office:value-type="float" office:value="905975" calcext:value-type="float">
            <text:p>905975</text:p>
          </table:table-cell>
          <table:table-cell office:value-type="float" office:value="80822" calcext:value-type="float">
            <text:p>80822</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93999" calcext:value-type="float">
            <text:p>193999</text:p>
          </table:table-cell>
          <table:table-cell office:value-type="float" office:value="0" calcext:value-type="float">
            <text:p>0</text:p>
          </table:table-cell>
          <table:table-cell office:value-type="float" office:value="1006675" calcext:value-type="float">
            <text:p>1006675</text:p>
          </table:table-cell>
          <table:table-cell office:value-type="float" office:value="303556" calcext:value-type="float">
            <text:p>303556</text:p>
          </table:table-cell>
          <table:table-cell office:value-type="string" calcext:value-type="string">
            <text:p>Ya surely</text:p>
          </table:table-cell>
          <table:table-cell/>
        </table:table-row>
        <table:table-row table:style-name="ro1">
          <table:table-cell office:value-type="float" office:value="225797" calcext:value-type="float">
            <text:p>225797</text:p>
          </table:table-cell>
          <table:table-cell office:value-type="float" office:value="0" calcext:value-type="float">
            <text:p>0</text:p>
          </table:table-cell>
          <table:table-cell office:value-type="float" office:value="1162869" calcext:value-type="float">
            <text:p>1162869</text:p>
          </table:table-cell>
          <table:table-cell office:value-type="float" office:value="83472" calcext:value-type="float">
            <text:p>83472</text:p>
          </table:table-cell>
          <table:table-cell office:value-type="string" calcext:value-type="string">
            <text:p>The pictures are just awesome, I wish the description was little more detailed</text:p>
          </table:table-cell>
          <table:table-cell/>
        </table:table-row>
        <table:table-row table:style-name="ro2">
          <table:table-cell office:value-type="float" office:value="297858" calcext:value-type="float">
            <text:p>297858</text:p>
          </table:table-cell>
          <table:table-cell office:value-type="float" office:value="851690" calcext:value-type="float">
            <text:p>851690</text:p>
          </table:table-cell>
          <table:table-cell office:value-type="float" office:value="0" calcext:value-type="float">
            <text:p>0</text:p>
          </table:table-cell>
          <table:table-cell office:value-type="float" office:value="485483" calcext:value-type="float">
            <text:p>485483</text:p>
          </table:table-cell>
          <table:table-cell office:value-type="string" calcext:value-type="string">
            <text:p>Amazing place </text:p>
            <text:p>I'll visit</text:p>
          </table:table-cell>
          <table:table-cell/>
        </table:table-row>
        <table:table-row table:style-name="ro1">
          <table:table-cell office:value-type="float" office:value="26406" calcext:value-type="float">
            <text:p>26406</text:p>
          </table:table-cell>
          <table:table-cell office:value-type="float" office:value="0" calcext:value-type="float">
            <text:p>0</text:p>
          </table:table-cell>
          <table:table-cell office:value-type="float" office:value="601852" calcext:value-type="float">
            <text:p>601852</text:p>
          </table:table-cell>
          <table:table-cell office:value-type="float" office:value="179917" calcext:value-type="float">
            <text:p>179917</text:p>
          </table:table-cell>
          <table:table-cell office:value-type="string" calcext:value-type="string">
            <text:p>yes vishal .. this is amazing place .. people just ruined it for drugs but the beauty of this place is fabulous bro</text:p>
          </table:table-cell>
          <table:table-cell/>
        </table:table-row>
        <table:table-row table:style-name="ro1">
          <table:table-cell office:value-type="float" office:value="104829" calcext:value-type="float">
            <text:p>104829</text:p>
          </table:table-cell>
          <table:table-cell office:value-type="float" office:value="0" calcext:value-type="float">
            <text:p>0</text:p>
          </table:table-cell>
          <table:table-cell office:value-type="float" office:value="787983" calcext:value-type="float">
            <text:p>787983</text:p>
          </table:table-cell>
          <table:table-cell office:value-type="float" office:value="40234" calcext:value-type="float">
            <text:p>40234</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49597" calcext:value-type="float">
            <text:p>149597</text:p>
          </table:table-cell>
          <table:table-cell office:value-type="float" office:value="0" calcext:value-type="float">
            <text:p>0</text:p>
          </table:table-cell>
          <table:table-cell office:value-type="float" office:value="889293" calcext:value-type="float">
            <text:p>889293</text:p>
          </table:table-cell>
          <table:table-cell office:value-type="float" office:value="266479" calcext:value-type="float">
            <text:p>266479</text:p>
          </table:table-cell>
          <table:table-cell office:value-type="string" calcext:value-type="string">
            <text:p>Tanks dear</text:p>
          </table:table-cell>
          <table:table-cell/>
        </table:table-row>
        <table:table-row table:style-name="ro1">
          <table:table-cell office:value-type="float" office:value="232252" calcext:value-type="float">
            <text:p>232252</text:p>
          </table:table-cell>
          <table:table-cell office:value-type="float" office:value="0" calcext:value-type="float">
            <text:p>0</text:p>
          </table:table-cell>
          <table:table-cell office:value-type="float" office:value="1180831" calcext:value-type="float">
            <text:p>1180831</text:p>
          </table:table-cell>
          <table:table-cell office:value-type="float" office:value="356358" calcext:value-type="float">
            <text:p>356358</text:p>
          </table:table-cell>
          <table:table-cell office:value-type="string" calcext:value-type="string">
            <text:p>[[@82523]] there are many camping sites at meghalaya . U can get it all in Google</text:p>
          </table:table-cell>
          <table:table-cell/>
        </table:table-row>
        <table:table-row table:style-name="ro1">
          <table:table-cell office:value-type="float" office:value="268419" calcext:value-type="float">
            <text:p>268419</text:p>
          </table:table-cell>
          <table:table-cell office:value-type="float" office:value="0" calcext:value-type="float">
            <text:p>0</text:p>
          </table:table-cell>
          <table:table-cell office:value-type="float" office:value="1290254" calcext:value-type="float">
            <text:p>1290254</text:p>
          </table:table-cell>
          <table:table-cell office:value-type="float" office:value="79252" calcext:value-type="float">
            <text:p>79252</text:p>
          </table:table-cell>
          <table:table-cell office:value-type="string" calcext:value-type="string">
            <text:p>Dekhne mein mast lag rahi hai yeh jagah</text:p>
          </table:table-cell>
          <table:table-cell/>
        </table:table-row>
        <table:table-row table:style-name="ro1">
          <table:table-cell office:value-type="float" office:value="273041" calcext:value-type="float">
            <text:p>273041</text:p>
          </table:table-cell>
          <table:table-cell office:value-type="float" office:value="0" calcext:value-type="float">
            <text:p>0</text:p>
          </table:table-cell>
          <table:table-cell office:value-type="float" office:value="1423118" calcext:value-type="float">
            <text:p>1423118</text:p>
          </table:table-cell>
          <table:table-cell office:value-type="float" office:value="435368" calcext:value-type="float">
            <text:p>435368</text:p>
          </table:table-cell>
          <table:table-cell office:value-type="string" calcext:value-type="string">
            <text:p>[[@86056]] <text:s/>it is indeed...</text:p>
          </table:table-cell>
          <table:table-cell/>
        </table:table-row>
        <table:table-row table:style-name="ro1">
          <table:table-cell office:value-type="float" office:value="318729" calcext:value-type="float">
            <text:p>318729</text:p>
          </table:table-cell>
          <table:table-cell office:value-type="float" office:value="0" calcext:value-type="float">
            <text:p>0</text:p>
          </table:table-cell>
          <table:table-cell office:value-type="float" office:value="1695097" calcext:value-type="float">
            <text:p>1695097</text:p>
          </table:table-cell>
          <table:table-cell office:value-type="float" office:value="84364" calcext:value-type="float">
            <text:p>84364</text:p>
          </table:table-cell>
          <table:table-cell office:value-type="string" calcext:value-type="string">
            <text:p>Great trail ❤️</text:p>
          </table:table-cell>
          <table:table-cell/>
        </table:table-row>
        <table:table-row table:style-name="ro1">
          <table:table-cell office:value-type="float" office:value="347103" calcext:value-type="float">
            <text:p>347103</text:p>
          </table:table-cell>
          <table:table-cell office:value-type="float" office:value="0" calcext:value-type="float">
            <text:p>0</text:p>
          </table:table-cell>
          <table:table-cell office:value-type="float" office:value="44146" calcext:value-type="float">
            <text:p>44146</text:p>
          </table:table-cell>
          <table:table-cell office:value-type="float" office:value="560687" calcext:value-type="float">
            <text:p>560687</text:p>
          </table:table-cell>
          <table:table-cell office:value-type="string" calcext:value-type="string">
            <text:p>Superb?✌</text:p>
          </table:table-cell>
          <table:table-cell/>
        </table:table-row>
        <table:table-row table:style-name="ro1">
          <table:table-cell office:value-type="float" office:value="350278" calcext:value-type="float">
            <text:p>350278</text:p>
          </table:table-cell>
          <table:table-cell office:value-type="float" office:value="0" calcext:value-type="float">
            <text:p>0</text:p>
          </table:table-cell>
          <table:table-cell office:value-type="float" office:value="1882958" calcext:value-type="float">
            <text:p>1882958</text:p>
          </table:table-cell>
          <table:table-cell office:value-type="float" office:value="582643" calcext:value-type="float">
            <text:p>582643</text:p>
          </table:table-cell>
          <table:table-cell office:value-type="string" calcext:value-type="string">
            <text:p>[[@136012]] <text:s/>I was in a hurry brother. You'll see my writing skills on the next trial.</text:p>
          </table:table-cell>
          <table:table-cell/>
        </table:table-row>
        <table:table-row table:style-name="ro1">
          <table:table-cell office:value-type="float" office:value="388318" calcext:value-type="float">
            <text:p>388318</text:p>
          </table:table-cell>
          <table:table-cell office:value-type="float" office:value="0" calcext:value-type="float">
            <text:p>0</text:p>
          </table:table-cell>
          <table:table-cell office:value-type="float" office:value="2274563" calcext:value-type="float">
            <text:p>2274563</text:p>
          </table:table-cell>
          <table:table-cell office:value-type="float" office:value="900507" calcext:value-type="float">
            <text:p>900507</text:p>
          </table:table-cell>
          <table:table-cell office:value-type="string" calcext:value-type="string">
            <text:p>Nice</text:p>
          </table:table-cell>
          <table:table-cell/>
        </table:table-row>
        <table:table-row table:style-name="ro1">
          <table:table-cell office:value-type="float" office:value="429513" calcext:value-type="float">
            <text:p>429513</text:p>
          </table:table-cell>
          <table:table-cell office:value-type="float" office:value="0" calcext:value-type="float">
            <text:p>0</text:p>
          </table:table-cell>
          <table:table-cell office:value-type="float" office:value="2302675" calcext:value-type="float">
            <text:p>2302675</text:p>
          </table:table-cell>
          <table:table-cell office:value-type="float" office:value="53733" calcext:value-type="float">
            <text:p>53733</text:p>
          </table:table-cell>
          <table:table-cell office:value-type="string" calcext:value-type="string">
            <text:p>so much talent</text:p>
          </table:table-cell>
          <table:table-cell/>
        </table:table-row>
        <table:table-row table:style-name="ro1">
          <table:table-cell office:value-type="float" office:value="458628" calcext:value-type="float">
            <text:p>458628</text:p>
          </table:table-cell>
          <table:table-cell office:value-type="float" office:value="0" calcext:value-type="float">
            <text:p>0</text:p>
          </table:table-cell>
          <table:table-cell office:value-type="float" office:value="2327370" calcext:value-type="float">
            <text:p>2327370</text:p>
          </table:table-cell>
          <table:table-cell office:value-type="float" office:value="2134900" calcext:value-type="float">
            <text:p>2134900</text:p>
          </table:table-cell>
          <table:table-cell office:value-type="string" calcext:value-type="string">
            <text:p>Kam kare gaa</text:p>
          </table:table-cell>
          <table:table-cell/>
        </table:table-row>
        <table:table-row table:style-name="ro1">
          <table:table-cell office:value-type="float" office:value="25337" calcext:value-type="float">
            <text:p>25337</text:p>
          </table:table-cell>
          <table:table-cell office:value-type="float" office:value="0" calcext:value-type="float">
            <text:p>0</text:p>
          </table:table-cell>
          <table:table-cell office:value-type="float" office:value="599810" calcext:value-type="float">
            <text:p>599810</text:p>
          </table:table-cell>
          <table:table-cell office:value-type="float" office:value="85397" calcext:value-type="float">
            <text:p>85397</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69110" calcext:value-type="float">
            <text:p>69110</text:p>
          </table:table-cell>
          <table:table-cell office:value-type="float" office:value="0" calcext:value-type="float">
            <text:p>0</text:p>
          </table:table-cell>
          <table:table-cell office:value-type="float" office:value="703281" calcext:value-type="float">
            <text:p>703281</text:p>
          </table:table-cell>
          <table:table-cell office:value-type="float" office:value="209664" calcext:value-type="float">
            <text:p>209664</text:p>
          </table:table-cell>
          <table:table-cell office:value-type="string" calcext:value-type="string">
            <text:p>[[@40443]] thank you so much</text:p>
          </table:table-cell>
          <table:table-cell/>
        </table:table-row>
        <table:table-row table:style-name="ro1">
          <table:table-cell office:value-type="float" office:value="70000" calcext:value-type="float">
            <text:p>70000</text:p>
          </table:table-cell>
          <table:table-cell office:value-type="float" office:value="0" calcext:value-type="float">
            <text:p>0</text:p>
          </table:table-cell>
          <table:table-cell office:value-type="float" office:value="704774" calcext:value-type="float">
            <text:p>704774</text:p>
          </table:table-cell>
          <table:table-cell office:value-type="float" office:value="210086" calcext:value-type="float">
            <text:p>210086</text:p>
          </table:table-cell>
          <table:table-cell office:value-type="string" calcext:value-type="string">
            <text:p>I started from Gurgaon, straight highway to Jaipur, 20 km before Jaipur, it's kukas</text:p>
          </table:table-cell>
          <table:table-cell/>
        </table:table-row>
        <table:table-row table:style-name="ro1">
          <table:table-cell office:value-type="float" office:value="100779" calcext:value-type="float">
            <text:p>100779</text:p>
          </table:table-cell>
          <table:table-cell office:value-type="float" office:value="0" calcext:value-type="float">
            <text:p>0</text:p>
          </table:table-cell>
          <table:table-cell office:value-type="float" office:value="775720" calcext:value-type="float">
            <text:p>775720</text:p>
          </table:table-cell>
          <table:table-cell office:value-type="float" office:value="230731" calcext:value-type="float">
            <text:p>230731</text:p>
          </table:table-cell>
          <table:table-cell office:value-type="string" calcext:value-type="string">
            <text:p>Coming up today afternoon</text:p>
          </table:table-cell>
          <table:table-cell/>
        </table:table-row>
        <table:table-row table:style-name="ro1">
          <table:table-cell office:value-type="float" office:value="115130" calcext:value-type="float">
            <text:p>115130</text:p>
          </table:table-cell>
          <table:table-cell office:value-type="float" office:value="0" calcext:value-type="float">
            <text:p>0</text:p>
          </table:table-cell>
          <table:table-cell office:value-type="float" office:value="811912" calcext:value-type="float">
            <text:p>811912</text:p>
          </table:table-cell>
          <table:table-cell office:value-type="float" office:value="241805" calcext:value-type="float">
            <text:p>241805</text:p>
          </table:table-cell>
          <table:table-cell office:value-type="string" calcext:value-type="string">
            <text:p>[[@77897]] <text:s/>will post very soon</text:p>
          </table:table-cell>
          <table:table-cell/>
        </table:table-row>
        <table:table-row table:style-name="ro1">
          <table:table-cell office:value-type="float" office:value="160053" calcext:value-type="float">
            <text:p>160053</text:p>
          </table:table-cell>
          <table:table-cell office:value-type="float" office:value="0" calcext:value-type="float">
            <text:p>0</text:p>
          </table:table-cell>
          <table:table-cell office:value-type="float" office:value="918184" calcext:value-type="float">
            <text:p>918184</text:p>
          </table:table-cell>
          <table:table-cell office:value-type="float" office:value="45917" calcext:value-type="float">
            <text:p>45917</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54107" calcext:value-type="float">
            <text:p>254107</text:p>
          </table:table-cell>
          <table:table-cell office:value-type="float" office:value="0" calcext:value-type="float">
            <text:p>0</text:p>
          </table:table-cell>
          <table:table-cell office:value-type="float" office:value="109125" calcext:value-type="float">
            <text:p>109125</text:p>
          </table:table-cell>
          <table:table-cell office:value-type="float" office:value="392907" calcext:value-type="float">
            <text:p>392907</text:p>
          </table:table-cell>
          <table:table-cell office:value-type="string" calcext:value-type="string">
            <text:p>Hey, it's nice..</text:p>
          </table:table-cell>
          <table:table-cell/>
        </table:table-row>
        <table:table-row table:style-name="ro1">
          <table:table-cell office:value-type="float" office:value="300948" calcext:value-type="float">
            <text:p>300948</text:p>
          </table:table-cell>
          <table:table-cell office:value-type="float" office:value="0" calcext:value-type="float">
            <text:p>0</text:p>
          </table:table-cell>
          <table:table-cell office:value-type="float" office:value="1584849" calcext:value-type="float">
            <text:p>1584849</text:p>
          </table:table-cell>
          <table:table-cell office:value-type="float" office:value="488035" calcext:value-type="float">
            <text:p>488035</text:p>
          </table:table-cell>
          <table:table-cell office:value-type="string" calcext:value-type="string">
            <text:p>[[@78666]] I will try to post soon as I explore more.</text:p>
          </table:table-cell>
          <table:table-cell/>
        </table:table-row>
        <table:table-row table:style-name="ro1">
          <table:table-cell office:value-type="float" office:value="338648" calcext:value-type="float">
            <text:p>338648</text:p>
          </table:table-cell>
          <table:table-cell office:value-type="float" office:value="0" calcext:value-type="float">
            <text:p>0</text:p>
          </table:table-cell>
          <table:table-cell office:value-type="float" office:value="1807518" calcext:value-type="float">
            <text:p>1807518</text:p>
          </table:table-cell>
          <table:table-cell office:value-type="float" office:value="84824" calcext:value-type="float">
            <text:p>84824</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96847" calcext:value-type="float">
            <text:p>396847</text:p>
          </table:table-cell>
          <table:table-cell office:value-type="float" office:value="0" calcext:value-type="float">
            <text:p>0</text:p>
          </table:table-cell>
          <table:table-cell office:value-type="float" office:value="2287012" calcext:value-type="float">
            <text:p>2287012</text:p>
          </table:table-cell>
          <table:table-cell office:value-type="float" office:value="979846" calcext:value-type="float">
            <text:p>979846</text:p>
          </table:table-cell>
          <table:table-cell office:value-type="string" calcext:value-type="string">
            <text:p>Hi</text:p>
          </table:table-cell>
          <table:table-cell/>
        </table:table-row>
        <table:table-row table:style-name="ro1">
          <table:table-cell office:value-type="float" office:value="404454" calcext:value-type="float">
            <text:p>404454</text:p>
          </table:table-cell>
          <table:table-cell office:value-type="float" office:value="0" calcext:value-type="float">
            <text:p>0</text:p>
          </table:table-cell>
          <table:table-cell office:value-type="float" office:value="403604" calcext:value-type="float">
            <text:p>403604</text:p>
          </table:table-cell>
          <table:table-cell office:value-type="float" office:value="1039480" calcext:value-type="float">
            <text:p>1039480</text:p>
          </table:table-cell>
          <table:table-cell office:value-type="string" calcext:value-type="string">
            <text:p>How was it??</text:p>
          </table:table-cell>
          <table:table-cell/>
        </table:table-row>
        <table:table-row table:style-name="ro1">
          <table:table-cell office:value-type="float" office:value="409871" calcext:value-type="float">
            <text:p>409871</text:p>
          </table:table-cell>
          <table:table-cell office:value-type="float" office:value="0" calcext:value-type="float">
            <text:p>0</text:p>
          </table:table-cell>
          <table:table-cell office:value-type="float" office:value="940677" calcext:value-type="float">
            <text:p>940677</text:p>
          </table:table-cell>
          <table:table-cell office:value-type="float" office:value="1206488" calcext:value-type="float">
            <text:p>1206488</text:p>
          </table:table-cell>
          <table:table-cell office:value-type="string" calcext:value-type="string">
            <text:p>Good</text:p>
          </table:table-cell>
          <table:table-cell/>
        </table:table-row>
        <table:table-row table:style-name="ro10">
          <table:table-cell office:value-type="float" office:value="441753" calcext:value-type="float">
            <text:p>441753</text:p>
          </table:table-cell>
          <table:table-cell office:value-type="float" office:value="0" calcext:value-type="float">
            <text:p>0</text:p>
          </table:table-cell>
          <table:table-cell office:value-type="float" office:value="2224323" calcext:value-type="float">
            <text:p>2224323</text:p>
          </table:table-cell>
          <table:table-cell office:value-type="float" office:value="1118207" calcext:value-type="float">
            <text:p>1118207</text:p>
          </table:table-cell>
          <table:table-cell office:value-type="string" calcext:value-type="string">
            <text:p>भारत सरकार द्वारा मान्यता रोजगार अवसर</text:p>
            <text:p>नौकरी .....नौकरी ......नौकरी ?बिना कोई पैसा लगाये पैसा कमाए अब RS 15000 से 20000/महीना कमायें अपने Android फ़ोन से</text:p>
            <text:p>1. सबसे पहले अपने फ़ोन के play store में जायें |*</text:p>
            <text:p>*2. वहाँ पर primecash india app लिखें और उस apps को अपने*</text:p>
            <text:p>*मोबाइल में install कर लें !*</text:p>
            <text:p>*3.अब sing up with* * पर click करके*</text:p>
            <text:p>*अपनी डिटेल्स डाल दीजिये*</text:p>
            <text:p>*4. अब आपसे Refar code पूछा जायेगा वहाँ पर*</text:p>
            <text:p>*samp0318* *डाल दें और* *अपनी id बना लें !*</text:p>
            <text:p>*5. Primecash में आपकी 10 point or 7 App Count aprooval Hote ही* *आपको 35 Rs. आ जायेगा और साथ मे1 से लेकर 100rsतक स्क्रेच कार्ड direct paytm मे मिलेगा और आपकी id भी active हो जायेगी ।*</text:p>
            <text:p>*6. जैसे ही आप Active होगे हमारी Team आप से जल्द सम्पर्क करेगी*</text:p>
            <text:p>*Aap log signup me apna whatsapp no hi registration kare.*</text:p>
            <text:p>*और आपकी Earning भी start ho jayegi ok*</text:p>
            <text:p>*WhatsApp -Helpline no 7319976254*</text:p>
            <text:p>*Refar code. samp0318</text:p>
          </table:table-cell>
          <table:table-cell/>
        </table:table-row>
        <table:table-row table:style-name="ro1">
          <table:table-cell office:value-type="float" office:value="11877" calcext:value-type="float">
            <text:p>11877</text:p>
          </table:table-cell>
          <table:table-cell office:value-type="float" office:value="153915" calcext:value-type="float">
            <text:p>153915</text:p>
          </table:table-cell>
          <table:table-cell office:value-type="float" office:value="0" calcext:value-type="float">
            <text:p>0</text:p>
          </table:table-cell>
          <table:table-cell office:value-type="float" office:value="37199" calcext:value-type="float">
            <text:p>37199</text:p>
          </table:table-cell>
          <table:table-cell office:value-type="string" calcext:value-type="string">
            <text:p>[[@1]]</text:p>
          </table:table-cell>
          <table:table-cell/>
        </table:table-row>
        <table:table-row table:style-name="ro1">
          <table:table-cell office:value-type="float" office:value="55997" calcext:value-type="float">
            <text:p>55997</text:p>
          </table:table-cell>
          <table:table-cell office:value-type="float" office:value="0" calcext:value-type="float">
            <text:p>0</text:p>
          </table:table-cell>
          <table:table-cell office:value-type="float" office:value="670215" calcext:value-type="float">
            <text:p>670215</text:p>
          </table:table-cell>
          <table:table-cell office:value-type="float" office:value="200192" calcext:value-type="float">
            <text:p>200192</text:p>
          </table:table-cell>
          <table:table-cell office:value-type="string" calcext:value-type="string">
            <text:p>Ok.next time..</text:p>
          </table:table-cell>
          <table:table-cell/>
        </table:table-row>
        <table:table-row table:style-name="ro1">
          <table:table-cell office:value-type="float" office:value="157102" calcext:value-type="float">
            <text:p>157102</text:p>
          </table:table-cell>
          <table:table-cell office:value-type="float" office:value="0" calcext:value-type="float">
            <text:p>0</text:p>
          </table:table-cell>
          <table:table-cell office:value-type="float" office:value="114213" calcext:value-type="float">
            <text:p>114213</text:p>
          </table:table-cell>
          <table:table-cell office:value-type="float" office:value="243909" calcext:value-type="float">
            <text:p>243909</text:p>
          </table:table-cell>
          <table:table-cell office:value-type="string" calcext:value-type="string">
            <text:p>Hey, the title is so innovative!</text:p>
          </table:table-cell>
          <table:table-cell/>
        </table:table-row>
        <table:table-row table:style-name="ro1">
          <table:table-cell office:value-type="float" office:value="160144" calcext:value-type="float">
            <text:p>160144</text:p>
          </table:table-cell>
          <table:table-cell office:value-type="float" office:value="0" calcext:value-type="float">
            <text:p>0</text:p>
          </table:table-cell>
          <table:table-cell office:value-type="float" office:value="917032" calcext:value-type="float">
            <text:p>917032</text:p>
          </table:table-cell>
          <table:table-cell office:value-type="float" office:value="49548" calcext:value-type="float">
            <text:p>49548</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61299" calcext:value-type="float">
            <text:p>161299</text:p>
          </table:table-cell>
          <table:table-cell office:value-type="float" office:value="0" calcext:value-type="float">
            <text:p>0</text:p>
          </table:table-cell>
          <table:table-cell office:value-type="float" office:value="921198" calcext:value-type="float">
            <text:p>921198</text:p>
          </table:table-cell>
          <table:table-cell office:value-type="float" office:value="47850" calcext:value-type="float">
            <text:p>47850</text:p>
          </table:table-cell>
          <table:table-cell office:value-type="string" calcext:value-type="string">
            <text:p>[[@1]] <text:s/>[[@166880]] #tradition #indianculture #culture #spiritual</text:p>
          </table:table-cell>
          <table:table-cell/>
        </table:table-row>
        <table:table-row table:style-name="ro1">
          <table:table-cell office:value-type="float" office:value="164016" calcext:value-type="float">
            <text:p>164016</text:p>
          </table:table-cell>
          <table:table-cell office:value-type="float" office:value="0" calcext:value-type="float">
            <text:p>0</text:p>
          </table:table-cell>
          <table:table-cell office:value-type="float" office:value="929585" calcext:value-type="float">
            <text:p>929585</text:p>
          </table:table-cell>
          <table:table-cell office:value-type="float" office:value="83460" calcext:value-type="float">
            <text:p>83460</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97902" calcext:value-type="float">
            <text:p>197902</text:p>
          </table:table-cell>
          <table:table-cell office:value-type="float" office:value="0" calcext:value-type="float">
            <text:p>0</text:p>
          </table:table-cell>
          <table:table-cell office:value-type="float" office:value="1025283" calcext:value-type="float">
            <text:p>1025283</text:p>
          </table:table-cell>
          <table:table-cell office:value-type="float" office:value="84390" calcext:value-type="float">
            <text:p>84390</text:p>
          </table:table-cell>
          <table:table-cell office:value-type="string" calcext:value-type="string">
            <text:p>Really cool! But I hope to see better content the next time :) </text:p>
          </table:table-cell>
          <table:table-cell/>
        </table:table-row>
        <table:table-row table:style-name="ro1">
          <table:table-cell office:value-type="float" office:value="250057" calcext:value-type="float">
            <text:p>250057</text:p>
          </table:table-cell>
          <table:table-cell office:value-type="float" office:value="852565" calcext:value-type="float">
            <text:p>852565</text:p>
          </table:table-cell>
          <table:table-cell office:value-type="float" office:value="0" calcext:value-type="float">
            <text:p>0</text:p>
          </table:table-cell>
          <table:table-cell office:value-type="float" office:value="208067" calcext:value-type="float">
            <text:p>208067</text:p>
          </table:table-cell>
          <table:table-cell office:value-type="string" calcext:value-type="string">
            <text:p>?? view</text:p>
          </table:table-cell>
          <table:table-cell/>
        </table:table-row>
        <table:table-row table:style-name="ro1">
          <table:table-cell office:value-type="float" office:value="344442" calcext:value-type="float">
            <text:p>344442</text:p>
          </table:table-cell>
          <table:table-cell office:value-type="float" office:value="0" calcext:value-type="float">
            <text:p>0</text:p>
          </table:table-cell>
          <table:table-cell office:value-type="float" office:value="1831614" calcext:value-type="float">
            <text:p>1831614</text:p>
          </table:table-cell>
          <table:table-cell office:value-type="float" office:value="565449" calcext:value-type="float">
            <text:p>565449</text:p>
          </table:table-cell>
          <table:table-cell office:value-type="string" calcext:value-type="string">
            <text:p>Thank you for your response</text:p>
          </table:table-cell>
          <table:table-cell/>
        </table:table-row>
        <table:table-row table:style-name="ro1">
          <table:table-cell office:value-type="float" office:value="413282" calcext:value-type="float">
            <text:p>413282</text:p>
          </table:table-cell>
          <table:table-cell office:value-type="float" office:value="0" calcext:value-type="float">
            <text:p>0</text:p>
          </table:table-cell>
          <table:table-cell office:value-type="float" office:value="2348136" calcext:value-type="float">
            <text:p>2348136</text:p>
          </table:table-cell>
          <table:table-cell office:value-type="float" office:value="1325514" calcext:value-type="float">
            <text:p>1325514</text:p>
          </table:table-cell>
          <table:table-cell office:value-type="string" calcext:value-type="string">
            <text:p>Nice</text:p>
          </table:table-cell>
          <table:table-cell/>
        </table:table-row>
        <table:table-row table:style-name="ro1">
          <table:table-cell office:value-type="float" office:value="10750" calcext:value-type="float">
            <text:p>10750</text:p>
          </table:table-cell>
          <table:table-cell office:value-type="float" office:value="0" calcext:value-type="float">
            <text:p>0</text:p>
          </table:table-cell>
          <table:table-cell office:value-type="float" office:value="406964" calcext:value-type="float">
            <text:p>406964</text:p>
          </table:table-cell>
          <table:table-cell office:value-type="float" office:value="121954" calcext:value-type="float">
            <text:p>121954</text:p>
          </table:table-cell>
          <table:table-cell office:value-type="string" calcext:value-type="string">
            <text:p>Great .Been there in 2014 with my batchmates for basic mountaineeting .Just Nostalgia❤️</text:p>
          </table:table-cell>
          <table:table-cell/>
        </table:table-row>
        <table:table-row table:style-name="ro1">
          <table:table-cell office:value-type="float" office:value="14294" calcext:value-type="float">
            <text:p>14294</text:p>
          </table:table-cell>
          <table:table-cell office:value-type="float" office:value="0" calcext:value-type="float">
            <text:p>0</text:p>
          </table:table-cell>
          <table:table-cell office:value-type="float" office:value="150787" calcext:value-type="float">
            <text:p>150787</text:p>
          </table:table-cell>
          <table:table-cell office:value-type="float" office:value="132205" calcext:value-type="float">
            <text:p>132205</text:p>
          </table:table-cell>
          <table:table-cell office:value-type="string" calcext:value-type="string">
            <text:p>??</text:p>
          </table:table-cell>
          <table:table-cell/>
        </table:table-row>
        <table:table-row table:style-name="ro1">
          <table:table-cell office:value-type="float" office:value="21349" calcext:value-type="float">
            <text:p>21349</text:p>
          </table:table-cell>
          <table:table-cell office:value-type="float" office:value="0" calcext:value-type="float">
            <text:p>0</text:p>
          </table:table-cell>
          <table:table-cell office:value-type="float" office:value="592007" calcext:value-type="float">
            <text:p>592007</text:p>
          </table:table-cell>
          <table:table-cell office:value-type="float" office:value="84105" calcext:value-type="float">
            <text:p>84105</text:p>
          </table:table-cell>
          <table:table-cell office:value-type="string" calcext:value-type="string">
            <text:p>Chal yaha jaate hai, chal waha jaate hai :D</text:p>
          </table:table-cell>
          <table:table-cell/>
        </table:table-row>
        <table:table-row table:style-name="ro1">
          <table:table-cell office:value-type="float" office:value="50002" calcext:value-type="float">
            <text:p>50002</text:p>
          </table:table-cell>
          <table:table-cell office:value-type="float" office:value="0" calcext:value-type="float">
            <text:p>0</text:p>
          </table:table-cell>
          <table:table-cell office:value-type="float" office:value="657158" calcext:value-type="float">
            <text:p>657158</text:p>
          </table:table-cell>
          <table:table-cell office:value-type="float" office:value="79560" calcext:value-type="float">
            <text:p>79560</text:p>
          </table:table-cell>
          <table:table-cell office:value-type="string" calcext:value-type="string">
            <text:p>its super wow pic ❤️</text:p>
          </table:table-cell>
          <table:table-cell/>
        </table:table-row>
        <table:table-row table:style-name="ro1">
          <table:table-cell office:value-type="float" office:value="58356" calcext:value-type="float">
            <text:p>58356</text:p>
          </table:table-cell>
          <table:table-cell office:value-type="float" office:value="0" calcext:value-type="float">
            <text:p>0</text:p>
          </table:table-cell>
          <table:table-cell office:value-type="float" office:value="674843" calcext:value-type="float">
            <text:p>674843</text:p>
          </table:table-cell>
          <table:table-cell office:value-type="float" office:value="135962" calcext:value-type="float">
            <text:p>135962</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21085" calcext:value-type="float">
            <text:p>121085</text:p>
          </table:table-cell>
          <table:table-cell office:value-type="float" office:value="0" calcext:value-type="float">
            <text:p>0</text:p>
          </table:table-cell>
          <table:table-cell office:value-type="float" office:value="49085" calcext:value-type="float">
            <text:p>49085</text:p>
          </table:table-cell>
          <table:table-cell office:value-type="float" office:value="84945" calcext:value-type="float">
            <text:p>84945</text:p>
          </table:table-cell>
          <table:table-cell office:value-type="string" calcext:value-type="string">
            <text:p>i love your work and i use it to plan my trips :)</text:p>
          </table:table-cell>
          <table:table-cell/>
        </table:table-row>
        <table:table-row table:style-name="ro1">
          <table:table-cell office:value-type="float" office:value="165044" calcext:value-type="float">
            <text:p>165044</text:p>
          </table:table-cell>
          <table:table-cell office:value-type="float" office:value="0" calcext:value-type="float">
            <text:p>0</text:p>
          </table:table-cell>
          <table:table-cell office:value-type="float" office:value="931471" calcext:value-type="float">
            <text:p>931471</text:p>
          </table:table-cell>
          <table:table-cell office:value-type="float" office:value="84254" calcext:value-type="float">
            <text:p>84254</text:p>
          </table:table-cell>
          <table:table-cell office:value-type="string" calcext:value-type="string">
            <text:p>Woww awesome! ❤️❤️</text:p>
          </table:table-cell>
          <table:table-cell/>
        </table:table-row>
        <table:table-row table:style-name="ro1">
          <table:table-cell office:value-type="float" office:value="190096" calcext:value-type="float">
            <text:p>190096</text:p>
          </table:table-cell>
          <table:table-cell office:value-type="float" office:value="0" calcext:value-type="float">
            <text:p>0</text:p>
          </table:table-cell>
          <table:table-cell office:value-type="float" office:value="988046" calcext:value-type="float">
            <text:p>988046</text:p>
          </table:table-cell>
          <table:table-cell office:value-type="float" office:value="297882" calcext:value-type="float">
            <text:p>297882</text:p>
          </table:table-cell>
          <table:table-cell office:value-type="string" calcext:value-type="string">
            <text:p>Yes why not , if you want <text:s/>to spend some time alone out of your busy schdule. These typs of places are best</text:p>
          </table:table-cell>
          <table:table-cell/>
        </table:table-row>
        <table:table-row table:style-name="ro1">
          <table:table-cell office:value-type="float" office:value="269965" calcext:value-type="float">
            <text:p>269965</text:p>
          </table:table-cell>
          <table:table-cell office:value-type="float" office:value="0" calcext:value-type="float">
            <text:p>0</text:p>
          </table:table-cell>
          <table:table-cell office:value-type="float" office:value="1059473" calcext:value-type="float">
            <text:p>1059473</text:p>
          </table:table-cell>
          <table:table-cell office:value-type="float" office:value="358256" calcext:value-type="float">
            <text:p>358256</text:p>
          </table:table-cell>
          <table:table-cell office:value-type="string" calcext:value-type="string">
            <text:p>Nicely elaborates the mountains .....And also a nice trail ...Thanks brother</text:p>
          </table:table-cell>
          <table:table-cell/>
        </table:table-row>
        <table:table-row table:style-name="ro1">
          <table:table-cell office:value-type="float" office:value="298436" calcext:value-type="float">
            <text:p>298436</text:p>
          </table:table-cell>
          <table:table-cell office:value-type="float" office:value="0" calcext:value-type="float">
            <text:p>0</text:p>
          </table:table-cell>
          <table:table-cell office:value-type="float" office:value="1578486" calcext:value-type="float">
            <text:p>1578486</text:p>
          </table:table-cell>
          <table:table-cell office:value-type="float" office:value="486063" calcext:value-type="float">
            <text:p>486063</text:p>
          </table:table-cell>
          <table:table-cell office:value-type="string" calcext:value-type="string">
            <text:p>[[@79499]] I just joined it today... N even my Insta account is private.. u can request me there and have a look at my Insta profile</text:p>
          </table:table-cell>
          <table:table-cell/>
        </table:table-row>
        <table:table-row table:style-name="ro1">
          <table:table-cell office:value-type="float" office:value="390353" calcext:value-type="float">
            <text:p>390353</text:p>
          </table:table-cell>
          <table:table-cell office:value-type="float" office:value="0" calcext:value-type="float">
            <text:p>0</text:p>
          </table:table-cell>
          <table:table-cell office:value-type="float" office:value="2266842" calcext:value-type="float">
            <text:p>2266842</text:p>
          </table:table-cell>
          <table:table-cell office:value-type="float" office:value="926339" calcext:value-type="float">
            <text:p>926339</text:p>
          </table:table-cell>
          <table:table-cell office:value-type="string" calcext:value-type="string">
            <text:p>Good</text:p>
          </table:table-cell>
          <table:table-cell/>
        </table:table-row>
        <table:table-row table:style-name="ro1">
          <table:table-cell office:value-type="float" office:value="392342" calcext:value-type="float">
            <text:p>392342</text:p>
          </table:table-cell>
          <table:table-cell office:value-type="float" office:value="0" calcext:value-type="float">
            <text:p>0</text:p>
          </table:table-cell>
          <table:table-cell office:value-type="float" office:value="2273942" calcext:value-type="float">
            <text:p>2273942</text:p>
          </table:table-cell>
          <table:table-cell office:value-type="float" office:value="941007" calcext:value-type="float">
            <text:p>941007</text:p>
          </table:table-cell>
          <table:table-cell office:value-type="string" calcext:value-type="string">
            <text:p>Ok</text:p>
          </table:table-cell>
          <table:table-cell/>
        </table:table-row>
        <table:table-row table:style-name="ro1">
          <table:table-cell office:value-type="float" office:value="394336" calcext:value-type="float">
            <text:p>394336</text:p>
          </table:table-cell>
          <table:table-cell office:value-type="float" office:value="0" calcext:value-type="float">
            <text:p>0</text:p>
          </table:table-cell>
          <table:table-cell office:value-type="float" office:value="2281802" calcext:value-type="float">
            <text:p>2281802</text:p>
          </table:table-cell>
          <table:table-cell office:value-type="float" office:value="956971" calcext:value-type="float">
            <text:p>956971</text:p>
          </table:table-cell>
          <table:table-cell office:value-type="string" calcext:value-type="string">
            <text:p>Nice</text:p>
          </table:table-cell>
          <table:table-cell/>
        </table:table-row>
        <table:table-row table:style-name="ro1">
          <table:table-cell office:value-type="float" office:value="401993" calcext:value-type="float">
            <text:p>401993</text:p>
          </table:table-cell>
          <table:table-cell office:value-type="float" office:value="0" calcext:value-type="float">
            <text:p>0</text:p>
          </table:table-cell>
          <table:table-cell office:value-type="float" office:value="1148488" calcext:value-type="float">
            <text:p>1148488</text:p>
          </table:table-cell>
          <table:table-cell office:value-type="float" office:value="6202" calcext:value-type="float">
            <text:p>6202</text:p>
          </table:table-cell>
          <table:table-cell office:value-type="string" calcext:value-type="string">
            <text:p>what exactly is an overwater villa?</text:p>
          </table:table-cell>
          <table:table-cell/>
        </table:table-row>
        <table:table-row table:style-name="ro1">
          <table:table-cell office:value-type="float" office:value="410838" calcext:value-type="float">
            <text:p>410838</text:p>
          </table:table-cell>
          <table:table-cell office:value-type="float" office:value="0" calcext:value-type="float">
            <text:p>0</text:p>
          </table:table-cell>
          <table:table-cell office:value-type="float" office:value="446413" calcext:value-type="float">
            <text:p>446413</text:p>
          </table:table-cell>
          <table:table-cell office:value-type="float" office:value="1234573" calcext:value-type="float">
            <text:p>1234573</text:p>
          </table:table-cell>
          <table:table-cell office:value-type="string" calcext:value-type="string">
            <text:p>Good Morning....</text:p>
          </table:table-cell>
          <table:table-cell/>
        </table:table-row>
        <table:table-row table:style-name="ro1">
          <table:table-cell office:value-type="float" office:value="439462" calcext:value-type="float">
            <text:p>439462</text:p>
          </table:table-cell>
          <table:table-cell office:value-type="float" office:value="0" calcext:value-type="float">
            <text:p>0</text:p>
          </table:table-cell>
          <table:table-cell office:value-type="float" office:value="2288525" calcext:value-type="float">
            <text:p>2288525</text:p>
          </table:table-cell>
          <table:table-cell office:value-type="float" office:value="1637487" calcext:value-type="float">
            <text:p>1637487</text:p>
          </table:table-cell>
          <table:table-cell office:value-type="string" calcext:value-type="string">
            <text:p>Gi</text:p>
          </table:table-cell>
          <table:table-cell/>
        </table:table-row>
        <table:table-row table:style-name="ro1">
          <table:table-cell office:value-type="float" office:value="440210" calcext:value-type="float">
            <text:p>440210</text:p>
          </table:table-cell>
          <table:table-cell office:value-type="float" office:value="0" calcext:value-type="float">
            <text:p>0</text:p>
          </table:table-cell>
          <table:table-cell office:value-type="float" office:value="2343429" calcext:value-type="float">
            <text:p>2343429</text:p>
          </table:table-cell>
          <table:table-cell office:value-type="float" office:value="1651515" calcext:value-type="float">
            <text:p>1651515</text:p>
          </table:table-cell>
          <table:table-cell office:value-type="string" calcext:value-type="string">
            <text:p>கண்ணன் சரேத்</text:p>
          </table:table-cell>
          <table:table-cell/>
        </table:table-row>
        <table:table-row table:style-name="ro1">
          <table:table-cell office:value-type="float" office:value="131488" calcext:value-type="float">
            <text:p>131488</text:p>
          </table:table-cell>
          <table:table-cell office:value-type="float" office:value="0" calcext:value-type="float">
            <text:p>0</text:p>
          </table:table-cell>
          <table:table-cell office:value-type="float" office:value="844260" calcext:value-type="float">
            <text:p>844260</text:p>
          </table:table-cell>
          <table:table-cell office:value-type="float" office:value="42780" calcext:value-type="float">
            <text:p>42780</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46412" calcext:value-type="float">
            <text:p>146412</text:p>
          </table:table-cell>
          <table:table-cell office:value-type="float" office:value="0" calcext:value-type="float">
            <text:p>0</text:p>
          </table:table-cell>
          <table:table-cell office:value-type="float" office:value="876870" calcext:value-type="float">
            <text:p>876870</text:p>
          </table:table-cell>
          <table:table-cell office:value-type="float" office:value="262485" calcext:value-type="float">
            <text:p>262485</text:p>
          </table:table-cell>
          <table:table-cell office:value-type="string" calcext:value-type="string">
            <text:p>[[@78818]] <text:s/>This place is Dehradun ... city of love.... <text:s/>I did not found any loophole....</text:p>
          </table:table-cell>
          <table:table-cell/>
        </table:table-row>
        <table:table-row table:style-name="ro1">
          <table:table-cell office:value-type="float" office:value="304964" calcext:value-type="float">
            <text:p>304964</text:p>
          </table:table-cell>
          <table:table-cell office:value-type="float" office:value="0" calcext:value-type="float">
            <text:p>0</text:p>
          </table:table-cell>
          <table:table-cell office:value-type="float" office:value="1612055" calcext:value-type="float">
            <text:p>1612055</text:p>
          </table:table-cell>
          <table:table-cell office:value-type="float" office:value="50415" calcext:value-type="float">
            <text:p>5041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06580" calcext:value-type="float">
            <text:p>306580</text:p>
          </table:table-cell>
          <table:table-cell office:value-type="float" office:value="0" calcext:value-type="float">
            <text:p>0</text:p>
          </table:table-cell>
          <table:table-cell office:value-type="float" office:value="1621985" calcext:value-type="float">
            <text:p>1621985</text:p>
          </table:table-cell>
          <table:table-cell office:value-type="float" office:value="80108" calcext:value-type="float">
            <text:p>80108</text:p>
          </table:table-cell>
          <table:table-cell office:value-type="string" calcext:value-type="string">
            <text:p>Beautiful! Waiting for the next post in series <text:s/>??</text:p>
          </table:table-cell>
          <table:table-cell/>
        </table:table-row>
        <table:table-row table:style-name="ro1">
          <table:table-cell office:value-type="float" office:value="308223" calcext:value-type="float">
            <text:p>308223</text:p>
          </table:table-cell>
          <table:table-cell office:value-type="float" office:value="0" calcext:value-type="float">
            <text:p>0</text:p>
          </table:table-cell>
          <table:table-cell office:value-type="float" office:value="1627486" calcext:value-type="float">
            <text:p>1627486</text:p>
          </table:table-cell>
          <table:table-cell office:value-type="float" office:value="501466" calcext:value-type="float">
            <text:p>501466</text:p>
          </table:table-cell>
          <table:table-cell office:value-type="string" calcext:value-type="string">
            <text:p>Do.. <text:s/>Visit too. Sikkim is beautiful place</text:p>
          </table:table-cell>
          <table:table-cell/>
        </table:table-row>
        <table:table-row table:style-name="ro1">
          <table:table-cell office:value-type="float" office:value="324379" calcext:value-type="float">
            <text:p>324379</text:p>
          </table:table-cell>
          <table:table-cell office:value-type="float" office:value="0" calcext:value-type="float">
            <text:p>0</text:p>
          </table:table-cell>
          <table:table-cell office:value-type="float" office:value="1731984" calcext:value-type="float">
            <text:p>1731984</text:p>
          </table:table-cell>
          <table:table-cell office:value-type="float" office:value="534909" calcext:value-type="float">
            <text:p>534909</text:p>
          </table:table-cell>
          <table:table-cell office:value-type="string" calcext:value-type="string">
            <text:p>[[@52404]] Thank u.</text:p>
          </table:table-cell>
          <table:table-cell/>
        </table:table-row>
        <table:table-row table:style-name="ro1">
          <table:table-cell office:value-type="float" office:value="333363" calcext:value-type="float">
            <text:p>333363</text:p>
          </table:table-cell>
          <table:table-cell office:value-type="float" office:value="0" calcext:value-type="float">
            <text:p>0</text:p>
          </table:table-cell>
          <table:table-cell office:value-type="float" office:value="1779825" calcext:value-type="float">
            <text:p>1779825</text:p>
          </table:table-cell>
          <table:table-cell office:value-type="float" office:value="44505" calcext:value-type="float">
            <text:p>4450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86731" calcext:value-type="float">
            <text:p>386731</text:p>
          </table:table-cell>
          <table:table-cell office:value-type="float" office:value="0" calcext:value-type="float">
            <text:p>0</text:p>
          </table:table-cell>
          <table:table-cell office:value-type="float" office:value="2261517" calcext:value-type="float">
            <text:p>2261517</text:p>
          </table:table-cell>
          <table:table-cell office:value-type="float" office:value="895623" calcext:value-type="float">
            <text:p>895623</text:p>
          </table:table-cell>
          <table:table-cell office:value-type="string" calcext:value-type="string">
            <text:p>I like you</text:p>
          </table:table-cell>
          <table:table-cell/>
        </table:table-row>
        <table:table-row table:style-name="ro1">
          <table:table-cell office:value-type="float" office:value="393432" calcext:value-type="float">
            <text:p>393432</text:p>
          </table:table-cell>
          <table:table-cell office:value-type="float" office:value="0" calcext:value-type="float">
            <text:p>0</text:p>
          </table:table-cell>
          <table:table-cell office:value-type="float" office:value="432618" calcext:value-type="float">
            <text:p>432618</text:p>
          </table:table-cell>
          <table:table-cell office:value-type="float" office:value="947295" calcext:value-type="float">
            <text:p>947295</text:p>
          </table:table-cell>
          <table:table-cell office:value-type="string" calcext:value-type="string">
            <text:p>That’s my hometownnn</text:p>
          </table:table-cell>
          <table:table-cell/>
        </table:table-row>
        <table:table-row table:style-name="ro1">
          <table:table-cell office:value-type="float" office:value="399705" calcext:value-type="float">
            <text:p>399705</text:p>
          </table:table-cell>
          <table:table-cell office:value-type="float" office:value="0" calcext:value-type="float">
            <text:p>0</text:p>
          </table:table-cell>
          <table:table-cell office:value-type="float" office:value="940677" calcext:value-type="float">
            <text:p>940677</text:p>
          </table:table-cell>
          <table:table-cell office:value-type="float" office:value="2118" calcext:value-type="float">
            <text:p>2118</text:p>
          </table:table-cell>
          <table:table-cell office:value-type="string" calcext:value-type="string">
            <text:p>Goa kidhar see aa Gaye Bhai?</text:p>
          </table:table-cell>
          <table:table-cell/>
        </table:table-row>
        <table:table-row table:style-name="ro1">
          <table:table-cell office:value-type="float" office:value="406235" calcext:value-type="float">
            <text:p>406235</text:p>
          </table:table-cell>
          <table:table-cell office:value-type="float" office:value="0" calcext:value-type="float">
            <text:p>0</text:p>
          </table:table-cell>
          <table:table-cell office:value-type="float" office:value="2262233" calcext:value-type="float">
            <text:p>2262233</text:p>
          </table:table-cell>
          <table:table-cell office:value-type="float" office:value="859931" calcext:value-type="float">
            <text:p>859931</text:p>
          </table:table-cell>
          <table:table-cell office:value-type="string" calcext:value-type="string">
            <text:p>☑️☑️☑️</text:p>
          </table:table-cell>
          <table:table-cell/>
        </table:table-row>
        <table:table-row table:style-name="ro1">
          <table:table-cell office:value-type="float" office:value="409078" calcext:value-type="float">
            <text:p>409078</text:p>
          </table:table-cell>
          <table:table-cell office:value-type="float" office:value="0" calcext:value-type="float">
            <text:p>0</text:p>
          </table:table-cell>
          <table:table-cell office:value-type="float" office:value="2265976" calcext:value-type="float">
            <text:p>2265976</text:p>
          </table:table-cell>
          <table:table-cell office:value-type="float" office:value="1212289" calcext:value-type="float">
            <text:p>1212289</text:p>
          </table:table-cell>
          <table:table-cell office:value-type="string" calcext:value-type="string">
            <text:p>Hello</text:p>
          </table:table-cell>
          <table:table-cell/>
        </table:table-row>
        <table:table-row table:style-name="ro1">
          <table:table-cell office:value-type="float" office:value="419016" calcext:value-type="float">
            <text:p>419016</text:p>
          </table:table-cell>
          <table:table-cell office:value-type="float" office:value="0" calcext:value-type="float">
            <text:p>0</text:p>
          </table:table-cell>
          <table:table-cell office:value-type="float" office:value="2350575" calcext:value-type="float">
            <text:p>2350575</text:p>
          </table:table-cell>
          <table:table-cell office:value-type="float" office:value="52332" calcext:value-type="float">
            <text:p>52332</text:p>
          </table:table-cell>
          <table:table-cell office:value-type="string" calcext:value-type="string">
            <text:p>whats ur morning workout routine</text:p>
          </table:table-cell>
          <table:table-cell/>
        </table:table-row>
        <table:table-row table:style-name="ro1">
          <table:table-cell office:value-type="float" office:value="430340" calcext:value-type="float">
            <text:p>430340</text:p>
          </table:table-cell>
          <table:table-cell office:value-type="float" office:value="0" calcext:value-type="float">
            <text:p>0</text:p>
          </table:table-cell>
          <table:table-cell office:value-type="float" office:value="2220627" calcext:value-type="float">
            <text:p>2220627</text:p>
          </table:table-cell>
          <table:table-cell office:value-type="float" office:value="20595" calcext:value-type="float">
            <text:p>20595</text:p>
          </table:table-cell>
          <table:table-cell office:value-type="string" calcext:value-type="string">
            <text:p>love from canda</text:p>
          </table:table-cell>
          <table:table-cell/>
        </table:table-row>
        <table:table-row table:style-name="ro1">
          <table:table-cell office:value-type="float" office:value="148789" calcext:value-type="float">
            <text:p>148789</text:p>
          </table:table-cell>
          <table:table-cell office:value-type="float" office:value="0" calcext:value-type="float">
            <text:p>0</text:p>
          </table:table-cell>
          <table:table-cell office:value-type="float" office:value="885540" calcext:value-type="float">
            <text:p>885540</text:p>
          </table:table-cell>
          <table:table-cell office:value-type="float" office:value="265192" calcext:value-type="float">
            <text:p>265192</text:p>
          </table:table-cell>
          <table:table-cell office:value-type="string" calcext:value-type="string">
            <text:p>@gupta.rajiv2 thanks</text:p>
          </table:table-cell>
          <table:table-cell/>
        </table:table-row>
        <table:table-row table:style-name="ro1">
          <table:table-cell office:value-type="float" office:value="155402" calcext:value-type="float">
            <text:p>155402</text:p>
          </table:table-cell>
          <table:table-cell office:value-type="float" office:value="0" calcext:value-type="float">
            <text:p>0</text:p>
          </table:table-cell>
          <table:table-cell office:value-type="float" office:value="905409" calcext:value-type="float">
            <text:p>905409</text:p>
          </table:table-cell>
          <table:table-cell office:value-type="float" office:value="76393" calcext:value-type="float">
            <text:p>76393</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72302" calcext:value-type="float">
            <text:p>272302</text:p>
          </table:table-cell>
          <table:table-cell office:value-type="float" office:value="0" calcext:value-type="float">
            <text:p>0</text:p>
          </table:table-cell>
          <table:table-cell office:value-type="float" office:value="1208003" calcext:value-type="float">
            <text:p>1208003</text:p>
          </table:table-cell>
          <table:table-cell office:value-type="float" office:value="435372" calcext:value-type="float">
            <text:p>435372</text:p>
          </table:table-cell>
          <table:table-cell office:value-type="string" calcext:value-type="string">
            <text:p>??</text:p>
          </table:table-cell>
          <table:table-cell/>
        </table:table-row>
        <table:table-row table:style-name="ro1">
          <table:table-cell office:value-type="float" office:value="294286" calcext:value-type="float">
            <text:p>294286</text:p>
          </table:table-cell>
          <table:table-cell office:value-type="float" office:value="0" calcext:value-type="float">
            <text:p>0</text:p>
          </table:table-cell>
          <table:table-cell office:value-type="float" office:value="1556793" calcext:value-type="float">
            <text:p>1556793</text:p>
          </table:table-cell>
          <table:table-cell office:value-type="float" office:value="479212" calcext:value-type="float">
            <text:p>479212</text:p>
          </table:table-cell>
          <table:table-cell office:value-type="string" calcext:value-type="string">
            <text:p>[[@77929]] thnx ?</text:p>
          </table:table-cell>
          <table:table-cell/>
        </table:table-row>
        <table:table-row table:style-name="ro1">
          <table:table-cell office:value-type="float" office:value="321920" calcext:value-type="float">
            <text:p>321920</text:p>
          </table:table-cell>
          <table:table-cell office:value-type="float" office:value="0" calcext:value-type="float">
            <text:p>0</text:p>
          </table:table-cell>
          <table:table-cell office:value-type="float" office:value="1719006" calcext:value-type="float">
            <text:p>1719006</text:p>
          </table:table-cell>
          <table:table-cell office:value-type="float" office:value="76529" calcext:value-type="float">
            <text:p>7652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65555" calcext:value-type="float">
            <text:p>365555</text:p>
          </table:table-cell>
          <table:table-cell office:value-type="float" office:value="0" calcext:value-type="float">
            <text:p>0</text:p>
          </table:table-cell>
          <table:table-cell office:value-type="float" office:value="1820987" calcext:value-type="float">
            <text:p>1820987</text:p>
          </table:table-cell>
          <table:table-cell office:value-type="float" office:value="151605" calcext:value-type="float">
            <text:p>151605</text:p>
          </table:table-cell>
          <table:table-cell office:value-type="string" calcext:value-type="string">
            <text:p>Noo</text:p>
          </table:table-cell>
          <table:table-cell/>
        </table:table-row>
        <table:table-row table:style-name="ro1">
          <table:table-cell office:value-type="float" office:value="414659" calcext:value-type="float">
            <text:p>414659</text:p>
          </table:table-cell>
          <table:table-cell office:value-type="float" office:value="0" calcext:value-type="float">
            <text:p>0</text:p>
          </table:table-cell>
          <table:table-cell office:value-type="float" office:value="2335831" calcext:value-type="float">
            <text:p>2335831</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415361" calcext:value-type="float">
            <text:p>415361</text:p>
          </table:table-cell>
          <table:table-cell office:value-type="float" office:value="0" calcext:value-type="float">
            <text:p>0</text:p>
          </table:table-cell>
          <table:table-cell office:value-type="float" office:value="2358593" calcext:value-type="float">
            <text:p>2358593</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25451" calcext:value-type="float">
            <text:p>25451</text:p>
          </table:table-cell>
          <table:table-cell office:value-type="float" office:value="0" calcext:value-type="float">
            <text:p>0</text:p>
          </table:table-cell>
          <table:table-cell office:value-type="float" office:value="598278" calcext:value-type="float">
            <text:p>598278</text:p>
          </table:table-cell>
          <table:table-cell office:value-type="float" office:value="178892" calcext:value-type="float">
            <text:p>178892</text:p>
          </table:table-cell>
          <table:table-cell office:value-type="string" calcext:value-type="string">
            <text:p>[[@77368]] thanks buddy</text:p>
          </table:table-cell>
          <table:table-cell/>
        </table:table-row>
        <table:table-row table:style-name="ro2">
          <table:table-cell office:value-type="float" office:value="47088" calcext:value-type="float">
            <text:p>47088</text:p>
          </table:table-cell>
          <table:table-cell office:value-type="float" office:value="0" calcext:value-type="float">
            <text:p>0</text:p>
          </table:table-cell>
          <table:table-cell office:value-type="float" office:value="603523" calcext:value-type="float">
            <text:p>603523</text:p>
          </table:table-cell>
          <table:table-cell office:value-type="float" office:value="180488" calcext:value-type="float">
            <text:p>180488</text:p>
          </table:table-cell>
          <table:table-cell office:value-type="string" calcext:value-type="string">
            <text:p>@lata.mishra that image was from vnmkv land &amp; is used for research of variety of crops that we have never ever heard about in our life &amp; trust me there's a lot of green beauty in vnmkv land</text:p>
            <text:p>You will enjoy natural piece &amp; silence like sahyadri</text:p>
          </table:table-cell>
          <table:table-cell/>
        </table:table-row>
        <table:table-row table:style-name="ro1">
          <table:table-cell office:value-type="float" office:value="103588" calcext:value-type="float">
            <text:p>103588</text:p>
          </table:table-cell>
          <table:table-cell office:value-type="float" office:value="0" calcext:value-type="float">
            <text:p>0</text:p>
          </table:table-cell>
          <table:table-cell office:value-type="float" office:value="786708" calcext:value-type="float">
            <text:p>786708</text:p>
          </table:table-cell>
          <table:table-cell office:value-type="float" office:value="84933" calcext:value-type="float">
            <text:p>84933</text:p>
          </table:table-cell>
          <table:table-cell office:value-type="string" calcext:value-type="string">
            <text:p>amazing stories! when can i read your next adventure?</text:p>
          </table:table-cell>
          <table:table-cell/>
        </table:table-row>
        <table:table-row table:style-name="ro1">
          <table:table-cell office:value-type="float" office:value="110292" calcext:value-type="float">
            <text:p>110292</text:p>
          </table:table-cell>
          <table:table-cell office:value-type="float" office:value="0" calcext:value-type="float">
            <text:p>0</text:p>
          </table:table-cell>
          <table:table-cell office:value-type="float" office:value="800282" calcext:value-type="float">
            <text:p>800282</text:p>
          </table:table-cell>
          <table:table-cell office:value-type="float" office:value="135732" calcext:value-type="float">
            <text:p>13573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10827" calcext:value-type="float">
            <text:p>110827</text:p>
          </table:table-cell>
          <table:table-cell office:value-type="float" office:value="0" calcext:value-type="float">
            <text:p>0</text:p>
          </table:table-cell>
          <table:table-cell office:value-type="float" office:value="800229" calcext:value-type="float">
            <text:p>800229</text:p>
          </table:table-cell>
          <table:table-cell office:value-type="float" office:value="82035" calcext:value-type="float">
            <text:p>82035</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40530" calcext:value-type="float">
            <text:p>240530</text:p>
          </table:table-cell>
          <table:table-cell office:value-type="float" office:value="0" calcext:value-type="float">
            <text:p>0</text:p>
          </table:table-cell>
          <table:table-cell office:value-type="float" office:value="1203243" calcext:value-type="float">
            <text:p>1203243</text:p>
          </table:table-cell>
          <table:table-cell office:value-type="float" office:value="325602" calcext:value-type="float">
            <text:p>325602</text:p>
          </table:table-cell>
          <table:table-cell office:value-type="string" calcext:value-type="string">
            <text:p>[[@81073]] it's very easy ...just book your ticket to Allahabad station ...after reaching there just book an auto for prayag <text:s/>..he take around 120-150 rs if you booked it personal ..than u can enjoy the beauty of this holy place ??</text:p>
          </table:table-cell>
          <table:table-cell/>
        </table:table-row>
        <table:table-row table:style-name="ro1">
          <table:table-cell office:value-type="float" office:value="250946" calcext:value-type="float">
            <text:p>250946</text:p>
          </table:table-cell>
          <table:table-cell office:value-type="float" office:value="0" calcext:value-type="float">
            <text:p>0</text:p>
          </table:table-cell>
          <table:table-cell office:value-type="float" office:value="1277459" calcext:value-type="float">
            <text:p>1277459</text:p>
          </table:table-cell>
          <table:table-cell office:value-type="float" office:value="43235" calcext:value-type="float">
            <text:p>4323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348413" calcext:value-type="float">
            <text:p>348413</text:p>
          </table:table-cell>
          <table:table-cell office:value-type="float" office:value="0" calcext:value-type="float">
            <text:p>0</text:p>
          </table:table-cell>
          <table:table-cell office:value-type="float" office:value="1872260" calcext:value-type="float">
            <text:p>1872260</text:p>
          </table:table-cell>
          <table:table-cell office:value-type="float" office:value="579013" calcext:value-type="float">
            <text:p>579013</text:p>
          </table:table-cell>
          <table:table-cell office:value-type="string" calcext:value-type="string">
            <text:p>[[@77522]] that were some random clicks at home ....will take care in future</text:p>
          </table:table-cell>
          <table:table-cell/>
        </table:table-row>
        <table:table-row table:style-name="ro1">
          <table:table-cell office:value-type="float" office:value="364417" calcext:value-type="float">
            <text:p>364417</text:p>
          </table:table-cell>
          <table:table-cell office:value-type="float" office:value="0" calcext:value-type="float">
            <text:p>0</text:p>
          </table:table-cell>
          <table:table-cell office:value-type="float" office:value="2108875" calcext:value-type="float">
            <text:p>2108875</text:p>
          </table:table-cell>
          <table:table-cell office:value-type="float" office:value="18528" calcext:value-type="float">
            <text:p>18528</text:p>
          </table:table-cell>
          <table:table-cell office:value-type="string" calcext:value-type="string">
            <text:p>Hey what time of the year is best to visit this place?</text:p>
          </table:table-cell>
          <table:table-cell/>
        </table:table-row>
        <table:table-row table:style-name="ro1">
          <table:table-cell office:value-type="float" office:value="396751" calcext:value-type="float">
            <text:p>396751</text:p>
          </table:table-cell>
          <table:table-cell office:value-type="float" office:value="0" calcext:value-type="float">
            <text:p>0</text:p>
          </table:table-cell>
          <table:table-cell office:value-type="float" office:value="2286613" calcext:value-type="float">
            <text:p>2286613</text:p>
          </table:table-cell>
          <table:table-cell office:value-type="float" office:value="977974" calcext:value-type="float">
            <text:p>977974</text:p>
          </table:table-cell>
          <table:table-cell office:value-type="string" calcext:value-type="string">
            <text:p>Hii</text:p>
          </table:table-cell>
          <table:table-cell/>
        </table:table-row>
        <table:table-row table:style-name="ro1">
          <table:table-cell office:value-type="float" office:value="105404" calcext:value-type="float">
            <text:p>105404</text:p>
          </table:table-cell>
          <table:table-cell office:value-type="float" office:value="0" calcext:value-type="float">
            <text:p>0</text:p>
          </table:table-cell>
          <table:table-cell office:value-type="float" office:value="788485" calcext:value-type="float">
            <text:p>788485</text:p>
          </table:table-cell>
          <table:table-cell office:value-type="float" office:value="135909" calcext:value-type="float">
            <text:p>135909</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11061" calcext:value-type="float">
            <text:p>111061</text:p>
          </table:table-cell>
          <table:table-cell office:value-type="float" office:value="0" calcext:value-type="float">
            <text:p>0</text:p>
          </table:table-cell>
          <table:table-cell office:value-type="float" office:value="801170" calcext:value-type="float">
            <text:p>801170</text:p>
          </table:table-cell>
          <table:table-cell office:value-type="float" office:value="238488" calcext:value-type="float">
            <text:p>238488</text:p>
          </table:table-cell>
          <table:table-cell office:value-type="string" calcext:value-type="string">
            <text:p>[[@84629]] <text:s/>: around where bro ?</text:p>
          </table:table-cell>
          <table:table-cell/>
        </table:table-row>
        <table:table-row table:style-name="ro1">
          <table:table-cell office:value-type="float" office:value="207192" calcext:value-type="float">
            <text:p>207192</text:p>
          </table:table-cell>
          <table:table-cell office:value-type="float" office:value="0" calcext:value-type="float">
            <text:p>0</text:p>
          </table:table-cell>
          <table:table-cell office:value-type="float" office:value="1065628" calcext:value-type="float">
            <text:p>1065628</text:p>
          </table:table-cell>
          <table:table-cell office:value-type="float" office:value="40276" calcext:value-type="float">
            <text:p>40276</text:p>
          </table:table-cell>
          <table:table-cell office:value-type="string" calcext:value-type="string">
            <text:p>Lajavaab</text:p>
          </table:table-cell>
          <table:table-cell/>
        </table:table-row>
        <table:table-row table:style-name="ro1">
          <table:table-cell office:value-type="float" office:value="234501" calcext:value-type="float">
            <text:p>234501</text:p>
          </table:table-cell>
          <table:table-cell office:value-type="float" office:value="0" calcext:value-type="float">
            <text:p>0</text:p>
          </table:table-cell>
          <table:table-cell office:value-type="float" office:value="1185846" calcext:value-type="float">
            <text:p>1185846</text:p>
          </table:table-cell>
          <table:table-cell office:value-type="float" office:value="84723" calcext:value-type="float">
            <text:p>84723</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82791" calcext:value-type="float">
            <text:p>282791</text:p>
          </table:table-cell>
          <table:table-cell office:value-type="float" office:value="0" calcext:value-type="float">
            <text:p>0</text:p>
          </table:table-cell>
          <table:table-cell office:value-type="float" office:value="1484970" calcext:value-type="float">
            <text:p>1484970</text:p>
          </table:table-cell>
          <table:table-cell office:value-type="float" office:value="456635" calcext:value-type="float">
            <text:p>456635</text:p>
          </table:table-cell>
          <table:table-cell office:value-type="string" calcext:value-type="string">
            <text:p>[[@83191]] <text:s/>?</text:p>
          </table:table-cell>
          <table:table-cell/>
        </table:table-row>
        <table:table-row table:style-name="ro1">
          <table:table-cell office:value-type="float" office:value="355439" calcext:value-type="float">
            <text:p>355439</text:p>
          </table:table-cell>
          <table:table-cell office:value-type="float" office:value="0" calcext:value-type="float">
            <text:p>0</text:p>
          </table:table-cell>
          <table:table-cell office:value-type="float" office:value="1937398" calcext:value-type="float">
            <text:p>1937398</text:p>
          </table:table-cell>
          <table:table-cell office:value-type="float" office:value="78306" calcext:value-type="float">
            <text:p>78306</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365657" calcext:value-type="float">
            <text:p>365657</text:p>
          </table:table-cell>
          <table:table-cell office:value-type="float" office:value="0" calcext:value-type="float">
            <text:p>0</text:p>
          </table:table-cell>
          <table:table-cell office:value-type="float" office:value="2122932" calcext:value-type="float">
            <text:p>2122932</text:p>
          </table:table-cell>
          <table:table-cell office:value-type="float" office:value="135818" calcext:value-type="float">
            <text:p>13581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76909" calcext:value-type="float">
            <text:p>376909</text:p>
          </table:table-cell>
          <table:table-cell office:value-type="float" office:value="0" calcext:value-type="float">
            <text:p>0</text:p>
          </table:table-cell>
          <table:table-cell office:value-type="float" office:value="2228704" calcext:value-type="float">
            <text:p>2228704</text:p>
          </table:table-cell>
          <table:table-cell office:value-type="float" office:value="43562" calcext:value-type="float">
            <text:p>43562</text:p>
          </table:table-cell>
          <table:table-cell office:value-type="string" calcext:value-type="string">
            <text:p>gr8 ?</text:p>
          </table:table-cell>
          <table:table-cell/>
        </table:table-row>
        <table:table-row table:style-name="ro1">
          <table:table-cell office:value-type="float" office:value="378" calcext:value-type="float">
            <text:p>378</text:p>
          </table:table-cell>
          <table:table-cell office:value-type="float" office:value="866" calcext:value-type="float">
            <text:p>866</text:p>
          </table:table-cell>
          <table:table-cell office:value-type="float" office:value="0" calcext:value-type="float">
            <text:p>0</text:p>
          </table:table-cell>
          <table:table-cell office:value-type="float" office:value="310" calcext:value-type="float">
            <text:p>310</text:p>
          </table:table-cell>
          <table:table-cell office:value-type="string" calcext:value-type="string">
            <text:p>[[@34]] thank you!</text:p>
          </table:table-cell>
          <table:table-cell/>
        </table:table-row>
        <table:table-row table:style-name="ro1">
          <table:table-cell office:value-type="float" office:value="439736" calcext:value-type="float">
            <text:p>439736</text:p>
          </table:table-cell>
          <table:table-cell office:value-type="float" office:value="0" calcext:value-type="float">
            <text:p>0</text:p>
          </table:table-cell>
          <table:table-cell office:value-type="float" office:value="2337294" calcext:value-type="float">
            <text:p>2337294</text:p>
          </table:table-cell>
          <table:table-cell office:value-type="float" office:value="1636125" calcext:value-type="float">
            <text:p>1636125</text:p>
          </table:table-cell>
          <table:table-cell office:value-type="string" calcext:value-type="string">
            <text:p>Hii jan</text:p>
          </table:table-cell>
          <table:table-cell/>
        </table:table-row>
        <table:table-row table:style-name="ro1">
          <table:table-cell office:value-type="float" office:value="440200" calcext:value-type="float">
            <text:p>440200</text:p>
          </table:table-cell>
          <table:table-cell office:value-type="float" office:value="0" calcext:value-type="float">
            <text:p>0</text:p>
          </table:table-cell>
          <table:table-cell office:value-type="float" office:value="1917729" calcext:value-type="float">
            <text:p>1917729</text:p>
          </table:table-cell>
          <table:table-cell office:value-type="float" office:value="1651368" calcext:value-type="float">
            <text:p>1651368</text:p>
          </table:table-cell>
          <table:table-cell office:value-type="string" calcext:value-type="string">
            <text:p>[[@1235820]] <text:s/>call me 9584531871</text:p>
          </table:table-cell>
          <table:table-cell/>
        </table:table-row>
        <table:table-row table:style-name="ro1">
          <table:table-cell office:value-type="float" office:value="104843" calcext:value-type="float">
            <text:p>104843</text:p>
          </table:table-cell>
          <table:table-cell office:value-type="float" office:value="0" calcext:value-type="float">
            <text:p>0</text:p>
          </table:table-cell>
          <table:table-cell office:value-type="float" office:value="787221" calcext:value-type="float">
            <text:p>787221</text:p>
          </table:table-cell>
          <table:table-cell office:value-type="float" office:value="234281" calcext:value-type="float">
            <text:p>234281</text:p>
          </table:table-cell>
          <table:table-cell office:value-type="string" calcext:value-type="string">
            <text:p>Dear Justin, It's the largest Tulip garden in the South East Asia with 15 million Tulips, next year it would become the world's largest Tulip.</text:p>
          </table:table-cell>
          <table:table-cell/>
        </table:table-row>
        <table:table-row table:style-name="ro1">
          <table:table-cell office:value-type="float" office:value="324587" calcext:value-type="float">
            <text:p>324587</text:p>
          </table:table-cell>
          <table:table-cell office:value-type="float" office:value="0" calcext:value-type="float">
            <text:p>0</text:p>
          </table:table-cell>
          <table:table-cell office:value-type="float" office:value="1732995" calcext:value-type="float">
            <text:p>1732995</text:p>
          </table:table-cell>
          <table:table-cell office:value-type="float" office:value="76403" calcext:value-type="float">
            <text:p>7640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458136" calcext:value-type="float">
            <text:p>458136</text:p>
          </table:table-cell>
          <table:table-cell office:value-type="float" office:value="0" calcext:value-type="float">
            <text:p>0</text:p>
          </table:table-cell>
          <table:table-cell office:value-type="float" office:value="1945494" calcext:value-type="float">
            <text:p>1945494</text:p>
          </table:table-cell>
          <table:table-cell office:value-type="float" office:value="2116776" calcext:value-type="float">
            <text:p>2116776</text:p>
          </table:table-cell>
          <table:table-cell office:value-type="string" calcext:value-type="string">
            <text:p>Ohk</text:p>
          </table:table-cell>
          <table:table-cell/>
        </table:table-row>
        <table:table-row table:style-name="ro1">
          <table:table-cell office:value-type="float" office:value="96563" calcext:value-type="float">
            <text:p>96563</text:p>
          </table:table-cell>
          <table:table-cell office:value-type="float" office:value="0" calcext:value-type="float">
            <text:p>0</text:p>
          </table:table-cell>
          <table:table-cell office:value-type="float" office:value="763077" calcext:value-type="float">
            <text:p>763077</text:p>
          </table:table-cell>
          <table:table-cell office:value-type="float" office:value="226811" calcext:value-type="float">
            <text:p>226811</text:p>
          </table:table-cell>
          <table:table-cell office:value-type="string" calcext:value-type="string">
            <text:p>[[@43532]] <text:s/>thanq so much ☺</text:p>
          </table:table-cell>
          <table:table-cell/>
        </table:table-row>
        <table:table-row table:style-name="ro1">
          <table:table-cell office:value-type="float" office:value="162320" calcext:value-type="float">
            <text:p>162320</text:p>
          </table:table-cell>
          <table:table-cell office:value-type="float" office:value="0" calcext:value-type="float">
            <text:p>0</text:p>
          </table:table-cell>
          <table:table-cell office:value-type="float" office:value="921852" calcext:value-type="float">
            <text:p>921852</text:p>
          </table:table-cell>
          <table:table-cell office:value-type="float" office:value="277022" calcext:value-type="float">
            <text:p>277022</text:p>
          </table:table-cell>
          <table:table-cell office:value-type="string" calcext:value-type="string">
            <text:p>[[@78867]] yeah it's cool</text:p>
          </table:table-cell>
          <table:table-cell/>
        </table:table-row>
        <table:table-row table:style-name="ro1">
          <table:table-cell office:value-type="float" office:value="199714" calcext:value-type="float">
            <text:p>199714</text:p>
          </table:table-cell>
          <table:table-cell office:value-type="float" office:value="0" calcext:value-type="float">
            <text:p>0</text:p>
          </table:table-cell>
          <table:table-cell office:value-type="float" office:value="259425" calcext:value-type="float">
            <text:p>259425</text:p>
          </table:table-cell>
          <table:table-cell office:value-type="float" office:value="101973" calcext:value-type="float">
            <text:p>101973</text:p>
          </table:table-cell>
          <table:table-cell office:value-type="string" calcext:value-type="string">
            <text:p>@sulay.patel thanks</text:p>
          </table:table-cell>
          <table:table-cell/>
        </table:table-row>
        <table:table-row table:style-name="ro1">
          <table:table-cell office:value-type="float" office:value="230476" calcext:value-type="float">
            <text:p>230476</text:p>
          </table:table-cell>
          <table:table-cell office:value-type="float" office:value="0" calcext:value-type="float">
            <text:p>0</text:p>
          </table:table-cell>
          <table:table-cell office:value-type="float" office:value="1175641" calcext:value-type="float">
            <text:p>1175641</text:p>
          </table:table-cell>
          <table:table-cell office:value-type="float" office:value="354733" calcext:value-type="float">
            <text:p>354733</text:p>
          </table:table-cell>
          <table:table-cell office:value-type="string" calcext:value-type="string">
            <text:p>[[@135985]] yoo bro ?</text:p>
          </table:table-cell>
          <table:table-cell/>
        </table:table-row>
        <table:table-row table:style-name="ro1">
          <table:table-cell office:value-type="float" office:value="250293" calcext:value-type="float">
            <text:p>250293</text:p>
          </table:table-cell>
          <table:table-cell office:value-type="float" office:value="0" calcext:value-type="float">
            <text:p>0</text:p>
          </table:table-cell>
          <table:table-cell office:value-type="float" office:value="1268880" calcext:value-type="float">
            <text:p>1268880</text:p>
          </table:table-cell>
          <table:table-cell office:value-type="float" office:value="77418" calcext:value-type="float">
            <text:p>77418</text:p>
          </table:table-cell>
          <table:table-cell office:value-type="string" calcext:value-type="string">
            <text:p>Hoping for another awesome adventure soon!</text:p>
          </table:table-cell>
          <table:table-cell/>
        </table:table-row>
        <table:table-row table:style-name="ro1">
          <table:table-cell office:value-type="float" office:value="270595" calcext:value-type="float">
            <text:p>270595</text:p>
          </table:table-cell>
          <table:table-cell office:value-type="float" office:value="986468" calcext:value-type="float">
            <text:p>986468</text:p>
          </table:table-cell>
          <table:table-cell office:value-type="float" office:value="0" calcext:value-type="float">
            <text:p>0</text:p>
          </table:table-cell>
          <table:table-cell office:value-type="float" office:value="433685" calcext:value-type="float">
            <text:p>433685</text:p>
          </table:table-cell>
          <table:table-cell office:value-type="string" calcext:value-type="string">
            <text:p>Hii</text:p>
          </table:table-cell>
          <table:table-cell/>
        </table:table-row>
        <table:table-row table:style-name="ro1">
          <table:table-cell office:value-type="float" office:value="306824" calcext:value-type="float">
            <text:p>306824</text:p>
          </table:table-cell>
          <table:table-cell office:value-type="float" office:value="0" calcext:value-type="float">
            <text:p>0</text:p>
          </table:table-cell>
          <table:table-cell office:value-type="float" office:value="1612040" calcext:value-type="float">
            <text:p>1612040</text:p>
          </table:table-cell>
          <table:table-cell office:value-type="float" office:value="487512" calcext:value-type="float">
            <text:p>487512</text:p>
          </table:table-cell>
          <table:table-cell office:value-type="string" calcext:value-type="string">
            <text:p>D</text:p>
          </table:table-cell>
          <table:table-cell/>
        </table:table-row>
        <table:table-row table:style-name="ro1">
          <table:table-cell office:value-type="float" office:value="365304" calcext:value-type="float">
            <text:p>365304</text:p>
          </table:table-cell>
          <table:table-cell office:value-type="float" office:value="0" calcext:value-type="float">
            <text:p>0</text:p>
          </table:table-cell>
          <table:table-cell office:value-type="float" office:value="1925336" calcext:value-type="float">
            <text:p>1925336</text:p>
          </table:table-cell>
          <table:table-cell office:value-type="float" office:value="48813" calcext:value-type="float">
            <text:p>48813</text:p>
          </table:table-cell>
          <table:table-cell office:value-type="string" calcext:value-type="string">
            <text:p>Hi</text:p>
          </table:table-cell>
          <table:table-cell/>
        </table:table-row>
        <table:table-row table:style-name="ro1">
          <table:table-cell office:value-type="float" office:value="413539" calcext:value-type="float">
            <text:p>413539</text:p>
          </table:table-cell>
          <table:table-cell office:value-type="float" office:value="0" calcext:value-type="float">
            <text:p>0</text:p>
          </table:table-cell>
          <table:table-cell office:value-type="float" office:value="2349555" calcext:value-type="float">
            <text:p>2349555</text:p>
          </table:table-cell>
          <table:table-cell office:value-type="float" office:value="1357327" calcext:value-type="float">
            <text:p>1357327</text:p>
          </table:table-cell>
          <table:table-cell office:value-type="string" calcext:value-type="string">
            <text:p>Nice</text:p>
          </table:table-cell>
          <table:table-cell/>
        </table:table-row>
        <table:table-row table:style-name="ro1">
          <table:table-cell office:value-type="float" office:value="417702" calcext:value-type="float">
            <text:p>417702</text:p>
          </table:table-cell>
          <table:table-cell office:value-type="float" office:value="0" calcext:value-type="float">
            <text:p>0</text:p>
          </table:table-cell>
          <table:table-cell office:value-type="float" office:value="2299181" calcext:value-type="float">
            <text:p>2299181</text:p>
          </table:table-cell>
          <table:table-cell office:value-type="float" office:value="15653" calcext:value-type="float">
            <text:p>15653</text:p>
          </table:table-cell>
          <table:table-cell office:value-type="string" calcext:value-type="string">
            <text:p>nice work</text:p>
          </table:table-cell>
          <table:table-cell/>
        </table:table-row>
        <table:table-row table:style-name="ro1">
          <table:table-cell office:value-type="float" office:value="425598" calcext:value-type="float">
            <text:p>425598</text:p>
          </table:table-cell>
          <table:table-cell office:value-type="float" office:value="0" calcext:value-type="float">
            <text:p>0</text:p>
          </table:table-cell>
          <table:table-cell office:value-type="float" office:value="381998" calcext:value-type="float">
            <text:p>381998</text:p>
          </table:table-cell>
          <table:table-cell office:value-type="float" office:value="47919" calcext:value-type="float">
            <text:p>47919</text:p>
          </table:table-cell>
          <table:table-cell office:value-type="string" calcext:value-type="string">
            <text:p>gud job</text:p>
          </table:table-cell>
          <table:table-cell/>
        </table:table-row>
        <table:table-row table:style-name="ro1">
          <table:table-cell office:value-type="float" office:value="450146" calcext:value-type="float">
            <text:p>450146</text:p>
          </table:table-cell>
          <table:table-cell office:value-type="float" office:value="0" calcext:value-type="float">
            <text:p>0</text:p>
          </table:table-cell>
          <table:table-cell office:value-type="float" office:value="2385308" calcext:value-type="float">
            <text:p>2385308</text:p>
          </table:table-cell>
          <table:table-cell office:value-type="float" office:value="1895777" calcext:value-type="float">
            <text:p>1895777</text:p>
          </table:table-cell>
          <table:table-cell office:value-type="string" calcext:value-type="string">
            <text:p>Like kar diya hai bhej do 50 rupeya</text:p>
          </table:table-cell>
          <table:table-cell/>
        </table:table-row>
        <table:table-row table:style-name="ro1">
          <table:table-cell office:value-type="float" office:value="4421" calcext:value-type="float">
            <text:p>4421</text:p>
          </table:table-cell>
          <table:table-cell office:value-type="float" office:value="0" calcext:value-type="float">
            <text:p>0</text:p>
          </table:table-cell>
          <table:table-cell office:value-type="float" office:value="94157" calcext:value-type="float">
            <text:p>94157</text:p>
          </table:table-cell>
          <table:table-cell office:value-type="float" office:value="33886" calcext:value-type="float">
            <text:p>33886</text:p>
          </table:table-cell>
          <table:table-cell office:value-type="string" calcext:value-type="string">
            <text:p>Hai</text:p>
          </table:table-cell>
          <table:table-cell/>
        </table:table-row>
        <table:table-row table:style-name="ro1">
          <table:table-cell office:value-type="float" office:value="60100" calcext:value-type="float">
            <text:p>60100</text:p>
          </table:table-cell>
          <table:table-cell office:value-type="float" office:value="0" calcext:value-type="float">
            <text:p>0</text:p>
          </table:table-cell>
          <table:table-cell office:value-type="float" office:value="32154" calcext:value-type="float">
            <text:p>32154</text:p>
          </table:table-cell>
          <table:table-cell office:value-type="float" office:value="200495" calcext:value-type="float">
            <text:p>200495</text:p>
          </table:table-cell>
          <table:table-cell office:value-type="string" calcext:value-type="string">
            <text:p>Awesome</text:p>
          </table:table-cell>
          <table:table-cell/>
        </table:table-row>
        <table:table-row table:style-name="ro1">
          <table:table-cell office:value-type="float" office:value="64044" calcext:value-type="float">
            <text:p>64044</text:p>
          </table:table-cell>
          <table:table-cell office:value-type="float" office:value="0" calcext:value-type="float">
            <text:p>0</text:p>
          </table:table-cell>
          <table:table-cell office:value-type="float" office:value="654692" calcext:value-type="float">
            <text:p>654692</text:p>
          </table:table-cell>
          <table:table-cell office:value-type="float" office:value="79437" calcext:value-type="float">
            <text:p>79437</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96781" calcext:value-type="float">
            <text:p>96781</text:p>
          </table:table-cell>
          <table:table-cell office:value-type="float" office:value="0" calcext:value-type="float">
            <text:p>0</text:p>
          </table:table-cell>
          <table:table-cell office:value-type="float" office:value="766137" calcext:value-type="float">
            <text:p>766137</text:p>
          </table:table-cell>
          <table:table-cell office:value-type="float" office:value="49955" calcext:value-type="float">
            <text:p>4995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6278" calcext:value-type="float">
            <text:p>106278</text:p>
          </table:table-cell>
          <table:table-cell office:value-type="float" office:value="0" calcext:value-type="float">
            <text:p>0</text:p>
          </table:table-cell>
          <table:table-cell office:value-type="float" office:value="789868" calcext:value-type="float">
            <text:p>789868</text:p>
          </table:table-cell>
          <table:table-cell office:value-type="float" office:value="81467" calcext:value-type="float">
            <text:p>8146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1073" calcext:value-type="float">
            <text:p>111073</text:p>
          </table:table-cell>
          <table:table-cell office:value-type="float" office:value="0" calcext:value-type="float">
            <text:p>0</text:p>
          </table:table-cell>
          <table:table-cell office:value-type="float" office:value="791481" calcext:value-type="float">
            <text:p>791481</text:p>
          </table:table-cell>
          <table:table-cell office:value-type="float" office:value="80433" calcext:value-type="float">
            <text:p>80433</text:p>
          </table:table-cell>
          <table:table-cell office:value-type="string" calcext:value-type="string">
            <text:p>Keep posting your amazing trail ??</text:p>
          </table:table-cell>
          <table:table-cell/>
        </table:table-row>
        <table:table-row table:style-name="ro1">
          <table:table-cell office:value-type="float" office:value="149685" calcext:value-type="float">
            <text:p>149685</text:p>
          </table:table-cell>
          <table:table-cell office:value-type="float" office:value="0" calcext:value-type="float">
            <text:p>0</text:p>
          </table:table-cell>
          <table:table-cell office:value-type="float" office:value="891724" calcext:value-type="float">
            <text:p>891724</text:p>
          </table:table-cell>
          <table:table-cell office:value-type="float" office:value="82017" calcext:value-type="float">
            <text:p>82017</text:p>
          </table:table-cell>
          <table:table-cell office:value-type="string" calcext:value-type="string">
            <text:p>Your title is my new catchphrase!</text:p>
          </table:table-cell>
          <table:table-cell/>
        </table:table-row>
        <table:table-row table:style-name="ro1">
          <table:table-cell office:value-type="float" office:value="197885" calcext:value-type="float">
            <text:p>197885</text:p>
          </table:table-cell>
          <table:table-cell office:value-type="float" office:value="0" calcext:value-type="float">
            <text:p>0</text:p>
          </table:table-cell>
          <table:table-cell office:value-type="float" office:value="1025015" calcext:value-type="float">
            <text:p>1025015</text:p>
          </table:table-cell>
          <table:table-cell office:value-type="float" office:value="309158" calcext:value-type="float">
            <text:p>309158</text:p>
          </table:table-cell>
          <table:table-cell office:value-type="string" calcext:value-type="string">
            <text:p>you can visit it at any time combine it with ur mussorie trip</text:p>
          </table:table-cell>
          <table:table-cell/>
        </table:table-row>
        <table:table-row table:style-name="ro1">
          <table:table-cell office:value-type="float" office:value="198924" calcext:value-type="float">
            <text:p>198924</text:p>
          </table:table-cell>
          <table:table-cell office:value-type="float" office:value="0" calcext:value-type="float">
            <text:p>0</text:p>
          </table:table-cell>
          <table:table-cell office:value-type="float" office:value="1031667" calcext:value-type="float">
            <text:p>1031667</text:p>
          </table:table-cell>
          <table:table-cell office:value-type="float" office:value="49481" calcext:value-type="float">
            <text:p>49481</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91017" calcext:value-type="float">
            <text:p>291017</text:p>
          </table:table-cell>
          <table:table-cell office:value-type="float" office:value="1118435" calcext:value-type="float">
            <text:p>1118435</text:p>
          </table:table-cell>
          <table:table-cell office:value-type="float" office:value="0" calcext:value-type="float">
            <text:p>0</text:p>
          </table:table-cell>
          <table:table-cell office:value-type="float" office:value="468228" calcext:value-type="float">
            <text:p>468228</text:p>
          </table:table-cell>
          <table:table-cell office:value-type="string" calcext:value-type="string">
            <text:p>[[@1]]</text:p>
          </table:table-cell>
          <table:table-cell/>
        </table:table-row>
        <table:table-row table:style-name="ro1">
          <table:table-cell office:value-type="float" office:value="300092" calcext:value-type="float">
            <text:p>300092</text:p>
          </table:table-cell>
          <table:table-cell office:value-type="float" office:value="0" calcext:value-type="float">
            <text:p>0</text:p>
          </table:table-cell>
          <table:table-cell office:value-type="float" office:value="1584861" calcext:value-type="float">
            <text:p>1584861</text:p>
          </table:table-cell>
          <table:table-cell office:value-type="float" office:value="488313" calcext:value-type="float">
            <text:p>488313</text:p>
          </table:table-cell>
          <table:table-cell office:value-type="string" calcext:value-type="string">
            <text:p>Good work bro ???</text:p>
          </table:table-cell>
          <table:table-cell/>
        </table:table-row>
        <table:table-row table:style-name="ro1">
          <table:table-cell office:value-type="float" office:value="381797" calcext:value-type="float">
            <text:p>381797</text:p>
          </table:table-cell>
          <table:table-cell office:value-type="float" office:value="0" calcext:value-type="float">
            <text:p>0</text:p>
          </table:table-cell>
          <table:table-cell office:value-type="float" office:value="695807" calcext:value-type="float">
            <text:p>695807</text:p>
          </table:table-cell>
          <table:table-cell office:value-type="float" office:value="207500" calcext:value-type="float">
            <text:p>207500</text:p>
          </table:table-cell>
          <table:table-cell office:value-type="string" calcext:value-type="string">
            <text:p>[[@39959]] if you will get up early you wil get many advantages one of them you are seeing.</text:p>
          </table:table-cell>
          <table:table-cell/>
        </table:table-row>
        <table:table-row table:style-name="ro1">
          <table:table-cell office:value-type="float" office:value="91063" calcext:value-type="float">
            <text:p>91063</text:p>
          </table:table-cell>
          <table:table-cell office:value-type="float" office:value="0" calcext:value-type="float">
            <text:p>0</text:p>
          </table:table-cell>
          <table:table-cell office:value-type="float" office:value="755707" calcext:value-type="float">
            <text:p>755707</text:p>
          </table:table-cell>
          <table:table-cell office:value-type="float" office:value="79065" calcext:value-type="float">
            <text:p>79065</text:p>
          </table:table-cell>
          <table:table-cell office:value-type="string" calcext:value-type="string">
            <text:p>i love your trails,Where to next? </text:p>
          </table:table-cell>
          <table:table-cell/>
        </table:table-row>
        <table:table-row table:style-name="ro1">
          <table:table-cell office:value-type="float" office:value="93253" calcext:value-type="float">
            <text:p>93253</text:p>
          </table:table-cell>
          <table:table-cell office:value-type="float" office:value="0" calcext:value-type="float">
            <text:p>0</text:p>
          </table:table-cell>
          <table:table-cell office:value-type="float" office:value="748668" calcext:value-type="float">
            <text:p>748668</text:p>
          </table:table-cell>
          <table:table-cell office:value-type="float" office:value="83289" calcext:value-type="float">
            <text:p>8328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3">
          <table:table-cell office:value-type="float" office:value="96720" calcext:value-type="float">
            <text:p>96720</text:p>
          </table:table-cell>
          <table:table-cell office:value-type="float" office:value="0" calcext:value-type="float">
            <text:p>0</text:p>
          </table:table-cell>
          <table:table-cell office:value-type="float" office:value="766097" calcext:value-type="float">
            <text:p>766097</text:p>
          </table:table-cell>
          <table:table-cell office:value-type="float" office:value="227708" calcext:value-type="float">
            <text:p>227708</text:p>
          </table:table-cell>
          <table:table-cell office:value-type="string" calcext:value-type="string">
            <text:p>[[@87459]] details are available</text:p>
            <text:p>Hope you will love the place</text:p>
            <text:p>Thanks for appreciation?</text:p>
          </table:table-cell>
          <table:table-cell/>
        </table:table-row>
        <table:table-row table:style-name="ro1">
          <table:table-cell office:value-type="float" office:value="109223" calcext:value-type="float">
            <text:p>109223</text:p>
          </table:table-cell>
          <table:table-cell office:value-type="float" office:value="0" calcext:value-type="float">
            <text:p>0</text:p>
          </table:table-cell>
          <table:table-cell office:value-type="float" office:value="796793" calcext:value-type="float">
            <text:p>796793</text:p>
          </table:table-cell>
          <table:table-cell office:value-type="float" office:value="237153" calcext:value-type="float">
            <text:p>237153</text:p>
          </table:table-cell>
          <table:table-cell office:value-type="string" calcext:value-type="string">
            <text:p>[[@87312]] Its a thunderstrom</text:p>
          </table:table-cell>
          <table:table-cell/>
        </table:table-row>
        <table:table-row table:style-name="ro1">
          <table:table-cell office:value-type="float" office:value="262688" calcext:value-type="float">
            <text:p>262688</text:p>
          </table:table-cell>
          <table:table-cell office:value-type="float" office:value="0" calcext:value-type="float">
            <text:p>0</text:p>
          </table:table-cell>
          <table:table-cell office:value-type="float" office:value="1365538" calcext:value-type="float">
            <text:p>1365538</text:p>
          </table:table-cell>
          <table:table-cell office:value-type="float" office:value="418730" calcext:value-type="float">
            <text:p>418730</text:p>
          </table:table-cell>
          <table:table-cell office:value-type="string" calcext:value-type="string">
            <text:p>[[@20153]] <text:s/>my normal camera phone samsung galaxy J7 Max</text:p>
          </table:table-cell>
          <table:table-cell/>
        </table:table-row>
        <table:table-row table:style-name="ro1">
          <table:table-cell office:value-type="float" office:value="268885" calcext:value-type="float">
            <text:p>268885</text:p>
          </table:table-cell>
          <table:table-cell office:value-type="float" office:value="0" calcext:value-type="float">
            <text:p>0</text:p>
          </table:table-cell>
          <table:table-cell office:value-type="float" office:value="1402825" calcext:value-type="float">
            <text:p>1402825</text:p>
          </table:table-cell>
          <table:table-cell office:value-type="float" office:value="18493" calcext:value-type="float">
            <text:p>18493</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30142" calcext:value-type="float">
            <text:p>330142</text:p>
          </table:table-cell>
          <table:table-cell office:value-type="float" office:value="0" calcext:value-type="float">
            <text:p>0</text:p>
          </table:table-cell>
          <table:table-cell office:value-type="float" office:value="1765999" calcext:value-type="float">
            <text:p>1765999</text:p>
          </table:table-cell>
          <table:table-cell office:value-type="float" office:value="545669" calcext:value-type="float">
            <text:p>545669</text:p>
          </table:table-cell>
          <table:table-cell office:value-type="string" calcext:value-type="string">
            <text:p>Full power timez awsom ???✌</text:p>
          </table:table-cell>
          <table:table-cell/>
        </table:table-row>
        <table:table-row table:style-name="ro1">
          <table:table-cell office:value-type="float" office:value="388748" calcext:value-type="float">
            <text:p>388748</text:p>
          </table:table-cell>
          <table:table-cell office:value-type="float" office:value="0" calcext:value-type="float">
            <text:p>0</text:p>
          </table:table-cell>
          <table:table-cell office:value-type="float" office:value="2277469" calcext:value-type="float">
            <text:p>2277469</text:p>
          </table:table-cell>
          <table:table-cell office:value-type="float" office:value="694642" calcext:value-type="float">
            <text:p>694642</text:p>
          </table:table-cell>
          <table:table-cell office:value-type="string" calcext:value-type="string">
            <text:p>Lol!</text:p>
          </table:table-cell>
          <table:table-cell/>
        </table:table-row>
        <table:table-row table:style-name="ro1">
          <table:table-cell office:value-type="float" office:value="52172" calcext:value-type="float">
            <text:p>52172</text:p>
          </table:table-cell>
          <table:table-cell office:value-type="float" office:value="0" calcext:value-type="float">
            <text:p>0</text:p>
          </table:table-cell>
          <table:table-cell office:value-type="float" office:value="661410" calcext:value-type="float">
            <text:p>661410</text:p>
          </table:table-cell>
          <table:table-cell office:value-type="float" office:value="197537" calcext:value-type="float">
            <text:p>197537</text:p>
          </table:table-cell>
          <table:table-cell office:value-type="string" calcext:value-type="string">
            <text:p>More on the way,recent content straight from Himachal in Feb 2018.?</text:p>
          </table:table-cell>
          <table:table-cell/>
        </table:table-row>
        <table:table-row table:style-name="ro1">
          <table:table-cell office:value-type="float" office:value="92465" calcext:value-type="float">
            <text:p>92465</text:p>
          </table:table-cell>
          <table:table-cell office:value-type="float" office:value="0" calcext:value-type="float">
            <text:p>0</text:p>
          </table:table-cell>
          <table:table-cell office:value-type="float" office:value="759715" calcext:value-type="float">
            <text:p>759715</text:p>
          </table:table-cell>
          <table:table-cell office:value-type="float" office:value="87829" calcext:value-type="float">
            <text:p>87829</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33690" calcext:value-type="float">
            <text:p>133690</text:p>
          </table:table-cell>
          <table:table-cell office:value-type="float" office:value="0" calcext:value-type="float">
            <text:p>0</text:p>
          </table:table-cell>
          <table:table-cell office:value-type="float" office:value="848747" calcext:value-type="float">
            <text:p>848747</text:p>
          </table:table-cell>
          <table:table-cell office:value-type="float" office:value="253197" calcext:value-type="float">
            <text:p>253197</text:p>
          </table:table-cell>
          <table:table-cell office:value-type="string" calcext:value-type="string">
            <text:p>[[@87396]] <text:s/>in future for sure. <text:s/>Stay tuned for future updates ?</text:p>
          </table:table-cell>
          <table:table-cell/>
        </table:table-row>
        <table:table-row table:style-name="ro1">
          <table:table-cell office:value-type="float" office:value="164187" calcext:value-type="float">
            <text:p>164187</text:p>
          </table:table-cell>
          <table:table-cell office:value-type="float" office:value="0" calcext:value-type="float">
            <text:p>0</text:p>
          </table:table-cell>
          <table:table-cell office:value-type="float" office:value="577321" calcext:value-type="float">
            <text:p>577321</text:p>
          </table:table-cell>
          <table:table-cell office:value-type="float" office:value="76441" calcext:value-type="float">
            <text:p>76441</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98300" calcext:value-type="float">
            <text:p>198300</text:p>
          </table:table-cell>
          <table:table-cell office:value-type="float" office:value="0" calcext:value-type="float">
            <text:p>0</text:p>
          </table:table-cell>
          <table:table-cell office:value-type="float" office:value="1029703" calcext:value-type="float">
            <text:p>1029703</text:p>
          </table:table-cell>
          <table:table-cell office:value-type="float" office:value="83187" calcext:value-type="float">
            <text:p>83187</text:p>
          </table:table-cell>
          <table:table-cell office:value-type="string" calcext:value-type="string">
            <text:p>Mast ekdum</text:p>
          </table:table-cell>
          <table:table-cell/>
        </table:table-row>
        <table:table-row table:style-name="ro1">
          <table:table-cell office:value-type="float" office:value="232636" calcext:value-type="float">
            <text:p>232636</text:p>
          </table:table-cell>
          <table:table-cell office:value-type="float" office:value="0" calcext:value-type="float">
            <text:p>0</text:p>
          </table:table-cell>
          <table:table-cell office:value-type="float" office:value="1181077" calcext:value-type="float">
            <text:p>1181077</text:p>
          </table:table-cell>
          <table:table-cell office:value-type="float" office:value="41381" calcext:value-type="float">
            <text:p>41381</text:p>
          </table:table-cell>
          <table:table-cell office:value-type="string" calcext:value-type="string">
            <text:p>Loved your trail, keep pushing! <text:s/>??</text:p>
          </table:table-cell>
          <table:table-cell/>
        </table:table-row>
        <table:table-row table:style-name="ro1">
          <table:table-cell office:value-type="float" office:value="251522" calcext:value-type="float">
            <text:p>251522</text:p>
          </table:table-cell>
          <table:table-cell office:value-type="float" office:value="48673" calcext:value-type="float">
            <text:p>48673</text:p>
          </table:table-cell>
          <table:table-cell office:value-type="float" office:value="0" calcext:value-type="float">
            <text:p>0</text:p>
          </table:table-cell>
          <table:table-cell office:value-type="float" office:value="383190" calcext:value-type="float">
            <text:p>383190</text:p>
          </table:table-cell>
          <table:table-cell office:value-type="string" calcext:value-type="string">
            <text:p>Mesmerizing</text:p>
          </table:table-cell>
          <table:table-cell/>
        </table:table-row>
        <table:table-row table:style-name="ro1">
          <table:table-cell office:value-type="float" office:value="305719" calcext:value-type="float">
            <text:p>305719</text:p>
          </table:table-cell>
          <table:table-cell office:value-type="float" office:value="0" calcext:value-type="float">
            <text:p>0</text:p>
          </table:table-cell>
          <table:table-cell office:value-type="float" office:value="1616714" calcext:value-type="float">
            <text:p>1616714</text:p>
          </table:table-cell>
          <table:table-cell office:value-type="float" office:value="41400" calcext:value-type="float">
            <text:p>41400</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07027" calcext:value-type="float">
            <text:p>307027</text:p>
          </table:table-cell>
          <table:table-cell office:value-type="float" office:value="0" calcext:value-type="float">
            <text:p>0</text:p>
          </table:table-cell>
          <table:table-cell office:value-type="float" office:value="1624095" calcext:value-type="float">
            <text:p>1624095</text:p>
          </table:table-cell>
          <table:table-cell office:value-type="float" office:value="500418" calcext:value-type="float">
            <text:p>500418</text:p>
          </table:table-cell>
          <table:table-cell office:value-type="string" calcext:value-type="string">
            <text:p>[[@79073]] u should its a lovely place to visit with low budget.</text:p>
          </table:table-cell>
          <table:table-cell/>
        </table:table-row>
        <table:table-row table:style-name="ro1">
          <table:table-cell office:value-type="float" office:value="311029" calcext:value-type="float">
            <text:p>311029</text:p>
          </table:table-cell>
          <table:table-cell office:value-type="float" office:value="0" calcext:value-type="float">
            <text:p>0</text:p>
          </table:table-cell>
          <table:table-cell office:value-type="float" office:value="1174721" calcext:value-type="float">
            <text:p>1174721</text:p>
          </table:table-cell>
          <table:table-cell office:value-type="float" office:value="332895" calcext:value-type="float">
            <text:p>332895</text:p>
          </table:table-cell>
          <table:table-cell office:value-type="string" calcext:value-type="string">
            <text:p>[[@1]] l</text:p>
          </table:table-cell>
          <table:table-cell/>
        </table:table-row>
        <table:table-row table:style-name="ro1">
          <table:table-cell office:value-type="float" office:value="339618" calcext:value-type="float">
            <text:p>339618</text:p>
          </table:table-cell>
          <table:table-cell office:value-type="float" office:value="0" calcext:value-type="float">
            <text:p>0</text:p>
          </table:table-cell>
          <table:table-cell office:value-type="float" office:value="1812717" calcext:value-type="float">
            <text:p>1812717</text:p>
          </table:table-cell>
          <table:table-cell office:value-type="float" office:value="45149" calcext:value-type="float">
            <text:p>45149</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461170" calcext:value-type="float">
            <text:p>461170</text:p>
          </table:table-cell>
          <table:table-cell office:value-type="float" office:value="0" calcext:value-type="float">
            <text:p>0</text:p>
          </table:table-cell>
          <table:table-cell office:value-type="float" office:value="2311854" calcext:value-type="float">
            <text:p>2311854</text:p>
          </table:table-cell>
          <table:table-cell office:value-type="float" office:value="1924221" calcext:value-type="float">
            <text:p>1924221</text:p>
          </table:table-cell>
          <table:table-cell office:value-type="string" calcext:value-type="string">
            <text:p>Nice pik haap , ka sweet</text:p>
          </table:table-cell>
          <table:table-cell/>
        </table:table-row>
        <table:table-row table:style-name="ro1">
          <table:table-cell office:value-type="float" office:value="6599" calcext:value-type="float">
            <text:p>6599</text:p>
          </table:table-cell>
          <table:table-cell office:value-type="float" office:value="0" calcext:value-type="float">
            <text:p>0</text:p>
          </table:table-cell>
          <table:table-cell office:value-type="float" office:value="179936" calcext:value-type="float">
            <text:p>179936</text:p>
          </table:table-cell>
          <table:table-cell office:value-type="float" office:value="46030" calcext:value-type="float">
            <text:p>46030</text:p>
          </table:table-cell>
          <table:table-cell office:value-type="string" calcext:value-type="string">
            <text:p>[[@1]]</text:p>
          </table:table-cell>
          <table:table-cell/>
        </table:table-row>
        <table:table-row table:style-name="ro1">
          <table:table-cell office:value-type="float" office:value="27442" calcext:value-type="float">
            <text:p>27442</text:p>
          </table:table-cell>
          <table:table-cell office:value-type="float" office:value="0" calcext:value-type="float">
            <text:p>0</text:p>
          </table:table-cell>
          <table:table-cell office:value-type="float" office:value="605457" calcext:value-type="float">
            <text:p>605457</text:p>
          </table:table-cell>
          <table:table-cell office:value-type="float" office:value="87303" calcext:value-type="float">
            <text:p>87303</text:p>
          </table:table-cell>
          <table:table-cell office:value-type="string" calcext:value-type="string">
            <text:p>you have travelled so much, i'm waiting to hear more stories</text:p>
          </table:table-cell>
          <table:table-cell/>
        </table:table-row>
        <table:table-row table:style-name="ro1">
          <table:table-cell office:value-type="float" office:value="28947" calcext:value-type="float">
            <text:p>28947</text:p>
          </table:table-cell>
          <table:table-cell office:value-type="float" office:value="0" calcext:value-type="float">
            <text:p>0</text:p>
          </table:table-cell>
          <table:table-cell office:value-type="float" office:value="609615" calcext:value-type="float">
            <text:p>609615</text:p>
          </table:table-cell>
          <table:table-cell office:value-type="float" office:value="85761" calcext:value-type="float">
            <text:p>85761</text:p>
          </table:table-cell>
          <table:table-cell office:value-type="string" calcext:value-type="string">
            <text:p>Looks amazing ??</text:p>
          </table:table-cell>
          <table:table-cell/>
        </table:table-row>
        <table:table-row table:style-name="ro1">
          <table:table-cell office:value-type="float" office:value="57589" calcext:value-type="float">
            <text:p>57589</text:p>
          </table:table-cell>
          <table:table-cell office:value-type="float" office:value="0" calcext:value-type="float">
            <text:p>0</text:p>
          </table:table-cell>
          <table:table-cell office:value-type="float" office:value="673011" calcext:value-type="float">
            <text:p>673011</text:p>
          </table:table-cell>
          <table:table-cell office:value-type="float" office:value="84813" calcext:value-type="float">
            <text:p>84813</text:p>
          </table:table-cell>
          <table:table-cell office:value-type="string" calcext:value-type="string">
            <text:p>awesme post </text:p>
          </table:table-cell>
          <table:table-cell/>
        </table:table-row>
        <table:table-row table:style-name="ro1">
          <table:table-cell office:value-type="float" office:value="64751" calcext:value-type="float">
            <text:p>64751</text:p>
          </table:table-cell>
          <table:table-cell office:value-type="float" office:value="0" calcext:value-type="float">
            <text:p>0</text:p>
          </table:table-cell>
          <table:table-cell office:value-type="float" office:value="688348" calcext:value-type="float">
            <text:p>688348</text:p>
          </table:table-cell>
          <table:table-cell office:value-type="float" office:value="78385" calcext:value-type="float">
            <text:p>78385</text:p>
          </table:table-cell>
          <table:table-cell office:value-type="string" calcext:value-type="string">
            <text:p>Sahi banaya he !!</text:p>
          </table:table-cell>
          <table:table-cell/>
        </table:table-row>
        <table:table-row table:style-name="ro1">
          <table:table-cell office:value-type="float" office:value="120425" calcext:value-type="float">
            <text:p>120425</text:p>
          </table:table-cell>
          <table:table-cell office:value-type="float" office:value="0" calcext:value-type="float">
            <text:p>0</text:p>
          </table:table-cell>
          <table:table-cell office:value-type="float" office:value="70841" calcext:value-type="float">
            <text:p>70841</text:p>
          </table:table-cell>
          <table:table-cell office:value-type="float" office:value="79743" calcext:value-type="float">
            <text:p>79743</text:p>
          </table:table-cell>
          <table:table-cell office:value-type="string" calcext:value-type="string">
            <text:p>Lage Raho Launde! Mast kaam kar rahe ho</text:p>
          </table:table-cell>
          <table:table-cell/>
        </table:table-row>
        <table:table-row table:style-name="ro1">
          <table:table-cell office:value-type="float" office:value="281224" calcext:value-type="float">
            <text:p>281224</text:p>
          </table:table-cell>
          <table:table-cell office:value-type="float" office:value="0" calcext:value-type="float">
            <text:p>0</text:p>
          </table:table-cell>
          <table:table-cell office:value-type="float" office:value="1476085" calcext:value-type="float">
            <text:p>1476085</text:p>
          </table:table-cell>
          <table:table-cell office:value-type="float" office:value="453919" calcext:value-type="float">
            <text:p>453919</text:p>
          </table:table-cell>
          <table:table-cell office:value-type="string" calcext:value-type="string">
            <text:p>[[@83626]] soon it will be uploaded</text:p>
          </table:table-cell>
          <table:table-cell/>
        </table:table-row>
        <table:table-row table:style-name="ro1">
          <table:table-cell office:value-type="float" office:value="317437" calcext:value-type="float">
            <text:p>317437</text:p>
          </table:table-cell>
          <table:table-cell office:value-type="float" office:value="0" calcext:value-type="float">
            <text:p>0</text:p>
          </table:table-cell>
          <table:table-cell office:value-type="float" office:value="1687319" calcext:value-type="float">
            <text:p>1687319</text:p>
          </table:table-cell>
          <table:table-cell office:value-type="float" office:value="39590" calcext:value-type="float">
            <text:p>39590</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23049" calcext:value-type="float">
            <text:p>323049</text:p>
          </table:table-cell>
          <table:table-cell office:value-type="float" office:value="0" calcext:value-type="float">
            <text:p>0</text:p>
          </table:table-cell>
          <table:table-cell office:value-type="float" office:value="1725039" calcext:value-type="float">
            <text:p>1725039</text:p>
          </table:table-cell>
          <table:table-cell office:value-type="float" office:value="87403" calcext:value-type="float">
            <text:p>87403</text:p>
          </table:table-cell>
          <table:table-cell office:value-type="string" calcext:value-type="string">
            <text:p>aapke pass shabdo ko istemal karne ki kala hai</text:p>
          </table:table-cell>
          <table:table-cell/>
        </table:table-row>
        <table:table-row table:style-name="ro1">
          <table:table-cell office:value-type="float" office:value="331098" calcext:value-type="float">
            <text:p>331098</text:p>
          </table:table-cell>
          <table:table-cell office:value-type="float" office:value="0" calcext:value-type="float">
            <text:p>0</text:p>
          </table:table-cell>
          <table:table-cell office:value-type="float" office:value="1771019" calcext:value-type="float">
            <text:p>1771019</text:p>
          </table:table-cell>
          <table:table-cell office:value-type="float" office:value="84377" calcext:value-type="float">
            <text:p>84377</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426934" calcext:value-type="float">
            <text:p>426934</text:p>
          </table:table-cell>
          <table:table-cell office:value-type="float" office:value="0" calcext:value-type="float">
            <text:p>0</text:p>
          </table:table-cell>
          <table:table-cell office:value-type="float" office:value="65896" calcext:value-type="float">
            <text:p>65896</text:p>
          </table:table-cell>
          <table:table-cell office:value-type="float" office:value="41829" calcext:value-type="float">
            <text:p>41829</text:p>
          </table:table-cell>
          <table:table-cell office:value-type="string" calcext:value-type="string">
            <text:p>nice post</text:p>
          </table:table-cell>
          <table:table-cell/>
        </table:table-row>
        <table:table-row table:style-name="ro1">
          <table:table-cell office:value-type="float" office:value="722" calcext:value-type="float">
            <text:p>722</text:p>
          </table:table-cell>
          <table:table-cell office:value-type="float" office:value="1677" calcext:value-type="float">
            <text:p>1677</text:p>
          </table:table-cell>
          <table:table-cell office:value-type="float" office:value="0" calcext:value-type="float">
            <text:p>0</text:p>
          </table:table-cell>
          <table:table-cell office:value-type="float" office:value="31" calcext:value-type="float">
            <text:p>31</text:p>
          </table:table-cell>
          <table:table-cell office:value-type="string" calcext:value-type="string">
            <text:p>looking good :P</text:p>
          </table:table-cell>
          <table:table-cell/>
        </table:table-row>
        <table:table-row table:style-name="ro1">
          <table:table-cell office:value-type="float" office:value="11699" calcext:value-type="float">
            <text:p>11699</text:p>
          </table:table-cell>
          <table:table-cell office:value-type="float" office:value="129328" calcext:value-type="float">
            <text:p>129328</text:p>
          </table:table-cell>
          <table:table-cell office:value-type="float" office:value="0" calcext:value-type="float">
            <text:p>0</text:p>
          </table:table-cell>
          <table:table-cell office:value-type="float" office:value="128597" calcext:value-type="float">
            <text:p>128597</text:p>
          </table:table-cell>
          <table:table-cell office:value-type="string" calcext:value-type="string">
            <text:p>Sukhna lake Beauty of Chandigarh</text:p>
          </table:table-cell>
          <table:table-cell/>
        </table:table-row>
        <table:table-row table:style-name="ro1">
          <table:table-cell office:value-type="float" office:value="95733" calcext:value-type="float">
            <text:p>95733</text:p>
          </table:table-cell>
          <table:table-cell office:value-type="float" office:value="0" calcext:value-type="float">
            <text:p>0</text:p>
          </table:table-cell>
          <table:table-cell office:value-type="float" office:value="763403" calcext:value-type="float">
            <text:p>763403</text:p>
          </table:table-cell>
          <table:table-cell office:value-type="float" office:value="212996" calcext:value-type="float">
            <text:p>212996</text:p>
          </table:table-cell>
          <table:table-cell office:value-type="string" calcext:value-type="string">
            <text:p>[[@1]]</text:p>
          </table:table-cell>
          <table:table-cell/>
        </table:table-row>
        <table:table-row table:style-name="ro1">
          <table:table-cell office:value-type="float" office:value="157811" calcext:value-type="float">
            <text:p>157811</text:p>
          </table:table-cell>
          <table:table-cell office:value-type="float" office:value="0" calcext:value-type="float">
            <text:p>0</text:p>
          </table:table-cell>
          <table:table-cell office:value-type="float" office:value="910958" calcext:value-type="float">
            <text:p>910958</text:p>
          </table:table-cell>
          <table:table-cell office:value-type="float" office:value="81209" calcext:value-type="float">
            <text:p>81209</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77205" calcext:value-type="float">
            <text:p>177205</text:p>
          </table:table-cell>
          <table:table-cell office:value-type="float" office:value="295468" calcext:value-type="float">
            <text:p>295468</text:p>
          </table:table-cell>
          <table:table-cell office:value-type="float" office:value="0" calcext:value-type="float">
            <text:p>0</text:p>
          </table:table-cell>
          <table:table-cell office:value-type="float" office:value="291448" calcext:value-type="float">
            <text:p>291448</text:p>
          </table:table-cell>
          <table:table-cell office:value-type="string" calcext:value-type="string">
            <text:p>You still in Darjeeling?</text:p>
          </table:table-cell>
          <table:table-cell/>
        </table:table-row>
        <table:table-row table:style-name="ro1">
          <table:table-cell office:value-type="float" office:value="224900" calcext:value-type="float">
            <text:p>224900</text:p>
          </table:table-cell>
          <table:table-cell office:value-type="float" office:value="0" calcext:value-type="float">
            <text:p>0</text:p>
          </table:table-cell>
          <table:table-cell office:value-type="float" office:value="1158317" calcext:value-type="float">
            <text:p>1158317</text:p>
          </table:table-cell>
          <table:table-cell office:value-type="float" office:value="43656" calcext:value-type="float">
            <text:p>43656</text:p>
          </table:table-cell>
          <table:table-cell office:value-type="string" calcext:value-type="string">
            <text:p>Loved your trail ❤️</text:p>
          </table:table-cell>
          <table:table-cell/>
        </table:table-row>
        <table:table-row table:style-name="ro1">
          <table:table-cell office:value-type="float" office:value="231619" calcext:value-type="float">
            <text:p>231619</text:p>
          </table:table-cell>
          <table:table-cell office:value-type="float" office:value="0" calcext:value-type="float">
            <text:p>0</text:p>
          </table:table-cell>
          <table:table-cell office:value-type="float" office:value="1178542" calcext:value-type="float">
            <text:p>1178542</text:p>
          </table:table-cell>
          <table:table-cell office:value-type="float" office:value="52377" calcext:value-type="float">
            <text:p>52377</text:p>
          </table:table-cell>
          <table:table-cell office:value-type="string" calcext:value-type="string">
            <text:p>Sahi khel gaye tum toh</text:p>
          </table:table-cell>
          <table:table-cell/>
        </table:table-row>
        <table:table-row table:style-name="ro1">
          <table:table-cell office:value-type="float" office:value="240551" calcext:value-type="float">
            <text:p>240551</text:p>
          </table:table-cell>
          <table:table-cell office:value-type="float" office:value="0" calcext:value-type="float">
            <text:p>0</text:p>
          </table:table-cell>
          <table:table-cell office:value-type="float" office:value="1201204" calcext:value-type="float">
            <text:p>1201204</text:p>
          </table:table-cell>
          <table:table-cell office:value-type="float" office:value="87839" calcext:value-type="float">
            <text:p>87839</text:p>
          </table:table-cell>
          <table:table-cell office:value-type="string" calcext:value-type="string">
            <text:p>Atti Sundar!</text:p>
          </table:table-cell>
          <table:table-cell/>
        </table:table-row>
        <table:table-row table:style-name="ro1">
          <table:table-cell office:value-type="float" office:value="242488" calcext:value-type="float">
            <text:p>242488</text:p>
          </table:table-cell>
          <table:table-cell office:value-type="float" office:value="0" calcext:value-type="float">
            <text:p>0</text:p>
          </table:table-cell>
          <table:table-cell office:value-type="float" office:value="1213839" calcext:value-type="float">
            <text:p>1213839</text:p>
          </table:table-cell>
          <table:table-cell office:value-type="float" office:value="45614" calcext:value-type="float">
            <text:p>45614</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51007" calcext:value-type="float">
            <text:p>251007</text:p>
          </table:table-cell>
          <table:table-cell office:value-type="float" office:value="0" calcext:value-type="float">
            <text:p>0</text:p>
          </table:table-cell>
          <table:table-cell office:value-type="float" office:value="1277998" calcext:value-type="float">
            <text:p>1277998</text:p>
          </table:table-cell>
          <table:table-cell office:value-type="float" office:value="49341" calcext:value-type="float">
            <text:p>49341</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52043" calcext:value-type="float">
            <text:p>252043</text:p>
          </table:table-cell>
          <table:table-cell office:value-type="float" office:value="0" calcext:value-type="float">
            <text:p>0</text:p>
          </table:table-cell>
          <table:table-cell office:value-type="float" office:value="1174691" calcext:value-type="float">
            <text:p>1174691</text:p>
          </table:table-cell>
          <table:table-cell office:value-type="float" office:value="83048" calcext:value-type="float">
            <text:p>83048</text:p>
          </table:table-cell>
          <table:table-cell office:value-type="string" calcext:value-type="string">
            <text:p>Tum ho bemissal, kya trail hai ekdum</text:p>
          </table:table-cell>
          <table:table-cell/>
        </table:table-row>
        <table:table-row table:style-name="ro1">
          <table:table-cell office:value-type="float" office:value="324060" calcext:value-type="float">
            <text:p>324060</text:p>
          </table:table-cell>
          <table:table-cell office:value-type="float" office:value="0" calcext:value-type="float">
            <text:p>0</text:p>
          </table:table-cell>
          <table:table-cell office:value-type="float" office:value="1730314" calcext:value-type="float">
            <text:p>1730314</text:p>
          </table:table-cell>
          <table:table-cell office:value-type="float" office:value="76384" calcext:value-type="float">
            <text:p>76384</text:p>
          </table:table-cell>
          <table:table-cell office:value-type="string" calcext:value-type="string">
            <text:p>this is so pretty! </text:p>
          </table:table-cell>
          <table:table-cell/>
        </table:table-row>
        <table:table-row table:style-name="ro1">
          <table:table-cell office:value-type="float" office:value="352460" calcext:value-type="float">
            <text:p>352460</text:p>
          </table:table-cell>
          <table:table-cell office:value-type="float" office:value="0" calcext:value-type="float">
            <text:p>0</text:p>
          </table:table-cell>
          <table:table-cell office:value-type="float" office:value="1907090" calcext:value-type="float">
            <text:p>1907090</text:p>
          </table:table-cell>
          <table:table-cell office:value-type="float" office:value="590936" calcext:value-type="float">
            <text:p>590936</text:p>
          </table:table-cell>
          <table:table-cell office:value-type="string" calcext:value-type="string">
            <text:p>????</text:p>
          </table:table-cell>
          <table:table-cell/>
        </table:table-row>
        <table:table-row table:style-name="ro1">
          <table:table-cell office:value-type="float" office:value="379531" calcext:value-type="float">
            <text:p>379531</text:p>
          </table:table-cell>
          <table:table-cell office:value-type="float" office:value="0" calcext:value-type="float">
            <text:p>0</text:p>
          </table:table-cell>
          <table:table-cell office:value-type="float" office:value="2217146" calcext:value-type="float">
            <text:p>2217146</text:p>
          </table:table-cell>
          <table:table-cell office:value-type="float" office:value="753650" calcext:value-type="float">
            <text:p>753650</text:p>
          </table:table-cell>
          <table:table-cell office:value-type="string" calcext:value-type="string">
            <text:p>Loose motion tablets?</text:p>
          </table:table-cell>
          <table:table-cell/>
        </table:table-row>
        <table:table-row table:style-name="ro1">
          <table:table-cell office:value-type="float" office:value="428706" calcext:value-type="float">
            <text:p>428706</text:p>
          </table:table-cell>
          <table:table-cell office:value-type="float" office:value="0" calcext:value-type="float">
            <text:p>0</text:p>
          </table:table-cell>
          <table:table-cell office:value-type="float" office:value="2362303" calcext:value-type="float">
            <text:p>2362303</text:p>
          </table:table-cell>
          <table:table-cell office:value-type="float" office:value="19114" calcext:value-type="float">
            <text:p>19114</text:p>
          </table:table-cell>
          <table:table-cell office:value-type="string" calcext:value-type="string">
            <text:p>cool</text:p>
          </table:table-cell>
          <table:table-cell/>
        </table:table-row>
        <table:table-row table:style-name="ro1">
          <table:table-cell office:value-type="float" office:value="31696" calcext:value-type="float">
            <text:p>31696</text:p>
          </table:table-cell>
          <table:table-cell office:value-type="float" office:value="0" calcext:value-type="float">
            <text:p>0</text:p>
          </table:table-cell>
          <table:table-cell office:value-type="float" office:value="613126" calcext:value-type="float">
            <text:p>613126</text:p>
          </table:table-cell>
          <table:table-cell office:value-type="float" office:value="77228" calcext:value-type="float">
            <text:p>7722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64745" calcext:value-type="float">
            <text:p>64745</text:p>
          </table:table-cell>
          <table:table-cell office:value-type="float" office:value="0" calcext:value-type="float">
            <text:p>0</text:p>
          </table:table-cell>
          <table:table-cell office:value-type="float" office:value="685163" calcext:value-type="float">
            <text:p>685163</text:p>
          </table:table-cell>
          <table:table-cell office:value-type="float" office:value="88008" calcext:value-type="float">
            <text:p>88008</text:p>
          </table:table-cell>
          <table:table-cell office:value-type="string" calcext:value-type="string">
            <text:p>The content and the images don't sit well with one another!</text:p>
          </table:table-cell>
          <table:table-cell/>
        </table:table-row>
        <table:table-row table:style-name="ro1">
          <table:table-cell office:value-type="float" office:value="101890" calcext:value-type="float">
            <text:p>101890</text:p>
          </table:table-cell>
          <table:table-cell office:value-type="float" office:value="0" calcext:value-type="float">
            <text:p>0</text:p>
          </table:table-cell>
          <table:table-cell office:value-type="float" office:value="781305" calcext:value-type="float">
            <text:p>781305</text:p>
          </table:table-cell>
          <table:table-cell office:value-type="float" office:value="49366" calcext:value-type="float">
            <text:p>49366</text:p>
          </table:table-cell>
          <table:table-cell office:value-type="string" calcext:value-type="string">
            <text:p>I love the wordplay in your title!</text:p>
          </table:table-cell>
          <table:table-cell/>
        </table:table-row>
        <table:table-row table:style-name="ro1">
          <table:table-cell office:value-type="float" office:value="110213" calcext:value-type="float">
            <text:p>110213</text:p>
          </table:table-cell>
          <table:table-cell office:value-type="float" office:value="0" calcext:value-type="float">
            <text:p>0</text:p>
          </table:table-cell>
          <table:table-cell office:value-type="float" office:value="798853" calcext:value-type="float">
            <text:p>798853</text:p>
          </table:table-cell>
          <table:table-cell office:value-type="float" office:value="80853" calcext:value-type="float">
            <text:p>80853</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60750" calcext:value-type="float">
            <text:p>160750</text:p>
          </table:table-cell>
          <table:table-cell office:value-type="float" office:value="0" calcext:value-type="float">
            <text:p>0</text:p>
          </table:table-cell>
          <table:table-cell office:value-type="float" office:value="918981" calcext:value-type="float">
            <text:p>918981</text:p>
          </table:table-cell>
          <table:table-cell office:value-type="float" office:value="82875" calcext:value-type="float">
            <text:p>82875</text:p>
          </table:table-cell>
          <table:table-cell office:value-type="string" calcext:value-type="string">
            <text:p>This Trail is excellent and it definitely is worthy of more eyes!</text:p>
          </table:table-cell>
          <table:table-cell/>
        </table:table-row>
        <table:table-row table:style-name="ro1">
          <table:table-cell office:value-type="float" office:value="197524" calcext:value-type="float">
            <text:p>197524</text:p>
          </table:table-cell>
          <table:table-cell office:value-type="float" office:value="0" calcext:value-type="float">
            <text:p>0</text:p>
          </table:table-cell>
          <table:table-cell office:value-type="float" office:value="1027020" calcext:value-type="float">
            <text:p>1027020</text:p>
          </table:table-cell>
          <table:table-cell office:value-type="float" office:value="45556" calcext:value-type="float">
            <text:p>45556</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93477" calcext:value-type="float">
            <text:p>293477</text:p>
          </table:table-cell>
          <table:table-cell office:value-type="float" office:value="0" calcext:value-type="float">
            <text:p>0</text:p>
          </table:table-cell>
          <table:table-cell office:value-type="float" office:value="1551553" calcext:value-type="float">
            <text:p>1551553</text:p>
          </table:table-cell>
          <table:table-cell office:value-type="float" office:value="87952" calcext:value-type="float">
            <text:p>87952</text:p>
          </table:table-cell>
          <table:table-cell office:value-type="string" calcext:value-type="string">
            <text:p>The photos are just so cool, what camera do you use?</text:p>
          </table:table-cell>
          <table:table-cell/>
        </table:table-row>
        <table:table-row table:style-name="ro1">
          <table:table-cell office:value-type="float" office:value="321342" calcext:value-type="float">
            <text:p>321342</text:p>
          </table:table-cell>
          <table:table-cell office:value-type="float" office:value="0" calcext:value-type="float">
            <text:p>0</text:p>
          </table:table-cell>
          <table:table-cell office:value-type="float" office:value="1715762" calcext:value-type="float">
            <text:p>1715762</text:p>
          </table:table-cell>
          <table:table-cell office:value-type="float" office:value="87562" calcext:value-type="float">
            <text:p>87562</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27338" calcext:value-type="float">
            <text:p>327338</text:p>
          </table:table-cell>
          <table:table-cell office:value-type="float" office:value="0" calcext:value-type="float">
            <text:p>0</text:p>
          </table:table-cell>
          <table:table-cell office:value-type="float" office:value="1707508" calcext:value-type="float">
            <text:p>1707508</text:p>
          </table:table-cell>
          <table:table-cell office:value-type="float" office:value="17053" calcext:value-type="float">
            <text:p>17053</text:p>
          </table:table-cell>
          <table:table-cell office:value-type="string" calcext:value-type="string">
            <text:p>text</text:p>
          </table:table-cell>
          <table:table-cell/>
        </table:table-row>
        <table:table-row table:style-name="ro1">
          <table:table-cell office:value-type="float" office:value="330596" calcext:value-type="float">
            <text:p>330596</text:p>
          </table:table-cell>
          <table:table-cell office:value-type="float" office:value="0" calcext:value-type="float">
            <text:p>0</text:p>
          </table:table-cell>
          <table:table-cell office:value-type="float" office:value="1768701" calcext:value-type="float">
            <text:p>1768701</text:p>
          </table:table-cell>
          <table:table-cell office:value-type="float" office:value="40802" calcext:value-type="float">
            <text:p>40802</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35246" calcext:value-type="float">
            <text:p>335246</text:p>
          </table:table-cell>
          <table:table-cell office:value-type="float" office:value="1217550" calcext:value-type="float">
            <text:p>1217550</text:p>
          </table:table-cell>
          <table:table-cell office:value-type="float" office:value="0" calcext:value-type="float">
            <text:p>0</text:p>
          </table:table-cell>
          <table:table-cell office:value-type="float" office:value="493453" calcext:value-type="float">
            <text:p>493453</text:p>
          </table:table-cell>
          <table:table-cell office:value-type="string" calcext:value-type="string">
            <text:p>Oh man♥️. Amazing</text:p>
          </table:table-cell>
          <table:table-cell/>
        </table:table-row>
        <table:table-row table:style-name="ro1">
          <table:table-cell office:value-type="float" office:value="416932" calcext:value-type="float">
            <text:p>416932</text:p>
          </table:table-cell>
          <table:table-cell office:value-type="float" office:value="0" calcext:value-type="float">
            <text:p>0</text:p>
          </table:table-cell>
          <table:table-cell office:value-type="float" office:value="2303570" calcext:value-type="float">
            <text:p>2303570</text:p>
          </table:table-cell>
          <table:table-cell office:value-type="float" office:value="15203" calcext:value-type="float">
            <text:p>15203</text:p>
          </table:table-cell>
          <table:table-cell office:value-type="string" calcext:value-type="string">
            <text:p>i'm not a fan of editing</text:p>
          </table:table-cell>
          <table:table-cell/>
        </table:table-row>
        <table:table-row table:style-name="ro1">
          <table:table-cell office:value-type="float" office:value="123640" calcext:value-type="float">
            <text:p>123640</text:p>
          </table:table-cell>
          <table:table-cell office:value-type="float" office:value="0" calcext:value-type="float">
            <text:p>0</text:p>
          </table:table-cell>
          <table:table-cell office:value-type="float" office:value="822663" calcext:value-type="float">
            <text:p>822663</text:p>
          </table:table-cell>
          <table:table-cell office:value-type="float" office:value="83910" calcext:value-type="float">
            <text:p>8391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58300" calcext:value-type="float">
            <text:p>158300</text:p>
          </table:table-cell>
          <table:table-cell office:value-type="float" office:value="0" calcext:value-type="float">
            <text:p>0</text:p>
          </table:table-cell>
          <table:table-cell office:value-type="float" office:value="912253" calcext:value-type="float">
            <text:p>912253</text:p>
          </table:table-cell>
          <table:table-cell office:value-type="float" office:value="79310" calcext:value-type="float">
            <text:p>79310</text:p>
          </table:table-cell>
          <table:table-cell office:value-type="string" calcext:value-type="string">
            <text:p>Dekhne mein mast lag rahi hai yeh jagah</text:p>
          </table:table-cell>
          <table:table-cell/>
        </table:table-row>
        <table:table-row table:style-name="ro1">
          <table:table-cell office:value-type="float" office:value="181380" calcext:value-type="float">
            <text:p>181380</text:p>
          </table:table-cell>
          <table:table-cell office:value-type="float" office:value="0" calcext:value-type="float">
            <text:p>0</text:p>
          </table:table-cell>
          <table:table-cell office:value-type="float" office:value="974331" calcext:value-type="float">
            <text:p>974331</text:p>
          </table:table-cell>
          <table:table-cell office:value-type="float" office:value="77651" calcext:value-type="float">
            <text:p>77651</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82738" calcext:value-type="float">
            <text:p>182738</text:p>
          </table:table-cell>
          <table:table-cell office:value-type="float" office:value="0" calcext:value-type="float">
            <text:p>0</text:p>
          </table:table-cell>
          <table:table-cell office:value-type="float" office:value="53051" calcext:value-type="float">
            <text:p>53051</text:p>
          </table:table-cell>
          <table:table-cell office:value-type="float" office:value="88003" calcext:value-type="float">
            <text:p>88003</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214123" calcext:value-type="float">
            <text:p>214123</text:p>
          </table:table-cell>
          <table:table-cell office:value-type="float" office:value="710804" calcext:value-type="float">
            <text:p>710804</text:p>
          </table:table-cell>
          <table:table-cell office:value-type="float" office:value="0" calcext:value-type="float">
            <text:p>0</text:p>
          </table:table-cell>
          <table:table-cell office:value-type="float" office:value="329023" calcext:value-type="float">
            <text:p>329023</text:p>
          </table:table-cell>
          <table:table-cell office:value-type="string" calcext:value-type="string">
            <text:p>[[@1]] re</text:p>
          </table:table-cell>
          <table:table-cell/>
        </table:table-row>
        <table:table-row table:style-name="ro1">
          <table:table-cell office:value-type="float" office:value="325570" calcext:value-type="float">
            <text:p>325570</text:p>
          </table:table-cell>
          <table:table-cell office:value-type="float" office:value="0" calcext:value-type="float">
            <text:p>0</text:p>
          </table:table-cell>
          <table:table-cell office:value-type="float" office:value="460522" calcext:value-type="float">
            <text:p>460522</text:p>
          </table:table-cell>
          <table:table-cell office:value-type="float" office:value="461723" calcext:value-type="float">
            <text:p>461723</text:p>
          </table:table-cell>
          <table:table-cell office:value-type="string" calcext:value-type="string">
            <text:p>[[@118858]] have you seen the sunrise or sunset at either of the Beaches. It's just serene and the best thing about on beach is the waves <text:s/>flow in the reverse direction in the morning</text:p>
          </table:table-cell>
          <table:table-cell/>
        </table:table-row>
        <table:table-row table:style-name="ro1">
          <table:table-cell office:value-type="float" office:value="331306" calcext:value-type="float">
            <text:p>331306</text:p>
          </table:table-cell>
          <table:table-cell office:value-type="float" office:value="0" calcext:value-type="float">
            <text:p>0</text:p>
          </table:table-cell>
          <table:table-cell office:value-type="float" office:value="1771958" calcext:value-type="float">
            <text:p>1771958</text:p>
          </table:table-cell>
          <table:table-cell office:value-type="float" office:value="78079" calcext:value-type="float">
            <text:p>78079</text:p>
          </table:table-cell>
          <table:table-cell office:value-type="string" calcext:value-type="string">
            <text:p>masttt!!</text:p>
          </table:table-cell>
          <table:table-cell/>
        </table:table-row>
        <table:table-row table:style-name="ro1">
          <table:table-cell office:value-type="float" office:value="343659" calcext:value-type="float">
            <text:p>343659</text:p>
          </table:table-cell>
          <table:table-cell office:value-type="float" office:value="0" calcext:value-type="float">
            <text:p>0</text:p>
          </table:table-cell>
          <table:table-cell office:value-type="float" office:value="1833342" calcext:value-type="float">
            <text:p>1833342</text:p>
          </table:table-cell>
          <table:table-cell office:value-type="float" office:value="561813" calcext:value-type="float">
            <text:p>561813</text:p>
          </table:table-cell>
          <table:table-cell office:value-type="string" calcext:value-type="string">
            <text:p>Thanks</text:p>
          </table:table-cell>
          <table:table-cell/>
        </table:table-row>
        <table:table-row table:style-name="ro1">
          <table:table-cell office:value-type="float" office:value="354443" calcext:value-type="float">
            <text:p>354443</text:p>
          </table:table-cell>
          <table:table-cell office:value-type="float" office:value="0" calcext:value-type="float">
            <text:p>0</text:p>
          </table:table-cell>
          <table:table-cell office:value-type="float" office:value="1925460" calcext:value-type="float">
            <text:p>1925460</text:p>
          </table:table-cell>
          <table:table-cell office:value-type="float" office:value="84284" calcext:value-type="float">
            <text:p>84284</text:p>
          </table:table-cell>
          <table:table-cell office:value-type="string" calcext:value-type="string">
            <text:p>This is cool! :)</text:p>
          </table:table-cell>
          <table:table-cell/>
        </table:table-row>
        <table:table-row table:style-name="ro1">
          <table:table-cell office:value-type="float" office:value="383329" calcext:value-type="float">
            <text:p>383329</text:p>
          </table:table-cell>
          <table:table-cell office:value-type="float" office:value="0" calcext:value-type="float">
            <text:p>0</text:p>
          </table:table-cell>
          <table:table-cell office:value-type="float" office:value="2033130" calcext:value-type="float">
            <text:p>2033130</text:p>
          </table:table-cell>
          <table:table-cell office:value-type="float" office:value="321037" calcext:value-type="float">
            <text:p>321037</text:p>
          </table:table-cell>
          <table:table-cell office:value-type="string" calcext:value-type="string">
            <text:p>[[@543141]] i tried my best to explain</text:p>
          </table:table-cell>
          <table:table-cell/>
        </table:table-row>
        <table:table-row table:style-name="ro1">
          <table:table-cell office:value-type="float" office:value="22909" calcext:value-type="float">
            <text:p>22909</text:p>
          </table:table-cell>
          <table:table-cell office:value-type="float" office:value="0" calcext:value-type="float">
            <text:p>0</text:p>
          </table:table-cell>
          <table:table-cell office:value-type="float" office:value="591084" calcext:value-type="float">
            <text:p>591084</text:p>
          </table:table-cell>
          <table:table-cell office:value-type="float" office:value="1317" calcext:value-type="float">
            <text:p>1317</text:p>
          </table:table-cell>
          <table:table-cell office:value-type="string" calcext:value-type="string">
            <text:p>Breathtaking ?</text:p>
          </table:table-cell>
          <table:table-cell/>
        </table:table-row>
        <table:table-row table:style-name="ro1">
          <table:table-cell office:value-type="float" office:value="37241" calcext:value-type="float">
            <text:p>37241</text:p>
          </table:table-cell>
          <table:table-cell office:value-type="float" office:value="0" calcext:value-type="float">
            <text:p>0</text:p>
          </table:table-cell>
          <table:table-cell office:value-type="float" office:value="146405" calcext:value-type="float">
            <text:p>146405</text:p>
          </table:table-cell>
          <table:table-cell office:value-type="float" office:value="86185" calcext:value-type="float">
            <text:p>86185</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58224" calcext:value-type="float">
            <text:p>58224</text:p>
          </table:table-cell>
          <table:table-cell office:value-type="float" office:value="0" calcext:value-type="float">
            <text:p>0</text:p>
          </table:table-cell>
          <table:table-cell office:value-type="float" office:value="675236" calcext:value-type="float">
            <text:p>675236</text:p>
          </table:table-cell>
          <table:table-cell office:value-type="float" office:value="112656" calcext:value-type="float">
            <text:p>112656</text:p>
          </table:table-cell>
          <table:table-cell office:value-type="string" calcext:value-type="string">
            <text:p>#trell</text:p>
          </table:table-cell>
          <table:table-cell/>
        </table:table-row>
        <table:table-row table:style-name="ro1">
          <table:table-cell office:value-type="float" office:value="90508" calcext:value-type="float">
            <text:p>90508</text:p>
          </table:table-cell>
          <table:table-cell office:value-type="float" office:value="0" calcext:value-type="float">
            <text:p>0</text:p>
          </table:table-cell>
          <table:table-cell office:value-type="float" office:value="750035" calcext:value-type="float">
            <text:p>750035</text:p>
          </table:table-cell>
          <table:table-cell office:value-type="float" office:value="87567" calcext:value-type="float">
            <text:p>87567</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11010" calcext:value-type="float">
            <text:p>111010</text:p>
          </table:table-cell>
          <table:table-cell office:value-type="float" office:value="0" calcext:value-type="float">
            <text:p>0</text:p>
          </table:table-cell>
          <table:table-cell office:value-type="float" office:value="801247" calcext:value-type="float">
            <text:p>801247</text:p>
          </table:table-cell>
          <table:table-cell office:value-type="float" office:value="237197" calcext:value-type="float">
            <text:p>237197</text:p>
          </table:table-cell>
          <table:table-cell office:value-type="string" calcext:value-type="string">
            <text:p>[[@77425]] amateur will segue into being immaculate ♏</text:p>
          </table:table-cell>
          <table:table-cell/>
        </table:table-row>
        <table:table-row table:style-name="ro1">
          <table:table-cell office:value-type="float" office:value="164066" calcext:value-type="float">
            <text:p>164066</text:p>
          </table:table-cell>
          <table:table-cell office:value-type="float" office:value="0" calcext:value-type="float">
            <text:p>0</text:p>
          </table:table-cell>
          <table:table-cell office:value-type="float" office:value="929614" calcext:value-type="float">
            <text:p>929614</text:p>
          </table:table-cell>
          <table:table-cell office:value-type="float" office:value="19729" calcext:value-type="float">
            <text:p>19729</text:p>
          </table:table-cell>
          <table:table-cell office:value-type="string" calcext:value-type="string">
            <text:p>Gorgeous trail this one!</text:p>
          </table:table-cell>
          <table:table-cell/>
        </table:table-row>
        <table:table-row table:style-name="ro1">
          <table:table-cell office:value-type="float" office:value="173801" calcext:value-type="float">
            <text:p>173801</text:p>
          </table:table-cell>
          <table:table-cell office:value-type="float" office:value="0" calcext:value-type="float">
            <text:p>0</text:p>
          </table:table-cell>
          <table:table-cell office:value-type="float" office:value="470062" calcext:value-type="float">
            <text:p>470062</text:p>
          </table:table-cell>
          <table:table-cell office:value-type="float" office:value="284141" calcext:value-type="float">
            <text:p>284141</text:p>
          </table:table-cell>
          <table:table-cell office:value-type="string" calcext:value-type="string">
            <text:p>Loved the snaps. Lot of true emotions captured. And hats off for breaking the stereotype mentality. This will give courage and thougth to another 100 females atleast. Congo</text:p>
          </table:table-cell>
          <table:table-cell/>
        </table:table-row>
        <table:table-row table:style-name="ro1">
          <table:table-cell office:value-type="float" office:value="245699" calcext:value-type="float">
            <text:p>245699</text:p>
          </table:table-cell>
          <table:table-cell office:value-type="float" office:value="0" calcext:value-type="float">
            <text:p>0</text:p>
          </table:table-cell>
          <table:table-cell office:value-type="float" office:value="1233671" calcext:value-type="float">
            <text:p>1233671</text:p>
          </table:table-cell>
          <table:table-cell office:value-type="float" office:value="372894" calcext:value-type="float">
            <text:p>372894</text:p>
          </table:table-cell>
          <table:table-cell office:value-type="string" calcext:value-type="string">
            <text:p>Ho</text:p>
          </table:table-cell>
          <table:table-cell/>
        </table:table-row>
        <table:table-row table:style-name="ro1">
          <table:table-cell office:value-type="float" office:value="248782" calcext:value-type="float">
            <text:p>248782</text:p>
          </table:table-cell>
          <table:table-cell office:value-type="float" office:value="0" calcext:value-type="float">
            <text:p>0</text:p>
          </table:table-cell>
          <table:table-cell office:value-type="float" office:value="1256609" calcext:value-type="float">
            <text:p>1256609</text:p>
          </table:table-cell>
          <table:table-cell office:value-type="float" office:value="84629" calcext:value-type="float">
            <text:p>84629</text:p>
          </table:table-cell>
          <table:table-cell office:value-type="string" calcext:value-type="string">
            <text:p>Keep those trails coming </text:p>
          </table:table-cell>
          <table:table-cell/>
        </table:table-row>
        <table:table-row table:style-name="ro1">
          <table:table-cell office:value-type="float" office:value="279980" calcext:value-type="float">
            <text:p>279980</text:p>
          </table:table-cell>
          <table:table-cell office:value-type="float" office:value="0" calcext:value-type="float">
            <text:p>0</text:p>
          </table:table-cell>
          <table:table-cell office:value-type="float" office:value="870030" calcext:value-type="float">
            <text:p>870030</text:p>
          </table:table-cell>
          <table:table-cell office:value-type="float" office:value="39741" calcext:value-type="float">
            <text:p>39741</text:p>
          </table:table-cell>
          <table:table-cell office:value-type="string" calcext:value-type="string">
            <text:p>mast content h</text:p>
          </table:table-cell>
          <table:table-cell/>
        </table:table-row>
        <table:table-row table:style-name="ro1">
          <table:table-cell office:value-type="float" office:value="280661" calcext:value-type="float">
            <text:p>280661</text:p>
          </table:table-cell>
          <table:table-cell office:value-type="float" office:value="0" calcext:value-type="float">
            <text:p>0</text:p>
          </table:table-cell>
          <table:table-cell office:value-type="float" office:value="1472698" calcext:value-type="float">
            <text:p>1472698</text:p>
          </table:table-cell>
          <table:table-cell office:value-type="float" office:value="81309" calcext:value-type="float">
            <text:p>81309</text:p>
          </table:table-cell>
          <table:table-cell office:value-type="string" calcext:value-type="string">
            <text:p>Gorgeous click this one! ❤️</text:p>
          </table:table-cell>
          <table:table-cell/>
        </table:table-row>
        <table:table-row table:style-name="ro1">
          <table:table-cell office:value-type="float" office:value="304100" calcext:value-type="float">
            <text:p>304100</text:p>
          </table:table-cell>
          <table:table-cell office:value-type="float" office:value="0" calcext:value-type="float">
            <text:p>0</text:p>
          </table:table-cell>
          <table:table-cell office:value-type="float" office:value="1604966" calcext:value-type="float">
            <text:p>1604966</text:p>
          </table:table-cell>
          <table:table-cell office:value-type="float" office:value="494312" calcext:value-type="float">
            <text:p>494312</text:p>
          </table:table-cell>
          <table:table-cell office:value-type="string" calcext:value-type="string">
            <text:p>[[@45053]] bachpan se sir...?</text:p>
          </table:table-cell>
          <table:table-cell/>
        </table:table-row>
        <table:table-row table:style-name="ro1">
          <table:table-cell office:value-type="float" office:value="334489" calcext:value-type="float">
            <text:p>334489</text:p>
          </table:table-cell>
          <table:table-cell office:value-type="float" office:value="0" calcext:value-type="float">
            <text:p>0</text:p>
          </table:table-cell>
          <table:table-cell office:value-type="float" office:value="1784885" calcext:value-type="float">
            <text:p>1784885</text:p>
          </table:table-cell>
          <table:table-cell office:value-type="float" office:value="550392" calcext:value-type="float">
            <text:p>550392</text:p>
          </table:table-cell>
          <table:table-cell office:value-type="string" calcext:value-type="string">
            <text:p>Can u tell me how to combine two trail</text:p>
          </table:table-cell>
          <table:table-cell/>
        </table:table-row>
        <table:table-row table:style-name="ro1">
          <table:table-cell office:value-type="float" office:value="29462" calcext:value-type="float">
            <text:p>29462</text:p>
          </table:table-cell>
          <table:table-cell office:value-type="float" office:value="0" calcext:value-type="float">
            <text:p>0</text:p>
          </table:table-cell>
          <table:table-cell office:value-type="float" office:value="609648" calcext:value-type="float">
            <text:p>609648</text:p>
          </table:table-cell>
          <table:table-cell office:value-type="float" office:value="52386" calcext:value-type="float">
            <text:p>52386</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26054" calcext:value-type="float">
            <text:p>126054</text:p>
          </table:table-cell>
          <table:table-cell office:value-type="float" office:value="0" calcext:value-type="float">
            <text:p>0</text:p>
          </table:table-cell>
          <table:table-cell office:value-type="float" office:value="830658" calcext:value-type="float">
            <text:p>830658</text:p>
          </table:table-cell>
          <table:table-cell office:value-type="float" office:value="247810" calcext:value-type="float">
            <text:p>247810</text:p>
          </table:table-cell>
          <table:table-cell office:value-type="string" calcext:value-type="string">
            <text:p>Thank you so much???</text:p>
          </table:table-cell>
          <table:table-cell/>
        </table:table-row>
        <table:table-row table:style-name="ro1">
          <table:table-cell office:value-type="float" office:value="221412" calcext:value-type="float">
            <text:p>221412</text:p>
          </table:table-cell>
          <table:table-cell office:value-type="float" office:value="0" calcext:value-type="float">
            <text:p>0</text:p>
          </table:table-cell>
          <table:table-cell office:value-type="float" office:value="1137853" calcext:value-type="float">
            <text:p>1137853</text:p>
          </table:table-cell>
          <table:table-cell office:value-type="float" office:value="41416" calcext:value-type="float">
            <text:p>41416</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75361" calcext:value-type="float">
            <text:p>275361</text:p>
          </table:table-cell>
          <table:table-cell office:value-type="float" office:value="0" calcext:value-type="float">
            <text:p>0</text:p>
          </table:table-cell>
          <table:table-cell office:value-type="float" office:value="1439808" calcext:value-type="float">
            <text:p>1439808</text:p>
          </table:table-cell>
          <table:table-cell office:value-type="float" office:value="44991" calcext:value-type="float">
            <text:p>44991</text:p>
          </table:table-cell>
          <table:table-cell office:value-type="string" calcext:value-type="string">
            <text:p>perfect ❤️❤️</text:p>
          </table:table-cell>
          <table:table-cell/>
        </table:table-row>
        <table:table-row table:style-name="ro1">
          <table:table-cell office:value-type="float" office:value="285543" calcext:value-type="float">
            <text:p>285543</text:p>
          </table:table-cell>
          <table:table-cell office:value-type="float" office:value="1092478" calcext:value-type="float">
            <text:p>1092478</text:p>
          </table:table-cell>
          <table:table-cell office:value-type="float" office:value="0" calcext:value-type="float">
            <text:p>0</text:p>
          </table:table-cell>
          <table:table-cell office:value-type="float" office:value="462366" calcext:value-type="float">
            <text:p>462366</text:p>
          </table:table-cell>
          <table:table-cell office:value-type="string" calcext:value-type="string">
            <text:p>Armani Deli ,tasting Italian cuisine on way atop Burj Khalifa</text:p>
          </table:table-cell>
          <table:table-cell/>
        </table:table-row>
        <table:table-row table:style-name="ro1">
          <table:table-cell office:value-type="float" office:value="287465" calcext:value-type="float">
            <text:p>287465</text:p>
          </table:table-cell>
          <table:table-cell office:value-type="float" office:value="0" calcext:value-type="float">
            <text:p>0</text:p>
          </table:table-cell>
          <table:table-cell office:value-type="float" office:value="1515730" calcext:value-type="float">
            <text:p>1515730</text:p>
          </table:table-cell>
          <table:table-cell office:value-type="float" office:value="86382" calcext:value-type="float">
            <text:p>86382</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88972" calcext:value-type="float">
            <text:p>288972</text:p>
          </table:table-cell>
          <table:table-cell office:value-type="float" office:value="0" calcext:value-type="float">
            <text:p>0</text:p>
          </table:table-cell>
          <table:table-cell office:value-type="float" office:value="1226660" calcext:value-type="float">
            <text:p>1226660</text:p>
          </table:table-cell>
          <table:table-cell office:value-type="float" office:value="50341" calcext:value-type="float">
            <text:p>50341</text:p>
          </table:table-cell>
          <table:table-cell office:value-type="string" calcext:value-type="string">
            <text:p>I would love to see your videos of this place!</text:p>
          </table:table-cell>
          <table:table-cell/>
        </table:table-row>
        <table:table-row table:style-name="ro1">
          <table:table-cell office:value-type="float" office:value="366800" calcext:value-type="float">
            <text:p>366800</text:p>
          </table:table-cell>
          <table:table-cell office:value-type="float" office:value="0" calcext:value-type="float">
            <text:p>0</text:p>
          </table:table-cell>
          <table:table-cell office:value-type="float" office:value="2142133" calcext:value-type="float">
            <text:p>2142133</text:p>
          </table:table-cell>
          <table:table-cell office:value-type="float" office:value="136516" calcext:value-type="float">
            <text:p>136516</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85363" calcext:value-type="float">
            <text:p>385363</text:p>
          </table:table-cell>
          <table:table-cell office:value-type="float" office:value="0" calcext:value-type="float">
            <text:p>0</text:p>
          </table:table-cell>
          <table:table-cell office:value-type="float" office:value="2270187" calcext:value-type="float">
            <text:p>2270187</text:p>
          </table:table-cell>
          <table:table-cell office:value-type="float" office:value="709578" calcext:value-type="float">
            <text:p>709578</text:p>
          </table:table-cell>
          <table:table-cell office:value-type="string" calcext:value-type="string">
            <text:p>Follow me</text:p>
          </table:table-cell>
          <table:table-cell/>
        </table:table-row>
        <table:table-row table:style-name="ro1">
          <table:table-cell office:value-type="float" office:value="394286" calcext:value-type="float">
            <text:p>394286</text:p>
          </table:table-cell>
          <table:table-cell office:value-type="float" office:value="0" calcext:value-type="float">
            <text:p>0</text:p>
          </table:table-cell>
          <table:table-cell office:value-type="float" office:value="2269799" calcext:value-type="float">
            <text:p>2269799</text:p>
          </table:table-cell>
          <table:table-cell office:value-type="float" office:value="10449" calcext:value-type="float">
            <text:p>10449</text:p>
          </table:table-cell>
          <table:table-cell office:value-type="string" calcext:value-type="string">
            <text:p>loving your style</text:p>
          </table:table-cell>
          <table:table-cell/>
        </table:table-row>
        <table:table-row table:style-name="ro1">
          <table:table-cell office:value-type="float" office:value="401964" calcext:value-type="float">
            <text:p>401964</text:p>
          </table:table-cell>
          <table:table-cell office:value-type="float" office:value="0" calcext:value-type="float">
            <text:p>0</text:p>
          </table:table-cell>
          <table:table-cell office:value-type="float" office:value="2283202" calcext:value-type="float">
            <text:p>2283202</text:p>
          </table:table-cell>
          <table:table-cell office:value-type="float" office:value="951931" calcext:value-type="float">
            <text:p>951931</text:p>
          </table:table-cell>
          <table:table-cell office:value-type="string" calcext:value-type="string">
            <text:p>?</text:p>
          </table:table-cell>
          <table:table-cell/>
        </table:table-row>
        <table:table-row table:style-name="ro1">
          <table:table-cell office:value-type="float" office:value="422555" calcext:value-type="float">
            <text:p>422555</text:p>
          </table:table-cell>
          <table:table-cell office:value-type="float" office:value="0" calcext:value-type="float">
            <text:p>0</text:p>
          </table:table-cell>
          <table:table-cell office:value-type="float" office:value="1785" calcext:value-type="float">
            <text:p>1785</text:p>
          </table:table-cell>
          <table:table-cell office:value-type="float" office:value="48724" calcext:value-type="float">
            <text:p>48724</text:p>
          </table:table-cell>
          <table:table-cell office:value-type="string" calcext:value-type="string">
            <text:p>any caters outt there </text:p>
          </table:table-cell>
          <table:table-cell/>
        </table:table-row>
        <table:table-row table:style-name="ro1">
          <table:table-cell office:value-type="float" office:value="143124" calcext:value-type="float">
            <text:p>143124</text:p>
          </table:table-cell>
          <table:table-cell office:value-type="float" office:value="0" calcext:value-type="float">
            <text:p>0</text:p>
          </table:table-cell>
          <table:table-cell office:value-type="float" office:value="873864" calcext:value-type="float">
            <text:p>873864</text:p>
          </table:table-cell>
          <table:table-cell office:value-type="float" office:value="76410" calcext:value-type="float">
            <text:p>76410</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03801" calcext:value-type="float">
            <text:p>203801</text:p>
          </table:table-cell>
          <table:table-cell office:value-type="float" office:value="0" calcext:value-type="float">
            <text:p>0</text:p>
          </table:table-cell>
          <table:table-cell office:value-type="float" office:value="1054909" calcext:value-type="float">
            <text:p>1054909</text:p>
          </table:table-cell>
          <table:table-cell office:value-type="float" office:value="318118" calcext:value-type="float">
            <text:p>318118</text:p>
          </table:table-cell>
          <table:table-cell office:value-type="string" calcext:value-type="string">
            <text:p>The place is called as river side view in the city BILASPUR state Chhattisgarh this place is very peaceful at the morning and the morning rays we're rising slowly which you can see is amazing</text:p>
          </table:table-cell>
          <table:table-cell/>
        </table:table-row>
        <table:table-row table:style-name="ro1">
          <table:table-cell office:value-type="float" office:value="216069" calcext:value-type="float">
            <text:p>216069</text:p>
          </table:table-cell>
          <table:table-cell office:value-type="float" office:value="0" calcext:value-type="float">
            <text:p>0</text:p>
          </table:table-cell>
          <table:table-cell office:value-type="float" office:value="1111123" calcext:value-type="float">
            <text:p>1111123</text:p>
          </table:table-cell>
          <table:table-cell office:value-type="float" office:value="50361" calcext:value-type="float">
            <text:p>50361</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253777" calcext:value-type="float">
            <text:p>253777</text:p>
          </table:table-cell>
          <table:table-cell office:value-type="float" office:value="0" calcext:value-type="float">
            <text:p>0</text:p>
          </table:table-cell>
          <table:table-cell office:value-type="float" office:value="1280877" calcext:value-type="float">
            <text:p>1280877</text:p>
          </table:table-cell>
          <table:table-cell office:value-type="float" office:value="391271" calcext:value-type="float">
            <text:p>391271</text:p>
          </table:table-cell>
          <table:table-cell office:value-type="string" calcext:value-type="string">
            <text:p>Good click and a clear <text:s/>explanation...</text:p>
          </table:table-cell>
          <table:table-cell/>
        </table:table-row>
        <table:table-row table:style-name="ro1">
          <table:table-cell office:value-type="float" office:value="307708" calcext:value-type="float">
            <text:p>307708</text:p>
          </table:table-cell>
          <table:table-cell office:value-type="float" office:value="0" calcext:value-type="float">
            <text:p>0</text:p>
          </table:table-cell>
          <table:table-cell office:value-type="float" office:value="1626377" calcext:value-type="float">
            <text:p>1626377</text:p>
          </table:table-cell>
          <table:table-cell office:value-type="float" office:value="501096" calcext:value-type="float">
            <text:p>501096</text:p>
          </table:table-cell>
          <table:table-cell office:value-type="string" calcext:value-type="string">
            <text:p>[[@80600]] thank you</text:p>
          </table:table-cell>
          <table:table-cell/>
        </table:table-row>
        <table:table-row table:style-name="ro1">
          <table:table-cell office:value-type="float" office:value="323881" calcext:value-type="float">
            <text:p>323881</text:p>
          </table:table-cell>
          <table:table-cell office:value-type="float" office:value="0" calcext:value-type="float">
            <text:p>0</text:p>
          </table:table-cell>
          <table:table-cell office:value-type="float" office:value="1727051" calcext:value-type="float">
            <text:p>1727051</text:p>
          </table:table-cell>
          <table:table-cell office:value-type="float" office:value="78789" calcext:value-type="float">
            <text:p>78789</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34331" calcext:value-type="float">
            <text:p>334331</text:p>
          </table:table-cell>
          <table:table-cell office:value-type="float" office:value="0" calcext:value-type="float">
            <text:p>0</text:p>
          </table:table-cell>
          <table:table-cell office:value-type="float" office:value="1784512" calcext:value-type="float">
            <text:p>1784512</text:p>
          </table:table-cell>
          <table:table-cell office:value-type="float" office:value="41170" calcext:value-type="float">
            <text:p>4117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71340" calcext:value-type="float">
            <text:p>371340</text:p>
          </table:table-cell>
          <table:table-cell office:value-type="float" office:value="0" calcext:value-type="float">
            <text:p>0</text:p>
          </table:table-cell>
          <table:table-cell office:value-type="float" office:value="2209407" calcext:value-type="float">
            <text:p>2209407</text:p>
          </table:table-cell>
          <table:table-cell office:value-type="float" office:value="50346" calcext:value-type="float">
            <text:p>5034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443247" calcext:value-type="float">
            <text:p>443247</text:p>
          </table:table-cell>
          <table:table-cell office:value-type="float" office:value="0" calcext:value-type="float">
            <text:p>0</text:p>
          </table:table-cell>
          <table:table-cell office:value-type="float" office:value="2448516" calcext:value-type="float">
            <text:p>2448516</text:p>
          </table:table-cell>
          <table:table-cell office:value-type="float" office:value="1728459" calcext:value-type="float">
            <text:p>1728459</text:p>
          </table:table-cell>
          <table:table-cell office:value-type="string" calcext:value-type="string">
            <text:p>Super</text:p>
          </table:table-cell>
          <table:table-cell/>
        </table:table-row>
        <table:table-row table:style-name="ro1">
          <table:table-cell office:value-type="float" office:value="6283" calcext:value-type="float">
            <text:p>6283</text:p>
          </table:table-cell>
          <table:table-cell office:value-type="float" office:value="0" calcext:value-type="float">
            <text:p>0</text:p>
          </table:table-cell>
          <table:table-cell office:value-type="float" office:value="163070" calcext:value-type="float">
            <text:p>163070</text:p>
          </table:table-cell>
          <table:table-cell office:value-type="float" office:value="63475" calcext:value-type="float">
            <text:p>63475</text:p>
          </table:table-cell>
          <table:table-cell office:value-type="string" calcext:value-type="string">
            <text:p>I really like this one</text:p>
          </table:table-cell>
          <table:table-cell/>
        </table:table-row>
        <table:table-row table:style-name="ro1">
          <table:table-cell office:value-type="float" office:value="10259" calcext:value-type="float">
            <text:p>10259</text:p>
          </table:table-cell>
          <table:table-cell office:value-type="float" office:value="0" calcext:value-type="float">
            <text:p>0</text:p>
          </table:table-cell>
          <table:table-cell office:value-type="float" office:value="25613" calcext:value-type="float">
            <text:p>25613</text:p>
          </table:table-cell>
          <table:table-cell office:value-type="float" office:value="1194" calcext:value-type="float">
            <text:p>1194</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55555" calcext:value-type="float">
            <text:p>55555</text:p>
          </table:table-cell>
          <table:table-cell office:value-type="float" office:value="0" calcext:value-type="float">
            <text:p>0</text:p>
          </table:table-cell>
          <table:table-cell office:value-type="float" office:value="669557" calcext:value-type="float">
            <text:p>669557</text:p>
          </table:table-cell>
          <table:table-cell office:value-type="float" office:value="83149" calcext:value-type="float">
            <text:p>83149</text:p>
          </table:table-cell>
          <table:table-cell office:value-type="string" calcext:value-type="string">
            <text:p>you have travelled so much, i'm waiting to hear more stories</text:p>
          </table:table-cell>
          <table:table-cell/>
        </table:table-row>
        <table:table-row table:style-name="ro1">
          <table:table-cell office:value-type="float" office:value="58979" calcext:value-type="float">
            <text:p>58979</text:p>
          </table:table-cell>
          <table:table-cell office:value-type="float" office:value="0" calcext:value-type="float">
            <text:p>0</text:p>
          </table:table-cell>
          <table:table-cell office:value-type="float" office:value="674896" calcext:value-type="float">
            <text:p>674896</text:p>
          </table:table-cell>
          <table:table-cell office:value-type="float" office:value="40741" calcext:value-type="float">
            <text:p>40741</text:p>
          </table:table-cell>
          <table:table-cell office:value-type="string" calcext:value-type="string">
            <text:p>Hey the trail is amazing, could you give some info?</text:p>
          </table:table-cell>
          <table:table-cell/>
        </table:table-row>
        <table:table-row table:style-name="ro1">
          <table:table-cell office:value-type="float" office:value="123861" calcext:value-type="float">
            <text:p>123861</text:p>
          </table:table-cell>
          <table:table-cell office:value-type="float" office:value="0" calcext:value-type="float">
            <text:p>0</text:p>
          </table:table-cell>
          <table:table-cell office:value-type="float" office:value="823334" calcext:value-type="float">
            <text:p>823334</text:p>
          </table:table-cell>
          <table:table-cell office:value-type="float" office:value="79668" calcext:value-type="float">
            <text:p>79668</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85310" calcext:value-type="float">
            <text:p>285310</text:p>
          </table:table-cell>
          <table:table-cell office:value-type="float" office:value="0" calcext:value-type="float">
            <text:p>0</text:p>
          </table:table-cell>
          <table:table-cell office:value-type="float" office:value="1502321" calcext:value-type="float">
            <text:p>1502321</text:p>
          </table:table-cell>
          <table:table-cell office:value-type="float" office:value="86403" calcext:value-type="float">
            <text:p>86403</text:p>
          </table:table-cell>
          <table:table-cell office:value-type="string" calcext:value-type="string">
            <text:p>The pictures are crystal clear, wish they could relate better to the content!</text:p>
          </table:table-cell>
          <table:table-cell/>
        </table:table-row>
        <table:table-row table:style-name="ro2">
          <table:table-cell office:value-type="float" office:value="286125" calcext:value-type="float">
            <text:p>286125</text:p>
          </table:table-cell>
          <table:table-cell office:value-type="float" office:value="0" calcext:value-type="float">
            <text:p>0</text:p>
          </table:table-cell>
          <table:table-cell office:value-type="float" office:value="1504067" calcext:value-type="float">
            <text:p>1504067</text:p>
          </table:table-cell>
          <table:table-cell office:value-type="float" office:value="177702" calcext:value-type="float">
            <text:p>177702</text:p>
          </table:table-cell>
          <table:table-cell office:value-type="string" calcext:value-type="string">
            <text:p>[[@43063]]  my concern is to showcase place. So you can tryout visit and if u have been there than u can relate to it.I am glad that you related to it.</text:p>
            <text:p>And for details visit there ask local person. Every monument has long and interesting story. It will worth to visit vibrant Gujarat.</text:p>
          </table:table-cell>
          <table:table-cell/>
        </table:table-row>
        <table:table-row table:style-name="ro1">
          <table:table-cell office:value-type="float" office:value="307684" calcext:value-type="float">
            <text:p>307684</text:p>
          </table:table-cell>
          <table:table-cell office:value-type="float" office:value="0" calcext:value-type="float">
            <text:p>0</text:p>
          </table:table-cell>
          <table:table-cell office:value-type="float" office:value="504729" calcext:value-type="float">
            <text:p>504729</text:p>
          </table:table-cell>
          <table:table-cell office:value-type="float" office:value="150447" calcext:value-type="float">
            <text:p>150447</text:p>
          </table:table-cell>
          <table:table-cell office:value-type="string" calcext:value-type="string">
            <text:p>[[@50504]] <text:s/>visit in navratri it was the best time to visit</text:p>
          </table:table-cell>
          <table:table-cell/>
        </table:table-row>
        <table:table-row table:style-name="ro1">
          <table:table-cell office:value-type="float" office:value="424316" calcext:value-type="float">
            <text:p>424316</text:p>
          </table:table-cell>
          <table:table-cell office:value-type="float" office:value="0" calcext:value-type="float">
            <text:p>0</text:p>
          </table:table-cell>
          <table:table-cell office:value-type="float" office:value="1014865" calcext:value-type="float">
            <text:p>1014865</text:p>
          </table:table-cell>
          <table:table-cell office:value-type="float" office:value="32123" calcext:value-type="float">
            <text:p>32123</text:p>
          </table:table-cell>
          <table:table-cell office:value-type="string" calcext:value-type="string">
            <text:p>awesome</text:p>
          </table:table-cell>
          <table:table-cell/>
        </table:table-row>
        <table:table-row table:style-name="ro1">
          <table:table-cell office:value-type="float" office:value="20779" calcext:value-type="float">
            <text:p>20779</text:p>
          </table:table-cell>
          <table:table-cell office:value-type="float" office:value="0" calcext:value-type="float">
            <text:p>0</text:p>
          </table:table-cell>
          <table:table-cell office:value-type="float" office:value="583169" calcext:value-type="float">
            <text:p>583169</text:p>
          </table:table-cell>
          <table:table-cell office:value-type="float" office:value="158802" calcext:value-type="float">
            <text:p>158802</text:p>
          </table:table-cell>
          <table:table-cell office:value-type="string" calcext:value-type="string">
            <text:p>[[@85592]] would definitely place once I visit it again..?</text:p>
          </table:table-cell>
          <table:table-cell/>
        </table:table-row>
        <table:table-row table:style-name="ro1">
          <table:table-cell office:value-type="float" office:value="94393" calcext:value-type="float">
            <text:p>94393</text:p>
          </table:table-cell>
          <table:table-cell office:value-type="float" office:value="0" calcext:value-type="float">
            <text:p>0</text:p>
          </table:table-cell>
          <table:table-cell office:value-type="float" office:value="737152" calcext:value-type="float">
            <text:p>737152</text:p>
          </table:table-cell>
          <table:table-cell office:value-type="float" office:value="218819" calcext:value-type="float">
            <text:p>218819</text:p>
          </table:table-cell>
          <table:table-cell office:value-type="string" calcext:value-type="string">
            <text:p>[[@88419]] i use phone camera, op5t</text:p>
          </table:table-cell>
          <table:table-cell/>
        </table:table-row>
        <table:table-row table:style-name="ro1">
          <table:table-cell office:value-type="float" office:value="121214" calcext:value-type="float">
            <text:p>121214</text:p>
          </table:table-cell>
          <table:table-cell office:value-type="float" office:value="0" calcext:value-type="float">
            <text:p>0</text:p>
          </table:table-cell>
          <table:table-cell office:value-type="float" office:value="43115" calcext:value-type="float">
            <text:p>43115</text:p>
          </table:table-cell>
          <table:table-cell office:value-type="float" office:value="43668" calcext:value-type="float">
            <text:p>43668</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23172" calcext:value-type="float">
            <text:p>123172</text:p>
          </table:table-cell>
          <table:table-cell office:value-type="float" office:value="0" calcext:value-type="float">
            <text:p>0</text:p>
          </table:table-cell>
          <table:table-cell office:value-type="float" office:value="591303" calcext:value-type="float">
            <text:p>591303</text:p>
          </table:table-cell>
          <table:table-cell office:value-type="float" office:value="240996" calcext:value-type="float">
            <text:p>240996</text:p>
          </table:table-cell>
          <table:table-cell office:value-type="string" calcext:value-type="string">
            <text:p>Woww India is full of BEAUTY ??lovely captures..</text:p>
          </table:table-cell>
          <table:table-cell/>
        </table:table-row>
        <table:table-row table:style-name="ro1">
          <table:table-cell office:value-type="float" office:value="159535" calcext:value-type="float">
            <text:p>159535</text:p>
          </table:table-cell>
          <table:table-cell office:value-type="float" office:value="0" calcext:value-type="float">
            <text:p>0</text:p>
          </table:table-cell>
          <table:table-cell office:value-type="float" office:value="916230" calcext:value-type="float">
            <text:p>916230</text:p>
          </table:table-cell>
          <table:table-cell office:value-type="float" office:value="77767" calcext:value-type="float">
            <text:p>77767</text:p>
          </table:table-cell>
          <table:table-cell office:value-type="string" calcext:value-type="string">
            <text:p>Dope!</text:p>
          </table:table-cell>
          <table:table-cell/>
        </table:table-row>
        <table:table-row table:style-name="ro1">
          <table:table-cell office:value-type="float" office:value="316576" calcext:value-type="float">
            <text:p>316576</text:p>
          </table:table-cell>
          <table:table-cell office:value-type="float" office:value="0" calcext:value-type="float">
            <text:p>0</text:p>
          </table:table-cell>
          <table:table-cell office:value-type="float" office:value="1681750" calcext:value-type="float">
            <text:p>1681750</text:p>
          </table:table-cell>
          <table:table-cell office:value-type="float" office:value="52733" calcext:value-type="float">
            <text:p>52733</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42105" calcext:value-type="float">
            <text:p>342105</text:p>
          </table:table-cell>
          <table:table-cell office:value-type="float" office:value="0" calcext:value-type="float">
            <text:p>0</text:p>
          </table:table-cell>
          <table:table-cell office:value-type="float" office:value="1822375" calcext:value-type="float">
            <text:p>1822375</text:p>
          </table:table-cell>
          <table:table-cell office:value-type="float" office:value="562556" calcext:value-type="float">
            <text:p>562556</text:p>
          </table:table-cell>
          <table:table-cell office:value-type="string" calcext:value-type="string">
            <text:p>[[@50505]] yaiii coming brooo</text:p>
          </table:table-cell>
          <table:table-cell/>
        </table:table-row>
        <table:table-row table:style-name="ro1">
          <table:table-cell office:value-type="float" office:value="397974" calcext:value-type="float">
            <text:p>397974</text:p>
          </table:table-cell>
          <table:table-cell office:value-type="float" office:value="0" calcext:value-type="float">
            <text:p>0</text:p>
          </table:table-cell>
          <table:table-cell office:value-type="float" office:value="722087" calcext:value-type="float">
            <text:p>722087</text:p>
          </table:table-cell>
          <table:table-cell office:value-type="float" office:value="17074" calcext:value-type="float">
            <text:p>17074</text:p>
          </table:table-cell>
          <table:table-cell office:value-type="string" calcext:value-type="string">
            <text:p>epic place in india</text:p>
          </table:table-cell>
          <table:table-cell/>
        </table:table-row>
        <table:table-row table:style-name="ro1">
          <table:table-cell office:value-type="float" office:value="401777" calcext:value-type="float">
            <text:p>401777</text:p>
          </table:table-cell>
          <table:table-cell office:value-type="float" office:value="0" calcext:value-type="float">
            <text:p>0</text:p>
          </table:table-cell>
          <table:table-cell office:value-type="float" office:value="2300506" calcext:value-type="float">
            <text:p>2300506</text:p>
          </table:table-cell>
          <table:table-cell office:value-type="float" office:value="15098" calcext:value-type="float">
            <text:p>15098</text:p>
          </table:table-cell>
          <table:table-cell office:value-type="string" calcext:value-type="string">
            <text:p>WHat was your experience like to live in a tree cottage?</text:p>
          </table:table-cell>
          <table:table-cell/>
        </table:table-row>
        <table:table-row table:style-name="ro1">
          <table:table-cell office:value-type="float" office:value="407457" calcext:value-type="float">
            <text:p>407457</text:p>
          </table:table-cell>
          <table:table-cell office:value-type="float" office:value="0" calcext:value-type="float">
            <text:p>0</text:p>
          </table:table-cell>
          <table:table-cell office:value-type="float" office:value="2317246" calcext:value-type="float">
            <text:p>2317246</text:p>
          </table:table-cell>
          <table:table-cell office:value-type="float" office:value="1154331" calcext:value-type="float">
            <text:p>1154331</text:p>
          </table:table-cell>
          <table:table-cell office:value-type="string" calcext:value-type="string">
            <text:p>So nice</text:p>
          </table:table-cell>
          <table:table-cell/>
        </table:table-row>
        <table:table-row table:style-name="ro1">
          <table:table-cell office:value-type="float" office:value="419742" calcext:value-type="float">
            <text:p>419742</text:p>
          </table:table-cell>
          <table:table-cell office:value-type="float" office:value="0" calcext:value-type="float">
            <text:p>0</text:p>
          </table:table-cell>
          <table:table-cell office:value-type="float" office:value="2341148" calcext:value-type="float">
            <text:p>2341148</text:p>
          </table:table-cell>
          <table:table-cell office:value-type="float" office:value="36515" calcext:value-type="float">
            <text:p>36515</text:p>
          </table:table-cell>
          <table:table-cell office:value-type="string" calcext:value-type="string">
            <text:p>can you tell me how do you do that small screen thing in vlog?</text:p>
          </table:table-cell>
          <table:table-cell/>
        </table:table-row>
        <table:table-row table:style-name="ro1">
          <table:table-cell office:value-type="float" office:value="3137" calcext:value-type="float">
            <text:p>3137</text:p>
          </table:table-cell>
          <table:table-cell office:value-type="float" office:value="16540" calcext:value-type="float">
            <text:p>16540</text:p>
          </table:table-cell>
          <table:table-cell office:value-type="float" office:value="0" calcext:value-type="float">
            <text:p>0</text:p>
          </table:table-cell>
          <table:table-cell office:value-type="float" office:value="20579" calcext:value-type="float">
            <text:p>20579</text:p>
          </table:table-cell>
          <table:table-cell office:value-type="string" calcext:value-type="string">
            <text:p>That's ok... Happenes to all of us </text:p>
          </table:table-cell>
          <table:table-cell/>
        </table:table-row>
        <table:table-row table:style-name="ro1">
          <table:table-cell office:value-type="float" office:value="50977" calcext:value-type="float">
            <text:p>50977</text:p>
          </table:table-cell>
          <table:table-cell office:value-type="float" office:value="0" calcext:value-type="float">
            <text:p>0</text:p>
          </table:table-cell>
          <table:table-cell office:value-type="float" office:value="657993" calcext:value-type="float">
            <text:p>657993</text:p>
          </table:table-cell>
          <table:table-cell office:value-type="float" office:value="83386" calcext:value-type="float">
            <text:p>8338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83550" calcext:value-type="float">
            <text:p>183550</text:p>
          </table:table-cell>
          <table:table-cell office:value-type="float" office:value="0" calcext:value-type="float">
            <text:p>0</text:p>
          </table:table-cell>
          <table:table-cell office:value-type="float" office:value="62664" calcext:value-type="float">
            <text:p>62664</text:p>
          </table:table-cell>
          <table:table-cell office:value-type="float" office:value="78411" calcext:value-type="float">
            <text:p>78411</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18798" calcext:value-type="float">
            <text:p>218798</text:p>
          </table:table-cell>
          <table:table-cell office:value-type="float" office:value="0" calcext:value-type="float">
            <text:p>0</text:p>
          </table:table-cell>
          <table:table-cell office:value-type="float" office:value="1124623" calcext:value-type="float">
            <text:p>1124623</text:p>
          </table:table-cell>
          <table:table-cell office:value-type="float" office:value="338819" calcext:value-type="float">
            <text:p>338819</text:p>
          </table:table-cell>
          <table:table-cell office:value-type="string" calcext:value-type="string">
            <text:p>[[@80261]] yes it is. you should visit there once</text:p>
          </table:table-cell>
          <table:table-cell/>
        </table:table-row>
        <table:table-row table:style-name="ro1">
          <table:table-cell office:value-type="float" office:value="266773" calcext:value-type="float">
            <text:p>266773</text:p>
          </table:table-cell>
          <table:table-cell office:value-type="float" office:value="0" calcext:value-type="float">
            <text:p>0</text:p>
          </table:table-cell>
          <table:table-cell office:value-type="float" office:value="1366403" calcext:value-type="float">
            <text:p>1366403</text:p>
          </table:table-cell>
          <table:table-cell office:value-type="float" office:value="402339" calcext:value-type="float">
            <text:p>402339</text:p>
          </table:table-cell>
          <table:table-cell office:value-type="string" calcext:value-type="string">
            <text:p>Amazing</text:p>
          </table:table-cell>
          <table:table-cell/>
        </table:table-row>
        <table:table-row table:style-name="ro1">
          <table:table-cell office:value-type="float" office:value="289824" calcext:value-type="float">
            <text:p>289824</text:p>
          </table:table-cell>
          <table:table-cell office:value-type="float" office:value="0" calcext:value-type="float">
            <text:p>0</text:p>
          </table:table-cell>
          <table:table-cell office:value-type="float" office:value="1528629" calcext:value-type="float">
            <text:p>1528629</text:p>
          </table:table-cell>
          <table:table-cell office:value-type="float" office:value="414640" calcext:value-type="float">
            <text:p>414640</text:p>
          </table:table-cell>
          <table:table-cell office:value-type="string" calcext:value-type="string">
            <text:p>[[@83597]] sure I would upload more of thm</text:p>
          </table:table-cell>
          <table:table-cell/>
        </table:table-row>
        <table:table-row table:style-name="ro1">
          <table:table-cell office:value-type="float" office:value="453869" calcext:value-type="float">
            <text:p>453869</text:p>
          </table:table-cell>
          <table:table-cell office:value-type="float" office:value="0" calcext:value-type="float">
            <text:p>0</text:p>
          </table:table-cell>
          <table:table-cell office:value-type="float" office:value="2316704" calcext:value-type="float">
            <text:p>2316704</text:p>
          </table:table-cell>
          <table:table-cell office:value-type="float" office:value="2007625" calcext:value-type="float">
            <text:p>2007625</text:p>
          </table:table-cell>
          <table:table-cell office:value-type="string" calcext:value-type="string">
            <text:p>Hii</text:p>
          </table:table-cell>
          <table:table-cell/>
        </table:table-row>
        <table:table-row table:style-name="ro1">
          <table:table-cell office:value-type="float" office:value="112214" calcext:value-type="float">
            <text:p>112214</text:p>
          </table:table-cell>
          <table:table-cell office:value-type="float" office:value="0" calcext:value-type="float">
            <text:p>0</text:p>
          </table:table-cell>
          <table:table-cell office:value-type="float" office:value="804621" calcext:value-type="float">
            <text:p>804621</text:p>
          </table:table-cell>
          <table:table-cell office:value-type="float" office:value="239578" calcext:value-type="float">
            <text:p>239578</text:p>
          </table:table-cell>
          <table:table-cell office:value-type="string" calcext:value-type="string">
            <text:p>[[@136292]] I am just a day old to this platform, give me more time and I shall share all I can.</text:p>
          </table:table-cell>
          <table:table-cell/>
        </table:table-row>
        <table:table-row table:style-name="ro1">
          <table:table-cell office:value-type="float" office:value="204792" calcext:value-type="float">
            <text:p>204792</text:p>
          </table:table-cell>
          <table:table-cell office:value-type="float" office:value="0" calcext:value-type="float">
            <text:p>0</text:p>
          </table:table-cell>
          <table:table-cell office:value-type="float" office:value="1059642" calcext:value-type="float">
            <text:p>1059642</text:p>
          </table:table-cell>
          <table:table-cell office:value-type="float" office:value="319365" calcext:value-type="float">
            <text:p>319365</text:p>
          </table:table-cell>
          <table:table-cell office:value-type="string" calcext:value-type="string">
            <text:p>[[@76726]] ??</text:p>
          </table:table-cell>
          <table:table-cell/>
        </table:table-row>
        <table:table-row table:style-name="ro1">
          <table:table-cell office:value-type="float" office:value="207240" calcext:value-type="float">
            <text:p>207240</text:p>
          </table:table-cell>
          <table:table-cell office:value-type="float" office:value="0" calcext:value-type="float">
            <text:p>0</text:p>
          </table:table-cell>
          <table:table-cell office:value-type="float" office:value="1065885" calcext:value-type="float">
            <text:p>1065885</text:p>
          </table:table-cell>
          <table:table-cell office:value-type="float" office:value="85995" calcext:value-type="float">
            <text:p>85995</text:p>
          </table:table-cell>
          <table:table-cell office:value-type="string" calcext:value-type="string">
            <text:p>Sahi banaya he !!</text:p>
          </table:table-cell>
          <table:table-cell/>
        </table:table-row>
        <table:table-row table:style-name="ro1">
          <table:table-cell office:value-type="float" office:value="219970" calcext:value-type="float">
            <text:p>219970</text:p>
          </table:table-cell>
          <table:table-cell office:value-type="float" office:value="0" calcext:value-type="float">
            <text:p>0</text:p>
          </table:table-cell>
          <table:table-cell office:value-type="float" office:value="1132926" calcext:value-type="float">
            <text:p>1132926</text:p>
          </table:table-cell>
          <table:table-cell office:value-type="float" office:value="341513" calcext:value-type="float">
            <text:p>341513</text:p>
          </table:table-cell>
          <table:table-cell office:value-type="string" calcext:value-type="string">
            <text:p>Yeah sure..</text:p>
          </table:table-cell>
          <table:table-cell/>
        </table:table-row>
        <table:table-row table:style-name="ro1">
          <table:table-cell office:value-type="float" office:value="435448" calcext:value-type="float">
            <text:p>435448</text:p>
          </table:table-cell>
          <table:table-cell office:value-type="float" office:value="0" calcext:value-type="float">
            <text:p>0</text:p>
          </table:table-cell>
          <table:table-cell office:value-type="float" office:value="2288020" calcext:value-type="float">
            <text:p>2288020</text:p>
          </table:table-cell>
          <table:table-cell office:value-type="float" office:value="1525093" calcext:value-type="float">
            <text:p>1525093</text:p>
          </table:table-cell>
          <table:table-cell office:value-type="string" calcext:value-type="string">
            <text:p>Hii</text:p>
          </table:table-cell>
          <table:table-cell/>
        </table:table-row>
        <table:table-row table:style-name="ro1">
          <table:table-cell office:value-type="float" office:value="3201" calcext:value-type="float">
            <text:p>3201</text:p>
          </table:table-cell>
          <table:table-cell office:value-type="float" office:value="21266" calcext:value-type="float">
            <text:p>21266</text:p>
          </table:table-cell>
          <table:table-cell office:value-type="float" office:value="0" calcext:value-type="float">
            <text:p>0</text:p>
          </table:table-cell>
          <table:table-cell office:value-type="float" office:value="12103" calcext:value-type="float">
            <text:p>12103</text:p>
          </table:table-cell>
          <table:table-cell office:value-type="string" calcext:value-type="string">
            <text:p>hi.....</text:p>
          </table:table-cell>
          <table:table-cell/>
        </table:table-row>
        <table:table-row table:style-name="ro1">
          <table:table-cell office:value-type="float" office:value="17448" calcext:value-type="float">
            <text:p>17448</text:p>
          </table:table-cell>
          <table:table-cell office:value-type="float" office:value="0" calcext:value-type="float">
            <text:p>0</text:p>
          </table:table-cell>
          <table:table-cell office:value-type="float" office:value="539769" calcext:value-type="float">
            <text:p>539769</text:p>
          </table:table-cell>
          <table:table-cell office:value-type="float" office:value="94477" calcext:value-type="float">
            <text:p>94477</text:p>
          </table:table-cell>
          <table:table-cell office:value-type="string" calcext:value-type="string">
            <text:p>Majorly depends upon your accommodation and food bill. And the number of days you want to stay.</text:p>
          </table:table-cell>
          <table:table-cell/>
        </table:table-row>
        <table:table-row table:style-name="ro1">
          <table:table-cell office:value-type="float" office:value="38288" calcext:value-type="float">
            <text:p>38288</text:p>
          </table:table-cell>
          <table:table-cell office:value-type="float" office:value="0" calcext:value-type="float">
            <text:p>0</text:p>
          </table:table-cell>
          <table:table-cell office:value-type="float" office:value="211300" calcext:value-type="float">
            <text:p>211300</text:p>
          </table:table-cell>
          <table:table-cell office:value-type="float" office:value="187369" calcext:value-type="float">
            <text:p>187369</text:p>
          </table:table-cell>
          <table:table-cell office:value-type="string" calcext:value-type="string">
            <text:p>It's near chickmangalore...?</text:p>
          </table:table-cell>
          <table:table-cell/>
        </table:table-row>
        <table:table-row table:style-name="ro1">
          <table:table-cell office:value-type="float" office:value="82863" calcext:value-type="float">
            <text:p>82863</text:p>
          </table:table-cell>
          <table:table-cell office:value-type="float" office:value="0" calcext:value-type="float">
            <text:p>0</text:p>
          </table:table-cell>
          <table:table-cell office:value-type="float" office:value="132076" calcext:value-type="float">
            <text:p>132076</text:p>
          </table:table-cell>
          <table:table-cell office:value-type="float" office:value="86489" calcext:value-type="float">
            <text:p>86489</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102641" calcext:value-type="float">
            <text:p>102641</text:p>
          </table:table-cell>
          <table:table-cell office:value-type="float" office:value="0" calcext:value-type="float">
            <text:p>0</text:p>
          </table:table-cell>
          <table:table-cell office:value-type="float" office:value="779468" calcext:value-type="float">
            <text:p>779468</text:p>
          </table:table-cell>
          <table:table-cell office:value-type="float" office:value="231894" calcext:value-type="float">
            <text:p>231894</text:p>
          </table:table-cell>
          <table:table-cell office:value-type="string" calcext:value-type="string">
            <text:p>I think if u r interested in trekking it I'll be a nice option for you to visit [[@87304]]</text:p>
          </table:table-cell>
          <table:table-cell/>
        </table:table-row>
        <table:table-row table:style-name="ro1">
          <table:table-cell office:value-type="float" office:value="149870" calcext:value-type="float">
            <text:p>149870</text:p>
          </table:table-cell>
          <table:table-cell office:value-type="float" office:value="0" calcext:value-type="float">
            <text:p>0</text:p>
          </table:table-cell>
          <table:table-cell office:value-type="float" office:value="890980" calcext:value-type="float">
            <text:p>890980</text:p>
          </table:table-cell>
          <table:table-cell office:value-type="float" office:value="266931" calcext:value-type="float">
            <text:p>266931</text:p>
          </table:table-cell>
          <table:table-cell office:value-type="string" calcext:value-type="string">
            <text:p>@praneeta.verma make sure you try their special dishes?</text:p>
          </table:table-cell>
          <table:table-cell/>
        </table:table-row>
        <table:table-row table:style-name="ro1">
          <table:table-cell office:value-type="float" office:value="154679" calcext:value-type="float">
            <text:p>154679</text:p>
          </table:table-cell>
          <table:table-cell office:value-type="float" office:value="0" calcext:value-type="float">
            <text:p>0</text:p>
          </table:table-cell>
          <table:table-cell office:value-type="float" office:value="901673" calcext:value-type="float">
            <text:p>901673</text:p>
          </table:table-cell>
          <table:table-cell office:value-type="float" office:value="80068" calcext:value-type="float">
            <text:p>80068</text:p>
          </table:table-cell>
          <table:table-cell office:value-type="string" calcext:value-type="string">
            <text:p>Gorgeous trail ??</text:p>
          </table:table-cell>
          <table:table-cell/>
        </table:table-row>
        <table:table-row table:style-name="ro1">
          <table:table-cell office:value-type="float" office:value="309243" calcext:value-type="float">
            <text:p>309243</text:p>
          </table:table-cell>
          <table:table-cell office:value-type="float" office:value="0" calcext:value-type="float">
            <text:p>0</text:p>
          </table:table-cell>
          <table:table-cell office:value-type="float" office:value="1640361" calcext:value-type="float">
            <text:p>1640361</text:p>
          </table:table-cell>
          <table:table-cell office:value-type="float" office:value="79819" calcext:value-type="float">
            <text:p>79819</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26702" calcext:value-type="float">
            <text:p>326702</text:p>
          </table:table-cell>
          <table:table-cell office:value-type="float" office:value="0" calcext:value-type="float">
            <text:p>0</text:p>
          </table:table-cell>
          <table:table-cell office:value-type="float" office:value="1731782" calcext:value-type="float">
            <text:p>1731782</text:p>
          </table:table-cell>
          <table:table-cell office:value-type="float" office:value="534873" calcext:value-type="float">
            <text:p>534873</text:p>
          </table:table-cell>
          <table:table-cell office:value-type="string" calcext:value-type="string">
            <text:p>If you wanna go there then You will go to near krida Sankul Buldana</text:p>
          </table:table-cell>
          <table:table-cell/>
        </table:table-row>
        <table:table-row table:style-name="ro1">
          <table:table-cell office:value-type="float" office:value="383704" calcext:value-type="float">
            <text:p>383704</text:p>
          </table:table-cell>
          <table:table-cell office:value-type="float" office:value="0" calcext:value-type="float">
            <text:p>0</text:p>
          </table:table-cell>
          <table:table-cell office:value-type="float" office:value="1869631" calcext:value-type="float">
            <text:p>1869631</text:p>
          </table:table-cell>
          <table:table-cell office:value-type="float" office:value="833627" calcext:value-type="float">
            <text:p>833627</text:p>
          </table:table-cell>
          <table:table-cell office:value-type="string" calcext:value-type="string">
            <text:p>like</text:p>
          </table:table-cell>
          <table:table-cell/>
        </table:table-row>
        <table:table-row table:style-name="ro1">
          <table:table-cell office:value-type="float" office:value="406911" calcext:value-type="float">
            <text:p>406911</text:p>
          </table:table-cell>
          <table:table-cell office:value-type="float" office:value="0" calcext:value-type="float">
            <text:p>0</text:p>
          </table:table-cell>
          <table:table-cell office:value-type="float" office:value="2314632" calcext:value-type="float">
            <text:p>2314632</text:p>
          </table:table-cell>
          <table:table-cell office:value-type="float" office:value="1127751" calcext:value-type="float">
            <text:p>1127751</text:p>
          </table:table-cell>
          <table:table-cell office:value-type="string" calcext:value-type="string">
            <text:p>gggy</text:p>
          </table:table-cell>
          <table:table-cell/>
        </table:table-row>
        <table:table-row table:style-name="ro1">
          <table:table-cell office:value-type="float" office:value="62519" calcext:value-type="float">
            <text:p>62519</text:p>
          </table:table-cell>
          <table:table-cell office:value-type="float" office:value="0" calcext:value-type="float">
            <text:p>0</text:p>
          </table:table-cell>
          <table:table-cell office:value-type="float" office:value="683828" calcext:value-type="float">
            <text:p>683828</text:p>
          </table:table-cell>
          <table:table-cell office:value-type="float" office:value="40942" calcext:value-type="float">
            <text:p>40942</text:p>
          </table:table-cell>
          <table:table-cell office:value-type="string" calcext:value-type="string">
            <text:p>Your stories are truely travel goals, how do you plan them?</text:p>
          </table:table-cell>
          <table:table-cell/>
        </table:table-row>
        <table:table-row table:style-name="ro1">
          <table:table-cell office:value-type="float" office:value="102711" calcext:value-type="float">
            <text:p>102711</text:p>
          </table:table-cell>
          <table:table-cell office:value-type="float" office:value="0" calcext:value-type="float">
            <text:p>0</text:p>
          </table:table-cell>
          <table:table-cell office:value-type="float" office:value="782094" calcext:value-type="float">
            <text:p>782094</text:p>
          </table:table-cell>
          <table:table-cell office:value-type="float" office:value="86307" calcext:value-type="float">
            <text:p>86307</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144268" calcext:value-type="float">
            <text:p>144268</text:p>
          </table:table-cell>
          <table:table-cell office:value-type="float" office:value="0" calcext:value-type="float">
            <text:p>0</text:p>
          </table:table-cell>
          <table:table-cell office:value-type="float" office:value="876571" calcext:value-type="float">
            <text:p>876571</text:p>
          </table:table-cell>
          <table:table-cell office:value-type="float" office:value="170812" calcext:value-type="float">
            <text:p>170812</text:p>
          </table:table-cell>
          <table:table-cell office:value-type="string" calcext:value-type="string">
            <text:p>Super se bhi uper!</text:p>
          </table:table-cell>
          <table:table-cell/>
        </table:table-row>
        <table:table-row table:style-name="ro1">
          <table:table-cell office:value-type="float" office:value="174937" calcext:value-type="float">
            <text:p>174937</text:p>
          </table:table-cell>
          <table:table-cell office:value-type="float" office:value="0" calcext:value-type="float">
            <text:p>0</text:p>
          </table:table-cell>
          <table:table-cell office:value-type="float" office:value="960555" calcext:value-type="float">
            <text:p>960555</text:p>
          </table:table-cell>
          <table:table-cell office:value-type="float" office:value="289272" calcext:value-type="float">
            <text:p>289272</text:p>
          </table:table-cell>
          <table:table-cell office:value-type="string" calcext:value-type="string">
            <text:p>[[@136289]] yes definitely they do work to make places beautiful ......but the reality is more beautiful then photos and videos ??</text:p>
          </table:table-cell>
          <table:table-cell/>
        </table:table-row>
        <table:table-row table:style-name="ro1">
          <table:table-cell office:value-type="float" office:value="189350" calcext:value-type="float">
            <text:p>189350</text:p>
          </table:table-cell>
          <table:table-cell office:value-type="float" office:value="0" calcext:value-type="float">
            <text:p>0</text:p>
          </table:table-cell>
          <table:table-cell office:value-type="float" office:value="983811" calcext:value-type="float">
            <text:p>983811</text:p>
          </table:table-cell>
          <table:table-cell office:value-type="float" office:value="84799" calcext:value-type="float">
            <text:p>8479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45293" calcext:value-type="float">
            <text:p>245293</text:p>
          </table:table-cell>
          <table:table-cell office:value-type="float" office:value="0" calcext:value-type="float">
            <text:p>0</text:p>
          </table:table-cell>
          <table:table-cell office:value-type="float" office:value="1229896" calcext:value-type="float">
            <text:p>1229896</text:p>
          </table:table-cell>
          <table:table-cell office:value-type="float" office:value="83488" calcext:value-type="float">
            <text:p>8348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52520" calcext:value-type="float">
            <text:p>252520</text:p>
          </table:table-cell>
          <table:table-cell office:value-type="float" office:value="866636" calcext:value-type="float">
            <text:p>866636</text:p>
          </table:table-cell>
          <table:table-cell office:value-type="float" office:value="0" calcext:value-type="float">
            <text:p>0</text:p>
          </table:table-cell>
          <table:table-cell office:value-type="float" office:value="386672" calcext:value-type="float">
            <text:p>386672</text:p>
          </table:table-cell>
          <table:table-cell office:value-type="string" calcext:value-type="string">
            <text:p>Ofcourse the first impression was not that great... It's a really isolated place with no proper roads.. however you will start liking the peace this place provides ?</text:p>
          </table:table-cell>
          <table:table-cell/>
        </table:table-row>
        <table:table-row table:style-name="ro1">
          <table:table-cell office:value-type="float" office:value="266238" calcext:value-type="float">
            <text:p>266238</text:p>
          </table:table-cell>
          <table:table-cell office:value-type="float" office:value="0" calcext:value-type="float">
            <text:p>0</text:p>
          </table:table-cell>
          <table:table-cell office:value-type="float" office:value="1376282" calcext:value-type="float">
            <text:p>1376282</text:p>
          </table:table-cell>
          <table:table-cell office:value-type="float" office:value="422248" calcext:value-type="float">
            <text:p>422248</text:p>
          </table:table-cell>
          <table:table-cell office:value-type="string" calcext:value-type="string">
            <text:p>[[@1]]</text:p>
          </table:table-cell>
          <table:table-cell/>
        </table:table-row>
        <table:table-row table:style-name="ro1">
          <table:table-cell office:value-type="float" office:value="327772" calcext:value-type="float">
            <text:p>327772</text:p>
          </table:table-cell>
          <table:table-cell office:value-type="float" office:value="0" calcext:value-type="float">
            <text:p>0</text:p>
          </table:table-cell>
          <table:table-cell office:value-type="float" office:value="520939" calcext:value-type="float">
            <text:p>520939</text:p>
          </table:table-cell>
          <table:table-cell office:value-type="float" office:value="155246" calcext:value-type="float">
            <text:p>155246</text:p>
          </table:table-cell>
          <table:table-cell office:value-type="string" calcext:value-type="string">
            <text:p>[[@77478]] you should visit this place!</text:p>
          </table:table-cell>
          <table:table-cell/>
        </table:table-row>
        <table:table-row table:style-name="ro1">
          <table:table-cell office:value-type="float" office:value="74074" calcext:value-type="float">
            <text:p>74074</text:p>
          </table:table-cell>
          <table:table-cell office:value-type="float" office:value="0" calcext:value-type="float">
            <text:p>0</text:p>
          </table:table-cell>
          <table:table-cell office:value-type="float" office:value="716839" calcext:value-type="float">
            <text:p>716839</text:p>
          </table:table-cell>
          <table:table-cell office:value-type="float" office:value="188331" calcext:value-type="float">
            <text:p>188331</text:p>
          </table:table-cell>
          <table:table-cell office:value-type="string" calcext:value-type="string">
            <text:p>@barodafestival I will work on content detailing next time. Thank you</text:p>
          </table:table-cell>
          <table:table-cell/>
        </table:table-row>
        <table:table-row table:style-name="ro1">
          <table:table-cell office:value-type="float" office:value="171277" calcext:value-type="float">
            <text:p>171277</text:p>
          </table:table-cell>
          <table:table-cell office:value-type="float" office:value="0" calcext:value-type="float">
            <text:p>0</text:p>
          </table:table-cell>
          <table:table-cell office:value-type="float" office:value="949147" calcext:value-type="float">
            <text:p>949147</text:p>
          </table:table-cell>
          <table:table-cell office:value-type="float" office:value="44468" calcext:value-type="float">
            <text:p>44468</text:p>
          </table:table-cell>
          <table:table-cell office:value-type="string" calcext:value-type="string">
            <text:p>Hey the trail is amazing, could you give some info?</text:p>
          </table:table-cell>
          <table:table-cell/>
        </table:table-row>
        <table:table-row table:style-name="ro1">
          <table:table-cell office:value-type="float" office:value="181075" calcext:value-type="float">
            <text:p>181075</text:p>
          </table:table-cell>
          <table:table-cell office:value-type="float" office:value="0" calcext:value-type="float">
            <text:p>0</text:p>
          </table:table-cell>
          <table:table-cell office:value-type="float" office:value="973284" calcext:value-type="float">
            <text:p>973284</text:p>
          </table:table-cell>
          <table:table-cell office:value-type="float" office:value="293308" calcext:value-type="float">
            <text:p>293308</text:p>
          </table:table-cell>
          <table:table-cell office:value-type="string" calcext:value-type="string">
            <text:p>[[@88332]] thanku???</text:p>
          </table:table-cell>
          <table:table-cell/>
        </table:table-row>
        <table:table-row table:style-name="ro1">
          <table:table-cell office:value-type="float" office:value="191609" calcext:value-type="float">
            <text:p>191609</text:p>
          </table:table-cell>
          <table:table-cell office:value-type="float" office:value="0" calcext:value-type="float">
            <text:p>0</text:p>
          </table:table-cell>
          <table:table-cell office:value-type="float" office:value="991652" calcext:value-type="float">
            <text:p>991652</text:p>
          </table:table-cell>
          <table:table-cell office:value-type="float" office:value="299013" calcext:value-type="float">
            <text:p>299013</text:p>
          </table:table-cell>
          <table:table-cell office:value-type="string" calcext:value-type="string">
            <text:p>[[@41282]] thankx ??</text:p>
          </table:table-cell>
          <table:table-cell/>
        </table:table-row>
        <table:table-row table:style-name="ro1">
          <table:table-cell office:value-type="float" office:value="211984" calcext:value-type="float">
            <text:p>211984</text:p>
          </table:table-cell>
          <table:table-cell office:value-type="float" office:value="0" calcext:value-type="float">
            <text:p>0</text:p>
          </table:table-cell>
          <table:table-cell office:value-type="float" office:value="1090859" calcext:value-type="float">
            <text:p>1090859</text:p>
          </table:table-cell>
          <table:table-cell office:value-type="float" office:value="5242" calcext:value-type="float">
            <text:p>5242</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15700" calcext:value-type="float">
            <text:p>215700</text:p>
          </table:table-cell>
          <table:table-cell office:value-type="float" office:value="0" calcext:value-type="float">
            <text:p>0</text:p>
          </table:table-cell>
          <table:table-cell office:value-type="float" office:value="1064893" calcext:value-type="float">
            <text:p>1064893</text:p>
          </table:table-cell>
          <table:table-cell office:value-type="float" office:value="334250" calcext:value-type="float">
            <text:p>334250</text:p>
          </table:table-cell>
          <table:table-cell office:value-type="string" calcext:value-type="string">
            <text:p>Omg ??thats pretty amazing ?</text:p>
          </table:table-cell>
          <table:table-cell/>
        </table:table-row>
        <table:table-row table:style-name="ro1">
          <table:table-cell office:value-type="float" office:value="288163" calcext:value-type="float">
            <text:p>288163</text:p>
          </table:table-cell>
          <table:table-cell office:value-type="float" office:value="0" calcext:value-type="float">
            <text:p>0</text:p>
          </table:table-cell>
          <table:table-cell office:value-type="float" office:value="1518780" calcext:value-type="float">
            <text:p>1518780</text:p>
          </table:table-cell>
          <table:table-cell office:value-type="float" office:value="19688" calcext:value-type="float">
            <text:p>1968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07042" calcext:value-type="float">
            <text:p>307042</text:p>
          </table:table-cell>
          <table:table-cell office:value-type="float" office:value="0" calcext:value-type="float">
            <text:p>0</text:p>
          </table:table-cell>
          <table:table-cell office:value-type="float" office:value="1625466" calcext:value-type="float">
            <text:p>1625466</text:p>
          </table:table-cell>
          <table:table-cell office:value-type="float" office:value="83486" calcext:value-type="float">
            <text:p>83486</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70440" calcext:value-type="float">
            <text:p>370440</text:p>
          </table:table-cell>
          <table:table-cell office:value-type="float" office:value="0" calcext:value-type="float">
            <text:p>0</text:p>
          </table:table-cell>
          <table:table-cell office:value-type="float" office:value="2195549" calcext:value-type="float">
            <text:p>2195549</text:p>
          </table:table-cell>
          <table:table-cell office:value-type="float" office:value="85666" calcext:value-type="float">
            <text:p>85666</text:p>
          </table:table-cell>
          <table:table-cell office:value-type="string" calcext:value-type="string">
            <text:p>This Trail is excellent and it definitely is worthy of more eyes!</text:p>
          </table:table-cell>
          <table:table-cell/>
        </table:table-row>
        <table:table-row table:style-name="ro1">
          <table:table-cell office:value-type="float" office:value="30682" calcext:value-type="float">
            <text:p>30682</text:p>
          </table:table-cell>
          <table:table-cell office:value-type="float" office:value="0" calcext:value-type="float">
            <text:p>0</text:p>
          </table:table-cell>
          <table:table-cell office:value-type="float" office:value="611643" calcext:value-type="float">
            <text:p>611643</text:p>
          </table:table-cell>
          <table:table-cell office:value-type="float" office:value="182903" calcext:value-type="float">
            <text:p>182903</text:p>
          </table:table-cell>
          <table:table-cell office:value-type="string" calcext:value-type="string">
            <text:p>[[@84637]] thank u dear ??</text:p>
          </table:table-cell>
          <table:table-cell/>
        </table:table-row>
        <table:table-row table:style-name="ro1">
          <table:table-cell office:value-type="float" office:value="63201" calcext:value-type="float">
            <text:p>63201</text:p>
          </table:table-cell>
          <table:table-cell office:value-type="float" office:value="347209" calcext:value-type="float">
            <text:p>347209</text:p>
          </table:table-cell>
          <table:table-cell office:value-type="float" office:value="0" calcext:value-type="float">
            <text:p>0</text:p>
          </table:table-cell>
          <table:table-cell office:value-type="float" office:value="132153" calcext:value-type="float">
            <text:p>132153</text:p>
          </table:table-cell>
          <table:table-cell office:value-type="string" calcext:value-type="string">
            <text:p>i like to live here?</text:p>
          </table:table-cell>
          <table:table-cell/>
        </table:table-row>
        <table:table-row table:style-name="ro1">
          <table:table-cell office:value-type="float" office:value="306543" calcext:value-type="float">
            <text:p>306543</text:p>
          </table:table-cell>
          <table:table-cell office:value-type="float" office:value="0" calcext:value-type="float">
            <text:p>0</text:p>
          </table:table-cell>
          <table:table-cell office:value-type="float" office:value="1621087" calcext:value-type="float">
            <text:p>1621087</text:p>
          </table:table-cell>
          <table:table-cell office:value-type="float" office:value="40064" calcext:value-type="float">
            <text:p>40064</text:p>
          </table:table-cell>
          <table:table-cell office:value-type="string" calcext:value-type="string">
            <text:p>Your trail is detailed perfectly!</text:p>
          </table:table-cell>
          <table:table-cell/>
        </table:table-row>
        <table:table-row table:style-name="ro1">
          <table:table-cell office:value-type="float" office:value="65211" calcext:value-type="float">
            <text:p>65211</text:p>
          </table:table-cell>
          <table:table-cell office:value-type="float" office:value="0" calcext:value-type="float">
            <text:p>0</text:p>
          </table:table-cell>
          <table:table-cell office:value-type="float" office:value="690517" calcext:value-type="float">
            <text:p>690517</text:p>
          </table:table-cell>
          <table:table-cell office:value-type="float" office:value="88406" calcext:value-type="float">
            <text:p>8840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88951" calcext:value-type="float">
            <text:p>88951</text:p>
          </table:table-cell>
          <table:table-cell office:value-type="float" office:value="0" calcext:value-type="float">
            <text:p>0</text:p>
          </table:table-cell>
          <table:table-cell office:value-type="float" office:value="750836" calcext:value-type="float">
            <text:p>750836</text:p>
          </table:table-cell>
          <table:table-cell office:value-type="float" office:value="84239" calcext:value-type="float">
            <text:p>84239</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59835" calcext:value-type="float">
            <text:p>159835</text:p>
          </table:table-cell>
          <table:table-cell office:value-type="float" office:value="0" calcext:value-type="float">
            <text:p>0</text:p>
          </table:table-cell>
          <table:table-cell office:value-type="float" office:value="898042" calcext:value-type="float">
            <text:p>898042</text:p>
          </table:table-cell>
          <table:table-cell office:value-type="float" office:value="42488" calcext:value-type="float">
            <text:p>4248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86294" calcext:value-type="float">
            <text:p>186294</text:p>
          </table:table-cell>
          <table:table-cell office:value-type="float" office:value="0" calcext:value-type="float">
            <text:p>0</text:p>
          </table:table-cell>
          <table:table-cell office:value-type="float" office:value="650675" calcext:value-type="float">
            <text:p>650675</text:p>
          </table:table-cell>
          <table:table-cell office:value-type="float" office:value="86423" calcext:value-type="float">
            <text:p>86423</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89321" calcext:value-type="float">
            <text:p>189321</text:p>
          </table:table-cell>
          <table:table-cell office:value-type="float" office:value="0" calcext:value-type="float">
            <text:p>0</text:p>
          </table:table-cell>
          <table:table-cell office:value-type="float" office:value="972031" calcext:value-type="float">
            <text:p>972031</text:p>
          </table:table-cell>
          <table:table-cell office:value-type="float" office:value="292915" calcext:value-type="float">
            <text:p>292915</text:p>
          </table:table-cell>
          <table:table-cell office:value-type="string" calcext:value-type="string">
            <text:p>[[@78836]] Thanks bhai?</text:p>
          </table:table-cell>
          <table:table-cell/>
        </table:table-row>
        <table:table-row table:style-name="ro1">
          <table:table-cell office:value-type="float" office:value="264852" calcext:value-type="float">
            <text:p>264852</text:p>
          </table:table-cell>
          <table:table-cell office:value-type="float" office:value="0" calcext:value-type="float">
            <text:p>0</text:p>
          </table:table-cell>
          <table:table-cell office:value-type="float" office:value="1381221" calcext:value-type="float">
            <text:p>1381221</text:p>
          </table:table-cell>
          <table:table-cell office:value-type="float" office:value="83017" calcext:value-type="float">
            <text:p>83017</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72493" calcext:value-type="float">
            <text:p>372493</text:p>
          </table:table-cell>
          <table:table-cell office:value-type="float" office:value="0" calcext:value-type="float">
            <text:p>0</text:p>
          </table:table-cell>
          <table:table-cell office:value-type="float" office:value="1387259" calcext:value-type="float">
            <text:p>1387259</text:p>
          </table:table-cell>
          <table:table-cell office:value-type="float" office:value="706388" calcext:value-type="float">
            <text:p>706388</text:p>
          </table:table-cell>
          <table:table-cell office:value-type="string" calcext:value-type="string">
            <text:p>Seems like u had a nice trip, love the places u visited and captured..!!! ??</text:p>
          </table:table-cell>
          <table:table-cell/>
        </table:table-row>
        <table:table-row table:style-name="ro1">
          <table:table-cell office:value-type="float" office:value="416441" calcext:value-type="float">
            <text:p>416441</text:p>
          </table:table-cell>
          <table:table-cell office:value-type="float" office:value="0" calcext:value-type="float">
            <text:p>0</text:p>
          </table:table-cell>
          <table:table-cell office:value-type="float" office:value="2341799" calcext:value-type="float">
            <text:p>2341799</text:p>
          </table:table-cell>
          <table:table-cell office:value-type="float" office:value="294" calcext:value-type="float">
            <text:p>294</text:p>
          </table:table-cell>
          <table:table-cell office:value-type="string" calcext:value-type="string">
            <text:p>nice video</text:p>
          </table:table-cell>
          <table:table-cell/>
        </table:table-row>
        <table:table-row table:style-name="ro1">
          <table:table-cell office:value-type="float" office:value="129456" calcext:value-type="float">
            <text:p>129456</text:p>
          </table:table-cell>
          <table:table-cell office:value-type="float" office:value="0" calcext:value-type="float">
            <text:p>0</text:p>
          </table:table-cell>
          <table:table-cell office:value-type="float" office:value="839188" calcext:value-type="float">
            <text:p>839188</text:p>
          </table:table-cell>
          <table:table-cell office:value-type="float" office:value="39617" calcext:value-type="float">
            <text:p>39617</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62695" calcext:value-type="float">
            <text:p>162695</text:p>
          </table:table-cell>
          <table:table-cell office:value-type="float" office:value="0" calcext:value-type="float">
            <text:p>0</text:p>
          </table:table-cell>
          <table:table-cell office:value-type="float" office:value="469433" calcext:value-type="float">
            <text:p>469433</text:p>
          </table:table-cell>
          <table:table-cell office:value-type="float" office:value="139618" calcext:value-type="float">
            <text:p>139618</text:p>
          </table:table-cell>
          <table:table-cell office:value-type="string" calcext:value-type="string">
            <text:p>Yes bro..</text:p>
          </table:table-cell>
          <table:table-cell/>
        </table:table-row>
        <table:table-row table:style-name="ro1">
          <table:table-cell office:value-type="float" office:value="181466" calcext:value-type="float">
            <text:p>181466</text:p>
          </table:table-cell>
          <table:table-cell office:value-type="float" office:value="0" calcext:value-type="float">
            <text:p>0</text:p>
          </table:table-cell>
          <table:table-cell office:value-type="float" office:value="974453" calcext:value-type="float">
            <text:p>974453</text:p>
          </table:table-cell>
          <table:table-cell office:value-type="float" office:value="40859" calcext:value-type="float">
            <text:p>4085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39330" calcext:value-type="float">
            <text:p>239330</text:p>
          </table:table-cell>
          <table:table-cell office:value-type="float" office:value="0" calcext:value-type="float">
            <text:p>0</text:p>
          </table:table-cell>
          <table:table-cell office:value-type="float" office:value="1198353" calcext:value-type="float">
            <text:p>1198353</text:p>
          </table:table-cell>
          <table:table-cell office:value-type="float" office:value="77298" calcext:value-type="float">
            <text:p>77298</text:p>
          </table:table-cell>
          <table:table-cell office:value-type="string" calcext:value-type="string">
            <text:p>amazing stories! when can i read your next adventure?</text:p>
          </table:table-cell>
          <table:table-cell/>
        </table:table-row>
        <table:table-row table:style-name="ro1">
          <table:table-cell office:value-type="float" office:value="290247" calcext:value-type="float">
            <text:p>290247</text:p>
          </table:table-cell>
          <table:table-cell office:value-type="float" office:value="0" calcext:value-type="float">
            <text:p>0</text:p>
          </table:table-cell>
          <table:table-cell office:value-type="float" office:value="1533847" calcext:value-type="float">
            <text:p>1533847</text:p>
          </table:table-cell>
          <table:table-cell office:value-type="float" office:value="41126" calcext:value-type="float">
            <text:p>41126</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90780" calcext:value-type="float">
            <text:p>290780</text:p>
          </table:table-cell>
          <table:table-cell office:value-type="float" office:value="0" calcext:value-type="float">
            <text:p>0</text:p>
          </table:table-cell>
          <table:table-cell office:value-type="float" office:value="1535595" calcext:value-type="float">
            <text:p>1535595</text:p>
          </table:table-cell>
          <table:table-cell office:value-type="float" office:value="82287" calcext:value-type="float">
            <text:p>82287</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448259" calcext:value-type="float">
            <text:p>448259</text:p>
          </table:table-cell>
          <table:table-cell office:value-type="float" office:value="0" calcext:value-type="float">
            <text:p>0</text:p>
          </table:table-cell>
          <table:table-cell office:value-type="float" office:value="2267036" calcext:value-type="float">
            <text:p>2267036</text:p>
          </table:table-cell>
          <table:table-cell office:value-type="float" office:value="1851212" calcext:value-type="float">
            <text:p>1851212</text:p>
          </table:table-cell>
          <table:table-cell office:value-type="string" calcext:value-type="string">
            <text:p>Hii</text:p>
          </table:table-cell>
          <table:table-cell/>
        </table:table-row>
        <table:table-row table:style-name="ro1">
          <table:table-cell office:value-type="float" office:value="448487" calcext:value-type="float">
            <text:p>448487</text:p>
          </table:table-cell>
          <table:table-cell office:value-type="float" office:value="0" calcext:value-type="float">
            <text:p>0</text:p>
          </table:table-cell>
          <table:table-cell office:value-type="float" office:value="2329362" calcext:value-type="float">
            <text:p>2329362</text:p>
          </table:table-cell>
          <table:table-cell office:value-type="float" office:value="1724412" calcext:value-type="float">
            <text:p>1724412</text:p>
          </table:table-cell>
          <table:table-cell office:value-type="string" calcext:value-type="string">
            <text:p>Nice</text:p>
          </table:table-cell>
          <table:table-cell/>
        </table:table-row>
        <table:table-row table:style-name="ro1">
          <table:table-cell office:value-type="float" office:value="89123" calcext:value-type="float">
            <text:p>89123</text:p>
          </table:table-cell>
          <table:table-cell office:value-type="float" office:value="0" calcext:value-type="float">
            <text:p>0</text:p>
          </table:table-cell>
          <table:table-cell office:value-type="float" office:value="752562" calcext:value-type="float">
            <text:p>752562</text:p>
          </table:table-cell>
          <table:table-cell office:value-type="float" office:value="43545" calcext:value-type="float">
            <text:p>43545</text:p>
          </table:table-cell>
          <table:table-cell office:value-type="string" calcext:value-type="string">
            <text:p>Hey what time of the year is best to visit this place?</text:p>
          </table:table-cell>
          <table:table-cell/>
        </table:table-row>
        <table:table-row table:style-name="ro1">
          <table:table-cell office:value-type="float" office:value="143466" calcext:value-type="float">
            <text:p>143466</text:p>
          </table:table-cell>
          <table:table-cell office:value-type="float" office:value="0" calcext:value-type="float">
            <text:p>0</text:p>
          </table:table-cell>
          <table:table-cell office:value-type="float" office:value="873912" calcext:value-type="float">
            <text:p>873912</text:p>
          </table:table-cell>
          <table:table-cell office:value-type="float" office:value="83512" calcext:value-type="float">
            <text:p>83512</text:p>
          </table:table-cell>
          <table:table-cell office:value-type="string" calcext:value-type="string">
            <text:p>amazing stories! when can i read your next adventure?</text:p>
          </table:table-cell>
          <table:table-cell/>
        </table:table-row>
        <table:table-row table:style-name="ro1">
          <table:table-cell office:value-type="float" office:value="271734" calcext:value-type="float">
            <text:p>271734</text:p>
          </table:table-cell>
          <table:table-cell office:value-type="float" office:value="0" calcext:value-type="float">
            <text:p>0</text:p>
          </table:table-cell>
          <table:table-cell office:value-type="float" office:value="1419424" calcext:value-type="float">
            <text:p>1419424</text:p>
          </table:table-cell>
          <table:table-cell office:value-type="float" office:value="243587" calcext:value-type="float">
            <text:p>243587</text:p>
          </table:table-cell>
          <table:table-cell office:value-type="string" calcext:value-type="string">
            <text:p>Really cool! But I hope to see better content the next time :) </text:p>
          </table:table-cell>
          <table:table-cell/>
        </table:table-row>
        <table:table-row table:style-name="ro1">
          <table:table-cell office:value-type="float" office:value="277823" calcext:value-type="float">
            <text:p>277823</text:p>
          </table:table-cell>
          <table:table-cell office:value-type="float" office:value="956259" calcext:value-type="float">
            <text:p>956259</text:p>
          </table:table-cell>
          <table:table-cell office:value-type="float" office:value="0" calcext:value-type="float">
            <text:p>0</text:p>
          </table:table-cell>
          <table:table-cell office:value-type="float" office:value="445791" calcext:value-type="float">
            <text:p>445791</text:p>
          </table:table-cell>
          <table:table-cell office:value-type="string" calcext:value-type="string">
            <text:p>Nice</text:p>
          </table:table-cell>
          <table:table-cell/>
        </table:table-row>
        <table:table-row table:style-name="ro1">
          <table:table-cell office:value-type="float" office:value="289087" calcext:value-type="float">
            <text:p>289087</text:p>
          </table:table-cell>
          <table:table-cell office:value-type="float" office:value="0" calcext:value-type="float">
            <text:p>0</text:p>
          </table:table-cell>
          <table:table-cell office:value-type="float" office:value="1525388" calcext:value-type="float">
            <text:p>1525388</text:p>
          </table:table-cell>
          <table:table-cell office:value-type="float" office:value="41251" calcext:value-type="float">
            <text:p>41251</text:p>
          </table:table-cell>
          <table:table-cell office:value-type="string" calcext:value-type="string">
            <text:p>Great trail ❤️</text:p>
          </table:table-cell>
          <table:table-cell/>
        </table:table-row>
        <table:table-row table:style-name="ro1">
          <table:table-cell office:value-type="float" office:value="292274" calcext:value-type="float">
            <text:p>292274</text:p>
          </table:table-cell>
          <table:table-cell office:value-type="float" office:value="1127005" calcext:value-type="float">
            <text:p>1127005</text:p>
          </table:table-cell>
          <table:table-cell office:value-type="float" office:value="0" calcext:value-type="float">
            <text:p>0</text:p>
          </table:table-cell>
          <table:table-cell office:value-type="float" office:value="136929" calcext:value-type="float">
            <text:p>136929</text:p>
          </table:table-cell>
          <table:table-cell office:value-type="string" calcext:value-type="string">
            <text:p>[[@475576]] Nupur, you observe a lot ???</text:p>
          </table:table-cell>
          <table:table-cell/>
        </table:table-row>
        <table:table-row table:style-name="ro1">
          <table:table-cell office:value-type="float" office:value="354612" calcext:value-type="float">
            <text:p>354612</text:p>
          </table:table-cell>
          <table:table-cell office:value-type="float" office:value="0" calcext:value-type="float">
            <text:p>0</text:p>
          </table:table-cell>
          <table:table-cell office:value-type="float" office:value="1929777" calcext:value-type="float">
            <text:p>1929777</text:p>
          </table:table-cell>
          <table:table-cell office:value-type="float" office:value="76450" calcext:value-type="float">
            <text:p>76450</text:p>
          </table:table-cell>
          <table:table-cell office:value-type="string" calcext:value-type="string">
            <text:p>Eagerly waiting for the next post in the series! ??</text:p>
          </table:table-cell>
          <table:table-cell/>
        </table:table-row>
        <table:table-row table:style-name="ro1">
          <table:table-cell office:value-type="float" office:value="405733" calcext:value-type="float">
            <text:p>405733</text:p>
          </table:table-cell>
          <table:table-cell office:value-type="float" office:value="0" calcext:value-type="float">
            <text:p>0</text:p>
          </table:table-cell>
          <table:table-cell office:value-type="float" office:value="2278979" calcext:value-type="float">
            <text:p>2278979</text:p>
          </table:table-cell>
          <table:table-cell office:value-type="float" office:value="1104546" calcext:value-type="float">
            <text:p>1104546</text:p>
          </table:table-cell>
          <table:table-cell office:value-type="string" calcext:value-type="string">
            <text:p>Ohhhh Hi</text:p>
          </table:table-cell>
          <table:table-cell/>
        </table:table-row>
        <table:table-row table:style-name="ro1">
          <table:table-cell office:value-type="float" office:value="411713" calcext:value-type="float">
            <text:p>411713</text:p>
          </table:table-cell>
          <table:table-cell office:value-type="float" office:value="0" calcext:value-type="float">
            <text:p>0</text:p>
          </table:table-cell>
          <table:table-cell office:value-type="float" office:value="2288525" calcext:value-type="float">
            <text:p>2288525</text:p>
          </table:table-cell>
          <table:table-cell office:value-type="float" office:value="128202" calcext:value-type="float">
            <text:p>128202</text:p>
          </table:table-cell>
          <table:table-cell office:value-type="string" calcext:value-type="string">
            <text:p>interesting person</text:p>
          </table:table-cell>
          <table:table-cell/>
        </table:table-row>
        <table:table-row table:style-name="ro1">
          <table:table-cell office:value-type="float" office:value="2091" calcext:value-type="float">
            <text:p>2091</text:p>
          </table:table-cell>
          <table:table-cell office:value-type="float" office:value="5546" calcext:value-type="float">
            <text:p>5546</text:p>
          </table:table-cell>
          <table:table-cell office:value-type="float" office:value="0" calcext:value-type="float">
            <text:p>0</text:p>
          </table:table-cell>
          <table:table-cell office:value-type="float" office:value="420" calcext:value-type="float">
            <text:p>420</text:p>
          </table:table-cell>
          <table:table-cell office:value-type="string" calcext:value-type="string">
            <text:p>[[@23]] u should visit this place when u come to Bangalore. not a very big area but you will get to see a lot of animals including White Tigers.</text:p>
          </table:table-cell>
          <table:table-cell/>
        </table:table-row>
        <table:table-row table:style-name="ro1">
          <table:table-cell office:value-type="float" office:value="7647" calcext:value-type="float">
            <text:p>7647</text:p>
          </table:table-cell>
          <table:table-cell office:value-type="float" office:value="0" calcext:value-type="float">
            <text:p>0</text:p>
          </table:table-cell>
          <table:table-cell office:value-type="float" office:value="230654" calcext:value-type="float">
            <text:p>230654</text:p>
          </table:table-cell>
          <table:table-cell office:value-type="float" office:value="94157" calcext:value-type="float">
            <text:p>94157</text:p>
          </table:table-cell>
          <table:table-cell office:value-type="string" calcext:value-type="string">
            <text:p>The trail looks nice, but i wish there there could be more information in it.</text:p>
          </table:table-cell>
          <table:table-cell/>
        </table:table-row>
        <table:table-row table:style-name="ro1">
          <table:table-cell office:value-type="float" office:value="35805" calcext:value-type="float">
            <text:p>35805</text:p>
          </table:table-cell>
          <table:table-cell office:value-type="float" office:value="260499" calcext:value-type="float">
            <text:p>260499</text:p>
          </table:table-cell>
          <table:table-cell office:value-type="float" office:value="0" calcext:value-type="float">
            <text:p>0</text:p>
          </table:table-cell>
          <table:table-cell office:value-type="float" office:value="22936" calcext:value-type="float">
            <text:p>22936</text:p>
          </table:table-cell>
          <table:table-cell office:value-type="string" calcext:value-type="string">
            <text:p>Snacks khaa skte?</text:p>
          </table:table-cell>
          <table:table-cell/>
        </table:table-row>
        <table:table-row table:style-name="ro1">
          <table:table-cell office:value-type="float" office:value="129055" calcext:value-type="float">
            <text:p>129055</text:p>
          </table:table-cell>
          <table:table-cell office:value-type="float" office:value="0" calcext:value-type="float">
            <text:p>0</text:p>
          </table:table-cell>
          <table:table-cell office:value-type="float" office:value="836515" calcext:value-type="float">
            <text:p>836515</text:p>
          </table:table-cell>
          <table:table-cell office:value-type="float" office:value="87861" calcext:value-type="float">
            <text:p>87861</text:p>
          </table:table-cell>
          <table:table-cell office:value-type="string" calcext:value-type="string">
            <text:p>The pictures are so amazing, even the content! But the title could be a little more relevant you know :)</text:p>
          </table:table-cell>
          <table:table-cell/>
        </table:table-row>
        <table:table-row table:style-name="ro2">
          <table:table-cell office:value-type="float" office:value="258031" calcext:value-type="float">
            <text:p>258031</text:p>
          </table:table-cell>
          <table:table-cell office:value-type="float" office:value="0" calcext:value-type="float">
            <text:p>0</text:p>
          </table:table-cell>
          <table:table-cell office:value-type="float" office:value="1332320" calcext:value-type="float">
            <text:p>1332320</text:p>
          </table:table-cell>
          <table:table-cell office:value-type="float" office:value="408126" calcext:value-type="float">
            <text:p>408126</text:p>
          </table:table-cell>
          <table:table-cell office:value-type="string" calcext:value-type="string">
            <text:p>[[@42508]] </text:p>
            <text:p>It was special  moment in hotel..  With self realize..</text:p>
          </table:table-cell>
          <table:table-cell/>
        </table:table-row>
        <table:table-row table:style-name="ro1">
          <table:table-cell office:value-type="float" office:value="267346" calcext:value-type="float">
            <text:p>267346</text:p>
          </table:table-cell>
          <table:table-cell office:value-type="float" office:value="0" calcext:value-type="float">
            <text:p>0</text:p>
          </table:table-cell>
          <table:table-cell office:value-type="float" office:value="1321692" calcext:value-type="float">
            <text:p>1321692</text:p>
          </table:table-cell>
          <table:table-cell office:value-type="float" office:value="44473" calcext:value-type="float">
            <text:p>4447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24783" calcext:value-type="float">
            <text:p>324783</text:p>
          </table:table-cell>
          <table:table-cell office:value-type="float" office:value="0" calcext:value-type="float">
            <text:p>0</text:p>
          </table:table-cell>
          <table:table-cell office:value-type="float" office:value="1734524" calcext:value-type="float">
            <text:p>1734524</text:p>
          </table:table-cell>
          <table:table-cell office:value-type="float" office:value="82383" calcext:value-type="float">
            <text:p>82383</text:p>
          </table:table-cell>
          <table:table-cell office:value-type="string" calcext:value-type="string">
            <text:p>I am so trying this out soon, do you have any suggestions or tips?</text:p>
          </table:table-cell>
          <table:table-cell/>
        </table:table-row>
        <table:table-row table:style-name="ro1">
          <table:table-cell office:value-type="float" office:value="404909" calcext:value-type="float">
            <text:p>404909</text:p>
          </table:table-cell>
          <table:table-cell office:value-type="float" office:value="0" calcext:value-type="float">
            <text:p>0</text:p>
          </table:table-cell>
          <table:table-cell office:value-type="float" office:value="2284968" calcext:value-type="float">
            <text:p>2284968</text:p>
          </table:table-cell>
          <table:table-cell office:value-type="float" office:value="12156" calcext:value-type="float">
            <text:p>12156</text:p>
          </table:table-cell>
          <table:table-cell office:value-type="string" calcext:value-type="string">
            <text:p>Which is your all time favourite movie/tv show?</text:p>
          </table:table-cell>
          <table:table-cell/>
        </table:table-row>
        <table:table-row table:style-name="ro1">
          <table:table-cell office:value-type="float" office:value="412415" calcext:value-type="float">
            <text:p>412415</text:p>
          </table:table-cell>
          <table:table-cell office:value-type="float" office:value="0" calcext:value-type="float">
            <text:p>0</text:p>
          </table:table-cell>
          <table:table-cell office:value-type="float" office:value="2338256" calcext:value-type="float">
            <text:p>2338256</text:p>
          </table:table-cell>
          <table:table-cell office:value-type="float" office:value="1324018" calcext:value-type="float">
            <text:p>1324018</text:p>
          </table:table-cell>
          <table:table-cell office:value-type="string" calcext:value-type="string">
            <text:p>Www sex nu 9156480115</text:p>
          </table:table-cell>
          <table:table-cell/>
        </table:table-row>
        <table:table-row table:style-name="ro1">
          <table:table-cell office:value-type="float" office:value="34088" calcext:value-type="float">
            <text:p>34088</text:p>
          </table:table-cell>
          <table:table-cell office:value-type="float" office:value="10890" calcext:value-type="float">
            <text:p>10890</text:p>
          </table:table-cell>
          <table:table-cell office:value-type="float" office:value="0" calcext:value-type="float">
            <text:p>0</text:p>
          </table:table-cell>
          <table:table-cell office:value-type="float" office:value="184435" calcext:value-type="float">
            <text:p>184435</text:p>
          </table:table-cell>
          <table:table-cell office:value-type="string" calcext:value-type="string">
            <text:p>I must say that you took a perfect shot ??</text:p>
          </table:table-cell>
          <table:table-cell/>
        </table:table-row>
        <table:table-row table:style-name="ro1">
          <table:table-cell office:value-type="float" office:value="39497" calcext:value-type="float">
            <text:p>39497</text:p>
          </table:table-cell>
          <table:table-cell office:value-type="float" office:value="0" calcext:value-type="float">
            <text:p>0</text:p>
          </table:table-cell>
          <table:table-cell office:value-type="float" office:value="632454" calcext:value-type="float">
            <text:p>632454</text:p>
          </table:table-cell>
          <table:table-cell office:value-type="float" office:value="136025" calcext:value-type="float">
            <text:p>136025</text:p>
          </table:table-cell>
          <table:table-cell office:value-type="string" calcext:value-type="string">
            <text:p>So glad you shared this today!</text:p>
          </table:table-cell>
          <table:table-cell/>
        </table:table-row>
        <table:table-row table:style-name="ro1">
          <table:table-cell office:value-type="float" office:value="159150" calcext:value-type="float">
            <text:p>159150</text:p>
          </table:table-cell>
          <table:table-cell office:value-type="float" office:value="528218" calcext:value-type="float">
            <text:p>528218</text:p>
          </table:table-cell>
          <table:table-cell office:value-type="float" office:value="0" calcext:value-type="float">
            <text:p>0</text:p>
          </table:table-cell>
          <table:table-cell office:value-type="float" office:value="251711" calcext:value-type="float">
            <text:p>251711</text:p>
          </table:table-cell>
          <table:table-cell office:value-type="string" calcext:value-type="string">
            <text:p>Noida to mathura and vrindavan through Yamuna express highway in 2 and half hour... Nice highway... One day trip</text:p>
          </table:table-cell>
          <table:table-cell/>
        </table:table-row>
        <table:table-row table:style-name="ro1">
          <table:table-cell office:value-type="float" office:value="312758" calcext:value-type="float">
            <text:p>312758</text:p>
          </table:table-cell>
          <table:table-cell office:value-type="float" office:value="0" calcext:value-type="float">
            <text:p>0</text:p>
          </table:table-cell>
          <table:table-cell office:value-type="float" office:value="1660649" calcext:value-type="float">
            <text:p>1660649</text:p>
          </table:table-cell>
          <table:table-cell office:value-type="float" office:value="82195" calcext:value-type="float">
            <text:p>82195</text:p>
          </table:table-cell>
          <table:table-cell office:value-type="string" calcext:value-type="string">
            <text:p>Cool one ??</text:p>
          </table:table-cell>
          <table:table-cell/>
        </table:table-row>
        <table:table-row table:style-name="ro1">
          <table:table-cell office:value-type="float" office:value="355236" calcext:value-type="float">
            <text:p>355236</text:p>
          </table:table-cell>
          <table:table-cell office:value-type="float" office:value="0" calcext:value-type="float">
            <text:p>0</text:p>
          </table:table-cell>
          <table:table-cell office:value-type="float" office:value="1914686" calcext:value-type="float">
            <text:p>1914686</text:p>
          </table:table-cell>
          <table:table-cell office:value-type="float" office:value="599619" calcext:value-type="float">
            <text:p>599619</text:p>
          </table:table-cell>
          <table:table-cell office:value-type="string" calcext:value-type="string">
            <text:p>$3.30 per gallon</text:p>
          </table:table-cell>
          <table:table-cell/>
        </table:table-row>
        <table:table-row table:style-name="ro1">
          <table:table-cell office:value-type="float" office:value="426463" calcext:value-type="float">
            <text:p>426463</text:p>
          </table:table-cell>
          <table:table-cell office:value-type="float" office:value="0" calcext:value-type="float">
            <text:p>0</text:p>
          </table:table-cell>
          <table:table-cell office:value-type="float" office:value="1382549" calcext:value-type="float">
            <text:p>1382549</text:p>
          </table:table-cell>
          <table:table-cell office:value-type="float" office:value="16810" calcext:value-type="float">
            <text:p>16810</text:p>
          </table:table-cell>
          <table:table-cell office:value-type="string" calcext:value-type="string">
            <text:p>water and height both great combo</text:p>
          </table:table-cell>
          <table:table-cell/>
        </table:table-row>
        <table:table-row table:style-name="ro1">
          <table:table-cell office:value-type="float" office:value="479" calcext:value-type="float">
            <text:p>479</text:p>
          </table:table-cell>
          <table:table-cell office:value-type="float" office:value="1095" calcext:value-type="float">
            <text:p>1095</text:p>
          </table:table-cell>
          <table:table-cell office:value-type="float" office:value="0" calcext:value-type="float">
            <text:p>0</text:p>
          </table:table-cell>
          <table:table-cell office:value-type="float" office:value="240" calcext:value-type="float">
            <text:p>240</text:p>
          </table:table-cell>
          <table:table-cell office:value-type="string" calcext:value-type="string">
            <text:p>yes indeed! [[@380]]</text:p>
          </table:table-cell>
          <table:table-cell/>
        </table:table-row>
        <table:table-row table:style-name="ro1">
          <table:table-cell office:value-type="float" office:value="40369" calcext:value-type="float">
            <text:p>40369</text:p>
          </table:table-cell>
          <table:table-cell office:value-type="float" office:value="0" calcext:value-type="float">
            <text:p>0</text:p>
          </table:table-cell>
          <table:table-cell office:value-type="float" office:value="634099" calcext:value-type="float">
            <text:p>634099</text:p>
          </table:table-cell>
          <table:table-cell office:value-type="float" office:value="48928" calcext:value-type="float">
            <text:p>48928</text:p>
          </table:table-cell>
          <table:table-cell office:value-type="string" calcext:value-type="string">
            <text:p>Nyc..lovely ?</text:p>
          </table:table-cell>
          <table:table-cell/>
        </table:table-row>
        <table:table-row table:style-name="ro1">
          <table:table-cell office:value-type="float" office:value="123298" calcext:value-type="float">
            <text:p>123298</text:p>
          </table:table-cell>
          <table:table-cell office:value-type="float" office:value="0" calcext:value-type="float">
            <text:p>0</text:p>
          </table:table-cell>
          <table:table-cell office:value-type="float" office:value="823042" calcext:value-type="float">
            <text:p>823042</text:p>
          </table:table-cell>
          <table:table-cell office:value-type="float" office:value="49035" calcext:value-type="float">
            <text:p>4903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96683" calcext:value-type="float">
            <text:p>196683</text:p>
          </table:table-cell>
          <table:table-cell office:value-type="float" office:value="0" calcext:value-type="float">
            <text:p>0</text:p>
          </table:table-cell>
          <table:table-cell office:value-type="float" office:value="659841" calcext:value-type="float">
            <text:p>659841</text:p>
          </table:table-cell>
          <table:table-cell office:value-type="float" office:value="52718" calcext:value-type="float">
            <text:p>52718</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13790" calcext:value-type="float">
            <text:p>213790</text:p>
          </table:table-cell>
          <table:table-cell office:value-type="float" office:value="0" calcext:value-type="float">
            <text:p>0</text:p>
          </table:table-cell>
          <table:table-cell office:value-type="float" office:value="1098896" calcext:value-type="float">
            <text:p>1098896</text:p>
          </table:table-cell>
          <table:table-cell office:value-type="float" office:value="83195" calcext:value-type="float">
            <text:p>83195</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219534" calcext:value-type="float">
            <text:p>219534</text:p>
          </table:table-cell>
          <table:table-cell office:value-type="float" office:value="0" calcext:value-type="float">
            <text:p>0</text:p>
          </table:table-cell>
          <table:table-cell office:value-type="float" office:value="1129760" calcext:value-type="float">
            <text:p>1129760</text:p>
          </table:table-cell>
          <table:table-cell office:value-type="float" office:value="338901" calcext:value-type="float">
            <text:p>338901</text:p>
          </table:table-cell>
          <table:table-cell office:value-type="string" calcext:value-type="string">
            <text:p>[[@45746]] thank you</text:p>
          </table:table-cell>
          <table:table-cell/>
        </table:table-row>
        <table:table-row table:style-name="ro1">
          <table:table-cell office:value-type="float" office:value="220949" calcext:value-type="float">
            <text:p>220949</text:p>
          </table:table-cell>
          <table:table-cell office:value-type="float" office:value="0" calcext:value-type="float">
            <text:p>0</text:p>
          </table:table-cell>
          <table:table-cell office:value-type="float" office:value="1138824" calcext:value-type="float">
            <text:p>1138824</text:p>
          </table:table-cell>
          <table:table-cell office:value-type="float" office:value="343339" calcext:value-type="float">
            <text:p>343339</text:p>
          </table:table-cell>
          <table:table-cell office:value-type="string" calcext:value-type="string">
            <text:p>I was not on dslr .. it was on samsung mob ?</text:p>
          </table:table-cell>
          <table:table-cell/>
        </table:table-row>
        <table:table-row table:style-name="ro1">
          <table:table-cell office:value-type="float" office:value="319853" calcext:value-type="float">
            <text:p>319853</text:p>
          </table:table-cell>
          <table:table-cell office:value-type="float" office:value="0" calcext:value-type="float">
            <text:p>0</text:p>
          </table:table-cell>
          <table:table-cell office:value-type="float" office:value="1703122" calcext:value-type="float">
            <text:p>1703122</text:p>
          </table:table-cell>
          <table:table-cell office:value-type="float" office:value="52793" calcext:value-type="float">
            <text:p>52793</text:p>
          </table:table-cell>
          <table:table-cell office:value-type="string" calcext:value-type="string">
            <text:p>Your content is so good, wonder why the followers count is low!</text:p>
          </table:table-cell>
          <table:table-cell/>
        </table:table-row>
        <table:table-row table:style-name="ro1">
          <table:table-cell office:value-type="float" office:value="451034" calcext:value-type="float">
            <text:p>451034</text:p>
          </table:table-cell>
          <table:table-cell office:value-type="float" office:value="0" calcext:value-type="float">
            <text:p>0</text:p>
          </table:table-cell>
          <table:table-cell office:value-type="float" office:value="2327370" calcext:value-type="float">
            <text:p>2327370</text:p>
          </table:table-cell>
          <table:table-cell office:value-type="float" office:value="1900513" calcext:value-type="float">
            <text:p>1900513</text:p>
          </table:table-cell>
          <table:table-cell office:value-type="string" calcext:value-type="string">
            <text:p>massage karne ke bad pani se dhona hii ki nhi ye btaiye</text:p>
          </table:table-cell>
          <table:table-cell/>
        </table:table-row>
        <table:table-row table:style-name="ro1">
          <table:table-cell office:value-type="float" office:value="90781" calcext:value-type="float">
            <text:p>90781</text:p>
          </table:table-cell>
          <table:table-cell office:value-type="float" office:value="0" calcext:value-type="float">
            <text:p>0</text:p>
          </table:table-cell>
          <table:table-cell office:value-type="float" office:value="756089" calcext:value-type="float">
            <text:p>756089</text:p>
          </table:table-cell>
          <table:table-cell office:value-type="float" office:value="85278" calcext:value-type="float">
            <text:p>85278</text:p>
          </table:table-cell>
          <table:table-cell office:value-type="string" calcext:value-type="string">
            <text:p>When's your next update?!</text:p>
          </table:table-cell>
          <table:table-cell/>
        </table:table-row>
        <table:table-row table:style-name="ro1">
          <table:table-cell office:value-type="float" office:value="182088" calcext:value-type="float">
            <text:p>182088</text:p>
          </table:table-cell>
          <table:table-cell office:value-type="float" office:value="0" calcext:value-type="float">
            <text:p>0</text:p>
          </table:table-cell>
          <table:table-cell office:value-type="float" office:value="80904" calcext:value-type="float">
            <text:p>80904</text:p>
          </table:table-cell>
          <table:table-cell office:value-type="float" office:value="77518" calcext:value-type="float">
            <text:p>77518</text:p>
          </table:table-cell>
          <table:table-cell office:value-type="string" calcext:value-type="string">
            <text:p>Tum ho bemissal, kya trail hai ekdum</text:p>
          </table:table-cell>
          <table:table-cell/>
        </table:table-row>
        <table:table-row table:style-name="ro1">
          <table:table-cell office:value-type="float" office:value="187635" calcext:value-type="float">
            <text:p>187635</text:p>
          </table:table-cell>
          <table:table-cell office:value-type="float" office:value="0" calcext:value-type="float">
            <text:p>0</text:p>
          </table:table-cell>
          <table:table-cell office:value-type="float" office:value="973891" calcext:value-type="float">
            <text:p>973891</text:p>
          </table:table-cell>
          <table:table-cell office:value-type="float" office:value="293495" calcext:value-type="float">
            <text:p>293495</text:p>
          </table:table-cell>
          <table:table-cell office:value-type="string" calcext:value-type="string">
            <text:p>[[@84719]] It takes 40minutes to reach this place from ranchi ,capital of jharkhand.</text:p>
          </table:table-cell>
          <table:table-cell/>
        </table:table-row>
        <table:table-row table:style-name="ro1">
          <table:table-cell office:value-type="float" office:value="302484" calcext:value-type="float">
            <text:p>302484</text:p>
          </table:table-cell>
          <table:table-cell office:value-type="float" office:value="0" calcext:value-type="float">
            <text:p>0</text:p>
          </table:table-cell>
          <table:table-cell office:value-type="float" office:value="1597438" calcext:value-type="float">
            <text:p>1597438</text:p>
          </table:table-cell>
          <table:table-cell office:value-type="float" office:value="84731" calcext:value-type="float">
            <text:p>84731</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28270" calcext:value-type="float">
            <text:p>128270</text:p>
          </table:table-cell>
          <table:table-cell office:value-type="float" office:value="0" calcext:value-type="float">
            <text:p>0</text:p>
          </table:table-cell>
          <table:table-cell office:value-type="float" office:value="836219" calcext:value-type="float">
            <text:p>836219</text:p>
          </table:table-cell>
          <table:table-cell office:value-type="float" office:value="249542" calcext:value-type="float">
            <text:p>249542</text:p>
          </table:table-cell>
          <table:table-cell office:value-type="string" calcext:value-type="string">
            <text:p>[[@81519]] <text:s/>tell me your suggestions!!!!</text:p>
          </table:table-cell>
          <table:table-cell/>
        </table:table-row>
        <table:table-row table:style-name="ro1">
          <table:table-cell office:value-type="float" office:value="158500" calcext:value-type="float">
            <text:p>158500</text:p>
          </table:table-cell>
          <table:table-cell office:value-type="float" office:value="0" calcext:value-type="float">
            <text:p>0</text:p>
          </table:table-cell>
          <table:table-cell office:value-type="float" office:value="912198" calcext:value-type="float">
            <text:p>912198</text:p>
          </table:table-cell>
          <table:table-cell office:value-type="float" office:value="273928" calcext:value-type="float">
            <text:p>273928</text:p>
          </table:table-cell>
          <table:table-cell office:value-type="string" calcext:value-type="string">
            <text:p>[[@45528]] <text:s/>thanks Bhai ?</text:p>
          </table:table-cell>
          <table:table-cell/>
        </table:table-row>
        <table:table-row table:style-name="ro1">
          <table:table-cell office:value-type="float" office:value="169951" calcext:value-type="float">
            <text:p>169951</text:p>
          </table:table-cell>
          <table:table-cell office:value-type="float" office:value="0" calcext:value-type="float">
            <text:p>0</text:p>
          </table:table-cell>
          <table:table-cell office:value-type="float" office:value="943696" calcext:value-type="float">
            <text:p>943696</text:p>
          </table:table-cell>
          <table:table-cell office:value-type="float" office:value="43068" calcext:value-type="float">
            <text:p>43068</text:p>
          </table:table-cell>
          <table:table-cell office:value-type="string" calcext:value-type="string">
            <text:p>mast content h</text:p>
          </table:table-cell>
          <table:table-cell/>
        </table:table-row>
        <table:table-row table:style-name="ro1">
          <table:table-cell office:value-type="float" office:value="171971" calcext:value-type="float">
            <text:p>171971</text:p>
          </table:table-cell>
          <table:table-cell office:value-type="float" office:value="0" calcext:value-type="float">
            <text:p>0</text:p>
          </table:table-cell>
          <table:table-cell office:value-type="float" office:value="950699" calcext:value-type="float">
            <text:p>950699</text:p>
          </table:table-cell>
          <table:table-cell office:value-type="float" office:value="39762" calcext:value-type="float">
            <text:p>39762</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06903" calcext:value-type="float">
            <text:p>306903</text:p>
          </table:table-cell>
          <table:table-cell office:value-type="float" office:value="0" calcext:value-type="float">
            <text:p>0</text:p>
          </table:table-cell>
          <table:table-cell office:value-type="float" office:value="1624007" calcext:value-type="float">
            <text:p>1624007</text:p>
          </table:table-cell>
          <table:table-cell office:value-type="float" office:value="45664" calcext:value-type="float">
            <text:p>45664</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14330" calcext:value-type="float">
            <text:p>314330</text:p>
          </table:table-cell>
          <table:table-cell office:value-type="float" office:value="0" calcext:value-type="float">
            <text:p>0</text:p>
          </table:table-cell>
          <table:table-cell office:value-type="float" office:value="1669638" calcext:value-type="float">
            <text:p>1669638</text:p>
          </table:table-cell>
          <table:table-cell office:value-type="float" office:value="135927" calcext:value-type="float">
            <text:p>135927</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430841" calcext:value-type="float">
            <text:p>430841</text:p>
          </table:table-cell>
          <table:table-cell office:value-type="float" office:value="0" calcext:value-type="float">
            <text:p>0</text:p>
          </table:table-cell>
          <table:table-cell office:value-type="float" office:value="52590" calcext:value-type="float">
            <text:p>52590</text:p>
          </table:table-cell>
          <table:table-cell office:value-type="float" office:value="26673" calcext:value-type="float">
            <text:p>26673</text:p>
          </table:table-cell>
          <table:table-cell office:value-type="string" calcext:value-type="string">
            <text:p>All image is looks so cool </text:p>
          </table:table-cell>
          <table:table-cell/>
        </table:table-row>
        <table:table-row table:style-name="ro1">
          <table:table-cell office:value-type="float" office:value="431927" calcext:value-type="float">
            <text:p>431927</text:p>
          </table:table-cell>
          <table:table-cell office:value-type="float" office:value="0" calcext:value-type="float">
            <text:p>0</text:p>
          </table:table-cell>
          <table:table-cell office:value-type="float" office:value="268" calcext:value-type="float">
            <text:p>268</text:p>
          </table:table-cell>
          <table:table-cell office:value-type="float" office:value="26610" calcext:value-type="float">
            <text:p>26610</text:p>
          </table:table-cell>
          <table:table-cell office:value-type="string" calcext:value-type="string">
            <text:p>only photos are not enough to attract people</text:p>
          </table:table-cell>
          <table:table-cell/>
        </table:table-row>
        <table:table-row table:style-name="ro1">
          <table:table-cell office:value-type="float" office:value="439109" calcext:value-type="float">
            <text:p>439109</text:p>
          </table:table-cell>
          <table:table-cell office:value-type="float" office:value="0" calcext:value-type="float">
            <text:p>0</text:p>
          </table:table-cell>
          <table:table-cell office:value-type="float" office:value="2393676" calcext:value-type="float">
            <text:p>2393676</text:p>
          </table:table-cell>
          <table:table-cell office:value-type="float" office:value="1623738" calcext:value-type="float">
            <text:p>1623738</text:p>
          </table:table-cell>
          <table:table-cell office:value-type="string" calcext:value-type="string">
            <text:p>Nice pic</text:p>
          </table:table-cell>
          <table:table-cell/>
        </table:table-row>
        <table:table-row table:style-name="ro1">
          <table:table-cell office:value-type="float" office:value="17375" calcext:value-type="float">
            <text:p>17375</text:p>
          </table:table-cell>
          <table:table-cell office:value-type="float" office:value="80783" calcext:value-type="float">
            <text:p>80783</text:p>
          </table:table-cell>
          <table:table-cell office:value-type="float" office:value="0" calcext:value-type="float">
            <text:p>0</text:p>
          </table:table-cell>
          <table:table-cell office:value-type="float" office:value="166805" calcext:value-type="float">
            <text:p>166805</text:p>
          </table:table-cell>
          <table:table-cell office:value-type="string" calcext:value-type="string">
            <text:p>Beautiful</text:p>
          </table:table-cell>
          <table:table-cell/>
        </table:table-row>
        <table:table-row table:style-name="ro1">
          <table:table-cell office:value-type="float" office:value="106049" calcext:value-type="float">
            <text:p>106049</text:p>
          </table:table-cell>
          <table:table-cell office:value-type="float" office:value="0" calcext:value-type="float">
            <text:p>0</text:p>
          </table:table-cell>
          <table:table-cell office:value-type="float" office:value="790937" calcext:value-type="float">
            <text:p>790937</text:p>
          </table:table-cell>
          <table:table-cell office:value-type="float" office:value="80199" calcext:value-type="float">
            <text:p>80199</text:p>
          </table:table-cell>
          <table:table-cell office:value-type="string" calcext:value-type="string">
            <text:p>Hey what time of the year is best to visit this place?</text:p>
          </table:table-cell>
          <table:table-cell/>
        </table:table-row>
        <table:table-row table:style-name="ro1">
          <table:table-cell office:value-type="float" office:value="151565" calcext:value-type="float">
            <text:p>151565</text:p>
          </table:table-cell>
          <table:table-cell office:value-type="float" office:value="0" calcext:value-type="float">
            <text:p>0</text:p>
          </table:table-cell>
          <table:table-cell office:value-type="float" office:value="895684" calcext:value-type="float">
            <text:p>895684</text:p>
          </table:table-cell>
          <table:table-cell office:value-type="float" office:value="40894" calcext:value-type="float">
            <text:p>40894</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91694" calcext:value-type="float">
            <text:p>191694</text:p>
          </table:table-cell>
          <table:table-cell office:value-type="float" office:value="587965" calcext:value-type="float">
            <text:p>587965</text:p>
          </table:table-cell>
          <table:table-cell office:value-type="float" office:value="0" calcext:value-type="float">
            <text:p>0</text:p>
          </table:table-cell>
          <table:table-cell office:value-type="float" office:value="292609" calcext:value-type="float">
            <text:p>292609</text:p>
          </table:table-cell>
          <table:table-cell office:value-type="string" calcext:value-type="string">
            <text:p>?</text:p>
          </table:table-cell>
          <table:table-cell/>
        </table:table-row>
        <table:table-row table:style-name="ro1">
          <table:table-cell office:value-type="float" office:value="267468" calcext:value-type="float">
            <text:p>267468</text:p>
          </table:table-cell>
          <table:table-cell office:value-type="float" office:value="0" calcext:value-type="float">
            <text:p>0</text:p>
          </table:table-cell>
          <table:table-cell office:value-type="float" office:value="1333037" calcext:value-type="float">
            <text:p>1333037</text:p>
          </table:table-cell>
          <table:table-cell office:value-type="float" office:value="408364" calcext:value-type="float">
            <text:p>408364</text:p>
          </table:table-cell>
          <table:table-cell office:value-type="string" calcext:value-type="string">
            <text:p>Thanks man. Keep sneaking around for more updates.[[@85610]]</text:p>
          </table:table-cell>
          <table:table-cell/>
        </table:table-row>
        <table:table-row table:style-name="ro1">
          <table:table-cell office:value-type="float" office:value="405932" calcext:value-type="float">
            <text:p>405932</text:p>
          </table:table-cell>
          <table:table-cell office:value-type="float" office:value="0" calcext:value-type="float">
            <text:p>0</text:p>
          </table:table-cell>
          <table:table-cell office:value-type="float" office:value="2305291" calcext:value-type="float">
            <text:p>2305291</text:p>
          </table:table-cell>
          <table:table-cell office:value-type="float" office:value="16438" calcext:value-type="float">
            <text:p>16438</text:p>
          </table:table-cell>
          <table:table-cell office:value-type="string" calcext:value-type="string">
            <text:p>loveeee your vlogs </text:p>
          </table:table-cell>
          <table:table-cell/>
        </table:table-row>
        <table:table-row table:style-name="ro1">
          <table:table-cell office:value-type="float" office:value="441872" calcext:value-type="float">
            <text:p>441872</text:p>
          </table:table-cell>
          <table:table-cell office:value-type="float" office:value="0" calcext:value-type="float">
            <text:p>0</text:p>
          </table:table-cell>
          <table:table-cell office:value-type="float" office:value="2288020" calcext:value-type="float">
            <text:p>2288020</text:p>
          </table:table-cell>
          <table:table-cell office:value-type="float" office:value="1692420" calcext:value-type="float">
            <text:p>1692420</text:p>
          </table:table-cell>
          <table:table-cell office:value-type="string" calcext:value-type="string">
            <text:p>Hi</text:p>
          </table:table-cell>
          <table:table-cell/>
        </table:table-row>
        <table:table-row table:style-name="ro1">
          <table:table-cell office:value-type="float" office:value="30816" calcext:value-type="float">
            <text:p>30816</text:p>
          </table:table-cell>
          <table:table-cell office:value-type="float" office:value="0" calcext:value-type="float">
            <text:p>0</text:p>
          </table:table-cell>
          <table:table-cell office:value-type="float" office:value="609525" calcext:value-type="float">
            <text:p>609525</text:p>
          </table:table-cell>
          <table:table-cell office:value-type="float" office:value="182266" calcext:value-type="float">
            <text:p>182266</text:p>
          </table:table-cell>
          <table:table-cell office:value-type="string" calcext:value-type="string">
            <text:p>Thank you ?</text:p>
          </table:table-cell>
          <table:table-cell/>
        </table:table-row>
        <table:table-row table:style-name="ro1">
          <table:table-cell office:value-type="float" office:value="32113" calcext:value-type="float">
            <text:p>32113</text:p>
          </table:table-cell>
          <table:table-cell office:value-type="float" office:value="0" calcext:value-type="float">
            <text:p>0</text:p>
          </table:table-cell>
          <table:table-cell office:value-type="float" office:value="617307" calcext:value-type="float">
            <text:p>617307</text:p>
          </table:table-cell>
          <table:table-cell office:value-type="float" office:value="44980" calcext:value-type="float">
            <text:p>44980</text:p>
          </table:table-cell>
          <table:table-cell office:value-type="string" calcext:value-type="string">
            <text:p>Hey, the title is so innovative!</text:p>
          </table:table-cell>
          <table:table-cell/>
        </table:table-row>
        <table:table-row table:style-name="ro1">
          <table:table-cell office:value-type="float" office:value="95298" calcext:value-type="float">
            <text:p>95298</text:p>
          </table:table-cell>
          <table:table-cell office:value-type="float" office:value="0" calcext:value-type="float">
            <text:p>0</text:p>
          </table:table-cell>
          <table:table-cell office:value-type="float" office:value="763610" calcext:value-type="float">
            <text:p>763610</text:p>
          </table:table-cell>
          <table:table-cell office:value-type="float" office:value="81258" calcext:value-type="float">
            <text:p>81258</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36765" calcext:value-type="float">
            <text:p>136765</text:p>
          </table:table-cell>
          <table:table-cell office:value-type="float" office:value="179466" calcext:value-type="float">
            <text:p>179466</text:p>
          </table:table-cell>
          <table:table-cell office:value-type="float" office:value="0" calcext:value-type="float">
            <text:p>0</text:p>
          </table:table-cell>
          <table:table-cell office:value-type="float" office:value="119702" calcext:value-type="float">
            <text:p>119702</text:p>
          </table:table-cell>
          <table:table-cell office:value-type="string" calcext:value-type="string">
            <text:p>Hey there! This place is Kundadri betta and this picture shows sunrise.</text:p>
          </table:table-cell>
          <table:table-cell/>
        </table:table-row>
        <table:table-row table:style-name="ro1">
          <table:table-cell office:value-type="float" office:value="182416" calcext:value-type="float">
            <text:p>182416</text:p>
          </table:table-cell>
          <table:table-cell office:value-type="float" office:value="0" calcext:value-type="float">
            <text:p>0</text:p>
          </table:table-cell>
          <table:table-cell office:value-type="float" office:value="63582" calcext:value-type="float">
            <text:p>63582</text:p>
          </table:table-cell>
          <table:table-cell office:value-type="float" office:value="45514" calcext:value-type="float">
            <text:p>45514</text:p>
          </table:table-cell>
          <table:table-cell office:value-type="string" calcext:value-type="string">
            <text:p>When's your next update?!</text:p>
          </table:table-cell>
          <table:table-cell/>
        </table:table-row>
        <table:table-row table:style-name="ro1">
          <table:table-cell office:value-type="float" office:value="189080" calcext:value-type="float">
            <text:p>189080</text:p>
          </table:table-cell>
          <table:table-cell office:value-type="float" office:value="0" calcext:value-type="float">
            <text:p>0</text:p>
          </table:table-cell>
          <table:table-cell office:value-type="float" office:value="981361" calcext:value-type="float">
            <text:p>981361</text:p>
          </table:table-cell>
          <table:table-cell office:value-type="float" office:value="295351" calcext:value-type="float">
            <text:p>295351</text:p>
          </table:table-cell>
          <table:table-cell office:value-type="string" calcext:value-type="string">
            <text:p>You have to come to northeast</text:p>
          </table:table-cell>
          <table:table-cell/>
        </table:table-row>
        <table:table-row table:style-name="ro1">
          <table:table-cell office:value-type="float" office:value="223527" calcext:value-type="float">
            <text:p>223527</text:p>
          </table:table-cell>
          <table:table-cell office:value-type="float" office:value="0" calcext:value-type="float">
            <text:p>0</text:p>
          </table:table-cell>
          <table:table-cell office:value-type="float" office:value="702943" calcext:value-type="float">
            <text:p>702943</text:p>
          </table:table-cell>
          <table:table-cell office:value-type="float" office:value="81138" calcext:value-type="float">
            <text:p>8113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35668" calcext:value-type="float">
            <text:p>335668</text:p>
          </table:table-cell>
          <table:table-cell office:value-type="float" office:value="0" calcext:value-type="float">
            <text:p>0</text:p>
          </table:table-cell>
          <table:table-cell office:value-type="float" office:value="1790585" calcext:value-type="float">
            <text:p>1790585</text:p>
          </table:table-cell>
          <table:table-cell office:value-type="float" office:value="20050" calcext:value-type="float">
            <text:p>20050</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59511" calcext:value-type="float">
            <text:p>359511</text:p>
          </table:table-cell>
          <table:table-cell office:value-type="float" office:value="0" calcext:value-type="float">
            <text:p>0</text:p>
          </table:table-cell>
          <table:table-cell office:value-type="float" office:value="1971314" calcext:value-type="float">
            <text:p>1971314</text:p>
          </table:table-cell>
          <table:table-cell office:value-type="float" office:value="435197" calcext:value-type="float">
            <text:p>435197</text:p>
          </table:table-cell>
          <table:table-cell office:value-type="string" calcext:value-type="string">
            <text:p>[[@622783]] what's up?</text:p>
          </table:table-cell>
          <table:table-cell/>
        </table:table-row>
        <table:table-row table:style-name="ro1">
          <table:table-cell office:value-type="float" office:value="384751" calcext:value-type="float">
            <text:p>384751</text:p>
          </table:table-cell>
          <table:table-cell office:value-type="float" office:value="0" calcext:value-type="float">
            <text:p>0</text:p>
          </table:table-cell>
          <table:table-cell office:value-type="float" office:value="2266767" calcext:value-type="float">
            <text:p>2266767</text:p>
          </table:table-cell>
          <table:table-cell office:value-type="float" office:value="881920" calcext:value-type="float">
            <text:p>881920</text:p>
          </table:table-cell>
          <table:table-cell office:value-type="string" calcext:value-type="string">
            <text:p>Awesomeness</text:p>
          </table:table-cell>
          <table:table-cell/>
        </table:table-row>
        <table:table-row table:style-name="ro1">
          <table:table-cell office:value-type="float" office:value="63954" calcext:value-type="float">
            <text:p>63954</text:p>
          </table:table-cell>
          <table:table-cell office:value-type="float" office:value="0" calcext:value-type="float">
            <text:p>0</text:p>
          </table:table-cell>
          <table:table-cell office:value-type="float" office:value="687295" calcext:value-type="float">
            <text:p>687295</text:p>
          </table:table-cell>
          <table:table-cell office:value-type="float" office:value="204995" calcext:value-type="float">
            <text:p>204995</text:p>
          </table:table-cell>
          <table:table-cell office:value-type="string" calcext:value-type="string">
            <text:p>Thanks</text:p>
          </table:table-cell>
          <table:table-cell/>
        </table:table-row>
        <table:table-row table:style-name="ro1">
          <table:table-cell office:value-type="float" office:value="145971" calcext:value-type="float">
            <text:p>145971</text:p>
          </table:table-cell>
          <table:table-cell office:value-type="float" office:value="0" calcext:value-type="float">
            <text:p>0</text:p>
          </table:table-cell>
          <table:table-cell office:value-type="float" office:value="880252" calcext:value-type="float">
            <text:p>880252</text:p>
          </table:table-cell>
          <table:table-cell office:value-type="float" office:value="78632" calcext:value-type="float">
            <text:p>78632</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63158" calcext:value-type="float">
            <text:p>163158</text:p>
          </table:table-cell>
          <table:table-cell office:value-type="float" office:value="519560" calcext:value-type="float">
            <text:p>519560</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116604]] [[@258366]] Thankyou guys. :)</text:p>
          </table:table-cell>
          <table:table-cell/>
        </table:table-row>
        <table:table-row table:style-name="ro1">
          <table:table-cell office:value-type="float" office:value="182256" calcext:value-type="float">
            <text:p>182256</text:p>
          </table:table-cell>
          <table:table-cell office:value-type="float" office:value="0" calcext:value-type="float">
            <text:p>0</text:p>
          </table:table-cell>
          <table:table-cell office:value-type="float" office:value="71592" calcext:value-type="float">
            <text:p>71592</text:p>
          </table:table-cell>
          <table:table-cell office:value-type="float" office:value="42459" calcext:value-type="float">
            <text:p>42459</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90266" calcext:value-type="float">
            <text:p>190266</text:p>
          </table:table-cell>
          <table:table-cell office:value-type="float" office:value="584453" calcext:value-type="float">
            <text:p>584453</text:p>
          </table:table-cell>
          <table:table-cell office:value-type="float" office:value="0" calcext:value-type="float">
            <text:p>0</text:p>
          </table:table-cell>
          <table:table-cell office:value-type="float" office:value="296809" calcext:value-type="float">
            <text:p>296809</text:p>
          </table:table-cell>
          <table:table-cell office:value-type="string" calcext:value-type="string">
            <text:p>Those who wish to try out the thali can place an order online www.bharat29.rocks right now we are delivering in dehi ncr. We will soon be opening our dine in resto. We will keep u posted about the same.</text:p>
          </table:table-cell>
          <table:table-cell/>
        </table:table-row>
        <table:table-row table:style-name="ro1">
          <table:table-cell office:value-type="float" office:value="264963" calcext:value-type="float">
            <text:p>264963</text:p>
          </table:table-cell>
          <table:table-cell office:value-type="float" office:value="0" calcext:value-type="float">
            <text:p>0</text:p>
          </table:table-cell>
          <table:table-cell office:value-type="float" office:value="1381772" calcext:value-type="float">
            <text:p>1381772</text:p>
          </table:table-cell>
          <table:table-cell office:value-type="float" office:value="423511" calcext:value-type="float">
            <text:p>423511</text:p>
          </table:table-cell>
          <table:table-cell office:value-type="string" calcext:value-type="string">
            <text:p>[[@76826]] <text:s/>thank for your <text:s/>suggestion next time i will <text:s/>remain this.</text:p>
          </table:table-cell>
          <table:table-cell/>
        </table:table-row>
        <table:table-row table:style-name="ro1">
          <table:table-cell office:value-type="float" office:value="345651" calcext:value-type="float">
            <text:p>345651</text:p>
          </table:table-cell>
          <table:table-cell office:value-type="float" office:value="0" calcext:value-type="float">
            <text:p>0</text:p>
          </table:table-cell>
          <table:table-cell office:value-type="float" office:value="1852306" calcext:value-type="float">
            <text:p>1852306</text:p>
          </table:table-cell>
          <table:table-cell office:value-type="float" office:value="85820" calcext:value-type="float">
            <text:p>85820</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88387" calcext:value-type="float">
            <text:p>88387</text:p>
          </table:table-cell>
          <table:table-cell office:value-type="float" office:value="0" calcext:value-type="float">
            <text:p>0</text:p>
          </table:table-cell>
          <table:table-cell office:value-type="float" office:value="748521" calcext:value-type="float">
            <text:p>748521</text:p>
          </table:table-cell>
          <table:table-cell office:value-type="float" office:value="40995" calcext:value-type="float">
            <text:p>40995</text:p>
          </table:table-cell>
          <table:table-cell office:value-type="string" calcext:value-type="string">
            <text:p>The trail looks nothing less than a pro's work! excellent!</text:p>
          </table:table-cell>
          <table:table-cell/>
        </table:table-row>
        <table:table-row table:style-name="ro1">
          <table:table-cell office:value-type="float" office:value="112618" calcext:value-type="float">
            <text:p>112618</text:p>
          </table:table-cell>
          <table:table-cell office:value-type="float" office:value="0" calcext:value-type="float">
            <text:p>0</text:p>
          </table:table-cell>
          <table:table-cell office:value-type="float" office:value="805516" calcext:value-type="float">
            <text:p>805516</text:p>
          </table:table-cell>
          <table:table-cell office:value-type="float" office:value="78318" calcext:value-type="float">
            <text:p>78318</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98445" calcext:value-type="float">
            <text:p>198445</text:p>
          </table:table-cell>
          <table:table-cell office:value-type="float" office:value="0" calcext:value-type="float">
            <text:p>0</text:p>
          </table:table-cell>
          <table:table-cell office:value-type="float" office:value="1030712" calcext:value-type="float">
            <text:p>1030712</text:p>
          </table:table-cell>
          <table:table-cell office:value-type="float" office:value="311131" calcext:value-type="float">
            <text:p>311131</text:p>
          </table:table-cell>
          <table:table-cell office:value-type="string" calcext:value-type="string">
            <text:p>Will Start posting Them Soon enough</text:p>
          </table:table-cell>
          <table:table-cell/>
        </table:table-row>
        <table:table-row table:style-name="ro1">
          <table:table-cell office:value-type="float" office:value="229050" calcext:value-type="float">
            <text:p>229050</text:p>
          </table:table-cell>
          <table:table-cell office:value-type="float" office:value="0" calcext:value-type="float">
            <text:p>0</text:p>
          </table:table-cell>
          <table:table-cell office:value-type="float" office:value="1174825" calcext:value-type="float">
            <text:p>1174825</text:p>
          </table:table-cell>
          <table:table-cell office:value-type="float" office:value="86475" calcext:value-type="float">
            <text:p>86475</text:p>
          </table:table-cell>
          <table:table-cell office:value-type="string" calcext:value-type="string">
            <text:p>The title was superb! The content was a little dreary!</text:p>
          </table:table-cell>
          <table:table-cell/>
        </table:table-row>
        <table:table-row table:style-name="ro1">
          <table:table-cell office:value-type="float" office:value="247872" calcext:value-type="float">
            <text:p>247872</text:p>
          </table:table-cell>
          <table:table-cell office:value-type="float" office:value="0" calcext:value-type="float">
            <text:p>0</text:p>
          </table:table-cell>
          <table:table-cell office:value-type="float" office:value="1247361" calcext:value-type="float">
            <text:p>1247361</text:p>
          </table:table-cell>
          <table:table-cell office:value-type="float" office:value="77086" calcext:value-type="float">
            <text:p>77086</text:p>
          </table:table-cell>
          <table:table-cell office:value-type="string" calcext:value-type="string">
            <text:p>amazing stories! when can i read your next adventure?</text:p>
          </table:table-cell>
          <table:table-cell/>
        </table:table-row>
        <table:table-row table:style-name="ro1">
          <table:table-cell office:value-type="float" office:value="260790" calcext:value-type="float">
            <text:p>260790</text:p>
          </table:table-cell>
          <table:table-cell office:value-type="float" office:value="0" calcext:value-type="float">
            <text:p>0</text:p>
          </table:table-cell>
          <table:table-cell office:value-type="float" office:value="1023694" calcext:value-type="float">
            <text:p>1023694</text:p>
          </table:table-cell>
          <table:table-cell office:value-type="float" office:value="308870" calcext:value-type="float">
            <text:p>308870</text:p>
          </table:table-cell>
          <table:table-cell office:value-type="string" calcext:value-type="string">
            <text:p>[[@82585]] Thank u for the feedback I have taken care of this thing 8n my new trial please have a look . ?</text:p>
          </table:table-cell>
          <table:table-cell/>
        </table:table-row>
        <table:table-row table:style-name="ro1">
          <table:table-cell office:value-type="float" office:value="338348" calcext:value-type="float">
            <text:p>338348</text:p>
          </table:table-cell>
          <table:table-cell office:value-type="float" office:value="0" calcext:value-type="float">
            <text:p>0</text:p>
          </table:table-cell>
          <table:table-cell office:value-type="float" office:value="1804357" calcext:value-type="float">
            <text:p>1804357</text:p>
          </table:table-cell>
          <table:table-cell office:value-type="float" office:value="556919" calcext:value-type="float">
            <text:p>556919</text:p>
          </table:table-cell>
          <table:table-cell office:value-type="string" calcext:value-type="string">
            <text:p>[[@81346]] ??</text:p>
          </table:table-cell>
          <table:table-cell/>
        </table:table-row>
        <table:table-row table:style-name="ro1">
          <table:table-cell office:value-type="float" office:value="430542" calcext:value-type="float">
            <text:p>430542</text:p>
          </table:table-cell>
          <table:table-cell office:value-type="float" office:value="0" calcext:value-type="float">
            <text:p>0</text:p>
          </table:table-cell>
          <table:table-cell office:value-type="float" office:value="53131" calcext:value-type="float">
            <text:p>53131</text:p>
          </table:table-cell>
          <table:table-cell office:value-type="float" office:value="32696" calcext:value-type="float">
            <text:p>32696</text:p>
          </table:table-cell>
          <table:table-cell office:value-type="string" calcext:value-type="string">
            <text:p>I want to join a gym </text:p>
          </table:table-cell>
          <table:table-cell/>
        </table:table-row>
        <table:table-row table:style-name="ro1">
          <table:table-cell office:value-type="float" office:value="9352" calcext:value-type="float">
            <text:p>9352</text:p>
          </table:table-cell>
          <table:table-cell office:value-type="float" office:value="0" calcext:value-type="float">
            <text:p>0</text:p>
          </table:table-cell>
          <table:table-cell office:value-type="float" office:value="33579" calcext:value-type="float">
            <text:p>33579</text:p>
          </table:table-cell>
          <table:table-cell office:value-type="float" office:value="119872" calcext:value-type="float">
            <text:p>119872</text:p>
          </table:table-cell>
          <table:table-cell office:value-type="string" calcext:value-type="string">
            <text:p>hia grl... ?</text:p>
          </table:table-cell>
          <table:table-cell/>
        </table:table-row>
        <table:table-row table:style-name="ro1">
          <table:table-cell office:value-type="float" office:value="47790" calcext:value-type="float">
            <text:p>47790</text:p>
          </table:table-cell>
          <table:table-cell office:value-type="float" office:value="0" calcext:value-type="float">
            <text:p>0</text:p>
          </table:table-cell>
          <table:table-cell office:value-type="float" office:value="650344" calcext:value-type="float">
            <text:p>650344</text:p>
          </table:table-cell>
          <table:table-cell office:value-type="float" office:value="187922" calcext:value-type="float">
            <text:p>187922</text:p>
          </table:table-cell>
          <table:table-cell office:value-type="string" calcext:value-type="string">
            <text:p>[[@85524]] Coming up Sooon</text:p>
          </table:table-cell>
          <table:table-cell/>
        </table:table-row>
        <table:table-row table:style-name="ro1">
          <table:table-cell office:value-type="float" office:value="125296" calcext:value-type="float">
            <text:p>125296</text:p>
          </table:table-cell>
          <table:table-cell office:value-type="float" office:value="0" calcext:value-type="float">
            <text:p>0</text:p>
          </table:table-cell>
          <table:table-cell office:value-type="float" office:value="828817" calcext:value-type="float">
            <text:p>828817</text:p>
          </table:table-cell>
          <table:table-cell office:value-type="float" office:value="246737" calcext:value-type="float">
            <text:p>246737</text:p>
          </table:table-cell>
          <table:table-cell office:value-type="string" calcext:value-type="string">
            <text:p>For these beautiful decorations visit Goa during Christmas!</text:p>
          </table:table-cell>
          <table:table-cell/>
        </table:table-row>
        <table:table-row table:style-name="ro1">
          <table:table-cell office:value-type="float" office:value="157660" calcext:value-type="float">
            <text:p>157660</text:p>
          </table:table-cell>
          <table:table-cell office:value-type="float" office:value="0" calcext:value-type="float">
            <text:p>0</text:p>
          </table:table-cell>
          <table:table-cell office:value-type="float" office:value="912198" calcext:value-type="float">
            <text:p>912198</text:p>
          </table:table-cell>
          <table:table-cell office:value-type="float" office:value="79070" calcext:value-type="float">
            <text:p>79070</text:p>
          </table:table-cell>
          <table:table-cell office:value-type="string" calcext:value-type="string">
            <text:p>Sahi banaya he !!</text:p>
          </table:table-cell>
          <table:table-cell/>
        </table:table-row>
        <table:table-row table:style-name="ro1">
          <table:table-cell office:value-type="float" office:value="258422" calcext:value-type="float">
            <text:p>258422</text:p>
          </table:table-cell>
          <table:table-cell office:value-type="float" office:value="0" calcext:value-type="float">
            <text:p>0</text:p>
          </table:table-cell>
          <table:table-cell office:value-type="float" office:value="1337355" calcext:value-type="float">
            <text:p>1337355</text:p>
          </table:table-cell>
          <table:table-cell office:value-type="float" office:value="81858" calcext:value-type="float">
            <text:p>81858</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36388" calcext:value-type="float">
            <text:p>336388</text:p>
          </table:table-cell>
          <table:table-cell office:value-type="float" office:value="0" calcext:value-type="float">
            <text:p>0</text:p>
          </table:table-cell>
          <table:table-cell office:value-type="float" office:value="1794171" calcext:value-type="float">
            <text:p>1794171</text:p>
          </table:table-cell>
          <table:table-cell office:value-type="float" office:value="243613" calcext:value-type="float">
            <text:p>243613</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64073" calcext:value-type="float">
            <text:p>364073</text:p>
          </table:table-cell>
          <table:table-cell office:value-type="float" office:value="0" calcext:value-type="float">
            <text:p>0</text:p>
          </table:table-cell>
          <table:table-cell office:value-type="float" office:value="360776" calcext:value-type="float">
            <text:p>360776</text:p>
          </table:table-cell>
          <table:table-cell office:value-type="float" office:value="113986" calcext:value-type="float">
            <text:p>113986</text:p>
          </table:table-cell>
          <table:table-cell office:value-type="string" calcext:value-type="string">
            <text:p>[[@532343]] January 2018</text:p>
          </table:table-cell>
          <table:table-cell/>
        </table:table-row>
        <table:table-row table:style-name="ro1">
          <table:table-cell office:value-type="float" office:value="384746" calcext:value-type="float">
            <text:p>384746</text:p>
          </table:table-cell>
          <table:table-cell office:value-type="float" office:value="0" calcext:value-type="float">
            <text:p>0</text:p>
          </table:table-cell>
          <table:table-cell office:value-type="float" office:value="2261517" calcext:value-type="float">
            <text:p>2261517</text:p>
          </table:table-cell>
          <table:table-cell office:value-type="float" office:value="881755" calcext:value-type="float">
            <text:p>881755</text:p>
          </table:table-cell>
          <table:table-cell office:value-type="string" calcext:value-type="string">
            <text:p>Hi</text:p>
          </table:table-cell>
          <table:table-cell/>
        </table:table-row>
        <table:table-row table:style-name="ro1">
          <table:table-cell office:value-type="float" office:value="394571" calcext:value-type="float">
            <text:p>394571</text:p>
          </table:table-cell>
          <table:table-cell office:value-type="float" office:value="0" calcext:value-type="float">
            <text:p>0</text:p>
          </table:table-cell>
          <table:table-cell office:value-type="float" office:value="1689958" calcext:value-type="float">
            <text:p>1689958</text:p>
          </table:table-cell>
          <table:table-cell office:value-type="float" office:value="466332" calcext:value-type="float">
            <text:p>466332</text:p>
          </table:table-cell>
          <table:table-cell office:value-type="string" calcext:value-type="string">
            <text:p>Hehe cute</text:p>
          </table:table-cell>
          <table:table-cell/>
        </table:table-row>
        <table:table-row table:style-name="ro1">
          <table:table-cell office:value-type="float" office:value="401149" calcext:value-type="float">
            <text:p>401149</text:p>
          </table:table-cell>
          <table:table-cell office:value-type="float" office:value="0" calcext:value-type="float">
            <text:p>0</text:p>
          </table:table-cell>
          <table:table-cell office:value-type="float" office:value="2298078" calcext:value-type="float">
            <text:p>2298078</text:p>
          </table:table-cell>
          <table:table-cell office:value-type="float" office:value="709578" calcext:value-type="float">
            <text:p>709578</text:p>
          </table:table-cell>
          <table:table-cell office:value-type="string" calcext:value-type="string">
            <text:p>[[@14137]] bhai ka dil jeet loge kya</text:p>
          </table:table-cell>
          <table:table-cell/>
        </table:table-row>
        <table:table-row table:style-name="ro1">
          <table:table-cell office:value-type="float" office:value="25966" calcext:value-type="float">
            <text:p>25966</text:p>
          </table:table-cell>
          <table:table-cell office:value-type="float" office:value="0" calcext:value-type="float">
            <text:p>0</text:p>
          </table:table-cell>
          <table:table-cell office:value-type="float" office:value="600517" calcext:value-type="float">
            <text:p>600517</text:p>
          </table:table-cell>
          <table:table-cell office:value-type="float" office:value="83810" calcext:value-type="float">
            <text:p>83810</text:p>
          </table:table-cell>
          <table:table-cell office:value-type="string" calcext:value-type="string">
            <text:p>Dum hai bhai!</text:p>
          </table:table-cell>
          <table:table-cell/>
        </table:table-row>
        <table:table-row table:style-name="ro2">
          <table:table-cell office:value-type="float" office:value="38891" calcext:value-type="float">
            <text:p>38891</text:p>
          </table:table-cell>
          <table:table-cell office:value-type="float" office:value="0" calcext:value-type="float">
            <text:p>0</text:p>
          </table:table-cell>
          <table:table-cell office:value-type="float" office:value="631111" calcext:value-type="float">
            <text:p>631111</text:p>
          </table:table-cell>
          <table:table-cell office:value-type="float" office:value="188650" calcext:value-type="float">
            <text:p>188650</text:p>
          </table:table-cell>
          <table:table-cell office:value-type="string" calcext:value-type="string">
            <text:p>Itni bhi clear Ni h bhai ??</text:p>
            <text:p>But places are actually awesome</text:p>
          </table:table-cell>
          <table:table-cell/>
        </table:table-row>
        <table:table-row table:style-name="ro1">
          <table:table-cell office:value-type="float" office:value="99205" calcext:value-type="float">
            <text:p>99205</text:p>
          </table:table-cell>
          <table:table-cell office:value-type="float" office:value="0" calcext:value-type="float">
            <text:p>0</text:p>
          </table:table-cell>
          <table:table-cell office:value-type="float" office:value="752253" calcext:value-type="float">
            <text:p>752253</text:p>
          </table:table-cell>
          <table:table-cell office:value-type="float" office:value="223526" calcext:value-type="float">
            <text:p>223526</text:p>
          </table:table-cell>
          <table:table-cell office:value-type="string" calcext:value-type="string">
            <text:p>[[@41332]] thanx</text:p>
          </table:table-cell>
          <table:table-cell/>
        </table:table-row>
        <table:table-row table:style-name="ro1">
          <table:table-cell office:value-type="float" office:value="152006" calcext:value-type="float">
            <text:p>152006</text:p>
          </table:table-cell>
          <table:table-cell office:value-type="float" office:value="0" calcext:value-type="float">
            <text:p>0</text:p>
          </table:table-cell>
          <table:table-cell office:value-type="float" office:value="897302" calcext:value-type="float">
            <text:p>897302</text:p>
          </table:table-cell>
          <table:table-cell office:value-type="float" office:value="86881" calcext:value-type="float">
            <text:p>86881</text:p>
          </table:table-cell>
          <table:table-cell office:value-type="string" calcext:value-type="string">
            <text:p>Amazing content ❤️❤️</text:p>
          </table:table-cell>
          <table:table-cell/>
        </table:table-row>
        <table:table-row table:style-name="ro1">
          <table:table-cell office:value-type="float" office:value="249576" calcext:value-type="float">
            <text:p>249576</text:p>
          </table:table-cell>
          <table:table-cell office:value-type="float" office:value="0" calcext:value-type="float">
            <text:p>0</text:p>
          </table:table-cell>
          <table:table-cell office:value-type="float" office:value="1187590" calcext:value-type="float">
            <text:p>1187590</text:p>
          </table:table-cell>
          <table:table-cell office:value-type="float" office:value="358256" calcext:value-type="float">
            <text:p>358256</text:p>
          </table:table-cell>
          <table:table-cell office:value-type="string" calcext:value-type="string">
            <text:p>[[@49056]] <text:s/>May be it's enough elaboration ?</text:p>
          </table:table-cell>
          <table:table-cell/>
        </table:table-row>
        <table:table-row table:style-name="ro1">
          <table:table-cell office:value-type="float" office:value="252403" calcext:value-type="float">
            <text:p>252403</text:p>
          </table:table-cell>
          <table:table-cell office:value-type="float" office:value="0" calcext:value-type="float">
            <text:p>0</text:p>
          </table:table-cell>
          <table:table-cell office:value-type="float" office:value="1290408" calcext:value-type="float">
            <text:p>1290408</text:p>
          </table:table-cell>
          <table:table-cell office:value-type="float" office:value="85313" calcext:value-type="float">
            <text:p>85313</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04071" calcext:value-type="float">
            <text:p>304071</text:p>
          </table:table-cell>
          <table:table-cell office:value-type="float" office:value="0" calcext:value-type="float">
            <text:p>0</text:p>
          </table:table-cell>
          <table:table-cell office:value-type="float" office:value="1604895" calcext:value-type="float">
            <text:p>1604895</text:p>
          </table:table-cell>
          <table:table-cell office:value-type="float" office:value="50368" calcext:value-type="float">
            <text:p>50368</text:p>
          </table:table-cell>
          <table:table-cell office:value-type="string" calcext:value-type="string">
            <text:p>I love the wordplay in your title!</text:p>
          </table:table-cell>
          <table:table-cell/>
        </table:table-row>
        <table:table-row table:style-name="ro1">
          <table:table-cell office:value-type="float" office:value="314203" calcext:value-type="float">
            <text:p>314203</text:p>
          </table:table-cell>
          <table:table-cell office:value-type="float" office:value="0" calcext:value-type="float">
            <text:p>0</text:p>
          </table:table-cell>
          <table:table-cell office:value-type="float" office:value="1668641" calcext:value-type="float">
            <text:p>1668641</text:p>
          </table:table-cell>
          <table:table-cell office:value-type="float" office:value="385212" calcext:value-type="float">
            <text:p>385212</text:p>
          </table:table-cell>
          <table:table-cell office:value-type="string" calcext:value-type="string">
            <text:p>This place in shivamuga</text:p>
          </table:table-cell>
          <table:table-cell/>
        </table:table-row>
        <table:table-row table:style-name="ro1">
          <table:table-cell office:value-type="float" office:value="370754" calcext:value-type="float">
            <text:p>370754</text:p>
          </table:table-cell>
          <table:table-cell office:value-type="float" office:value="0" calcext:value-type="float">
            <text:p>0</text:p>
          </table:table-cell>
          <table:table-cell office:value-type="float" office:value="2198998" calcext:value-type="float">
            <text:p>2198998</text:p>
          </table:table-cell>
          <table:table-cell office:value-type="float" office:value="81993" calcext:value-type="float">
            <text:p>81993</text:p>
          </table:table-cell>
          <table:table-cell office:value-type="string" calcext:value-type="string">
            <text:p>The title was so rad! cool stuff really!</text:p>
          </table:table-cell>
          <table:table-cell/>
        </table:table-row>
        <table:table-row table:style-name="ro1">
          <table:table-cell office:value-type="float" office:value="22046" calcext:value-type="float">
            <text:p>22046</text:p>
          </table:table-cell>
          <table:table-cell office:value-type="float" office:value="0" calcext:value-type="float">
            <text:p>0</text:p>
          </table:table-cell>
          <table:table-cell office:value-type="float" office:value="593556" calcext:value-type="float">
            <text:p>593556</text:p>
          </table:table-cell>
          <table:table-cell office:value-type="float" office:value="40790" calcext:value-type="float">
            <text:p>40790</text:p>
          </table:table-cell>
          <table:table-cell office:value-type="string" calcext:value-type="string">
            <text:p>you have travelled so much, i'm waiting to hear more stories</text:p>
          </table:table-cell>
          <table:table-cell/>
        </table:table-row>
        <table:table-row table:style-name="ro1">
          <table:table-cell office:value-type="float" office:value="38986" calcext:value-type="float">
            <text:p>38986</text:p>
          </table:table-cell>
          <table:table-cell office:value-type="float" office:value="0" calcext:value-type="float">
            <text:p>0</text:p>
          </table:table-cell>
          <table:table-cell office:value-type="float" office:value="630789" calcext:value-type="float">
            <text:p>630789</text:p>
          </table:table-cell>
          <table:table-cell office:value-type="float" office:value="188569" calcext:value-type="float">
            <text:p>188569</text:p>
          </table:table-cell>
          <table:table-cell office:value-type="string" calcext:value-type="string">
            <text:p>We explored almost all the places right from sunrise in Mullayangiri to sunset in Kemmangundi.The best part was getting <text:s/>to Jhari Falls after a tiring trek .</text:p>
          </table:table-cell>
          <table:table-cell/>
        </table:table-row>
        <table:table-row table:style-name="ro1">
          <table:table-cell office:value-type="float" office:value="47687" calcext:value-type="float">
            <text:p>47687</text:p>
          </table:table-cell>
          <table:table-cell office:value-type="float" office:value="0" calcext:value-type="float">
            <text:p>0</text:p>
          </table:table-cell>
          <table:table-cell office:value-type="float" office:value="650994" calcext:value-type="float">
            <text:p>650994</text:p>
          </table:table-cell>
          <table:table-cell office:value-type="float" office:value="193704" calcext:value-type="float">
            <text:p>193704</text:p>
          </table:table-cell>
          <table:table-cell office:value-type="string" calcext:value-type="string">
            <text:p>[[@84610]] ji kya</text:p>
          </table:table-cell>
          <table:table-cell/>
        </table:table-row>
        <table:table-row table:style-name="ro1">
          <table:table-cell office:value-type="float" office:value="89515" calcext:value-type="float">
            <text:p>89515</text:p>
          </table:table-cell>
          <table:table-cell office:value-type="float" office:value="0" calcext:value-type="float">
            <text:p>0</text:p>
          </table:table-cell>
          <table:table-cell office:value-type="float" office:value="748723" calcext:value-type="float">
            <text:p>748723</text:p>
          </table:table-cell>
          <table:table-cell office:value-type="float" office:value="42779" calcext:value-type="float">
            <text:p>42779</text:p>
          </table:table-cell>
          <table:table-cell office:value-type="string" calcext:value-type="string">
            <text:p>Nyc shot ❤️❤️❤️</text:p>
          </table:table-cell>
          <table:table-cell/>
        </table:table-row>
        <table:table-row table:style-name="ro1">
          <table:table-cell office:value-type="float" office:value="159955" calcext:value-type="float">
            <text:p>159955</text:p>
          </table:table-cell>
          <table:table-cell office:value-type="float" office:value="0" calcext:value-type="float">
            <text:p>0</text:p>
          </table:table-cell>
          <table:table-cell office:value-type="float" office:value="915698" calcext:value-type="float">
            <text:p>915698</text:p>
          </table:table-cell>
          <table:table-cell office:value-type="float" office:value="78918" calcext:value-type="float">
            <text:p>78918</text:p>
          </table:table-cell>
          <table:table-cell office:value-type="string" calcext:value-type="string">
            <text:p>This trail is ingenious! brilliant work!</text:p>
          </table:table-cell>
          <table:table-cell/>
        </table:table-row>
        <table:table-row table:style-name="ro1">
          <table:table-cell office:value-type="float" office:value="170268" calcext:value-type="float">
            <text:p>170268</text:p>
          </table:table-cell>
          <table:table-cell office:value-type="float" office:value="0" calcext:value-type="float">
            <text:p>0</text:p>
          </table:table-cell>
          <table:table-cell office:value-type="float" office:value="944992" calcext:value-type="float">
            <text:p>944992</text:p>
          </table:table-cell>
          <table:table-cell office:value-type="float" office:value="79529" calcext:value-type="float">
            <text:p>79529</text:p>
          </table:table-cell>
          <table:table-cell office:value-type="string" calcext:value-type="string">
            <text:p>Sahi khel gaye tum toh :P</text:p>
          </table:table-cell>
          <table:table-cell/>
        </table:table-row>
        <table:table-row table:style-name="ro1">
          <table:table-cell office:value-type="float" office:value="171739" calcext:value-type="float">
            <text:p>171739</text:p>
          </table:table-cell>
          <table:table-cell office:value-type="float" office:value="0" calcext:value-type="float">
            <text:p>0</text:p>
          </table:table-cell>
          <table:table-cell office:value-type="float" office:value="951126" calcext:value-type="float">
            <text:p>951126</text:p>
          </table:table-cell>
          <table:table-cell office:value-type="float" office:value="286242" calcext:value-type="float">
            <text:p>286242</text:p>
          </table:table-cell>
          <table:table-cell office:value-type="string" calcext:value-type="string">
            <text:p>[[@77284]] Thank you!</text:p>
          </table:table-cell>
          <table:table-cell/>
        </table:table-row>
        <table:table-row table:style-name="ro1">
          <table:table-cell office:value-type="float" office:value="253097" calcext:value-type="float">
            <text:p>253097</text:p>
          </table:table-cell>
          <table:table-cell office:value-type="float" office:value="0" calcext:value-type="float">
            <text:p>0</text:p>
          </table:table-cell>
          <table:table-cell office:value-type="float" office:value="1287716" calcext:value-type="float">
            <text:p>1287716</text:p>
          </table:table-cell>
          <table:table-cell office:value-type="float" office:value="40970" calcext:value-type="float">
            <text:p>4097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73123" calcext:value-type="float">
            <text:p>273123</text:p>
          </table:table-cell>
          <table:table-cell office:value-type="float" office:value="0" calcext:value-type="float">
            <text:p>0</text:p>
          </table:table-cell>
          <table:table-cell office:value-type="float" office:value="1426533" calcext:value-type="float">
            <text:p>1426533</text:p>
          </table:table-cell>
          <table:table-cell office:value-type="float" office:value="85067" calcext:value-type="float">
            <text:p>85067</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2">
          <table:table-cell office:value-type="float" office:value="358749" calcext:value-type="float">
            <text:p>358749</text:p>
          </table:table-cell>
          <table:table-cell office:value-type="float" office:value="0" calcext:value-type="float">
            <text:p>0</text:p>
          </table:table-cell>
          <table:table-cell office:value-type="float" office:value="1820184" calcext:value-type="float">
            <text:p>1820184</text:p>
          </table:table-cell>
          <table:table-cell office:value-type="float" office:value="561849" calcext:value-type="float">
            <text:p>561849</text:p>
          </table:table-cell>
          <table:table-cell office:value-type="string" calcext:value-type="string">
            <text:p>[[@85979]] </text:p>
            <text:p>Hope you find the time soon.</text:p>
          </table:table-cell>
          <table:table-cell/>
        </table:table-row>
        <table:table-row table:style-name="ro1">
          <table:table-cell office:value-type="float" office:value="415548" calcext:value-type="float">
            <text:p>415548</text:p>
          </table:table-cell>
          <table:table-cell office:value-type="float" office:value="0" calcext:value-type="float">
            <text:p>0</text:p>
          </table:table-cell>
          <table:table-cell office:value-type="float" office:value="2356786" calcext:value-type="float">
            <text:p>2356786</text:p>
          </table:table-cell>
          <table:table-cell office:value-type="float" office:value="1411598" calcext:value-type="float">
            <text:p>1411598</text:p>
          </table:table-cell>
          <table:table-cell office:value-type="string" calcext:value-type="string">
            <text:p>[[@1410136]]</text:p>
          </table:table-cell>
          <table:table-cell/>
        </table:table-row>
        <table:table-row table:style-name="ro1">
          <table:table-cell office:value-type="float" office:value="423506" calcext:value-type="float">
            <text:p>423506</text:p>
          </table:table-cell>
          <table:table-cell office:value-type="float" office:value="0" calcext:value-type="float">
            <text:p>0</text:p>
          </table:table-cell>
          <table:table-cell office:value-type="float" office:value="53477" calcext:value-type="float">
            <text:p>53477</text:p>
          </table:table-cell>
          <table:table-cell office:value-type="float" office:value="32211" calcext:value-type="float">
            <text:p>32211</text:p>
          </table:table-cell>
          <table:table-cell office:value-type="string" calcext:value-type="string">
            <text:p>Indian food be the best!</text:p>
          </table:table-cell>
          <table:table-cell/>
        </table:table-row>
        <table:table-row table:style-name="ro1">
          <table:table-cell office:value-type="float" office:value="66672" calcext:value-type="float">
            <text:p>66672</text:p>
          </table:table-cell>
          <table:table-cell office:value-type="float" office:value="0" calcext:value-type="float">
            <text:p>0</text:p>
          </table:table-cell>
          <table:table-cell office:value-type="float" office:value="696162" calcext:value-type="float">
            <text:p>696162</text:p>
          </table:table-cell>
          <table:table-cell office:value-type="float" office:value="39633" calcext:value-type="float">
            <text:p>39633</text:p>
          </table:table-cell>
          <table:table-cell office:value-type="string" calcext:value-type="string">
            <text:p>The title was superb! The content was a little dreary!</text:p>
          </table:table-cell>
          <table:table-cell/>
        </table:table-row>
        <table:table-row table:style-name="ro1">
          <table:table-cell office:value-type="float" office:value="67348" calcext:value-type="float">
            <text:p>67348</text:p>
          </table:table-cell>
          <table:table-cell office:value-type="float" office:value="0" calcext:value-type="float">
            <text:p>0</text:p>
          </table:table-cell>
          <table:table-cell office:value-type="float" office:value="694930" calcext:value-type="float">
            <text:p>694930</text:p>
          </table:table-cell>
          <table:table-cell office:value-type="float" office:value="40437" calcext:value-type="float">
            <text:p>40437</text:p>
          </table:table-cell>
          <table:table-cell office:value-type="string" calcext:value-type="string">
            <text:p>The title was so rad! cool stuff really!</text:p>
          </table:table-cell>
          <table:table-cell/>
        </table:table-row>
        <table:table-row table:style-name="ro1">
          <table:table-cell office:value-type="float" office:value="213138" calcext:value-type="float">
            <text:p>213138</text:p>
          </table:table-cell>
          <table:table-cell office:value-type="float" office:value="0" calcext:value-type="float">
            <text:p>0</text:p>
          </table:table-cell>
          <table:table-cell office:value-type="float" office:value="1094514" calcext:value-type="float">
            <text:p>1094514</text:p>
          </table:table-cell>
          <table:table-cell office:value-type="float" office:value="329593" calcext:value-type="float">
            <text:p>329593</text:p>
          </table:table-cell>
          <table:table-cell office:value-type="string" calcext:value-type="string">
            <text:p>Thank you for motivation.</text:p>
          </table:table-cell>
          <table:table-cell/>
        </table:table-row>
        <table:table-row table:style-name="ro1">
          <table:table-cell office:value-type="float" office:value="223607" calcext:value-type="float">
            <text:p>223607</text:p>
          </table:table-cell>
          <table:table-cell office:value-type="float" office:value="0" calcext:value-type="float">
            <text:p>0</text:p>
          </table:table-cell>
          <table:table-cell office:value-type="float" office:value="1148319" calcext:value-type="float">
            <text:p>1148319</text:p>
          </table:table-cell>
          <table:table-cell office:value-type="float" office:value="347635" calcext:value-type="float">
            <text:p>347635</text:p>
          </table:table-cell>
          <table:table-cell office:value-type="string" calcext:value-type="string">
            <text:p>Amazing trail ❤️</text:p>
          </table:table-cell>
          <table:table-cell/>
        </table:table-row>
        <table:table-row table:style-name="ro1">
          <table:table-cell office:value-type="float" office:value="100020" calcext:value-type="float">
            <text:p>100020</text:p>
          </table:table-cell>
          <table:table-cell office:value-type="float" office:value="0" calcext:value-type="float">
            <text:p>0</text:p>
          </table:table-cell>
          <table:table-cell office:value-type="float" office:value="775247" calcext:value-type="float">
            <text:p>775247</text:p>
          </table:table-cell>
          <table:table-cell office:value-type="float" office:value="45759" calcext:value-type="float">
            <text:p>45759</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03244" calcext:value-type="float">
            <text:p>103244</text:p>
          </table:table-cell>
          <table:table-cell office:value-type="float" office:value="0" calcext:value-type="float">
            <text:p>0</text:p>
          </table:table-cell>
          <table:table-cell office:value-type="float" office:value="781612" calcext:value-type="float">
            <text:p>781612</text:p>
          </table:table-cell>
          <table:table-cell office:value-type="float" office:value="226695" calcext:value-type="float">
            <text:p>226695</text:p>
          </table:table-cell>
          <table:table-cell office:value-type="string" calcext:value-type="string">
            <text:p>[[@87719]] <text:s/>mixed up Saleha ??</text:p>
          </table:table-cell>
          <table:table-cell/>
        </table:table-row>
        <table:table-row table:style-name="ro1">
          <table:table-cell office:value-type="float" office:value="137428" calcext:value-type="float">
            <text:p>137428</text:p>
          </table:table-cell>
          <table:table-cell office:value-type="float" office:value="0" calcext:value-type="float">
            <text:p>0</text:p>
          </table:table-cell>
          <table:table-cell office:value-type="float" office:value="859810" calcext:value-type="float">
            <text:p>859810</text:p>
          </table:table-cell>
          <table:table-cell office:value-type="float" office:value="257124" calcext:value-type="float">
            <text:p>257124</text:p>
          </table:table-cell>
          <table:table-cell office:value-type="string" calcext:value-type="string">
            <text:p>[[@76912]] I have no idea</text:p>
          </table:table-cell>
          <table:table-cell/>
        </table:table-row>
        <table:table-row table:style-name="ro1">
          <table:table-cell office:value-type="float" office:value="145500" calcext:value-type="float">
            <text:p>145500</text:p>
          </table:table-cell>
          <table:table-cell office:value-type="float" office:value="0" calcext:value-type="float">
            <text:p>0</text:p>
          </table:table-cell>
          <table:table-cell office:value-type="float" office:value="881564" calcext:value-type="float">
            <text:p>881564</text:p>
          </table:table-cell>
          <table:table-cell office:value-type="float" office:value="77407" calcext:value-type="float">
            <text:p>77407</text:p>
          </table:table-cell>
          <table:table-cell office:value-type="string" calcext:value-type="string">
            <text:p>i'm so trying this sometime, do you have more experiences?</text:p>
          </table:table-cell>
          <table:table-cell/>
        </table:table-row>
        <table:table-row table:style-name="ro1">
          <table:table-cell office:value-type="float" office:value="209301" calcext:value-type="float">
            <text:p>209301</text:p>
          </table:table-cell>
          <table:table-cell office:value-type="float" office:value="0" calcext:value-type="float">
            <text:p>0</text:p>
          </table:table-cell>
          <table:table-cell office:value-type="float" office:value="1074345" calcext:value-type="float">
            <text:p>1074345</text:p>
          </table:table-cell>
          <table:table-cell office:value-type="float" office:value="45994" calcext:value-type="float">
            <text:p>45994</text:p>
          </table:table-cell>
          <table:table-cell office:value-type="string" calcext:value-type="string">
            <text:p>mast content h</text:p>
          </table:table-cell>
          <table:table-cell/>
        </table:table-row>
        <table:table-row table:style-name="ro1">
          <table:table-cell office:value-type="float" office:value="215088" calcext:value-type="float">
            <text:p>215088</text:p>
          </table:table-cell>
          <table:table-cell office:value-type="float" office:value="0" calcext:value-type="float">
            <text:p>0</text:p>
          </table:table-cell>
          <table:table-cell office:value-type="float" office:value="1106798" calcext:value-type="float">
            <text:p>1106798</text:p>
          </table:table-cell>
          <table:table-cell office:value-type="float" office:value="80685" calcext:value-type="float">
            <text:p>8068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59026" calcext:value-type="float">
            <text:p>259026</text:p>
          </table:table-cell>
          <table:table-cell office:value-type="float" office:value="0" calcext:value-type="float">
            <text:p>0</text:p>
          </table:table-cell>
          <table:table-cell office:value-type="float" office:value="1341296" calcext:value-type="float">
            <text:p>1341296</text:p>
          </table:table-cell>
          <table:table-cell office:value-type="float" office:value="411009" calcext:value-type="float">
            <text:p>411009</text:p>
          </table:table-cell>
          <table:table-cell office:value-type="string" calcext:value-type="string">
            <text:p>Tq bro</text:p>
          </table:table-cell>
          <table:table-cell/>
        </table:table-row>
        <table:table-row table:style-name="ro1">
          <table:table-cell office:value-type="float" office:value="394583" calcext:value-type="float">
            <text:p>394583</text:p>
          </table:table-cell>
          <table:table-cell office:value-type="float" office:value="0" calcext:value-type="float">
            <text:p>0</text:p>
          </table:table-cell>
          <table:table-cell office:value-type="float" office:value="2267496" calcext:value-type="float">
            <text:p>2267496</text:p>
          </table:table-cell>
          <table:table-cell office:value-type="float" office:value="956813" calcext:value-type="float">
            <text:p>956813</text:p>
          </table:table-cell>
          <table:table-cell office:value-type="string" calcext:value-type="string">
            <text:p>Nice</text:p>
          </table:table-cell>
          <table:table-cell/>
        </table:table-row>
        <table:table-row table:style-name="ro1">
          <table:table-cell office:value-type="float" office:value="398656" calcext:value-type="float">
            <text:p>398656</text:p>
          </table:table-cell>
          <table:table-cell office:value-type="float" office:value="0" calcext:value-type="float">
            <text:p>0</text:p>
          </table:table-cell>
          <table:table-cell office:value-type="float" office:value="2205502" calcext:value-type="float">
            <text:p>2205502</text:p>
          </table:table-cell>
          <table:table-cell office:value-type="float" office:value="691189" calcext:value-type="float">
            <text:p>691189</text:p>
          </table:table-cell>
          <table:table-cell office:value-type="string" calcext:value-type="string">
            <text:p>[[@973426]]</text:p>
          </table:table-cell>
          <table:table-cell/>
        </table:table-row>
        <table:table-row table:style-name="ro1">
          <table:table-cell office:value-type="float" office:value="410235" calcext:value-type="float">
            <text:p>410235</text:p>
          </table:table-cell>
          <table:table-cell office:value-type="float" office:value="0" calcext:value-type="float">
            <text:p>0</text:p>
          </table:table-cell>
          <table:table-cell office:value-type="float" office:value="2319881" calcext:value-type="float">
            <text:p>2319881</text:p>
          </table:table-cell>
          <table:table-cell office:value-type="float" office:value="1241407" calcext:value-type="float">
            <text:p>1241407</text:p>
          </table:table-cell>
          <table:table-cell office:value-type="string" calcext:value-type="string">
            <text:p>Cool</text:p>
          </table:table-cell>
          <table:table-cell/>
        </table:table-row>
        <table:table-row table:style-name="ro1">
          <table:table-cell office:value-type="float" office:value="457865" calcext:value-type="float">
            <text:p>457865</text:p>
          </table:table-cell>
          <table:table-cell office:value-type="float" office:value="0" calcext:value-type="float">
            <text:p>0</text:p>
          </table:table-cell>
          <table:table-cell office:value-type="float" office:value="2533581" calcext:value-type="float">
            <text:p>2533581</text:p>
          </table:table-cell>
          <table:table-cell office:value-type="float" office:value="1329405" calcext:value-type="float">
            <text:p>1329405</text:p>
          </table:table-cell>
          <table:table-cell office:value-type="string" calcext:value-type="string">
            <text:p>Yes</text:p>
          </table:table-cell>
          <table:table-cell/>
        </table:table-row>
        <table:table-row table:style-name="ro1">
          <table:table-cell office:value-type="float" office:value="86570" calcext:value-type="float">
            <text:p>86570</text:p>
          </table:table-cell>
          <table:table-cell office:value-type="float" office:value="0" calcext:value-type="float">
            <text:p>0</text:p>
          </table:table-cell>
          <table:table-cell office:value-type="float" office:value="741190" calcext:value-type="float">
            <text:p>741190</text:p>
          </table:table-cell>
          <table:table-cell office:value-type="float" office:value="220075" calcext:value-type="float">
            <text:p>220075</text:p>
          </table:table-cell>
          <table:table-cell office:value-type="string" calcext:value-type="string">
            <text:p>[[@80499]] Dwarka is a religious place. Dwarka Temple, BetDwarka, Sudama Bridge, bhadkeshwar mahadev temple, nageshwar mahadev temple, gopi talav etc are places to visit. Also beach is there for outing and enjoyment. For food and meal you might have to compromise with Gujarati food bcoz there is very less punjabi hotels and hotels for nonveg foods. u can get more information from Google.</text:p>
          </table:table-cell>
          <table:table-cell/>
        </table:table-row>
        <table:table-row table:style-name="ro1">
          <table:table-cell office:value-type="float" office:value="147970" calcext:value-type="float">
            <text:p>147970</text:p>
          </table:table-cell>
          <table:table-cell office:value-type="float" office:value="0" calcext:value-type="float">
            <text:p>0</text:p>
          </table:table-cell>
          <table:table-cell office:value-type="float" office:value="629096" calcext:value-type="float">
            <text:p>629096</text:p>
          </table:table-cell>
          <table:table-cell office:value-type="float" office:value="256799" calcext:value-type="float">
            <text:p>256799</text:p>
          </table:table-cell>
          <table:table-cell office:value-type="string" calcext:value-type="string">
            <text:p>Wow ,????</text:p>
          </table:table-cell>
          <table:table-cell/>
        </table:table-row>
        <table:table-row table:style-name="ro1">
          <table:table-cell office:value-type="float" office:value="151638" calcext:value-type="float">
            <text:p>151638</text:p>
          </table:table-cell>
          <table:table-cell office:value-type="float" office:value="0" calcext:value-type="float">
            <text:p>0</text:p>
          </table:table-cell>
          <table:table-cell office:value-type="float" office:value="895707" calcext:value-type="float">
            <text:p>895707</text:p>
          </table:table-cell>
          <table:table-cell office:value-type="float" office:value="78941" calcext:value-type="float">
            <text:p>78941</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96862" calcext:value-type="float">
            <text:p>196862</text:p>
          </table:table-cell>
          <table:table-cell office:value-type="float" office:value="0" calcext:value-type="float">
            <text:p>0</text:p>
          </table:table-cell>
          <table:table-cell office:value-type="float" office:value="1016925" calcext:value-type="float">
            <text:p>1016925</text:p>
          </table:table-cell>
          <table:table-cell office:value-type="float" office:value="83991" calcext:value-type="float">
            <text:p>83991</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253805" calcext:value-type="float">
            <text:p>253805</text:p>
          </table:table-cell>
          <table:table-cell office:value-type="float" office:value="869563" calcext:value-type="float">
            <text:p>869563</text:p>
          </table:table-cell>
          <table:table-cell office:value-type="float" office:value="0" calcext:value-type="float">
            <text:p>0</text:p>
          </table:table-cell>
          <table:table-cell office:value-type="float" office:value="383793" calcext:value-type="float">
            <text:p>383793</text:p>
          </table:table-cell>
          <table:table-cell office:value-type="string" calcext:value-type="string">
            <text:p>Nice football simulation</text:p>
          </table:table-cell>
          <table:table-cell/>
        </table:table-row>
        <table:table-row table:style-name="ro1">
          <table:table-cell office:value-type="float" office:value="398239" calcext:value-type="float">
            <text:p>398239</text:p>
          </table:table-cell>
          <table:table-cell office:value-type="float" office:value="0" calcext:value-type="float">
            <text:p>0</text:p>
          </table:table-cell>
          <table:table-cell office:value-type="float" office:value="2294370" calcext:value-type="float">
            <text:p>2294370</text:p>
          </table:table-cell>
          <table:table-cell office:value-type="float" office:value="993086" calcext:value-type="float">
            <text:p>993086</text:p>
          </table:table-cell>
          <table:table-cell office:value-type="string" calcext:value-type="string">
            <text:p>Have you been scanning for an international ID, SSN, and driver’s permit, ID, Birth declaration, confirmation or some other document? Or on the other hand possibly to purchase anew identification for USA, Canadian, UK or some other nation record? Is it phoney or genuine international ID, SSN, driver's permit, ID card, Birth endorsement, certificate or some other record? It would be ideal if you "Inquiry no further", Your interest has landed you to the correct place whether you are situated in America's, Australia, Africa, Asia or Europe, we will ensure the issue is finished. What'sapp:::☎(+237650862831)</text:p>
          </table:table-cell>
          <table:table-cell/>
        </table:table-row>
        <table:table-row table:style-name="ro1">
          <table:table-cell office:value-type="float" office:value="29097" calcext:value-type="float">
            <text:p>29097</text:p>
          </table:table-cell>
          <table:table-cell office:value-type="float" office:value="0" calcext:value-type="float">
            <text:p>0</text:p>
          </table:table-cell>
          <table:table-cell office:value-type="float" office:value="608279" calcext:value-type="float">
            <text:p>608279</text:p>
          </table:table-cell>
          <table:table-cell office:value-type="float" office:value="181901" calcext:value-type="float">
            <text:p>181901</text:p>
          </table:table-cell>
          <table:table-cell office:value-type="string" calcext:value-type="string">
            <text:p>[[@84819]] I don't think so u r there...if u were been then u sould know.</text:p>
          </table:table-cell>
          <table:table-cell/>
        </table:table-row>
        <table:table-row table:style-name="ro1">
          <table:table-cell office:value-type="float" office:value="30855" calcext:value-type="float">
            <text:p>30855</text:p>
          </table:table-cell>
          <table:table-cell office:value-type="float" office:value="0" calcext:value-type="float">
            <text:p>0</text:p>
          </table:table-cell>
          <table:table-cell office:value-type="float" office:value="614163" calcext:value-type="float">
            <text:p>614163</text:p>
          </table:table-cell>
          <table:table-cell office:value-type="float" office:value="183558" calcext:value-type="float">
            <text:p>183558</text:p>
          </table:table-cell>
          <table:table-cell office:value-type="string" calcext:value-type="string">
            <text:p>[[@83133]] thanks buddy</text:p>
          </table:table-cell>
          <table:table-cell/>
        </table:table-row>
        <table:table-row table:style-name="ro1">
          <table:table-cell office:value-type="float" office:value="40834" calcext:value-type="float">
            <text:p>40834</text:p>
          </table:table-cell>
          <table:table-cell office:value-type="float" office:value="0" calcext:value-type="float">
            <text:p>0</text:p>
          </table:table-cell>
          <table:table-cell office:value-type="float" office:value="63267" calcext:value-type="float">
            <text:p>63267</text:p>
          </table:table-cell>
          <table:table-cell office:value-type="float" office:value="19547" calcext:value-type="float">
            <text:p>19547</text:p>
          </table:table-cell>
          <table:table-cell office:value-type="float" office:value="5" calcext:value-type="float">
            <text:p>5</text:p>
          </table:table-cell>
          <table:table-cell/>
        </table:table-row>
        <table:table-row table:style-name="ro1">
          <table:table-cell office:value-type="float" office:value="57301" calcext:value-type="float">
            <text:p>57301</text:p>
          </table:table-cell>
          <table:table-cell office:value-type="float" office:value="0" calcext:value-type="float">
            <text:p>0</text:p>
          </table:table-cell>
          <table:table-cell office:value-type="float" office:value="673061" calcext:value-type="float">
            <text:p>673061</text:p>
          </table:table-cell>
          <table:table-cell office:value-type="float" office:value="82582" calcext:value-type="float">
            <text:p>82582</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89833" calcext:value-type="float">
            <text:p>89833</text:p>
          </table:table-cell>
          <table:table-cell office:value-type="float" office:value="0" calcext:value-type="float">
            <text:p>0</text:p>
          </table:table-cell>
          <table:table-cell office:value-type="float" office:value="754813" calcext:value-type="float">
            <text:p>754813</text:p>
          </table:table-cell>
          <table:table-cell office:value-type="float" office:value="81294" calcext:value-type="float">
            <text:p>81294</text:p>
          </table:table-cell>
          <table:table-cell office:value-type="string" calcext:value-type="string">
            <text:p>Lage Raho Launde! Mast kaam kar rahe ho</text:p>
          </table:table-cell>
          <table:table-cell/>
        </table:table-row>
        <table:table-row table:style-name="ro1">
          <table:table-cell office:value-type="float" office:value="120698" calcext:value-type="float">
            <text:p>120698</text:p>
          </table:table-cell>
          <table:table-cell office:value-type="float" office:value="0" calcext:value-type="float">
            <text:p>0</text:p>
          </table:table-cell>
          <table:table-cell office:value-type="float" office:value="58676" calcext:value-type="float">
            <text:p>58676</text:p>
          </table:table-cell>
          <table:table-cell office:value-type="float" office:value="41629" calcext:value-type="float">
            <text:p>41629</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41070" calcext:value-type="float">
            <text:p>141070</text:p>
          </table:table-cell>
          <table:table-cell office:value-type="float" office:value="0" calcext:value-type="float">
            <text:p>0</text:p>
          </table:table-cell>
          <table:table-cell office:value-type="float" office:value="869879" calcext:value-type="float">
            <text:p>869879</text:p>
          </table:table-cell>
          <table:table-cell office:value-type="float" office:value="77690" calcext:value-type="float">
            <text:p>7769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76789" calcext:value-type="float">
            <text:p>176789</text:p>
          </table:table-cell>
          <table:table-cell office:value-type="float" office:value="0" calcext:value-type="float">
            <text:p>0</text:p>
          </table:table-cell>
          <table:table-cell office:value-type="float" office:value="966238" calcext:value-type="float">
            <text:p>966238</text:p>
          </table:table-cell>
          <table:table-cell office:value-type="float" office:value="80704" calcext:value-type="float">
            <text:p>80704</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248361" calcext:value-type="float">
            <text:p>248361</text:p>
          </table:table-cell>
          <table:table-cell office:value-type="float" office:value="830697" calcext:value-type="float">
            <text:p>830697</text:p>
          </table:table-cell>
          <table:table-cell office:value-type="float" office:value="0" calcext:value-type="float">
            <text:p>0</text:p>
          </table:table-cell>
          <table:table-cell office:value-type="float" office:value="358269" calcext:value-type="float">
            <text:p>358269</text:p>
          </table:table-cell>
          <table:table-cell office:value-type="string" calcext:value-type="string">
            <text:p>Its probably a hornbill</text:p>
          </table:table-cell>
          <table:table-cell/>
        </table:table-row>
        <table:table-row table:style-name="ro1">
          <table:table-cell office:value-type="float" office:value="337403" calcext:value-type="float">
            <text:p>337403</text:p>
          </table:table-cell>
          <table:table-cell office:value-type="float" office:value="0" calcext:value-type="float">
            <text:p>0</text:p>
          </table:table-cell>
          <table:table-cell office:value-type="float" office:value="1800570" calcext:value-type="float">
            <text:p>1800570</text:p>
          </table:table-cell>
          <table:table-cell office:value-type="float" office:value="20182" calcext:value-type="float">
            <text:p>2018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65769" calcext:value-type="float">
            <text:p>65769</text:p>
          </table:table-cell>
          <table:table-cell office:value-type="float" office:value="0" calcext:value-type="float">
            <text:p>0</text:p>
          </table:table-cell>
          <table:table-cell office:value-type="float" office:value="693346" calcext:value-type="float">
            <text:p>693346</text:p>
          </table:table-cell>
          <table:table-cell office:value-type="float" office:value="42703" calcext:value-type="float">
            <text:p>42703</text:p>
          </table:table-cell>
          <table:table-cell office:value-type="string" calcext:value-type="string">
            <text:p>loved your stories! wondering what your next trail would be?</text:p>
          </table:table-cell>
          <table:table-cell/>
        </table:table-row>
        <table:table-row table:style-name="ro1">
          <table:table-cell office:value-type="float" office:value="85939" calcext:value-type="float">
            <text:p>85939</text:p>
          </table:table-cell>
          <table:table-cell office:value-type="float" office:value="0" calcext:value-type="float">
            <text:p>0</text:p>
          </table:table-cell>
          <table:table-cell office:value-type="float" office:value="216" calcext:value-type="float">
            <text:p>216</text:p>
          </table:table-cell>
          <table:table-cell office:value-type="float" office:value="5221" calcext:value-type="float">
            <text:p>5221</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88804" calcext:value-type="float">
            <text:p>188804</text:p>
          </table:table-cell>
          <table:table-cell office:value-type="float" office:value="0" calcext:value-type="float">
            <text:p>0</text:p>
          </table:table-cell>
          <table:table-cell office:value-type="float" office:value="980343" calcext:value-type="float">
            <text:p>980343</text:p>
          </table:table-cell>
          <table:table-cell office:value-type="float" office:value="41352" calcext:value-type="float">
            <text:p>41352</text:p>
          </table:table-cell>
          <table:table-cell office:value-type="string" calcext:value-type="string">
            <text:p>Wow! Thats amazing that you covered so much in so less budget!</text:p>
          </table:table-cell>
          <table:table-cell/>
        </table:table-row>
        <table:table-row table:style-name="ro1">
          <table:table-cell office:value-type="float" office:value="269860" calcext:value-type="float">
            <text:p>269860</text:p>
          </table:table-cell>
          <table:table-cell office:value-type="float" office:value="0" calcext:value-type="float">
            <text:p>0</text:p>
          </table:table-cell>
          <table:table-cell office:value-type="float" office:value="1405951" calcext:value-type="float">
            <text:p>1405951</text:p>
          </table:table-cell>
          <table:table-cell office:value-type="float" office:value="41233" calcext:value-type="float">
            <text:p>41233</text:p>
          </table:table-cell>
          <table:table-cell office:value-type="string" calcext:value-type="string">
            <text:p>Wow! Thats amazing that you covered so much in so less budget!</text:p>
          </table:table-cell>
          <table:table-cell/>
        </table:table-row>
        <table:table-row table:style-name="ro1">
          <table:table-cell office:value-type="float" office:value="17671" calcext:value-type="float">
            <text:p>17671</text:p>
          </table:table-cell>
          <table:table-cell office:value-type="float" office:value="0" calcext:value-type="float">
            <text:p>0</text:p>
          </table:table-cell>
          <table:table-cell office:value-type="float" office:value="563734" calcext:value-type="float">
            <text:p>563734</text:p>
          </table:table-cell>
          <table:table-cell office:value-type="float" office:value="159911" calcext:value-type="float">
            <text:p>159911</text:p>
          </table:table-cell>
          <table:table-cell office:value-type="string" calcext:value-type="string">
            <text:p>Thanks ?</text:p>
          </table:table-cell>
          <table:table-cell/>
        </table:table-row>
        <table:table-row table:style-name="ro1">
          <table:table-cell office:value-type="float" office:value="38364" calcext:value-type="float">
            <text:p>38364</text:p>
          </table:table-cell>
          <table:table-cell office:value-type="float" office:value="0" calcext:value-type="float">
            <text:p>0</text:p>
          </table:table-cell>
          <table:table-cell office:value-type="float" office:value="631147" calcext:value-type="float">
            <text:p>631147</text:p>
          </table:table-cell>
          <table:table-cell office:value-type="float" office:value="82496" calcext:value-type="float">
            <text:p>82496</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42227" calcext:value-type="float">
            <text:p>42227</text:p>
          </table:table-cell>
          <table:table-cell office:value-type="float" office:value="0" calcext:value-type="float">
            <text:p>0</text:p>
          </table:table-cell>
          <table:table-cell office:value-type="float" office:value="639514" calcext:value-type="float">
            <text:p>639514</text:p>
          </table:table-cell>
          <table:table-cell office:value-type="float" office:value="85148" calcext:value-type="float">
            <text:p>85148</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96578" calcext:value-type="float">
            <text:p>196578</text:p>
          </table:table-cell>
          <table:table-cell office:value-type="float" office:value="0" calcext:value-type="float">
            <text:p>0</text:p>
          </table:table-cell>
          <table:table-cell office:value-type="float" office:value="1017923" calcext:value-type="float">
            <text:p>1017923</text:p>
          </table:table-cell>
          <table:table-cell office:value-type="float" office:value="44431" calcext:value-type="float">
            <text:p>44431</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199309" calcext:value-type="float">
            <text:p>199309</text:p>
          </table:table-cell>
          <table:table-cell office:value-type="float" office:value="0" calcext:value-type="float">
            <text:p>0</text:p>
          </table:table-cell>
          <table:table-cell office:value-type="float" office:value="1034766" calcext:value-type="float">
            <text:p>1034766</text:p>
          </table:table-cell>
          <table:table-cell office:value-type="float" office:value="40193" calcext:value-type="float">
            <text:p>40193</text:p>
          </table:table-cell>
          <table:table-cell office:value-type="string" calcext:value-type="string">
            <text:p>Hey, the title is so innovative!</text:p>
          </table:table-cell>
          <table:table-cell/>
        </table:table-row>
        <table:table-row table:style-name="ro1">
          <table:table-cell office:value-type="float" office:value="274525" calcext:value-type="float">
            <text:p>274525</text:p>
          </table:table-cell>
          <table:table-cell office:value-type="float" office:value="0" calcext:value-type="float">
            <text:p>0</text:p>
          </table:table-cell>
          <table:table-cell office:value-type="float" office:value="1435033" calcext:value-type="float">
            <text:p>1435033</text:p>
          </table:table-cell>
          <table:table-cell office:value-type="float" office:value="222695" calcext:value-type="float">
            <text:p>222695</text:p>
          </table:table-cell>
          <table:table-cell office:value-type="string" calcext:value-type="string">
            <text:p>[[@1]]</text:p>
          </table:table-cell>
          <table:table-cell/>
        </table:table-row>
        <table:table-row table:style-name="ro1">
          <table:table-cell office:value-type="float" office:value="315611" calcext:value-type="float">
            <text:p>315611</text:p>
          </table:table-cell>
          <table:table-cell office:value-type="float" office:value="0" calcext:value-type="float">
            <text:p>0</text:p>
          </table:table-cell>
          <table:table-cell office:value-type="float" office:value="1669288" calcext:value-type="float">
            <text:p>1669288</text:p>
          </table:table-cell>
          <table:table-cell office:value-type="float" office:value="39656" calcext:value-type="float">
            <text:p>39656</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44225" calcext:value-type="float">
            <text:p>344225</text:p>
          </table:table-cell>
          <table:table-cell office:value-type="float" office:value="0" calcext:value-type="float">
            <text:p>0</text:p>
          </table:table-cell>
          <table:table-cell office:value-type="float" office:value="1841336" calcext:value-type="float">
            <text:p>1841336</text:p>
          </table:table-cell>
          <table:table-cell office:value-type="float" office:value="50348" calcext:value-type="float">
            <text:p>50348</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85937" calcext:value-type="float">
            <text:p>385937</text:p>
          </table:table-cell>
          <table:table-cell office:value-type="float" office:value="0" calcext:value-type="float">
            <text:p>0</text:p>
          </table:table-cell>
          <table:table-cell office:value-type="float" office:value="68700" calcext:value-type="float">
            <text:p>68700</text:p>
          </table:table-cell>
          <table:table-cell office:value-type="float" office:value="885634" calcext:value-type="float">
            <text:p>885634</text:p>
          </table:table-cell>
          <table:table-cell office:value-type="string" calcext:value-type="string">
            <text:p>Where is this place?</text:p>
          </table:table-cell>
          <table:table-cell/>
        </table:table-row>
        <table:table-row table:style-name="ro1">
          <table:table-cell office:value-type="float" office:value="129291" calcext:value-type="float">
            <text:p>129291</text:p>
          </table:table-cell>
          <table:table-cell office:value-type="float" office:value="0" calcext:value-type="float">
            <text:p>0</text:p>
          </table:table-cell>
          <table:table-cell office:value-type="float" office:value="829888" calcext:value-type="float">
            <text:p>829888</text:p>
          </table:table-cell>
          <table:table-cell office:value-type="float" office:value="247553" calcext:value-type="float">
            <text:p>247553</text:p>
          </table:table-cell>
          <table:table-cell office:value-type="string" calcext:value-type="string">
            <text:p>[[@19562]] yeah sure....but how can i tell you here</text:p>
          </table:table-cell>
          <table:table-cell/>
        </table:table-row>
        <table:table-row table:style-name="ro1">
          <table:table-cell office:value-type="float" office:value="164367" calcext:value-type="float">
            <text:p>164367</text:p>
          </table:table-cell>
          <table:table-cell office:value-type="float" office:value="540568" calcext:value-type="float">
            <text:p>540568</text:p>
          </table:table-cell>
          <table:table-cell office:value-type="float" office:value="0" calcext:value-type="float">
            <text:p>0</text:p>
          </table:table-cell>
          <table:table-cell office:value-type="float" office:value="279685" calcext:value-type="float">
            <text:p>279685</text:p>
          </table:table-cell>
          <table:table-cell office:value-type="string" calcext:value-type="string">
            <text:p>Welcome to Dhubela Maharaja chhatrasal museum Chhatarpur</text:p>
          </table:table-cell>
          <table:table-cell/>
        </table:table-row>
        <table:table-row table:style-name="ro1">
          <table:table-cell office:value-type="float" office:value="227661" calcext:value-type="float">
            <text:p>227661</text:p>
          </table:table-cell>
          <table:table-cell office:value-type="float" office:value="0" calcext:value-type="float">
            <text:p>0</text:p>
          </table:table-cell>
          <table:table-cell office:value-type="float" office:value="1170418" calcext:value-type="float">
            <text:p>1170418</text:p>
          </table:table-cell>
          <table:table-cell office:value-type="float" office:value="52621" calcext:value-type="float">
            <text:p>52621</text:p>
          </table:table-cell>
          <table:table-cell office:value-type="string" calcext:value-type="string">
            <text:p>Sahi hai yeh toh bc</text:p>
          </table:table-cell>
          <table:table-cell/>
        </table:table-row>
        <table:table-row table:style-name="ro1">
          <table:table-cell office:value-type="float" office:value="232562" calcext:value-type="float">
            <text:p>232562</text:p>
          </table:table-cell>
          <table:table-cell office:value-type="float" office:value="0" calcext:value-type="float">
            <text:p>0</text:p>
          </table:table-cell>
          <table:table-cell office:value-type="float" office:value="1182495" calcext:value-type="float">
            <text:p>1182495</text:p>
          </table:table-cell>
          <table:table-cell office:value-type="float" office:value="356449" calcext:value-type="float">
            <text:p>356449</text:p>
          </table:table-cell>
          <table:table-cell office:value-type="string" calcext:value-type="string">
            <text:p>[[@77507]] thnx</text:p>
          </table:table-cell>
          <table:table-cell/>
        </table:table-row>
        <table:table-row table:style-name="ro1">
          <table:table-cell office:value-type="float" office:value="305959" calcext:value-type="float">
            <text:p>305959</text:p>
          </table:table-cell>
          <table:table-cell office:value-type="float" office:value="0" calcext:value-type="float">
            <text:p>0</text:p>
          </table:table-cell>
          <table:table-cell office:value-type="float" office:value="1607163" calcext:value-type="float">
            <text:p>1607163</text:p>
          </table:table-cell>
          <table:table-cell office:value-type="float" office:value="495018" calcext:value-type="float">
            <text:p>495018</text:p>
          </table:table-cell>
          <table:table-cell office:value-type="string" calcext:value-type="string">
            <text:p>[[@82783]] Thanks mate..</text:p>
          </table:table-cell>
          <table:table-cell/>
        </table:table-row>
        <table:table-row table:style-name="ro1">
          <table:table-cell office:value-type="float" office:value="327744" calcext:value-type="float">
            <text:p>327744</text:p>
          </table:table-cell>
          <table:table-cell office:value-type="float" office:value="0" calcext:value-type="float">
            <text:p>0</text:p>
          </table:table-cell>
          <table:table-cell office:value-type="float" office:value="809412" calcext:value-type="float">
            <text:p>809412</text:p>
          </table:table-cell>
          <table:table-cell office:value-type="float" office:value="241067" calcext:value-type="float">
            <text:p>241067</text:p>
          </table:table-cell>
          <table:table-cell office:value-type="string" calcext:value-type="string">
            <text:p>[[@80227]] Thnak you !!!!</text:p>
          </table:table-cell>
          <table:table-cell/>
        </table:table-row>
        <table:table-row table:style-name="ro1">
          <table:table-cell office:value-type="float" office:value="389734" calcext:value-type="float">
            <text:p>389734</text:p>
          </table:table-cell>
          <table:table-cell office:value-type="float" office:value="0" calcext:value-type="float">
            <text:p>0</text:p>
          </table:table-cell>
          <table:table-cell office:value-type="float" office:value="2257450" calcext:value-type="float">
            <text:p>2257450</text:p>
          </table:table-cell>
          <table:table-cell office:value-type="float" office:value="926807" calcext:value-type="float">
            <text:p>926807</text:p>
          </table:table-cell>
          <table:table-cell office:value-type="string" calcext:value-type="string">
            <text:p>Nice</text:p>
          </table:table-cell>
          <table:table-cell/>
        </table:table-row>
        <table:table-row table:style-name="ro1">
          <table:table-cell office:value-type="float" office:value="453357" calcext:value-type="float">
            <text:p>453357</text:p>
          </table:table-cell>
          <table:table-cell office:value-type="float" office:value="0" calcext:value-type="float">
            <text:p>0</text:p>
          </table:table-cell>
          <table:table-cell office:value-type="float" office:value="2543117" calcext:value-type="float">
            <text:p>2543117</text:p>
          </table:table-cell>
          <table:table-cell office:value-type="float" office:value="1968920" calcext:value-type="float">
            <text:p>1968920</text:p>
          </table:table-cell>
          <table:table-cell office:value-type="string" calcext:value-type="string">
            <text:p>Nice photo</text:p>
          </table:table-cell>
          <table:table-cell/>
        </table:table-row>
        <table:table-row table:style-name="ro1">
          <table:table-cell office:value-type="float" office:value="461603" calcext:value-type="float">
            <text:p>461603</text:p>
          </table:table-cell>
          <table:table-cell office:value-type="float" office:value="0" calcext:value-type="float">
            <text:p>0</text:p>
          </table:table-cell>
          <table:table-cell office:value-type="float" office:value="2629980" calcext:value-type="float">
            <text:p>2629980</text:p>
          </table:table-cell>
          <table:table-cell office:value-type="float" office:value="2213223" calcext:value-type="float">
            <text:p>2213223</text:p>
          </table:table-cell>
          <table:table-cell office:value-type="string" calcext:value-type="string">
            <text:p>nice ??</text:p>
          </table:table-cell>
          <table:table-cell/>
        </table:table-row>
        <table:table-row table:style-name="ro1">
          <table:table-cell office:value-type="float" office:value="18729" calcext:value-type="float">
            <text:p>18729</text:p>
          </table:table-cell>
          <table:table-cell office:value-type="float" office:value="0" calcext:value-type="float">
            <text:p>0</text:p>
          </table:table-cell>
          <table:table-cell office:value-type="float" office:value="582461" calcext:value-type="float">
            <text:p>582461</text:p>
          </table:table-cell>
          <table:table-cell office:value-type="float" office:value="174515" calcext:value-type="float">
            <text:p>174515</text:p>
          </table:table-cell>
          <table:table-cell office:value-type="string" calcext:value-type="string">
            <text:p>@_aayush.b_19 thanks??</text:p>
          </table:table-cell>
          <table:table-cell/>
        </table:table-row>
        <table:table-row table:style-name="ro1">
          <table:table-cell office:value-type="float" office:value="49231" calcext:value-type="float">
            <text:p>49231</text:p>
          </table:table-cell>
          <table:table-cell office:value-type="float" office:value="0" calcext:value-type="float">
            <text:p>0</text:p>
          </table:table-cell>
          <table:table-cell office:value-type="float" office:value="650571" calcext:value-type="float">
            <text:p>650571</text:p>
          </table:table-cell>
          <table:table-cell office:value-type="float" office:value="194327" calcext:value-type="float">
            <text:p>194327</text:p>
          </table:table-cell>
          <table:table-cell office:value-type="string" calcext:value-type="string">
            <text:p>[[@78730]] thanks ?</text:p>
          </table:table-cell>
          <table:table-cell/>
        </table:table-row>
        <table:table-row table:style-name="ro1">
          <table:table-cell office:value-type="float" office:value="61517" calcext:value-type="float">
            <text:p>61517</text:p>
          </table:table-cell>
          <table:table-cell office:value-type="float" office:value="0" calcext:value-type="float">
            <text:p>0</text:p>
          </table:table-cell>
          <table:table-cell office:value-type="float" office:value="681077" calcext:value-type="float">
            <text:p>681077</text:p>
          </table:table-cell>
          <table:table-cell office:value-type="float" office:value="203308" calcext:value-type="float">
            <text:p>203308</text:p>
          </table:table-cell>
          <table:table-cell office:value-type="string" calcext:value-type="string">
            <text:p>[[@49846]] haha thank you, I shall write better content soon!!</text:p>
          </table:table-cell>
          <table:table-cell/>
        </table:table-row>
        <table:table-row table:style-name="ro1">
          <table:table-cell office:value-type="float" office:value="106723" calcext:value-type="float">
            <text:p>106723</text:p>
          </table:table-cell>
          <table:table-cell office:value-type="float" office:value="0" calcext:value-type="float">
            <text:p>0</text:p>
          </table:table-cell>
          <table:table-cell office:value-type="float" office:value="787351" calcext:value-type="float">
            <text:p>787351</text:p>
          </table:table-cell>
          <table:table-cell office:value-type="float" office:value="81518" calcext:value-type="float">
            <text:p>81518</text:p>
          </table:table-cell>
          <table:table-cell office:value-type="string" calcext:value-type="string">
            <text:p>Subahnaalah!</text:p>
          </table:table-cell>
          <table:table-cell/>
        </table:table-row>
        <table:table-row table:style-name="ro1">
          <table:table-cell office:value-type="float" office:value="179979" calcext:value-type="float">
            <text:p>179979</text:p>
          </table:table-cell>
          <table:table-cell office:value-type="float" office:value="0" calcext:value-type="float">
            <text:p>0</text:p>
          </table:table-cell>
          <table:table-cell office:value-type="float" office:value="127440" calcext:value-type="float">
            <text:p>127440</text:p>
          </table:table-cell>
          <table:table-cell office:value-type="float" office:value="78545" calcext:value-type="float">
            <text:p>7854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94737" calcext:value-type="float">
            <text:p>294737</text:p>
          </table:table-cell>
          <table:table-cell office:value-type="float" office:value="0" calcext:value-type="float">
            <text:p>0</text:p>
          </table:table-cell>
          <table:table-cell office:value-type="float" office:value="1554550" calcext:value-type="float">
            <text:p>1554550</text:p>
          </table:table-cell>
          <table:table-cell office:value-type="float" office:value="477194" calcext:value-type="float">
            <text:p>477194</text:p>
          </table:table-cell>
          <table:table-cell office:value-type="string" calcext:value-type="string">
            <text:p>https://www.youtube.com/channel/UCA1s5BzeZY0LbmVzni9Fyog?app=desktop</text:p>
          </table:table-cell>
          <table:table-cell/>
        </table:table-row>
        <table:table-row table:style-name="ro2">
          <table:table-cell office:value-type="float" office:value="334817" calcext:value-type="float">
            <text:p>334817</text:p>
          </table:table-cell>
          <table:table-cell office:value-type="float" office:value="0" calcext:value-type="float">
            <text:p>0</text:p>
          </table:table-cell>
          <table:table-cell office:value-type="float" office:value="292" calcext:value-type="float">
            <text:p>292</text:p>
          </table:table-cell>
          <table:table-cell office:value-type="float" office:value="524687" calcext:value-type="float">
            <text:p>524687</text:p>
          </table:table-cell>
          <table:table-cell office:value-type="string" calcext:value-type="string">
            <text:p>For Munnar adventure tourism control us WhatsApp/call</text:p>
            <text:p>9495887519</text:p>
          </table:table-cell>
          <table:table-cell/>
        </table:table-row>
        <table:table-row table:style-name="ro1">
          <table:table-cell office:value-type="float" office:value="357883" calcext:value-type="float">
            <text:p>357883</text:p>
          </table:table-cell>
          <table:table-cell office:value-type="float" office:value="0" calcext:value-type="float">
            <text:p>0</text:p>
          </table:table-cell>
          <table:table-cell office:value-type="float" office:value="1973378" calcext:value-type="float">
            <text:p>1973378</text:p>
          </table:table-cell>
          <table:table-cell office:value-type="float" office:value="79835" calcext:value-type="float">
            <text:p>79835</text:p>
          </table:table-cell>
          <table:table-cell office:value-type="string" calcext:value-type="string">
            <text:p>loved your stories! wondering what your next trail would be?</text:p>
          </table:table-cell>
          <table:table-cell/>
        </table:table-row>
        <table:table-row table:style-name="ro1">
          <table:table-cell office:value-type="float" office:value="375202" calcext:value-type="float">
            <text:p>375202</text:p>
          </table:table-cell>
          <table:table-cell office:value-type="float" office:value="0" calcext:value-type="float">
            <text:p>0</text:p>
          </table:table-cell>
          <table:table-cell office:value-type="float" office:value="2195507" calcext:value-type="float">
            <text:p>2195507</text:p>
          </table:table-cell>
          <table:table-cell office:value-type="float" office:value="20049" calcext:value-type="float">
            <text:p>20049</text:p>
          </table:table-cell>
          <table:table-cell office:value-type="string" calcext:value-type="string">
            <text:p>mast content h</text:p>
          </table:table-cell>
          <table:table-cell/>
        </table:table-row>
        <table:table-row table:style-name="ro1">
          <table:table-cell office:value-type="float" office:value="400116" calcext:value-type="float">
            <text:p>400116</text:p>
          </table:table-cell>
          <table:table-cell office:value-type="float" office:value="0" calcext:value-type="float">
            <text:p>0</text:p>
          </table:table-cell>
          <table:table-cell office:value-type="float" office:value="2298505" calcext:value-type="float">
            <text:p>2298505</text:p>
          </table:table-cell>
          <table:table-cell office:value-type="float" office:value="16864" calcext:value-type="float">
            <text:p>16864</text:p>
          </table:table-cell>
          <table:table-cell office:value-type="string" calcext:value-type="string">
            <text:p>you should start doing public reviews aswell</text:p>
          </table:table-cell>
          <table:table-cell/>
        </table:table-row>
        <table:table-row table:style-name="ro1">
          <table:table-cell office:value-type="float" office:value="409714" calcext:value-type="float">
            <text:p>409714</text:p>
          </table:table-cell>
          <table:table-cell office:value-type="float" office:value="0" calcext:value-type="float">
            <text:p>0</text:p>
          </table:table-cell>
          <table:table-cell office:value-type="float" office:value="2260711" calcext:value-type="float">
            <text:p>2260711</text:p>
          </table:table-cell>
          <table:table-cell office:value-type="float" office:value="1232318" calcext:value-type="float">
            <text:p>1232318</text:p>
          </table:table-cell>
          <table:table-cell office:value-type="string" calcext:value-type="string">
            <text:p>Hyyy hiii</text:p>
          </table:table-cell>
          <table:table-cell/>
        </table:table-row>
        <table:table-row table:style-name="ro1">
          <table:table-cell office:value-type="float" office:value="3111" calcext:value-type="float">
            <text:p>3111</text:p>
          </table:table-cell>
          <table:table-cell office:value-type="float" office:value="16166" calcext:value-type="float">
            <text:p>16166</text:p>
          </table:table-cell>
          <table:table-cell office:value-type="float" office:value="0" calcext:value-type="float">
            <text:p>0</text:p>
          </table:table-cell>
          <table:table-cell office:value-type="float" office:value="17084" calcext:value-type="float">
            <text:p>17084</text:p>
          </table:table-cell>
          <table:table-cell office:value-type="string" calcext:value-type="string">
            <text:p>thanks</text:p>
          </table:table-cell>
          <table:table-cell/>
        </table:table-row>
        <table:table-row table:style-name="ro1">
          <table:table-cell office:value-type="float" office:value="210991" calcext:value-type="float">
            <text:p>210991</text:p>
          </table:table-cell>
          <table:table-cell office:value-type="float" office:value="0" calcext:value-type="float">
            <text:p>0</text:p>
          </table:table-cell>
          <table:table-cell office:value-type="float" office:value="1085461" calcext:value-type="float">
            <text:p>1085461</text:p>
          </table:table-cell>
          <table:table-cell office:value-type="float" office:value="43714" calcext:value-type="float">
            <text:p>43714</text:p>
          </table:table-cell>
          <table:table-cell office:value-type="string" calcext:value-type="string">
            <text:p>The content and the images don't sit well with one another!</text:p>
          </table:table-cell>
          <table:table-cell/>
        </table:table-row>
        <table:table-row table:style-name="ro1">
          <table:table-cell office:value-type="float" office:value="251368" calcext:value-type="float">
            <text:p>251368</text:p>
          </table:table-cell>
          <table:table-cell office:value-type="float" office:value="0" calcext:value-type="float">
            <text:p>0</text:p>
          </table:table-cell>
          <table:table-cell office:value-type="float" office:value="1278580" calcext:value-type="float">
            <text:p>1278580</text:p>
          </table:table-cell>
          <table:table-cell office:value-type="float" office:value="78939" calcext:value-type="float">
            <text:p>78939</text:p>
          </table:table-cell>
          <table:table-cell office:value-type="string" calcext:value-type="string">
            <text:p>Really cool pictures!!! Any more on the way?</text:p>
          </table:table-cell>
          <table:table-cell/>
        </table:table-row>
        <table:table-row table:style-name="ro1">
          <table:table-cell office:value-type="float" office:value="287490" calcext:value-type="float">
            <text:p>287490</text:p>
          </table:table-cell>
          <table:table-cell office:value-type="float" office:value="0" calcext:value-type="float">
            <text:p>0</text:p>
          </table:table-cell>
          <table:table-cell office:value-type="float" office:value="1513928" calcext:value-type="float">
            <text:p>1513928</text:p>
          </table:table-cell>
          <table:table-cell office:value-type="float" office:value="465599" calcext:value-type="float">
            <text:p>465599</text:p>
          </table:table-cell>
          <table:table-cell office:value-type="string" calcext:value-type="string">
            <text:p>[[@77282]] thanks. I just started.</text:p>
          </table:table-cell>
          <table:table-cell/>
        </table:table-row>
        <table:table-row table:style-name="ro1">
          <table:table-cell office:value-type="float" office:value="318309" calcext:value-type="float">
            <text:p>318309</text:p>
          </table:table-cell>
          <table:table-cell office:value-type="float" office:value="0" calcext:value-type="float">
            <text:p>0</text:p>
          </table:table-cell>
          <table:table-cell office:value-type="float" office:value="1690548" calcext:value-type="float">
            <text:p>1690548</text:p>
          </table:table-cell>
          <table:table-cell office:value-type="float" office:value="521493" calcext:value-type="float">
            <text:p>521493</text:p>
          </table:table-cell>
          <table:table-cell office:value-type="string" calcext:value-type="string">
            <text:p>It doesnt allow to upload more than 6 pics,videos.</text:p>
          </table:table-cell>
          <table:table-cell/>
        </table:table-row>
        <table:table-row table:style-name="ro1">
          <table:table-cell office:value-type="float" office:value="318925" calcext:value-type="float">
            <text:p>318925</text:p>
          </table:table-cell>
          <table:table-cell office:value-type="float" office:value="0" calcext:value-type="float">
            <text:p>0</text:p>
          </table:table-cell>
          <table:table-cell office:value-type="float" office:value="1691813" calcext:value-type="float">
            <text:p>1691813</text:p>
          </table:table-cell>
          <table:table-cell office:value-type="float" office:value="521911" calcext:value-type="float">
            <text:p>521911</text:p>
          </table:table-cell>
          <table:table-cell office:value-type="string" calcext:value-type="string">
            <text:p>[[@84127]] Thankyou, hope next trail starts very soon.</text:p>
          </table:table-cell>
          <table:table-cell/>
        </table:table-row>
        <table:table-row table:style-name="ro1">
          <table:table-cell office:value-type="float" office:value="336405" calcext:value-type="float">
            <text:p>336405</text:p>
          </table:table-cell>
          <table:table-cell office:value-type="float" office:value="0" calcext:value-type="float">
            <text:p>0</text:p>
          </table:table-cell>
          <table:table-cell office:value-type="float" office:value="1706737" calcext:value-type="float">
            <text:p>1706737</text:p>
          </table:table-cell>
          <table:table-cell office:value-type="float" office:value="554089" calcext:value-type="float">
            <text:p>554089</text:p>
          </table:table-cell>
          <table:table-cell office:value-type="string" calcext:value-type="string">
            <text:p>How to apply?</text:p>
          </table:table-cell>
          <table:table-cell/>
        </table:table-row>
        <table:table-row table:style-name="ro1">
          <table:table-cell office:value-type="float" office:value="352757" calcext:value-type="float">
            <text:p>352757</text:p>
          </table:table-cell>
          <table:table-cell office:value-type="float" office:value="0" calcext:value-type="float">
            <text:p>0</text:p>
          </table:table-cell>
          <table:table-cell office:value-type="float" office:value="1882389" calcext:value-type="float">
            <text:p>1882389</text:p>
          </table:table-cell>
          <table:table-cell office:value-type="float" office:value="582479" calcext:value-type="float">
            <text:p>582479</text:p>
          </table:table-cell>
          <table:table-cell office:value-type="string" calcext:value-type="string">
            <text:p>Ya...sure</text:p>
          </table:table-cell>
          <table:table-cell/>
        </table:table-row>
        <table:table-row table:style-name="ro1">
          <table:table-cell office:value-type="float" office:value="357342" calcext:value-type="float">
            <text:p>357342</text:p>
          </table:table-cell>
          <table:table-cell office:value-type="float" office:value="0" calcext:value-type="float">
            <text:p>0</text:p>
          </table:table-cell>
          <table:table-cell office:value-type="float" office:value="1965833" calcext:value-type="float">
            <text:p>1965833</text:p>
          </table:table-cell>
          <table:table-cell office:value-type="float" office:value="76615" calcext:value-type="float">
            <text:p>76615</text:p>
          </table:table-cell>
          <table:table-cell office:value-type="string" calcext:value-type="string">
            <text:p>mast content h</text:p>
          </table:table-cell>
          <table:table-cell/>
        </table:table-row>
        <table:table-row table:style-name="ro1">
          <table:table-cell office:value-type="float" office:value="406415" calcext:value-type="float">
            <text:p>406415</text:p>
          </table:table-cell>
          <table:table-cell office:value-type="float" office:value="0" calcext:value-type="float">
            <text:p>0</text:p>
          </table:table-cell>
          <table:table-cell office:value-type="float" office:value="969322" calcext:value-type="float">
            <text:p>969322</text:p>
          </table:table-cell>
          <table:table-cell office:value-type="float" office:value="1118775" calcext:value-type="float">
            <text:p>1118775</text:p>
          </table:table-cell>
          <table:table-cell office:value-type="string" calcext:value-type="string">
            <text:p>Nice</text:p>
          </table:table-cell>
          <table:table-cell/>
        </table:table-row>
        <table:table-row table:style-name="ro1">
          <table:table-cell office:value-type="float" office:value="447601" calcext:value-type="float">
            <text:p>447601</text:p>
          </table:table-cell>
          <table:table-cell office:value-type="float" office:value="0" calcext:value-type="float">
            <text:p>0</text:p>
          </table:table-cell>
          <table:table-cell office:value-type="float" office:value="2288525" calcext:value-type="float">
            <text:p>2288525</text:p>
          </table:table-cell>
          <table:table-cell office:value-type="float" office:value="1834037" calcext:value-type="float">
            <text:p>1834037</text:p>
          </table:table-cell>
          <table:table-cell office:value-type="string" calcext:value-type="string">
            <text:p>Hlo</text:p>
          </table:table-cell>
          <table:table-cell/>
        </table:table-row>
        <table:table-row table:style-name="ro1">
          <table:table-cell office:value-type="float" office:value="83274" calcext:value-type="float">
            <text:p>83274</text:p>
          </table:table-cell>
          <table:table-cell office:value-type="float" office:value="0" calcext:value-type="float">
            <text:p>0</text:p>
          </table:table-cell>
          <table:table-cell office:value-type="float" office:value="112990" calcext:value-type="float">
            <text:p>112990</text:p>
          </table:table-cell>
          <table:table-cell office:value-type="float" office:value="88003" calcext:value-type="float">
            <text:p>88003</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18853" calcext:value-type="float">
            <text:p>118853</text:p>
          </table:table-cell>
          <table:table-cell office:value-type="float" office:value="0" calcext:value-type="float">
            <text:p>0</text:p>
          </table:table-cell>
          <table:table-cell office:value-type="float" office:value="122752" calcext:value-type="float">
            <text:p>122752</text:p>
          </table:table-cell>
          <table:table-cell office:value-type="float" office:value="83561" calcext:value-type="float">
            <text:p>83561</text:p>
          </table:table-cell>
          <table:table-cell office:value-type="string" calcext:value-type="string">
            <text:p>loved your stories! wondering what your next trail would be?</text:p>
          </table:table-cell>
          <table:table-cell/>
        </table:table-row>
        <table:table-row table:style-name="ro1">
          <table:table-cell office:value-type="float" office:value="236363" calcext:value-type="float">
            <text:p>236363</text:p>
          </table:table-cell>
          <table:table-cell office:value-type="float" office:value="0" calcext:value-type="float">
            <text:p>0</text:p>
          </table:table-cell>
          <table:table-cell office:value-type="float" office:value="1189720" calcext:value-type="float">
            <text:p>1189720</text:p>
          </table:table-cell>
          <table:table-cell office:value-type="float" office:value="79296" calcext:value-type="float">
            <text:p>7929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9269" calcext:value-type="float">
            <text:p>29269</text:p>
          </table:table-cell>
          <table:table-cell office:value-type="float" office:value="0" calcext:value-type="float">
            <text:p>0</text:p>
          </table:table-cell>
          <table:table-cell office:value-type="float" office:value="609648" calcext:value-type="float">
            <text:p>609648</text:p>
          </table:table-cell>
          <table:table-cell office:value-type="float" office:value="42948" calcext:value-type="float">
            <text:p>42948</text:p>
          </table:table-cell>
          <table:table-cell office:value-type="string" calcext:value-type="string">
            <text:p>Nice Place ❤️</text:p>
          </table:table-cell>
          <table:table-cell/>
        </table:table-row>
        <table:table-row table:style-name="ro1">
          <table:table-cell office:value-type="float" office:value="60350" calcext:value-type="float">
            <text:p>60350</text:p>
          </table:table-cell>
          <table:table-cell office:value-type="float" office:value="0" calcext:value-type="float">
            <text:p>0</text:p>
          </table:table-cell>
          <table:table-cell office:value-type="float" office:value="680169" calcext:value-type="float">
            <text:p>680169</text:p>
          </table:table-cell>
          <table:table-cell office:value-type="float" office:value="153260" calcext:value-type="float">
            <text:p>153260</text:p>
          </table:table-cell>
          <table:table-cell office:value-type="string" calcext:value-type="string">
            <text:p>[[@1]] [[@84786]]</text:p>
          </table:table-cell>
          <table:table-cell/>
        </table:table-row>
        <table:table-row table:style-name="ro1">
          <table:table-cell office:value-type="float" office:value="117038" calcext:value-type="float">
            <text:p>117038</text:p>
          </table:table-cell>
          <table:table-cell office:value-type="float" office:value="0" calcext:value-type="float">
            <text:p>0</text:p>
          </table:table-cell>
          <table:table-cell office:value-type="float" office:value="817412" calcext:value-type="float">
            <text:p>817412</text:p>
          </table:table-cell>
          <table:table-cell office:value-type="float" office:value="87082" calcext:value-type="float">
            <text:p>87082</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51301" calcext:value-type="float">
            <text:p>151301</text:p>
          </table:table-cell>
          <table:table-cell office:value-type="float" office:value="0" calcext:value-type="float">
            <text:p>0</text:p>
          </table:table-cell>
          <table:table-cell office:value-type="float" office:value="893975" calcext:value-type="float">
            <text:p>893975</text:p>
          </table:table-cell>
          <table:table-cell office:value-type="float" office:value="50533" calcext:value-type="float">
            <text:p>50533</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35591" calcext:value-type="float">
            <text:p>235591</text:p>
          </table:table-cell>
          <table:table-cell office:value-type="float" office:value="0" calcext:value-type="float">
            <text:p>0</text:p>
          </table:table-cell>
          <table:table-cell office:value-type="float" office:value="1167995" calcext:value-type="float">
            <text:p>1167995</text:p>
          </table:table-cell>
          <table:table-cell office:value-type="float" office:value="352370" calcext:value-type="float">
            <text:p>352370</text:p>
          </table:table-cell>
          <table:table-cell office:value-type="string" calcext:value-type="string">
            <text:p>[[@83486]] i will</text:p>
          </table:table-cell>
          <table:table-cell/>
        </table:table-row>
        <table:table-row table:style-name="ro1">
          <table:table-cell office:value-type="float" office:value="246490" calcext:value-type="float">
            <text:p>246490</text:p>
          </table:table-cell>
          <table:table-cell office:value-type="float" office:value="0" calcext:value-type="float">
            <text:p>0</text:p>
          </table:table-cell>
          <table:table-cell office:value-type="float" office:value="1168968" calcext:value-type="float">
            <text:p>1168968</text:p>
          </table:table-cell>
          <table:table-cell office:value-type="float" office:value="77178" calcext:value-type="float">
            <text:p>77178</text:p>
          </table:table-cell>
          <table:table-cell office:value-type="string" calcext:value-type="string">
            <text:p>mast content h</text:p>
          </table:table-cell>
          <table:table-cell/>
        </table:table-row>
        <table:table-row table:style-name="ro1">
          <table:table-cell office:value-type="float" office:value="297567" calcext:value-type="float">
            <text:p>297567</text:p>
          </table:table-cell>
          <table:table-cell office:value-type="float" office:value="0" calcext:value-type="float">
            <text:p>0</text:p>
          </table:table-cell>
          <table:table-cell office:value-type="float" office:value="1574573" calcext:value-type="float">
            <text:p>1574573</text:p>
          </table:table-cell>
          <table:table-cell office:value-type="float" office:value="484806" calcext:value-type="float">
            <text:p>484806</text:p>
          </table:table-cell>
          <table:table-cell office:value-type="string" calcext:value-type="string">
            <text:p>[[@76460]] <text:s/>I travelled to Srinagar from Kolkata by air. Air fares are cheap and Srinagar is very much connected to all major cities in India. The best place to stay at Srinagar is near the Dal Lake, which is the peak tourist spot having major travel ajencies and commuting to other parts of the city for sight seeing is very easy.</text:p>
          </table:table-cell>
          <table:table-cell/>
        </table:table-row>
        <table:table-row table:style-name="ro1">
          <table:table-cell office:value-type="float" office:value="387514" calcext:value-type="float">
            <text:p>387514</text:p>
          </table:table-cell>
          <table:table-cell office:value-type="float" office:value="0" calcext:value-type="float">
            <text:p>0</text:p>
          </table:table-cell>
          <table:table-cell office:value-type="float" office:value="2262380" calcext:value-type="float">
            <text:p>2262380</text:p>
          </table:table-cell>
          <table:table-cell office:value-type="float" office:value="898857" calcext:value-type="float">
            <text:p>898857</text:p>
          </table:table-cell>
          <table:table-cell office:value-type="string" calcext:value-type="string">
            <text:p>Very <text:s/>good</text:p>
          </table:table-cell>
          <table:table-cell/>
        </table:table-row>
        <table:table-row table:style-name="ro1">
          <table:table-cell office:value-type="float" office:value="390575" calcext:value-type="float">
            <text:p>390575</text:p>
          </table:table-cell>
          <table:table-cell office:value-type="float" office:value="0" calcext:value-type="float">
            <text:p>0</text:p>
          </table:table-cell>
          <table:table-cell office:value-type="float" office:value="2281224" calcext:value-type="float">
            <text:p>2281224</text:p>
          </table:table-cell>
          <table:table-cell office:value-type="float" office:value="931301" calcext:value-type="float">
            <text:p>931301</text:p>
          </table:table-cell>
          <table:table-cell office:value-type="string" calcext:value-type="string">
            <text:p>ANIL</text:p>
          </table:table-cell>
          <table:table-cell/>
        </table:table-row>
        <table:table-row table:style-name="ro1">
          <table:table-cell office:value-type="float" office:value="428521" calcext:value-type="float">
            <text:p>428521</text:p>
          </table:table-cell>
          <table:table-cell office:value-type="float" office:value="0" calcext:value-type="float">
            <text:p>0</text:p>
          </table:table-cell>
          <table:table-cell office:value-type="float" office:value="2285225" calcext:value-type="float">
            <text:p>2285225</text:p>
          </table:table-cell>
          <table:table-cell office:value-type="float" office:value="20116" calcext:value-type="float">
            <text:p>20116</text:p>
          </table:table-cell>
          <table:table-cell office:value-type="string" calcext:value-type="string">
            <text:p>they look amazing together!!</text:p>
          </table:table-cell>
          <table:table-cell/>
        </table:table-row>
        <table:table-row table:style-name="ro1">
          <table:table-cell office:value-type="float" office:value="50351" calcext:value-type="float">
            <text:p>50351</text:p>
          </table:table-cell>
          <table:table-cell office:value-type="float" office:value="0" calcext:value-type="float">
            <text:p>0</text:p>
          </table:table-cell>
          <table:table-cell office:value-type="float" office:value="657453" calcext:value-type="float">
            <text:p>657453</text:p>
          </table:table-cell>
          <table:table-cell office:value-type="float" office:value="195766" calcext:value-type="float">
            <text:p>195766</text:p>
          </table:table-cell>
          <table:table-cell office:value-type="string" calcext:value-type="string">
            <text:p>Thanks..actually i have clicked this all pictures from Samaung j7 ..i dont have a dslr cam.</text:p>
          </table:table-cell>
          <table:table-cell/>
        </table:table-row>
        <table:table-row table:style-name="ro1">
          <table:table-cell office:value-type="float" office:value="54393" calcext:value-type="float">
            <text:p>54393</text:p>
          </table:table-cell>
          <table:table-cell office:value-type="float" office:value="0" calcext:value-type="float">
            <text:p>0</text:p>
          </table:table-cell>
          <table:table-cell office:value-type="float" office:value="665981" calcext:value-type="float">
            <text:p>665981</text:p>
          </table:table-cell>
          <table:table-cell office:value-type="float" office:value="83260" calcext:value-type="float">
            <text:p>83260</text:p>
          </table:table-cell>
          <table:table-cell office:value-type="string" calcext:value-type="string">
            <text:p>Your stories are truely travel goals, how do you plan them?</text:p>
          </table:table-cell>
          <table:table-cell/>
        </table:table-row>
        <table:table-row table:style-name="ro1">
          <table:table-cell office:value-type="float" office:value="55349" calcext:value-type="float">
            <text:p>55349</text:p>
          </table:table-cell>
          <table:table-cell office:value-type="float" office:value="0" calcext:value-type="float">
            <text:p>0</text:p>
          </table:table-cell>
          <table:table-cell office:value-type="float" office:value="667599" calcext:value-type="float">
            <text:p>667599</text:p>
          </table:table-cell>
          <table:table-cell office:value-type="float" office:value="52749" calcext:value-type="float">
            <text:p>52749</text:p>
          </table:table-cell>
          <table:table-cell office:value-type="string" calcext:value-type="string">
            <text:p>Maa kaasam! maza aa gaya</text:p>
          </table:table-cell>
          <table:table-cell/>
        </table:table-row>
        <table:table-row table:style-name="ro1">
          <table:table-cell office:value-type="float" office:value="78426" calcext:value-type="float">
            <text:p>78426</text:p>
          </table:table-cell>
          <table:table-cell office:value-type="float" office:value="0" calcext:value-type="float">
            <text:p>0</text:p>
          </table:table-cell>
          <table:table-cell office:value-type="float" office:value="730534" calcext:value-type="float">
            <text:p>730534</text:p>
          </table:table-cell>
          <table:table-cell office:value-type="float" office:value="197592" calcext:value-type="float">
            <text:p>197592</text:p>
          </table:table-cell>
          <table:table-cell office:value-type="string" calcext:value-type="string">
            <text:p>@infamous.pie <text:s/>Thanks</text:p>
          </table:table-cell>
          <table:table-cell/>
        </table:table-row>
        <table:table-row table:style-name="ro1">
          <table:table-cell office:value-type="float" office:value="102790" calcext:value-type="float">
            <text:p>102790</text:p>
          </table:table-cell>
          <table:table-cell office:value-type="float" office:value="0" calcext:value-type="float">
            <text:p>0</text:p>
          </table:table-cell>
          <table:table-cell office:value-type="float" office:value="783286" calcext:value-type="float">
            <text:p>783286</text:p>
          </table:table-cell>
          <table:table-cell office:value-type="float" office:value="42634" calcext:value-type="float">
            <text:p>42634</text:p>
          </table:table-cell>
          <table:table-cell office:value-type="string" calcext:value-type="string">
            <text:p>Really cool! But I hope to see better content the next time :) </text:p>
          </table:table-cell>
          <table:table-cell/>
        </table:table-row>
        <table:table-row table:style-name="ro1">
          <table:table-cell office:value-type="float" office:value="166849" calcext:value-type="float">
            <text:p>166849</text:p>
          </table:table-cell>
          <table:table-cell office:value-type="float" office:value="0" calcext:value-type="float">
            <text:p>0</text:p>
          </table:table-cell>
          <table:table-cell office:value-type="float" office:value="935446" calcext:value-type="float">
            <text:p>935446</text:p>
          </table:table-cell>
          <table:table-cell office:value-type="float" office:value="135905" calcext:value-type="float">
            <text:p>135905</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23167" calcext:value-type="float">
            <text:p>223167</text:p>
          </table:table-cell>
          <table:table-cell office:value-type="float" office:value="0" calcext:value-type="float">
            <text:p>0</text:p>
          </table:table-cell>
          <table:table-cell office:value-type="float" office:value="1148839" calcext:value-type="float">
            <text:p>1148839</text:p>
          </table:table-cell>
          <table:table-cell office:value-type="float" office:value="87808" calcext:value-type="float">
            <text:p>87808</text:p>
          </table:table-cell>
          <table:table-cell office:value-type="string" calcext:value-type="string">
            <text:p>Keep those trails coming </text:p>
          </table:table-cell>
          <table:table-cell/>
        </table:table-row>
        <table:table-row table:style-name="ro1">
          <table:table-cell office:value-type="float" office:value="247271" calcext:value-type="float">
            <text:p>247271</text:p>
          </table:table-cell>
          <table:table-cell office:value-type="float" office:value="0" calcext:value-type="float">
            <text:p>0</text:p>
          </table:table-cell>
          <table:table-cell office:value-type="float" office:value="1244926" calcext:value-type="float">
            <text:p>1244926</text:p>
          </table:table-cell>
          <table:table-cell office:value-type="float" office:value="375176" calcext:value-type="float">
            <text:p>375176</text:p>
          </table:table-cell>
          <table:table-cell office:value-type="string" calcext:value-type="string">
            <text:p>[[@19938]] <text:s/>thank you I am new in trail can u give me some important information about handling it plz</text:p>
          </table:table-cell>
          <table:table-cell/>
        </table:table-row>
        <table:table-row table:style-name="ro1">
          <table:table-cell office:value-type="float" office:value="248899" calcext:value-type="float">
            <text:p>248899</text:p>
          </table:table-cell>
          <table:table-cell office:value-type="float" office:value="0" calcext:value-type="float">
            <text:p>0</text:p>
          </table:table-cell>
          <table:table-cell office:value-type="float" office:value="1257872" calcext:value-type="float">
            <text:p>1257872</text:p>
          </table:table-cell>
          <table:table-cell office:value-type="float" office:value="52620" calcext:value-type="float">
            <text:p>52620</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77645" calcext:value-type="float">
            <text:p>277645</text:p>
          </table:table-cell>
          <table:table-cell office:value-type="float" office:value="0" calcext:value-type="float">
            <text:p>0</text:p>
          </table:table-cell>
          <table:table-cell office:value-type="float" office:value="1452644" calcext:value-type="float">
            <text:p>1452644</text:p>
          </table:table-cell>
          <table:table-cell office:value-type="float" office:value="444546" calcext:value-type="float">
            <text:p>444546</text:p>
          </table:table-cell>
          <table:table-cell office:value-type="string" calcext:value-type="string">
            <text:p>Great shot.. Angat</text:p>
          </table:table-cell>
          <table:table-cell/>
        </table:table-row>
        <table:table-row table:style-name="ro1">
          <table:table-cell office:value-type="float" office:value="292657" calcext:value-type="float">
            <text:p>292657</text:p>
          </table:table-cell>
          <table:table-cell office:value-type="float" office:value="0" calcext:value-type="float">
            <text:p>0</text:p>
          </table:table-cell>
          <table:table-cell office:value-type="float" office:value="1541517" calcext:value-type="float">
            <text:p>1541517</text:p>
          </table:table-cell>
          <table:table-cell office:value-type="float" office:value="474423" calcext:value-type="float">
            <text:p>474423</text:p>
          </table:table-cell>
          <table:table-cell office:value-type="string" calcext:value-type="string">
            <text:p>In some time</text:p>
          </table:table-cell>
          <table:table-cell/>
        </table:table-row>
        <table:table-row table:style-name="ro1">
          <table:table-cell office:value-type="float" office:value="314479" calcext:value-type="float">
            <text:p>314479</text:p>
          </table:table-cell>
          <table:table-cell office:value-type="float" office:value="0" calcext:value-type="float">
            <text:p>0</text:p>
          </table:table-cell>
          <table:table-cell office:value-type="float" office:value="1670375" calcext:value-type="float">
            <text:p>1670375</text:p>
          </table:table-cell>
          <table:table-cell office:value-type="float" office:value="83497" calcext:value-type="float">
            <text:p>83497</text:p>
          </table:table-cell>
          <table:table-cell office:value-type="string" calcext:value-type="string">
            <text:p>This is one of the best trails I've gone through to be honest!</text:p>
          </table:table-cell>
          <table:table-cell/>
        </table:table-row>
        <table:table-row table:style-name="ro1">
          <table:table-cell office:value-type="float" office:value="385765" calcext:value-type="float">
            <text:p>385765</text:p>
          </table:table-cell>
          <table:table-cell office:value-type="float" office:value="0" calcext:value-type="float">
            <text:p>0</text:p>
          </table:table-cell>
          <table:table-cell office:value-type="float" office:value="1769488" calcext:value-type="float">
            <text:p>1769488</text:p>
          </table:table-cell>
          <table:table-cell office:value-type="float" office:value="796264" calcext:value-type="float">
            <text:p>796264</text:p>
          </table:table-cell>
          <table:table-cell office:value-type="string" calcext:value-type="string">
            <text:p>great view</text:p>
          </table:table-cell>
          <table:table-cell/>
        </table:table-row>
        <table:table-row table:style-name="ro1">
          <table:table-cell office:value-type="float" office:value="402375" calcext:value-type="float">
            <text:p>402375</text:p>
          </table:table-cell>
          <table:table-cell office:value-type="float" office:value="0" calcext:value-type="float">
            <text:p>0</text:p>
          </table:table-cell>
          <table:table-cell office:value-type="float" office:value="2305372" calcext:value-type="float">
            <text:p>2305372</text:p>
          </table:table-cell>
          <table:table-cell office:value-type="float" office:value="1045022" calcext:value-type="float">
            <text:p>1045022</text:p>
          </table:table-cell>
          <table:table-cell office:value-type="string" calcext:value-type="string">
            <text:p>good morning</text:p>
          </table:table-cell>
          <table:table-cell/>
        </table:table-row>
        <table:table-row table:style-name="ro1">
          <table:table-cell office:value-type="float" office:value="458615" calcext:value-type="float">
            <text:p>458615</text:p>
          </table:table-cell>
          <table:table-cell office:value-type="float" office:value="0" calcext:value-type="float">
            <text:p>0</text:p>
          </table:table-cell>
          <table:table-cell office:value-type="float" office:value="2591970" calcext:value-type="float">
            <text:p>2591970</text:p>
          </table:table-cell>
          <table:table-cell office:value-type="float" office:value="2138337" calcext:value-type="float">
            <text:p>2138337</text:p>
          </table:table-cell>
          <table:table-cell office:value-type="string" calcext:value-type="string">
            <text:p>Gajab</text:p>
          </table:table-cell>
          <table:table-cell/>
        </table:table-row>
        <table:table-row table:style-name="ro1">
          <table:table-cell office:value-type="float" office:value="52871" calcext:value-type="float">
            <text:p>52871</text:p>
          </table:table-cell>
          <table:table-cell office:value-type="float" office:value="0" calcext:value-type="float">
            <text:p>0</text:p>
          </table:table-cell>
          <table:table-cell office:value-type="float" office:value="662411" calcext:value-type="float">
            <text:p>662411</text:p>
          </table:table-cell>
          <table:table-cell office:value-type="float" office:value="48975" calcext:value-type="float">
            <text:p>48975</text:p>
          </table:table-cell>
          <table:table-cell office:value-type="string" calcext:value-type="string">
            <text:p>This trail has the best image of all times!</text:p>
          </table:table-cell>
          <table:table-cell/>
        </table:table-row>
        <table:table-row table:style-name="ro1">
          <table:table-cell office:value-type="float" office:value="134783" calcext:value-type="float">
            <text:p>134783</text:p>
          </table:table-cell>
          <table:table-cell office:value-type="float" office:value="0" calcext:value-type="float">
            <text:p>0</text:p>
          </table:table-cell>
          <table:table-cell office:value-type="float" office:value="854357" calcext:value-type="float">
            <text:p>854357</text:p>
          </table:table-cell>
          <table:table-cell office:value-type="float" office:value="255345" calcext:value-type="float">
            <text:p>255345</text:p>
          </table:table-cell>
          <table:table-cell office:value-type="string" calcext:value-type="string">
            <text:p>Thanks Fawzia</text:p>
          </table:table-cell>
          <table:table-cell/>
        </table:table-row>
        <table:table-row table:style-name="ro1">
          <table:table-cell office:value-type="float" office:value="182310" calcext:value-type="float">
            <text:p>182310</text:p>
          </table:table-cell>
          <table:table-cell office:value-type="float" office:value="0" calcext:value-type="float">
            <text:p>0</text:p>
          </table:table-cell>
          <table:table-cell office:value-type="float" office:value="68123" calcext:value-type="float">
            <text:p>68123</text:p>
          </table:table-cell>
          <table:table-cell office:value-type="float" office:value="43474" calcext:value-type="float">
            <text:p>43474</text:p>
          </table:table-cell>
          <table:table-cell office:value-type="string" calcext:value-type="string">
            <text:p>I have been to this place and I can totally relate to the pictures, but I'd definitely put more details with it :)</text:p>
          </table:table-cell>
          <table:table-cell/>
        </table:table-row>
        <table:table-row table:style-name="ro3">
          <table:table-cell office:value-type="float" office:value="212363" calcext:value-type="float">
            <text:p>212363</text:p>
          </table:table-cell>
          <table:table-cell office:value-type="float" office:value="0" calcext:value-type="float">
            <text:p>0</text:p>
          </table:table-cell>
          <table:table-cell office:value-type="float" office:value="1090121" calcext:value-type="float">
            <text:p>1090121</text:p>
          </table:table-cell>
          <table:table-cell office:value-type="float" office:value="328188" calcext:value-type="float">
            <text:p>328188</text:p>
          </table:table-cell>
          <table:table-cell office:value-type="string" calcext:value-type="string">
            <text:p>[[@82268]] Thank you. Sure. I would love too. :D</text:p>
            <text:p>I am a little new to this place.</text:p>
            <text:p>Shall get used to it soon. Other stories incoming, soon. :P</text:p>
          </table:table-cell>
          <table:table-cell/>
        </table:table-row>
        <table:table-row table:style-name="ro1">
          <table:table-cell office:value-type="float" office:value="224206" calcext:value-type="float">
            <text:p>224206</text:p>
          </table:table-cell>
          <table:table-cell office:value-type="float" office:value="0" calcext:value-type="float">
            <text:p>0</text:p>
          </table:table-cell>
          <table:table-cell office:value-type="float" office:value="1156070" calcext:value-type="float">
            <text:p>1156070</text:p>
          </table:table-cell>
          <table:table-cell office:value-type="float" office:value="348669" calcext:value-type="float">
            <text:p>348669</text:p>
          </table:table-cell>
          <table:table-cell office:value-type="string" calcext:value-type="string">
            <text:p>Thank you buddy.</text:p>
          </table:table-cell>
          <table:table-cell/>
        </table:table-row>
        <table:table-row table:style-name="ro1">
          <table:table-cell office:value-type="float" office:value="236495" calcext:value-type="float">
            <text:p>236495</text:p>
          </table:table-cell>
          <table:table-cell office:value-type="float" office:value="795003" calcext:value-type="float">
            <text:p>795003</text:p>
          </table:table-cell>
          <table:table-cell office:value-type="float" office:value="0" calcext:value-type="float">
            <text:p>0</text:p>
          </table:table-cell>
          <table:table-cell office:value-type="float" office:value="212198" calcext:value-type="float">
            <text:p>212198</text:p>
          </table:table-cell>
          <table:table-cell office:value-type="string" calcext:value-type="string">
            <text:p>Never had a Maggie wid such a view</text:p>
          </table:table-cell>
          <table:table-cell/>
        </table:table-row>
        <table:table-row table:style-name="ro1">
          <table:table-cell office:value-type="float" office:value="381760" calcext:value-type="float">
            <text:p>381760</text:p>
          </table:table-cell>
          <table:table-cell office:value-type="float" office:value="0" calcext:value-type="float">
            <text:p>0</text:p>
          </table:table-cell>
          <table:table-cell office:value-type="float" office:value="2249167" calcext:value-type="float">
            <text:p>2249167</text:p>
          </table:table-cell>
          <table:table-cell office:value-type="float" office:value="812449" calcext:value-type="float">
            <text:p>812449</text:p>
          </table:table-cell>
          <table:table-cell office:value-type="string" calcext:value-type="string">
            <text:p>[[@1]]</text:p>
          </table:table-cell>
          <table:table-cell/>
        </table:table-row>
        <table:table-row table:style-name="ro1">
          <table:table-cell office:value-type="float" office:value="408942" calcext:value-type="float">
            <text:p>408942</text:p>
          </table:table-cell>
          <table:table-cell office:value-type="float" office:value="0" calcext:value-type="float">
            <text:p>0</text:p>
          </table:table-cell>
          <table:table-cell office:value-type="float" office:value="2317246" calcext:value-type="float">
            <text:p>2317246</text:p>
          </table:table-cell>
          <table:table-cell office:value-type="float" office:value="1205816" calcext:value-type="float">
            <text:p>1205816</text:p>
          </table:table-cell>
          <table:table-cell office:value-type="string" calcext:value-type="string">
            <text:p>Very nice</text:p>
          </table:table-cell>
          <table:table-cell/>
        </table:table-row>
        <table:table-row table:style-name="ro1">
          <table:table-cell office:value-type="float" office:value="434358" calcext:value-type="float">
            <text:p>434358</text:p>
          </table:table-cell>
          <table:table-cell office:value-type="float" office:value="0" calcext:value-type="float">
            <text:p>0</text:p>
          </table:table-cell>
          <table:table-cell office:value-type="float" office:value="2292472" calcext:value-type="float">
            <text:p>2292472</text:p>
          </table:table-cell>
          <table:table-cell office:value-type="float" office:value="1494684" calcext:value-type="float">
            <text:p>1494684</text:p>
          </table:table-cell>
          <table:table-cell office:value-type="string" calcext:value-type="string">
            <text:p>Mast to</text:p>
          </table:table-cell>
          <table:table-cell/>
        </table:table-row>
        <table:table-row table:style-name="ro1">
          <table:table-cell office:value-type="float" office:value="11616" calcext:value-type="float">
            <text:p>11616</text:p>
          </table:table-cell>
          <table:table-cell office:value-type="float" office:value="0" calcext:value-type="float">
            <text:p>0</text:p>
          </table:table-cell>
          <table:table-cell office:value-type="float" office:value="410382" calcext:value-type="float">
            <text:p>410382</text:p>
          </table:table-cell>
          <table:table-cell office:value-type="float" office:value="114388" calcext:value-type="float">
            <text:p>114388</text:p>
          </table:table-cell>
          <table:table-cell office:value-type="string" calcext:value-type="string">
            <text:p>Another beautiful nature... <text:s/>Do u know i m Nature Addicted ( see my posts ) ???☘️?</text:p>
          </table:table-cell>
          <table:table-cell/>
        </table:table-row>
        <table:table-row table:style-name="ro1">
          <table:table-cell office:value-type="float" office:value="12848" calcext:value-type="float">
            <text:p>12848</text:p>
          </table:table-cell>
          <table:table-cell office:value-type="float" office:value="0" calcext:value-type="float">
            <text:p>0</text:p>
          </table:table-cell>
          <table:table-cell office:value-type="float" office:value="439701" calcext:value-type="float">
            <text:p>439701</text:p>
          </table:table-cell>
          <table:table-cell office:value-type="float" office:value="12610" calcext:value-type="float">
            <text:p>12610</text:p>
          </table:table-cell>
          <table:table-cell office:value-type="string" calcext:value-type="string">
            <text:p>great work!! </text:p>
          </table:table-cell>
          <table:table-cell/>
        </table:table-row>
        <table:table-row table:style-name="ro1">
          <table:table-cell office:value-type="float" office:value="121359" calcext:value-type="float">
            <text:p>121359</text:p>
          </table:table-cell>
          <table:table-cell office:value-type="float" office:value="0" calcext:value-type="float">
            <text:p>0</text:p>
          </table:table-cell>
          <table:table-cell office:value-type="float" office:value="38571" calcext:value-type="float">
            <text:p>38571</text:p>
          </table:table-cell>
          <table:table-cell office:value-type="float" office:value="82473" calcext:value-type="float">
            <text:p>82473</text:p>
          </table:table-cell>
          <table:table-cell office:value-type="string" calcext:value-type="string">
            <text:p>When's your next update?!</text:p>
          </table:table-cell>
          <table:table-cell/>
        </table:table-row>
        <table:table-row table:style-name="ro1">
          <table:table-cell office:value-type="float" office:value="132646" calcext:value-type="float">
            <text:p>132646</text:p>
          </table:table-cell>
          <table:table-cell office:value-type="float" office:value="0" calcext:value-type="float">
            <text:p>0</text:p>
          </table:table-cell>
          <table:table-cell office:value-type="float" office:value="845611" calcext:value-type="float">
            <text:p>845611</text:p>
          </table:table-cell>
          <table:table-cell office:value-type="float" office:value="86543" calcext:value-type="float">
            <text:p>86543</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74254" calcext:value-type="float">
            <text:p>174254</text:p>
          </table:table-cell>
          <table:table-cell office:value-type="float" office:value="0" calcext:value-type="float">
            <text:p>0</text:p>
          </table:table-cell>
          <table:table-cell office:value-type="float" office:value="957445" calcext:value-type="float">
            <text:p>957445</text:p>
          </table:table-cell>
          <table:table-cell office:value-type="float" office:value="40799" calcext:value-type="float">
            <text:p>40799</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04595" calcext:value-type="float">
            <text:p>204595</text:p>
          </table:table-cell>
          <table:table-cell office:value-type="float" office:value="0" calcext:value-type="float">
            <text:p>0</text:p>
          </table:table-cell>
          <table:table-cell office:value-type="float" office:value="1059138" calcext:value-type="float">
            <text:p>1059138</text:p>
          </table:table-cell>
          <table:table-cell office:value-type="float" office:value="77318" calcext:value-type="float">
            <text:p>77318</text:p>
          </table:table-cell>
          <table:table-cell office:value-type="string" calcext:value-type="string">
            <text:p>Awsm ❤️</text:p>
          </table:table-cell>
          <table:table-cell/>
        </table:table-row>
        <table:table-row table:style-name="ro1">
          <table:table-cell office:value-type="float" office:value="223293" calcext:value-type="float">
            <text:p>223293</text:p>
          </table:table-cell>
          <table:table-cell office:value-type="float" office:value="0" calcext:value-type="float">
            <text:p>0</text:p>
          </table:table-cell>
          <table:table-cell office:value-type="float" office:value="1148982" calcext:value-type="float">
            <text:p>1148982</text:p>
          </table:table-cell>
          <table:table-cell office:value-type="float" office:value="87386" calcext:value-type="float">
            <text:p>87386</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30681" calcext:value-type="float">
            <text:p>230681</text:p>
          </table:table-cell>
          <table:table-cell office:value-type="float" office:value="0" calcext:value-type="float">
            <text:p>0</text:p>
          </table:table-cell>
          <table:table-cell office:value-type="float" office:value="1177434" calcext:value-type="float">
            <text:p>1177434</text:p>
          </table:table-cell>
          <table:table-cell office:value-type="float" office:value="83821" calcext:value-type="float">
            <text:p>8382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95412" calcext:value-type="float">
            <text:p>295412</text:p>
          </table:table-cell>
          <table:table-cell office:value-type="float" office:value="825866" calcext:value-type="float">
            <text:p>825866</text:p>
          </table:table-cell>
          <table:table-cell office:value-type="float" office:value="0" calcext:value-type="float">
            <text:p>0</text:p>
          </table:table-cell>
          <table:table-cell office:value-type="float" office:value="472887" calcext:value-type="float">
            <text:p>472887</text:p>
          </table:table-cell>
          <table:table-cell office:value-type="string" calcext:value-type="string">
            <text:p>Bikes❤️❤️❤️</text:p>
          </table:table-cell>
          <table:table-cell/>
        </table:table-row>
        <table:table-row table:style-name="ro1">
          <table:table-cell office:value-type="float" office:value="336538" calcext:value-type="float">
            <text:p>336538</text:p>
          </table:table-cell>
          <table:table-cell office:value-type="float" office:value="0" calcext:value-type="float">
            <text:p>0</text:p>
          </table:table-cell>
          <table:table-cell office:value-type="float" office:value="1794849" calcext:value-type="float">
            <text:p>1794849</text:p>
          </table:table-cell>
          <table:table-cell office:value-type="float" office:value="87239" calcext:value-type="float">
            <text:p>87239</text:p>
          </table:table-cell>
          <table:table-cell office:value-type="string" calcext:value-type="string">
            <text:p>When's your next update?!</text:p>
          </table:table-cell>
          <table:table-cell/>
        </table:table-row>
        <table:table-row table:style-name="ro1">
          <table:table-cell office:value-type="float" office:value="367946" calcext:value-type="float">
            <text:p>367946</text:p>
          </table:table-cell>
          <table:table-cell office:value-type="float" office:value="0" calcext:value-type="float">
            <text:p>0</text:p>
          </table:table-cell>
          <table:table-cell office:value-type="float" office:value="1948509" calcext:value-type="float">
            <text:p>1948509</text:p>
          </table:table-cell>
          <table:table-cell office:value-type="float" office:value="680048" calcext:value-type="float">
            <text:p>680048</text:p>
          </table:table-cell>
          <table:table-cell office:value-type="string" calcext:value-type="string">
            <text:p>Nice</text:p>
          </table:table-cell>
          <table:table-cell/>
        </table:table-row>
        <table:table-row table:style-name="ro1">
          <table:table-cell office:value-type="float" office:value="33758" calcext:value-type="float">
            <text:p>33758</text:p>
          </table:table-cell>
          <table:table-cell office:value-type="float" office:value="0" calcext:value-type="float">
            <text:p>0</text:p>
          </table:table-cell>
          <table:table-cell office:value-type="float" office:value="511730" calcext:value-type="float">
            <text:p>511730</text:p>
          </table:table-cell>
          <table:table-cell office:value-type="float" office:value="41185" calcext:value-type="float">
            <text:p>4118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51385" calcext:value-type="float">
            <text:p>151385</text:p>
          </table:table-cell>
          <table:table-cell office:value-type="float" office:value="0" calcext:value-type="float">
            <text:p>0</text:p>
          </table:table-cell>
          <table:table-cell office:value-type="float" office:value="894274" calcext:value-type="float">
            <text:p>894274</text:p>
          </table:table-cell>
          <table:table-cell office:value-type="float" office:value="20301" calcext:value-type="float">
            <text:p>2030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34116" calcext:value-type="float">
            <text:p>234116</text:p>
          </table:table-cell>
          <table:table-cell office:value-type="float" office:value="0" calcext:value-type="float">
            <text:p>0</text:p>
          </table:table-cell>
          <table:table-cell office:value-type="float" office:value="1182418" calcext:value-type="float">
            <text:p>1182418</text:p>
          </table:table-cell>
          <table:table-cell office:value-type="float" office:value="343344" calcext:value-type="float">
            <text:p>343344</text:p>
          </table:table-cell>
          <table:table-cell office:value-type="string" calcext:value-type="string">
            <text:p>[[@86796]] this is on the bank of <text:s/>the Ganges...in kolkata..</text:p>
          </table:table-cell>
          <table:table-cell/>
        </table:table-row>
        <table:table-row table:style-name="ro1">
          <table:table-cell office:value-type="float" office:value="243607" calcext:value-type="float">
            <text:p>243607</text:p>
          </table:table-cell>
          <table:table-cell office:value-type="float" office:value="0" calcext:value-type="float">
            <text:p>0</text:p>
          </table:table-cell>
          <table:table-cell office:value-type="float" office:value="94881" calcext:value-type="float">
            <text:p>94881</text:p>
          </table:table-cell>
          <table:table-cell office:value-type="float" office:value="368206" calcext:value-type="float">
            <text:p>368206</text:p>
          </table:table-cell>
          <table:table-cell office:value-type="string" calcext:value-type="string">
            <text:p>muje bhi pasnd h</text:p>
          </table:table-cell>
          <table:table-cell/>
        </table:table-row>
        <table:table-row table:style-name="ro1">
          <table:table-cell office:value-type="float" office:value="250824" calcext:value-type="float">
            <text:p>250824</text:p>
          </table:table-cell>
          <table:table-cell office:value-type="float" office:value="0" calcext:value-type="float">
            <text:p>0</text:p>
          </table:table-cell>
          <table:table-cell office:value-type="float" office:value="1272473" calcext:value-type="float">
            <text:p>1272473</text:p>
          </table:table-cell>
          <table:table-cell office:value-type="float" office:value="383732" calcext:value-type="float">
            <text:p>383732</text:p>
          </table:table-cell>
          <table:table-cell office:value-type="string" calcext:value-type="string">
            <text:p>[[@79903]] sure dear</text:p>
          </table:table-cell>
          <table:table-cell/>
        </table:table-row>
        <table:table-row table:style-name="ro1">
          <table:table-cell office:value-type="float" office:value="256595" calcext:value-type="float">
            <text:p>256595</text:p>
          </table:table-cell>
          <table:table-cell office:value-type="float" office:value="0" calcext:value-type="float">
            <text:p>0</text:p>
          </table:table-cell>
          <table:table-cell office:value-type="float" office:value="1319699" calcext:value-type="float">
            <text:p>1319699</text:p>
          </table:table-cell>
          <table:table-cell office:value-type="float" office:value="83151" calcext:value-type="float">
            <text:p>8315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96870" calcext:value-type="float">
            <text:p>296870</text:p>
          </table:table-cell>
          <table:table-cell office:value-type="float" office:value="0" calcext:value-type="float">
            <text:p>0</text:p>
          </table:table-cell>
          <table:table-cell office:value-type="float" office:value="410649" calcext:value-type="float">
            <text:p>410649</text:p>
          </table:table-cell>
          <table:table-cell office:value-type="float" office:value="480071" calcext:value-type="float">
            <text:p>480071</text:p>
          </table:table-cell>
          <table:table-cell office:value-type="string" calcext:value-type="string">
            <text:p>Amazing</text:p>
          </table:table-cell>
          <table:table-cell/>
        </table:table-row>
        <table:table-row table:style-name="ro1">
          <table:table-cell office:value-type="float" office:value="366298" calcext:value-type="float">
            <text:p>366298</text:p>
          </table:table-cell>
          <table:table-cell office:value-type="float" office:value="0" calcext:value-type="float">
            <text:p>0</text:p>
          </table:table-cell>
          <table:table-cell office:value-type="float" office:value="2129044" calcext:value-type="float">
            <text:p>2129044</text:p>
          </table:table-cell>
          <table:table-cell office:value-type="float" office:value="669908" calcext:value-type="float">
            <text:p>669908</text:p>
          </table:table-cell>
          <table:table-cell office:value-type="string" calcext:value-type="string">
            <text:p>Yes I have... I'll share soon</text:p>
          </table:table-cell>
          <table:table-cell/>
        </table:table-row>
        <table:table-row table:style-name="ro1">
          <table:table-cell office:value-type="float" office:value="382123" calcext:value-type="float">
            <text:p>382123</text:p>
          </table:table-cell>
          <table:table-cell office:value-type="float" office:value="0" calcext:value-type="float">
            <text:p>0</text:p>
          </table:table-cell>
          <table:table-cell office:value-type="float" office:value="2252659" calcext:value-type="float">
            <text:p>2252659</text:p>
          </table:table-cell>
          <table:table-cell office:value-type="float" office:value="826080" calcext:value-type="float">
            <text:p>826080</text:p>
          </table:table-cell>
          <table:table-cell office:value-type="string" calcext:value-type="string">
            <text:p>It's really a all in one trip. What you can expect more than this?</text:p>
          </table:table-cell>
          <table:table-cell/>
        </table:table-row>
        <table:table-row table:style-name="ro1">
          <table:table-cell office:value-type="float" office:value="424624" calcext:value-type="float">
            <text:p>424624</text:p>
          </table:table-cell>
          <table:table-cell office:value-type="float" office:value="0" calcext:value-type="float">
            <text:p>0</text:p>
          </table:table-cell>
          <table:table-cell office:value-type="float" office:value="2303495" calcext:value-type="float">
            <text:p>2303495</text:p>
          </table:table-cell>
          <table:table-cell office:value-type="float" office:value="36" calcext:value-type="float">
            <text:p>36</text:p>
          </table:table-cell>
          <table:table-cell office:value-type="string" calcext:value-type="string">
            <text:p>like your outfit</text:p>
          </table:table-cell>
          <table:table-cell/>
        </table:table-row>
        <table:table-row table:style-name="ro1">
          <table:table-cell office:value-type="float" office:value="425408" calcext:value-type="float">
            <text:p>425408</text:p>
          </table:table-cell>
          <table:table-cell office:value-type="float" office:value="0" calcext:value-type="float">
            <text:p>0</text:p>
          </table:table-cell>
          <table:table-cell office:value-type="float" office:value="2269147" calcext:value-type="float">
            <text:p>2269147</text:p>
          </table:table-cell>
          <table:table-cell office:value-type="float" office:value="21414" calcext:value-type="float">
            <text:p>21414</text:p>
          </table:table-cell>
          <table:table-cell office:value-type="string" calcext:value-type="string">
            <text:p>Munnar vlog! Please</text:p>
          </table:table-cell>
          <table:table-cell/>
        </table:table-row>
        <table:table-row table:style-name="ro1">
          <table:table-cell office:value-type="float" office:value="437792" calcext:value-type="float">
            <text:p>437792</text:p>
          </table:table-cell>
          <table:table-cell office:value-type="float" office:value="0" calcext:value-type="float">
            <text:p>0</text:p>
          </table:table-cell>
          <table:table-cell office:value-type="float" office:value="2311473" calcext:value-type="float">
            <text:p>2311473</text:p>
          </table:table-cell>
          <table:table-cell office:value-type="float" office:value="1570570" calcext:value-type="float">
            <text:p>1570570</text:p>
          </table:table-cell>
          <table:table-cell office:value-type="string" calcext:value-type="string">
            <text:p>Ty</text:p>
          </table:table-cell>
          <table:table-cell/>
        </table:table-row>
        <table:table-row table:style-name="ro1">
          <table:table-cell office:value-type="float" office:value="438401" calcext:value-type="float">
            <text:p>438401</text:p>
          </table:table-cell>
          <table:table-cell office:value-type="float" office:value="0" calcext:value-type="float">
            <text:p>0</text:p>
          </table:table-cell>
          <table:table-cell office:value-type="float" office:value="2257976" calcext:value-type="float">
            <text:p>2257976</text:p>
          </table:table-cell>
          <table:table-cell office:value-type="float" office:value="1617694" calcext:value-type="float">
            <text:p>1617694</text:p>
          </table:table-cell>
          <table:table-cell office:value-type="string" calcext:value-type="string">
            <text:p>Hi</text:p>
          </table:table-cell>
          <table:table-cell/>
        </table:table-row>
        <table:table-row table:style-name="ro1">
          <table:table-cell office:value-type="float" office:value="446808" calcext:value-type="float">
            <text:p>446808</text:p>
          </table:table-cell>
          <table:table-cell office:value-type="float" office:value="0" calcext:value-type="float">
            <text:p>0</text:p>
          </table:table-cell>
          <table:table-cell office:value-type="float" office:value="2317325" calcext:value-type="float">
            <text:p>2317325</text:p>
          </table:table-cell>
          <table:table-cell office:value-type="float" office:value="1815008" calcext:value-type="float">
            <text:p>1815008</text:p>
          </table:table-cell>
          <table:table-cell office:value-type="string" calcext:value-type="string">
            <text:p>Hi</text:p>
          </table:table-cell>
          <table:table-cell/>
        </table:table-row>
        <table:table-row table:style-name="ro1">
          <table:table-cell office:value-type="float" office:value="53820" calcext:value-type="float">
            <text:p>53820</text:p>
          </table:table-cell>
          <table:table-cell office:value-type="float" office:value="0" calcext:value-type="float">
            <text:p>0</text:p>
          </table:table-cell>
          <table:table-cell office:value-type="float" office:value="665760" calcext:value-type="float">
            <text:p>665760</text:p>
          </table:table-cell>
          <table:table-cell office:value-type="float" office:value="82818" calcext:value-type="float">
            <text:p>82818</text:p>
          </table:table-cell>
          <table:table-cell office:value-type="string" calcext:value-type="string">
            <text:p>Maa kaasam! maza aa gaya</text:p>
          </table:table-cell>
          <table:table-cell/>
        </table:table-row>
        <table:table-row table:style-name="ro1">
          <table:table-cell office:value-type="float" office:value="75941" calcext:value-type="float">
            <text:p>75941</text:p>
          </table:table-cell>
          <table:table-cell office:value-type="float" office:value="0" calcext:value-type="float">
            <text:p>0</text:p>
          </table:table-cell>
          <table:table-cell office:value-type="float" office:value="724273" calcext:value-type="float">
            <text:p>724273</text:p>
          </table:table-cell>
          <table:table-cell office:value-type="float" office:value="214959" calcext:value-type="float">
            <text:p>214959</text:p>
          </table:table-cell>
          <table:table-cell office:value-type="string" calcext:value-type="string">
            <text:p>Thanks bro..</text:p>
          </table:table-cell>
          <table:table-cell/>
        </table:table-row>
        <table:table-row table:style-name="ro1">
          <table:table-cell office:value-type="float" office:value="106145" calcext:value-type="float">
            <text:p>106145</text:p>
          </table:table-cell>
          <table:table-cell office:value-type="float" office:value="0" calcext:value-type="float">
            <text:p>0</text:p>
          </table:table-cell>
          <table:table-cell office:value-type="float" office:value="790037" calcext:value-type="float">
            <text:p>790037</text:p>
          </table:table-cell>
          <table:table-cell office:value-type="float" office:value="235131" calcext:value-type="float">
            <text:p>235131</text:p>
          </table:table-cell>
          <table:table-cell office:value-type="string" calcext:value-type="string">
            <text:p>Sorry..... I don't undrstnd</text:p>
          </table:table-cell>
          <table:table-cell/>
        </table:table-row>
        <table:table-row table:style-name="ro1">
          <table:table-cell office:value-type="float" office:value="173860" calcext:value-type="float">
            <text:p>173860</text:p>
          </table:table-cell>
          <table:table-cell office:value-type="float" office:value="0" calcext:value-type="float">
            <text:p>0</text:p>
          </table:table-cell>
          <table:table-cell office:value-type="float" office:value="958692" calcext:value-type="float">
            <text:p>958692</text:p>
          </table:table-cell>
          <table:table-cell office:value-type="float" office:value="135904" calcext:value-type="float">
            <text:p>135904</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12106" calcext:value-type="float">
            <text:p>212106</text:p>
          </table:table-cell>
          <table:table-cell office:value-type="float" office:value="0" calcext:value-type="float">
            <text:p>0</text:p>
          </table:table-cell>
          <table:table-cell office:value-type="float" office:value="1088914" calcext:value-type="float">
            <text:p>1088914</text:p>
          </table:table-cell>
          <table:table-cell office:value-type="float" office:value="43308" calcext:value-type="float">
            <text:p>43308</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94417" calcext:value-type="float">
            <text:p>394417</text:p>
          </table:table-cell>
          <table:table-cell office:value-type="float" office:value="0" calcext:value-type="float">
            <text:p>0</text:p>
          </table:table-cell>
          <table:table-cell office:value-type="float" office:value="2267618" calcext:value-type="float">
            <text:p>2267618</text:p>
          </table:table-cell>
          <table:table-cell office:value-type="float" office:value="957470" calcext:value-type="float">
            <text:p>957470</text:p>
          </table:table-cell>
          <table:table-cell office:value-type="string" calcext:value-type="string">
            <text:p>Asm</text:p>
          </table:table-cell>
          <table:table-cell/>
        </table:table-row>
        <table:table-row table:style-name="ro1">
          <table:table-cell office:value-type="float" office:value="21747" calcext:value-type="float">
            <text:p>21747</text:p>
          </table:table-cell>
          <table:table-cell office:value-type="float" office:value="0" calcext:value-type="float">
            <text:p>0</text:p>
          </table:table-cell>
          <table:table-cell office:value-type="float" office:value="592945" calcext:value-type="float">
            <text:p>592945</text:p>
          </table:table-cell>
          <table:table-cell office:value-type="float" office:value="83204" calcext:value-type="float">
            <text:p>83204</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73014" calcext:value-type="float">
            <text:p>73014</text:p>
          </table:table-cell>
          <table:table-cell office:value-type="float" office:value="0" calcext:value-type="float">
            <text:p>0</text:p>
          </table:table-cell>
          <table:table-cell office:value-type="float" office:value="716024" calcext:value-type="float">
            <text:p>716024</text:p>
          </table:table-cell>
          <table:table-cell office:value-type="float" office:value="212924" calcext:value-type="float">
            <text:p>212924</text:p>
          </table:table-cell>
          <table:table-cell office:value-type="string" calcext:value-type="string">
            <text:p>I'm fresher for trell so</text:p>
          </table:table-cell>
          <table:table-cell/>
        </table:table-row>
        <table:table-row table:style-name="ro1">
          <table:table-cell office:value-type="float" office:value="89738" calcext:value-type="float">
            <text:p>89738</text:p>
          </table:table-cell>
          <table:table-cell office:value-type="float" office:value="0" calcext:value-type="float">
            <text:p>0</text:p>
          </table:table-cell>
          <table:table-cell office:value-type="float" office:value="753298" calcext:value-type="float">
            <text:p>753298</text:p>
          </table:table-cell>
          <table:table-cell office:value-type="float" office:value="223839" calcext:value-type="float">
            <text:p>223839</text:p>
          </table:table-cell>
          <table:table-cell office:value-type="string" calcext:value-type="string">
            <text:p>Can nyone help me abt this thing with watermark.. Thy say dont upload without it.. But it takes so much time.. Is der an easy way?</text:p>
          </table:table-cell>
          <table:table-cell/>
        </table:table-row>
        <table:table-row table:style-name="ro1">
          <table:table-cell office:value-type="float" office:value="166089" calcext:value-type="float">
            <text:p>166089</text:p>
          </table:table-cell>
          <table:table-cell office:value-type="float" office:value="0" calcext:value-type="float">
            <text:p>0</text:p>
          </table:table-cell>
          <table:table-cell office:value-type="float" office:value="935617" calcext:value-type="float">
            <text:p>935617</text:p>
          </table:table-cell>
          <table:table-cell office:value-type="float" office:value="281412" calcext:value-type="float">
            <text:p>281412</text:p>
          </table:table-cell>
          <table:table-cell office:value-type="string" calcext:value-type="string">
            <text:p>[[@84693]] thanks and yeah sure i'll share some more stories soon</text:p>
          </table:table-cell>
          <table:table-cell/>
        </table:table-row>
        <table:table-row table:style-name="ro1">
          <table:table-cell office:value-type="float" office:value="175489" calcext:value-type="float">
            <text:p>175489</text:p>
          </table:table-cell>
          <table:table-cell office:value-type="float" office:value="0" calcext:value-type="float">
            <text:p>0</text:p>
          </table:table-cell>
          <table:table-cell office:value-type="float" office:value="963907" calcext:value-type="float">
            <text:p>963907</text:p>
          </table:table-cell>
          <table:table-cell office:value-type="float" office:value="290334" calcext:value-type="float">
            <text:p>290334</text:p>
          </table:table-cell>
          <table:table-cell office:value-type="string" calcext:value-type="string">
            <text:p>[[@85743]] thanks alot for your appreciation✌️</text:p>
          </table:table-cell>
          <table:table-cell/>
        </table:table-row>
        <table:table-row table:style-name="ro1">
          <table:table-cell office:value-type="float" office:value="256935" calcext:value-type="float">
            <text:p>256935</text:p>
          </table:table-cell>
          <table:table-cell office:value-type="float" office:value="0" calcext:value-type="float">
            <text:p>0</text:p>
          </table:table-cell>
          <table:table-cell office:value-type="float" office:value="1326878" calcext:value-type="float">
            <text:p>1326878</text:p>
          </table:table-cell>
          <table:table-cell office:value-type="float" office:value="52562" calcext:value-type="float">
            <text:p>5256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62578" calcext:value-type="float">
            <text:p>262578</text:p>
          </table:table-cell>
          <table:table-cell office:value-type="float" office:value="0" calcext:value-type="float">
            <text:p>0</text:p>
          </table:table-cell>
          <table:table-cell office:value-type="float" office:value="1365926" calcext:value-type="float">
            <text:p>1365926</text:p>
          </table:table-cell>
          <table:table-cell office:value-type="float" office:value="42694" calcext:value-type="float">
            <text:p>42694</text:p>
          </table:table-cell>
          <table:table-cell office:value-type="string" calcext:value-type="string">
            <text:p>So glad you shared this today!</text:p>
          </table:table-cell>
          <table:table-cell/>
        </table:table-row>
        <table:table-row table:style-name="ro1">
          <table:table-cell office:value-type="float" office:value="445960" calcext:value-type="float">
            <text:p>445960</text:p>
          </table:table-cell>
          <table:table-cell office:value-type="float" office:value="0" calcext:value-type="float">
            <text:p>0</text:p>
          </table:table-cell>
          <table:table-cell office:value-type="float" office:value="2355621" calcext:value-type="float">
            <text:p>2355621</text:p>
          </table:table-cell>
          <table:table-cell office:value-type="float" office:value="1797427" calcext:value-type="float">
            <text:p>1797427</text:p>
          </table:table-cell>
          <table:table-cell office:value-type="string" calcext:value-type="string">
            <text:p>Good</text:p>
          </table:table-cell>
          <table:table-cell/>
        </table:table-row>
        <table:table-row table:style-name="ro1">
          <table:table-cell office:value-type="float" office:value="47148" calcext:value-type="float">
            <text:p>47148</text:p>
          </table:table-cell>
          <table:table-cell office:value-type="float" office:value="0" calcext:value-type="float">
            <text:p>0</text:p>
          </table:table-cell>
          <table:table-cell office:value-type="float" office:value="650369" calcext:value-type="float">
            <text:p>650369</text:p>
          </table:table-cell>
          <table:table-cell office:value-type="float" office:value="194271" calcext:value-type="float">
            <text:p>194271</text:p>
          </table:table-cell>
          <table:table-cell office:value-type="string" calcext:value-type="string">
            <text:p>haha..ill work on it bro?</text:p>
          </table:table-cell>
          <table:table-cell/>
        </table:table-row>
        <table:table-row table:style-name="ro1">
          <table:table-cell office:value-type="float" office:value="140109" calcext:value-type="float">
            <text:p>140109</text:p>
          </table:table-cell>
          <table:table-cell office:value-type="float" office:value="0" calcext:value-type="float">
            <text:p>0</text:p>
          </table:table-cell>
          <table:table-cell office:value-type="float" office:value="864616" calcext:value-type="float">
            <text:p>864616</text:p>
          </table:table-cell>
          <table:table-cell office:value-type="float" office:value="135712" calcext:value-type="float">
            <text:p>135712</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142494" calcext:value-type="float">
            <text:p>142494</text:p>
          </table:table-cell>
          <table:table-cell office:value-type="float" office:value="0" calcext:value-type="float">
            <text:p>0</text:p>
          </table:table-cell>
          <table:table-cell office:value-type="float" office:value="871975" calcext:value-type="float">
            <text:p>871975</text:p>
          </table:table-cell>
          <table:table-cell office:value-type="float" office:value="19697" calcext:value-type="float">
            <text:p>19697</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53601" calcext:value-type="float">
            <text:p>153601</text:p>
          </table:table-cell>
          <table:table-cell office:value-type="float" office:value="0" calcext:value-type="float">
            <text:p>0</text:p>
          </table:table-cell>
          <table:table-cell office:value-type="float" office:value="899724" calcext:value-type="float">
            <text:p>899724</text:p>
          </table:table-cell>
          <table:table-cell office:value-type="float" office:value="77847" calcext:value-type="float">
            <text:p>77847</text:p>
          </table:table-cell>
          <table:table-cell office:value-type="string" calcext:value-type="string">
            <text:p>Nice one </text:p>
          </table:table-cell>
          <table:table-cell/>
        </table:table-row>
        <table:table-row table:style-name="ro1">
          <table:table-cell office:value-type="float" office:value="205672" calcext:value-type="float">
            <text:p>205672</text:p>
          </table:table-cell>
          <table:table-cell office:value-type="float" office:value="0" calcext:value-type="float">
            <text:p>0</text:p>
          </table:table-cell>
          <table:table-cell office:value-type="float" office:value="994967" calcext:value-type="float">
            <text:p>994967</text:p>
          </table:table-cell>
          <table:table-cell office:value-type="float" office:value="281255" calcext:value-type="float">
            <text:p>281255</text:p>
          </table:table-cell>
          <table:table-cell office:value-type="string" calcext:value-type="string">
            <text:p>[[@1]]</text:p>
          </table:table-cell>
          <table:table-cell/>
        </table:table-row>
        <table:table-row table:style-name="ro1">
          <table:table-cell office:value-type="float" office:value="214796" calcext:value-type="float">
            <text:p>214796</text:p>
          </table:table-cell>
          <table:table-cell office:value-type="float" office:value="0" calcext:value-type="float">
            <text:p>0</text:p>
          </table:table-cell>
          <table:table-cell office:value-type="float" office:value="1103782" calcext:value-type="float">
            <text:p>1103782</text:p>
          </table:table-cell>
          <table:table-cell office:value-type="float" office:value="39522" calcext:value-type="float">
            <text:p>39522</text:p>
          </table:table-cell>
          <table:table-cell office:value-type="string" calcext:value-type="string">
            <text:p>It's really amazing pictures ? </text:p>
          </table:table-cell>
          <table:table-cell/>
        </table:table-row>
        <table:table-row table:style-name="ro1">
          <table:table-cell office:value-type="float" office:value="380955" calcext:value-type="float">
            <text:p>380955</text:p>
          </table:table-cell>
          <table:table-cell office:value-type="float" office:value="0" calcext:value-type="float">
            <text:p>0</text:p>
          </table:table-cell>
          <table:table-cell office:value-type="float" office:value="1935764" calcext:value-type="float">
            <text:p>1935764</text:p>
          </table:table-cell>
          <table:table-cell office:value-type="float" office:value="796558" calcext:value-type="float">
            <text:p>796558</text:p>
          </table:table-cell>
          <table:table-cell office:value-type="string" calcext:value-type="string">
            <text:p>hello</text:p>
          </table:table-cell>
          <table:table-cell/>
        </table:table-row>
        <table:table-row table:style-name="ro1">
          <table:table-cell office:value-type="float" office:value="444392" calcext:value-type="float">
            <text:p>444392</text:p>
          </table:table-cell>
          <table:table-cell office:value-type="float" office:value="0" calcext:value-type="float">
            <text:p>0</text:p>
          </table:table-cell>
          <table:table-cell office:value-type="float" office:value="2316704" calcext:value-type="float">
            <text:p>2316704</text:p>
          </table:table-cell>
          <table:table-cell office:value-type="float" office:value="1753626" calcext:value-type="float">
            <text:p>1753626</text:p>
          </table:table-cell>
          <table:table-cell office:value-type="string" calcext:value-type="string">
            <text:p>Hi</text:p>
          </table:table-cell>
          <table:table-cell/>
        </table:table-row>
        <table:table-row table:style-name="ro1">
          <table:table-cell office:value-type="float" office:value="73079" calcext:value-type="float">
            <text:p>73079</text:p>
          </table:table-cell>
          <table:table-cell office:value-type="float" office:value="0" calcext:value-type="float">
            <text:p>0</text:p>
          </table:table-cell>
          <table:table-cell office:value-type="float" office:value="711559" calcext:value-type="float">
            <text:p>711559</text:p>
          </table:table-cell>
          <table:table-cell office:value-type="float" office:value="170910" calcext:value-type="float">
            <text:p>170910</text:p>
          </table:table-cell>
          <table:table-cell office:value-type="string" calcext:value-type="string">
            <text:p>[[@88349]] Thank you!</text:p>
          </table:table-cell>
          <table:table-cell/>
        </table:table-row>
        <table:table-row table:style-name="ro1">
          <table:table-cell office:value-type="float" office:value="95134" calcext:value-type="float">
            <text:p>95134</text:p>
          </table:table-cell>
          <table:table-cell office:value-type="float" office:value="0" calcext:value-type="float">
            <text:p>0</text:p>
          </table:table-cell>
          <table:table-cell office:value-type="float" office:value="764160" calcext:value-type="float">
            <text:p>764160</text:p>
          </table:table-cell>
          <table:table-cell office:value-type="float" office:value="78869" calcext:value-type="float">
            <text:p>78869</text:p>
          </table:table-cell>
          <table:table-cell office:value-type="string" calcext:value-type="string">
            <text:p>Tum ho bemissal, kya trail hai ekdum</text:p>
          </table:table-cell>
          <table:table-cell/>
        </table:table-row>
        <table:table-row table:style-name="ro1">
          <table:table-cell office:value-type="float" office:value="182851" calcext:value-type="float">
            <text:p>182851</text:p>
          </table:table-cell>
          <table:table-cell office:value-type="float" office:value="0" calcext:value-type="float">
            <text:p>0</text:p>
          </table:table-cell>
          <table:table-cell office:value-type="float" office:value="51034" calcext:value-type="float">
            <text:p>51034</text:p>
          </table:table-cell>
          <table:table-cell office:value-type="float" office:value="42523" calcext:value-type="float">
            <text:p>42523</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62541" calcext:value-type="float">
            <text:p>262541</text:p>
          </table:table-cell>
          <table:table-cell office:value-type="float" office:value="0" calcext:value-type="float">
            <text:p>0</text:p>
          </table:table-cell>
          <table:table-cell office:value-type="float" office:value="1365567" calcext:value-type="float">
            <text:p>1365567</text:p>
          </table:table-cell>
          <table:table-cell office:value-type="float" office:value="40749" calcext:value-type="float">
            <text:p>40749</text:p>
          </table:table-cell>
          <table:table-cell office:value-type="string" calcext:value-type="string">
            <text:p>Amazed ?❤️</text:p>
          </table:table-cell>
          <table:table-cell/>
        </table:table-row>
        <table:table-row table:style-name="ro1">
          <table:table-cell office:value-type="float" office:value="309267" calcext:value-type="float">
            <text:p>309267</text:p>
          </table:table-cell>
          <table:table-cell office:value-type="float" office:value="0" calcext:value-type="float">
            <text:p>0</text:p>
          </table:table-cell>
          <table:table-cell office:value-type="float" office:value="1640434" calcext:value-type="float">
            <text:p>1640434</text:p>
          </table:table-cell>
          <table:table-cell office:value-type="float" office:value="87098" calcext:value-type="float">
            <text:p>87098</text:p>
          </table:table-cell>
          <table:table-cell office:value-type="string" calcext:value-type="string">
            <text:p>Your stories are truely travel goals, how do you plan them?</text:p>
          </table:table-cell>
          <table:table-cell/>
        </table:table-row>
        <table:table-row table:style-name="ro1">
          <table:table-cell office:value-type="float" office:value="344778" calcext:value-type="float">
            <text:p>344778</text:p>
          </table:table-cell>
          <table:table-cell office:value-type="float" office:value="0" calcext:value-type="float">
            <text:p>0</text:p>
          </table:table-cell>
          <table:table-cell office:value-type="float" office:value="16956" calcext:value-type="float">
            <text:p>16956</text:p>
          </table:table-cell>
          <table:table-cell office:value-type="float" office:value="566332" calcext:value-type="float">
            <text:p>566332</text:p>
          </table:table-cell>
          <table:table-cell office:value-type="string" calcext:value-type="string">
            <text:p>I love haunted place?</text:p>
          </table:table-cell>
          <table:table-cell/>
        </table:table-row>
        <table:table-row table:style-name="ro1">
          <table:table-cell office:value-type="float" office:value="401696" calcext:value-type="float">
            <text:p>401696</text:p>
          </table:table-cell>
          <table:table-cell office:value-type="float" office:value="0" calcext:value-type="float">
            <text:p>0</text:p>
          </table:table-cell>
          <table:table-cell office:value-type="float" office:value="2167583" calcext:value-type="float">
            <text:p>2167583</text:p>
          </table:table-cell>
          <table:table-cell office:value-type="float" office:value="16217" calcext:value-type="float">
            <text:p>16217</text:p>
          </table:table-cell>
          <table:table-cell office:value-type="string" calcext:value-type="string">
            <text:p>Did you get to trek?</text:p>
          </table:table-cell>
          <table:table-cell/>
        </table:table-row>
        <table:table-row table:style-name="ro1">
          <table:table-cell office:value-type="float" office:value="412350" calcext:value-type="float">
            <text:p>412350</text:p>
          </table:table-cell>
          <table:table-cell office:value-type="float" office:value="0" calcext:value-type="float">
            <text:p>0</text:p>
          </table:table-cell>
          <table:table-cell office:value-type="float" office:value="2319867" calcext:value-type="float">
            <text:p>2319867</text:p>
          </table:table-cell>
          <table:table-cell office:value-type="float" office:value="1320344" calcext:value-type="float">
            <text:p>1320344</text:p>
          </table:table-cell>
          <table:table-cell office:value-type="string" calcext:value-type="string">
            <text:p>Nice</text:p>
          </table:table-cell>
          <table:table-cell/>
        </table:table-row>
        <table:table-row table:style-name="ro1">
          <table:table-cell office:value-type="float" office:value="455185" calcext:value-type="float">
            <text:p>455185</text:p>
          </table:table-cell>
          <table:table-cell office:value-type="float" office:value="0" calcext:value-type="float">
            <text:p>0</text:p>
          </table:table-cell>
          <table:table-cell office:value-type="float" office:value="2267543" calcext:value-type="float">
            <text:p>2267543</text:p>
          </table:table-cell>
          <table:table-cell office:value-type="float" office:value="2002516" calcext:value-type="float">
            <text:p>2002516</text:p>
          </table:table-cell>
          <table:table-cell office:value-type="string" calcext:value-type="string">
            <text:p>Hi</text:p>
          </table:table-cell>
          <table:table-cell/>
        </table:table-row>
        <table:table-row table:style-name="ro1">
          <table:table-cell office:value-type="float" office:value="37829" calcext:value-type="float">
            <text:p>37829</text:p>
          </table:table-cell>
          <table:table-cell office:value-type="float" office:value="0" calcext:value-type="float">
            <text:p>0</text:p>
          </table:table-cell>
          <table:table-cell office:value-type="float" office:value="141986" calcext:value-type="float">
            <text:p>141986</text:p>
          </table:table-cell>
          <table:table-cell office:value-type="float" office:value="53388" calcext:value-type="float">
            <text:p>53388</text:p>
          </table:table-cell>
          <table:table-cell office:value-type="string" calcext:value-type="string">
            <text:p>[[@40053]] well i might be needing new friends for traveling...</text:p>
          </table:table-cell>
          <table:table-cell/>
        </table:table-row>
        <table:table-row table:style-name="ro1">
          <table:table-cell office:value-type="float" office:value="49372" calcext:value-type="float">
            <text:p>49372</text:p>
          </table:table-cell>
          <table:table-cell office:value-type="float" office:value="0" calcext:value-type="float">
            <text:p>0</text:p>
          </table:table-cell>
          <table:table-cell office:value-type="float" office:value="655285" calcext:value-type="float">
            <text:p>655285</text:p>
          </table:table-cell>
          <table:table-cell office:value-type="float" office:value="45899" calcext:value-type="float">
            <text:p>45899</text:p>
          </table:table-cell>
          <table:table-cell office:value-type="string" calcext:value-type="string">
            <text:p>This Trail is excellent and it definitely is worthy of more eyes!</text:p>
          </table:table-cell>
          <table:table-cell/>
        </table:table-row>
        <table:table-row table:style-name="ro1">
          <table:table-cell office:value-type="float" office:value="116986" calcext:value-type="float">
            <text:p>116986</text:p>
          </table:table-cell>
          <table:table-cell office:value-type="float" office:value="0" calcext:value-type="float">
            <text:p>0</text:p>
          </table:table-cell>
          <table:table-cell office:value-type="float" office:value="815823" calcext:value-type="float">
            <text:p>815823</text:p>
          </table:table-cell>
          <table:table-cell office:value-type="float" office:value="66459" calcext:value-type="float">
            <text:p>66459</text:p>
          </table:table-cell>
          <table:table-cell office:value-type="string" calcext:value-type="string">
            <text:p>Actually mein bhi mast hai?</text:p>
          </table:table-cell>
          <table:table-cell/>
        </table:table-row>
        <table:table-row table:style-name="ro1">
          <table:table-cell office:value-type="float" office:value="245728" calcext:value-type="float">
            <text:p>245728</text:p>
          </table:table-cell>
          <table:table-cell office:value-type="float" office:value="0" calcext:value-type="float">
            <text:p>0</text:p>
          </table:table-cell>
          <table:table-cell office:value-type="float" office:value="1233810" calcext:value-type="float">
            <text:p>1233810</text:p>
          </table:table-cell>
          <table:table-cell office:value-type="float" office:value="19845" calcext:value-type="float">
            <text:p>19845</text:p>
          </table:table-cell>
          <table:table-cell office:value-type="string" calcext:value-type="string">
            <text:p>This trail has the best image of all times!</text:p>
          </table:table-cell>
          <table:table-cell/>
        </table:table-row>
        <table:table-row table:style-name="ro1">
          <table:table-cell office:value-type="float" office:value="272148" calcext:value-type="float">
            <text:p>272148</text:p>
          </table:table-cell>
          <table:table-cell office:value-type="float" office:value="996100" calcext:value-type="float">
            <text:p>996100</text:p>
          </table:table-cell>
          <table:table-cell office:value-type="float" office:value="0" calcext:value-type="float">
            <text:p>0</text:p>
          </table:table-cell>
          <table:table-cell office:value-type="float" office:value="436551" calcext:value-type="float">
            <text:p>436551</text:p>
          </table:table-cell>
          <table:table-cell office:value-type="string" calcext:value-type="string">
            <text:p>An awesome place to stay in Lansdowne. Naturally connected with nature</text:p>
          </table:table-cell>
          <table:table-cell/>
        </table:table-row>
        <table:table-row table:style-name="ro1">
          <table:table-cell office:value-type="float" office:value="324788" calcext:value-type="float">
            <text:p>324788</text:p>
          </table:table-cell>
          <table:table-cell office:value-type="float" office:value="0" calcext:value-type="float">
            <text:p>0</text:p>
          </table:table-cell>
          <table:table-cell office:value-type="float" office:value="1733800" calcext:value-type="float">
            <text:p>1733800</text:p>
          </table:table-cell>
          <table:table-cell office:value-type="float" office:value="243583" calcext:value-type="float">
            <text:p>243583</text:p>
          </table:table-cell>
          <table:table-cell office:value-type="string" calcext:value-type="string">
            <text:p>Your stories are truely travel goals, how do you plan them?</text:p>
          </table:table-cell>
          <table:table-cell/>
        </table:table-row>
        <table:table-row table:style-name="ro1">
          <table:table-cell office:value-type="float" office:value="164262" calcext:value-type="float">
            <text:p>164262</text:p>
          </table:table-cell>
          <table:table-cell office:value-type="float" office:value="0" calcext:value-type="float">
            <text:p>0</text:p>
          </table:table-cell>
          <table:table-cell office:value-type="float" office:value="4757" calcext:value-type="float">
            <text:p>4757</text:p>
          </table:table-cell>
          <table:table-cell office:value-type="float" office:value="1376" calcext:value-type="float">
            <text:p>1376</text:p>
          </table:table-cell>
          <table:table-cell office:value-type="string" calcext:value-type="string">
            <text:p>I was away for sometime omkar but will be updating my travel diaries soon.</text:p>
          </table:table-cell>
          <table:table-cell/>
        </table:table-row>
        <table:table-row table:style-name="ro1">
          <table:table-cell office:value-type="float" office:value="170992" calcext:value-type="float">
            <text:p>170992</text:p>
          </table:table-cell>
          <table:table-cell office:value-type="float" office:value="0" calcext:value-type="float">
            <text:p>0</text:p>
          </table:table-cell>
          <table:table-cell office:value-type="float" office:value="949352" calcext:value-type="float">
            <text:p>949352</text:p>
          </table:table-cell>
          <table:table-cell office:value-type="float" office:value="76612" calcext:value-type="float">
            <text:p>76612</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48872" calcext:value-type="float">
            <text:p>248872</text:p>
          </table:table-cell>
          <table:table-cell office:value-type="float" office:value="0" calcext:value-type="float">
            <text:p>0</text:p>
          </table:table-cell>
          <table:table-cell office:value-type="float" office:value="1225259" calcext:value-type="float">
            <text:p>1225259</text:p>
          </table:table-cell>
          <table:table-cell office:value-type="float" office:value="369986" calcext:value-type="float">
            <text:p>369986</text:p>
          </table:table-cell>
          <table:table-cell office:value-type="string" calcext:value-type="string">
            <text:p>[[@78661]] yes will post after some time</text:p>
          </table:table-cell>
          <table:table-cell/>
        </table:table-row>
        <table:table-row table:style-name="ro1">
          <table:table-cell office:value-type="float" office:value="318190" calcext:value-type="float">
            <text:p>318190</text:p>
          </table:table-cell>
          <table:table-cell office:value-type="float" office:value="0" calcext:value-type="float">
            <text:p>0</text:p>
          </table:table-cell>
          <table:table-cell office:value-type="float" office:value="1691566" calcext:value-type="float">
            <text:p>1691566</text:p>
          </table:table-cell>
          <table:table-cell office:value-type="float" office:value="40255" calcext:value-type="float">
            <text:p>40255</text:p>
          </table:table-cell>
          <table:table-cell office:value-type="string" calcext:value-type="string">
            <text:p>i love your work and i use it to plan my trips :)</text:p>
          </table:table-cell>
          <table:table-cell/>
        </table:table-row>
        <table:table-row table:style-name="ro1">
          <table:table-cell office:value-type="float" office:value="354821" calcext:value-type="float">
            <text:p>354821</text:p>
          </table:table-cell>
          <table:table-cell office:value-type="float" office:value="0" calcext:value-type="float">
            <text:p>0</text:p>
          </table:table-cell>
          <table:table-cell office:value-type="float" office:value="1931490" calcext:value-type="float">
            <text:p>1931490</text:p>
          </table:table-cell>
          <table:table-cell office:value-type="float" office:value="135723" calcext:value-type="float">
            <text:p>135723</text:p>
          </table:table-cell>
          <table:table-cell office:value-type="string" calcext:value-type="string">
            <text:p>Awsm ❤️</text:p>
          </table:table-cell>
          <table:table-cell/>
        </table:table-row>
        <table:table-row table:style-name="ro1">
          <table:table-cell office:value-type="float" office:value="359166" calcext:value-type="float">
            <text:p>359166</text:p>
          </table:table-cell>
          <table:table-cell office:value-type="float" office:value="0" calcext:value-type="float">
            <text:p>0</text:p>
          </table:table-cell>
          <table:table-cell office:value-type="float" office:value="1990715" calcext:value-type="float">
            <text:p>1990715</text:p>
          </table:table-cell>
          <table:table-cell office:value-type="float" office:value="43326" calcext:value-type="float">
            <text:p>43326</text:p>
          </table:table-cell>
          <table:table-cell office:value-type="string" calcext:value-type="string">
            <text:p>This is nice ???</text:p>
          </table:table-cell>
          <table:table-cell/>
        </table:table-row>
        <table:table-row table:style-name="ro1">
          <table:table-cell office:value-type="float" office:value="382505" calcext:value-type="float">
            <text:p>382505</text:p>
          </table:table-cell>
          <table:table-cell office:value-type="float" office:value="0" calcext:value-type="float">
            <text:p>0</text:p>
          </table:table-cell>
          <table:table-cell office:value-type="float" office:value="1763463" calcext:value-type="float">
            <text:p>1763463</text:p>
          </table:table-cell>
          <table:table-cell office:value-type="float" office:value="198564" calcext:value-type="float">
            <text:p>198564</text:p>
          </table:table-cell>
          <table:table-cell office:value-type="string" calcext:value-type="string">
            <text:p>Be my companion in your next trail...Goa chale??</text:p>
          </table:table-cell>
          <table:table-cell/>
        </table:table-row>
        <table:table-row table:style-name="ro1">
          <table:table-cell office:value-type="float" office:value="435355" calcext:value-type="float">
            <text:p>435355</text:p>
          </table:table-cell>
          <table:table-cell office:value-type="float" office:value="0" calcext:value-type="float">
            <text:p>0</text:p>
          </table:table-cell>
          <table:table-cell office:value-type="float" office:value="2132279" calcext:value-type="float">
            <text:p>2132279</text:p>
          </table:table-cell>
          <table:table-cell office:value-type="float" office:value="1520663" calcext:value-type="float">
            <text:p>1520663</text:p>
          </table:table-cell>
          <table:table-cell office:value-type="string" calcext:value-type="string">
            <text:p>Hii</text:p>
          </table:table-cell>
          <table:table-cell/>
        </table:table-row>
        <table:table-row table:style-name="ro1">
          <table:table-cell office:value-type="float" office:value="443956" calcext:value-type="float">
            <text:p>443956</text:p>
          </table:table-cell>
          <table:table-cell office:value-type="float" office:value="0" calcext:value-type="float">
            <text:p>0</text:p>
          </table:table-cell>
          <table:table-cell office:value-type="float" office:value="2337606" calcext:value-type="float">
            <text:p>2337606</text:p>
          </table:table-cell>
          <table:table-cell office:value-type="float" office:value="1654951" calcext:value-type="float">
            <text:p>1654951</text:p>
          </table:table-cell>
          <table:table-cell office:value-type="string" calcext:value-type="string">
            <text:p>Super ? madam</text:p>
          </table:table-cell>
          <table:table-cell/>
        </table:table-row>
        <table:table-row table:style-name="ro1">
          <table:table-cell office:value-type="float" office:value="98009" calcext:value-type="float">
            <text:p>98009</text:p>
          </table:table-cell>
          <table:table-cell office:value-type="float" office:value="0" calcext:value-type="float">
            <text:p>0</text:p>
          </table:table-cell>
          <table:table-cell office:value-type="float" office:value="704279" calcext:value-type="float">
            <text:p>704279</text:p>
          </table:table-cell>
          <table:table-cell office:value-type="float" office:value="209976" calcext:value-type="float">
            <text:p>209976</text:p>
          </table:table-cell>
          <table:table-cell office:value-type="string" calcext:value-type="string">
            <text:p>[[@81348]] thanks</text:p>
          </table:table-cell>
          <table:table-cell/>
        </table:table-row>
        <table:table-row table:style-name="ro1">
          <table:table-cell office:value-type="float" office:value="98699" calcext:value-type="float">
            <text:p>98699</text:p>
          </table:table-cell>
          <table:table-cell office:value-type="float" office:value="0" calcext:value-type="float">
            <text:p>0</text:p>
          </table:table-cell>
          <table:table-cell office:value-type="float" office:value="774078" calcext:value-type="float">
            <text:p>774078</text:p>
          </table:table-cell>
          <table:table-cell office:value-type="float" office:value="88273" calcext:value-type="float">
            <text:p>88273</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52042" calcext:value-type="float">
            <text:p>252042</text:p>
          </table:table-cell>
          <table:table-cell office:value-type="float" office:value="0" calcext:value-type="float">
            <text:p>0</text:p>
          </table:table-cell>
          <table:table-cell office:value-type="float" office:value="1284730" calcext:value-type="float">
            <text:p>1284730</text:p>
          </table:table-cell>
          <table:table-cell office:value-type="float" office:value="88143" calcext:value-type="float">
            <text:p>88143</text:p>
          </table:table-cell>
          <table:table-cell office:value-type="string" calcext:value-type="string">
            <text:p>masttt!!</text:p>
          </table:table-cell>
          <table:table-cell/>
        </table:table-row>
        <table:table-row table:style-name="ro1">
          <table:table-cell office:value-type="float" office:value="271118" calcext:value-type="float">
            <text:p>271118</text:p>
          </table:table-cell>
          <table:table-cell office:value-type="float" office:value="0" calcext:value-type="float">
            <text:p>0</text:p>
          </table:table-cell>
          <table:table-cell office:value-type="float" office:value="1415827" calcext:value-type="float">
            <text:p>1415827</text:p>
          </table:table-cell>
          <table:table-cell office:value-type="float" office:value="49665" calcext:value-type="float">
            <text:p>4966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403395" calcext:value-type="float">
            <text:p>403395</text:p>
          </table:table-cell>
          <table:table-cell office:value-type="float" office:value="0" calcext:value-type="float">
            <text:p>0</text:p>
          </table:table-cell>
          <table:table-cell office:value-type="float" office:value="1322358" calcext:value-type="float">
            <text:p>1322358</text:p>
          </table:table-cell>
          <table:table-cell office:value-type="float" office:value="16765" calcext:value-type="float">
            <text:p>16765</text:p>
          </table:table-cell>
          <table:table-cell office:value-type="string" calcext:value-type="string">
            <text:p>What a view</text:p>
          </table:table-cell>
          <table:table-cell/>
        </table:table-row>
        <table:table-row table:style-name="ro1">
          <table:table-cell office:value-type="float" office:value="421887" calcext:value-type="float">
            <text:p>421887</text:p>
          </table:table-cell>
          <table:table-cell office:value-type="float" office:value="0" calcext:value-type="float">
            <text:p>0</text:p>
          </table:table-cell>
          <table:table-cell office:value-type="float" office:value="1129325" calcext:value-type="float">
            <text:p>1129325</text:p>
          </table:table-cell>
          <table:table-cell office:value-type="float" office:value="40554" calcext:value-type="float">
            <text:p>40554</text:p>
          </table:table-cell>
          <table:table-cell office:value-type="string" calcext:value-type="string">
            <text:p>my next plan for weekend</text:p>
          </table:table-cell>
          <table:table-cell/>
        </table:table-row>
        <table:table-row table:style-name="ro1">
          <table:table-cell office:value-type="float" office:value="21986" calcext:value-type="float">
            <text:p>21986</text:p>
          </table:table-cell>
          <table:table-cell office:value-type="float" office:value="0" calcext:value-type="float">
            <text:p>0</text:p>
          </table:table-cell>
          <table:table-cell office:value-type="float" office:value="593221" calcext:value-type="float">
            <text:p>593221</text:p>
          </table:table-cell>
          <table:table-cell office:value-type="float" office:value="48443" calcext:value-type="float">
            <text:p>48443</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64718" calcext:value-type="float">
            <text:p>164718</text:p>
          </table:table-cell>
          <table:table-cell office:value-type="float" office:value="0" calcext:value-type="float">
            <text:p>0</text:p>
          </table:table-cell>
          <table:table-cell office:value-type="float" office:value="929331" calcext:value-type="float">
            <text:p>929331</text:p>
          </table:table-cell>
          <table:table-cell office:value-type="float" office:value="40801" calcext:value-type="float">
            <text:p>40801</text:p>
          </table:table-cell>
          <table:table-cell office:value-type="string" calcext:value-type="string">
            <text:p>The title was superb! The content was a little dreary!</text:p>
          </table:table-cell>
          <table:table-cell/>
        </table:table-row>
        <table:table-row table:style-name="ro1">
          <table:table-cell office:value-type="float" office:value="256126" calcext:value-type="float">
            <text:p>256126</text:p>
          </table:table-cell>
          <table:table-cell office:value-type="float" office:value="0" calcext:value-type="float">
            <text:p>0</text:p>
          </table:table-cell>
          <table:table-cell office:value-type="float" office:value="969006" calcext:value-type="float">
            <text:p>969006</text:p>
          </table:table-cell>
          <table:table-cell office:value-type="float" office:value="291942" calcext:value-type="float">
            <text:p>291942</text:p>
          </table:table-cell>
          <table:table-cell office:value-type="string" calcext:value-type="string">
            <text:p>@bike @tell #@lake</text:p>
          </table:table-cell>
          <table:table-cell/>
        </table:table-row>
        <table:table-row table:style-name="ro1">
          <table:table-cell office:value-type="float" office:value="285659" calcext:value-type="float">
            <text:p>285659</text:p>
          </table:table-cell>
          <table:table-cell office:value-type="float" office:value="0" calcext:value-type="float">
            <text:p>0</text:p>
          </table:table-cell>
          <table:table-cell office:value-type="float" office:value="1504309" calcext:value-type="float">
            <text:p>1504309</text:p>
          </table:table-cell>
          <table:table-cell office:value-type="float" office:value="40532" calcext:value-type="float">
            <text:p>40532</text:p>
          </table:table-cell>
          <table:table-cell office:value-type="string" calcext:value-type="string">
            <text:p>Chal yaha jaate hai, chal waha jaate hai :D</text:p>
          </table:table-cell>
          <table:table-cell/>
        </table:table-row>
        <table:table-row table:style-name="ro1">
          <table:table-cell office:value-type="float" office:value="305696" calcext:value-type="float">
            <text:p>305696</text:p>
          </table:table-cell>
          <table:table-cell office:value-type="float" office:value="0" calcext:value-type="float">
            <text:p>0</text:p>
          </table:table-cell>
          <table:table-cell office:value-type="float" office:value="1499410" calcext:value-type="float">
            <text:p>1499410</text:p>
          </table:table-cell>
          <table:table-cell office:value-type="float" office:value="461118" calcext:value-type="float">
            <text:p>461118</text:p>
          </table:table-cell>
          <table:table-cell office:value-type="string" calcext:value-type="string">
            <text:p>Yes they r</text:p>
          </table:table-cell>
          <table:table-cell/>
        </table:table-row>
        <table:table-row table:style-name="ro1">
          <table:table-cell office:value-type="float" office:value="346699" calcext:value-type="float">
            <text:p>346699</text:p>
          </table:table-cell>
          <table:table-cell office:value-type="float" office:value="0" calcext:value-type="float">
            <text:p>0</text:p>
          </table:table-cell>
          <table:table-cell office:value-type="float" office:value="1860491" calcext:value-type="float">
            <text:p>1860491</text:p>
          </table:table-cell>
          <table:table-cell office:value-type="float" office:value="77064" calcext:value-type="float">
            <text:p>77064</text:p>
          </table:table-cell>
          <table:table-cell office:value-type="string" calcext:value-type="string">
            <text:p>Atti Sundar!</text:p>
          </table:table-cell>
          <table:table-cell/>
        </table:table-row>
        <table:table-row table:style-name="ro1">
          <table:table-cell office:value-type="float" office:value="389924" calcext:value-type="float">
            <text:p>389924</text:p>
          </table:table-cell>
          <table:table-cell office:value-type="float" office:value="0" calcext:value-type="float">
            <text:p>0</text:p>
          </table:table-cell>
          <table:table-cell office:value-type="float" office:value="2274620" calcext:value-type="float">
            <text:p>2274620</text:p>
          </table:table-cell>
          <table:table-cell office:value-type="float" office:value="927503" calcext:value-type="float">
            <text:p>927503</text:p>
          </table:table-cell>
          <table:table-cell office:value-type="string" calcext:value-type="string">
            <text:p>Nice</text:p>
          </table:table-cell>
          <table:table-cell/>
        </table:table-row>
        <table:table-row table:style-name="ro1">
          <table:table-cell office:value-type="float" office:value="422424" calcext:value-type="float">
            <text:p>422424</text:p>
          </table:table-cell>
          <table:table-cell office:value-type="float" office:value="0" calcext:value-type="float">
            <text:p>0</text:p>
          </table:table-cell>
          <table:table-cell office:value-type="float" office:value="1921785" calcext:value-type="float">
            <text:p>1921785</text:p>
          </table:table-cell>
          <table:table-cell office:value-type="float" office:value="47622" calcext:value-type="float">
            <text:p>47622</text:p>
          </table:table-cell>
          <table:table-cell office:value-type="string" calcext:value-type="string">
            <text:p>cool</text:p>
          </table:table-cell>
          <table:table-cell/>
        </table:table-row>
        <table:table-row table:style-name="ro1">
          <table:table-cell office:value-type="float" office:value="455482" calcext:value-type="float">
            <text:p>455482</text:p>
          </table:table-cell>
          <table:table-cell office:value-type="float" office:value="0" calcext:value-type="float">
            <text:p>0</text:p>
          </table:table-cell>
          <table:table-cell office:value-type="float" office:value="2564550" calcext:value-type="float">
            <text:p>2564550</text:p>
          </table:table-cell>
          <table:table-cell office:value-type="float" office:value="2046877" calcext:value-type="float">
            <text:p>2046877</text:p>
          </table:table-cell>
          <table:table-cell office:value-type="string" calcext:value-type="string">
            <text:p>Yo guys</text:p>
          </table:table-cell>
          <table:table-cell/>
        </table:table-row>
        <table:table-row table:style-name="ro1">
          <table:table-cell office:value-type="float" office:value="46688" calcext:value-type="float">
            <text:p>46688</text:p>
          </table:table-cell>
          <table:table-cell office:value-type="float" office:value="0" calcext:value-type="float">
            <text:p>0</text:p>
          </table:table-cell>
          <table:table-cell office:value-type="float" office:value="649627" calcext:value-type="float">
            <text:p>649627</text:p>
          </table:table-cell>
          <table:table-cell office:value-type="float" office:value="50350" calcext:value-type="float">
            <text:p>50350</text:p>
          </table:table-cell>
          <table:table-cell office:value-type="string" calcext:value-type="string">
            <text:p>Sahi hai yeh toh bc</text:p>
          </table:table-cell>
          <table:table-cell/>
        </table:table-row>
        <table:table-row table:style-name="ro1">
          <table:table-cell office:value-type="float" office:value="99100" calcext:value-type="float">
            <text:p>99100</text:p>
          </table:table-cell>
          <table:table-cell office:value-type="float" office:value="0" calcext:value-type="float">
            <text:p>0</text:p>
          </table:table-cell>
          <table:table-cell office:value-type="float" office:value="775247" calcext:value-type="float">
            <text:p>775247</text:p>
          </table:table-cell>
          <table:table-cell office:value-type="float" office:value="79762" calcext:value-type="float">
            <text:p>79762</text:p>
          </table:table-cell>
          <table:table-cell office:value-type="string" calcext:value-type="string">
            <text:p>Kya mast hai bhai</text:p>
          </table:table-cell>
          <table:table-cell/>
        </table:table-row>
        <table:table-row table:style-name="ro1">
          <table:table-cell office:value-type="float" office:value="160654" calcext:value-type="float">
            <text:p>160654</text:p>
          </table:table-cell>
          <table:table-cell office:value-type="float" office:value="0" calcext:value-type="float">
            <text:p>0</text:p>
          </table:table-cell>
          <table:table-cell office:value-type="float" office:value="919204" calcext:value-type="float">
            <text:p>919204</text:p>
          </table:table-cell>
          <table:table-cell office:value-type="float" office:value="78309" calcext:value-type="float">
            <text:p>78309</text:p>
          </table:table-cell>
          <table:table-cell office:value-type="string" calcext:value-type="string">
            <text:p>Amazing trail</text:p>
          </table:table-cell>
          <table:table-cell/>
        </table:table-row>
        <table:table-row table:style-name="ro1">
          <table:table-cell office:value-type="float" office:value="211703" calcext:value-type="float">
            <text:p>211703</text:p>
          </table:table-cell>
          <table:table-cell office:value-type="float" office:value="0" calcext:value-type="float">
            <text:p>0</text:p>
          </table:table-cell>
          <table:table-cell office:value-type="float" office:value="1063359" calcext:value-type="float">
            <text:p>1063359</text:p>
          </table:table-cell>
          <table:table-cell office:value-type="float" office:value="307753" calcext:value-type="float">
            <text:p>307753</text:p>
          </table:table-cell>
          <table:table-cell office:value-type="string" calcext:value-type="string">
            <text:p>How many days you guys Tk to cmplt the trk</text:p>
          </table:table-cell>
          <table:table-cell/>
        </table:table-row>
        <table:table-row table:style-name="ro1">
          <table:table-cell office:value-type="float" office:value="237750" calcext:value-type="float">
            <text:p>237750</text:p>
          </table:table-cell>
          <table:table-cell office:value-type="float" office:value="0" calcext:value-type="float">
            <text:p>0</text:p>
          </table:table-cell>
          <table:table-cell office:value-type="float" office:value="1192979" calcext:value-type="float">
            <text:p>1192979</text:p>
          </table:table-cell>
          <table:table-cell office:value-type="float" office:value="82173" calcext:value-type="float">
            <text:p>82173</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65488" calcext:value-type="float">
            <text:p>365488</text:p>
          </table:table-cell>
          <table:table-cell office:value-type="float" office:value="0" calcext:value-type="float">
            <text:p>0</text:p>
          </table:table-cell>
          <table:table-cell office:value-type="float" office:value="2122505" calcext:value-type="float">
            <text:p>2122505</text:p>
          </table:table-cell>
          <table:table-cell office:value-type="float" office:value="52398" calcext:value-type="float">
            <text:p>52398</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82905" calcext:value-type="float">
            <text:p>382905</text:p>
          </table:table-cell>
          <table:table-cell office:value-type="float" office:value="0" calcext:value-type="float">
            <text:p>0</text:p>
          </table:table-cell>
          <table:table-cell office:value-type="float" office:value="2257498" calcext:value-type="float">
            <text:p>2257498</text:p>
          </table:table-cell>
          <table:table-cell office:value-type="float" office:value="844878" calcext:value-type="float">
            <text:p>844878</text:p>
          </table:table-cell>
          <table:table-cell office:value-type="string" calcext:value-type="string">
            <text:p>जानकारी के लिए बहुत ही सुक्रिया</text:p>
          </table:table-cell>
          <table:table-cell/>
        </table:table-row>
        <table:table-row table:style-name="ro1">
          <table:table-cell office:value-type="float" office:value="464462" calcext:value-type="float">
            <text:p>464462</text:p>
          </table:table-cell>
          <table:table-cell office:value-type="float" office:value="0" calcext:value-type="float">
            <text:p>0</text:p>
          </table:table-cell>
          <table:table-cell office:value-type="float" office:value="2278979" calcext:value-type="float">
            <text:p>2278979</text:p>
          </table:table-cell>
          <table:table-cell office:value-type="float" office:value="2235042" calcext:value-type="float">
            <text:p>2235042</text:p>
          </table:table-cell>
          <table:table-cell office:value-type="string" calcext:value-type="string">
            <text:p>Wow</text:p>
          </table:table-cell>
          <table:table-cell/>
        </table:table-row>
        <table:table-row table:style-name="ro1">
          <table:table-cell office:value-type="float" office:value="1038" calcext:value-type="float">
            <text:p>1038</text:p>
          </table:table-cell>
          <table:table-cell office:value-type="float" office:value="2643" calcext:value-type="float">
            <text:p>2643</text:p>
          </table:table-cell>
          <table:table-cell office:value-type="float" office:value="0" calcext:value-type="float">
            <text:p>0</text:p>
          </table:table-cell>
          <table:table-cell office:value-type="float" office:value="614" calcext:value-type="float">
            <text:p>614</text:p>
          </table:table-cell>
          <table:table-cell office:value-type="string" calcext:value-type="string">
            <text:p>yes gin shots at7</text:p>
          </table:table-cell>
          <table:table-cell/>
        </table:table-row>
        <table:table-row table:style-name="ro1">
          <table:table-cell office:value-type="float" office:value="79219" calcext:value-type="float">
            <text:p>79219</text:p>
          </table:table-cell>
          <table:table-cell office:value-type="float" office:value="0" calcext:value-type="float">
            <text:p>0</text:p>
          </table:table-cell>
          <table:table-cell office:value-type="float" office:value="733244" calcext:value-type="float">
            <text:p>733244</text:p>
          </table:table-cell>
          <table:table-cell office:value-type="float" office:value="80291" calcext:value-type="float">
            <text:p>8029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71299" calcext:value-type="float">
            <text:p>171299</text:p>
          </table:table-cell>
          <table:table-cell office:value-type="float" office:value="0" calcext:value-type="float">
            <text:p>0</text:p>
          </table:table-cell>
          <table:table-cell office:value-type="float" office:value="901294" calcext:value-type="float">
            <text:p>901294</text:p>
          </table:table-cell>
          <table:table-cell office:value-type="float" office:value="41460" calcext:value-type="float">
            <text:p>41460</text:p>
          </table:table-cell>
          <table:table-cell office:value-type="string" calcext:value-type="string">
            <text:p>Wow! that's such a cool title! but the images were so blurry!</text:p>
          </table:table-cell>
          <table:table-cell/>
        </table:table-row>
        <table:table-row table:style-name="ro2">
          <table:table-cell office:value-type="float" office:value="196856" calcext:value-type="float">
            <text:p>196856</text:p>
          </table:table-cell>
          <table:table-cell office:value-type="float" office:value="0" calcext:value-type="float">
            <text:p>0</text:p>
          </table:table-cell>
          <table:table-cell office:value-type="float" office:value="1006877" calcext:value-type="float">
            <text:p>1006877</text:p>
          </table:table-cell>
          <table:table-cell office:value-type="float" office:value="303632" calcext:value-type="float">
            <text:p>303632</text:p>
          </table:table-cell>
          <table:table-cell office:value-type="string" calcext:value-type="string">
            <text:p>[[@86120]] It was my first trial, will try to make it better from now. </text:p>
            <text:p>BTW thanks.</text:p>
          </table:table-cell>
          <table:table-cell/>
        </table:table-row>
        <table:table-row table:style-name="ro1">
          <table:table-cell office:value-type="float" office:value="256808" calcext:value-type="float">
            <text:p>256808</text:p>
          </table:table-cell>
          <table:table-cell office:value-type="float" office:value="0" calcext:value-type="float">
            <text:p>0</text:p>
          </table:table-cell>
          <table:table-cell office:value-type="float" office:value="1319943" calcext:value-type="float">
            <text:p>1319943</text:p>
          </table:table-cell>
          <table:table-cell office:value-type="float" office:value="80636" calcext:value-type="float">
            <text:p>80636</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67524" calcext:value-type="float">
            <text:p>267524</text:p>
          </table:table-cell>
          <table:table-cell office:value-type="float" office:value="956078" calcext:value-type="float">
            <text:p>956078</text:p>
          </table:table-cell>
          <table:table-cell office:value-type="float" office:value="0" calcext:value-type="float">
            <text:p>0</text:p>
          </table:table-cell>
          <table:table-cell office:value-type="float" office:value="223476" calcext:value-type="float">
            <text:p>223476</text:p>
          </table:table-cell>
          <table:table-cell office:value-type="string" calcext:value-type="string">
            <text:p>Awesome</text:p>
          </table:table-cell>
          <table:table-cell/>
        </table:table-row>
        <table:table-row table:style-name="ro1">
          <table:table-cell office:value-type="float" office:value="457875" calcext:value-type="float">
            <text:p>457875</text:p>
          </table:table-cell>
          <table:table-cell office:value-type="float" office:value="0" calcext:value-type="float">
            <text:p>0</text:p>
          </table:table-cell>
          <table:table-cell office:value-type="float" office:value="2371513" calcext:value-type="float">
            <text:p>2371513</text:p>
          </table:table-cell>
          <table:table-cell office:value-type="float" office:value="2118568" calcext:value-type="float">
            <text:p>2118568</text:p>
          </table:table-cell>
          <table:table-cell office:value-type="string" calcext:value-type="string">
            <text:p>Mst</text:p>
          </table:table-cell>
          <table:table-cell/>
        </table:table-row>
        <table:table-row table:style-name="ro1">
          <table:table-cell office:value-type="float" office:value="100920" calcext:value-type="float">
            <text:p>100920</text:p>
          </table:table-cell>
          <table:table-cell office:value-type="float" office:value="0" calcext:value-type="float">
            <text:p>0</text:p>
          </table:table-cell>
          <table:table-cell office:value-type="float" office:value="780036" calcext:value-type="float">
            <text:p>780036</text:p>
          </table:table-cell>
          <table:table-cell office:value-type="float" office:value="139018" calcext:value-type="float">
            <text:p>139018</text:p>
          </table:table-cell>
          <table:table-cell office:value-type="string" calcext:value-type="string">
            <text:p>Lovwly</text:p>
          </table:table-cell>
          <table:table-cell/>
        </table:table-row>
        <table:table-row table:style-name="ro1">
          <table:table-cell office:value-type="float" office:value="168266" calcext:value-type="float">
            <text:p>168266</text:p>
          </table:table-cell>
          <table:table-cell office:value-type="float" office:value="492686" calcext:value-type="float">
            <text:p>492686</text:p>
          </table:table-cell>
          <table:table-cell office:value-type="float" office:value="0" calcext:value-type="float">
            <text:p>0</text:p>
          </table:table-cell>
          <table:table-cell office:value-type="float" office:value="257590" calcext:value-type="float">
            <text:p>257590</text:p>
          </table:table-cell>
          <table:table-cell office:value-type="string" calcext:value-type="string">
            <text:p>[[@282264]] ty :)</text:p>
          </table:table-cell>
          <table:table-cell/>
        </table:table-row>
        <table:table-row table:style-name="ro1">
          <table:table-cell office:value-type="float" office:value="174818" calcext:value-type="float">
            <text:p>174818</text:p>
          </table:table-cell>
          <table:table-cell office:value-type="float" office:value="542882" calcext:value-type="float">
            <text:p>542882</text:p>
          </table:table-cell>
          <table:table-cell office:value-type="float" office:value="0" calcext:value-type="float">
            <text:p>0</text:p>
          </table:table-cell>
          <table:table-cell office:value-type="float" office:value="271770" calcext:value-type="float">
            <text:p>271770</text:p>
          </table:table-cell>
          <table:table-cell office:value-type="string" calcext:value-type="string">
            <text:p>This is Awesome</text:p>
          </table:table-cell>
          <table:table-cell/>
        </table:table-row>
        <table:table-row table:style-name="ro1">
          <table:table-cell office:value-type="float" office:value="222370" calcext:value-type="float">
            <text:p>222370</text:p>
          </table:table-cell>
          <table:table-cell office:value-type="float" office:value="0" calcext:value-type="float">
            <text:p>0</text:p>
          </table:table-cell>
          <table:table-cell office:value-type="float" office:value="1144486" calcext:value-type="float">
            <text:p>1144486</text:p>
          </table:table-cell>
          <table:table-cell office:value-type="float" office:value="345091" calcext:value-type="float">
            <text:p>345091</text:p>
          </table:table-cell>
          <table:table-cell office:value-type="string" calcext:value-type="string">
            <text:p>I didn't feel like going there.. i just happened to be there and it changed the way i felt about life</text:p>
          </table:table-cell>
          <table:table-cell/>
        </table:table-row>
        <table:table-row table:style-name="ro1">
          <table:table-cell office:value-type="float" office:value="251740" calcext:value-type="float">
            <text:p>251740</text:p>
          </table:table-cell>
          <table:table-cell office:value-type="float" office:value="660134" calcext:value-type="float">
            <text:p>660134</text:p>
          </table:table-cell>
          <table:table-cell office:value-type="float" office:value="0" calcext:value-type="float">
            <text:p>0</text:p>
          </table:table-cell>
          <table:table-cell office:value-type="float" office:value="286018" calcext:value-type="float">
            <text:p>286018</text:p>
          </table:table-cell>
          <table:table-cell office:value-type="string" calcext:value-type="string">
            <text:p>[[@319040]] <text:s/>:)</text:p>
          </table:table-cell>
          <table:table-cell/>
        </table:table-row>
        <table:table-row table:style-name="ro1">
          <table:table-cell office:value-type="float" office:value="260199" calcext:value-type="float">
            <text:p>260199</text:p>
          </table:table-cell>
          <table:table-cell office:value-type="float" office:value="0" calcext:value-type="float">
            <text:p>0</text:p>
          </table:table-cell>
          <table:table-cell office:value-type="float" office:value="172604" calcext:value-type="float">
            <text:p>172604</text:p>
          </table:table-cell>
          <table:table-cell office:value-type="float" office:value="64057" calcext:value-type="float">
            <text:p>64057</text:p>
          </table:table-cell>
          <table:table-cell office:value-type="string" calcext:value-type="string">
            <text:p>Sorry guys will be uploading content soon, but thank you for your support</text:p>
          </table:table-cell>
          <table:table-cell/>
        </table:table-row>
        <table:table-row table:style-name="ro1">
          <table:table-cell office:value-type="float" office:value="271590" calcext:value-type="float">
            <text:p>271590</text:p>
          </table:table-cell>
          <table:table-cell office:value-type="float" office:value="0" calcext:value-type="float">
            <text:p>0</text:p>
          </table:table-cell>
          <table:table-cell office:value-type="float" office:value="1406290" calcext:value-type="float">
            <text:p>1406290</text:p>
          </table:table-cell>
          <table:table-cell office:value-type="float" office:value="431172" calcext:value-type="float">
            <text:p>431172</text:p>
          </table:table-cell>
          <table:table-cell office:value-type="string" calcext:value-type="string">
            <text:p>You're always welcome here in assam, <text:s/>whenever you feel like hopping down here m here to help you....</text:p>
          </table:table-cell>
          <table:table-cell/>
        </table:table-row>
        <table:table-row table:style-name="ro1">
          <table:table-cell office:value-type="float" office:value="273995" calcext:value-type="float">
            <text:p>273995</text:p>
          </table:table-cell>
          <table:table-cell office:value-type="float" office:value="0" calcext:value-type="float">
            <text:p>0</text:p>
          </table:table-cell>
          <table:table-cell office:value-type="float" office:value="40170" calcext:value-type="float">
            <text:p>40170</text:p>
          </table:table-cell>
          <table:table-cell office:value-type="float" office:value="440092" calcext:value-type="float">
            <text:p>440092</text:p>
          </table:table-cell>
          <table:table-cell office:value-type="string" calcext:value-type="string">
            <text:p>Amazing trail ???❤️❤️please comment on my latest trail and follow me if you find my profile interesting ???</text:p>
          </table:table-cell>
          <table:table-cell/>
        </table:table-row>
        <table:table-row table:style-name="ro1">
          <table:table-cell office:value-type="float" office:value="335482" calcext:value-type="float">
            <text:p>335482</text:p>
          </table:table-cell>
          <table:table-cell office:value-type="float" office:value="0" calcext:value-type="float">
            <text:p>0</text:p>
          </table:table-cell>
          <table:table-cell office:value-type="float" office:value="1789366" calcext:value-type="float">
            <text:p>1789366</text:p>
          </table:table-cell>
          <table:table-cell office:value-type="float" office:value="19961" calcext:value-type="float">
            <text:p>19961</text:p>
          </table:table-cell>
          <table:table-cell office:value-type="string" calcext:value-type="string">
            <text:p>Brilliant trail! what pictures!</text:p>
          </table:table-cell>
          <table:table-cell/>
        </table:table-row>
        <table:table-row table:style-name="ro1">
          <table:table-cell office:value-type="float" office:value="339718" calcext:value-type="float">
            <text:p>339718</text:p>
          </table:table-cell>
          <table:table-cell office:value-type="float" office:value="0" calcext:value-type="float">
            <text:p>0</text:p>
          </table:table-cell>
          <table:table-cell office:value-type="float" office:value="1812819" calcext:value-type="float">
            <text:p>1812819</text:p>
          </table:table-cell>
          <table:table-cell office:value-type="float" office:value="50517" calcext:value-type="float">
            <text:p>50517</text:p>
          </table:table-cell>
          <table:table-cell office:value-type="string" calcext:value-type="string">
            <text:p>So glad you shared this today!</text:p>
          </table:table-cell>
          <table:table-cell/>
        </table:table-row>
        <table:table-row table:style-name="ro1">
          <table:table-cell office:value-type="float" office:value="345271" calcext:value-type="float">
            <text:p>345271</text:p>
          </table:table-cell>
          <table:table-cell office:value-type="float" office:value="0" calcext:value-type="float">
            <text:p>0</text:p>
          </table:table-cell>
          <table:table-cell office:value-type="float" office:value="35911" calcext:value-type="float">
            <text:p>35911</text:p>
          </table:table-cell>
          <table:table-cell office:value-type="float" office:value="570758" calcext:value-type="float">
            <text:p>570758</text:p>
          </table:table-cell>
          <table:table-cell office:value-type="string" calcext:value-type="string">
            <text:p>Hi</text:p>
          </table:table-cell>
          <table:table-cell/>
        </table:table-row>
        <table:table-row table:style-name="ro1">
          <table:table-cell office:value-type="float" office:value="351098" calcext:value-type="float">
            <text:p>351098</text:p>
          </table:table-cell>
          <table:table-cell office:value-type="float" office:value="0" calcext:value-type="float">
            <text:p>0</text:p>
          </table:table-cell>
          <table:table-cell office:value-type="float" office:value="1893301" calcext:value-type="float">
            <text:p>1893301</text:p>
          </table:table-cell>
          <table:table-cell office:value-type="float" office:value="81355" calcext:value-type="float">
            <text:p>81355</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62353" calcext:value-type="float">
            <text:p>362353</text:p>
          </table:table-cell>
          <table:table-cell office:value-type="float" office:value="0" calcext:value-type="float">
            <text:p>0</text:p>
          </table:table-cell>
          <table:table-cell office:value-type="float" office:value="2002508" calcext:value-type="float">
            <text:p>2002508</text:p>
          </table:table-cell>
          <table:table-cell office:value-type="float" office:value="648035" calcext:value-type="float">
            <text:p>648035</text:p>
          </table:table-cell>
          <table:table-cell office:value-type="string" calcext:value-type="string">
            <text:p>Hi</text:p>
          </table:table-cell>
          <table:table-cell/>
        </table:table-row>
        <table:table-row table:style-name="ro1">
          <table:table-cell office:value-type="float" office:value="436739" calcext:value-type="float">
            <text:p>436739</text:p>
          </table:table-cell>
          <table:table-cell office:value-type="float" office:value="0" calcext:value-type="float">
            <text:p>0</text:p>
          </table:table-cell>
          <table:table-cell office:value-type="float" office:value="2378394" calcext:value-type="float">
            <text:p>2378394</text:p>
          </table:table-cell>
          <table:table-cell office:value-type="float" office:value="35542" calcext:value-type="float">
            <text:p>35542</text:p>
          </table:table-cell>
          <table:table-cell office:value-type="string" calcext:value-type="string">
            <text:p>ஆரோக்கியமான தோசை சூப்பர் டிப்ஸ் நன்றி</text:p>
          </table:table-cell>
          <table:table-cell/>
        </table:table-row>
        <table:table-row table:style-name="ro1">
          <table:table-cell office:value-type="float" office:value="439280" calcext:value-type="float">
            <text:p>439280</text:p>
          </table:table-cell>
          <table:table-cell office:value-type="float" office:value="0" calcext:value-type="float">
            <text:p>0</text:p>
          </table:table-cell>
          <table:table-cell office:value-type="float" office:value="2378390" calcext:value-type="float">
            <text:p>2378390</text:p>
          </table:table-cell>
          <table:table-cell office:value-type="float" office:value="15371" calcext:value-type="float">
            <text:p>15371</text:p>
          </table:table-cell>
          <table:table-cell office:value-type="string" calcext:value-type="string">
            <text:p>எனக்கு சமையல் கிளாஸ் எடுப்பிங்களா </text:p>
          </table:table-cell>
          <table:table-cell/>
        </table:table-row>
        <table:table-row table:style-name="ro1">
          <table:table-cell office:value-type="float" office:value="38156" calcext:value-type="float">
            <text:p>38156</text:p>
          </table:table-cell>
          <table:table-cell office:value-type="float" office:value="0" calcext:value-type="float">
            <text:p>0</text:p>
          </table:table-cell>
          <table:table-cell office:value-type="float" office:value="629348" calcext:value-type="float">
            <text:p>629348</text:p>
          </table:table-cell>
          <table:table-cell office:value-type="float" office:value="40573" calcext:value-type="float">
            <text:p>40573</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69435" calcext:value-type="float">
            <text:p>69435</text:p>
          </table:table-cell>
          <table:table-cell office:value-type="float" office:value="0" calcext:value-type="float">
            <text:p>0</text:p>
          </table:table-cell>
          <table:table-cell office:value-type="float" office:value="701168" calcext:value-type="float">
            <text:p>701168</text:p>
          </table:table-cell>
          <table:table-cell office:value-type="float" office:value="82451" calcext:value-type="float">
            <text:p>82451</text:p>
          </table:table-cell>
          <table:table-cell office:value-type="string" calcext:value-type="string">
            <text:p>Dum hai bhai!</text:p>
          </table:table-cell>
          <table:table-cell/>
        </table:table-row>
        <table:table-row table:style-name="ro1">
          <table:table-cell office:value-type="float" office:value="108474" calcext:value-type="float">
            <text:p>108474</text:p>
          </table:table-cell>
          <table:table-cell office:value-type="float" office:value="0" calcext:value-type="float">
            <text:p>0</text:p>
          </table:table-cell>
          <table:table-cell office:value-type="float" office:value="795533" calcext:value-type="float">
            <text:p>795533</text:p>
          </table:table-cell>
          <table:table-cell office:value-type="float" office:value="236797" calcext:value-type="float">
            <text:p>236797</text:p>
          </table:table-cell>
          <table:table-cell office:value-type="string" calcext:value-type="string">
            <text:p>[[@78563]] yes alot more</text:p>
          </table:table-cell>
          <table:table-cell/>
        </table:table-row>
        <table:table-row table:style-name="ro1">
          <table:table-cell office:value-type="float" office:value="112981" calcext:value-type="float">
            <text:p>112981</text:p>
          </table:table-cell>
          <table:table-cell office:value-type="float" office:value="0" calcext:value-type="float">
            <text:p>0</text:p>
          </table:table-cell>
          <table:table-cell office:value-type="float" office:value="805851" calcext:value-type="float">
            <text:p>805851</text:p>
          </table:table-cell>
          <table:table-cell office:value-type="float" office:value="41686" calcext:value-type="float">
            <text:p>41686</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19343" calcext:value-type="float">
            <text:p>119343</text:p>
          </table:table-cell>
          <table:table-cell office:value-type="float" office:value="0" calcext:value-type="float">
            <text:p>0</text:p>
          </table:table-cell>
          <table:table-cell office:value-type="float" office:value="819674" calcext:value-type="float">
            <text:p>819674</text:p>
          </table:table-cell>
          <table:table-cell office:value-type="float" office:value="244447" calcext:value-type="float">
            <text:p>244447</text:p>
          </table:table-cell>
          <table:table-cell office:value-type="string" calcext:value-type="string">
            <text:p>U can visit here anytime u wish its like a take through venture and a lil space to sit.</text:p>
          </table:table-cell>
          <table:table-cell/>
        </table:table-row>
        <table:table-row table:style-name="ro1">
          <table:table-cell office:value-type="float" office:value="157963" calcext:value-type="float">
            <text:p>157963</text:p>
          </table:table-cell>
          <table:table-cell office:value-type="float" office:value="0" calcext:value-type="float">
            <text:p>0</text:p>
          </table:table-cell>
          <table:table-cell office:value-type="float" office:value="808044" calcext:value-type="float">
            <text:p>808044</text:p>
          </table:table-cell>
          <table:table-cell office:value-type="float" office:value="19966" calcext:value-type="float">
            <text:p>19966</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88781" calcext:value-type="float">
            <text:p>288781</text:p>
          </table:table-cell>
          <table:table-cell office:value-type="float" office:value="0" calcext:value-type="float">
            <text:p>0</text:p>
          </table:table-cell>
          <table:table-cell office:value-type="float" office:value="1523424" calcext:value-type="float">
            <text:p>1523424</text:p>
          </table:table-cell>
          <table:table-cell office:value-type="float" office:value="304738" calcext:value-type="float">
            <text:p>304738</text:p>
          </table:table-cell>
          <table:table-cell office:value-type="string" calcext:value-type="string">
            <text:p>This was my first time doing such thing.... I hope to do it better the next time</text:p>
          </table:table-cell>
          <table:table-cell/>
        </table:table-row>
        <table:table-row table:style-name="ro1">
          <table:table-cell office:value-type="float" office:value="325901" calcext:value-type="float">
            <text:p>325901</text:p>
          </table:table-cell>
          <table:table-cell office:value-type="float" office:value="0" calcext:value-type="float">
            <text:p>0</text:p>
          </table:table-cell>
          <table:table-cell office:value-type="float" office:value="1082768" calcext:value-type="float">
            <text:p>1082768</text:p>
          </table:table-cell>
          <table:table-cell office:value-type="float" office:value="76618" calcext:value-type="float">
            <text:p>76618</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41971" calcext:value-type="float">
            <text:p>341971</text:p>
          </table:table-cell>
          <table:table-cell office:value-type="float" office:value="0" calcext:value-type="float">
            <text:p>0</text:p>
          </table:table-cell>
          <table:table-cell office:value-type="float" office:value="1826675" calcext:value-type="float">
            <text:p>1826675</text:p>
          </table:table-cell>
          <table:table-cell office:value-type="float" office:value="85853" calcext:value-type="float">
            <text:p>8585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55944" calcext:value-type="float">
            <text:p>355944</text:p>
          </table:table-cell>
          <table:table-cell office:value-type="float" office:value="0" calcext:value-type="float">
            <text:p>0</text:p>
          </table:table-cell>
          <table:table-cell office:value-type="float" office:value="1942883" calcext:value-type="float">
            <text:p>1942883</text:p>
          </table:table-cell>
          <table:table-cell office:value-type="float" office:value="19670" calcext:value-type="float">
            <text:p>19670</text:p>
          </table:table-cell>
          <table:table-cell office:value-type="string" calcext:value-type="string">
            <text:p>Really cool pictures!!! Any more on the way?</text:p>
          </table:table-cell>
          <table:table-cell/>
        </table:table-row>
        <table:table-row table:style-name="ro1">
          <table:table-cell office:value-type="float" office:value="357111" calcext:value-type="float">
            <text:p>357111</text:p>
          </table:table-cell>
          <table:table-cell office:value-type="float" office:value="0" calcext:value-type="float">
            <text:p>0</text:p>
          </table:table-cell>
          <table:table-cell office:value-type="float" office:value="1958890" calcext:value-type="float">
            <text:p>1958890</text:p>
          </table:table-cell>
          <table:table-cell office:value-type="float" office:value="43519" calcext:value-type="float">
            <text:p>4351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64119" calcext:value-type="float">
            <text:p>364119</text:p>
          </table:table-cell>
          <table:table-cell office:value-type="float" office:value="0" calcext:value-type="float">
            <text:p>0</text:p>
          </table:table-cell>
          <table:table-cell office:value-type="float" office:value="620457" calcext:value-type="float">
            <text:p>620457</text:p>
          </table:table-cell>
          <table:table-cell office:value-type="float" office:value="185561" calcext:value-type="float">
            <text:p>185561</text:p>
          </table:table-cell>
          <table:table-cell office:value-type="string" calcext:value-type="string">
            <text:p>[[@42765]] oh yeah, I have.. I m just getting familiar with trail.. After that I'll definitely share my other experiences.. Depending upon the response I get..</text:p>
          </table:table-cell>
          <table:table-cell/>
        </table:table-row>
        <table:table-row table:style-name="ro1">
          <table:table-cell office:value-type="float" office:value="378214" calcext:value-type="float">
            <text:p>378214</text:p>
          </table:table-cell>
          <table:table-cell office:value-type="float" office:value="0" calcext:value-type="float">
            <text:p>0</text:p>
          </table:table-cell>
          <table:table-cell office:value-type="float" office:value="2164826" calcext:value-type="float">
            <text:p>2164826</text:p>
          </table:table-cell>
          <table:table-cell office:value-type="float" office:value="684305" calcext:value-type="float">
            <text:p>684305</text:p>
          </table:table-cell>
          <table:table-cell office:value-type="string" calcext:value-type="string">
            <text:p>[[@81866]] Thanku for appraising . I will take your suggestion positively</text:p>
          </table:table-cell>
          <table:table-cell/>
        </table:table-row>
        <table:table-row table:style-name="ro1">
          <table:table-cell office:value-type="float" office:value="60897" calcext:value-type="float">
            <text:p>60897</text:p>
          </table:table-cell>
          <table:table-cell office:value-type="float" office:value="0" calcext:value-type="float">
            <text:p>0</text:p>
          </table:table-cell>
          <table:table-cell office:value-type="float" office:value="680013" calcext:value-type="float">
            <text:p>680013</text:p>
          </table:table-cell>
          <table:table-cell office:value-type="float" office:value="201319" calcext:value-type="float">
            <text:p>201319</text:p>
          </table:table-cell>
          <table:table-cell office:value-type="string" calcext:value-type="string">
            <text:p>I love your trails..??</text:p>
          </table:table-cell>
          <table:table-cell/>
        </table:table-row>
        <table:table-row table:style-name="ro1">
          <table:table-cell office:value-type="float" office:value="64686" calcext:value-type="float">
            <text:p>64686</text:p>
          </table:table-cell>
          <table:table-cell office:value-type="float" office:value="0" calcext:value-type="float">
            <text:p>0</text:p>
          </table:table-cell>
          <table:table-cell office:value-type="float" office:value="275704" calcext:value-type="float">
            <text:p>275704</text:p>
          </table:table-cell>
          <table:table-cell office:value-type="float" office:value="86584" calcext:value-type="float">
            <text:p>86584</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01908" calcext:value-type="float">
            <text:p>101908</text:p>
          </table:table-cell>
          <table:table-cell office:value-type="float" office:value="0" calcext:value-type="float">
            <text:p>0</text:p>
          </table:table-cell>
          <table:table-cell office:value-type="float" office:value="779903" calcext:value-type="float">
            <text:p>779903</text:p>
          </table:table-cell>
          <table:table-cell office:value-type="float" office:value="83071" calcext:value-type="float">
            <text:p>83071</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10640" calcext:value-type="float">
            <text:p>110640</text:p>
          </table:table-cell>
          <table:table-cell office:value-type="float" office:value="0" calcext:value-type="float">
            <text:p>0</text:p>
          </table:table-cell>
          <table:table-cell office:value-type="float" office:value="800747" calcext:value-type="float">
            <text:p>800747</text:p>
          </table:table-cell>
          <table:table-cell office:value-type="float" office:value="85119" calcext:value-type="float">
            <text:p>85119</text:p>
          </table:table-cell>
          <table:table-cell office:value-type="string" calcext:value-type="string">
            <text:p>Hey, the title is so innovative!</text:p>
          </table:table-cell>
          <table:table-cell/>
        </table:table-row>
        <table:table-row table:style-name="ro1">
          <table:table-cell office:value-type="float" office:value="211610" calcext:value-type="float">
            <text:p>211610</text:p>
          </table:table-cell>
          <table:table-cell office:value-type="float" office:value="0" calcext:value-type="float">
            <text:p>0</text:p>
          </table:table-cell>
          <table:table-cell office:value-type="float" office:value="1088019" calcext:value-type="float">
            <text:p>1088019</text:p>
          </table:table-cell>
          <table:table-cell office:value-type="float" office:value="327513" calcext:value-type="float">
            <text:p>327513</text:p>
          </table:table-cell>
          <table:table-cell office:value-type="string" calcext:value-type="string">
            <text:p>[[@86848]] much appreciated</text:p>
          </table:table-cell>
          <table:table-cell/>
        </table:table-row>
        <table:table-row table:style-name="ro1">
          <table:table-cell office:value-type="float" office:value="220405" calcext:value-type="float">
            <text:p>220405</text:p>
          </table:table-cell>
          <table:table-cell office:value-type="float" office:value="0" calcext:value-type="float">
            <text:p>0</text:p>
          </table:table-cell>
          <table:table-cell office:value-type="float" office:value="1134529" calcext:value-type="float">
            <text:p>1134529</text:p>
          </table:table-cell>
          <table:table-cell office:value-type="float" office:value="341952" calcext:value-type="float">
            <text:p>341952</text:p>
          </table:table-cell>
          <table:table-cell office:value-type="string" calcext:value-type="string">
            <text:p>[[@43708]] <text:s/>thank u for suggestion will work on content</text:p>
          </table:table-cell>
          <table:table-cell/>
        </table:table-row>
        <table:table-row table:style-name="ro1">
          <table:table-cell office:value-type="float" office:value="416286" calcext:value-type="float">
            <text:p>416286</text:p>
          </table:table-cell>
          <table:table-cell office:value-type="float" office:value="0" calcext:value-type="float">
            <text:p>0</text:p>
          </table:table-cell>
          <table:table-cell office:value-type="float" office:value="2342013" calcext:value-type="float">
            <text:p>2342013</text:p>
          </table:table-cell>
          <table:table-cell office:value-type="float" office:value="5988" calcext:value-type="float">
            <text:p>5988</text:p>
          </table:table-cell>
          <table:table-cell office:value-type="string" calcext:value-type="string">
            <text:p>Superb vlog</text:p>
          </table:table-cell>
          <table:table-cell/>
        </table:table-row>
        <table:table-row table:style-name="ro1">
          <table:table-cell office:value-type="float" office:value="434346" calcext:value-type="float">
            <text:p>434346</text:p>
          </table:table-cell>
          <table:table-cell office:value-type="float" office:value="0" calcext:value-type="float">
            <text:p>0</text:p>
          </table:table-cell>
          <table:table-cell office:value-type="float" office:value="2288020" calcext:value-type="float">
            <text:p>2288020</text:p>
          </table:table-cell>
          <table:table-cell office:value-type="float" office:value="1494349" calcext:value-type="float">
            <text:p>1494349</text:p>
          </table:table-cell>
          <table:table-cell office:value-type="string" calcext:value-type="string">
            <text:p>Nice</text:p>
          </table:table-cell>
          <table:table-cell/>
        </table:table-row>
        <table:table-row table:style-name="ro1">
          <table:table-cell office:value-type="float" office:value="83355" calcext:value-type="float">
            <text:p>83355</text:p>
          </table:table-cell>
          <table:table-cell office:value-type="float" office:value="0" calcext:value-type="float">
            <text:p>0</text:p>
          </table:table-cell>
          <table:table-cell office:value-type="float" office:value="109618" calcext:value-type="float">
            <text:p>109618</text:p>
          </table:table-cell>
          <table:table-cell office:value-type="float" office:value="40160" calcext:value-type="float">
            <text:p>4016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16854" calcext:value-type="float">
            <text:p>116854</text:p>
          </table:table-cell>
          <table:table-cell office:value-type="float" office:value="0" calcext:value-type="float">
            <text:p>0</text:p>
          </table:table-cell>
          <table:table-cell office:value-type="float" office:value="785853" calcext:value-type="float">
            <text:p>785853</text:p>
          </table:table-cell>
          <table:table-cell office:value-type="float" office:value="80507" calcext:value-type="float">
            <text:p>80507</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24698" calcext:value-type="float">
            <text:p>124698</text:p>
          </table:table-cell>
          <table:table-cell office:value-type="float" office:value="0" calcext:value-type="float">
            <text:p>0</text:p>
          </table:table-cell>
          <table:table-cell office:value-type="float" office:value="825183" calcext:value-type="float">
            <text:p>825183</text:p>
          </table:table-cell>
          <table:table-cell office:value-type="float" office:value="41555" calcext:value-type="float">
            <text:p>41555</text:p>
          </table:table-cell>
          <table:table-cell office:value-type="string" calcext:value-type="string">
            <text:p>can't wait to read about your next adventure</text:p>
          </table:table-cell>
          <table:table-cell/>
        </table:table-row>
        <table:table-row table:style-name="ro1">
          <table:table-cell office:value-type="float" office:value="125981" calcext:value-type="float">
            <text:p>125981</text:p>
          </table:table-cell>
          <table:table-cell office:value-type="float" office:value="0" calcext:value-type="float">
            <text:p>0</text:p>
          </table:table-cell>
          <table:table-cell office:value-type="float" office:value="829963" calcext:value-type="float">
            <text:p>829963</text:p>
          </table:table-cell>
          <table:table-cell office:value-type="float" office:value="76738" calcext:value-type="float">
            <text:p>76738</text:p>
          </table:table-cell>
          <table:table-cell office:value-type="string" calcext:value-type="string">
            <text:p>Chaa gaye tum toh</text:p>
          </table:table-cell>
          <table:table-cell/>
        </table:table-row>
        <table:table-row table:style-name="ro1">
          <table:table-cell office:value-type="float" office:value="132461" calcext:value-type="float">
            <text:p>132461</text:p>
          </table:table-cell>
          <table:table-cell office:value-type="float" office:value="0" calcext:value-type="float">
            <text:p>0</text:p>
          </table:table-cell>
          <table:table-cell office:value-type="float" office:value="847393" calcext:value-type="float">
            <text:p>847393</text:p>
          </table:table-cell>
          <table:table-cell office:value-type="float" office:value="78575" calcext:value-type="float">
            <text:p>78575</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75580" calcext:value-type="float">
            <text:p>175580</text:p>
          </table:table-cell>
          <table:table-cell office:value-type="float" office:value="0" calcext:value-type="float">
            <text:p>0</text:p>
          </table:table-cell>
          <table:table-cell office:value-type="float" office:value="962122" calcext:value-type="float">
            <text:p>962122</text:p>
          </table:table-cell>
          <table:table-cell office:value-type="float" office:value="85424" calcext:value-type="float">
            <text:p>85424</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48554" calcext:value-type="float">
            <text:p>248554</text:p>
          </table:table-cell>
          <table:table-cell office:value-type="float" office:value="0" calcext:value-type="float">
            <text:p>0</text:p>
          </table:table-cell>
          <table:table-cell office:value-type="float" office:value="1255383" calcext:value-type="float">
            <text:p>1255383</text:p>
          </table:table-cell>
          <table:table-cell office:value-type="float" office:value="81233" calcext:value-type="float">
            <text:p>81233</text:p>
          </table:table-cell>
          <table:table-cell office:value-type="string" calcext:value-type="string">
            <text:p>Gorgeous click ❤️</text:p>
          </table:table-cell>
          <table:table-cell/>
        </table:table-row>
        <table:table-row table:style-name="ro1">
          <table:table-cell office:value-type="float" office:value="396659" calcext:value-type="float">
            <text:p>396659</text:p>
          </table:table-cell>
          <table:table-cell office:value-type="float" office:value="0" calcext:value-type="float">
            <text:p>0</text:p>
          </table:table-cell>
          <table:table-cell office:value-type="float" office:value="621386" calcext:value-type="float">
            <text:p>621386</text:p>
          </table:table-cell>
          <table:table-cell office:value-type="float" office:value="263" calcext:value-type="float">
            <text:p>263</text:p>
          </table:table-cell>
          <table:table-cell office:value-type="string" calcext:value-type="string">
            <text:p>Beautiful!!!!!!!</text:p>
          </table:table-cell>
          <table:table-cell/>
        </table:table-row>
        <table:table-row table:style-name="ro1">
          <table:table-cell office:value-type="float" office:value="437721" calcext:value-type="float">
            <text:p>437721</text:p>
          </table:table-cell>
          <table:table-cell office:value-type="float" office:value="0" calcext:value-type="float">
            <text:p>0</text:p>
          </table:table-cell>
          <table:table-cell office:value-type="float" office:value="2339864" calcext:value-type="float">
            <text:p>2339864</text:p>
          </table:table-cell>
          <table:table-cell office:value-type="float" office:value="1497125" calcext:value-type="float">
            <text:p>1497125</text:p>
          </table:table-cell>
          <table:table-cell office:value-type="string" calcext:value-type="string">
            <text:p>Sweetta irukkume</text:p>
          </table:table-cell>
          <table:table-cell/>
        </table:table-row>
        <table:table-row table:style-name="ro1">
          <table:table-cell office:value-type="float" office:value="450357" calcext:value-type="float">
            <text:p>450357</text:p>
          </table:table-cell>
          <table:table-cell office:value-type="float" office:value="0" calcext:value-type="float">
            <text:p>0</text:p>
          </table:table-cell>
          <table:table-cell office:value-type="float" office:value="2130634" calcext:value-type="float">
            <text:p>2130634</text:p>
          </table:table-cell>
          <table:table-cell office:value-type="float" office:value="1899914" calcext:value-type="float">
            <text:p>1899914</text:p>
          </table:table-cell>
          <table:table-cell office:value-type="string" calcext:value-type="string">
            <text:p>Hello</text:p>
          </table:table-cell>
          <table:table-cell/>
        </table:table-row>
        <table:table-row table:style-name="ro1">
          <table:table-cell office:value-type="float" office:value="455317" calcext:value-type="float">
            <text:p>455317</text:p>
          </table:table-cell>
          <table:table-cell office:value-type="float" office:value="0" calcext:value-type="float">
            <text:p>0</text:p>
          </table:table-cell>
          <table:table-cell office:value-type="float" office:value="2562567" calcext:value-type="float">
            <text:p>2562567</text:p>
          </table:table-cell>
          <table:table-cell office:value-type="float" office:value="2042973" calcext:value-type="float">
            <text:p>2042973</text:p>
          </table:table-cell>
          <table:table-cell office:value-type="string" calcext:value-type="string">
            <text:p>H</text:p>
          </table:table-cell>
          <table:table-cell/>
        </table:table-row>
        <table:table-row table:style-name="ro1">
          <table:table-cell office:value-type="float" office:value="463214" calcext:value-type="float">
            <text:p>463214</text:p>
          </table:table-cell>
          <table:table-cell office:value-type="float" office:value="0" calcext:value-type="float">
            <text:p>0</text:p>
          </table:table-cell>
          <table:table-cell office:value-type="float" office:value="2317325" calcext:value-type="float">
            <text:p>2317325</text:p>
          </table:table-cell>
          <table:table-cell office:value-type="float" office:value="2231134" calcext:value-type="float">
            <text:p>2231134</text:p>
          </table:table-cell>
          <table:table-cell office:value-type="string" calcext:value-type="string">
            <text:p>Chusss</text:p>
          </table:table-cell>
          <table:table-cell/>
        </table:table-row>
        <table:table-row table:style-name="ro1">
          <table:table-cell office:value-type="float" office:value="14876" calcext:value-type="float">
            <text:p>14876</text:p>
          </table:table-cell>
          <table:table-cell office:value-type="float" office:value="0" calcext:value-type="float">
            <text:p>0</text:p>
          </table:table-cell>
          <table:table-cell office:value-type="float" office:value="90378" calcext:value-type="float">
            <text:p>90378</text:p>
          </table:table-cell>
          <table:table-cell office:value-type="float" office:value="27" calcext:value-type="float">
            <text:p>27</text:p>
          </table:table-cell>
          <table:table-cell office:value-type="string" calcext:value-type="string">
            <text:p>Hhhgd</text:p>
          </table:table-cell>
          <table:table-cell/>
        </table:table-row>
        <table:table-row table:style-name="ro1">
          <table:table-cell office:value-type="float" office:value="36057" calcext:value-type="float">
            <text:p>36057</text:p>
          </table:table-cell>
          <table:table-cell office:value-type="float" office:value="0" calcext:value-type="float">
            <text:p>0</text:p>
          </table:table-cell>
          <table:table-cell office:value-type="float" office:value="625887" calcext:value-type="float">
            <text:p>625887</text:p>
          </table:table-cell>
          <table:table-cell office:value-type="float" office:value="49014" calcext:value-type="float">
            <text:p>49014</text:p>
          </table:table-cell>
          <table:table-cell office:value-type="string" calcext:value-type="string">
            <text:p>Nice ?</text:p>
          </table:table-cell>
          <table:table-cell/>
        </table:table-row>
        <table:table-row table:style-name="ro1">
          <table:table-cell office:value-type="float" office:value="101666" calcext:value-type="float">
            <text:p>101666</text:p>
          </table:table-cell>
          <table:table-cell office:value-type="float" office:value="0" calcext:value-type="float">
            <text:p>0</text:p>
          </table:table-cell>
          <table:table-cell office:value-type="float" office:value="779464" calcext:value-type="float">
            <text:p>779464</text:p>
          </table:table-cell>
          <table:table-cell office:value-type="float" office:value="231886" calcext:value-type="float">
            <text:p>231886</text:p>
          </table:table-cell>
          <table:table-cell office:value-type="string" calcext:value-type="string">
            <text:p>[[@18452]] yeahhhh sure... ??</text:p>
          </table:table-cell>
          <table:table-cell/>
        </table:table-row>
        <table:table-row table:style-name="ro1">
          <table:table-cell office:value-type="float" office:value="136432" calcext:value-type="float">
            <text:p>136432</text:p>
          </table:table-cell>
          <table:table-cell office:value-type="float" office:value="0" calcext:value-type="float">
            <text:p>0</text:p>
          </table:table-cell>
          <table:table-cell office:value-type="float" office:value="858057" calcext:value-type="float">
            <text:p>858057</text:p>
          </table:table-cell>
          <table:table-cell office:value-type="float" office:value="52388" calcext:value-type="float">
            <text:p>52388</text:p>
          </table:table-cell>
          <table:table-cell office:value-type="string" calcext:value-type="string">
            <text:p>amazing stories! when can i read your next adventure?</text:p>
          </table:table-cell>
          <table:table-cell/>
        </table:table-row>
        <table:table-row table:style-name="ro1">
          <table:table-cell office:value-type="float" office:value="226898" calcext:value-type="float">
            <text:p>226898</text:p>
          </table:table-cell>
          <table:table-cell office:value-type="float" office:value="0" calcext:value-type="float">
            <text:p>0</text:p>
          </table:table-cell>
          <table:table-cell office:value-type="float" office:value="1168618" calcext:value-type="float">
            <text:p>1168618</text:p>
          </table:table-cell>
          <table:table-cell office:value-type="float" office:value="82153" calcext:value-type="float">
            <text:p>82153</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68389" calcext:value-type="float">
            <text:p>268389</text:p>
          </table:table-cell>
          <table:table-cell office:value-type="float" office:value="0" calcext:value-type="float">
            <text:p>0</text:p>
          </table:table-cell>
          <table:table-cell office:value-type="float" office:value="1398105" calcext:value-type="float">
            <text:p>1398105</text:p>
          </table:table-cell>
          <table:table-cell office:value-type="float" office:value="426239" calcext:value-type="float">
            <text:p>426239</text:p>
          </table:table-cell>
          <table:table-cell office:value-type="string" calcext:value-type="string">
            <text:p>Lovely freedom</text:p>
          </table:table-cell>
          <table:table-cell/>
        </table:table-row>
        <table:table-row table:style-name="ro1">
          <table:table-cell office:value-type="float" office:value="269092" calcext:value-type="float">
            <text:p>269092</text:p>
          </table:table-cell>
          <table:table-cell office:value-type="float" office:value="0" calcext:value-type="float">
            <text:p>0</text:p>
          </table:table-cell>
          <table:table-cell office:value-type="float" office:value="1400637" calcext:value-type="float">
            <text:p>1400637</text:p>
          </table:table-cell>
          <table:table-cell office:value-type="float" office:value="429916" calcext:value-type="float">
            <text:p>429916</text:p>
          </table:table-cell>
          <table:table-cell office:value-type="string" calcext:value-type="string">
            <text:p>Yup but I would say ours India??</text:p>
          </table:table-cell>
          <table:table-cell/>
        </table:table-row>
        <table:table-row table:style-name="ro1">
          <table:table-cell office:value-type="float" office:value="294233" calcext:value-type="float">
            <text:p>294233</text:p>
          </table:table-cell>
          <table:table-cell office:value-type="float" office:value="0" calcext:value-type="float">
            <text:p>0</text:p>
          </table:table-cell>
          <table:table-cell office:value-type="float" office:value="1552828" calcext:value-type="float">
            <text:p>1552828</text:p>
          </table:table-cell>
          <table:table-cell office:value-type="float" office:value="84083" calcext:value-type="float">
            <text:p>84083</text:p>
          </table:table-cell>
          <table:table-cell office:value-type="string" calcext:value-type="string">
            <text:p>you have travelled so much, i'm waiting to hear more stories</text:p>
          </table:table-cell>
          <table:table-cell/>
        </table:table-row>
        <table:table-row table:style-name="ro1">
          <table:table-cell office:value-type="float" office:value="305310" calcext:value-type="float">
            <text:p>305310</text:p>
          </table:table-cell>
          <table:table-cell office:value-type="float" office:value="0" calcext:value-type="float">
            <text:p>0</text:p>
          </table:table-cell>
          <table:table-cell office:value-type="float" office:value="1613304" calcext:value-type="float">
            <text:p>1613304</text:p>
          </table:table-cell>
          <table:table-cell office:value-type="float" office:value="76913" calcext:value-type="float">
            <text:p>76913</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29546" calcext:value-type="float">
            <text:p>329546</text:p>
          </table:table-cell>
          <table:table-cell office:value-type="float" office:value="0" calcext:value-type="float">
            <text:p>0</text:p>
          </table:table-cell>
          <table:table-cell office:value-type="float" office:value="1763033" calcext:value-type="float">
            <text:p>1763033</text:p>
          </table:table-cell>
          <table:table-cell office:value-type="float" office:value="544832" calcext:value-type="float">
            <text:p>544832</text:p>
          </table:table-cell>
          <table:table-cell office:value-type="string" calcext:value-type="string">
            <text:p>[[@78177]] thank you</text:p>
          </table:table-cell>
          <table:table-cell/>
        </table:table-row>
        <table:table-row table:style-name="ro1">
          <table:table-cell office:value-type="float" office:value="365365" calcext:value-type="float">
            <text:p>365365</text:p>
          </table:table-cell>
          <table:table-cell office:value-type="float" office:value="0" calcext:value-type="float">
            <text:p>0</text:p>
          </table:table-cell>
          <table:table-cell office:value-type="float" office:value="2114469" calcext:value-type="float">
            <text:p>2114469</text:p>
          </table:table-cell>
          <table:table-cell office:value-type="float" office:value="45145" calcext:value-type="float">
            <text:p>45145</text:p>
          </table:table-cell>
          <table:table-cell office:value-type="string" calcext:value-type="string">
            <text:p>Hey! Loved your trail !When are you posting your next one?</text:p>
          </table:table-cell>
          <table:table-cell/>
        </table:table-row>
        <table:table-row table:style-name="ro1">
          <table:table-cell office:value-type="float" office:value="395555" calcext:value-type="float">
            <text:p>395555</text:p>
          </table:table-cell>
          <table:table-cell office:value-type="float" office:value="0" calcext:value-type="float">
            <text:p>0</text:p>
          </table:table-cell>
          <table:table-cell office:value-type="float" office:value="2268654" calcext:value-type="float">
            <text:p>2268654</text:p>
          </table:table-cell>
          <table:table-cell office:value-type="float" office:value="935088" calcext:value-type="float">
            <text:p>935088</text:p>
          </table:table-cell>
          <table:table-cell office:value-type="string" calcext:value-type="string">
            <text:p>Yu</text:p>
          </table:table-cell>
          <table:table-cell/>
        </table:table-row>
        <table:table-row table:style-name="ro1">
          <table:table-cell office:value-type="float" office:value="401757" calcext:value-type="float">
            <text:p>401757</text:p>
          </table:table-cell>
          <table:table-cell office:value-type="float" office:value="0" calcext:value-type="float">
            <text:p>0</text:p>
          </table:table-cell>
          <table:table-cell office:value-type="float" office:value="2303235" calcext:value-type="float">
            <text:p>2303235</text:p>
          </table:table-cell>
          <table:table-cell office:value-type="float" office:value="908" calcext:value-type="float">
            <text:p>908</text:p>
          </table:table-cell>
          <table:table-cell office:value-type="string" calcext:value-type="string">
            <text:p>Did stray dogs acompany you?</text:p>
          </table:table-cell>
          <table:table-cell/>
        </table:table-row>
        <table:table-row table:style-name="ro1">
          <table:table-cell office:value-type="float" office:value="431262" calcext:value-type="float">
            <text:p>431262</text:p>
          </table:table-cell>
          <table:table-cell office:value-type="float" office:value="0" calcext:value-type="float">
            <text:p>0</text:p>
          </table:table-cell>
          <table:table-cell office:value-type="float" office:value="2317514" calcext:value-type="float">
            <text:p>2317514</text:p>
          </table:table-cell>
          <table:table-cell office:value-type="float" office:value="822926" calcext:value-type="float">
            <text:p>822926</text:p>
          </table:table-cell>
          <table:table-cell office:value-type="string" calcext:value-type="string">
            <text:p>[[@15750]] don't want sorry i m comfortable in hindi</text:p>
          </table:table-cell>
          <table:table-cell/>
        </table:table-row>
        <table:table-row table:style-name="ro1">
          <table:table-cell office:value-type="float" office:value="438710" calcext:value-type="float">
            <text:p>438710</text:p>
          </table:table-cell>
          <table:table-cell office:value-type="float" office:value="0" calcext:value-type="float">
            <text:p>0</text:p>
          </table:table-cell>
          <table:table-cell office:value-type="float" office:value="1055023" calcext:value-type="float">
            <text:p>1055023</text:p>
          </table:table-cell>
          <table:table-cell office:value-type="float" office:value="1599533" calcext:value-type="float">
            <text:p>1599533</text:p>
          </table:table-cell>
          <table:table-cell office:value-type="string" calcext:value-type="string">
            <text:p>Wow</text:p>
          </table:table-cell>
          <table:table-cell/>
        </table:table-row>
        <table:table-row table:style-name="ro1">
          <table:table-cell office:value-type="float" office:value="453789" calcext:value-type="float">
            <text:p>453789</text:p>
          </table:table-cell>
          <table:table-cell office:value-type="float" office:value="0" calcext:value-type="float">
            <text:p>0</text:p>
          </table:table-cell>
          <table:table-cell office:value-type="float" office:value="2348426" calcext:value-type="float">
            <text:p>2348426</text:p>
          </table:table-cell>
          <table:table-cell office:value-type="float" office:value="1996250" calcext:value-type="float">
            <text:p>1996250</text:p>
          </table:table-cell>
          <table:table-cell office:value-type="string" calcext:value-type="string">
            <text:p>Hi</text:p>
          </table:table-cell>
          <table:table-cell/>
        </table:table-row>
        <table:table-row table:style-name="ro1">
          <table:table-cell office:value-type="float" office:value="84223" calcext:value-type="float">
            <text:p>84223</text:p>
          </table:table-cell>
          <table:table-cell office:value-type="float" office:value="0" calcext:value-type="float">
            <text:p>0</text:p>
          </table:table-cell>
          <table:table-cell office:value-type="float" office:value="80439" calcext:value-type="float">
            <text:p>80439</text:p>
          </table:table-cell>
          <table:table-cell office:value-type="float" office:value="40087" calcext:value-type="float">
            <text:p>40087</text:p>
          </table:table-cell>
          <table:table-cell office:value-type="string" calcext:value-type="string">
            <text:p>i love your work and i use it to plan my trips :)</text:p>
          </table:table-cell>
          <table:table-cell/>
        </table:table-row>
        <table:table-row table:style-name="ro1">
          <table:table-cell office:value-type="float" office:value="168252" calcext:value-type="float">
            <text:p>168252</text:p>
          </table:table-cell>
          <table:table-cell office:value-type="float" office:value="0" calcext:value-type="float">
            <text:p>0</text:p>
          </table:table-cell>
          <table:table-cell office:value-type="float" office:value="591418" calcext:value-type="float">
            <text:p>591418</text:p>
          </table:table-cell>
          <table:table-cell office:value-type="float" office:value="271218" calcext:value-type="float">
            <text:p>271218</text:p>
          </table:table-cell>
          <table:table-cell office:value-type="string" calcext:value-type="string">
            <text:p>We can also provide u a Badrinath trip in a economical budget</text:p>
          </table:table-cell>
          <table:table-cell/>
        </table:table-row>
        <table:table-row table:style-name="ro1">
          <table:table-cell office:value-type="float" office:value="224436" calcext:value-type="float">
            <text:p>224436</text:p>
          </table:table-cell>
          <table:table-cell office:value-type="float" office:value="0" calcext:value-type="float">
            <text:p>0</text:p>
          </table:table-cell>
          <table:table-cell office:value-type="float" office:value="1155746" calcext:value-type="float">
            <text:p>1155746</text:p>
          </table:table-cell>
          <table:table-cell office:value-type="float" office:value="77607" calcext:value-type="float">
            <text:p>7760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41873" calcext:value-type="float">
            <text:p>241873</text:p>
          </table:table-cell>
          <table:table-cell office:value-type="float" office:value="0" calcext:value-type="float">
            <text:p>0</text:p>
          </table:table-cell>
          <table:table-cell office:value-type="float" office:value="1206829" calcext:value-type="float">
            <text:p>1206829</text:p>
          </table:table-cell>
          <table:table-cell office:value-type="float" office:value="82095" calcext:value-type="float">
            <text:p>8209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53978" calcext:value-type="float">
            <text:p>253978</text:p>
          </table:table-cell>
          <table:table-cell office:value-type="float" office:value="0" calcext:value-type="float">
            <text:p>0</text:p>
          </table:table-cell>
          <table:table-cell office:value-type="float" office:value="1303449" calcext:value-type="float">
            <text:p>1303449</text:p>
          </table:table-cell>
          <table:table-cell office:value-type="float" office:value="78802" calcext:value-type="float">
            <text:p>7880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57760" calcext:value-type="float">
            <text:p>257760</text:p>
          </table:table-cell>
          <table:table-cell office:value-type="float" office:value="0" calcext:value-type="float">
            <text:p>0</text:p>
          </table:table-cell>
          <table:table-cell office:value-type="float" office:value="1222963" calcext:value-type="float">
            <text:p>1222963</text:p>
          </table:table-cell>
          <table:table-cell office:value-type="float" office:value="369608" calcext:value-type="float">
            <text:p>369608</text:p>
          </table:table-cell>
          <table:table-cell office:value-type="string" calcext:value-type="string">
            <text:p>[[@77606]] Thankyou Rachana</text:p>
          </table:table-cell>
          <table:table-cell/>
        </table:table-row>
        <table:table-row table:style-name="ro1">
          <table:table-cell office:value-type="float" office:value="288803" calcext:value-type="float">
            <text:p>288803</text:p>
          </table:table-cell>
          <table:table-cell office:value-type="float" office:value="0" calcext:value-type="float">
            <text:p>0</text:p>
          </table:table-cell>
          <table:table-cell office:value-type="float" office:value="1523974" calcext:value-type="float">
            <text:p>1523974</text:p>
          </table:table-cell>
          <table:table-cell office:value-type="float" office:value="85999" calcext:value-type="float">
            <text:p>85999</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14368" calcext:value-type="float">
            <text:p>314368</text:p>
          </table:table-cell>
          <table:table-cell office:value-type="float" office:value="0" calcext:value-type="float">
            <text:p>0</text:p>
          </table:table-cell>
          <table:table-cell office:value-type="float" office:value="1669857" calcext:value-type="float">
            <text:p>1669857</text:p>
          </table:table-cell>
          <table:table-cell office:value-type="float" office:value="85623" calcext:value-type="float">
            <text:p>8562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41155" calcext:value-type="float">
            <text:p>341155</text:p>
          </table:table-cell>
          <table:table-cell office:value-type="float" office:value="0" calcext:value-type="float">
            <text:p>0</text:p>
          </table:table-cell>
          <table:table-cell office:value-type="float" office:value="1821580" calcext:value-type="float">
            <text:p>1821580</text:p>
          </table:table-cell>
          <table:table-cell office:value-type="float" office:value="562293" calcext:value-type="float">
            <text:p>562293</text:p>
          </table:table-cell>
          <table:table-cell office:value-type="string" calcext:value-type="string">
            <text:p>[[@243590]] Will be Going chennai on this Diwali!</text:p>
          </table:table-cell>
          <table:table-cell/>
        </table:table-row>
        <table:table-row table:style-name="ro1">
          <table:table-cell office:value-type="float" office:value="433694" calcext:value-type="float">
            <text:p>433694</text:p>
          </table:table-cell>
          <table:table-cell office:value-type="float" office:value="0" calcext:value-type="float">
            <text:p>0</text:p>
          </table:table-cell>
          <table:table-cell office:value-type="float" office:value="52012" calcext:value-type="float">
            <text:p>52012</text:p>
          </table:table-cell>
          <table:table-cell office:value-type="float" office:value="11206" calcext:value-type="float">
            <text:p>11206</text:p>
          </table:table-cell>
          <table:table-cell office:value-type="string" calcext:value-type="string">
            <text:p>amazing!!!</text:p>
          </table:table-cell>
          <table:table-cell/>
        </table:table-row>
        <table:table-row table:style-name="ro1">
          <table:table-cell office:value-type="float" office:value="454035" calcext:value-type="float">
            <text:p>454035</text:p>
          </table:table-cell>
          <table:table-cell office:value-type="float" office:value="0" calcext:value-type="float">
            <text:p>0</text:p>
          </table:table-cell>
          <table:table-cell office:value-type="float" office:value="2549699" calcext:value-type="float">
            <text:p>2549699</text:p>
          </table:table-cell>
          <table:table-cell office:value-type="float" office:value="2010704" calcext:value-type="float">
            <text:p>2010704</text:p>
          </table:table-cell>
          <table:table-cell office:value-type="string" calcext:value-type="string">
            <text:p>What</text:p>
          </table:table-cell>
          <table:table-cell/>
        </table:table-row>
        <table:table-row table:style-name="ro1">
          <table:table-cell office:value-type="float" office:value="30441" calcext:value-type="float">
            <text:p>30441</text:p>
          </table:table-cell>
          <table:table-cell office:value-type="float" office:value="0" calcext:value-type="float">
            <text:p>0</text:p>
          </table:table-cell>
          <table:table-cell office:value-type="float" office:value="614426" calcext:value-type="float">
            <text:p>614426</text:p>
          </table:table-cell>
          <table:table-cell office:value-type="float" office:value="182301" calcext:value-type="float">
            <text:p>182301</text:p>
          </table:table-cell>
          <table:table-cell office:value-type="string" calcext:value-type="string">
            <text:p>[[@1]]</text:p>
          </table:table-cell>
          <table:table-cell/>
        </table:table-row>
        <table:table-row table:style-name="ro1">
          <table:table-cell office:value-type="float" office:value="34799" calcext:value-type="float">
            <text:p>34799</text:p>
          </table:table-cell>
          <table:table-cell office:value-type="float" office:value="0" calcext:value-type="float">
            <text:p>0</text:p>
          </table:table-cell>
          <table:table-cell office:value-type="float" office:value="582923" calcext:value-type="float">
            <text:p>582923</text:p>
          </table:table-cell>
          <table:table-cell office:value-type="float" office:value="76278" calcext:value-type="float">
            <text:p>76278</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44340" calcext:value-type="float">
            <text:p>44340</text:p>
          </table:table-cell>
          <table:table-cell office:value-type="float" office:value="0" calcext:value-type="float">
            <text:p>0</text:p>
          </table:table-cell>
          <table:table-cell office:value-type="float" office:value="644397" calcext:value-type="float">
            <text:p>644397</text:p>
          </table:table-cell>
          <table:table-cell office:value-type="float" office:value="79699" calcext:value-type="float">
            <text:p>79699</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12711" calcext:value-type="float">
            <text:p>112711</text:p>
          </table:table-cell>
          <table:table-cell office:value-type="float" office:value="0" calcext:value-type="float">
            <text:p>0</text:p>
          </table:table-cell>
          <table:table-cell office:value-type="float" office:value="804919" calcext:value-type="float">
            <text:p>804919</text:p>
          </table:table-cell>
          <table:table-cell office:value-type="float" office:value="239664" calcext:value-type="float">
            <text:p>239664</text:p>
          </table:table-cell>
          <table:table-cell office:value-type="string" calcext:value-type="string">
            <text:p>[[@84077]] Thanks Aditya for the information...will surely keep check on that !!! ,?</text:p>
          </table:table-cell>
          <table:table-cell/>
        </table:table-row>
        <table:table-row table:style-name="ro1">
          <table:table-cell office:value-type="float" office:value="156818" calcext:value-type="float">
            <text:p>156818</text:p>
          </table:table-cell>
          <table:table-cell office:value-type="float" office:value="0" calcext:value-type="float">
            <text:p>0</text:p>
          </table:table-cell>
          <table:table-cell office:value-type="float" office:value="909281" calcext:value-type="float">
            <text:p>909281</text:p>
          </table:table-cell>
          <table:table-cell office:value-type="float" office:value="87459" calcext:value-type="float">
            <text:p>87459</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269698" calcext:value-type="float">
            <text:p>269698</text:p>
          </table:table-cell>
          <table:table-cell office:value-type="float" office:value="0" calcext:value-type="float">
            <text:p>0</text:p>
          </table:table-cell>
          <table:table-cell office:value-type="float" office:value="1376550" calcext:value-type="float">
            <text:p>1376550</text:p>
          </table:table-cell>
          <table:table-cell office:value-type="float" office:value="82443" calcext:value-type="float">
            <text:p>82443</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270774" calcext:value-type="float">
            <text:p>270774</text:p>
          </table:table-cell>
          <table:table-cell office:value-type="float" office:value="0" calcext:value-type="float">
            <text:p>0</text:p>
          </table:table-cell>
          <table:table-cell office:value-type="float" office:value="1413198" calcext:value-type="float">
            <text:p>1413198</text:p>
          </table:table-cell>
          <table:table-cell office:value-type="float" office:value="86587" calcext:value-type="float">
            <text:p>86587</text:p>
          </table:table-cell>
          <table:table-cell office:value-type="string" calcext:value-type="string">
            <text:p>Wow! Thats amazing that you covered so much in so less budget!</text:p>
          </table:table-cell>
          <table:table-cell/>
        </table:table-row>
        <table:table-row table:style-name="ro1">
          <table:table-cell office:value-type="float" office:value="284086" calcext:value-type="float">
            <text:p>284086</text:p>
          </table:table-cell>
          <table:table-cell office:value-type="float" office:value="0" calcext:value-type="float">
            <text:p>0</text:p>
          </table:table-cell>
          <table:table-cell office:value-type="float" office:value="1293398" calcext:value-type="float">
            <text:p>1293398</text:p>
          </table:table-cell>
          <table:table-cell office:value-type="float" office:value="79710" calcext:value-type="float">
            <text:p>79710</text:p>
          </table:table-cell>
          <table:table-cell office:value-type="string" calcext:value-type="string">
            <text:p>Really cool! But I hope to see better content the next time :) </text:p>
          </table:table-cell>
          <table:table-cell/>
        </table:table-row>
        <table:table-row table:style-name="ro1">
          <table:table-cell office:value-type="float" office:value="18031" calcext:value-type="float">
            <text:p>18031</text:p>
          </table:table-cell>
          <table:table-cell office:value-type="float" office:value="141569" calcext:value-type="float">
            <text:p>141569</text:p>
          </table:table-cell>
          <table:table-cell office:value-type="float" office:value="0" calcext:value-type="float">
            <text:p>0</text:p>
          </table:table-cell>
          <table:table-cell office:value-type="float" office:value="173775" calcext:value-type="float">
            <text:p>173775</text:p>
          </table:table-cell>
          <table:table-cell office:value-type="string" calcext:value-type="string">
            <text:p>It look like the one in Bangalore. I'm going to try it tomorrow</text:p>
          </table:table-cell>
          <table:table-cell/>
        </table:table-row>
        <table:table-row table:style-name="ro1">
          <table:table-cell office:value-type="float" office:value="32168" calcext:value-type="float">
            <text:p>32168</text:p>
          </table:table-cell>
          <table:table-cell office:value-type="float" office:value="0" calcext:value-type="float">
            <text:p>0</text:p>
          </table:table-cell>
          <table:table-cell office:value-type="float" office:value="616627" calcext:value-type="float">
            <text:p>616627</text:p>
          </table:table-cell>
          <table:table-cell office:value-type="float" office:value="45888" calcext:value-type="float">
            <text:p>45888</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154021" calcext:value-type="float">
            <text:p>154021</text:p>
          </table:table-cell>
          <table:table-cell office:value-type="float" office:value="0" calcext:value-type="float">
            <text:p>0</text:p>
          </table:table-cell>
          <table:table-cell office:value-type="float" office:value="902429" calcext:value-type="float">
            <text:p>902429</text:p>
          </table:table-cell>
          <table:table-cell office:value-type="float" office:value="78867" calcext:value-type="float">
            <text:p>78867</text:p>
          </table:table-cell>
          <table:table-cell office:value-type="string" calcext:value-type="string">
            <text:p>You've had some awesome adventures! What's the next one?</text:p>
          </table:table-cell>
          <table:table-cell/>
        </table:table-row>
        <table:table-row table:style-name="ro1">
          <table:table-cell office:value-type="float" office:value="235660" calcext:value-type="float">
            <text:p>235660</text:p>
          </table:table-cell>
          <table:table-cell office:value-type="float" office:value="0" calcext:value-type="float">
            <text:p>0</text:p>
          </table:table-cell>
          <table:table-cell office:value-type="float" office:value="1188983" calcext:value-type="float">
            <text:p>1188983</text:p>
          </table:table-cell>
          <table:table-cell office:value-type="float" office:value="358824" calcext:value-type="float">
            <text:p>358824</text:p>
          </table:table-cell>
          <table:table-cell office:value-type="string" calcext:value-type="string">
            <text:p>[[@77084]] thank u</text:p>
          </table:table-cell>
          <table:table-cell/>
        </table:table-row>
        <table:table-row table:style-name="ro1">
          <table:table-cell office:value-type="float" office:value="294599" calcext:value-type="float">
            <text:p>294599</text:p>
          </table:table-cell>
          <table:table-cell office:value-type="float" office:value="1149257" calcext:value-type="float">
            <text:p>1149257</text:p>
          </table:table-cell>
          <table:table-cell office:value-type="float" office:value="0" calcext:value-type="float">
            <text:p>0</text:p>
          </table:table-cell>
          <table:table-cell office:value-type="float" office:value="478394" calcext:value-type="float">
            <text:p>478394</text:p>
          </table:table-cell>
          <table:table-cell office:value-type="string" calcext:value-type="string">
            <text:p>[[@477546]] ji dekhte hai ?❤</text:p>
          </table:table-cell>
          <table:table-cell/>
        </table:table-row>
        <table:table-row table:style-name="ro1">
          <table:table-cell office:value-type="float" office:value="310712" calcext:value-type="float">
            <text:p>310712</text:p>
          </table:table-cell>
          <table:table-cell office:value-type="float" office:value="0" calcext:value-type="float">
            <text:p>0</text:p>
          </table:table-cell>
          <table:table-cell office:value-type="float" office:value="1335866" calcext:value-type="float">
            <text:p>1335866</text:p>
          </table:table-cell>
          <table:table-cell office:value-type="float" office:value="409286" calcext:value-type="float">
            <text:p>409286</text:p>
          </table:table-cell>
          <table:table-cell office:value-type="string" calcext:value-type="string">
            <text:p>[[@76385]] sure!!</text:p>
          </table:table-cell>
          <table:table-cell/>
        </table:table-row>
        <table:table-row table:style-name="ro1">
          <table:table-cell office:value-type="float" office:value="424669" calcext:value-type="float">
            <text:p>424669</text:p>
          </table:table-cell>
          <table:table-cell office:value-type="float" office:value="0" calcext:value-type="float">
            <text:p>0</text:p>
          </table:table-cell>
          <table:table-cell office:value-type="float" office:value="95239" calcext:value-type="float">
            <text:p>95239</text:p>
          </table:table-cell>
          <table:table-cell office:value-type="float" office:value="19330" calcext:value-type="float">
            <text:p>19330</text:p>
          </table:table-cell>
          <table:table-cell office:value-type="string" calcext:value-type="string">
            <text:p>tasty</text:p>
          </table:table-cell>
          <table:table-cell/>
        </table:table-row>
        <table:table-row table:style-name="ro1">
          <table:table-cell office:value-type="float" office:value="47414" calcext:value-type="float">
            <text:p>47414</text:p>
          </table:table-cell>
          <table:table-cell office:value-type="float" office:value="313323" calcext:value-type="float">
            <text:p>313323</text:p>
          </table:table-cell>
          <table:table-cell office:value-type="float" office:value="0" calcext:value-type="float">
            <text:p>0</text:p>
          </table:table-cell>
          <table:table-cell office:value-type="float" office:value="51947" calcext:value-type="float">
            <text:p>51947</text:p>
          </table:table-cell>
          <table:table-cell office:value-type="string" calcext:value-type="string">
            <text:p>[[@1]] why the audio isn’t playing!!</text:p>
          </table:table-cell>
          <table:table-cell/>
        </table:table-row>
        <table:table-row table:style-name="ro1">
          <table:table-cell office:value-type="float" office:value="93502" calcext:value-type="float">
            <text:p>93502</text:p>
          </table:table-cell>
          <table:table-cell office:value-type="float" office:value="0" calcext:value-type="float">
            <text:p>0</text:p>
          </table:table-cell>
          <table:table-cell office:value-type="float" office:value="759900" calcext:value-type="float">
            <text:p>759900</text:p>
          </table:table-cell>
          <table:table-cell office:value-type="float" office:value="79071" calcext:value-type="float">
            <text:p>79071</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4383" calcext:value-type="float">
            <text:p>104383</text:p>
          </table:table-cell>
          <table:table-cell office:value-type="float" office:value="0" calcext:value-type="float">
            <text:p>0</text:p>
          </table:table-cell>
          <table:table-cell office:value-type="float" office:value="787109" calcext:value-type="float">
            <text:p>787109</text:p>
          </table:table-cell>
          <table:table-cell office:value-type="float" office:value="50355" calcext:value-type="float">
            <text:p>50355</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18416" calcext:value-type="float">
            <text:p>118416</text:p>
          </table:table-cell>
          <table:table-cell office:value-type="float" office:value="0" calcext:value-type="float">
            <text:p>0</text:p>
          </table:table-cell>
          <table:table-cell office:value-type="float" office:value="152911" calcext:value-type="float">
            <text:p>152911</text:p>
          </table:table-cell>
          <table:table-cell office:value-type="float" office:value="82125" calcext:value-type="float">
            <text:p>82125</text:p>
          </table:table-cell>
          <table:table-cell office:value-type="string" calcext:value-type="string">
            <text:p>Maa kaasam! maza aa gaya</text:p>
          </table:table-cell>
          <table:table-cell/>
        </table:table-row>
        <table:table-row table:style-name="ro1">
          <table:table-cell office:value-type="float" office:value="330017" calcext:value-type="float">
            <text:p>330017</text:p>
          </table:table-cell>
          <table:table-cell office:value-type="float" office:value="0" calcext:value-type="float">
            <text:p>0</text:p>
          </table:table-cell>
          <table:table-cell office:value-type="float" office:value="1762031" calcext:value-type="float">
            <text:p>1762031</text:p>
          </table:table-cell>
          <table:table-cell office:value-type="float" office:value="532343" calcext:value-type="float">
            <text:p>532343</text:p>
          </table:table-cell>
          <table:table-cell office:value-type="string" calcext:value-type="string">
            <text:p>[[@339489]] ohhk</text:p>
          </table:table-cell>
          <table:table-cell/>
        </table:table-row>
        <table:table-row table:style-name="ro1">
          <table:table-cell office:value-type="float" office:value="385174" calcext:value-type="float">
            <text:p>385174</text:p>
          </table:table-cell>
          <table:table-cell office:value-type="float" office:value="0" calcext:value-type="float">
            <text:p>0</text:p>
          </table:table-cell>
          <table:table-cell office:value-type="float" office:value="529666" calcext:value-type="float">
            <text:p>529666</text:p>
          </table:table-cell>
          <table:table-cell office:value-type="float" office:value="158062" calcext:value-type="float">
            <text:p>158062</text:p>
          </table:table-cell>
          <table:table-cell office:value-type="string" calcext:value-type="string">
            <text:p>[[@40242]] <text:s/>thankyou</text:p>
          </table:table-cell>
          <table:table-cell/>
        </table:table-row>
        <table:table-row table:style-name="ro1">
          <table:table-cell office:value-type="float" office:value="388050" calcext:value-type="float">
            <text:p>388050</text:p>
          </table:table-cell>
          <table:table-cell office:value-type="float" office:value="0" calcext:value-type="float">
            <text:p>0</text:p>
          </table:table-cell>
          <table:table-cell office:value-type="float" office:value="2264415" calcext:value-type="float">
            <text:p>2264415</text:p>
          </table:table-cell>
          <table:table-cell office:value-type="float" office:value="906032" calcext:value-type="float">
            <text:p>906032</text:p>
          </table:table-cell>
          <table:table-cell office:value-type="string" calcext:value-type="string">
            <text:p>Hi</text:p>
          </table:table-cell>
          <table:table-cell/>
        </table:table-row>
        <table:table-row table:style-name="ro1">
          <table:table-cell office:value-type="float" office:value="429410" calcext:value-type="float">
            <text:p>429410</text:p>
          </table:table-cell>
          <table:table-cell office:value-type="float" office:value="0" calcext:value-type="float">
            <text:p>0</text:p>
          </table:table-cell>
          <table:table-cell office:value-type="float" office:value="2280047" calcext:value-type="float">
            <text:p>2280047</text:p>
          </table:table-cell>
          <table:table-cell office:value-type="float" office:value="12088" calcext:value-type="float">
            <text:p>12088</text:p>
          </table:table-cell>
          <table:table-cell office:value-type="string" calcext:value-type="string">
            <text:p>whats the fare?</text:p>
          </table:table-cell>
          <table:table-cell/>
        </table:table-row>
        <table:table-row table:style-name="ro1">
          <table:table-cell office:value-type="float" office:value="152430" calcext:value-type="float">
            <text:p>152430</text:p>
          </table:table-cell>
          <table:table-cell office:value-type="float" office:value="0" calcext:value-type="float">
            <text:p>0</text:p>
          </table:table-cell>
          <table:table-cell office:value-type="float" office:value="899040" calcext:value-type="float">
            <text:p>899040</text:p>
          </table:table-cell>
          <table:table-cell office:value-type="float" office:value="40520" calcext:value-type="float">
            <text:p>40520</text:p>
          </table:table-cell>
          <table:table-cell office:value-type="string" calcext:value-type="string">
            <text:p>The content and the images don't sit well with one another!</text:p>
          </table:table-cell>
          <table:table-cell/>
        </table:table-row>
        <table:table-row table:style-name="ro1">
          <table:table-cell office:value-type="float" office:value="179684" calcext:value-type="float">
            <text:p>179684</text:p>
          </table:table-cell>
          <table:table-cell office:value-type="float" office:value="0" calcext:value-type="float">
            <text:p>0</text:p>
          </table:table-cell>
          <table:table-cell office:value-type="float" office:value="144758" calcext:value-type="float">
            <text:p>144758</text:p>
          </table:table-cell>
          <table:table-cell office:value-type="float" office:value="79676" calcext:value-type="float">
            <text:p>79676</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95524" calcext:value-type="float">
            <text:p>195524</text:p>
          </table:table-cell>
          <table:table-cell office:value-type="float" office:value="0" calcext:value-type="float">
            <text:p>0</text:p>
          </table:table-cell>
          <table:table-cell office:value-type="float" office:value="1010612" calcext:value-type="float">
            <text:p>1010612</text:p>
          </table:table-cell>
          <table:table-cell office:value-type="float" office:value="303383" calcext:value-type="float">
            <text:p>303383</text:p>
          </table:table-cell>
          <table:table-cell office:value-type="string" calcext:value-type="string">
            <text:p>?</text:p>
          </table:table-cell>
          <table:table-cell/>
        </table:table-row>
        <table:table-row table:style-name="ro1">
          <table:table-cell office:value-type="float" office:value="201942" calcext:value-type="float">
            <text:p>201942</text:p>
          </table:table-cell>
          <table:table-cell office:value-type="float" office:value="438542" calcext:value-type="float">
            <text:p>438542</text:p>
          </table:table-cell>
          <table:table-cell office:value-type="float" office:value="0" calcext:value-type="float">
            <text:p>0</text:p>
          </table:table-cell>
          <table:table-cell office:value-type="float" office:value="314762" calcext:value-type="float">
            <text:p>314762</text:p>
          </table:table-cell>
          <table:table-cell office:value-type="string" calcext:value-type="string">
            <text:p>Shadab is best for biryani .. hope u enjoyed</text:p>
          </table:table-cell>
          <table:table-cell/>
        </table:table-row>
        <table:table-row table:style-name="ro1">
          <table:table-cell office:value-type="float" office:value="237797" calcext:value-type="float">
            <text:p>237797</text:p>
          </table:table-cell>
          <table:table-cell office:value-type="float" office:value="0" calcext:value-type="float">
            <text:p>0</text:p>
          </table:table-cell>
          <table:table-cell office:value-type="float" office:value="1194420" calcext:value-type="float">
            <text:p>1194420</text:p>
          </table:table-cell>
          <table:table-cell office:value-type="float" office:value="44972" calcext:value-type="float">
            <text:p>44972</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39079" calcext:value-type="float">
            <text:p>239079</text:p>
          </table:table-cell>
          <table:table-cell office:value-type="float" office:value="0" calcext:value-type="float">
            <text:p>0</text:p>
          </table:table-cell>
          <table:table-cell office:value-type="float" office:value="1197789" calcext:value-type="float">
            <text:p>1197789</text:p>
          </table:table-cell>
          <table:table-cell office:value-type="float" office:value="88384" calcext:value-type="float">
            <text:p>88384</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91556" calcext:value-type="float">
            <text:p>291556</text:p>
          </table:table-cell>
          <table:table-cell office:value-type="float" office:value="0" calcext:value-type="float">
            <text:p>0</text:p>
          </table:table-cell>
          <table:table-cell office:value-type="float" office:value="1539966" calcext:value-type="float">
            <text:p>1539966</text:p>
          </table:table-cell>
          <table:table-cell office:value-type="float" office:value="87605" calcext:value-type="float">
            <text:p>87605</text:p>
          </table:table-cell>
          <table:table-cell office:value-type="string" calcext:value-type="string">
            <text:p>Amazing trail, could share some videos of the same</text:p>
          </table:table-cell>
          <table:table-cell/>
        </table:table-row>
        <table:table-row table:style-name="ro1">
          <table:table-cell office:value-type="float" office:value="340973" calcext:value-type="float">
            <text:p>340973</text:p>
          </table:table-cell>
          <table:table-cell office:value-type="float" office:value="0" calcext:value-type="float">
            <text:p>0</text:p>
          </table:table-cell>
          <table:table-cell office:value-type="float" office:value="1821417" calcext:value-type="float">
            <text:p>1821417</text:p>
          </table:table-cell>
          <table:table-cell office:value-type="float" office:value="24008" calcext:value-type="float">
            <text:p>24008</text:p>
          </table:table-cell>
          <table:table-cell office:value-type="string" calcext:value-type="string">
            <text:p>https://youtu.be/pr0HP3zw2Hg</text:p>
          </table:table-cell>
          <table:table-cell/>
        </table:table-row>
        <table:table-row table:style-name="ro1">
          <table:table-cell office:value-type="float" office:value="358188" calcext:value-type="float">
            <text:p>358188</text:p>
          </table:table-cell>
          <table:table-cell office:value-type="float" office:value="0" calcext:value-type="float">
            <text:p>0</text:p>
          </table:table-cell>
          <table:table-cell office:value-type="float" office:value="1946816" calcext:value-type="float">
            <text:p>1946816</text:p>
          </table:table-cell>
          <table:table-cell office:value-type="float" office:value="39525" calcext:value-type="float">
            <text:p>3952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405098" calcext:value-type="float">
            <text:p>405098</text:p>
          </table:table-cell>
          <table:table-cell office:value-type="float" office:value="0" calcext:value-type="float">
            <text:p>0</text:p>
          </table:table-cell>
          <table:table-cell office:value-type="float" office:value="2271284" calcext:value-type="float">
            <text:p>2271284</text:p>
          </table:table-cell>
          <table:table-cell office:value-type="float" office:value="366" calcext:value-type="float">
            <text:p>366</text:p>
          </table:table-cell>
          <table:table-cell office:value-type="string" calcext:value-type="string">
            <text:p>What’s next?</text:p>
          </table:table-cell>
          <table:table-cell/>
        </table:table-row>
        <table:table-row table:style-name="ro1">
          <table:table-cell office:value-type="float" office:value="47052" calcext:value-type="float">
            <text:p>47052</text:p>
          </table:table-cell>
          <table:table-cell office:value-type="float" office:value="0" calcext:value-type="float">
            <text:p>0</text:p>
          </table:table-cell>
          <table:table-cell office:value-type="float" office:value="648510" calcext:value-type="float">
            <text:p>648510</text:p>
          </table:table-cell>
          <table:table-cell office:value-type="float" office:value="77946" calcext:value-type="float">
            <text:p>7794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71462" calcext:value-type="float">
            <text:p>71462</text:p>
          </table:table-cell>
          <table:table-cell office:value-type="float" office:value="0" calcext:value-type="float">
            <text:p>0</text:p>
          </table:table-cell>
          <table:table-cell office:value-type="float" office:value="615003" calcext:value-type="float">
            <text:p>615003</text:p>
          </table:table-cell>
          <table:table-cell office:value-type="float" office:value="182844" calcext:value-type="float">
            <text:p>182844</text:p>
          </table:table-cell>
          <table:table-cell office:value-type="string" calcext:value-type="string">
            <text:p>[[@1]]</text:p>
          </table:table-cell>
          <table:table-cell/>
        </table:table-row>
        <table:table-row table:style-name="ro1">
          <table:table-cell office:value-type="float" office:value="91562" calcext:value-type="float">
            <text:p>91562</text:p>
          </table:table-cell>
          <table:table-cell office:value-type="float" office:value="0" calcext:value-type="float">
            <text:p>0</text:p>
          </table:table-cell>
          <table:table-cell office:value-type="float" office:value="757884" calcext:value-type="float">
            <text:p>757884</text:p>
          </table:table-cell>
          <table:table-cell office:value-type="float" office:value="225300" calcext:value-type="float">
            <text:p>225300</text:p>
          </table:table-cell>
          <table:table-cell office:value-type="string" calcext:value-type="string">
            <text:p>Thanku</text:p>
          </table:table-cell>
          <table:table-cell/>
        </table:table-row>
        <table:table-row table:style-name="ro1">
          <table:table-cell office:value-type="float" office:value="107837" calcext:value-type="float">
            <text:p>107837</text:p>
          </table:table-cell>
          <table:table-cell office:value-type="float" office:value="0" calcext:value-type="float">
            <text:p>0</text:p>
          </table:table-cell>
          <table:table-cell office:value-type="float" office:value="795032" calcext:value-type="float">
            <text:p>795032</text:p>
          </table:table-cell>
          <table:table-cell office:value-type="float" office:value="49037" calcext:value-type="float">
            <text:p>49037</text:p>
          </table:table-cell>
          <table:table-cell office:value-type="string" calcext:value-type="string">
            <text:p>Mast ekdum</text:p>
          </table:table-cell>
          <table:table-cell/>
        </table:table-row>
        <table:table-row table:style-name="ro1">
          <table:table-cell office:value-type="float" office:value="147089" calcext:value-type="float">
            <text:p>147089</text:p>
          </table:table-cell>
          <table:table-cell office:value-type="float" office:value="0" calcext:value-type="float">
            <text:p>0</text:p>
          </table:table-cell>
          <table:table-cell office:value-type="float" office:value="884094" calcext:value-type="float">
            <text:p>884094</text:p>
          </table:table-cell>
          <table:table-cell office:value-type="float" office:value="40065" calcext:value-type="float">
            <text:p>40065</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51373" calcext:value-type="float">
            <text:p>151373</text:p>
          </table:table-cell>
          <table:table-cell office:value-type="float" office:value="0" calcext:value-type="float">
            <text:p>0</text:p>
          </table:table-cell>
          <table:table-cell office:value-type="float" office:value="892426" calcext:value-type="float">
            <text:p>892426</text:p>
          </table:table-cell>
          <table:table-cell office:value-type="float" office:value="87692" calcext:value-type="float">
            <text:p>87692</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89780" calcext:value-type="float">
            <text:p>289780</text:p>
          </table:table-cell>
          <table:table-cell office:value-type="float" office:value="0" calcext:value-type="float">
            <text:p>0</text:p>
          </table:table-cell>
          <table:table-cell office:value-type="float" office:value="1529297" calcext:value-type="float">
            <text:p>1529297</text:p>
          </table:table-cell>
          <table:table-cell office:value-type="float" office:value="469751" calcext:value-type="float">
            <text:p>469751</text:p>
          </table:table-cell>
          <table:table-cell office:value-type="string" calcext:value-type="string">
            <text:p>[[@80146]] <text:s/>yeah.. dat place is so osmm</text:p>
          </table:table-cell>
          <table:table-cell/>
        </table:table-row>
        <table:table-row table:style-name="ro1">
          <table:table-cell office:value-type="float" office:value="342112" calcext:value-type="float">
            <text:p>342112</text:p>
          </table:table-cell>
          <table:table-cell office:value-type="float" office:value="0" calcext:value-type="float">
            <text:p>0</text:p>
          </table:table-cell>
          <table:table-cell office:value-type="float" office:value="1826830" calcext:value-type="float">
            <text:p>1826830</text:p>
          </table:table-cell>
          <table:table-cell office:value-type="float" office:value="563905" calcext:value-type="float">
            <text:p>563905</text:p>
          </table:table-cell>
          <table:table-cell office:value-type="string" calcext:value-type="string">
            <text:p>[[@45022]] thank you bro</text:p>
          </table:table-cell>
          <table:table-cell/>
        </table:table-row>
        <table:table-row table:style-name="ro1">
          <table:table-cell office:value-type="float" office:value="362082" calcext:value-type="float">
            <text:p>362082</text:p>
          </table:table-cell>
          <table:table-cell office:value-type="float" office:value="0" calcext:value-type="float">
            <text:p>0</text:p>
          </table:table-cell>
          <table:table-cell office:value-type="float" office:value="19421" calcext:value-type="float">
            <text:p>19421</text:p>
          </table:table-cell>
          <table:table-cell office:value-type="float" office:value="625798" calcext:value-type="float">
            <text:p>625798</text:p>
          </table:table-cell>
          <table:table-cell office:value-type="string" calcext:value-type="string">
            <text:p>cuz</text:p>
          </table:table-cell>
          <table:table-cell/>
        </table:table-row>
        <table:table-row table:style-name="ro1">
          <table:table-cell office:value-type="float" office:value="416797" calcext:value-type="float">
            <text:p>416797</text:p>
          </table:table-cell>
          <table:table-cell office:value-type="float" office:value="0" calcext:value-type="float">
            <text:p>0</text:p>
          </table:table-cell>
          <table:table-cell office:value-type="float" office:value="2347594" calcext:value-type="float">
            <text:p>2347594</text:p>
          </table:table-cell>
          <table:table-cell office:value-type="float" office:value="6943" calcext:value-type="float">
            <text:p>6943</text:p>
          </table:table-cell>
          <table:table-cell office:value-type="string" calcext:value-type="string">
            <text:p>awesome</text:p>
          </table:table-cell>
          <table:table-cell/>
        </table:table-row>
        <table:table-row table:style-name="ro1">
          <table:table-cell office:value-type="float" office:value="2783" calcext:value-type="float">
            <text:p>2783</text:p>
          </table:table-cell>
          <table:table-cell office:value-type="float" office:value="10385" calcext:value-type="float">
            <text:p>10385</text:p>
          </table:table-cell>
          <table:table-cell office:value-type="float" office:value="0" calcext:value-type="float">
            <text:p>0</text:p>
          </table:table-cell>
          <table:table-cell office:value-type="float" office:value="16892" calcext:value-type="float">
            <text:p>16892</text:p>
          </table:table-cell>
          <table:table-cell office:value-type="string" calcext:value-type="string">
            <text:p>i have visited all your posts .. and i want to do a trip with you .. we have a lot to share i guarantee</text:p>
          </table:table-cell>
          <table:table-cell/>
        </table:table-row>
        <table:table-row table:style-name="ro1">
          <table:table-cell office:value-type="float" office:value="76116" calcext:value-type="float">
            <text:p>76116</text:p>
          </table:table-cell>
          <table:table-cell office:value-type="float" office:value="0" calcext:value-type="float">
            <text:p>0</text:p>
          </table:table-cell>
          <table:table-cell office:value-type="float" office:value="705790" calcext:value-type="float">
            <text:p>705790</text:p>
          </table:table-cell>
          <table:table-cell office:value-type="float" office:value="204345" calcext:value-type="float">
            <text:p>204345</text:p>
          </table:table-cell>
          <table:table-cell office:value-type="string" calcext:value-type="string">
            <text:p>[[@139385]] thank you :)</text:p>
          </table:table-cell>
          <table:table-cell/>
        </table:table-row>
        <table:table-row table:style-name="ro1">
          <table:table-cell office:value-type="float" office:value="100714" calcext:value-type="float">
            <text:p>100714</text:p>
          </table:table-cell>
          <table:table-cell office:value-type="float" office:value="37184" calcext:value-type="float">
            <text:p>37184</text:p>
          </table:table-cell>
          <table:table-cell office:value-type="float" office:value="0" calcext:value-type="float">
            <text:p>0</text:p>
          </table:table-cell>
          <table:table-cell office:value-type="float" office:value="231702" calcext:value-type="float">
            <text:p>231702</text:p>
          </table:table-cell>
          <table:table-cell office:value-type="string" calcext:value-type="string">
            <text:p>Ur dp ???????????</text:p>
          </table:table-cell>
          <table:table-cell/>
        </table:table-row>
        <table:table-row table:style-name="ro1">
          <table:table-cell office:value-type="float" office:value="140341" calcext:value-type="float">
            <text:p>140341</text:p>
          </table:table-cell>
          <table:table-cell office:value-type="float" office:value="0" calcext:value-type="float">
            <text:p>0</text:p>
          </table:table-cell>
          <table:table-cell office:value-type="float" office:value="866303" calcext:value-type="float">
            <text:p>866303</text:p>
          </table:table-cell>
          <table:table-cell office:value-type="float" office:value="76691" calcext:value-type="float">
            <text:p>76691</text:p>
          </table:table-cell>
          <table:table-cell office:value-type="string" calcext:value-type="string">
            <text:p>Your stories are truely travel goals, how do you plan them?</text:p>
          </table:table-cell>
          <table:table-cell/>
        </table:table-row>
        <table:table-row table:style-name="ro1">
          <table:table-cell office:value-type="float" office:value="201320" calcext:value-type="float">
            <text:p>201320</text:p>
          </table:table-cell>
          <table:table-cell office:value-type="float" office:value="0" calcext:value-type="float">
            <text:p>0</text:p>
          </table:table-cell>
          <table:table-cell office:value-type="float" office:value="1043990" calcext:value-type="float">
            <text:p>1043990</text:p>
          </table:table-cell>
          <table:table-cell office:value-type="float" office:value="49628" calcext:value-type="float">
            <text:p>49628</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71776" calcext:value-type="float">
            <text:p>271776</text:p>
          </table:table-cell>
          <table:table-cell office:value-type="float" office:value="0" calcext:value-type="float">
            <text:p>0</text:p>
          </table:table-cell>
          <table:table-cell office:value-type="float" office:value="1019990" calcext:value-type="float">
            <text:p>1019990</text:p>
          </table:table-cell>
          <table:table-cell office:value-type="float" office:value="307718" calcext:value-type="float">
            <text:p>307718</text:p>
          </table:table-cell>
          <table:table-cell office:value-type="string" calcext:value-type="string">
            <text:p>Journey to.....</text:p>
          </table:table-cell>
          <table:table-cell/>
        </table:table-row>
        <table:table-row table:style-name="ro1">
          <table:table-cell office:value-type="float" office:value="274981" calcext:value-type="float">
            <text:p>274981</text:p>
          </table:table-cell>
          <table:table-cell office:value-type="float" office:value="0" calcext:value-type="float">
            <text:p>0</text:p>
          </table:table-cell>
          <table:table-cell office:value-type="float" office:value="1438361" calcext:value-type="float">
            <text:p>1438361</text:p>
          </table:table-cell>
          <table:table-cell office:value-type="float" office:value="52516" calcext:value-type="float">
            <text:p>5251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44013" calcext:value-type="float">
            <text:p>344013</text:p>
          </table:table-cell>
          <table:table-cell office:value-type="float" office:value="0" calcext:value-type="float">
            <text:p>0</text:p>
          </table:table-cell>
          <table:table-cell office:value-type="float" office:value="1839057" calcext:value-type="float">
            <text:p>1839057</text:p>
          </table:table-cell>
          <table:table-cell office:value-type="float" office:value="567784" calcext:value-type="float">
            <text:p>567784</text:p>
          </table:table-cell>
          <table:table-cell office:value-type="string" calcext:value-type="string">
            <text:p>Could be matheran and lonavala and also yeoor jungle in thane</text:p>
          </table:table-cell>
          <table:table-cell/>
        </table:table-row>
        <table:table-row table:style-name="ro1">
          <table:table-cell office:value-type="float" office:value="68743" calcext:value-type="float">
            <text:p>68743</text:p>
          </table:table-cell>
          <table:table-cell office:value-type="float" office:value="0" calcext:value-type="float">
            <text:p>0</text:p>
          </table:table-cell>
          <table:table-cell office:value-type="float" office:value="700691" calcext:value-type="float">
            <text:p>700691</text:p>
          </table:table-cell>
          <table:table-cell office:value-type="float" office:value="83204" calcext:value-type="float">
            <text:p>83204</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20072" calcext:value-type="float">
            <text:p>220072</text:p>
          </table:table-cell>
          <table:table-cell office:value-type="float" office:value="0" calcext:value-type="float">
            <text:p>0</text:p>
          </table:table-cell>
          <table:table-cell office:value-type="float" office:value="1132911" calcext:value-type="float">
            <text:p>1132911</text:p>
          </table:table-cell>
          <table:table-cell office:value-type="float" office:value="86612" calcext:value-type="float">
            <text:p>86612</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31199" calcext:value-type="float">
            <text:p>231199</text:p>
          </table:table-cell>
          <table:table-cell office:value-type="float" office:value="0" calcext:value-type="float">
            <text:p>0</text:p>
          </table:table-cell>
          <table:table-cell office:value-type="float" office:value="1177574" calcext:value-type="float">
            <text:p>1177574</text:p>
          </table:table-cell>
          <table:table-cell office:value-type="float" office:value="80484" calcext:value-type="float">
            <text:p>8048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64728" calcext:value-type="float">
            <text:p>264728</text:p>
          </table:table-cell>
          <table:table-cell office:value-type="float" office:value="0" calcext:value-type="float">
            <text:p>0</text:p>
          </table:table-cell>
          <table:table-cell office:value-type="float" office:value="1368612" calcext:value-type="float">
            <text:p>1368612</text:p>
          </table:table-cell>
          <table:table-cell office:value-type="float" office:value="419726" calcext:value-type="float">
            <text:p>419726</text:p>
          </table:table-cell>
          <table:table-cell office:value-type="string" calcext:value-type="string">
            <text:p>[[@79055]] <text:s/>I do often. do you have Instagram? follow @munizdilson @trilhandoemsc</text:p>
          </table:table-cell>
          <table:table-cell/>
        </table:table-row>
        <table:table-row table:style-name="ro1">
          <table:table-cell office:value-type="float" office:value="189319" calcext:value-type="float">
            <text:p>189319</text:p>
          </table:table-cell>
          <table:table-cell office:value-type="float" office:value="0" calcext:value-type="float">
            <text:p>0</text:p>
          </table:table-cell>
          <table:table-cell office:value-type="float" office:value="977799" calcext:value-type="float">
            <text:p>977799</text:p>
          </table:table-cell>
          <table:table-cell office:value-type="float" office:value="294717" calcext:value-type="float">
            <text:p>294717</text:p>
          </table:table-cell>
          <table:table-cell office:value-type="string" calcext:value-type="string">
            <text:p>Coorg known as Scotland of India with everlasting greenery around,my hometown,lots n lots of places to visit .rest I wud ask u to visit n u urself will start exploring. all u gotta do is jus step into coorg. best spot around is madikeri[[@136243]]</text:p>
          </table:table-cell>
          <table:table-cell/>
        </table:table-row>
        <table:table-row table:style-name="ro1">
          <table:table-cell office:value-type="float" office:value="203401" calcext:value-type="float">
            <text:p>203401</text:p>
          </table:table-cell>
          <table:table-cell office:value-type="float" office:value="0" calcext:value-type="float">
            <text:p>0</text:p>
          </table:table-cell>
          <table:table-cell office:value-type="float" office:value="1053345" calcext:value-type="float">
            <text:p>1053345</text:p>
          </table:table-cell>
          <table:table-cell office:value-type="float" office:value="45107" calcext:value-type="float">
            <text:p>45107</text:p>
          </table:table-cell>
          <table:table-cell office:value-type="string" calcext:value-type="string">
            <text:p>Hey, the title is so innovative!</text:p>
          </table:table-cell>
          <table:table-cell/>
        </table:table-row>
        <table:table-row table:style-name="ro1">
          <table:table-cell office:value-type="float" office:value="270656" calcext:value-type="float">
            <text:p>270656</text:p>
          </table:table-cell>
          <table:table-cell office:value-type="float" office:value="0" calcext:value-type="float">
            <text:p>0</text:p>
          </table:table-cell>
          <table:table-cell office:value-type="float" office:value="1406936" calcext:value-type="float">
            <text:p>1406936</text:p>
          </table:table-cell>
          <table:table-cell office:value-type="float" office:value="430369" calcext:value-type="float">
            <text:p>430369</text:p>
          </table:table-cell>
          <table:table-cell office:value-type="string" calcext:value-type="string">
            <text:p>[[@76274]] <text:s/>??Thanks!</text:p>
          </table:table-cell>
          <table:table-cell/>
        </table:table-row>
        <table:table-row table:style-name="ro1">
          <table:table-cell office:value-type="float" office:value="279895" calcext:value-type="float">
            <text:p>279895</text:p>
          </table:table-cell>
          <table:table-cell office:value-type="float" office:value="0" calcext:value-type="float">
            <text:p>0</text:p>
          </table:table-cell>
          <table:table-cell office:value-type="float" office:value="1466740" calcext:value-type="float">
            <text:p>1466740</text:p>
          </table:table-cell>
          <table:table-cell office:value-type="float" office:value="39557" calcext:value-type="float">
            <text:p>39557</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301426" calcext:value-type="float">
            <text:p>301426</text:p>
          </table:table-cell>
          <table:table-cell office:value-type="float" office:value="0" calcext:value-type="float">
            <text:p>0</text:p>
          </table:table-cell>
          <table:table-cell office:value-type="float" office:value="1591146" calcext:value-type="float">
            <text:p>1591146</text:p>
          </table:table-cell>
          <table:table-cell office:value-type="float" office:value="41186" calcext:value-type="float">
            <text:p>41186</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350548" calcext:value-type="float">
            <text:p>350548</text:p>
          </table:table-cell>
          <table:table-cell office:value-type="float" office:value="0" calcext:value-type="float">
            <text:p>0</text:p>
          </table:table-cell>
          <table:table-cell office:value-type="float" office:value="1889312" calcext:value-type="float">
            <text:p>1889312</text:p>
          </table:table-cell>
          <table:table-cell office:value-type="float" office:value="83759" calcext:value-type="float">
            <text:p>83759</text:p>
          </table:table-cell>
          <table:table-cell office:value-type="string" calcext:value-type="string">
            <text:p>Sahi khel gaye tum toh</text:p>
          </table:table-cell>
          <table:table-cell/>
        </table:table-row>
        <table:table-row table:style-name="ro1">
          <table:table-cell office:value-type="float" office:value="458569" calcext:value-type="float">
            <text:p>458569</text:p>
          </table:table-cell>
          <table:table-cell office:value-type="float" office:value="0" calcext:value-type="float">
            <text:p>0</text:p>
          </table:table-cell>
          <table:table-cell office:value-type="float" office:value="2539085" calcext:value-type="float">
            <text:p>2539085</text:p>
          </table:table-cell>
          <table:table-cell office:value-type="float" office:value="1649676" calcext:value-type="float">
            <text:p>1649676</text:p>
          </table:table-cell>
          <table:table-cell office:value-type="string" calcext:value-type="string">
            <text:p>[[@1]]</text:p>
          </table:table-cell>
          <table:table-cell/>
        </table:table-row>
        <table:table-row table:style-name="ro1">
          <table:table-cell office:value-type="float" office:value="11618" calcext:value-type="float">
            <text:p>11618</text:p>
          </table:table-cell>
          <table:table-cell office:value-type="float" office:value="8591" calcext:value-type="float">
            <text:p>8591</text:p>
          </table:table-cell>
          <table:table-cell office:value-type="float" office:value="0" calcext:value-type="float">
            <text:p>0</text:p>
          </table:table-cell>
          <table:table-cell office:value-type="float" office:value="129560" calcext:value-type="float">
            <text:p>129560</text:p>
          </table:table-cell>
          <table:table-cell office:value-type="string" calcext:value-type="string">
            <text:p>❤️</text:p>
          </table:table-cell>
          <table:table-cell/>
        </table:table-row>
        <table:table-row table:style-name="ro1">
          <table:table-cell office:value-type="float" office:value="22054" calcext:value-type="float">
            <text:p>22054</text:p>
          </table:table-cell>
          <table:table-cell office:value-type="float" office:value="0" calcext:value-type="float">
            <text:p>0</text:p>
          </table:table-cell>
          <table:table-cell office:value-type="float" office:value="593567" calcext:value-type="float">
            <text:p>593567</text:p>
          </table:table-cell>
          <table:table-cell office:value-type="float" office:value="177467" calcext:value-type="float">
            <text:p>177467</text:p>
          </table:table-cell>
          <table:table-cell office:value-type="string" calcext:value-type="string">
            <text:p>[[@50390]] thank you..</text:p>
          </table:table-cell>
          <table:table-cell/>
        </table:table-row>
        <table:table-row table:style-name="ro1">
          <table:table-cell office:value-type="float" office:value="24997" calcext:value-type="float">
            <text:p>24997</text:p>
          </table:table-cell>
          <table:table-cell office:value-type="float" office:value="0" calcext:value-type="float">
            <text:p>0</text:p>
          </table:table-cell>
          <table:table-cell office:value-type="float" office:value="600238" calcext:value-type="float">
            <text:p>600238</text:p>
          </table:table-cell>
          <table:table-cell office:value-type="float" office:value="171107" calcext:value-type="float">
            <text:p>171107</text:p>
          </table:table-cell>
          <table:table-cell office:value-type="string" calcext:value-type="string">
            <text:p>Just go for it you will find lot more to do there. Himachal is full of adventure try everything you could.</text:p>
          </table:table-cell>
          <table:table-cell/>
        </table:table-row>
        <table:table-row table:style-name="ro1">
          <table:table-cell office:value-type="float" office:value="72135" calcext:value-type="float">
            <text:p>72135</text:p>
          </table:table-cell>
          <table:table-cell office:value-type="float" office:value="0" calcext:value-type="float">
            <text:p>0</text:p>
          </table:table-cell>
          <table:table-cell office:value-type="float" office:value="711495" calcext:value-type="float">
            <text:p>711495</text:p>
          </table:table-cell>
          <table:table-cell office:value-type="float" office:value="82400" calcext:value-type="float">
            <text:p>82400</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56670" calcext:value-type="float">
            <text:p>156670</text:p>
          </table:table-cell>
          <table:table-cell office:value-type="float" office:value="0" calcext:value-type="float">
            <text:p>0</text:p>
          </table:table-cell>
          <table:table-cell office:value-type="float" office:value="906948" calcext:value-type="float">
            <text:p>906948</text:p>
          </table:table-cell>
          <table:table-cell office:value-type="float" office:value="87171" calcext:value-type="float">
            <text:p>87171</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66104" calcext:value-type="float">
            <text:p>166104</text:p>
          </table:table-cell>
          <table:table-cell office:value-type="float" office:value="0" calcext:value-type="float">
            <text:p>0</text:p>
          </table:table-cell>
          <table:table-cell office:value-type="float" office:value="731020" calcext:value-type="float">
            <text:p>731020</text:p>
          </table:table-cell>
          <table:table-cell office:value-type="float" office:value="279906" calcext:value-type="float">
            <text:p>279906</text:p>
          </table:table-cell>
          <table:table-cell office:value-type="string" calcext:value-type="string">
            <text:p>[[@215201]] <text:s/>but NH4 is crazy to hangout for Long ride</text:p>
          </table:table-cell>
          <table:table-cell/>
        </table:table-row>
        <table:table-row table:style-name="ro1">
          <table:table-cell office:value-type="float" office:value="171338" calcext:value-type="float">
            <text:p>171338</text:p>
          </table:table-cell>
          <table:table-cell office:value-type="float" office:value="0" calcext:value-type="float">
            <text:p>0</text:p>
          </table:table-cell>
          <table:table-cell office:value-type="float" office:value="951178" calcext:value-type="float">
            <text:p>951178</text:p>
          </table:table-cell>
          <table:table-cell office:value-type="float" office:value="286205" calcext:value-type="float">
            <text:p>286205</text:p>
          </table:table-cell>
          <table:table-cell office:value-type="string" calcext:value-type="string">
            <text:p>[[@77487]] trekking place depends what kind of trekking place you want ?</text:p>
          </table:table-cell>
          <table:table-cell/>
        </table:table-row>
        <table:table-row table:style-name="ro1">
          <table:table-cell office:value-type="float" office:value="188105" calcext:value-type="float">
            <text:p>188105</text:p>
          </table:table-cell>
          <table:table-cell office:value-type="float" office:value="0" calcext:value-type="float">
            <text:p>0</text:p>
          </table:table-cell>
          <table:table-cell office:value-type="float" office:value="240854" calcext:value-type="float">
            <text:p>240854</text:p>
          </table:table-cell>
          <table:table-cell office:value-type="float" office:value="99641" calcext:value-type="float">
            <text:p>99641</text:p>
          </table:table-cell>
          <table:table-cell office:value-type="string" calcext:value-type="string">
            <text:p>[[@49878]] Thankyou ♥️♥️♥️</text:p>
          </table:table-cell>
          <table:table-cell/>
        </table:table-row>
        <table:table-row table:style-name="ro1">
          <table:table-cell office:value-type="float" office:value="212745" calcext:value-type="float">
            <text:p>212745</text:p>
          </table:table-cell>
          <table:table-cell office:value-type="float" office:value="0" calcext:value-type="float">
            <text:p>0</text:p>
          </table:table-cell>
          <table:table-cell office:value-type="float" office:value="1095102" calcext:value-type="float">
            <text:p>1095102</text:p>
          </table:table-cell>
          <table:table-cell office:value-type="float" office:value="81868" calcext:value-type="float">
            <text:p>81868</text:p>
          </table:table-cell>
          <table:table-cell office:value-type="string" calcext:value-type="string">
            <text:p>Maa kaasam! maza aa gaya</text:p>
          </table:table-cell>
          <table:table-cell/>
        </table:table-row>
        <table:table-row table:style-name="ro1">
          <table:table-cell office:value-type="float" office:value="217096" calcext:value-type="float">
            <text:p>217096</text:p>
          </table:table-cell>
          <table:table-cell office:value-type="float" office:value="0" calcext:value-type="float">
            <text:p>0</text:p>
          </table:table-cell>
          <table:table-cell office:value-type="float" office:value="1115712" calcext:value-type="float">
            <text:p>1115712</text:p>
          </table:table-cell>
          <table:table-cell office:value-type="float" office:value="81060" calcext:value-type="float">
            <text:p>81060</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81129" calcext:value-type="float">
            <text:p>381129</text:p>
          </table:table-cell>
          <table:table-cell office:value-type="float" office:value="0" calcext:value-type="float">
            <text:p>0</text:p>
          </table:table-cell>
          <table:table-cell office:value-type="float" office:value="2217146" calcext:value-type="float">
            <text:p>2217146</text:p>
          </table:table-cell>
          <table:table-cell office:value-type="float" office:value="800480" calcext:value-type="float">
            <text:p>800480</text:p>
          </table:table-cell>
          <table:table-cell office:value-type="string" calcext:value-type="string">
            <text:p>Hi</text:p>
          </table:table-cell>
          <table:table-cell/>
        </table:table-row>
        <table:table-row table:style-name="ro1">
          <table:table-cell office:value-type="float" office:value="394002" calcext:value-type="float">
            <text:p>394002</text:p>
          </table:table-cell>
          <table:table-cell office:value-type="float" office:value="0" calcext:value-type="float">
            <text:p>0</text:p>
          </table:table-cell>
          <table:table-cell office:value-type="float" office:value="2276536" calcext:value-type="float">
            <text:p>2276536</text:p>
          </table:table-cell>
          <table:table-cell office:value-type="float" office:value="926273" calcext:value-type="float">
            <text:p>926273</text:p>
          </table:table-cell>
          <table:table-cell office:value-type="string" calcext:value-type="string">
            <text:p>Mast</text:p>
          </table:table-cell>
          <table:table-cell/>
        </table:table-row>
        <table:table-row table:style-name="ro1">
          <table:table-cell office:value-type="float" office:value="49340" calcext:value-type="float">
            <text:p>49340</text:p>
          </table:table-cell>
          <table:table-cell office:value-type="float" office:value="0" calcext:value-type="float">
            <text:p>0</text:p>
          </table:table-cell>
          <table:table-cell office:value-type="float" office:value="655933" calcext:value-type="float">
            <text:p>655933</text:p>
          </table:table-cell>
          <table:table-cell office:value-type="float" office:value="49431" calcext:value-type="float">
            <text:p>49431</text:p>
          </table:table-cell>
          <table:table-cell office:value-type="string" calcext:value-type="string">
            <text:p>Your image selection is excellent! good content too!</text:p>
          </table:table-cell>
          <table:table-cell/>
        </table:table-row>
        <table:table-row table:style-name="ro1">
          <table:table-cell office:value-type="float" office:value="89961" calcext:value-type="float">
            <text:p>89961</text:p>
          </table:table-cell>
          <table:table-cell office:value-type="float" office:value="0" calcext:value-type="float">
            <text:p>0</text:p>
          </table:table-cell>
          <table:table-cell office:value-type="float" office:value="752203" calcext:value-type="float">
            <text:p>752203</text:p>
          </table:table-cell>
          <table:table-cell office:value-type="float" office:value="20286" calcext:value-type="float">
            <text:p>2028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54791" calcext:value-type="float">
            <text:p>154791</text:p>
          </table:table-cell>
          <table:table-cell office:value-type="float" office:value="0" calcext:value-type="float">
            <text:p>0</text:p>
          </table:table-cell>
          <table:table-cell office:value-type="float" office:value="905055" calcext:value-type="float">
            <text:p>905055</text:p>
          </table:table-cell>
          <table:table-cell office:value-type="float" office:value="271595" calcext:value-type="float">
            <text:p>271595</text:p>
          </table:table-cell>
          <table:table-cell office:value-type="string" calcext:value-type="string">
            <text:p>[[@87343]] ?</text:p>
          </table:table-cell>
          <table:table-cell/>
        </table:table-row>
        <table:table-row table:style-name="ro1">
          <table:table-cell office:value-type="float" office:value="194035" calcext:value-type="float">
            <text:p>194035</text:p>
          </table:table-cell>
          <table:table-cell office:value-type="float" office:value="0" calcext:value-type="float">
            <text:p>0</text:p>
          </table:table-cell>
          <table:table-cell office:value-type="float" office:value="1006995" calcext:value-type="float">
            <text:p>1006995</text:p>
          </table:table-cell>
          <table:table-cell office:value-type="float" office:value="83870" calcext:value-type="float">
            <text:p>83870</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194370" calcext:value-type="float">
            <text:p>194370</text:p>
          </table:table-cell>
          <table:table-cell office:value-type="float" office:value="0" calcext:value-type="float">
            <text:p>0</text:p>
          </table:table-cell>
          <table:table-cell office:value-type="float" office:value="1007289" calcext:value-type="float">
            <text:p>1007289</text:p>
          </table:table-cell>
          <table:table-cell office:value-type="float" office:value="19573" calcext:value-type="float">
            <text:p>19573</text:p>
          </table:table-cell>
          <table:table-cell office:value-type="string" calcext:value-type="string">
            <text:p>Hey the trail is amazing, could you give some info?</text:p>
          </table:table-cell>
          <table:table-cell/>
        </table:table-row>
        <table:table-row table:style-name="ro1">
          <table:table-cell office:value-type="float" office:value="236738" calcext:value-type="float">
            <text:p>236738</text:p>
          </table:table-cell>
          <table:table-cell office:value-type="float" office:value="0" calcext:value-type="float">
            <text:p>0</text:p>
          </table:table-cell>
          <table:table-cell office:value-type="float" office:value="1192177" calcext:value-type="float">
            <text:p>1192177</text:p>
          </table:table-cell>
          <table:table-cell office:value-type="float" office:value="49636" calcext:value-type="float">
            <text:p>49636</text:p>
          </table:table-cell>
          <table:table-cell office:value-type="string" calcext:value-type="string">
            <text:p>This is one of the best trails I've gone through to be honest!</text:p>
          </table:table-cell>
          <table:table-cell/>
        </table:table-row>
        <table:table-row table:style-name="ro1">
          <table:table-cell office:value-type="float" office:value="244723" calcext:value-type="float">
            <text:p>244723</text:p>
          </table:table-cell>
          <table:table-cell office:value-type="float" office:value="0" calcext:value-type="float">
            <text:p>0</text:p>
          </table:table-cell>
          <table:table-cell office:value-type="float" office:value="1886" calcext:value-type="float">
            <text:p>1886</text:p>
          </table:table-cell>
          <table:table-cell office:value-type="float" office:value="369215" calcext:value-type="float">
            <text:p>369215</text:p>
          </table:table-cell>
          <table:table-cell office:value-type="string" calcext:value-type="string">
            <text:p>Hi</text:p>
          </table:table-cell>
          <table:table-cell/>
        </table:table-row>
        <table:table-row table:style-name="ro1">
          <table:table-cell office:value-type="float" office:value="292988" calcext:value-type="float">
            <text:p>292988</text:p>
          </table:table-cell>
          <table:table-cell office:value-type="float" office:value="0" calcext:value-type="float">
            <text:p>0</text:p>
          </table:table-cell>
          <table:table-cell office:value-type="float" office:value="1548432" calcext:value-type="float">
            <text:p>1548432</text:p>
          </table:table-cell>
          <table:table-cell office:value-type="float" office:value="19617" calcext:value-type="float">
            <text:p>19617</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26219" calcext:value-type="float">
            <text:p>326219</text:p>
          </table:table-cell>
          <table:table-cell office:value-type="float" office:value="0" calcext:value-type="float">
            <text:p>0</text:p>
          </table:table-cell>
          <table:table-cell office:value-type="float" office:value="708525" calcext:value-type="float">
            <text:p>708525</text:p>
          </table:table-cell>
          <table:table-cell office:value-type="float" office:value="84145" calcext:value-type="float">
            <text:p>84145</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37077" calcext:value-type="float">
            <text:p>337077</text:p>
          </table:table-cell>
          <table:table-cell office:value-type="float" office:value="0" calcext:value-type="float">
            <text:p>0</text:p>
          </table:table-cell>
          <table:table-cell office:value-type="float" office:value="1799250" calcext:value-type="float">
            <text:p>1799250</text:p>
          </table:table-cell>
          <table:table-cell office:value-type="float" office:value="43477" calcext:value-type="float">
            <text:p>43477</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409272" calcext:value-type="float">
            <text:p>409272</text:p>
          </table:table-cell>
          <table:table-cell office:value-type="float" office:value="0" calcext:value-type="float">
            <text:p>0</text:p>
          </table:table-cell>
          <table:table-cell office:value-type="float" office:value="2305372" calcext:value-type="float">
            <text:p>2305372</text:p>
          </table:table-cell>
          <table:table-cell office:value-type="float" office:value="1218568" calcext:value-type="float">
            <text:p>1218568</text:p>
          </table:table-cell>
          <table:table-cell office:value-type="string" calcext:value-type="string">
            <text:p>Gajab</text:p>
          </table:table-cell>
          <table:table-cell/>
        </table:table-row>
        <table:table-row table:style-name="ro1">
          <table:table-cell office:value-type="float" office:value="412187" calcext:value-type="float">
            <text:p>412187</text:p>
          </table:table-cell>
          <table:table-cell office:value-type="float" office:value="0" calcext:value-type="float">
            <text:p>0</text:p>
          </table:table-cell>
          <table:table-cell office:value-type="float" office:value="2317246" calcext:value-type="float">
            <text:p>2317246</text:p>
          </table:table-cell>
          <table:table-cell office:value-type="float" office:value="1301620" calcext:value-type="float">
            <text:p>1301620</text:p>
          </table:table-cell>
          <table:table-cell office:value-type="string" calcext:value-type="string">
            <text:p>Hi</text:p>
          </table:table-cell>
          <table:table-cell/>
        </table:table-row>
        <table:table-row table:style-name="ro1">
          <table:table-cell office:value-type="float" office:value="428541" calcext:value-type="float">
            <text:p>428541</text:p>
          </table:table-cell>
          <table:table-cell office:value-type="float" office:value="0" calcext:value-type="float">
            <text:p>0</text:p>
          </table:table-cell>
          <table:table-cell office:value-type="float" office:value="99230" calcext:value-type="float">
            <text:p>99230</text:p>
          </table:table-cell>
          <table:table-cell office:value-type="float" office:value="13447" calcext:value-type="float">
            <text:p>13447</text:p>
          </table:table-cell>
          <table:table-cell office:value-type="string" calcext:value-type="string">
            <text:p>loved the images</text:p>
          </table:table-cell>
          <table:table-cell/>
        </table:table-row>
        <table:table-row table:style-name="ro1">
          <table:table-cell office:value-type="float" office:value="7511" calcext:value-type="float">
            <text:p>7511</text:p>
          </table:table-cell>
          <table:table-cell office:value-type="float" office:value="0" calcext:value-type="float">
            <text:p>0</text:p>
          </table:table-cell>
          <table:table-cell office:value-type="float" office:value="226024" calcext:value-type="float">
            <text:p>226024</text:p>
          </table:table-cell>
          <table:table-cell office:value-type="float" office:value="94089" calcext:value-type="float">
            <text:p>94089</text:p>
          </table:table-cell>
          <table:table-cell office:value-type="string" calcext:value-type="string">
            <text:p>Search on wiki about Maheshwar.</text:p>
          </table:table-cell>
          <table:table-cell/>
        </table:table-row>
        <table:table-row table:style-name="ro1">
          <table:table-cell office:value-type="float" office:value="33116" calcext:value-type="float">
            <text:p>33116</text:p>
          </table:table-cell>
          <table:table-cell office:value-type="float" office:value="0" calcext:value-type="float">
            <text:p>0</text:p>
          </table:table-cell>
          <table:table-cell office:value-type="float" office:value="617621" calcext:value-type="float">
            <text:p>617621</text:p>
          </table:table-cell>
          <table:table-cell office:value-type="float" office:value="43592" calcext:value-type="float">
            <text:p>43592</text:p>
          </table:table-cell>
          <table:table-cell office:value-type="string" calcext:value-type="string">
            <text:p>Yeh picture toh blockbuster hai ekdum :D</text:p>
          </table:table-cell>
          <table:table-cell/>
        </table:table-row>
        <table:table-row table:style-name="ro1">
          <table:table-cell office:value-type="float" office:value="67940" calcext:value-type="float">
            <text:p>67940</text:p>
          </table:table-cell>
          <table:table-cell office:value-type="float" office:value="0" calcext:value-type="float">
            <text:p>0</text:p>
          </table:table-cell>
          <table:table-cell office:value-type="float" office:value="698684" calcext:value-type="float">
            <text:p>698684</text:p>
          </table:table-cell>
          <table:table-cell office:value-type="float" office:value="208349" calcext:value-type="float">
            <text:p>208349</text:p>
          </table:table-cell>
          <table:table-cell office:value-type="string" calcext:value-type="string">
            <text:p>[[@87772]] <text:s/>yes ?</text:p>
          </table:table-cell>
          <table:table-cell/>
        </table:table-row>
        <table:table-row table:style-name="ro1">
          <table:table-cell office:value-type="float" office:value="68901" calcext:value-type="float">
            <text:p>68901</text:p>
          </table:table-cell>
          <table:table-cell office:value-type="float" office:value="0" calcext:value-type="float">
            <text:p>0</text:p>
          </table:table-cell>
          <table:table-cell office:value-type="float" office:value="698926" calcext:value-type="float">
            <text:p>698926</text:p>
          </table:table-cell>
          <table:table-cell office:value-type="float" office:value="208415" calcext:value-type="float">
            <text:p>208415</text:p>
          </table:table-cell>
          <table:table-cell office:value-type="string" calcext:value-type="string">
            <text:p>[[@39679]] yes now season is good ,with coming summers its great</text:p>
          </table:table-cell>
          <table:table-cell/>
        </table:table-row>
        <table:table-row table:style-name="ro1">
          <table:table-cell office:value-type="float" office:value="77180" calcext:value-type="float">
            <text:p>77180</text:p>
          </table:table-cell>
          <table:table-cell office:value-type="float" office:value="0" calcext:value-type="float">
            <text:p>0</text:p>
          </table:table-cell>
          <table:table-cell office:value-type="float" office:value="717237" calcext:value-type="float">
            <text:p>717237</text:p>
          </table:table-cell>
          <table:table-cell office:value-type="float" office:value="79507" calcext:value-type="float">
            <text:p>79507</text:p>
          </table:table-cell>
          <table:table-cell office:value-type="string" calcext:value-type="string">
            <text:p>Hey what time of the year is best to visit this place?</text:p>
          </table:table-cell>
          <table:table-cell/>
        </table:table-row>
        <table:table-row table:style-name="ro1">
          <table:table-cell office:value-type="float" office:value="142284" calcext:value-type="float">
            <text:p>142284</text:p>
          </table:table-cell>
          <table:table-cell office:value-type="float" office:value="0" calcext:value-type="float">
            <text:p>0</text:p>
          </table:table-cell>
          <table:table-cell office:value-type="float" office:value="872397" calcext:value-type="float">
            <text:p>872397</text:p>
          </table:table-cell>
          <table:table-cell office:value-type="float" office:value="52784" calcext:value-type="float">
            <text:p>52784</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08433" calcext:value-type="float">
            <text:p>208433</text:p>
          </table:table-cell>
          <table:table-cell office:value-type="float" office:value="0" calcext:value-type="float">
            <text:p>0</text:p>
          </table:table-cell>
          <table:table-cell office:value-type="float" office:value="1069427" calcext:value-type="float">
            <text:p>1069427</text:p>
          </table:table-cell>
          <table:table-cell office:value-type="float" office:value="20349" calcext:value-type="float">
            <text:p>20349</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10530" calcext:value-type="float">
            <text:p>210530</text:p>
          </table:table-cell>
          <table:table-cell office:value-type="float" office:value="0" calcext:value-type="float">
            <text:p>0</text:p>
          </table:table-cell>
          <table:table-cell office:value-type="float" office:value="1074285" calcext:value-type="float">
            <text:p>1074285</text:p>
          </table:table-cell>
          <table:table-cell office:value-type="float" office:value="325652" calcext:value-type="float">
            <text:p>325652</text:p>
          </table:table-cell>
          <table:table-cell office:value-type="string" calcext:value-type="string">
            <text:p>How can I go their hmm??</text:p>
          </table:table-cell>
          <table:table-cell/>
        </table:table-row>
        <table:table-row table:style-name="ro1">
          <table:table-cell office:value-type="float" office:value="251278" calcext:value-type="float">
            <text:p>251278</text:p>
          </table:table-cell>
          <table:table-cell office:value-type="float" office:value="0" calcext:value-type="float">
            <text:p>0</text:p>
          </table:table-cell>
          <table:table-cell office:value-type="float" office:value="1065868" calcext:value-type="float">
            <text:p>1065868</text:p>
          </table:table-cell>
          <table:table-cell office:value-type="float" office:value="39913" calcext:value-type="float">
            <text:p>39913</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96485" calcext:value-type="float">
            <text:p>296485</text:p>
          </table:table-cell>
          <table:table-cell office:value-type="float" office:value="0" calcext:value-type="float">
            <text:p>0</text:p>
          </table:table-cell>
          <table:table-cell office:value-type="float" office:value="1566396" calcext:value-type="float">
            <text:p>1566396</text:p>
          </table:table-cell>
          <table:table-cell office:value-type="float" office:value="52558" calcext:value-type="float">
            <text:p>52558</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57300" calcext:value-type="float">
            <text:p>357300</text:p>
          </table:table-cell>
          <table:table-cell office:value-type="float" office:value="0" calcext:value-type="float">
            <text:p>0</text:p>
          </table:table-cell>
          <table:table-cell office:value-type="float" office:value="1964957" calcext:value-type="float">
            <text:p>1964957</text:p>
          </table:table-cell>
          <table:table-cell office:value-type="float" office:value="87445" calcext:value-type="float">
            <text:p>87445</text:p>
          </table:table-cell>
          <table:table-cell office:value-type="string" calcext:value-type="string">
            <text:p>aapke pass shabdo ko istemal karne ki kala hai</text:p>
          </table:table-cell>
          <table:table-cell/>
        </table:table-row>
        <table:table-row table:style-name="ro1">
          <table:table-cell office:value-type="float" office:value="389544" calcext:value-type="float">
            <text:p>389544</text:p>
          </table:table-cell>
          <table:table-cell office:value-type="float" office:value="0" calcext:value-type="float">
            <text:p>0</text:p>
          </table:table-cell>
          <table:table-cell office:value-type="float" office:value="1872649" calcext:value-type="float">
            <text:p>1872649</text:p>
          </table:table-cell>
          <table:table-cell office:value-type="float" office:value="926045" calcext:value-type="float">
            <text:p>926045</text:p>
          </table:table-cell>
          <table:table-cell office:value-type="string" calcext:value-type="string">
            <text:p>lovely</text:p>
          </table:table-cell>
          <table:table-cell/>
        </table:table-row>
        <table:table-row table:style-name="ro2">
          <table:table-cell office:value-type="float" office:value="9823" calcext:value-type="float">
            <text:p>9823</text:p>
          </table:table-cell>
          <table:table-cell office:value-type="float" office:value="0" calcext:value-type="float">
            <text:p>0</text:p>
          </table:table-cell>
          <table:table-cell office:value-type="float" office:value="408690" calcext:value-type="float">
            <text:p>408690</text:p>
          </table:table-cell>
          <table:table-cell office:value-type="float" office:value="114388" calcext:value-type="float">
            <text:p>114388</text:p>
          </table:table-cell>
          <table:table-cell office:value-type="string" calcext:value-type="string">
            <text:p>Picture can't be good without NATURE HELP </text:p>
            <text:p>-- CHECK OUT MY PROFILE IF U LIKE NATURE ????</text:p>
          </table:table-cell>
          <table:table-cell/>
        </table:table-row>
        <table:table-row table:style-name="ro1">
          <table:table-cell office:value-type="float" office:value="44176" calcext:value-type="float">
            <text:p>44176</text:p>
          </table:table-cell>
          <table:table-cell office:value-type="float" office:value="0" calcext:value-type="float">
            <text:p>0</text:p>
          </table:table-cell>
          <table:table-cell office:value-type="float" office:value="644182" calcext:value-type="float">
            <text:p>644182</text:p>
          </table:table-cell>
          <table:table-cell office:value-type="float" office:value="192469" calcext:value-type="float">
            <text:p>192469</text:p>
          </table:table-cell>
          <table:table-cell office:value-type="string" calcext:value-type="string">
            <text:p>Actually m new here..ill soon update more pictures and with detailed description</text:p>
          </table:table-cell>
          <table:table-cell/>
        </table:table-row>
        <table:table-row table:style-name="ro1">
          <table:table-cell office:value-type="float" office:value="75029" calcext:value-type="float">
            <text:p>75029</text:p>
          </table:table-cell>
          <table:table-cell office:value-type="float" office:value="0" calcext:value-type="float">
            <text:p>0</text:p>
          </table:table-cell>
          <table:table-cell office:value-type="float" office:value="704904" calcext:value-type="float">
            <text:p>704904</text:p>
          </table:table-cell>
          <table:table-cell office:value-type="float" office:value="110739" calcext:value-type="float">
            <text:p>110739</text:p>
          </table:table-cell>
          <table:table-cell office:value-type="string" calcext:value-type="string">
            <text:p>[[@1]]</text:p>
          </table:table-cell>
          <table:table-cell/>
        </table:table-row>
        <table:table-row table:style-name="ro1">
          <table:table-cell office:value-type="float" office:value="78852" calcext:value-type="float">
            <text:p>78852</text:p>
          </table:table-cell>
          <table:table-cell office:value-type="float" office:value="0" calcext:value-type="float">
            <text:p>0</text:p>
          </table:table-cell>
          <table:table-cell office:value-type="float" office:value="730507" calcext:value-type="float">
            <text:p>730507</text:p>
          </table:table-cell>
          <table:table-cell office:value-type="float" office:value="216746" calcext:value-type="float">
            <text:p>216746</text:p>
          </table:table-cell>
          <table:table-cell office:value-type="string" calcext:value-type="string">
            <text:p>Thanks BJ</text:p>
          </table:table-cell>
          <table:table-cell/>
        </table:table-row>
        <table:table-row table:style-name="ro1">
          <table:table-cell office:value-type="float" office:value="119638" calcext:value-type="float">
            <text:p>119638</text:p>
          </table:table-cell>
          <table:table-cell office:value-type="float" office:value="0" calcext:value-type="float">
            <text:p>0</text:p>
          </table:table-cell>
          <table:table-cell office:value-type="float" office:value="103079" calcext:value-type="float">
            <text:p>103079</text:p>
          </table:table-cell>
          <table:table-cell office:value-type="float" office:value="39500" calcext:value-type="float">
            <text:p>39500</text:p>
          </table:table-cell>
          <table:table-cell office:value-type="string" calcext:value-type="string">
            <text:p>Lage Raho Launde! Mast kaam kar rahe ho</text:p>
          </table:table-cell>
          <table:table-cell/>
        </table:table-row>
        <table:table-row table:style-name="ro2">
          <table:table-cell office:value-type="float" office:value="129420" calcext:value-type="float">
            <text:p>129420</text:p>
          </table:table-cell>
          <table:table-cell office:value-type="float" office:value="0" calcext:value-type="float">
            <text:p>0</text:p>
          </table:table-cell>
          <table:table-cell office:value-type="float" office:value="837565" calcext:value-type="float">
            <text:p>837565</text:p>
          </table:table-cell>
          <table:table-cell office:value-type="float" office:value="249959" calcext:value-type="float">
            <text:p>249959</text:p>
          </table:table-cell>
          <table:table-cell office:value-type="string" calcext:value-type="string">
            <text:p>[[@42913]]  as soon as I find something interesting .</text:p>
            <text:p>I guess by evening ?</text:p>
          </table:table-cell>
          <table:table-cell/>
        </table:table-row>
        <table:table-row table:style-name="ro1">
          <table:table-cell office:value-type="float" office:value="148412" calcext:value-type="float">
            <text:p>148412</text:p>
          </table:table-cell>
          <table:table-cell office:value-type="float" office:value="0" calcext:value-type="float">
            <text:p>0</text:p>
          </table:table-cell>
          <table:table-cell office:value-type="float" office:value="886070" calcext:value-type="float">
            <text:p>886070</text:p>
          </table:table-cell>
          <table:table-cell office:value-type="float" office:value="76390" calcext:value-type="float">
            <text:p>76390</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53661" calcext:value-type="float">
            <text:p>153661</text:p>
          </table:table-cell>
          <table:table-cell office:value-type="float" office:value="0" calcext:value-type="float">
            <text:p>0</text:p>
          </table:table-cell>
          <table:table-cell office:value-type="float" office:value="901467" calcext:value-type="float">
            <text:p>901467</text:p>
          </table:table-cell>
          <table:table-cell office:value-type="float" office:value="270388" calcext:value-type="float">
            <text:p>270388</text:p>
          </table:table-cell>
          <table:table-cell office:value-type="string" calcext:value-type="string">
            <text:p>Thank you [[@84404]] ❤️</text:p>
          </table:table-cell>
          <table:table-cell/>
        </table:table-row>
        <table:table-row table:style-name="ro1">
          <table:table-cell office:value-type="float" office:value="181031" calcext:value-type="float">
            <text:p>181031</text:p>
          </table:table-cell>
          <table:table-cell office:value-type="float" office:value="0" calcext:value-type="float">
            <text:p>0</text:p>
          </table:table-cell>
          <table:table-cell office:value-type="float" office:value="973436" calcext:value-type="float">
            <text:p>973436</text:p>
          </table:table-cell>
          <table:table-cell office:value-type="float" office:value="291700" calcext:value-type="float">
            <text:p>291700</text:p>
          </table:table-cell>
          <table:table-cell office:value-type="string" calcext:value-type="string">
            <text:p>[[@84545]] ❤️</text:p>
          </table:table-cell>
          <table:table-cell/>
        </table:table-row>
        <table:table-row table:style-name="ro1">
          <table:table-cell office:value-type="float" office:value="293866" calcext:value-type="float">
            <text:p>293866</text:p>
          </table:table-cell>
          <table:table-cell office:value-type="float" office:value="0" calcext:value-type="float">
            <text:p>0</text:p>
          </table:table-cell>
          <table:table-cell office:value-type="float" office:value="1554079" calcext:value-type="float">
            <text:p>1554079</text:p>
          </table:table-cell>
          <table:table-cell office:value-type="float" office:value="83891" calcext:value-type="float">
            <text:p>8389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64508" calcext:value-type="float">
            <text:p>364508</text:p>
          </table:table-cell>
          <table:table-cell office:value-type="float" office:value="0" calcext:value-type="float">
            <text:p>0</text:p>
          </table:table-cell>
          <table:table-cell office:value-type="float" office:value="2110930" calcext:value-type="float">
            <text:p>2110930</text:p>
          </table:table-cell>
          <table:table-cell office:value-type="float" office:value="20289" calcext:value-type="float">
            <text:p>20289</text:p>
          </table:table-cell>
          <table:table-cell office:value-type="string" calcext:value-type="string">
            <text:p>badhiya!</text:p>
          </table:table-cell>
          <table:table-cell/>
        </table:table-row>
        <table:table-row table:style-name="ro1">
          <table:table-cell office:value-type="float" office:value="376026" calcext:value-type="float">
            <text:p>376026</text:p>
          </table:table-cell>
          <table:table-cell office:value-type="float" office:value="0" calcext:value-type="float">
            <text:p>0</text:p>
          </table:table-cell>
          <table:table-cell office:value-type="float" office:value="2227632" calcext:value-type="float">
            <text:p>2227632</text:p>
          </table:table-cell>
          <table:table-cell office:value-type="float" office:value="42573" calcext:value-type="float">
            <text:p>42573</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5328" calcext:value-type="float">
            <text:p>5328</text:p>
          </table:table-cell>
          <table:table-cell office:value-type="float" office:value="0" calcext:value-type="float">
            <text:p>0</text:p>
          </table:table-cell>
          <table:table-cell office:value-type="float" office:value="128348" calcext:value-type="float">
            <text:p>128348</text:p>
          </table:table-cell>
          <table:table-cell office:value-type="float" office:value="33" calcext:value-type="float">
            <text:p>33</text:p>
          </table:table-cell>
          <table:table-cell office:value-type="string" calcext:value-type="string">
            <text:p>Hey Ameya, do share your story associated with this trip of yours as well. <text:s/>Would be interesting to go through it.</text:p>
          </table:table-cell>
          <table:table-cell/>
        </table:table-row>
        <table:table-row table:style-name="ro1">
          <table:table-cell office:value-type="float" office:value="59354" calcext:value-type="float">
            <text:p>59354</text:p>
          </table:table-cell>
          <table:table-cell office:value-type="float" office:value="0" calcext:value-type="float">
            <text:p>0</text:p>
          </table:table-cell>
          <table:table-cell office:value-type="float" office:value="592327" calcext:value-type="float">
            <text:p>592327</text:p>
          </table:table-cell>
          <table:table-cell office:value-type="float" office:value="177171" calcext:value-type="float">
            <text:p>177171</text:p>
          </table:table-cell>
          <table:table-cell office:value-type="string" calcext:value-type="string">
            <text:p>[[@1]]</text:p>
          </table:table-cell>
          <table:table-cell/>
        </table:table-row>
        <table:table-row table:style-name="ro1">
          <table:table-cell office:value-type="float" office:value="73680" calcext:value-type="float">
            <text:p>73680</text:p>
          </table:table-cell>
          <table:table-cell office:value-type="float" office:value="0" calcext:value-type="float">
            <text:p>0</text:p>
          </table:table-cell>
          <table:table-cell office:value-type="float" office:value="718520" calcext:value-type="float">
            <text:p>718520</text:p>
          </table:table-cell>
          <table:table-cell office:value-type="float" office:value="213604" calcext:value-type="float">
            <text:p>213604</text:p>
          </table:table-cell>
          <table:table-cell office:value-type="string" calcext:value-type="string">
            <text:p>[[@43314]] I always try and detail my travel experiences as much as I can !! Thanks ?</text:p>
          </table:table-cell>
          <table:table-cell/>
        </table:table-row>
        <table:table-row table:style-name="ro1">
          <table:table-cell office:value-type="float" office:value="121552" calcext:value-type="float">
            <text:p>121552</text:p>
          </table:table-cell>
          <table:table-cell office:value-type="float" office:value="0" calcext:value-type="float">
            <text:p>0</text:p>
          </table:table-cell>
          <table:table-cell office:value-type="float" office:value="25842" calcext:value-type="float">
            <text:p>25842</text:p>
          </table:table-cell>
          <table:table-cell office:value-type="float" office:value="42381" calcext:value-type="float">
            <text:p>42381</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99176" calcext:value-type="float">
            <text:p>199176</text:p>
          </table:table-cell>
          <table:table-cell office:value-type="float" office:value="0" calcext:value-type="float">
            <text:p>0</text:p>
          </table:table-cell>
          <table:table-cell office:value-type="float" office:value="1034255" calcext:value-type="float">
            <text:p>1034255</text:p>
          </table:table-cell>
          <table:table-cell office:value-type="float" office:value="49356" calcext:value-type="float">
            <text:p>49356</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231165" calcext:value-type="float">
            <text:p>231165</text:p>
          </table:table-cell>
          <table:table-cell office:value-type="float" office:value="0" calcext:value-type="float">
            <text:p>0</text:p>
          </table:table-cell>
          <table:table-cell office:value-type="float" office:value="1179813" calcext:value-type="float">
            <text:p>1179813</text:p>
          </table:table-cell>
          <table:table-cell office:value-type="float" office:value="45087" calcext:value-type="float">
            <text:p>45087</text:p>
          </table:table-cell>
          <table:table-cell office:value-type="string" calcext:value-type="string">
            <text:p>Hey, your pictures are so good! I wonder how to take the alternate route though. </text:p>
          </table:table-cell>
          <table:table-cell/>
        </table:table-row>
        <table:table-row table:style-name="ro3">
          <table:table-cell office:value-type="float" office:value="311818" calcext:value-type="float">
            <text:p>311818</text:p>
          </table:table-cell>
          <table:table-cell office:value-type="float" office:value="0" calcext:value-type="float">
            <text:p>0</text:p>
          </table:table-cell>
          <table:table-cell office:value-type="float" office:value="665880" calcext:value-type="float">
            <text:p>665880</text:p>
          </table:table-cell>
          <table:table-cell office:value-type="float" office:value="508489" calcext:value-type="float">
            <text:p>508489</text:p>
          </table:table-cell>
          <table:table-cell office:value-type="string" calcext:value-type="string">
            <text:p>Camera have better view than real eyes</text:p>
            <text:p>?</text:p>
            <text:p>Captured shots  are good.</text:p>
          </table:table-cell>
          <table:table-cell/>
        </table:table-row>
        <table:table-row table:style-name="ro1">
          <table:table-cell office:value-type="float" office:value="387659" calcext:value-type="float">
            <text:p>387659</text:p>
          </table:table-cell>
          <table:table-cell office:value-type="float" office:value="0" calcext:value-type="float">
            <text:p>0</text:p>
          </table:table-cell>
          <table:table-cell office:value-type="float" office:value="2174115" calcext:value-type="float">
            <text:p>2174115</text:p>
          </table:table-cell>
          <table:table-cell office:value-type="float" office:value="904546" calcext:value-type="float">
            <text:p>904546</text:p>
          </table:table-cell>
          <table:table-cell office:value-type="string" calcext:value-type="string">
            <text:p>??</text:p>
          </table:table-cell>
          <table:table-cell/>
        </table:table-row>
        <table:table-row table:style-name="ro1">
          <table:table-cell office:value-type="float" office:value="409180" calcext:value-type="float">
            <text:p>409180</text:p>
          </table:table-cell>
          <table:table-cell office:value-type="float" office:value="0" calcext:value-type="float">
            <text:p>0</text:p>
          </table:table-cell>
          <table:table-cell office:value-type="float" office:value="2288525" calcext:value-type="float">
            <text:p>2288525</text:p>
          </table:table-cell>
          <table:table-cell office:value-type="float" office:value="1215943" calcext:value-type="float">
            <text:p>1215943</text:p>
          </table:table-cell>
          <table:table-cell office:value-type="string" calcext:value-type="string">
            <text:p>Jii</text:p>
          </table:table-cell>
          <table:table-cell/>
        </table:table-row>
        <table:table-row table:style-name="ro1">
          <table:table-cell office:value-type="float" office:value="4202" calcext:value-type="float">
            <text:p>4202</text:p>
          </table:table-cell>
          <table:table-cell office:value-type="float" office:value="37468" calcext:value-type="float">
            <text:p>37468</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I love Teal Door Cafe. Btw, this is one awesome trail :)</text:p>
          </table:table-cell>
          <table:table-cell/>
        </table:table-row>
        <table:table-row table:style-name="ro1">
          <table:table-cell office:value-type="float" office:value="60490" calcext:value-type="float">
            <text:p>60490</text:p>
          </table:table-cell>
          <table:table-cell office:value-type="float" office:value="0" calcext:value-type="float">
            <text:p>0</text:p>
          </table:table-cell>
          <table:table-cell office:value-type="float" office:value="680336" calcext:value-type="float">
            <text:p>680336</text:p>
          </table:table-cell>
          <table:table-cell office:value-type="float" office:value="86305" calcext:value-type="float">
            <text:p>8630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77705" calcext:value-type="float">
            <text:p>77705</text:p>
          </table:table-cell>
          <table:table-cell office:value-type="float" office:value="0" calcext:value-type="float">
            <text:p>0</text:p>
          </table:table-cell>
          <table:table-cell office:value-type="float" office:value="727371" calcext:value-type="float">
            <text:p>727371</text:p>
          </table:table-cell>
          <table:table-cell office:value-type="float" office:value="86359" calcext:value-type="float">
            <text:p>86359</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91251" calcext:value-type="float">
            <text:p>91251</text:p>
          </table:table-cell>
          <table:table-cell office:value-type="float" office:value="0" calcext:value-type="float">
            <text:p>0</text:p>
          </table:table-cell>
          <table:table-cell office:value-type="float" office:value="748511" calcext:value-type="float">
            <text:p>748511</text:p>
          </table:table-cell>
          <table:table-cell office:value-type="float" office:value="222313" calcext:value-type="float">
            <text:p>222313</text:p>
          </table:table-cell>
          <table:table-cell office:value-type="string" calcext:value-type="string">
            <text:p>[[@19550]] tysm man !!</text:p>
          </table:table-cell>
          <table:table-cell/>
        </table:table-row>
        <table:table-row table:style-name="ro1">
          <table:table-cell office:value-type="float" office:value="233682" calcext:value-type="float">
            <text:p>233682</text:p>
          </table:table-cell>
          <table:table-cell office:value-type="float" office:value="0" calcext:value-type="float">
            <text:p>0</text:p>
          </table:table-cell>
          <table:table-cell office:value-type="float" office:value="1182706" calcext:value-type="float">
            <text:p>1182706</text:p>
          </table:table-cell>
          <table:table-cell office:value-type="float" office:value="78258" calcext:value-type="float">
            <text:p>78258</text:p>
          </table:table-cell>
          <table:table-cell office:value-type="string" calcext:value-type="string">
            <text:p>loved your stories! wondering what your next trail would be?</text:p>
          </table:table-cell>
          <table:table-cell/>
        </table:table-row>
        <table:table-row table:style-name="ro1">
          <table:table-cell office:value-type="float" office:value="309241" calcext:value-type="float">
            <text:p>309241</text:p>
          </table:table-cell>
          <table:table-cell office:value-type="float" office:value="0" calcext:value-type="float">
            <text:p>0</text:p>
          </table:table-cell>
          <table:table-cell office:value-type="float" office:value="1640300" calcext:value-type="float">
            <text:p>1640300</text:p>
          </table:table-cell>
          <table:table-cell office:value-type="float" office:value="135717" calcext:value-type="float">
            <text:p>135717</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34286" calcext:value-type="float">
            <text:p>334286</text:p>
          </table:table-cell>
          <table:table-cell office:value-type="float" office:value="0" calcext:value-type="float">
            <text:p>0</text:p>
          </table:table-cell>
          <table:table-cell office:value-type="float" office:value="1784388" calcext:value-type="float">
            <text:p>1784388</text:p>
          </table:table-cell>
          <table:table-cell office:value-type="float" office:value="45867" calcext:value-type="float">
            <text:p>45867</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34742" calcext:value-type="float">
            <text:p>334742</text:p>
          </table:table-cell>
          <table:table-cell office:value-type="float" office:value="0" calcext:value-type="float">
            <text:p>0</text:p>
          </table:table-cell>
          <table:table-cell office:value-type="float" office:value="1785713" calcext:value-type="float">
            <text:p>1785713</text:p>
          </table:table-cell>
          <table:table-cell office:value-type="float" office:value="45131" calcext:value-type="float">
            <text:p>45131</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46868" calcext:value-type="float">
            <text:p>346868</text:p>
          </table:table-cell>
          <table:table-cell office:value-type="float" office:value="0" calcext:value-type="float">
            <text:p>0</text:p>
          </table:table-cell>
          <table:table-cell office:value-type="float" office:value="1861831" calcext:value-type="float">
            <text:p>1861831</text:p>
          </table:table-cell>
          <table:table-cell office:value-type="float" office:value="83911" calcext:value-type="float">
            <text:p>8391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63003" calcext:value-type="float">
            <text:p>363003</text:p>
          </table:table-cell>
          <table:table-cell office:value-type="float" office:value="0" calcext:value-type="float">
            <text:p>0</text:p>
          </table:table-cell>
          <table:table-cell office:value-type="float" office:value="2081490" calcext:value-type="float">
            <text:p>2081490</text:p>
          </table:table-cell>
          <table:table-cell office:value-type="float" office:value="40036" calcext:value-type="float">
            <text:p>40036</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88188" calcext:value-type="float">
            <text:p>388188</text:p>
          </table:table-cell>
          <table:table-cell office:value-type="float" office:value="0" calcext:value-type="float">
            <text:p>0</text:p>
          </table:table-cell>
          <table:table-cell office:value-type="float" office:value="1874048" calcext:value-type="float">
            <text:p>1874048</text:p>
          </table:table-cell>
          <table:table-cell office:value-type="float" office:value="178142" calcext:value-type="float">
            <text:p>178142</text:p>
          </table:table-cell>
          <table:table-cell office:value-type="string" calcext:value-type="string">
            <text:p>I long to visit this astonishing place.?</text:p>
          </table:table-cell>
          <table:table-cell/>
        </table:table-row>
        <table:table-row table:style-name="ro1">
          <table:table-cell office:value-type="float" office:value="401896" calcext:value-type="float">
            <text:p>401896</text:p>
          </table:table-cell>
          <table:table-cell office:value-type="float" office:value="0" calcext:value-type="float">
            <text:p>0</text:p>
          </table:table-cell>
          <table:table-cell office:value-type="float" office:value="2295675" calcext:value-type="float">
            <text:p>2295675</text:p>
          </table:table-cell>
          <table:table-cell office:value-type="float" office:value="17667" calcext:value-type="float">
            <text:p>17667</text:p>
          </table:table-cell>
          <table:table-cell office:value-type="string" calcext:value-type="string">
            <text:p>Love this</text:p>
          </table:table-cell>
          <table:table-cell/>
        </table:table-row>
        <table:table-row table:style-name="ro1">
          <table:table-cell office:value-type="float" office:value="431026" calcext:value-type="float">
            <text:p>431026</text:p>
          </table:table-cell>
          <table:table-cell office:value-type="float" office:value="0" calcext:value-type="float">
            <text:p>0</text:p>
          </table:table-cell>
          <table:table-cell office:value-type="float" office:value="2308592" calcext:value-type="float">
            <text:p>2308592</text:p>
          </table:table-cell>
          <table:table-cell office:value-type="float" office:value="108471" calcext:value-type="float">
            <text:p>108471</text:p>
          </table:table-cell>
          <table:table-cell office:value-type="string" calcext:value-type="string">
            <text:p>[[@7642]] you should see them directly, then you will get to know</text:p>
          </table:table-cell>
          <table:table-cell/>
        </table:table-row>
        <table:table-row table:style-name="ro1">
          <table:table-cell office:value-type="float" office:value="9761" calcext:value-type="float">
            <text:p>9761</text:p>
          </table:table-cell>
          <table:table-cell office:value-type="float" office:value="0" calcext:value-type="float">
            <text:p>0</text:p>
          </table:table-cell>
          <table:table-cell office:value-type="float" office:value="343051" calcext:value-type="float">
            <text:p>343051</text:p>
          </table:table-cell>
          <table:table-cell office:value-type="float" office:value="105690" calcext:value-type="float">
            <text:p>105690</text:p>
          </table:table-cell>
          <table:table-cell office:value-type="string" calcext:value-type="string">
            <text:p>I don't know this place but it's surly not the right place, I've uploaded a photo of hogi falls, you can check out in my trail.</text:p>
          </table:table-cell>
          <table:table-cell/>
        </table:table-row>
        <table:table-row table:style-name="ro1">
          <table:table-cell office:value-type="float" office:value="40841" calcext:value-type="float">
            <text:p>40841</text:p>
          </table:table-cell>
          <table:table-cell office:value-type="float" office:value="0" calcext:value-type="float">
            <text:p>0</text:p>
          </table:table-cell>
          <table:table-cell office:value-type="float" office:value="408417" calcext:value-type="float">
            <text:p>408417</text:p>
          </table:table-cell>
          <table:table-cell office:value-type="float" office:value="79161" calcext:value-type="float">
            <text:p>79161</text:p>
          </table:table-cell>
          <table:table-cell office:value-type="string" calcext:value-type="string">
            <text:p>OMG! yeh mera India</text:p>
          </table:table-cell>
          <table:table-cell/>
        </table:table-row>
        <table:table-row table:style-name="ro1">
          <table:table-cell office:value-type="float" office:value="123867" calcext:value-type="float">
            <text:p>123867</text:p>
          </table:table-cell>
          <table:table-cell office:value-type="float" office:value="0" calcext:value-type="float">
            <text:p>0</text:p>
          </table:table-cell>
          <table:table-cell office:value-type="float" office:value="824586" calcext:value-type="float">
            <text:p>824586</text:p>
          </table:table-cell>
          <table:table-cell office:value-type="float" office:value="88252" calcext:value-type="float">
            <text:p>88252</text:p>
          </table:table-cell>
          <table:table-cell office:value-type="string" calcext:value-type="string">
            <text:p>Sahi khel gaye tum toh</text:p>
          </table:table-cell>
          <table:table-cell/>
        </table:table-row>
        <table:table-row table:style-name="ro1">
          <table:table-cell office:value-type="float" office:value="160971" calcext:value-type="float">
            <text:p>160971</text:p>
          </table:table-cell>
          <table:table-cell office:value-type="float" office:value="0" calcext:value-type="float">
            <text:p>0</text:p>
          </table:table-cell>
          <table:table-cell office:value-type="float" office:value="881793" calcext:value-type="float">
            <text:p>881793</text:p>
          </table:table-cell>
          <table:table-cell office:value-type="float" office:value="264075" calcext:value-type="float">
            <text:p>264075</text:p>
          </table:table-cell>
          <table:table-cell office:value-type="string" calcext:value-type="string">
            <text:p>[[@41116]] thanks dear</text:p>
          </table:table-cell>
          <table:table-cell/>
        </table:table-row>
        <table:table-row table:style-name="ro1">
          <table:table-cell office:value-type="float" office:value="447822" calcext:value-type="float">
            <text:p>447822</text:p>
          </table:table-cell>
          <table:table-cell office:value-type="float" office:value="0" calcext:value-type="float">
            <text:p>0</text:p>
          </table:table-cell>
          <table:table-cell office:value-type="float" office:value="2269162" calcext:value-type="float">
            <text:p>2269162</text:p>
          </table:table-cell>
          <table:table-cell office:value-type="float" office:value="1823567" calcext:value-type="float">
            <text:p>1823567</text:p>
          </table:table-cell>
          <table:table-cell office:value-type="string" calcext:value-type="string">
            <text:p>Hi</text:p>
          </table:table-cell>
          <table:table-cell/>
        </table:table-row>
        <table:table-row table:style-name="ro1">
          <table:table-cell office:value-type="float" office:value="463467" calcext:value-type="float">
            <text:p>463467</text:p>
          </table:table-cell>
          <table:table-cell office:value-type="float" office:value="0" calcext:value-type="float">
            <text:p>0</text:p>
          </table:table-cell>
          <table:table-cell office:value-type="float" office:value="1229315" calcext:value-type="float">
            <text:p>1229315</text:p>
          </table:table-cell>
          <table:table-cell office:value-type="float" office:value="2232521" calcext:value-type="float">
            <text:p>2232521</text:p>
          </table:table-cell>
          <table:table-cell office:value-type="string" calcext:value-type="string">
            <text:p>Hi</text:p>
          </table:table-cell>
          <table:table-cell/>
        </table:table-row>
        <table:table-row table:style-name="ro1">
          <table:table-cell office:value-type="float" office:value="197942" calcext:value-type="float">
            <text:p>197942</text:p>
          </table:table-cell>
          <table:table-cell office:value-type="float" office:value="0" calcext:value-type="float">
            <text:p>0</text:p>
          </table:table-cell>
          <table:table-cell office:value-type="float" office:value="983692" calcext:value-type="float">
            <text:p>983692</text:p>
          </table:table-cell>
          <table:table-cell office:value-type="float" office:value="310749" calcext:value-type="float">
            <text:p>310749</text:p>
          </table:table-cell>
          <table:table-cell office:value-type="string" calcext:value-type="string">
            <text:p>Hahahaha. Yeaa even i am interested..????</text:p>
          </table:table-cell>
          <table:table-cell/>
        </table:table-row>
        <table:table-row table:style-name="ro1">
          <table:table-cell office:value-type="float" office:value="217437" calcext:value-type="float">
            <text:p>217437</text:p>
          </table:table-cell>
          <table:table-cell office:value-type="float" office:value="0" calcext:value-type="float">
            <text:p>0</text:p>
          </table:table-cell>
          <table:table-cell office:value-type="float" office:value="1118820" calcext:value-type="float">
            <text:p>1118820</text:p>
          </table:table-cell>
          <table:table-cell office:value-type="float" office:value="45845" calcext:value-type="float">
            <text:p>45845</text:p>
          </table:table-cell>
          <table:table-cell office:value-type="string" calcext:value-type="string">
            <text:p>Awesome post! :)</text:p>
          </table:table-cell>
          <table:table-cell/>
        </table:table-row>
        <table:table-row table:style-name="ro1">
          <table:table-cell office:value-type="float" office:value="400342" calcext:value-type="float">
            <text:p>400342</text:p>
          </table:table-cell>
          <table:table-cell office:value-type="float" office:value="0" calcext:value-type="float">
            <text:p>0</text:p>
          </table:table-cell>
          <table:table-cell office:value-type="float" office:value="1004191" calcext:value-type="float">
            <text:p>1004191</text:p>
          </table:table-cell>
          <table:table-cell office:value-type="float" office:value="1374" calcext:value-type="float">
            <text:p>1374</text:p>
          </table:table-cell>
          <table:table-cell office:value-type="string" calcext:value-type="string">
            <text:p>in love with it</text:p>
          </table:table-cell>
          <table:table-cell/>
        </table:table-row>
        <table:table-row table:style-name="ro1">
          <table:table-cell office:value-type="float" office:value="447053" calcext:value-type="float">
            <text:p>447053</text:p>
          </table:table-cell>
          <table:table-cell office:value-type="float" office:value="0" calcext:value-type="float">
            <text:p>0</text:p>
          </table:table-cell>
          <table:table-cell office:value-type="float" office:value="2186708" calcext:value-type="float">
            <text:p>2186708</text:p>
          </table:table-cell>
          <table:table-cell office:value-type="float" office:value="1821961" calcext:value-type="float">
            <text:p>1821961</text:p>
          </table:table-cell>
          <table:table-cell office:value-type="string" calcext:value-type="string">
            <text:p>Hyy</text:p>
          </table:table-cell>
          <table:table-cell/>
        </table:table-row>
        <table:table-row table:style-name="ro1">
          <table:table-cell office:value-type="float" office:value="450819" calcext:value-type="float">
            <text:p>450819</text:p>
          </table:table-cell>
          <table:table-cell office:value-type="float" office:value="0" calcext:value-type="float">
            <text:p>0</text:p>
          </table:table-cell>
          <table:table-cell office:value-type="float" office:value="2274613" calcext:value-type="float">
            <text:p>2274613</text:p>
          </table:table-cell>
          <table:table-cell office:value-type="float" office:value="1858550" calcext:value-type="float">
            <text:p>1858550</text:p>
          </table:table-cell>
          <table:table-cell office:value-type="string" calcext:value-type="string">
            <text:p>https://www.talkfever.com/invite_details/index?id=Hoshiyar12</text:p>
          </table:table-cell>
          <table:table-cell/>
        </table:table-row>
        <table:table-row table:style-name="ro1">
          <table:table-cell office:value-type="float" office:value="464006" calcext:value-type="float">
            <text:p>464006</text:p>
          </table:table-cell>
          <table:table-cell office:value-type="float" office:value="0" calcext:value-type="float">
            <text:p>0</text:p>
          </table:table-cell>
          <table:table-cell office:value-type="float" office:value="2294291" calcext:value-type="float">
            <text:p>2294291</text:p>
          </table:table-cell>
          <table:table-cell office:value-type="float" office:value="2233884" calcext:value-type="float">
            <text:p>2233884</text:p>
          </table:table-cell>
          <table:table-cell office:value-type="string" calcext:value-type="string">
            <text:p>Hii</text:p>
          </table:table-cell>
          <table:table-cell/>
        </table:table-row>
        <table:table-row table:style-name="ro1">
          <table:table-cell office:value-type="float" office:value="237013" calcext:value-type="float">
            <text:p>237013</text:p>
          </table:table-cell>
          <table:table-cell office:value-type="float" office:value="0" calcext:value-type="float">
            <text:p>0</text:p>
          </table:table-cell>
          <table:table-cell office:value-type="float" office:value="1193235" calcext:value-type="float">
            <text:p>1193235</text:p>
          </table:table-cell>
          <table:table-cell office:value-type="float" office:value="86179" calcext:value-type="float">
            <text:p>86179</text:p>
          </table:table-cell>
          <table:table-cell office:value-type="string" calcext:value-type="string">
            <text:p>Great ?</text:p>
          </table:table-cell>
          <table:table-cell/>
        </table:table-row>
        <table:table-row table:style-name="ro1">
          <table:table-cell office:value-type="float" office:value="110435" calcext:value-type="float">
            <text:p>110435</text:p>
          </table:table-cell>
          <table:table-cell office:value-type="float" office:value="0" calcext:value-type="float">
            <text:p>0</text:p>
          </table:table-cell>
          <table:table-cell office:value-type="float" office:value="801044" calcext:value-type="float">
            <text:p>801044</text:p>
          </table:table-cell>
          <table:table-cell office:value-type="float" office:value="42642" calcext:value-type="float">
            <text:p>4264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05436" calcext:value-type="float">
            <text:p>205436</text:p>
          </table:table-cell>
          <table:table-cell office:value-type="float" office:value="0" calcext:value-type="float">
            <text:p>0</text:p>
          </table:table-cell>
          <table:table-cell office:value-type="float" office:value="1061408" calcext:value-type="float">
            <text:p>1061408</text:p>
          </table:table-cell>
          <table:table-cell office:value-type="float" office:value="86138" calcext:value-type="float">
            <text:p>86138</text:p>
          </table:table-cell>
          <table:table-cell office:value-type="string" calcext:value-type="string">
            <text:p>This is the best information I've got of this place!</text:p>
          </table:table-cell>
          <table:table-cell/>
        </table:table-row>
        <table:table-row table:style-name="ro1">
          <table:table-cell office:value-type="float" office:value="220592" calcext:value-type="float">
            <text:p>220592</text:p>
          </table:table-cell>
          <table:table-cell office:value-type="float" office:value="0" calcext:value-type="float">
            <text:p>0</text:p>
          </table:table-cell>
          <table:table-cell office:value-type="float" office:value="1134465" calcext:value-type="float">
            <text:p>1134465</text:p>
          </table:table-cell>
          <table:table-cell office:value-type="float" office:value="86329" calcext:value-type="float">
            <text:p>86329</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39698" calcext:value-type="float">
            <text:p>239698</text:p>
          </table:table-cell>
          <table:table-cell office:value-type="float" office:value="0" calcext:value-type="float">
            <text:p>0</text:p>
          </table:table-cell>
          <table:table-cell office:value-type="float" office:value="1201227" calcext:value-type="float">
            <text:p>1201227</text:p>
          </table:table-cell>
          <table:table-cell office:value-type="float" office:value="362691" calcext:value-type="float">
            <text:p>362691</text:p>
          </table:table-cell>
          <table:table-cell office:value-type="string" calcext:value-type="string">
            <text:p>[[@19779]] monsoon and winter is the best time to travel jst decide n enjoy your trip</text:p>
          </table:table-cell>
          <table:table-cell/>
        </table:table-row>
        <table:table-row table:style-name="ro1">
          <table:table-cell office:value-type="float" office:value="303138" calcext:value-type="float">
            <text:p>303138</text:p>
          </table:table-cell>
          <table:table-cell office:value-type="float" office:value="0" calcext:value-type="float">
            <text:p>0</text:p>
          </table:table-cell>
          <table:table-cell office:value-type="float" office:value="1595938" calcext:value-type="float">
            <text:p>1595938</text:p>
          </table:table-cell>
          <table:table-cell office:value-type="float" office:value="83424" calcext:value-type="float">
            <text:p>83424</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410175" calcext:value-type="float">
            <text:p>410175</text:p>
          </table:table-cell>
          <table:table-cell office:value-type="float" office:value="0" calcext:value-type="float">
            <text:p>0</text:p>
          </table:table-cell>
          <table:table-cell office:value-type="float" office:value="2317325" calcext:value-type="float">
            <text:p>2317325</text:p>
          </table:table-cell>
          <table:table-cell office:value-type="float" office:value="1249151" calcext:value-type="float">
            <text:p>1249151</text:p>
          </table:table-cell>
          <table:table-cell office:value-type="string" calcext:value-type="string">
            <text:p>Nice smile</text:p>
          </table:table-cell>
          <table:table-cell/>
        </table:table-row>
        <table:table-row table:style-name="ro1">
          <table:table-cell office:value-type="float" office:value="412666" calcext:value-type="float">
            <text:p>412666</text:p>
          </table:table-cell>
          <table:table-cell office:value-type="float" office:value="0" calcext:value-type="float">
            <text:p>0</text:p>
          </table:table-cell>
          <table:table-cell office:value-type="float" office:value="2340371" calcext:value-type="float">
            <text:p>2340371</text:p>
          </table:table-cell>
          <table:table-cell office:value-type="float" office:value="319124" calcext:value-type="float">
            <text:p>319124</text:p>
          </table:table-cell>
          <table:table-cell office:value-type="string" calcext:value-type="string">
            <text:p>Thanks' &amp; Same 2 u</text:p>
          </table:table-cell>
          <table:table-cell/>
        </table:table-row>
        <table:table-row table:style-name="ro1">
          <table:table-cell office:value-type="float" office:value="465016" calcext:value-type="float">
            <text:p>465016</text:p>
          </table:table-cell>
          <table:table-cell office:value-type="float" office:value="0" calcext:value-type="float">
            <text:p>0</text:p>
          </table:table-cell>
          <table:table-cell office:value-type="float" office:value="2262233" calcext:value-type="float">
            <text:p>2262233</text:p>
          </table:table-cell>
          <table:table-cell office:value-type="float" office:value="2238464" calcext:value-type="float">
            <text:p>2238464</text:p>
          </table:table-cell>
          <table:table-cell office:value-type="string" calcext:value-type="string">
            <text:p>F</text:p>
          </table:table-cell>
          <table:table-cell/>
        </table:table-row>
        <table:table-row table:style-name="ro1">
          <table:table-cell office:value-type="float" office:value="48540" calcext:value-type="float">
            <text:p>48540</text:p>
          </table:table-cell>
          <table:table-cell office:value-type="float" office:value="313091" calcext:value-type="float">
            <text:p>313091</text:p>
          </table:table-cell>
          <table:table-cell office:value-type="float" office:value="0" calcext:value-type="float">
            <text:p>0</text:p>
          </table:table-cell>
          <table:table-cell office:value-type="float" office:value="183818" calcext:value-type="float">
            <text:p>183818</text:p>
          </table:table-cell>
          <table:table-cell office:value-type="string" calcext:value-type="string">
            <text:p>[[@192308]] yeah ?</text:p>
          </table:table-cell>
          <table:table-cell/>
        </table:table-row>
        <table:table-row table:style-name="ro1">
          <table:table-cell office:value-type="float" office:value="133865" calcext:value-type="float">
            <text:p>133865</text:p>
          </table:table-cell>
          <table:table-cell office:value-type="float" office:value="0" calcext:value-type="float">
            <text:p>0</text:p>
          </table:table-cell>
          <table:table-cell office:value-type="float" office:value="633701" calcext:value-type="float">
            <text:p>633701</text:p>
          </table:table-cell>
          <table:table-cell office:value-type="float" office:value="252828" calcext:value-type="float">
            <text:p>252828</text:p>
          </table:table-cell>
          <table:table-cell office:value-type="string" calcext:value-type="string">
            <text:p>I visited there some three years ago and I have climbed the hill top u see from the waterfall the folded rock</text:p>
          </table:table-cell>
          <table:table-cell/>
        </table:table-row>
        <table:table-row table:style-name="ro1">
          <table:table-cell office:value-type="float" office:value="156862" calcext:value-type="float">
            <text:p>156862</text:p>
          </table:table-cell>
          <table:table-cell office:value-type="float" office:value="0" calcext:value-type="float">
            <text:p>0</text:p>
          </table:table-cell>
          <table:table-cell office:value-type="float" office:value="826100" calcext:value-type="float">
            <text:p>826100</text:p>
          </table:table-cell>
          <table:table-cell office:value-type="float" office:value="246402" calcext:value-type="float">
            <text:p>246402</text:p>
          </table:table-cell>
          <table:table-cell office:value-type="string" calcext:value-type="string">
            <text:p>It's out of Bangalore chinmay</text:p>
          </table:table-cell>
          <table:table-cell/>
        </table:table-row>
        <table:table-row table:style-name="ro1">
          <table:table-cell office:value-type="float" office:value="242109" calcext:value-type="float">
            <text:p>242109</text:p>
          </table:table-cell>
          <table:table-cell office:value-type="float" office:value="0" calcext:value-type="float">
            <text:p>0</text:p>
          </table:table-cell>
          <table:table-cell office:value-type="float" office:value="1206442" calcext:value-type="float">
            <text:p>1206442</text:p>
          </table:table-cell>
          <table:table-cell office:value-type="float" office:value="363829" calcext:value-type="float">
            <text:p>363829</text:p>
          </table:table-cell>
          <table:table-cell office:value-type="string" calcext:value-type="string">
            <text:p>Redmi Mi note 5 pro</text:p>
          </table:table-cell>
          <table:table-cell/>
        </table:table-row>
        <table:table-row table:style-name="ro1">
          <table:table-cell office:value-type="float" office:value="393160" calcext:value-type="float">
            <text:p>393160</text:p>
          </table:table-cell>
          <table:table-cell office:value-type="float" office:value="0" calcext:value-type="float">
            <text:p>0</text:p>
          </table:table-cell>
          <table:table-cell office:value-type="float" office:value="2285450" calcext:value-type="float">
            <text:p>2285450</text:p>
          </table:table-cell>
          <table:table-cell office:value-type="float" office:value="10875" calcext:value-type="float">
            <text:p>10875</text:p>
          </table:table-cell>
          <table:table-cell office:value-type="string" calcext:value-type="string">
            <text:p>Did the film premiere in The Berlin Film Festival?</text:p>
          </table:table-cell>
          <table:table-cell/>
        </table:table-row>
        <table:table-row table:style-name="ro1">
          <table:table-cell office:value-type="float" office:value="394539" calcext:value-type="float">
            <text:p>394539</text:p>
          </table:table-cell>
          <table:table-cell office:value-type="float" office:value="0" calcext:value-type="float">
            <text:p>0</text:p>
          </table:table-cell>
          <table:table-cell office:value-type="float" office:value="2287635" calcext:value-type="float">
            <text:p>2287635</text:p>
          </table:table-cell>
          <table:table-cell office:value-type="float" office:value="941654" calcext:value-type="float">
            <text:p>941654</text:p>
          </table:table-cell>
          <table:table-cell office:value-type="string" calcext:value-type="string">
            <text:p>Nice ji</text:p>
          </table:table-cell>
          <table:table-cell/>
        </table:table-row>
        <table:table-row table:style-name="ro1">
          <table:table-cell office:value-type="float" office:value="17207" calcext:value-type="float">
            <text:p>17207</text:p>
          </table:table-cell>
          <table:table-cell office:value-type="float" office:value="0" calcext:value-type="float">
            <text:p>0</text:p>
          </table:table-cell>
          <table:table-cell office:value-type="float" office:value="360776" calcext:value-type="float">
            <text:p>360776</text:p>
          </table:table-cell>
          <table:table-cell office:value-type="float" office:value="154662" calcext:value-type="float">
            <text:p>154662</text:p>
          </table:table-cell>
          <table:table-cell office:value-type="string" calcext:value-type="string">
            <text:p>That's my trail</text:p>
          </table:table-cell>
          <table:table-cell/>
        </table:table-row>
        <table:table-row table:style-name="ro1">
          <table:table-cell office:value-type="float" office:value="22820" calcext:value-type="float">
            <text:p>22820</text:p>
          </table:table-cell>
          <table:table-cell office:value-type="float" office:value="0" calcext:value-type="float">
            <text:p>0</text:p>
          </table:table-cell>
          <table:table-cell office:value-type="float" office:value="577361" calcext:value-type="float">
            <text:p>577361</text:p>
          </table:table-cell>
          <table:table-cell office:value-type="float" office:value="173024" calcext:value-type="float">
            <text:p>173024</text:p>
          </table:table-cell>
          <table:table-cell office:value-type="string" calcext:value-type="string">
            <text:p>[[@136074]] sure will be doing soon</text:p>
          </table:table-cell>
          <table:table-cell/>
        </table:table-row>
        <table:table-row table:style-name="ro1">
          <table:table-cell office:value-type="float" office:value="107475" calcext:value-type="float">
            <text:p>107475</text:p>
          </table:table-cell>
          <table:table-cell office:value-type="float" office:value="0" calcext:value-type="float">
            <text:p>0</text:p>
          </table:table-cell>
          <table:table-cell office:value-type="float" office:value="794031" calcext:value-type="float">
            <text:p>794031</text:p>
          </table:table-cell>
          <table:table-cell office:value-type="float" office:value="236335" calcext:value-type="float">
            <text:p>236335</text:p>
          </table:table-cell>
          <table:table-cell office:value-type="string" calcext:value-type="string">
            <text:p>Then what should be the content</text:p>
          </table:table-cell>
          <table:table-cell/>
        </table:table-row>
        <table:table-row table:style-name="ro1">
          <table:table-cell office:value-type="float" office:value="161048" calcext:value-type="float">
            <text:p>161048</text:p>
          </table:table-cell>
          <table:table-cell office:value-type="float" office:value="0" calcext:value-type="float">
            <text:p>0</text:p>
          </table:table-cell>
          <table:table-cell office:value-type="float" office:value="919386" calcext:value-type="float">
            <text:p>919386</text:p>
          </table:table-cell>
          <table:table-cell office:value-type="float" office:value="112362" calcext:value-type="float">
            <text:p>112362</text:p>
          </table:table-cell>
          <table:table-cell office:value-type="string" calcext:value-type="string">
            <text:p>[[@6802]].potdar.photography these places have different locations and and info like</text:p>
          </table:table-cell>
          <table:table-cell/>
        </table:table-row>
        <table:table-row table:style-name="ro1">
          <table:table-cell office:value-type="float" office:value="225475" calcext:value-type="float">
            <text:p>225475</text:p>
          </table:table-cell>
          <table:table-cell office:value-type="float" office:value="0" calcext:value-type="float">
            <text:p>0</text:p>
          </table:table-cell>
          <table:table-cell office:value-type="float" office:value="1163276" calcext:value-type="float">
            <text:p>1163276</text:p>
          </table:table-cell>
          <table:table-cell office:value-type="float" office:value="323375" calcext:value-type="float">
            <text:p>323375</text:p>
          </table:table-cell>
          <table:table-cell office:value-type="string" calcext:value-type="string">
            <text:p>[[@45624]] Thank you brother.</text:p>
          </table:table-cell>
          <table:table-cell/>
        </table:table-row>
        <table:table-row table:style-name="ro1">
          <table:table-cell office:value-type="float" office:value="252027" calcext:value-type="float">
            <text:p>252027</text:p>
          </table:table-cell>
          <table:table-cell office:value-type="float" office:value="0" calcext:value-type="float">
            <text:p>0</text:p>
          </table:table-cell>
          <table:table-cell office:value-type="float" office:value="1284176" calcext:value-type="float">
            <text:p>1284176</text:p>
          </table:table-cell>
          <table:table-cell office:value-type="float" office:value="84290" calcext:value-type="float">
            <text:p>84290</text:p>
          </table:table-cell>
          <table:table-cell office:value-type="string" calcext:value-type="string">
            <text:p>aapke pass shabdo ko istemal karne ki kala hai</text:p>
          </table:table-cell>
          <table:table-cell/>
        </table:table-row>
        <table:table-row table:style-name="ro1">
          <table:table-cell office:value-type="float" office:value="268888" calcext:value-type="float">
            <text:p>268888</text:p>
          </table:table-cell>
          <table:table-cell office:value-type="float" office:value="978335" calcext:value-type="float">
            <text:p>978335</text:p>
          </table:table-cell>
          <table:table-cell office:value-type="float" office:value="0" calcext:value-type="float">
            <text:p>0</text:p>
          </table:table-cell>
          <table:table-cell office:value-type="float" office:value="430608" calcext:value-type="float">
            <text:p>430608</text:p>
          </table:table-cell>
          <table:table-cell office:value-type="string" calcext:value-type="string">
            <text:p>nice view</text:p>
          </table:table-cell>
          <table:table-cell/>
        </table:table-row>
        <table:table-row table:style-name="ro1">
          <table:table-cell office:value-type="float" office:value="18116" calcext:value-type="float">
            <text:p>18116</text:p>
          </table:table-cell>
          <table:table-cell office:value-type="float" office:value="0" calcext:value-type="float">
            <text:p>0</text:p>
          </table:table-cell>
          <table:table-cell office:value-type="float" office:value="580647" calcext:value-type="float">
            <text:p>580647</text:p>
          </table:table-cell>
          <table:table-cell office:value-type="float" office:value="80480" calcext:value-type="float">
            <text:p>8048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42367" calcext:value-type="float">
            <text:p>42367</text:p>
          </table:table-cell>
          <table:table-cell office:value-type="float" office:value="0" calcext:value-type="float">
            <text:p>0</text:p>
          </table:table-cell>
          <table:table-cell office:value-type="float" office:value="638714" calcext:value-type="float">
            <text:p>638714</text:p>
          </table:table-cell>
          <table:table-cell office:value-type="float" office:value="85452" calcext:value-type="float">
            <text:p>8545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08004" calcext:value-type="float">
            <text:p>108004</text:p>
          </table:table-cell>
          <table:table-cell office:value-type="float" office:value="0" calcext:value-type="float">
            <text:p>0</text:p>
          </table:table-cell>
          <table:table-cell office:value-type="float" office:value="794910" calcext:value-type="float">
            <text:p>794910</text:p>
          </table:table-cell>
          <table:table-cell office:value-type="float" office:value="88110" calcext:value-type="float">
            <text:p>8811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39513" calcext:value-type="float">
            <text:p>139513</text:p>
          </table:table-cell>
          <table:table-cell office:value-type="float" office:value="0" calcext:value-type="float">
            <text:p>0</text:p>
          </table:table-cell>
          <table:table-cell office:value-type="float" office:value="865629" calcext:value-type="float">
            <text:p>865629</text:p>
          </table:table-cell>
          <table:table-cell office:value-type="float" office:value="85115" calcext:value-type="float">
            <text:p>8511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40192" calcext:value-type="float">
            <text:p>140192</text:p>
          </table:table-cell>
          <table:table-cell office:value-type="float" office:value="0" calcext:value-type="float">
            <text:p>0</text:p>
          </table:table-cell>
          <table:table-cell office:value-type="float" office:value="867414" calcext:value-type="float">
            <text:p>867414</text:p>
          </table:table-cell>
          <table:table-cell office:value-type="float" office:value="82715" calcext:value-type="float">
            <text:p>82715</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98957" calcext:value-type="float">
            <text:p>298957</text:p>
          </table:table-cell>
          <table:table-cell office:value-type="float" office:value="0" calcext:value-type="float">
            <text:p>0</text:p>
          </table:table-cell>
          <table:table-cell office:value-type="float" office:value="1565308" calcext:value-type="float">
            <text:p>1565308</text:p>
          </table:table-cell>
          <table:table-cell office:value-type="float" office:value="481919" calcext:value-type="float">
            <text:p>481919</text:p>
          </table:table-cell>
          <table:table-cell office:value-type="string" calcext:value-type="string">
            <text:p>[[@78794]] hey hi..I dun trek as such..but ya there are places here near Mumbai..it's lonavala..and karjat side..</text:p>
          </table:table-cell>
          <table:table-cell/>
        </table:table-row>
        <table:table-row table:style-name="ro1">
          <table:table-cell office:value-type="float" office:value="318587" calcext:value-type="float">
            <text:p>318587</text:p>
          </table:table-cell>
          <table:table-cell office:value-type="float" office:value="0" calcext:value-type="float">
            <text:p>0</text:p>
          </table:table-cell>
          <table:table-cell office:value-type="float" office:value="1695948" calcext:value-type="float">
            <text:p>1695948</text:p>
          </table:table-cell>
          <table:table-cell office:value-type="float" office:value="43201" calcext:value-type="float">
            <text:p>43201</text:p>
          </table:table-cell>
          <table:table-cell office:value-type="string" calcext:value-type="string">
            <text:p>luvd it..❤️❤️❤️❤️</text:p>
          </table:table-cell>
          <table:table-cell/>
        </table:table-row>
        <table:table-row table:style-name="ro1">
          <table:table-cell office:value-type="float" office:value="366701" calcext:value-type="float">
            <text:p>366701</text:p>
          </table:table-cell>
          <table:table-cell office:value-type="float" office:value="0" calcext:value-type="float">
            <text:p>0</text:p>
          </table:table-cell>
          <table:table-cell office:value-type="float" office:value="2135787" calcext:value-type="float">
            <text:p>2135787</text:p>
          </table:table-cell>
          <table:table-cell office:value-type="float" office:value="41558" calcext:value-type="float">
            <text:p>4155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82485" calcext:value-type="float">
            <text:p>382485</text:p>
          </table:table-cell>
          <table:table-cell office:value-type="float" office:value="0" calcext:value-type="float">
            <text:p>0</text:p>
          </table:table-cell>
          <table:table-cell office:value-type="float" office:value="2234876" calcext:value-type="float">
            <text:p>2234876</text:p>
          </table:table-cell>
          <table:table-cell office:value-type="float" office:value="832584" calcext:value-type="float">
            <text:p>832584</text:p>
          </table:table-cell>
          <table:table-cell office:value-type="string" calcext:value-type="string">
            <text:p>Gazabb</text:p>
          </table:table-cell>
          <table:table-cell/>
        </table:table-row>
        <table:table-row table:style-name="ro1">
          <table:table-cell office:value-type="float" office:value="428977" calcext:value-type="float">
            <text:p>428977</text:p>
          </table:table-cell>
          <table:table-cell office:value-type="float" office:value="0" calcext:value-type="float">
            <text:p>0</text:p>
          </table:table-cell>
          <table:table-cell office:value-type="float" office:value="312628" calcext:value-type="float">
            <text:p>312628</text:p>
          </table:table-cell>
          <table:table-cell office:value-type="float" office:value="28281" calcext:value-type="float">
            <text:p>28281</text:p>
          </table:table-cell>
          <table:table-cell office:value-type="string" calcext:value-type="string">
            <text:p>loved the photos</text:p>
          </table:table-cell>
          <table:table-cell/>
        </table:table-row>
        <table:table-row table:style-name="ro1">
          <table:table-cell office:value-type="float" office:value="12253" calcext:value-type="float">
            <text:p>12253</text:p>
          </table:table-cell>
          <table:table-cell office:value-type="float" office:value="0" calcext:value-type="float">
            <text:p>0</text:p>
          </table:table-cell>
          <table:table-cell office:value-type="float" office:value="435075" calcext:value-type="float">
            <text:p>435075</text:p>
          </table:table-cell>
          <table:table-cell office:value-type="float" office:value="7843" calcext:value-type="float">
            <text:p>7843</text:p>
          </table:table-cell>
          <table:table-cell office:value-type="string" calcext:value-type="string">
            <text:p>beautiful photos!!</text:p>
          </table:table-cell>
          <table:table-cell/>
        </table:table-row>
        <table:table-row table:style-name="ro1">
          <table:table-cell office:value-type="float" office:value="34766" calcext:value-type="float">
            <text:p>34766</text:p>
          </table:table-cell>
          <table:table-cell office:value-type="float" office:value="0" calcext:value-type="float">
            <text:p>0</text:p>
          </table:table-cell>
          <table:table-cell office:value-type="float" office:value="520563" calcext:value-type="float">
            <text:p>520563</text:p>
          </table:table-cell>
          <table:table-cell office:value-type="float" office:value="45127" calcext:value-type="float">
            <text:p>45127</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8610" calcext:value-type="float">
            <text:p>38610</text:p>
          </table:table-cell>
          <table:table-cell office:value-type="float" office:value="0" calcext:value-type="float">
            <text:p>0</text:p>
          </table:table-cell>
          <table:table-cell office:value-type="float" office:value="632359" calcext:value-type="float">
            <text:p>632359</text:p>
          </table:table-cell>
          <table:table-cell office:value-type="float" office:value="87179" calcext:value-type="float">
            <text:p>87179</text:p>
          </table:table-cell>
          <table:table-cell office:value-type="string" calcext:value-type="string">
            <text:p>Amazing trail, could share some videos of the same</text:p>
          </table:table-cell>
          <table:table-cell/>
        </table:table-row>
        <table:table-row table:style-name="ro1">
          <table:table-cell office:value-type="float" office:value="67933" calcext:value-type="float">
            <text:p>67933</text:p>
          </table:table-cell>
          <table:table-cell office:value-type="float" office:value="0" calcext:value-type="float">
            <text:p>0</text:p>
          </table:table-cell>
          <table:table-cell office:value-type="float" office:value="696280" calcext:value-type="float">
            <text:p>696280</text:p>
          </table:table-cell>
          <table:table-cell office:value-type="float" office:value="84548" calcext:value-type="float">
            <text:p>84548</text:p>
          </table:table-cell>
          <table:table-cell office:value-type="string" calcext:value-type="string">
            <text:p>I would love to see your videos of this place!</text:p>
          </table:table-cell>
          <table:table-cell/>
        </table:table-row>
        <table:table-row table:style-name="ro1">
          <table:table-cell office:value-type="float" office:value="108765" calcext:value-type="float">
            <text:p>108765</text:p>
          </table:table-cell>
          <table:table-cell office:value-type="float" office:value="0" calcext:value-type="float">
            <text:p>0</text:p>
          </table:table-cell>
          <table:table-cell office:value-type="float" office:value="195619" calcext:value-type="float">
            <text:p>195619</text:p>
          </table:table-cell>
          <table:table-cell office:value-type="float" office:value="235635" calcext:value-type="float">
            <text:p>235635</text:p>
          </table:table-cell>
          <table:table-cell office:value-type="string" calcext:value-type="string">
            <text:p>Superb???</text:p>
          </table:table-cell>
          <table:table-cell/>
        </table:table-row>
        <table:table-row table:style-name="ro1">
          <table:table-cell office:value-type="float" office:value="122158" calcext:value-type="float">
            <text:p>122158</text:p>
          </table:table-cell>
          <table:table-cell office:value-type="float" office:value="0" calcext:value-type="float">
            <text:p>0</text:p>
          </table:table-cell>
          <table:table-cell office:value-type="float" office:value="819941" calcext:value-type="float">
            <text:p>819941</text:p>
          </table:table-cell>
          <table:table-cell office:value-type="float" office:value="77618" calcext:value-type="float">
            <text:p>7761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55846" calcext:value-type="float">
            <text:p>155846</text:p>
          </table:table-cell>
          <table:table-cell office:value-type="float" office:value="0" calcext:value-type="float">
            <text:p>0</text:p>
          </table:table-cell>
          <table:table-cell office:value-type="float" office:value="905675" calcext:value-type="float">
            <text:p>905675</text:p>
          </table:table-cell>
          <table:table-cell office:value-type="float" office:value="136216" calcext:value-type="float">
            <text:p>136216</text:p>
          </table:table-cell>
          <table:table-cell office:value-type="string" calcext:value-type="string">
            <text:p>The title was superb! The content was a little dreary!</text:p>
          </table:table-cell>
          <table:table-cell/>
        </table:table-row>
        <table:table-row table:style-name="ro1">
          <table:table-cell office:value-type="float" office:value="199593" calcext:value-type="float">
            <text:p>199593</text:p>
          </table:table-cell>
          <table:table-cell office:value-type="float" office:value="0" calcext:value-type="float">
            <text:p>0</text:p>
          </table:table-cell>
          <table:table-cell office:value-type="float" office:value="1035133" calcext:value-type="float">
            <text:p>1035133</text:p>
          </table:table-cell>
          <table:table-cell office:value-type="float" office:value="18470" calcext:value-type="float">
            <text:p>18470</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15928" calcext:value-type="float">
            <text:p>215928</text:p>
          </table:table-cell>
          <table:table-cell office:value-type="float" office:value="0" calcext:value-type="float">
            <text:p>0</text:p>
          </table:table-cell>
          <table:table-cell office:value-type="float" office:value="1110150" calcext:value-type="float">
            <text:p>1110150</text:p>
          </table:table-cell>
          <table:table-cell office:value-type="float" office:value="334430" calcext:value-type="float">
            <text:p>334430</text:p>
          </table:table-cell>
          <table:table-cell office:value-type="string" calcext:value-type="string">
            <text:p>[[@42816]] thanks soon. ?</text:p>
          </table:table-cell>
          <table:table-cell/>
        </table:table-row>
        <table:table-row table:style-name="ro1">
          <table:table-cell office:value-type="float" office:value="427640" calcext:value-type="float">
            <text:p>427640</text:p>
          </table:table-cell>
          <table:table-cell office:value-type="float" office:value="0" calcext:value-type="float">
            <text:p>0</text:p>
          </table:table-cell>
          <table:table-cell office:value-type="float" office:value="54226" calcext:value-type="float">
            <text:p>54226</text:p>
          </table:table-cell>
          <table:table-cell office:value-type="float" office:value="1278" calcext:value-type="float">
            <text:p>1278</text:p>
          </table:table-cell>
          <table:table-cell office:value-type="string" calcext:value-type="string">
            <text:p>amazing</text:p>
          </table:table-cell>
          <table:table-cell/>
        </table:table-row>
        <table:table-row table:style-name="ro1">
          <table:table-cell office:value-type="float" office:value="442611" calcext:value-type="float">
            <text:p>442611</text:p>
          </table:table-cell>
          <table:table-cell office:value-type="float" office:value="0" calcext:value-type="float">
            <text:p>0</text:p>
          </table:table-cell>
          <table:table-cell office:value-type="float" office:value="921366" calcext:value-type="float">
            <text:p>921366</text:p>
          </table:table-cell>
          <table:table-cell office:value-type="float" office:value="1712718" calcext:value-type="float">
            <text:p>1712718</text:p>
          </table:table-cell>
          <table:table-cell office:value-type="string" calcext:value-type="string">
            <text:p>I love you</text:p>
          </table:table-cell>
          <table:table-cell/>
        </table:table-row>
        <table:table-row table:style-name="ro1">
          <table:table-cell office:value-type="float" office:value="52179" calcext:value-type="float">
            <text:p>52179</text:p>
          </table:table-cell>
          <table:table-cell office:value-type="float" office:value="323919" calcext:value-type="float">
            <text:p>323919</text:p>
          </table:table-cell>
          <table:table-cell office:value-type="float" office:value="0" calcext:value-type="float">
            <text:p>0</text:p>
          </table:table-cell>
          <table:table-cell office:value-type="float" office:value="10477" calcext:value-type="float">
            <text:p>10477</text:p>
          </table:table-cell>
          <table:table-cell office:value-type="string" calcext:value-type="string">
            <text:p>Superb</text:p>
          </table:table-cell>
          <table:table-cell/>
        </table:table-row>
        <table:table-row table:style-name="ro1">
          <table:table-cell office:value-type="float" office:value="200346" calcext:value-type="float">
            <text:p>200346</text:p>
          </table:table-cell>
          <table:table-cell office:value-type="float" office:value="0" calcext:value-type="float">
            <text:p>0</text:p>
          </table:table-cell>
          <table:table-cell office:value-type="float" office:value="1038859" calcext:value-type="float">
            <text:p>1038859</text:p>
          </table:table-cell>
          <table:table-cell office:value-type="float" office:value="42577" calcext:value-type="float">
            <text:p>42577</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48117" calcext:value-type="float">
            <text:p>248117</text:p>
          </table:table-cell>
          <table:table-cell office:value-type="float" office:value="0" calcext:value-type="float">
            <text:p>0</text:p>
          </table:table-cell>
          <table:table-cell office:value-type="float" office:value="1249080" calcext:value-type="float">
            <text:p>1249080</text:p>
          </table:table-cell>
          <table:table-cell office:value-type="float" office:value="371992" calcext:value-type="float">
            <text:p>371992</text:p>
          </table:table-cell>
          <table:table-cell office:value-type="string" calcext:value-type="string">
            <text:p>[[@78600]] #thank you</text:p>
          </table:table-cell>
          <table:table-cell/>
        </table:table-row>
        <table:table-row table:style-name="ro1">
          <table:table-cell office:value-type="float" office:value="264398" calcext:value-type="float">
            <text:p>264398</text:p>
          </table:table-cell>
          <table:table-cell office:value-type="float" office:value="0" calcext:value-type="float">
            <text:p>0</text:p>
          </table:table-cell>
          <table:table-cell office:value-type="float" office:value="1370254" calcext:value-type="float">
            <text:p>1370254</text:p>
          </table:table-cell>
          <table:table-cell office:value-type="float" office:value="420272" calcext:value-type="float">
            <text:p>420272</text:p>
          </table:table-cell>
          <table:table-cell office:value-type="string" calcext:value-type="string">
            <text:p>[[@79477]] ya I've been to more places here ?</text:p>
          </table:table-cell>
          <table:table-cell/>
        </table:table-row>
        <table:table-row table:style-name="ro1">
          <table:table-cell office:value-type="float" office:value="272909" calcext:value-type="float">
            <text:p>272909</text:p>
          </table:table-cell>
          <table:table-cell office:value-type="float" office:value="0" calcext:value-type="float">
            <text:p>0</text:p>
          </table:table-cell>
          <table:table-cell office:value-type="float" office:value="1425424" calcext:value-type="float">
            <text:p>1425424</text:p>
          </table:table-cell>
          <table:table-cell office:value-type="float" office:value="79892" calcext:value-type="float">
            <text:p>7989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98671" calcext:value-type="float">
            <text:p>298671</text:p>
          </table:table-cell>
          <table:table-cell office:value-type="float" office:value="0" calcext:value-type="float">
            <text:p>0</text:p>
          </table:table-cell>
          <table:table-cell office:value-type="float" office:value="1578782" calcext:value-type="float">
            <text:p>1578782</text:p>
          </table:table-cell>
          <table:table-cell office:value-type="float" office:value="486161" calcext:value-type="float">
            <text:p>486161</text:p>
          </table:table-cell>
          <table:table-cell office:value-type="string" calcext:value-type="string">
            <text:p>Sure Thanks:)</text:p>
          </table:table-cell>
          <table:table-cell/>
        </table:table-row>
        <table:table-row table:style-name="ro1">
          <table:table-cell office:value-type="float" office:value="356766" calcext:value-type="float">
            <text:p>356766</text:p>
          </table:table-cell>
          <table:table-cell office:value-type="float" office:value="0" calcext:value-type="float">
            <text:p>0</text:p>
          </table:table-cell>
          <table:table-cell office:value-type="float" office:value="1871256" calcext:value-type="float">
            <text:p>1871256</text:p>
          </table:table-cell>
          <table:table-cell office:value-type="float" office:value="602829" calcext:value-type="float">
            <text:p>602829</text:p>
          </table:table-cell>
          <table:table-cell office:value-type="string" calcext:value-type="string">
            <text:p>Very beautiful</text:p>
          </table:table-cell>
          <table:table-cell/>
        </table:table-row>
        <table:table-row table:style-name="ro1">
          <table:table-cell office:value-type="float" office:value="363618" calcext:value-type="float">
            <text:p>363618</text:p>
          </table:table-cell>
          <table:table-cell office:value-type="float" office:value="0" calcext:value-type="float">
            <text:p>0</text:p>
          </table:table-cell>
          <table:table-cell office:value-type="float" office:value="2092819" calcext:value-type="float">
            <text:p>2092819</text:p>
          </table:table-cell>
          <table:table-cell office:value-type="float" office:value="658060" calcext:value-type="float">
            <text:p>658060</text:p>
          </table:table-cell>
          <table:table-cell office:value-type="string" calcext:value-type="string">
            <text:p>[[@78131]] visit this place only Feb-Jun skip July august due to Rain Sep-Nov</text:p>
          </table:table-cell>
          <table:table-cell/>
        </table:table-row>
        <table:table-row table:style-name="ro1">
          <table:table-cell office:value-type="float" office:value="370008" calcext:value-type="float">
            <text:p>370008</text:p>
          </table:table-cell>
          <table:table-cell office:value-type="float" office:value="0" calcext:value-type="float">
            <text:p>0</text:p>
          </table:table-cell>
          <table:table-cell office:value-type="float" office:value="783661" calcext:value-type="float">
            <text:p>783661</text:p>
          </table:table-cell>
          <table:table-cell office:value-type="float" office:value="691407" calcext:value-type="float">
            <text:p>691407</text:p>
          </table:table-cell>
          <table:table-cell office:value-type="string" calcext:value-type="string">
            <text:p>This looks so taste,great click?????</text:p>
          </table:table-cell>
          <table:table-cell/>
        </table:table-row>
        <table:table-row table:style-name="ro1">
          <table:table-cell office:value-type="float" office:value="141489" calcext:value-type="float">
            <text:p>141489</text:p>
          </table:table-cell>
          <table:table-cell office:value-type="float" office:value="0" calcext:value-type="float">
            <text:p>0</text:p>
          </table:table-cell>
          <table:table-cell office:value-type="float" office:value="869598" calcext:value-type="float">
            <text:p>869598</text:p>
          </table:table-cell>
          <table:table-cell office:value-type="float" office:value="81707" calcext:value-type="float">
            <text:p>81707</text:p>
          </table:table-cell>
          <table:table-cell office:value-type="string" calcext:value-type="string">
            <text:p>Atti Sundar!</text:p>
          </table:table-cell>
          <table:table-cell/>
        </table:table-row>
        <table:table-row table:style-name="ro1">
          <table:table-cell office:value-type="float" office:value="187957" calcext:value-type="float">
            <text:p>187957</text:p>
          </table:table-cell>
          <table:table-cell office:value-type="float" office:value="0" calcext:value-type="float">
            <text:p>0</text:p>
          </table:table-cell>
          <table:table-cell office:value-type="float" office:value="978223" calcext:value-type="float">
            <text:p>978223</text:p>
          </table:table-cell>
          <table:table-cell office:value-type="float" office:value="294841" calcext:value-type="float">
            <text:p>294841</text:p>
          </table:table-cell>
          <table:table-cell office:value-type="string" calcext:value-type="string">
            <text:p>[[@135914]] ohh!! Thanks for appreciation... Will improve the content from which you can relate..</text:p>
          </table:table-cell>
          <table:table-cell/>
        </table:table-row>
        <table:table-row table:style-name="ro1">
          <table:table-cell office:value-type="float" office:value="260771" calcext:value-type="float">
            <text:p>260771</text:p>
          </table:table-cell>
          <table:table-cell office:value-type="float" office:value="0" calcext:value-type="float">
            <text:p>0</text:p>
          </table:table-cell>
          <table:table-cell office:value-type="float" office:value="1352733" calcext:value-type="float">
            <text:p>1352733</text:p>
          </table:table-cell>
          <table:table-cell office:value-type="float" office:value="85827" calcext:value-type="float">
            <text:p>85827</text:p>
          </table:table-cell>
          <table:table-cell office:value-type="string" calcext:value-type="string">
            <text:p>Dekhne mein mast lag rahi hai yeh jagah</text:p>
          </table:table-cell>
          <table:table-cell/>
        </table:table-row>
        <table:table-row table:style-name="ro1">
          <table:table-cell office:value-type="float" office:value="279063" calcext:value-type="float">
            <text:p>279063</text:p>
          </table:table-cell>
          <table:table-cell office:value-type="float" office:value="0" calcext:value-type="float">
            <text:p>0</text:p>
          </table:table-cell>
          <table:table-cell office:value-type="float" office:value="1462614" calcext:value-type="float">
            <text:p>1462614</text:p>
          </table:table-cell>
          <table:table-cell office:value-type="float" office:value="39932" calcext:value-type="float">
            <text:p>39932</text:p>
          </table:table-cell>
          <table:table-cell office:value-type="string" calcext:value-type="string">
            <text:p>?awesm</text:p>
          </table:table-cell>
          <table:table-cell/>
        </table:table-row>
        <table:table-row table:style-name="ro1">
          <table:table-cell office:value-type="float" office:value="284464" calcext:value-type="float">
            <text:p>284464</text:p>
          </table:table-cell>
          <table:table-cell office:value-type="float" office:value="0" calcext:value-type="float">
            <text:p>0</text:p>
          </table:table-cell>
          <table:table-cell office:value-type="float" office:value="2112" calcext:value-type="float">
            <text:p>2112</text:p>
          </table:table-cell>
          <table:table-cell office:value-type="float" office:value="459440" calcext:value-type="float">
            <text:p>459440</text:p>
          </table:table-cell>
          <table:table-cell office:value-type="string" calcext:value-type="string">
            <text:p>Hiii</text:p>
          </table:table-cell>
          <table:table-cell/>
        </table:table-row>
        <table:table-row table:style-name="ro1">
          <table:table-cell office:value-type="float" office:value="354592" calcext:value-type="float">
            <text:p>354592</text:p>
          </table:table-cell>
          <table:table-cell office:value-type="float" office:value="0" calcext:value-type="float">
            <text:p>0</text:p>
          </table:table-cell>
          <table:table-cell office:value-type="float" office:value="1929574" calcext:value-type="float">
            <text:p>1929574</text:p>
          </table:table-cell>
          <table:table-cell office:value-type="float" office:value="52655" calcext:value-type="float">
            <text:p>5265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68676" calcext:value-type="float">
            <text:p>368676</text:p>
          </table:table-cell>
          <table:table-cell office:value-type="float" office:value="0" calcext:value-type="float">
            <text:p>0</text:p>
          </table:table-cell>
          <table:table-cell office:value-type="float" office:value="1838938" calcext:value-type="float">
            <text:p>1838938</text:p>
          </table:table-cell>
          <table:table-cell office:value-type="float" office:value="84529" calcext:value-type="float">
            <text:p>84529</text:p>
          </table:table-cell>
          <table:table-cell office:value-type="string" calcext:value-type="string">
            <text:p>Really cool pictures!!! Any more on the way?</text:p>
          </table:table-cell>
          <table:table-cell/>
        </table:table-row>
        <table:table-row table:style-name="ro1">
          <table:table-cell office:value-type="float" office:value="406796" calcext:value-type="float">
            <text:p>406796</text:p>
          </table:table-cell>
          <table:table-cell office:value-type="float" office:value="0" calcext:value-type="float">
            <text:p>0</text:p>
          </table:table-cell>
          <table:table-cell office:value-type="float" office:value="2265976" calcext:value-type="float">
            <text:p>2265976</text:p>
          </table:table-cell>
          <table:table-cell office:value-type="float" office:value="1132789" calcext:value-type="float">
            <text:p>1132789</text:p>
          </table:table-cell>
          <table:table-cell office:value-type="string" calcext:value-type="string">
            <text:p>Amazing??</text:p>
          </table:table-cell>
          <table:table-cell/>
        </table:table-row>
        <table:table-row table:style-name="ro1">
          <table:table-cell office:value-type="float" office:value="450937" calcext:value-type="float">
            <text:p>450937</text:p>
          </table:table-cell>
          <table:table-cell office:value-type="float" office:value="0" calcext:value-type="float">
            <text:p>0</text:p>
          </table:table-cell>
          <table:table-cell office:value-type="float" office:value="2288519" calcext:value-type="float">
            <text:p>2288519</text:p>
          </table:table-cell>
          <table:table-cell office:value-type="float" office:value="1918400" calcext:value-type="float">
            <text:p>1918400</text:p>
          </table:table-cell>
          <table:table-cell office:value-type="float" office:value="8920729775" calcext:value-type="float">
            <text:p>8920729775</text:p>
          </table:table-cell>
          <table:table-cell/>
        </table:table-row>
        <table:table-row table:style-name="ro1">
          <table:table-cell office:value-type="float" office:value="458805" calcext:value-type="float">
            <text:p>458805</text:p>
          </table:table-cell>
          <table:table-cell office:value-type="float" office:value="0" calcext:value-type="float">
            <text:p>0</text:p>
          </table:table-cell>
          <table:table-cell office:value-type="float" office:value="2309907" calcext:value-type="float">
            <text:p>2309907</text:p>
          </table:table-cell>
          <table:table-cell office:value-type="float" office:value="2143363" calcext:value-type="float">
            <text:p>2143363</text:p>
          </table:table-cell>
          <table:table-cell office:value-type="string" calcext:value-type="string">
            <text:p>Nice</text:p>
          </table:table-cell>
          <table:table-cell/>
        </table:table-row>
        <table:table-row table:style-name="ro1">
          <table:table-cell office:value-type="float" office:value="28375" calcext:value-type="float">
            <text:p>28375</text:p>
          </table:table-cell>
          <table:table-cell office:value-type="float" office:value="0" calcext:value-type="float">
            <text:p>0</text:p>
          </table:table-cell>
          <table:table-cell office:value-type="float" office:value="606880" calcext:value-type="float">
            <text:p>606880</text:p>
          </table:table-cell>
          <table:table-cell office:value-type="float" office:value="138251" calcext:value-type="float">
            <text:p>138251</text:p>
          </table:table-cell>
          <table:table-cell office:value-type="string" calcext:value-type="string">
            <text:p>[[@78372]] Thank you so much..I ll surely try and write more about the places...?</text:p>
          </table:table-cell>
          <table:table-cell/>
        </table:table-row>
        <table:table-row table:style-name="ro1">
          <table:table-cell office:value-type="float" office:value="49082" calcext:value-type="float">
            <text:p>49082</text:p>
          </table:table-cell>
          <table:table-cell office:value-type="float" office:value="0" calcext:value-type="float">
            <text:p>0</text:p>
          </table:table-cell>
          <table:table-cell office:value-type="float" office:value="644979" calcext:value-type="float">
            <text:p>644979</text:p>
          </table:table-cell>
          <table:table-cell office:value-type="float" office:value="18468" calcext:value-type="float">
            <text:p>18468</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11973" calcext:value-type="float">
            <text:p>111973</text:p>
          </table:table-cell>
          <table:table-cell office:value-type="float" office:value="0" calcext:value-type="float">
            <text:p>0</text:p>
          </table:table-cell>
          <table:table-cell office:value-type="float" office:value="802468" calcext:value-type="float">
            <text:p>802468</text:p>
          </table:table-cell>
          <table:table-cell office:value-type="float" office:value="238885" calcext:value-type="float">
            <text:p>238885</text:p>
          </table:table-cell>
          <table:table-cell office:value-type="string" calcext:value-type="string">
            <text:p>Thnks....</text:p>
          </table:table-cell>
          <table:table-cell/>
        </table:table-row>
        <table:table-row table:style-name="ro1">
          <table:table-cell office:value-type="float" office:value="250430" calcext:value-type="float">
            <text:p>250430</text:p>
          </table:table-cell>
          <table:table-cell office:value-type="float" office:value="0" calcext:value-type="float">
            <text:p>0</text:p>
          </table:table-cell>
          <table:table-cell office:value-type="float" office:value="1271051" calcext:value-type="float">
            <text:p>1271051</text:p>
          </table:table-cell>
          <table:table-cell office:value-type="float" office:value="87526" calcext:value-type="float">
            <text:p>87526</text:p>
          </table:table-cell>
          <table:table-cell office:value-type="string" calcext:value-type="string">
            <text:p>Dekhne mein mast lag rahi hai yeh jagah</text:p>
          </table:table-cell>
          <table:table-cell/>
        </table:table-row>
        <table:table-row table:style-name="ro1">
          <table:table-cell office:value-type="float" office:value="331189" calcext:value-type="float">
            <text:p>331189</text:p>
          </table:table-cell>
          <table:table-cell office:value-type="float" office:value="0" calcext:value-type="float">
            <text:p>0</text:p>
          </table:table-cell>
          <table:table-cell office:value-type="float" office:value="1771491" calcext:value-type="float">
            <text:p>1771491</text:p>
          </table:table-cell>
          <table:table-cell office:value-type="float" office:value="136329" calcext:value-type="float">
            <text:p>136329</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38485" calcext:value-type="float">
            <text:p>338485</text:p>
          </table:table-cell>
          <table:table-cell office:value-type="float" office:value="0" calcext:value-type="float">
            <text:p>0</text:p>
          </table:table-cell>
          <table:table-cell office:value-type="float" office:value="1805624" calcext:value-type="float">
            <text:p>1805624</text:p>
          </table:table-cell>
          <table:table-cell office:value-type="float" office:value="557283" calcext:value-type="float">
            <text:p>557283</text:p>
          </table:table-cell>
          <table:table-cell office:value-type="string" calcext:value-type="string">
            <text:p>Thanks bro for your appreciation @farhanFanpage</text:p>
          </table:table-cell>
          <table:table-cell/>
        </table:table-row>
        <table:table-row table:style-name="ro1">
          <table:table-cell office:value-type="float" office:value="390943" calcext:value-type="float">
            <text:p>390943</text:p>
          </table:table-cell>
          <table:table-cell office:value-type="float" office:value="0" calcext:value-type="float">
            <text:p>0</text:p>
          </table:table-cell>
          <table:table-cell office:value-type="float" office:value="2271275" calcext:value-type="float">
            <text:p>2271275</text:p>
          </table:table-cell>
          <table:table-cell office:value-type="float" office:value="904546" calcext:value-type="float">
            <text:p>904546</text:p>
          </table:table-cell>
          <table:table-cell office:value-type="string" calcext:value-type="string">
            <text:p>??</text:p>
          </table:table-cell>
          <table:table-cell/>
        </table:table-row>
        <table:table-row table:style-name="ro1">
          <table:table-cell office:value-type="float" office:value="419877" calcext:value-type="float">
            <text:p>419877</text:p>
          </table:table-cell>
          <table:table-cell office:value-type="float" office:value="0" calcext:value-type="float">
            <text:p>0</text:p>
          </table:table-cell>
          <table:table-cell office:value-type="float" office:value="2340595" calcext:value-type="float">
            <text:p>2340595</text:p>
          </table:table-cell>
          <table:table-cell office:value-type="float" office:value="31965" calcext:value-type="float">
            <text:p>31965</text:p>
          </table:table-cell>
          <table:table-cell office:value-type="string" calcext:value-type="string">
            <text:p>mast bhai</text:p>
          </table:table-cell>
          <table:table-cell/>
        </table:table-row>
        <table:table-row table:style-name="ro1">
          <table:table-cell office:value-type="float" office:value="422542" calcext:value-type="float">
            <text:p>422542</text:p>
          </table:table-cell>
          <table:table-cell office:value-type="float" office:value="0" calcext:value-type="float">
            <text:p>0</text:p>
          </table:table-cell>
          <table:table-cell office:value-type="float" office:value="2351392" calcext:value-type="float">
            <text:p>2351392</text:p>
          </table:table-cell>
          <table:table-cell office:value-type="float" office:value="30663" calcext:value-type="float">
            <text:p>30663</text:p>
          </table:table-cell>
          <table:table-cell office:value-type="string" calcext:value-type="string">
            <text:p>Start is good ]</text:p>
          </table:table-cell>
          <table:table-cell/>
        </table:table-row>
        <table:table-row table:style-name="ro2">
          <table:table-cell office:value-type="float" office:value="46672" calcext:value-type="float">
            <text:p>46672</text:p>
          </table:table-cell>
          <table:table-cell office:value-type="float" office:value="0" calcext:value-type="float">
            <text:p>0</text:p>
          </table:table-cell>
          <table:table-cell office:value-type="float" office:value="649208" calcext:value-type="float">
            <text:p>649208</text:p>
          </table:table-cell>
          <table:table-cell office:value-type="float" office:value="185397" calcext:value-type="float">
            <text:p>185397</text:p>
          </table:table-cell>
          <table:table-cell office:value-type="string" calcext:value-type="string">
            <text:p>Yes i know..</text:p>
            <text:p>I have more pictures but wasn't able to upload them..wait for some time then you might change your views..btw thank you</text:p>
          </table:table-cell>
          <table:table-cell/>
        </table:table-row>
        <table:table-row table:style-name="ro1">
          <table:table-cell office:value-type="float" office:value="89228" calcext:value-type="float">
            <text:p>89228</text:p>
          </table:table-cell>
          <table:table-cell office:value-type="float" office:value="0" calcext:value-type="float">
            <text:p>0</text:p>
          </table:table-cell>
          <table:table-cell office:value-type="float" office:value="751932" calcext:value-type="float">
            <text:p>751932</text:p>
          </table:table-cell>
          <table:table-cell office:value-type="float" office:value="135813" calcext:value-type="float">
            <text:p>13581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55451" calcext:value-type="float">
            <text:p>155451</text:p>
          </table:table-cell>
          <table:table-cell office:value-type="float" office:value="0" calcext:value-type="float">
            <text:p>0</text:p>
          </table:table-cell>
          <table:table-cell office:value-type="float" office:value="905054" calcext:value-type="float">
            <text:p>905054</text:p>
          </table:table-cell>
          <table:table-cell office:value-type="float" office:value="40526" calcext:value-type="float">
            <text:p>40526</text:p>
          </table:table-cell>
          <table:table-cell office:value-type="string" calcext:value-type="string">
            <text:p>Wow! this is simply an amazing trail!</text:p>
          </table:table-cell>
          <table:table-cell/>
        </table:table-row>
        <table:table-row table:style-name="ro1">
          <table:table-cell office:value-type="float" office:value="278763" calcext:value-type="float">
            <text:p>278763</text:p>
          </table:table-cell>
          <table:table-cell office:value-type="float" office:value="0" calcext:value-type="float">
            <text:p>0</text:p>
          </table:table-cell>
          <table:table-cell office:value-type="float" office:value="1446421" calcext:value-type="float">
            <text:p>1446421</text:p>
          </table:table-cell>
          <table:table-cell office:value-type="float" office:value="444422" calcext:value-type="float">
            <text:p>444422</text:p>
          </table:table-cell>
          <table:table-cell office:value-type="string" calcext:value-type="string">
            <text:p>Nice?</text:p>
          </table:table-cell>
          <table:table-cell/>
        </table:table-row>
        <table:table-row table:style-name="ro1">
          <table:table-cell office:value-type="float" office:value="361172" calcext:value-type="float">
            <text:p>361172</text:p>
          </table:table-cell>
          <table:table-cell office:value-type="float" office:value="0" calcext:value-type="float">
            <text:p>0</text:p>
          </table:table-cell>
          <table:table-cell office:value-type="float" office:value="2040188" calcext:value-type="float">
            <text:p>2040188</text:p>
          </table:table-cell>
          <table:table-cell office:value-type="float" office:value="86255" calcext:value-type="float">
            <text:p>86255</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455853" calcext:value-type="float">
            <text:p>455853</text:p>
          </table:table-cell>
          <table:table-cell office:value-type="float" office:value="0" calcext:value-type="float">
            <text:p>0</text:p>
          </table:table-cell>
          <table:table-cell office:value-type="float" office:value="2371436" calcext:value-type="float">
            <text:p>2371436</text:p>
          </table:table-cell>
          <table:table-cell office:value-type="float" office:value="2059696" calcext:value-type="float">
            <text:p>2059696</text:p>
          </table:table-cell>
          <table:table-cell office:value-type="string" calcext:value-type="string">
            <text:p>?</text:p>
          </table:table-cell>
          <table:table-cell/>
        </table:table-row>
        <table:table-row table:style-name="ro1">
          <table:table-cell office:value-type="float" office:value="93673" calcext:value-type="float">
            <text:p>93673</text:p>
          </table:table-cell>
          <table:table-cell office:value-type="float" office:value="0" calcext:value-type="float">
            <text:p>0</text:p>
          </table:table-cell>
          <table:table-cell office:value-type="float" office:value="761545" calcext:value-type="float">
            <text:p>761545</text:p>
          </table:table-cell>
          <table:table-cell office:value-type="float" office:value="226319" calcext:value-type="float">
            <text:p>226319</text:p>
          </table:table-cell>
          <table:table-cell office:value-type="string" calcext:value-type="string">
            <text:p>Its best trip ever...bro### truly reconnecting to ourself### africa is the best ever place to visit# adventure# nature#</text:p>
          </table:table-cell>
          <table:table-cell/>
        </table:table-row>
        <table:table-row table:style-name="ro1">
          <table:table-cell office:value-type="float" office:value="179090" calcext:value-type="float">
            <text:p>179090</text:p>
          </table:table-cell>
          <table:table-cell office:value-type="float" office:value="0" calcext:value-type="float">
            <text:p>0</text:p>
          </table:table-cell>
          <table:table-cell office:value-type="float" office:value="214626" calcext:value-type="float">
            <text:p>214626</text:p>
          </table:table-cell>
          <table:table-cell office:value-type="float" office:value="80432" calcext:value-type="float">
            <text:p>80432</text:p>
          </table:table-cell>
          <table:table-cell office:value-type="string" calcext:value-type="string">
            <text:p>Dekhne mein mast lag rahi hai yeh jagah</text:p>
          </table:table-cell>
          <table:table-cell/>
        </table:table-row>
        <table:table-row table:style-name="ro1">
          <table:table-cell office:value-type="float" office:value="213430" calcext:value-type="float">
            <text:p>213430</text:p>
          </table:table-cell>
          <table:table-cell office:value-type="float" office:value="0" calcext:value-type="float">
            <text:p>0</text:p>
          </table:table-cell>
          <table:table-cell office:value-type="float" office:value="1098332" calcext:value-type="float">
            <text:p>1098332</text:p>
          </table:table-cell>
          <table:table-cell office:value-type="float" office:value="82987" calcext:value-type="float">
            <text:p>82987</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27340" calcext:value-type="float">
            <text:p>227340</text:p>
          </table:table-cell>
          <table:table-cell office:value-type="float" office:value="0" calcext:value-type="float">
            <text:p>0</text:p>
          </table:table-cell>
          <table:table-cell office:value-type="float" office:value="1168871" calcext:value-type="float">
            <text:p>1168871</text:p>
          </table:table-cell>
          <table:table-cell office:value-type="float" office:value="85807" calcext:value-type="float">
            <text:p>85807</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54372" calcext:value-type="float">
            <text:p>254372</text:p>
          </table:table-cell>
          <table:table-cell office:value-type="float" office:value="0" calcext:value-type="float">
            <text:p>0</text:p>
          </table:table-cell>
          <table:table-cell office:value-type="float" office:value="1306278" calcext:value-type="float">
            <text:p>1306278</text:p>
          </table:table-cell>
          <table:table-cell office:value-type="float" office:value="43302" calcext:value-type="float">
            <text:p>43302</text:p>
          </table:table-cell>
          <table:table-cell office:value-type="string" calcext:value-type="string">
            <text:p>Hey, the title is so innovative!</text:p>
          </table:table-cell>
          <table:table-cell/>
        </table:table-row>
        <table:table-row table:style-name="ro1">
          <table:table-cell office:value-type="float" office:value="356572" calcext:value-type="float">
            <text:p>356572</text:p>
          </table:table-cell>
          <table:table-cell office:value-type="float" office:value="0" calcext:value-type="float">
            <text:p>0</text:p>
          </table:table-cell>
          <table:table-cell office:value-type="float" office:value="1950195" calcext:value-type="float">
            <text:p>1950195</text:p>
          </table:table-cell>
          <table:table-cell office:value-type="float" office:value="45567" calcext:value-type="float">
            <text:p>45567</text:p>
          </table:table-cell>
          <table:table-cell office:value-type="string" calcext:value-type="string">
            <text:p>amazing stories! when can i read your next adventure?</text:p>
          </table:table-cell>
          <table:table-cell/>
        </table:table-row>
        <table:table-row table:style-name="ro1">
          <table:table-cell office:value-type="float" office:value="424623" calcext:value-type="float">
            <text:p>424623</text:p>
          </table:table-cell>
          <table:table-cell office:value-type="float" office:value="0" calcext:value-type="float">
            <text:p>0</text:p>
          </table:table-cell>
          <table:table-cell office:value-type="float" office:value="98136" calcext:value-type="float">
            <text:p>98136</text:p>
          </table:table-cell>
          <table:table-cell office:value-type="float" office:value="15144" calcext:value-type="float">
            <text:p>15144</text:p>
          </table:table-cell>
          <table:table-cell office:value-type="string" calcext:value-type="string">
            <text:p>amazing</text:p>
          </table:table-cell>
          <table:table-cell/>
        </table:table-row>
        <table:table-row table:style-name="ro1">
          <table:table-cell office:value-type="float" office:value="429618" calcext:value-type="float">
            <text:p>429618</text:p>
          </table:table-cell>
          <table:table-cell office:value-type="float" office:value="0" calcext:value-type="float">
            <text:p>0</text:p>
          </table:table-cell>
          <table:table-cell office:value-type="float" office:value="51738" calcext:value-type="float">
            <text:p>51738</text:p>
          </table:table-cell>
          <table:table-cell office:value-type="float" office:value="32807" calcext:value-type="float">
            <text:p>32807</text:p>
          </table:table-cell>
          <table:table-cell office:value-type="string" calcext:value-type="string">
            <text:p>tasty</text:p>
          </table:table-cell>
          <table:table-cell/>
        </table:table-row>
        <table:table-row table:style-name="ro1">
          <table:table-cell office:value-type="float" office:value="146978" calcext:value-type="float">
            <text:p>146978</text:p>
          </table:table-cell>
          <table:table-cell office:value-type="float" office:value="0" calcext:value-type="float">
            <text:p>0</text:p>
          </table:table-cell>
          <table:table-cell office:value-type="float" office:value="882932" calcext:value-type="float">
            <text:p>882932</text:p>
          </table:table-cell>
          <table:table-cell office:value-type="float" office:value="18460" calcext:value-type="float">
            <text:p>1846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04895" calcext:value-type="float">
            <text:p>204895</text:p>
          </table:table-cell>
          <table:table-cell office:value-type="float" office:value="0" calcext:value-type="float">
            <text:p>0</text:p>
          </table:table-cell>
          <table:table-cell office:value-type="float" office:value="1059782" calcext:value-type="float">
            <text:p>1059782</text:p>
          </table:table-cell>
          <table:table-cell office:value-type="float" office:value="135873" calcext:value-type="float">
            <text:p>135873</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41408" calcext:value-type="float">
            <text:p>41408</text:p>
          </table:table-cell>
          <table:table-cell office:value-type="float" office:value="0" calcext:value-type="float">
            <text:p>0</text:p>
          </table:table-cell>
          <table:table-cell office:value-type="float" office:value="635876" calcext:value-type="float">
            <text:p>635876</text:p>
          </table:table-cell>
          <table:table-cell office:value-type="float" office:value="85364" calcext:value-type="float">
            <text:p>85364</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03033" calcext:value-type="float">
            <text:p>103033</text:p>
          </table:table-cell>
          <table:table-cell office:value-type="float" office:value="0" calcext:value-type="float">
            <text:p>0</text:p>
          </table:table-cell>
          <table:table-cell office:value-type="float" office:value="784807" calcext:value-type="float">
            <text:p>784807</text:p>
          </table:table-cell>
          <table:table-cell office:value-type="float" office:value="83587" calcext:value-type="float">
            <text:p>83587</text:p>
          </table:table-cell>
          <table:table-cell office:value-type="string" calcext:value-type="string">
            <text:p>Beautiful Place!</text:p>
          </table:table-cell>
          <table:table-cell/>
        </table:table-row>
        <table:table-row table:style-name="ro1">
          <table:table-cell office:value-type="float" office:value="118656" calcext:value-type="float">
            <text:p>118656</text:p>
          </table:table-cell>
          <table:table-cell office:value-type="float" office:value="0" calcext:value-type="float">
            <text:p>0</text:p>
          </table:table-cell>
          <table:table-cell office:value-type="float" office:value="130460" calcext:value-type="float">
            <text:p>130460</text:p>
          </table:table-cell>
          <table:table-cell office:value-type="float" office:value="87279" calcext:value-type="float">
            <text:p>8727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67809" calcext:value-type="float">
            <text:p>167809</text:p>
          </table:table-cell>
          <table:table-cell office:value-type="float" office:value="0" calcext:value-type="float">
            <text:p>0</text:p>
          </table:table-cell>
          <table:table-cell office:value-type="float" office:value="908852" calcext:value-type="float">
            <text:p>908852</text:p>
          </table:table-cell>
          <table:table-cell office:value-type="float" office:value="77752" calcext:value-type="float">
            <text:p>77752</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61433" calcext:value-type="float">
            <text:p>261433</text:p>
          </table:table-cell>
          <table:table-cell office:value-type="float" office:value="0" calcext:value-type="float">
            <text:p>0</text:p>
          </table:table-cell>
          <table:table-cell office:value-type="float" office:value="1356929" calcext:value-type="float">
            <text:p>1356929</text:p>
          </table:table-cell>
          <table:table-cell office:value-type="float" office:value="415906" calcext:value-type="float">
            <text:p>415906</text:p>
          </table:table-cell>
          <table:table-cell office:value-type="string" calcext:value-type="string">
            <text:p>[[@370785]] Exactly ❤️?</text:p>
          </table:table-cell>
          <table:table-cell/>
        </table:table-row>
        <table:table-row table:style-name="ro1">
          <table:table-cell office:value-type="float" office:value="321353" calcext:value-type="float">
            <text:p>321353</text:p>
          </table:table-cell>
          <table:table-cell office:value-type="float" office:value="0" calcext:value-type="float">
            <text:p>0</text:p>
          </table:table-cell>
          <table:table-cell office:value-type="float" office:value="1714704" calcext:value-type="float">
            <text:p>1714704</text:p>
          </table:table-cell>
          <table:table-cell office:value-type="float" office:value="43546" calcext:value-type="float">
            <text:p>43546</text:p>
          </table:table-cell>
          <table:table-cell office:value-type="string" calcext:value-type="string">
            <text:p>Whoa! ?</text:p>
          </table:table-cell>
          <table:table-cell/>
        </table:table-row>
        <table:table-row table:style-name="ro1">
          <table:table-cell office:value-type="float" office:value="427907" calcext:value-type="float">
            <text:p>427907</text:p>
          </table:table-cell>
          <table:table-cell office:value-type="float" office:value="0" calcext:value-type="float">
            <text:p>0</text:p>
          </table:table-cell>
          <table:table-cell office:value-type="float" office:value="788591" calcext:value-type="float">
            <text:p>788591</text:p>
          </table:table-cell>
          <table:table-cell office:value-type="float" office:value="53585" calcext:value-type="float">
            <text:p>53585</text:p>
          </table:table-cell>
          <table:table-cell office:value-type="string" calcext:value-type="string">
            <text:p>Nice vlog</text:p>
          </table:table-cell>
          <table:table-cell/>
        </table:table-row>
        <table:table-row table:style-name="ro1">
          <table:table-cell office:value-type="float" office:value="437053" calcext:value-type="float">
            <text:p>437053</text:p>
          </table:table-cell>
          <table:table-cell office:value-type="float" office:value="0" calcext:value-type="float">
            <text:p>0</text:p>
          </table:table-cell>
          <table:table-cell office:value-type="float" office:value="2305372" calcext:value-type="float">
            <text:p>2305372</text:p>
          </table:table-cell>
          <table:table-cell office:value-type="float" office:value="1582386" calcext:value-type="float">
            <text:p>1582386</text:p>
          </table:table-cell>
          <table:table-cell office:value-type="string" calcext:value-type="string">
            <text:p>Haii</text:p>
          </table:table-cell>
          <table:table-cell/>
        </table:table-row>
        <table:table-row table:style-name="ro1">
          <table:table-cell office:value-type="float" office:value="447824" calcext:value-type="float">
            <text:p>447824</text:p>
          </table:table-cell>
          <table:table-cell office:value-type="float" office:value="0" calcext:value-type="float">
            <text:p>0</text:p>
          </table:table-cell>
          <table:table-cell office:value-type="float" office:value="2333012" calcext:value-type="float">
            <text:p>2333012</text:p>
          </table:table-cell>
          <table:table-cell office:value-type="float" office:value="1822210" calcext:value-type="float">
            <text:p>1822210</text:p>
          </table:table-cell>
          <table:table-cell office:value-type="string" calcext:value-type="string">
            <text:p>Nice</text:p>
          </table:table-cell>
          <table:table-cell/>
        </table:table-row>
        <table:table-row table:style-name="ro1">
          <table:table-cell office:value-type="float" office:value="10609" calcext:value-type="float">
            <text:p>10609</text:p>
          </table:table-cell>
          <table:table-cell office:value-type="float" office:value="0" calcext:value-type="float">
            <text:p>0</text:p>
          </table:table-cell>
          <table:table-cell office:value-type="float" office:value="395661" calcext:value-type="float">
            <text:p>395661</text:p>
          </table:table-cell>
          <table:table-cell office:value-type="float" office:value="115522" calcext:value-type="float">
            <text:p>115522</text:p>
          </table:table-cell>
          <table:table-cell office:value-type="string" calcext:value-type="string">
            <text:p>[[@1]] ?</text:p>
          </table:table-cell>
          <table:table-cell/>
        </table:table-row>
        <table:table-row table:style-name="ro1">
          <table:table-cell office:value-type="float" office:value="24875" calcext:value-type="float">
            <text:p>24875</text:p>
          </table:table-cell>
          <table:table-cell office:value-type="float" office:value="0" calcext:value-type="float">
            <text:p>0</text:p>
          </table:table-cell>
          <table:table-cell office:value-type="float" office:value="593547" calcext:value-type="float">
            <text:p>593547</text:p>
          </table:table-cell>
          <table:table-cell office:value-type="float" office:value="177520" calcext:value-type="float">
            <text:p>177520</text:p>
          </table:table-cell>
          <table:table-cell office:value-type="string" calcext:value-type="string">
            <text:p>[[@80239]] tnx</text:p>
          </table:table-cell>
          <table:table-cell/>
        </table:table-row>
        <table:table-row table:style-name="ro1">
          <table:table-cell office:value-type="float" office:value="83793" calcext:value-type="float">
            <text:p>83793</text:p>
          </table:table-cell>
          <table:table-cell office:value-type="float" office:value="0" calcext:value-type="float">
            <text:p>0</text:p>
          </table:table-cell>
          <table:table-cell office:value-type="float" office:value="95777" calcext:value-type="float">
            <text:p>95777</text:p>
          </table:table-cell>
          <table:table-cell office:value-type="float" office:value="40203" calcext:value-type="float">
            <text:p>40203</text:p>
          </table:table-cell>
          <table:table-cell office:value-type="string" calcext:value-type="string">
            <text:p>masttt!!</text:p>
          </table:table-cell>
          <table:table-cell/>
        </table:table-row>
        <table:table-row table:style-name="ro2">
          <table:table-cell office:value-type="float" office:value="94193" calcext:value-type="float">
            <text:p>94193</text:p>
          </table:table-cell>
          <table:table-cell office:value-type="float" office:value="0" calcext:value-type="float">
            <text:p>0</text:p>
          </table:table-cell>
          <table:table-cell office:value-type="float" office:value="733154" calcext:value-type="float">
            <text:p>733154</text:p>
          </table:table-cell>
          <table:table-cell office:value-type="float" office:value="217526" calcext:value-type="float">
            <text:p>217526</text:p>
          </table:table-cell>
          <table:table-cell office:value-type="string" calcext:value-type="string">
            <text:p>[[@217098]].rajat_bassi it was really a good one  </text:p>
            <text:p>We get a different feeling when we climb the mountain and the view is really a pleasure..</text:p>
          </table:table-cell>
          <table:table-cell/>
        </table:table-row>
        <table:table-row table:style-name="ro1">
          <table:table-cell office:value-type="float" office:value="213573" calcext:value-type="float">
            <text:p>213573</text:p>
          </table:table-cell>
          <table:table-cell office:value-type="float" office:value="0" calcext:value-type="float">
            <text:p>0</text:p>
          </table:table-cell>
          <table:table-cell office:value-type="float" office:value="1098872" calcext:value-type="float">
            <text:p>1098872</text:p>
          </table:table-cell>
          <table:table-cell office:value-type="float" office:value="330510" calcext:value-type="float">
            <text:p>330510</text:p>
          </table:table-cell>
          <table:table-cell office:value-type="string" calcext:value-type="string">
            <text:p>[[@78115]] <text:s/>Thanqu soo much but it will come soon</text:p>
          </table:table-cell>
          <table:table-cell/>
        </table:table-row>
        <table:table-row table:style-name="ro1">
          <table:table-cell office:value-type="float" office:value="228719" calcext:value-type="float">
            <text:p>228719</text:p>
          </table:table-cell>
          <table:table-cell office:value-type="float" office:value="0" calcext:value-type="float">
            <text:p>0</text:p>
          </table:table-cell>
          <table:table-cell office:value-type="float" office:value="1171940" calcext:value-type="float">
            <text:p>1171940</text:p>
          </table:table-cell>
          <table:table-cell office:value-type="float" office:value="82339" calcext:value-type="float">
            <text:p>82339</text:p>
          </table:table-cell>
          <table:table-cell office:value-type="string" calcext:value-type="string">
            <text:p>This is one of the best trails I've gone through to be honest!</text:p>
          </table:table-cell>
          <table:table-cell/>
        </table:table-row>
        <table:table-row table:style-name="ro1">
          <table:table-cell office:value-type="float" office:value="363772" calcext:value-type="float">
            <text:p>363772</text:p>
          </table:table-cell>
          <table:table-cell office:value-type="float" office:value="0" calcext:value-type="float">
            <text:p>0</text:p>
          </table:table-cell>
          <table:table-cell office:value-type="float" office:value="2096289" calcext:value-type="float">
            <text:p>2096289</text:p>
          </table:table-cell>
          <table:table-cell office:value-type="float" office:value="77885" calcext:value-type="float">
            <text:p>7788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69764" calcext:value-type="float">
            <text:p>369764</text:p>
          </table:table-cell>
          <table:table-cell office:value-type="float" office:value="0" calcext:value-type="float">
            <text:p>0</text:p>
          </table:table-cell>
          <table:table-cell office:value-type="float" office:value="2185440" calcext:value-type="float">
            <text:p>2185440</text:p>
          </table:table-cell>
          <table:table-cell office:value-type="float" office:value="319650" calcext:value-type="float">
            <text:p>319650</text:p>
          </table:table-cell>
          <table:table-cell office:value-type="string" calcext:value-type="string">
            <text:p>[[@1]]</text:p>
          </table:table-cell>
          <table:table-cell/>
        </table:table-row>
        <table:table-row table:style-name="ro1">
          <table:table-cell office:value-type="float" office:value="433481" calcext:value-type="float">
            <text:p>433481</text:p>
          </table:table-cell>
          <table:table-cell office:value-type="float" office:value="0" calcext:value-type="float">
            <text:p>0</text:p>
          </table:table-cell>
          <table:table-cell office:value-type="float" office:value="2287545" calcext:value-type="float">
            <text:p>2287545</text:p>
          </table:table-cell>
          <table:table-cell office:value-type="float" office:value="32301" calcext:value-type="float">
            <text:p>32301</text:p>
          </table:table-cell>
          <table:table-cell office:value-type="string" calcext:value-type="string">
            <text:p>jeep is it best for travel??</text:p>
          </table:table-cell>
          <table:table-cell/>
        </table:table-row>
        <table:table-row table:style-name="ro1">
          <table:table-cell office:value-type="float" office:value="13941" calcext:value-type="float">
            <text:p>13941</text:p>
          </table:table-cell>
          <table:table-cell office:value-type="float" office:value="0" calcext:value-type="float">
            <text:p>0</text:p>
          </table:table-cell>
          <table:table-cell office:value-type="float" office:value="109099" calcext:value-type="float">
            <text:p>109099</text:p>
          </table:table-cell>
          <table:table-cell office:value-type="float" office:value="37577" calcext:value-type="float">
            <text:p>37577</text:p>
          </table:table-cell>
          <table:table-cell office:value-type="string" calcext:value-type="string">
            <text:p>Thank you ?</text:p>
          </table:table-cell>
          <table:table-cell/>
        </table:table-row>
        <table:table-row table:style-name="ro1">
          <table:table-cell office:value-type="float" office:value="134741" calcext:value-type="float">
            <text:p>134741</text:p>
          </table:table-cell>
          <table:table-cell office:value-type="float" office:value="0" calcext:value-type="float">
            <text:p>0</text:p>
          </table:table-cell>
          <table:table-cell office:value-type="float" office:value="730620" calcext:value-type="float">
            <text:p>730620</text:p>
          </table:table-cell>
          <table:table-cell office:value-type="float" office:value="135617" calcext:value-type="float">
            <text:p>135617</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87795" calcext:value-type="float">
            <text:p>187795</text:p>
          </table:table-cell>
          <table:table-cell office:value-type="float" office:value="0" calcext:value-type="float">
            <text:p>0</text:p>
          </table:table-cell>
          <table:table-cell office:value-type="float" office:value="975260" calcext:value-type="float">
            <text:p>975260</text:p>
          </table:table-cell>
          <table:table-cell office:value-type="float" office:value="293887" calcext:value-type="float">
            <text:p>293887</text:p>
          </table:table-cell>
          <table:table-cell office:value-type="string" calcext:value-type="string">
            <text:p>[[@79268]] thank you :)</text:p>
          </table:table-cell>
          <table:table-cell/>
        </table:table-row>
        <table:table-row table:style-name="ro1">
          <table:table-cell office:value-type="float" office:value="239911" calcext:value-type="float">
            <text:p>239911</text:p>
          </table:table-cell>
          <table:table-cell office:value-type="float" office:value="0" calcext:value-type="float">
            <text:p>0</text:p>
          </table:table-cell>
          <table:table-cell office:value-type="float" office:value="1198553" calcext:value-type="float">
            <text:p>1198553</text:p>
          </table:table-cell>
          <table:table-cell office:value-type="float" office:value="84797" calcext:value-type="float">
            <text:p>84797</text:p>
          </table:table-cell>
          <table:table-cell office:value-type="string" calcext:value-type="string">
            <text:p>Your stories are truely travel goals, how do you plan them?</text:p>
          </table:table-cell>
          <table:table-cell/>
        </table:table-row>
        <table:table-row table:style-name="ro1">
          <table:table-cell office:value-type="float" office:value="241138" calcext:value-type="float">
            <text:p>241138</text:p>
          </table:table-cell>
          <table:table-cell office:value-type="float" office:value="0" calcext:value-type="float">
            <text:p>0</text:p>
          </table:table-cell>
          <table:table-cell office:value-type="float" office:value="1204547" calcext:value-type="float">
            <text:p>1204547</text:p>
          </table:table-cell>
          <table:table-cell office:value-type="float" office:value="106528" calcext:value-type="float">
            <text:p>106528</text:p>
          </table:table-cell>
          <table:table-cell office:value-type="string" calcext:value-type="string">
            <text:p>[[@359151]] Yup. Planning to visit soon!</text:p>
          </table:table-cell>
          <table:table-cell/>
        </table:table-row>
        <table:table-row table:style-name="ro1">
          <table:table-cell office:value-type="float" office:value="269768" calcext:value-type="float">
            <text:p>269768</text:p>
          </table:table-cell>
          <table:table-cell office:value-type="float" office:value="0" calcext:value-type="float">
            <text:p>0</text:p>
          </table:table-cell>
          <table:table-cell office:value-type="float" office:value="1401967" calcext:value-type="float">
            <text:p>1401967</text:p>
          </table:table-cell>
          <table:table-cell office:value-type="float" office:value="430263" calcext:value-type="float">
            <text:p>430263</text:p>
          </table:table-cell>
          <table:table-cell office:value-type="string" calcext:value-type="string">
            <text:p>[[@45791]] thank you</text:p>
          </table:table-cell>
          <table:table-cell/>
        </table:table-row>
        <table:table-row table:style-name="ro1">
          <table:table-cell office:value-type="float" office:value="291930" calcext:value-type="float">
            <text:p>291930</text:p>
          </table:table-cell>
          <table:table-cell office:value-type="float" office:value="0" calcext:value-type="float">
            <text:p>0</text:p>
          </table:table-cell>
          <table:table-cell office:value-type="float" office:value="1543070" calcext:value-type="float">
            <text:p>1543070</text:p>
          </table:table-cell>
          <table:table-cell office:value-type="float" office:value="77152" calcext:value-type="float">
            <text:p>77152</text:p>
          </table:table-cell>
          <table:table-cell office:value-type="string" calcext:value-type="string">
            <text:p>Lajavaab</text:p>
          </table:table-cell>
          <table:table-cell/>
        </table:table-row>
        <table:table-row table:style-name="ro1">
          <table:table-cell office:value-type="float" office:value="296841" calcext:value-type="float">
            <text:p>296841</text:p>
          </table:table-cell>
          <table:table-cell office:value-type="float" office:value="0" calcext:value-type="float">
            <text:p>0</text:p>
          </table:table-cell>
          <table:table-cell office:value-type="float" office:value="42350" calcext:value-type="float">
            <text:p>42350</text:p>
          </table:table-cell>
          <table:table-cell office:value-type="float" office:value="483520" calcext:value-type="float">
            <text:p>483520</text:p>
          </table:table-cell>
          <table:table-cell office:value-type="string" calcext:value-type="string">
            <text:p>Great work ....i like it</text:p>
          </table:table-cell>
          <table:table-cell/>
        </table:table-row>
        <table:table-row table:style-name="ro1">
          <table:table-cell office:value-type="float" office:value="311001" calcext:value-type="float">
            <text:p>311001</text:p>
          </table:table-cell>
          <table:table-cell office:value-type="float" office:value="0" calcext:value-type="float">
            <text:p>0</text:p>
          </table:table-cell>
          <table:table-cell office:value-type="float" office:value="1648372" calcext:value-type="float">
            <text:p>1648372</text:p>
          </table:table-cell>
          <table:table-cell office:value-type="float" office:value="82770" calcext:value-type="float">
            <text:p>8277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68000" calcext:value-type="float">
            <text:p>368000</text:p>
          </table:table-cell>
          <table:table-cell office:value-type="float" office:value="0" calcext:value-type="float">
            <text:p>0</text:p>
          </table:table-cell>
          <table:table-cell office:value-type="float" office:value="1810166" calcext:value-type="float">
            <text:p>1810166</text:p>
          </table:table-cell>
          <table:table-cell office:value-type="float" office:value="558715" calcext:value-type="float">
            <text:p>558715</text:p>
          </table:table-cell>
          <table:table-cell office:value-type="string" calcext:value-type="string">
            <text:p>[[@39932]] yup!! You can <text:s text:c="2"/>walk in between OTA academy , and the trail goes till meenambakkam airport backside!</text:p>
          </table:table-cell>
          <table:table-cell/>
        </table:table-row>
        <table:table-row table:style-name="ro1">
          <table:table-cell office:value-type="float" office:value="419001" calcext:value-type="float">
            <text:p>419001</text:p>
          </table:table-cell>
          <table:table-cell office:value-type="float" office:value="0" calcext:value-type="float">
            <text:p>0</text:p>
          </table:table-cell>
          <table:table-cell office:value-type="float" office:value="2294291" calcext:value-type="float">
            <text:p>2294291</text:p>
          </table:table-cell>
          <table:table-cell office:value-type="float" office:value="1464601" calcext:value-type="float">
            <text:p>1464601</text:p>
          </table:table-cell>
          <table:table-cell office:value-type="string" calcext:value-type="string">
            <text:p>??VANDEMATARAM</text:p>
          </table:table-cell>
          <table:table-cell/>
        </table:table-row>
        <table:table-row table:style-name="ro1">
          <table:table-cell office:value-type="float" office:value="437207" calcext:value-type="float">
            <text:p>437207</text:p>
          </table:table-cell>
          <table:table-cell office:value-type="float" office:value="0" calcext:value-type="float">
            <text:p>0</text:p>
          </table:table-cell>
          <table:table-cell office:value-type="float" office:value="2362357" calcext:value-type="float">
            <text:p>2362357</text:p>
          </table:table-cell>
          <table:table-cell office:value-type="float" office:value="33925" calcext:value-type="float">
            <text:p>33925</text:p>
          </table:table-cell>
          <table:table-cell office:value-type="string" calcext:value-type="string">
            <text:p>இத எங்க வாங்கலாம் </text:p>
          </table:table-cell>
          <table:table-cell/>
        </table:table-row>
        <table:table-row table:style-name="ro1">
          <table:table-cell office:value-type="float" office:value="972" calcext:value-type="float">
            <text:p>972</text:p>
          </table:table-cell>
          <table:table-cell office:value-type="float" office:value="2478" calcext:value-type="float">
            <text:p>2478</text:p>
          </table:table-cell>
          <table:table-cell office:value-type="float" office:value="0" calcext:value-type="float">
            <text:p>0</text:p>
          </table:table-cell>
          <table:table-cell office:value-type="float" office:value="405" calcext:value-type="float">
            <text:p>405</text:p>
          </table:table-cell>
          <table:table-cell office:value-type="string" calcext:value-type="string">
            <text:p>@somewhat.somewhere You just made my day. Humbled. Thank you :) (y) Cheers!</text:p>
          </table:table-cell>
          <table:table-cell/>
        </table:table-row>
        <table:table-row table:style-name="ro1">
          <table:table-cell office:value-type="float" office:value="89461" calcext:value-type="float">
            <text:p>89461</text:p>
          </table:table-cell>
          <table:table-cell office:value-type="float" office:value="0" calcext:value-type="float">
            <text:p>0</text:p>
          </table:table-cell>
          <table:table-cell office:value-type="float" office:value="751923" calcext:value-type="float">
            <text:p>751923</text:p>
          </table:table-cell>
          <table:table-cell office:value-type="float" office:value="40868" calcext:value-type="float">
            <text:p>4086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54858" calcext:value-type="float">
            <text:p>154858</text:p>
          </table:table-cell>
          <table:table-cell office:value-type="float" office:value="0" calcext:value-type="float">
            <text:p>0</text:p>
          </table:table-cell>
          <table:table-cell office:value-type="float" office:value="903557" calcext:value-type="float">
            <text:p>903557</text:p>
          </table:table-cell>
          <table:table-cell office:value-type="float" office:value="78566" calcext:value-type="float">
            <text:p>7856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71787" calcext:value-type="float">
            <text:p>271787</text:p>
          </table:table-cell>
          <table:table-cell office:value-type="float" office:value="0" calcext:value-type="float">
            <text:p>0</text:p>
          </table:table-cell>
          <table:table-cell office:value-type="float" office:value="1419678" calcext:value-type="float">
            <text:p>1419678</text:p>
          </table:table-cell>
          <table:table-cell office:value-type="float" office:value="41169" calcext:value-type="float">
            <text:p>41169</text:p>
          </table:table-cell>
          <table:table-cell office:value-type="string" calcext:value-type="string">
            <text:p>I just decided to utilize my money fixed in an account for this route, yes your trail inspired me that much!</text:p>
          </table:table-cell>
          <table:table-cell/>
        </table:table-row>
        <table:table-row table:style-name="ro2">
          <table:table-cell office:value-type="float" office:value="303469" calcext:value-type="float">
            <text:p>303469</text:p>
          </table:table-cell>
          <table:table-cell office:value-type="float" office:value="0" calcext:value-type="float">
            <text:p>0</text:p>
          </table:table-cell>
          <table:table-cell office:value-type="float" office:value="1518887" calcext:value-type="float">
            <text:p>1518887</text:p>
          </table:table-cell>
          <table:table-cell office:value-type="float" office:value="467199" calcext:value-type="float">
            <text:p>467199</text:p>
          </table:table-cell>
          <table:table-cell office:value-type="string" calcext:value-type="string">
            <text:p>[[@42527]] </text:p>
            <text:p>Thnx a ton♥</text:p>
          </table:table-cell>
          <table:table-cell/>
        </table:table-row>
        <table:table-row table:style-name="ro1">
          <table:table-cell office:value-type="float" office:value="333186" calcext:value-type="float">
            <text:p>333186</text:p>
          </table:table-cell>
          <table:table-cell office:value-type="float" office:value="0" calcext:value-type="float">
            <text:p>0</text:p>
          </table:table-cell>
          <table:table-cell office:value-type="float" office:value="1778678" calcext:value-type="float">
            <text:p>1778678</text:p>
          </table:table-cell>
          <table:table-cell office:value-type="float" office:value="544222" calcext:value-type="float">
            <text:p>544222</text:p>
          </table:table-cell>
          <table:table-cell office:value-type="string" calcext:value-type="string">
            <text:p>[[@81064]] <text:s/>Kolukkumalai is situated <text:s/>at MUNNAR, in the district of IDUKKI ,KERALA.</text:p>
          </table:table-cell>
          <table:table-cell/>
        </table:table-row>
        <table:table-row table:style-name="ro1">
          <table:table-cell office:value-type="float" office:value="394394" calcext:value-type="float">
            <text:p>394394</text:p>
          </table:table-cell>
          <table:table-cell office:value-type="float" office:value="0" calcext:value-type="float">
            <text:p>0</text:p>
          </table:table-cell>
          <table:table-cell office:value-type="float" office:value="2252156" calcext:value-type="float">
            <text:p>2252156</text:p>
          </table:table-cell>
          <table:table-cell office:value-type="float" office:value="923026" calcext:value-type="float">
            <text:p>923026</text:p>
          </table:table-cell>
          <table:table-cell office:value-type="string" calcext:value-type="string">
            <text:p>Nic</text:p>
          </table:table-cell>
          <table:table-cell/>
        </table:table-row>
        <table:table-row table:style-name="ro1">
          <table:table-cell office:value-type="float" office:value="423694" calcext:value-type="float">
            <text:p>423694</text:p>
          </table:table-cell>
          <table:table-cell office:value-type="float" office:value="0" calcext:value-type="float">
            <text:p>0</text:p>
          </table:table-cell>
          <table:table-cell office:value-type="float" office:value="412368" calcext:value-type="float">
            <text:p>412368</text:p>
          </table:table-cell>
          <table:table-cell office:value-type="float" office:value="24279" calcext:value-type="float">
            <text:p>24279</text:p>
          </table:table-cell>
          <table:table-cell office:value-type="string" calcext:value-type="string">
            <text:p>This is awesome!</text:p>
          </table:table-cell>
          <table:table-cell/>
        </table:table-row>
        <table:table-row table:style-name="ro1">
          <table:table-cell office:value-type="float" office:value="432418" calcext:value-type="float">
            <text:p>432418</text:p>
          </table:table-cell>
          <table:table-cell office:value-type="float" office:value="0" calcext:value-type="float">
            <text:p>0</text:p>
          </table:table-cell>
          <table:table-cell office:value-type="float" office:value="954464" calcext:value-type="float">
            <text:p>954464</text:p>
          </table:table-cell>
          <table:table-cell office:value-type="float" office:value="19408" calcext:value-type="float">
            <text:p>19408</text:p>
          </table:table-cell>
          <table:table-cell office:value-type="string" calcext:value-type="string">
            <text:p>gonna fly high</text:p>
          </table:table-cell>
          <table:table-cell/>
        </table:table-row>
        <table:table-row table:style-name="ro1">
          <table:table-cell office:value-type="float" office:value="455999" calcext:value-type="float">
            <text:p>455999</text:p>
          </table:table-cell>
          <table:table-cell office:value-type="float" office:value="0" calcext:value-type="float">
            <text:p>0</text:p>
          </table:table-cell>
          <table:table-cell office:value-type="float" office:value="2254376" calcext:value-type="float">
            <text:p>2254376</text:p>
          </table:table-cell>
          <table:table-cell office:value-type="float" office:value="2065704" calcext:value-type="float">
            <text:p>2065704</text:p>
          </table:table-cell>
          <table:table-cell office:value-type="string" calcext:value-type="string">
            <text:p>Sahara gvosfyenvs</text:p>
          </table:table-cell>
          <table:table-cell/>
        </table:table-row>
        <table:table-row table:style-name="ro1">
          <table:table-cell office:value-type="float" office:value="80568" calcext:value-type="float">
            <text:p>80568</text:p>
          </table:table-cell>
          <table:table-cell office:value-type="float" office:value="0" calcext:value-type="float">
            <text:p>0</text:p>
          </table:table-cell>
          <table:table-cell office:value-type="float" office:value="737351" calcext:value-type="float">
            <text:p>737351</text:p>
          </table:table-cell>
          <table:table-cell office:value-type="float" office:value="77472" calcext:value-type="float">
            <text:p>77472</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49896" calcext:value-type="float">
            <text:p>149896</text:p>
          </table:table-cell>
          <table:table-cell office:value-type="float" office:value="0" calcext:value-type="float">
            <text:p>0</text:p>
          </table:table-cell>
          <table:table-cell office:value-type="float" office:value="889542" calcext:value-type="float">
            <text:p>889542</text:p>
          </table:table-cell>
          <table:table-cell office:value-type="float" office:value="40796" calcext:value-type="float">
            <text:p>40796</text:p>
          </table:table-cell>
          <table:table-cell office:value-type="string" calcext:value-type="string">
            <text:p>i had the same experience here! where else have you been? maybe you could talk about it</text:p>
          </table:table-cell>
          <table:table-cell/>
        </table:table-row>
        <table:table-row table:style-name="ro2">
          <table:table-cell office:value-type="float" office:value="198091" calcext:value-type="float">
            <text:p>198091</text:p>
          </table:table-cell>
          <table:table-cell office:value-type="float" office:value="0" calcext:value-type="float">
            <text:p>0</text:p>
          </table:table-cell>
          <table:table-cell office:value-type="float" office:value="1026132" calcext:value-type="float">
            <text:p>1026132</text:p>
          </table:table-cell>
          <table:table-cell office:value-type="float" office:value="309688" calcext:value-type="float">
            <text:p>309688</text:p>
          </table:table-cell>
          <table:table-cell office:value-type="string" calcext:value-type="string">
            <text:p>[[@52791]] </text:p>
            <text:p>Most welcome ☺️</text:p>
          </table:table-cell>
          <table:table-cell/>
        </table:table-row>
        <table:table-row table:style-name="ro1">
          <table:table-cell office:value-type="float" office:value="276155" calcext:value-type="float">
            <text:p>276155</text:p>
          </table:table-cell>
          <table:table-cell office:value-type="float" office:value="0" calcext:value-type="float">
            <text:p>0</text:p>
          </table:table-cell>
          <table:table-cell office:value-type="float" office:value="1443722" calcext:value-type="float">
            <text:p>1443722</text:p>
          </table:table-cell>
          <table:table-cell office:value-type="float" office:value="443617" calcext:value-type="float">
            <text:p>443617</text:p>
          </table:table-cell>
          <table:table-cell office:value-type="string" calcext:value-type="string">
            <text:p>Indeed . It was</text:p>
          </table:table-cell>
          <table:table-cell/>
        </table:table-row>
        <table:table-row table:style-name="ro1">
          <table:table-cell office:value-type="float" office:value="308586" calcext:value-type="float">
            <text:p>308586</text:p>
          </table:table-cell>
          <table:table-cell office:value-type="float" office:value="0" calcext:value-type="float">
            <text:p>0</text:p>
          </table:table-cell>
          <table:table-cell office:value-type="float" office:value="1635335" calcext:value-type="float">
            <text:p>1635335</text:p>
          </table:table-cell>
          <table:table-cell office:value-type="float" office:value="503782" calcext:value-type="float">
            <text:p>503782</text:p>
          </table:table-cell>
          <table:table-cell office:value-type="string" calcext:value-type="string">
            <text:p>Tx u so much Melissa ☺️ bt I like short n simple</text:p>
          </table:table-cell>
          <table:table-cell/>
        </table:table-row>
        <table:table-row table:style-name="ro1">
          <table:table-cell office:value-type="float" office:value="316249" calcext:value-type="float">
            <text:p>316249</text:p>
          </table:table-cell>
          <table:table-cell office:value-type="float" office:value="0" calcext:value-type="float">
            <text:p>0</text:p>
          </table:table-cell>
          <table:table-cell office:value-type="float" office:value="1680461" calcext:value-type="float">
            <text:p>1680461</text:p>
          </table:table-cell>
          <table:table-cell office:value-type="float" office:value="79528" calcext:value-type="float">
            <text:p>79528</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94189" calcext:value-type="float">
            <text:p>394189</text:p>
          </table:table-cell>
          <table:table-cell office:value-type="float" office:value="0" calcext:value-type="float">
            <text:p>0</text:p>
          </table:table-cell>
          <table:table-cell office:value-type="float" office:value="2276664" calcext:value-type="float">
            <text:p>2276664</text:p>
          </table:table-cell>
          <table:table-cell office:value-type="float" office:value="943066" calcext:value-type="float">
            <text:p>943066</text:p>
          </table:table-cell>
          <table:table-cell office:value-type="string" calcext:value-type="string">
            <text:p>Nyc</text:p>
          </table:table-cell>
          <table:table-cell/>
        </table:table-row>
        <table:table-row table:style-name="ro1">
          <table:table-cell office:value-type="float" office:value="27358" calcext:value-type="float">
            <text:p>27358</text:p>
          </table:table-cell>
          <table:table-cell office:value-type="float" office:value="0" calcext:value-type="float">
            <text:p>0</text:p>
          </table:table-cell>
          <table:table-cell office:value-type="float" office:value="604840" calcext:value-type="float">
            <text:p>604840</text:p>
          </table:table-cell>
          <table:table-cell office:value-type="float" office:value="50312" calcext:value-type="float">
            <text:p>50312</text:p>
          </table:table-cell>
          <table:table-cell office:value-type="string" calcext:value-type="string">
            <text:p>Hey the trail is amazing, could you give some info?</text:p>
          </table:table-cell>
          <table:table-cell/>
        </table:table-row>
        <table:table-row table:style-name="ro1">
          <table:table-cell office:value-type="float" office:value="105381" calcext:value-type="float">
            <text:p>105381</text:p>
          </table:table-cell>
          <table:table-cell office:value-type="float" office:value="0" calcext:value-type="float">
            <text:p>0</text:p>
          </table:table-cell>
          <table:table-cell office:value-type="float" office:value="789237" calcext:value-type="float">
            <text:p>789237</text:p>
          </table:table-cell>
          <table:table-cell office:value-type="float" office:value="49579" calcext:value-type="float">
            <text:p>49579</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35263" calcext:value-type="float">
            <text:p>135263</text:p>
          </table:table-cell>
          <table:table-cell office:value-type="float" office:value="0" calcext:value-type="float">
            <text:p>0</text:p>
          </table:table-cell>
          <table:table-cell office:value-type="float" office:value="850426" calcext:value-type="float">
            <text:p>850426</text:p>
          </table:table-cell>
          <table:table-cell office:value-type="float" office:value="253742" calcext:value-type="float">
            <text:p>253742</text:p>
          </table:table-cell>
          <table:table-cell office:value-type="string" calcext:value-type="string">
            <text:p>[[@76307]] i knw <text:s/>that..btw thnkew</text:p>
          </table:table-cell>
          <table:table-cell/>
        </table:table-row>
        <table:table-row table:style-name="ro1">
          <table:table-cell office:value-type="float" office:value="156269" calcext:value-type="float">
            <text:p>156269</text:p>
          </table:table-cell>
          <table:table-cell office:value-type="float" office:value="0" calcext:value-type="float">
            <text:p>0</text:p>
          </table:table-cell>
          <table:table-cell office:value-type="float" office:value="896186" calcext:value-type="float">
            <text:p>896186</text:p>
          </table:table-cell>
          <table:table-cell office:value-type="float" office:value="268746" calcext:value-type="float">
            <text:p>268746</text:p>
          </table:table-cell>
          <table:table-cell office:value-type="string" calcext:value-type="string">
            <text:p>[[@49533]] yes sure what do you want to know about this???</text:p>
          </table:table-cell>
          <table:table-cell/>
        </table:table-row>
        <table:table-row table:style-name="ro1">
          <table:table-cell office:value-type="float" office:value="177257" calcext:value-type="float">
            <text:p>177257</text:p>
          </table:table-cell>
          <table:table-cell office:value-type="float" office:value="0" calcext:value-type="float">
            <text:p>0</text:p>
          </table:table-cell>
          <table:table-cell office:value-type="float" office:value="957129" calcext:value-type="float">
            <text:p>957129</text:p>
          </table:table-cell>
          <table:table-cell office:value-type="float" office:value="76427" calcext:value-type="float">
            <text:p>76427</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00704" calcext:value-type="float">
            <text:p>200704</text:p>
          </table:table-cell>
          <table:table-cell office:value-type="float" office:value="0" calcext:value-type="float">
            <text:p>0</text:p>
          </table:table-cell>
          <table:table-cell office:value-type="float" office:value="1040051" calcext:value-type="float">
            <text:p>1040051</text:p>
          </table:table-cell>
          <table:table-cell office:value-type="float" office:value="43501" calcext:value-type="float">
            <text:p>43501</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08347" calcext:value-type="float">
            <text:p>208347</text:p>
          </table:table-cell>
          <table:table-cell office:value-type="float" office:value="583902" calcext:value-type="float">
            <text:p>583902</text:p>
          </table:table-cell>
          <table:table-cell office:value-type="float" office:value="0" calcext:value-type="float">
            <text:p>0</text:p>
          </table:table-cell>
          <table:table-cell office:value-type="float" office:value="283668" calcext:value-type="float">
            <text:p>283668</text:p>
          </table:table-cell>
          <table:table-cell office:value-type="string" calcext:value-type="string">
            <text:p>Wow!!!!!</text:p>
          </table:table-cell>
          <table:table-cell/>
        </table:table-row>
        <table:table-row table:style-name="ro1">
          <table:table-cell office:value-type="float" office:value="276246" calcext:value-type="float">
            <text:p>276246</text:p>
          </table:table-cell>
          <table:table-cell office:value-type="float" office:value="0" calcext:value-type="float">
            <text:p>0</text:p>
          </table:table-cell>
          <table:table-cell office:value-type="float" office:value="1443715" calcext:value-type="float">
            <text:p>1443715</text:p>
          </table:table-cell>
          <table:table-cell office:value-type="float" office:value="83486" calcext:value-type="float">
            <text:p>83486</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92744" calcext:value-type="float">
            <text:p>392744</text:p>
          </table:table-cell>
          <table:table-cell office:value-type="float" office:value="0" calcext:value-type="float">
            <text:p>0</text:p>
          </table:table-cell>
          <table:table-cell office:value-type="float" office:value="2260515" calcext:value-type="float">
            <text:p>2260515</text:p>
          </table:table-cell>
          <table:table-cell office:value-type="float" office:value="945711" calcext:value-type="float">
            <text:p>945711</text:p>
          </table:table-cell>
          <table:table-cell office:value-type="string" calcext:value-type="string">
            <text:p>Nice</text:p>
          </table:table-cell>
          <table:table-cell/>
        </table:table-row>
        <table:table-row table:style-name="ro1">
          <table:table-cell office:value-type="float" office:value="410325" calcext:value-type="float">
            <text:p>410325</text:p>
          </table:table-cell>
          <table:table-cell office:value-type="float" office:value="0" calcext:value-type="float">
            <text:p>0</text:p>
          </table:table-cell>
          <table:table-cell office:value-type="float" office:value="2279473" calcext:value-type="float">
            <text:p>2279473</text:p>
          </table:table-cell>
          <table:table-cell office:value-type="float" office:value="1254818" calcext:value-type="float">
            <text:p>1254818</text:p>
          </table:table-cell>
          <table:table-cell office:value-type="string" calcext:value-type="string">
            <text:p>Hello hello</text:p>
          </table:table-cell>
          <table:table-cell/>
        </table:table-row>
        <table:table-row table:style-name="ro1">
          <table:table-cell office:value-type="float" office:value="415234" calcext:value-type="float">
            <text:p>415234</text:p>
          </table:table-cell>
          <table:table-cell office:value-type="float" office:value="0" calcext:value-type="float">
            <text:p>0</text:p>
          </table:table-cell>
          <table:table-cell office:value-type="float" office:value="2356677" calcext:value-type="float">
            <text:p>2356677</text:p>
          </table:table-cell>
          <table:table-cell office:value-type="float" office:value="511852" calcext:value-type="float">
            <text:p>511852</text:p>
          </table:table-cell>
          <table:table-cell office:value-type="string" calcext:value-type="string">
            <text:p>[[@1]]</text:p>
          </table:table-cell>
          <table:table-cell/>
        </table:table-row>
        <table:table-row table:style-name="ro1">
          <table:table-cell office:value-type="float" office:value="424854" calcext:value-type="float">
            <text:p>424854</text:p>
          </table:table-cell>
          <table:table-cell office:value-type="float" office:value="0" calcext:value-type="float">
            <text:p>0</text:p>
          </table:table-cell>
          <table:table-cell office:value-type="float" office:value="1717901" calcext:value-type="float">
            <text:p>1717901</text:p>
          </table:table-cell>
          <table:table-cell office:value-type="float" office:value="6748" calcext:value-type="float">
            <text:p>6748</text:p>
          </table:table-cell>
          <table:table-cell office:value-type="string" calcext:value-type="string">
            <text:p>nice</text:p>
          </table:table-cell>
          <table:table-cell/>
        </table:table-row>
        <table:table-row table:style-name="ro1">
          <table:table-cell office:value-type="float" office:value="452884" calcext:value-type="float">
            <text:p>452884</text:p>
          </table:table-cell>
          <table:table-cell office:value-type="float" office:value="0" calcext:value-type="float">
            <text:p>0</text:p>
          </table:table-cell>
          <table:table-cell office:value-type="float" office:value="2186708" calcext:value-type="float">
            <text:p>2186708</text:p>
          </table:table-cell>
          <table:table-cell office:value-type="float" office:value="1977854" calcext:value-type="float">
            <text:p>1977854</text:p>
          </table:table-cell>
          <table:table-cell office:value-type="string" calcext:value-type="string">
            <text:p>Sex</text:p>
          </table:table-cell>
          <table:table-cell/>
        </table:table-row>
        <table:table-row table:style-name="ro1">
          <table:table-cell office:value-type="float" office:value="96778" calcext:value-type="float">
            <text:p>96778</text:p>
          </table:table-cell>
          <table:table-cell office:value-type="float" office:value="0" calcext:value-type="float">
            <text:p>0</text:p>
          </table:table-cell>
          <table:table-cell office:value-type="float" office:value="765934" calcext:value-type="float">
            <text:p>765934</text:p>
          </table:table-cell>
          <table:table-cell office:value-type="float" office:value="85353" calcext:value-type="float">
            <text:p>85353</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21698" calcext:value-type="float">
            <text:p>121698</text:p>
          </table:table-cell>
          <table:table-cell office:value-type="float" office:value="0" calcext:value-type="float">
            <text:p>0</text:p>
          </table:table-cell>
          <table:table-cell office:value-type="float" office:value="7231" calcext:value-type="float">
            <text:p>7231</text:p>
          </table:table-cell>
          <table:table-cell office:value-type="float" office:value="20085" calcext:value-type="float">
            <text:p>20085</text:p>
          </table:table-cell>
          <table:table-cell office:value-type="string" calcext:value-type="string">
            <text:p>OMG! yeh mera India</text:p>
          </table:table-cell>
          <table:table-cell/>
        </table:table-row>
        <table:table-row table:style-name="ro1">
          <table:table-cell office:value-type="float" office:value="180058" calcext:value-type="float">
            <text:p>180058</text:p>
          </table:table-cell>
          <table:table-cell office:value-type="float" office:value="0" calcext:value-type="float">
            <text:p>0</text:p>
          </table:table-cell>
          <table:table-cell office:value-type="float" office:value="123713" calcext:value-type="float">
            <text:p>123713</text:p>
          </table:table-cell>
          <table:table-cell office:value-type="float" office:value="83511" calcext:value-type="float">
            <text:p>83511</text:p>
          </table:table-cell>
          <table:table-cell office:value-type="string" calcext:value-type="string">
            <text:p>masttt!!</text:p>
          </table:table-cell>
          <table:table-cell/>
        </table:table-row>
        <table:table-row table:style-name="ro1">
          <table:table-cell office:value-type="float" office:value="268299" calcext:value-type="float">
            <text:p>268299</text:p>
          </table:table-cell>
          <table:table-cell office:value-type="float" office:value="0" calcext:value-type="float">
            <text:p>0</text:p>
          </table:table-cell>
          <table:table-cell office:value-type="float" office:value="989281" calcext:value-type="float">
            <text:p>989281</text:p>
          </table:table-cell>
          <table:table-cell office:value-type="float" office:value="298283" calcext:value-type="float">
            <text:p>298283</text:p>
          </table:table-cell>
          <table:table-cell office:value-type="string" calcext:value-type="string">
            <text:p>[[@19752]] thank you so much ...I'll check and focus more on content now</text:p>
          </table:table-cell>
          <table:table-cell/>
        </table:table-row>
        <table:table-row table:style-name="ro1">
          <table:table-cell office:value-type="float" office:value="291178" calcext:value-type="float">
            <text:p>291178</text:p>
          </table:table-cell>
          <table:table-cell office:value-type="float" office:value="0" calcext:value-type="float">
            <text:p>0</text:p>
          </table:table-cell>
          <table:table-cell office:value-type="float" office:value="1536510" calcext:value-type="float">
            <text:p>1536510</text:p>
          </table:table-cell>
          <table:table-cell office:value-type="float" office:value="472884" calcext:value-type="float">
            <text:p>472884</text:p>
          </table:table-cell>
          <table:table-cell office:value-type="string" calcext:value-type="string">
            <text:p>[[@41513]] yeaa it is..♥️</text:p>
          </table:table-cell>
          <table:table-cell/>
        </table:table-row>
        <table:table-row table:style-name="ro1">
          <table:table-cell office:value-type="float" office:value="304708" calcext:value-type="float">
            <text:p>304708</text:p>
          </table:table-cell>
          <table:table-cell office:value-type="float" office:value="0" calcext:value-type="float">
            <text:p>0</text:p>
          </table:table-cell>
          <table:table-cell office:value-type="float" office:value="1609556" calcext:value-type="float">
            <text:p>1609556</text:p>
          </table:table-cell>
          <table:table-cell office:value-type="float" office:value="78145" calcext:value-type="float">
            <text:p>78145</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346778" calcext:value-type="float">
            <text:p>346778</text:p>
          </table:table-cell>
          <table:table-cell office:value-type="float" office:value="0" calcext:value-type="float">
            <text:p>0</text:p>
          </table:table-cell>
          <table:table-cell office:value-type="float" office:value="1859765" calcext:value-type="float">
            <text:p>1859765</text:p>
          </table:table-cell>
          <table:table-cell office:value-type="float" office:value="308018" calcext:value-type="float">
            <text:p>308018</text:p>
          </table:table-cell>
          <table:table-cell office:value-type="string" calcext:value-type="string">
            <text:p>Yaaa .. give a try wen ever ua free</text:p>
          </table:table-cell>
          <table:table-cell/>
        </table:table-row>
        <table:table-row table:style-name="ro1">
          <table:table-cell office:value-type="float" office:value="355243" calcext:value-type="float">
            <text:p>355243</text:p>
          </table:table-cell>
          <table:table-cell office:value-type="float" office:value="0" calcext:value-type="float">
            <text:p>0</text:p>
          </table:table-cell>
          <table:table-cell office:value-type="float" office:value="924097" calcext:value-type="float">
            <text:p>924097</text:p>
          </table:table-cell>
          <table:table-cell office:value-type="float" office:value="593031" calcext:value-type="float">
            <text:p>593031</text:p>
          </table:table-cell>
          <table:table-cell office:value-type="string" calcext:value-type="string">
            <text:p>All the past experiences of mine about this place is refreshed now.</text:p>
          </table:table-cell>
          <table:table-cell/>
        </table:table-row>
        <table:table-row table:style-name="ro1">
          <table:table-cell office:value-type="float" office:value="367347" calcext:value-type="float">
            <text:p>367347</text:p>
          </table:table-cell>
          <table:table-cell office:value-type="float" office:value="0" calcext:value-type="float">
            <text:p>0</text:p>
          </table:table-cell>
          <table:table-cell office:value-type="float" office:value="2150993" calcext:value-type="float">
            <text:p>2150993</text:p>
          </table:table-cell>
          <table:table-cell office:value-type="float" office:value="78790" calcext:value-type="float">
            <text:p>78790</text:p>
          </table:table-cell>
          <table:table-cell office:value-type="string" calcext:value-type="string">
            <text:p>Hey what time of the year is best to visit this place?</text:p>
          </table:table-cell>
          <table:table-cell/>
        </table:table-row>
        <table:table-row table:style-name="ro1">
          <table:table-cell office:value-type="float" office:value="442576" calcext:value-type="float">
            <text:p>442576</text:p>
          </table:table-cell>
          <table:table-cell office:value-type="float" office:value="0" calcext:value-type="float">
            <text:p>0</text:p>
          </table:table-cell>
          <table:table-cell office:value-type="float" office:value="2307320" calcext:value-type="float">
            <text:p>2307320</text:p>
          </table:table-cell>
          <table:table-cell office:value-type="float" office:value="1696038" calcext:value-type="float">
            <text:p>1696038</text:p>
          </table:table-cell>
          <table:table-cell office:value-type="string" calcext:value-type="string">
            <text:p>Nice look</text:p>
          </table:table-cell>
          <table:table-cell/>
        </table:table-row>
        <table:table-row table:style-name="ro1">
          <table:table-cell office:value-type="float" office:value="211330" calcext:value-type="float">
            <text:p>211330</text:p>
          </table:table-cell>
          <table:table-cell office:value-type="float" office:value="0" calcext:value-type="float">
            <text:p>0</text:p>
          </table:table-cell>
          <table:table-cell office:value-type="float" office:value="1085737" calcext:value-type="float">
            <text:p>1085737</text:p>
          </table:table-cell>
          <table:table-cell office:value-type="float" office:value="326815" calcext:value-type="float">
            <text:p>326815</text:p>
          </table:table-cell>
          <table:table-cell office:value-type="string" calcext:value-type="string">
            <text:p>[[@77767]] thank you ?</text:p>
          </table:table-cell>
          <table:table-cell/>
        </table:table-row>
        <table:table-row table:style-name="ro1">
          <table:table-cell office:value-type="float" office:value="295007" calcext:value-type="float">
            <text:p>295007</text:p>
          </table:table-cell>
          <table:table-cell office:value-type="float" office:value="0" calcext:value-type="float">
            <text:p>0</text:p>
          </table:table-cell>
          <table:table-cell office:value-type="float" office:value="1559911" calcext:value-type="float">
            <text:p>1559911</text:p>
          </table:table-cell>
          <table:table-cell office:value-type="float" office:value="76294" calcext:value-type="float">
            <text:p>76294</text:p>
          </table:table-cell>
          <table:table-cell office:value-type="string" calcext:value-type="string">
            <text:p>Nice ?</text:p>
          </table:table-cell>
          <table:table-cell/>
        </table:table-row>
        <table:table-row table:style-name="ro1">
          <table:table-cell office:value-type="float" office:value="311469" calcext:value-type="float">
            <text:p>311469</text:p>
          </table:table-cell>
          <table:table-cell office:value-type="float" office:value="1236940" calcext:value-type="float">
            <text:p>1236940</text:p>
          </table:table-cell>
          <table:table-cell office:value-type="float" office:value="0" calcext:value-type="float">
            <text:p>0</text:p>
          </table:table-cell>
          <table:table-cell office:value-type="float" office:value="503641" calcext:value-type="float">
            <text:p>503641</text:p>
          </table:table-cell>
          <table:table-cell office:value-type="string" calcext:value-type="string">
            <text:p>[[@1]]</text:p>
          </table:table-cell>
          <table:table-cell/>
        </table:table-row>
        <table:table-row table:style-name="ro1">
          <table:table-cell office:value-type="float" office:value="397304" calcext:value-type="float">
            <text:p>397304</text:p>
          </table:table-cell>
          <table:table-cell office:value-type="float" office:value="0" calcext:value-type="float">
            <text:p>0</text:p>
          </table:table-cell>
          <table:table-cell office:value-type="float" office:value="1811003" calcext:value-type="float">
            <text:p>1811003</text:p>
          </table:table-cell>
          <table:table-cell office:value-type="float" office:value="11808" calcext:value-type="float">
            <text:p>11808</text:p>
          </table:table-cell>
          <table:table-cell office:value-type="string" calcext:value-type="string">
            <text:p>This is amazing</text:p>
          </table:table-cell>
          <table:table-cell/>
        </table:table-row>
        <table:table-row table:style-name="ro1">
          <table:table-cell office:value-type="float" office:value="238578" calcext:value-type="float">
            <text:p>238578</text:p>
          </table:table-cell>
          <table:table-cell office:value-type="float" office:value="0" calcext:value-type="float">
            <text:p>0</text:p>
          </table:table-cell>
          <table:table-cell office:value-type="float" office:value="1195014" calcext:value-type="float">
            <text:p>1195014</text:p>
          </table:table-cell>
          <table:table-cell office:value-type="float" office:value="360755" calcext:value-type="float">
            <text:p>360755</text:p>
          </table:table-cell>
          <table:table-cell office:value-type="string" calcext:value-type="string">
            <text:p>[[@43160]] I will keep that in mind next time. Thank you.</text:p>
          </table:table-cell>
          <table:table-cell/>
        </table:table-row>
        <table:table-row table:style-name="ro1">
          <table:table-cell office:value-type="float" office:value="433931" calcext:value-type="float">
            <text:p>433931</text:p>
          </table:table-cell>
          <table:table-cell office:value-type="float" office:value="0" calcext:value-type="float">
            <text:p>0</text:p>
          </table:table-cell>
          <table:table-cell office:value-type="float" office:value="2316799" calcext:value-type="float">
            <text:p>2316799</text:p>
          </table:table-cell>
          <table:table-cell office:value-type="float" office:value="1483035" calcext:value-type="float">
            <text:p>1483035</text:p>
          </table:table-cell>
          <table:table-cell office:value-type="string" calcext:value-type="string">
            <text:p>Hi</text:p>
          </table:table-cell>
          <table:table-cell/>
        </table:table-row>
        <table:table-row table:style-name="ro1">
          <table:table-cell office:value-type="float" office:value="6440" calcext:value-type="float">
            <text:p>6440</text:p>
          </table:table-cell>
          <table:table-cell office:value-type="float" office:value="0" calcext:value-type="float">
            <text:p>0</text:p>
          </table:table-cell>
          <table:table-cell office:value-type="float" office:value="176789" calcext:value-type="float">
            <text:p>176789</text:p>
          </table:table-cell>
          <table:table-cell office:value-type="float" office:value="38123" calcext:value-type="float">
            <text:p>38123</text:p>
          </table:table-cell>
          <table:table-cell office:value-type="string" calcext:value-type="string">
            <text:p>[[@1]]</text:p>
          </table:table-cell>
          <table:table-cell/>
        </table:table-row>
        <table:table-row table:style-name="ro1">
          <table:table-cell office:value-type="float" office:value="78390" calcext:value-type="float">
            <text:p>78390</text:p>
          </table:table-cell>
          <table:table-cell office:value-type="float" office:value="0" calcext:value-type="float">
            <text:p>0</text:p>
          </table:table-cell>
          <table:table-cell office:value-type="float" office:value="729343" calcext:value-type="float">
            <text:p>729343</text:p>
          </table:table-cell>
          <table:table-cell office:value-type="float" office:value="83306" calcext:value-type="float">
            <text:p>8330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51102" calcext:value-type="float">
            <text:p>151102</text:p>
          </table:table-cell>
          <table:table-cell office:value-type="float" office:value="0" calcext:value-type="float">
            <text:p>0</text:p>
          </table:table-cell>
          <table:table-cell office:value-type="float" office:value="893565" calcext:value-type="float">
            <text:p>893565</text:p>
          </table:table-cell>
          <table:table-cell office:value-type="float" office:value="243586" calcext:value-type="float">
            <text:p>243586</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156461" calcext:value-type="float">
            <text:p>156461</text:p>
          </table:table-cell>
          <table:table-cell office:value-type="float" office:value="0" calcext:value-type="float">
            <text:p>0</text:p>
          </table:table-cell>
          <table:table-cell office:value-type="float" office:value="312052" calcext:value-type="float">
            <text:p>312052</text:p>
          </table:table-cell>
          <table:table-cell office:value-type="float" office:value="108125" calcext:value-type="float">
            <text:p>108125</text:p>
          </table:table-cell>
          <table:table-cell office:value-type="string" calcext:value-type="string">
            <text:p>[[@40917]] tq tq ??</text:p>
          </table:table-cell>
          <table:table-cell/>
        </table:table-row>
        <table:table-row table:style-name="ro1">
          <table:table-cell office:value-type="float" office:value="235439" calcext:value-type="float">
            <text:p>235439</text:p>
          </table:table-cell>
          <table:table-cell office:value-type="float" office:value="0" calcext:value-type="float">
            <text:p>0</text:p>
          </table:table-cell>
          <table:table-cell office:value-type="float" office:value="1189275" calcext:value-type="float">
            <text:p>1189275</text:p>
          </table:table-cell>
          <table:table-cell office:value-type="float" office:value="45624" calcext:value-type="float">
            <text:p>45624</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92393" calcext:value-type="float">
            <text:p>292393</text:p>
          </table:table-cell>
          <table:table-cell office:value-type="float" office:value="0" calcext:value-type="float">
            <text:p>0</text:p>
          </table:table-cell>
          <table:table-cell office:value-type="float" office:value="1544873" calcext:value-type="float">
            <text:p>1544873</text:p>
          </table:table-cell>
          <table:table-cell office:value-type="float" office:value="48893" calcext:value-type="float">
            <text:p>48893</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96260" calcext:value-type="float">
            <text:p>296260</text:p>
          </table:table-cell>
          <table:table-cell office:value-type="float" office:value="0" calcext:value-type="float">
            <text:p>0</text:p>
          </table:table-cell>
          <table:table-cell office:value-type="float" office:value="208035" calcext:value-type="float">
            <text:p>208035</text:p>
          </table:table-cell>
          <table:table-cell office:value-type="float" office:value="80274" calcext:value-type="float">
            <text:p>80274</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23954" calcext:value-type="float">
            <text:p>323954</text:p>
          </table:table-cell>
          <table:table-cell office:value-type="float" office:value="0" calcext:value-type="float">
            <text:p>0</text:p>
          </table:table-cell>
          <table:table-cell office:value-type="float" office:value="1706737" calcext:value-type="float">
            <text:p>1706737</text:p>
          </table:table-cell>
          <table:table-cell office:value-type="float" office:value="534313" calcext:value-type="float">
            <text:p>534313</text:p>
          </table:table-cell>
          <table:table-cell office:value-type="string" calcext:value-type="string">
            <text:p>Interested..?</text:p>
          </table:table-cell>
          <table:table-cell/>
        </table:table-row>
        <table:table-row table:style-name="ro1">
          <table:table-cell office:value-type="float" office:value="390046" calcext:value-type="float">
            <text:p>390046</text:p>
          </table:table-cell>
          <table:table-cell office:value-type="float" office:value="0" calcext:value-type="float">
            <text:p>0</text:p>
          </table:table-cell>
          <table:table-cell office:value-type="float" office:value="2269162" calcext:value-type="float">
            <text:p>2269162</text:p>
          </table:table-cell>
          <table:table-cell office:value-type="float" office:value="928178" calcext:value-type="float">
            <text:p>928178</text:p>
          </table:table-cell>
          <table:table-cell office:value-type="string" calcext:value-type="string">
            <text:p>nice</text:p>
          </table:table-cell>
          <table:table-cell/>
        </table:table-row>
        <table:table-row table:style-name="ro1">
          <table:table-cell office:value-type="float" office:value="402352" calcext:value-type="float">
            <text:p>402352</text:p>
          </table:table-cell>
          <table:table-cell office:value-type="float" office:value="0" calcext:value-type="float">
            <text:p>0</text:p>
          </table:table-cell>
          <table:table-cell office:value-type="float" office:value="2302711" calcext:value-type="float">
            <text:p>2302711</text:p>
          </table:table-cell>
          <table:table-cell office:value-type="float" office:value="1039479" calcext:value-type="float">
            <text:p>1039479</text:p>
          </table:table-cell>
          <table:table-cell office:value-type="string" calcext:value-type="string">
            <text:p>Mast</text:p>
          </table:table-cell>
          <table:table-cell/>
        </table:table-row>
        <table:table-row table:style-name="ro1">
          <table:table-cell office:value-type="float" office:value="420599" calcext:value-type="float">
            <text:p>420599</text:p>
          </table:table-cell>
          <table:table-cell office:value-type="float" office:value="0" calcext:value-type="float">
            <text:p>0</text:p>
          </table:table-cell>
          <table:table-cell office:value-type="float" office:value="2329939" calcext:value-type="float">
            <text:p>2329939</text:p>
          </table:table-cell>
          <table:table-cell office:value-type="float" office:value="48764" calcext:value-type="float">
            <text:p>48764</text:p>
          </table:table-cell>
          <table:table-cell office:value-type="string" calcext:value-type="string">
            <text:p>good information.</text:p>
          </table:table-cell>
          <table:table-cell/>
        </table:table-row>
        <table:table-row table:style-name="ro1">
          <table:table-cell office:value-type="float" office:value="444539" calcext:value-type="float">
            <text:p>444539</text:p>
          </table:table-cell>
          <table:table-cell office:value-type="float" office:value="0" calcext:value-type="float">
            <text:p>0</text:p>
          </table:table-cell>
          <table:table-cell office:value-type="float" office:value="2415393" calcext:value-type="float">
            <text:p>2415393</text:p>
          </table:table-cell>
          <table:table-cell office:value-type="float" office:value="1657691" calcext:value-type="float">
            <text:p>1657691</text:p>
          </table:table-cell>
          <table:table-cell office:value-type="string" calcext:value-type="string">
            <text:p>Hii</text:p>
          </table:table-cell>
          <table:table-cell/>
        </table:table-row>
        <table:table-row table:style-name="ro1">
          <table:table-cell office:value-type="float" office:value="444746" calcext:value-type="float">
            <text:p>444746</text:p>
          </table:table-cell>
          <table:table-cell office:value-type="float" office:value="0" calcext:value-type="float">
            <text:p>0</text:p>
          </table:table-cell>
          <table:table-cell office:value-type="float" office:value="2151009" calcext:value-type="float">
            <text:p>2151009</text:p>
          </table:table-cell>
          <table:table-cell office:value-type="float" office:value="1751728" calcext:value-type="float">
            <text:p>1751728</text:p>
          </table:table-cell>
          <table:table-cell office:value-type="string" calcext:value-type="string">
            <text:p>Nice looking</text:p>
          </table:table-cell>
          <table:table-cell/>
        </table:table-row>
        <table:table-row table:style-name="ro1">
          <table:table-cell office:value-type="float" office:value="17898" calcext:value-type="float">
            <text:p>17898</text:p>
          </table:table-cell>
          <table:table-cell office:value-type="float" office:value="0" calcext:value-type="float">
            <text:p>0</text:p>
          </table:table-cell>
          <table:table-cell office:value-type="float" office:value="103825" calcext:value-type="float">
            <text:p>103825</text:p>
          </table:table-cell>
          <table:table-cell office:value-type="float" office:value="166502" calcext:value-type="float">
            <text:p>166502</text:p>
          </table:table-cell>
          <table:table-cell office:value-type="string" calcext:value-type="string">
            <text:p>You are living the life girl.??</text:p>
          </table:table-cell>
          <table:table-cell/>
        </table:table-row>
        <table:table-row table:style-name="ro1">
          <table:table-cell office:value-type="float" office:value="52390" calcext:value-type="float">
            <text:p>52390</text:p>
          </table:table-cell>
          <table:table-cell office:value-type="float" office:value="0" calcext:value-type="float">
            <text:p>0</text:p>
          </table:table-cell>
          <table:table-cell office:value-type="float" office:value="662569" calcext:value-type="float">
            <text:p>662569</text:p>
          </table:table-cell>
          <table:table-cell office:value-type="float" office:value="84035" calcext:value-type="float">
            <text:p>84035</text:p>
          </table:table-cell>
          <table:table-cell office:value-type="string" calcext:value-type="string">
            <text:p>This looks amazing ❤️</text:p>
          </table:table-cell>
          <table:table-cell/>
        </table:table-row>
        <table:table-row table:style-name="ro1">
          <table:table-cell office:value-type="float" office:value="79764" calcext:value-type="float">
            <text:p>79764</text:p>
          </table:table-cell>
          <table:table-cell office:value-type="float" office:value="0" calcext:value-type="float">
            <text:p>0</text:p>
          </table:table-cell>
          <table:table-cell office:value-type="float" office:value="731576" calcext:value-type="float">
            <text:p>731576</text:p>
          </table:table-cell>
          <table:table-cell office:value-type="float" office:value="217044" calcext:value-type="float">
            <text:p>217044</text:p>
          </table:table-cell>
          <table:table-cell office:value-type="string" calcext:value-type="string">
            <text:p>[[@76590]] Thank you</text:p>
          </table:table-cell>
          <table:table-cell/>
        </table:table-row>
        <table:table-row table:style-name="ro1">
          <table:table-cell office:value-type="float" office:value="92820" calcext:value-type="float">
            <text:p>92820</text:p>
          </table:table-cell>
          <table:table-cell office:value-type="float" office:value="0" calcext:value-type="float">
            <text:p>0</text:p>
          </table:table-cell>
          <table:table-cell office:value-type="float" office:value="759856" calcext:value-type="float">
            <text:p>759856</text:p>
          </table:table-cell>
          <table:table-cell office:value-type="float" office:value="85302" calcext:value-type="float">
            <text:p>85302</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13769" calcext:value-type="float">
            <text:p>113769</text:p>
          </table:table-cell>
          <table:table-cell office:value-type="float" office:value="0" calcext:value-type="float">
            <text:p>0</text:p>
          </table:table-cell>
          <table:table-cell office:value-type="float" office:value="744952" calcext:value-type="float">
            <text:p>744952</text:p>
          </table:table-cell>
          <table:table-cell office:value-type="float" office:value="221275" calcext:value-type="float">
            <text:p>221275</text:p>
          </table:table-cell>
          <table:table-cell office:value-type="string" calcext:value-type="string">
            <text:p>[[@45181]] yes I do have... will share it asap...</text:p>
          </table:table-cell>
          <table:table-cell/>
        </table:table-row>
        <table:table-row table:style-name="ro1">
          <table:table-cell office:value-type="float" office:value="169159" calcext:value-type="float">
            <text:p>169159</text:p>
          </table:table-cell>
          <table:table-cell office:value-type="float" office:value="0" calcext:value-type="float">
            <text:p>0</text:p>
          </table:table-cell>
          <table:table-cell office:value-type="float" office:value="943419" calcext:value-type="float">
            <text:p>943419</text:p>
          </table:table-cell>
          <table:table-cell office:value-type="float" office:value="39503" calcext:value-type="float">
            <text:p>39503</text:p>
          </table:table-cell>
          <table:table-cell office:value-type="string" calcext:value-type="string">
            <text:p>Wow! ?</text:p>
          </table:table-cell>
          <table:table-cell/>
        </table:table-row>
        <table:table-row table:style-name="ro1">
          <table:table-cell office:value-type="float" office:value="179916" calcext:value-type="float">
            <text:p>179916</text:p>
          </table:table-cell>
          <table:table-cell office:value-type="float" office:value="0" calcext:value-type="float">
            <text:p>0</text:p>
          </table:table-cell>
          <table:table-cell office:value-type="float" office:value="130216" calcext:value-type="float">
            <text:p>130216</text:p>
          </table:table-cell>
          <table:table-cell office:value-type="float" office:value="76704" calcext:value-type="float">
            <text:p>76704</text:p>
          </table:table-cell>
          <table:table-cell office:value-type="string" calcext:value-type="string">
            <text:p>loved your stories! wondering what your next trail would be?</text:p>
          </table:table-cell>
          <table:table-cell/>
        </table:table-row>
        <table:table-row table:style-name="ro1">
          <table:table-cell office:value-type="float" office:value="186646" calcext:value-type="float">
            <text:p>186646</text:p>
          </table:table-cell>
          <table:table-cell office:value-type="float" office:value="0" calcext:value-type="float">
            <text:p>0</text:p>
          </table:table-cell>
          <table:table-cell office:value-type="float" office:value="929479" calcext:value-type="float">
            <text:p>929479</text:p>
          </table:table-cell>
          <table:table-cell office:value-type="float" office:value="85048" calcext:value-type="float">
            <text:p>85048</text:p>
          </table:table-cell>
          <table:table-cell office:value-type="string" calcext:value-type="string">
            <text:p>You've had some awesome adventures! What's the next one?</text:p>
          </table:table-cell>
          <table:table-cell/>
        </table:table-row>
        <table:table-row table:style-name="ro1">
          <table:table-cell office:value-type="float" office:value="229010" calcext:value-type="float">
            <text:p>229010</text:p>
          </table:table-cell>
          <table:table-cell office:value-type="float" office:value="0" calcext:value-type="float">
            <text:p>0</text:p>
          </table:table-cell>
          <table:table-cell office:value-type="float" office:value="1174150" calcext:value-type="float">
            <text:p>1174150</text:p>
          </table:table-cell>
          <table:table-cell office:value-type="float" office:value="353330" calcext:value-type="float">
            <text:p>353330</text:p>
          </table:table-cell>
          <table:table-cell office:value-type="string" calcext:value-type="string">
            <text:p>[[@86144]] <text:s/>tnx ❤️</text:p>
          </table:table-cell>
          <table:table-cell/>
        </table:table-row>
        <table:table-row table:style-name="ro1">
          <table:table-cell office:value-type="float" office:value="265774" calcext:value-type="float">
            <text:p>265774</text:p>
          </table:table-cell>
          <table:table-cell office:value-type="float" office:value="0" calcext:value-type="float">
            <text:p>0</text:p>
          </table:table-cell>
          <table:table-cell office:value-type="float" office:value="1386386" calcext:value-type="float">
            <text:p>1386386</text:p>
          </table:table-cell>
          <table:table-cell office:value-type="float" office:value="425540" calcext:value-type="float">
            <text:p>425540</text:p>
          </table:table-cell>
          <table:table-cell office:value-type="string" calcext:value-type="string">
            <text:p>Yes, ask me whatever you want to know</text:p>
          </table:table-cell>
          <table:table-cell/>
        </table:table-row>
        <table:table-row table:style-name="ro1">
          <table:table-cell office:value-type="float" office:value="276526" calcext:value-type="float">
            <text:p>276526</text:p>
          </table:table-cell>
          <table:table-cell office:value-type="float" office:value="0" calcext:value-type="float">
            <text:p>0</text:p>
          </table:table-cell>
          <table:table-cell office:value-type="float" office:value="1441567" calcext:value-type="float">
            <text:p>1441567</text:p>
          </table:table-cell>
          <table:table-cell office:value-type="float" office:value="442908" calcext:value-type="float">
            <text:p>442908</text:p>
          </table:table-cell>
          <table:table-cell office:value-type="string" calcext:value-type="string">
            <text:p>[[@87852]] thnx</text:p>
          </table:table-cell>
          <table:table-cell/>
        </table:table-row>
        <table:table-row table:style-name="ro1">
          <table:table-cell office:value-type="float" office:value="323537" calcext:value-type="float">
            <text:p>323537</text:p>
          </table:table-cell>
          <table:table-cell office:value-type="float" office:value="0" calcext:value-type="float">
            <text:p>0</text:p>
          </table:table-cell>
          <table:table-cell office:value-type="float" office:value="1431930" calcext:value-type="float">
            <text:p>1431930</text:p>
          </table:table-cell>
          <table:table-cell office:value-type="float" office:value="438971" calcext:value-type="float">
            <text:p>438971</text:p>
          </table:table-cell>
          <table:table-cell office:value-type="string" calcext:value-type="string">
            <text:p>[[@76]] thanks</text:p>
          </table:table-cell>
          <table:table-cell/>
        </table:table-row>
        <table:table-row table:style-name="ro1">
          <table:table-cell office:value-type="float" office:value="352142" calcext:value-type="float">
            <text:p>352142</text:p>
          </table:table-cell>
          <table:table-cell office:value-type="float" office:value="0" calcext:value-type="float">
            <text:p>0</text:p>
          </table:table-cell>
          <table:table-cell office:value-type="float" office:value="1903707" calcext:value-type="float">
            <text:p>1903707</text:p>
          </table:table-cell>
          <table:table-cell office:value-type="float" office:value="86527" calcext:value-type="float">
            <text:p>86527</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411864" calcext:value-type="float">
            <text:p>411864</text:p>
          </table:table-cell>
          <table:table-cell office:value-type="float" office:value="0" calcext:value-type="float">
            <text:p>0</text:p>
          </table:table-cell>
          <table:table-cell office:value-type="float" office:value="2339484" calcext:value-type="float">
            <text:p>2339484</text:p>
          </table:table-cell>
          <table:table-cell office:value-type="float" office:value="1256442" calcext:value-type="float">
            <text:p>1256442</text:p>
          </table:table-cell>
          <table:table-cell office:value-type="string" calcext:value-type="string">
            <text:p>Nice</text:p>
          </table:table-cell>
          <table:table-cell/>
        </table:table-row>
        <table:table-row table:style-name="ro1">
          <table:table-cell office:value-type="float" office:value="40323" calcext:value-type="float">
            <text:p>40323</text:p>
          </table:table-cell>
          <table:table-cell office:value-type="float" office:value="0" calcext:value-type="float">
            <text:p>0</text:p>
          </table:table-cell>
          <table:table-cell office:value-type="float" office:value="635104" calcext:value-type="float">
            <text:p>635104</text:p>
          </table:table-cell>
          <table:table-cell office:value-type="float" office:value="80190" calcext:value-type="float">
            <text:p>80190</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74210" calcext:value-type="float">
            <text:p>74210</text:p>
          </table:table-cell>
          <table:table-cell office:value-type="float" office:value="0" calcext:value-type="float">
            <text:p>0</text:p>
          </table:table-cell>
          <table:table-cell office:value-type="float" office:value="672659" calcext:value-type="float">
            <text:p>672659</text:p>
          </table:table-cell>
          <table:table-cell office:value-type="float" office:value="193190" calcext:value-type="float">
            <text:p>193190</text:p>
          </table:table-cell>
          <table:table-cell office:value-type="string" calcext:value-type="string">
            <text:p>Nice</text:p>
          </table:table-cell>
          <table:table-cell/>
        </table:table-row>
        <table:table-row table:style-name="ro1">
          <table:table-cell office:value-type="float" office:value="277587" calcext:value-type="float">
            <text:p>277587</text:p>
          </table:table-cell>
          <table:table-cell office:value-type="float" office:value="0" calcext:value-type="float">
            <text:p>0</text:p>
          </table:table-cell>
          <table:table-cell office:value-type="float" office:value="1363727" calcext:value-type="float">
            <text:p>1363727</text:p>
          </table:table-cell>
          <table:table-cell office:value-type="float" office:value="418153" calcext:value-type="float">
            <text:p>418153</text:p>
          </table:table-cell>
          <table:table-cell office:value-type="string" calcext:value-type="string">
            <text:p>Yup</text:p>
          </table:table-cell>
          <table:table-cell/>
        </table:table-row>
        <table:table-row table:style-name="ro1">
          <table:table-cell office:value-type="float" office:value="294213" calcext:value-type="float">
            <text:p>294213</text:p>
          </table:table-cell>
          <table:table-cell office:value-type="float" office:value="0" calcext:value-type="float">
            <text:p>0</text:p>
          </table:table-cell>
          <table:table-cell office:value-type="float" office:value="1555955" calcext:value-type="float">
            <text:p>1555955</text:p>
          </table:table-cell>
          <table:table-cell office:value-type="float" office:value="20150" calcext:value-type="float">
            <text:p>20150</text:p>
          </table:table-cell>
          <table:table-cell office:value-type="string" calcext:value-type="string">
            <text:p>woww amazing ❤️</text:p>
          </table:table-cell>
          <table:table-cell/>
        </table:table-row>
        <table:table-row table:style-name="ro1">
          <table:table-cell office:value-type="float" office:value="404471" calcext:value-type="float">
            <text:p>404471</text:p>
          </table:table-cell>
          <table:table-cell office:value-type="float" office:value="0" calcext:value-type="float">
            <text:p>0</text:p>
          </table:table-cell>
          <table:table-cell office:value-type="float" office:value="779848" calcext:value-type="float">
            <text:p>779848</text:p>
          </table:table-cell>
          <table:table-cell office:value-type="float" office:value="1089420" calcext:value-type="float">
            <text:p>1089420</text:p>
          </table:table-cell>
          <table:table-cell office:value-type="string" calcext:value-type="string">
            <text:p>Nice video frd</text:p>
          </table:table-cell>
          <table:table-cell/>
        </table:table-row>
        <table:table-row table:style-name="ro1">
          <table:table-cell office:value-type="float" office:value="18513" calcext:value-type="float">
            <text:p>18513</text:p>
          </table:table-cell>
          <table:table-cell office:value-type="float" office:value="0" calcext:value-type="float">
            <text:p>0</text:p>
          </table:table-cell>
          <table:table-cell office:value-type="float" office:value="582124" calcext:value-type="float">
            <text:p>582124</text:p>
          </table:table-cell>
          <table:table-cell office:value-type="float" office:value="76810" calcext:value-type="float">
            <text:p>7681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87209" calcext:value-type="float">
            <text:p>87209</text:p>
          </table:table-cell>
          <table:table-cell office:value-type="float" office:value="386707" calcext:value-type="float">
            <text:p>386707</text:p>
          </table:table-cell>
          <table:table-cell office:value-type="float" office:value="0" calcext:value-type="float">
            <text:p>0</text:p>
          </table:table-cell>
          <table:table-cell office:value-type="float" office:value="47965" calcext:value-type="float">
            <text:p>47965</text:p>
          </table:table-cell>
          <table:table-cell office:value-type="string" calcext:value-type="string">
            <text:p>[[@1]]</text:p>
          </table:table-cell>
          <table:table-cell/>
        </table:table-row>
        <table:table-row table:style-name="ro1">
          <table:table-cell office:value-type="float" office:value="87957" calcext:value-type="float">
            <text:p>87957</text:p>
          </table:table-cell>
          <table:table-cell office:value-type="float" office:value="0" calcext:value-type="float">
            <text:p>0</text:p>
          </table:table-cell>
          <table:table-cell office:value-type="float" office:value="746255" calcext:value-type="float">
            <text:p>746255</text:p>
          </table:table-cell>
          <table:table-cell office:value-type="float" office:value="82112" calcext:value-type="float">
            <text:p>82112</text:p>
          </table:table-cell>
          <table:table-cell office:value-type="string" calcext:value-type="string">
            <text:p>Chal yaha jaate hai, chal waha jaate hai :D</text:p>
          </table:table-cell>
          <table:table-cell/>
        </table:table-row>
        <table:table-row table:style-name="ro1">
          <table:table-cell office:value-type="float" office:value="180755" calcext:value-type="float">
            <text:p>180755</text:p>
          </table:table-cell>
          <table:table-cell office:value-type="float" office:value="0" calcext:value-type="float">
            <text:p>0</text:p>
          </table:table-cell>
          <table:table-cell office:value-type="float" office:value="971544" calcext:value-type="float">
            <text:p>971544</text:p>
          </table:table-cell>
          <table:table-cell office:value-type="float" office:value="200531" calcext:value-type="float">
            <text:p>200531</text:p>
          </table:table-cell>
          <table:table-cell office:value-type="string" calcext:value-type="string">
            <text:p>I love you too.❤️Life is <text:s/>incomplete without hustle and bustle though.?</text:p>
          </table:table-cell>
          <table:table-cell/>
        </table:table-row>
        <table:table-row table:style-name="ro1">
          <table:table-cell office:value-type="float" office:value="262743" calcext:value-type="float">
            <text:p>262743</text:p>
          </table:table-cell>
          <table:table-cell office:value-type="float" office:value="941290" calcext:value-type="float">
            <text:p>941290</text:p>
          </table:table-cell>
          <table:table-cell office:value-type="float" office:value="0" calcext:value-type="float">
            <text:p>0</text:p>
          </table:table-cell>
          <table:table-cell office:value-type="float" office:value="240091" calcext:value-type="float">
            <text:p>240091</text:p>
          </table:table-cell>
          <table:table-cell office:value-type="string" calcext:value-type="string">
            <text:p>[[@1]]</text:p>
          </table:table-cell>
          <table:table-cell/>
        </table:table-row>
        <table:table-row table:style-name="ro1">
          <table:table-cell office:value-type="float" office:value="404237" calcext:value-type="float">
            <text:p>404237</text:p>
          </table:table-cell>
          <table:table-cell office:value-type="float" office:value="0" calcext:value-type="float">
            <text:p>0</text:p>
          </table:table-cell>
          <table:table-cell office:value-type="float" office:value="2288020" calcext:value-type="float">
            <text:p>2288020</text:p>
          </table:table-cell>
          <table:table-cell office:value-type="float" office:value="1088609" calcext:value-type="float">
            <text:p>1088609</text:p>
          </table:table-cell>
          <table:table-cell office:value-type="string" calcext:value-type="string">
            <text:p>Hi</text:p>
          </table:table-cell>
          <table:table-cell/>
        </table:table-row>
        <table:table-row table:style-name="ro1">
          <table:table-cell office:value-type="float" office:value="409331" calcext:value-type="float">
            <text:p>409331</text:p>
          </table:table-cell>
          <table:table-cell office:value-type="float" office:value="0" calcext:value-type="float">
            <text:p>0</text:p>
          </table:table-cell>
          <table:table-cell office:value-type="float" office:value="2327030" calcext:value-type="float">
            <text:p>2327030</text:p>
          </table:table-cell>
          <table:table-cell office:value-type="float" office:value="1221273" calcext:value-type="float">
            <text:p>1221273</text:p>
          </table:table-cell>
          <table:table-cell office:value-type="string" calcext:value-type="string">
            <text:p>Nice</text:p>
          </table:table-cell>
          <table:table-cell/>
        </table:table-row>
        <table:table-row table:style-name="ro1">
          <table:table-cell office:value-type="float" office:value="412866" calcext:value-type="float">
            <text:p>412866</text:p>
          </table:table-cell>
          <table:table-cell office:value-type="float" office:value="0" calcext:value-type="float">
            <text:p>0</text:p>
          </table:table-cell>
          <table:table-cell office:value-type="float" office:value="2286952" calcext:value-type="float">
            <text:p>2286952</text:p>
          </table:table-cell>
          <table:table-cell office:value-type="float" office:value="1344706" calcext:value-type="float">
            <text:p>1344706</text:p>
          </table:table-cell>
          <table:table-cell office:value-type="string" calcext:value-type="string">
            <text:p>How are you</text:p>
          </table:table-cell>
          <table:table-cell/>
        </table:table-row>
        <table:table-row table:style-name="ro1">
          <table:table-cell office:value-type="float" office:value="414861" calcext:value-type="float">
            <text:p>414861</text:p>
          </table:table-cell>
          <table:table-cell office:value-type="float" office:value="0" calcext:value-type="float">
            <text:p>0</text:p>
          </table:table-cell>
          <table:table-cell office:value-type="float" office:value="2356666" calcext:value-type="float">
            <text:p>2356666</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73160" calcext:value-type="float">
            <text:p>73160</text:p>
          </table:table-cell>
          <table:table-cell office:value-type="float" office:value="0" calcext:value-type="float">
            <text:p>0</text:p>
          </table:table-cell>
          <table:table-cell office:value-type="float" office:value="717421" calcext:value-type="float">
            <text:p>717421</text:p>
          </table:table-cell>
          <table:table-cell office:value-type="float" office:value="95992" calcext:value-type="float">
            <text:p>95992</text:p>
          </table:table-cell>
          <table:table-cell office:value-type="string" calcext:value-type="string">
            <text:p>[[@1]]</text:p>
          </table:table-cell>
          <table:table-cell/>
        </table:table-row>
        <table:table-row table:style-name="ro1">
          <table:table-cell office:value-type="float" office:value="113534" calcext:value-type="float">
            <text:p>113534</text:p>
          </table:table-cell>
          <table:table-cell office:value-type="float" office:value="0" calcext:value-type="float">
            <text:p>0</text:p>
          </table:table-cell>
          <table:table-cell office:value-type="float" office:value="748516" calcext:value-type="float">
            <text:p>748516</text:p>
          </table:table-cell>
          <table:table-cell office:value-type="float" office:value="45628" calcext:value-type="float">
            <text:p>45628</text:p>
          </table:table-cell>
          <table:table-cell office:value-type="string" calcext:value-type="string">
            <text:p>Yeh picture toh blockbuster hai ekdum :D</text:p>
          </table:table-cell>
          <table:table-cell/>
        </table:table-row>
        <table:table-row table:style-name="ro1">
          <table:table-cell office:value-type="float" office:value="200136" calcext:value-type="float">
            <text:p>200136</text:p>
          </table:table-cell>
          <table:table-cell office:value-type="float" office:value="0" calcext:value-type="float">
            <text:p>0</text:p>
          </table:table-cell>
          <table:table-cell office:value-type="float" office:value="1029373" calcext:value-type="float">
            <text:p>1029373</text:p>
          </table:table-cell>
          <table:table-cell office:value-type="float" office:value="309039" calcext:value-type="float">
            <text:p>309039</text:p>
          </table:table-cell>
          <table:table-cell office:value-type="string" calcext:value-type="string">
            <text:p>Thanku dear next time i will use my dslr, was just hungry so didnt mind that?</text:p>
          </table:table-cell>
          <table:table-cell/>
        </table:table-row>
        <table:table-row table:style-name="ro1">
          <table:table-cell office:value-type="float" office:value="227634" calcext:value-type="float">
            <text:p>227634</text:p>
          </table:table-cell>
          <table:table-cell office:value-type="float" office:value="758973" calcext:value-type="float">
            <text:p>758973</text:p>
          </table:table-cell>
          <table:table-cell office:value-type="float" office:value="0" calcext:value-type="float">
            <text:p>0</text:p>
          </table:table-cell>
          <table:table-cell office:value-type="float" office:value="282580" calcext:value-type="float">
            <text:p>282580</text:p>
          </table:table-cell>
          <table:table-cell office:value-type="string" calcext:value-type="string">
            <text:p>I've been there last Spring. In my opinion, this is not only a lovely city but also is a fabulous city which everybody should visit there before passing away. This year I'll go there again for one week and then I try Spain, Italy and Switzerland.</text:p>
          </table:table-cell>
          <table:table-cell/>
        </table:table-row>
        <table:table-row table:style-name="ro1">
          <table:table-cell office:value-type="float" office:value="303753" calcext:value-type="float">
            <text:p>303753</text:p>
          </table:table-cell>
          <table:table-cell office:value-type="float" office:value="0" calcext:value-type="float">
            <text:p>0</text:p>
          </table:table-cell>
          <table:table-cell office:value-type="float" office:value="1603227" calcext:value-type="float">
            <text:p>1603227</text:p>
          </table:table-cell>
          <table:table-cell office:value-type="float" office:value="80625" calcext:value-type="float">
            <text:p>80625</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315067" calcext:value-type="float">
            <text:p>315067</text:p>
          </table:table-cell>
          <table:table-cell office:value-type="float" office:value="0" calcext:value-type="float">
            <text:p>0</text:p>
          </table:table-cell>
          <table:table-cell office:value-type="float" office:value="1659456" calcext:value-type="float">
            <text:p>1659456</text:p>
          </table:table-cell>
          <table:table-cell office:value-type="float" office:value="511609" calcext:value-type="float">
            <text:p>511609</text:p>
          </table:table-cell>
          <table:table-cell office:value-type="string" calcext:value-type="string">
            <text:p>[[@39540]] <text:s/>like i said ma'am. not a professional. These were clicked by Nikon 5300 to be honest.</text:p>
          </table:table-cell>
          <table:table-cell/>
        </table:table-row>
        <table:table-row table:style-name="ro1">
          <table:table-cell office:value-type="float" office:value="346634" calcext:value-type="float">
            <text:p>346634</text:p>
          </table:table-cell>
          <table:table-cell office:value-type="float" office:value="0" calcext:value-type="float">
            <text:p>0</text:p>
          </table:table-cell>
          <table:table-cell office:value-type="float" office:value="1859931" calcext:value-type="float">
            <text:p>1859931</text:p>
          </table:table-cell>
          <table:table-cell office:value-type="float" office:value="40308" calcext:value-type="float">
            <text:p>40308</text:p>
          </table:table-cell>
          <table:table-cell office:value-type="string" calcext:value-type="string">
            <text:p>Amazing trail, loved the story! ❤️</text:p>
          </table:table-cell>
          <table:table-cell/>
        </table:table-row>
        <table:table-row table:style-name="ro1">
          <table:table-cell office:value-type="float" office:value="441549" calcext:value-type="float">
            <text:p>441549</text:p>
          </table:table-cell>
          <table:table-cell office:value-type="float" office:value="0" calcext:value-type="float">
            <text:p>0</text:p>
          </table:table-cell>
          <table:table-cell office:value-type="float" office:value="2422952" calcext:value-type="float">
            <text:p>2422952</text:p>
          </table:table-cell>
          <table:table-cell office:value-type="float" office:value="1683654" calcext:value-type="float">
            <text:p>1683654</text:p>
          </table:table-cell>
          <table:table-cell office:value-type="string" calcext:value-type="string">
            <text:p>Good</text:p>
          </table:table-cell>
          <table:table-cell/>
        </table:table-row>
        <table:table-row table:style-name="ro1">
          <table:table-cell office:value-type="float" office:value="36361" calcext:value-type="float">
            <text:p>36361</text:p>
          </table:table-cell>
          <table:table-cell office:value-type="float" office:value="0" calcext:value-type="float">
            <text:p>0</text:p>
          </table:table-cell>
          <table:table-cell office:value-type="float" office:value="626668" calcext:value-type="float">
            <text:p>626668</text:p>
          </table:table-cell>
          <table:table-cell office:value-type="float" office:value="187340" calcext:value-type="float">
            <text:p>187340</text:p>
          </table:table-cell>
          <table:table-cell office:value-type="string" calcext:value-type="string">
            <text:p>Sorry guys didn't have much battery in phone, also ended up accidentally, so no more pictures</text:p>
          </table:table-cell>
          <table:table-cell/>
        </table:table-row>
        <table:table-row table:style-name="ro1">
          <table:table-cell office:value-type="float" office:value="72274" calcext:value-type="float">
            <text:p>72274</text:p>
          </table:table-cell>
          <table:table-cell office:value-type="float" office:value="65199" calcext:value-type="float">
            <text:p>65199</text:p>
          </table:table-cell>
          <table:table-cell office:value-type="float" office:value="0" calcext:value-type="float">
            <text:p>0</text:p>
          </table:table-cell>
          <table:table-cell office:value-type="float" office:value="212101" calcext:value-type="float">
            <text:p>212101</text:p>
          </table:table-cell>
          <table:table-cell office:value-type="string" calcext:value-type="string">
            <text:p>Wow?</text:p>
          </table:table-cell>
          <table:table-cell/>
        </table:table-row>
        <table:table-row table:style-name="ro1">
          <table:table-cell office:value-type="float" office:value="75322" calcext:value-type="float">
            <text:p>75322</text:p>
          </table:table-cell>
          <table:table-cell office:value-type="float" office:value="0" calcext:value-type="float">
            <text:p>0</text:p>
          </table:table-cell>
          <table:table-cell office:value-type="float" office:value="721002" calcext:value-type="float">
            <text:p>721002</text:p>
          </table:table-cell>
          <table:table-cell office:value-type="float" office:value="45547" calcext:value-type="float">
            <text:p>4554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10096" calcext:value-type="float">
            <text:p>110096</text:p>
          </table:table-cell>
          <table:table-cell office:value-type="float" office:value="0" calcext:value-type="float">
            <text:p>0</text:p>
          </table:table-cell>
          <table:table-cell office:value-type="float" office:value="798303" calcext:value-type="float">
            <text:p>798303</text:p>
          </table:table-cell>
          <table:table-cell office:value-type="float" office:value="79561" calcext:value-type="float">
            <text:p>79561</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54602" calcext:value-type="float">
            <text:p>154602</text:p>
          </table:table-cell>
          <table:table-cell office:value-type="float" office:value="0" calcext:value-type="float">
            <text:p>0</text:p>
          </table:table-cell>
          <table:table-cell office:value-type="float" office:value="902249" calcext:value-type="float">
            <text:p>902249</text:p>
          </table:table-cell>
          <table:table-cell office:value-type="float" office:value="86890" calcext:value-type="float">
            <text:p>86890</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68185" calcext:value-type="float">
            <text:p>168185</text:p>
          </table:table-cell>
          <table:table-cell office:value-type="float" office:value="0" calcext:value-type="float">
            <text:p>0</text:p>
          </table:table-cell>
          <table:table-cell office:value-type="float" office:value="938331" calcext:value-type="float">
            <text:p>938331</text:p>
          </table:table-cell>
          <table:table-cell office:value-type="float" office:value="88327" calcext:value-type="float">
            <text:p>88327</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73020" calcext:value-type="float">
            <text:p>373020</text:p>
          </table:table-cell>
          <table:table-cell office:value-type="float" office:value="0" calcext:value-type="float">
            <text:p>0</text:p>
          </table:table-cell>
          <table:table-cell office:value-type="float" office:value="2221364" calcext:value-type="float">
            <text:p>2221364</text:p>
          </table:table-cell>
          <table:table-cell office:value-type="float" office:value="709010" calcext:value-type="float">
            <text:p>709010</text:p>
          </table:table-cell>
          <table:table-cell office:value-type="string" calcext:value-type="string">
            <text:p>yes!</text:p>
          </table:table-cell>
          <table:table-cell/>
        </table:table-row>
        <table:table-row table:style-name="ro1">
          <table:table-cell office:value-type="float" office:value="392864" calcext:value-type="float">
            <text:p>392864</text:p>
          </table:table-cell>
          <table:table-cell office:value-type="float" office:value="0" calcext:value-type="float">
            <text:p>0</text:p>
          </table:table-cell>
          <table:table-cell office:value-type="float" office:value="2283329" calcext:value-type="float">
            <text:p>2283329</text:p>
          </table:table-cell>
          <table:table-cell office:value-type="float" office:value="921208" calcext:value-type="float">
            <text:p>921208</text:p>
          </table:table-cell>
          <table:table-cell office:value-type="string" calcext:value-type="string">
            <text:p>Hi</text:p>
          </table:table-cell>
          <table:table-cell/>
        </table:table-row>
        <table:table-row table:style-name="ro1">
          <table:table-cell office:value-type="float" office:value="418202" calcext:value-type="float">
            <text:p>418202</text:p>
          </table:table-cell>
          <table:table-cell office:value-type="float" office:value="0" calcext:value-type="float">
            <text:p>0</text:p>
          </table:table-cell>
          <table:table-cell office:value-type="float" office:value="2350575" calcext:value-type="float">
            <text:p>2350575</text:p>
          </table:table-cell>
          <table:table-cell office:value-type="float" office:value="6889" calcext:value-type="float">
            <text:p>6889</text:p>
          </table:table-cell>
          <table:table-cell office:value-type="string" calcext:value-type="string">
            <text:p>nice routine you have there</text:p>
          </table:table-cell>
          <table:table-cell/>
        </table:table-row>
        <table:table-row table:style-name="ro1">
          <table:table-cell office:value-type="float" office:value="460956" calcext:value-type="float">
            <text:p>460956</text:p>
          </table:table-cell>
          <table:table-cell office:value-type="float" office:value="0" calcext:value-type="float">
            <text:p>0</text:p>
          </table:table-cell>
          <table:table-cell office:value-type="float" office:value="1181954" calcext:value-type="float">
            <text:p>1181954</text:p>
          </table:table-cell>
          <table:table-cell office:value-type="float" office:value="2143082" calcext:value-type="float">
            <text:p>2143082</text:p>
          </table:table-cell>
          <table:table-cell office:value-type="string" calcext:value-type="string">
            <text:p>Nice</text:p>
          </table:table-cell>
          <table:table-cell/>
        </table:table-row>
        <table:table-row table:style-name="ro1">
          <table:table-cell office:value-type="float" office:value="73782" calcext:value-type="float">
            <text:p>73782</text:p>
          </table:table-cell>
          <table:table-cell office:value-type="float" office:value="0" calcext:value-type="float">
            <text:p>0</text:p>
          </table:table-cell>
          <table:table-cell office:value-type="float" office:value="717186" calcext:value-type="float">
            <text:p>717186</text:p>
          </table:table-cell>
          <table:table-cell office:value-type="float" office:value="80222" calcext:value-type="float">
            <text:p>80222</text:p>
          </table:table-cell>
          <table:table-cell office:value-type="string" calcext:value-type="string">
            <text:p>Dope!</text:p>
          </table:table-cell>
          <table:table-cell/>
        </table:table-row>
        <table:table-row table:style-name="ro1">
          <table:table-cell office:value-type="float" office:value="100253" calcext:value-type="float">
            <text:p>100253</text:p>
          </table:table-cell>
          <table:table-cell office:value-type="float" office:value="0" calcext:value-type="float">
            <text:p>0</text:p>
          </table:table-cell>
          <table:table-cell office:value-type="float" office:value="777141" calcext:value-type="float">
            <text:p>777141</text:p>
          </table:table-cell>
          <table:table-cell office:value-type="float" office:value="230926" calcext:value-type="float">
            <text:p>230926</text:p>
          </table:table-cell>
          <table:table-cell office:value-type="string" calcext:value-type="string">
            <text:p>[[@40157]] nice. All the best.</text:p>
          </table:table-cell>
          <table:table-cell/>
        </table:table-row>
        <table:table-row table:style-name="ro1">
          <table:table-cell office:value-type="float" office:value="146558" calcext:value-type="float">
            <text:p>146558</text:p>
          </table:table-cell>
          <table:table-cell office:value-type="float" office:value="0" calcext:value-type="float">
            <text:p>0</text:p>
          </table:table-cell>
          <table:table-cell office:value-type="float" office:value="883825" calcext:value-type="float">
            <text:p>883825</text:p>
          </table:table-cell>
          <table:table-cell office:value-type="float" office:value="40478" calcext:value-type="float">
            <text:p>4047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68310" calcext:value-type="float">
            <text:p>168310</text:p>
          </table:table-cell>
          <table:table-cell office:value-type="float" office:value="0" calcext:value-type="float">
            <text:p>0</text:p>
          </table:table-cell>
          <table:table-cell office:value-type="float" office:value="939658" calcext:value-type="float">
            <text:p>939658</text:p>
          </table:table-cell>
          <table:table-cell office:value-type="float" office:value="52615" calcext:value-type="float">
            <text:p>52615</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75154" calcext:value-type="float">
            <text:p>175154</text:p>
          </table:table-cell>
          <table:table-cell office:value-type="float" office:value="0" calcext:value-type="float">
            <text:p>0</text:p>
          </table:table-cell>
          <table:table-cell office:value-type="float" office:value="962663" calcext:value-type="float">
            <text:p>962663</text:p>
          </table:table-cell>
          <table:table-cell office:value-type="float" office:value="87374" calcext:value-type="float">
            <text:p>87374</text:p>
          </table:table-cell>
          <table:table-cell office:value-type="string" calcext:value-type="string">
            <text:p>Hey the trail is amazing, could you give some info?</text:p>
          </table:table-cell>
          <table:table-cell/>
        </table:table-row>
        <table:table-row table:style-name="ro1">
          <table:table-cell office:value-type="float" office:value="257718" calcext:value-type="float">
            <text:p>257718</text:p>
          </table:table-cell>
          <table:table-cell office:value-type="float" office:value="0" calcext:value-type="float">
            <text:p>0</text:p>
          </table:table-cell>
          <table:table-cell office:value-type="float" office:value="1333722" calcext:value-type="float">
            <text:p>1333722</text:p>
          </table:table-cell>
          <table:table-cell office:value-type="float" office:value="408600" calcext:value-type="float">
            <text:p>408600</text:p>
          </table:table-cell>
          <table:table-cell office:value-type="string" calcext:value-type="string">
            <text:p>[[@86671]] Sorry I am new to this app.</text:p>
          </table:table-cell>
          <table:table-cell/>
        </table:table-row>
        <table:table-row table:style-name="ro1">
          <table:table-cell office:value-type="float" office:value="304052" calcext:value-type="float">
            <text:p>304052</text:p>
          </table:table-cell>
          <table:table-cell office:value-type="float" office:value="0" calcext:value-type="float">
            <text:p>0</text:p>
          </table:table-cell>
          <table:table-cell office:value-type="float" office:value="1604807" calcext:value-type="float">
            <text:p>1604807</text:p>
          </table:table-cell>
          <table:table-cell office:value-type="float" office:value="82321" calcext:value-type="float">
            <text:p>8232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40876" calcext:value-type="float">
            <text:p>340876</text:p>
          </table:table-cell>
          <table:table-cell office:value-type="float" office:value="0" calcext:value-type="float">
            <text:p>0</text:p>
          </table:table-cell>
          <table:table-cell office:value-type="float" office:value="1820742" calcext:value-type="float">
            <text:p>1820742</text:p>
          </table:table-cell>
          <table:table-cell office:value-type="float" office:value="80541" calcext:value-type="float">
            <text:p>80541</text:p>
          </table:table-cell>
          <table:table-cell office:value-type="string" calcext:value-type="string">
            <text:p>The title was so rad! cool stuff really!</text:p>
          </table:table-cell>
          <table:table-cell/>
        </table:table-row>
        <table:table-row table:style-name="ro1">
          <table:table-cell office:value-type="float" office:value="415822" calcext:value-type="float">
            <text:p>415822</text:p>
          </table:table-cell>
          <table:table-cell office:value-type="float" office:value="0" calcext:value-type="float">
            <text:p>0</text:p>
          </table:table-cell>
          <table:table-cell office:value-type="float" office:value="2327051" calcext:value-type="float">
            <text:p>2327051</text:p>
          </table:table-cell>
          <table:table-cell office:value-type="float" office:value="894504" calcext:value-type="float">
            <text:p>894504</text:p>
          </table:table-cell>
          <table:table-cell office:value-type="string" calcext:value-type="string">
            <text:p>Supar</text:p>
          </table:table-cell>
          <table:table-cell/>
        </table:table-row>
        <table:table-row table:style-name="ro1">
          <table:table-cell office:value-type="float" office:value="15918" calcext:value-type="float">
            <text:p>15918</text:p>
          </table:table-cell>
          <table:table-cell office:value-type="float" office:value="0" calcext:value-type="float">
            <text:p>0</text:p>
          </table:table-cell>
          <table:table-cell office:value-type="float" office:value="26854" calcext:value-type="float">
            <text:p>26854</text:p>
          </table:table-cell>
          <table:table-cell office:value-type="float" office:value="144029" calcext:value-type="float">
            <text:p>144029</text:p>
          </table:table-cell>
          <table:table-cell office:value-type="string" calcext:value-type="string">
            <text:p>nice</text:p>
          </table:table-cell>
          <table:table-cell/>
        </table:table-row>
        <table:table-row table:style-name="ro1">
          <table:table-cell office:value-type="float" office:value="56417" calcext:value-type="float">
            <text:p>56417</text:p>
          </table:table-cell>
          <table:table-cell office:value-type="float" office:value="0" calcext:value-type="float">
            <text:p>0</text:p>
          </table:table-cell>
          <table:table-cell office:value-type="float" office:value="670205" calcext:value-type="float">
            <text:p>670205</text:p>
          </table:table-cell>
          <table:table-cell office:value-type="float" office:value="39750" calcext:value-type="float">
            <text:p>39750</text:p>
          </table:table-cell>
          <table:table-cell office:value-type="string" calcext:value-type="string">
            <text:p>The content and the images don't sit well with one another!</text:p>
          </table:table-cell>
          <table:table-cell/>
        </table:table-row>
        <table:table-row table:style-name="ro1">
          <table:table-cell office:value-type="float" office:value="72155" calcext:value-type="float">
            <text:p>72155</text:p>
          </table:table-cell>
          <table:table-cell office:value-type="float" office:value="0" calcext:value-type="float">
            <text:p>0</text:p>
          </table:table-cell>
          <table:table-cell office:value-type="float" office:value="708168" calcext:value-type="float">
            <text:p>708168</text:p>
          </table:table-cell>
          <table:table-cell office:value-type="float" office:value="84321" calcext:value-type="float">
            <text:p>8432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74826" calcext:value-type="float">
            <text:p>74826</text:p>
          </table:table-cell>
          <table:table-cell office:value-type="float" office:value="0" calcext:value-type="float">
            <text:p>0</text:p>
          </table:table-cell>
          <table:table-cell office:value-type="float" office:value="716735" calcext:value-type="float">
            <text:p>716735</text:p>
          </table:table-cell>
          <table:table-cell office:value-type="float" office:value="213113" calcext:value-type="float">
            <text:p>213113</text:p>
          </table:table-cell>
          <table:table-cell office:value-type="string" calcext:value-type="string">
            <text:p>[[@86048]] can you please tell how to apply for summer internship in trell?</text:p>
          </table:table-cell>
          <table:table-cell/>
        </table:table-row>
        <table:table-row table:style-name="ro1">
          <table:table-cell office:value-type="float" office:value="108808" calcext:value-type="float">
            <text:p>108808</text:p>
          </table:table-cell>
          <table:table-cell office:value-type="float" office:value="0" calcext:value-type="float">
            <text:p>0</text:p>
          </table:table-cell>
          <table:table-cell office:value-type="float" office:value="797224" calcext:value-type="float">
            <text:p>797224</text:p>
          </table:table-cell>
          <table:table-cell office:value-type="float" office:value="36471" calcext:value-type="float">
            <text:p>36471</text:p>
          </table:table-cell>
          <table:table-cell office:value-type="string" calcext:value-type="string">
            <text:p>[[@1]]</text:p>
          </table:table-cell>
          <table:table-cell/>
        </table:table-row>
        <table:table-row table:style-name="ro1">
          <table:table-cell office:value-type="float" office:value="111450" calcext:value-type="float">
            <text:p>111450</text:p>
          </table:table-cell>
          <table:table-cell office:value-type="float" office:value="0" calcext:value-type="float">
            <text:p>0</text:p>
          </table:table-cell>
          <table:table-cell office:value-type="float" office:value="177917" calcext:value-type="float">
            <text:p>177917</text:p>
          </table:table-cell>
          <table:table-cell office:value-type="float" office:value="236991" calcext:value-type="float">
            <text:p>236991</text:p>
          </table:table-cell>
          <table:table-cell office:value-type="string" calcext:value-type="string">
            <text:p>Nice one koa</text:p>
          </table:table-cell>
          <table:table-cell/>
        </table:table-row>
        <table:table-row table:style-name="ro1">
          <table:table-cell office:value-type="float" office:value="359277" calcext:value-type="float">
            <text:p>359277</text:p>
          </table:table-cell>
          <table:table-cell office:value-type="float" office:value="0" calcext:value-type="float">
            <text:p>0</text:p>
          </table:table-cell>
          <table:table-cell office:value-type="float" office:value="2000966" calcext:value-type="float">
            <text:p>2000966</text:p>
          </table:table-cell>
          <table:table-cell office:value-type="float" office:value="52520" calcext:value-type="float">
            <text:p>52520</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403405" calcext:value-type="float">
            <text:p>403405</text:p>
          </table:table-cell>
          <table:table-cell office:value-type="float" office:value="0" calcext:value-type="float">
            <text:p>0</text:p>
          </table:table-cell>
          <table:table-cell office:value-type="float" office:value="2271655" calcext:value-type="float">
            <text:p>2271655</text:p>
          </table:table-cell>
          <table:table-cell office:value-type="float" office:value="12985" calcext:value-type="float">
            <text:p>12985</text:p>
          </table:table-cell>
          <table:table-cell office:value-type="string" calcext:value-type="string">
            <text:p>What a view</text:p>
          </table:table-cell>
          <table:table-cell/>
        </table:table-row>
        <table:table-row table:style-name="ro1">
          <table:table-cell office:value-type="float" office:value="22478" calcext:value-type="float">
            <text:p>22478</text:p>
          </table:table-cell>
          <table:table-cell office:value-type="float" office:value="0" calcext:value-type="float">
            <text:p>0</text:p>
          </table:table-cell>
          <table:table-cell office:value-type="float" office:value="592834" calcext:value-type="float">
            <text:p>592834</text:p>
          </table:table-cell>
          <table:table-cell office:value-type="float" office:value="50468" calcext:value-type="float">
            <text:p>50468</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79905" calcext:value-type="float">
            <text:p>179905</text:p>
          </table:table-cell>
          <table:table-cell office:value-type="float" office:value="0" calcext:value-type="float">
            <text:p>0</text:p>
          </table:table-cell>
          <table:table-cell office:value-type="float" office:value="130798" calcext:value-type="float">
            <text:p>130798</text:p>
          </table:table-cell>
          <table:table-cell office:value-type="float" office:value="86415" calcext:value-type="float">
            <text:p>86415</text:p>
          </table:table-cell>
          <table:table-cell office:value-type="string" calcext:value-type="string">
            <text:p>mast content h</text:p>
          </table:table-cell>
          <table:table-cell/>
        </table:table-row>
        <table:table-row table:style-name="ro1">
          <table:table-cell office:value-type="float" office:value="248916" calcext:value-type="float">
            <text:p>248916</text:p>
          </table:table-cell>
          <table:table-cell office:value-type="float" office:value="0" calcext:value-type="float">
            <text:p>0</text:p>
          </table:table-cell>
          <table:table-cell office:value-type="float" office:value="1093154" calcext:value-type="float">
            <text:p>1093154</text:p>
          </table:table-cell>
          <table:table-cell office:value-type="float" office:value="298297" calcext:value-type="float">
            <text:p>298297</text:p>
          </table:table-cell>
          <table:table-cell office:value-type="string" calcext:value-type="string">
            <text:p>Nice..is the roads are good to do bike rides</text:p>
          </table:table-cell>
          <table:table-cell/>
        </table:table-row>
        <table:table-row table:style-name="ro1">
          <table:table-cell office:value-type="float" office:value="294004" calcext:value-type="float">
            <text:p>294004</text:p>
          </table:table-cell>
          <table:table-cell office:value-type="float" office:value="901989" calcext:value-type="float">
            <text:p>901989</text:p>
          </table:table-cell>
          <table:table-cell office:value-type="float" office:value="0" calcext:value-type="float">
            <text:p>0</text:p>
          </table:table-cell>
          <table:table-cell office:value-type="float" office:value="475965" calcext:value-type="float">
            <text:p>475965</text:p>
          </table:table-cell>
          <table:table-cell office:value-type="string" calcext:value-type="string">
            <text:p>catch up over a cup of coffee</text:p>
          </table:table-cell>
          <table:table-cell/>
        </table:table-row>
        <table:table-row table:style-name="ro1">
          <table:table-cell office:value-type="float" office:value="345276" calcext:value-type="float">
            <text:p>345276</text:p>
          </table:table-cell>
          <table:table-cell office:value-type="float" office:value="0" calcext:value-type="float">
            <text:p>0</text:p>
          </table:table-cell>
          <table:table-cell office:value-type="float" office:value="1849601" calcext:value-type="float">
            <text:p>1849601</text:p>
          </table:table-cell>
          <table:table-cell office:value-type="float" office:value="170820" calcext:value-type="float">
            <text:p>170820</text:p>
          </table:table-cell>
          <table:table-cell office:value-type="string" calcext:value-type="string">
            <text:p>Kya mast hai bhai</text:p>
          </table:table-cell>
          <table:table-cell/>
        </table:table-row>
        <table:table-row table:style-name="ro1">
          <table:table-cell office:value-type="float" office:value="391535" calcext:value-type="float">
            <text:p>391535</text:p>
          </table:table-cell>
          <table:table-cell office:value-type="float" office:value="0" calcext:value-type="float">
            <text:p>0</text:p>
          </table:table-cell>
          <table:table-cell office:value-type="float" office:value="138974" calcext:value-type="float">
            <text:p>138974</text:p>
          </table:table-cell>
          <table:table-cell office:value-type="float" office:value="937770" calcext:value-type="float">
            <text:p>937770</text:p>
          </table:table-cell>
          <table:table-cell office:value-type="string" calcext:value-type="string">
            <text:p>Very much</text:p>
          </table:table-cell>
          <table:table-cell/>
        </table:table-row>
        <table:table-row table:style-name="ro1">
          <table:table-cell office:value-type="float" office:value="439827" calcext:value-type="float">
            <text:p>439827</text:p>
          </table:table-cell>
          <table:table-cell office:value-type="float" office:value="0" calcext:value-type="float">
            <text:p>0</text:p>
          </table:table-cell>
          <table:table-cell office:value-type="float" office:value="2341041" calcext:value-type="float">
            <text:p>2341041</text:p>
          </table:table-cell>
          <table:table-cell office:value-type="float" office:value="1233430" calcext:value-type="float">
            <text:p>1233430</text:p>
          </table:table-cell>
          <table:table-cell office:value-type="string" calcext:value-type="string">
            <text:p>U didn't catch the iron grill are infront of you made your video ugly</text:p>
          </table:table-cell>
          <table:table-cell/>
        </table:table-row>
        <table:table-row table:style-name="ro1">
          <table:table-cell office:value-type="float" office:value="26930" calcext:value-type="float">
            <text:p>26930</text:p>
          </table:table-cell>
          <table:table-cell office:value-type="float" office:value="0" calcext:value-type="float">
            <text:p>0</text:p>
          </table:table-cell>
          <table:table-cell office:value-type="float" office:value="546951" calcext:value-type="float">
            <text:p>546951</text:p>
          </table:table-cell>
          <table:table-cell office:value-type="float" office:value="149809" calcext:value-type="float">
            <text:p>149809</text:p>
          </table:table-cell>
          <table:table-cell office:value-type="string" calcext:value-type="string">
            <text:p>Nice vlog ?</text:p>
          </table:table-cell>
          <table:table-cell/>
        </table:table-row>
        <table:table-row table:style-name="ro1">
          <table:table-cell office:value-type="float" office:value="65199" calcext:value-type="float">
            <text:p>65199</text:p>
          </table:table-cell>
          <table:table-cell office:value-type="float" office:value="0" calcext:value-type="float">
            <text:p>0</text:p>
          </table:table-cell>
          <table:table-cell office:value-type="float" office:value="688877" calcext:value-type="float">
            <text:p>688877</text:p>
          </table:table-cell>
          <table:table-cell office:value-type="float" office:value="40167" calcext:value-type="float">
            <text:p>40167</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90756" calcext:value-type="float">
            <text:p>90756</text:p>
          </table:table-cell>
          <table:table-cell office:value-type="float" office:value="0" calcext:value-type="float">
            <text:p>0</text:p>
          </table:table-cell>
          <table:table-cell office:value-type="float" office:value="750054" calcext:value-type="float">
            <text:p>750054</text:p>
          </table:table-cell>
          <table:table-cell office:value-type="float" office:value="78691" calcext:value-type="float">
            <text:p>78691</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96905" calcext:value-type="float">
            <text:p>196905</text:p>
          </table:table-cell>
          <table:table-cell office:value-type="float" office:value="617455" calcext:value-type="float">
            <text:p>617455</text:p>
          </table:table-cell>
          <table:table-cell office:value-type="float" office:value="0" calcext:value-type="float">
            <text:p>0</text:p>
          </table:table-cell>
          <table:table-cell office:value-type="float" office:value="306230" calcext:value-type="float">
            <text:p>306230</text:p>
          </table:table-cell>
          <table:table-cell office:value-type="string" calcext:value-type="string">
            <text:p>[[@302906]] chalna ???</text:p>
          </table:table-cell>
          <table:table-cell/>
        </table:table-row>
        <table:table-row table:style-name="ro1">
          <table:table-cell office:value-type="float" office:value="228560" calcext:value-type="float">
            <text:p>228560</text:p>
          </table:table-cell>
          <table:table-cell office:value-type="float" office:value="0" calcext:value-type="float">
            <text:p>0</text:p>
          </table:table-cell>
          <table:table-cell office:value-type="float" office:value="396194" calcext:value-type="float">
            <text:p>396194</text:p>
          </table:table-cell>
          <table:table-cell office:value-type="float" office:value="117820" calcext:value-type="float">
            <text:p>117820</text:p>
          </table:table-cell>
          <table:table-cell office:value-type="string" calcext:value-type="string">
            <text:p>Thanks bud! All the Best.</text:p>
          </table:table-cell>
          <table:table-cell/>
        </table:table-row>
        <table:table-row table:style-name="ro1">
          <table:table-cell office:value-type="float" office:value="411049" calcext:value-type="float">
            <text:p>411049</text:p>
          </table:table-cell>
          <table:table-cell office:value-type="float" office:value="0" calcext:value-type="float">
            <text:p>0</text:p>
          </table:table-cell>
          <table:table-cell office:value-type="float" office:value="2278979" calcext:value-type="float">
            <text:p>2278979</text:p>
          </table:table-cell>
          <table:table-cell office:value-type="float" office:value="1279905" calcext:value-type="float">
            <text:p>1279905</text:p>
          </table:table-cell>
          <table:table-cell office:value-type="string" calcext:value-type="string">
            <text:p>I love your look</text:p>
          </table:table-cell>
          <table:table-cell/>
        </table:table-row>
        <table:table-row table:style-name="ro1">
          <table:table-cell office:value-type="float" office:value="420795" calcext:value-type="float">
            <text:p>420795</text:p>
          </table:table-cell>
          <table:table-cell office:value-type="float" office:value="0" calcext:value-type="float">
            <text:p>0</text:p>
          </table:table-cell>
          <table:table-cell office:value-type="float" office:value="2346545" calcext:value-type="float">
            <text:p>2346545</text:p>
          </table:table-cell>
          <table:table-cell office:value-type="float" office:value="16249" calcext:value-type="float">
            <text:p>16249</text:p>
          </table:table-cell>
          <table:table-cell office:value-type="string" calcext:value-type="string">
            <text:p>discover more places which are not known</text:p>
          </table:table-cell>
          <table:table-cell/>
        </table:table-row>
        <table:table-row table:style-name="ro1">
          <table:table-cell office:value-type="float" office:value="458396" calcext:value-type="float">
            <text:p>458396</text:p>
          </table:table-cell>
          <table:table-cell office:value-type="float" office:value="0" calcext:value-type="float">
            <text:p>0</text:p>
          </table:table-cell>
          <table:table-cell office:value-type="float" office:value="2589718" calcext:value-type="float">
            <text:p>2589718</text:p>
          </table:table-cell>
          <table:table-cell office:value-type="float" office:value="2042137" calcext:value-type="float">
            <text:p>2042137</text:p>
          </table:table-cell>
          <table:table-cell office:value-type="string" calcext:value-type="string">
            <text:p>Conor McGregor vs Diaz</text:p>
          </table:table-cell>
          <table:table-cell/>
        </table:table-row>
        <table:table-row table:style-name="ro1">
          <table:table-cell office:value-type="float" office:value="64016" calcext:value-type="float">
            <text:p>64016</text:p>
          </table:table-cell>
          <table:table-cell office:value-type="float" office:value="0" calcext:value-type="float">
            <text:p>0</text:p>
          </table:table-cell>
          <table:table-cell office:value-type="float" office:value="687893" calcext:value-type="float">
            <text:p>687893</text:p>
          </table:table-cell>
          <table:table-cell office:value-type="float" office:value="76471" calcext:value-type="float">
            <text:p>76471</text:p>
          </table:table-cell>
          <table:table-cell office:value-type="string" calcext:value-type="string">
            <text:p>This trail is ingenious! brilliant work!</text:p>
          </table:table-cell>
          <table:table-cell/>
        </table:table-row>
        <table:table-row table:style-name="ro1">
          <table:table-cell office:value-type="float" office:value="78754" calcext:value-type="float">
            <text:p>78754</text:p>
          </table:table-cell>
          <table:table-cell office:value-type="float" office:value="0" calcext:value-type="float">
            <text:p>0</text:p>
          </table:table-cell>
          <table:table-cell office:value-type="float" office:value="727575" calcext:value-type="float">
            <text:p>727575</text:p>
          </table:table-cell>
          <table:table-cell office:value-type="float" office:value="215578" calcext:value-type="float">
            <text:p>215578</text:p>
          </table:table-cell>
          <table:table-cell office:value-type="string" calcext:value-type="string">
            <text:p>[[@39720]] <text:s/>I have just started to use this app, but thanks for your appreciation</text:p>
          </table:table-cell>
          <table:table-cell/>
        </table:table-row>
        <table:table-row table:style-name="ro1">
          <table:table-cell office:value-type="float" office:value="116418" calcext:value-type="float">
            <text:p>116418</text:p>
          </table:table-cell>
          <table:table-cell office:value-type="float" office:value="0" calcext:value-type="float">
            <text:p>0</text:p>
          </table:table-cell>
          <table:table-cell office:value-type="float" office:value="814379" calcext:value-type="float">
            <text:p>814379</text:p>
          </table:table-cell>
          <table:table-cell office:value-type="float" office:value="241268" calcext:value-type="float">
            <text:p>241268</text:p>
          </table:table-cell>
          <table:table-cell office:value-type="string" calcext:value-type="string">
            <text:p>yeah sure....</text:p>
          </table:table-cell>
          <table:table-cell/>
        </table:table-row>
        <table:table-row table:style-name="ro1">
          <table:table-cell office:value-type="float" office:value="152331" calcext:value-type="float">
            <text:p>152331</text:p>
          </table:table-cell>
          <table:table-cell office:value-type="float" office:value="0" calcext:value-type="float">
            <text:p>0</text:p>
          </table:table-cell>
          <table:table-cell office:value-type="float" office:value="895682" calcext:value-type="float">
            <text:p>895682</text:p>
          </table:table-cell>
          <table:table-cell office:value-type="float" office:value="82522" calcext:value-type="float">
            <text:p>82522</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95101" calcext:value-type="float">
            <text:p>195101</text:p>
          </table:table-cell>
          <table:table-cell office:value-type="float" office:value="0" calcext:value-type="float">
            <text:p>0</text:p>
          </table:table-cell>
          <table:table-cell office:value-type="float" office:value="1010827" calcext:value-type="float">
            <text:p>1010827</text:p>
          </table:table-cell>
          <table:table-cell office:value-type="float" office:value="40971" calcext:value-type="float">
            <text:p>40971</text:p>
          </table:table-cell>
          <table:table-cell office:value-type="string" calcext:value-type="string">
            <text:p>Amazing trail, could share some videos of the same</text:p>
          </table:table-cell>
          <table:table-cell/>
        </table:table-row>
        <table:table-row table:style-name="ro1">
          <table:table-cell office:value-type="float" office:value="233495" calcext:value-type="float">
            <text:p>233495</text:p>
          </table:table-cell>
          <table:table-cell office:value-type="float" office:value="788082" calcext:value-type="float">
            <text:p>788082</text:p>
          </table:table-cell>
          <table:table-cell office:value-type="float" office:value="0" calcext:value-type="float">
            <text:p>0</text:p>
          </table:table-cell>
          <table:table-cell office:value-type="float" office:value="356816" calcext:value-type="float">
            <text:p>356816</text:p>
          </table:table-cell>
          <table:table-cell office:value-type="string" calcext:value-type="string">
            <text:p>Photograph owned by [[@356816]]</text:p>
          </table:table-cell>
          <table:table-cell/>
        </table:table-row>
        <table:table-row table:style-name="ro1">
          <table:table-cell office:value-type="float" office:value="29357" calcext:value-type="float">
            <text:p>29357</text:p>
          </table:table-cell>
          <table:table-cell office:value-type="float" office:value="0" calcext:value-type="float">
            <text:p>0</text:p>
          </table:table-cell>
          <table:table-cell office:value-type="float" office:value="610697" calcext:value-type="float">
            <text:p>610697</text:p>
          </table:table-cell>
          <table:table-cell office:value-type="float" office:value="88115" calcext:value-type="float">
            <text:p>88115</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64609" calcext:value-type="float">
            <text:p>164609</text:p>
          </table:table-cell>
          <table:table-cell office:value-type="float" office:value="0" calcext:value-type="float">
            <text:p>0</text:p>
          </table:table-cell>
          <table:table-cell office:value-type="float" office:value="929284" calcext:value-type="float">
            <text:p>929284</text:p>
          </table:table-cell>
          <table:table-cell office:value-type="float" office:value="279373" calcext:value-type="float">
            <text:p>279373</text:p>
          </table:table-cell>
          <table:table-cell office:value-type="string" calcext:value-type="string">
            <text:p>[[@45731]] this my first post</text:p>
          </table:table-cell>
          <table:table-cell/>
        </table:table-row>
        <table:table-row table:style-name="ro1">
          <table:table-cell office:value-type="float" office:value="247934" calcext:value-type="float">
            <text:p>247934</text:p>
          </table:table-cell>
          <table:table-cell office:value-type="float" office:value="0" calcext:value-type="float">
            <text:p>0</text:p>
          </table:table-cell>
          <table:table-cell office:value-type="float" office:value="1247808" calcext:value-type="float">
            <text:p>1247808</text:p>
          </table:table-cell>
          <table:table-cell office:value-type="float" office:value="43228" calcext:value-type="float">
            <text:p>43228</text:p>
          </table:table-cell>
          <table:table-cell office:value-type="string" calcext:value-type="string">
            <text:p>I love the wordplay in your title!</text:p>
          </table:table-cell>
          <table:table-cell/>
        </table:table-row>
        <table:table-row table:style-name="ro1">
          <table:table-cell office:value-type="float" office:value="266039" calcext:value-type="float">
            <text:p>266039</text:p>
          </table:table-cell>
          <table:table-cell office:value-type="float" office:value="0" calcext:value-type="float">
            <text:p>0</text:p>
          </table:table-cell>
          <table:table-cell office:value-type="float" office:value="1387866" calcext:value-type="float">
            <text:p>1387866</text:p>
          </table:table-cell>
          <table:table-cell office:value-type="float" office:value="81864" calcext:value-type="float">
            <text:p>81864</text:p>
          </table:table-cell>
          <table:table-cell office:value-type="string" calcext:value-type="string">
            <text:p>I love the wordplay in your title!</text:p>
          </table:table-cell>
          <table:table-cell/>
        </table:table-row>
        <table:table-row table:style-name="ro1">
          <table:table-cell office:value-type="float" office:value="266709" calcext:value-type="float">
            <text:p>266709</text:p>
          </table:table-cell>
          <table:table-cell office:value-type="float" office:value="0" calcext:value-type="float">
            <text:p>0</text:p>
          </table:table-cell>
          <table:table-cell office:value-type="float" office:value="1379582" calcext:value-type="float">
            <text:p>1379582</text:p>
          </table:table-cell>
          <table:table-cell office:value-type="float" office:value="354435" calcext:value-type="float">
            <text:p>354435</text:p>
          </table:table-cell>
          <table:table-cell office:value-type="string" calcext:value-type="string">
            <text:p>How are you feeling in my city..</text:p>
          </table:table-cell>
          <table:table-cell/>
        </table:table-row>
        <table:table-row table:style-name="ro1">
          <table:table-cell office:value-type="float" office:value="266928" calcext:value-type="float">
            <text:p>266928</text:p>
          </table:table-cell>
          <table:table-cell office:value-type="float" office:value="84604" calcext:value-type="float">
            <text:p>84604</text:p>
          </table:table-cell>
          <table:table-cell office:value-type="float" office:value="0" calcext:value-type="float">
            <text:p>0</text:p>
          </table:table-cell>
          <table:table-cell office:value-type="float" office:value="427736" calcext:value-type="float">
            <text:p>427736</text:p>
          </table:table-cell>
          <table:table-cell office:value-type="string" calcext:value-type="string">
            <text:p>I hope you write a plan in description.</text:p>
          </table:table-cell>
          <table:table-cell/>
        </table:table-row>
        <table:table-row table:style-name="ro1">
          <table:table-cell office:value-type="float" office:value="270977" calcext:value-type="float">
            <text:p>270977</text:p>
          </table:table-cell>
          <table:table-cell office:value-type="float" office:value="0" calcext:value-type="float">
            <text:p>0</text:p>
          </table:table-cell>
          <table:table-cell office:value-type="float" office:value="1415115" calcext:value-type="float">
            <text:p>1415115</text:p>
          </table:table-cell>
          <table:table-cell office:value-type="float" office:value="85846" calcext:value-type="float">
            <text:p>85846</text:p>
          </table:table-cell>
          <table:table-cell office:value-type="string" calcext:value-type="string">
            <text:p>can't wait to read about your next adventure</text:p>
          </table:table-cell>
          <table:table-cell/>
        </table:table-row>
        <table:table-row table:style-name="ro1">
          <table:table-cell office:value-type="float" office:value="358706" calcext:value-type="float">
            <text:p>358706</text:p>
          </table:table-cell>
          <table:table-cell office:value-type="float" office:value="0" calcext:value-type="float">
            <text:p>0</text:p>
          </table:table-cell>
          <table:table-cell office:value-type="float" office:value="1988476" calcext:value-type="float">
            <text:p>1988476</text:p>
          </table:table-cell>
          <table:table-cell office:value-type="float" office:value="84311" calcext:value-type="float">
            <text:p>8431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62269" calcext:value-type="float">
            <text:p>362269</text:p>
          </table:table-cell>
          <table:table-cell office:value-type="float" office:value="0" calcext:value-type="float">
            <text:p>0</text:p>
          </table:table-cell>
          <table:table-cell office:value-type="float" office:value="2060641" calcext:value-type="float">
            <text:p>2060641</text:p>
          </table:table-cell>
          <table:table-cell office:value-type="float" office:value="646147" calcext:value-type="float">
            <text:p>646147</text:p>
          </table:table-cell>
          <table:table-cell office:value-type="string" calcext:value-type="string">
            <text:p>[[@136022]] <text:s/>Thank you</text:p>
          </table:table-cell>
          <table:table-cell/>
        </table:table-row>
        <table:table-row table:style-name="ro1">
          <table:table-cell office:value-type="float" office:value="366517" calcext:value-type="float">
            <text:p>366517</text:p>
          </table:table-cell>
          <table:table-cell office:value-type="float" office:value="0" calcext:value-type="float">
            <text:p>0</text:p>
          </table:table-cell>
          <table:table-cell office:value-type="float" office:value="2134889" calcext:value-type="float">
            <text:p>2134889</text:p>
          </table:table-cell>
          <table:table-cell office:value-type="float" office:value="76548" calcext:value-type="float">
            <text:p>76548</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433451" calcext:value-type="float">
            <text:p>433451</text:p>
          </table:table-cell>
          <table:table-cell office:value-type="float" office:value="0" calcext:value-type="float">
            <text:p>0</text:p>
          </table:table-cell>
          <table:table-cell office:value-type="float" office:value="2284166" calcext:value-type="float">
            <text:p>2284166</text:p>
          </table:table-cell>
          <table:table-cell office:value-type="float" office:value="870528" calcext:value-type="float">
            <text:p>870528</text:p>
          </table:table-cell>
          <table:table-cell office:value-type="string" calcext:value-type="string">
            <text:p>[[@15479]] I will</text:p>
          </table:table-cell>
          <table:table-cell/>
        </table:table-row>
        <table:table-row table:style-name="ro1">
          <table:table-cell office:value-type="float" office:value="460063" calcext:value-type="float">
            <text:p>460063</text:p>
          </table:table-cell>
          <table:table-cell office:value-type="float" office:value="0" calcext:value-type="float">
            <text:p>0</text:p>
          </table:table-cell>
          <table:table-cell office:value-type="float" office:value="2269168" calcext:value-type="float">
            <text:p>2269168</text:p>
          </table:table-cell>
          <table:table-cell office:value-type="float" office:value="2180058" calcext:value-type="float">
            <text:p>2180058</text:p>
          </table:table-cell>
          <table:table-cell office:value-type="string" calcext:value-type="string">
            <text:p>Nyyc</text:p>
          </table:table-cell>
          <table:table-cell/>
        </table:table-row>
        <table:table-row table:style-name="ro1">
          <table:table-cell office:value-type="float" office:value="33769" calcext:value-type="float">
            <text:p>33769</text:p>
          </table:table-cell>
          <table:table-cell office:value-type="float" office:value="0" calcext:value-type="float">
            <text:p>0</text:p>
          </table:table-cell>
          <table:table-cell office:value-type="float" office:value="622334" calcext:value-type="float">
            <text:p>622334</text:p>
          </table:table-cell>
          <table:table-cell office:value-type="float" office:value="77263" calcext:value-type="float">
            <text:p>77263</text:p>
          </table:table-cell>
          <table:table-cell office:value-type="string" calcext:value-type="string">
            <text:p>Wow! ?</text:p>
          </table:table-cell>
          <table:table-cell/>
        </table:table-row>
        <table:table-row table:style-name="ro1">
          <table:table-cell office:value-type="float" office:value="107145" calcext:value-type="float">
            <text:p>107145</text:p>
          </table:table-cell>
          <table:table-cell office:value-type="float" office:value="0" calcext:value-type="float">
            <text:p>0</text:p>
          </table:table-cell>
          <table:table-cell office:value-type="float" office:value="792248" calcext:value-type="float">
            <text:p>792248</text:p>
          </table:table-cell>
          <table:table-cell office:value-type="float" office:value="235810" calcext:value-type="float">
            <text:p>235810</text:p>
          </table:table-cell>
          <table:table-cell office:value-type="string" calcext:value-type="string">
            <text:p>Sure ... Soon i will share some more pictures and videos .</text:p>
          </table:table-cell>
          <table:table-cell/>
        </table:table-row>
        <table:table-row table:style-name="ro1">
          <table:table-cell office:value-type="float" office:value="193737" calcext:value-type="float">
            <text:p>193737</text:p>
          </table:table-cell>
          <table:table-cell office:value-type="float" office:value="0" calcext:value-type="float">
            <text:p>0</text:p>
          </table:table-cell>
          <table:table-cell office:value-type="float" office:value="1005499" calcext:value-type="float">
            <text:p>1005499</text:p>
          </table:table-cell>
          <table:table-cell office:value-type="float" office:value="303111" calcext:value-type="float">
            <text:p>303111</text:p>
          </table:table-cell>
          <table:table-cell office:value-type="string" calcext:value-type="string">
            <text:p>Thanks... its an amazing place. as i feel there are no loopholes</text:p>
          </table:table-cell>
          <table:table-cell/>
        </table:table-row>
        <table:table-row table:style-name="ro1">
          <table:table-cell office:value-type="float" office:value="289161" calcext:value-type="float">
            <text:p>289161</text:p>
          </table:table-cell>
          <table:table-cell office:value-type="float" office:value="0" calcext:value-type="float">
            <text:p>0</text:p>
          </table:table-cell>
          <table:table-cell office:value-type="float" office:value="1526489" calcext:value-type="float">
            <text:p>1526489</text:p>
          </table:table-cell>
          <table:table-cell office:value-type="float" office:value="469662" calcext:value-type="float">
            <text:p>469662</text:p>
          </table:table-cell>
          <table:table-cell office:value-type="string" calcext:value-type="string">
            <text:p>✌✌✌✌</text:p>
          </table:table-cell>
          <table:table-cell/>
        </table:table-row>
        <table:table-row table:style-name="ro1">
          <table:table-cell office:value-type="float" office:value="357980" calcext:value-type="float">
            <text:p>357980</text:p>
          </table:table-cell>
          <table:table-cell office:value-type="float" office:value="0" calcext:value-type="float">
            <text:p>0</text:p>
          </table:table-cell>
          <table:table-cell office:value-type="float" office:value="1974296" calcext:value-type="float">
            <text:p>1974296</text:p>
          </table:table-cell>
          <table:table-cell office:value-type="float" office:value="85442" calcext:value-type="float">
            <text:p>85442</text:p>
          </table:table-cell>
          <table:table-cell office:value-type="string" calcext:value-type="string">
            <text:p>Your trail is detailed perfectly!</text:p>
          </table:table-cell>
          <table:table-cell/>
        </table:table-row>
        <table:table-row table:style-name="ro1">
          <table:table-cell office:value-type="float" office:value="437470" calcext:value-type="float">
            <text:p>437470</text:p>
          </table:table-cell>
          <table:table-cell office:value-type="float" office:value="0" calcext:value-type="float">
            <text:p>0</text:p>
          </table:table-cell>
          <table:table-cell office:value-type="float" office:value="2385636" calcext:value-type="float">
            <text:p>2385636</text:p>
          </table:table-cell>
          <table:table-cell office:value-type="float" office:value="204656" calcext:value-type="float">
            <text:p>204656</text:p>
          </table:table-cell>
          <table:table-cell office:value-type="string" calcext:value-type="string">
            <text:p>[[@1574942]] Hey ! Thanks A Lot ! ? Wish U Have A Prosperous Year!</text:p>
          </table:table-cell>
          <table:table-cell/>
        </table:table-row>
        <table:table-row table:style-name="ro1">
          <table:table-cell office:value-type="float" office:value="71644" calcext:value-type="float">
            <text:p>71644</text:p>
          </table:table-cell>
          <table:table-cell office:value-type="float" office:value="0" calcext:value-type="float">
            <text:p>0</text:p>
          </table:table-cell>
          <table:table-cell office:value-type="float" office:value="708462" calcext:value-type="float">
            <text:p>708462</text:p>
          </table:table-cell>
          <table:table-cell office:value-type="float" office:value="79505" calcext:value-type="float">
            <text:p>79505</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98092" calcext:value-type="float">
            <text:p>98092</text:p>
          </table:table-cell>
          <table:table-cell office:value-type="float" office:value="0" calcext:value-type="float">
            <text:p>0</text:p>
          </table:table-cell>
          <table:table-cell office:value-type="float" office:value="766866" calcext:value-type="float">
            <text:p>766866</text:p>
          </table:table-cell>
          <table:table-cell office:value-type="float" office:value="227953" calcext:value-type="float">
            <text:p>227953</text:p>
          </table:table-cell>
          <table:table-cell office:value-type="string" calcext:value-type="string">
            <text:p>[[@81982]] thanks</text:p>
          </table:table-cell>
          <table:table-cell/>
        </table:table-row>
        <table:table-row table:style-name="ro1">
          <table:table-cell office:value-type="float" office:value="142774" calcext:value-type="float">
            <text:p>142774</text:p>
          </table:table-cell>
          <table:table-cell office:value-type="float" office:value="0" calcext:value-type="float">
            <text:p>0</text:p>
          </table:table-cell>
          <table:table-cell office:value-type="float" office:value="872980" calcext:value-type="float">
            <text:p>872980</text:p>
          </table:table-cell>
          <table:table-cell office:value-type="float" office:value="49361" calcext:value-type="float">
            <text:p>49361</text:p>
          </table:table-cell>
          <table:table-cell office:value-type="string" calcext:value-type="string">
            <text:p>Super se bhi uper!</text:p>
          </table:table-cell>
          <table:table-cell/>
        </table:table-row>
        <table:table-row table:style-name="ro1">
          <table:table-cell office:value-type="float" office:value="163037" calcext:value-type="float">
            <text:p>163037</text:p>
          </table:table-cell>
          <table:table-cell office:value-type="float" office:value="0" calcext:value-type="float">
            <text:p>0</text:p>
          </table:table-cell>
          <table:table-cell office:value-type="float" office:value="924066" calcext:value-type="float">
            <text:p>924066</text:p>
          </table:table-cell>
          <table:table-cell office:value-type="float" office:value="242518" calcext:value-type="float">
            <text:p>242518</text:p>
          </table:table-cell>
          <table:table-cell office:value-type="string" calcext:value-type="string">
            <text:p>[[@44483]] thanks</text:p>
          </table:table-cell>
          <table:table-cell/>
        </table:table-row>
        <table:table-row table:style-name="ro1">
          <table:table-cell office:value-type="float" office:value="170712" calcext:value-type="float">
            <text:p>170712</text:p>
          </table:table-cell>
          <table:table-cell office:value-type="float" office:value="0" calcext:value-type="float">
            <text:p>0</text:p>
          </table:table-cell>
          <table:table-cell office:value-type="float" office:value="946867" calcext:value-type="float">
            <text:p>946867</text:p>
          </table:table-cell>
          <table:table-cell office:value-type="float" office:value="170820" calcext:value-type="float">
            <text:p>17082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42456" calcext:value-type="float">
            <text:p>242456</text:p>
          </table:table-cell>
          <table:table-cell office:value-type="float" office:value="0" calcext:value-type="float">
            <text:p>0</text:p>
          </table:table-cell>
          <table:table-cell office:value-type="float" office:value="1213538" calcext:value-type="float">
            <text:p>1213538</text:p>
          </table:table-cell>
          <table:table-cell office:value-type="float" office:value="40184" calcext:value-type="float">
            <text:p>40184</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46496" calcext:value-type="float">
            <text:p>246496</text:p>
          </table:table-cell>
          <table:table-cell office:value-type="float" office:value="0" calcext:value-type="float">
            <text:p>0</text:p>
          </table:table-cell>
          <table:table-cell office:value-type="float" office:value="1236884" calcext:value-type="float">
            <text:p>1236884</text:p>
          </table:table-cell>
          <table:table-cell office:value-type="float" office:value="41202" calcext:value-type="float">
            <text:p>41202</text:p>
          </table:table-cell>
          <table:table-cell office:value-type="string" calcext:value-type="string">
            <text:p>Keep those trails coming </text:p>
          </table:table-cell>
          <table:table-cell/>
        </table:table-row>
        <table:table-row table:style-name="ro1">
          <table:table-cell office:value-type="float" office:value="275914" calcext:value-type="float">
            <text:p>275914</text:p>
          </table:table-cell>
          <table:table-cell office:value-type="float" office:value="0" calcext:value-type="float">
            <text:p>0</text:p>
          </table:table-cell>
          <table:table-cell office:value-type="float" office:value="1364799" calcext:value-type="float">
            <text:p>1364799</text:p>
          </table:table-cell>
          <table:table-cell office:value-type="float" office:value="418494" calcext:value-type="float">
            <text:p>418494</text:p>
          </table:table-cell>
          <table:table-cell office:value-type="string" calcext:value-type="string">
            <text:p>Thankss a lott</text:p>
          </table:table-cell>
          <table:table-cell/>
        </table:table-row>
        <table:table-row table:style-name="ro1">
          <table:table-cell office:value-type="float" office:value="282741" calcext:value-type="float">
            <text:p>282741</text:p>
          </table:table-cell>
          <table:table-cell office:value-type="float" office:value="0" calcext:value-type="float">
            <text:p>0</text:p>
          </table:table-cell>
          <table:table-cell office:value-type="float" office:value="1483254" calcext:value-type="float">
            <text:p>1483254</text:p>
          </table:table-cell>
          <table:table-cell office:value-type="float" office:value="50331" calcext:value-type="float">
            <text:p>50331</text:p>
          </table:table-cell>
          <table:table-cell office:value-type="string" calcext:value-type="string">
            <text:p>The content digresses a little, the pictures are so good but!</text:p>
          </table:table-cell>
          <table:table-cell/>
        </table:table-row>
        <table:table-row table:style-name="ro1">
          <table:table-cell office:value-type="float" office:value="366072" calcext:value-type="float">
            <text:p>366072</text:p>
          </table:table-cell>
          <table:table-cell office:value-type="float" office:value="0" calcext:value-type="float">
            <text:p>0</text:p>
          </table:table-cell>
          <table:table-cell office:value-type="float" office:value="1617615" calcext:value-type="float">
            <text:p>1617615</text:p>
          </table:table-cell>
          <table:table-cell office:value-type="float" office:value="629364" calcext:value-type="float">
            <text:p>629364</text:p>
          </table:table-cell>
          <table:table-cell office:value-type="string" calcext:value-type="string">
            <text:p>Wow</text:p>
          </table:table-cell>
          <table:table-cell/>
        </table:table-row>
        <table:table-row table:style-name="ro1">
          <table:table-cell office:value-type="float" office:value="429006" calcext:value-type="float">
            <text:p>429006</text:p>
          </table:table-cell>
          <table:table-cell office:value-type="float" office:value="0" calcext:value-type="float">
            <text:p>0</text:p>
          </table:table-cell>
          <table:table-cell office:value-type="float" office:value="72930" calcext:value-type="float">
            <text:p>72930</text:p>
          </table:table-cell>
          <table:table-cell office:value-type="float" office:value="24520" calcext:value-type="float">
            <text:p>24520</text:p>
          </table:table-cell>
          <table:table-cell office:value-type="string" calcext:value-type="string">
            <text:p>Lovely!</text:p>
          </table:table-cell>
          <table:table-cell/>
        </table:table-row>
        <table:table-row table:style-name="ro1">
          <table:table-cell office:value-type="float" office:value="434447" calcext:value-type="float">
            <text:p>434447</text:p>
          </table:table-cell>
          <table:table-cell office:value-type="float" office:value="0" calcext:value-type="float">
            <text:p>0</text:p>
          </table:table-cell>
          <table:table-cell office:value-type="float" office:value="2318315" calcext:value-type="float">
            <text:p>2318315</text:p>
          </table:table-cell>
          <table:table-cell office:value-type="float" office:value="1496451" calcext:value-type="float">
            <text:p>1496451</text:p>
          </table:table-cell>
          <table:table-cell office:value-type="string" calcext:value-type="string">
            <text:p>Good</text:p>
          </table:table-cell>
          <table:table-cell/>
        </table:table-row>
        <table:table-row table:style-name="ro1">
          <table:table-cell office:value-type="float" office:value="441338" calcext:value-type="float">
            <text:p>441338</text:p>
          </table:table-cell>
          <table:table-cell office:value-type="float" office:value="0" calcext:value-type="float">
            <text:p>0</text:p>
          </table:table-cell>
          <table:table-cell office:value-type="float" office:value="2288020" calcext:value-type="float">
            <text:p>2288020</text:p>
          </table:table-cell>
          <table:table-cell office:value-type="float" office:value="1677981" calcext:value-type="float">
            <text:p>1677981</text:p>
          </table:table-cell>
          <table:table-cell office:value-type="string" calcext:value-type="string">
            <text:p>Hii</text:p>
          </table:table-cell>
          <table:table-cell/>
        </table:table-row>
        <table:table-row table:style-name="ro1">
          <table:table-cell office:value-type="float" office:value="72703" calcext:value-type="float">
            <text:p>72703</text:p>
          </table:table-cell>
          <table:table-cell office:value-type="float" office:value="0" calcext:value-type="float">
            <text:p>0</text:p>
          </table:table-cell>
          <table:table-cell office:value-type="float" office:value="713095" calcext:value-type="float">
            <text:p>713095</text:p>
          </table:table-cell>
          <table:table-cell office:value-type="float" office:value="135799" calcext:value-type="float">
            <text:p>13579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51795" calcext:value-type="float">
            <text:p>251795</text:p>
          </table:table-cell>
          <table:table-cell office:value-type="float" office:value="0" calcext:value-type="float">
            <text:p>0</text:p>
          </table:table-cell>
          <table:table-cell office:value-type="float" office:value="1285969" calcext:value-type="float">
            <text:p>1285969</text:p>
          </table:table-cell>
          <table:table-cell office:value-type="float" office:value="20005" calcext:value-type="float">
            <text:p>2000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58262" calcext:value-type="float">
            <text:p>258262</text:p>
          </table:table-cell>
          <table:table-cell office:value-type="float" office:value="0" calcext:value-type="float">
            <text:p>0</text:p>
          </table:table-cell>
          <table:table-cell office:value-type="float" office:value="1336088" calcext:value-type="float">
            <text:p>1336088</text:p>
          </table:table-cell>
          <table:table-cell office:value-type="float" office:value="409366" calcext:value-type="float">
            <text:p>409366</text:p>
          </table:table-cell>
          <table:table-cell office:value-type="string" calcext:value-type="string">
            <text:p>✌️✌️❤️</text:p>
          </table:table-cell>
          <table:table-cell/>
        </table:table-row>
        <table:table-row table:style-name="ro1">
          <table:table-cell office:value-type="float" office:value="287904" calcext:value-type="float">
            <text:p>287904</text:p>
          </table:table-cell>
          <table:table-cell office:value-type="float" office:value="0" calcext:value-type="float">
            <text:p>0</text:p>
          </table:table-cell>
          <table:table-cell office:value-type="float" office:value="1518107" calcext:value-type="float">
            <text:p>1518107</text:p>
          </table:table-cell>
          <table:table-cell office:value-type="float" office:value="78647" calcext:value-type="float">
            <text:p>78647</text:p>
          </table:table-cell>
          <table:table-cell office:value-type="string" calcext:value-type="string">
            <text:p>Mast ekdum</text:p>
          </table:table-cell>
          <table:table-cell/>
        </table:table-row>
        <table:table-row table:style-name="ro1">
          <table:table-cell office:value-type="float" office:value="292494" calcext:value-type="float">
            <text:p>292494</text:p>
          </table:table-cell>
          <table:table-cell office:value-type="float" office:value="0" calcext:value-type="float">
            <text:p>0</text:p>
          </table:table-cell>
          <table:table-cell office:value-type="float" office:value="1534247" calcext:value-type="float">
            <text:p>1534247</text:p>
          </table:table-cell>
          <table:table-cell office:value-type="float" office:value="358269" calcext:value-type="float">
            <text:p>358269</text:p>
          </table:table-cell>
          <table:table-cell office:value-type="string" calcext:value-type="string">
            <text:p>Thanx Sourav for featuring my beautiful town. Please add more. Ciao</text:p>
          </table:table-cell>
          <table:table-cell/>
        </table:table-row>
        <table:table-row table:style-name="ro1">
          <table:table-cell office:value-type="float" office:value="297080" calcext:value-type="float">
            <text:p>297080</text:p>
          </table:table-cell>
          <table:table-cell office:value-type="float" office:value="0" calcext:value-type="float">
            <text:p>0</text:p>
          </table:table-cell>
          <table:table-cell office:value-type="float" office:value="1497819" calcext:value-type="float">
            <text:p>1497819</text:p>
          </table:table-cell>
          <table:table-cell office:value-type="float" office:value="462178" calcext:value-type="float">
            <text:p>462178</text:p>
          </table:table-cell>
          <table:table-cell office:value-type="string" calcext:value-type="string">
            <text:p>Good one ?</text:p>
          </table:table-cell>
          <table:table-cell/>
        </table:table-row>
        <table:table-row table:style-name="ro1">
          <table:table-cell office:value-type="float" office:value="369115" calcext:value-type="float">
            <text:p>369115</text:p>
          </table:table-cell>
          <table:table-cell office:value-type="float" office:value="0" calcext:value-type="float">
            <text:p>0</text:p>
          </table:table-cell>
          <table:table-cell office:value-type="float" office:value="2177161" calcext:value-type="float">
            <text:p>2177161</text:p>
          </table:table-cell>
          <table:table-cell office:value-type="float" office:value="52401" calcext:value-type="float">
            <text:p>52401</text:p>
          </table:table-cell>
          <table:table-cell office:value-type="string" calcext:value-type="string">
            <text:p>Really cool! But I hope to see better content the next time :) </text:p>
          </table:table-cell>
          <table:table-cell/>
        </table:table-row>
        <table:table-row table:style-name="ro1">
          <table:table-cell office:value-type="float" office:value="436141" calcext:value-type="float">
            <text:p>436141</text:p>
          </table:table-cell>
          <table:table-cell office:value-type="float" office:value="0" calcext:value-type="float">
            <text:p>0</text:p>
          </table:table-cell>
          <table:table-cell office:value-type="float" office:value="2288525" calcext:value-type="float">
            <text:p>2288525</text:p>
          </table:table-cell>
          <table:table-cell office:value-type="float" office:value="1556144" calcext:value-type="float">
            <text:p>1556144</text:p>
          </table:table-cell>
          <table:table-cell office:value-type="string" calcext:value-type="string">
            <text:p>Good</text:p>
          </table:table-cell>
          <table:table-cell/>
        </table:table-row>
        <table:table-row table:style-name="ro1">
          <table:table-cell office:value-type="float" office:value="460030" calcext:value-type="float">
            <text:p>460030</text:p>
          </table:table-cell>
          <table:table-cell office:value-type="float" office:value="0" calcext:value-type="float">
            <text:p>0</text:p>
          </table:table-cell>
          <table:table-cell office:value-type="float" office:value="2269162" calcext:value-type="float">
            <text:p>2269162</text:p>
          </table:table-cell>
          <table:table-cell office:value-type="float" office:value="2179036" calcext:value-type="float">
            <text:p>2179036</text:p>
          </table:table-cell>
          <table:table-cell office:value-type="string" calcext:value-type="string">
            <text:p>Iove u</text:p>
          </table:table-cell>
          <table:table-cell/>
        </table:table-row>
        <table:table-row table:style-name="ro1">
          <table:table-cell office:value-type="float" office:value="44808" calcext:value-type="float">
            <text:p>44808</text:p>
          </table:table-cell>
          <table:table-cell office:value-type="float" office:value="262498" calcext:value-type="float">
            <text:p>262498</text:p>
          </table:table-cell>
          <table:table-cell office:value-type="float" office:value="0" calcext:value-type="float">
            <text:p>0</text:p>
          </table:table-cell>
          <table:table-cell office:value-type="float" office:value="94692" calcext:value-type="float">
            <text:p>94692</text:p>
          </table:table-cell>
          <table:table-cell office:value-type="string" calcext:value-type="string">
            <text:p>lovely</text:p>
          </table:table-cell>
          <table:table-cell/>
        </table:table-row>
        <table:table-row table:style-name="ro1">
          <table:table-cell office:value-type="float" office:value="97326" calcext:value-type="float">
            <text:p>97326</text:p>
          </table:table-cell>
          <table:table-cell office:value-type="float" office:value="190764" calcext:value-type="float">
            <text:p>190764</text:p>
          </table:table-cell>
          <table:table-cell office:value-type="float" office:value="0" calcext:value-type="float">
            <text:p>0</text:p>
          </table:table-cell>
          <table:table-cell office:value-type="float" office:value="35972" calcext:value-type="float">
            <text:p>35972</text:p>
          </table:table-cell>
          <table:table-cell office:value-type="string" calcext:value-type="string">
            <text:p>[[@225338]] it's in an area called connaught place in Delhi. The place is called cha bar</text:p>
          </table:table-cell>
          <table:table-cell/>
        </table:table-row>
        <table:table-row table:style-name="ro1">
          <table:table-cell office:value-type="float" office:value="124896" calcext:value-type="float">
            <text:p>124896</text:p>
          </table:table-cell>
          <table:table-cell office:value-type="float" office:value="0" calcext:value-type="float">
            <text:p>0</text:p>
          </table:table-cell>
          <table:table-cell office:value-type="float" office:value="828229" calcext:value-type="float">
            <text:p>828229</text:p>
          </table:table-cell>
          <table:table-cell office:value-type="float" office:value="49344" calcext:value-type="float">
            <text:p>49344</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40239" calcext:value-type="float">
            <text:p>240239</text:p>
          </table:table-cell>
          <table:table-cell office:value-type="float" office:value="0" calcext:value-type="float">
            <text:p>0</text:p>
          </table:table-cell>
          <table:table-cell office:value-type="float" office:value="1201009" calcext:value-type="float">
            <text:p>1201009</text:p>
          </table:table-cell>
          <table:table-cell office:value-type="float" office:value="79593" calcext:value-type="float">
            <text:p>79593</text:p>
          </table:table-cell>
          <table:table-cell office:value-type="string" calcext:value-type="string">
            <text:p>When's your next update?!</text:p>
          </table:table-cell>
          <table:table-cell/>
        </table:table-row>
        <table:table-row table:style-name="ro1">
          <table:table-cell office:value-type="float" office:value="240475" calcext:value-type="float">
            <text:p>240475</text:p>
          </table:table-cell>
          <table:table-cell office:value-type="float" office:value="0" calcext:value-type="float">
            <text:p>0</text:p>
          </table:table-cell>
          <table:table-cell office:value-type="float" office:value="1200626" calcext:value-type="float">
            <text:p>1200626</text:p>
          </table:table-cell>
          <table:table-cell office:value-type="float" office:value="78299" calcext:value-type="float">
            <text:p>78299</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41294" calcext:value-type="float">
            <text:p>241294</text:p>
          </table:table-cell>
          <table:table-cell office:value-type="float" office:value="0" calcext:value-type="float">
            <text:p>0</text:p>
          </table:table-cell>
          <table:table-cell office:value-type="float" office:value="1207397" calcext:value-type="float">
            <text:p>1207397</text:p>
          </table:table-cell>
          <table:table-cell office:value-type="float" office:value="79387" calcext:value-type="float">
            <text:p>79387</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00279" calcext:value-type="float">
            <text:p>300279</text:p>
          </table:table-cell>
          <table:table-cell office:value-type="float" office:value="0" calcext:value-type="float">
            <text:p>0</text:p>
          </table:table-cell>
          <table:table-cell office:value-type="float" office:value="1586021" calcext:value-type="float">
            <text:p>1586021</text:p>
          </table:table-cell>
          <table:table-cell office:value-type="float" office:value="86935" calcext:value-type="float">
            <text:p>86935</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36584" calcext:value-type="float">
            <text:p>336584</text:p>
          </table:table-cell>
          <table:table-cell office:value-type="float" office:value="0" calcext:value-type="float">
            <text:p>0</text:p>
          </table:table-cell>
          <table:table-cell office:value-type="float" office:value="1795965" calcext:value-type="float">
            <text:p>1795965</text:p>
          </table:table-cell>
          <table:table-cell office:value-type="float" office:value="554382" calcext:value-type="float">
            <text:p>554382</text:p>
          </table:table-cell>
          <table:table-cell office:value-type="string" calcext:value-type="string">
            <text:p>I had clicked only two....which I already shared</text:p>
          </table:table-cell>
          <table:table-cell/>
        </table:table-row>
        <table:table-row table:style-name="ro1">
          <table:table-cell office:value-type="float" office:value="367374" calcext:value-type="float">
            <text:p>367374</text:p>
          </table:table-cell>
          <table:table-cell office:value-type="float" office:value="0" calcext:value-type="float">
            <text:p>0</text:p>
          </table:table-cell>
          <table:table-cell office:value-type="float" office:value="1835262" calcext:value-type="float">
            <text:p>1835262</text:p>
          </table:table-cell>
          <table:table-cell office:value-type="float" office:value="84024" calcext:value-type="float">
            <text:p>84024</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86786" calcext:value-type="float">
            <text:p>386786</text:p>
          </table:table-cell>
          <table:table-cell office:value-type="float" office:value="0" calcext:value-type="float">
            <text:p>0</text:p>
          </table:table-cell>
          <table:table-cell office:value-type="float" office:value="1380750" calcext:value-type="float">
            <text:p>1380750</text:p>
          </table:table-cell>
          <table:table-cell office:value-type="float" office:value="896865" calcext:value-type="float">
            <text:p>896865</text:p>
          </table:table-cell>
          <table:table-cell office:value-type="string" calcext:value-type="string">
            <text:p>Great!!</text:p>
          </table:table-cell>
          <table:table-cell/>
        </table:table-row>
        <table:table-row table:style-name="ro1">
          <table:table-cell office:value-type="float" office:value="403029" calcext:value-type="float">
            <text:p>403029</text:p>
          </table:table-cell>
          <table:table-cell office:value-type="float" office:value="0" calcext:value-type="float">
            <text:p>0</text:p>
          </table:table-cell>
          <table:table-cell office:value-type="float" office:value="1386575" calcext:value-type="float">
            <text:p>1386575</text:p>
          </table:table-cell>
          <table:table-cell office:value-type="float" office:value="11461" calcext:value-type="float">
            <text:p>11461</text:p>
          </table:table-cell>
          <table:table-cell office:value-type="string" calcext:value-type="string">
            <text:p>What was the local food like?</text:p>
          </table:table-cell>
          <table:table-cell/>
        </table:table-row>
        <table:table-row table:style-name="ro1">
          <table:table-cell office:value-type="float" office:value="416773" calcext:value-type="float">
            <text:p>416773</text:p>
          </table:table-cell>
          <table:table-cell office:value-type="float" office:value="0" calcext:value-type="float">
            <text:p>0</text:p>
          </table:table-cell>
          <table:table-cell office:value-type="float" office:value="2340191" calcext:value-type="float">
            <text:p>2340191</text:p>
          </table:table-cell>
          <table:table-cell office:value-type="float" office:value="17298" calcext:value-type="float">
            <text:p>17298</text:p>
          </table:table-cell>
          <table:table-cell office:value-type="string" calcext:value-type="string">
            <text:p>You make good vifrod</text:p>
          </table:table-cell>
          <table:table-cell/>
        </table:table-row>
        <table:table-row table:style-name="ro1">
          <table:table-cell office:value-type="float" office:value="432568" calcext:value-type="float">
            <text:p>432568</text:p>
          </table:table-cell>
          <table:table-cell office:value-type="float" office:value="0" calcext:value-type="float">
            <text:p>0</text:p>
          </table:table-cell>
          <table:table-cell office:value-type="float" office:value="2309129" calcext:value-type="float">
            <text:p>2309129</text:p>
          </table:table-cell>
          <table:table-cell office:value-type="float" office:value="17539" calcext:value-type="float">
            <text:p>17539</text:p>
          </table:table-cell>
          <table:table-cell office:value-type="string" calcext:value-type="string">
            <text:p>awesome</text:p>
          </table:table-cell>
          <table:table-cell/>
        </table:table-row>
        <table:table-row table:style-name="ro3">
          <table:table-cell office:value-type="float" office:value="171723" calcext:value-type="float">
            <text:p>171723</text:p>
          </table:table-cell>
          <table:table-cell office:value-type="float" office:value="0" calcext:value-type="float">
            <text:p>0</text:p>
          </table:table-cell>
          <table:table-cell office:value-type="float" office:value="951169" calcext:value-type="float">
            <text:p>951169</text:p>
          </table:table-cell>
          <table:table-cell office:value-type="float" office:value="286149" calcext:value-type="float">
            <text:p>286149</text:p>
          </table:table-cell>
          <table:table-cell office:value-type="string" calcext:value-type="string">
            <text:p>[[@79548]]  . </text:p>
            <text:p/>
            <text:p>Adventure Valley , Munnar, Kerala</text:p>
          </table:table-cell>
          <table:table-cell/>
        </table:table-row>
        <table:table-row table:style-name="ro1">
          <table:table-cell office:value-type="float" office:value="182529" calcext:value-type="float">
            <text:p>182529</text:p>
          </table:table-cell>
          <table:table-cell office:value-type="float" office:value="0" calcext:value-type="float">
            <text:p>0</text:p>
          </table:table-cell>
          <table:table-cell office:value-type="float" office:value="59246" calcext:value-type="float">
            <text:p>59246</text:p>
          </table:table-cell>
          <table:table-cell office:value-type="float" office:value="42749" calcext:value-type="float">
            <text:p>42749</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90902" calcext:value-type="float">
            <text:p>190902</text:p>
          </table:table-cell>
          <table:table-cell office:value-type="float" office:value="0" calcext:value-type="float">
            <text:p>0</text:p>
          </table:table-cell>
          <table:table-cell office:value-type="float" office:value="992993" calcext:value-type="float">
            <text:p>992993</text:p>
          </table:table-cell>
          <table:table-cell office:value-type="float" office:value="136332" calcext:value-type="float">
            <text:p>136332</text:p>
          </table:table-cell>
          <table:table-cell office:value-type="string" calcext:value-type="string">
            <text:p>Sahi khel gaye tum toh :P</text:p>
          </table:table-cell>
          <table:table-cell/>
        </table:table-row>
        <table:table-row table:style-name="ro1">
          <table:table-cell office:value-type="float" office:value="197296" calcext:value-type="float">
            <text:p>197296</text:p>
          </table:table-cell>
          <table:table-cell office:value-type="float" office:value="0" calcext:value-type="float">
            <text:p>0</text:p>
          </table:table-cell>
          <table:table-cell office:value-type="float" office:value="1024462" calcext:value-type="float">
            <text:p>1024462</text:p>
          </table:table-cell>
          <table:table-cell office:value-type="float" office:value="309160" calcext:value-type="float">
            <text:p>309160</text:p>
          </table:table-cell>
          <table:table-cell office:value-type="string" calcext:value-type="string">
            <text:p>[[@170841]] around calangutte,Baga,anjuna is awesome place</text:p>
          </table:table-cell>
          <table:table-cell/>
        </table:table-row>
        <table:table-row table:style-name="ro1">
          <table:table-cell office:value-type="float" office:value="210233" calcext:value-type="float">
            <text:p>210233</text:p>
          </table:table-cell>
          <table:table-cell office:value-type="float" office:value="0" calcext:value-type="float">
            <text:p>0</text:p>
          </table:table-cell>
          <table:table-cell office:value-type="float" office:value="1080557" calcext:value-type="float">
            <text:p>1080557</text:p>
          </table:table-cell>
          <table:table-cell office:value-type="float" office:value="325166" calcext:value-type="float">
            <text:p>325166</text:p>
          </table:table-cell>
          <table:table-cell office:value-type="string" calcext:value-type="string">
            <text:p>[[@49863]] thanks</text:p>
          </table:table-cell>
          <table:table-cell/>
        </table:table-row>
        <table:table-row table:style-name="ro1">
          <table:table-cell office:value-type="float" office:value="236872" calcext:value-type="float">
            <text:p>236872</text:p>
          </table:table-cell>
          <table:table-cell office:value-type="float" office:value="0" calcext:value-type="float">
            <text:p>0</text:p>
          </table:table-cell>
          <table:table-cell office:value-type="float" office:value="1193069" calcext:value-type="float">
            <text:p>1193069</text:p>
          </table:table-cell>
          <table:table-cell office:value-type="float" office:value="19637" calcext:value-type="float">
            <text:p>19637</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240439" calcext:value-type="float">
            <text:p>240439</text:p>
          </table:table-cell>
          <table:table-cell office:value-type="float" office:value="0" calcext:value-type="float">
            <text:p>0</text:p>
          </table:table-cell>
          <table:table-cell office:value-type="float" office:value="1198881" calcext:value-type="float">
            <text:p>1198881</text:p>
          </table:table-cell>
          <table:table-cell office:value-type="float" office:value="361941" calcext:value-type="float">
            <text:p>361941</text:p>
          </table:table-cell>
          <table:table-cell office:value-type="string" calcext:value-type="string">
            <text:p>[[@83407]] You can visit kashmir throughout the year...It depends on your choice...if you want to see kashmir in snow blanket mid Nov to Feb is best....if you love greenery then May to Aug..And if you want to see it in Yellow colour then Sep &amp; Oct.. Mar &amp; April i guess should be avoided</text:p>
          </table:table-cell>
          <table:table-cell/>
        </table:table-row>
        <table:table-row table:style-name="ro1">
          <table:table-cell office:value-type="float" office:value="255572" calcext:value-type="float">
            <text:p>255572</text:p>
          </table:table-cell>
          <table:table-cell office:value-type="float" office:value="0" calcext:value-type="float">
            <text:p>0</text:p>
          </table:table-cell>
          <table:table-cell office:value-type="float" office:value="1263722" calcext:value-type="float">
            <text:p>1263722</text:p>
          </table:table-cell>
          <table:table-cell office:value-type="float" office:value="377562" calcext:value-type="float">
            <text:p>377562</text:p>
          </table:table-cell>
          <table:table-cell office:value-type="string" calcext:value-type="string">
            <text:p>Nice mi no7375029058</text:p>
          </table:table-cell>
          <table:table-cell/>
        </table:table-row>
        <table:table-row table:style-name="ro1">
          <table:table-cell office:value-type="float" office:value="295734" calcext:value-type="float">
            <text:p>295734</text:p>
          </table:table-cell>
          <table:table-cell office:value-type="float" office:value="0" calcext:value-type="float">
            <text:p>0</text:p>
          </table:table-cell>
          <table:table-cell office:value-type="float" office:value="1563789" calcext:value-type="float">
            <text:p>1563789</text:p>
          </table:table-cell>
          <table:table-cell office:value-type="float" office:value="78226" calcext:value-type="float">
            <text:p>78226</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05146" calcext:value-type="float">
            <text:p>305146</text:p>
          </table:table-cell>
          <table:table-cell office:value-type="float" office:value="0" calcext:value-type="float">
            <text:p>0</text:p>
          </table:table-cell>
          <table:table-cell office:value-type="float" office:value="1613168" calcext:value-type="float">
            <text:p>1613168</text:p>
          </table:table-cell>
          <table:table-cell office:value-type="float" office:value="82580" calcext:value-type="float">
            <text:p>82580</text:p>
          </table:table-cell>
          <table:table-cell office:value-type="string" calcext:value-type="string">
            <text:p>The photos are just so cool, what camera do you use?</text:p>
          </table:table-cell>
          <table:table-cell/>
        </table:table-row>
        <table:table-row table:style-name="ro1">
          <table:table-cell office:value-type="float" office:value="333292" calcext:value-type="float">
            <text:p>333292</text:p>
          </table:table-cell>
          <table:table-cell office:value-type="float" office:value="0" calcext:value-type="float">
            <text:p>0</text:p>
          </table:table-cell>
          <table:table-cell office:value-type="float" office:value="1779324" calcext:value-type="float">
            <text:p>1779324</text:p>
          </table:table-cell>
          <table:table-cell office:value-type="float" office:value="77460" calcext:value-type="float">
            <text:p>77460</text:p>
          </table:table-cell>
          <table:table-cell office:value-type="string" calcext:value-type="string">
            <text:p>The title was superb! The content was a little dreary!</text:p>
          </table:table-cell>
          <table:table-cell/>
        </table:table-row>
        <table:table-row table:style-name="ro1">
          <table:table-cell office:value-type="float" office:value="364326" calcext:value-type="float">
            <text:p>364326</text:p>
          </table:table-cell>
          <table:table-cell office:value-type="float" office:value="0" calcext:value-type="float">
            <text:p>0</text:p>
          </table:table-cell>
          <table:table-cell office:value-type="float" office:value="2104482" calcext:value-type="float">
            <text:p>2104482</text:p>
          </table:table-cell>
          <table:table-cell office:value-type="float" office:value="79678" calcext:value-type="float">
            <text:p>79678</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402115" calcext:value-type="float">
            <text:p>402115</text:p>
          </table:table-cell>
          <table:table-cell office:value-type="float" office:value="0" calcext:value-type="float">
            <text:p>0</text:p>
          </table:table-cell>
          <table:table-cell office:value-type="float" office:value="970523" calcext:value-type="float">
            <text:p>970523</text:p>
          </table:table-cell>
          <table:table-cell office:value-type="float" office:value="15059" calcext:value-type="float">
            <text:p>15059</text:p>
          </table:table-cell>
          <table:table-cell office:value-type="string" calcext:value-type="string">
            <text:p>nice</text:p>
          </table:table-cell>
          <table:table-cell/>
        </table:table-row>
        <table:table-row table:style-name="ro1">
          <table:table-cell office:value-type="float" office:value="406060" calcext:value-type="float">
            <text:p>406060</text:p>
          </table:table-cell>
          <table:table-cell office:value-type="float" office:value="0" calcext:value-type="float">
            <text:p>0</text:p>
          </table:table-cell>
          <table:table-cell office:value-type="float" office:value="2301315" calcext:value-type="float">
            <text:p>2301315</text:p>
          </table:table-cell>
          <table:table-cell office:value-type="float" office:value="1098225" calcext:value-type="float">
            <text:p>1098225</text:p>
          </table:table-cell>
          <table:table-cell office:value-type="string" calcext:value-type="string">
            <text:p>What's the outlet name?</text:p>
          </table:table-cell>
          <table:table-cell/>
        </table:table-row>
        <table:table-row table:style-name="ro1">
          <table:table-cell office:value-type="float" office:value="15088" calcext:value-type="float">
            <text:p>15088</text:p>
          </table:table-cell>
          <table:table-cell office:value-type="float" office:value="0" calcext:value-type="float">
            <text:p>0</text:p>
          </table:table-cell>
          <table:table-cell office:value-type="float" office:value="472210" calcext:value-type="float">
            <text:p>472210</text:p>
          </table:table-cell>
          <table:table-cell office:value-type="float" office:value="15337" calcext:value-type="float">
            <text:p>1533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49052" calcext:value-type="float">
            <text:p>49052</text:p>
          </table:table-cell>
          <table:table-cell office:value-type="float" office:value="0" calcext:value-type="float">
            <text:p>0</text:p>
          </table:table-cell>
          <table:table-cell office:value-type="float" office:value="653719" calcext:value-type="float">
            <text:p>653719</text:p>
          </table:table-cell>
          <table:table-cell office:value-type="float" office:value="195209" calcext:value-type="float">
            <text:p>195209</text:p>
          </table:table-cell>
          <table:table-cell office:value-type="string" calcext:value-type="string">
            <text:p>[[@80195]] thanks ?</text:p>
          </table:table-cell>
          <table:table-cell/>
        </table:table-row>
        <table:table-row table:style-name="ro1">
          <table:table-cell office:value-type="float" office:value="100816" calcext:value-type="float">
            <text:p>100816</text:p>
          </table:table-cell>
          <table:table-cell office:value-type="float" office:value="0" calcext:value-type="float">
            <text:p>0</text:p>
          </table:table-cell>
          <table:table-cell office:value-type="float" office:value="779254" calcext:value-type="float">
            <text:p>779254</text:p>
          </table:table-cell>
          <table:table-cell office:value-type="float" office:value="42926" calcext:value-type="float">
            <text:p>42926</text:p>
          </table:table-cell>
          <table:table-cell office:value-type="string" calcext:value-type="string">
            <text:p>pretty ❤️❤️</text:p>
          </table:table-cell>
          <table:table-cell/>
        </table:table-row>
        <table:table-row table:style-name="ro1">
          <table:table-cell office:value-type="float" office:value="114703" calcext:value-type="float">
            <text:p>114703</text:p>
          </table:table-cell>
          <table:table-cell office:value-type="float" office:value="0" calcext:value-type="float">
            <text:p>0</text:p>
          </table:table-cell>
          <table:table-cell office:value-type="float" office:value="808935" calcext:value-type="float">
            <text:p>808935</text:p>
          </table:table-cell>
          <table:table-cell office:value-type="float" office:value="240917" calcext:value-type="float">
            <text:p>240917</text:p>
          </table:table-cell>
          <table:table-cell office:value-type="string" calcext:value-type="string">
            <text:p>[[@84140]] ya there will be more soon</text:p>
          </table:table-cell>
          <table:table-cell/>
        </table:table-row>
        <table:table-row table:style-name="ro1">
          <table:table-cell office:value-type="float" office:value="150898" calcext:value-type="float">
            <text:p>150898</text:p>
          </table:table-cell>
          <table:table-cell office:value-type="float" office:value="0" calcext:value-type="float">
            <text:p>0</text:p>
          </table:table-cell>
          <table:table-cell office:value-type="float" office:value="895411" calcext:value-type="float">
            <text:p>895411</text:p>
          </table:table-cell>
          <table:table-cell office:value-type="float" office:value="86782" calcext:value-type="float">
            <text:p>86782</text:p>
          </table:table-cell>
          <table:table-cell office:value-type="string" calcext:value-type="string">
            <text:p>I love the wordplay in your title!</text:p>
          </table:table-cell>
          <table:table-cell/>
        </table:table-row>
        <table:table-row table:style-name="ro1">
          <table:table-cell office:value-type="float" office:value="166293" calcext:value-type="float">
            <text:p>166293</text:p>
          </table:table-cell>
          <table:table-cell office:value-type="float" office:value="0" calcext:value-type="float">
            <text:p>0</text:p>
          </table:table-cell>
          <table:table-cell office:value-type="float" office:value="933520" calcext:value-type="float">
            <text:p>933520</text:p>
          </table:table-cell>
          <table:table-cell office:value-type="float" office:value="86503" calcext:value-type="float">
            <text:p>86503</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18296" calcext:value-type="float">
            <text:p>218296</text:p>
          </table:table-cell>
          <table:table-cell office:value-type="float" office:value="0" calcext:value-type="float">
            <text:p>0</text:p>
          </table:table-cell>
          <table:table-cell office:value-type="float" office:value="1123912" calcext:value-type="float">
            <text:p>1123912</text:p>
          </table:table-cell>
          <table:table-cell office:value-type="float" office:value="80191" calcext:value-type="float">
            <text:p>80191</text:p>
          </table:table-cell>
          <table:table-cell office:value-type="string" calcext:value-type="string">
            <text:p>gr8 ?</text:p>
          </table:table-cell>
          <table:table-cell/>
        </table:table-row>
        <table:table-row table:style-name="ro1">
          <table:table-cell office:value-type="float" office:value="315071" calcext:value-type="float">
            <text:p>315071</text:p>
          </table:table-cell>
          <table:table-cell office:value-type="float" office:value="0" calcext:value-type="float">
            <text:p>0</text:p>
          </table:table-cell>
          <table:table-cell office:value-type="float" office:value="1672220" calcext:value-type="float">
            <text:p>1672220</text:p>
          </table:table-cell>
          <table:table-cell office:value-type="float" office:value="515571" calcext:value-type="float">
            <text:p>515571</text:p>
          </table:table-cell>
          <table:table-cell office:value-type="string" calcext:value-type="string">
            <text:p>Thanks</text:p>
          </table:table-cell>
          <table:table-cell/>
        </table:table-row>
        <table:table-row table:style-name="ro1">
          <table:table-cell office:value-type="float" office:value="340071" calcext:value-type="float">
            <text:p>340071</text:p>
          </table:table-cell>
          <table:table-cell office:value-type="float" office:value="0" calcext:value-type="float">
            <text:p>0</text:p>
          </table:table-cell>
          <table:table-cell office:value-type="float" office:value="1815680" calcext:value-type="float">
            <text:p>1815680</text:p>
          </table:table-cell>
          <table:table-cell office:value-type="float" office:value="84131" calcext:value-type="float">
            <text:p>84131</text:p>
          </table:table-cell>
          <table:table-cell office:value-type="string" calcext:value-type="string">
            <text:p>So glad you shared this today!</text:p>
          </table:table-cell>
          <table:table-cell/>
        </table:table-row>
        <table:table-row table:style-name="ro1">
          <table:table-cell office:value-type="float" office:value="430641" calcext:value-type="float">
            <text:p>430641</text:p>
          </table:table-cell>
          <table:table-cell office:value-type="float" office:value="0" calcext:value-type="float">
            <text:p>0</text:p>
          </table:table-cell>
          <table:table-cell office:value-type="float" office:value="73834" calcext:value-type="float">
            <text:p>73834</text:p>
          </table:table-cell>
          <table:table-cell office:value-type="float" office:value="37617" calcext:value-type="float">
            <text:p>37617</text:p>
          </table:table-cell>
          <table:table-cell office:value-type="string" calcext:value-type="string">
            <text:p>love bangalore </text:p>
          </table:table-cell>
          <table:table-cell/>
        </table:table-row>
        <table:table-row table:style-name="ro1">
          <table:table-cell office:value-type="float" office:value="457473" calcext:value-type="float">
            <text:p>457473</text:p>
          </table:table-cell>
          <table:table-cell office:value-type="float" office:value="0" calcext:value-type="float">
            <text:p>0</text:p>
          </table:table-cell>
          <table:table-cell office:value-type="float" office:value="2564681" calcext:value-type="float">
            <text:p>2564681</text:p>
          </table:table-cell>
          <table:table-cell office:value-type="float" office:value="2043603" calcext:value-type="float">
            <text:p>2043603</text:p>
          </table:table-cell>
          <table:table-cell office:value-type="string" calcext:value-type="string">
            <text:p>Hii</text:p>
          </table:table-cell>
          <table:table-cell/>
        </table:table-row>
        <table:table-row table:style-name="ro1">
          <table:table-cell office:value-type="float" office:value="22237" calcext:value-type="float">
            <text:p>22237</text:p>
          </table:table-cell>
          <table:table-cell office:value-type="float" office:value="0" calcext:value-type="float">
            <text:p>0</text:p>
          </table:table-cell>
          <table:table-cell office:value-type="float" office:value="593056" calcext:value-type="float">
            <text:p>593056</text:p>
          </table:table-cell>
          <table:table-cell office:value-type="float" office:value="45034" calcext:value-type="float">
            <text:p>45034</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59335" calcext:value-type="float">
            <text:p>59335</text:p>
          </table:table-cell>
          <table:table-cell office:value-type="float" office:value="0" calcext:value-type="float">
            <text:p>0</text:p>
          </table:table-cell>
          <table:table-cell office:value-type="float" office:value="392357" calcext:value-type="float">
            <text:p>392357</text:p>
          </table:table-cell>
          <table:table-cell office:value-type="float" office:value="111224" calcext:value-type="float">
            <text:p>111224</text:p>
          </table:table-cell>
          <table:table-cell office:value-type="string" calcext:value-type="string">
            <text:p>[[@1]]</text:p>
          </table:table-cell>
          <table:table-cell/>
        </table:table-row>
        <table:table-row table:style-name="ro1">
          <table:table-cell office:value-type="float" office:value="61507" calcext:value-type="float">
            <text:p>61507</text:p>
          </table:table-cell>
          <table:table-cell office:value-type="float" office:value="0" calcext:value-type="float">
            <text:p>0</text:p>
          </table:table-cell>
          <table:table-cell office:value-type="float" office:value="557127" calcext:value-type="float">
            <text:p>557127</text:p>
          </table:table-cell>
          <table:table-cell office:value-type="float" office:value="166628" calcext:value-type="float">
            <text:p>166628</text:p>
          </table:table-cell>
          <table:table-cell office:value-type="string" calcext:value-type="string">
            <text:p>[[@20349]] thanks dear???</text:p>
          </table:table-cell>
          <table:table-cell/>
        </table:table-row>
        <table:table-row table:style-name="ro1">
          <table:table-cell office:value-type="float" office:value="110314" calcext:value-type="float">
            <text:p>110314</text:p>
          </table:table-cell>
          <table:table-cell office:value-type="float" office:value="0" calcext:value-type="float">
            <text:p>0</text:p>
          </table:table-cell>
          <table:table-cell office:value-type="float" office:value="737471" calcext:value-type="float">
            <text:p>737471</text:p>
          </table:table-cell>
          <table:table-cell office:value-type="float" office:value="135999" calcext:value-type="float">
            <text:p>135999</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24536" calcext:value-type="float">
            <text:p>124536</text:p>
          </table:table-cell>
          <table:table-cell office:value-type="float" office:value="0" calcext:value-type="float">
            <text:p>0</text:p>
          </table:table-cell>
          <table:table-cell office:value-type="float" office:value="768352" calcext:value-type="float">
            <text:p>768352</text:p>
          </table:table-cell>
          <table:table-cell office:value-type="float" office:value="245846" calcext:value-type="float">
            <text:p>245846</text:p>
          </table:table-cell>
          <table:table-cell office:value-type="string" calcext:value-type="string">
            <text:p>[[@191025]] thnx</text:p>
          </table:table-cell>
          <table:table-cell/>
        </table:table-row>
        <table:table-row table:style-name="ro1">
          <table:table-cell office:value-type="float" office:value="214533" calcext:value-type="float">
            <text:p>214533</text:p>
          </table:table-cell>
          <table:table-cell office:value-type="float" office:value="0" calcext:value-type="float">
            <text:p>0</text:p>
          </table:table-cell>
          <table:table-cell office:value-type="float" office:value="1103631" calcext:value-type="float">
            <text:p>1103631</text:p>
          </table:table-cell>
          <table:table-cell office:value-type="float" office:value="86361" calcext:value-type="float">
            <text:p>86361</text:p>
          </table:table-cell>
          <table:table-cell office:value-type="string" calcext:value-type="string">
            <text:p>❤️ Beautiful ❤️</text:p>
          </table:table-cell>
          <table:table-cell/>
        </table:table-row>
        <table:table-row table:style-name="ro1">
          <table:table-cell office:value-type="float" office:value="364173" calcext:value-type="float">
            <text:p>364173</text:p>
          </table:table-cell>
          <table:table-cell office:value-type="float" office:value="0" calcext:value-type="float">
            <text:p>0</text:p>
          </table:table-cell>
          <table:table-cell office:value-type="float" office:value="2011947" calcext:value-type="float">
            <text:p>2011947</text:p>
          </table:table-cell>
          <table:table-cell office:value-type="float" office:value="78786" calcext:value-type="float">
            <text:p>7878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417015" calcext:value-type="float">
            <text:p>417015</text:p>
          </table:table-cell>
          <table:table-cell office:value-type="float" office:value="0" calcext:value-type="float">
            <text:p>0</text:p>
          </table:table-cell>
          <table:table-cell office:value-type="float" office:value="2297174" calcext:value-type="float">
            <text:p>2297174</text:p>
          </table:table-cell>
          <table:table-cell office:value-type="float" office:value="12883" calcext:value-type="float">
            <text:p>12883</text:p>
          </table:table-cell>
          <table:table-cell office:value-type="string" calcext:value-type="string">
            <text:p>nice concert</text:p>
          </table:table-cell>
          <table:table-cell/>
        </table:table-row>
        <table:table-row table:style-name="ro1">
          <table:table-cell office:value-type="float" office:value="425655" calcext:value-type="float">
            <text:p>425655</text:p>
          </table:table-cell>
          <table:table-cell office:value-type="float" office:value="0" calcext:value-type="float">
            <text:p>0</text:p>
          </table:table-cell>
          <table:table-cell office:value-type="float" office:value="392594" calcext:value-type="float">
            <text:p>392594</text:p>
          </table:table-cell>
          <table:table-cell office:value-type="float" office:value="24568" calcext:value-type="float">
            <text:p>24568</text:p>
          </table:table-cell>
          <table:table-cell office:value-type="string" calcext:value-type="string">
            <text:p>cool</text:p>
          </table:table-cell>
          <table:table-cell/>
        </table:table-row>
        <table:table-row table:style-name="ro1">
          <table:table-cell office:value-type="float" office:value="428154" calcext:value-type="float">
            <text:p>428154</text:p>
          </table:table-cell>
          <table:table-cell office:value-type="float" office:value="0" calcext:value-type="float">
            <text:p>0</text:p>
          </table:table-cell>
          <table:table-cell office:value-type="float" office:value="1449271" calcext:value-type="float">
            <text:p>1449271</text:p>
          </table:table-cell>
          <table:table-cell office:value-type="float" office:value="55899" calcext:value-type="float">
            <text:p>55899</text:p>
          </table:table-cell>
          <table:table-cell office:value-type="string" calcext:value-type="string">
            <text:p>hungry !!!!</text:p>
          </table:table-cell>
          <table:table-cell/>
        </table:table-row>
        <table:table-row table:style-name="ro1">
          <table:table-cell office:value-type="float" office:value="444243" calcext:value-type="float">
            <text:p>444243</text:p>
          </table:table-cell>
          <table:table-cell office:value-type="float" office:value="0" calcext:value-type="float">
            <text:p>0</text:p>
          </table:table-cell>
          <table:table-cell office:value-type="float" office:value="2260711" calcext:value-type="float">
            <text:p>2260711</text:p>
          </table:table-cell>
          <table:table-cell office:value-type="float" office:value="1748175" calcext:value-type="float">
            <text:p>1748175</text:p>
          </table:table-cell>
          <table:table-cell office:value-type="string" calcext:value-type="string">
            <text:p>Hlo</text:p>
          </table:table-cell>
          <table:table-cell/>
        </table:table-row>
        <table:table-row table:style-name="ro1">
          <table:table-cell office:value-type="float" office:value="15976" calcext:value-type="float">
            <text:p>15976</text:p>
          </table:table-cell>
          <table:table-cell office:value-type="float" office:value="0" calcext:value-type="float">
            <text:p>0</text:p>
          </table:table-cell>
          <table:table-cell office:value-type="float" office:value="69636" calcext:value-type="float">
            <text:p>69636</text:p>
          </table:table-cell>
          <table:table-cell office:value-type="float" office:value="145228" calcext:value-type="float">
            <text:p>145228</text:p>
          </table:table-cell>
          <table:table-cell office:value-type="string" calcext:value-type="string">
            <text:p>Saudi Arabia</text:p>
          </table:table-cell>
          <table:table-cell/>
        </table:table-row>
        <table:table-row table:style-name="ro1">
          <table:table-cell office:value-type="float" office:value="180971" calcext:value-type="float">
            <text:p>180971</text:p>
          </table:table-cell>
          <table:table-cell office:value-type="float" office:value="564864" calcext:value-type="float">
            <text:p>564864</text:p>
          </table:table-cell>
          <table:table-cell office:value-type="float" office:value="0" calcext:value-type="float">
            <text:p>0</text:p>
          </table:table-cell>
          <table:table-cell office:value-type="float" office:value="20926" calcext:value-type="float">
            <text:p>20926</text:p>
          </table:table-cell>
          <table:table-cell office:value-type="string" calcext:value-type="string">
            <text:p>Looks scary as well.??</text:p>
          </table:table-cell>
          <table:table-cell/>
        </table:table-row>
        <table:table-row table:style-name="ro1">
          <table:table-cell office:value-type="float" office:value="196623" calcext:value-type="float">
            <text:p>196623</text:p>
          </table:table-cell>
          <table:table-cell office:value-type="float" office:value="0" calcext:value-type="float">
            <text:p>0</text:p>
          </table:table-cell>
          <table:table-cell office:value-type="float" office:value="1016494" calcext:value-type="float">
            <text:p>1016494</text:p>
          </table:table-cell>
          <table:table-cell office:value-type="float" office:value="306559" calcext:value-type="float">
            <text:p>306559</text:p>
          </table:table-cell>
          <table:table-cell office:value-type="string" calcext:value-type="string">
            <text:p>[[@243686]] hey i didnt understand what u said</text:p>
          </table:table-cell>
          <table:table-cell/>
        </table:table-row>
        <table:table-row table:style-name="ro1">
          <table:table-cell office:value-type="float" office:value="279912" calcext:value-type="float">
            <text:p>279912</text:p>
          </table:table-cell>
          <table:table-cell office:value-type="float" office:value="0" calcext:value-type="float">
            <text:p>0</text:p>
          </table:table-cell>
          <table:table-cell office:value-type="float" office:value="1463910" calcext:value-type="float">
            <text:p>1463910</text:p>
          </table:table-cell>
          <table:table-cell office:value-type="float" office:value="550" calcext:value-type="float">
            <text:p>550</text:p>
          </table:table-cell>
          <table:table-cell office:value-type="string" calcext:value-type="string">
            <text:p>amazing stories! when can i read your next adventure?</text:p>
          </table:table-cell>
          <table:table-cell/>
        </table:table-row>
        <table:table-row table:style-name="ro1">
          <table:table-cell office:value-type="float" office:value="297281" calcext:value-type="float">
            <text:p>297281</text:p>
          </table:table-cell>
          <table:table-cell office:value-type="float" office:value="937793" calcext:value-type="float">
            <text:p>937793</text:p>
          </table:table-cell>
          <table:table-cell office:value-type="float" office:value="0" calcext:value-type="float">
            <text:p>0</text:p>
          </table:table-cell>
          <table:table-cell office:value-type="float" office:value="483403" calcext:value-type="float">
            <text:p>483403</text:p>
          </table:table-cell>
          <table:table-cell office:value-type="string" calcext:value-type="string">
            <text:p>Exact location</text:p>
          </table:table-cell>
          <table:table-cell/>
        </table:table-row>
        <table:table-row table:style-name="ro2">
          <table:table-cell office:value-type="float" office:value="344572" calcext:value-type="float">
            <text:p>344572</text:p>
          </table:table-cell>
          <table:table-cell office:value-type="float" office:value="0" calcext:value-type="float">
            <text:p>0</text:p>
          </table:table-cell>
          <table:table-cell office:value-type="float" office:value="1843275" calcext:value-type="float">
            <text:p>1843275</text:p>
          </table:table-cell>
          <table:table-cell office:value-type="float" office:value="569246" calcext:value-type="float">
            <text:p>569246</text:p>
          </table:table-cell>
          <table:table-cell office:value-type="string" calcext:value-type="string">
            <text:p>Yup  [[@20320]]  ??</text:p>
            <text:p>Stay Tuned For That :  )</text:p>
          </table:table-cell>
          <table:table-cell/>
        </table:table-row>
        <table:table-row table:style-name="ro1">
          <table:table-cell office:value-type="float" office:value="444971" calcext:value-type="float">
            <text:p>444971</text:p>
          </table:table-cell>
          <table:table-cell office:value-type="float" office:value="0" calcext:value-type="float">
            <text:p>0</text:p>
          </table:table-cell>
          <table:table-cell office:value-type="float" office:value="2305372" calcext:value-type="float">
            <text:p>2305372</text:p>
          </table:table-cell>
          <table:table-cell office:value-type="float" office:value="1072009" calcext:value-type="float">
            <text:p>1072009</text:p>
          </table:table-cell>
          <table:table-cell office:value-type="float" office:value="9910435939" calcext:value-type="float">
            <text:p>9910435939</text:p>
          </table:table-cell>
          <table:table-cell/>
        </table:table-row>
        <table:table-row table:style-name="ro1">
          <table:table-cell office:value-type="float" office:value="4556" calcext:value-type="float">
            <text:p>4556</text:p>
          </table:table-cell>
          <table:table-cell office:value-type="float" office:value="43266" calcext:value-type="float">
            <text:p>43266</text:p>
          </table:table-cell>
          <table:table-cell office:value-type="float" office:value="0" calcext:value-type="float">
            <text:p>0</text:p>
          </table:table-cell>
          <table:table-cell office:value-type="float" office:value="28966" calcext:value-type="float">
            <text:p>28966</text:p>
          </table:table-cell>
          <table:table-cell office:value-type="string" calcext:value-type="string">
            <text:p>Best place to hangout with your beloved once</text:p>
          </table:table-cell>
          <table:table-cell/>
        </table:table-row>
        <table:table-row table:style-name="ro1">
          <table:table-cell office:value-type="float" office:value="6994" calcext:value-type="float">
            <text:p>6994</text:p>
          </table:table-cell>
          <table:table-cell office:value-type="float" office:value="84445" calcext:value-type="float">
            <text:p>84445</text:p>
          </table:table-cell>
          <table:table-cell office:value-type="float" office:value="0" calcext:value-type="float">
            <text:p>0</text:p>
          </table:table-cell>
          <table:table-cell office:value-type="float" office:value="72441" calcext:value-type="float">
            <text:p>72441</text:p>
          </table:table-cell>
          <table:table-cell office:value-type="string" calcext:value-type="string">
            <text:p>Rmesh</text:p>
          </table:table-cell>
          <table:table-cell/>
        </table:table-row>
        <table:table-row table:style-name="ro1">
          <table:table-cell office:value-type="float" office:value="15635" calcext:value-type="float">
            <text:p>15635</text:p>
          </table:table-cell>
          <table:table-cell office:value-type="float" office:value="0" calcext:value-type="float">
            <text:p>0</text:p>
          </table:table-cell>
          <table:table-cell office:value-type="float" office:value="42208" calcext:value-type="float">
            <text:p>42208</text:p>
          </table:table-cell>
          <table:table-cell office:value-type="float" office:value="142015" calcext:value-type="float">
            <text:p>142015</text:p>
          </table:table-cell>
          <table:table-cell office:value-type="string" calcext:value-type="string">
            <text:p>Ice creams....???</text:p>
          </table:table-cell>
          <table:table-cell/>
        </table:table-row>
        <table:table-row table:style-name="ro1">
          <table:table-cell office:value-type="float" office:value="74272" calcext:value-type="float">
            <text:p>74272</text:p>
          </table:table-cell>
          <table:table-cell office:value-type="float" office:value="0" calcext:value-type="float">
            <text:p>0</text:p>
          </table:table-cell>
          <table:table-cell office:value-type="float" office:value="718848" calcext:value-type="float">
            <text:p>718848</text:p>
          </table:table-cell>
          <table:table-cell office:value-type="float" office:value="43727" calcext:value-type="float">
            <text:p>43727</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34098" calcext:value-type="float">
            <text:p>134098</text:p>
          </table:table-cell>
          <table:table-cell office:value-type="float" office:value="0" calcext:value-type="float">
            <text:p>0</text:p>
          </table:table-cell>
          <table:table-cell office:value-type="float" office:value="852227" calcext:value-type="float">
            <text:p>852227</text:p>
          </table:table-cell>
          <table:table-cell office:value-type="float" office:value="254731" calcext:value-type="float">
            <text:p>254731</text:p>
          </table:table-cell>
          <table:table-cell office:value-type="string" calcext:value-type="string">
            <text:p>I had gone to this place 2 yeas ago... I had some snapchat videos of this but I'm not sure if I have it now!</text:p>
          </table:table-cell>
          <table:table-cell/>
        </table:table-row>
        <table:table-row table:style-name="ro1">
          <table:table-cell office:value-type="float" office:value="141139" calcext:value-type="float">
            <text:p>141139</text:p>
          </table:table-cell>
          <table:table-cell office:value-type="float" office:value="0" calcext:value-type="float">
            <text:p>0</text:p>
          </table:table-cell>
          <table:table-cell office:value-type="float" office:value="870040" calcext:value-type="float">
            <text:p>870040</text:p>
          </table:table-cell>
          <table:table-cell office:value-type="float" office:value="79142" calcext:value-type="float">
            <text:p>7914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58787" calcext:value-type="float">
            <text:p>158787</text:p>
          </table:table-cell>
          <table:table-cell office:value-type="float" office:value="0" calcext:value-type="float">
            <text:p>0</text:p>
          </table:table-cell>
          <table:table-cell office:value-type="float" office:value="908601" calcext:value-type="float">
            <text:p>908601</text:p>
          </table:table-cell>
          <table:table-cell office:value-type="float" office:value="272755" calcext:value-type="float">
            <text:p>272755</text:p>
          </table:table-cell>
          <table:table-cell office:value-type="string" calcext:value-type="string">
            <text:p>[[@85802]] thank you. Well you see I don't type the words I just spell them through Google speak. Correct me if am wrong with the content.</text:p>
          </table:table-cell>
          <table:table-cell/>
        </table:table-row>
        <table:table-row table:style-name="ro1">
          <table:table-cell office:value-type="float" office:value="190046" calcext:value-type="float">
            <text:p>190046</text:p>
          </table:table-cell>
          <table:table-cell office:value-type="float" office:value="0" calcext:value-type="float">
            <text:p>0</text:p>
          </table:table-cell>
          <table:table-cell office:value-type="float" office:value="979843" calcext:value-type="float">
            <text:p>979843</text:p>
          </table:table-cell>
          <table:table-cell office:value-type="float" office:value="41378" calcext:value-type="float">
            <text:p>41378</text:p>
          </table:table-cell>
          <table:table-cell office:value-type="string" calcext:value-type="string">
            <text:p>The images in your trail are so amazing and clear!</text:p>
          </table:table-cell>
          <table:table-cell/>
        </table:table-row>
        <table:table-row table:style-name="ro1">
          <table:table-cell office:value-type="float" office:value="237038" calcext:value-type="float">
            <text:p>237038</text:p>
          </table:table-cell>
          <table:table-cell office:value-type="float" office:value="0" calcext:value-type="float">
            <text:p>0</text:p>
          </table:table-cell>
          <table:table-cell office:value-type="float" office:value="1189189" calcext:value-type="float">
            <text:p>1189189</text:p>
          </table:table-cell>
          <table:table-cell office:value-type="float" office:value="358896" calcext:value-type="float">
            <text:p>358896</text:p>
          </table:table-cell>
          <table:table-cell office:value-type="string" calcext:value-type="string">
            <text:p>[[@45842]] worth it.</text:p>
          </table:table-cell>
          <table:table-cell/>
        </table:table-row>
        <table:table-row table:style-name="ro1">
          <table:table-cell office:value-type="float" office:value="281768" calcext:value-type="float">
            <text:p>281768</text:p>
          </table:table-cell>
          <table:table-cell office:value-type="float" office:value="0" calcext:value-type="float">
            <text:p>0</text:p>
          </table:table-cell>
          <table:table-cell office:value-type="float" office:value="1479952" calcext:value-type="float">
            <text:p>1479952</text:p>
          </table:table-cell>
          <table:table-cell office:value-type="float" office:value="86564" calcext:value-type="float">
            <text:p>86564</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309374" calcext:value-type="float">
            <text:p>309374</text:p>
          </table:table-cell>
          <table:table-cell office:value-type="float" office:value="0" calcext:value-type="float">
            <text:p>0</text:p>
          </table:table-cell>
          <table:table-cell office:value-type="float" office:value="1641053" calcext:value-type="float">
            <text:p>1641053</text:p>
          </table:table-cell>
          <table:table-cell office:value-type="float" office:value="19792" calcext:value-type="float">
            <text:p>19792</text:p>
          </table:table-cell>
          <table:table-cell office:value-type="string" calcext:value-type="string">
            <text:p>Jhakaas ekdum</text:p>
          </table:table-cell>
          <table:table-cell/>
        </table:table-row>
        <table:table-row table:style-name="ro1">
          <table:table-cell office:value-type="float" office:value="359631" calcext:value-type="float">
            <text:p>359631</text:p>
          </table:table-cell>
          <table:table-cell office:value-type="float" office:value="0" calcext:value-type="float">
            <text:p>0</text:p>
          </table:table-cell>
          <table:table-cell office:value-type="float" office:value="2005730" calcext:value-type="float">
            <text:p>2005730</text:p>
          </table:table-cell>
          <table:table-cell office:value-type="float" office:value="625915" calcext:value-type="float">
            <text:p>625915</text:p>
          </table:table-cell>
          <table:table-cell office:value-type="string" calcext:value-type="string">
            <text:p>[[@80288]] I'll post it as soon as possible, thank you. I appreciate it</text:p>
          </table:table-cell>
          <table:table-cell/>
        </table:table-row>
        <table:table-row table:style-name="ro1">
          <table:table-cell office:value-type="float" office:value="417496" calcext:value-type="float">
            <text:p>417496</text:p>
          </table:table-cell>
          <table:table-cell office:value-type="float" office:value="0" calcext:value-type="float">
            <text:p>0</text:p>
          </table:table-cell>
          <table:table-cell office:value-type="float" office:value="2281955" calcext:value-type="float">
            <text:p>2281955</text:p>
          </table:table-cell>
          <table:table-cell office:value-type="float" office:value="27739" calcext:value-type="float">
            <text:p>27739</text:p>
          </table:table-cell>
          <table:table-cell office:value-type="string" calcext:value-type="string">
            <text:p>Crazyy ahmed</text:p>
          </table:table-cell>
          <table:table-cell/>
        </table:table-row>
        <table:table-row table:style-name="ro1">
          <table:table-cell office:value-type="float" office:value="420143" calcext:value-type="float">
            <text:p>420143</text:p>
          </table:table-cell>
          <table:table-cell office:value-type="float" office:value="0" calcext:value-type="float">
            <text:p>0</text:p>
          </table:table-cell>
          <table:table-cell office:value-type="float" office:value="2327212" calcext:value-type="float">
            <text:p>2327212</text:p>
          </table:table-cell>
          <table:table-cell office:value-type="float" office:value="2713" calcext:value-type="float">
            <text:p>2713</text:p>
          </table:table-cell>
          <table:table-cell office:value-type="string" calcext:value-type="string">
            <text:p>Do some recipe videos </text:p>
          </table:table-cell>
          <table:table-cell/>
        </table:table-row>
        <table:table-row table:style-name="ro1">
          <table:table-cell office:value-type="float" office:value="8130" calcext:value-type="float">
            <text:p>8130</text:p>
          </table:table-cell>
          <table:table-cell office:value-type="float" office:value="0" calcext:value-type="float">
            <text:p>0</text:p>
          </table:table-cell>
          <table:table-cell office:value-type="float" office:value="53325" calcext:value-type="float">
            <text:p>53325</text:p>
          </table:table-cell>
          <table:table-cell office:value-type="float" office:value="2199" calcext:value-type="float">
            <text:p>2199</text:p>
          </table:table-cell>
          <table:table-cell office:value-type="string" calcext:value-type="string">
            <text:p>nice photos!!</text:p>
          </table:table-cell>
          <table:table-cell/>
        </table:table-row>
        <table:table-row table:style-name="ro1">
          <table:table-cell office:value-type="float" office:value="67616" calcext:value-type="float">
            <text:p>67616</text:p>
          </table:table-cell>
          <table:table-cell office:value-type="float" office:value="0" calcext:value-type="float">
            <text:p>0</text:p>
          </table:table-cell>
          <table:table-cell office:value-type="float" office:value="696790" calcext:value-type="float">
            <text:p>696790</text:p>
          </table:table-cell>
          <table:table-cell office:value-type="float" office:value="39730" calcext:value-type="float">
            <text:p>39730</text:p>
          </table:table-cell>
          <table:table-cell office:value-type="string" calcext:value-type="string">
            <text:p>OMG! yeh mera India</text:p>
          </table:table-cell>
          <table:table-cell/>
        </table:table-row>
        <table:table-row table:style-name="ro1">
          <table:table-cell office:value-type="float" office:value="108412" calcext:value-type="float">
            <text:p>108412</text:p>
          </table:table-cell>
          <table:table-cell office:value-type="float" office:value="0" calcext:value-type="float">
            <text:p>0</text:p>
          </table:table-cell>
          <table:table-cell office:value-type="float" office:value="795221" calcext:value-type="float">
            <text:p>795221</text:p>
          </table:table-cell>
          <table:table-cell office:value-type="float" office:value="40656" calcext:value-type="float">
            <text:p>40656</text:p>
          </table:table-cell>
          <table:table-cell office:value-type="string" calcext:value-type="string">
            <text:p>Atti Sundar!</text:p>
          </table:table-cell>
          <table:table-cell/>
        </table:table-row>
        <table:table-row table:style-name="ro1">
          <table:table-cell office:value-type="float" office:value="139539" calcext:value-type="float">
            <text:p>139539</text:p>
          </table:table-cell>
          <table:table-cell office:value-type="float" office:value="0" calcext:value-type="float">
            <text:p>0</text:p>
          </table:table-cell>
          <table:table-cell office:value-type="float" office:value="863782" calcext:value-type="float">
            <text:p>863782</text:p>
          </table:table-cell>
          <table:table-cell office:value-type="float" office:value="87277" calcext:value-type="float">
            <text:p>87277</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17627" calcext:value-type="float">
            <text:p>217627</text:p>
          </table:table-cell>
          <table:table-cell office:value-type="float" office:value="0" calcext:value-type="float">
            <text:p>0</text:p>
          </table:table-cell>
          <table:table-cell office:value-type="float" office:value="1097732" calcext:value-type="float">
            <text:p>1097732</text:p>
          </table:table-cell>
          <table:table-cell office:value-type="float" office:value="330594" calcext:value-type="float">
            <text:p>330594</text:p>
          </table:table-cell>
          <table:table-cell office:value-type="string" calcext:value-type="string">
            <text:p>[[@85815]] Thank you. Yeah, will share more shortly ?</text:p>
          </table:table-cell>
          <table:table-cell/>
        </table:table-row>
        <table:table-row table:style-name="ro1">
          <table:table-cell office:value-type="float" office:value="314851" calcext:value-type="float">
            <text:p>314851</text:p>
          </table:table-cell>
          <table:table-cell office:value-type="float" office:value="0" calcext:value-type="float">
            <text:p>0</text:p>
          </table:table-cell>
          <table:table-cell office:value-type="float" office:value="1670620" calcext:value-type="float">
            <text:p>1670620</text:p>
          </table:table-cell>
          <table:table-cell office:value-type="float" office:value="82381" calcext:value-type="float">
            <text:p>82381</text:p>
          </table:table-cell>
          <table:table-cell office:value-type="string" calcext:value-type="string">
            <text:p>The photos are just so cool, what camera do you use?</text:p>
          </table:table-cell>
          <table:table-cell/>
        </table:table-row>
        <table:table-row table:style-name="ro1">
          <table:table-cell office:value-type="float" office:value="367773" calcext:value-type="float">
            <text:p>367773</text:p>
          </table:table-cell>
          <table:table-cell office:value-type="float" office:value="0" calcext:value-type="float">
            <text:p>0</text:p>
          </table:table-cell>
          <table:table-cell office:value-type="float" office:value="2157169" calcext:value-type="float">
            <text:p>2157169</text:p>
          </table:table-cell>
          <table:table-cell office:value-type="float" office:value="681288" calcext:value-type="float">
            <text:p>681288</text:p>
          </table:table-cell>
          <table:table-cell office:value-type="string" calcext:value-type="string">
            <text:p>To watch full/more video/s Subscribe "Diary of a Wayfarer" <text:s/>in Youtube. https://youtu.be/Ic37YBekD6g</text:p>
          </table:table-cell>
          <table:table-cell/>
        </table:table-row>
        <table:table-row table:style-name="ro1">
          <table:table-cell office:value-type="float" office:value="83447" calcext:value-type="float">
            <text:p>83447</text:p>
          </table:table-cell>
          <table:table-cell office:value-type="float" office:value="0" calcext:value-type="float">
            <text:p>0</text:p>
          </table:table-cell>
          <table:table-cell office:value-type="float" office:value="106921" calcext:value-type="float">
            <text:p>106921</text:p>
          </table:table-cell>
          <table:table-cell office:value-type="float" office:value="49545" calcext:value-type="float">
            <text:p>49545</text:p>
          </table:table-cell>
          <table:table-cell office:value-type="string" calcext:value-type="string">
            <text:p>Chaa gaye tum toh</text:p>
          </table:table-cell>
          <table:table-cell/>
        </table:table-row>
        <table:table-row table:style-name="ro1">
          <table:table-cell office:value-type="float" office:value="255374" calcext:value-type="float">
            <text:p>255374</text:p>
          </table:table-cell>
          <table:table-cell office:value-type="float" office:value="0" calcext:value-type="float">
            <text:p>0</text:p>
          </table:table-cell>
          <table:table-cell office:value-type="float" office:value="1291050" calcext:value-type="float">
            <text:p>1291050</text:p>
          </table:table-cell>
          <table:table-cell office:value-type="float" office:value="86081" calcext:value-type="float">
            <text:p>86081</text:p>
          </table:table-cell>
          <table:table-cell office:value-type="string" calcext:value-type="string">
            <text:p>When's your next update?!</text:p>
          </table:table-cell>
          <table:table-cell/>
        </table:table-row>
        <table:table-row table:style-name="ro1">
          <table:table-cell office:value-type="float" office:value="304320" calcext:value-type="float">
            <text:p>304320</text:p>
          </table:table-cell>
          <table:table-cell office:value-type="float" office:value="0" calcext:value-type="float">
            <text:p>0</text:p>
          </table:table-cell>
          <table:table-cell office:value-type="float" office:value="1604984" calcext:value-type="float">
            <text:p>1604984</text:p>
          </table:table-cell>
          <table:table-cell office:value-type="float" office:value="494321" calcext:value-type="float">
            <text:p>494321</text:p>
          </table:table-cell>
          <table:table-cell office:value-type="string" calcext:value-type="string">
            <text:p>I shared my posts about - "Stories from my road trips" on Trell. Check it out here: <text:s/>https://trell.co/trail/stories-from-my-road-trips-ede187d785a3</text:p>
          </table:table-cell>
          <table:table-cell/>
        </table:table-row>
        <table:table-row table:style-name="ro1">
          <table:table-cell office:value-type="float" office:value="339544" calcext:value-type="float">
            <text:p>339544</text:p>
          </table:table-cell>
          <table:table-cell office:value-type="float" office:value="0" calcext:value-type="float">
            <text:p>0</text:p>
          </table:table-cell>
          <table:table-cell office:value-type="float" office:value="1811876" calcext:value-type="float">
            <text:p>1811876</text:p>
          </table:table-cell>
          <table:table-cell office:value-type="float" office:value="80630" calcext:value-type="float">
            <text:p>80630</text:p>
          </table:table-cell>
          <table:table-cell office:value-type="string" calcext:value-type="string">
            <text:p>Dum hai bhai!</text:p>
          </table:table-cell>
          <table:table-cell/>
        </table:table-row>
        <table:table-row table:style-name="ro1">
          <table:table-cell office:value-type="float" office:value="360264" calcext:value-type="float">
            <text:p>360264</text:p>
          </table:table-cell>
          <table:table-cell office:value-type="float" office:value="0" calcext:value-type="float">
            <text:p>0</text:p>
          </table:table-cell>
          <table:table-cell office:value-type="float" office:value="2021074" calcext:value-type="float">
            <text:p>2021074</text:p>
          </table:table-cell>
          <table:table-cell office:value-type="float" office:value="631552" calcext:value-type="float">
            <text:p>631552</text:p>
          </table:table-cell>
          <table:table-cell office:value-type="string" calcext:value-type="string">
            <text:p>Thx</text:p>
          </table:table-cell>
          <table:table-cell/>
        </table:table-row>
        <table:table-row table:style-name="ro1">
          <table:table-cell office:value-type="float" office:value="458201" calcext:value-type="float">
            <text:p>458201</text:p>
          </table:table-cell>
          <table:table-cell office:value-type="float" office:value="0" calcext:value-type="float">
            <text:p>0</text:p>
          </table:table-cell>
          <table:table-cell office:value-type="float" office:value="2587725" calcext:value-type="float">
            <text:p>2587725</text:p>
          </table:table-cell>
          <table:table-cell office:value-type="float" office:value="2039520" calcext:value-type="float">
            <text:p>2039520</text:p>
          </table:table-cell>
          <table:table-cell office:value-type="string" calcext:value-type="string">
            <text:p>Eoe</text:p>
          </table:table-cell>
          <table:table-cell/>
        </table:table-row>
        <table:table-row table:style-name="ro1">
          <table:table-cell office:value-type="float" office:value="146759" calcext:value-type="float">
            <text:p>146759</text:p>
          </table:table-cell>
          <table:table-cell office:value-type="float" office:value="0" calcext:value-type="float">
            <text:p>0</text:p>
          </table:table-cell>
          <table:table-cell office:value-type="float" office:value="882007" calcext:value-type="float">
            <text:p>882007</text:p>
          </table:table-cell>
          <table:table-cell office:value-type="float" office:value="40540" calcext:value-type="float">
            <text:p>4054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94168" calcext:value-type="float">
            <text:p>194168</text:p>
          </table:table-cell>
          <table:table-cell office:value-type="float" office:value="0" calcext:value-type="float">
            <text:p>0</text:p>
          </table:table-cell>
          <table:table-cell office:value-type="float" office:value="1007698" calcext:value-type="float">
            <text:p>1007698</text:p>
          </table:table-cell>
          <table:table-cell office:value-type="float" office:value="303883" calcext:value-type="float">
            <text:p>303883</text:p>
          </table:table-cell>
          <table:table-cell office:value-type="string" calcext:value-type="string">
            <text:p>Planning too much will remove most of the adventurers.. best trips are unplanned..</text:p>
          </table:table-cell>
          <table:table-cell/>
        </table:table-row>
        <table:table-row table:style-name="ro1">
          <table:table-cell office:value-type="float" office:value="201457" calcext:value-type="float">
            <text:p>201457</text:p>
          </table:table-cell>
          <table:table-cell office:value-type="float" office:value="0" calcext:value-type="float">
            <text:p>0</text:p>
          </table:table-cell>
          <table:table-cell office:value-type="float" office:value="1044565" calcext:value-type="float">
            <text:p>1044565</text:p>
          </table:table-cell>
          <table:table-cell office:value-type="float" office:value="314966" calcext:value-type="float">
            <text:p>314966</text:p>
          </table:table-cell>
          <table:table-cell office:value-type="string" calcext:value-type="string">
            <text:p>[[@82962]] Yes it's an amazing place. If you are interested to visit Sikkim have a conversation with me I will arrange you best package .</text:p>
          </table:table-cell>
          <table:table-cell/>
        </table:table-row>
        <table:table-row table:style-name="ro1">
          <table:table-cell office:value-type="float" office:value="242772" calcext:value-type="float">
            <text:p>242772</text:p>
          </table:table-cell>
          <table:table-cell office:value-type="float" office:value="0" calcext:value-type="float">
            <text:p>0</text:p>
          </table:table-cell>
          <table:table-cell office:value-type="float" office:value="1216247" calcext:value-type="float">
            <text:p>1216247</text:p>
          </table:table-cell>
          <table:table-cell office:value-type="float" office:value="40886" calcext:value-type="float">
            <text:p>40886</text:p>
          </table:table-cell>
          <table:table-cell office:value-type="string" calcext:value-type="string">
            <text:p>Amazing content ❤️❤️</text:p>
          </table:table-cell>
          <table:table-cell/>
        </table:table-row>
        <table:table-row table:style-name="ro1">
          <table:table-cell office:value-type="float" office:value="291177" calcext:value-type="float">
            <text:p>291177</text:p>
          </table:table-cell>
          <table:table-cell office:value-type="float" office:value="0" calcext:value-type="float">
            <text:p>0</text:p>
          </table:table-cell>
          <table:table-cell office:value-type="float" office:value="1538458" calcext:value-type="float">
            <text:p>1538458</text:p>
          </table:table-cell>
          <table:table-cell office:value-type="float" office:value="43676" calcext:value-type="float">
            <text:p>4367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13070" calcext:value-type="float">
            <text:p>413070</text:p>
          </table:table-cell>
          <table:table-cell office:value-type="float" office:value="0" calcext:value-type="float">
            <text:p>0</text:p>
          </table:table-cell>
          <table:table-cell office:value-type="float" office:value="2346275" calcext:value-type="float">
            <text:p>2346275</text:p>
          </table:table-cell>
          <table:table-cell office:value-type="float" office:value="1351812" calcext:value-type="float">
            <text:p>1351812</text:p>
          </table:table-cell>
          <table:table-cell office:value-type="string" calcext:value-type="string">
            <text:p>Kaha ki h</text:p>
          </table:table-cell>
          <table:table-cell/>
        </table:table-row>
        <table:table-row table:style-name="ro1">
          <table:table-cell office:value-type="float" office:value="416483" calcext:value-type="float">
            <text:p>416483</text:p>
          </table:table-cell>
          <table:table-cell office:value-type="float" office:value="0" calcext:value-type="float">
            <text:p>0</text:p>
          </table:table-cell>
          <table:table-cell office:value-type="float" office:value="2301592" calcext:value-type="float">
            <text:p>2301592</text:p>
          </table:table-cell>
          <table:table-cell office:value-type="float" office:value="946" calcext:value-type="float">
            <text:p>946</text:p>
          </table:table-cell>
          <table:table-cell office:value-type="string" calcext:value-type="string">
            <text:p>Thank you sir</text:p>
          </table:table-cell>
          <table:table-cell/>
        </table:table-row>
        <table:table-row table:style-name="ro1">
          <table:table-cell office:value-type="float" office:value="426063" calcext:value-type="float">
            <text:p>426063</text:p>
          </table:table-cell>
          <table:table-cell office:value-type="float" office:value="0" calcext:value-type="float">
            <text:p>0</text:p>
          </table:table-cell>
          <table:table-cell office:value-type="float" office:value="105223" calcext:value-type="float">
            <text:p>105223</text:p>
          </table:table-cell>
          <table:table-cell office:value-type="float" office:value="5034" calcext:value-type="float">
            <text:p>5034</text:p>
          </table:table-cell>
          <table:table-cell office:value-type="string" calcext:value-type="string">
            <text:p>nice place!</text:p>
          </table:table-cell>
          <table:table-cell/>
        </table:table-row>
        <table:table-row table:style-name="ro1">
          <table:table-cell office:value-type="float" office:value="429502" calcext:value-type="float">
            <text:p>429502</text:p>
          </table:table-cell>
          <table:table-cell office:value-type="float" office:value="0" calcext:value-type="float">
            <text:p>0</text:p>
          </table:table-cell>
          <table:table-cell office:value-type="float" office:value="2277784" calcext:value-type="float">
            <text:p>2277784</text:p>
          </table:table-cell>
          <table:table-cell office:value-type="float" office:value="24773" calcext:value-type="float">
            <text:p>24773</text:p>
          </table:table-cell>
          <table:table-cell office:value-type="string" calcext:value-type="string">
            <text:p>great to know you</text:p>
          </table:table-cell>
          <table:table-cell/>
        </table:table-row>
        <table:table-row table:style-name="ro1">
          <table:table-cell office:value-type="float" office:value="313369" calcext:value-type="float">
            <text:p>313369</text:p>
          </table:table-cell>
          <table:table-cell office:value-type="float" office:value="0" calcext:value-type="float">
            <text:p>0</text:p>
          </table:table-cell>
          <table:table-cell office:value-type="float" office:value="1631448" calcext:value-type="float">
            <text:p>1631448</text:p>
          </table:table-cell>
          <table:table-cell office:value-type="float" office:value="328518" calcext:value-type="float">
            <text:p>328518</text:p>
          </table:table-cell>
          <table:table-cell office:value-type="string" calcext:value-type="string">
            <text:p>[[@1]]</text:p>
          </table:table-cell>
          <table:table-cell/>
        </table:table-row>
        <table:table-row table:style-name="ro1">
          <table:table-cell office:value-type="float" office:value="337057" calcext:value-type="float">
            <text:p>337057</text:p>
          </table:table-cell>
          <table:table-cell office:value-type="float" office:value="0" calcext:value-type="float">
            <text:p>0</text:p>
          </table:table-cell>
          <table:table-cell office:value-type="float" office:value="1645730" calcext:value-type="float">
            <text:p>1645730</text:p>
          </table:table-cell>
          <table:table-cell office:value-type="float" office:value="555343" calcext:value-type="float">
            <text:p>555343</text:p>
          </table:table-cell>
          <table:table-cell office:value-type="string" calcext:value-type="string">
            <text:p>M</text:p>
          </table:table-cell>
          <table:table-cell/>
        </table:table-row>
        <table:table-row table:style-name="ro1">
          <table:table-cell office:value-type="float" office:value="340148" calcext:value-type="float">
            <text:p>340148</text:p>
          </table:table-cell>
          <table:table-cell office:value-type="float" office:value="0" calcext:value-type="float">
            <text:p>0</text:p>
          </table:table-cell>
          <table:table-cell office:value-type="float" office:value="1815373" calcext:value-type="float">
            <text:p>1815373</text:p>
          </table:table-cell>
          <table:table-cell office:value-type="float" office:value="85194" calcext:value-type="float">
            <text:p>85194</text:p>
          </table:table-cell>
          <table:table-cell office:value-type="string" calcext:value-type="string">
            <text:p>Keep that goin ??</text:p>
          </table:table-cell>
          <table:table-cell/>
        </table:table-row>
        <table:table-row table:style-name="ro1">
          <table:table-cell office:value-type="float" office:value="376081" calcext:value-type="float">
            <text:p>376081</text:p>
          </table:table-cell>
          <table:table-cell office:value-type="float" office:value="0" calcext:value-type="float">
            <text:p>0</text:p>
          </table:table-cell>
          <table:table-cell office:value-type="float" office:value="2227441" calcext:value-type="float">
            <text:p>2227441</text:p>
          </table:table-cell>
          <table:table-cell office:value-type="float" office:value="84639" calcext:value-type="float">
            <text:p>84639</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402390" calcext:value-type="float">
            <text:p>402390</text:p>
          </table:table-cell>
          <table:table-cell office:value-type="float" office:value="0" calcext:value-type="float">
            <text:p>0</text:p>
          </table:table-cell>
          <table:table-cell office:value-type="float" office:value="2284081" calcext:value-type="float">
            <text:p>2284081</text:p>
          </table:table-cell>
          <table:table-cell office:value-type="float" office:value="1066202" calcext:value-type="float">
            <text:p>1066202</text:p>
          </table:table-cell>
          <table:table-cell office:value-type="string" calcext:value-type="string">
            <text:p>So sweet</text:p>
          </table:table-cell>
          <table:table-cell/>
        </table:table-row>
        <table:table-row table:style-name="ro1">
          <table:table-cell office:value-type="float" office:value="58158" calcext:value-type="float">
            <text:p>58158</text:p>
          </table:table-cell>
          <table:table-cell office:value-type="float" office:value="0" calcext:value-type="float">
            <text:p>0</text:p>
          </table:table-cell>
          <table:table-cell office:value-type="float" office:value="673843" calcext:value-type="float">
            <text:p>673843</text:p>
          </table:table-cell>
          <table:table-cell office:value-type="float" office:value="2118" calcext:value-type="float">
            <text:p>2118</text:p>
          </table:table-cell>
          <table:table-cell office:value-type="string" calcext:value-type="string">
            <text:p>this is the next thing on my bucketlist</text:p>
          </table:table-cell>
          <table:table-cell/>
        </table:table-row>
        <table:table-row table:style-name="ro1">
          <table:table-cell office:value-type="float" office:value="98987" calcext:value-type="float">
            <text:p>98987</text:p>
          </table:table-cell>
          <table:table-cell office:value-type="float" office:value="0" calcext:value-type="float">
            <text:p>0</text:p>
          </table:table-cell>
          <table:table-cell office:value-type="float" office:value="766917" calcext:value-type="float">
            <text:p>766917</text:p>
          </table:table-cell>
          <table:table-cell office:value-type="float" office:value="42563" calcext:value-type="float">
            <text:p>42563</text:p>
          </table:table-cell>
          <table:table-cell office:value-type="string" calcext:value-type="string">
            <text:p>Jhakaas ekdum</text:p>
          </table:table-cell>
          <table:table-cell/>
        </table:table-row>
        <table:table-row table:style-name="ro1">
          <table:table-cell office:value-type="float" office:value="158214" calcext:value-type="float">
            <text:p>158214</text:p>
          </table:table-cell>
          <table:table-cell office:value-type="float" office:value="0" calcext:value-type="float">
            <text:p>0</text:p>
          </table:table-cell>
          <table:table-cell office:value-type="float" office:value="911539" calcext:value-type="float">
            <text:p>911539</text:p>
          </table:table-cell>
          <table:table-cell office:value-type="float" office:value="135666" calcext:value-type="float">
            <text:p>135666</text:p>
          </table:table-cell>
          <table:table-cell office:value-type="string" calcext:value-type="string">
            <text:p>Beautiful Place!</text:p>
          </table:table-cell>
          <table:table-cell/>
        </table:table-row>
        <table:table-row table:style-name="ro1">
          <table:table-cell office:value-type="float" office:value="232401" calcext:value-type="float">
            <text:p>232401</text:p>
          </table:table-cell>
          <table:table-cell office:value-type="float" office:value="0" calcext:value-type="float">
            <text:p>0</text:p>
          </table:table-cell>
          <table:table-cell office:value-type="float" office:value="1181081" calcext:value-type="float">
            <text:p>1181081</text:p>
          </table:table-cell>
          <table:table-cell office:value-type="float" office:value="356408" calcext:value-type="float">
            <text:p>356408</text:p>
          </table:table-cell>
          <table:table-cell office:value-type="string" calcext:value-type="string">
            <text:p>Alright wait for the next upload on it sir ?✌</text:p>
          </table:table-cell>
          <table:table-cell/>
        </table:table-row>
        <table:table-row table:style-name="ro1">
          <table:table-cell office:value-type="float" office:value="260362" calcext:value-type="float">
            <text:p>260362</text:p>
          </table:table-cell>
          <table:table-cell office:value-type="float" office:value="0" calcext:value-type="float">
            <text:p>0</text:p>
          </table:table-cell>
          <table:table-cell office:value-type="float" office:value="1349768" calcext:value-type="float">
            <text:p>1349768</text:p>
          </table:table-cell>
          <table:table-cell office:value-type="float" office:value="44474" calcext:value-type="float">
            <text:p>44474</text:p>
          </table:table-cell>
          <table:table-cell office:value-type="string" calcext:value-type="string">
            <text:p>Atti Sundar!</text:p>
          </table:table-cell>
          <table:table-cell/>
        </table:table-row>
        <table:table-row table:style-name="ro1">
          <table:table-cell office:value-type="float" office:value="283986" calcext:value-type="float">
            <text:p>283986</text:p>
          </table:table-cell>
          <table:table-cell office:value-type="float" office:value="1081696" calcext:value-type="float">
            <text:p>1081696</text:p>
          </table:table-cell>
          <table:table-cell office:value-type="float" office:value="0" calcext:value-type="float">
            <text:p>0</text:p>
          </table:table-cell>
          <table:table-cell office:value-type="float" office:value="177159" calcext:value-type="float">
            <text:p>177159</text:p>
          </table:table-cell>
          <table:table-cell office:value-type="string" calcext:value-type="string">
            <text:p>[[@1]]</text:p>
          </table:table-cell>
          <table:table-cell/>
        </table:table-row>
        <table:table-row table:style-name="ro1">
          <table:table-cell office:value-type="float" office:value="324435" calcext:value-type="float">
            <text:p>324435</text:p>
          </table:table-cell>
          <table:table-cell office:value-type="float" office:value="0" calcext:value-type="float">
            <text:p>0</text:p>
          </table:table-cell>
          <table:table-cell office:value-type="float" office:value="1730607" calcext:value-type="float">
            <text:p>1730607</text:p>
          </table:table-cell>
          <table:table-cell office:value-type="float" office:value="534528" calcext:value-type="float">
            <text:p>534528</text:p>
          </table:table-cell>
          <table:table-cell office:value-type="string" calcext:value-type="string">
            <text:p>[[@83469]] thanks</text:p>
          </table:table-cell>
          <table:table-cell/>
        </table:table-row>
        <table:table-row table:style-name="ro1">
          <table:table-cell office:value-type="float" office:value="345173" calcext:value-type="float">
            <text:p>345173</text:p>
          </table:table-cell>
          <table:table-cell office:value-type="float" office:value="0" calcext:value-type="float">
            <text:p>0</text:p>
          </table:table-cell>
          <table:table-cell office:value-type="float" office:value="1848992" calcext:value-type="float">
            <text:p>1848992</text:p>
          </table:table-cell>
          <table:table-cell office:value-type="float" office:value="571143" calcext:value-type="float">
            <text:p>571143</text:p>
          </table:table-cell>
          <table:table-cell office:value-type="string" calcext:value-type="string">
            <text:p>[[@40807]] Figured it out. It's the app's issue. Nothing I can do from my end. It deteriorates the quality on uploading a picture.</text:p>
          </table:table-cell>
          <table:table-cell/>
        </table:table-row>
        <table:table-row table:style-name="ro1">
          <table:table-cell office:value-type="float" office:value="33993" calcext:value-type="float">
            <text:p>33993</text:p>
          </table:table-cell>
          <table:table-cell office:value-type="float" office:value="0" calcext:value-type="float">
            <text:p>0</text:p>
          </table:table-cell>
          <table:table-cell office:value-type="float" office:value="620597" calcext:value-type="float">
            <text:p>620597</text:p>
          </table:table-cell>
          <table:table-cell office:value-type="float" office:value="80094" calcext:value-type="float">
            <text:p>80094</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87431" calcext:value-type="float">
            <text:p>87431</text:p>
          </table:table-cell>
          <table:table-cell office:value-type="float" office:value="0" calcext:value-type="float">
            <text:p>0</text:p>
          </table:table-cell>
          <table:table-cell office:value-type="float" office:value="744648" calcext:value-type="float">
            <text:p>744648</text:p>
          </table:table-cell>
          <table:table-cell office:value-type="float" office:value="221186" calcext:value-type="float">
            <text:p>221186</text:p>
          </table:table-cell>
          <table:table-cell office:value-type="string" calcext:value-type="string">
            <text:p>[[@81075]] <text:s/>yes sure</text:p>
          </table:table-cell>
          <table:table-cell/>
        </table:table-row>
        <table:table-row table:style-name="ro1">
          <table:table-cell office:value-type="float" office:value="234843" calcext:value-type="float">
            <text:p>234843</text:p>
          </table:table-cell>
          <table:table-cell office:value-type="float" office:value="0" calcext:value-type="float">
            <text:p>0</text:p>
          </table:table-cell>
          <table:table-cell office:value-type="float" office:value="1184686" calcext:value-type="float">
            <text:p>1184686</text:p>
          </table:table-cell>
          <table:table-cell office:value-type="float" office:value="357497" calcext:value-type="float">
            <text:p>357497</text:p>
          </table:table-cell>
          <table:table-cell office:value-type="string" calcext:value-type="string">
            <text:p>Thanks to all. The words of all are like an recognition and awarded me.</text:p>
          </table:table-cell>
          <table:table-cell/>
        </table:table-row>
        <table:table-row table:style-name="ro1">
          <table:table-cell office:value-type="float" office:value="293200" calcext:value-type="float">
            <text:p>293200</text:p>
          </table:table-cell>
          <table:table-cell office:value-type="float" office:value="0" calcext:value-type="float">
            <text:p>0</text:p>
          </table:table-cell>
          <table:table-cell office:value-type="float" office:value="1549354" calcext:value-type="float">
            <text:p>1549354</text:p>
          </table:table-cell>
          <table:table-cell office:value-type="float" office:value="477155" calcext:value-type="float">
            <text:p>477155</text:p>
          </table:table-cell>
          <table:table-cell office:value-type="string" calcext:value-type="string">
            <text:p>Awsme❤❤❤</text:p>
          </table:table-cell>
          <table:table-cell/>
        </table:table-row>
        <table:table-row table:style-name="ro1">
          <table:table-cell office:value-type="float" office:value="313632" calcext:value-type="float">
            <text:p>313632</text:p>
          </table:table-cell>
          <table:table-cell office:value-type="float" office:value="0" calcext:value-type="float">
            <text:p>0</text:p>
          </table:table-cell>
          <table:table-cell office:value-type="float" office:value="1663784" calcext:value-type="float">
            <text:p>1663784</text:p>
          </table:table-cell>
          <table:table-cell office:value-type="float" office:value="76682" calcext:value-type="float">
            <text:p>7668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22838" calcext:value-type="float">
            <text:p>322838</text:p>
          </table:table-cell>
          <table:table-cell office:value-type="float" office:value="1307571" calcext:value-type="float">
            <text:p>1307571</text:p>
          </table:table-cell>
          <table:table-cell office:value-type="float" office:value="0" calcext:value-type="float">
            <text:p>0</text:p>
          </table:table-cell>
          <table:table-cell office:value-type="float" office:value="511399" calcext:value-type="float">
            <text:p>511399</text:p>
          </table:table-cell>
          <table:table-cell office:value-type="string" calcext:value-type="string">
            <text:p>[[@1]]</text:p>
          </table:table-cell>
          <table:table-cell/>
        </table:table-row>
        <table:table-row table:style-name="ro1">
          <table:table-cell office:value-type="float" office:value="33732" calcext:value-type="float">
            <text:p>33732</text:p>
          </table:table-cell>
          <table:table-cell office:value-type="float" office:value="0" calcext:value-type="float">
            <text:p>0</text:p>
          </table:table-cell>
          <table:table-cell office:value-type="float" office:value="621551" calcext:value-type="float">
            <text:p>621551</text:p>
          </table:table-cell>
          <table:table-cell office:value-type="float" office:value="185895" calcext:value-type="float">
            <text:p>185895</text:p>
          </table:table-cell>
          <table:table-cell office:value-type="string" calcext:value-type="string">
            <text:p>[[@79640]] Thanks !! ? Pasand aai pic !!?</text:p>
          </table:table-cell>
          <table:table-cell/>
        </table:table-row>
        <table:table-row table:style-name="ro1">
          <table:table-cell office:value-type="float" office:value="57052" calcext:value-type="float">
            <text:p>57052</text:p>
          </table:table-cell>
          <table:table-cell office:value-type="float" office:value="0" calcext:value-type="float">
            <text:p>0</text:p>
          </table:table-cell>
          <table:table-cell office:value-type="float" office:value="672138" calcext:value-type="float">
            <text:p>672138</text:p>
          </table:table-cell>
          <table:table-cell office:value-type="float" office:value="40496" calcext:value-type="float">
            <text:p>40496</text:p>
          </table:table-cell>
          <table:table-cell office:value-type="string" calcext:value-type="string">
            <text:p>looks awsm ❤️❤️</text:p>
          </table:table-cell>
          <table:table-cell/>
        </table:table-row>
        <table:table-row table:style-name="ro1">
          <table:table-cell office:value-type="float" office:value="238871" calcext:value-type="float">
            <text:p>238871</text:p>
          </table:table-cell>
          <table:table-cell office:value-type="float" office:value="0" calcext:value-type="float">
            <text:p>0</text:p>
          </table:table-cell>
          <table:table-cell office:value-type="float" office:value="1195207" calcext:value-type="float">
            <text:p>1195207</text:p>
          </table:table-cell>
          <table:table-cell office:value-type="float" office:value="78449" calcext:value-type="float">
            <text:p>78449</text:p>
          </table:table-cell>
          <table:table-cell office:value-type="string" calcext:value-type="string">
            <text:p>Could you share more stories through another story, it seems very interesting</text:p>
          </table:table-cell>
          <table:table-cell/>
        </table:table-row>
        <table:table-row table:style-name="ro6">
          <table:table-cell office:value-type="float" office:value="256035" calcext:value-type="float">
            <text:p>256035</text:p>
          </table:table-cell>
          <table:table-cell office:value-type="float" office:value="0" calcext:value-type="float">
            <text:p>0</text:p>
          </table:table-cell>
          <table:table-cell office:value-type="float" office:value="1244008" calcext:value-type="float">
            <text:p>1244008</text:p>
          </table:table-cell>
          <table:table-cell office:value-type="float" office:value="375258" calcext:value-type="float">
            <text:p>375258</text:p>
          </table:table-cell>
          <table:table-cell office:value-type="string" calcext:value-type="string">
            <text:p>This is all about </text:p>
            <text:p>LOVE</text:p>
            <text:p>RESPECT</text:p>
            <text:p>DEDICATION</text:p>
            <text:p>PASSION...[[@1]]</text:p>
          </table:table-cell>
          <table:table-cell/>
        </table:table-row>
        <table:table-row table:style-name="ro1">
          <table:table-cell office:value-type="float" office:value="262429" calcext:value-type="float">
            <text:p>262429</text:p>
          </table:table-cell>
          <table:table-cell office:value-type="float" office:value="0" calcext:value-type="float">
            <text:p>0</text:p>
          </table:table-cell>
          <table:table-cell office:value-type="float" office:value="1364905" calcext:value-type="float">
            <text:p>1364905</text:p>
          </table:table-cell>
          <table:table-cell office:value-type="float" office:value="79356" calcext:value-type="float">
            <text:p>79356</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374342" calcext:value-type="float">
            <text:p>374342</text:p>
          </table:table-cell>
          <table:table-cell office:value-type="float" office:value="0" calcext:value-type="float">
            <text:p>0</text:p>
          </table:table-cell>
          <table:table-cell office:value-type="float" office:value="2221814" calcext:value-type="float">
            <text:p>2221814</text:p>
          </table:table-cell>
          <table:table-cell office:value-type="float" office:value="464838" calcext:value-type="float">
            <text:p>464838</text:p>
          </table:table-cell>
          <table:table-cell office:value-type="string" calcext:value-type="string">
            <text:p>Masta</text:p>
          </table:table-cell>
          <table:table-cell/>
        </table:table-row>
        <table:table-row table:style-name="ro2">
          <table:table-cell office:value-type="float" office:value="3333" calcext:value-type="float">
            <text:p>3333</text:p>
          </table:table-cell>
          <table:table-cell office:value-type="float" office:value="25213" calcext:value-type="float">
            <text:p>252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y Abhishek! Congrats on being one of the winners of the challenge!</text:p>
            <text:p>Kindly get in touch with us with your address and contact number, so that we can send over your goodies. :)</text:p>
          </table:table-cell>
          <table:table-cell/>
        </table:table-row>
        <table:table-row table:style-name="ro1">
          <table:table-cell office:value-type="float" office:value="39658" calcext:value-type="float">
            <text:p>39658</text:p>
          </table:table-cell>
          <table:table-cell office:value-type="float" office:value="0" calcext:value-type="float">
            <text:p>0</text:p>
          </table:table-cell>
          <table:table-cell office:value-type="float" office:value="633421" calcext:value-type="float">
            <text:p>633421</text:p>
          </table:table-cell>
          <table:table-cell office:value-type="float" office:value="43697" calcext:value-type="float">
            <text:p>43697</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05337" calcext:value-type="float">
            <text:p>105337</text:p>
          </table:table-cell>
          <table:table-cell office:value-type="float" office:value="0" calcext:value-type="float">
            <text:p>0</text:p>
          </table:table-cell>
          <table:table-cell office:value-type="float" office:value="787780" calcext:value-type="float">
            <text:p>787780</text:p>
          </table:table-cell>
          <table:table-cell office:value-type="float" office:value="234431" calcext:value-type="float">
            <text:p>234431</text:p>
          </table:table-cell>
          <table:table-cell office:value-type="string" calcext:value-type="string">
            <text:p>Yup...</text:p>
          </table:table-cell>
          <table:table-cell/>
        </table:table-row>
        <table:table-row table:style-name="ro1">
          <table:table-cell office:value-type="float" office:value="209871" calcext:value-type="float">
            <text:p>209871</text:p>
          </table:table-cell>
          <table:table-cell office:value-type="float" office:value="0" calcext:value-type="float">
            <text:p>0</text:p>
          </table:table-cell>
          <table:table-cell office:value-type="float" office:value="1077924" calcext:value-type="float">
            <text:p>1077924</text:p>
          </table:table-cell>
          <table:table-cell office:value-type="float" office:value="76260" calcext:value-type="float">
            <text:p>76260</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217236" calcext:value-type="float">
            <text:p>217236</text:p>
          </table:table-cell>
          <table:table-cell office:value-type="float" office:value="0" calcext:value-type="float">
            <text:p>0</text:p>
          </table:table-cell>
          <table:table-cell office:value-type="float" office:value="1115267" calcext:value-type="float">
            <text:p>1115267</text:p>
          </table:table-cell>
          <table:table-cell office:value-type="float" office:value="39887" calcext:value-type="float">
            <text:p>39887</text:p>
          </table:table-cell>
          <table:table-cell office:value-type="string" calcext:value-type="string">
            <text:p>Jhakaas ekdum</text:p>
          </table:table-cell>
          <table:table-cell/>
        </table:table-row>
        <table:table-row table:style-name="ro1">
          <table:table-cell office:value-type="float" office:value="288477" calcext:value-type="float">
            <text:p>288477</text:p>
          </table:table-cell>
          <table:table-cell office:value-type="float" office:value="0" calcext:value-type="float">
            <text:p>0</text:p>
          </table:table-cell>
          <table:table-cell office:value-type="float" office:value="1522632" calcext:value-type="float">
            <text:p>1522632</text:p>
          </table:table-cell>
          <table:table-cell office:value-type="float" office:value="468445" calcext:value-type="float">
            <text:p>468445</text:p>
          </table:table-cell>
          <table:table-cell office:value-type="string" calcext:value-type="string">
            <text:p>Tomorrow next story</text:p>
          </table:table-cell>
          <table:table-cell/>
        </table:table-row>
        <table:table-row table:style-name="ro1">
          <table:table-cell office:value-type="float" office:value="297979" calcext:value-type="float">
            <text:p>297979</text:p>
          </table:table-cell>
          <table:table-cell office:value-type="float" office:value="0" calcext:value-type="float">
            <text:p>0</text:p>
          </table:table-cell>
          <table:table-cell office:value-type="float" office:value="1446466" calcext:value-type="float">
            <text:p>1446466</text:p>
          </table:table-cell>
          <table:table-cell office:value-type="float" office:value="232605" calcext:value-type="float">
            <text:p>232605</text:p>
          </table:table-cell>
          <table:table-cell office:value-type="string" calcext:value-type="string">
            <text:p>Wanna visit this place please contact me +91 8939203031</text:p>
          </table:table-cell>
          <table:table-cell/>
        </table:table-row>
        <table:table-row table:style-name="ro1">
          <table:table-cell office:value-type="float" office:value="338092" calcext:value-type="float">
            <text:p>338092</text:p>
          </table:table-cell>
          <table:table-cell office:value-type="float" office:value="0" calcext:value-type="float">
            <text:p>0</text:p>
          </table:table-cell>
          <table:table-cell office:value-type="float" office:value="1783684" calcext:value-type="float">
            <text:p>1783684</text:p>
          </table:table-cell>
          <table:table-cell office:value-type="float" office:value="156510" calcext:value-type="float">
            <text:p>156510</text:p>
          </table:table-cell>
          <table:table-cell office:value-type="string" calcext:value-type="string">
            <text:p>It's kind of begging.i have seen that video in her youtube channel</text:p>
          </table:table-cell>
          <table:table-cell/>
        </table:table-row>
        <table:table-row table:style-name="ro1">
          <table:table-cell office:value-type="float" office:value="354532" calcext:value-type="float">
            <text:p>354532</text:p>
          </table:table-cell>
          <table:table-cell office:value-type="float" office:value="0" calcext:value-type="float">
            <text:p>0</text:p>
          </table:table-cell>
          <table:table-cell office:value-type="float" office:value="1929119" calcext:value-type="float">
            <text:p>1929119</text:p>
          </table:table-cell>
          <table:table-cell office:value-type="float" office:value="79582" calcext:value-type="float">
            <text:p>79582</text:p>
          </table:table-cell>
          <table:table-cell office:value-type="string" calcext:value-type="string">
            <text:p>Hey! Loved your trail !When are you posting your next one?</text:p>
          </table:table-cell>
          <table:table-cell/>
        </table:table-row>
        <table:table-row table:style-name="ro1">
          <table:table-cell office:value-type="float" office:value="7515" calcext:value-type="float">
            <text:p>7515</text:p>
          </table:table-cell>
          <table:table-cell office:value-type="float" office:value="92526" calcext:value-type="float">
            <text:p>92526</text:p>
          </table:table-cell>
          <table:table-cell office:value-type="float" office:value="0" calcext:value-type="float">
            <text:p>0</text:p>
          </table:table-cell>
          <table:table-cell office:value-type="float" office:value="91925" calcext:value-type="float">
            <text:p>91925</text:p>
          </table:table-cell>
          <table:table-cell office:value-type="string" calcext:value-type="string">
            <text:p>Dats awesome??</text:p>
          </table:table-cell>
          <table:table-cell/>
        </table:table-row>
        <table:table-row table:style-name="ro1">
          <table:table-cell office:value-type="float" office:value="134061" calcext:value-type="float">
            <text:p>134061</text:p>
          </table:table-cell>
          <table:table-cell office:value-type="float" office:value="0" calcext:value-type="float">
            <text:p>0</text:p>
          </table:table-cell>
          <table:table-cell office:value-type="float" office:value="829276" calcext:value-type="float">
            <text:p>829276</text:p>
          </table:table-cell>
          <table:table-cell office:value-type="float" office:value="247377" calcext:value-type="float">
            <text:p>247377</text:p>
          </table:table-cell>
          <table:table-cell office:value-type="string" calcext:value-type="string">
            <text:p>[[@83404]] thank you... stay tuned</text:p>
          </table:table-cell>
          <table:table-cell/>
        </table:table-row>
        <table:table-row table:style-name="ro1">
          <table:table-cell office:value-type="float" office:value="187064" calcext:value-type="float">
            <text:p>187064</text:p>
          </table:table-cell>
          <table:table-cell office:value-type="float" office:value="0" calcext:value-type="float">
            <text:p>0</text:p>
          </table:table-cell>
          <table:table-cell office:value-type="float" office:value="975197" calcext:value-type="float">
            <text:p>975197</text:p>
          </table:table-cell>
          <table:table-cell office:value-type="float" office:value="287287" calcext:value-type="float">
            <text:p>287287</text:p>
          </table:table-cell>
          <table:table-cell office:value-type="string" calcext:value-type="string">
            <text:p>I Will try to do so ??</text:p>
          </table:table-cell>
          <table:table-cell/>
        </table:table-row>
        <table:table-row table:style-name="ro1">
          <table:table-cell office:value-type="float" office:value="377297" calcext:value-type="float">
            <text:p>377297</text:p>
          </table:table-cell>
          <table:table-cell office:value-type="float" office:value="0" calcext:value-type="float">
            <text:p>0</text:p>
          </table:table-cell>
          <table:table-cell office:value-type="float" office:value="2229343" calcext:value-type="float">
            <text:p>2229343</text:p>
          </table:table-cell>
          <table:table-cell office:value-type="float" office:value="52736" calcext:value-type="float">
            <text:p>5273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411093" calcext:value-type="float">
            <text:p>411093</text:p>
          </table:table-cell>
          <table:table-cell office:value-type="float" office:value="0" calcext:value-type="float">
            <text:p>0</text:p>
          </table:table-cell>
          <table:table-cell office:value-type="float" office:value="2266849" calcext:value-type="float">
            <text:p>2266849</text:p>
          </table:table-cell>
          <table:table-cell office:value-type="float" office:value="1147756" calcext:value-type="float">
            <text:p>1147756</text:p>
          </table:table-cell>
          <table:table-cell office:value-type="string" calcext:value-type="string">
            <text:p>Nice</text:p>
          </table:table-cell>
          <table:table-cell/>
        </table:table-row>
        <table:table-row table:style-name="ro1">
          <table:table-cell office:value-type="float" office:value="5612" calcext:value-type="float">
            <text:p>5612</text:p>
          </table:table-cell>
          <table:table-cell office:value-type="float" office:value="67451" calcext:value-type="float">
            <text:p>67451</text:p>
          </table:table-cell>
          <table:table-cell office:value-type="float" office:value="0" calcext:value-type="float">
            <text:p>0</text:p>
          </table:table-cell>
          <table:table-cell office:value-type="float" office:value="46030" calcext:value-type="float">
            <text:p>46030</text:p>
          </table:table-cell>
          <table:table-cell office:value-type="string" calcext:value-type="string">
            <text:p>????</text:p>
          </table:table-cell>
          <table:table-cell/>
        </table:table-row>
        <table:table-row table:style-name="ro1">
          <table:table-cell office:value-type="float" office:value="207712" calcext:value-type="float">
            <text:p>207712</text:p>
          </table:table-cell>
          <table:table-cell office:value-type="float" office:value="674235" calcext:value-type="float">
            <text:p>674235</text:p>
          </table:table-cell>
          <table:table-cell office:value-type="float" office:value="0" calcext:value-type="float">
            <text:p>0</text:p>
          </table:table-cell>
          <table:table-cell office:value-type="float" office:value="320101" calcext:value-type="float">
            <text:p>320101</text:p>
          </table:table-cell>
          <table:table-cell office:value-type="string" calcext:value-type="string">
            <text:p>Heavenly?</text:p>
          </table:table-cell>
          <table:table-cell/>
        </table:table-row>
        <table:table-row table:style-name="ro1">
          <table:table-cell office:value-type="float" office:value="266192" calcext:value-type="float">
            <text:p>266192</text:p>
          </table:table-cell>
          <table:table-cell office:value-type="float" office:value="0" calcext:value-type="float">
            <text:p>0</text:p>
          </table:table-cell>
          <table:table-cell office:value-type="float" office:value="1085283" calcext:value-type="float">
            <text:p>1085283</text:p>
          </table:table-cell>
          <table:table-cell office:value-type="float" office:value="326665" calcext:value-type="float">
            <text:p>326665</text:p>
          </table:table-cell>
          <table:table-cell office:value-type="string" calcext:value-type="string">
            <text:p>Sure brother. Let me know what more information you require</text:p>
          </table:table-cell>
          <table:table-cell/>
        </table:table-row>
        <table:table-row table:style-name="ro1">
          <table:table-cell office:value-type="float" office:value="283758" calcext:value-type="float">
            <text:p>283758</text:p>
          </table:table-cell>
          <table:table-cell office:value-type="float" office:value="10663" calcext:value-type="float">
            <text:p>10663</text:p>
          </table:table-cell>
          <table:table-cell office:value-type="float" office:value="0" calcext:value-type="float">
            <text:p>0</text:p>
          </table:table-cell>
          <table:table-cell office:value-type="float" office:value="458758" calcext:value-type="float">
            <text:p>458758</text:p>
          </table:table-cell>
          <table:table-cell office:value-type="string" calcext:value-type="string">
            <text:p>U r a wanderlust</text:p>
          </table:table-cell>
          <table:table-cell/>
        </table:table-row>
        <table:table-row table:style-name="ro1">
          <table:table-cell office:value-type="float" office:value="19057" calcext:value-type="float">
            <text:p>19057</text:p>
          </table:table-cell>
          <table:table-cell office:value-type="float" office:value="0" calcext:value-type="float">
            <text:p>0</text:p>
          </table:table-cell>
          <table:table-cell office:value-type="float" office:value="581383" calcext:value-type="float">
            <text:p>581383</text:p>
          </table:table-cell>
          <table:table-cell office:value-type="float" office:value="41226" calcext:value-type="float">
            <text:p>41226</text:p>
          </table:table-cell>
          <table:table-cell office:value-type="string" calcext:value-type="string">
            <text:p>Your image selection is excellent! good content too!</text:p>
          </table:table-cell>
          <table:table-cell/>
        </table:table-row>
        <table:table-row table:style-name="ro1">
          <table:table-cell office:value-type="float" office:value="164782" calcext:value-type="float">
            <text:p>164782</text:p>
          </table:table-cell>
          <table:table-cell office:value-type="float" office:value="0" calcext:value-type="float">
            <text:p>0</text:p>
          </table:table-cell>
          <table:table-cell office:value-type="float" office:value="928574" calcext:value-type="float">
            <text:p>928574</text:p>
          </table:table-cell>
          <table:table-cell office:value-type="float" office:value="82176" calcext:value-type="float">
            <text:p>8217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72815" calcext:value-type="float">
            <text:p>172815</text:p>
          </table:table-cell>
          <table:table-cell office:value-type="float" office:value="0" calcext:value-type="float">
            <text:p>0</text:p>
          </table:table-cell>
          <table:table-cell office:value-type="float" office:value="952651" calcext:value-type="float">
            <text:p>952651</text:p>
          </table:table-cell>
          <table:table-cell office:value-type="float" office:value="286723" calcext:value-type="float">
            <text:p>286723</text:p>
          </table:table-cell>
          <table:table-cell office:value-type="string" calcext:value-type="string">
            <text:p>[[@40305]] thanks vartika??</text:p>
          </table:table-cell>
          <table:table-cell/>
        </table:table-row>
        <table:table-row table:style-name="ro1">
          <table:table-cell office:value-type="float" office:value="218192" calcext:value-type="float">
            <text:p>218192</text:p>
          </table:table-cell>
          <table:table-cell office:value-type="float" office:value="0" calcext:value-type="float">
            <text:p>0</text:p>
          </table:table-cell>
          <table:table-cell office:value-type="float" office:value="1121017" calcext:value-type="float">
            <text:p>1121017</text:p>
          </table:table-cell>
          <table:table-cell office:value-type="float" office:value="42601" calcext:value-type="float">
            <text:p>42601</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285376" calcext:value-type="float">
            <text:p>285376</text:p>
          </table:table-cell>
          <table:table-cell office:value-type="float" office:value="0" calcext:value-type="float">
            <text:p>0</text:p>
          </table:table-cell>
          <table:table-cell office:value-type="float" office:value="1500792" calcext:value-type="float">
            <text:p>1500792</text:p>
          </table:table-cell>
          <table:table-cell office:value-type="float" office:value="80640" calcext:value-type="float">
            <text:p>80640</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19896" calcext:value-type="float">
            <text:p>319896</text:p>
          </table:table-cell>
          <table:table-cell office:value-type="float" office:value="0" calcext:value-type="float">
            <text:p>0</text:p>
          </table:table-cell>
          <table:table-cell office:value-type="float" office:value="1117736" calcext:value-type="float">
            <text:p>1117736</text:p>
          </table:table-cell>
          <table:table-cell office:value-type="float" office:value="85601" calcext:value-type="float">
            <text:p>85601</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39787" calcext:value-type="float">
            <text:p>339787</text:p>
          </table:table-cell>
          <table:table-cell office:value-type="float" office:value="0" calcext:value-type="float">
            <text:p>0</text:p>
          </table:table-cell>
          <table:table-cell office:value-type="float" office:value="1813986" calcext:value-type="float">
            <text:p>1813986</text:p>
          </table:table-cell>
          <table:table-cell office:value-type="float" office:value="559027" calcext:value-type="float">
            <text:p>559027</text:p>
          </table:table-cell>
          <table:table-cell office:value-type="string" calcext:value-type="string">
            <text:p>[[@19602]] Thaaaank <text:s/>youuuu...</text:p>
          </table:table-cell>
          <table:table-cell/>
        </table:table-row>
        <table:table-row table:style-name="ro1">
          <table:table-cell office:value-type="float" office:value="343682" calcext:value-type="float">
            <text:p>343682</text:p>
          </table:table-cell>
          <table:table-cell office:value-type="float" office:value="0" calcext:value-type="float">
            <text:p>0</text:p>
          </table:table-cell>
          <table:table-cell office:value-type="float" office:value="1837071" calcext:value-type="float">
            <text:p>1837071</text:p>
          </table:table-cell>
          <table:table-cell office:value-type="float" office:value="76321" calcext:value-type="float">
            <text:p>76321</text:p>
          </table:table-cell>
          <table:table-cell office:value-type="string" calcext:value-type="string">
            <text:p>Incredible ❤️</text:p>
          </table:table-cell>
          <table:table-cell/>
        </table:table-row>
        <table:table-row table:style-name="ro1">
          <table:table-cell office:value-type="float" office:value="421189" calcext:value-type="float">
            <text:p>421189</text:p>
          </table:table-cell>
          <table:table-cell office:value-type="float" office:value="0" calcext:value-type="float">
            <text:p>0</text:p>
          </table:table-cell>
          <table:table-cell office:value-type="float" office:value="2348826" calcext:value-type="float">
            <text:p>2348826</text:p>
          </table:table-cell>
          <table:table-cell office:value-type="float" office:value="29935" calcext:value-type="float">
            <text:p>29935</text:p>
          </table:table-cell>
          <table:table-cell office:value-type="string" calcext:value-type="string">
            <text:p>do you even workout?</text:p>
          </table:table-cell>
          <table:table-cell/>
        </table:table-row>
        <table:table-row table:style-name="ro1">
          <table:table-cell office:value-type="float" office:value="436684" calcext:value-type="float">
            <text:p>436684</text:p>
          </table:table-cell>
          <table:table-cell office:value-type="float" office:value="0" calcext:value-type="float">
            <text:p>0</text:p>
          </table:table-cell>
          <table:table-cell office:value-type="float" office:value="2378160" calcext:value-type="float">
            <text:p>2378160</text:p>
          </table:table-cell>
          <table:table-cell office:value-type="float" office:value="13861" calcext:value-type="float">
            <text:p>13861</text:p>
          </table:table-cell>
          <table:table-cell office:value-type="string" calcext:value-type="string">
            <text:p>குக்கர் எவ்ளோ விசில் வரைக்கும் விடணும் </text:p>
          </table:table-cell>
          <table:table-cell/>
        </table:table-row>
        <table:table-row table:style-name="ro1">
          <table:table-cell office:value-type="float" office:value="444245" calcext:value-type="float">
            <text:p>444245</text:p>
          </table:table-cell>
          <table:table-cell office:value-type="float" office:value="0" calcext:value-type="float">
            <text:p>0</text:p>
          </table:table-cell>
          <table:table-cell office:value-type="float" office:value="2339541" calcext:value-type="float">
            <text:p>2339541</text:p>
          </table:table-cell>
          <table:table-cell office:value-type="float" office:value="1747355" calcext:value-type="float">
            <text:p>1747355</text:p>
          </table:table-cell>
          <table:table-cell office:value-type="string" calcext:value-type="string">
            <text:p>Wah</text:p>
          </table:table-cell>
          <table:table-cell/>
        </table:table-row>
        <table:table-row table:style-name="ro1">
          <table:table-cell office:value-type="float" office:value="90702" calcext:value-type="float">
            <text:p>90702</text:p>
          </table:table-cell>
          <table:table-cell office:value-type="float" office:value="0" calcext:value-type="float">
            <text:p>0</text:p>
          </table:table-cell>
          <table:table-cell office:value-type="float" office:value="755325" calcext:value-type="float">
            <text:p>755325</text:p>
          </table:table-cell>
          <table:table-cell office:value-type="float" office:value="84115" calcext:value-type="float">
            <text:p>84115</text:p>
          </table:table-cell>
          <table:table-cell office:value-type="string" calcext:value-type="string">
            <text:p>Super se bhi uper!</text:p>
          </table:table-cell>
          <table:table-cell/>
        </table:table-row>
        <table:table-row table:style-name="ro1">
          <table:table-cell office:value-type="float" office:value="121150" calcext:value-type="float">
            <text:p>121150</text:p>
          </table:table-cell>
          <table:table-cell office:value-type="float" office:value="0" calcext:value-type="float">
            <text:p>0</text:p>
          </table:table-cell>
          <table:table-cell office:value-type="float" office:value="45064" calcext:value-type="float">
            <text:p>45064</text:p>
          </table:table-cell>
          <table:table-cell office:value-type="float" office:value="135887" calcext:value-type="float">
            <text:p>135887</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44252" calcext:value-type="float">
            <text:p>144252</text:p>
          </table:table-cell>
          <table:table-cell office:value-type="float" office:value="0" calcext:value-type="float">
            <text:p>0</text:p>
          </table:table-cell>
          <table:table-cell office:value-type="float" office:value="529666" calcext:value-type="float">
            <text:p>529666</text:p>
          </table:table-cell>
          <table:table-cell office:value-type="float" office:value="158062" calcext:value-type="float">
            <text:p>158062</text:p>
          </table:table-cell>
          <table:table-cell office:value-type="string" calcext:value-type="string">
            <text:p>[[@40242]] as i knew here.... I will surely do it next time</text:p>
          </table:table-cell>
          <table:table-cell/>
        </table:table-row>
        <table:table-row table:style-name="ro1">
          <table:table-cell office:value-type="float" office:value="367810" calcext:value-type="float">
            <text:p>367810</text:p>
          </table:table-cell>
          <table:table-cell office:value-type="float" office:value="0" calcext:value-type="float">
            <text:p>0</text:p>
          </table:table-cell>
          <table:table-cell office:value-type="float" office:value="552904" calcext:value-type="float">
            <text:p>552904</text:p>
          </table:table-cell>
          <table:table-cell office:value-type="float" office:value="165328" calcext:value-type="float">
            <text:p>165328</text:p>
          </table:table-cell>
          <table:table-cell office:value-type="string" calcext:value-type="string">
            <text:p>[[@49618]] i don't know sir how blurry images are uploaded. They are crystal clear in my phone</text:p>
          </table:table-cell>
          <table:table-cell/>
        </table:table-row>
        <table:table-row table:style-name="ro1">
          <table:table-cell office:value-type="float" office:value="380983" calcext:value-type="float">
            <text:p>380983</text:p>
          </table:table-cell>
          <table:table-cell office:value-type="float" office:value="0" calcext:value-type="float">
            <text:p>0</text:p>
          </table:table-cell>
          <table:table-cell office:value-type="float" office:value="30527" calcext:value-type="float">
            <text:p>30527</text:p>
          </table:table-cell>
          <table:table-cell office:value-type="float" office:value="599465" calcext:value-type="float">
            <text:p>599465</text:p>
          </table:table-cell>
          <table:table-cell office:value-type="string" calcext:value-type="string">
            <text:p>Superb</text:p>
          </table:table-cell>
          <table:table-cell/>
        </table:table-row>
        <table:table-row table:style-name="ro1">
          <table:table-cell office:value-type="float" office:value="442225" calcext:value-type="float">
            <text:p>442225</text:p>
          </table:table-cell>
          <table:table-cell office:value-type="float" office:value="0" calcext:value-type="float">
            <text:p>0</text:p>
          </table:table-cell>
          <table:table-cell office:value-type="float" office:value="2299200" calcext:value-type="float">
            <text:p>2299200</text:p>
          </table:table-cell>
          <table:table-cell office:value-type="float" office:value="1514791" calcext:value-type="float">
            <text:p>1514791</text:p>
          </table:table-cell>
          <table:table-cell office:value-type="string" calcext:value-type="string">
            <text:p>I like it</text:p>
          </table:table-cell>
          <table:table-cell/>
        </table:table-row>
        <table:table-row table:style-name="ro1">
          <table:table-cell office:value-type="float" office:value="18102" calcext:value-type="float">
            <text:p>18102</text:p>
          </table:table-cell>
          <table:table-cell office:value-type="float" office:value="0" calcext:value-type="float">
            <text:p>0</text:p>
          </table:table-cell>
          <table:table-cell office:value-type="float" office:value="580528" calcext:value-type="float">
            <text:p>580528</text:p>
          </table:table-cell>
          <table:table-cell office:value-type="float" office:value="77171" calcext:value-type="float">
            <text:p>7717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52028" calcext:value-type="float">
            <text:p>52028</text:p>
          </table:table-cell>
          <table:table-cell office:value-type="float" office:value="0" calcext:value-type="float">
            <text:p>0</text:p>
          </table:table-cell>
          <table:table-cell office:value-type="float" office:value="659720" calcext:value-type="float">
            <text:p>659720</text:p>
          </table:table-cell>
          <table:table-cell office:value-type="float" office:value="80561" calcext:value-type="float">
            <text:p>80561</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98348" calcext:value-type="float">
            <text:p>98348</text:p>
          </table:table-cell>
          <table:table-cell office:value-type="float" office:value="272928" calcext:value-type="float">
            <text:p>272928</text:p>
          </table:table-cell>
          <table:table-cell office:value-type="float" office:value="0" calcext:value-type="float">
            <text:p>0</text:p>
          </table:table-cell>
          <table:table-cell office:value-type="float" office:value="229606" calcext:value-type="float">
            <text:p>229606</text:p>
          </table:table-cell>
          <table:table-cell office:value-type="string" calcext:value-type="string">
            <text:p>Awsome</text:p>
          </table:table-cell>
          <table:table-cell/>
        </table:table-row>
        <table:table-row table:style-name="ro1">
          <table:table-cell office:value-type="float" office:value="99247" calcext:value-type="float">
            <text:p>99247</text:p>
          </table:table-cell>
          <table:table-cell office:value-type="float" office:value="0" calcext:value-type="float">
            <text:p>0</text:p>
          </table:table-cell>
          <table:table-cell office:value-type="float" office:value="774399" calcext:value-type="float">
            <text:p>774399</text:p>
          </table:table-cell>
          <table:table-cell office:value-type="float" office:value="88440" calcext:value-type="float">
            <text:p>8844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55620" calcext:value-type="float">
            <text:p>155620</text:p>
          </table:table-cell>
          <table:table-cell office:value-type="float" office:value="0" calcext:value-type="float">
            <text:p>0</text:p>
          </table:table-cell>
          <table:table-cell office:value-type="float" office:value="906551" calcext:value-type="float">
            <text:p>906551</text:p>
          </table:table-cell>
          <table:table-cell office:value-type="float" office:value="80052" calcext:value-type="float">
            <text:p>80052</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67507" calcext:value-type="float">
            <text:p>267507</text:p>
          </table:table-cell>
          <table:table-cell office:value-type="float" office:value="0" calcext:value-type="float">
            <text:p>0</text:p>
          </table:table-cell>
          <table:table-cell office:value-type="float" office:value="1395831" calcext:value-type="float">
            <text:p>1395831</text:p>
          </table:table-cell>
          <table:table-cell office:value-type="float" office:value="428402" calcext:value-type="float">
            <text:p>428402</text:p>
          </table:table-cell>
          <table:table-cell office:value-type="string" calcext:value-type="string">
            <text:p>[[@44480]] why so?</text:p>
          </table:table-cell>
          <table:table-cell/>
        </table:table-row>
        <table:table-row table:style-name="ro1">
          <table:table-cell office:value-type="float" office:value="350443" calcext:value-type="float">
            <text:p>350443</text:p>
          </table:table-cell>
          <table:table-cell office:value-type="float" office:value="0" calcext:value-type="float">
            <text:p>0</text:p>
          </table:table-cell>
          <table:table-cell office:value-type="float" office:value="1884979" calcext:value-type="float">
            <text:p>1884979</text:p>
          </table:table-cell>
          <table:table-cell office:value-type="float" office:value="41046" calcext:value-type="float">
            <text:p>41046</text:p>
          </table:table-cell>
          <table:table-cell office:value-type="string" calcext:value-type="string">
            <text:p>Kya edit he.. mastt ekdum.</text:p>
          </table:table-cell>
          <table:table-cell/>
        </table:table-row>
        <table:table-row table:style-name="ro1">
          <table:table-cell office:value-type="float" office:value="373904" calcext:value-type="float">
            <text:p>373904</text:p>
          </table:table-cell>
          <table:table-cell office:value-type="float" office:value="0" calcext:value-type="float">
            <text:p>0</text:p>
          </table:table-cell>
          <table:table-cell office:value-type="float" office:value="2223678" calcext:value-type="float">
            <text:p>2223678</text:p>
          </table:table-cell>
          <table:table-cell office:value-type="float" office:value="80353" calcext:value-type="float">
            <text:p>80353</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79393" calcext:value-type="float">
            <text:p>379393</text:p>
          </table:table-cell>
          <table:table-cell office:value-type="float" office:value="0" calcext:value-type="float">
            <text:p>0</text:p>
          </table:table-cell>
          <table:table-cell office:value-type="float" office:value="1181153" calcext:value-type="float">
            <text:p>1181153</text:p>
          </table:table-cell>
          <table:table-cell office:value-type="float" office:value="232222" calcext:value-type="float">
            <text:p>232222</text:p>
          </table:table-cell>
          <table:table-cell office:value-type="string" calcext:value-type="string">
            <text:p>Led ladakh trip kosama ?</text:p>
          </table:table-cell>
          <table:table-cell/>
        </table:table-row>
        <table:table-row table:style-name="ro1">
          <table:table-cell office:value-type="float" office:value="399370" calcext:value-type="float">
            <text:p>399370</text:p>
          </table:table-cell>
          <table:table-cell office:value-type="float" office:value="0" calcext:value-type="float">
            <text:p>0</text:p>
          </table:table-cell>
          <table:table-cell office:value-type="float" office:value="770038" calcext:value-type="float">
            <text:p>770038</text:p>
          </table:table-cell>
          <table:table-cell office:value-type="float" office:value="3663" calcext:value-type="float">
            <text:p>3663</text:p>
          </table:table-cell>
          <table:table-cell office:value-type="string" calcext:value-type="string">
            <text:p>Diving is very peaceful</text:p>
          </table:table-cell>
          <table:table-cell/>
        </table:table-row>
        <table:table-row table:style-name="ro1">
          <table:table-cell office:value-type="float" office:value="425393" calcext:value-type="float">
            <text:p>425393</text:p>
          </table:table-cell>
          <table:table-cell office:value-type="float" office:value="0" calcext:value-type="float">
            <text:p>0</text:p>
          </table:table-cell>
          <table:table-cell office:value-type="float" office:value="2273799" calcext:value-type="float">
            <text:p>2273799</text:p>
          </table:table-cell>
          <table:table-cell office:value-type="float" office:value="4084" calcext:value-type="float">
            <text:p>4084</text:p>
          </table:table-cell>
          <table:table-cell office:value-type="string" calcext:value-type="string">
            <text:p>acha hai</text:p>
          </table:table-cell>
          <table:table-cell/>
        </table:table-row>
        <table:table-row table:style-name="ro1">
          <table:table-cell office:value-type="float" office:value="427792" calcext:value-type="float">
            <text:p>427792</text:p>
          </table:table-cell>
          <table:table-cell office:value-type="float" office:value="0" calcext:value-type="float">
            <text:p>0</text:p>
          </table:table-cell>
          <table:table-cell office:value-type="float" office:value="2341860" calcext:value-type="float">
            <text:p>2341860</text:p>
          </table:table-cell>
          <table:table-cell office:value-type="float" office:value="52000" calcext:value-type="float">
            <text:p>52000</text:p>
          </table:table-cell>
          <table:table-cell office:value-type="string" calcext:value-type="string">
            <text:p>U LOOK STONED </text:p>
          </table:table-cell>
          <table:table-cell/>
        </table:table-row>
        <table:table-row table:style-name="ro1">
          <table:table-cell office:value-type="float" office:value="460851" calcext:value-type="float">
            <text:p>460851</text:p>
          </table:table-cell>
          <table:table-cell office:value-type="float" office:value="0" calcext:value-type="float">
            <text:p>0</text:p>
          </table:table-cell>
          <table:table-cell office:value-type="float" office:value="2418958" calcext:value-type="float">
            <text:p>2418958</text:p>
          </table:table-cell>
          <table:table-cell office:value-type="float" office:value="2143082" calcext:value-type="float">
            <text:p>2143082</text:p>
          </table:table-cell>
          <table:table-cell office:value-type="string" calcext:value-type="string">
            <text:p>? waow</text:p>
          </table:table-cell>
          <table:table-cell/>
        </table:table-row>
        <table:table-row table:style-name="ro1">
          <table:table-cell office:value-type="float" office:value="55539" calcext:value-type="float">
            <text:p>55539</text:p>
          </table:table-cell>
          <table:table-cell office:value-type="float" office:value="0" calcext:value-type="float">
            <text:p>0</text:p>
          </table:table-cell>
          <table:table-cell office:value-type="float" office:value="667060" calcext:value-type="float">
            <text:p>667060</text:p>
          </table:table-cell>
          <table:table-cell office:value-type="float" office:value="49451" calcext:value-type="float">
            <text:p>49451</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97716" calcext:value-type="float">
            <text:p>97716</text:p>
          </table:table-cell>
          <table:table-cell office:value-type="float" office:value="0" calcext:value-type="float">
            <text:p>0</text:p>
          </table:table-cell>
          <table:table-cell office:value-type="float" office:value="750890" calcext:value-type="float">
            <text:p>750890</text:p>
          </table:table-cell>
          <table:table-cell office:value-type="float" office:value="45052" calcext:value-type="float">
            <text:p>4505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98446" calcext:value-type="float">
            <text:p>98446</text:p>
          </table:table-cell>
          <table:table-cell office:value-type="float" office:value="0" calcext:value-type="float">
            <text:p>0</text:p>
          </table:table-cell>
          <table:table-cell office:value-type="float" office:value="771682" calcext:value-type="float">
            <text:p>771682</text:p>
          </table:table-cell>
          <table:table-cell office:value-type="float" office:value="84816" calcext:value-type="float">
            <text:p>84816</text:p>
          </table:table-cell>
          <table:table-cell office:value-type="string" calcext:value-type="string">
            <text:p>The title was superb! The content was a little dreary!</text:p>
          </table:table-cell>
          <table:table-cell/>
        </table:table-row>
        <table:table-row table:style-name="ro1">
          <table:table-cell office:value-type="float" office:value="156535" calcext:value-type="float">
            <text:p>156535</text:p>
          </table:table-cell>
          <table:table-cell office:value-type="float" office:value="0" calcext:value-type="float">
            <text:p>0</text:p>
          </table:table-cell>
          <table:table-cell office:value-type="float" office:value="906696" calcext:value-type="float">
            <text:p>906696</text:p>
          </table:table-cell>
          <table:table-cell office:value-type="float" office:value="272141" calcext:value-type="float">
            <text:p>272141</text:p>
          </table:table-cell>
          <table:table-cell office:value-type="string" calcext:value-type="string">
            <text:p>[[@20217]] <text:s/>thnk yu</text:p>
          </table:table-cell>
          <table:table-cell/>
        </table:table-row>
        <table:table-row table:style-name="ro1">
          <table:table-cell office:value-type="float" office:value="161784" calcext:value-type="float">
            <text:p>161784</text:p>
          </table:table-cell>
          <table:table-cell office:value-type="float" office:value="0" calcext:value-type="float">
            <text:p>0</text:p>
          </table:table-cell>
          <table:table-cell office:value-type="float" office:value="923205" calcext:value-type="float">
            <text:p>923205</text:p>
          </table:table-cell>
          <table:table-cell office:value-type="float" office:value="277434" calcext:value-type="float">
            <text:p>277434</text:p>
          </table:table-cell>
          <table:table-cell office:value-type="string" calcext:value-type="string">
            <text:p>[[@41287]] tnxs</text:p>
          </table:table-cell>
          <table:table-cell/>
        </table:table-row>
        <table:table-row table:style-name="ro1">
          <table:table-cell office:value-type="float" office:value="174767" calcext:value-type="float">
            <text:p>174767</text:p>
          </table:table-cell>
          <table:table-cell office:value-type="float" office:value="0" calcext:value-type="float">
            <text:p>0</text:p>
          </table:table-cell>
          <table:table-cell office:value-type="float" office:value="959582" calcext:value-type="float">
            <text:p>959582</text:p>
          </table:table-cell>
          <table:table-cell office:value-type="float" office:value="81613" calcext:value-type="float">
            <text:p>81613</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11358" calcext:value-type="float">
            <text:p>211358</text:p>
          </table:table-cell>
          <table:table-cell office:value-type="float" office:value="0" calcext:value-type="float">
            <text:p>0</text:p>
          </table:table-cell>
          <table:table-cell office:value-type="float" office:value="1083972" calcext:value-type="float">
            <text:p>1083972</text:p>
          </table:table-cell>
          <table:table-cell office:value-type="float" office:value="136026" calcext:value-type="float">
            <text:p>136026</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221297" calcext:value-type="float">
            <text:p>221297</text:p>
          </table:table-cell>
          <table:table-cell office:value-type="float" office:value="0" calcext:value-type="float">
            <text:p>0</text:p>
          </table:table-cell>
          <table:table-cell office:value-type="float" office:value="1139900" calcext:value-type="float">
            <text:p>1139900</text:p>
          </table:table-cell>
          <table:table-cell office:value-type="float" office:value="343672" calcext:value-type="float">
            <text:p>343672</text:p>
          </table:table-cell>
          <table:table-cell office:value-type="string" calcext:value-type="string">
            <text:p>[[@52657]] Risikesh is quite good for that stuff. ?</text:p>
          </table:table-cell>
          <table:table-cell/>
        </table:table-row>
        <table:table-row table:style-name="ro1">
          <table:table-cell office:value-type="float" office:value="224045" calcext:value-type="float">
            <text:p>224045</text:p>
          </table:table-cell>
          <table:table-cell office:value-type="float" office:value="0" calcext:value-type="float">
            <text:p>0</text:p>
          </table:table-cell>
          <table:table-cell office:value-type="float" office:value="1155301" calcext:value-type="float">
            <text:p>1155301</text:p>
          </table:table-cell>
          <table:table-cell office:value-type="float" office:value="81592" calcext:value-type="float">
            <text:p>81592</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25264" calcext:value-type="float">
            <text:p>225264</text:p>
          </table:table-cell>
          <table:table-cell office:value-type="float" office:value="0" calcext:value-type="float">
            <text:p>0</text:p>
          </table:table-cell>
          <table:table-cell office:value-type="float" office:value="1117023" calcext:value-type="float">
            <text:p>1117023</text:p>
          </table:table-cell>
          <table:table-cell office:value-type="float" office:value="171097" calcext:value-type="float">
            <text:p>171097</text:p>
          </table:table-cell>
          <table:table-cell office:value-type="string" calcext:value-type="string">
            <text:p>Awesome</text:p>
          </table:table-cell>
          <table:table-cell/>
        </table:table-row>
        <table:table-row table:style-name="ro1">
          <table:table-cell office:value-type="float" office:value="352882" calcext:value-type="float">
            <text:p>352882</text:p>
          </table:table-cell>
          <table:table-cell office:value-type="float" office:value="0" calcext:value-type="float">
            <text:p>0</text:p>
          </table:table-cell>
          <table:table-cell office:value-type="float" office:value="1909613" calcext:value-type="float">
            <text:p>1909613</text:p>
          </table:table-cell>
          <table:table-cell office:value-type="float" office:value="43329" calcext:value-type="float">
            <text:p>43329</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54895" calcext:value-type="float">
            <text:p>354895</text:p>
          </table:table-cell>
          <table:table-cell office:value-type="float" office:value="0" calcext:value-type="float">
            <text:p>0</text:p>
          </table:table-cell>
          <table:table-cell office:value-type="float" office:value="1932287" calcext:value-type="float">
            <text:p>1932287</text:p>
          </table:table-cell>
          <table:table-cell office:value-type="float" office:value="599424" calcext:value-type="float">
            <text:p>599424</text:p>
          </table:table-cell>
          <table:table-cell office:value-type="string" calcext:value-type="string">
            <text:p>Yaa trying <text:s/>for first time it got all messed up</text:p>
          </table:table-cell>
          <table:table-cell/>
        </table:table-row>
        <table:table-row table:style-name="ro1">
          <table:table-cell office:value-type="float" office:value="358461" calcext:value-type="float">
            <text:p>358461</text:p>
          </table:table-cell>
          <table:table-cell office:value-type="float" office:value="0" calcext:value-type="float">
            <text:p>0</text:p>
          </table:table-cell>
          <table:table-cell office:value-type="float" office:value="1934715" calcext:value-type="float">
            <text:p>1934715</text:p>
          </table:table-cell>
          <table:table-cell office:value-type="float" office:value="13320" calcext:value-type="float">
            <text:p>13320</text:p>
          </table:table-cell>
          <table:table-cell office:value-type="string" calcext:value-type="string">
            <text:p>[[@611319]] Thank You</text:p>
          </table:table-cell>
          <table:table-cell/>
        </table:table-row>
        <table:table-row table:style-name="ro1">
          <table:table-cell office:value-type="float" office:value="371970" calcext:value-type="float">
            <text:p>371970</text:p>
          </table:table-cell>
          <table:table-cell office:value-type="float" office:value="0" calcext:value-type="float">
            <text:p>0</text:p>
          </table:table-cell>
          <table:table-cell office:value-type="float" office:value="2206488" calcext:value-type="float">
            <text:p>2206488</text:p>
          </table:table-cell>
          <table:table-cell office:value-type="float" office:value="472844" calcext:value-type="float">
            <text:p>472844</text:p>
          </table:table-cell>
          <table:table-cell office:value-type="string" calcext:value-type="string">
            <text:p>[[@88035]] ??</text:p>
          </table:table-cell>
          <table:table-cell/>
        </table:table-row>
        <table:table-row table:style-name="ro1">
          <table:table-cell office:value-type="float" office:value="382538" calcext:value-type="float">
            <text:p>382538</text:p>
          </table:table-cell>
          <table:table-cell office:value-type="float" office:value="0" calcext:value-type="float">
            <text:p>0</text:p>
          </table:table-cell>
          <table:table-cell office:value-type="float" office:value="2254502" calcext:value-type="float">
            <text:p>2254502</text:p>
          </table:table-cell>
          <table:table-cell office:value-type="float" office:value="377387" calcext:value-type="float">
            <text:p>377387</text:p>
          </table:table-cell>
          <table:table-cell office:value-type="string" calcext:value-type="string">
            <text:p>???</text:p>
          </table:table-cell>
          <table:table-cell/>
        </table:table-row>
        <table:table-row table:style-name="ro1">
          <table:table-cell office:value-type="float" office:value="444602" calcext:value-type="float">
            <text:p>444602</text:p>
          </table:table-cell>
          <table:table-cell office:value-type="float" office:value="0" calcext:value-type="float">
            <text:p>0</text:p>
          </table:table-cell>
          <table:table-cell office:value-type="float" office:value="2465833" calcext:value-type="float">
            <text:p>2465833</text:p>
          </table:table-cell>
          <table:table-cell office:value-type="float" office:value="1758447" calcext:value-type="float">
            <text:p>1758447</text:p>
          </table:table-cell>
          <table:table-cell office:value-type="string" calcext:value-type="string">
            <text:p>???</text:p>
          </table:table-cell>
          <table:table-cell/>
        </table:table-row>
        <table:table-row table:style-name="ro1">
          <table:table-cell office:value-type="float" office:value="26861" calcext:value-type="float">
            <text:p>26861</text:p>
          </table:table-cell>
          <table:table-cell office:value-type="float" office:value="0" calcext:value-type="float">
            <text:p>0</text:p>
          </table:table-cell>
          <table:table-cell office:value-type="float" office:value="601251" calcext:value-type="float">
            <text:p>601251</text:p>
          </table:table-cell>
          <table:table-cell office:value-type="float" office:value="179785" calcext:value-type="float">
            <text:p>179785</text:p>
          </table:table-cell>
          <table:table-cell office:value-type="string" calcext:value-type="string">
            <text:p>If you really want to go on a true holiday don't plan anything</text:p>
          </table:table-cell>
          <table:table-cell/>
        </table:table-row>
        <table:table-row table:style-name="ro1">
          <table:table-cell office:value-type="float" office:value="83789" calcext:value-type="float">
            <text:p>83789</text:p>
          </table:table-cell>
          <table:table-cell office:value-type="float" office:value="0" calcext:value-type="float">
            <text:p>0</text:p>
          </table:table-cell>
          <table:table-cell office:value-type="float" office:value="95880" calcext:value-type="float">
            <text:p>95880</text:p>
          </table:table-cell>
          <table:table-cell office:value-type="float" office:value="52715" calcext:value-type="float">
            <text:p>52715</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91125" calcext:value-type="float">
            <text:p>91125</text:p>
          </table:table-cell>
          <table:table-cell office:value-type="float" office:value="0" calcext:value-type="float">
            <text:p>0</text:p>
          </table:table-cell>
          <table:table-cell office:value-type="float" office:value="749863" calcext:value-type="float">
            <text:p>749863</text:p>
          </table:table-cell>
          <table:table-cell office:value-type="float" office:value="219737" calcext:value-type="float">
            <text:p>219737</text:p>
          </table:table-cell>
          <table:table-cell office:value-type="string" calcext:value-type="string">
            <text:p>[[@49458]] coming soon</text:p>
          </table:table-cell>
          <table:table-cell/>
        </table:table-row>
        <table:table-row table:style-name="ro1">
          <table:table-cell office:value-type="float" office:value="287937" calcext:value-type="float">
            <text:p>287937</text:p>
          </table:table-cell>
          <table:table-cell office:value-type="float" office:value="0" calcext:value-type="float">
            <text:p>0</text:p>
          </table:table-cell>
          <table:table-cell office:value-type="float" office:value="1519096" calcext:value-type="float">
            <text:p>1519096</text:p>
          </table:table-cell>
          <table:table-cell office:value-type="float" office:value="87088" calcext:value-type="float">
            <text:p>87088</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88829" calcext:value-type="float">
            <text:p>288829</text:p>
          </table:table-cell>
          <table:table-cell office:value-type="float" office:value="0" calcext:value-type="float">
            <text:p>0</text:p>
          </table:table-cell>
          <table:table-cell office:value-type="float" office:value="1524920" calcext:value-type="float">
            <text:p>1524920</text:p>
          </table:table-cell>
          <table:table-cell office:value-type="float" office:value="85466" calcext:value-type="float">
            <text:p>8546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294627" calcext:value-type="float">
            <text:p>294627</text:p>
          </table:table-cell>
          <table:table-cell office:value-type="float" office:value="1139272" calcext:value-type="float">
            <text:p>1139272</text:p>
          </table:table-cell>
          <table:table-cell office:value-type="float" office:value="0" calcext:value-type="float">
            <text:p>0</text:p>
          </table:table-cell>
          <table:table-cell office:value-type="float" office:value="479744" calcext:value-type="float">
            <text:p>479744</text:p>
          </table:table-cell>
          <table:table-cell office:value-type="string" calcext:value-type="string">
            <text:p>Had never heard of Jibhi - looks beautiful!</text:p>
          </table:table-cell>
          <table:table-cell/>
        </table:table-row>
        <table:table-row table:style-name="ro1">
          <table:table-cell office:value-type="float" office:value="371545" calcext:value-type="float">
            <text:p>371545</text:p>
          </table:table-cell>
          <table:table-cell office:value-type="float" office:value="0" calcext:value-type="float">
            <text:p>0</text:p>
          </table:table-cell>
          <table:table-cell office:value-type="float" office:value="2211417" calcext:value-type="float">
            <text:p>2211417</text:p>
          </table:table-cell>
          <table:table-cell office:value-type="float" office:value="81681" calcext:value-type="float">
            <text:p>8168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415921" calcext:value-type="float">
            <text:p>415921</text:p>
          </table:table-cell>
          <table:table-cell office:value-type="float" office:value="0" calcext:value-type="float">
            <text:p>0</text:p>
          </table:table-cell>
          <table:table-cell office:value-type="float" office:value="2341615" calcext:value-type="float">
            <text:p>2341615</text:p>
          </table:table-cell>
          <table:table-cell office:value-type="float" office:value="10411" calcext:value-type="float">
            <text:p>10411</text:p>
          </table:table-cell>
          <table:table-cell table:number-columns-repeated="2"/>
        </table:table-row>
        <table:table-row table:style-name="ro1">
          <table:table-cell office:value-type="float" office:value="438760" calcext:value-type="float">
            <text:p>438760</text:p>
          </table:table-cell>
          <table:table-cell office:value-type="float" office:value="0" calcext:value-type="float">
            <text:p>0</text:p>
          </table:table-cell>
          <table:table-cell office:value-type="float" office:value="2254376" calcext:value-type="float">
            <text:p>2254376</text:p>
          </table:table-cell>
          <table:table-cell office:value-type="float" office:value="1619315" calcext:value-type="float">
            <text:p>1619315</text:p>
          </table:table-cell>
          <table:table-cell office:value-type="string" calcext:value-type="string">
            <text:p>Nice</text:p>
          </table:table-cell>
          <table:table-cell/>
        </table:table-row>
        <table:table-row table:style-name="ro1">
          <table:table-cell office:value-type="float" office:value="460412" calcext:value-type="float">
            <text:p>460412</text:p>
          </table:table-cell>
          <table:table-cell office:value-type="float" office:value="0" calcext:value-type="float">
            <text:p>0</text:p>
          </table:table-cell>
          <table:table-cell office:value-type="float" office:value="2363719" calcext:value-type="float">
            <text:p>2363719</text:p>
          </table:table-cell>
          <table:table-cell office:value-type="float" office:value="2166222" calcext:value-type="float">
            <text:p>2166222</text:p>
          </table:table-cell>
          <table:table-cell office:value-type="string" calcext:value-type="string">
            <text:p>Hy</text:p>
          </table:table-cell>
          <table:table-cell/>
        </table:table-row>
        <table:table-row table:style-name="ro1">
          <table:table-cell office:value-type="float" office:value="21980" calcext:value-type="float">
            <text:p>21980</text:p>
          </table:table-cell>
          <table:table-cell office:value-type="float" office:value="0" calcext:value-type="float">
            <text:p>0</text:p>
          </table:table-cell>
          <table:table-cell office:value-type="float" office:value="592091" calcext:value-type="float">
            <text:p>592091</text:p>
          </table:table-cell>
          <table:table-cell office:value-type="float" office:value="52528" calcext:value-type="float">
            <text:p>52528</text:p>
          </table:table-cell>
          <table:table-cell office:value-type="string" calcext:value-type="string">
            <text:p>Sahi hai yeh toh bc</text:p>
          </table:table-cell>
          <table:table-cell/>
        </table:table-row>
        <table:table-row table:style-name="ro1">
          <table:table-cell office:value-type="float" office:value="126669" calcext:value-type="float">
            <text:p>126669</text:p>
          </table:table-cell>
          <table:table-cell office:value-type="float" office:value="0" calcext:value-type="float">
            <text:p>0</text:p>
          </table:table-cell>
          <table:table-cell office:value-type="float" office:value="829665" calcext:value-type="float">
            <text:p>829665</text:p>
          </table:table-cell>
          <table:table-cell office:value-type="float" office:value="86023" calcext:value-type="float">
            <text:p>8602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88426" calcext:value-type="float">
            <text:p>188426</text:p>
          </table:table-cell>
          <table:table-cell office:value-type="float" office:value="0" calcext:value-type="float">
            <text:p>0</text:p>
          </table:table-cell>
          <table:table-cell office:value-type="float" office:value="979556" calcext:value-type="float">
            <text:p>979556</text:p>
          </table:table-cell>
          <table:table-cell office:value-type="float" office:value="136475" calcext:value-type="float">
            <text:p>13647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45284" calcext:value-type="float">
            <text:p>345284</text:p>
          </table:table-cell>
          <table:table-cell office:value-type="float" office:value="0" calcext:value-type="float">
            <text:p>0</text:p>
          </table:table-cell>
          <table:table-cell office:value-type="float" office:value="1849754" calcext:value-type="float">
            <text:p>1849754</text:p>
          </table:table-cell>
          <table:table-cell office:value-type="float" office:value="82071" calcext:value-type="float">
            <text:p>82071</text:p>
          </table:table-cell>
          <table:table-cell office:value-type="string" calcext:value-type="string">
            <text:p>Nice Place ❤️</text:p>
          </table:table-cell>
          <table:table-cell/>
        </table:table-row>
        <table:table-row table:style-name="ro1">
          <table:table-cell office:value-type="float" office:value="464215" calcext:value-type="float">
            <text:p>464215</text:p>
          </table:table-cell>
          <table:table-cell office:value-type="float" office:value="0" calcext:value-type="float">
            <text:p>0</text:p>
          </table:table-cell>
          <table:table-cell office:value-type="float" office:value="2307455" calcext:value-type="float">
            <text:p>2307455</text:p>
          </table:table-cell>
          <table:table-cell office:value-type="float" office:value="2234428" calcext:value-type="float">
            <text:p>2234428</text:p>
          </table:table-cell>
          <table:table-cell office:value-type="string" calcext:value-type="string">
            <text:p>Nyc</text:p>
          </table:table-cell>
          <table:table-cell/>
        </table:table-row>
        <table:table-row table:style-name="ro1">
          <table:table-cell office:value-type="float" office:value="35647" calcext:value-type="float">
            <text:p>35647</text:p>
          </table:table-cell>
          <table:table-cell office:value-type="float" office:value="0" calcext:value-type="float">
            <text:p>0</text:p>
          </table:table-cell>
          <table:table-cell office:value-type="float" office:value="624712" calcext:value-type="float">
            <text:p>624712</text:p>
          </table:table-cell>
          <table:table-cell office:value-type="float" office:value="84250" calcext:value-type="float">
            <text:p>84250</text:p>
          </table:table-cell>
          <table:table-cell office:value-type="string" calcext:value-type="string">
            <text:p>I would love to see your videos of this place!</text:p>
          </table:table-cell>
          <table:table-cell/>
        </table:table-row>
        <table:table-row table:style-name="ro1">
          <table:table-cell office:value-type="float" office:value="47724" calcext:value-type="float">
            <text:p>47724</text:p>
          </table:table-cell>
          <table:table-cell office:value-type="float" office:value="0" calcext:value-type="float">
            <text:p>0</text:p>
          </table:table-cell>
          <table:table-cell office:value-type="float" office:value="650567" calcext:value-type="float">
            <text:p>650567</text:p>
          </table:table-cell>
          <table:table-cell office:value-type="float" office:value="45753" calcext:value-type="float">
            <text:p>45753</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02886" calcext:value-type="float">
            <text:p>102886</text:p>
          </table:table-cell>
          <table:table-cell office:value-type="float" office:value="0" calcext:value-type="float">
            <text:p>0</text:p>
          </table:table-cell>
          <table:table-cell office:value-type="float" office:value="775278" calcext:value-type="float">
            <text:p>775278</text:p>
          </table:table-cell>
          <table:table-cell office:value-type="float" office:value="231261" calcext:value-type="float">
            <text:p>231261</text:p>
          </table:table-cell>
          <table:table-cell office:value-type="string" calcext:value-type="string">
            <text:p>Nicely written n informative!</text:p>
          </table:table-cell>
          <table:table-cell/>
        </table:table-row>
        <table:table-row table:style-name="ro1">
          <table:table-cell office:value-type="float" office:value="106939" calcext:value-type="float">
            <text:p>106939</text:p>
          </table:table-cell>
          <table:table-cell office:value-type="float" office:value="0" calcext:value-type="float">
            <text:p>0</text:p>
          </table:table-cell>
          <table:table-cell office:value-type="float" office:value="791720" calcext:value-type="float">
            <text:p>791720</text:p>
          </table:table-cell>
          <table:table-cell office:value-type="float" office:value="82510" calcext:value-type="float">
            <text:p>82510</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08399" calcext:value-type="float">
            <text:p>108399</text:p>
          </table:table-cell>
          <table:table-cell office:value-type="float" office:value="0" calcext:value-type="float">
            <text:p>0</text:p>
          </table:table-cell>
          <table:table-cell office:value-type="float" office:value="794981" calcext:value-type="float">
            <text:p>794981</text:p>
          </table:table-cell>
          <table:table-cell office:value-type="float" office:value="87771" calcext:value-type="float">
            <text:p>87771</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17135" calcext:value-type="float">
            <text:p>117135</text:p>
          </table:table-cell>
          <table:table-cell office:value-type="float" office:value="0" calcext:value-type="float">
            <text:p>0</text:p>
          </table:table-cell>
          <table:table-cell office:value-type="float" office:value="815458" calcext:value-type="float">
            <text:p>815458</text:p>
          </table:table-cell>
          <table:table-cell office:value-type="float" office:value="80668" calcext:value-type="float">
            <text:p>80668</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44912" calcext:value-type="float">
            <text:p>144912</text:p>
          </table:table-cell>
          <table:table-cell office:value-type="float" office:value="0" calcext:value-type="float">
            <text:p>0</text:p>
          </table:table-cell>
          <table:table-cell office:value-type="float" office:value="878180" calcext:value-type="float">
            <text:p>878180</text:p>
          </table:table-cell>
          <table:table-cell office:value-type="float" office:value="83134" calcext:value-type="float">
            <text:p>83134</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63473" calcext:value-type="float">
            <text:p>263473</text:p>
          </table:table-cell>
          <table:table-cell office:value-type="float" office:value="0" calcext:value-type="float">
            <text:p>0</text:p>
          </table:table-cell>
          <table:table-cell office:value-type="float" office:value="1371194" calcext:value-type="float">
            <text:p>1371194</text:p>
          </table:table-cell>
          <table:table-cell office:value-type="float" office:value="83278" calcext:value-type="float">
            <text:p>83278</text:p>
          </table:table-cell>
          <table:table-cell office:value-type="string" calcext:value-type="string">
            <text:p>you have travelled so much, i'm waiting to hear more stories</text:p>
          </table:table-cell>
          <table:table-cell/>
        </table:table-row>
        <table:table-row table:style-name="ro1">
          <table:table-cell office:value-type="float" office:value="338027" calcext:value-type="float">
            <text:p>338027</text:p>
          </table:table-cell>
          <table:table-cell office:value-type="float" office:value="0" calcext:value-type="float">
            <text:p>0</text:p>
          </table:table-cell>
          <table:table-cell office:value-type="float" office:value="1075383" calcext:value-type="float">
            <text:p>1075383</text:p>
          </table:table-cell>
          <table:table-cell office:value-type="float" office:value="112117" calcext:value-type="float">
            <text:p>112117</text:p>
          </table:table-cell>
          <table:table-cell office:value-type="string" calcext:value-type="string">
            <text:p>Hello you have an amazing profile! ?</text:p>
          </table:table-cell>
          <table:table-cell/>
        </table:table-row>
        <table:table-row table:style-name="ro1">
          <table:table-cell office:value-type="float" office:value="352742" calcext:value-type="float">
            <text:p>352742</text:p>
          </table:table-cell>
          <table:table-cell office:value-type="float" office:value="0" calcext:value-type="float">
            <text:p>0</text:p>
          </table:table-cell>
          <table:table-cell office:value-type="float" office:value="220209" calcext:value-type="float">
            <text:p>220209</text:p>
          </table:table-cell>
          <table:table-cell office:value-type="float" office:value="76789" calcext:value-type="float">
            <text:p>76789</text:p>
          </table:table-cell>
          <table:table-cell office:value-type="string" calcext:value-type="string">
            <text:p>Nice..lovely!</text:p>
          </table:table-cell>
          <table:table-cell/>
        </table:table-row>
        <table:table-row table:style-name="ro1">
          <table:table-cell office:value-type="float" office:value="431107" calcext:value-type="float">
            <text:p>431107</text:p>
          </table:table-cell>
          <table:table-cell office:value-type="float" office:value="0" calcext:value-type="float">
            <text:p>0</text:p>
          </table:table-cell>
          <table:table-cell office:value-type="float" office:value="2293818" calcext:value-type="float">
            <text:p>2293818</text:p>
          </table:table-cell>
          <table:table-cell office:value-type="float" office:value="15449" calcext:value-type="float">
            <text:p>15449</text:p>
          </table:table-cell>
          <table:table-cell office:value-type="string" calcext:value-type="string">
            <text:p>i learn few things form your vlogs</text:p>
          </table:table-cell>
          <table:table-cell/>
        </table:table-row>
        <table:table-row table:style-name="ro1">
          <table:table-cell office:value-type="float" office:value="447103" calcext:value-type="float">
            <text:p>447103</text:p>
          </table:table-cell>
          <table:table-cell office:value-type="float" office:value="0" calcext:value-type="float">
            <text:p>0</text:p>
          </table:table-cell>
          <table:table-cell office:value-type="float" office:value="88357" calcext:value-type="float">
            <text:p>88357</text:p>
          </table:table-cell>
          <table:table-cell office:value-type="float" office:value="257590" calcext:value-type="float">
            <text:p>257590</text:p>
          </table:table-cell>
          <table:table-cell office:value-type="string" calcext:value-type="string">
            <text:p>Wow</text:p>
          </table:table-cell>
          <table:table-cell/>
        </table:table-row>
        <table:table-row table:style-name="ro1">
          <table:table-cell office:value-type="float" office:value="9896" calcext:value-type="float">
            <text:p>9896</text:p>
          </table:table-cell>
          <table:table-cell office:value-type="float" office:value="0" calcext:value-type="float">
            <text:p>0</text:p>
          </table:table-cell>
          <table:table-cell office:value-type="float" office:value="410128" calcext:value-type="float">
            <text:p>410128</text:p>
          </table:table-cell>
          <table:table-cell office:value-type="float" office:value="106836" calcext:value-type="float">
            <text:p>106836</text:p>
          </table:table-cell>
          <table:table-cell office:value-type="string" calcext:value-type="string">
            <text:p>Yep ?</text:p>
          </table:table-cell>
          <table:table-cell/>
        </table:table-row>
        <table:table-row table:style-name="ro1">
          <table:table-cell office:value-type="float" office:value="80048" calcext:value-type="float">
            <text:p>80048</text:p>
          </table:table-cell>
          <table:table-cell office:value-type="float" office:value="0" calcext:value-type="float">
            <text:p>0</text:p>
          </table:table-cell>
          <table:table-cell office:value-type="float" office:value="737543" calcext:value-type="float">
            <text:p>737543</text:p>
          </table:table-cell>
          <table:table-cell office:value-type="float" office:value="85606" calcext:value-type="float">
            <text:p>85606</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20388" calcext:value-type="float">
            <text:p>120388</text:p>
          </table:table-cell>
          <table:table-cell office:value-type="float" office:value="0" calcext:value-type="float">
            <text:p>0</text:p>
          </table:table-cell>
          <table:table-cell office:value-type="float" office:value="72475" calcext:value-type="float">
            <text:p>72475</text:p>
          </table:table-cell>
          <table:table-cell office:value-type="float" office:value="82937" calcext:value-type="float">
            <text:p>82937</text:p>
          </table:table-cell>
          <table:table-cell office:value-type="string" calcext:value-type="string">
            <text:p>Atti Sundar!</text:p>
          </table:table-cell>
          <table:table-cell/>
        </table:table-row>
        <table:table-row table:style-name="ro1">
          <table:table-cell office:value-type="float" office:value="179737" calcext:value-type="float">
            <text:p>179737</text:p>
          </table:table-cell>
          <table:table-cell office:value-type="float" office:value="0" calcext:value-type="float">
            <text:p>0</text:p>
          </table:table-cell>
          <table:table-cell office:value-type="float" office:value="137785" calcext:value-type="float">
            <text:p>137785</text:p>
          </table:table-cell>
          <table:table-cell office:value-type="float" office:value="19574" calcext:value-type="float">
            <text:p>19574</text:p>
          </table:table-cell>
          <table:table-cell office:value-type="string" calcext:value-type="string">
            <text:p>Jhakaas ekdum</text:p>
          </table:table-cell>
          <table:table-cell/>
        </table:table-row>
        <table:table-row table:style-name="ro1">
          <table:table-cell office:value-type="float" office:value="188010" calcext:value-type="float">
            <text:p>188010</text:p>
          </table:table-cell>
          <table:table-cell office:value-type="float" office:value="0" calcext:value-type="float">
            <text:p>0</text:p>
          </table:table-cell>
          <table:table-cell office:value-type="float" office:value="979558" calcext:value-type="float">
            <text:p>979558</text:p>
          </table:table-cell>
          <table:table-cell office:value-type="float" office:value="170806" calcext:value-type="float">
            <text:p>17080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94486" calcext:value-type="float">
            <text:p>194486</text:p>
          </table:table-cell>
          <table:table-cell office:value-type="float" office:value="0" calcext:value-type="float">
            <text:p>0</text:p>
          </table:table-cell>
          <table:table-cell office:value-type="float" office:value="1009611" calcext:value-type="float">
            <text:p>1009611</text:p>
          </table:table-cell>
          <table:table-cell office:value-type="float" office:value="87191" calcext:value-type="float">
            <text:p>8719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97374" calcext:value-type="float">
            <text:p>197374</text:p>
          </table:table-cell>
          <table:table-cell office:value-type="float" office:value="0" calcext:value-type="float">
            <text:p>0</text:p>
          </table:table-cell>
          <table:table-cell office:value-type="float" office:value="1024907" calcext:value-type="float">
            <text:p>1024907</text:p>
          </table:table-cell>
          <table:table-cell office:value-type="float" office:value="87944" calcext:value-type="float">
            <text:p>87944</text:p>
          </table:table-cell>
          <table:table-cell office:value-type="string" calcext:value-type="string">
            <text:p>This is one of the catchiest title I've come across, wish there was more information to read!</text:p>
          </table:table-cell>
          <table:table-cell/>
        </table:table-row>
        <table:table-row table:style-name="ro2">
          <table:table-cell office:value-type="float" office:value="205311" calcext:value-type="float">
            <text:p>205311</text:p>
          </table:table-cell>
          <table:table-cell office:value-type="float" office:value="660855" calcext:value-type="float">
            <text:p>660855</text:p>
          </table:table-cell>
          <table:table-cell office:value-type="float" office:value="0" calcext:value-type="float">
            <text:p>0</text:p>
          </table:table-cell>
          <table:table-cell office:value-type="float" office:value="319101" calcext:value-type="float">
            <text:p>319101</text:p>
          </table:table-cell>
          <table:table-cell office:value-type="string" calcext:value-type="string">
            <text:p>https://www.instagram.com/sadanaharshit17/</text:p>
            <text:p>Follow me on instagram to see more beautiful and amazing pictures✌</text:p>
          </table:table-cell>
          <table:table-cell/>
        </table:table-row>
        <table:table-row table:style-name="ro1">
          <table:table-cell office:value-type="float" office:value="311581" calcext:value-type="float">
            <text:p>311581</text:p>
          </table:table-cell>
          <table:table-cell office:value-type="float" office:value="0" calcext:value-type="float">
            <text:p>0</text:p>
          </table:table-cell>
          <table:table-cell office:value-type="float" office:value="1652644" calcext:value-type="float">
            <text:p>1652644</text:p>
          </table:table-cell>
          <table:table-cell office:value-type="float" office:value="41111" calcext:value-type="float">
            <text:p>41111</text:p>
          </table:table-cell>
          <table:table-cell office:value-type="string" calcext:value-type="string">
            <text:p>Kya edit he.. mastt ekdum.</text:p>
          </table:table-cell>
          <table:table-cell/>
        </table:table-row>
        <table:table-row table:style-name="ro1">
          <table:table-cell office:value-type="float" office:value="342495" calcext:value-type="float">
            <text:p>342495</text:p>
          </table:table-cell>
          <table:table-cell office:value-type="float" office:value="0" calcext:value-type="float">
            <text:p>0</text:p>
          </table:table-cell>
          <table:table-cell office:value-type="float" office:value="1829346" calcext:value-type="float">
            <text:p>1829346</text:p>
          </table:table-cell>
          <table:table-cell office:value-type="float" office:value="80862" calcext:value-type="float">
            <text:p>80862</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47964" calcext:value-type="float">
            <text:p>347964</text:p>
          </table:table-cell>
          <table:table-cell office:value-type="float" office:value="0" calcext:value-type="float">
            <text:p>0</text:p>
          </table:table-cell>
          <table:table-cell office:value-type="float" office:value="1863384" calcext:value-type="float">
            <text:p>1863384</text:p>
          </table:table-cell>
          <table:table-cell office:value-type="float" office:value="575578" calcext:value-type="float">
            <text:p>575578</text:p>
          </table:table-cell>
          <table:table-cell office:value-type="string" calcext:value-type="string">
            <text:p>[[@79961]] thaank you</text:p>
          </table:table-cell>
          <table:table-cell/>
        </table:table-row>
        <table:table-row table:style-name="ro1">
          <table:table-cell office:value-type="float" office:value="21222" calcext:value-type="float">
            <text:p>21222</text:p>
          </table:table-cell>
          <table:table-cell office:value-type="float" office:value="0" calcext:value-type="float">
            <text:p>0</text:p>
          </table:table-cell>
          <table:table-cell office:value-type="float" office:value="585247" calcext:value-type="float">
            <text:p>585247</text:p>
          </table:table-cell>
          <table:table-cell office:value-type="float" office:value="175306" calcext:value-type="float">
            <text:p>175306</text:p>
          </table:table-cell>
          <table:table-cell office:value-type="string" calcext:value-type="string">
            <text:p>[[@76588]] Yes, I will add content soon. Thanks :)</text:p>
          </table:table-cell>
          <table:table-cell/>
        </table:table-row>
        <table:table-row table:style-name="ro1">
          <table:table-cell office:value-type="float" office:value="89885" calcext:value-type="float">
            <text:p>89885</text:p>
          </table:table-cell>
          <table:table-cell office:value-type="float" office:value="0" calcext:value-type="float">
            <text:p>0</text:p>
          </table:table-cell>
          <table:table-cell office:value-type="float" office:value="748995" calcext:value-type="float">
            <text:p>748995</text:p>
          </table:table-cell>
          <table:table-cell office:value-type="float" office:value="154814" calcext:value-type="float">
            <text:p>154814</text:p>
          </table:table-cell>
          <table:table-cell office:value-type="string" calcext:value-type="string">
            <text:p>[[@86320]] thank you Pushkaraj :-)</text:p>
          </table:table-cell>
          <table:table-cell/>
        </table:table-row>
        <table:table-row table:style-name="ro1">
          <table:table-cell office:value-type="float" office:value="140113" calcext:value-type="float">
            <text:p>140113</text:p>
          </table:table-cell>
          <table:table-cell office:value-type="float" office:value="0" calcext:value-type="float">
            <text:p>0</text:p>
          </table:table-cell>
          <table:table-cell office:value-type="float" office:value="473166" calcext:value-type="float">
            <text:p>473166</text:p>
          </table:table-cell>
          <table:table-cell office:value-type="float" office:value="40588" calcext:value-type="float">
            <text:p>40588</text:p>
          </table:table-cell>
          <table:table-cell office:value-type="string" calcext:value-type="string">
            <text:p>this is so pretty! </text:p>
          </table:table-cell>
          <table:table-cell/>
        </table:table-row>
        <table:table-row table:style-name="ro1">
          <table:table-cell office:value-type="float" office:value="186850" calcext:value-type="float">
            <text:p>186850</text:p>
          </table:table-cell>
          <table:table-cell office:value-type="float" office:value="0" calcext:value-type="float">
            <text:p>0</text:p>
          </table:table-cell>
          <table:table-cell office:value-type="float" office:value="938844" calcext:value-type="float">
            <text:p>938844</text:p>
          </table:table-cell>
          <table:table-cell office:value-type="float" office:value="288170" calcext:value-type="float">
            <text:p>288170</text:p>
          </table:table-cell>
          <table:table-cell office:value-type="string" calcext:value-type="string">
            <text:p>Hi nikita like to know more about goa caves</text:p>
          </table:table-cell>
          <table:table-cell/>
        </table:table-row>
        <table:table-row table:style-name="ro1">
          <table:table-cell office:value-type="float" office:value="302997" calcext:value-type="float">
            <text:p>302997</text:p>
          </table:table-cell>
          <table:table-cell office:value-type="float" office:value="0" calcext:value-type="float">
            <text:p>0</text:p>
          </table:table-cell>
          <table:table-cell office:value-type="float" office:value="1600940" calcext:value-type="float">
            <text:p>1600940</text:p>
          </table:table-cell>
          <table:table-cell office:value-type="float" office:value="85605" calcext:value-type="float">
            <text:p>85605</text:p>
          </table:table-cell>
          <table:table-cell office:value-type="string" calcext:value-type="string">
            <text:p>Hey what time of the year is best to visit this place?</text:p>
          </table:table-cell>
          <table:table-cell/>
        </table:table-row>
        <table:table-row table:style-name="ro1">
          <table:table-cell office:value-type="float" office:value="83356" calcext:value-type="float">
            <text:p>83356</text:p>
          </table:table-cell>
          <table:table-cell office:value-type="float" office:value="0" calcext:value-type="float">
            <text:p>0</text:p>
          </table:table-cell>
          <table:table-cell office:value-type="float" office:value="109576" calcext:value-type="float">
            <text:p>109576</text:p>
          </table:table-cell>
          <table:table-cell office:value-type="float" office:value="88393" calcext:value-type="float">
            <text:p>88393</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95621" calcext:value-type="float">
            <text:p>195621</text:p>
          </table:table-cell>
          <table:table-cell office:value-type="float" office:value="0" calcext:value-type="float">
            <text:p>0</text:p>
          </table:table-cell>
          <table:table-cell office:value-type="float" office:value="1003557" calcext:value-type="float">
            <text:p>1003557</text:p>
          </table:table-cell>
          <table:table-cell office:value-type="float" office:value="83914" calcext:value-type="float">
            <text:p>83914</text:p>
          </table:table-cell>
          <table:table-cell office:value-type="string" calcext:value-type="string">
            <text:p>Mast ekdum</text:p>
          </table:table-cell>
          <table:table-cell/>
        </table:table-row>
        <table:table-row table:style-name="ro1">
          <table:table-cell office:value-type="float" office:value="228603" calcext:value-type="float">
            <text:p>228603</text:p>
          </table:table-cell>
          <table:table-cell office:value-type="float" office:value="0" calcext:value-type="float">
            <text:p>0</text:p>
          </table:table-cell>
          <table:table-cell office:value-type="float" office:value="1173373" calcext:value-type="float">
            <text:p>1173373</text:p>
          </table:table-cell>
          <table:table-cell office:value-type="float" office:value="340587" calcext:value-type="float">
            <text:p>340587</text:p>
          </table:table-cell>
          <table:table-cell office:value-type="string" calcext:value-type="string">
            <text:p>Love like share follow text me</text:p>
          </table:table-cell>
          <table:table-cell/>
        </table:table-row>
        <table:table-row table:style-name="ro1">
          <table:table-cell office:value-type="float" office:value="279699" calcext:value-type="float">
            <text:p>279699</text:p>
          </table:table-cell>
          <table:table-cell office:value-type="float" office:value="0" calcext:value-type="float">
            <text:p>0</text:p>
          </table:table-cell>
          <table:table-cell office:value-type="float" office:value="1464801" calcext:value-type="float">
            <text:p>1464801</text:p>
          </table:table-cell>
          <table:table-cell office:value-type="float" office:value="82783" calcext:value-type="float">
            <text:p>82783</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06469" calcext:value-type="float">
            <text:p>306469</text:p>
          </table:table-cell>
          <table:table-cell office:value-type="float" office:value="0" calcext:value-type="float">
            <text:p>0</text:p>
          </table:table-cell>
          <table:table-cell office:value-type="float" office:value="1619934" calcext:value-type="float">
            <text:p>1619934</text:p>
          </table:table-cell>
          <table:table-cell office:value-type="float" office:value="39527" calcext:value-type="float">
            <text:p>39527</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52615" calcext:value-type="float">
            <text:p>352615</text:p>
          </table:table-cell>
          <table:table-cell office:value-type="float" office:value="0" calcext:value-type="float">
            <text:p>0</text:p>
          </table:table-cell>
          <table:table-cell office:value-type="float" office:value="220209" calcext:value-type="float">
            <text:p>220209</text:p>
          </table:table-cell>
          <table:table-cell office:value-type="float" office:value="49449" calcext:value-type="float">
            <text:p>49449</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8069" calcext:value-type="float">
            <text:p>28069</text:p>
          </table:table-cell>
          <table:table-cell office:value-type="float" office:value="0" calcext:value-type="float">
            <text:p>0</text:p>
          </table:table-cell>
          <table:table-cell office:value-type="float" office:value="606600" calcext:value-type="float">
            <text:p>606600</text:p>
          </table:table-cell>
          <table:table-cell office:value-type="float" office:value="43933" calcext:value-type="float">
            <text:p>43933</text:p>
          </table:table-cell>
          <table:table-cell office:value-type="string" calcext:value-type="string">
            <text:p>Yaa..!!! <text:s/>Thank you..! <text:s/>?? [[@42762]] ?</text:p>
          </table:table-cell>
          <table:table-cell/>
        </table:table-row>
        <table:table-row table:style-name="ro1">
          <table:table-cell office:value-type="float" office:value="103508" calcext:value-type="float">
            <text:p>103508</text:p>
          </table:table-cell>
          <table:table-cell office:value-type="float" office:value="143207" calcext:value-type="float">
            <text:p>143207</text:p>
          </table:table-cell>
          <table:table-cell office:value-type="float" office:value="0" calcext:value-type="float">
            <text:p>0</text:p>
          </table:table-cell>
          <table:table-cell office:value-type="float" office:value="232866" calcext:value-type="float">
            <text:p>232866</text:p>
          </table:table-cell>
          <table:table-cell office:value-type="string" calcext:value-type="string">
            <text:p>Where exactly is this?? Best time to visit</text:p>
          </table:table-cell>
          <table:table-cell/>
        </table:table-row>
        <table:table-row table:style-name="ro1">
          <table:table-cell office:value-type="float" office:value="119741" calcext:value-type="float">
            <text:p>119741</text:p>
          </table:table-cell>
          <table:table-cell office:value-type="float" office:value="0" calcext:value-type="float">
            <text:p>0</text:p>
          </table:table-cell>
          <table:table-cell office:value-type="float" office:value="99572" calcext:value-type="float">
            <text:p>99572</text:p>
          </table:table-cell>
          <table:table-cell office:value-type="float" office:value="80865" calcext:value-type="float">
            <text:p>80865</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61225" calcext:value-type="float">
            <text:p>161225</text:p>
          </table:table-cell>
          <table:table-cell office:value-type="float" office:value="0" calcext:value-type="float">
            <text:p>0</text:p>
          </table:table-cell>
          <table:table-cell office:value-type="float" office:value="920870" calcext:value-type="float">
            <text:p>920870</text:p>
          </table:table-cell>
          <table:table-cell office:value-type="float" office:value="84960" calcext:value-type="float">
            <text:p>84960</text:p>
          </table:table-cell>
          <table:table-cell office:value-type="string" calcext:value-type="string">
            <text:p>Tum ho bemissal, kya trail hai ekdum</text:p>
          </table:table-cell>
          <table:table-cell/>
        </table:table-row>
        <table:table-row table:style-name="ro1">
          <table:table-cell office:value-type="float" office:value="207718" calcext:value-type="float">
            <text:p>207718</text:p>
          </table:table-cell>
          <table:table-cell office:value-type="float" office:value="620942" calcext:value-type="float">
            <text:p>620942</text:p>
          </table:table-cell>
          <table:table-cell office:value-type="float" office:value="0" calcext:value-type="float">
            <text:p>0</text:p>
          </table:table-cell>
          <table:table-cell office:value-type="float" office:value="104513" calcext:value-type="float">
            <text:p>104513</text:p>
          </table:table-cell>
          <table:table-cell office:value-type="string" calcext:value-type="string">
            <text:p>?</text:p>
          </table:table-cell>
          <table:table-cell/>
        </table:table-row>
        <table:table-row table:style-name="ro1">
          <table:table-cell office:value-type="float" office:value="268148" calcext:value-type="float">
            <text:p>268148</text:p>
          </table:table-cell>
          <table:table-cell office:value-type="float" office:value="0" calcext:value-type="float">
            <text:p>0</text:p>
          </table:table-cell>
          <table:table-cell office:value-type="float" office:value="1396621" calcext:value-type="float">
            <text:p>1396621</text:p>
          </table:table-cell>
          <table:table-cell office:value-type="float" office:value="428746" calcext:value-type="float">
            <text:p>428746</text:p>
          </table:table-cell>
          <table:table-cell office:value-type="string" calcext:value-type="string">
            <text:p>[[@77122]] тникυ</text:p>
          </table:table-cell>
          <table:table-cell/>
        </table:table-row>
        <table:table-row table:style-name="ro1">
          <table:table-cell office:value-type="float" office:value="288571" calcext:value-type="float">
            <text:p>288571</text:p>
          </table:table-cell>
          <table:table-cell office:value-type="float" office:value="1105014" calcext:value-type="float">
            <text:p>1105014</text:p>
          </table:table-cell>
          <table:table-cell office:value-type="float" office:value="0" calcext:value-type="float">
            <text:p>0</text:p>
          </table:table-cell>
          <table:table-cell office:value-type="float" office:value="237792" calcext:value-type="float">
            <text:p>237792</text:p>
          </table:table-cell>
          <table:table-cell office:value-type="string" calcext:value-type="string">
            <text:p>Where is croog location......</text:p>
          </table:table-cell>
          <table:table-cell/>
        </table:table-row>
        <table:table-row table:style-name="ro1">
          <table:table-cell office:value-type="float" office:value="289159" calcext:value-type="float">
            <text:p>289159</text:p>
          </table:table-cell>
          <table:table-cell office:value-type="float" office:value="0" calcext:value-type="float">
            <text:p>0</text:p>
          </table:table-cell>
          <table:table-cell office:value-type="float" office:value="1522353" calcext:value-type="float">
            <text:p>1522353</text:p>
          </table:table-cell>
          <table:table-cell office:value-type="float" office:value="465144" calcext:value-type="float">
            <text:p>465144</text:p>
          </table:table-cell>
          <table:table-cell office:value-type="string" calcext:value-type="string">
            <text:p>[[@79834]] thank you</text:p>
          </table:table-cell>
          <table:table-cell/>
        </table:table-row>
        <table:table-row table:style-name="ro1">
          <table:table-cell office:value-type="float" office:value="296804" calcext:value-type="float">
            <text:p>296804</text:p>
          </table:table-cell>
          <table:table-cell office:value-type="float" office:value="0" calcext:value-type="float">
            <text:p>0</text:p>
          </table:table-cell>
          <table:table-cell office:value-type="float" office:value="1570389" calcext:value-type="float">
            <text:p>1570389</text:p>
          </table:table-cell>
          <table:table-cell office:value-type="float" office:value="50309" calcext:value-type="float">
            <text:p>50309</text:p>
          </table:table-cell>
          <table:table-cell office:value-type="string" calcext:value-type="string">
            <text:p>Maa kaasam! maza aa gaya</text:p>
          </table:table-cell>
          <table:table-cell/>
        </table:table-row>
        <table:table-row table:style-name="ro1">
          <table:table-cell office:value-type="float" office:value="300361" calcext:value-type="float">
            <text:p>300361</text:p>
          </table:table-cell>
          <table:table-cell office:value-type="float" office:value="0" calcext:value-type="float">
            <text:p>0</text:p>
          </table:table-cell>
          <table:table-cell office:value-type="float" office:value="1585803" calcext:value-type="float">
            <text:p>1585803</text:p>
          </table:table-cell>
          <table:table-cell office:value-type="float" office:value="488107" calcext:value-type="float">
            <text:p>488107</text:p>
          </table:table-cell>
          <table:table-cell office:value-type="string" calcext:value-type="string">
            <text:p>[[@81178]] thnkyou so muc</text:p>
          </table:table-cell>
          <table:table-cell/>
        </table:table-row>
        <table:table-row table:style-name="ro1">
          <table:table-cell office:value-type="float" office:value="332109" calcext:value-type="float">
            <text:p>332109</text:p>
          </table:table-cell>
          <table:table-cell office:value-type="float" office:value="0" calcext:value-type="float">
            <text:p>0</text:p>
          </table:table-cell>
          <table:table-cell office:value-type="float" office:value="1769907" calcext:value-type="float">
            <text:p>1769907</text:p>
          </table:table-cell>
          <table:table-cell office:value-type="float" office:value="521070" calcext:value-type="float">
            <text:p>521070</text:p>
          </table:table-cell>
          <table:table-cell office:value-type="string" calcext:value-type="string">
            <text:p>Tag[[@1]]</text:p>
          </table:table-cell>
          <table:table-cell/>
        </table:table-row>
        <table:table-row table:style-name="ro1">
          <table:table-cell office:value-type="float" office:value="349029" calcext:value-type="float">
            <text:p>349029</text:p>
          </table:table-cell>
          <table:table-cell office:value-type="float" office:value="0" calcext:value-type="float">
            <text:p>0</text:p>
          </table:table-cell>
          <table:table-cell office:value-type="float" office:value="1872279" calcext:value-type="float">
            <text:p>1872279</text:p>
          </table:table-cell>
          <table:table-cell office:value-type="float" office:value="94690" calcext:value-type="float">
            <text:p>94690</text:p>
          </table:table-cell>
          <table:table-cell office:value-type="string" calcext:value-type="string">
            <text:p>Thanks</text:p>
          </table:table-cell>
          <table:table-cell/>
        </table:table-row>
        <table:table-row table:style-name="ro1">
          <table:table-cell office:value-type="float" office:value="353828" calcext:value-type="float">
            <text:p>353828</text:p>
          </table:table-cell>
          <table:table-cell office:value-type="float" office:value="0" calcext:value-type="float">
            <text:p>0</text:p>
          </table:table-cell>
          <table:table-cell office:value-type="float" office:value="1921380" calcext:value-type="float">
            <text:p>1921380</text:p>
          </table:table-cell>
          <table:table-cell office:value-type="float" office:value="84118" calcext:value-type="float">
            <text:p>8411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402048" calcext:value-type="float">
            <text:p>402048</text:p>
          </table:table-cell>
          <table:table-cell office:value-type="float" office:value="0" calcext:value-type="float">
            <text:p>0</text:p>
          </table:table-cell>
          <table:table-cell office:value-type="float" office:value="2300204" calcext:value-type="float">
            <text:p>2300204</text:p>
          </table:table-cell>
          <table:table-cell office:value-type="float" office:value="4763" calcext:value-type="float">
            <text:p>4763</text:p>
          </table:table-cell>
          <table:table-cell office:value-type="string" calcext:value-type="string">
            <text:p>Love this</text:p>
          </table:table-cell>
          <table:table-cell/>
        </table:table-row>
        <table:table-row table:style-name="ro1">
          <table:table-cell office:value-type="float" office:value="78017" calcext:value-type="float">
            <text:p>78017</text:p>
          </table:table-cell>
          <table:table-cell office:value-type="float" office:value="0" calcext:value-type="float">
            <text:p>0</text:p>
          </table:table-cell>
          <table:table-cell office:value-type="float" office:value="729639" calcext:value-type="float">
            <text:p>729639</text:p>
          </table:table-cell>
          <table:table-cell office:value-type="float" office:value="81948" calcext:value-type="float">
            <text:p>81948</text:p>
          </table:table-cell>
          <table:table-cell office:value-type="string" calcext:value-type="string">
            <text:p>The images are absolutely surrealistic! I do wish the content would be as crisp!</text:p>
          </table:table-cell>
          <table:table-cell/>
        </table:table-row>
        <table:table-row table:style-name="ro3">
          <table:table-cell office:value-type="float" office:value="80067" calcext:value-type="float">
            <text:p>80067</text:p>
          </table:table-cell>
          <table:table-cell office:value-type="float" office:value="0" calcext:value-type="float">
            <text:p>0</text:p>
          </table:table-cell>
          <table:table-cell office:value-type="float" office:value="738839" calcext:value-type="float">
            <text:p>738839</text:p>
          </table:table-cell>
          <table:table-cell office:value-type="float" office:value="219358" calcext:value-type="float">
            <text:p>219358</text:p>
          </table:table-cell>
          <table:table-cell office:value-type="string" calcext:value-type="string">
            <text:p>Yeah indeed ..</text:p>
            <text:p>Need more followers .</text:p>
            <text:p>Help out too</text:p>
          </table:table-cell>
          <table:table-cell/>
        </table:table-row>
        <table:table-row table:style-name="ro1">
          <table:table-cell office:value-type="float" office:value="204061" calcext:value-type="float">
            <text:p>204061</text:p>
          </table:table-cell>
          <table:table-cell office:value-type="float" office:value="0" calcext:value-type="float">
            <text:p>0</text:p>
          </table:table-cell>
          <table:table-cell office:value-type="float" office:value="1057366" calcext:value-type="float">
            <text:p>1057366</text:p>
          </table:table-cell>
          <table:table-cell office:value-type="float" office:value="19866" calcext:value-type="float">
            <text:p>19866</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19020" calcext:value-type="float">
            <text:p>219020</text:p>
          </table:table-cell>
          <table:table-cell office:value-type="float" office:value="0" calcext:value-type="float">
            <text:p>0</text:p>
          </table:table-cell>
          <table:table-cell office:value-type="float" office:value="1125510" calcext:value-type="float">
            <text:p>1125510</text:p>
          </table:table-cell>
          <table:table-cell office:value-type="float" office:value="87951" calcext:value-type="float">
            <text:p>87951</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19730" calcext:value-type="float">
            <text:p>219730</text:p>
          </table:table-cell>
          <table:table-cell office:value-type="float" office:value="0" calcext:value-type="float">
            <text:p>0</text:p>
          </table:table-cell>
          <table:table-cell office:value-type="float" office:value="1131477" calcext:value-type="float">
            <text:p>1131477</text:p>
          </table:table-cell>
          <table:table-cell office:value-type="float" office:value="341030" calcext:value-type="float">
            <text:p>341030</text:p>
          </table:table-cell>
          <table:table-cell office:value-type="string" calcext:value-type="string">
            <text:p>[[@135952]] you are right. It's probably not as scenic as kalimpong . But it was good nonetheless with the hot wind on my face, <text:s/>friendly people, some superb architecture and a lot of History.</text:p>
          </table:table-cell>
          <table:table-cell/>
        </table:table-row>
        <table:table-row table:style-name="ro1">
          <table:table-cell office:value-type="float" office:value="235654" calcext:value-type="float">
            <text:p>235654</text:p>
          </table:table-cell>
          <table:table-cell office:value-type="float" office:value="0" calcext:value-type="float">
            <text:p>0</text:p>
          </table:table-cell>
          <table:table-cell office:value-type="float" office:value="1188633" calcext:value-type="float">
            <text:p>1188633</text:p>
          </table:table-cell>
          <table:table-cell office:value-type="float" office:value="135688" calcext:value-type="float">
            <text:p>135688</text:p>
          </table:table-cell>
          <table:table-cell office:value-type="string" calcext:value-type="string">
            <text:p>i'm so trying this sometime, do you have more experiences?</text:p>
          </table:table-cell>
          <table:table-cell/>
        </table:table-row>
        <table:table-row table:style-name="ro1">
          <table:table-cell office:value-type="float" office:value="237783" calcext:value-type="float">
            <text:p>237783</text:p>
          </table:table-cell>
          <table:table-cell office:value-type="float" office:value="0" calcext:value-type="float">
            <text:p>0</text:p>
          </table:table-cell>
          <table:table-cell office:value-type="float" office:value="1193874" calcext:value-type="float">
            <text:p>1193874</text:p>
          </table:table-cell>
          <table:table-cell office:value-type="float" office:value="360366" calcext:value-type="float">
            <text:p>360366</text:p>
          </table:table-cell>
          <table:table-cell office:value-type="string" calcext:value-type="string">
            <text:p>Thank u for the comments. I will post more of them.</text:p>
          </table:table-cell>
          <table:table-cell/>
        </table:table-row>
        <table:table-row table:style-name="ro1">
          <table:table-cell office:value-type="float" office:value="301412" calcext:value-type="float">
            <text:p>301412</text:p>
          </table:table-cell>
          <table:table-cell office:value-type="float" office:value="0" calcext:value-type="float">
            <text:p>0</text:p>
          </table:table-cell>
          <table:table-cell office:value-type="float" office:value="1591012" calcext:value-type="float">
            <text:p>1591012</text:p>
          </table:table-cell>
          <table:table-cell office:value-type="float" office:value="43523" calcext:value-type="float">
            <text:p>43523</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70350" calcext:value-type="float">
            <text:p>370350</text:p>
          </table:table-cell>
          <table:table-cell office:value-type="float" office:value="0" calcext:value-type="float">
            <text:p>0</text:p>
          </table:table-cell>
          <table:table-cell office:value-type="float" office:value="2194308" calcext:value-type="float">
            <text:p>2194308</text:p>
          </table:table-cell>
          <table:table-cell office:value-type="float" office:value="79857" calcext:value-type="float">
            <text:p>79857</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439144" calcext:value-type="float">
            <text:p>439144</text:p>
          </table:table-cell>
          <table:table-cell office:value-type="float" office:value="0" calcext:value-type="float">
            <text:p>0</text:p>
          </table:table-cell>
          <table:table-cell office:value-type="float" office:value="2401001" calcext:value-type="float">
            <text:p>2401001</text:p>
          </table:table-cell>
          <table:table-cell office:value-type="float" office:value="1632182" calcext:value-type="float">
            <text:p>1632182</text:p>
          </table:table-cell>
          <table:table-cell office:value-type="string" calcext:value-type="string">
            <text:p>Nice</text:p>
          </table:table-cell>
          <table:table-cell/>
        </table:table-row>
        <table:table-row table:style-name="ro1">
          <table:table-cell office:value-type="float" office:value="8353" calcext:value-type="float">
            <text:p>8353</text:p>
          </table:table-cell>
          <table:table-cell office:value-type="float" office:value="0" calcext:value-type="float">
            <text:p>0</text:p>
          </table:table-cell>
          <table:table-cell office:value-type="float" office:value="18899" calcext:value-type="float">
            <text:p>18899</text:p>
          </table:table-cell>
          <table:table-cell office:value-type="float" office:value="5358" calcext:value-type="float">
            <text:p>5358</text:p>
          </table:table-cell>
          <table:table-cell office:value-type="float" office:value="5" calcext:value-type="float">
            <text:p>5</text:p>
          </table:table-cell>
          <table:table-cell/>
        </table:table-row>
        <table:table-row table:style-name="ro1">
          <table:table-cell office:value-type="float" office:value="48695" calcext:value-type="float">
            <text:p>48695</text:p>
          </table:table-cell>
          <table:table-cell office:value-type="float" office:value="0" calcext:value-type="float">
            <text:p>0</text:p>
          </table:table-cell>
          <table:table-cell office:value-type="float" office:value="653529" calcext:value-type="float">
            <text:p>653529</text:p>
          </table:table-cell>
          <table:table-cell office:value-type="float" office:value="41274" calcext:value-type="float">
            <text:p>41274</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39591" calcext:value-type="float">
            <text:p>139591</text:p>
          </table:table-cell>
          <table:table-cell office:value-type="float" office:value="0" calcext:value-type="float">
            <text:p>0</text:p>
          </table:table-cell>
          <table:table-cell office:value-type="float" office:value="863937" calcext:value-type="float">
            <text:p>863937</text:p>
          </table:table-cell>
          <table:table-cell office:value-type="float" office:value="41522" calcext:value-type="float">
            <text:p>41522</text:p>
          </table:table-cell>
          <table:table-cell office:value-type="string" calcext:value-type="string">
            <text:p>Your stories are truely travel goals, how do you plan them?</text:p>
          </table:table-cell>
          <table:table-cell/>
        </table:table-row>
        <table:table-row table:style-name="ro1">
          <table:table-cell office:value-type="float" office:value="142579" calcext:value-type="float">
            <text:p>142579</text:p>
          </table:table-cell>
          <table:table-cell office:value-type="float" office:value="0" calcext:value-type="float">
            <text:p>0</text:p>
          </table:table-cell>
          <table:table-cell office:value-type="float" office:value="871377" calcext:value-type="float">
            <text:p>871377</text:p>
          </table:table-cell>
          <table:table-cell office:value-type="float" office:value="260748" calcext:value-type="float">
            <text:p>260748</text:p>
          </table:table-cell>
          <table:table-cell office:value-type="string" calcext:value-type="string">
            <text:p>soon [[@85385]]</text:p>
          </table:table-cell>
          <table:table-cell/>
        </table:table-row>
        <table:table-row table:style-name="ro1">
          <table:table-cell office:value-type="float" office:value="243881" calcext:value-type="float">
            <text:p>243881</text:p>
          </table:table-cell>
          <table:table-cell office:value-type="float" office:value="0" calcext:value-type="float">
            <text:p>0</text:p>
          </table:table-cell>
          <table:table-cell office:value-type="float" office:value="1214869" calcext:value-type="float">
            <text:p>1214869</text:p>
          </table:table-cell>
          <table:table-cell office:value-type="float" office:value="365634" calcext:value-type="float">
            <text:p>365634</text:p>
          </table:table-cell>
          <table:table-cell office:value-type="string" calcext:value-type="string">
            <text:p>Next kalasubai ?</text:p>
          </table:table-cell>
          <table:table-cell/>
        </table:table-row>
        <table:table-row table:style-name="ro1">
          <table:table-cell office:value-type="float" office:value="267057" calcext:value-type="float">
            <text:p>267057</text:p>
          </table:table-cell>
          <table:table-cell office:value-type="float" office:value="0" calcext:value-type="float">
            <text:p>0</text:p>
          </table:table-cell>
          <table:table-cell office:value-type="float" office:value="1201715" calcext:value-type="float">
            <text:p>1201715</text:p>
          </table:table-cell>
          <table:table-cell office:value-type="float" office:value="362878" calcext:value-type="float">
            <text:p>362878</text:p>
          </table:table-cell>
          <table:table-cell office:value-type="string" calcext:value-type="string">
            <text:p>[[@84688]] sure I will. What you would like to know?</text:p>
          </table:table-cell>
          <table:table-cell/>
        </table:table-row>
        <table:table-row table:style-name="ro1">
          <table:table-cell office:value-type="float" office:value="270600" calcext:value-type="float">
            <text:p>270600</text:p>
          </table:table-cell>
          <table:table-cell office:value-type="float" office:value="0" calcext:value-type="float">
            <text:p>0</text:p>
          </table:table-cell>
          <table:table-cell office:value-type="float" office:value="1412190" calcext:value-type="float">
            <text:p>1412190</text:p>
          </table:table-cell>
          <table:table-cell office:value-type="float" office:value="433595" calcext:value-type="float">
            <text:p>433595</text:p>
          </table:table-cell>
          <table:table-cell office:value-type="string" calcext:value-type="string">
            <text:p>it's not a beach brother....its a city between the lakes</text:p>
          </table:table-cell>
          <table:table-cell/>
        </table:table-row>
        <table:table-row table:style-name="ro1">
          <table:table-cell office:value-type="float" office:value="373719" calcext:value-type="float">
            <text:p>373719</text:p>
          </table:table-cell>
          <table:table-cell office:value-type="float" office:value="0" calcext:value-type="float">
            <text:p>0</text:p>
          </table:table-cell>
          <table:table-cell office:value-type="float" office:value="2223265" calcext:value-type="float">
            <text:p>2223265</text:p>
          </table:table-cell>
          <table:table-cell office:value-type="float" office:value="80467" calcext:value-type="float">
            <text:p>80467</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412044" calcext:value-type="float">
            <text:p>412044</text:p>
          </table:table-cell>
          <table:table-cell office:value-type="float" office:value="0" calcext:value-type="float">
            <text:p>0</text:p>
          </table:table-cell>
          <table:table-cell office:value-type="float" office:value="2309977" calcext:value-type="float">
            <text:p>2309977</text:p>
          </table:table-cell>
          <table:table-cell office:value-type="float" office:value="1311532" calcext:value-type="float">
            <text:p>1311532</text:p>
          </table:table-cell>
          <table:table-cell office:value-type="string" calcext:value-type="string">
            <text:p>Super</text:p>
          </table:table-cell>
          <table:table-cell/>
        </table:table-row>
        <table:table-row table:style-name="ro1">
          <table:table-cell office:value-type="float" office:value="443475" calcext:value-type="float">
            <text:p>443475</text:p>
          </table:table-cell>
          <table:table-cell office:value-type="float" office:value="0" calcext:value-type="float">
            <text:p>0</text:p>
          </table:table-cell>
          <table:table-cell office:value-type="float" office:value="2367096" calcext:value-type="float">
            <text:p>2367096</text:p>
          </table:table-cell>
          <table:table-cell office:value-type="float" office:value="1725166" calcext:value-type="float">
            <text:p>1725166</text:p>
          </table:table-cell>
          <table:table-cell office:value-type="string" calcext:value-type="string">
            <text:p>Hi</text:p>
          </table:table-cell>
          <table:table-cell/>
        </table:table-row>
        <table:table-row table:style-name="ro1">
          <table:table-cell office:value-type="float" office:value="26933" calcext:value-type="float">
            <text:p>26933</text:p>
          </table:table-cell>
          <table:table-cell office:value-type="float" office:value="0" calcext:value-type="float">
            <text:p>0</text:p>
          </table:table-cell>
          <table:table-cell office:value-type="float" office:value="603233" calcext:value-type="float">
            <text:p>603233</text:p>
          </table:table-cell>
          <table:table-cell office:value-type="float" office:value="40925" calcext:value-type="float">
            <text:p>40925</text:p>
          </table:table-cell>
          <table:table-cell office:value-type="string" calcext:value-type="string">
            <text:p>amazing stories! when can i read your next adventure?</text:p>
          </table:table-cell>
          <table:table-cell/>
        </table:table-row>
        <table:table-row table:style-name="ro1">
          <table:table-cell office:value-type="float" office:value="144279" calcext:value-type="float">
            <text:p>144279</text:p>
          </table:table-cell>
          <table:table-cell office:value-type="float" office:value="0" calcext:value-type="float">
            <text:p>0</text:p>
          </table:table-cell>
          <table:table-cell office:value-type="float" office:value="877564" calcext:value-type="float">
            <text:p>877564</text:p>
          </table:table-cell>
          <table:table-cell office:value-type="float" office:value="83299" calcext:value-type="float">
            <text:p>83299</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69952" calcext:value-type="float">
            <text:p>169952</text:p>
          </table:table-cell>
          <table:table-cell office:value-type="float" office:value="0" calcext:value-type="float">
            <text:p>0</text:p>
          </table:table-cell>
          <table:table-cell office:value-type="float" office:value="946743" calcext:value-type="float">
            <text:p>946743</text:p>
          </table:table-cell>
          <table:table-cell office:value-type="float" office:value="48426" calcext:value-type="float">
            <text:p>48426</text:p>
          </table:table-cell>
          <table:table-cell office:value-type="string" calcext:value-type="string">
            <text:p>Whoa! ❤️</text:p>
          </table:table-cell>
          <table:table-cell/>
        </table:table-row>
        <table:table-row table:style-name="ro1">
          <table:table-cell office:value-type="float" office:value="215224" calcext:value-type="float">
            <text:p>215224</text:p>
          </table:table-cell>
          <table:table-cell office:value-type="float" office:value="0" calcext:value-type="float">
            <text:p>0</text:p>
          </table:table-cell>
          <table:table-cell office:value-type="float" office:value="1085777" calcext:value-type="float">
            <text:p>1085777</text:p>
          </table:table-cell>
          <table:table-cell office:value-type="float" office:value="78206" calcext:value-type="float">
            <text:p>78206</text:p>
          </table:table-cell>
          <table:table-cell office:value-type="string" calcext:value-type="string">
            <text:p>Whoa! The images are crystal clear and so is the content!</text:p>
          </table:table-cell>
          <table:table-cell/>
        </table:table-row>
        <table:table-row table:style-name="ro1">
          <table:table-cell office:value-type="float" office:value="246879" calcext:value-type="float">
            <text:p>246879</text:p>
          </table:table-cell>
          <table:table-cell office:value-type="float" office:value="833236" calcext:value-type="float">
            <text:p>833236</text:p>
          </table:table-cell>
          <table:table-cell office:value-type="float" office:value="0" calcext:value-type="float">
            <text:p>0</text:p>
          </table:table-cell>
          <table:table-cell office:value-type="float" office:value="213706" calcext:value-type="float">
            <text:p>213706</text:p>
          </table:table-cell>
          <table:table-cell office:value-type="string" calcext:value-type="string">
            <text:p>Labbaik ya musa kazim a.s</text:p>
          </table:table-cell>
          <table:table-cell/>
        </table:table-row>
        <table:table-row table:style-name="ro1">
          <table:table-cell office:value-type="float" office:value="392754" calcext:value-type="float">
            <text:p>392754</text:p>
          </table:table-cell>
          <table:table-cell office:value-type="float" office:value="0" calcext:value-type="float">
            <text:p>0</text:p>
          </table:table-cell>
          <table:table-cell office:value-type="float" office:value="446413" calcext:value-type="float">
            <text:p>446413</text:p>
          </table:table-cell>
          <table:table-cell office:value-type="float" office:value="945791" calcext:value-type="float">
            <text:p>945791</text:p>
          </table:table-cell>
          <table:table-cell office:value-type="string" calcext:value-type="string">
            <text:p>Nice</text:p>
          </table:table-cell>
          <table:table-cell/>
        </table:table-row>
        <table:table-row table:style-name="ro1">
          <table:table-cell office:value-type="float" office:value="17534" calcext:value-type="float">
            <text:p>17534</text:p>
          </table:table-cell>
          <table:table-cell office:value-type="float" office:value="243099" calcext:value-type="float">
            <text:p>243099</text:p>
          </table:table-cell>
          <table:table-cell office:value-type="float" office:value="0" calcext:value-type="float">
            <text:p>0</text:p>
          </table:table-cell>
          <table:table-cell office:value-type="float" office:value="41873" calcext:value-type="float">
            <text:p>41873</text:p>
          </table:table-cell>
          <table:table-cell office:value-type="string" calcext:value-type="string">
            <text:p>[[@1]]</text:p>
          </table:table-cell>
          <table:table-cell/>
        </table:table-row>
        <table:table-row table:style-name="ro1">
          <table:table-cell office:value-type="float" office:value="82003" calcext:value-type="float">
            <text:p>82003</text:p>
          </table:table-cell>
          <table:table-cell office:value-type="float" office:value="0" calcext:value-type="float">
            <text:p>0</text:p>
          </table:table-cell>
          <table:table-cell office:value-type="float" office:value="231919" calcext:value-type="float">
            <text:p>231919</text:p>
          </table:table-cell>
          <table:table-cell office:value-type="float" office:value="77334" calcext:value-type="float">
            <text:p>77334</text:p>
          </table:table-cell>
          <table:table-cell office:value-type="string" calcext:value-type="string">
            <text:p>Super se bhi uper!</text:p>
          </table:table-cell>
          <table:table-cell/>
        </table:table-row>
        <table:table-row table:style-name="ro1">
          <table:table-cell office:value-type="float" office:value="82112" calcext:value-type="float">
            <text:p>82112</text:p>
          </table:table-cell>
          <table:table-cell office:value-type="float" office:value="0" calcext:value-type="float">
            <text:p>0</text:p>
          </table:table-cell>
          <table:table-cell office:value-type="float" office:value="214572" calcext:value-type="float">
            <text:p>214572</text:p>
          </table:table-cell>
          <table:table-cell office:value-type="float" office:value="86804" calcext:value-type="float">
            <text:p>86804</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93990" calcext:value-type="float">
            <text:p>93990</text:p>
          </table:table-cell>
          <table:table-cell office:value-type="float" office:value="0" calcext:value-type="float">
            <text:p>0</text:p>
          </table:table-cell>
          <table:table-cell office:value-type="float" office:value="112021" calcext:value-type="float">
            <text:p>112021</text:p>
          </table:table-cell>
          <table:table-cell office:value-type="float" office:value="226648" calcext:value-type="float">
            <text:p>226648</text:p>
          </table:table-cell>
          <table:table-cell office:value-type="string" calcext:value-type="string">
            <text:p>Nice landscape</text:p>
          </table:table-cell>
          <table:table-cell/>
        </table:table-row>
        <table:table-row table:style-name="ro1">
          <table:table-cell office:value-type="float" office:value="268440" calcext:value-type="float">
            <text:p>268440</text:p>
          </table:table-cell>
          <table:table-cell office:value-type="float" office:value="0" calcext:value-type="float">
            <text:p>0</text:p>
          </table:table-cell>
          <table:table-cell office:value-type="float" office:value="1398311" calcext:value-type="float">
            <text:p>1398311</text:p>
          </table:table-cell>
          <table:table-cell office:value-type="float" office:value="82539" calcext:value-type="float">
            <text:p>82539</text:p>
          </table:table-cell>
          <table:table-cell office:value-type="string" calcext:value-type="string">
            <text:p>masttt!!</text:p>
          </table:table-cell>
          <table:table-cell/>
        </table:table-row>
        <table:table-row table:style-name="ro1">
          <table:table-cell office:value-type="float" office:value="388153" calcext:value-type="float">
            <text:p>388153</text:p>
          </table:table-cell>
          <table:table-cell office:value-type="float" office:value="0" calcext:value-type="float">
            <text:p>0</text:p>
          </table:table-cell>
          <table:table-cell office:value-type="float" office:value="430558" calcext:value-type="float">
            <text:p>430558</text:p>
          </table:table-cell>
          <table:table-cell office:value-type="float" office:value="833157" calcext:value-type="float">
            <text:p>833157</text:p>
          </table:table-cell>
          <table:table-cell office:value-type="string" calcext:value-type="string">
            <text:p>?</text:p>
          </table:table-cell>
          <table:table-cell/>
        </table:table-row>
        <table:table-row table:style-name="ro1">
          <table:table-cell office:value-type="float" office:value="441257" calcext:value-type="float">
            <text:p>441257</text:p>
          </table:table-cell>
          <table:table-cell office:value-type="float" office:value="0" calcext:value-type="float">
            <text:p>0</text:p>
          </table:table-cell>
          <table:table-cell office:value-type="float" office:value="1913971" calcext:value-type="float">
            <text:p>1913971</text:p>
          </table:table-cell>
          <table:table-cell office:value-type="float" office:value="1664657" calcext:value-type="float">
            <text:p>1664657</text:p>
          </table:table-cell>
          <table:table-cell office:value-type="string" calcext:value-type="string">
            <text:p>Nice work g</text:p>
          </table:table-cell>
          <table:table-cell/>
        </table:table-row>
        <table:table-row table:style-name="ro1">
          <table:table-cell office:value-type="float" office:value="453007" calcext:value-type="float">
            <text:p>453007</text:p>
          </table:table-cell>
          <table:table-cell office:value-type="float" office:value="0" calcext:value-type="float">
            <text:p>0</text:p>
          </table:table-cell>
          <table:table-cell office:value-type="float" office:value="2529990" calcext:value-type="float">
            <text:p>2529990</text:p>
          </table:table-cell>
          <table:table-cell office:value-type="float" office:value="1953775" calcext:value-type="float">
            <text:p>1953775</text:p>
          </table:table-cell>
          <table:table-cell office:value-type="string" calcext:value-type="string">
            <text:p>Eyv cnm</text:p>
          </table:table-cell>
          <table:table-cell/>
        </table:table-row>
        <table:table-row table:style-name="ro1">
          <table:table-cell office:value-type="float" office:value="5635" calcext:value-type="float">
            <text:p>5635</text:p>
          </table:table-cell>
          <table:table-cell office:value-type="float" office:value="0" calcext:value-type="float">
            <text:p>0</text:p>
          </table:table-cell>
          <table:table-cell office:value-type="float" office:value="33776" calcext:value-type="float">
            <text:p>33776</text:p>
          </table:table-cell>
          <table:table-cell office:value-type="float" office:value="49232" calcext:value-type="float">
            <text:p>49232</text:p>
          </table:table-cell>
          <table:table-cell office:value-type="string" calcext:value-type="string">
            <text:p>?????</text:p>
          </table:table-cell>
          <table:table-cell/>
        </table:table-row>
        <table:table-row table:style-name="ro1">
          <table:table-cell office:value-type="float" office:value="29065" calcext:value-type="float">
            <text:p>29065</text:p>
          </table:table-cell>
          <table:table-cell office:value-type="float" office:value="0" calcext:value-type="float">
            <text:p>0</text:p>
          </table:table-cell>
          <table:table-cell office:value-type="float" office:value="609934" calcext:value-type="float">
            <text:p>609934</text:p>
          </table:table-cell>
          <table:table-cell office:value-type="float" office:value="81843" calcext:value-type="float">
            <text:p>8184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99681" calcext:value-type="float">
            <text:p>99681</text:p>
          </table:table-cell>
          <table:table-cell office:value-type="float" office:value="0" calcext:value-type="float">
            <text:p>0</text:p>
          </table:table-cell>
          <table:table-cell office:value-type="float" office:value="775291" calcext:value-type="float">
            <text:p>775291</text:p>
          </table:table-cell>
          <table:table-cell office:value-type="float" office:value="88006" calcext:value-type="float">
            <text:p>88006</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29368" calcext:value-type="float">
            <text:p>129368</text:p>
          </table:table-cell>
          <table:table-cell office:value-type="float" office:value="0" calcext:value-type="float">
            <text:p>0</text:p>
          </table:table-cell>
          <table:table-cell office:value-type="float" office:value="821949" calcext:value-type="float">
            <text:p>821949</text:p>
          </table:table-cell>
          <table:table-cell office:value-type="float" office:value="245114" calcext:value-type="float">
            <text:p>245114</text:p>
          </table:table-cell>
          <table:table-cell office:value-type="string" calcext:value-type="string">
            <text:p>[[@52487]] I'm very new to this app right now.. I'll gain pace slowly.. :) thank you though</text:p>
          </table:table-cell>
          <table:table-cell/>
        </table:table-row>
        <table:table-row table:style-name="ro1">
          <table:table-cell office:value-type="float" office:value="317974" calcext:value-type="float">
            <text:p>317974</text:p>
          </table:table-cell>
          <table:table-cell office:value-type="float" office:value="1279183" calcext:value-type="float">
            <text:p>1279183</text:p>
          </table:table-cell>
          <table:table-cell office:value-type="float" office:value="0" calcext:value-type="float">
            <text:p>0</text:p>
          </table:table-cell>
          <table:table-cell office:value-type="float" office:value="494656" calcext:value-type="float">
            <text:p>494656</text:p>
          </table:table-cell>
          <table:table-cell office:value-type="string" calcext:value-type="string">
            <text:p>You guys are enjoying and hitting that guy jangoo</text:p>
          </table:table-cell>
          <table:table-cell/>
        </table:table-row>
        <table:table-row table:style-name="ro1">
          <table:table-cell office:value-type="float" office:value="319964" calcext:value-type="float">
            <text:p>319964</text:p>
          </table:table-cell>
          <table:table-cell office:value-type="float" office:value="0" calcext:value-type="float">
            <text:p>0</text:p>
          </table:table-cell>
          <table:table-cell office:value-type="float" office:value="1706166" calcext:value-type="float">
            <text:p>1706166</text:p>
          </table:table-cell>
          <table:table-cell office:value-type="float" office:value="76913" calcext:value-type="float">
            <text:p>7691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22151" calcext:value-type="float">
            <text:p>322151</text:p>
          </table:table-cell>
          <table:table-cell office:value-type="float" office:value="0" calcext:value-type="float">
            <text:p>0</text:p>
          </table:table-cell>
          <table:table-cell office:value-type="float" office:value="1575277" calcext:value-type="float">
            <text:p>1575277</text:p>
          </table:table-cell>
          <table:table-cell office:value-type="float" office:value="480635" calcext:value-type="float">
            <text:p>480635</text:p>
          </table:table-cell>
          <table:table-cell office:value-type="string" calcext:value-type="string">
            <text:p>[[@1]]</text:p>
          </table:table-cell>
          <table:table-cell/>
        </table:table-row>
        <table:table-row table:style-name="ro1">
          <table:table-cell office:value-type="float" office:value="345100" calcext:value-type="float">
            <text:p>345100</text:p>
          </table:table-cell>
          <table:table-cell office:value-type="float" office:value="0" calcext:value-type="float">
            <text:p>0</text:p>
          </table:table-cell>
          <table:table-cell office:value-type="float" office:value="1846433" calcext:value-type="float">
            <text:p>1846433</text:p>
          </table:table-cell>
          <table:table-cell office:value-type="float" office:value="570310" calcext:value-type="float">
            <text:p>570310</text:p>
          </table:table-cell>
          <table:table-cell office:value-type="string" calcext:value-type="string">
            <text:p>[[@79699]] rely on public transport systems.</text:p>
          </table:table-cell>
          <table:table-cell/>
        </table:table-row>
        <table:table-row table:style-name="ro1">
          <table:table-cell office:value-type="float" office:value="400331" calcext:value-type="float">
            <text:p>400331</text:p>
          </table:table-cell>
          <table:table-cell office:value-type="float" office:value="0" calcext:value-type="float">
            <text:p>0</text:p>
          </table:table-cell>
          <table:table-cell office:value-type="float" office:value="2277554" calcext:value-type="float">
            <text:p>2277554</text:p>
          </table:table-cell>
          <table:table-cell office:value-type="float" office:value="1023411" calcext:value-type="float">
            <text:p>1023411</text:p>
          </table:table-cell>
          <table:table-cell office:value-type="string" calcext:value-type="string">
            <text:p>[[@1015251]]</text:p>
          </table:table-cell>
          <table:table-cell/>
        </table:table-row>
        <table:table-row table:style-name="ro1">
          <table:table-cell office:value-type="float" office:value="460963" calcext:value-type="float">
            <text:p>460963</text:p>
          </table:table-cell>
          <table:table-cell office:value-type="float" office:value="0" calcext:value-type="float">
            <text:p>0</text:p>
          </table:table-cell>
          <table:table-cell office:value-type="float" office:value="2264261" calcext:value-type="float">
            <text:p>2264261</text:p>
          </table:table-cell>
          <table:table-cell office:value-type="float" office:value="2143082" calcext:value-type="float">
            <text:p>2143082</text:p>
          </table:table-cell>
          <table:table-cell office:value-type="string" calcext:value-type="string">
            <text:p>Awaow</text:p>
          </table:table-cell>
          <table:table-cell/>
        </table:table-row>
        <table:table-row table:style-name="ro1">
          <table:table-cell office:value-type="float" office:value="62769" calcext:value-type="float">
            <text:p>62769</text:p>
          </table:table-cell>
          <table:table-cell office:value-type="float" office:value="0" calcext:value-type="float">
            <text:p>0</text:p>
          </table:table-cell>
          <table:table-cell office:value-type="float" office:value="685109" calcext:value-type="float">
            <text:p>685109</text:p>
          </table:table-cell>
          <table:table-cell office:value-type="float" office:value="77988" calcext:value-type="float">
            <text:p>77988</text:p>
          </table:table-cell>
          <table:table-cell office:value-type="string" calcext:value-type="string">
            <text:p>Dekhne mein mast lag rahi hai yeh jagah</text:p>
          </table:table-cell>
          <table:table-cell/>
        </table:table-row>
        <table:table-row table:style-name="ro1">
          <table:table-cell office:value-type="float" office:value="201081" calcext:value-type="float">
            <text:p>201081</text:p>
          </table:table-cell>
          <table:table-cell office:value-type="float" office:value="0" calcext:value-type="float">
            <text:p>0</text:p>
          </table:table-cell>
          <table:table-cell office:value-type="float" office:value="1036150" calcext:value-type="float">
            <text:p>1036150</text:p>
          </table:table-cell>
          <table:table-cell office:value-type="float" office:value="312645" calcext:value-type="float">
            <text:p>312645</text:p>
          </table:table-cell>
          <table:table-cell office:value-type="string" calcext:value-type="string">
            <text:p>[[@243630]] oops sorry.. but I don't have any video of this place. I didn't shoot any☺</text:p>
          </table:table-cell>
          <table:table-cell/>
        </table:table-row>
        <table:table-row table:style-name="ro1">
          <table:table-cell office:value-type="float" office:value="228937" calcext:value-type="float">
            <text:p>228937</text:p>
          </table:table-cell>
          <table:table-cell office:value-type="float" office:value="0" calcext:value-type="float">
            <text:p>0</text:p>
          </table:table-cell>
          <table:table-cell office:value-type="float" office:value="1172605" calcext:value-type="float">
            <text:p>1172605</text:p>
          </table:table-cell>
          <table:table-cell office:value-type="float" office:value="84244" calcext:value-type="float">
            <text:p>84244</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44443" calcext:value-type="float">
            <text:p>244443</text:p>
          </table:table-cell>
          <table:table-cell office:value-type="float" office:value="0" calcext:value-type="float">
            <text:p>0</text:p>
          </table:table-cell>
          <table:table-cell office:value-type="float" office:value="1224779" calcext:value-type="float">
            <text:p>1224779</text:p>
          </table:table-cell>
          <table:table-cell office:value-type="float" office:value="78670" calcext:value-type="float">
            <text:p>78670</text:p>
          </table:table-cell>
          <table:table-cell office:value-type="string" calcext:value-type="string">
            <text:p>aapke pass shabdo ko istemal karne ki kala hai</text:p>
          </table:table-cell>
          <table:table-cell/>
        </table:table-row>
        <table:table-row table:style-name="ro1">
          <table:table-cell office:value-type="float" office:value="264384" calcext:value-type="float">
            <text:p>264384</text:p>
          </table:table-cell>
          <table:table-cell office:value-type="float" office:value="0" calcext:value-type="float">
            <text:p>0</text:p>
          </table:table-cell>
          <table:table-cell office:value-type="float" office:value="1377071" calcext:value-type="float">
            <text:p>1377071</text:p>
          </table:table-cell>
          <table:table-cell office:value-type="float" office:value="422057" calcext:value-type="float">
            <text:p>422057</text:p>
          </table:table-cell>
          <table:table-cell office:value-type="string" calcext:value-type="string">
            <text:p>[[@170798]] thanks?</text:p>
          </table:table-cell>
          <table:table-cell/>
        </table:table-row>
        <table:table-row table:style-name="ro1">
          <table:table-cell office:value-type="float" office:value="274229" calcext:value-type="float">
            <text:p>274229</text:p>
          </table:table-cell>
          <table:table-cell office:value-type="float" office:value="0" calcext:value-type="float">
            <text:p>0</text:p>
          </table:table-cell>
          <table:table-cell office:value-type="float" office:value="1433273" calcext:value-type="float">
            <text:p>1433273</text:p>
          </table:table-cell>
          <table:table-cell office:value-type="float" office:value="81925" calcext:value-type="float">
            <text:p>81925</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415282" calcext:value-type="float">
            <text:p>415282</text:p>
          </table:table-cell>
          <table:table-cell office:value-type="float" office:value="0" calcext:value-type="float">
            <text:p>0</text:p>
          </table:table-cell>
          <table:table-cell office:value-type="float" office:value="2340885" calcext:value-type="float">
            <text:p>2340885</text:p>
          </table:table-cell>
          <table:table-cell office:value-type="float" office:value="1362416" calcext:value-type="float">
            <text:p>1362416</text:p>
          </table:table-cell>
          <table:table-cell office:value-type="string" calcext:value-type="string">
            <text:p>Super</text:p>
          </table:table-cell>
          <table:table-cell/>
        </table:table-row>
        <table:table-row table:style-name="ro1">
          <table:table-cell office:value-type="float" office:value="37352" calcext:value-type="float">
            <text:p>37352</text:p>
          </table:table-cell>
          <table:table-cell office:value-type="float" office:value="0" calcext:value-type="float">
            <text:p>0</text:p>
          </table:table-cell>
          <table:table-cell office:value-type="float" office:value="161446" calcext:value-type="float">
            <text:p>161446</text:p>
          </table:table-cell>
          <table:table-cell office:value-type="float" office:value="79168" calcext:value-type="float">
            <text:p>79168</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7494" calcext:value-type="float">
            <text:p>37494</text:p>
          </table:table-cell>
          <table:table-cell office:value-type="float" office:value="0" calcext:value-type="float">
            <text:p>0</text:p>
          </table:table-cell>
          <table:table-cell office:value-type="float" office:value="163117" calcext:value-type="float">
            <text:p>163117</text:p>
          </table:table-cell>
          <table:table-cell office:value-type="float" office:value="80076" calcext:value-type="float">
            <text:p>80076</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61000" calcext:value-type="float">
            <text:p>61000</text:p>
          </table:table-cell>
          <table:table-cell office:value-type="float" office:value="0" calcext:value-type="float">
            <text:p>0</text:p>
          </table:table-cell>
          <table:table-cell office:value-type="float" office:value="679789" calcext:value-type="float">
            <text:p>679789</text:p>
          </table:table-cell>
          <table:table-cell office:value-type="float" office:value="202964" calcext:value-type="float">
            <text:p>202964</text:p>
          </table:table-cell>
          <table:table-cell office:value-type="string" calcext:value-type="string">
            <text:p>[[@78280]] sorry I didn't recognize you or it would be better , I didn't remember you <text:s/>; as I have worked with many people at different circumstances . And about my next trip , my group knows what will be our next destination...</text:p>
          </table:table-cell>
          <table:table-cell/>
        </table:table-row>
        <table:table-row table:style-name="ro1">
          <table:table-cell office:value-type="float" office:value="257921" calcext:value-type="float">
            <text:p>257921</text:p>
          </table:table-cell>
          <table:table-cell office:value-type="float" office:value="0" calcext:value-type="float">
            <text:p>0</text:p>
          </table:table-cell>
          <table:table-cell office:value-type="float" office:value="1321534" calcext:value-type="float">
            <text:p>1321534</text:p>
          </table:table-cell>
          <table:table-cell office:value-type="float" office:value="80100" calcext:value-type="float">
            <text:p>80100</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59643" calcext:value-type="float">
            <text:p>259643</text:p>
          </table:table-cell>
          <table:table-cell office:value-type="float" office:value="0" calcext:value-type="float">
            <text:p>0</text:p>
          </table:table-cell>
          <table:table-cell office:value-type="float" office:value="1119386" calcext:value-type="float">
            <text:p>1119386</text:p>
          </table:table-cell>
          <table:table-cell office:value-type="float" office:value="408208" calcext:value-type="float">
            <text:p>408208</text:p>
          </table:table-cell>
          <table:table-cell office:value-type="string" calcext:value-type="string">
            <text:p>Now it's ban. Badluck</text:p>
          </table:table-cell>
          <table:table-cell/>
        </table:table-row>
        <table:table-row table:style-name="ro1">
          <table:table-cell office:value-type="float" office:value="286213" calcext:value-type="float">
            <text:p>286213</text:p>
          </table:table-cell>
          <table:table-cell office:value-type="float" office:value="0" calcext:value-type="float">
            <text:p>0</text:p>
          </table:table-cell>
          <table:table-cell office:value-type="float" office:value="1507363" calcext:value-type="float">
            <text:p>1507363</text:p>
          </table:table-cell>
          <table:table-cell office:value-type="float" office:value="79561" calcext:value-type="float">
            <text:p>79561</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90300" calcext:value-type="float">
            <text:p>290300</text:p>
          </table:table-cell>
          <table:table-cell office:value-type="float" office:value="0" calcext:value-type="float">
            <text:p>0</text:p>
          </table:table-cell>
          <table:table-cell office:value-type="float" office:value="1486297" calcext:value-type="float">
            <text:p>1486297</text:p>
          </table:table-cell>
          <table:table-cell office:value-type="float" office:value="457120" calcext:value-type="float">
            <text:p>457120</text:p>
          </table:table-cell>
          <table:table-cell office:value-type="string" calcext:value-type="string">
            <text:p>[[@81434]] thank you next time I'll try my best as i can ?</text:p>
          </table:table-cell>
          <table:table-cell/>
        </table:table-row>
        <table:table-row table:style-name="ro1">
          <table:table-cell office:value-type="float" office:value="432161" calcext:value-type="float">
            <text:p>432161</text:p>
          </table:table-cell>
          <table:table-cell office:value-type="float" office:value="0" calcext:value-type="float">
            <text:p>0</text:p>
          </table:table-cell>
          <table:table-cell office:value-type="float" office:value="2280291" calcext:value-type="float">
            <text:p>2280291</text:p>
          </table:table-cell>
          <table:table-cell office:value-type="float" office:value="38041" calcext:value-type="float">
            <text:p>38041</text:p>
          </table:table-cell>
          <table:table-cell office:value-type="string" calcext:value-type="string">
            <text:p>you rock man</text:p>
          </table:table-cell>
          <table:table-cell/>
        </table:table-row>
        <table:table-row table:style-name="ro1">
          <table:table-cell office:value-type="float" office:value="443165" calcext:value-type="float">
            <text:p>443165</text:p>
          </table:table-cell>
          <table:table-cell office:value-type="float" office:value="0" calcext:value-type="float">
            <text:p>0</text:p>
          </table:table-cell>
          <table:table-cell office:value-type="float" office:value="2448676" calcext:value-type="float">
            <text:p>2448676</text:p>
          </table:table-cell>
          <table:table-cell office:value-type="float" office:value="1718891" calcext:value-type="float">
            <text:p>1718891</text:p>
          </table:table-cell>
          <table:table-cell office:value-type="string" calcext:value-type="string">
            <text:p>Nice</text:p>
          </table:table-cell>
          <table:table-cell/>
        </table:table-row>
        <table:table-row table:style-name="ro1">
          <table:table-cell office:value-type="float" office:value="16233" calcext:value-type="float">
            <text:p>16233</text:p>
          </table:table-cell>
          <table:table-cell office:value-type="float" office:value="212129" calcext:value-type="float">
            <text:p>212129</text:p>
          </table:table-cell>
          <table:table-cell office:value-type="float" office:value="0" calcext:value-type="float">
            <text:p>0</text:p>
          </table:table-cell>
          <table:table-cell office:value-type="float" office:value="131895" calcext:value-type="float">
            <text:p>131895</text:p>
          </table:table-cell>
          <table:table-cell office:value-type="string" calcext:value-type="string">
            <text:p>[[@1]]</text:p>
          </table:table-cell>
          <table:table-cell/>
        </table:table-row>
        <table:table-row table:style-name="ro1">
          <table:table-cell office:value-type="float" office:value="32981" calcext:value-type="float">
            <text:p>32981</text:p>
          </table:table-cell>
          <table:table-cell office:value-type="float" office:value="0" calcext:value-type="float">
            <text:p>0</text:p>
          </table:table-cell>
          <table:table-cell office:value-type="float" office:value="619488" calcext:value-type="float">
            <text:p>619488</text:p>
          </table:table-cell>
          <table:table-cell office:value-type="float" office:value="39592" calcext:value-type="float">
            <text:p>39592</text:p>
          </table:table-cell>
          <table:table-cell office:value-type="string" calcext:value-type="string">
            <text:p>Hey the trail is amazing, could you give some info?</text:p>
          </table:table-cell>
          <table:table-cell/>
        </table:table-row>
        <table:table-row table:style-name="ro1">
          <table:table-cell office:value-type="float" office:value="116673" calcext:value-type="float">
            <text:p>116673</text:p>
          </table:table-cell>
          <table:table-cell office:value-type="float" office:value="0" calcext:value-type="float">
            <text:p>0</text:p>
          </table:table-cell>
          <table:table-cell office:value-type="float" office:value="452070" calcext:value-type="float">
            <text:p>452070</text:p>
          </table:table-cell>
          <table:table-cell office:value-type="float" office:value="232106" calcext:value-type="float">
            <text:p>232106</text:p>
          </table:table-cell>
          <table:table-cell office:value-type="string" calcext:value-type="string">
            <text:p>Which Lakkidi?</text:p>
          </table:table-cell>
          <table:table-cell/>
        </table:table-row>
        <table:table-row table:style-name="ro1">
          <table:table-cell office:value-type="float" office:value="142939" calcext:value-type="float">
            <text:p>142939</text:p>
          </table:table-cell>
          <table:table-cell office:value-type="float" office:value="0" calcext:value-type="float">
            <text:p>0</text:p>
          </table:table-cell>
          <table:table-cell office:value-type="float" office:value="874754" calcext:value-type="float">
            <text:p>874754</text:p>
          </table:table-cell>
          <table:table-cell office:value-type="float" office:value="41192" calcext:value-type="float">
            <text:p>41192</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79750" calcext:value-type="float">
            <text:p>279750</text:p>
          </table:table-cell>
          <table:table-cell office:value-type="float" office:value="0" calcext:value-type="float">
            <text:p>0</text:p>
          </table:table-cell>
          <table:table-cell office:value-type="float" office:value="477380" calcext:value-type="float">
            <text:p>477380</text:p>
          </table:table-cell>
          <table:table-cell office:value-type="float" office:value="450652" calcext:value-type="float">
            <text:p>450652</text:p>
          </table:table-cell>
          <table:table-cell office:value-type="string" calcext:value-type="string">
            <text:p>Qute *</text:p>
          </table:table-cell>
          <table:table-cell/>
        </table:table-row>
        <table:table-row table:style-name="ro1">
          <table:table-cell office:value-type="float" office:value="459503" calcext:value-type="float">
            <text:p>459503</text:p>
          </table:table-cell>
          <table:table-cell office:value-type="float" office:value="0" calcext:value-type="float">
            <text:p>0</text:p>
          </table:table-cell>
          <table:table-cell office:value-type="float" office:value="2318556" calcext:value-type="float">
            <text:p>2318556</text:p>
          </table:table-cell>
          <table:table-cell office:value-type="float" office:value="2122833" calcext:value-type="float">
            <text:p>2122833</text:p>
          </table:table-cell>
          <table:table-cell office:value-type="string" calcext:value-type="string">
            <text:p>Nice</text:p>
          </table:table-cell>
          <table:table-cell/>
        </table:table-row>
        <table:table-row table:style-name="ro1">
          <table:table-cell office:value-type="float" office:value="55864" calcext:value-type="float">
            <text:p>55864</text:p>
          </table:table-cell>
          <table:table-cell office:value-type="float" office:value="0" calcext:value-type="float">
            <text:p>0</text:p>
          </table:table-cell>
          <table:table-cell office:value-type="float" office:value="670414" calcext:value-type="float">
            <text:p>670414</text:p>
          </table:table-cell>
          <table:table-cell office:value-type="float" office:value="80713" calcext:value-type="float">
            <text:p>80713</text:p>
          </table:table-cell>
          <table:table-cell office:value-type="string" calcext:value-type="string">
            <text:p>Hey, the title is so innovative!</text:p>
          </table:table-cell>
          <table:table-cell/>
        </table:table-row>
        <table:table-row table:style-name="ro1">
          <table:table-cell office:value-type="float" office:value="67415" calcext:value-type="float">
            <text:p>67415</text:p>
          </table:table-cell>
          <table:table-cell office:value-type="float" office:value="0" calcext:value-type="float">
            <text:p>0</text:p>
          </table:table-cell>
          <table:table-cell office:value-type="float" office:value="697862" calcext:value-type="float">
            <text:p>697862</text:p>
          </table:table-cell>
          <table:table-cell office:value-type="float" office:value="208132" calcext:value-type="float">
            <text:p>208132</text:p>
          </table:table-cell>
          <table:table-cell office:value-type="string" calcext:value-type="string">
            <text:p>[[@86774]] thnkew</text:p>
          </table:table-cell>
          <table:table-cell/>
        </table:table-row>
        <table:table-row table:style-name="ro1">
          <table:table-cell office:value-type="float" office:value="69070" calcext:value-type="float">
            <text:p>69070</text:p>
          </table:table-cell>
          <table:table-cell office:value-type="float" office:value="0" calcext:value-type="float">
            <text:p>0</text:p>
          </table:table-cell>
          <table:table-cell office:value-type="float" office:value="703797" calcext:value-type="float">
            <text:p>703797</text:p>
          </table:table-cell>
          <table:table-cell office:value-type="float" office:value="209826" calcext:value-type="float">
            <text:p>209826</text:p>
          </table:table-cell>
          <table:table-cell office:value-type="string" calcext:value-type="string">
            <text:p>[[@42834]] <text:s/>its video has uploded</text:p>
          </table:table-cell>
          <table:table-cell/>
        </table:table-row>
        <table:table-row table:style-name="ro1">
          <table:table-cell office:value-type="float" office:value="82180" calcext:value-type="float">
            <text:p>82180</text:p>
          </table:table-cell>
          <table:table-cell office:value-type="float" office:value="0" calcext:value-type="float">
            <text:p>0</text:p>
          </table:table-cell>
          <table:table-cell office:value-type="float" office:value="211894" calcext:value-type="float">
            <text:p>211894</text:p>
          </table:table-cell>
          <table:table-cell office:value-type="float" office:value="41300" calcext:value-type="float">
            <text:p>41300</text:p>
          </table:table-cell>
          <table:table-cell office:value-type="string" calcext:value-type="string">
            <text:p>aapke pass shabdo ko istemal karne ki kala hai</text:p>
          </table:table-cell>
          <table:table-cell/>
        </table:table-row>
        <table:table-row table:style-name="ro1">
          <table:table-cell office:value-type="float" office:value="142365" calcext:value-type="float">
            <text:p>142365</text:p>
          </table:table-cell>
          <table:table-cell office:value-type="float" office:value="0" calcext:value-type="float">
            <text:p>0</text:p>
          </table:table-cell>
          <table:table-cell office:value-type="float" office:value="872912" calcext:value-type="float">
            <text:p>872912</text:p>
          </table:table-cell>
          <table:table-cell office:value-type="float" office:value="87666" calcext:value-type="float">
            <text:p>8766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45416" calcext:value-type="float">
            <text:p>145416</text:p>
          </table:table-cell>
          <table:table-cell office:value-type="float" office:value="0" calcext:value-type="float">
            <text:p>0</text:p>
          </table:table-cell>
          <table:table-cell office:value-type="float" office:value="881322" calcext:value-type="float">
            <text:p>881322</text:p>
          </table:table-cell>
          <table:table-cell office:value-type="float" office:value="76712" calcext:value-type="float">
            <text:p>76712</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71489" calcext:value-type="float">
            <text:p>171489</text:p>
          </table:table-cell>
          <table:table-cell office:value-type="float" office:value="0" calcext:value-type="float">
            <text:p>0</text:p>
          </table:table-cell>
          <table:table-cell office:value-type="float" office:value="950281" calcext:value-type="float">
            <text:p>950281</text:p>
          </table:table-cell>
          <table:table-cell office:value-type="float" office:value="77128" calcext:value-type="float">
            <text:p>7712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87731" calcext:value-type="float">
            <text:p>187731</text:p>
          </table:table-cell>
          <table:table-cell office:value-type="float" office:value="0" calcext:value-type="float">
            <text:p>0</text:p>
          </table:table-cell>
          <table:table-cell office:value-type="float" office:value="977457" calcext:value-type="float">
            <text:p>977457</text:p>
          </table:table-cell>
          <table:table-cell office:value-type="float" office:value="77597" calcext:value-type="float">
            <text:p>77597</text:p>
          </table:table-cell>
          <table:table-cell office:value-type="string" calcext:value-type="string">
            <text:p>OMG! yeh mera India</text:p>
          </table:table-cell>
          <table:table-cell/>
        </table:table-row>
        <table:table-row table:style-name="ro1">
          <table:table-cell office:value-type="float" office:value="208453" calcext:value-type="float">
            <text:p>208453</text:p>
          </table:table-cell>
          <table:table-cell office:value-type="float" office:value="0" calcext:value-type="float">
            <text:p>0</text:p>
          </table:table-cell>
          <table:table-cell office:value-type="float" office:value="1068894" calcext:value-type="float">
            <text:p>1068894</text:p>
          </table:table-cell>
          <table:table-cell office:value-type="float" office:value="40586" calcext:value-type="float">
            <text:p>40586</text:p>
          </table:table-cell>
          <table:table-cell office:value-type="string" calcext:value-type="string">
            <text:p>The title was superb! The content was a little dreary!</text:p>
          </table:table-cell>
          <table:table-cell/>
        </table:table-row>
        <table:table-row table:style-name="ro1">
          <table:table-cell office:value-type="float" office:value="251946" calcext:value-type="float">
            <text:p>251946</text:p>
          </table:table-cell>
          <table:table-cell office:value-type="float" office:value="0" calcext:value-type="float">
            <text:p>0</text:p>
          </table:table-cell>
          <table:table-cell office:value-type="float" office:value="1191091" calcext:value-type="float">
            <text:p>1191091</text:p>
          </table:table-cell>
          <table:table-cell office:value-type="float" office:value="40808" calcext:value-type="float">
            <text:p>4080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88547" calcext:value-type="float">
            <text:p>288547</text:p>
          </table:table-cell>
          <table:table-cell office:value-type="float" office:value="0" calcext:value-type="float">
            <text:p>0</text:p>
          </table:table-cell>
          <table:table-cell office:value-type="float" office:value="1514914" calcext:value-type="float">
            <text:p>1514914</text:p>
          </table:table-cell>
          <table:table-cell office:value-type="float" office:value="465956" calcext:value-type="float">
            <text:p>465956</text:p>
          </table:table-cell>
          <table:table-cell office:value-type="string" calcext:value-type="string">
            <text:p>#25</text:p>
          </table:table-cell>
          <table:table-cell/>
        </table:table-row>
        <table:table-row table:style-name="ro1">
          <table:table-cell office:value-type="float" office:value="414784" calcext:value-type="float">
            <text:p>414784</text:p>
          </table:table-cell>
          <table:table-cell office:value-type="float" office:value="0" calcext:value-type="float">
            <text:p>0</text:p>
          </table:table-cell>
          <table:table-cell office:value-type="float" office:value="2356067" calcext:value-type="float">
            <text:p>2356067</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438276" calcext:value-type="float">
            <text:p>438276</text:p>
          </table:table-cell>
          <table:table-cell office:value-type="float" office:value="0" calcext:value-type="float">
            <text:p>0</text:p>
          </table:table-cell>
          <table:table-cell office:value-type="float" office:value="2393189" calcext:value-type="float">
            <text:p>2393189</text:p>
          </table:table-cell>
          <table:table-cell office:value-type="float" office:value="1615022" calcext:value-type="float">
            <text:p>1615022</text:p>
          </table:table-cell>
          <table:table-cell office:value-type="string" calcext:value-type="string">
            <text:p>Nice</text:p>
          </table:table-cell>
          <table:table-cell/>
        </table:table-row>
        <table:table-row table:style-name="ro1">
          <table:table-cell office:value-type="float" office:value="443243" calcext:value-type="float">
            <text:p>443243</text:p>
          </table:table-cell>
          <table:table-cell office:value-type="float" office:value="0" calcext:value-type="float">
            <text:p>0</text:p>
          </table:table-cell>
          <table:table-cell office:value-type="float" office:value="2273310" calcext:value-type="float">
            <text:p>2273310</text:p>
          </table:table-cell>
          <table:table-cell office:value-type="float" office:value="1718665" calcext:value-type="float">
            <text:p>1718665</text:p>
          </table:table-cell>
          <table:table-cell office:value-type="string" calcext:value-type="string">
            <text:p>Hello</text:p>
          </table:table-cell>
          <table:table-cell/>
        </table:table-row>
        <table:table-row table:style-name="ro3">
          <table:table-cell office:value-type="float" office:value="443497" calcext:value-type="float">
            <text:p>443497</text:p>
          </table:table-cell>
          <table:table-cell office:value-type="float" office:value="0" calcext:value-type="float">
            <text:p>0</text:p>
          </table:table-cell>
          <table:table-cell office:value-type="float" office:value="2336003" calcext:value-type="float">
            <text:p>2336003</text:p>
          </table:table-cell>
          <table:table-cell office:value-type="float" office:value="1688837" calcext:value-type="float">
            <text:p>1688837</text:p>
          </table:table-cell>
          <table:table-cell office:value-type="string" calcext:value-type="string">
            <text:p>I love chicken </text:p>
            <text:p>thank you for uploading video </text:p>
            <text:p>I will try at my home</text:p>
          </table:table-cell>
          <table:table-cell/>
        </table:table-row>
        <table:table-row table:style-name="ro1">
          <table:table-cell office:value-type="float" office:value="68550" calcext:value-type="float">
            <text:p>68550</text:p>
          </table:table-cell>
          <table:table-cell office:value-type="float" office:value="0" calcext:value-type="float">
            <text:p>0</text:p>
          </table:table-cell>
          <table:table-cell office:value-type="float" office:value="700552" calcext:value-type="float">
            <text:p>700552</text:p>
          </table:table-cell>
          <table:table-cell office:value-type="float" office:value="208888" calcext:value-type="float">
            <text:p>208888</text:p>
          </table:table-cell>
          <table:table-cell office:value-type="string" calcext:value-type="string">
            <text:p>Before going to hilly areas prefer to full sleeves cloth....and you will have lots of fun at Corbett national park..?</text:p>
          </table:table-cell>
          <table:table-cell/>
        </table:table-row>
        <table:table-row table:style-name="ro1">
          <table:table-cell office:value-type="float" office:value="191611" calcext:value-type="float">
            <text:p>191611</text:p>
          </table:table-cell>
          <table:table-cell office:value-type="float" office:value="587954" calcext:value-type="float">
            <text:p>587954</text:p>
          </table:table-cell>
          <table:table-cell office:value-type="float" office:value="0" calcext:value-type="float">
            <text:p>0</text:p>
          </table:table-cell>
          <table:table-cell office:value-type="float" office:value="263480" calcext:value-type="float">
            <text:p>263480</text:p>
          </table:table-cell>
          <table:table-cell office:value-type="string" calcext:value-type="string">
            <text:p>liokewl@gmail.com please inbox me the details I'll discuss it with my family and get back to u please mention if it permanent or temperory and what about a job out there can u confirm this information..And you got ur self an adventurist at your doorstep</text:p>
          </table:table-cell>
          <table:table-cell/>
        </table:table-row>
        <table:table-row table:style-name="ro1">
          <table:table-cell office:value-type="float" office:value="250913" calcext:value-type="float">
            <text:p>250913</text:p>
          </table:table-cell>
          <table:table-cell office:value-type="float" office:value="0" calcext:value-type="float">
            <text:p>0</text:p>
          </table:table-cell>
          <table:table-cell office:value-type="float" office:value="1275536" calcext:value-type="float">
            <text:p>1275536</text:p>
          </table:table-cell>
          <table:table-cell office:value-type="float" office:value="80554" calcext:value-type="float">
            <text:p>8055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47277" calcext:value-type="float">
            <text:p>347277</text:p>
          </table:table-cell>
          <table:table-cell office:value-type="float" office:value="0" calcext:value-type="float">
            <text:p>0</text:p>
          </table:table-cell>
          <table:table-cell office:value-type="float" office:value="1859237" calcext:value-type="float">
            <text:p>1859237</text:p>
          </table:table-cell>
          <table:table-cell office:value-type="float" office:value="219058" calcext:value-type="float">
            <text:p>219058</text:p>
          </table:table-cell>
          <table:table-cell office:value-type="string" calcext:value-type="string">
            <text:p>[[@322093]] Zee5 Loft in Koramangla</text:p>
          </table:table-cell>
          <table:table-cell/>
        </table:table-row>
        <table:table-row table:style-name="ro1">
          <table:table-cell office:value-type="float" office:value="376095" calcext:value-type="float">
            <text:p>376095</text:p>
          </table:table-cell>
          <table:table-cell office:value-type="float" office:value="0" calcext:value-type="float">
            <text:p>0</text:p>
          </table:table-cell>
          <table:table-cell office:value-type="float" office:value="2215129" calcext:value-type="float">
            <text:p>2215129</text:p>
          </table:table-cell>
          <table:table-cell office:value-type="float" office:value="231012" calcext:value-type="float">
            <text:p>231012</text:p>
          </table:table-cell>
          <table:table-cell office:value-type="string" calcext:value-type="string">
            <text:p>Haan..yes</text:p>
          </table:table-cell>
          <table:table-cell/>
        </table:table-row>
        <table:table-row table:style-name="ro1">
          <table:table-cell office:value-type="float" office:value="400268" calcext:value-type="float">
            <text:p>400268</text:p>
          </table:table-cell>
          <table:table-cell office:value-type="float" office:value="0" calcext:value-type="float">
            <text:p>0</text:p>
          </table:table-cell>
          <table:table-cell office:value-type="float" office:value="2297952" calcext:value-type="float">
            <text:p>2297952</text:p>
          </table:table-cell>
          <table:table-cell office:value-type="float" office:value="1296" calcext:value-type="float">
            <text:p>1296</text:p>
          </table:table-cell>
          <table:table-cell office:value-type="string" calcext:value-type="string">
            <text:p>Lovely</text:p>
          </table:table-cell>
          <table:table-cell/>
        </table:table-row>
        <table:table-row table:style-name="ro1">
          <table:table-cell office:value-type="float" office:value="437956" calcext:value-type="float">
            <text:p>437956</text:p>
          </table:table-cell>
          <table:table-cell office:value-type="float" office:value="0" calcext:value-type="float">
            <text:p>0</text:p>
          </table:table-cell>
          <table:table-cell office:value-type="float" office:value="2319896" calcext:value-type="float">
            <text:p>2319896</text:p>
          </table:table-cell>
          <table:table-cell office:value-type="float" office:value="1609414" calcext:value-type="float">
            <text:p>1609414</text:p>
          </table:table-cell>
          <table:table-cell office:value-type="string" calcext:value-type="string">
            <text:p>Hi</text:p>
          </table:table-cell>
          <table:table-cell/>
        </table:table-row>
        <table:table-row table:style-name="ro1">
          <table:table-cell office:value-type="float" office:value="457062" calcext:value-type="float">
            <text:p>457062</text:p>
          </table:table-cell>
          <table:table-cell office:value-type="float" office:value="0" calcext:value-type="float">
            <text:p>0</text:p>
          </table:table-cell>
          <table:table-cell office:value-type="float" office:value="1229315" calcext:value-type="float">
            <text:p>1229315</text:p>
          </table:table-cell>
          <table:table-cell office:value-type="float" office:value="2101900" calcext:value-type="float">
            <text:p>2101900</text:p>
          </table:table-cell>
          <table:table-cell office:value-type="string" calcext:value-type="string">
            <text:p>Yes</text:p>
          </table:table-cell>
          <table:table-cell/>
        </table:table-row>
        <table:table-row table:style-name="ro1">
          <table:table-cell office:value-type="float" office:value="117265" calcext:value-type="float">
            <text:p>117265</text:p>
          </table:table-cell>
          <table:table-cell office:value-type="float" office:value="0" calcext:value-type="float">
            <text:p>0</text:p>
          </table:table-cell>
          <table:table-cell office:value-type="float" office:value="818256" calcext:value-type="float">
            <text:p>818256</text:p>
          </table:table-cell>
          <table:table-cell office:value-type="float" office:value="79829" calcext:value-type="float">
            <text:p>79829</text:p>
          </table:table-cell>
          <table:table-cell office:value-type="string" calcext:value-type="string">
            <text:p>When's your next update?!</text:p>
          </table:table-cell>
          <table:table-cell/>
        </table:table-row>
        <table:table-row table:style-name="ro1">
          <table:table-cell office:value-type="float" office:value="155793" calcext:value-type="float">
            <text:p>155793</text:p>
          </table:table-cell>
          <table:table-cell office:value-type="float" office:value="0" calcext:value-type="float">
            <text:p>0</text:p>
          </table:table-cell>
          <table:table-cell office:value-type="float" office:value="903610" calcext:value-type="float">
            <text:p>903610</text:p>
          </table:table-cell>
          <table:table-cell office:value-type="float" office:value="87225" calcext:value-type="float">
            <text:p>87225</text:p>
          </table:table-cell>
          <table:table-cell office:value-type="string" calcext:value-type="string">
            <text:p>Hey, the title is so innovative!</text:p>
          </table:table-cell>
          <table:table-cell/>
        </table:table-row>
        <table:table-row table:style-name="ro1">
          <table:table-cell office:value-type="float" office:value="197931" calcext:value-type="float">
            <text:p>197931</text:p>
          </table:table-cell>
          <table:table-cell office:value-type="float" office:value="0" calcext:value-type="float">
            <text:p>0</text:p>
          </table:table-cell>
          <table:table-cell office:value-type="float" office:value="1007449" calcext:value-type="float">
            <text:p>1007449</text:p>
          </table:table-cell>
          <table:table-cell office:value-type="float" office:value="82762" calcext:value-type="float">
            <text:p>82762</text:p>
          </table:table-cell>
          <table:table-cell office:value-type="string" calcext:value-type="string">
            <text:p>I love the wordplay in your title!</text:p>
          </table:table-cell>
          <table:table-cell/>
        </table:table-row>
        <table:table-row table:style-name="ro1">
          <table:table-cell office:value-type="float" office:value="229286" calcext:value-type="float">
            <text:p>229286</text:p>
          </table:table-cell>
          <table:table-cell office:value-type="float" office:value="775691" calcext:value-type="float">
            <text:p>775691</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Niceeee????</text:p>
          </table:table-cell>
          <table:table-cell/>
        </table:table-row>
        <table:table-row table:style-name="ro1">
          <table:table-cell office:value-type="float" office:value="300959" calcext:value-type="float">
            <text:p>300959</text:p>
          </table:table-cell>
          <table:table-cell office:value-type="float" office:value="0" calcext:value-type="float">
            <text:p>0</text:p>
          </table:table-cell>
          <table:table-cell office:value-type="float" office:value="866790" calcext:value-type="float">
            <text:p>866790</text:p>
          </table:table-cell>
          <table:table-cell office:value-type="float" office:value="259302" calcext:value-type="float">
            <text:p>259302</text:p>
          </table:table-cell>
          <table:table-cell office:value-type="string" calcext:value-type="string">
            <text:p>Mumbai to lucknow by road</text:p>
          </table:table-cell>
          <table:table-cell/>
        </table:table-row>
        <table:table-row table:style-name="ro1">
          <table:table-cell office:value-type="float" office:value="418570" calcext:value-type="float">
            <text:p>418570</text:p>
          </table:table-cell>
          <table:table-cell office:value-type="float" office:value="0" calcext:value-type="float">
            <text:p>0</text:p>
          </table:table-cell>
          <table:table-cell office:value-type="float" office:value="2330159" calcext:value-type="float">
            <text:p>2330159</text:p>
          </table:table-cell>
          <table:table-cell office:value-type="float" office:value="20719" calcext:value-type="float">
            <text:p>20719</text:p>
          </table:table-cell>
          <table:table-cell office:value-type="string" calcext:value-type="string">
            <text:p>perfect weekend place</text:p>
          </table:table-cell>
          <table:table-cell/>
        </table:table-row>
        <table:table-row table:style-name="ro1">
          <table:table-cell office:value-type="float" office:value="52003" calcext:value-type="float">
            <text:p>52003</text:p>
          </table:table-cell>
          <table:table-cell office:value-type="float" office:value="0" calcext:value-type="float">
            <text:p>0</text:p>
          </table:table-cell>
          <table:table-cell office:value-type="float" office:value="660103" calcext:value-type="float">
            <text:p>660103</text:p>
          </table:table-cell>
          <table:table-cell office:value-type="float" office:value="197143" calcext:value-type="float">
            <text:p>197143</text:p>
          </table:table-cell>
          <table:table-cell office:value-type="string" calcext:value-type="string">
            <text:p>[[@79621]] It's my first day here.</text:p>
          </table:table-cell>
          <table:table-cell/>
        </table:table-row>
        <table:table-row table:style-name="ro1">
          <table:table-cell office:value-type="float" office:value="68372" calcext:value-type="float">
            <text:p>68372</text:p>
          </table:table-cell>
          <table:table-cell office:value-type="float" office:value="0" calcext:value-type="float">
            <text:p>0</text:p>
          </table:table-cell>
          <table:table-cell office:value-type="float" office:value="700541" calcext:value-type="float">
            <text:p>700541</text:p>
          </table:table-cell>
          <table:table-cell office:value-type="float" office:value="208884" calcext:value-type="float">
            <text:p>208884</text:p>
          </table:table-cell>
          <table:table-cell office:value-type="string" calcext:value-type="string">
            <text:p>[[@85960]] this place is in mahableshwar</text:p>
          </table:table-cell>
          <table:table-cell/>
        </table:table-row>
        <table:table-row table:style-name="ro1">
          <table:table-cell office:value-type="float" office:value="88439" calcext:value-type="float">
            <text:p>88439</text:p>
          </table:table-cell>
          <table:table-cell office:value-type="float" office:value="0" calcext:value-type="float">
            <text:p>0</text:p>
          </table:table-cell>
          <table:table-cell office:value-type="float" office:value="739714" calcext:value-type="float">
            <text:p>739714</text:p>
          </table:table-cell>
          <table:table-cell office:value-type="float" office:value="219650" calcext:value-type="float">
            <text:p>219650</text:p>
          </table:table-cell>
          <table:table-cell office:value-type="string" calcext:value-type="string">
            <text:p>[[@2892]].a.j thanks</text:p>
          </table:table-cell>
          <table:table-cell/>
        </table:table-row>
        <table:table-row table:style-name="ro3">
          <table:table-cell office:value-type="float" office:value="106025" calcext:value-type="float">
            <text:p>106025</text:p>
          </table:table-cell>
          <table:table-cell office:value-type="float" office:value="0" calcext:value-type="float">
            <text:p>0</text:p>
          </table:table-cell>
          <table:table-cell office:value-type="float" office:value="731678" calcext:value-type="float">
            <text:p>731678</text:p>
          </table:table-cell>
          <table:table-cell office:value-type="float" office:value="217105" calcext:value-type="float">
            <text:p>217105</text:p>
          </table:table-cell>
          <table:table-cell office:value-type="string" calcext:value-type="string">
            <text:p>[[@52573]]  I'm not that much great to give someone tips. ? .</text:p>
            <text:p/>
            <text:p> Better I'll say . Capture the moments in the eyes and store them in the heart. Rather than capturing in cameras</text:p>
          </table:table-cell>
          <table:table-cell/>
        </table:table-row>
        <table:table-row table:style-name="ro1">
          <table:table-cell office:value-type="float" office:value="138619" calcext:value-type="float">
            <text:p>138619</text:p>
          </table:table-cell>
          <table:table-cell office:value-type="float" office:value="0" calcext:value-type="float">
            <text:p>0</text:p>
          </table:table-cell>
          <table:table-cell office:value-type="float" office:value="862833" calcext:value-type="float">
            <text:p>862833</text:p>
          </table:table-cell>
          <table:table-cell office:value-type="float" office:value="79605" calcext:value-type="float">
            <text:p>79605</text:p>
          </table:table-cell>
          <table:table-cell office:value-type="string" calcext:value-type="string">
            <text:p>Wow! that's such a cool title! but the images were so blurry!</text:p>
          </table:table-cell>
          <table:table-cell/>
        </table:table-row>
        <table:table-row table:style-name="ro1">
          <table:table-cell office:value-type="float" office:value="152689" calcext:value-type="float">
            <text:p>152689</text:p>
          </table:table-cell>
          <table:table-cell office:value-type="float" office:value="0" calcext:value-type="float">
            <text:p>0</text:p>
          </table:table-cell>
          <table:table-cell office:value-type="float" office:value="466304" calcext:value-type="float">
            <text:p>466304</text:p>
          </table:table-cell>
          <table:table-cell office:value-type="float" office:value="79491" calcext:value-type="float">
            <text:p>79491</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301208" calcext:value-type="float">
            <text:p>301208</text:p>
          </table:table-cell>
          <table:table-cell office:value-type="float" office:value="0" calcext:value-type="float">
            <text:p>0</text:p>
          </table:table-cell>
          <table:table-cell office:value-type="float" office:value="1543169" calcext:value-type="float">
            <text:p>1543169</text:p>
          </table:table-cell>
          <table:table-cell office:value-type="float" office:value="456914" calcext:value-type="float">
            <text:p>456914</text:p>
          </table:table-cell>
          <table:table-cell office:value-type="string" calcext:value-type="string">
            <text:p>Wow..</text:p>
          </table:table-cell>
          <table:table-cell/>
        </table:table-row>
        <table:table-row table:style-name="ro1">
          <table:table-cell office:value-type="float" office:value="377267" calcext:value-type="float">
            <text:p>377267</text:p>
          </table:table-cell>
          <table:table-cell office:value-type="float" office:value="0" calcext:value-type="float">
            <text:p>0</text:p>
          </table:table-cell>
          <table:table-cell office:value-type="float" office:value="2225866" calcext:value-type="float">
            <text:p>2225866</text:p>
          </table:table-cell>
          <table:table-cell office:value-type="float" office:value="684030" calcext:value-type="float">
            <text:p>684030</text:p>
          </table:table-cell>
          <table:table-cell office:value-type="string" calcext:value-type="string">
            <text:p>[[@731863]] thanku</text:p>
          </table:table-cell>
          <table:table-cell/>
        </table:table-row>
        <table:table-row table:style-name="ro1">
          <table:table-cell office:value-type="float" office:value="380868" calcext:value-type="float">
            <text:p>380868</text:p>
          </table:table-cell>
          <table:table-cell office:value-type="float" office:value="0" calcext:value-type="float">
            <text:p>0</text:p>
          </table:table-cell>
          <table:table-cell office:value-type="float" office:value="406461" calcext:value-type="float">
            <text:p>406461</text:p>
          </table:table-cell>
          <table:table-cell office:value-type="float" office:value="120701" calcext:value-type="float">
            <text:p>120701</text:p>
          </table:table-cell>
          <table:table-cell office:value-type="string" calcext:value-type="string">
            <text:p>[[@15269]] thanks mate :)</text:p>
          </table:table-cell>
          <table:table-cell/>
        </table:table-row>
        <table:table-row table:style-name="ro1">
          <table:table-cell office:value-type="float" office:value="48529" calcext:value-type="float">
            <text:p>48529</text:p>
          </table:table-cell>
          <table:table-cell office:value-type="float" office:value="0" calcext:value-type="float">
            <text:p>0</text:p>
          </table:table-cell>
          <table:table-cell office:value-type="float" office:value="653564" calcext:value-type="float">
            <text:p>653564</text:p>
          </table:table-cell>
          <table:table-cell office:value-type="float" office:value="40050" calcext:value-type="float">
            <text:p>40050</text:p>
          </table:table-cell>
          <table:table-cell office:value-type="string" calcext:value-type="string">
            <text:p>Hey the trail is amazing, could you give some info?</text:p>
          </table:table-cell>
          <table:table-cell/>
        </table:table-row>
        <table:table-row table:style-name="ro1">
          <table:table-cell office:value-type="float" office:value="138815" calcext:value-type="float">
            <text:p>138815</text:p>
          </table:table-cell>
          <table:table-cell office:value-type="float" office:value="0" calcext:value-type="float">
            <text:p>0</text:p>
          </table:table-cell>
          <table:table-cell office:value-type="float" office:value="860799" calcext:value-type="float">
            <text:p>860799</text:p>
          </table:table-cell>
          <table:table-cell office:value-type="float" office:value="257405" calcext:value-type="float">
            <text:p>257405</text:p>
          </table:table-cell>
          <table:table-cell office:value-type="string" calcext:value-type="string">
            <text:p>[[@77428]] next time I will</text:p>
          </table:table-cell>
          <table:table-cell/>
        </table:table-row>
        <table:table-row table:style-name="ro1">
          <table:table-cell office:value-type="float" office:value="196205" calcext:value-type="float">
            <text:p>196205</text:p>
          </table:table-cell>
          <table:table-cell office:value-type="float" office:value="0" calcext:value-type="float">
            <text:p>0</text:p>
          </table:table-cell>
          <table:table-cell office:value-type="float" office:value="1015163" calcext:value-type="float">
            <text:p>1015163</text:p>
          </table:table-cell>
          <table:table-cell office:value-type="float" office:value="49524" calcext:value-type="float">
            <text:p>4952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220419" calcext:value-type="float">
            <text:p>220419</text:p>
          </table:table-cell>
          <table:table-cell office:value-type="float" office:value="0" calcext:value-type="float">
            <text:p>0</text:p>
          </table:table-cell>
          <table:table-cell office:value-type="float" office:value="1134850" calcext:value-type="float">
            <text:p>1134850</text:p>
          </table:table-cell>
          <table:table-cell office:value-type="float" office:value="49914" calcext:value-type="float">
            <text:p>49914</text:p>
          </table:table-cell>
          <table:table-cell office:value-type="string" calcext:value-type="string">
            <text:p>Whoa! The images are crystal clear and so is the content!</text:p>
          </table:table-cell>
          <table:table-cell/>
        </table:table-row>
        <table:table-row table:style-name="ro1">
          <table:table-cell office:value-type="float" office:value="223324" calcext:value-type="float">
            <text:p>223324</text:p>
          </table:table-cell>
          <table:table-cell office:value-type="float" office:value="0" calcext:value-type="float">
            <text:p>0</text:p>
          </table:table-cell>
          <table:table-cell office:value-type="float" office:value="1741" calcext:value-type="float">
            <text:p>1741</text:p>
          </table:table-cell>
          <table:table-cell office:value-type="float" office:value="346824" calcext:value-type="float">
            <text:p>346824</text:p>
          </table:table-cell>
          <table:table-cell office:value-type="string" calcext:value-type="string">
            <text:p>Thanks</text:p>
          </table:table-cell>
          <table:table-cell/>
        </table:table-row>
        <table:table-row table:style-name="ro1">
          <table:table-cell office:value-type="float" office:value="245648" calcext:value-type="float">
            <text:p>245648</text:p>
          </table:table-cell>
          <table:table-cell office:value-type="float" office:value="814837" calcext:value-type="float">
            <text:p>814837</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219058]] pretty ?</text:p>
          </table:table-cell>
          <table:table-cell/>
        </table:table-row>
        <table:table-row table:style-name="ro1">
          <table:table-cell office:value-type="float" office:value="255543" calcext:value-type="float">
            <text:p>255543</text:p>
          </table:table-cell>
          <table:table-cell office:value-type="float" office:value="873339" calcext:value-type="float">
            <text:p>873339</text:p>
          </table:table-cell>
          <table:table-cell office:value-type="float" office:value="0" calcext:value-type="float">
            <text:p>0</text:p>
          </table:table-cell>
          <table:table-cell office:value-type="float" office:value="354168" calcext:value-type="float">
            <text:p>354168</text:p>
          </table:table-cell>
          <table:table-cell office:value-type="string" calcext:value-type="string">
            <text:p>Wats that a boat</text:p>
          </table:table-cell>
          <table:table-cell/>
        </table:table-row>
        <table:table-row table:style-name="ro1">
          <table:table-cell office:value-type="float" office:value="295407" calcext:value-type="float">
            <text:p>295407</text:p>
          </table:table-cell>
          <table:table-cell office:value-type="float" office:value="0" calcext:value-type="float">
            <text:p>0</text:p>
          </table:table-cell>
          <table:table-cell office:value-type="float" office:value="1560849" calcext:value-type="float">
            <text:p>1560849</text:p>
          </table:table-cell>
          <table:table-cell office:value-type="float" office:value="80291" calcext:value-type="float">
            <text:p>80291</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36912" calcext:value-type="float">
            <text:p>336912</text:p>
          </table:table-cell>
          <table:table-cell office:value-type="float" office:value="0" calcext:value-type="float">
            <text:p>0</text:p>
          </table:table-cell>
          <table:table-cell office:value-type="float" office:value="1797591" calcext:value-type="float">
            <text:p>1797591</text:p>
          </table:table-cell>
          <table:table-cell office:value-type="float" office:value="76769" calcext:value-type="float">
            <text:p>76769</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8231" calcext:value-type="float">
            <text:p>28231</text:p>
          </table:table-cell>
          <table:table-cell office:value-type="float" office:value="0" calcext:value-type="float">
            <text:p>0</text:p>
          </table:table-cell>
          <table:table-cell office:value-type="float" office:value="565440" calcext:value-type="float">
            <text:p>565440</text:p>
          </table:table-cell>
          <table:table-cell office:value-type="float" office:value="144637" calcext:value-type="float">
            <text:p>144637</text:p>
          </table:table-cell>
          <table:table-cell office:value-type="string" calcext:value-type="string">
            <text:p>[[@142225]] thank you ?</text:p>
          </table:table-cell>
          <table:table-cell/>
        </table:table-row>
        <table:table-row table:style-name="ro1">
          <table:table-cell office:value-type="float" office:value="36129" calcext:value-type="float">
            <text:p>36129</text:p>
          </table:table-cell>
          <table:table-cell office:value-type="float" office:value="0" calcext:value-type="float">
            <text:p>0</text:p>
          </table:table-cell>
          <table:table-cell office:value-type="float" office:value="627108" calcext:value-type="float">
            <text:p>627108</text:p>
          </table:table-cell>
          <table:table-cell office:value-type="float" office:value="81290" calcext:value-type="float">
            <text:p>81290</text:p>
          </table:table-cell>
          <table:table-cell office:value-type="string" calcext:value-type="string">
            <text:p>Dekhne mein mast lag rahi hai yeh jagah</text:p>
          </table:table-cell>
          <table:table-cell/>
        </table:table-row>
        <table:table-row table:style-name="ro1">
          <table:table-cell office:value-type="float" office:value="61996" calcext:value-type="float">
            <text:p>61996</text:p>
          </table:table-cell>
          <table:table-cell office:value-type="float" office:value="0" calcext:value-type="float">
            <text:p>0</text:p>
          </table:table-cell>
          <table:table-cell office:value-type="float" office:value="683318" calcext:value-type="float">
            <text:p>683318</text:p>
          </table:table-cell>
          <table:table-cell office:value-type="float" office:value="41305" calcext:value-type="float">
            <text:p>41305</text:p>
          </table:table-cell>
          <table:table-cell office:value-type="string" calcext:value-type="string">
            <text:p>Hey the trail is amazing, could you give some info?</text:p>
          </table:table-cell>
          <table:table-cell/>
        </table:table-row>
        <table:table-row table:style-name="ro1">
          <table:table-cell office:value-type="float" office:value="70644" calcext:value-type="float">
            <text:p>70644</text:p>
          </table:table-cell>
          <table:table-cell office:value-type="float" office:value="0" calcext:value-type="float">
            <text:p>0</text:p>
          </table:table-cell>
          <table:table-cell office:value-type="float" office:value="706347" calcext:value-type="float">
            <text:p>706347</text:p>
          </table:table-cell>
          <table:table-cell office:value-type="float" office:value="210449" calcext:value-type="float">
            <text:p>210449</text:p>
          </table:table-cell>
          <table:table-cell office:value-type="string" calcext:value-type="string">
            <text:p>Already updated <text:s/>Jordan Reefer ☺</text:p>
          </table:table-cell>
          <table:table-cell/>
        </table:table-row>
        <table:table-row table:style-name="ro1">
          <table:table-cell office:value-type="float" office:value="83310" calcext:value-type="float">
            <text:p>83310</text:p>
          </table:table-cell>
          <table:table-cell office:value-type="float" office:value="0" calcext:value-type="float">
            <text:p>0</text:p>
          </table:table-cell>
          <table:table-cell office:value-type="float" office:value="111648" calcext:value-type="float">
            <text:p>111648</text:p>
          </table:table-cell>
          <table:table-cell office:value-type="float" office:value="85158" calcext:value-type="float">
            <text:p>85158</text:p>
          </table:table-cell>
          <table:table-cell office:value-type="string" calcext:value-type="string">
            <text:p>Subahnaalah!</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04:39.192031602</meta:creation-date>
    <dc:date>2019-06-13T10:05:08.550018598</dc:date>
    <meta:editing-duration>PT29S</meta:editing-duration>
    <meta:editing-cycles>1</meta:editing-cycles>
    <meta:document-statistic meta:table-count="1" meta:cell-count="20004" meta:object-count="0"/>
    <meta:generator>LibreOffice/5.1.6.2$Linux_X86_64 LibreOffice_project/10m0$Build-2</meta:generator>
  </office:meta>
</office:document-meta>
</file>